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3cm"/>
    </style:style>
    <style:style style:name="co2" style:family="table-column">
      <style:table-column-properties fo:break-before="auto" style:column-width="13.453cm"/>
    </style:style>
    <style:style style:name="co3" style:family="table-column">
      <style:table-column-properties fo:break-before="auto" style:column-width="5.009cm"/>
    </style:style>
    <style:style style:name="co4" style:family="table-column">
      <style:table-column-properties fo:break-before="auto" style:column-width="10.209cm"/>
    </style:style>
    <style:style style:name="co5" style:family="table-column">
      <style:table-column-properties fo:break-before="auto" style:column-width="1.773cm"/>
    </style:style>
    <style:style style:name="co6" style:family="table-column">
      <style:table-column-properties fo:break-before="auto" style:column-width="5.5cm"/>
    </style:style>
    <style:style style:name="ro1" style:family="table-row">
      <style:table-row-properties style:row-height="0.517cm" fo:break-before="auto" style:use-optimal-row-height="false"/>
    </style:style>
    <style:style style:name="ro2" style:family="table-row">
      <style:table-row-properties style:row-height="0.452cm" fo:break-before="auto" style:use-optimal-row-height="false"/>
    </style:style>
    <style:style style:name="ta1" style:family="table" style:master-page-name="PageStyle_5f_savedrecs">
      <style:table-properties table:display="true" style:writing-mode="lr-tb"/>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padding="0.071cm"/>
    </style:style>
  </office:automatic-styles>
  <office:body>
    <office:spreadsheet>
      <table:calculation-settings table:case-sensitive="false" table:automatic-find-labels="false" table:use-regular-expressions="false" table:use-wildcards="true"/>
      <table:table table:name="savedrec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6"/>
        <table:table-column table:style-name="co5" table:number-columns-repeated="3" table:default-cell-style-name="Default"/>
        <table:table-column table:style-name="co6" table:default-cell-style-name="Default"/>
        <table:table-column table:style-name="co5" table:number-columns-repeated="56" table:default-cell-style-name="Default"/>
        <table:table-row table:style-name="ro1">
          <table:table-cell table:style-name="ce5" office:value-type="string" calcext:value-type="string">
            <text:p>Fonte: WoS</text:p>
          </table:table-cell>
          <table:table-cell table:style-name="ce5"/>
          <table:table-cell table:number-columns-repeated="62"/>
        </table:table-row>
        <table:table-row table:style-name="ro1">
          <table:table-cell table:style-name="ce5" office:value-type="string" calcext:value-type="string">
            <text:p>Data: 15/01/2021</text:p>
          </table:table-cell>
          <table:table-cell table:style-name="ce5"/>
          <table:table-cell table:number-columns-repeated="62"/>
        </table:table-row>
        <table:table-row table:style-name="ro1">
          <table:table-cell table:style-name="ce5" office:value-type="string" calcext:value-type="string">
            <text:p>String: (TS=(("nonpharmaceutical intervention*" or "non-pharmaceutical intervention*" or "nonpharmaceutical action*" or "non-pharmaceutical action*" or "nonpharmaceutical measure*" or "non-pharmaceutical measure*") and (evaluation or impact or effect or result))) <text:s/>AND IDIOMA: (English) AND TIPOS DE DOCUMENTO: (Article <text:s/>OR <text:s/>Review)</text:p>
          </table:table-cell>
          <table:table-cell table:style-name="ce5"/>
          <table:table-cell table:number-columns-repeated="62"/>
        </table:table-row>
        <table:table-row table:style-name="ro1">
          <table:table-cell table:number-columns-repeated="64"/>
        </table:table-row>
        <table:table-row table:style-name="ro1">
          <table:table-cell table:style-name="ce5" office:value-type="string" calcext:value-type="string">
            <text:p>Título</text:p>
          </table:table-cell>
          <table:table-cell table:style-name="ce5" office:value-type="string" calcext:value-type="string">
            <text:p>Resumo</text:p>
          </table:table-cell>
          <table:table-cell table:style-name="ce5" office:value-type="string" calcext:value-type="string">
            <text:p>Authors</text:p>
          </table:table-cell>
          <table:table-cell table:style-name="ce5" office:value-type="string" calcext:value-type="string">
            <text:p>Article Title</text:p>
          </table:table-cell>
          <table:table-cell table:style-name="ce5" office:value-type="string" calcext:value-type="string">
            <text:p>Source Title</text:p>
          </table:table-cell>
          <table:table-cell table:style-name="ce5" office:value-type="string" calcext:value-type="string">
            <text:p>Document Type</text:p>
          </table:table-cell>
          <table:table-cell table:style-name="ce5" office:value-type="string" calcext:value-type="string">
            <text:p>Author Keywords</text:p>
          </table:table-cell>
          <table:table-cell table:style-name="ce5" office:value-type="string" calcext:value-type="string">
            <text:p>Abstract</text:p>
          </table:table-cell>
          <table:table-cell table:style-name="ce5" office:value-type="string" calcext:value-type="string">
            <text:p>Cited References</text:p>
          </table:table-cell>
          <table:table-cell table:style-name="ce5" office:value-type="string" calcext:value-type="string">
            <text:p>Publisher</text:p>
          </table:table-cell>
          <table:table-cell table:style-name="ce5" office:value-type="string" calcext:value-type="string">
            <text:p>Publisher City</text:p>
          </table:table-cell>
          <table:table-cell table:style-name="ce5" office:value-type="string" calcext:value-type="string">
            <text:p>Journal Abbreviation</text:p>
          </table:table-cell>
          <table:table-cell table:style-name="ce5" office:value-type="string" calcext:value-type="string">
            <text:p>Publication Year</text:p>
          </table:table-cell>
          <table:table-cell table:style-name="ce5" office:value-type="string" calcext:value-type="string">
            <text:p>Research Areas</text:p>
          </table:table-cell>
          <table:table-cell table:style-name="ce5" office:value-type="string" calcext:value-type="string">
            <text:p>Open Access Designations</text:p>
          </table:table-cell>
          <table:table-cell office:value-type="string" calcext:value-type="string">
            <text:p>Critérios de Inclusão</text:p>
          </table:table-cell>
          <table:table-cell office:value-type="string" calcext:value-type="string">
            <text:p>Critérios de Exclusão</text:p>
          </table:table-cell>
          <table:table-cell office:value-type="string" calcext:value-type="string">
            <text:p>CQ1</text:p>
          </table:table-cell>
          <table:table-cell office:value-type="string" calcext:value-type="string">
            <text:p>CQ2</text:p>
          </table:table-cell>
          <table:table-cell office:value-type="string" calcext:value-type="string">
            <text:p>CQ3</text:p>
          </table:table-cell>
          <table:table-cell table:number-columns-repeated="44"/>
        </table:table-row>
        <table:table-row table:style-name="ro1" table:visibility="filter">
          <table:table-cell office:value-type="string" calcext:value-type="string">
            <text:p>Modelo estruturado por idade para COVID-19: eficácia do distanciamento social e redução do contato no Quênia </text:p>
          </table:table-cell>
          <table:table-cell office:value-type="string" calcext:value-type="string">
            <text:p>A doença por coronavírus 2019 é causada pela síndrome respiratória aguda grave coronavírus 2. O Quênia relatou seu primeiro caso em 13 de março de 2020 e em 16 de março de 2020 instituiu estratégias de distanciamento físico para reduzir a transmissão e nivelar a curva epidêmica. Um modelo compartimental estruturado por idade foi desenvolvido para avaliar o impacto das estratégias na gravidade e carga do COVID-19. Contatos entre diferentes idades são incorporados por meio de matrizes de contato. Os resultados da simulação mostram que a redução de 45% nos contatos para o período de 60 dias resultou em 11,5-13% de redução da gravidade das infecções e mortes, enquanto para o período de 190 dias resultou em redução de 18,8-22,7%. O pico de infecções na mitigação de 60 dias foi maior e aconteceu cerca de 2 meses após o relaxamento da mitigação, em comparação com o da mitigação de 190 dias, que aconteceu um mês após o relaxamento das mitigações. O baixo número de casos em crianças menores de 15 anos foi atribuído ao alto número de casos assintomáticos. Números elevados de casos são relatados nas faixas etárias de 15-29 anos e 30-59 anos. Dois períodos de mitigação, considerados no estudo, resultaram em reduções de casos graves e críticos, taxas de ataque, demanda por leitos hospitalares e de UTI, bem como óbitos, sendo o período de 190 dias apresentando reduções maiores. (c) 2020 Os Autores. Produção e hospedagem pela Elsevier BV em nome da KeAi Communications Co., Ltd. Este é um artigo de acesso aberto sob a licença CC BY-NC-ND (http://creativecommons.org/licenses/by-nc-nd/4.0/ ) </text:p>
          </table:table-cell>
          <table:table-cell table:style-name="ce5" office:value-type="string" calcext:value-type="string">
            <text:p>Kimathi, M; Mwalili, S; Ojiambo, V; Gathungu, DK</text:p>
          </table:table-cell>
          <table:table-cell table:style-name="ce5" office:value-type="string" calcext:value-type="string">
            <text:p>Age-structured model for COVID-19: Effectiveness of social distancing and contact reduction in Kenya</text:p>
          </table:table-cell>
          <table:table-cell table:style-name="ce5" office:value-type="string" calcext:value-type="string">
            <text:p>INFECTIOUS DISEASE MODELLING</text:p>
          </table:table-cell>
          <table:table-cell table:style-name="ce5" office:value-type="string" calcext:value-type="string">
            <text:p>Article</text:p>
          </table:table-cell>
          <table:table-cell table:style-name="ce5" office:value-type="string" calcext:value-type="string">
            <text:p>Coronavirus; Non-pharmaceutical intervention; Age structured; Contact matrix; Mathematical model</text:p>
          </table:table-cell>
          <table:table-cell table:style-name="ce5" office:value-type="string" calcext:value-type="string">
            <text:p>Coronavirus disease 2019 is caused by severe acute respiratory syndrome coronavirus 2. Kenya reported its first case on March 13, 2020 and by March 16, 2020 she instituted physical distancing strategies to reduce transmission and flatten the epidemic curve. An age-structured compartmental model was developed to assess the impact of the strategies on COVID-19 severity and burden. Contacts between different ages are incorporated via contact matrices. Simulation results show that 45% reduction in contacts for 60-days period resulted to 11.5-13% reduction of infections severity and deaths, while for the 190-days period yielded 18.8-22.7% reduction. The peak of infections in the 60-days mitigation was higher and happened about 2 months after the relaxation of mitigation as compared to that of the 190-days mitigation, which happened a month after mitigations were relaxed. Low numbers of cases in children under 15 years was attributed to high number of asymptomatic cases. High numbers of cases are reported in the 15-29 years and 30-59 years age bands. Two mitigation periods, considered in the study, resulted to reductions in severe and critical cases, attack rates, hospital and ICU bed demands, as well as deaths, with the 190-days period giving higher reductions. (c) 2020 The Authors. Production and hosting by Elsevier B.V. on behalf of KeAi Communications Co., Ltd. This is an open access article under the CC BY-NC-ND license (http://creativecommons.org/licenses/by-nc-nd/4.0/).</text:p>
          </table:table-cell>
          <table:table-cell/>
          <table:table-cell table:style-name="ce5" office:value-type="string" calcext:value-type="string">
            <text:p>KEAI PUBLISHING LTD</text:p>
          </table:table-cell>
          <table:table-cell table:style-name="ce5" office:value-type="string" calcext:value-type="string">
            <text:p>BEIJING</text:p>
          </table:table-cell>
          <table:table-cell table:style-name="ce5" office:value-type="string" calcext:value-type="string">
            <text:p>INFECT DIS MODEL</text:p>
          </table:table-cell>
          <table:table-cell table:style-name="ce5" office:value-type="float" office:value="2021" calcext:value-type="float">
            <text:p>2021</text:p>
          </table:table-cell>
          <table:table-cell table:style-name="ce5" office:value-type="string" calcext:value-type="string">
            <text:p>Mathematical &amp; Computational Biology; Infectious Disease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volução e respostas iniciais do governo ao COVID-19 na América do Sul </text:p>
          </table:table-cell>
          <table:table-cell office:value-type="string" calcext:value-type="string">
            <text:p>Este artigo analisa a evolução do COVID-19 e as primeiras respostas governamentais à pandemia em oito países sul-americanos. Para tanto, este estudo explora indicadores que traçam a progressão da pandemia e analisa fatores relacionados à capacidade do Estado que impactaram na resposta precoce dos governos à implementação de políticas restritivas de distanciamento social associadas a uma estratégia de supressão. A pressão sobre os sistemas de saúde é avaliada com projeções iniciais da fase de crescimento da epidemia, que é incorporado como um indicador na análise de intervenções precoces com base em modelos de riscos proporcionais de Cox. Os resultados indicam que as despesas fiscais com saúde, capacidade do governo regional e local e pressão sobre o sistema de saúde aceleram a resposta do governo com intervenções rigorosas. Uma descoberta contra-intuitiva é que a força econômica de um país retarda esse tipo de reação. O efeito dessas intervenções é algo que deve ser estudado com maior profundidade, considerando, por exemplo, fatores socioculturais. Por último, apenas casos como Uruguai e Paraguai mostram alguns sinais de ter a pandemia relativamente sob controle em meados de maio, enquanto Brasil e Peru enfrentam cenários muito adversos. Nesse contexto, considerando as características dos estados da região e o nível de emprego informal, será um desafio de política pública manter o equilíbrio entre as medidas restritivas e os problemas econômicos e sociais que essas respostas implicam no médio prazo. (c) 2020 Elsevier Ltd. Todos os direitos reservados. </text:p>
          </table:table-cell>
          <table:table-cell table:style-name="ce5" office:value-type="string" calcext:value-type="string">
            <text:p>Gonzalez-Bustamante, B</text:p>
          </table:table-cell>
          <table:table-cell table:style-name="ce5" office:value-type="string" calcext:value-type="string">
            <text:p>Evolution and early government responses to COVID-19 in South America</text:p>
          </table:table-cell>
          <table:table-cell table:style-name="ce5" office:value-type="string" calcext:value-type="string">
            <text:p>WORLD DEVELOPMENT</text:p>
          </table:table-cell>
          <table:table-cell table:style-name="ce5" office:value-type="string" calcext:value-type="string">
            <text:p>Article</text:p>
          </table:table-cell>
          <table:table-cell table:style-name="ce5" office:value-type="string" calcext:value-type="string">
            <text:p>COVID-19; Coronavirus; Crisis management; State capacity; Government responses; Non-pharmaceutical interventions</text:p>
          </table:table-cell>
          <table:table-cell table:style-name="ce5" office:value-type="string" calcext:value-type="string">
            <text:p>This article analyses the evolution of COVID-19 and early government responses to the pandemic in eight South American countries. To this aim, this study explores indicators which trace the progression of the pandemic and analyses factors related of state capacity which impacted on the early response of govern-ments of implementing restrictive policies of social distancing associated with a suppression strategy. The pressure on the health systems is evaluated with early projections of the growth-phase of the epidemic, which is incorporated as an indicator in the analysis of early interventions based on Cox proportional hazards models. The results indicate that fiscal expenditure on health, regional and local government capacity, and pressure on the health system accelerate government response with stringent interventions. A counter-intuitive finding is that the economic strength of a country delays these types of reactions. The effect of these interventions is something that should be studied in greater depth, considering, for example, sociocultural factors. Lastly, only cases such as Uruguay and Paraguay show some signs of having the pandemic relatively under control by mid-May, while Brazil and Peru face very adverse scenarios. In this context, considering the characteristics of the states in the region and the level of informal employment, it will be a public policy challenge to keep the equilibrium between restrictive measures and the economic and social problems which these responses imply in the medium term. (c) 2020 Elsevier Ltd. All rights reserved.</text:p>
          </table:table-cell>
          <table:table-cell/>
          <table:table-cell table:style-name="ce5" office:value-type="string" calcext:value-type="string">
            <text:p>PERGAMON-ELSEVIER SCIENCE LTD</text:p>
          </table:table-cell>
          <table:table-cell table:style-name="ce5" office:value-type="string" calcext:value-type="string">
            <text:p>OXFORD</text:p>
          </table:table-cell>
          <table:table-cell table:style-name="ce5" office:value-type="string" calcext:value-type="string">
            <text:p>WORLD DEV</text:p>
          </table:table-cell>
          <table:table-cell table:style-name="ce5" office:value-type="float" office:value="2021" calcext:value-type="float">
            <text:p>2021</text:p>
          </table:table-cell>
          <table:table-cell table:style-name="ce5" office:value-type="string" calcext:value-type="string">
            <text:p>Development Studies; Business &amp; Economic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nciliando as previsões do modelo com poucos casos relatados de COVID-19 na África Subsaariana: percepções de Madagascar </text:p>
          </table:table-cell>
          <table:table-cell office:value-type="string" calcext:value-type="string">
            <text:p>COVID-19 causou estragos em todo o mundo, com preocupações específicas para a África Subsaariana (SSA), onde os modelos sugerem que a maioria da população será infectada. A sabedoria convencional sugere que o continente arcará com uma carga maior de COVID-19 pelas mesmas razões que sofre de outras doenças infecciosas: ecologia, condições socioeconômicas, falta de infraestrutura de água e saneamento e sistemas de saúde fracos. No entanto, até agora, a SSA relatou menor incidência e fatalidades em comparação com as previsões de modelos padrão e a experiência de outras regiões do mundo. Existem três explicações principais, cada uma com implicações diferentes para a carga epidêmica final: (1) detecção de casos baixos, (2) diferenças na epidemiologia (por exemplo, baixo R (0)) e (3) intervenções políticas. O baixo número de casos levou alguns governos da SSA a relaxar essas intervenções políticas. Isso resultará em um ressurgimento de casos? Para entender como interpretar os dados de caso COVID-19 abaixo do esperado em Madagascar, usamos um modelo estruturado por idade simples para explorar cada uma dessas explicações e prever o impacto epidêmico associado a elas. Mostramos que a incidência de casos de COVID-19 em julho de 2020 pode ser explicada por qualquer combinação da introdução tardia dos primeiros casos importados, implementação precoce de intervenções não farmacêuticas (INP) e baixas taxas de detecção de casos. Em seguida, reavaliamos essas descobertas no contexto da epidemia de COVID-19 em Madagascar até agosto de 2020. Esta análise reforça que Madagascar, junto com outros países da África Subsariana, continua em risco de uma crise de saúde crescente. Se os NPIs permanecerem cumpridos, até 50.000 vidas podem ser salvas. Mesmo com INPI, sem vacinas e novas terapias, COVID-19 poderia infectar até 30% da população, tornando-se a maior ameaça à saúde pública em Madagascar para o próximo ano, daí a importância dos ensaios clínicos e melhorando continuamente o acesso aos cuidados de saúde. </text:p>
          </table:table-cell>
          <table:table-cell table:style-name="ce5" office:value-type="string" calcext:value-type="string">
            <text:p>Evans, MV; Garchitorena, A; Rakotonanahary, RJL; Drake, JM; Andriamihaja, B; Rajaonarifara, E; Ngonghala, CN; Roche, B; Bonds, MH; Rakotonirina, J</text:p>
          </table:table-cell>
          <table:table-cell table:style-name="ce5" office:value-type="string" calcext:value-type="string">
            <text:p>Reconciling model predictions with low reported cases of COVID-19 in Sub-Saharan Africa: insights from Madagascar</text:p>
          </table:table-cell>
          <table:table-cell table:style-name="ce5" office:value-type="string" calcext:value-type="string">
            <text:p>GLOBAL HEALTH ACTION</text:p>
          </table:table-cell>
          <table:table-cell table:style-name="ce5" office:value-type="string" calcext:value-type="string">
            <text:p>Article</text:p>
          </table:table-cell>
          <table:table-cell table:style-name="ce5" office:value-type="string" calcext:value-type="string">
            <text:p>COVID-19; Madagascar; infectious disease modelling; non-pharmaceutical interventions; age-structured contacts; outbreak response</text:p>
          </table:table-cell>
          <table:table-cell table:style-name="ce5" office:value-type="string" calcext:value-type="string">
            <text:p>COVID-19 has wreaked havoc globally with particular concerns for sub-Saharan Africa (SSA), where models suggest that the majority of the population will become infected. Conventional wisdom suggests that the continent will bear a higher burden of COVID-19 for the same reasons it suffers from other infectious diseases: ecology, socio-economic conditions, lack of water and sanitation infrastructure, and weak health systems. However, so far SSA has reported lower incidence and fatalities compared to the predictions of standard models and the experience of other regions of the world. There are three leading explanations, each with different implications for the final epidemic burden: (1) low case detection, (2) differences in epidemiology (e.g. lowR(0)), and (3) policy interventions. The low number of cases have led some SSA governments to relaxing these policy interventions. Will this result in a resurgence of cases? To understand how to interpret the lower-than-expected COVID-19 case data in Madagascar, we use a simple age-structured model to explore each of these explanations and predict the epidemic impact associated with them. We show that the incidence of COVID-19 cases as of July 2020 can be explained by any combination of the late introduction of first imported cases, early implementation of non-pharmaceutical interventions (NPIs), and low case detection rates. We then re-evaluate these findings in the context of the COVID-19 epidemic in Madagascar through August 2020. This analysis reinforces that Madagascar, along with other countries in SSA, remains at risk of a growing health crisis. If NPIs remain enforced, up to 50,000 lives may be saved. Even with NPIs, without vaccines and new therapies, COVID-19 could infect up to 30% of the population, making it the largest public health threat in Madagascar for the coming year, hence the importance of clinical trials and continually improving access to healthcare.</text:p>
          </table:table-cell>
          <table:table-cell/>
          <table:table-cell table:style-name="ce5" office:value-type="string" calcext:value-type="string">
            <text:p>TAYLOR &amp; FRANCIS LTD</text:p>
          </table:table-cell>
          <table:table-cell table:style-name="ce5" office:value-type="string" calcext:value-type="string">
            <text:p>ABINGDON</text:p>
          </table:table-cell>
          <table:table-cell table:style-name="ce5" office:value-type="string" calcext:value-type="string">
            <text:p>GLOBAL HEALTH ACTION</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EDIDOS DE ABRIGO E SAÚDE PÚBLICA: EVIDÊNCIAS DA CALIFÓRNIA DURANTE A PANDÊMICA COVID-19 </text:p>
          </table:table-cell>
          <table:table-cell office:value-type="string" calcext:value-type="string">
            <text:p>Um pedido de abrigo no local (SIPO) é uma das intervenções não farmacêuticas mais restritivas projetadas para conter a disseminação de COVID-19. Em 19 de março de 2020, o governador da Califórnia Gavin Newsom emitiu o primeiro SIPO estadual nos Estados Unidos. A ordem fechou negócios não essenciais e exigia que os residentes abrigassem todas as atividades, exceto as essenciais, como fazer compras, retirar receitas de uma farmácia ou cuidar de parentes. Este estudo é o primeiro na literatura econômica a estimar o efeito de um SIPO estadual na saúde pública. Usando dados diários de coronavírus em nível estadual e um projeto de pesquisa de controle sintético, descobrimos que o SIPO estadual da Califórnia reduziu os casos de COVID-19 em 160,9 para 194,7 por 100.000 habitantes em 20 de abril, um mês após a ordem. Além disso, descobrimos que o SIPO da Califórnia levou a 1.566 mortes de COVID-19 a menos durante este período. Cálculos imprecisos sugerem que houve cerca de 649 a 703 empregos perdidos por vida salva e cerca de 14 a 16 empregos perdidos por caso evitado durante este período de pós-tratamento. </text:p>
          </table:table-cell>
          <table:table-cell table:style-name="ce5" office:value-type="string" calcext:value-type="string">
            <text:p>Friedson, AI; McNichols, D; Sabia, JJ; Dave, D</text:p>
          </table:table-cell>
          <table:table-cell table:style-name="ce5" office:value-type="string" calcext:value-type="string">
            <text:p>SHELTER-IN-PLACE ORDERS AND PUBLIC HEALTH: EVIDENCE FROM CALIFORNIA DURING THE COVID-19 PANDEMIC</text:p>
          </table:table-cell>
          <table:table-cell table:style-name="ce5" office:value-type="string" calcext:value-type="string">
            <text:p>JOURNAL OF POLICY ANALYSIS AND MANAGEMENT</text:p>
          </table:table-cell>
          <table:table-cell table:style-name="ce5" office:value-type="string" calcext:value-type="string">
            <text:p>Article; Early Access</text:p>
          </table:table-cell>
          <table:table-cell table:style-name="ce5" office:value-type="string" calcext:value-type="string">
            <text:p>coronavirus; COVID&amp;#8208; 19; shelter in place order; synthetic control</text:p>
          </table:table-cell>
          <table:table-cell table:style-name="ce5" office:value-type="string" calcext:value-type="string">
            <text:p>A shelter-in-place order (SIPO) is one of the most restrictive non-pharmaceutical interventions designed to curb the spread of COVID-19. On March 19, 2020, California Governor Gavin Newsom issued the first statewide SIPO in the United States. The order closed non-essential businesses and required residents to shelter in place for all but essential activities such as grocery shopping, retrieving prescriptions from a pharmacy, or caring for relatives. This study is the first in the economics literature to estimate the effect of a statewide SIPO on public health. Using daily state-level coronavirus data and a synthetic control research design, we find that California's statewide SIPO reduced COVID-19 cases by 160.9 to 194.7 per 100,000 population by April 20, one month following the order. We further find that California's SIPO led to as many as 1,566 fewer COVID-19 deaths during this period. Back-of-the-envelope calculations suggest that there were about 649 to 703 job losses per life saved, and about 14 to16 job losses per case averted during this post-treatment period.</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POLICY ANAL MANAG</text:p>
          </table:table-cell>
          <table:table-cell/>
          <table:table-cell table:style-name="ce5" office:value-type="string" calcext:value-type="string">
            <text:p>Business &amp; Economics; Public Administration</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mo comunicar melhor o crescimento exponencial de doenças infecciosas </text:p>
          </table:table-cell>
          <table:table-cell office:value-type="string" calcext:value-type="string">
            <text:p>O viés de crescimento exponencial é o fenômeno pelo qual os humanos subestimam o crescimento exponencial. No contexto das doenças infecciosas, esse viés pode levar a uma falha na compreensão da magnitude do benefício das intervenções não farmacêuticas. A comunicação do mesmo cenário de maneiras diferentes (enquadramento) tem um grande impacto nas avaliações e no comportamento das pessoas em contextos de comportamento social, assunção de riscos e cuidados de saúde. Descobrimos que o enquadramento é importante para a avaliação das pessoas sobre os benefícios das intervenções não farmacêuticas. Em dois quadros comumente usados, a maioria dos sujeitos em nosso experimento subestimam drasticamente o número de casos evitados pela adoção de intervenções não farmacêuticas. Enquadrar o crescimento em termos de tempos de duplicação em vez de taxas de crescimento reduz o viés. Quando o cenário é enquadrado em termos de tempo ganho em vez de casos evitados, o sujeito mediano avalia o benefício de intervenções não farmacêuticas corretamente. Essas descobertas sugerem mudanças que poderiam ser adotadas para comunicar melhor a disseminação exponencial de doenças infecciosas. </text:p>
          </table:table-cell>
          <table:table-cell table:style-name="ce5" office:value-type="string" calcext:value-type="string">
            <text:p>Schonger, M; Sele, D</text:p>
          </table:table-cell>
          <table:table-cell table:style-name="ce5" office:value-type="string" calcext:value-type="string">
            <text:p>How to better communicate the exponential growth of infectious diseases</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Exponential growth bias is the phenomenon whereby humans underestimate exponential growth. In the context of infectious diseases, this bias may lead to a failure to understand the magnitude of the benefit of non-pharmaceutical interventions. Communicating the same scenario in different ways (framing) has been found to have a large impact on people's evaluations and behavior in the contexts of social behavior, risk taking and health care. We find that framing matters for people's assessment of the benefits of non-pharmaceutical interventions. In two commonly used frames, most subjects in our experiment drastically underestimate the number of cases avoided by adopting non-pharmaceutical interventions. Framing growth in terms of doubling times rather than growth rates reduces the bias. When the scenario is framed in terms of time gained rather than cases avoided, the median subject assesses the benefit of non-pharmaceutical interventions correctly. These findings suggest changes that could be adopted to better communicate the exponential spread of infectious disease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 da percepção do COVID-19 e da intervenção não farmacêutica no desejo e na intenção comportamental em viagens turísticas na Turquia </text:p>
          </table:table-cell>
          <table:table-cell office:value-type="string" calcext:value-type="string">
            <text:p>Objetivo - Este estudo analisa os desejos e intenções comportamentais dos turistas no âmbito da percepção do COVID-19 e da intervenção não farmacêutica durante a pandemia do COVID-19. Design / metodologia / abordagem - A população da pesquisa consiste em pessoas em uma viagem turística na Turquia. Por causa da pandemia, os dados do questionário foram coletados online entre 25 de abril e 15 de maio de 2020. A pesquisa foi realizada com 712 formulários de questionário. Os dados obtidos foram analisados ​​por modelagem de equações estruturais no programa de estatísticas SM-PLS. Resultados - A percepção de COVID-19 afeta significativa e positivamente o NPI e afeta negativa e significativamente o desejo. A percepção de COVID-19 e NPI não tem um efeito positivo / negativo significativo na intenção comportamental. Finalmente, o desejo tem um efeito significativamente positivo na intenção comportamental. Limitações / implicações da pesquisa - Como a pesquisa apresenta limitações em termos de tempo, custo, acessibilidade e dificuldades de controle, toda a população não pôde ser alcançada. O estudo foi realizado com apenas 712 turistas que viajam pela Turquia. Implicações práticas - Os resultados obtidos terão impacto, particularmente nas decisões tomadas no setor de turismo da Turquia. Além disso, se as empresas de turismo conhecem as decisões dos consumidores durante o processo de pandemia, podem usar as técnicas de marketing adequadas. Implicações sociais - O resultado pode dar uma ideia sobre o processo de tomada de decisão dos consumidores ao viajar durante a pandemia. Desta forma, pesquisas psicologicamente diferentes podem ser desenvolvidas. Originalidade / valor - Não há nenhum estudo feito na Turquia que investigue o contexto do modelo de pesquisa atual. Portanto, esta pesquisa é original. </text:p>
          </table:table-cell>
          <table:table-cell table:style-name="ce5" office:value-type="string" calcext:value-type="string">
            <text:p>Kement, U; Cavusoglu, S; Demirag, B; Durmaz, Y; Bukey, A</text:p>
          </table:table-cell>
          <table:table-cell table:style-name="ce5" office:value-type="string" calcext:value-type="string">
            <text:p>Effect of perception of COVID-19 and nonpharmaceutical intervention on desire and behavioral intention in touristic travels in Turkey</text:p>
          </table:table-cell>
          <table:table-cell table:style-name="ce5" office:value-type="string" calcext:value-type="string">
            <text:p>JOURNAL OF HOSPITALITY AND TOURISM INSIGHTS</text:p>
          </table:table-cell>
          <table:table-cell table:style-name="ce5" office:value-type="string" calcext:value-type="string">
            <text:p>Article; Early Access</text:p>
          </table:table-cell>
          <table:table-cell table:style-name="ce5" office:value-type="string" calcext:value-type="string">
            <text:p>Perception of COVID-19; Tourism; Nonpharmaceutical intervention; Behavioral intention; Desire; Turkey</text:p>
          </table:table-cell>
          <table:table-cell table:style-name="ce5" office:value-type="string" calcext:value-type="string">
            <text:p>Purpose - This study analyzes the desires and behavioral intentions of tourists within the scope of perception of COVID-19 and nonpharmaceutical intervention during the COVID-19 pandemic. Design/methodology/approach - The population of the research consists of people on a touristic trip in Turkey. Because of the pandemic, questionnaire data was collected online between 25 April and 15 May 2020. The research was carried out with 712 questionnaire forms. The data obtained were analyzed by structural equation modeling in the SM-PLS statistics program. Findings - Perception of COVID-19 significantly and positively affects NPI and negatively and significantly affects desire. Perception of COVID-19 and NPI do not have a significant positive/negative effect on behavioral intention. Finally, desire has a significantly positive effect on behavioral intention. Research limitations/implications - Since the research has limitations in terms of time, cost, accessibility and control difficulties, the entire population could not be reached. The study was carried out with only 712 tourists traveling in Turkey. Practical implications - The obtained results will impact, particularly the decisions taken in Turkey's tourism sector. Moreover, if tourism companies know the decisions of the consumers during the pandemic process, they can use the appropriate marketing techniques. Social implications - The result may give an idea about the decision-making process of the consumers on traveling during the pandemic. In this way, psychologically different research can be developed. Originality/value - There has not been any study made in Turkey that investigated the context of the current research model. Therefore, this research is original.</text:p>
          </table:table-cell>
          <table:table-cell/>
          <table:table-cell table:style-name="ce5" office:value-type="string" calcext:value-type="string">
            <text:p>EMERALD GROUP PUBLISHING LTD</text:p>
          </table:table-cell>
          <table:table-cell table:style-name="ce5" office:value-type="string" calcext:value-type="string">
            <text:p>BINGLEY</text:p>
          </table:table-cell>
          <table:table-cell table:style-name="ce5" office:value-type="string" calcext:value-type="string">
            <text:p>J HOSP TOUR INSIGHTS</text:p>
          </table:table-cell>
          <table:table-cell/>
          <table:table-cell table:style-name="ce5" office:value-type="string" calcext:value-type="string">
            <text:p>Social Sciences - Other Topic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A eficácia da acupuntura no campo de batalha, além do tratamento fisioterapêutico padrão após cirurgia no ombro: um protocolo para um ensaio clínico randomizado </text:p>
          </table:table-cell>
          <table:table-cell office:value-type="string" calcext:value-type="string">
            <text:p>Introdução: Há uma grande incidência de instabilidade do ombro entre jovens atletas e militares ativos. A cirurgia de estabilização do ombro é a intervenção comumente empregada para o tratamento de indivíduos com instabilidade. Após a cirurgia, uma proporção substancial de indivíduos experimenta dor aguda pós-operatória, que geralmente é tratada com analgésicos opioides. Infelizmente, o uso prolongado de medicamentos opióides pode ter efeitos adversos que prejudicam a função e reduzem a prontidão operacional militar, mas atualmente existem poucas alternativas. No entanto, a acupuntura no campo de batalha (BFA) é uma terapia minimamente invasiva que se mostra promissora como uma intervenção não farmacêutica para o tratamento da dor aguda pós-operatória. Métodos: Este é um ensaio clínico paralelo, randomizado, duplo-cego, de dois braços. As duas variáveis ​​independentes são intervenção (2 níveis, fisioterapia padrão e fisioterapia padrão mais acupuntura no campo de batalha) e tempo (5 níveis, 24 h, 48 h, 72 h, 1 semana e 4 semanas após a cirurgia de estabilização do ombro). As variáveis ​​dependentes primárias são a dor pior e média, conforme medido na escala visual analógica. Os desfechos secundários incluem uso de medicamentos, Perfil dos Estados de Humor e Classificação Global de Mudança. Discussão: A magnitude do efeito do BFA é incerta; os estudos atuais relatam intervalos de confiança de diferenças entre os grupos que incluem diferenças mínimas clinicamente importantes entre os grupos de intervenção e controle. Os resultados deste estudo podem ajudar a determinar se o BFA é um complemento eficaz da fisioterapia na redução da dor e do uso de opióides em condições de dor aguda. </text:p>
          </table:table-cell>
          <table:table-cell table:style-name="ce5" office:value-type="string" calcext:value-type="string">
            <text:p>Crowell, MS; Brindle, RA; Mason, JS; Pitt, W; Miller, EM; Posner, MA; Cameron, KL; Goss, DL</text:p>
          </table:table-cell>
          <table:table-cell table:style-name="ce5" office:value-type="string" calcext:value-type="string">
            <text:p>The effectiveness of battlefield acupuncture in addition to standard physical therapy treatment after shoulder surgery: a protocol for a randomized clinical trial</text:p>
          </table:table-cell>
          <table:table-cell table:style-name="ce5" office:value-type="string" calcext:value-type="string">
            <text:p>TRIALS</text:p>
          </table:table-cell>
          <table:table-cell table:style-name="ce5" office:value-type="string" calcext:value-type="string">
            <text:p>Article</text:p>
          </table:table-cell>
          <table:table-cell table:style-name="ce5" office:value-type="string" calcext:value-type="string">
            <text:p>Battlefield acupuncture; Opioids; Post-surgical pain</text:p>
          </table:table-cell>
          <table:table-cell table:style-name="ce5" office:value-type="string" calcext:value-type="string">
            <text:p>Introduction: There is a large incidence of shoulder instability among active young athletes and military personnel. Shoulder stabilization surgery is the commonly employed intervention for treating individuals with instability. Following surgery, a substantial proportion of individuals experience acute post-operative pain, which is usually managed with opioid pain medications. Unfortunately, the extended use of opioid medications can have adverse effects that impair function and reduce military operational readiness, but there are currently few alternatives. However, battlefield acupuncture (BFA) is a minimally invasive therapy demonstrating promise as a non-pharmaceutical intervention for managing acute post-operative pain. Methods: This is a parallel, two-arm, single-blind randomized clinical trial. The two independent variables are intervention (2 levels, standard physical therapy and standard physical therapy plus battlefield acupuncture) and time (5 levels, 24 h, 48 h, 72 h, 1 week, and 4 weeks post shoulder stabilization surgery). The primary dependent variables are worst and average pain as measured on the visual analog scale. Secondary outcomes include medication usage, Profile of Mood States, and Global Rating of Change. Discussion: The magnitude of the effect of BFA is uncertain; current studies report confidence intervals of between-group differences that include minimal clinically important differences between intervention and control groups. The results of this study may help determine if BFA is an effective adjunct to physical therapy in reducing pain and opioid usage in acute pain condition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TRIALS</text:p>
          </table:table-cell>
          <table:table-cell table:style-name="ce5" office:value-type="float" office:value="2020" calcext:value-type="float">
            <text:p>2020</text:p>
          </table:table-cell>
          <table:table-cell table:style-name="ce5" office:value-type="string" calcext:value-type="string">
            <text:p>Research &amp; Experimental Medicine</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nalisando o impacto da campanha de mídia e testes rápidos para COVID-19 como um problema de controle ideal em East Java, Indonésia </text:p>
          </table:table-cell>
          <table:table-cell office:value-type="string" calcext:value-type="string">
            <text:p>Sem qualquer vacina ou intervenção médica para curar o indivíduo infectado por COVID-19, a intervenção não farmacêutica se torna a intervenção mais razoável contra a disseminação de COVID-19. Neste artigo, propomos um modelo determinístico regido por um sistema de equações diferenciais não lineares que considera a intervenção da campanha da mídia para aumentar a consciência humana, e testes rápidos para rastrear os casos não detectados em campo. A análise do modelo autônomo mostra a existência de bifurcação transcrítica em um número de reprodução básico igual a um. Estimamos nosso parâmetro usando os dados de incidência de East Java, Indonésia. Usando esses parâmetros, analisamos a sensibilidade dos parâmetros na determinação do tamanho do número de reprodução básico. Um problema de controle ideal que transforma a campanha de mídia e o teste rápido como um controle dependente do tempo também foi conduzido neste artigo. Análise de custo-efetividade usando a taxa de infecção evitada (IAR) e a taxa média de custo-efetividade (ACER) conduzida para analisar as melhores estratégias para erradicar a propagação de COVID-19. Observamos que a combinação de campanha de mídia e teste rápido como intervenções dependentes do tempo reduz o número de um indivíduo infectado significativamente e também minimiza o fardo econômico devido a essas estratégias em East Java. (C) 2020 Elsevier Ltd. Todos os direitos reservados. </text:p>
          </table:table-cell>
          <table:table-cell table:style-name="ce5" office:value-type="string" calcext:value-type="string">
            <text:p>Aldila, D</text:p>
          </table:table-cell>
          <table:table-cell table:style-name="ce5" office:value-type="string" calcext:value-type="string">
            <text:p>Analyzing the impact of the media campaign and rapid testing for COVID-19 as an optimal control problem in East Java, Indonesia</text:p>
          </table:table-cell>
          <table:table-cell table:style-name="ce5" office:value-type="string" calcext:value-type="string">
            <text:p>CHAOS SOLITONS &amp; FRACTALS</text:p>
          </table:table-cell>
          <table:table-cell table:style-name="ce5" office:value-type="string" calcext:value-type="string">
            <text:p>Article</text:p>
          </table:table-cell>
          <table:table-cell table:style-name="ce5" office:value-type="string" calcext:value-type="string">
            <text:p>COVID-19; Media campaign; Rapid testing; Optimal control</text:p>
          </table:table-cell>
          <table:table-cell table:style-name="ce5" office:value-type="string" calcext:value-type="string">
            <text:p>Without any vaccine or medical intervention to cure the infected individual from COVID-19, the non-pharmaceutical intervention become the most reasonable intervention against the spread of COVID-19. In this paper, we proposed a deterministic model governed by a system of nonlinear differential equations which consider the intervention of media campaign to increase human awareness, and rapid testing to track the undetected cases in the field. Analysis of the autonomous model shows the existence of transcritical bifurcation at a basic reproduction number equal to one. We estimate our parameter using the incidence data from East Java, Indonesia. Using these parameters, we analyze the sensitivity of the parameters in determining the size of the basic reproduction number. An optimal control problem which transforms media campaign and rapid testing as a time-dependent control was conducted also in this article. Cost-effectiveness analysis using the Infection averted ratio (IAR) and the Average cost-effectiveness ratio (ACER) conducted to analyze the best strategies to eradicate COVID-19 spread. We observe that the combination of the media campaign and rapid testing as time-dependent interventions reduces the number of an infected individual significantly and also minimizes the economic burden due to these strategies in East Java. (C) 2020 Elsevier Ltd. All rights reserved.</text:p>
          </table:table-cell>
          <table:table-cell/>
          <table:table-cell table:style-name="ce5" office:value-type="string" calcext:value-type="string">
            <text:p>PERGAMON-ELSEVIER SCIENCE LTD</text:p>
          </table:table-cell>
          <table:table-cell table:style-name="ce5" office:value-type="string" calcext:value-type="string">
            <text:p>OXFORD</text:p>
          </table:table-cell>
          <table:table-cell table:style-name="ce5" office:value-type="string" calcext:value-type="string">
            <text:p>CHAOS SOLITON FRACT</text:p>
          </table:table-cell>
          <table:table-cell table:style-name="ce5" office:value-type="float" office:value="2020" calcext:value-type="float">
            <text:p>2020</text:p>
          </table:table-cell>
          <table:table-cell table:style-name="ce5" office:value-type="string" calcext:value-type="string">
            <text:p>Mathematics; Physic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Situação da Índia na pandemia COVID-19: a experiência pandêmica inicial da Índia </text:p>
          </table:table-cell>
          <table:table-cell office:value-type="string" calcext:value-type="string">
            <text:p>Neste artigo, investigamos o impacto do COVID-19 por meio de métodos de rastreamento e vigilância adotados na Índia, bem como o sistema de saúde em potencial, consequências sociais, políticas e econômicas. A pesquisa foi realizada de forma cronológica e os dados foram recolhidos entre 30 de janeiro de 2020 e 12 de junho de 2020. As medidas de contenção iniciais, incluindo rastreios de ponto de entrada e protocolos de teste, pareceram insuficientes. No entanto, a capacidade de teste foi gradualmente expandida após o início de um bloqueio em todo o país. As previsões da modelagem têm mostrado resultados variados sobre o surgimento de casos, dependendo da infecciosidade de indivíduos assintomáticos, com um pico previsto em meados de julho com mais de dois milhões de casos. O país também enfrenta riscos de queda econômica ao perder cerca de 4% de seu produto interno bruto, por conta de medidas de contenção e redução na importação de mercadorias. Os baixos gastos com saúde pública, combinados com a falta de infraestrutura e a baixa resposta fiscal, implicam vários desafios para ampliar a resposta e a gestão do COVID-19. Portanto, um plano de preparação e resposta a emergências é essencial para ser integrado ao sistema de saúde da Índia. </text:p>
          </table:table-cell>
          <table:table-cell table:style-name="ce5" office:value-type="string" calcext:value-type="string">
            <text:p>Siddiqui, AF; Wiederkehr, M; Rozanova, L; Flahault, A</text:p>
          </table:table-cell>
          <table:table-cell table:style-name="ce5" office:value-type="string" calcext:value-type="string">
            <text:p>Situation of India in the COVID-19 Pandemic: India's Initial Pandemic Experience</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COVID-19; India; epidemiology; non-pharmaceutical interventions; social disruption; economic impact; health systems; global health; case study; coronavirus</text:p>
          </table:table-cell>
          <table:table-cell table:style-name="ce5" office:value-type="string" calcext:value-type="string">
            <text:p>In this article, we investigate the impact of COVID-19 through screening and surveillance methods adopted in India, as well as the potential health system, social, political, and economic consequences. The research was done in a chronological manner, and data was collected between 30 January 2020 till 12 June 2020. Initial containment measures, including point of entry screenings and testing protocols, appeared insufficient. However, testing capacity was gradually expanded after the commencement of a nation-wide lockdown. Modeling predictions have shown varying results on the emergence of cases depending on the infectiousness of asymptomatic individuals, with a peak predicted in mid-July having over two million cases. The country also faces risks of the economic plunge by losing approximately 4% of its gross domestic product, due to containment measures and reduction in goods importation. The low public health expenditure combined with a lack of infrastructure and low fiscal response implies several challenges to scale up the COVID-19 response and management. Therefore, an emergency preparedness and response plan is essential to integrate into the health system of India.</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20" calcext:value-type="float">
            <text:p>2020</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terrupção bem-sucedida da transmissão da gripe sazonal sob a resposta rápida COVID-19 na província de Zhejiang, China </text:p>
          </table:table-cell>
          <table:table-cell office:value-type="string" calcext:value-type="string">
            <text:p>Objetivos: O objetivo deste estudo foi avaliar se as intervenções não farmacêuticas (INP) introduzidas para conter a propagação da doença coronavírus em 2019 (COVID-19) também interromperam a transmissão da influenza. Desenho do estudo: trata-se de um estudo epidemiológico descritivo. Métodos: Dados sobre mudanças no número de casos notificados de influenza, número de visitas de doença semelhante à influenza (ILI), porcentagem de ILI e positividade do vírus influenza foram comparados entre as primeiras 18 semanas de 2020 e o mesmo período de 2019. Resultados: As mudanças no número médio semanal de casos de influenza foram estatisticamente significativos entre 2020 e 2019 (-4319 vs -525 por semana; P &lt;0,05). Os declives das linhas de regressão para o número de visitas de ILI também foram estatisticamente significativos entre 2020 e 2019 (-911 vs -98 por semana; P &lt;0,05). Conclusões: Este estudo descobriu que a prevalência da gripe diminuiu substancialmente quando os NPIs foram implementados para a contenção do COVID-19. (C) 2020 The Royal Society for Public Health. Publicado pela Elsevier Ltd. Todos os direitos reservados. </text:p>
          </table:table-cell>
          <table:table-cell table:style-name="ce5" office:value-type="string" calcext:value-type="string">
            <text:p>Cheng, W; Yu, Z; Liu, S; Sun, W; Ling, F; Pan, J; Chen, E</text:p>
          </table:table-cell>
          <table:table-cell table:style-name="ce5" office:value-type="string" calcext:value-type="string">
            <text:p>Successful interruption of seasonal influenza transmission under the COVID-19 rapid response in Zhejiang Province, China</text:p>
          </table:table-cell>
          <table:table-cell table:style-name="ce5" office:value-type="string" calcext:value-type="string">
            <text:p>PUBLIC HEALTH</text:p>
          </table:table-cell>
          <table:table-cell table:style-name="ce5" office:value-type="string" calcext:value-type="string">
            <text:p>Article</text:p>
          </table:table-cell>
          <table:table-cell table:style-name="ce5" office:value-type="string" calcext:value-type="string">
            <text:p>Influenza activity; COVID-19; Non-pharmaceutical interventions; Containment</text:p>
          </table:table-cell>
          <table:table-cell table:style-name="ce5" office:value-type="string" calcext:value-type="string">
            <text:p>Objectives: The objective of this study was to evaluate whether the non-pharmaceutical interventions (NPIs) introduced to curb the spread of coronavirus disease 2019 (COVID-19) also interrupted the transmission of influenza. Study design: This is a descriptive epidemiological study. Methods: Data on changes in the number of reported influenza cases, number of influenza-like illness (ILI) visits, ILI percentage and influenza virus positivity were compared between the first 18 weeks of 2020 and the same period of 2019. Results: The changes in the weekly average number of influenza cases were statistically significant between 2020 and 2019 (-4319 vs -525 per week; P &lt; 0.05). The slopes of regression lines for the number of ILI visits were also statistically significant between 2020 and 2019 (-911 vs -98 per week; P &lt; 0.05). Conclusions: This study found that the prevalence of influenza was substantially decreased when NPIs were implemented for the containment of COVID-19. (C) 2020 The Royal Society for Public Health. Published by Elsevier Ltd. All rights reserved.</text:p>
          </table:table-cell>
          <table:table-cell/>
          <table:table-cell table:style-name="ce5" office:value-type="string" calcext:value-type="string">
            <text:p>W B SAUNDERS CO LTD</text:p>
          </table:table-cell>
          <table:table-cell table:style-name="ce5" office:value-type="string" calcext:value-type="string">
            <text:p>LONDON</text:p>
          </table:table-cell>
          <table:table-cell table:style-name="ce5" office:value-type="string" calcext:value-type="string">
            <text:p>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table-cell office:value-type="string" calcext:value-type="string">
            <text:p>Impacto de intervenções não farmacêuticas na epidemia de COVID-19: um estudo de modelagem </text:p>
          </table:table-cell>
          <table:table-cell office:value-type="string" calcext:value-type="string">
            <text:p>Objetivo: Este estudo teve como objetivo avaliar o impacto de intervenções não farmacêuticas na epidemia de COVID-19 em Omã. Métodos: Os dados foram recuperados de dados de vigilância nacional publicados entre 24 de fevereiro e 30 de junho de 2020. Para mostrar o impacto da intervenção de saúde pública introduzida pelo governo no início da epidemia, usamos uma equação de modelo de transmissão de doença simples da epidemia de CoV 2019-n . Resultados: De todos os casos confirmados, as taxas de internação em unidade de terapia intensiva foram de 4,56% (1824). Estimamos que um R-0 de 3,11 sem intervenção resultaria na infecção de quase toda a população de Omã em 65 dias. Uma redução do R-0 para 1,51 proporcionou uma estimativa de 89.056 casos confirmados, com 167 óbitos ou 0,4% de mortalidade até 30 de junho, com necessidade de 4.052 leitos em unidades de terapia intensiva. O cenário atual (24 de fevereiro a 30 de junho de 2020) indica um R-0 de 1,41, resultando em 40.070 casos confirmados de COVID-19, 176 mortes e 69% dos casos confirmados recuperados. Conclusão: Na implementação inicial de intervenções não farmacêuticas, um bloqueio intensivo teve um impacto profundo na mitigação de um surto de COVID-19 em grande escala em Omã. </text:p>
          </table:table-cell>
          <table:table-cell table:style-name="ce5" office:value-type="string" calcext:value-type="string">
            <text:p>Awaidy, SA; Mahomed, O</text:p>
          </table:table-cell>
          <table:table-cell table:style-name="ce5" office:value-type="string" calcext:value-type="string">
            <text:p>Impact of non-pharmaceutical interventions on the COVID-19 epidemic: A modelling study</text:p>
          </table:table-cell>
          <table:table-cell table:style-name="ce5" office:value-type="string" calcext:value-type="string">
            <text:p>SAGE OPEN MEDICINE</text:p>
          </table:table-cell>
          <table:table-cell table:style-name="ce5" office:value-type="string" calcext:value-type="string">
            <text:p>Article</text:p>
          </table:table-cell>
          <table:table-cell table:style-name="ce5" office:value-type="string" calcext:value-type="string">
            <text:p>COVID-19; Oman; non-pharmaceutical interventions; disease-transmission model</text:p>
          </table:table-cell>
          <table:table-cell table:style-name="ce5" office:value-type="string" calcext:value-type="string">
            <text:p>Objective: This study aimed to assess the impact of non-pharmaceutical interventions on the COVID-19 epidemic in Oman. Methods: Data were retrieved from published national surveillance data between 24 February and 30 June 2020. To show the impact of the Government introduced public health intervention early in the epidemic, we used a simple disease-transmission model equation of the 2019-n CoV epidemic. Results: From all confirmed cases, the rates of intensive care unit admission were 4.56% (1824). We estimated an R-0 of 3.11 with no intervention would result in nearly the entire population of Oman being infected within 65 days. A reduction of the R-0 to 1.51 provided an estimated 89,056 confirmed cases, with 167 deaths or 0.4% mortality by June 30 with a requirement of 4052 intensive care unit beds. The current scenario (24 February to 30 June 2020) indicates an R-0 of 1.41, resulting in 40,070 confirmed COVID-19 cases, 176 deaths and 69% of confirmed cases recovered. Conclusion: In early implementation of non-pharmaceutical interventions, an intensive lockdown has had a profound impact on the mitigation of a large-scale COVID-19 outbreak in Oman.</text:p>
          </table:table-cell>
          <table:table-cell/>
          <table:table-cell table:style-name="ce5" office:value-type="string" calcext:value-type="string">
            <text:p>SAGE PUBLICATIONS INC</text:p>
          </table:table-cell>
          <table:table-cell table:style-name="ce5" office:value-type="string" calcext:value-type="string">
            <text:p>THOUSAND OAKS</text:p>
          </table:table-cell>
          <table:table-cell table:style-name="ce5" office:value-type="string" calcext:value-type="string">
            <text:p>SAGE OPEN MED</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Efeitos diferenciais do tempo de intervenção na propagação de COVID-19 nos Estados Unidos </text:p>
          </table:table-cell>
          <table:table-cell office:value-type="string" calcext:value-type="string">
            <text:p>A avaliação dos efeitos das intervenções não farmacêuticas precoces na disseminação da doença coronavírus em 2019 (COVID-19) é crucial para a compreensão e planejamento de futuras medidas de controle para combater a pandemia. Usamos observações de infecções e mortes relatadas, dados de mobilidade humana e um modelo de transmissão metapopulacional para quantificar as mudanças nas taxas de transmissão de doenças nos condados dos EUA de 15 de março a 3 de maio de 2020. Descobrimos que reduções marcadas e assíncronas do número reprodutivo básico ocorreram em todo os Estados Unidos em associação com o distanciamento social e outras medidas de controle. Simulações contrafactuais indicam que, se essas mesmas medidas tivessem sido implementadas 1 a 2 semanas antes, casos e mortes substanciais poderiam ter sido evitados e que respostas tardias a futuros aumentos de incidência facilitariam um rebote mais forte de infecções e morte. Nossos resultados ressaltam a importância da intervenção precoce e controle agressivo no combate à pandemia COVID-19. </text:p>
          </table:table-cell>
          <table:table-cell table:style-name="ce5" office:value-type="string" calcext:value-type="string">
            <text:p>Pei, S; Kandula, S; Shaman, J</text:p>
          </table:table-cell>
          <table:table-cell table:style-name="ce5" office:value-type="string" calcext:value-type="string">
            <text:p>Differential effects of intervention timing on COVID-19 spread in the United States</text:p>
          </table:table-cell>
          <table:table-cell table:style-name="ce5" office:value-type="string" calcext:value-type="string">
            <text:p>SCIENCE ADVANCES</text:p>
          </table:table-cell>
          <table:table-cell table:style-name="ce5" office:value-type="string" calcext:value-type="string">
            <text:p>Article</text:p>
          </table:table-cell>
          <table:table-cell/>
          <table:table-cell table:style-name="ce5" office:value-type="string" calcext:value-type="string">
            <text:p>Assessing the effects of early nonpharmaceutical interventions on coronavirus disease 2019 (COVID-19) spread is crucial for understanding and planning future control measures to combat the pandemic. We use observations of reported infections and deaths, human mobility data, and a metapopulation transmission model to quantify changes in disease transmission rates in U.S. counties from 15 March to 3 May 2020. We find that marked, asynchronous reductions of the basic reproductive number occurred throughout the United States in association with social distancing and other control measures. Counterfactual simulations indicate that, had these same measures been implemented 1 to 2 weeks earlier, substantial cases and deaths could have been averted and that delayed responses to future increased incidence will facilitate a stronger rebound of infections and death. Our findings underscore the importance of early intervention and aggressive control in combatting the COVID-19 pandemic.</text:p>
          </table:table-cell>
          <table:table-cell/>
          <table:table-cell table:style-name="ce5" office:value-type="string" calcext:value-type="string">
            <text:p>AMER ASSOC ADVANCEMENT SCIENCE</text:p>
          </table:table-cell>
          <table:table-cell table:style-name="ce5" office:value-type="string" calcext:value-type="string">
            <text:p>WASHINGTON</text:p>
          </table:table-cell>
          <table:table-cell table:style-name="ce5" office:value-type="string" calcext:value-type="string">
            <text:p>SCI ADV</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Vacinação contra Influenza e Eficácia de Medidas Não Farmacêuticas para Prevenção de Surtos de Influenza nas Escolas: Uma Avaliação Baseada em Vigilância em Pequim </text:p>
          </table:table-cell>
          <table:table-cell office:value-type="string" calcext:value-type="string">
            <text:p>Embora as escolas sejam conhecidas por desempenhar um papel importante na disseminação do vírus da influenza, poucos estudos avaliaram a eficácia da vacinação e de medidas não farmacêuticas para prevenir surtos de influenza nas escolas. Investigamos todos os surtos de doenças febris em escolas primárias e secundárias em Pequim relatados entre agosto de 2018 e julho de 2019. Obtivemos informações epidemiológicas sobre surtos de doenças febris e esfregaços orais da faringe de alunos nos surtos para testar o vírus da gripe. Pesquisamos escolas que não relataram surtos de doenças febris. Desenvolvemos modelos de vários níveis para identificar e avaliar os fatores associados a surtos graves de influenza e exploramos a associação da cobertura vacinal e surtos usando modelos de regressão de vários estágios. Identificamos um total de 748 surtos de doenças febris envolvendo 8.176 estudantes em Pequim; 462 surtos foram causados ​​pelo vírus da gripe. A modelagem de regressão ajustada mostrou que o tamanho da classe grande (odds ratio (OR) = 2,38) e o número de dias desde a identificação do primeiro caso até o início de uma intervenção (OR = 1,17) foram estatisticamente significativos e associados positivamente a surtos graves, e que a alta cobertura de vacinação (risco relativo (RR) = 0,50) foi estatisticamente significativa e negativamente associada a surtos. A modelagem de regressão em vários estágios mostrou que o RR diminuiu mais rapidamente quando a cobertura vacinal foi de 45% a 51%. Concluímos que a alta cobertura vacinal contra influenza pode prevenir surtos de influenza nas escolas e que a rápida identificação de crianças febris e o início precoce de medidas não farmacêuticas podem reduzir o tamanho do surto. </text:p>
          </table:table-cell>
          <table:table-cell table:style-name="ce5" office:value-type="string" calcext:value-type="string">
            <text:p>Sun, Y; Yang, P; Wang, QY; Zhang, L; Duan, W; Pan, Y; Wu, SS; Wang, HQ</text:p>
          </table:table-cell>
          <table:table-cell table:style-name="ce5" office:value-type="string" calcext:value-type="string">
            <text:p>Influenza Vaccination and Non-Pharmaceutical Measure Effectiveness for Preventing Influenza Outbreaks in Schools: A Surveillance-Based Evaluation in Beijing</text:p>
          </table:table-cell>
          <table:table-cell table:style-name="ce5" office:value-type="string" calcext:value-type="string">
            <text:p>VACCINES</text:p>
          </table:table-cell>
          <table:table-cell table:style-name="ce5" office:value-type="string" calcext:value-type="string">
            <text:p>Article</text:p>
          </table:table-cell>
          <table:table-cell table:style-name="ce5" office:value-type="string" calcext:value-type="string">
            <text:p>influenza vaccination; febrile outbreak; non-pharmaceutical measure; multi-level model; multi-stage regression</text:p>
          </table:table-cell>
          <table:table-cell table:style-name="ce5" office:value-type="string" calcext:value-type="string">
            <text:p>Although schools are known to play a major role in the spread of influenza virus, few studies have evaluated the effectiveness of vaccination and non-pharmaceutical measures for preventing influenza outbreaks in schools. We investigated all febrile illness outbreaks in primary and secondary schools in Beijing reported between August 2018 and July 2019. We obtained epidemiological information on febrile illness outbreaks and oral pharyngeal swabs from students in the outbreaks to test for influenza virus. We surveyed schools that did not report febrile illness outbreaks. We developed multi-level models to identify and evaluate factors associated with serious influenza outbreaks and explored the association of vaccine coverage and outbreaks using multi-stage regression models. We identified a total of 748 febrile illness outbreaks involving 8176 students in Beijing; 462 outbreaks were caused by influenza virus. Adjusted regression modeling showed that large class size (odds ratio (OR) = 2.38) and the number of days from identification of the first case to initiation of an intervention (OR = 1.17) were statistically significant and positively associated with serious outbreaks, and that high vaccination coverage (relative risk (RR) = 0.50) was statistically significant and negatively associated with outbreaks. Multi-stage regression modeling showed that RR decreased fastest when vaccination coverage was 45% to 51%. We conclude that high influenza vaccination coverage can prevent influenza outbreaks in schools and that rapid identification of febrile children and early initiation of non-pharmaceutical measures can reduce outbreak size.</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VACCINES-BASEL</text:p>
          </table:table-cell>
          <table:table-cell table:style-name="ce5" office:value-type="float" office:value="2020" calcext:value-type="float">
            <text:p>2020</text:p>
          </table:table-cell>
          <table:table-cell table:style-name="ce5" office:value-type="string" calcext:value-type="string">
            <text:p>Immunology; Research &amp; Experimental Medicine</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Princípios fundamentais de uma vacina comportamental Covid-19 para uma mudança cultural sustentável </text:p>
          </table:table-cell>
          <table:table-cell office:value-type="string" calcext:value-type="string">
            <text:p>Até que as medidas farmacológicas sejam eficazes na contenção do surto de COVID-19, a adoção de comportamentos de proteção é fundamental. Neste trabalho, pretendemos informar as intervenções para limitar a propagação do contágio e se preparar contra quaisquer surtos futuros, desenvolvendo uma estrutura comportamental para interpretar e prescrever a adoção individual e em larga escala de medidas não farmacêuticas. Em primeiro lugar, analisamos as barreiras e facilitadores para a adesão a comportamentos de proteção de acordo com uma contingência de três termos, explorando lacunas potenciais em termos de definir estímulos, motivar operações, consequências atrasadas e consequências positivas ou negativas. Exploramos seus papéis na probabilidade de adesão individual a comportamentos de proteção, tomando o distanciamento físico como exemplo de análise funcional. Em segundo lugar, interpretamos o controle do contágio como o efeito cumulativo da adesão em larga escala a comportamentos de proteção. Exploramos as inter-relações entre problemas sociais causados ​​ou amplificados por comportamentos semelhantes apresentados por muitos indivíduos e a coordenação de agentes ou agências com o objetivo de promover mudanças comportamentais em larga escala. Em seguida, destacamos o potencial de desenvolver uma vacina comportamental e as etapas práticas para aplicá-la a fim de promover uma mudança cultural sustentável que possa proteger contra perdas de saúde, sociais e econômicas em surtos futuros. </text:p>
          </table:table-cell>
          <table:table-cell table:style-name="ce5" office:value-type="string" calcext:value-type="string">
            <text:p>Couto, KC; Lorenzo, FM; Tagliabue, M; Henriques, MB; Lemos, RF</text:p>
          </table:table-cell>
          <table:table-cell table:style-name="ce5" office:value-type="string" calcext:value-type="string">
            <text:p>Underlying Principles of a Covid-19 Behavioral Vaccine for a Sustainable Cultural Change</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behavioral vaccine; COVID-19; cultural change; policymaking; metacontingency; behavior analysis</text:p>
          </table:table-cell>
          <table:table-cell table:style-name="ce5" office:value-type="string" calcext:value-type="string">
            <text:p>Until pharmacological measures are effective at containing the COVID-19 outbreak, adopting protective behaviors is paramount. In this work, we aim at informing interventions to limit the spread of the contagion and prepare against any future outbreaks by developing a behavioral framework to interpret and prescribe both the individual and large-scale uptake of non-pharmaceutical measures. First, we analyze the barriers and facilitators to adherence to protective behaviors according to a three-term contingency by exploring potential gaps in terms of setting stimuli, motivating operations, delayed consequences, and positive or negative consequences. We explore their roles in the likelihood of individual compliance to protective behaviors, taking physical distancing as an example of functional analysis. Second, we interpret contagion control as the cumulative effect of large-scale adherence to protective behaviors. We explore the interrelations between societal problems caused or amplified by similar behaviors presented by many individuals and the coordination of agents or agencies aiming at promoting large-scale behavioral change. Then, we highlight the potential of developing a behavioral vaccine, and practical steps for applying it to promote sustainable cultural change that may protect against health, social, and economic losses in future outbreaks.</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20" calcext:value-type="float">
            <text:p>2020</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pidemiologia de doenças infecciosas, metodologia quantitativa e pesquisa clínica no meio da pandemia COVID-19: perspectiva de um país europeu </text:p>
          </table:table-cell>
          <table:table-cell office:value-type="string" calcext:value-type="string">
            <text:p>Partindo de reflexões históricas, a atual pandemia de COVID-19 induzida por SARS-CoV-2 é examinada de várias perspectivas, em termos do que implica para a implementação de intervenções não farmacêuticas, a modelagem e monitoramento da epidemia, o desenvolvimento de - sistemas de advertência, estudo de mortalidade, estimativa de prevalência, testes diagnósticos e sorológicos, desenvolvimento de vacinas e, por fim, ensaios clínicos. A ênfase é colocada em como a pandemia levou a uma velocidade sem precedentes no desenvolvimento metodológico e clínico, suas armadilhas, mas também as oportunidades que ela cria para a colaboração nacional e internacional, e como ela simplificou e acelerou os procedimentos. Também estudamos o impacto da pandemia em ensaios clínicos em outras indicações. Observamos que colocou bioestatística, epidemiologia, virologia, infectiologia e vacinologia e campos relacionados em destaque de uma forma sem precedentes, implicando em grandes oportunidades, mas também na necessidade de comunicação eficaz, muitas vezes em meio a polêmica. </text:p>
          </table:table-cell>
          <table:table-cell table:style-name="ce5" office:value-type="string" calcext:value-type="string">
            <text:p>Molenberghs, G; Buyse, M; Abrams, S; Hens, N; Beutels, P; Faes, C; Verbeke, G; Van Damme, P; Goossens, H; Neyens, T; Herzog, S; Theeten, H; Pepermans, K; Abad, AA; Van Keilegom, I; Speybroeck, N; Legrand, C; De Buyser, S; Hulstaert, F</text:p>
          </table:table-cell>
          <table:table-cell table:style-name="ce5" office:value-type="string" calcext:value-type="string">
            <text:p>Infectious diseases epidemiology, quantitative methodology, and clinical research in the midst of the COVID-19 pandemic: Perspective from a European country</text:p>
          </table:table-cell>
          <table:table-cell table:style-name="ce5" office:value-type="string" calcext:value-type="string">
            <text:p>CONTEMPORARY CLINICAL TRIALS</text:p>
          </table:table-cell>
          <table:table-cell table:style-name="ce5" office:value-type="string" calcext:value-type="string">
            <text:p>Article</text:p>
          </table:table-cell>
          <table:table-cell table:style-name="ce5" office:value-type="string" calcext:value-type="string">
            <text:p>SARS-CoV-2; Antiviral therapy; Diagnostic testing; Infection fatality rate; Mortality; Non-pharmaceutical intervention; Nowcasting; Prevalence; Mathematical epidemiology; Mathematical modeling; Vaccine development; Pragmatic trials; Factorial designs; Platform trials; Data sharing</text:p>
          </table:table-cell>
          <table:table-cell table:style-name="ce5" office:value-type="string" calcext:value-type="string">
            <text:p>Starting from historic reflections, the current SARS-CoV-2 induced COVID-19 pandemic is examined from various perspectives, in terms of what it implies for the implementation of non-pharmaceutical interventions, the modeling and monitoring of the epidemic, the development of early-warning systems, the study of mortality, prevalence estimation, diagnostic and serological testing, vaccine development, and ultimately clinical trials. Emphasis is placed on how the pandemic had led to unprecedented speed in methodological and clinical development, the pitfalls thereof, but also the opportunities that it engenders for national and international collaboration, and how it has simplified and sped up procedures. We also study the impact of the pandemic on clinical trials in other indications. We note that it has placed biostatistics, epidemiology, virology, infectiology, and vaccinology, and related fields in the spotlight in an unprecedented way, implying great opportunities, but also the need to communicate effectively, often amidst controversy.</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CONTEMP CLIN TRIALS</text:p>
          </table:table-cell>
          <table:table-cell table:style-name="ce5" office:value-type="float" office:value="2020" calcext:value-type="float">
            <text:p>2020</text:p>
          </table:table-cell>
          <table:table-cell table:style-name="ce5" office:value-type="string" calcext:value-type="string">
            <text:p>Research &amp; Experimental Medicine; Pharmacology &amp; Pharmacy</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mpreendendo a dinâmica da pandemia COVID-19: uma análise em tempo real da primeira onda da Suíça </text:p>
          </table:table-cell>
          <table:table-cell office:value-type="string" calcext:value-type="string">
            <text:p>Desde o novo surto de coronavírus de SARS-CoV-2 a partir dos primeiros casos relatados em Wuhan, China, em dezembro de 2019, nosso mundo globalizado mudou enormemente. No dia 11 de março de 2020, a Organização Mundial da Saúde (OMS) declarou o COVID-19 uma pandemia, e nações ao redor do mundo tomaram medidas drásticas para reduzir a transmissão da doença. A situação é semelhante na Suíça, um pequeno país de alta renda na Europa Central, onde o primeiro caso COVID-19 foi registrado em 25 de fevereiro de 2020. Por meio de revisão de literatura e correspondência com profissionais de saúde pública e especialistas em modelagem matemática, este estudo de caso enfoca o impacto do surto na Suíça e nas medidas que este país implementou até agora. Junto com a rápida disseminação do vírus, a organização política, a economia, o sistema de saúde e as características do país influenciam muito a abordagem adotada para enfrentar a crise. A Suíça parece estar estruturalmente bem preparada, mas, de acordo com as previsões da modelagem matemática, para evitar o colapso total das unidades de saúde, as medidas tomadas pelo governo suíço precisam reduzir a cadeia de transmissão do vírus em pelo menos 70%. Felizmente, os modelos atualizados em 22 de abril mostram evidências de que as medidas não farmacêuticas invocadas diminuíram a transmissão em cerca de 89%, comprovando uma gestão eficaz do governo federal e permitindo medidas de desconfinamento progressivo. </text:p>
          </table:table-cell>
          <table:table-cell table:style-name="ce5" office:value-type="string" calcext:value-type="string">
            <text:p>Giachino, M; Valera, CBG; Velasquez, SR; Dohrendorf-Wyss, MA; Rozanova, L; Flahault, A</text:p>
          </table:table-cell>
          <table:table-cell table:style-name="ce5" office:value-type="string" calcext:value-type="string">
            <text:p>Understanding the Dynamics of the COVID-19 Pandemic: A Real-Time Analysis of Switzerland's First Wave</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COVID-19; SARS-CoV-2; pandemic; Switzerland; emerging infectious diseases</text:p>
          </table:table-cell>
          <table:table-cell table:style-name="ce5" office:value-type="string" calcext:value-type="string">
            <text:p>Since the novel coronavirus outbreak of SARS-CoV-2 from the first cases whereof were reported in Wuhan, China, in December 2019, our globalized world has changed enormously. On the 11th of March 2020, the World Health Organization (WHO) declared COVID-19 a pandemic, and nations around the world have taken drastic measures to reduce transmission of the disease. The situation is similar in Switzerland, a small high-income country in Central Europe, where the first COVID-19 case was registered on the 25th of February 2020. Through literature review as well as correspondence with public health professionals and experts in mathematical modeling, this case study focuses on the outbreak's impact on Switzerland and on the measures this country has implemented thus far. Along with the rapid spread of the virus, the political organization, economy, healthcare system, and characteristics of the country greatly influence the approach taken in facing the crisis. Switzerland appears to be structurally well-prepared, but, according to mathematical modeling predictions, in order to avoid total collapse of healthcare facilities, the measures taken by the Swiss Government need to reduce the virus transmission chain by at least 70%. Fortunately, updated models on April 22nd show evidence that the non-pharmaceutical measures invoked have decreased transmission by an estimated 89%, proving effective management by the federal government and allowing for progressive deconfinement measures.</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20" calcext:value-type="float">
            <text:p>2020</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DOAJ Gold, Green Published</text:p>
          </table:table-cell>
          <table:table-cell/>
          <table:table-cell office:value-type="string" calcext:value-type="string">
            <text:p>e4</text:p>
          </table:table-cell>
          <table:table-cell table:number-columns-repeated="47"/>
        </table:table-row>
        <table:table-row table:style-name="ro1" table:visibility="filter">
          <table:table-cell office:value-type="string" calcext:value-type="string">
            <text:p>Avaliação de risco e avaliação da política da China para evitar casos COVID-19 importados de avião </text:p>
          </table:table-cell>
          <table:table-cell office:value-type="string" calcext:value-type="string">
            <text:p>Resumo do autor A epidemia de COVID-19 afetou enormemente a vida de pessoas em todo o mundo. Antes que a vacina fosse amplamente coberta, só podemos reduzir a transmissibilidade do vírus por meio da implementação de fortes intervenções não farmacêuticas. Em resposta aos passageiros aéreos que podem estar carregando o SARS-CoV-2, o plano chinês é uma medida abrangente de redução, isolamento centralizado e testes completos. Realizamos uma avaliação retrospectiva do tempo e da intensidade da implementação da política da China a fim de fornecer suporte de dados para a implementação normal de medidas futuras. Os resultados do modelo indicam que as medidas atualmente tomadas pela China foram implementadas em um momento apropriado para prevenir a propagação da epidemia e tiveram um efeito relativamente bom. Isso significa que essas medidas precisam ser rigorosamente implementadas por um período de tempo, pois a situação de epidemia global ainda é grave. Embora nosso modelo se refira aos sete países com epidemias mais graves em abril, o método de avaliação pode ser aplicado para avaliar os riscos de importação trazidos por outros países. Em 5 de outubro de 2020, a China relatou 2.921 casos importados do exterior. Avaliar a eficácia das políticas atuais da China sobre casos importados no exterior é muito importante para a China e outros países que estão enfrentando ou enfrentarão casos importados no exterior. Em abril, usamos um modelo de metapopulação suscetível-exposto-infeccioso-recuperado para simular a epidemia em sete países estrangeiros, a China e as três principais cidades chinesas. Com base no modelo fora da China, estimamos a proporção de pessoas em período de incubação e calculamos os índices de risco para cidades chinesas por meio da análise de dados de tráfego de aviação desses países. Com base no modelo da China e das três cidades-chave, coletamos informações sobre medidas de controle e quantificamos a eficácia da implementação das políticas atuais em diferentes momentos e intensidades. Os resultados do nosso modelo mostraram que Xangai, Pequim, Qingdao, Guangzhou e Tianjin têm os cinco principais índices de risco. A partir de 20 de abril de 2020, de acordo com as medidas atuais, o número de casos confirmados poderia ser reduzido em 99% em comparação com nenhuma restrição de tráfego aéreo e medidas de isolamento; a redução poderia ser de 93% com o isolamento de passageiros apenas de países importantes. Se a política atual fosse adiada por 7, 10 ou 20 dias, o aumento no número de casos confirmados seria de 1.329, 5.524 e 779.245, respectivamente, que é 2 (.) 1, 5 (.) 7 e 662 ( .) 9 vezes o número de casos confirmados com as medidas atuais. Nossa pesquisa indica que as medidas de controle de importação atualmente tomadas pela China foram implementadas em um momento apropriado para prevenir a propagação da epidemia e têm alcançado resultados de controle relativamente bons. Porém, é necessário permanecer vigilante; caso contrário, outro pico de surto pode ocorrer. </text:p>
          </table:table-cell>
          <table:table-cell table:style-name="ce5" office:value-type="string" calcext:value-type="string">
            <text:p>Pan, JH; Tian, J; Xiong, HY; Liu, ZX; Yao, Y; Wang, YS; Zhu, WL; Wang, Y; Wang, WB</text:p>
          </table:table-cell>
          <table:table-cell table:style-name="ce5" office:value-type="string" calcext:value-type="string">
            <text:p>Risk assessment and evaluation of China's policy to prevent COVID-19 cases imported by plane</text:p>
          </table:table-cell>
          <table:table-cell table:style-name="ce5" office:value-type="string" calcext:value-type="string">
            <text:p>PLOS NEGLECTED TROPICAL DISEASES</text:p>
          </table:table-cell>
          <table:table-cell table:style-name="ce5" office:value-type="string" calcext:value-type="string">
            <text:p>Article</text:p>
          </table:table-cell>
          <table:table-cell/>
          <table:table-cell table:style-name="ce5" office:value-type="string" calcext:value-type="string">
            <text:p>Author summary The epidemic of the COVID-19 has greatly affected the lives of people all over the world. Before the vaccine has been widely covered, we can only reduce the transmissibility of the virus through the implementation of strong non-pharmaceutical interventions. In response to air passengers who may be carrying the SARS-CoV-2, the Chinese plan is a comprehensive measure of reduction, centralized isolation, and completely testing. We conducted a retrospective assessment of the time and intensity of the implementation of China's policy in order to provide data support for the normal implementation of future measures. The model results indicate that the measures currently taken by China were implemented at an appropriate time to prevent the epidemic spreading and have achieved relatively good effect. This means that these measures need to be strictly implemented for a period of time as the global epidemic situation is still serious. Although our model refers to the seven countries with more severe epidemics in April, the assessment method can be applied to assess the importation risks brought by other countries. As of October 5, 2020, China has reported 2,921 cases imported from overseas. Assessing the effectiveness of China's current policies on imported cases abroad is very important for China and other countries that are facing or will face overseas imported cases. In April, we used a susceptible-exposed-infectious-recovered metapopulation model to simulate the epidemic in seven foreign countries, China and the three Chinese key cities. Based on the model outside China, we estimated the proportion of people in incubation period and calculated the risk indexes for Chinese cities through analyzing aviation traffic data from these countries. Based on the model in China and the three key cities, we collected information on control measures and quantified the effectiveness of implementing the current policies at different times and intensities. Our model results showed that Shanghai, Beijing, Qingdao, Guangzhou, and Tianjin have the top five risk indexes. As of April 20, 2020, under current measures, the number of confirmed cases could be reduced by 99% compared with no air traffic restrictions and isolation measures; the reduction could be 93% with isolation of passengers only from key countries. If the current policy were postponed for 7, 10, or 20 days, the increase in the number of confirmed cases would be 1,329, 5,524, and 779,245 respectively, which is 2(.)1, 5(.)7, and 662(.)9 times the number of confirmed cases under current measures. Our research indicates that the importation control measures currently taken by China were implemented at an appropriate time to prevent the epidemic spreading and have achieved relatively good control results. However, it is necessary to remain vigilant; otherwise, another outbreak peak could occur.</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NEGLECT TROP D</text:p>
          </table:table-cell>
          <table:table-cell table:style-name="ce5" office:value-type="float" office:value="2020" calcext:value-type="float">
            <text:p>2020</text:p>
          </table:table-cell>
          <table:table-cell table:style-name="ce5" office:value-type="string" calcext:value-type="string">
            <text:p>Infectious Diseases; Parasitology; Tropical Medicine</text:p>
          </table:table-cell>
          <table:table-cell table:style-name="ce5" office:value-type="string" calcext:value-type="string">
            <text:p>Other Gold</text:p>
          </table:table-cell>
          <table:table-cell office:value-type="string" calcext:value-type="string">
            <text:p>b</text:p>
          </table:table-cell>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table:number-columns-repeated="44"/>
        </table:table-row>
        <table:table-row table:style-name="ro1" table:visibility="filter">
          <table:table-cell office:value-type="string" calcext:value-type="string">
            <text:p>O impacto das intervenções não farmacêuticas COVID-19 na dinâmica futura de infecções endêmicas </text:p>
          </table:table-cell>
          <table:table-cell office:value-type="string" calcext:value-type="string">
            <text:p>As intervenções não farmacêuticas (INP) têm sido empregadas para reduzir a transmissão da síndrome respiratória aguda grave coronavírus 2 (SARS-CoV-2), mas essas medidas já estão tendo efeitos semelhantes em outras doenças endêmicas transmitidas diretamente. As interrupções nos padrões de transmissão sazonal dessas doenças podem ter consequências no momento e na gravidade de surtos futuros. Aqui, consideramos as implicações de SARSCoV-2 NPIs para duas infecções endêmicas que circulam nos Estados Unidos da América: vírus sincicial respiratório (RSV) e influenza sazonal. Usando dados de vigilância laboratorial de 2020, estimamos que a transmissão do RSV diminuiu em pelo menos 20% nos Estados Unidos no início do período de NPI. Simulamos trajetórias futuras do RSV e da influenza, usando um modelo epidêmico. À medida que a suscetibilidade aumenta durante o período de NPI, descobrimos que surtos substanciais de RSV podem ocorrer nos anos futuros, com o pico de surtos provavelmente ocorrendo no inverno de 2021-2022. NPIs mais longos, em geral, levam a surtos futuros maiores, embora possam exibir interações complexas com a sazonalidade da linha de base. Os resultados da influenza refletem amplamente esse quadro, mas são mais incertos; futuros surtos provavelmente dependem da transmissibilidade e da dinâmica evolutiva das cepas circulantes. </text:p>
          </table:table-cell>
          <table:table-cell table:style-name="ce5" office:value-type="string" calcext:value-type="string">
            <text:p>Baker, RE; Park, SW; Yang, WC; Vecchi, GA; Metcalf, CJE; Grenfell, BT</text:p>
          </table:table-cell>
          <table:table-cell table:style-name="ce5" office:value-type="string" calcext:value-type="string">
            <text:p>The impact of COVID-19 nonpharmaceutical interventions on the future dynamics of endemic infections</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style-name="ce5" office:value-type="string" calcext:value-type="string">
            <text:p>COVID-19; RSV; influenza; nonpharmaceutical interventions</text:p>
          </table:table-cell>
          <table:table-cell table:style-name="ce5" office:value-type="string" calcext:value-type="string">
            <text:p>Nonpharmaceutical interventions (NPIs) have been employed to reduce the transmission of severe acute respiratory syndrome coronavirus 2 (SARS-CoV-2), yet these measures are already having similar effects on other directly transmitted, endemic diseases. Disruptions to the seasonal transmission patterns of these diseases may have consequences for the timing and severity of future outbreaks. Here we consider the implications of SARSCoV-2 NPIs for two endemic infections circulating in the United States of America: respiratory syncytial virus (RSV) and seasonal influenza. Using laboratory surveillance data from 2020, we estimate that RSV transmission declined by at least 20% in the United States at the start of the NPI period. We simulate future trajectories of both RSV and influenza, using an epidemic model. As susceptibility increases over the NPI period, we find that substantial outbreaks of RSV may occur in future years, with peak outbreaks likely occurring in the winter of 2021-2022. Longer NPIs, in general, lead to larger future outbreaks although they may display complex interactions with baseline seasonality. Results for influenza broadly echo this picture, but are more uncertain; future outbreaks are likely dependent on the transmissibility and evolutionary dynamics of circulating strains.</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Quantificando a mudança nos padrões de contato social em resposta a intervenções não farmacêuticas </text:p>
          </table:table-cell>
          <table:table-cell office:value-type="string" calcext:value-type="string">
            <text:p>A mistura de contato social desempenha um papel crítico em influenciar as rotas de transmissão de doenças infecciosas. Além disso, quantificar os padrões de mistura de contato social e suas variações em uma pandemia em rápida evolução com a intervenção de mudanças nas medidas de saúde pública é fundamental para uma avaliação retroativa e proativa da eficácia de diferentes intervenções específicas para idades e ambientes. Os padrões de mistura de contato têm sido usados ​​para informar a tomada de decisões de saúde pública sobre a pandemia COVID-19; mas uma metodologia rigorosamente justificada para identificar padrões de mistura de contato específicos de ambiente e suas variações em uma pandemia de rápido desenvolvimento, que pode ser informada por dados prontamente disponíveis, é muito procurada e ainda não foi estabelecida. Aqui, preenchemos esta lacuna crítica desenvolvendo e utilizando uma nova metodologia, integrando padrões de contato social derivados de dados empíricos com um modelo de transmissão de doenças, que permite o uso de dados de incidência estratificados por idade para inferir suscetibilidade específica por idade, padrões de mistura de contato diário em ambientes de trabalho, casa, escola e comunidade; e transmissão adquirida nesses ambientes sob diferentes medidas de distanciamento físico. Demonstramos a utilidade desta metodologia realizando uma análise da epidemia de COVID-19 em Ontário, Canadá. Quantificamos os padrões de mistura específicos para idade e ambiente (domicílio, local de trabalho, comunidade e escola) e sua evolução durante a escalada das intervenções de saúde pública em Ontário, Canadá. Estimamos uma redução da taxa média de contato individual de 12,27 para 6,58 contatos por dia, com aumento dos contatos domiciliares, após a implantação de medidas de controle. Também estimamos tendências crescentes por idade, tanto na suscetibilidade à infecção por SARS-CoV-2 quanto na proporção de indivíduos sintomáticos diagnosticados. Inferir a mistura de contato social específico para idade e ambiente e parâmetros epidemiológicos estratificados por idade, na presença de medidas de controle em evolução, é fundamental para informar a tomada de decisões e políticas para a atual pandemia de COVID-19. </text:p>
          </table:table-cell>
          <table:table-cell table:style-name="ce5" office:value-type="string" calcext:value-type="string">
            <text:p>McCarthy, Z; Xiao, YY; Scarabel, F; Tang, B; Bragazzi, NL; Nah, K; Heffernan, JM; Asgary, A; Murty, VK; Ogden, NH; Wu, JH</text:p>
          </table:table-cell>
          <table:table-cell table:style-name="ce5" office:value-type="string" calcext:value-type="string">
            <text:p>Quantifying the shift in social contact patterns in response to non-pharmaceutical interventions</text:p>
          </table:table-cell>
          <table:table-cell table:style-name="ce5" office:value-type="string" calcext:value-type="string">
            <text:p>JOURNAL OF MATHEMATICS IN INDUSTRY</text:p>
          </table:table-cell>
          <table:table-cell table:style-name="ce5" office:value-type="string" calcext:value-type="string">
            <text:p>Article</text:p>
          </table:table-cell>
          <table:table-cell table:style-name="ce5" office:value-type="string" calcext:value-type="string">
            <text:p>COVID-19; Intervention evaluation; Mathematical modelling; Transmission model; Heterogeneous mixing; Non-pharmaceutical interventions</text:p>
          </table:table-cell>
          <table:table-cell table:style-name="ce5" office:value-type="string" calcext:value-type="string">
            <text:p>Social contact mixing plays a critical role in influencing the transmission routes of infectious diseases. Moreover, quantifying social contact mixing patterns and their variations in a rapidly evolving pandemic intervened by changing public health measures is key for retroactive evaluation and proactive assessment of the effectiveness of different age- and setting-specific interventions. Contact mixing patterns have been used to inform COVID-19 pandemic public health decision-making; but a rigorously justified methodology to identify setting-specific contact mixing patterns and their variations in a rapidly developing pandemic, which can be informed by readily available data, is in great demand and has not yet been established. Here we fill in this critical gap by developing and utilizing a novel methodology, integrating social contact patterns derived from empirical data with a disease transmission model, that enables the usage of age-stratified incidence data to infer age-specific susceptibility, daily contact mixing patterns in workplace, household, school and community settings; and transmission acquired in these settings under different physical distancing measures. We demonstrated the utility of this methodology by performing an analysis of the COVID-19 epidemic in Ontario, Canada. We quantified the age- and setting (household, workplace, community, and school)-specific mixing patterns and their evolution during the escalation of public health interventions in Ontario, Canada. We estimated a reduction in the average individual contact rate from 12.27 to 6.58 contacts per day, with an increase in household contacts, following the implementation of control measures. We also estimated increasing trends by age in both the susceptibility to infection by SARS-CoV-2 and the proportion of symptomatic individuals diagnosed. Inferring the age- and setting-specific social contact mixing and key age-stratified epidemiological parameters, in the presence of evolving control measures, is critical to inform decision- and policy-making for the current COVID-19 pandemic.</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J MATH IND</text:p>
          </table:table-cell>
          <table:table-cell table:style-name="ce5" office:value-type="float" office:value="2020" calcext:value-type="float">
            <text:p>2020</text:p>
          </table:table-cell>
          <table:table-cell table:style-name="ce5" office:value-type="string" calcext:value-type="string">
            <text:p>Mathematic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udanças epidemiológicas na Ilha de Wight após o lançamento do programa NHS Test and Trace: uma análise preliminar </text:p>
          </table:table-cell>
          <table:table-cell office:value-type="string" calcext:value-type="string">
            <text:p>Contexto Em maio de 2020, o programa Teste e Rastreamento do Serviço Nacional de Saúde (NHS) do Reino Unido foi lançado na Inglaterra em resposta à pandemia de COVID-19. O programa foi lançado pela primeira vez na Ilha de Wight e incluiu a versão 1 do aplicativo de rastreamento de contatos do NHS. O objetivo do estudo era fazer uma avaliação preliminar do impacto epidemiológico do programa Test and Trace usando dados disponíveis publicamente. Métodos Usamos dados de casos diários COVID-19 da Public Health England para inferir a incidência de novas infecções e estimar o número de reprodução (R) para cada uma das 150 Autoridades Locais de Nível Superior (UTLAs) na Inglaterra e nacionalmente, antes e depois do lançamento do programa Test and Trace na Ilha de Wight. Usamos métodos bayesianos e de máxima verossimilhança para estimar R e comparamos a Ilha de Wight com outros UTLAs usando um método de controle sintético. Resultados: Observamos diminuições significativas na incidência e R na Ilha de Wight imediatamente após o lançamento do programa Test and Trace. A Ilha de Wight teve uma redução acentuada em R, de 1,3 antes do programa Test and Trace para 05 depois de uma de nossas medidas, e passou de ter o terceiro R mais alto antes do programa Test and Trace, para o décimo segundo menor depois em comparação com outros UTLAs. Interpretação Nossos resultados mostram que a epidemia na Ilha de Wight foi controlada de forma rápida e eficaz após o lançamento do Test and Trace. Nossos resultados destacam a necessidade de mais pesquisas para determinar as causas da redução na propagação da doença, uma vez que estas podem ser traduzidas em estratégias de intervenção não farmacêutica locais e nacionais no período antes de um tratamento ou vacinação para COVID-19 se tornar disponível . Copyright (C) 2020 O (s) autor (es). Publicado pela Elsevier Ltd. Este é um artigo de Acesso Aberto sob a licença CC BY 4.0. </text:p>
          </table:table-cell>
          <table:table-cell table:style-name="ce5" office:value-type="string" calcext:value-type="string">
            <text:p>Kendall, M; Milsom, L; Abeler-Dorner, L; Wymant, C; Ferretti, L; Briers, M; Holmes, C; Bonsall, D; Abeler, J; Fraser, C</text:p>
          </table:table-cell>
          <table:table-cell table:style-name="ce5" office:value-type="string" calcext:value-type="string">
            <text:p>Epidemiological changes on the Isle of Wight after the launch of the NHS Test and Trace programme: a preliminary analysis</text:p>
          </table:table-cell>
          <table:table-cell table:style-name="ce5" office:value-type="string" calcext:value-type="string">
            <text:p>LANCET DIGITAL HEALTH</text:p>
          </table:table-cell>
          <table:table-cell table:style-name="ce5" office:value-type="string" calcext:value-type="string">
            <text:p>Article</text:p>
          </table:table-cell>
          <table:table-cell/>
          <table:table-cell table:style-name="ce5" office:value-type="string" calcext:value-type="string">
            <text:p>Background In May 2020, the UK National Health Service (NHS) Test and Trace programme was launched in England in response to the COVID-19 pandemic. The programme was first rolled out on the Isle of Wight and included version 1 of the NHS contact tracing app. The aim of the study was to make a preliminary assessment of the epidemiological impact of the Test and Trace programme using publicly available data. Methods We used COVID-19 daily case data from Public Health England to infer incidence of new infections and estimate the reproduction number (R) for each of the 150 Upper-Tier Local Authorities (UTLAs) in England and nationally, before and after the launch of the Test and Trace programme on the Isle of Wight. We used Bayesian and maximum-likelihood methods to estimate R and compared the Isle of Wight with other UTLAs using a synthetic control method. Findings We observed significant decreases in incidence and R on the Isle of Wight immediately after the launch of the Test and Trace programme. The Isle of Wight had a marked reduction in R, from 1.3 before the Test and Trace programme to 05 after by one of our measures, and went from having the third highest R before the Test and Trace programme, to the twelfth lowest afterwards compared with other UTLAs. Interpretation Our results show that the epidemic on the Isle of Wight was controlled quickly and effectively after the launch of Test and Trace. Our findings highlight the need for further research to determine the causes of the reduction in the spread of the disease, as these could be translated into local and national non-pharmaceutical intervention strategies in the period before a treatment or vaccination for COVID-19 becomes available. Copyright (C) 2020 The Author(s). Published by Elsevier Ltd. This is an Open Access article under the CC BY 4.0 license.</text:p>
          </table:table-cell>
          <table:table-cell/>
          <table:table-cell table:style-name="ce5" office:value-type="string" calcext:value-type="string">
            <text:p>ELSEVIER</text:p>
          </table:table-cell>
          <table:table-cell table:style-name="ce5" office:value-type="string" calcext:value-type="string">
            <text:p>AMSTERDAM</text:p>
          </table:table-cell>
          <table:table-cell table:style-name="ce5" office:value-type="string" calcext:value-type="string">
            <text:p>LANCET DIGIT HEALTH</text:p>
          </table:table-cell>
          <table:table-cell table:style-name="ce5" office:value-type="float" office:value="2020" calcext:value-type="float">
            <text:p>2020</text:p>
          </table:table-cell>
          <table:table-cell table:style-name="ce5" office:value-type="string" calcext:value-type="string">
            <text:p>Medical Informatics; General &amp; Internal Medicine</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Sistema de resposta de quatro camadas e propagação espacial de COVID-19 na China por um modelo de rede </text:p>
          </table:table-cell>
          <table:table-cell office:value-type="string" calcext:value-type="string">
            <text:p>A fim de investigar a eficácia do bloqueio e das restrições de distanciamento social, que têm sido amplamente adotadas como escolha política para conter a pandemia de COVID-19 em andamento em todo o mundo, formulamos e discutimos um sistema de rede escalonado e ponderado baseado em um SEAIR clássico epidemiológico modelo. Cinco estágios foram levados em consideração de acordo com a resposta de quatro níveis à Crise de Saúde Pública, que vem do Plano de Contingência Nacional na China. O número de reprodução básica escalonada foi obtido e avaliamos a eficácia das políticas de bloqueio e distanciamento social em diferentes cenários entre 19 cidades / regiões na China continental. Além disso, estimamos o risco de infecção associado à liberação sequencial com base na mobilidade da população entre as cidades e a intensidade de algumas intervenções não farmacêuticas. Nossos resultados revelam que a resposta de emergência de saúde pública Nível I é necessária para cidades de alto risco, o que pode nivelar a curva COVID-19 de forma eficaz e rápida. Além disso, políticas de liberação escalonada adequadamente planejadas são extremamente significativas para a prevenção e controle da COVID-19, além de serem benéficas para as atividades econômicas e para a estabilidade e desenvolvimento social. </text:p>
          </table:table-cell>
          <table:table-cell table:style-name="ce5" office:value-type="string" calcext:value-type="string">
            <text:p>Ge, J; He, DH; Lin, ZG; Zhu, HP; Zhuang, ZA</text:p>
          </table:table-cell>
          <table:table-cell table:style-name="ce5" office:value-type="string" calcext:value-type="string">
            <text:p>Four-tier response system and spatial propagation of COVID-19 in China by a network model</text:p>
          </table:table-cell>
          <table:table-cell table:style-name="ce5" office:value-type="string" calcext:value-type="string">
            <text:p>MATHEMATICAL BIOSCIENCES</text:p>
          </table:table-cell>
          <table:table-cell table:style-name="ce5" office:value-type="string" calcext:value-type="string">
            <text:p>Article</text:p>
          </table:table-cell>
          <table:table-cell table:style-name="ce5" office:value-type="string" calcext:value-type="string">
            <text:p>COVID-19 pandemic; Four-tier response system; Lockdown; Basic reproduction number; Graph Laplacian operator; Network model</text:p>
          </table:table-cell>
          <table:table-cell table:style-name="ce5" office:value-type="string" calcext:value-type="string">
            <text:p>In order to investigate the effectiveness of lockdown and social distancing restrictions, which have been widely carried out as policy choice to curb the ongoing COVID-19 pandemic around the world, we formulate and discuss a staged and weighted network system based on a classical SEAIR epidemiological model. Five stages have been taken into consideration according to four-tier response to Public Health Crisis, which comes from the National Contingency Plan in China. Staggered basic reproduction number has been derived and we evaluate the effectiveness of lockdown and social distancing policies under different scenarios among 19 cities/regions in mainland China. Further, we estimate the infection risk associated with the sequential release based on population mobility between cities and the intensity of some non-pharmaceutical interventions. Our results reveal that Level I public health emergency response is necessary for high-risk cities, which can flatten the COVID-19 curve effectively and quickly. Moreover, properly designed staggered-release policies are extremely significant for the prevention and control of COVID-19, furthermore, beneficial to economic activities and social stability and development.</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MATH BIOSCI</text:p>
          </table:table-cell>
          <table:table-cell table:style-name="ce5" office:value-type="float" office:value="2020" calcext:value-type="float">
            <text:p>2020</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Dinâmica oscilatória no dilema do distanciamento social </text:p>
          </table:table-cell>
          <table:table-cell office:value-type="string" calcext:value-type="string">
            <text:p>O distanciamento social como uma das principais intervenções não farmacêuticas pode ajudar a retardar a propagação de doenças, como na pandemia de COVID-19. O distanciamento social efetivo, a menos que imposto como bloqueios drásticos e cordão sanitário obrigatório, exige adesão coletiva estrita e consistente. No entanto, ainda não se sabe quais são os determinantes para a conformidade resultante do distanciamento social e seu impacto na mitigação de doenças. Aqui, incorporamos ao processo epidemiológico um modelo evolutivo da teoria dos jogos que rege a evolução do comportamento de distanciamento social. Em nosso modelo, presumimos que um indivíduo age em seu melhor interesse e suas decisões são orientadas pela aprendizagem social adaptativa do risco de infecção em tempo real em comparação com o custo do distanciamento social. Encontramos dinâmicas oscilatórias interessantes de distanciamento social acompanhadas de ondas de infecção. Além disso, a dinâmica oscilatória é atenuada com uma dependência não trivial dos parâmetros do modelo que regem as tomadas de decisão e cessam gradualmente quando as infecções cumulativas excedem a imunidade do rebanho. Em comparação com o cenário sem distanciamento social, quantificamos o grau em que o distanciamento social mitiga a epidemia e sua dependência da responsividade e da racionalidade dos indivíduos em suas mudanças de comportamento. Nosso trabalho oferece novos insights sobre como alavancar o comportamento humano em apoio à resposta à pandemia. </text:p>
          </table:table-cell>
          <table:table-cell table:style-name="ce5" office:value-type="string" calcext:value-type="string">
            <text:p>Glaubitz, A; Fu, F</text:p>
          </table:table-cell>
          <table:table-cell table:style-name="ce5" office:value-type="string" calcext:value-type="string">
            <text:p>Oscillatory dynamics in the dilemma of social distancing</text:p>
          </table:table-cell>
          <table:table-cell table:style-name="ce5" office:value-type="string" calcext:value-type="string">
            <text:p>PROCEEDINGS OF THE ROYAL SOCIETY A-MATHEMATICAL PHYSICAL AND ENGINEERING SCIENCES</text:p>
          </table:table-cell>
          <table:table-cell table:style-name="ce5" office:value-type="string" calcext:value-type="string">
            <text:p>Article</text:p>
          </table:table-cell>
          <table:table-cell table:style-name="ce5" office:value-type="string" calcext:value-type="string">
            <text:p>behavioural epidemiology; evolutionary game theory; disease dynamics</text:p>
          </table:table-cell>
          <table:table-cell table:style-name="ce5" office:value-type="string" calcext:value-type="string">
            <text:p>Social distancing as one of the main non-pharmaceutical interventions can help slow down the spread of diseases, like in the COVID-19 pandemic. Effective social distancing, unless enforced as drastic lockdowns and mandatory cordon sanitaire, requires consistent strict collective adherence. However, it remains unknown what the determinants for the resultant compliance of social distancing and their impact on disease mitigation are. Here, we incorporate into the epidemiological process with an evolutionary game theory model that governs the evolution of social distancing behaviour. In our model, we assume an individual acts in their best interest and their decisions are driven by adaptive social learning of the real-time risk of infection in comparison with the cost of social distancing. We find interesting oscillatory dynamics of social distancing accompanied with waves of infection. Moreover, the oscillatory dynamics are dampened with a non-trivial dependence on model parameters governing decision-makings and gradually cease when the cumulative infections exceed the herd immunity. Compared to the scenario without social distancing, we quantify the degree to which social distancing mitigates the epidemic and its dependence on individuals' responsiveness and rationality in their behaviour changes. Our work offers new insights into leveraging human behaviour in support of pandemic response.</text:p>
          </table:table-cell>
          <table:table-cell/>
          <table:table-cell table:style-name="ce5" office:value-type="string" calcext:value-type="string">
            <text:p>ROYAL SOC</text:p>
          </table:table-cell>
          <table:table-cell table:style-name="ce5" office:value-type="string" calcext:value-type="string">
            <text:p>LONDON</text:p>
          </table:table-cell>
          <table:table-cell table:style-name="ce5" office:value-type="string" calcext:value-type="string">
            <text:p>P ROY SOC A-MATH PHY</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ndo o impacto dos pedidos de permanência em casa no tempo para atingir a carga máxima de casos e mortes da Covid-19: o tempo importa? </text:p>
          </table:table-cell>
          <table:table-cell office:value-type="string" calcext:value-type="string">
            <text:p>Antecedentes O impacto econômico, psicológico e social das pandemias e medidas de distanciamento social levam à necessidade urgente de determinar a eficácia das intervenções não farmacêuticas (INP), especialmente aquelas consideradas mais rigorosas, como mandatos de permanência em casa e de auto-isolamento. Este estudo enfoca especificamente o impacto das ordens de estadia em casa, tanto nacional quanto internacionalmente, no controle de COVID-19.Métodos Conduzimos uma análise observacional de abril a maio de 2020 e incluímos países e estados dos EUA com estadia em - ordens de casa. Nossa exposição principal foi o tempo entre a data do primeiro caso relatado de COVID-19 até um mandato de permanência em casa implementado para cada região. Nossos resultados primários foram o tempo desde o primeiro caso relatado até o maior número de casos diários e mortes diárias. Realizamos análises de regressão linear, controlando a taxa de casos do surto em cada região respectiva. Resultados Para países e estados dos EUA, um período de tempo mais longo entre o primeiro caso relatado e mandatos de permanência em casa foi associado a um tempo mais longo para atingir tanto o pico diário de casos quanto a contagem de óbitos. O maior efeito foi entre as regiões classificadas como os últimos 10% a implementar um mandato, que nos EUA, previu 35,3 dias extras (IC de 95%: 18,2, 52,5) para o número de casos de pico, e 38,3 dias (IC de 95% : 23,6, 53,0) para o número máximo de mortes. Conclusões Nosso estudo apóia a associação entre o tempo de pedidos de permanência em casa e o tempo para o pico de casos e contagens de óbitos para ambos os países e estados dos EUA. As regiões nas quais os mandatos foram implementados tardiamente tiveram uma duração prolongada para atingir o pico diário de casos e contagens de mortes. </text:p>
          </table:table-cell>
          <table:table-cell table:style-name="ce5" office:value-type="string" calcext:value-type="string">
            <text:p>Medline, A; Hayes, L; Valdez, K; Hayashi, A; Vahedi, F; Capell, W; Sonnenberg, J; Glick, Z; Klausner, JD</text:p>
          </table:table-cell>
          <table:table-cell table:style-name="ce5" office:value-type="string" calcext:value-type="string">
            <text:p>Evaluating the impact of stay-at-home orders on the time to reach the peak burden of Covid-19 cases and deaths: does timing matter?</text:p>
          </table:table-cell>
          <table:table-cell table:style-name="ce5" office:value-type="string" calcext:value-type="string">
            <text:p>BMC PUBLIC HEALTH</text:p>
          </table:table-cell>
          <table:table-cell table:style-name="ce5" office:value-type="string" calcext:value-type="string">
            <text:p>Article</text:p>
          </table:table-cell>
          <table:table-cell/>
          <table:table-cell table:style-name="ce5" office:value-type="string" calcext:value-type="string">
            <text:p>BackgroundThe economic, psychological, and social impact of pandemics and social distancing measures prompt the urgent need to determine the efficacy of non-pharmaceutical interventions (NPIs), especially those considered most stringent such as stay-at-home and self-isolation mandates. This study focuses specifically on the impact of stay-at-home orders, both nationally and internationally, on the control of COVID-19.MethodsWe conducted an observational analysis from April to May 2020 and included both countries and US states with known stay-at-home orders. Our primary exposure was the time between the date of the first reported case of COVID-19 to an implemented stay-at-home mandate for each region. Our primary outcomes were the time from the first reported case to the highest number of daily cases and daily deaths. We conducted linear regression analyses, controlling for the case rate of the outbreak in each respective region.ResultsFor countries and US states, a longer period of time between the first reported case and stay-at-home mandates was associated with a longer time to reach both the peak daily case and death counts. The largest effect was among regions classified as the latest 10% to implement a mandate, which in the US, predicted an extra 35.3days (95% CI: 18.2, 52.5) to the peak number of cases, and 38.3days (95% CI: 23.6, 53.0) to the peak number of deaths.ConclusionsOur study supports the association between the timing of stay-at-home orders and the time to peak case and death counts for both countries and US states. Regions in which mandates were implemented late experienced a prolonged duration to reaching both peak daily case and death count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eparando-se para uma futura onda COVID-19: percepções e limitações de uma avaliação baseada em dados de intervenções não farmacêuticas na Alemanha </text:p>
          </table:table-cell>
          <table:table-cell office:value-type="string" calcext:value-type="string">
            <text:p>Para conter a pandemia COVID-19, os governos introduziram estritas Intervenções Não Farmacêuticas (NPI) que restringiam o movimento, as reuniões públicas, as viagens nacionais e internacionais e fechavam grande parte da economia. No entanto, o impacto da aplicação e subseqüente flexibilização dessas políticas na disseminação do COVID-19 não é bem compreendido. Consequentemente, medimos o impacto dos NPIs na mitigação da propagação de doenças, explorando as variações espaço-temporais nas medidas de política nos 16 estados da Alemanha. Embora esse quase-experimento não permita a identificação causal, o efeito de cada política na redução da disseminação de doenças fornece percepções significativas. Adaptamos o modelo Susceptível-Exposto-Infectado-Recuperado para a propagação da doença para incluir dados sobre casos confirmados diariamente, movimento interestadual e distanciamento social. Ao combinar o modelo com medidas de contribuições de políticas sobre redução da mobilidade, prevemos cenários para relaxar vários tipos de NPIs. Nosso modelo constata que, na Alemanha, as políticas que exigiam restrições de contato (por exemplo, movimento em espaço público limitado a duas pessoas ou co-morando), fechamento de instituições educacionais (por exemplo, escolas) e fechamento de pontos de venda estão associados às quedas mais acentuadas em movimento dentro e entre os estados. As restrições de contato parecem ser mais eficazes na redução dos casos de COVID-19, enquanto o fechamento das fronteiras parece ter apenas efeitos mínimos na mitigação da propagação da doença, embora as viagens transfronteiriças possam ter desempenhado um papel na disseminação da doença na população. Acreditamos que uma compreensão mais profunda dos efeitos da política na mitigação da propagação do COVID-19 permite uma previsão mais precisa da propagação da doença quando os NPIs são parcialmente liberados e fornece aos formuladores de políticas melhores dados para a tomada de decisões informadas. </text:p>
          </table:table-cell>
          <table:table-cell table:style-name="ce5" office:value-type="string" calcext:value-type="string">
            <text:p>Aravindakshan, A; Boehnke, J; Gholami, E; Nayak, A</text:p>
          </table:table-cell>
          <table:table-cell table:style-name="ce5" office:value-type="string" calcext:value-type="string">
            <text:p>Preparing for a future COVID-19 wave: insights and limitations from a data-driven evaluation of non-pharmaceutical interventions in Germany</text:p>
          </table:table-cell>
          <table:table-cell table:style-name="ce5" office:value-type="string" calcext:value-type="string">
            <text:p>SCIENTIFIC REPORTS</text:p>
          </table:table-cell>
          <table:table-cell table:style-name="ce5" office:value-type="string" calcext:value-type="string">
            <text:p>Article</text:p>
          </table:table-cell>
          <table:table-cell/>
          <table:table-cell table:style-name="ce5" office:value-type="string" calcext:value-type="string">
            <text:p>To contain the COVID-19 pandemic, governments introduced strict Non-Pharmaceutical Interventions (NPI) that restricted movement, public gatherings, national and international travel, and shut down large parts of the economy. Yet, the impact of the enforcement and subsequent loosening of these policies on the spread of COVID-19 is not well understood. Accordingly, we measure the impact of NPIs on mitigating disease spread by exploiting the spatio-temporal variations in policy measures across the 16 states of Germany. While this quasi-experiment does not allow for causal identification, each policy's effect on reducing disease spread provides meaningful insights. We adapt the Susceptible-Exposed-Infected-Recovered model for disease propagation to include data on daily confirmed cases, interstate movement, and social distancing. By combining the model with measures of policy contributions on mobility reduction, we forecast scenarios for relaxing various types of NPIs. Our model finds that in Germany policies that mandated contact restrictions (e.g., movement in public space limited to two persons or people co-living), closure of educational institutions (e.g., schools), and retail outlet closures are associated with the sharpest drops in movement within and across states. Contact restrictions appear to be most effective at lowering COVID-19 cases, while border closures appear to have only minimal effects at mitigating the spread of the disease, even though cross-border travel might have played a role in seeding the disease in the population. We believe that a deeper understanding of the policy effects on mitigating the spread of COVID-19 allows a more accurate forecast of disease spread when NPIs are partially loosened and gives policymakers better data for making informed decisions.</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SCI REP-UK</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COVID-19 Dynamics em Illinois sob intervenções não farmacêuticas </text:p>
          </table:table-cell>
          <table:table-cell office:value-type="string" calcext:value-type="string">
            <text:p>Apresentamos a modelagem da epidemia de COVID-19 em Illinois, EUA, capturando a implementação de uma ordem de permanência em casa e cenários para sua eventual liberação. Usamos um modelo de idade de infecção não markoviano que é capaz de lidar com atrasos longos e variáveis ​​sem alterar a topologia do modelo. A estimativa bayesiana dos parâmetros do modelo é realizada usando métodos de Monte Carlo por cadeia de Markov. Essa estrutura nos permite tratar todas as informações de entrada disponíveis, incluindo os parâmetros da epidemia publicados anteriormente e os dados locais disponíveis, de maneira uniforme. Para modelar com precisão as mortes, bem como a demanda no sistema de saúde, calibramos nossas previsões para mortes totais e intra-hospitalares, bem como para ocupação de leitos em hospitais e UTI por pacientes COVID-19. Aplicamos esse modelo não apenas ao estado como um todo, mas também às suas sub-regiões, a fim de levar em conta as grandes disparidades no tamanho e densidade populacional. Sem informações anteriores sobre intervenções não farmacêuticas, o modelo reproduz de forma independente uma tendência de mitigação que corresponde aos dados de mobilidade informados pelo Google e pela Unacast. As previsões futuras do modelo fornecem estimativas robustas da posição de pico e da gravidade e também permitem prever os resultados dependentes da região da liberação de pedidos para ficar em casa. A narrativa altamente restrita resultante da epidemia é capaz de fornecer estimativas de sua progressão invisível e informar cenários para monitoramento e controle sustentáveis ​​da epidemia. </text:p>
          </table:table-cell>
          <table:table-cell table:style-name="ce5" office:value-type="string" calcext:value-type="string">
            <text:p>Wong, GN; Weiner, ZJ; Tkachenko, AV; Elbanna, A; Maslov, S; Goldenfeld, N</text:p>
          </table:table-cell>
          <table:table-cell table:style-name="ce5" office:value-type="string" calcext:value-type="string">
            <text:p>Modeling COVID-19 Dynamics in Illinois under Nonpharmaceutical Interventions</text:p>
          </table:table-cell>
          <table:table-cell table:style-name="ce5" office:value-type="string" calcext:value-type="string">
            <text:p>PHYSICAL REVIEW X</text:p>
          </table:table-cell>
          <table:table-cell table:style-name="ce5" office:value-type="string" calcext:value-type="string">
            <text:p>Article</text:p>
          </table:table-cell>
          <table:table-cell table:style-name="ce5" office:value-type="string" calcext:value-type="string">
            <text:p>Biological Physics; Computational Physics; Interdisciplinary Physics</text:p>
          </table:table-cell>
          <table:table-cell table:style-name="ce5" office:value-type="string" calcext:value-type="string">
            <text:p>We present modeling of the COVID-19 epidemic in Illinois, USA, capturing the implementation of a stay-at-home order and scenarios for its eventual release. We use a non-Markovian age-of-infection model that is capable of handling long and variable time delays without changing its model topology. Bayesian estimation of model parameters is carried out using Markov chain Monte Carlo methods. This framework allows us to treat all available input information, including both the previously published parameters of the epidemic and available local data, in a uniform manner. To accurately model deaths as well as demand on the healthcare system, we calibrate our predictions to total and in-hospital deaths as well as hospital and ICU bed occupancy by COVID-19 patients. We apply this model not only to the state as a whole but also its subregions in order to account for the wide disparities in population size and density. Without prior information on nonpharmaceutical interventions, the model independently reproduces a mitigation trend closely matching mobility data reported by Google and Unacast. Forward predictions of the model provide robust estimates of the peak position and severity and also enable forecasting the regional-dependent results of releasing stay-at-home orders. The resulting highly constrained narrative of the epidemic is able to provide estimates of its unseen progression and inform scenarios for sustainable monitoring and control of the epidemic.</text:p>
          </table:table-cell>
          <table:table-cell/>
          <table:table-cell table:style-name="ce5" office:value-type="string" calcext:value-type="string">
            <text:p>AMER PHYSICAL SOC</text:p>
          </table:table-cell>
          <table:table-cell table:style-name="ce5" office:value-type="string" calcext:value-type="string">
            <text:p>COLLEGE PK</text:p>
          </table:table-cell>
          <table:table-cell table:style-name="ce5" office:value-type="string" calcext:value-type="string">
            <text:p>PHYS REV X</text:p>
          </table:table-cell>
          <table:table-cell table:style-name="ce5" office:value-type="float" office:value="2020" calcext:value-type="float">
            <text:p>2020</text:p>
          </table:table-cell>
          <table:table-cell table:style-name="ce5" office:value-type="string" calcext:value-type="string">
            <text:p>Physic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lassificação da eficácia das intervenções governamentais COVID-19 em todo o mundo </text:p>
          </table:table-cell>
          <table:table-cell office:value-type="string" calcext:value-type="string">
            <text:p>Avaliar a eficácia das intervenções não farmacêuticas (NPIs) para mitigar a propagação da SARS-CoV-2 é fundamental para informar os planos de resposta de preparação futuros. Aqui, quantificamos o impacto de 6.068 NPIs codificados hierarquicamente implementados em 79 territórios no número de reprodução efetiva, R-t, de COVID-19. Propomos uma abordagem de modelagem que combina quatro técnicas computacionais mesclando ferramentas estatísticas, inferência e inteligência artificial. Validamos nossas descobertas com dois conjuntos de dados externos que registram 42.151 NPIs adicionais de 226 países. Nossos resultados indicam que uma combinação adequada de NPIs é necessária para conter a propagação do vírus. NPIs menos perturbadores e caros podem ser tão eficazes quanto os mais intrusivos e drásticos (por exemplo, um bloqueio nacional). Usando cenários hipotéticos específicos de cada país, avaliamos como a eficácia dos INP depende do contexto local, como o momento de sua adoção, abrindo caminho para prever a eficácia de intervenções futuras. Analisando mais de 50.000 intervenções governamentais em mais de 200 países, Haug et al. descobrir que combinações de medidas mais suaves, como comunicação de risco ou aquelas que aumentam a capacidade de saúde, podem ser quase tão eficazes quanto bloqueios disruptivos. </text:p>
          </table:table-cell>
          <table:table-cell table:style-name="ce5" office:value-type="string" calcext:value-type="string">
            <text:p>Haug, N; Geyrhofer, L; Londei, A; Dervic, E; Desvars-Larrive, A; Loreto, V; Pinior, B; Thurner, S; Klimek, P</text:p>
          </table:table-cell>
          <table:table-cell table:style-name="ce5" office:value-type="string" calcext:value-type="string">
            <text:p>Ranking the effectiveness of worldwide COVID-19 government interventions</text:p>
          </table:table-cell>
          <table:table-cell table:style-name="ce5" office:value-type="string" calcext:value-type="string">
            <text:p>NATURE HUMAN BEHAVIOUR</text:p>
          </table:table-cell>
          <table:table-cell table:style-name="ce5" office:value-type="string" calcext:value-type="string">
            <text:p>Article</text:p>
          </table:table-cell>
          <table:table-cell/>
          <table:table-cell table:style-name="ce5" office:value-type="string" calcext:value-type="string">
            <text:p>Assessing the effectiveness of non-pharmaceutical interventions (NPIs) to mitigate the spread of SARS-CoV-2 is critical to inform future preparedness response plans. Here we quantify the impact of 6,068 hierarchically coded NPIs implemented in 79 territories on the effective reproduction number, R-t, of COVID-19. We propose a modelling approach that combines four computational techniques merging statistical, inference and artificial intelligence tools. We validate our findings with two external datasets recording 42,151 additional NPIs from 226 countries. Our results indicate that a suitable combination of NPIs is necessary to curb the spread of the virus. Less disruptive and costly NPIs can be as effective as more intrusive, drastic, ones (for example, a national lockdown). Using country-specific 'what-if' scenarios, we assess how the effectiveness of NPIs depends on the local context such as timing of their adoption, opening the way for forecasting the effectiveness of future interventions. Analysing over 50,000 government interventions in more than 200 countries, Haug et al. find that combinations of softer measures, such as risk communication or those increasing healthcare capacity, can be almost as effective as disruptive lockdowns.</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NAT HUM BEHAV</text:p>
          </table:table-cell>
          <table:table-cell table:style-name="ce5" office:value-type="float" office:value="2020" calcext:value-type="float">
            <text:p>2020</text:p>
          </table:table-cell>
          <table:table-cell table:style-name="ce5" office:value-type="string" calcext:value-type="string">
            <text:p>Psychology; Science &amp; Technology - Other Topics; Neurosciences &amp; Neurology</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Relação entre a infecção por COVID-19 e a percepção de risco, conhecimento, atitude e quatro intervenções não farmacêuticas durante o período tardio da epidemia de COVID-19 na China: pesquisa transversal on-line com 8.158 adultos </text:p>
          </table:table-cell>
          <table:table-cell office:value-type="string" calcext:value-type="string">
            <text:p>Contexto: Até o momento, não há estudos populacionais publicados sobre a relação entre uma infecção por COVID-19 e a percepção pública de risco, fonte de informação, conhecimento, atitude e comportamentos durante o surto de COVID-19 na China. Objetivo: Este estudo visa compreender as relações entre a infecção por COVID-19; quatro intervenções pessoais não farmacêuticas (NPIs; lavagem das mãos, hábitos de tosse adequados, distanciamento social e uso de máscara); e percepção pública de risco, conhecimento, atitude e outras variáveis ​​sociodemográficas. Métodos: Foi realizada uma pesquisa online com 8.158 adultos chineses entre 22 de fevereiro e 5 de março de 2020. As associações bivariadas entre as variáveis ​​categóricas foram examinadas usando o teste exato de Fisher. Também exploramos os determinantes de quatro NPIs, bem como sua associação com a infecção por COVID-19 usando regressão logística. Resultados: De 8.158 adultos incluídos, 57 (0,73%) estavam infectados com COVID-19. A esmagadora maioria dos entrevistados mostrou uma atitude positiva (n = 8094, 99,2%), percepção de risco positiva (n = 8146, 99,9%) e altos níveis de conhecimento que estavam entre os indicadores mais fortes dos quatro NPIs adotados (lavagem das mãos: n = 7895, 96,8%; tosse adequada: 5997/6444, 93,1%; distanciamento social: n = 7104/8158, 87,1%; e uso de máscara: 5011/5120, 97,9%). Houve um risco aumentado de infecção por COVID-19 para aqueles que não lavaram as mãos (2,28% vs 0,65%; razão de risco [RR] 3,53, IC de 95% 1,53-8,15; P = 0,009), não praticaram tosse adequada (1,79% vs 0,73%; RR 2,44, IC 95% 1,15-5,15; P = 0,03), não praticava distanciamento social (1,52% vs 0,58%; RR 2,63, IC 95% 1,48-4,67; P = 0,002) e não usava máscara (7,41% vs 0,6%; RR 12,38, IC 95% 5,81-26,36; P &lt;0,001). Para aqueles que praticaram todos os outros três NPIs, o uso de máscara foi associado a um risco significativamente reduzido de infecção em comparação com aqueles que não usavam máscara (0,6% vs 16,7%; P = 0,04). Da mesma forma, para aqueles que não praticaram todos ou parte dos outros três INP, o uso de máscara também foi associado a um risco significativamente reduzido de infecção. Em um modelo de regressão logística penalizado incluindo todos os quatro NPIs, usar uma máscara foi o único preditor significativo de infecção por COVID-19 entre os quatro NPIs (odds ratio 7,20, IC 95% 2,24-23,11; P &lt;0,001). Conclusões: Encontramos altos níveis de percepção de risco, atitude positiva, conhecimento desejável, bem como um alto nível de adoção dos quatro NPIs. O conhecimento, a percepção de risco e a atitude relevantes foram fortes indicadores de adaptação dos quatro NPIs. O uso de máscara, entre os quatro NPIs pessoais, foi a medida de proteção mais eficaz contra a infecção por COVID-19, com efeito preventivo adicional entre aqueles que praticavam todos ou parte dos outros três NPIs. </text:p>
          </table:table-cell>
          <table:table-cell table:style-name="ce5" office:value-type="string" calcext:value-type="string">
            <text:p>Xu, H; Gan, Y; Zheng, DK; Wu, B; Zhu, X; Xu, C; Liu, CL; Tao, Z; Hu, YY; Chen, M; Li, MJ; Lu, ZX; Chen, J</text:p>
          </table:table-cell>
          <table:table-cell table:style-name="ce5" office:value-type="string" calcext:value-type="string">
            <text:p>Relationship Between COVID-19 Infection and Risk Perception, Knowledge, Attitude, and Four Nonpharmaceutical Interventions During the Late Period of the COVID-19 Epidemic in China: Online Cross-Sectional Survey of 8158 Adults</text:p>
          </table:table-cell>
          <table:table-cell table:style-name="ce5" office:value-type="string" calcext:value-type="string">
            <text:p>JOURNAL OF MEDICAL INTERNET RESEARCH</text:p>
          </table:table-cell>
          <table:table-cell table:style-name="ce5" office:value-type="string" calcext:value-type="string">
            <text:p>Article</text:p>
          </table:table-cell>
          <table:table-cell table:style-name="ce5" office:value-type="string" calcext:value-type="string">
            <text:p>COVID-19; nonpharmaceutical personal interventions; NPI; public health; mask wearing; intervention; infection; risk perception; knowledge; attitude; online survey; China</text:p>
          </table:table-cell>
          <table:table-cell table:style-name="ce5" office:value-type="string" calcext:value-type="string">
            <text:p>Background: So far, there have been no published population studies on the relationship between a COVID-19 infection and public risk perception, information source, knowledge, attitude, and behaviors during the COVID-19 outbreak in China. Objective: This study aims to understand the relationships between COVID-19 infection; four personal nonpharmaceutical interventions (NPIs; handwashing, proper coughing habits, social distancing, and mask wearing); and public risk perception, knowledge, attitude, and other social demographic variables. Methods: An online survey of 8158 Chinese adults between February 22 and March 5, 2020, was conducted. Bivariate associations between categorical variables were examined using Fisher exact test. We also explored the determinants of four NPIs as well as their association with COVID-19 infection using logistic regression. Results: Of 8158 adults included, 57 (0.73%) were infected with COVID-19. The overwhelming majority of respondents showed a positive attitude (n=8094, 99.2%), positive risk perception (n=8146, 99.9%), and high knowledge levels that were among the strongest predictors of the four adopted NPIs (handwashing: n=7895, 96.8%; proper coughing: 5997/6444, 93.1%; social distancing: n=7104/8158, 87.1%; and mask wearing: 5011/5120, 97.9%). There was an increased risk of COVID-19 infection for those who did not wash their hands (2.28% vs 0.65%; risk ratio [RR] 3.53, 95% CI 1.53-8.15; P=.009), did not practice proper coughing (1.79% vs 0.73%; RR 2.44, 95% CI 1.15-5.15; P=.03), did not practice social distancing (1.52% vs 0.58%; RR 2.63, 95% CI 1.48-4.67; P=.002), and did not wear a mask (7.41% vs 0.6%; RR 12.38, 95% CI 5.81-26.36; P&lt;.001). For those who did practice all other three NPIs, wearing a mask was associated with a significantly reduced risk of infection compared to those who did not wear a mask (0.6% vs 16.7%; P=.04). Similarly, for those who did not practice all or part of the other three NPIs, wearing a mask was also associated with a significantly reduced risk of infection. In a penalized logistic regression model including all four NPIs, wearing a mask was the only significant predictor of COVID-19 infection among the four NPIs (odds ratio 7.20, 95% CI 2.24-23.11; P&lt;.001). Conclusions: We found high levels of risk perception, positive attitude, desirable knowledge, as well as a high level of adopting the four NPIs. The relevant knowledge, risk perception, and attitude were strong predictors of adapting the four NPIs. Mask wearing, among the four personal NPIs, was the most effective protective measure against COVID-19 infection, with added preventive effect among those who practiced all or part of the other three NPIs.</text:p>
          </table:table-cell>
          <table:table-cell/>
          <table:table-cell table:style-name="ce5" office:value-type="string" calcext:value-type="string">
            <text:p>JMIR PUBLICATIONS, INC</text:p>
          </table:table-cell>
          <table:table-cell table:style-name="ce5" office:value-type="string" calcext:value-type="string">
            <text:p>TORONTO</text:p>
          </table:table-cell>
          <table:table-cell table:style-name="ce5" office:value-type="string" calcext:value-type="string">
            <text:p>J MED INTERNET RES</text:p>
          </table:table-cell>
          <table:table-cell table:style-name="ce5" office:value-type="float" office:value="2020" calcext:value-type="float">
            <text:p>2020</text:p>
          </table:table-cell>
          <table:table-cell table:style-name="ce5" office:value-type="string" calcext:value-type="string">
            <text:p>Health Care Sciences &amp; Services; Medical Informatics</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Modelagem matemática da dinâmica e contenção de COVID-19 na Ucrânia </text:p>
          </table:table-cell>
          <table:table-cell office:value-type="string" calcext:value-type="string">
            <text:p>A doença COVID-19 causada pelo novo coronavírus SARS-CoV-2 já trouxe desafios sem precedentes para a saúde pública e resultou em um grande número de casos e mortes em todo o mundo. Na ausência de uma vacina eficaz, diferentes países empregaram vários outros tipos de intervenções não farmacêuticas para conter a propagação desta doença, incluindo quarentenas e bloqueios, rastreamento, rastreamento e isolamento de indivíduos infectados e medidas de distanciamento social. A eficácia dessas e de outras medidas de contenção e prevenção de doenças depende, em grande medida, de uma boa compreensão da dinâmica da doença, e modelos matemáticos robustos desempenham um papel importante na previsão de sua dinâmica futura. Neste artigo, enfocamos a Ucrânia, um dos maiores países da Europa, e desenvolvemos um modelo matemático da dinâmica do COVID-19, usando os dados mais recentes sobre parâmetros que caracterizam as características clínicas da doença. Para maior precisão, nosso modelo inclui parâmetros de doença estratificados por idade, bem como matrizes de contato específicas por idade e local para representar os contatos. Mostramos que o modelo é capaz de fornecer uma previsão precisa de curto prazo para os números e distribuição de idade dos casos e óbitos. Também simulamos diferentes cenários de bloqueio e os resultados sugerem que reduzir os contatos de trabalho é mais eficiente na redução da carga de doenças do que reduzir os contatos na escola ou implementar proteção para pessoas com mais de 60 anos. </text:p>
          </table:table-cell>
          <table:table-cell table:style-name="ce5" office:value-type="string" calcext:value-type="string">
            <text:p>Kyrychko, YN; Blyuss, KB; Brovchenko, I</text:p>
          </table:table-cell>
          <table:table-cell table:style-name="ce5" office:value-type="string" calcext:value-type="string">
            <text:p>Mathematical modelling of the dynamics and containment of COVID-19 in Ukraine</text:p>
          </table:table-cell>
          <table:table-cell table:style-name="ce5" office:value-type="string" calcext:value-type="string">
            <text:p>SCIENTIFIC REPORTS</text:p>
          </table:table-cell>
          <table:table-cell table:style-name="ce5" office:value-type="string" calcext:value-type="string">
            <text:p>Article</text:p>
          </table:table-cell>
          <table:table-cell/>
          <table:table-cell table:style-name="ce5" office:value-type="string" calcext:value-type="string">
            <text:p>COVID-19 disease caused by the novel SARS-CoV-2 coronavirus has already brought unprecedented challenges for public health and resulted in huge numbers of cases and deaths worldwide. In the absence of effective vaccine, different countries have employed various other types of non-pharmaceutical interventions to contain the spread of this disease, including quarantines and lockdowns, tracking, tracing and isolation of infected individuals, and social distancing measures. Effectiveness of these and other measures of disease containment and prevention to a large degree depends on good understanding of disease dynamics, and robust mathematical models play an important role in forecasting its future dynamics. In this paper we focus on Ukraine, one of Europe's largest countries, and develop a mathematical model of COVID-19 dynamics, using latest data on parameters characterising clinical features of disease. For improved accuracy, our model includes age-stratified disease parameters, as well as age- and location-specific contact matrices to represent contacts. We show that the model is able to provide an accurate short-term forecast for the numbers and age distribution of cases and deaths. We also simulated different lockdown scenarios, and the results suggest that reducing work contacts is more efficient at reducing the disease burden than reducing school contacts, or implementing shielding for people over 60.</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SCI REP-UK</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Baixa soroprevalência de SARS-CoV-2 em doadores de sangue no início da epidemia de COVID-19 na Holanda </text:p>
          </table:table-cell>
          <table:table-cell office:value-type="string" calcext:value-type="string">
            <text:p>O mundo está combatendo uma pandemia contínua de COVID-19 com sistemas de saúde, sociedade e economias impactados de uma forma sem precedentes. Não está claro quantas pessoas contraíram o coronavírus causador (SARS-CoV-2) sem saber e são assintomáticas. Portanto, os casos COVID-19 relatados não refletem a verdadeira escala do surto. Aqui, apresentamos a prevalência e a distribuição de anticorpos para SARS-CoV-2 em uma população adulta saudável da Holanda, que é um país altamente afetado, usando um imunoensaio de alto desempenho. Nossos resultados indicam que um mês após o início do surto (i) a soroprevalência na Holanda foi de 2,7% com variação regional substancial, (ii) as áreas mais atingidas mostraram uma soroprevalência de até 9,5%, (iii) a soroprevalência foi sexual independente em todas as faixas etárias (18-72 anos) e (iv) os anticorpos estavam significativamente mais presentes em pessoas mais jovens (18-30 anos). Nosso estudo fornece informações vitais sobre a extensão da exposição ao SARS-CoV-2 em um país onde existe distanciamento social. A Holanda é um país altamente afetado pela pandemia COVID-19. Neste estudo, Slot, Hogema e colegas relatam uma baixa soroprevalência de SARS-CoV-2 um mês após o início do surto e fornecem informações sobre a exposição ao vírus por região e faixa etária quando intervenções não farmacêuticas generalizadas estão em vigor. </text:p>
          </table:table-cell>
          <table:table-cell table:style-name="ce5" office:value-type="string" calcext:value-type="string">
            <text:p>Slot, E; Hogema, BM; Reusken, CBEM; Reimerink, JH; Molier, M; Karregat, JHM; IJlst, J; Novotny, VMJ; van Lier, RAW; Zaaijer, HL</text:p>
          </table:table-cell>
          <table:table-cell table:style-name="ce5" office:value-type="string" calcext:value-type="string">
            <text:p>Low SARS-CoV-2 seroprevalence in blood donors in the early COVID-19 epidemic in the Netherlands</text:p>
          </table:table-cell>
          <table:table-cell table:style-name="ce5" office:value-type="string" calcext:value-type="string">
            <text:p>NATURE COMMUNICATIONS</text:p>
          </table:table-cell>
          <table:table-cell table:style-name="ce5" office:value-type="string" calcext:value-type="string">
            <text:p>Article</text:p>
          </table:table-cell>
          <table:table-cell/>
          <table:table-cell table:style-name="ce5" office:value-type="string" calcext:value-type="string">
            <text:p>The world is combating an ongoing COVID-19 pandemic with health-care systems, society and economies impacted in an unprecedented way. It is unclear how many people have contracted the causative coronavirus (SARS-CoV-2) unknowingly and are asymptomatic. Therefore, reported COVID-19 cases do not reflect the true scale of outbreak. Here we present the prevalence and distribution of antibodies to SARS-CoV-2 in a healthy adult population of the Netherlands, which is a highly affected country, using a high-performance immunoassay. Our results indicate that one month into the outbreak (i) the seroprevalence in the Netherlands was 2.7% with substantial regional variation, (ii) the hardest-hit areas showed a seroprevalence of up to 9.5%, (iii) the seroprevalence was sex-independent throughout age groups (18-72 years), and (iv) antibodies were significantly more often present in younger people (18-30 years). Our study provides vital information on the extent of exposure to SARS-CoV-2 in a country where social distancing is in place. The Netherlands is a country highly affected by the COVID-19 pandemic. In this study, Slot, Hogema and colleagues report a low SARS-CoV-2 seroprevalence one month into the outbreak and provide insights into virus exposure by region and age group when widespread non-pharmaceutical interventions are in place.</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NAT COMMUN</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Conjunto de dados de fluxo de mobilidade humana dinâmica multiescala nos EUA durante a epidemia de COVID-19 </text:p>
          </table:table-cell>
          <table:table-cell office:value-type="string" calcext:value-type="string">
            <text:p>Compreender as mudanças dinâmicas da mobilidade humana e os padrões de interação espacial em diferentes escalas geográficas é crucial para avaliar os impactos das intervenções não farmacêuticas (como pedidos para ficar em casa) durante a pandemia COVID-19. Neste descritor de dados, apresentamos um conjunto de dados de fluxo de mobilidade humana dinâmica multiescalar atualizado regularmente nos Estados Unidos, com dados a partir de 1º de março de 2020. Ao analisar milhões de visitas anônimas de usuários de telefones celulares a vários lugares fornecidos pelo SafeGraph, o diário e fluxos populacionais dinâmicos semanais de origem ao destino (OD) são calculados, agregados e inferidos em três escalas geográficas: setor censitário, condado e estado. Há uma alta correlação entre nosso conjunto de dados de fluxo de mobilidade e fontes de dados disponíveis abertamente, o que mostra a confiabilidade dos dados produzidos. Esse conjunto de dados de fluxo de mobilidade humana de alta resolução espaço-temporal em diferentes escalas geográficas ao longo do tempo pode ajudar a monitorar a dinâmica de propagação da epidemia, informar a política de saúde pública e aprofundar nossa compreensão das mudanças do comportamento humano sob a crise de saúde pública sem precedentes. Esses dados abertos de fluxo O-D atualizados podem suportar muitas outras aplicações de sensoriamento social e transporte. </text:p>
          </table:table-cell>
          <table:table-cell table:style-name="ce5" office:value-type="string" calcext:value-type="string">
            <text:p>Kang, YH; Gao, S; Liang, YL; Li, MX; Rao, JM; Kruse, J</text:p>
          </table:table-cell>
          <table:table-cell table:style-name="ce5" office:value-type="string" calcext:value-type="string">
            <text:p>Multiscale dynamic human mobility flow dataset in the US during the COVID-19 epidemic</text:p>
          </table:table-cell>
          <table:table-cell table:style-name="ce5" office:value-type="string" calcext:value-type="string">
            <text:p>SCIENTIFIC DATA</text:p>
          </table:table-cell>
          <table:table-cell table:style-name="ce5" office:value-type="string" calcext:value-type="string">
            <text:p>Article; Data Paper</text:p>
          </table:table-cell>
          <table:table-cell/>
          <table:table-cell table:style-name="ce5" office:value-type="string" calcext:value-type="string">
            <text:p>Understanding dynamic human mobility changes and spatial interaction patterns at different geographic scales is crucial for assessing the impacts of non-pharmaceutical interventions (such as stay-at-home orders) during the COVID-19 pandemic. In this data descriptor, we introduce a regularly-updated multiscale dynamic human mobility flow dataset across the United States, with data starting from March 1st, 2020. By analysing millions of anonymous mobile phone users' visits to various places provided by SafeGraph, the daily and weekly dynamic origin-to-destination (O-D) population flows are computed, aggregated, and inferred at three geographic scales: census tract, county, and state. There is high correlation between our mobility flow dataset and openly available data sources, which shows the reliability of the produced data. Such a high spatiotemporal resolution human mobility flow dataset at different geographic scales over time may help monitor epidemic spreading dynamics, inform public health policy, and deepen our understanding of human behaviour changes under the unprecedented public health crisis. This up-to-date O-D flow open data can support many other social sensing and transportation applications.</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SCI DATA</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stimativa livre de simulação de um modelo SEIR baseado em indivíduo para avaliação de intervenções não farmacêuticas com um aplicativo para COVID-19 no Distrito de Columbia </text:p>
          </table:table-cell>
          <table:table-cell office:value-type="string" calcext:value-type="string">
            <text:p>A pandemia de COVID-19 em andamento demonstrou de forma esmagadora a necessidade de avaliar com precisão os efeitos da implementação de novas intervenções ou da alteração das intervenções não farmacêuticas existentes. Uma vez que essas intervenções aplicadas no nível social não podem ser avaliadas por meios experimentais tradicionais, os funcionários da saúde pública e outros tomadores de decisão devem confiar em modelos epidemiológicos estatísticos e matemáticos. As intervenções não farmacêuticas são tipicamente focadas nos contatos entre membros de uma população, e ainda a maioria dos modelos epidemiológicos dependem da mistura homogênea que repetidamente tem se mostrado uma representação irreal dos padrões de contato. Uma abordagem alternativa são os modelos baseados em indivíduos (IBMs), mas eles geralmente demandam muito tempo e são computacionalmente caros para implementar, exigindo um alto grau de experiência e recursos computacionais. Mais frequentemente, os tomadores de decisão precisam conhecer os efeitos de potenciais decisões de políticas públicas em um período muito curto e com recursos limitados. Este artigo apresenta um algoritmo de computação para um IBM projetado para avaliar intervenções não farmacêuticas. Ao utilizar relações recursivas, nosso método pode calcular rapidamente os resultados epidemiológicos esperados, mesmo para grandes populações com base em qualquer rede de contato arbitrária. Utilizamos nossos métodos para avaliar os efeitos de várias medidas de mitigação no Distrito de Columbia, EUA, em vários momentos e em vários graus. O código R para nosso método é fornecido no material suplementar, permitindo assim que outros utilizem nossa abordagem para outras regiões. </text:p>
          </table:table-cell>
          <table:table-cell table:style-name="ce5" office:value-type="string" calcext:value-type="string">
            <text:p>Sewell, DK; Miller, A</text:p>
          </table:table-cell>
          <table:table-cell table:style-name="ce5" office:value-type="string" calcext:value-type="string">
            <text:p>Simulation-free estimation of an individual-based SEIR model for evaluating nonpharmaceutical interventions with an application to COVID-19 in the District of Columbia</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The ongoing COVID-19 pandemic has overwhelmingly demonstrated the need to accurately evaluate the effects of implementing new or altering existing nonpharmaceutical interventions. Since these interventions applied at the societal level cannot be evaluated through traditional experimental means, public health officials and other decision makers must rely on statistical and mathematical epidemiological models. Nonpharmaceutical interventions are typically focused on contacts between members of a population, and yet most epidemiological models rely on homogeneous mixing which has repeatedly been shown to be an unrealistic representation of contact patterns. An alternative approach is individual based models (IBMs), but these are often time intensive and computationally expensive to implement, requiring a high degree of expertise and computational resources. More often, decision makers need to know the effects of potential public policy decisions in a very short time window using limited resources. This paper presents a computation algorithm for an IBM designed to evaluate nonpharmaceutical interventions. By utilizing recursive relationships, our method can quickly compute the expected epidemiological outcomes even for large populations based on any arbitrary contact network. We utilize our methods to evaluate the effects of various mitigation measures in the District of Columbia, USA, at various times and to various degrees. Rcode for our method is provided in the supplementry material, thereby allowing others to utilize our approach for other region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Variações transnacionais no surto de COVID-19 na África Ocidental: Qual a posição da Nigéria na pandemia? </text:p>
          </table:table-cell>
          <table:table-cell office:value-type="string" calcext:value-type="string">
            <text:p>A Nigéria é atualmente o pior país afetado por COVID-19 na África Ocidental em termos de morbidade e mortalidade em meio à recente proclamação do país pela CEDEAO como Campeão da Resposta COVID-19 da região. É neste contexto que este artigo analisou a distribuição geográfica dos casos confirmados de COVID-19 e fatalidades na África Ocidental, com vista a compreender porque é que a Nigéria está no centro da pandemia no subcontinente. A pesquisa se baseou em dados do COVID-19 e outros indicadores econômicos, demográficos, de saúde e de transporte de fontes publicadas. A técnica de correlação de Pearson e regressões lineares simples foram úteis para discernir associações entre COVID-19 e fatores explicativos na África Ocidental. Em ordem de importância, Nigéria, Gana e Senegal foram os três primeiros na lista de morbidade, enquanto Nigéria, Mali e Níger tiveram o maior número de fatalidades em 11 de junho de 2020. Os resultados mostram que o tamanho da população e o tráfego aéreo tiveram impacto significativo sobre morbidade e mortalidade COVID-19 na África Ocidental. Além disso, o grande tamanho da população da Nigéria e o alto volume de tráfego aéreo não só aumentaram sua suscetibilidade à infecção viral, mas também contribuíram para o fato de ser uma exceção no subcontinente. O estudo recomenda que uma reabertura cautelosa e gradual das fronteiras deve ser considerada pelos estados membros da sub-região enquanto medidas de prevenção comportamental estão sendo aplicadas até que uma vacina seja encontrada. </text:p>
          </table:table-cell>
          <table:table-cell table:style-name="ce5" office:value-type="string" calcext:value-type="string">
            <text:p>Osayomi, T; Adeleke, R; Taiwo, OJ; Gbadegesin, AS; Fatayo, OC; Akpoterai, LE; Ayanda, JT; Moyin-Jesu, J; Isioye, A</text:p>
          </table:table-cell>
          <table:table-cell table:style-name="ce5" office:value-type="string" calcext:value-type="string">
            <text:p>Cross-national variations in COVID-19 outbreak in West Africa: Where does Nigeria stand in the pandemic?</text:p>
          </table:table-cell>
          <table:table-cell table:style-name="ce5" office:value-type="string" calcext:value-type="string">
            <text:p>SPATIAL INFORMATION RESEARCH</text:p>
          </table:table-cell>
          <table:table-cell table:style-name="ce5" office:value-type="string" calcext:value-type="string">
            <text:p>Article; Early Access</text:p>
          </table:table-cell>
          <table:table-cell table:style-name="ce5" office:value-type="string" calcext:value-type="string">
            <text:p>COVID-19; Pandemic; Non-Pharmaceutical interventions; Nigeria; Economic Community of West African States</text:p>
          </table:table-cell>
          <table:table-cell table:style-name="ce5" office:value-type="string" calcext:value-type="string">
            <text:p>Nigeria is currently the worst COVID-19 affected country in West Africa in terms of morbidity and mortality amid ECOWAS's recent proclamation of the country as the region's COVID-19 Response Champion. It is against this background that this paper analysed the geographical distribution of confirmed COVID-19 cases and fatalities in West Africa, with a view to understanding why Nigeria is at the heart of the pandemic in the sub-continent. The research relied on COVID-19 data and other health, demographic, transport, economic indicators from published sources. Pearson correlation technique and simple linear regressions were useful in discerning associations between COVID-19 and explanatory factors in West Africa. In order of importance, Nigeria, Ghana and Senegal were the top three on the morbidity list while Nigeria, Mali and Niger had the largest number of fatalities as at June 11, 2020. Results show that the population size and air traffic had significant impact on both COVID-19 morbidity and mortality in West Africa. In addition, Nigeria's large population size and high air traffic volume did not only increase its susceptibility to the viral infection but also accounted for its being an outlier in the sub-continent. The study recommends that a cautious and gradual reopening of the borders should be considered by member states of the sub-region while behavioural avoidance measures are being enforced till a vaccine is found.</text:p>
          </table:table-cell>
          <table:table-cell/>
          <table:table-cell table:style-name="ce5" office:value-type="string" calcext:value-type="string">
            <text:p>SPRINGER SINGAPORE PTE LTD</text:p>
          </table:table-cell>
          <table:table-cell table:style-name="ce5" office:value-type="string" calcext:value-type="string">
            <text:p>SINGAPORE</text:p>
          </table:table-cell>
          <table:table-cell table:style-name="ce5" office:value-type="string" calcext:value-type="string">
            <text:p>SPAT INF RES</text:p>
          </table:table-cell>
          <table:table-cell/>
          <table:table-cell table:style-name="ce5" office:value-type="string" calcext:value-type="string">
            <text:p>Remote Sensing</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ercepções públicas sobre a eficácia dos comportamentos recomendados de intervenção não farmacêutica para mitigar a propagação da SARS-CoV-2 </text:p>
          </table:table-cell>
          <table:table-cell office:value-type="string" calcext:value-type="string">
            <text:p>Antecedentes A pandemia COVID-19 é uma ameaça sem precedentes à saúde pública, tanto em âmbito como em resposta. Sem vacina disponível, o público é aconselhado a praticar intervenções não farmacêuticas (NPI), incluindo distanciamento social, uso de máscara e lavagem das mãos. No entanto, pouco se sabe sobre as percepções do público sobre a eficácia dessas medidas, e é provável que uma alta eficácia percebida seja crítica para alcançar a adoção generalizada de NPI. Métodos Em maio de 2020, realizamos uma pesquisa transversal entre adultos nos EUA (N = 3.474). O desfecho primário foi uma medida de seis itens avaliando a eficácia percebida dos comportamentos recomendados para prevenir a infecção por SARS-CoV-2 de 1 (nada eficaz) a 5 (extremamente eficaz). A amostra foi dividida em grupos de maior e menor eficácia percebida. As covariáveis ​​incluíram dados demográficos, características de saúde e crenças sobre saúde. As variáveis ​​que foram significativas em p &lt;0,01 nas análises bivariadas foram inseridas em uma regressão logística multivariada e um modelo de melhor ajuste foi criado usando um ponto de corte de p &lt;0,01 para permanecer no modelo. Resultados A média de idade foi de 45,5 anos e a maioria dos participantes eram brancos não hispânicos (63%) e do sexo feminino (52,4%). O grupo de alta eficácia percebida foi ligeiramente maior do que o grupo de baixa eficácia percebida (52,7% vs. 47,3%). Quase todas as variáveis ​​de crença na saúde foram significativas no modelo de regressão de melhor ajuste. Preocupação relacionada ao COVID-19 (aOR = 1,82; IC de 95% = 1,64-2,02) e ameaça percebida à saúde física (aOR = 1,32; IC de 95% = 1,20-1,45) foram positivamente associados à eficácia percebida enquanto a gravidade percebida de COVID -19 (0,84; IC 95% = 0,73-0,96) e probabilidade percebida de infecção (0,85; IC 95% = 0,77-0,94) mudaram de direção no modelo ajustado e foram negativamente associados à eficácia percebida. Conclusões Esta pesquisa indica que as pessoas geralmente acreditam que os NPI são eficazes, mas houve variabilidade com base nas crenças sobre a saúde e há taxas mistas de envolvimento nesses comportamentos. Os esforços de saúde pública devem se concentrar no aumento da percepção da gravidade e da ameaça da doença relacionada à SARS-CoV-2, ao mesmo tempo em que promovem a NPI como eficaz na redução da ameaça. </text:p>
          </table:table-cell>
          <table:table-cell table:style-name="ce5" office:value-type="string" calcext:value-type="string">
            <text:p>Kasting, ML; Head, KJ; Hartsock, JA; Sturm, L; Zimet, GD</text:p>
          </table:table-cell>
          <table:table-cell table:style-name="ce5" office:value-type="string" calcext:value-type="string">
            <text:p>Public perceptions of the effectiveness of recommended non-pharmaceutical intervention behaviors to mitigate the spread of SARS-CoV-2</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The COVID-19 pandemic is an unprecedented public health threat, both in scope and response. With no vaccine available, the public is advised to practice non-pharmaceutical interventions (NPI) including social distancing, mask-wearing, and washing hands. However, little is known about public perceptions of the effectiveness of these measures, and high perceived effectiveness is likely to be critical in order to achieve widespread adoption of NPI. Methods In May 2020, we conducted a cross-sectional survey among U.S. adults (N = 3,474). The primary outcome was a six-item measure assessing perceived effectiveness of recommended behaviors to prevent SARS-CoV-2 infection from 1 (not at all effective) to 5 (extremely effective). The sample was divided into higher and lower perceived effectiveness groups. Covariates included demographics, healthcare characteristics, and health beliefs. Variables that were significant at p&lt;0.01 in bivariate analyses were entered into a multivariable logistic regression and a best-fit model was created using a cutoff of p&lt;0.01 to stay in the model. Results Mean age was 45.5 years and most participants were non-Hispanic White (63%) and female (52.4%). The high perceived effectiveness group was slightly larger than the low perceived effectiveness group (52.7% vs. 47.3%). Almost all health belief variables were significant in the best-fit regression model. COVID-19-related worry (aOR = 1.82; 95% CI = 1.64-2.02), and perceived threat to physical health (aOR = 1.32; 95% CI = 1.20-1.45) were positively associated with perceived effectiveness while perceived severity of COVID-19 (0.84; 95% CI = 0.73-0.96) and perceived likelihood of infection (0.85; 95% CI = 0.77-0.94) switched directions in the adjusted model and were negatively associated with perceived effectiveness. Conclusions This research indicates people generally believe NPI are effective, but there was variability based on health beliefs and there are mixed rates of engagement in these behaviors. Public health efforts should focus on increasing perceived severity and threat of SARS-CoV-2-related disease, while promoting NPI as effective in reducing threat.</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Solidariedade e comportamento social: como isso ajudou as comunidades a gerenciar a pandemia COVID-19? </text:p>
          </table:table-cell>
          <table:table-cell office:value-type="string" calcext:value-type="string">
            <text:p>Objetivo Durante os bloqueios de pandemia por coronavírus (COVID-19), ficar em casa ou trabalhar de casa, muitos argumentaram que as intervenções não farmacêuticas ocidentalizadas (NPI) não fornecem soluções em países de baixa renda como a Nigéria, onde os candidatos informais de emprego, vendedores ambulantes, trabalhadores informais e artesãos dependem principalmente da economia informal. Ao aplicar a solidariedade social (SS) e a abordagem baseada na comunidade (CBA), os autores avaliam os atos individuais (confiança, altruísmo e reciprocidade) durante o bloqueio e como essas práticas evoluem de abordagens individuais para ações coletivas. Design / metodologia / abordagem Este estudo reflete sobre o paradigma de pesquisa do pragmatismo que permite aos pesquisadores manter tanto a subjetividade em suas reflexões quanto a objetividade na coleta e análise de dados. Os autores adotam um método qualitativo por meio de procedimento de amostragem proposital e de conveniência. Os dados foram analisados ​​tematicamente para identificar elementos da SS, atos individuais, ações e percepções coletivas ou comunitárias. Resultados Os resultados revelam que o COVID-19 teve um impacto desproporcional (falta de alimentos e queda na renda diária) sobre os trabalhadores, os candidatos informais, os empresários informais e as famílias pobres. Como tal, o estudo desenvolveu um modelo reflexivo de solidariedade exibido por atos individuais e atos coletivos (práticas de compartilhamento de recursos, compartilhamento de informações, empoderamento das mulheres, distribuição de paliativos e doações) dentro de círculos de confiança que ajudaram as pessoas a lidar com as experiências de bloqueio. Implicações práticas A solidariedade representa crenças, práticas de valores e normas. A SS exibida por pessoas por meio do NPI teria implicações no planejamento e monitoramento da eficácia dos programas de saúde pública durante uma pandemia no futuro. Implicações sociais Os resultados das ações dos cidadãos e da comunidade têm implicações relacionadas ao processo de construção de comunidades - união - e solidariedade que aumenta o desenvolvimento social com implicações na agenda da política de saúde comunitária durante desastres, emergências e pandemia de saúde. Originalidade / valor Este é um dos primeiros estudos a analisar a relação entre confiança, altruísmo, reciprocidade, SS e CBA durante a pandemia de COVID-19. Além disso, parece razoável esclarecer o conceito de SS dada a falta de clareza sobre as definições de estudos anteriores. </text:p>
          </table:table-cell>
          <table:table-cell table:style-name="ce5" office:value-type="string" calcext:value-type="string">
            <text:p>Igwe, PA; Ochinanwata, C; Ochinanwata, N; Adeyeye, JO; Ikpor, IM; Nwakpu, SE; Egbo, OP; Onyishi, IE; Vincent, O; Nwekpa, KC; Nwakpu, KO; Adeoye, AA; Odika, PO; Fakah, H; Ogunnaike, OO; Umemezia, EI</text:p>
          </table:table-cell>
          <table:table-cell table:style-name="ce5" office:value-type="string" calcext:value-type="string">
            <text:p>Solidarity and social behaviour: how did this help communities to manage COVID-19 pandemic?</text:p>
          </table:table-cell>
          <table:table-cell table:style-name="ce5" office:value-type="string" calcext:value-type="string">
            <text:p>INTERNATIONAL JOURNAL OF SOCIOLOGY AND SOCIAL POLICY</text:p>
          </table:table-cell>
          <table:table-cell table:style-name="ce5" office:value-type="string" calcext:value-type="string">
            <text:p>Article</text:p>
          </table:table-cell>
          <table:table-cell table:style-name="ce5" office:value-type="string" calcext:value-type="string">
            <text:p>Social solidarity; Community-based approach; Community health; COVID-19; Nigeria</text:p>
          </table:table-cell>
          <table:table-cell table:style-name="ce5" office:value-type="string" calcext:value-type="string">
            <text:p>Purpose During the coronavirus (COVID-19) pandemic lockdowns, stay at home or work from home, many have argued that the westernised non-pharmaceutical interventions (NPI) do not provide remedial in low-income countries like Nigeria, where informal job seekers, street traders, informal labourers and artisans depend mainly on the informal economy. By applying social solidarity (SS) and community-based approach (CBA), the authors evaluate individual acts (trust, altruism and reciprocity) during the lockdown and how these practices evolve from individual approaches to collective actions. Design/methodology/approach This study reflects on pragmatism research paradigm that enables researchers to maintain both subjectivity in their reflections and objectivity in data collection and analysis. The authors adopt a qualitative method through purposeful and convenience sampling procedure. Data were analysed thematically to identify elements of SS, individual acts, collective or community actions and perceptions. Findings The findings reveal that COVID-19 had a disproportionate impact (lack of food and a fall in daily income) on workers, informal job seekers, informal businesses operators and the poor households. As such, the study developed a reflective model of solidarity exhibited by individual acts and collective acts (practices of resource pooling, information sharing, women empowerment, distribution of palliatives and donations) within trusted circles that helped people cope with the lockdown experiences. Practical implications Solidarity represents beliefs, practices of values and norms. The SS exhibited by people through NPI would have implications on planning and monitoring the effectiveness of public health programmes during a pandemic in the future. Social implications The findings of citizens and community actions have implications related to the process of building communities - coming together - and solidarity that enhances social development with implications on community health policy agenda during disasters, emergencies and health pandemic. Originality/value This is one of the first studies to analyse the relationship between trust, altruism, reciprocity, SS and CBA during the COVID-19 pandemic. Also, it seems reasonable to clarify the concept of SS given the lack of clarity about the definitions from previous studies.</text:p>
          </table:table-cell>
          <table:table-cell/>
          <table:table-cell table:style-name="ce5" office:value-type="string" calcext:value-type="string">
            <text:p>EMERALD GROUP PUBLISHING LTD</text:p>
          </table:table-cell>
          <table:table-cell table:style-name="ce5" office:value-type="string" calcext:value-type="string">
            <text:p>BINGLEY</text:p>
          </table:table-cell>
          <table:table-cell table:style-name="ce5" office:value-type="string" calcext:value-type="string">
            <text:p>INT J SOCIOL SOC POL</text:p>
          </table:table-cell>
          <table:table-cell table:style-name="ce5" office:value-type="float" office:value="2020" calcext:value-type="float">
            <text:p>2020</text:p>
          </table:table-cell>
          <table:table-cell table:style-name="ce5" office:value-type="string" calcext:value-type="string">
            <text:p>Sociology</text:p>
          </table:table-cell>
          <table:table-cell table:style-name="ce5" office:value-type="string" calcext:value-type="string">
            <text:p>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evisões de curto prazo da pandemia COVID-19: um estudo de caso dos Camarões </text:p>
          </table:table-cell>
          <table:table-cell office:value-type="string" calcext:value-type="string">
            <text:p>Neste artigo, uma abordagem do filtro Ensemble of Kalman (EnKf) é desenvolvida para estimar variáveis ​​de estado não mensuráveis ​​e parâmetros desconhecidos em um modelo COVID-19. Primeiramente, formulamos um modelo matemático para a transmissão dinâmica de COVID-19 que leva em consideração a circulação de coronavírus livres no ambiente. Fornecemos as propriedades básicas do modelo e calculamos o número básico de reprodução R-0, que desempenha um papel importante no desfecho da doença. Depois, assumindo a medição contínua de novos casos relatados de COVID-19, indivíduos falecidos e recuperados, a abordagem EnKf é usada para estimar as variáveis ​​não medidas e taxas de transmissão de COVID-19 desconhecidas usando dados reais da atual pandemia de COVID-19 nos Camarões. Apresentamos as previsões da atual pandemia nos Camarões e exploramos o impacto de intervenções não farmacêuticas, como sensibilização com base na mídia de massa, distanciamento social, uso de máscara facial, rastreamento de contato e a desinfecção e descontaminação de lugares infectados usando produtos adequados contra coronavírus livres no meio ambiente para reduzir a propagação da doença. Por meio de simulações numéricas, descobrimos que naquele momento (i) R-0 aproximado a 2,9495, o que significa que a doença não morrerá sem quaisquer medidas de controle, (ii) a infecção de casos infectados com COVID-19 é mais importante do que a infecção de coronavírus livres no ambiente, (iii) o número de novos casos COVID-19 ainda vai aumentar e há uma necessidade de aumentar a vigilância em tempo hábil, usando rastreamento de contato e sensibilização da população para respeitar o distanciamento social, máscaras faciais usando através da conscientização e (iv) a erradicação da pandemia é altamente dependente das medidas de controle tomadas pelos governos. (c) 2020 Elsevier Ltd. Todos os direitos reservados. </text:p>
          </table:table-cell>
          <table:table-cell table:style-name="ce5" office:value-type="string" calcext:value-type="string">
            <text:p>Nkwayep, CH; Bowong, S; Tewa, JJ; Kurths, J</text:p>
          </table:table-cell>
          <table:table-cell table:style-name="ce5" office:value-type="string" calcext:value-type="string">
            <text:p>Short-term forecasts of the COVID-19 pandemic: a study case of Cameroon</text:p>
          </table:table-cell>
          <table:table-cell table:style-name="ce5" office:value-type="string" calcext:value-type="string">
            <text:p>CHAOS SOLITONS &amp; FRACTALS</text:p>
          </table:table-cell>
          <table:table-cell table:style-name="ce5" office:value-type="string" calcext:value-type="string">
            <text:p>Article</text:p>
          </table:table-cell>
          <table:table-cell table:style-name="ce5" office:value-type="string" calcext:value-type="string">
            <text:p>COVID-19 Pandemic; Mathematical models; Basic reproduction number; Short-term forecasts; Control measures</text:p>
          </table:table-cell>
          <table:table-cell table:style-name="ce5" office:value-type="string" calcext:value-type="string">
            <text:p>In this paper, an Ensemble of Kalman filter (EnKf) approach is developed to estimate unmeasurable state variables and unknown parameters in a COVID-19 model. We first formulate a mathematical model for the dynamic transmission of COVID-19 that takes into account the circulation of free coronaviruses in the environment. We provide the basic properties of the model and compute the basic reproduction number R-0 that plays an important role in the outcome of the disease. After, assuming continuous measurement of newly COVID-19 reported cases, deceased and recovered individuals, the EnKf approach is used to estimate the unmeasured variables and unknown COVID-19 transmission rates using real data of the current COVID-19 pandemic in Cameroon. We present the forecasts of the current pandemic in Cameroon and explore the impact of non-pharmaceutical interventions such as mass media-based sensitization, social distancing, face-mask wearing, contact tracing and the desinfection and decontamination of infected places by using suitable products against free coronaviruses in the environment in order to reduce the spread of the disease. Through numerical simulations, we find that at that time (i) R-0 approximate to 2.9495 meaning that the disease will not die out without any control measures, (ii) the infection from COVID-19 infected cases is more important than the infection from free coronaviruses in the environment, (iii) the number of new COVID-19 cases will still increase and there is a necessity to increase timely the surveillance by using contact tracing and sensibilisation of the population to respect social distancing, face-masks wearing through awareness programs and (iv) the eradication of the pandemic is highly dependent on the control measures taken by governments. (c) 2020 Elsevier Ltd. All rights reserved.</text:p>
          </table:table-cell>
          <table:table-cell/>
          <table:table-cell table:style-name="ce5" office:value-type="string" calcext:value-type="string">
            <text:p>PERGAMON-ELSEVIER SCIENCE LTD</text:p>
          </table:table-cell>
          <table:table-cell table:style-name="ce5" office:value-type="string" calcext:value-type="string">
            <text:p>OXFORD</text:p>
          </table:table-cell>
          <table:table-cell table:style-name="ce5" office:value-type="string" calcext:value-type="string">
            <text:p>CHAOS SOLITON FRACT</text:p>
          </table:table-cell>
          <table:table-cell table:style-name="ce5" office:value-type="float" office:value="2020" calcext:value-type="float">
            <text:p>2020</text:p>
          </table:table-cell>
          <table:table-cell table:style-name="ce5" office:value-type="string" calcext:value-type="string">
            <text:p>Mathematics; Phys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Modelagem matemática de COVID-19: Impacto de intervenções não farmacêuticas na Índia </text:p>
          </table:table-cell>
          <table:table-cell office:value-type="string" calcext:value-type="string">
            <text:p>Na ausência de vacinas / estratégias antivirais eficazes para reduzir a carga da pandemia de doença coronavírus 2019 (COVID-19) na Índia, o foco principal tem sido em intervenções não farmacêuticas básicas (NPIs), como bloqueio nacional (restrições de viagens e o fechamento de escolas, shoppings e locais de culto e outros locais de reunião), quarentena de indivíduos expostos e isolamento de indivíduos infectados. No presente estudo, propomos um modelo de epidemia compartimental incorporando compartimentos de quarentena e isolamento para (i) descrever os atuais padrões de transmissão de COVID-19 na Índia, (ii) avaliar o impacto dos NPIs atualmente implementados e (iii) prever o futuro curso da pandemia com vários cenários de NPIs na Índia. Para R 0 &lt;1, o sistema tem um equilíbrio livre de doença assintoticamente estável globalmente, enquanto para R 0&gt; 1, o sistema tem um equilíbrio livre de doença instável e um equilíbrio endêmico localmente estável único. Usando o método dos mínimos quadrados e a curva de melhor ajuste, estimamos os parâmetros do modelo para calibrar o modelo com novos casos confirmados diários e casos confirmados cumulativos na Índia para o período de 1 de maio de 2020 a 25 de junho de 2020. Nosso resultado mostra que a implementação de um isolamento quase perfeito na Índia e um incremento de 33,33% no rastreamento de contato em 26 de junho de 2020 pode reduzir o número de casos confirmados cumulativos de COVID-19 na Índia em cerca de 53,8% no final de julho de 2020. Bloqueio nacional com alta eficiência pode diminuir drasticamente os casos de COVID-19, mas os NPIs combinados podem alcançar o impacto mais forte e rápido na disseminação de COVID-19 na Índia. </text:p>
          </table:table-cell>
          <table:table-cell table:style-name="ce5" office:value-type="string" calcext:value-type="string">
            <text:p>Bajiya, VP; Bugalia, S; Tripathi, JP</text:p>
          </table:table-cell>
          <table:table-cell table:style-name="ce5" office:value-type="string" calcext:value-type="string">
            <text:p>Mathematical modeling of COVID-19: Impact of non-pharmaceutical interventions in India</text:p>
          </table:table-cell>
          <table:table-cell table:style-name="ce5" office:value-type="string" calcext:value-type="string">
            <text:p>CHAOS</text:p>
          </table:table-cell>
          <table:table-cell table:style-name="ce5" office:value-type="string" calcext:value-type="string">
            <text:p>Article</text:p>
          </table:table-cell>
          <table:table-cell/>
          <table:table-cell table:style-name="ce5" office:value-type="string" calcext:value-type="string">
            <text:p>In the absence of effective vaccine/antiviral strategies for reducing the burden of the coronavirus disease 2019 (COVID-19) pandemic in India, the main focus has been on basic non-pharmaceutical interventions (NPIs), such as nationwide lockdown (travel restrictions and the closure of schools, shopping malls, and worshipping and other gathering places), quarantining of exposed individuals, and isolation of infected individuals. In the present study, we propose a compartmental epidemic model incorporating quarantine and isolation compartments to (i) describe the current transmission patterns of COVID-19 in India, (ii) assess the impact of currently implemented NPIs, and (iii) predict the future course of the pandemic with various scenarios of NPIs in India. For R 0 &lt; 1, the system has a globally asymptotically stable disease free equilibrium, while for R 0 &gt; 1, the system has one unstable disease free equilibrium and a unique locally stable endemic equilibrium. By using the method of least squares and the best fit curve, we estimate the model parameters to calibrate the model with daily new confirmed cases and cumulative confirmed cases in India for the period from May 1, 2020 to June 25, 2020. Our result shows that the implementation of an almost perfect isolation in India and 33.33% increment in contact-tracing on June 26, 2020 may reduce the number of cumulative confirmed cases of COVID-19 in India by around 53.8% at the end of July 2020. Nationwide lockdown with high efficiency can diminish COVID-19 cases drastically, but combined NPIs may accomplish the strongest and most rapid impact on the spreading of COVID-19 in India.</text:p>
          </table:table-cell>
          <table:table-cell/>
          <table:table-cell table:style-name="ce5" office:value-type="string" calcext:value-type="string">
            <text:p>AMER INST PHYSICS</text:p>
          </table:table-cell>
          <table:table-cell table:style-name="ce5" office:value-type="string" calcext:value-type="string">
            <text:p>MELVILLE</text:p>
          </table:table-cell>
          <table:table-cell table:style-name="ce5" office:value-type="string" calcext:value-type="string">
            <text:p>CHAOS</text:p>
          </table:table-cell>
          <table:table-cell table:style-name="ce5" office:value-type="float" office:value="2020" calcext:value-type="float">
            <text:p>2020</text:p>
          </table:table-cell>
          <table:table-cell table:style-name="ce5" office:value-type="string" calcext:value-type="string">
            <text:p>Mathematics; Phys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Conscientização e impacto de intervenções não farmacêuticas durante a pandemia de doença por coronavírus de 2019 em receptores de transplante renal </text:p>
          </table:table-cell>
          <table:table-cell office:value-type="string" calcext:value-type="string">
            <text:p>As preocupações geradas pela pandemia da doença coronavírus 2019 (COVID-19) estão tendo profundo impacto no transplante de órgãos sólidos (SOT). As intervenções não farmacêuticas (INP) são atualmente as únicas medidas disponíveis para conter COVID-19 na população em geral e em receptores mais vulneráveis ​​de qualquer transplante de órgão. Neste estudo de caso-controle transversal de uma pesquisa de pacientes realizada em 2 centros de transplante (TxC) no Reino da Arábia Saudita e na Itália, nosso objetivo foi avaliar a conscientização sobre o NPI implementado pelos respectivos governos. Também avaliamos o impacto do COVID-19 em nossos receptores de transplante renal (KT) e um grupo de controle de doadores vivos de rim (KLD). Em nossa série, não houve nenhum caso de COVID-19 entre 111 receptores KT e 70 KLD do grupo controle. Demografia, tipo de transplante, regimes de imunossupressão e, mais importante, as diferentes prevalências de COVID-19 nas 2 regiões do TxC não parecem influenciar a incidência de COVID-19 em nossos receptores de KT. A ausência de casos COVID-19 em nossa série foi inesperada. Nossos achados sugerem que a consciência de NPI está associada a uma contenção bem-sucedida de COVID-19 em receptores de KT vulneráveis ​​e imunossuprimidos. </text:p>
          </table:table-cell>
          <table:table-cell table:style-name="ce5" office:value-type="string" calcext:value-type="string">
            <text:p>Monaco, A; Manzia, TM; Angelico, R; Iaria, G; Gazia, C; Al Alawi, Y; Fourtounas, K; Tisone, G; Cacciola, R</text:p>
          </table:table-cell>
          <table:table-cell table:style-name="ce5" office:value-type="string" calcext:value-type="string">
            <text:p>Awareness and Impact of Non-pharmaceutical Interventions During Coronavirus Disease 2019 Pandemic in Renal Transplant Recipients</text:p>
          </table:table-cell>
          <table:table-cell table:style-name="ce5" office:value-type="string" calcext:value-type="string">
            <text:p>TRANSPLANTATION PROCEEDINGS</text:p>
          </table:table-cell>
          <table:table-cell table:style-name="ce5" office:value-type="string" calcext:value-type="string">
            <text:p>Article</text:p>
          </table:table-cell>
          <table:table-cell/>
          <table:table-cell table:style-name="ce5" office:value-type="string" calcext:value-type="string">
            <text:p>The concerns generated by coronavirus disease 2019 (COVID-19) pandemic are having profound impact on solid organ transplantation (SOT). Non-pharmaceutical interventions (NPI) are currently the only measures available to contain COVID-19 in the general population and in more vulnerable recipients of any organ transplant. In this cross-sectional case control study from a patient survey undertaken in 2 transplant centers (TxC) in the Kingdom of Saudi Arabia and Italy, we aimed to appraise awareness of the NPI implemented by respective these governments. We have also evaluated the impact of COVID-19 on our kidney transplant (KT) recipients and a control group of kidney living donors (KLD). In our series, there were zero cases of COVID-19 among 111 KT recipients and 70 KLD of the control group. Demography, transplant type, immunosuppression regimes, and, importantly, the different COVID-19 prevalence in the 2 regions of the TxC did not appear to influence incidence of COVID-19 in our KT recipients. The absence of COVID-19 cases in our series was unexpected. Our findings suggest that awareness of NPI is associated with a successful containment of COVID-19 in vulnerable, immunosuppressed KT recipients.</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TRANSPL P</text:p>
          </table:table-cell>
          <table:table-cell table:style-name="ce5" office:value-type="float" office:value="2020" calcext:value-type="float">
            <text:p>2020</text:p>
          </table:table-cell>
          <table:table-cell table:style-name="ce5" office:value-type="string" calcext:value-type="string">
            <text:p>Immunology; Surgery; Transplantation</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Matemática e Análise de Robustez para Desvendar a Dinâmica de Transmissão COVID-19: O punhal do Caso Itália </text:p>
          </table:table-cell>
          <table:table-cell office:value-type="string" calcext:value-type="string">
            <text:p>Resumo Simples Na ausência de vacinas e terapias antivirais contra COVID-19, as intervenções não farmacêuticas representam a única arma para combater esse novo coronavírus. Neste contexto, os modelos matemáticos são uma ferramenta importante para apoiar o estudo da propagação e transmissão desta doença e para compreender como medidas restritivas podem controlar a epidemia. No presente estudo, adotamos um novo modelo matemático que representa a dinâmica do COVID-19. Estimamos os parâmetros do modelo com um novo método bayesiano usando os dados públicos italianos, a fim de reproduzir a evolução da pandemia para a Itália e uma de suas regiões, Umbria. Assim que o modelo é calibrado, também aplicamos um algoritmo, denominado Análise de Robustez Condicional. Este algoritmo permite compreender a influência dos parâmetros epidemiológicos e das intervenções não farmacêuticas sobre o número de pacientes hospitalizados. Este pipeline de análise fornece uma explicação quantitativa do número de casos positivos subestimados durante a primeira onda da epidemia e do impacto das medidas de bloqueio na capacidade de hospitalização. Além disso, o modelo calibrado é bastante preciso para fazer estimativas atualizadas da evolução da epidemia. Este estudo teve início a partir da solicitação de previsões sobre as taxas de internação e em unidades de terapia intensiva (UTI) causadas pelo COVID-19 para a região de Umbria, na Itália. Para tanto, propomos a aplicação de uma estrutura computacional a um modelo epidemiológico do tipo SEIR (Susceptível, Exposto, Infectado, Removido) descrevendo os diferentes estágios da infecção por COVID-19. O modelo discrimina entre casos assintomáticos e sintomáticos e leva em consideração possíveis medidas de intervenção para reduzir a probabilidade de transmissão. Como estudos de caso, analisamos não apenas a situação da epidemia na Umbria, mas também na Itália, a fim de capturar a evolução da pandemia a nível nacional. Em primeiro lugar, estimamos os parâmetros do modelo através de um método de calibração Bayesiano, denominado Calibragem Robusta Condicional (CRC), utilizando os dados COVID-19 oficiais da Proteção Civil Italiana. Posteriormente, é realizada a Análise de Robustez Condicional (CRA) no modelo calibrado para quantificar a influência de parâmetros epidemiológicos e de intervenção nas taxas de internação. O pipeline proposto descreve adequadamente a propagação COVID-19 durante a fase de bloqueio. Também revela a subestimação de novos casos positivos e a necessidade de isolar prontamente os casos assintomáticos e pré-sintomáticos. Os resultados enfatizam a importância da oportunidade do bloqueio e fornecem previsões precisas sobre a evolução atual da pandemia. </text:p>
          </table:table-cell>
          <table:table-cell table:style-name="ce5" office:value-type="string" calcext:value-type="string">
            <text:p>Antonini, C; Calandrini, S; Stracci, F; Dario, C; Bianconi, F</text:p>
          </table:table-cell>
          <table:table-cell table:style-name="ce5" office:value-type="string" calcext:value-type="string">
            <text:p>Mathematical Modeling and Robustness Analysis to Unravel COVID-19 Transmission Dynamics: The Italy Case dagger</text:p>
          </table:table-cell>
          <table:table-cell table:style-name="ce5" office:value-type="string" calcext:value-type="string">
            <text:p>BIOLOGY-BASEL</text:p>
          </table:table-cell>
          <table:table-cell table:style-name="ce5" office:value-type="string" calcext:value-type="string">
            <text:p>Article</text:p>
          </table:table-cell>
          <table:table-cell table:style-name="ce5" office:value-type="string" calcext:value-type="string">
            <text:p>COVID-19; SARS-CoV-2; SEIR model; Bayesian parameter estimation; conditional robustness analysis; Italy</text:p>
          </table:table-cell>
          <table:table-cell table:style-name="ce5" office:value-type="string" calcext:value-type="string">
            <text:p>Simple Summary In the absence of vaccines and antiviral therapies against COVID-19, non-pharmaceutical interventions represent the only weapon to fight this new coronavirus. In this context, mathematical models are an important tool for supporting the study of spread and transmission of this disease and to understand how restrictive measures could control the epidemic. In the current study, we adopt a new mathematical model representing the dynamics of COVID-19. We estimate model parameters with a new Bayesian method while using the public Italian data, in order to reproduce the pandemic evolution for Italy and one of its regions, Umbria. Once the model is calibrated, we also apply an algorithm, called Conditional Robustness Analysis. This algorithm allows for us to understand the influence of epidemiological parameters and non-pharmaceutical interventions on the number of hospitalized patients. This pipeline of analysis provides a quantitative explanation of the number of underestimated positive cases during the first wave of the epidemic and of the impact of lock-down measures on the hospitalization capacity. Moreover, the calibrated model is quite accurate for making updated estimations of the epidemic evolution. This study started from the request of providing predictions on hospitalization and Intensive Care Unit (ICU) rates that are caused by COVID-19 for the Umbria region in Italy. To this purpose, we propose the application of a computational framework to a SEIR-type (Susceptible, Exposed, Infected, Removed) epidemiological model describing the different stages of COVID-19 infection. The model discriminates between asymptomatic and symptomatic cases and it takes into account possible intervention measures in order to reduce the probability of transmission. As case studies, we analyze not only the epidemic situation in Umbria but also in Italy, in order to capture the evolution of the pandemic at a national level. First of all, we estimate model parameters through a Bayesian calibration method, called Conditional Robust Calibration (CRC), while using the official COVID-19 data of the Italian Civil Protection. Subsequently, Conditional Robustness Analysis (CRA) on the calibrated model is carried out in order to quantify the influence of epidemiological and intervention parameters on the hospitalization rates. The proposed pipeline properly describes the COVID-19 spread during the lock-down phase. It also reveals the underestimation of new positive cases and the need of promptly isolating asymptomatic and presymptomatic cases. The results emphasize the importance of the lock-down timeliness and provide accurate predictions on the current evolution of the pandemic.</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BIOLOGY-BASEL</text:p>
          </table:table-cell>
          <table:table-cell table:style-name="ce5" office:value-type="float" office:value="2020" calcext:value-type="float">
            <text:p>2020</text:p>
          </table:table-cell>
          <table:table-cell table:style-name="ce5" office:value-type="string" calcext:value-type="string">
            <text:p>Life Sciences &amp; Biomedicine - Other Topics</text:p>
          </table:table-cell>
          <table:table-cell table:style-name="ce5" office:value-type="string" calcext:value-type="string">
            <text:p>DOAJ Gold, Green Published</text:p>
          </table:table-cell>
          <table:table-cell office:value-type="string" calcext:value-type="string">
            <text:p>b</text:p>
          </table:table-cell>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44"/>
        </table:table-row>
        <table:table-row table:style-name="ro1" table:visibility="filter">
          <table:table-cell office:value-type="string" calcext:value-type="string">
            <text:p>Modelagem de mortalidade excessiva em epidemias semelhantes a Covid-19 </text:p>
          </table:table-cell>
          <table:table-cell office:value-type="string" calcext:value-type="string">
            <text:p>Desenvolvemos um modelo baseado em agente para avaliar o número cumulativo de mortes durante epidemias hipotéticas do tipo Covid-19 para várias estratégias de intervenção não farmacêutica. O modelo simula três processos estocásticos inter-relacionados: disseminação epidêmica, disponibilidade de ventiladores respiratórios e mudanças nas estatísticas de mortalidade. Consideramos os modos locais e não locais de transmissão da doença. O primeiro simula a transmissão por meio de contatos sociais nas proximidades do local de residência, enquanto o segundo por meio de contatos sociais em locais públicos: escolas, hospitais, aeroportos, etc., onde se encontram muitas pessoas, que vivem em locais geográficos remotos. A propagação da epidemia é modelada como um processo estocástico em tempo discreto em redes geométricas aleatórias. Usamos o método Monte-Carlo nas simulações. As seguintes suposições são feitas. O número básico de reprodução é R0 = 2,5 e o período infeccioso dura aproximadamente dez dias. As infecções levam à síndrome respiratória aguda grave em cerca de um por cento dos casos, que podem levar à falta de respiração e morte, a menos que o paciente receba tratamento médico adequado. A capacidade do sistema de saúde é simulada pela disponibilidade de ventiladores respiratórios ou leitos de terapia intensiva. Alguns parâmetros do modelo, como taxas de mortalidade ou número de ventiladores respiratórios por 100.000 habitantes, são escolhidos para simular os valores reais para os EUA e Polônia. Nas simulações, comparamos a estratégia de 'não fazer nada' com estratégias de mitigação baseadas no distanciamento social e na redução da mistura social. Estudamos epidemias na era pré-vacinação, onde a imunidade é obtida apenas por infecção. O modelo se aplica apenas a epidemias para as quais as reinfecções são raras e podem ser negligenciadas. Os resultados das simulações mostram que estratégias que retardam muito o desenvolvimento de uma epidemia nos estágios iniciais não reduzem significativamente o número total de mortes a longo prazo, mas aumentam a duração da epidemia. Em particular, uma estratégia híbrida em que o bloqueio é mantido por algum tempo e depois completamente liberado é ineficiente. </text:p>
          </table:table-cell>
          <table:table-cell table:style-name="ce5" office:value-type="string" calcext:value-type="string">
            <text:p>Burda, Z</text:p>
          </table:table-cell>
          <table:table-cell table:style-name="ce5" office:value-type="string" calcext:value-type="string">
            <text:p>Modelling Excess Mortality in Covid-19-Like Epidemics</text:p>
          </table:table-cell>
          <table:table-cell table:style-name="ce5" office:value-type="string" calcext:value-type="string">
            <text:p>ENTROPY</text:p>
          </table:table-cell>
          <table:table-cell table:style-name="ce5" office:value-type="string" calcext:value-type="string">
            <text:p>Article</text:p>
          </table:table-cell>
          <table:table-cell table:style-name="ce5" office:value-type="string" calcext:value-type="string">
            <text:p>epidemic models; Monte-Carlo simulations; random geometric networks; agent-based modelling</text:p>
          </table:table-cell>
          <table:table-cell table:style-name="ce5" office:value-type="string" calcext:value-type="string">
            <text:p>We develop an agent-based model to assess the cumulative number of deaths during hypothetical Covid-19-like epidemics for various non-pharmaceutical intervention strategies. The model simulates three interrelated stochastic processes: epidemic spreading, availability of respiratory ventilators and changes in death statistics. We consider local and non-local modes of disease transmission. The first simulates transmission through social contacts in the vicinity of the place of residence while the second through social contacts in public places: schools, hospitals, airports, etc., where many people meet, who live in remote geographic locations. Epidemic spreading is modelled as a discrete-time stochastic process on random geometric networks. We use the Monte-Carlo method in the simulations. The following assumptions are made. The basic reproduction number is R0=2.5 and the infectious period lasts approximately ten days. Infections lead to severe acute respiratory syndrome in about one percent of cases, which are likely to lead to respiratory default and death, unless the patient receives an appropriate medical treatment. The healthcare system capacity is simulated by the availability of respiratory ventilators or intensive care beds. Some parameters of the model, like mortality rates or the number of respiratory ventilators per 100,000 inhabitants, are chosen to simulate the real values for the USA and Poland. In the simulations we compare 'do-nothing' strategy with mitigation strategies based on social distancing and reducing social mixing. We study epidemics in the pre-vacine era, where immunity is obtained only by infection. The model applies only to epidemics for which reinfections are rare and can be neglected. The results of the simulations show that strategies that slow the development of an epidemic too much in the early stages do not significantly reduce the overall number of deaths in the long term, but increase the duration of the epidemic. In particular, a hybrid strategy where lockdown is held for some time and is then completely released, is inefficient.</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ENTROPY-SWITZ</text:p>
          </table:table-cell>
          <table:table-cell table:style-name="ce5" office:value-type="float" office:value="2020" calcext:value-type="float">
            <text:p>2020</text:p>
          </table:table-cell>
          <table:table-cell table:style-name="ce5" office:value-type="string" calcext:value-type="string">
            <text:p>Physic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SIM-D: um simulador baseado em agente para modelagem de contágio na população </text:p>
          </table:table-cell>
          <table:table-cell office:value-type="string" calcext:value-type="string">
            <text:p>A disseminação de doenças infecciosas como COVID-19, gripe influenza, malária, dengue, caxumba e rubéola em uma população é uma grande ameaça à saúde pública. As doenças infecciosas se propagam de uma pessoa para outra por meio do contato próximo. Sem um planejamento adequado, uma doença infecciosa pode se tornar uma epidemia e resultar em grandes perdas humanas e financeiras. Para melhor responder à propagação de doenças infecciosas e tomar medidas para seu controle, as autoridades de saúde pública precisam de modelos e simulações para estudar a propagação dessas doenças. Neste artigo, é apresentado um mecanismo de simulação baseado em agente que modela a disseminação de doenças infecciosas na população. A simulação leva como dados de entrada as interações entre humanos, a dinâmica populacional, a transmissibilidade e os estados das doenças e mostra a propagação das doenças ao longo do tempo. O mecanismo de simulação oferece suporte a intervenções não farmacêuticas e mostra seu impacto na disseminação da doença em vários locais. Uma característica única dessa ferramenta é que ela é genérica; portanto, pode simular uma ampla variedade de modelos de doenças infecciosas (SIR), suscetíveis-infecciosos-suscetíveis (SIS) e suscetíveis-infecciosos (SI). O mecanismo de simulação proposto ajudará os formuladores de políticas e autoridades de saúde pública a estudar o comportamento da propagação de doenças; assim, permitindo um melhor planejamento. </text:p>
          </table:table-cell>
          <table:table-cell table:style-name="ce5" office:value-type="string" calcext:value-type="string">
            <text:p>Waleed, M; Um, TW; Kamal, T; Khan, A; Zahid, ZU</text:p>
          </table:table-cell>
          <table:table-cell table:style-name="ce5" office:value-type="string" calcext:value-type="string">
            <text:p>SIM-D: An Agent-Based Simulator for Modeling Contagion in Population</text:p>
          </table:table-cell>
          <table:table-cell table:style-name="ce5" office:value-type="string" calcext:value-type="string">
            <text:p>APPLIED SCIENCES-BASEL</text:p>
          </table:table-cell>
          <table:table-cell table:style-name="ce5" office:value-type="string" calcext:value-type="string">
            <text:p>Article</text:p>
          </table:table-cell>
          <table:table-cell table:style-name="ce5" office:value-type="string" calcext:value-type="string">
            <text:p>computational epidemiology; modeling and simulation; agent-based approach</text:p>
          </table:table-cell>
          <table:table-cell table:style-name="ce5" office:value-type="string" calcext:value-type="string">
            <text:p>The spread of infectious diseases such as COVID-19, flu influenza, malaria, dengue, mumps, and rubella in a population is a big threat to public health. The infectious diseases spread from one person to another person through close contact. Without proper planning, an infectious disease can become an epidemic and can result in large human and financial losses. To better respond to the spread of infectious disease and take measures for its control, the public health authorities need models and simulations to study the spread of such diseases. In this paper, an agent-based simulation engine is presented that models the spread of infectious diseases in the population. The simulation takes as an input the human-to-human interactions, population dynamics, disease transmissibility and disease states and shows the spread of disease over time. The simulation engine supports non-pharmaceutical interventions and shows its impact on the disease spread across locations. A unique feature of this tool is that it is generic; therefore, it can simulate a wide variety of infectious disease models (SIR), susceptible-infectious-susceptible (SIS) and susceptible-infectious (SI). The proposed simulation engine will help the policy-makers and public health authorities study the behavior of disease spreading; thus, allowing for better planning.</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APPL SCI-BASEL</text:p>
          </table:table-cell>
          <table:table-cell table:style-name="ce5" office:value-type="float" office:value="2020" calcext:value-type="float">
            <text:p>2020</text:p>
          </table:table-cell>
          <table:table-cell table:style-name="ce5" office:value-type="string" calcext:value-type="string">
            <text:p>Chemistry; Engineering; Materials Science; Physics</text:p>
          </table:table-cell>
          <table:table-cell table:style-name="ce5" office:value-type="string" calcext:value-type="string">
            <text:p>DOAJ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Intervenções não farmacêuticas para o controle ideal de COVID-19 </text:p>
          </table:table-cell>
          <table:table-cell office:value-type="string" calcext:value-type="string">
            <text:p>Antecedentes e Objetivo: O surto da atual pandemia começou no primeiro indivíduo de um homem de 55 anos da província de Hubei, na China, a doença provocada pelo novo coronavírus se espalhando pelo mundo. Os cientistas atualmente especulam que este coronavírus, o SARS-CoV-2, se originou em um morcego e de uma forma ou de outra saltou para outra criatura, potencialmente o pangolim, que naquele momento o deu às pessoas. A doença está atualmente se espalhando entre indivíduos sem delegado animal. Os pesquisadores estão lutando para acompanhar a infecção até o ponto em que ela começou a se familiarizar com sua disseminação. Caso, por exemplo, os especialistas consigam localizar os casos mais rapidamente, eles podem ter a opção de distinguir a criatura onde se esconde a infecção. Em março e abril de 2020, os pesquisadores detalharam que esse vírus se criou normalmente. O coronavírus se tornou um dos graves fenômenos globais nos últimos anos e tem efeitos negativos na saúde e na economia mundial. Acredita-se que o vírus tenha sido associado a um animal hospedeiro que o homem contraiu. Posteriormente, a infecção entre humanos começou. Através da migração, à medida que os humanos se tornaram complexos com fácil mobilidade, a doença viajou para todo o continente. Agora, vários cientistas estão na esperança de obter medicamentos e vacinas para prevenir a propagação da doença e sua mortalidade. É importante obtermos informações quantitativas e qualitativas sobre a etiologia desta doença, que é crucial. A modelagem matemática é capaz de fornecer informações qualitativas sobre diversos parâmetros que orientam a tomada de decisão dos profissionais de saúde. Neste trabalho, enfocamos o controle ideal de COVID-19 com a ajuda de Intervenções Não Farmacêuticas (NPIs). Para encontrar o papel de fatores / parâmetros na transmissão da síndrome, encontramos Ro; a proporção de reprodução para o modelo proposto. Métodos: Para encontrar o papel dos parâmetros na transmissão da síndrome encontramos Ro; a proporção de reprodução para o modelo proposto. Com base nos índices de sensibilidade dos parâmetros, aplicamos Intervenções Não Farmacêuticas (NPIs) para controlar os parâmetros sensíveis e, portanto, formular o modo de controle ideal. Com a ajuda de Hamiltoniano e Lagrangiano, minimizamos a densidade de material contaminado e população humana infectada. Resultados: Focamos o controle ideal de COVID-19 com a ajuda de Intervenções Não Farmacêuticas (NPIs). Com base nos índices de sensibilidade dos parâmetros, aplicamos Intervenções Não Farmacêuticas (NPIs) para controlar os parâmetros sensíveis e, portanto, formular o modelo de controle ideal. Os principais NPIs são, STAY HOME, SANITIZER (lave as mãos), EARLY CASE DETECTION (Teste PCR) e FACE MASK. Esses NPIs ajudam na mitigação e redução do tamanho do surto da doença. Conclusão: Verificamos a existência da solução ótima para o sistema. Ao final, usando o matlab produzimos simulações numéricas para validação dos resultados das variáveis ​​de controle. Os resultados demonstram </text:p>
          </table:table-cell>
          <table:table-cell table:style-name="ce5" office:value-type="string" calcext:value-type="string">
            <text:p>Zamir, M; Shah, Z; Nadeem, F; Memood, A; Alrabaiah, H; Kumam, P</text:p>
          </table:table-cell>
          <table:table-cell table:style-name="ce5" office:value-type="string" calcext:value-type="string">
            <text:p>Non Pharmaceutical Interventions for Optimal Control of COVID-19</text:p>
          </table:table-cell>
          <table:table-cell table:style-name="ce5" office:value-type="string" calcext:value-type="string">
            <text:p>COMPUTER METHODS AND PROGRAMS IN BIOMEDICINE</text:p>
          </table:table-cell>
          <table:table-cell table:style-name="ce5" office:value-type="string" calcext:value-type="string">
            <text:p>Article</text:p>
          </table:table-cell>
          <table:table-cell table:style-name="ce5" office:value-type="string" calcext:value-type="string">
            <text:p>Novel coronavirus; Mathematical model; Basic reproduction number; Next generation matrix; Sensitivity analysis; Pontryagin's Maximum Principle; Optimal control</text:p>
          </table:table-cell>
          <table:table-cell table:style-name="ce5" office:value-type="string" calcext:value-type="string">
            <text:p>Background and Objective: The outbreak of the current pandemic begun from the first individual of a 55 year old from Hubei province in China, the disease instigated by the new coronavirus spreading across the world. Scientists presently speculate this coronavirus, SARS-CoV-2, originated in a bat and by one way or another jumped to another creature, potentially the pangolin, which at that point gave it to people. The ailment is currently spreading between individuals with no animal delegate. Researchers are struggling to follow the infection back to where it started to become familiar with its spread. In the event that, for example, specialists can locate the soonest cases, they might have the option to distinguish the creature have where the infection hides. In March and April 2020, researchers detailed that this virus created normally. Coronavirus has been become of the serious global phenomena in the recent years and has negative effects in the entire world health and economy. The virus is believed to have been associated with a host animal which human contracted. Subsequently, human-to-human infection began. Through migration as humans have become complex with easy mobility the disease has traveled to the entire continent. Now, numerous scientist are going on in the hope of obtaining medication and vaccination to prevent the spread of the disease and mortality of the disease. It is important that we obtain quantitative and qualitative information about the etiology of this disease which is crucial. Mathematical modeling is capable of providing qualitative information on many parameters that guides the decision making of health practitioners. In this work we focus the optimal control of COVID-19 with the help of Non Pharmaceutical Interventions (NPIs). To find the role of factors/parameters in the transmission of the syndrome we find Ro; the ratio of reproduction for the proposed model. Methods: To find the role of parameters in the transmission of the syndrome we find Ro; the ratio of reproduction for the proposed model. On the basis of sensitivity indices of the parameters we apply Non Pharmaceutical Interventions(NPIs) to control the sensitive parameters and hence formulate the optimal control mode. With the help of Hamiltonian and Lagrangian we minimize the density of contaminated stuff and infected human population. Results: We focus the optimal control of COVID-19 with the help of Non Pharmaceutical Interventions(NPIs). On the basis of sensitivity indices of the parameters we apply Non Pharmaceutical Interventions(NPIs) to control the sensitive parameters and hence formulate the optimal control model. The major NPIs are, STAY HOME, SANITIZER (wash hands), EARLY CASE DETECTION (PCR Test) and FACE MASK. These NPIs helps in mitigation and reducing the size of outbreak of the disease. Conclusion: We check the existence of the optimal solution for the system. At the end, Using matlab we produce numerical simulations for validation of results of control variables. The results demonstrate</text:p>
          </table:table-cell>
          <table:table-cell/>
          <table:table-cell table:style-name="ce5" office:value-type="string" calcext:value-type="string">
            <text:p>ELSEVIER IRELAND LTD</text:p>
          </table:table-cell>
          <table:table-cell table:style-name="ce5" office:value-type="string" calcext:value-type="string">
            <text:p>CLARE</text:p>
          </table:table-cell>
          <table:table-cell table:style-name="ce5" office:value-type="string" calcext:value-type="string">
            <text:p>COMPUT METH PROG BIO</text:p>
          </table:table-cell>
          <table:table-cell table:style-name="ce5" office:value-type="float" office:value="2020" calcext:value-type="float">
            <text:p>2020</text:p>
          </table:table-cell>
          <table:table-cell table:style-name="ce5" office:value-type="string" calcext:value-type="string">
            <text:p>Computer Science; Engineering; Medical Informatic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VID-19 na Nova Zelândia e o impacto da resposta nacional: um estudo epidemiológico descritivo </text:p>
          </table:table-cell>
          <table:table-cell office:value-type="string" calcext:value-type="string">
            <text:p>Antecedentes No início de 2020, durante a pandemia de COVID-19, a Nova Zelândia implementou medidas de supressão de COVID-19 nacionais graduadas e informadas sobre o risco com o objetivo de eliminar a doença. Investigamos seus impactos na epidemiologia da primeira onda de COVID-19 no país e medidas de desempenho de resposta. Métodos Fizemos um estudo epidemiológico descritivo de todos os casos prováveis ​​e confirmados por laboratório de COVID-19 e todos os pacientes testados para síndrome respiratória aguda grave coronavírus 2 (SARS-CoV-2) na Nova Zelândia de 2 de fevereiro a 13 de maio de 2020, após altura em que a transmissão comunitária cessou. Extraímos dados do banco de dados nacional de doenças de notificação obrigatória e do repositório nacional de resultados do teste SARS-CoV-2. Características demográficas e desfechos de doenças, padrões de transmissão (fonte de infecção, surtos, transmissão domiciliar), intervalos de tempo até o evento e cobertura de teste foram descritos em cinco fases da resposta, capturando diferentes níveis de intervenções não farmacêuticas. Fatores de risco para desfechos graves (hospitalização ou morte) foram examinados com regressão logística multivariada e os intervalos de tempo até o evento foram analisados ​​por meio do ajuste de distribuições paramétricas usando estimativa de probabilidade máxima. Resultados 1.503 casos foram detectados durante o período do estudo, incluindo 95 (6,3%) internações hospitalares e 22 (1,5%) mortes por COVID-19. A taxa de infecção de casos estimada por milhão de pessoas por dia atingiu um pico de 8,5 (IC 95% 7,6-9,4) durante o período de 10 dias de escalada de resposta rápida, diminuindo para 3,2 (2,8-3,7) no início do bloqueio e progressivamente depois disso. 1.034 (69%) casos foram importados ou relacionados à importação, tendendo a ser adultos mais jovens, de etnia europeia e de status socioeconômico mais elevado. 702 (47%) casos foram associados a 34 surtos. Desfechos graves foram associados com infecção adquirida localmente (odds ratio [OR] 2,32 [IC 95% 1,40-3,82] em comparação com importado), idade avançada (OR ajustado variando de 2,72 [1,40-5-30] para 50-64 anos de idade para 8,25 [2,59-26-31] para pessoas com idade&gt; = 80 anos em comparação com 20-34 anos), residência residencial com idosos (OR 3,86 [1,59-9,35]) e povos do Pacífico (OR ajustado 2,76 [144- 6. 68]) e asiáticas (2,15 [1-10-4. 20]) etnias em relação à europeia ou outras: os limites desde o início da doença até a notificação e o isolamento diminuíram progressivamente e os testes aumentaram durante o período do estudo, com poucas disparidades e aumentando a cobertura de mulheres, Maori, povos do Pacífico e grupos socioeconômicos mais baixos. Interpretação A resposta da Nova Zelândia resultou em baixa carga relativa de doenças, baixos níveis de disparidades populacionais de doenças e a obtenção inicial da eliminação de COVID-19. Copyright (C) 2020 O (s) autor (es). Publicado por Elsevier Ltd. </text:p>
          </table:table-cell>
          <table:table-cell table:style-name="ce5" office:value-type="string" calcext:value-type="string">
            <text:p>Jefferies, S; French, N; Gilkison, C; Graham, G; Hope, V; Marshall, J; McElnay, C; McNeill, A; Muellner, P; Paine, S; Prasad, N; Scott, J; Sherwood, J; Yang, L; Priest, P</text:p>
          </table:table-cell>
          <table:table-cell table:style-name="ce5" office:value-type="string" calcext:value-type="string">
            <text:p>COVID-19 in New Zealand and the impact of the national response: a descriptive epidemiological study</text:p>
          </table:table-cell>
          <table:table-cell table:style-name="ce5" office:value-type="string" calcext:value-type="string">
            <text:p>LANCET PUBLIC HEALTH</text:p>
          </table:table-cell>
          <table:table-cell table:style-name="ce5" office:value-type="string" calcext:value-type="string">
            <text:p>Article</text:p>
          </table:table-cell>
          <table:table-cell/>
          <table:table-cell table:style-name="ce5" office:value-type="string" calcext:value-type="string">
            <text:p>Background In early 2020, during the COVID-19 pandemic, New Zealand implemented graduated, risk-informed national COVID-19 suppression measures aimed at disease elimination. We investigated their impacts on the epidemiology of the first wave of COVID-19 in the country and response performance measures. Methods We did a descriptive epidemiological study of all laboratory-confirmed and probable cases of COVID-19 and all patients tested for severe acute respiratory syndrome coronavirus 2 (SARS-CoV-2) in New Zealand from Feb 2 to May 13,2020, after which time community transmission ceased. We extracted data from the national notifiable diseases database and the national SARS-CoV-2 test results repository. Demographic features and disease outcomes, transmission patterns (source of infection, outbreaks, household transmission), time-to-event intervals, and testing coverage were described over five phases of the response, capturing different levels of non-pharmaceutical interventions. Risk factors for severe outcomes (hospitalisation or death) were examined with multivariable logistic regression and time-to-event intervals were analysed by fitting parametric distributions using maximum likelihood estimation. Findings 1503 cases were detected over the study period, including 95 (6.3%) hospital admissions and 22 (1.5%) COVID-19 deaths. The estimated case infection rate per million people per day peaked at 8.5 (95% CI 7.6-9.4) during the 10-day period of rapid response escalation, declining to 3.2 (2.8-3.7) in the start of lockdown and progressively thereafter. 1034 (69%) cases were imported or import related, tending to be younger adults, of European ethnicity, and of higher socioeconomic status. 702 (47%) cases were linked to 34 outbreaks. Severe outcomes were associated with locally acquired infection (crude odds ratio [OR] 2.32 [95% CI 1.40-3.82] compared with imported), older age (adjusted OR ranging from 2.72 [1.40-5-30] for 50-64 year olds to 8.25 [2.59-26-31] for people aged &gt;= 80 years compared with 20-34 year olds), aged residential care residency (adjusted OR 3.86 [1.59-9.35]), and Pacific peoples (adjusted OR 2.76 [144-6 . 68]) and Asian (2.15 [1-10-4 . 20]) ethnicities relative to European or other: limes from illness onset to notification and isolation progressively decreased and testing increased over the study period, with few disparities and increasing coverage of females, Maori, Pacific peoples, and lower socioeconomic groups. Interpretation New Zealand's response resulted in low relative burden of disease, low levels of population disease disparities, and the initial achievement of COVID-19 elimination. Copyright (C) 2020 The Author(s). Published by Elsevier Ltd.</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LANCET 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a abordagem fenomenológica para avaliar a eficácia das intervenções não farmacêuticas relacionadas ao COVID-19 na Alemanha </text:p>
          </table:table-cell>
          <table:table-cell office:value-type="string" calcext:value-type="string">
            <text:p>As intervenções não farmacêuticas contra a propagação do SARS-CoV-2 na Alemanha incluíram o cancelamento de eventos em massa (a partir de 8 de março), o fechamento de escolas e creches (a partir de 16 de março), bem como o bloqueio (a partir de 23 de março). Este estudo tenta avaliar a eficácia dessas intervenções em termos de revelar seu impacto nas infecções ao longo do tempo. As datas das infecções foram estimadas a partir de dados de casos oficiais alemães, incorporando o período de incubação e um atraso de relatório empírico. Modelos de crescimento exponencial para infecções e números de reprodução foram estimados e investigados com relação a pontos de mudança na série temporal. Um declínio significativo de infecções diárias e cumulativas, bem como números de reprodução é encontrado em 8 de março, 10 de março e 3 de março, respectivamente. Outras quedas e estabilizações são encontradas no final de março. Também há um ponto de mudança nas novas infecções em 19 de abril, mas as infecções diárias ainda mostram um crescimento negativo. A partir de 19 de março, os números de reprodução flutuam em um nível abaixo de um. O declínio das infecções no início de março de 2020 pode ser atribuído a intervenções relativamente pequenas e mudanças voluntárias de comportamento. Efeitos adicionais de intervenções posteriores não podem ser detectados claramente. As liberalizações das medidas a partir de 20 de abril não induziram a um aumento das infecções. Assim, a eficácia da maioria das intervenções alemãs permanece questionável. Além disso, a avaliação das intervenções é impedida pela estimativa das datas verdadeiras de infecção e pela influência do volume de teste. </text:p>
          </table:table-cell>
          <table:table-cell table:style-name="ce5" office:value-type="string" calcext:value-type="string">
            <text:p>Wieland, T</text:p>
          </table:table-cell>
          <table:table-cell table:style-name="ce5" office:value-type="string" calcext:value-type="string">
            <text:p>A phenomenological approach to assessing the effectiveness of COVID-19 related nonpharmaceutical interventions in Germany</text:p>
          </table:table-cell>
          <table:table-cell table:style-name="ce5" office:value-type="string" calcext:value-type="string">
            <text:p>SAFETY SCIENCE</text:p>
          </table:table-cell>
          <table:table-cell table:style-name="ce5" office:value-type="string" calcext:value-type="string">
            <text:p>Article</text:p>
          </table:table-cell>
          <table:table-cell table:style-name="ce5" office:value-type="string" calcext:value-type="string">
            <text:p>Epidemiology; Time series analysis; Statistical models; Nonpharmaceutical interventions</text:p>
          </table:table-cell>
          <table:table-cell table:style-name="ce5" office:value-type="string" calcext:value-type="string">
            <text:p>Nonpharmaceutical interventions against the spread of SARS-CoV-2 in Germany included the cancellation of mass events (from March 8), closures of schools and child day care facilities (from March 16) as well as a lockdown (from March 23). This study attempts to assess the effectiveness of these interventions in terms of revealing their impact on infections over time. Dates of infections were estimated from official German case data by incorporating the incubation period and an empirical reporting delay. Exponential growth models for infections and reproduction numbers were estimated and investigated with respect to change points in the time series. A significant decline of daily and cumulative infections as well as reproduction numbers is found at March 8, March 10 and March 3, respectively. Further declines and stabilizations are found in the end of March. There is also a change point in new infections at April 19, but daily infections still show a negative growth. From March 19, the reproduction numbers fluctuate on a level below one. The decline of infections in early March 2020 can be attributed to relatively small interventions and voluntary behavioural changes. Additional effects of later interventions cannot be detected clearly. Liberalizations of measures from April 20 did not induce a re-increase of infections. Thus, the effectiveness of most German interventions remains questionable. Moreover, assessing of interventions is impeded by the estimation of true infection dates and the influence of test volume.</text:p>
          </table:table-cell>
          <table:table-cell/>
          <table:table-cell table:style-name="ce5" office:value-type="string" calcext:value-type="string">
            <text:p>ELSEVIER</text:p>
          </table:table-cell>
          <table:table-cell table:style-name="ce5" office:value-type="string" calcext:value-type="string">
            <text:p>AMSTERDAM</text:p>
          </table:table-cell>
          <table:table-cell table:style-name="ce5" office:value-type="string" calcext:value-type="string">
            <text:p>SAFETY SCI</text:p>
          </table:table-cell>
          <table:table-cell table:style-name="ce5" office:value-type="float" office:value="2020" calcext:value-type="float">
            <text:p>2020</text:p>
          </table:table-cell>
          <table:table-cell table:style-name="ce5" office:value-type="string" calcext:value-type="string">
            <text:p>Engineering; Operations Research &amp; Management Science</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enários de modelagem COVID-19 para os Estados Unidos </text:p>
          </table:table-cell>
          <table:table-cell office:value-type="string" calcext:value-type="string">
            <text:p>Usamos dados de casos e mortalidade COVID-19 de 1 de fevereiro de 2020 a 21 de setembro de 2020 e um quadro SEIR determinístico (suscetível, exposto, infeccioso e recuperado) para modelar possíveis trajetórias de coronavírus 2 de síndrome respiratória aguda grave (SARS-CoV-2) infecções e os efeitos de intervenções não farmacêuticas nos Estados Unidos em nível estadual de 22 de setembro de 2020 a 28 de fevereiro de 2021. Usando este modelo SEIR e projeções de covariáveis ​​críticas de condução (sazonalidade de pneumonia, mobilidade, taxas de teste e uso de máscara per capita ), avaliamos cenários de mandatos de distanciamento social e níveis de uso de máscara. As projeções das atuais estratégias de intervenção não farmacêutica por estado - com mandatos de distanciamento social reinstaurados quando um limite de 8 mortes por milhão de habitantes é excedido (cenário de referência) - sugerem que, cumulativamente, 511.373 (469.578-578.347) vidas podem ser perdidas para COVID- 19 nos Estados Unidos até 28 de fevereiro de 2021. Descobrimos que alcançar o uso universal da máscara (95% do uso da máscara em público) poderia ser suficiente para amenizar os piores efeitos do ressurgimento da epidemia em muitos estados. O uso de máscara universal pode salvar 129.574 (85.284-170.867) vidas adicionais de 22 de setembro de 2020 até o final de fevereiro de 2021, ou 95.814 (60.731-133.077) vidas adicionais assumindo uma menor adoção do uso de máscara (85%), quando comparado ao cenário de referência. Um estudo de modelagem usando dados de caso e mortalidade dos primeiros 8 meses da pandemia COVID-19 nos Estados Unidos explora cinco cenários futuros potenciais de mandatos de distanciamento social e uso de máscara em nível estadual, com projeções do curso da epidemia até o inverno 2021. </text:p>
          </table:table-cell>
          <table:table-cell table:style-name="ce5" office:value-type="string" calcext:value-type="string">
            <text:p>Reiner, RC; Barber, RM; Collins, JK; Zheng, P; Adolph, C; Albright, J; Antony, CM; Aravkin, AY; Bachmeier, SD; Bang-Jensen, B; Bannick, MS; Bloom, S; Carter, A; Castro, E; Causey, K; Chakrabarti, S; Charlson, FJ; Cogen, RM; Combs, E; Dai, XC; Dangel, WJ; Earl, L; Ewald, SB; Ezalarab, M; Ferrari, AJ; Flaxman, A; Frostad, JJ; Fullman, N; Gakidou, E; Gallagher, J; Glenn, SD; Goosmann, EA; He, JW; Henry, NJ; Hulland, EN; Hurst, B; Johanns, C; Kendrick, PJ; Khemani, A; Larson, SL; Lazzar-Atwood, A; LeGrand, KE; Lescinsky, H; Lindstrom, A; Linebarger, E; Lozano, R; Ma, R; Mansson, J; Magistro, B; Herrera, AMM; Marczak, LB; Miller-Petrie, MK; Mokdad, AH; Morgan, JD; Naik, P; Odell, CM; O'Halloran, JK; Osgood-Zimmerman, AE; Ostroff, SM; Pasovic, M; Penberthy, L; Phipps, G; Pigott, DM; Pollock, I; Ramshaw, RE; Redford, SB; Reinke, G; Rolfe, S; Santomauro, DF; Shackleton, JR; Shaw, DH; Sheena, BS; Sholokhov, A; Sorensen, RJD; Sparks, G; Spurlock, EE; Subart, ML; Syailendrawati, R; Torre, AE; Troeger, CE; Vos, T; Watson, A; Watson, S; Wiens, KE; Woyczynski, L; Xu, LM; Zhang, JZ; Hay, SI; Lim, SS; Murray, CJL</text:p>
          </table:table-cell>
          <table:table-cell table:style-name="ce5" office:value-type="string" calcext:value-type="string">
            <text:p>Modeling COVID-19 scenarios for the United States</text:p>
          </table:table-cell>
          <table:table-cell table:style-name="ce5" office:value-type="string" calcext:value-type="string">
            <text:p>NATURE MEDICINE</text:p>
          </table:table-cell>
          <table:table-cell table:style-name="ce5" office:value-type="string" calcext:value-type="string">
            <text:p>Article; Early Access</text:p>
          </table:table-cell>
          <table:table-cell/>
          <table:table-cell table:style-name="ce5" office:value-type="string" calcext:value-type="string">
            <text:p>We use COVID-19 case and mortality data from 1 February 2020 to 21 September 2020 and a deterministic SEIR (susceptible, exposed, infectious and recovered) compartmental framework to model possible trajectories of severe acute respiratory syndrome coronavirus 2 (SARS-CoV-2) infections and the effects of non-pharmaceutical interventions in the United States at the state level from 22 September 2020 through 28 February 2021. Using this SEIR model, and projections of critical driving covariates (pneumonia seasonality, mobility, testing rates and mask use per capita), we assessed scenarios of social distancing mandates and levels of mask use. Projections of current non-pharmaceutical intervention strategies by state-with social distancing mandates reinstated when a threshold of 8 deaths per million population is exceeded (reference scenario)-suggest that, cumulatively, 511,373 (469,578-578,347) lives could be lost to COVID-19 across the United States by 28 February 2021. We find that achieving universal mask use (95% mask use in public) could be sufficient to ameliorate the worst effects of epidemic resurgences in many states. Universal mask use could save an additional 129,574 (85,284-170,867) lives from September 22, 2020 through the end of February 2021, or an additional 95,814 (60,731-133,077) lives assuming a lesser adoption of mask wearing (85%), when compared to the reference scenario. A modeling study using case and mortality data from the first 8 months of the COVID-19 pandemic in the United States explores five potential future scenarios of social distancing mandates and mask use at the state level, with projections of the course of the epidemic through winter 2021.</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NAT MED</text:p>
          </table:table-cell>
          <table:table-cell/>
          <table:table-cell table:style-name="ce5" office:value-type="string" calcext:value-type="string">
            <text:p>Biochemistry &amp; Molecular Biology; Cell Biology; Research &amp; Experimental Medicine</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mpreendendo a intenção de viagens domésticas e internacionais dos viajantes indianos durante o COVID-19 usando uma abordagem Bayesiana </text:p>
          </table:table-cell>
          <table:table-cell office:value-type="string" calcext:value-type="string">
            <text:p>Este estudo investigou as intenções de viagem de 484 viajantes internacionais e 566 domésticos durante a pandemia COVID-19 usando modelagem de equação estrutural Bayesiana e o modelo estendido de comportamento direcionado a objetivos. A variação na gravidade percebida do COVID-19 e a disposição para adotar intervenções pessoais não farmacêuticas (PNPIs) em diferentes características demográficas e socioeconômicas dos viajantes também foram examinadas. Foi revelado que atitude, norma subjetiva, controle comportamental percebido e emoção positiva antecipada positivamente e emoção negativa antecipada influenciaram negativamente a intenção dos viajantes por meio de seu desejo de viajar durante o COVID-19. A percepção da gravidade do COVID-19 influenciou indiretamente a intenção de viagem por meio da vontade de adotar PNPIs. Mulheres e viajantes mais velhos perceberam o COVID-19 como mais grave e mostraram mais disposição para adotar PNPIs. Implicações e direções para pesquisas futuras são discutidas. </text:p>
          </table:table-cell>
          <table:table-cell table:style-name="ce5" office:value-type="string" calcext:value-type="string">
            <text:p>Das, SS; Tiwari, AK</text:p>
          </table:table-cell>
          <table:table-cell table:style-name="ce5" office:value-type="string" calcext:value-type="string">
            <text:p>Understanding international and domestic travel intention of Indian travellers during COVID-19 using a Bayesian approach</text:p>
          </table:table-cell>
          <table:table-cell table:style-name="ce5" office:value-type="string" calcext:value-type="string">
            <text:p>TOURISM RECREATION RESEARCH</text:p>
          </table:table-cell>
          <table:table-cell table:style-name="ce5" office:value-type="string" calcext:value-type="string">
            <text:p>Article; Early Access</text:p>
          </table:table-cell>
          <table:table-cell table:style-name="ce5" office:value-type="string" calcext:value-type="string">
            <text:p>COVID-19; model of goal-directed behaviour; personal non-pharmaceutical interventions; travel intention; Bayesian SEM</text:p>
          </table:table-cell>
          <table:table-cell table:style-name="ce5" office:value-type="string" calcext:value-type="string">
            <text:p>This study investigated travel intentions of 484 international and 566 domestic travellers during COVID-19 pandemic using Bayesian structural equation modelling and the extended model of goal-directed behaviour. The variation in the perceived severity of COVID-19 and willingness to adopt personal non-pharmaceutical interventions (PNPIs) across different demographic and socioeconomic characteristics of travellers was also examined. It was revealed that attitude, subjective norm, perceived behavioural control and positive anticipated emotion positively and negative anticipated emotion negatively influenced travellers' intention through their desire to travel during COVID-19. The perceived severity of COVID-19 indirectly influenced travel intention through willingness to adopt PNPIs. Female and older travellers perceived COVID-19 as more severe and showed more willingness to adopt PNPIs. Implications and directions for future research are discussed.</text:p>
          </table:table-cell>
          <table:table-cell/>
          <table:table-cell table:style-name="ce5" office:value-type="string" calcext:value-type="string">
            <text:p>ROUTLEDGE JOURNALS, TAYLOR &amp; FRANCIS LTD</text:p>
          </table:table-cell>
          <table:table-cell table:style-name="ce5" office:value-type="string" calcext:value-type="string">
            <text:p>ABINGDON</text:p>
          </table:table-cell>
          <table:table-cell table:style-name="ce5" office:value-type="string" calcext:value-type="string">
            <text:p>TOUR RECREAT RES</text:p>
          </table:table-cell>
          <table:table-cell/>
          <table:table-cell table:style-name="ce5" office:value-type="string" calcext:value-type="string">
            <text:p>Social Sciences - Other Topics</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lgoritmo de predição de risco de vida (QCOVID) para risco de admissão hospitalar e mortalidade por coronavírus 19 em adultos: derivação nacional e estudo de coorte de validação </text:p>
          </table:table-cell>
          <table:table-cell office:value-type="string" calcext:value-type="string">
            <text:p>OBJETIVO Derivar e validar um algoritmo de predição de risco para estimar a admissão hospitalar e os resultados de mortalidade da doença coronavírus 2019 (covid-19) em adultos. DESIGN Estudo de coorte baseado na população. CONFIGURAÇÃO E PARTICIPANTES Banco de dados QResearch, compreendendo 1205 práticas gerais na Inglaterra com ligação aos resultados do teste covid-19, estatísticas de episódios de hospitais e dados de registro de óbitos. 6,08 milhões de adultos com idade entre 19-100 anos foram incluídos no conjunto de dados de derivação e 2,17 milhões no conjunto de dados de validação. O período de derivação e primeira coorte de validação foi de 24 de janeiro de 2020 a 30 de abril de 2020. A segunda coorte de validação temporal cobriu o período de 1 de maio de 2020 a 30 de junho de 2020. MEDIDAS PRINCIPAIS DO RESULTADO O desfecho primário foi tempo até a morte de covid-19, definido como morte devido a covid-19 confirmado ou suspeito de acordo com o atestado de morte ou morte ocorrida em uma pessoa com infecção por síndrome respiratória aguda grave confirmada por coronavírus 2 (SARS-CoV-2) no período de 24 de janeiro a 30 de abril de 2020. O desfecho secundário foi o tempo à admissão hospitalar com infecção confirmada por SARS-CoV-2. Os modelos foram ajustados na coorte de derivação para derivar equações de risco usando uma gama de variáveis ​​preditoras. O desempenho, incluindo medidas de discriminação e calibração, foi avaliado em cada período de validação. </text:p>
          </table:table-cell>
          <table:table-cell table:style-name="ce5" office:value-type="string" calcext:value-type="string">
            <text:p>Clift, AK; Coupland, CAC; Keogh, RH; Diaz-Ordaz, K; Williamson, E; Harrison, EM; Hayward, A; Hemingway, H; Horby, P; Mehta, N; Benger, J; Khunti, K; Spiegelhalter, D; Sheikh, A; Valabhji, J; Lyons, RA; Robson, J; Semple, MG; Kee, F; Johnson, P; Jebb, S; Williams, T; Hippisley-Cox, J</text:p>
          </table:table-cell>
          <table:table-cell table:style-name="ce5" office:value-type="string" calcext:value-type="string">
            <text:p>Living risk prediction algorithm (QCOVID) for risk of hospital admission and mortality from coronavirus 19 in adults: national derivation and validation cohort study</text:p>
          </table:table-cell>
          <table:table-cell table:style-name="ce5" office:value-type="string" calcext:value-type="string">
            <text:p>BMJ-BRITISH MEDICAL JOURNAL</text:p>
          </table:table-cell>
          <table:table-cell table:style-name="ce5" office:value-type="string" calcext:value-type="string">
            <text:p>Article</text:p>
          </table:table-cell>
          <table:table-cell/>
          <table:table-cell table:style-name="ce5" office:value-type="string" calcext:value-type="string">
            <text:p>OBJECTIVE To derive and validate a risk prediction algorithm to estimate hospital admission and mortality outcomes from coronavirus disease 2019 (covid-19) in adults. DESIGN Population based cohort study. SETTING AND PARTICIPANTS QResearch database, comprising 1205 general practices in England with linkage to covid-19 test results, Hospital Episode Statistics, and death registry data. 6.08 million adults aged 19-100 years were included in the derivation dataset and 2.17 million in the validation dataset. The derivation and first validation cohort period was 24 January 2020 to 30 April 2020. The second temporal validation cohort covered the period 1 May 2020 to 30 June 2020. MAIN OUTCOME MEASURES The primary outcome was time to death from covid-19, defined as death due to confirmed or suspected covid-19 as per the death certification or death occurring in a person with confirmed severe acute respiratory syndrome coronavirus 2 (SARS-CoV-2) infection in the period 24 January to 30 April 2020. The secondary outcome was time to hospital admission with confirmed SARS-CoV-2 infection. Models were fitted in the derivation cohort to derive risk equations using a range of predictor variables. Performance, including measures of discrimination and calibration, was evaluated in each validation time period.</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BRIT MED J</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bservações COVID-19 e conjunto de dados de acompanhamento de intervenções não farmacêuticas em universidades dos EUA, março de 2020 </text:p>
          </table:table-cell>
          <table:table-cell office:value-type="string" calcext:value-type="string">
            <text:p>Antecedentes Os Centros para Controle e Prevenção de Doenças (CDC) publica orientações de intervenção não farmacêutica (NPI) COVID-19 para públicos institucionais específicos para limitar a disseminação na comunidade. As audiências incluem: negócios, clínica, saúde pública, educação, comunidade e governo estadual / local. A natureza rápida, severa e global do COVID-19 oferece uma oportunidade de obter sistematicamente uma visão nacional de como instituições maiores de ensino superior adotaram a orientação NPI no início da pandemia. Método Um banco de dados original de mudanças nas políticas de NPI da universidade relacionadas ao COVID-19 foi compilado. Os membros da equipe de pesquisa pesquisaram manualmente sites de universidades e declarações oficiais capturando decisões de implementação e datas para cinco variáveis ​​NPI de 575 universidades dos EUA, em 50 estados e no Distrito de Columbia, durante março de 2020. As universidades incluídas neste estudo foram selecionadas do Departamento de Sistema Integrado de Dados do Ensino Superior (IPEDS), que fornece um conjunto de variáveis ​​explicativas da universidade. Usar o IPEDS como base para os dados organizacionais permite o mapeamento consistente de variáveis ​​de tempo de evento e características institucionais, incluindo anúncios de saúde pública, geoespacial, censo e afiliação política. Resultados O conjunto de dados permite a análise de tempo de evento e oferece uma variedade de variáveis ​​para apoiar o estudo em nível institucional e a identificação de vieses subjacentes, como realização educacional. Uma análise descritiva do conjunto de dados revela que houve uma heterogeneidade substancial nas decisões tomadas e no momento em que essas decisões se relacionaram temporariamente com os principais anúncios de emergência estaduais, nacionais e globais. A declaração de pandemia da OMS coincidiu com o maior número de decisões universitárias para implementar NPIs. Conclusão Este estudo fornece observações descritivas e produziu um conjunto de dados original que será útil para pesquisas futuras focadas em motivadores e tendências de NPIs COVID-19 para universidades dos EUA. Esta análise preliminar sugere que as decisões universitárias do COVID-19 pareciam ser feitas principalmente no nível universitário, levando a grandes variações na natureza e no momento das respostas entre os estados e dentro deles, o que requer um estudo mais aprofundado. </text:p>
          </table:table-cell>
          <table:table-cell table:style-name="ce5" office:value-type="string" calcext:value-type="string">
            <text:p>Cevasco, KE; North, HM; Zeitoun, SA; Wofford, RN; Matulis, GA; Gregory, AF; Hassan, MH; Abdo, AD; Farris, D; Roess, AA; von Fricken, ME</text:p>
          </table:table-cell>
          <table:table-cell table:style-name="ce5" office:value-type="string" calcext:value-type="string">
            <text:p>COVID-19 observations and accompanying dataset of non-pharmaceutical interventions across US universities, March 2020</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The Centers for Disease Control and Prevention (CDC) publishes COVID-19 non-pharmaceutical intervention (NPI) guidance for specific institutional audiences to limit community spread. Audiences include: business, clinical, public health, education, community, and state/local government. The swift, severe, and global nature of COVID-19 offers an opportunity to systematically obtain a national view of how larger institutions of higher education adopted NPI guidance at the onset of the pandemic. Method An original database of COVID-19-related university NPI policy changes was compiled. Survey team members manually combed university websites and official statements capturing implementation decisions and dates for five NPI variables from 575 U.S. universities, across 50 states and the District of Columbia, during March of 2020. The universities included in this study were selected from the Department of Education Integrated Postsecondary Education Data System (IPEDS), which provides a set of university explanatory variables. Using IPEDS as the basis for the organizational data allows consistent mapping to event-time and institutional characteristic variables including public health announcements, geospatial, census, and political affiliation. Results The dataset enables event-time analysis and offers a variety of variables to support institutional level study and identification of underlying biases like educational attainment. A descriptive analysis of the dataset reveals that there was substantial heterogeneity in the decisions that were made and the timing of these decisions as they temporally related to key state, national, and global emergency announcements. The WHO pandemic declaration coincided with the largest number of university decisions to implement NPIs. Conclusion This study provides descriptive observations and produced an original dataset that will be useful for future research focused on drivers and trends of COVID-19 NPIs for U.S. Universities. This preliminary analysis suggests COVID-19 university decisions appeared to be made largely at the university level, leading to major variations in the nature and timing of the responses both between and within states, which requires further study.</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Terapia de grupo de apoio educacional e a qualidade de vida dos pacientes em hemodiálise </text:p>
          </table:table-cell>
          <table:table-cell office:value-type="string" calcext:value-type="string">
            <text:p>Contexto Além das condições físicas, mentais e sociais, a ESRD e a hemodiálise também afetam a qualidade de vida dos pacientes. A psicoterapia e as intervenções não farmacêuticas são medidas eficazes para adicionar significado à vida, criar um objetivo e motivação na vida e melhorar a qualidade de vida em pacientes crônicos. O efeito da terapia de grupo educacional e de suporte na qualidade de vida (QV) dos pacientes em hemodiálise foi examinado. Métodos O estudo foi realizado como um estudo intervencionista quase experimental com a participação de 64 pacientes que foram selecionados por amostragem de conveniência e com base nos dias de hemodiálise do paciente (pacientes de sábado, segunda e quarta-feira como grupo experimental e domingo, terça e Pacientes quinta-feira como um grupo de controle). Havia 32 pacientes em cada grupo. O grupo experimental recebeu oito sessões de 50 min, incluindo duas sessões por semana. O grupo controle recebeu as intervenções normais. Os participantes foram avaliados por meio de um formulário demográfico e do Formulário de Qualidade de Vida em Doença Renal antes, imediatamente após e 1 mês após a intervenção. Os dados coletados foram analisados ​​no SPSS (v.24). Resultados Os escores médios de QV do grupo experimental antes, imediatamente após e 4 semanas após a intervenção foram 36,99, 43,3 e 44,9, respectivamente. Aqueles do grupo de controle foram 36,39, 37,2 e 37,1, respectivamente. Não houve diferença significativa entre os dois grupos antes da intervenção (P&gt; 0,05); no entanto, a diferença entre os dois grupos foi significativa imediatamente após e 4 semanas após a intervenção (P = 0,0001). A tendência de mudança da pontuação no grupo experimental também foi significativa (p &lt;0,05), e o teste ad-hoc de Tukey mostrou diferenças significativas entre as pontuações antes da intervenção e aquelas imediatamente após e 4 semanas após a intervenção (p &lt;0,05). Conclusão Em geral, a terapia de grupo educacional e de suporte pode expandir as relações interpessoais dos pacientes em hemodiálise e afetar positivamente sua qualidade de vida. </text:p>
          </table:table-cell>
          <table:table-cell table:style-name="ce5" office:value-type="string" calcext:value-type="string">
            <text:p>Mansouri, S; Jalali, A; Rahmati, M; Salari, N</text:p>
          </table:table-cell>
          <table:table-cell table:style-name="ce5" office:value-type="string" calcext:value-type="string">
            <text:p>Educational supportive group therapy and the quality of life of hemodialysis patients</text:p>
          </table:table-cell>
          <table:table-cell table:style-name="ce5" office:value-type="string" calcext:value-type="string">
            <text:p>BIOPSYCHOSOCIAL MEDICINE</text:p>
          </table:table-cell>
          <table:table-cell table:style-name="ce5" office:value-type="string" calcext:value-type="string">
            <text:p>Article</text:p>
          </table:table-cell>
          <table:table-cell table:style-name="ce5" office:value-type="string" calcext:value-type="string">
            <text:p>Quality of life; ESRD; Group therapy</text:p>
          </table:table-cell>
          <table:table-cell table:style-name="ce5" office:value-type="string" calcext:value-type="string">
            <text:p>Background In addition to physical, mental, and social condition, ESRD and hemodialysis affect the quality of life of patients as well. Psychotherapy and non-pharmaceutical interventions are effective measures to add meaning to life, create a goal and motivation in life, and improve the quality of life in chronic patients. The effect of educational and supportive group therapy on the quality of life (QOL) of hemodialysis patients was examined. Methods The study was carried out as an interventional quasi-experimental study with the participation of 64 patients who were selected through convenience sampling and based on the patient's hemodialysis days (Saturday, Monday, and Wednesday patients as an experimental group and Sunday, Tuesday, and Thursday patients as a control group). There were 32 patients in each group. The experimental group received eight 50 min sessions including two sessions per week. The control group received the normal interventions. The participants were assessed using a demographics form and Kidney Disease Quality of Life Short Form before, immediately after, and 1 month after the intervention. The collected data was analyzed using SPSS (v.24). Results The mean QOL scores of the experimental group before, immediately after, and 4 weeks after the intervention were 36.99, 43.3, and 44.9 respectively. Those of the control group were 36.39, 37.2, and 37.1 respectively. There was no significant difference between the two groups before the intervention (P &gt; 0.05); however, the difference between the two groups was significant immediately after and 4 weeks after the intervention (P = 0.0001). The trend of score change in the experimental group was also significant (p &lt; 0.05), and Tukey ad-hoc test showed significant differences between the scores before intervention and those immediately after and 4 weeks after the intervention (p &lt; 0.05). Conclusion In general, educational and supportive group therapy can expand the interpersonal relationships of hemodialysis patients and positively affect their quality of life.</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IOPSYCHOSOC MED</text:p>
          </table:table-cell>
          <table:table-cell table:style-name="ce5" office:value-type="float" office:value="2020" calcext:value-type="float">
            <text:p>2020</text:p>
          </table:table-cell>
          <table:table-cell table:style-name="ce5" office:value-type="string" calcext:value-type="string">
            <text:p>Psychiatry; Psychology</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stratégias de resposta para epidemias de COVID-19 em contextos africanos: um estudo de modelagem matemática </text:p>
          </table:table-cell>
          <table:table-cell office:value-type="string" calcext:value-type="string">
            <text:p>Antecedentes O impacto do COVID-19 na saúde pode ser diferente em contextos africanos em comparação com países da Europa ou China devido a fatores demográficos, epidemiológicos, ambientais e socioeconómicos. Avaliamos estratégias para reduzir a carga de SARS-CoV-2 em países africanos, de modo a apoiar decisões que equilibrem a minimização da mortalidade, protegendo os serviços de saúde e salvaguardando os meios de subsistência. Métodos Usamos um modelo matemático Susceptível-Exposto-Infeccioso-Recuperado, estratificado por idade, para prever a evolução de epidemias de COVID-19 em três países que representam uma variedade de distribuições de idade na África (da idade média mais velha à mais jovem: Maurício, Nigéria e Níger), sob vários pressupostos de eficácia para combinações de diferentes intervenções não farmacêuticas: auto-isolamento de pessoas sintomáticas, distanciamento físico e 'blindagem' (isolamento físico) da população de alto risco. Adaptamos os parâmetros do modelo para representar melhor a incerteza sobre o que pode ser esperado nas populações africanas, em particular mudando a distribuição do risco de gravidade para idades mais jovens e aumentando a proporção de casos fatais. Também apresentamos análises de sensibilidade para os principais parâmetros do modelo sujeitos à incerteza. Resultados Predizemos taxas de ataque sintomático medianas ao longo dos primeiros 12 meses de 23% (Níger) a 42% (Maurício), com pico de 2-4 meses, se as epidemias não fossem mitigadas. O auto-isolamento enquanto sintomático teve um impacto máximo de cerca de 30% na redução de casos graves, enquanto o impacto do distanciamento físico variou amplamente, dependendo da redução percentual do contato e R-0. O efeito de proteger pessoas de alto risco, por ex. ao realojá-los em isolamento físico, era sensível principalmente ao contato residual com pessoas de baixo risco e, em menor grau, ao contato entre indivíduos protegidos. Estratégias de mitigação que incorporam auto-isolamento de indivíduos sintomáticos, distanciamento físico moderado e alta captação de proteção reduziram o pico previsto de demanda por leitos e mortalidade em cerca de 50%. Os bloqueios atrasaram as epidemias em cerca de 3 meses. As estimativas foram sensíveis às diferenças nos padrões de mistura social específicos da idade, conforme publicado na literatura, e suposições sobre transmissibilidade, infecciosidade de casos assintomáticos e risco de doença grave ou morte por idade. Conclusões Em cenários africanos, como em outros lugares, as evidências atuais sugerem grande COVID 19 epidemias são esperadas. No entanto, os países africanos têm menos meios para suprimir a transmissão e gerenciar os casos. Descobrimos que o auto-isolamento de pessoas sintomáticas e o distanciamento físico geral têm pouca probabilidade de evitar epidemias muito grandes, a menos que o distanciamento tome a forma de medidas restritivas de bloqueio. No entanto, ambas as intervenções ajudam a mitigar a epidemia. A blindagem de indivíduos de alto risco pode reduzir a demanda de serviços de saúde e, ainda mais acentuadamente, a mortalidade se apresentar alta captação e baixo contato de pessoas protegidas e não blindadas, sem aumento do contato entre pessoas protegidas. Estratégias que combinam auto-isolamento, distanciamento físico moderado e proteção podem alcançar reduções substanciais na mortalidade nos países africanos. Bloqueios temporários, onde socioeconomicamente aceitáveis, podem ajudar a ganhar tempo crucial para o planejamento e expansão da capacidade dos serviços de saúde. </text:p>
          </table:table-cell>
          <table:table-cell table:style-name="ce5" office:value-type="string" calcext:value-type="string">
            <text:p>van Zandvoort, K; Jarvis, CI; Pearson, CAB; Davies, NG; Ratnayake, R; Russell, TW; Kucharski, AJ; Jit, M; Flasche, S; Eggo, RM; Checchi, F</text:p>
          </table:table-cell>
          <table:table-cell table:style-name="ce5" office:value-type="string" calcext:value-type="string">
            <text:p>Response strategies for COVID-19 epidemics in African settings: a mathematical modelling study</text:p>
          </table:table-cell>
          <table:table-cell table:style-name="ce5" office:value-type="string" calcext:value-type="string">
            <text:p>BMC MEDICINE</text:p>
          </table:table-cell>
          <table:table-cell table:style-name="ce5" office:value-type="string" calcext:value-type="string">
            <text:p>Article</text:p>
          </table:table-cell>
          <table:table-cell table:style-name="ce5" office:value-type="string" calcext:value-type="string">
            <text:p>COVID-19; SARS-CoV-2; Coronavirus; Africa; Low-income; Control; Response; Mathematical model</text:p>
          </table:table-cell>
          <table:table-cell table:style-name="ce5" office:value-type="string" calcext:value-type="string">
            <text:p>BackgroundThe health impact of COVID-19 may differ in African settings as compared to countries in Europe or China due to demographic, epidemiological, environmental and socio-economic factors. We evaluated strategies to reduce SARS-CoV-2 burden in African countries, so as to support decisions that balance minimising mortality, protecting health services and safeguarding livelihoods.MethodsWe used a Susceptible-Exposed-Infectious-Recovered mathematical model, stratified by age, to predict the evolution of COVID-19 epidemics in three countries representing a range of age distributions in Africa (from oldest to youngest average age: Mauritius, Nigeria and Niger), under various effectiveness assumptions for combinations of different non-pharmaceutical interventions: self-isolation of symptomatic people, physical distancing and 'shielding' (physical isolation) of the high-risk population. We adapted model parameters to better represent uncertainty about what might be expected in African populations, in particular by shifting the distribution of severity risk towards younger ages and increasing the case-fatality ratio. We also present sensitivity analyses for key model parameters subject to uncertainty.ResultsWe predicted median symptomatic attack rates over the first 12months of 23% (Niger) to 42% (Mauritius), peaking at 2-4months, if epidemics were unmitigated. Self-isolation while symptomatic had a maximum impact of about 30% on reducing severe cases, while the impact of physical distancing varied widely depending on percent contact reduction and R-0. The effect of shielding high-risk people, e.g. by rehousing them in physical isolation, was sensitive mainly to residual contact with low-risk people, and to a lesser extent to contact among shielded individuals. Mitigation strategies incorporating self-isolation of symptomatic individuals, moderate physical distancing and high uptake of shielding reduced predicted peak bed demand and mortality by around 50%. Lockdowns delayed epidemics by about 3months. Estimates were sensitive to differences in age-specific social mixing patterns, as published in the literature, and assumptions on transmissibility, infectiousness of asymptomatic cases and risk of severe disease or death by age.ConclusionsIn African settings, as elsewhere, current evidence suggests large COVID-19 epidemics are expected. However, African countries have fewer means to suppress transmission and manage cases. We found that self-isolation of symptomatic persons and general physical distancing are unlikely to avert very large epidemics, unless distancing takes the form of stringent lockdown measures. However, both interventions help to mitigate the epidemic. Shielding of high-risk individuals can reduce health service demand and, even more markedly, mortality if it features high uptake and low contact of shielded and unshielded people, with no increase in contact among shielded people. Strategies combining self-isolation, moderate physical distancing and shielding could achieve substantial reductions in mortality in African countries. Temporary lockdowns, where socioeconomically acceptable, can help gain crucial time for planning and expanding health service capacity.</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MED</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das medidas iniciais de mitigação contra COVID-19 em Porto Rico: 15 de março a 15 de maio de 2020 </text:p>
          </table:table-cell>
          <table:table-cell office:value-type="string" calcext:value-type="string">
            <text:p>Em 15 de março de 2020, Porto Rico implementou intervenções não farmacêuticas (NPIs), incluindo um toque de recolher obrigatório, como parte de uma declaração de estado de emergência para prevenir a transmissão comunitária do vírus SARS-CoV-2. A aplicação estrita deste toque de recolher foi prorrogado até 25 de maio, com um relaxamento gradual começando em 1º de maio. Este relatório resume uma avaliação dessas medidas de mitigação iniciais na progressão da pandemia COVID-19 na ilha. De 15 de março a 15 de maio de 2020, 70.656 resultados de testes moleculares (RT-PCR) foram relatados ao Departamento de Saúde de Porto Rico. Destes, 1.704 foram positivos, correspondendo a 1.311 indivíduos com COVID-19 incluídos no estudo. Derivamos as taxas de crescimento epidêmico (r) e os números reprodutivos correspondentes (R) da curva epidêmica desses 1.311 indivíduos com diagnóstico confirmado por laboratório de COVID-19 usando sua data de coleta de teste como um substituto para o início dos sintomas. Até 31 de maio de 2020, havia 143 mortes associadas a COVID-19 em Porto Rico, para um risco de fatalidade de 10,9%. Comparamos os casos e mortes observados com as projeções do modelo de Gompertz caso as medidas de mitigação não tivessem sido implementadas. O número de casos diários confirmados por RT-PCR atingiu o pico em 30 de março (85 casos), mostrando uma tendência cíclica semanal, com contagens mais baixas nos finais de semana e uma tendência secular decrescente desde 30 de março. A taxa de crescimento exponencial inicial (r) foi de 15,87% (IC 95%: 7,59%, 24,15%), correspondendo a R de 1,82 (IC 95%: 1,37, 2,30). Após 30 de março, o valor de r reverteu para uma taxa de decaimento exponencial (negativa) de -2,95% (IC 95%: -4,99%, -0,92%), correspondendo a R de 0,93 (IC 95%: 0,86, 0,98). Estimamos que, se a taxa de crescimento inicial tivesse sido mantida, um total de 6.155 casos adicionais de COVID-19 teriam ocorrido até 15 de maio, com 211 mortes adicionais de COVID-19 em 31 de maio. Esses achados são consistentes com a implementação muito eficaz de NPIs iniciais como medidas de mitigação em Porto Rico. Esses resultados também fornecem uma linha de base para avaliar o impacto da transição da mitigação para os estágios de contenção subsequentes em Porto Rico. </text:p>
          </table:table-cell>
          <table:table-cell table:style-name="ce5" office:value-type="string" calcext:value-type="string">
            <text:p>Valencia, M; Becerra, JE; Reyes, JC; Castro, KG</text:p>
          </table:table-cell>
          <table:table-cell table:style-name="ce5" office:value-type="string" calcext:value-type="string">
            <text:p>Assessment of early mitigation measures against COVID-19 in Puerto Rico: March 15-May 15, 2020</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On March 15, 2020 Puerto Rico implemented non-pharmaceutical interventions (NPIs), including a mandatory curfew, as part of a state of emergency declaration to prevent the community transmission of the SARS-CoV-2 virus. The strict enforcement of this curfew was extended through May 25, with a gradual relaxation beginning on May 1. This report summarizes an assessment of these early mitigation measures on the progression of the COVID-19 pandemic in the island. From March 15 to May 15, 2020, 70,656 results of molecular (RT-PCR) tests were reported to the Puerto Rico Department of Health. Of these, 1,704 were positive, corresponding to 1,311 individuals with COVID-19 included in the study. We derived the epidemic growth rates (r) and the corresponding reproductive numbers (R) from the epidemic curve of these 1,311 individuals with laboratory-confirmed diagnosis of COVID-19 using their date of test collection as a proxy for symptoms onset. Through May 31, 2020, there were 143 COVID-19 associated deaths in Puerto Rico, for a case fatality risk of 10.9%. We compared the observed cases and deaths with Gompertz model projections had the mitigation measures not been implemented. The number of daily RT-PCR-confirmed cases peaked on March 30 (85 cases), showing a weekly cyclical trend, with lower counts on weekends and a decreasing secular trend since March 30. The initial exponential growth rate (r) was 15.87% (95% CI: 7.59%, 24.15%), corresponding to R of 1.82 (95% CI:1.37, 2.30). After March 30, the r value reverted to an exponential decay rate (negative) of -2.95% (95% CI: -4.99%, -0.92%), corresponding to R of 0.93 (95% CI: 0.86, 0.98). We estimate that, had the initial growth rate been maintained, a total of 6,155 additional COVID-19 cases would have occurred by May 15, with 211 additional COVID-19 deaths by May 31. These findings are consistent with very effective implementation of early NPIs as mitigation measures in Puerto Rico. These results also provide a baseline to assess the impact of the transition from mitigation to subsequent containment stages in Puerto Rico.</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da variação entre populações na dinâmica do COVID-19 em Hubei, Lombardia e Nova York </text:p>
          </table:table-cell>
          <table:table-cell office:value-type="string" calcext:value-type="string">
            <text:p>À medida que a pandemia de COVID-19 continua, a formulação de intervenções políticas direcionadas informadas pela dinâmica de transmissão diferencial da síndrome respiratória aguda grave do coronavírus 2 (SARS-CoV-2) será de vital importância para os governos nacionais e regionais. Desenvolvemos um modelo de nível individual para a transmissão do SARS-CoV-2 que leva em consideração as distribuições de idade, estrutura familiar e comorbidades dependentes da localização. Usamos essas distribuições junto com matrizes de contato estratificadas por idade para instanciar modelos específicos para Hubei, China; Lombardia, Itália; e Nova York, Estados Unidos. Usando os dados de óbitos notificados para obter uma distribuição posterior sobre parâmetros desconhecidos, inferimos diferenças na progressão da epidemia nas três localidades. Também examinamos o papel da transmissão devido a grupos de idade específicos no total de infecções e mortes. O efeito de limitar os contatos por uma determinada faixa etária varia conforme a localização, indicando que as estratégias para reduzir a transmissão devem ser adaptadas com base na demografia específica da população e na estrutura social. Essas descobertas destacam o papel da variação entre as populações na formulação de intervenções políticas. Entre as três populações, entretanto, descobrimos que o abrigo salutar direcionado por 50% de um único grupo de idade pode reduzir substancialmente a transmissão quando combinado com a adoção de medidas de distanciamento físico pelo resto da população. </text:p>
          </table:table-cell>
          <table:table-cell table:style-name="ce5" office:value-type="string" calcext:value-type="string">
            <text:p>Wilder, B; Charpignon, M; Killian, JA; Ou, HC; Mate, A; Jabbari, S; Perrault, A; Desai, AN; Tambe, M; Majumder, MS</text:p>
          </table:table-cell>
          <table:table-cell table:style-name="ce5" office:value-type="string" calcext:value-type="string">
            <text:p>Modeling between-population variation in COVID-19 dynamics in Hubei, Lombardy, and New York City</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style-name="ce5" office:value-type="string" calcext:value-type="string">
            <text:p>COVID-19; SARS-CoV-2; modeling; nonpharmaceutical intervention</text:p>
          </table:table-cell>
          <table:table-cell table:style-name="ce5" office:value-type="string" calcext:value-type="string">
            <text:p>As the COVID-19 pandemic continues, formulating targeted policy interventions that are informed by differential severe acute respiratory syndrome coronavirus 2 (SARS-CoV-2) transmission dynamics will be of vital importance to national and regional governments. We develop an individual-level model for SARS-CoV-2 transmission that accounts for location-dependent distributions of age, household structure, and comorbidities. We use these distributions together with age-stratified contact matrices to instantiate specific models for Hubei, China; Lombardy, Italy; and New York City, United States. Using data on reported deaths to obtain a posterior distribution over unknown parameters, we infer differences in the progression of the epidemic in the three locations. We also examine the role of transmission due to particular age groups on total infections and deaths. The effect of limiting contacts by a particular age group varies by location, indicating that strategies to reduce transmission should be tailored based on population-specific demography and social structure. These findings highlight the role of between-population variation in formulating policy interventions. Across the three populations, though, we find that targeted salutary sheltering by 50% of a single age group may substantially curtail transmission when combined with the adoption of physical distancing measures by the rest of the population.</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aracterísticas epidemiológicas e toda a evolução da doença coronavírus 2019 em Wuhan, China </text:p>
          </table:table-cell>
          <table:table-cell office:value-type="string" calcext:value-type="string">
            <text:p>BackgroundCoronavirus Disease 2019 (COVID-19) se espalhou rapidamente ao redor do mundo. Objetivamos descrever as características epidemiológicas e toda a evolução do COVID-19 em Wuhan e avaliar o efeito da intervenção não farmacêutica do governo.MétodosAs informações dos casos de COVID-19 até 18 de março de 2020 em Wuhan foram coletadas no sistema nacional de vigilância de doenças infecciosas na província de Hubei. ResultadosUm total de 49.973 casos confirmados foram relatados até 18 de março de 2020 em Wuhan. Entre os quais, 2.496 casos morreram e a mortalidade geral foi de 5,0%. A maioria dos casos confirmados (25.619, 51,3%) ocorreu durante 23 de janeiro a 4 de fevereiro, com um aumento em 1 de fevereiro (novos casos, 3374). O número de novos casos diários começou a diminuir continuamente em 19 de fevereiro (novos casos, 301) e diminuiu muito em 1o de março (novos casos, 57). No entanto, a mortalidade e a proporção de casos graves e críticos tem diminuído ao longo do tempo, com a menor taxa de 2,0 e 10,1% durante 16 de fevereiro a 18 de março de 2020, respectivamente. O percentual de casos graves e críticos entre todos os casos foi de 19,6%, e o percentual de casos críticos e mortos com mais de 60 anos foi de 70,1 e 82,0%, respectivamente. ConclusãoO número de novos casos caiu significativamente depois que o governo tomou o isolamento de quatro tipos de pessoal e contenção da comunidade por 14 dias. Nossos resultados indicam que a mortalidade e a proporção de casos graves e críticos diminuíram gradualmente ao longo do tempo, e os casos críticos e mortos tendem a ser indivíduos mais velhos. </text:p>
          </table:table-cell>
          <table:table-cell table:style-name="ce5" office:value-type="string" calcext:value-type="string">
            <text:p>Wang, DM; Cai, J; Shi, TM; Xiao, Y; Feng, XB; Yang, M; Li, WZ; Liu, W; Yu, LL; Ye, Z; Xu, T; Ma, JX; Li, MY; Chen, WH</text:p>
          </table:table-cell>
          <table:table-cell table:style-name="ce5" office:value-type="string" calcext:value-type="string">
            <text:p>Epidemiological characteristics and the entire evolution of coronavirus disease 2019 in Wuhan, China</text:p>
          </table:table-cell>
          <table:table-cell table:style-name="ce5" office:value-type="string" calcext:value-type="string">
            <text:p>RESPIRATORY RESEARCH</text:p>
          </table:table-cell>
          <table:table-cell table:style-name="ce5" office:value-type="string" calcext:value-type="string">
            <text:p>Article</text:p>
          </table:table-cell>
          <table:table-cell table:style-name="ce5" office:value-type="string" calcext:value-type="string">
            <text:p>Coronavirus disease 2019 (COVID-19); Epidemiological characteristics; Evolution; Non-pharmaceutical interventions</text:p>
          </table:table-cell>
          <table:table-cell table:style-name="ce5" office:value-type="string" calcext:value-type="string">
            <text:p>BackgroundCoronavirus Disease 2019 (COVID-19) spread rapidly around the world. We aimed to describe the epidemiological characteristics and the entire evolution of COVID-19 in Wuhan, and to evaluate the effect of non-pharmaceutical intervention by the government.MethodsThe information of COVID-19 cases until Mar 18, 2020 in Wuhan were collected from the national infectious disease surveillance system in Hubei province.ResultsA total of 49,973 confirmed cases were reported until Mar 18, 2020 in Wuhan. Among whom, 2496 cases died and the overall mortality was 5.0%. Most confirmed cases (25,619, 51.3%) occurred during Jan 23 to Feb 4, with a spike on Feb 1 (new cases, 3374). The number of daily new cases started to decrease steadily on Feb 19 (new cases, 301) and decreased greatly on Mar 1 (new cases, 57). However, the mortality and the proportion of severe and critical cases has been decreasing over time, with the lowest of 2.0 and 10.1% during Feb 16 to Mar 18, 2020, respectively. The percentage of severe and critical cases among all cases was 19.6%, and the percentage of critical and dead cases aged over 60 was 70.1 and 82.0%, respectively.ConclusionThe number of new cases has dropped significantly after the government taking the isolation of four types of personnel and the community containment for 14days. Our results indicate that the mortality and proportion of severe and critical cases gradually decreased over time, and critical and dead cases are more incline to be older individual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RESP RES</text:p>
          </table:table-cell>
          <table:table-cell table:style-name="ce5" office:value-type="float" office:value="2020" calcext:value-type="float">
            <text:p>2020</text:p>
          </table:table-cell>
          <table:table-cell table:style-name="ce5" office:value-type="string" calcext:value-type="string">
            <text:p>Respiratory System</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glomeração e a forma das epidemias COVID-19 </text:p>
          </table:table-cell>
          <table:table-cell office:value-type="string" calcext:value-type="string">
            <text:p>A análise da heterogeneidade espacial da aglomeração na China e na Itália, juntamente com os dados do caso COVID-19, mostra que as cidades com maior aglomeração apresentam epidemias mais longas e taxas de ataque mais altas após a primeira onda epidêmica. A pandemia da doença coronavírus 2019 (COVID-19) está sobrecarregando os sistemas de saúde pública em todo o mundo, e importantes intervenções não farmacêuticas foram implementadas para retardar sua disseminação (1-4). Durante a fase inicial do surto, a disseminação da síndrome respiratória aguda grave coronavírus 2 (SARS-CoV-2) foi determinada principalmente pela mobilidade humana de Wuhan, China (5,6). No entanto, faltam evidências empíricas sobre o efeito de fatores geográficos importantes na transmissão epidêmica local (7). Neste estudo, analisamos variáveis ​​espaciais altamente resolvidas em cidades, juntamente com dados de contagem de casos, para investigar o papel do clima, da urbanização e da variação nas intervenções. Mostramos que o grau em que os casos de COVID-19 são comprimidos em um curto período de tempo (pico da epidemia) é fortemente moldado pela agregação e heterogeneidade da população, de modo que as epidemias em cidades populosas são mais distribuídas ao longo do tempo, e cidades populosas têm maiores taxas de ataque total do que cidades menos populosas. As diferenças observadas no pico de epidemias são consistentes com um modelo de metapopulação de COVID-19 que explicitamente explica as hierarquias espaciais. Combinamos nossas estimativas com dados globalmente abrangentes sobre mobilidade humana e prevemos que cidades superpovoadas em todo o mundo poderiam sofrer epidemias mais prolongadas. </text:p>
          </table:table-cell>
          <table:table-cell table:style-name="ce5" office:value-type="string" calcext:value-type="string">
            <text:p>Rader, B; Scarpino, SV; Nande, A; Hill, AL; Adlam, B; Reiner, RC; Pigott, DM; Gutierrez, B; Zarebski, AE; Shrestha, M; Brownstein, JS; Castro, MC; Dye, C; Tian, HY; Pybus, OG; Kraemer, MUG</text:p>
          </table:table-cell>
          <table:table-cell table:style-name="ce5" office:value-type="string" calcext:value-type="string">
            <text:p>Crowding and the shape of COVID-19 epidemics</text:p>
          </table:table-cell>
          <table:table-cell table:style-name="ce5" office:value-type="string" calcext:value-type="string">
            <text:p>NATURE MEDICINE</text:p>
          </table:table-cell>
          <table:table-cell table:style-name="ce5" office:value-type="string" calcext:value-type="string">
            <text:p>Article</text:p>
          </table:table-cell>
          <table:table-cell/>
          <table:table-cell table:style-name="ce5" office:value-type="string" calcext:value-type="string">
            <text:p>Analysis of spatial heterogeneity of crowding in China and Italy, together with COVID-19 case data, show that cities with higher crowding have longer epidemics and higher attack rates after the first epidemic wave. The coronavirus disease 2019 (COVID-19) pandemic is straining public health systems worldwide, and major non-pharmaceutical interventions have been implemented to slow its spread(1-4). During the initial phase of the outbreak, dissemination of severe acute respiratory syndrome coronavirus 2 (SARS-CoV-2) was primarily determined by human mobility from Wuhan, China(5,6). Yet empirical evidence on the effect of key geographic factors on local epidemic transmission is lacking(7). In this study, we analyzed highly resolved spatial variables in cities, together with case count data, to investigate the role of climate, urbanization and variation in interventions. We show that the degree to which cases of COVID-19 are compressed into a short period of time (peakedness of the epidemic) is strongly shaped by population aggregation and heterogeneity, such that epidemics in crowded cities are more spread over time, and crowded cities have larger total attack rates than less populated cities. Observed differences in the peakedness of epidemics are consistent with a meta-population model of COVID-19 that explicitly accounts for spatial hierarchies. We paired our estimates with globally comprehensive data on human mobility and predict that crowded cities worldwide could experience more prolonged epidemics.</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NAT MED</text:p>
          </table:table-cell>
          <table:table-cell table:style-name="ce5" office:value-type="float" office:value="2020" calcext:value-type="float">
            <text:p>2020</text:p>
          </table:table-cell>
          <table:table-cell table:style-name="ce5" office:value-type="string" calcext:value-type="string">
            <text:p>Biochemistry &amp; Molecular Biology; Cell Biology; Research &amp; Experimental Medicine</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ntrole ideal da leishmaniose visceral, cutânea e pós-calazar </text:p>
          </table:table-cell>
          <table:table-cell office:value-type="string" calcext:value-type="string">
            <text:p>Este artigo enfoca a erradicação de diferentes cepas de leishmaniose com a ajuda de intervenções quase não farmacêuticas (INP). Um modelo matemático abrangente da doença é formulado incorporando três tipos de populações: flebotomíneos, humanos e cães (reservatórios) e 3 tipos de cepas: Cl, leishmaniose cutânea; Vl, kala-azar; e PKDL, pós-calazar. Encontramos R0, o número de reprodução básico da infecção. Com base no teste de sensibilidade de R0, os parâmetros mais ativos / sensíveis são investigados. Esses parâmetros ativos são controlados com a ajuda de variáveis ​​de controle. Em alguns casos, parâmetros diferentes dependem do mesmo parâmetro único, como ovigênese e taxa de mordida, ambos ligados à fonte de sangue. Portanto, introduzimos três variáveis ​​de controle não farmacêuticas no modelo proposto para controlar a taxa de picadas de flebotomíneos, densidade de cães soropositivos e densidade da população de vetores. As intervenções não farmacêuticas incluem mosquiteiros, irradiação de cães infecciosos e sprays residuais e, assim, estendem o modelo proposto a um modelo de controle ideal. Usando Lagrangiana e Hamiltoniana, minimizamos as classes de densidades infectadas em populações humanas, de flebotomíneos e vetores. Adotando a abordagem de otimalidade, verificamos a existência do controle ótimo para o sistema. Utilizando Matlab, produzimos simulações numéricas para validação de resultados de variáveis ​​de controle. </text:p>
          </table:table-cell>
          <table:table-cell table:style-name="ce5" office:value-type="string" calcext:value-type="string">
            <text:p>Zamir, M; Nadeem, F; Zaman, G</text:p>
          </table:table-cell>
          <table:table-cell table:style-name="ce5" office:value-type="string" calcext:value-type="string">
            <text:p>Optimal control of visceral, cutaneous and post kala-azar leishmaniasis</text:p>
          </table:table-cell>
          <table:table-cell table:style-name="ce5" office:value-type="string" calcext:value-type="string">
            <text:p>ADVANCES IN DIFFERENCE EQUATIONS</text:p>
          </table:table-cell>
          <table:table-cell table:style-name="ce5" office:value-type="string" calcext:value-type="string">
            <text:p>Article</text:p>
          </table:table-cell>
          <table:table-cell table:style-name="ce5" office:value-type="string" calcext:value-type="string">
            <text:p>Leishmaniasis; Basic reproduction number; Mathematical model; Sensitivity; Pontryagin's maximum principle; Optimal control</text:p>
          </table:table-cell>
          <table:table-cell table:style-name="ce5" office:value-type="string" calcext:value-type="string">
            <text:p>This article focuses on the eradication of different strains of leishmaniasis with the help of almost nonpharmaceutical interventions (NPIs). A comprehensive mathematical model of the disease is formulated incorporating three types of populations: sandflies, humans and dogs (reservoirs), and 3-types of strains: Cl, cutaneous leishmaniasis; Vl, kala-azar; and PKDL, post kala-azar. We find R0, the basic reproduction number of the infection. On the basis of sensitivity test of R0, the most active/sensitive parameters are investigated. These active parameters are controlled with the help of control variables. In some cases different parameters depend on the same single parameter, like ovigenesis and biting rate, both of which are linked to the blood source. Therefore we introduce three nonpharmaceutical control variables in the proposed model to control the biting rate of sandflies, density of seropositive dogs, and density of vector population. Nonpharmaceutical interventions include bed nets, eradiation of infectious dogs, and residual sprays, and thus extend the proposed model to an optimal control model. Using Lagrangian and Hamiltonian, we minimize the densities infected classes in human, sandfly and vector populations. Adopting optimality approach, we check the existence of the optimal control for the system. Using Matlab, we produce numerical simulations for the validation of results of control variables.</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ADV DIFFER EQU-NY</text:p>
          </table:table-cell>
          <table:table-cell table:style-name="ce5" office:value-type="float" office:value="2020" calcext:value-type="float">
            <text:p>2020</text:p>
          </table:table-cell>
          <table:table-cell table:style-name="ce5" office:value-type="string" calcext:value-type="string">
            <text:p>Mathematics</text:p>
          </table:table-cell>
          <table:table-cell table:style-name="ce5" office:value-type="string" calcext:value-type="string">
            <text:p>DOAJ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VID-ABS: Um modelo baseado em agentes da epidemia de COVID-19 para simular os efeitos econômicos e na saúde de intervenções de distanciamento social </text:p>
          </table:table-cell>
          <table:table-cell office:value-type="string" calcext:value-type="string">
            <text:p>A pandemia de COVID-19 devido ao coronavírus SARS-CoV-2 impactou diretamente a saúde pública e a economia em todo o mundo. Para superar esse problema, os países adotaram diferentes políticas e intervenções não farmacêuticas para controlar a propagação do vírus. Este artigo propõe o COVID-ABS, um novo modelo baseado em agente SEIR (Susceptible-Exposed-Infected-Recovered) que visa simular a dinâmica da pandemia usando uma sociedade de agentes emulando pessoas, empresas e governo. Sete cenários diferentes de intervenções de distanciamento social foram analisados, com efeitos epidemiológicos e econômicos variáveis: (1) não fazer nada, (2) bloqueio, (3) bloqueio condicional, (4) isolamento vertical, (5) isolamento parcial, (6) uso de máscaras faciais; e (7) uso de máscaras faciais juntamente com 50% de adesão ao isolamento social. Na impossibilidade de implementação de cenários com lockdown, que apresentam o menor número de mortes e maior impacto na economia, os cenários que combinam o uso de máscara facial e isolamento parcial podem ser os mais realistas para implementação em termos de cooperação social. O modelo COVID-ABS foi implementado na linguagem de programação Python, com código-fonte disponível publicamente. O modelo pode ser facilmente estendido para outras sociedades alterando os parâmetros de entrada, bem como permitindo a criação de uma infinidade de outros cenários. Portanto, é uma ferramenta útil para auxiliar políticos e autoridades de saúde no planejamento de suas ações contra a epidemia de COVID-19. (C) 2020 Elsevier Ltd. Todos os direitos reservados. </text:p>
          </table:table-cell>
          <table:table-cell table:style-name="ce5" office:value-type="string" calcext:value-type="string">
            <text:p>Silva, PCL; Batista, PVC; Lima, HS; Alves, MA; Guimaraes, FG; Silva, RCP</text:p>
          </table:table-cell>
          <table:table-cell table:style-name="ce5" office:value-type="string" calcext:value-type="string">
            <text:p>COVID-ABS: An agent-based model of COVID-19 epidemic to simulate health and economic effects of social distancing interventions</text:p>
          </table:table-cell>
          <table:table-cell table:style-name="ce5" office:value-type="string" calcext:value-type="string">
            <text:p>CHAOS SOLITONS &amp; FRACTALS</text:p>
          </table:table-cell>
          <table:table-cell table:style-name="ce5" office:value-type="string" calcext:value-type="string">
            <text:p>Article</text:p>
          </table:table-cell>
          <table:table-cell table:style-name="ce5" office:value-type="string" calcext:value-type="string">
            <text:p>COVID-19; Agent-based simulation; Epidemic models; SEIR</text:p>
          </table:table-cell>
          <table:table-cell table:style-name="ce5" office:value-type="string" calcext:value-type="string">
            <text:p>The COVID-19 pandemic due to the SARS-CoV-2 coronavirus has directly impacted the public health and economy worldwide. To overcome this problem, countries have adopted different policies and non-pharmaceutical interventions for controlling the spread of the virus. This paper proposes the COVID-ABS, a new SEIR (Susceptible-Exposed-Infected-Recovered) agent-based model that aims to simulate the pandemic dynamics using a society of agents emulating people, business and government. Seven different scenarios of social distancing interventions were analyzed, with varying epidemiological and economic effects: (1) do nothing, (2) lockdown, (3) conditional lockdown, (4) vertical isolation, (5) partial isolation, (6) use of face masks, and (7) use of face masks together with 50% of adhesion to social isolation. In the impossibility of implementing scenarios with lockdown, which present the lowest number of deaths and highest impact on the economy, scenarios combining the use of face masks and partial isolation can be the more realistic for implementation in terms of social cooperation. The COVID-ABS model was implemented in Python programming language, with source code publicly available. The model can be easily extended to other societies by changing the input parameters, as well as allowing the creation of a multitude of other scenarios. Therefore, it is a useful tool to assist politicians and health authorities to plan their actions against the COVID-19 epidemic. (C) 2020 Elsevier Ltd. All rights reserved.</text:p>
          </table:table-cell>
          <table:table-cell/>
          <table:table-cell table:style-name="ce5" office:value-type="string" calcext:value-type="string">
            <text:p>PERGAMON-ELSEVIER SCIENCE LTD</text:p>
          </table:table-cell>
          <table:table-cell table:style-name="ce5" office:value-type="string" calcext:value-type="string">
            <text:p>OXFORD</text:p>
          </table:table-cell>
          <table:table-cell table:style-name="ce5" office:value-type="string" calcext:value-type="string">
            <text:p>CHAOS SOLITON FRACT</text:p>
          </table:table-cell>
          <table:table-cell table:style-name="ce5" office:value-type="float" office:value="2020" calcext:value-type="float">
            <text:p>2020</text:p>
          </table:table-cell>
          <table:table-cell table:style-name="ce5" office:value-type="string" calcext:value-type="string">
            <text:p>Mathematics; Physic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do impacto de intervenções não farmacêuticas na dinâmica de novos coronavírus com análise de controle ideal com um estudo de caso </text:p>
          </table:table-cell>
          <table:table-cell office:value-type="string" calcext:value-type="string">
            <text:p>A doença por coronavírus (COVID-19) é o maior desafio de saúde pública que o mundo está enfrentando nos últimos dias. Como não há vacina e tratamento eficazes para esse vírus, portanto, a única forma de mitigar essa infecção é a implementação de intervenções não farmacêuticas, como distanciamento social, bloqueio comunitário, quarentena, hospitalização ou auto-isolamento e rastreamento de contato. Neste artigo, desenvolvemos um modelo matemático para explorar a dinâmica de transmissão e possível controle da pandemia COVID-19 no Paquistão, um dos países asiáticos com alta carga de doença, com mais de 200.000 casos confirmados de infecção até o momento. Inicialmente, um modelo matemático sem controle ótimo é formulado e algumas das análises básicas necessárias do modelo, incluindo resultados de estabilidade do equilíbrio livre de doenças, são apresentadas. Verificou-se que o modelo é estável em torno do equilíbrio livre de doenças tanto local quanto globalmente quando o número de reprodução básico é menor que a unidade. Apesar da análise básica do modelo, consideramos ainda os casos COVID-19 infectados confirmados documentados no Paquistão de 1 de março a 28 de maio de 2020 e estimamos os parâmetros do modelo usando as ferramentas de ajuste de mínimos quadrados da estatística e teoria da probabilidade. Os resultados mostram que a saída do modelo está de acordo com os casos relatados de infecção por COVID-19. O valor aproximado do número reprodutivo básico com base nos parâmetros estimados é R-0 aproximado de 1,87. O efeito de intervenções de controle baixo (ou leve), moderado e comparativamente estrito, como distanciamento social, taxa de quarentena (ou rastreamento de contato de pessoas suspeitas) e hospitalização (ou auto-isolamento) de casos de COVID-19 positivos são mostrados graficamente. Observa-se que a estratégia mais eficaz para minimizar a carga da doença é a implementação da manutenção de um estrito distanciamento social e rastreamento de contato para quarentena as pessoas expostas. Além disso, realizamos a análise de sensibilidade global do parâmetro mais importante conhecido como o número de reprodução básico usando as técnicas de Amostragem de Hipercubo Latino (LHS) e o coeficiente de correlação de classificação parcial (PRCC). O modelo proposto é então reformulado adicionando as variáveis ​​de controle dependentes do tempo u (1) (t) para quarentena e u (2) (t) para as intervenções de hospitalização e apresenta as condições de otimização necessárias usando a teoria de controle ótimo e o princípio do máximo de Pontryagin . Finalmente, o impacto de intervenções de controle constantes e ótimas em indivíduos infectados é comparado graficamente. (C) 2020 Elsevier Ltd. Todos os direitos reservados. </text:p>
          </table:table-cell>
          <table:table-cell table:style-name="ce5" office:value-type="string" calcext:value-type="string">
            <text:p>Ullah, S; Khan, MA</text:p>
          </table:table-cell>
          <table:table-cell table:style-name="ce5" office:value-type="string" calcext:value-type="string">
            <text:p>Modeling the impact of non-pharmaceutical interventions on the dynamics of novel coronavirus with optimal control analysis with a case study</text:p>
          </table:table-cell>
          <table:table-cell table:style-name="ce5" office:value-type="string" calcext:value-type="string">
            <text:p>CHAOS SOLITONS &amp; FRACTALS</text:p>
          </table:table-cell>
          <table:table-cell table:style-name="ce5" office:value-type="string" calcext:value-type="string">
            <text:p>Article</text:p>
          </table:table-cell>
          <table:table-cell table:style-name="ce5" office:value-type="string" calcext:value-type="string">
            <text:p>Novel coronavirus; Quarantine; Hospitalization/self-isolation; Parameter estimation; Global sensitivity analysis; Optimal control theory; Numerical results</text:p>
          </table:table-cell>
          <table:table-cell table:style-name="ce5" office:value-type="string" calcext:value-type="string">
            <text:p>Coronavirus disease (COVID-19) is the biggest public health challenge the world is facing in recent days. Since there is no effective vaccine and treatment for this virus, therefore, the only way to mitigate this infection is the implementation of non-pharmaceutical interventions such as social-distancing, community lockdown, quarantine, hospitalization or self-isolation and contact-tracing. In this paper, we develop a mathematical model to explore the transmission dynamics and possible control of the COVID-19 pandemic in Pakistan, one of the Asian countries with a high burden of disease with more than 200,000 confirmed infected cases so far. Initially, a mathematical model without optimal control is formulated and some of the basic necessary analysis of the model, including stability results of the disease-free equilibrium is presented. It is found that the model is stable around the disease-free equilibrium both locally and globally when the basic reproduction number is less than unity. Despite the basic analysis of the model, we further consider the confirmed infected COVID-19 cases documented in Pakistan from March 1, till May 28, 2020 and estimate the model parameters using the least square fitting tools from statistics and probability theory. The results show that the model output is in good agreement with the reported COVID-19 infected cases. The approximate value of the basic reproductive number based on the estimated parameters is R-0 approximate to 1.87. The effect of low (or mild), moderate, and comparatively strict control interventions like social-distancing, quarantine rate, (or contact-tracing of suspected people) and hospitalization (or self-isolation) of testing positive COVID-19 cases are shown graphically. It is observed that the most effective strategy to minimize the disease burden is the implementation of maintaining a strict social-distancing and contact-tracing to quarantine the exposed people. Furthermore, we carried out the global sensitivity analysis of the most crucial parameter known as the basic reproduction number using the Latin Hypercube Sampling (LHS) and the partial rank correlation coefficient (PRCC) techniques. The proposed model is then reformulated by adding the time-dependent control variables u(1)(t) for quarantine and u(2)(t) for the hospitalization interventions and present the necessary optimality conditions using the optimal control theory and Pontryagin's maximum principle. Finally, the impact of constant and optimal control interventions on infected individuals is compared graphically. (C) 2020 Elsevier Ltd. All rights reserved.</text:p>
          </table:table-cell>
          <table:table-cell/>
          <table:table-cell table:style-name="ce5" office:value-type="string" calcext:value-type="string">
            <text:p>PERGAMON-ELSEVIER SCIENCE LTD</text:p>
          </table:table-cell>
          <table:table-cell table:style-name="ce5" office:value-type="string" calcext:value-type="string">
            <text:p>OXFORD</text:p>
          </table:table-cell>
          <table:table-cell table:style-name="ce5" office:value-type="string" calcext:value-type="string">
            <text:p>CHAOS SOLITON FRACT</text:p>
          </table:table-cell>
          <table:table-cell table:style-name="ce5" office:value-type="float" office:value="2020" calcext:value-type="float">
            <text:p>2020</text:p>
          </table:table-cell>
          <table:table-cell table:style-name="ce5" office:value-type="string" calcext:value-type="string">
            <text:p>Mathematics; Physic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pós a lua de mel, o divórcio: resultados inesperados de medidas de controle de doenças contra infecções endêmicas </text:p>
          </table:table-cell>
          <table:table-cell office:value-type="string" calcext:value-type="string">
            <text:p>Resumo do autor Muitas infecções endêmicas comuns carecem de vacinações eficazes e baratas e o controle se baseia na redução da transmissão, por ex. redução da população do mosquito para dengue. Freqüentemente, esses controles são usados ​​com o objetivo imediato de diminuir a incidência atual, dando pouca importância ao que acontecerá em momentos posteriores e muito menos ao que acontecerá quando o controle for interrompido. Aqui, observando a incidência cumulativa desde o início do período de controle, em vez da incidência instantânea, mostramos que quando os controles são interrompidos ou falham, os surtos resultantes podem ser grandes o suficiente para eliminar completamente qualquer benefício do controle. Chamamos esse resultado de efeito divórcio. Além disso, mostramos que esse resultado não se limita a vias de transmissão específicas ou parâmetros epidemiológicos, mas está diretamente ligado à redução da imunidade de rebanho inerente a controles não imunizantes. Por último, avaliando programas para minimizar a magnitude do efeito do divórcio, mostramos que sem manter a imunidade do rebanho, ou continuar o controle com sucesso por décadas, é impossível evitar que os custos dos surtos pós-controle superem os benefícios do programa de controle. Notamos que nossos resultados são significativos no contexto de intervenções não farmacêuticas destinadas ao COVID-19. A falta de vacinas eficazes para muitas doenças endêmicas muitas vezes força os formuladores de políticas a confiar em medidas de controle não imunizantes, como o controle de vetores, para reduzir a carga massiva dessas doenças. Os controles podem ter efeitos contra-intuitivos bem conhecidos em infecções endêmicas, incluindo o efeito lua de mel, em que controles parcialmente eficazes causam não apenas uma redução inicial maior da infecção do que o esperado, mas também grandes surtos durante o controle, resultantes do acúmulo de suscetíveis. Infelizmente, muitas medidas de controle não podem ser mantidas indefinidamente e os resultados da cessação são mal compreendidos. Aqui, examinamos os resultados de medidas de controle não imunizantes interrompidas ou com falha em ambientes endêmicos. Usando um modelo matemático para comparar o número cumulativo de casos esperados com e sem controle, mostramos que a implantação do controle pode levar a um número total maior de infecções, contando a partir do momento em que o controle foi iniciado, do que sem qualquer efeito de controle do divórcio. Esse resultado está diretamente relacionado à perda de imunidade em nível populacional resultante de controles não imunizantes e é visto em uma variedade de modelos quando controles não imunizantes são usados ​​contra uma infecção que confere imunidade. Finalmente, examinamos três planos de controle para minimizar a magnitude do efeito do divórcio nas infecções sazonais e mostramos que eles são incapazes de eliminar o efeito do divórcio. Embora não sugeramos interromper os programas de controle que dependem de controles não imunizantes, nossos resultados argumentam fortemente que o acúmulo de suscetibilidade deve ser considerado antes de implantar tais controles contra infecções endêmicas quando o uso indefinido do controle é improvável. Destacamos que nossos resultados são particularmente pertinentes a infecções endêmicas transmitidas por mosquitos, como o vírus da dengue, tanto para o manejo de rotina envolvendo o controle do vetor e para os ensaios de campo de novas abordagens de controle, e no contexto de intervenções não farmacêuticas destinadas a COVID-19 . </text:p>
          </table:table-cell>
          <table:table-cell table:style-name="ce5" office:value-type="string" calcext:value-type="string">
            <text:p>Hollingsworth, B; Okamoto, KW; Lloyd, AL</text:p>
          </table:table-cell>
          <table:table-cell table:style-name="ce5" office:value-type="string" calcext:value-type="string">
            <text:p>After the honeymoon, the divorce: Unexpected outcomes of disease control measures against endemic infections</text:p>
          </table:table-cell>
          <table:table-cell table:style-name="ce5" office:value-type="string" calcext:value-type="string">
            <text:p>PLOS COMPUTATIONAL BIOLOGY</text:p>
          </table:table-cell>
          <table:table-cell table:style-name="ce5" office:value-type="string" calcext:value-type="string">
            <text:p>Article</text:p>
          </table:table-cell>
          <table:table-cell/>
          <table:table-cell table:style-name="ce5" office:value-type="string" calcext:value-type="string">
            <text:p>Author summary Many common endemic infections lack effective, inexpensive vaccinations, and control relies instead on transmission reduction, e.g. mosquito population reduction for dengue. Often, these controls are used with the immediate goal of decreasing the current incidence with little importance placed on what will happen at later points in time, and much less what will happen once the control is stopped. Here, by looking at the cumulative incidence since the beginning of the control period, instead of the instantaneous incidence, we show that when controls are stopped, or fail, the resulting outbreaks can be large enough to completely eliminate any benefit of the control. We call this result thedivorce effect. Further, we show that this result is not limited to specific transmission pathways or epidemiological parameters, but is instead tied directly to the reduction of herd immunity inherent in non-immunizing controls. Lastly, by evaluating programs to minimize the magnitude of the divorce effect, we show that without maintaining herd immunity, or successfully continuing control for decades, it is impossible to keep the costs of post-control outbreaks from outweighing the benefits of the control program. We note that our results have significance in the context of non-pharmaceutical interventions aimed at COVID-19. The lack of effective vaccines for many endemic diseases often forces policymakers to rely on non-immunizing control measures, such as vector control, to reduce the massive burden of these diseases. Controls can have well-known counterintuitive effects on endemic infections, including the honeymoon effect, in which partially effective controls cause not only a greater initial reduction in infection than expected, but also large outbreaks during control resulting from accumulation of susceptibles. Unfortunately, many control measures cannot be maintained indefinitely, and the results of cessation are poorly understood. Here, we examine the results of stopped or failed non-immunizing control measures in endemic settings. By using a mathematical model to compare the cumulative number of cases expected with and without control, we show that deployment of control can lead to a larger total number of infections,counting from the time that control started, than without any control-thedivorce effect. This result is directly related to the population-level loss of immunity resulting from non-immunizing controls and is seen in a variety of models when non-immunizing controls are used against an infection that confers immunity. Finally, we examine three control plans for minimizing the magnitude of the divorce effect in seasonal infections and show that they are incapable of eliminating the divorce effect. While we do not suggest stopping control programs that rely on non-immunizing controls, our results strongly argue that the accumulation of susceptibility should be considered before deploying such controls against endemic infections when indefinite use of the control is unlikely. We highlight that our results are particularly germane to endemic mosquito-borne infections, such as dengue virus, both for routine management involving vector control and for field trials of novel control approaches, and in the context of non-pharmaceutical interventions aimed at COVID-19.</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COMPUT BIOL</text:p>
          </table:table-cell>
          <table:table-cell table:style-name="ce5" office:value-type="float" office:value="2020" calcext:value-type="float">
            <text:p>2020</text:p>
          </table:table-cell>
          <table:table-cell table:style-name="ce5" office:value-type="string" calcext:value-type="string">
            <text:p>Biochemistry &amp; Molecular Biology; Mathematical &amp; Computational Biology</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artidarismo político e restrição de mobilidade durante a pandemia COVID-19 </text:p>
          </table:table-cell>
          <table:table-cell office:value-type="string" calcext:value-type="string">
            <text:p>Objetivos :: Intervenções não farmacêuticas (NPIs) são eficazes na redução da disseminação da síndrome respiratória aguda grave coronavírus 2. Todos os estados dos EUA adotaram políticas de NPI, mas o cumprimento dessas medidas e a influência de fatores sociopolíticos na adesão a NPI são desconhecidos. A adesão ao NPI pode ser aproximada pela mobilidade pessoal em uma população rastreada por dados anônimos de telefones celulares. Desenho do estudo: este é um estudo transversal das mudanças de mobilidade em nível estadual nos EUA. Métodos: A mobilidade em nível estadual foi baseada em dados anônimos de telefones celulares de várias operadoras participantes coletados pelo Instituto de Métricas e Avaliação de Saúde da Universidade de Washington (http://www.healthdata.org). O coeficiente de correlação de Pearson foi usado para examinar a força e a direção da relação entre filiações políticas e restrição de mobilidade entre os estados. Análises de regressão linear multivariável foram usadas para avaliar outros fatores que podem impactar as viagens pessoais. Resultados: Todos os estados experimentaram um declínio na mobilidade pessoal, mas tiveram nadirs variados, variando de 34% a uma redução de 69% na mobilidade, o que não foi relacionado temporalmente ao tempo das medidas de NPI em nível estadual. Houve uma correlação linear e negativa estatisticamente significativa (r = -0,79) entre a proporção de republicanos / republicanos inclinados e a adesão ao NPI nos estados dos EUA. A associação negativa entre republicanos e adesão ao NPI foi significativa mesmo quando ajustada para urbanização, proporção de trabalhadores essenciais, população, índice de Gini e taxas de pobreza. Conclusões: A orientação política afeta a percepção de risco, o que pode contribuir para a relutância de alguns indivíduos em perceber a pandemia da doença coronavírus 2019 como um risco e em cumprir os INP. Nossos resultados destacam a importância dos fatores sociopolíticos no controle da doença e enfatizam a importância dos esforços bipartidários no combate à pandemia. Esses resultados podem ter implicações para o desenvolvimento, divulgação e comunicação de políticas públicas de saúde. (c) 2020 The Royal Society for Public Health. Publicado pela Elsevier Ltd. Todos os direitos reservados. </text:p>
          </table:table-cell>
          <table:table-cell table:style-name="ce5" office:value-type="string" calcext:value-type="string">
            <text:p>Hsiehchen, D; Espinoza, M; Slovic, P</text:p>
          </table:table-cell>
          <table:table-cell table:style-name="ce5" office:value-type="string" calcext:value-type="string">
            <text:p>Political partisanship and mobility restriction during the COVID-19 pandemic</text:p>
          </table:table-cell>
          <table:table-cell table:style-name="ce5" office:value-type="string" calcext:value-type="string">
            <text:p>PUBLIC HEALTH</text:p>
          </table:table-cell>
          <table:table-cell table:style-name="ce5" office:value-type="string" calcext:value-type="string">
            <text:p>Article</text:p>
          </table:table-cell>
          <table:table-cell table:style-name="ce5" office:value-type="string" calcext:value-type="string">
            <text:p>Partisanship; Non-pharmaceutical interventions; Compliance; Risk perception; COVID-19</text:p>
          </table:table-cell>
          <table:table-cell table:style-name="ce5" office:value-type="string" calcext:value-type="string">
            <text:p>Objectives:: Non-pharmaceutical interventions (NPIs) are effective in curbing the spread of severe acute respiratory syndrome coronavirus 2. All US states have adopted NPI policies, but the compliance to these measures and influence of sociopolitical factors on NPI adherence is unknown. NPI adherence may be approximated by personal mobility in a population that is tracked by anonymous mobile phone data. Study design: This is a cross-sectional study of state-level mobility changes across the US. Methods: State-level mobility was based on anonymous mobile phone data from multiple participating carriers collected by the University of Washington's Institute for Health Metrics and Evaluation (http://www.healthdata.org). Pearson's correlation coefficient was used to examine the strength and direction of the relationship between political affiliations and mobility restriction across states. Multivariable linear regression analyses were used to assess other factors that may impact personal travel. Results: All states experienced a decline in personal mobility but had varying nadirs ranging from a 34% to a 69% reduction in mobility, which was not temporally related to the timing of state-level NPI measures. There was a statistically significant linear and negative correlation (r = -0.79) between the proportion of Republicans/leaning Republicans and NPI adherence across US states. The negative association between Republicans and NPI adherence was significant even when adjusting for urbanization, proportion of essential workers, population, Gini index, and poverty rates. Conclusions: Political orientation affects risk perception, which may contribute to the unwillingness of some individuals to perceive the coronavirus disease 2019 pandemic as a risk and to comply with NPIs. Our results highlight the importance of sociopolitical factors in disease control and emphasize the importance of bipartisan efforts in fighting the pandemic. These results may have implications for the development, dissemination, and communication of public health policies. (c) 2020 The Royal Society for Public Health. Published by Elsevier Ltd. All rights reserved.</text:p>
          </table:table-cell>
          <table:table-cell/>
          <table:table-cell table:style-name="ce5" office:value-type="string" calcext:value-type="string">
            <text:p>W B SAUNDERS CO LTD</text:p>
          </table:table-cell>
          <table:table-cell table:style-name="ce5" office:value-type="string" calcext:value-type="string">
            <text:p>LONDON</text:p>
          </table:table-cell>
          <table:table-cell table:style-name="ce5" office:value-type="string" calcext:value-type="string">
            <text:p>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nitoramento da epidemia de COVID-19 após intervenções não farmacêuticas: o uso de número de reprodução variável no tempo em um país com uma grande população migrante </text:p>
          </table:table-cell>
          <table:table-cell office:value-type="string" calcext:value-type="string">
            <text:p>Contexto: O surgimento do COVID-19 traz consigo muitas incertezas e desafios, incluindo estratégias para controlar a epidemia. Omã implementou intervenções não farmacêuticas (INP) para mitigar o impacto do COVID-19. No entanto, as respostas a NPIs podem ser diferentes entre diferentes populações dentro de um país com um grande número de migrantes, como Omã. Este estudo investigou as diferentes respostas aos NPIs e avaliou o uso do número de reprodução variável no tempo (R-t) para monitorá-los. Métodos: Dados COVID-19 confirmados em laboratório para a reação em cadeia da polimerase (PCR) para Omã, de 24 de fevereiro a 3 de junho de 2020, foram usados ​​juntamente com informações demográficas e epidemiológicas. Os dados foram organizados em pares de infectante-infectante, e duas bibliotecas principais de software R foram usadas para estimar o número reprodutivo (R-t). R-t foi calculado para o Omanis e não Omanis. Resultados: Um total de 13.538 casos foram incluídos, 44,9% dos quais eram Omanis. Entre todos esses casos, identificamos 2.769 pares infectante-infectado para o cálculo de R-t. Houve uma queda acentuada no Rt de 3,7 (intervalo de confiança de 95% [IC] 2,8-4,6) em meados de março para 1,4 (IC 95% 1,2-1,7) no final de março em resposta a NPIs. R-t então diminuiu ainda mais para 1,2 (IC 95% 1,1-1,3) no final de abril, após o que aumentou, correspondendo à flexibilização dos NPIs. Comparando os dois grupos, a resposta aos principais controles de saúde pública foi mais evidente em Omanis na redução de R-t para 1,09 (IC de 95% 0,84-1,3) no final de março. Interpretação: O uso da estimativa em tempo real de R-t nos permitiu acompanhar os efeitos dos NPIs. A população migrante respondeu de forma diferente da população de Omã. (C) 2020 O (s) autor (es). Publicado pela Elsevier Ltd em nome da International Society for Infectious Diseases. </text:p>
          </table:table-cell>
          <table:table-cell table:style-name="ce5" office:value-type="string" calcext:value-type="string">
            <text:p>Al Wahaibi, A; Al Manji, A; Al Maani, A; Al Rawahi, B; Al Harthy, K; Alyaquobi, F; Al-Jardani, A; Petersen, E; Al Abri, S</text:p>
          </table:table-cell>
          <table:table-cell table:style-name="ce5" office:value-type="string" calcext:value-type="string">
            <text:p>COVID-19 epidemic monitoring after non-pharmaceutical interventions: The use of time-varying reproduction number in a country with a large migrant population</text:p>
          </table:table-cell>
          <table:table-cell table:style-name="ce5" office:value-type="string" calcext:value-type="string">
            <text:p>INTERNATIONAL JOURNAL OF INFECTIOUS DISEASES</text:p>
          </table:table-cell>
          <table:table-cell table:style-name="ce5" office:value-type="string" calcext:value-type="string">
            <text:p>Article</text:p>
          </table:table-cell>
          <table:table-cell table:style-name="ce5" office:value-type="string" calcext:value-type="string">
            <text:p>COVID-19 epidemiology; Reproductive number; Public health intervention</text:p>
          </table:table-cell>
          <table:table-cell table:style-name="ce5" office:value-type="string" calcext:value-type="string">
            <text:p>Background: COVID-19's emergence carries with it many uncertainties and challenges, including strategies to manage the epidemic. Oman has implemented non-pharmaceutical interventions (NPIs) to mitigate the impact of COVID-19. However, responses to NPIs may be different across different populations within a country with a large number of migrants, such as Oman. This study investigated the different responses to NPIs, and assessed the use of the time-varying reproduction number (R-t) to monitor them. Methods: Polymerase chain reaction (PCR) laboratory-confirmed COVID-19 data for Oman, from February 24 to June 3, 2020, were used alongside demographic and epidemiological information. Data were arranged into pairs of infector-infectee, and two main libraries of R software were used to estimate reproductive number (R-t). R-t was calculated for both Omanis and non-Omanis. Findings: A total of 13,538 cases were included, 44.9% of which were Omanis. Among all these cases we identified 2769 infector-infectee pairs for calculating R-t. There was a sharp drop in Rt from 3.7 (95% confidence interval [CI] 2.8-4.6) in mid-March to 1.4 (95% CI 1.2-1.7) in late March in response to NPIs. R-t then decreased further to 1.2 (95% CI 1.1-1.3) in late April after which it rose, corresponding to the easing of NPIs. Comparing the two groups, the response to major public health controls was more evident in Omanis in reducing R-t to 1.09 (95% CI 0.84-1.3) by the end of March. Interpretation: Use of real-time estimation of R-t allowed us to follow the effects of NPIs. The migrant population responded differently than the Omani population. (C) 2020 The Author(s). Published by Elsevier Ltd on behalf of International Society for Infectious Diseases.</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INT J INFECT DIS</text:p>
          </table:table-cell>
          <table:table-cell table:style-name="ce5" office:value-type="float" office:value="2020" calcext:value-type="float">
            <text:p>2020</text:p>
          </table:table-cell>
          <table:table-cell table:style-name="ce5" office:value-type="string" calcext:value-type="string">
            <text:p>Infectious Disease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nálise da carga de COVID-19, epidemiologia e estratégias de mitigação em países de maioria muçulmana </text:p>
          </table:table-cell>
          <table:table-cell office:value-type="string" calcext:value-type="string">
            <text:p>Antecedentes: Os países de maioria muçulmana sofreram uma carga considerável de infecção por COVID-19. No entanto, tem havido uma relativa falta de pesquisas comparando surtos de COVID-19 e respostas entre países de maioria muçulmana. Objetivos: Este estudo teve como objetivo analisar a carga de COVID-19, a epidemiologia e as estratégias de mitigação em países de maioria muçulmana. Métodos: Usamos uma abordagem de métodos mistos para descrever o curso da pandemia COVID-19 em todo o mundo islâmico, destacar a gama de intervenções não farmacêuticas usadas e a velocidade com que foram implementadas e investigar as razões por trás das respostas diferentes entre Países de maioria muçulmana. O número de casos e mortes por milhão de habitantes e o tempo médio necessário para implementar uma série de políticas foram comparados em todo o mundo islâmico. Casos por milhão de habitantes e o tempo médio estimado de duplicação para os casos foram comparados entre países de maioria muçulmana com base nos sistemas de governança, rapidez da instituição de estratégias de mitigação e grupos de conflito. Também avaliamos a resistência à implementação de medidas dentro dos MMCs, especialmente dos bairros religiosos. Resultados: Os regimes não democráticos tiveram um tempo de duplicação de casos muito mais curto em comparação com os países funcionais democráticos de maioria muçulmana (média de 33,9 contra 66,5 dias, P = 0,002) e uma proporção significativamente maior de países parecia ter achatado a curva em 1º de junho de 2020 ( 43,8% versus 12,5%, P &lt;0,03). O tempo de duplicação também foi significativamente maior entre os países que implementaram medidas de bloqueio e mitigação antecipadamente (66,7 contra 16,7 dias, P &lt;0,003). Conclusão: Nossa análise indica grande diversidade na resposta COVID-19 em países de maioria muçulmana, com indicação clara de que democracias funcionais foram capazes de conter a epidemia significativamente melhor do que regimes não democráticos. A análise futura deve se concentrar na determinação dos diferenciais e riscos subnacionais, bem como no direcionamento das intervenções. </text:p>
          </table:table-cell>
          <table:table-cell table:style-name="ce5" office:value-type="string" calcext:value-type="string">
            <text:p>Jardine, R; Wright, J; Samad, Z; Bhutta, ZA</text:p>
          </table:table-cell>
          <table:table-cell table:style-name="ce5" office:value-type="string" calcext:value-type="string">
            <text:p>Analysis of COVID-19 burden, epidemiology and mitigation strategies in Muslim majority countries</text:p>
          </table:table-cell>
          <table:table-cell table:style-name="ce5" office:value-type="string" calcext:value-type="string">
            <text:p>EASTERN MEDITERRANEAN HEALTH JOURNAL</text:p>
          </table:table-cell>
          <table:table-cell table:style-name="ce5" office:value-type="string" calcext:value-type="string">
            <text:p>Article</text:p>
          </table:table-cell>
          <table:table-cell table:style-name="ce5" office:value-type="string" calcext:value-type="string">
            <text:p>COVID-19; Muslim-majority countries; mitigation; democracy index</text:p>
          </table:table-cell>
          <table:table-cell table:style-name="ce5" office:value-type="string" calcext:value-type="string">
            <text:p>Background: Muslim majority countries have experienced a considerable burden of COVID-19 infection. However, there has been a relative lack of research comparing COVID-19 outbreaks and responses between Muslim-majority countries. Aims: This study aimed to analyse COVID-19 burden, epidemiology and mitigation strategies in Muslim-majority countries. Methods: We use a mixed-methods approach to describe the course of the COVID-19 pandemic throughout the Islamic world, highlight the range of non-pharmaceutical interventions used and the speed with which they were implemented, and investigate reasons behind the differing responses between Muslim-majority countries. The number of cases and deaths per million population, and the mean time taken to implement a range of policies, were compared across the Islamic world. Cases per million population and the mean estimated doubling time for cases was compared between Muslim-majority countries on the basis of governance systems, rapidity of institution of mitigation strategies and conflict groups. We also evaluated pushback to implementation of measures within MMCs, especially from religious quarters. Results: Non-democratic regimes had much shorter doubling time of cases compared to functional democratic Muslim-majority countries (mean 33.9 versus 66.5 days, P = 0.002) and a significantly greater proportion of countries appeared to have flattened the curve by 1 June 2020 (43.8% versus 12.5%, P &lt; 0.03). The doubling time was also significantly greater among countries who implemented lockdown and mitigation measures early (66.7 versus 16.7 days, P &lt; 0.003). Conclusion: Our analysis indicates wide diversity in the COVID-19 response across Muslim majority countries with clear indication that functional democracies were able to contain the epidemic significantly better than nondemocratic regimes. Future analysis should focus on determination of sub-national differentials and risks as well as targeting of interventions.</text:p>
          </table:table-cell>
          <table:table-cell/>
          <table:table-cell table:style-name="ce5" office:value-type="string" calcext:value-type="string">
            <text:p>WHO EASTERN MEDITERRANEAN REGIONAL OFFICE</text:p>
          </table:table-cell>
          <table:table-cell table:style-name="ce5" office:value-type="string" calcext:value-type="string">
            <text:p>NASR CITY, CAIRO</text:p>
          </table:table-cell>
          <table:table-cell table:style-name="ce5" office:value-type="string" calcext:value-type="string">
            <text:p>E MEDITERR HEALTH J</text:p>
          </table:table-cell>
          <table:table-cell table:style-name="ce5" office:value-type="float" office:value="2020" calcext:value-type="float">
            <text:p>2020</text:p>
          </table:table-cell>
          <table:table-cell table:style-name="ce5" office:value-type="string" calcext:value-type="string">
            <text:p>Health Care Sciences &amp; Services; Public, Environmental &amp; Occupational Health</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ssociação positiva entre mortes por COVID-19 e taxas de vacinação contra influenza em idosos em todo o mundo </text:p>
          </table:table-cell>
          <table:table-cell office:value-type="string" calcext:value-type="string">
            <text:p>Contexto: A pandemia da doença coronavírus 2019 (COVID-19), causada pela síndrome respiratória aguda grave coronavírus 2 (SARS-CoV-2), é uma crise de saúde global em curso, impactando direta e indiretamente todas as esferas da vida humana. Algumas medidas farmacológicas têm sido propostas para prevenir COVID-19 ou reduzir sua gravidade, como a vacinação. Relatórios anteriores indicam que a vacinação contra influenza parece estar negativamente correlacionada com a mortalidade associada a COVID-19, talvez como resultado de imunidade heteróloga ou alterações na imunidade inata. A compreensão de tais tendências nas correlações poderia prevenir mortes por COVID-19 no futuro. O objetivo deste estudo foi, portanto, analisar a associação entre as mortes relacionadas ao COVID-19 e a taxa de vacinação contra influenza (IVR) em idosos em todo o mundo. Métodos: Para determinar a associação entre mortes por COVID-19 e vacinação contra influenza, foram analisados ​​conjuntos de dados disponíveis de países com mais de 0,5 milhões de habitantes (no total 39 países). Para estimar com precisão a influência do IVR nas mortes de COVID-19 e mitigar os efeitos das variáveis ​​de confusão, foi realizada uma classificação sofisticada da importância de diferentes variáveis, incluindo como variáveis ​​preditoras IVR e algumas variáveis ​​geográficas e socioeconômicas potencialmente importantes, bem como variáveis ​​relacionadas com intervenção não farmacêutica. As associações foram medidas por coeficientes de correlação de classificação de Spearman não paramétricos e funções de floresta aleatórias. Resultados: Os resultados mostraram uma associação positiva entre mortes por COVID-19 e IVR de pessoas&gt; = 65 anos. Há um aumento significativo nas mortes por COVID-19 das regiões leste para oeste do mundo. É necessária uma exploração mais aprofundada para explicar esses achados, e trabalhos adicionais nesta linha de pesquisa podem levar à prevenção de mortes associadas ao COVID-19. </text:p>
          </table:table-cell>
          <table:table-cell table:style-name="ce5" office:value-type="string" calcext:value-type="string">
            <text:p>Wehenkel, C</text:p>
          </table:table-cell>
          <table:table-cell table:style-name="ce5" office:value-type="string" calcext:value-type="string">
            <text:p>Positive association between COVID-19 deaths and influenza vaccination rates in elderly people worldwide</text:p>
          </table:table-cell>
          <table:table-cell table:style-name="ce5" office:value-type="string" calcext:value-type="string">
            <text:p>PEERJ</text:p>
          </table:table-cell>
          <table:table-cell table:style-name="ce5" office:value-type="string" calcext:value-type="string">
            <text:p>Article</text:p>
          </table:table-cell>
          <table:table-cell table:style-name="ce5" office:value-type="string" calcext:value-type="string">
            <text:p>SARS-CoV-2; Global health crisis; Risk factors; Virus interference; Geographical longitude; Lockdown; Face mask use</text:p>
          </table:table-cell>
          <table:table-cell table:style-name="ce5" office:value-type="string" calcext:value-type="string">
            <text:p>Background: The coronavirus disease 2019 (COVID-19) pandemic, caused by severe acute respiratory syndrome coronavirus 2 (SARS-CoV-2), is an ongoing global health crisis, directly and indirectly impacting all spheres of human life. Some pharmacological measures have been proposed to prevent COVID-19 or reduce its severity, such as vaccinations. Previous reports indicate that influenza vaccination appears to be negatively correlated with COVID-19-associated mortality, perhaps as a result of heterologous immunity or changes in innate immunity. The understanding of such trends in correlations could prevent deaths from COVID-19 in the future. The aim of this study was therefore to analyze the association between COVID-19 related deaths and influenza vaccination rate (IVR) in elderly people worldwide. Methods: To determine the association between COVID-19 deaths and influenza vaccination, available data sets from countries with more than 0.5 million inhabitants were analyzed (in total 39 countries). To accurately estimate the influence of IVR on COVID-19 deaths and mitigate effects of confounding variables, a sophisticated ranking of the importance of different variables was performed, including as predictor variables IVR and some potentially important geographical and socioeconomic variables as well as variables related to non-pharmaceutical intervention. The associations were measured by non-parametric Spearman rank correlation coefficients and random forest functions. Results: The results showed a positive association between COVID-19 deaths and IVR of people &gt;= 65 years-old. There is a significant increase in COVID-19 deaths from eastern to western regions in the world. Further exploration is needed to explain these findings, and additional work on this line of research may lead to prevention of deaths associated with COVID-19.</text:p>
          </table:table-cell>
          <table:table-cell/>
          <table:table-cell table:style-name="ce5" office:value-type="string" calcext:value-type="string">
            <text:p>PEERJ INC</text:p>
          </table:table-cell>
          <table:table-cell table:style-name="ce5" office:value-type="string" calcext:value-type="string">
            <text:p>LONDON</text:p>
          </table:table-cell>
          <table:table-cell table:style-name="ce5" office:value-type="string" calcext:value-type="string">
            <text:p>PEERJ</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 das intervenções não farmacêuticas na transmissão da síndrome respiratória aguda grave Coronavirus 2, Coreia do Sul, 2020 </text:p>
          </table:table-cell>
          <table:table-cell office:value-type="string" calcext:value-type="string">
            <text:p>Analisamos a transmissão da doença coronavírus fora da região provincial de Daegu-Gyeongsangbuk na Coreia do Sul. Estimamos que as medidas não farmacêuticas reduziram a transmissibilidade em um máximo de 33%, sem recorrer a uma estratégia de bloqueio estrito. Para otimizar o controle da epidemia, esforços contínuos para monitorar a transmissibilidade são necessários. </text:p>
          </table:table-cell>
          <table:table-cell table:style-name="ce5" office:value-type="string" calcext:value-type="string">
            <text:p>Ryu, S; Ali, ST; Jang, C; Kim, B; Cowling, BJ</text:p>
          </table:table-cell>
          <table:table-cell table:style-name="ce5" office:value-type="string" calcext:value-type="string">
            <text:p>Effect of Nonpharmaceutical Interventions on Transmission of Severe Acute Respiratory Syndrome Coronavirus 2, South Korea, 2020</text:p>
          </table:table-cell>
          <table:table-cell table:style-name="ce5" office:value-type="string" calcext:value-type="string">
            <text:p>EMERGING INFECTIOUS DISEASES</text:p>
          </table:table-cell>
          <table:table-cell table:style-name="ce5" office:value-type="string" calcext:value-type="string">
            <text:p>Article</text:p>
          </table:table-cell>
          <table:table-cell/>
          <table:table-cell table:style-name="ce5" office:value-type="string" calcext:value-type="string">
            <text:p>We analyzed transmission of coronavirus disease outside of the Daegu-Gyeongsangbuk provincial region in South Korea. We estimated that nonpharmaceutical measures reduced transmissibility by a maximum of 33% without resorting to a strict lockdown strategy. To optimize epidemic control, continuous efforts to monitor the transmissibility are needed.</text:p>
          </table:table-cell>
          <table:table-cell/>
          <table:table-cell table:style-name="ce5" office:value-type="string" calcext:value-type="string">
            <text:p>CENTERS <text:s/>DISEASE CONTROL &amp; PREVENTION</text:p>
          </table:table-cell>
          <table:table-cell table:style-name="ce5" office:value-type="string" calcext:value-type="string">
            <text:p>ATLANTA</text:p>
          </table:table-cell>
          <table:table-cell table:style-name="ce5" office:value-type="string" calcext:value-type="string">
            <text:p>EMERG INFECT DIS</text:p>
          </table:table-cell>
          <table:table-cell table:style-name="ce5" office:value-type="float" office:value="2020" calcext:value-type="float">
            <text:p>2020</text:p>
          </table:table-cell>
          <table:table-cell table:style-name="ce5" office:value-type="string" calcext:value-type="string">
            <text:p>Immunology; Infectious Disease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Sobre a avaliação de ações de controle para modelos epidêmicos em redes temporais </text:p>
          </table:table-cell>
          <table:table-cell office:value-type="string" calcext:value-type="string">
            <text:p>Nesta carta, propomos um modelo de epidemia em redes temporais que explicitamente encapsula duas ações de controle diferentes. Desenvolvemos nosso modelo dentro do arcabouço teórico de redes orientadas a atividades (ADNs), que surgiram como uma ferramenta valiosa para capturar a complexidade dos processos dinâmicos em redes, coevoluindo em uma escala de tempo comparável à formação de redes temporais. Especificamente, complementamos um modelo de epidemia suscetível-infectado-suscetível com características típicas de intervenções não farmacêuticas em políticas públicas de saúde: i) ações de promoção da conscientização, que induzem as pessoas a adotarem comportamentos de autoproteção, e ii) políticas de confinamento para reduzir a atividade social de indivíduos infectados. No limite termodinâmico de populações em grande escala, usamos uma abordagem de campo médio para derivar analiticamente o limiar da epidemia, que oferece uma visão viável para planejar ações de contenção nos estágios iniciais do surto. Por meio do modelo proposto, é possível traçar uma política ótima de controle de epidemias a partir da combinação das duas estratégias, decorrente da solução de um problema de otimização. Finalmente, o cálculo analítico da prevalência epidêmica em doenças endêmicas em ADNs homogêneos é usado para calibrar de forma otimizada as ações de controle para mitigar uma doença endêmica. Simulações são fornecidas para apoiar nossos resultados teóricos. </text:p>
          </table:table-cell>
          <table:table-cell table:style-name="ce5" office:value-type="string" calcext:value-type="string">
            <text:p>Zino, L; Rizzo, A; Porfiri, M</text:p>
          </table:table-cell>
          <table:table-cell table:style-name="ce5" office:value-type="string" calcext:value-type="string">
            <text:p>On Assessing Control Actions for Epidemic Models on Temporal Networks</text:p>
          </table:table-cell>
          <table:table-cell table:style-name="ce5" office:value-type="string" calcext:value-type="string">
            <text:p>IEEE CONTROL SYSTEMS LETTERS</text:p>
          </table:table-cell>
          <table:table-cell table:style-name="ce5" office:value-type="string" calcext:value-type="string">
            <text:p>Article</text:p>
          </table:table-cell>
          <table:table-cell table:style-name="ce5" office:value-type="string" calcext:value-type="string">
            <text:p>Diseases; Analytical models; Clocks; Computational modeling; Public healthcare; Sociology; Statistics; Control of networks; epidemics; epidemiology; network analysis and control; predictive model</text:p>
          </table:table-cell>
          <table:table-cell table:style-name="ce5" office:value-type="string" calcext:value-type="string">
            <text:p>In this letter, we propose an epidemic model over temporal networks that explicitly encapsulates two different control actions. We develop our model within the theoretical framework of activity driven networks (ADNs), which have emerged as a valuable tool to capture the complexity of dynamical processes on networks, coevolving at a comparable time scale to the temporal network formation. Specifically, we complement a susceptible-infected-susceptible epidemic model with features that are typical of nonpharmaceutical interventions in public health policies: i) actions to promote awareness, which induce people to adopt self-protective behaviors, and ii) confinement policies to reduce the social activity of infected individuals. In the thermodynamic limit of large-scale populations, we use a mean-field approach to analytically derive the epidemic threshold, which offers viable insight to devise containment actions at the early stages of the outbreak. Through the proposed model, it is possible to devise an optimal epidemic control policy as the combination of the two strategies, arising from the solution of an optimization problem. Finally, the analytical computation of the epidemic prevalence in endemic diseases on homogeneous ADNs is used to optimally calibrate control actions toward mitigating an endemic disease. Simulations are provided to support our theoretical results.</text:p>
          </table:table-cell>
          <table:table-cell/>
          <table:table-cell table:style-name="ce5" office:value-type="string" calcext:value-type="string">
            <text:p>IEEE-INST ELECTRICAL ELECTRONICS ENGINEERS INC</text:p>
          </table:table-cell>
          <table:table-cell table:style-name="ce5" office:value-type="string" calcext:value-type="string">
            <text:p>PISCATAWAY</text:p>
          </table:table-cell>
          <table:table-cell table:style-name="ce5" office:value-type="string" calcext:value-type="string">
            <text:p>IEEE CONTR SYST LETT</text:p>
          </table:table-cell>
          <table:table-cell table:style-name="ce5" office:value-type="float" office:value="2020" calcext:value-type="float">
            <text:p>2020</text:p>
          </table:table-cell>
          <table:table-cell table:style-name="ce5" office:value-type="string" calcext:value-type="string">
            <text:p>Automation &amp; Control System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O uso de dados de telefones celulares para informar a análise da epidemiologia da pandemia COVID-19 </text:p>
          </table:table-cell>
          <table:table-cell office:value-type="string" calcext:value-type="string">
            <text:p>A atual pandemia da doença coronavírus em 2019 (COVID-19) aumentou a discussão sobre o uso de dados de telefones celulares na resposta a surtos. Dados de telefones celulares foram propostos para monitorar a eficácia de intervenções não farmacêuticas, para avaliar os fatores potenciais de disseminação espaço-temporal e para apoiar os esforços de rastreamento de contatos. Embora esses dados possam ser uma parte importante da resposta do COVID-19, seu uso deve ser considerado juntamente com uma compreensão cuidadosa dos comportamentos e populações que capturam. Aqui, revisamos os diferentes aplicativos para dados de telefones móveis na orientação e avaliação da resposta COVID-19, a relevância desses aplicativos para a transmissão e controle de doenças infecciosas e as fontes e implicações potenciais do viés de seleção em dados de telefones móveis. Também discutimos as melhores práticas e armadilhas potenciais para integrar diretamente a coleta, análise e interpretação desses dados na tomada de decisão de saúde pública. Nesta perspectiva, os autores revisam os diferentes aplicativos para dados de telefones móveis para apoiar a resposta à pandemia COVID-19, a relevância desses aplicativos para a transmissão e controle de doenças infecciosas e as fontes e implicações potenciais do viés de seleção em dados de telefones móveis. </text:p>
          </table:table-cell>
          <table:table-cell table:style-name="ce5" office:value-type="string" calcext:value-type="string">
            <text:p>Grantz, KH; Meredith, HR; Cummings, DAT; Metcalf, CJE; Grenfell, BT; Giles, JR; Mehta, S; Solomon, S; Labrique, A; Kishore, N; Buckee, CO; Wesolowski, A</text:p>
          </table:table-cell>
          <table:table-cell table:style-name="ce5" office:value-type="string" calcext:value-type="string">
            <text:p>The use of mobile phone data to inform analysis of COVID-19 pandemic epidemiology</text:p>
          </table:table-cell>
          <table:table-cell table:style-name="ce5" office:value-type="string" calcext:value-type="string">
            <text:p>NATURE COMMUNICATIONS</text:p>
          </table:table-cell>
          <table:table-cell table:style-name="ce5" office:value-type="string" calcext:value-type="string">
            <text:p>Article</text:p>
          </table:table-cell>
          <table:table-cell/>
          <table:table-cell table:style-name="ce5" office:value-type="string" calcext:value-type="string">
            <text:p>The ongoing coronavirus disease 2019 (COVID-19) pandemic has heightened discussion of the use of mobile phone data in outbreak response. Mobile phone data have been proposed to monitor effectiveness of non-pharmaceutical interventions, to assess potential drivers of spatiotemporal spread, and to support contact tracing efforts. While these data may be an important part of COVID-19 response, their use must be considered alongside a careful understanding of the behaviors and populations they capture. Here, we review the different applications for mobile phone data in guiding and evaluating COVID-19 response, the relevance of these applications for infectious disease transmission and control, and potential sources and implications of selection bias in mobile phone data. We also discuss best practices and potential pitfalls for directly integrating the collection, analysis, and interpretation of these data into public health decision making. In this Perspective, the authors review the different applications for mobile phone data to support COVID-19 pandemic response, the relevance of these applications for infectious disease transmission and control, and potential sources and implications of selection bias in mobile phone data.</text:p>
          </table:table-cell>
          <table:table-cell/>
          <table:table-cell table:style-name="ce5" office:value-type="string" calcext:value-type="string">
            <text:p>NATURE RESEARCH</text:p>
          </table:table-cell>
          <table:table-cell table:style-name="ce5" office:value-type="string" calcext:value-type="string">
            <text:p>BERLIN</text:p>
          </table:table-cell>
          <table:table-cell table:style-name="ce5" office:value-type="string" calcext:value-type="string">
            <text:p>NAT COMMUN</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Uso de smartphones e dispositivos vestíveis para monitorar mudanças comportamentais durante o COVID-19 </text:p>
          </table:table-cell>
          <table:table-cell office:value-type="string" calcext:value-type="string">
            <text:p>Antecedentes: Na ausência de uma vacina ou tratamento eficaz para COVID-19, os países adotaram intervenções não farmacêuticas (INP), como distanciamento social e bloqueio total. É necessário um meio objetivo e quantitativo de monitorar passivamente o impacto e a resposta dessas intervenções em nível local. Objetivo: Nosso objetivo é explorar a utilidade da base de Avaliação Remota de Doenças e Recaídas (RADAR) de código aberto de saúde móvel de código aberto recentemente desenvolvida como uma caixa de ferramentas para testar rapidamente o efeito e a resposta a NPIs destinados a limitar a disseminação de COVID -19 . Métodos: Analisamos dados extraídos de smartphones e dispositivos vestíveis, e gerenciados pela base RADAR de 1.062 participantes recrutados na Itália, Espanha, Dinamarca, Reino Unido e Holanda. Derivamos nove recursos diariamente, incluindo tempo gasto em casa, distância máxima percorrida de casa, o número máximo de dispositivos próximos habilitados para Bluetooth (como um proxy para distância física), contagem de passos, frequência cardíaca média, duração do sono, hora de dormir, duração do desbloqueio do telefone e duração do uso do aplicativo social. Realizamos testes de Kruskal-Wallis seguidos de testes post hoc de Dunn para avaliar as diferenças nessas características entre a linha de base, pré-bloqueio e durante os períodos de bloqueio. Também estudamos as diferenças comportamentais por idade, sexo, IMC e histórico educacional. Resultados: Pudemos quantificar as mudanças esperadas no tempo gasto em casa, na distância percorrida e no número de dispositivos habilitados para Bluetooth próximos entre o pré-bloqueio e durante os períodos de bloqueio (P &lt;0,001 para todos os cinco países). Vimos uma socialidade reduzida medida por meio de recursos de mobilidade e uma socialidade virtual aumentada por meio do uso do telefone. As pessoas eram mais ativas em seus telefones (P &lt;0,001 para Itália, Espanha e Reino Unido), gastando mais tempo usando aplicativos de mídia social (P &lt;0,001 para Itália, Espanha, Reino Unido e Holanda), especialmente em torno de grandes eventos de notícias. Além disso, os participantes tiveram uma frequência cardíaca mais baixa (P &lt;0,001 para Itália e Espanha; P = 0,02 para Dinamarca), foram para a cama mais tarde (P &lt;0,001 para Itália, Espanha, Reino Unido e Holanda) e dormiu mais (P &lt;0,001 para Itália, Espanha e Reino Unido). Também descobrimos que os jovens ficavam mais tempo em casa de família do que os mais velhos durante o bloqueio e menos passos diários. Embora não tenha havido diferença significativa entre os grupos de IMC alto e baixo no tempo gasto em casa, o grupo de IMC baixo andou mais. Conclusões: a base RADAR, uma plataforma de coleta de dados livremente implementável que aproveita dados de wearables e tecnologias móveis, pode ser usada para quantificar rapidamente e fornecer uma visão holística das mudanças comportamentais em resposta a intervenções de saúde pública como resultado de surtos infecciosos, como COVID- 19 A base RADAR pode ser uma abordagem viável para a implementação de um sistema de alerta precoce para avaliar passivamente o cumprimento local das intervenções em epidemias e pandemias, e pode ajudar os países a sair do bloqueio. </text:p>
          </table:table-cell>
          <table:table-cell table:style-name="ce5" office:value-type="string" calcext:value-type="string">
            <text:p>Sun, SX; Folarin, AA; Ranjan, Y; Rashid, Z; Conde, P; Stewart, C; Cummins, N; Matcham, F; Dalla Costa, G; Simblett, S; Leocani, L; Lamers, F; Sorensen, PS; Buron, M; Zabalza, A; Perez, AIG; Penninx, BWH; Siddi, S; Haro, JM; Myin-Germeys, I; Rintala, A; Wykes, T; Narayan, VA; Comi, G; Hotopf, M; Dobson, RJB</text:p>
          </table:table-cell>
          <table:table-cell table:style-name="ce5" office:value-type="string" calcext:value-type="string">
            <text:p>Using Smartphones and Wearable Devices to Monitor Behavioral Changes During COVID-19</text:p>
          </table:table-cell>
          <table:table-cell table:style-name="ce5" office:value-type="string" calcext:value-type="string">
            <text:p>JOURNAL OF MEDICAL INTERNET RESEARCH</text:p>
          </table:table-cell>
          <table:table-cell table:style-name="ce5" office:value-type="string" calcext:value-type="string">
            <text:p>Article</text:p>
          </table:table-cell>
          <table:table-cell table:style-name="ce5" office:value-type="string" calcext:value-type="string">
            <text:p>mobile health; COVID-19; behavioral monitoring; smartphones; wearable devices; mobility; phone use</text:p>
          </table:table-cell>
          <table:table-cell table:style-name="ce5" office:value-type="string" calcext:value-type="string">
            <text:p>Background: In the absence of a vaccine or effective treatment for COVID-19, countries have adopted nonpharmaceutical interventions (NPIs) such as social distancing and full lockdown. An objective and quantitative means of passively monitoring the impact and response of these interventions at a local level is needed. Objective: We aim to explore the utility of the recently developed open-source mobile health platform Remote Assessment of Disease and Relapse (RADAR)-base as a toolbox to rapidly test the effect and response to NPIs intended to limit the spread of COVID -19. Methods: We analyzed data extracted from smartphone and wearable devices, and managed by the RADAR-base from 1062 participants recruited in Italy, Spain, Denmark, the United Kingdom, and the Netherlands. We derived nine features on a daily basis including time spent at home, maximum distance travelled from home, the maximum number of Bluetooth-enabled nearby devices (as a proxy for physical distancing), step count, average heart rate, sleep duration, bedtime, phone unlock duration, and social app use duration. We performed Kruskal-Wallis tests followed by post hoc Dunn tests to assess differences in these features among baseline, prelockdown, and during lockdown periods. We also studied behavioral differences by age, gender, BMI, and educational background. Results: We were able to quantify expected changes in time spent at home, distance travelled, and the number of nearby Bluetooth-enabled devices between prelockdown and during lockdown periods (P&lt;.001 for all five countries). We saw reduced sociality as measured through mobility features and increased virtual sociality through phone use. People were more active on their phones (P&lt;.001 for Italy, Spain, and the United Kingdom), spending more time using social media apps (P&lt;.001 for Italy, Spain, the United Kingdom, and the Netherlands), particularly around major news events. Furthermore, participants had a lower heart rate (P&lt;.001 for Italy and Spain; P=.02 for Denmark), went to bed later (P&lt;.001 for Italy, Spain, the United Kingdom, and the Netherlands), and slept more (P&lt;.001 for Italy, Spain, and the United Kingdom). We also found that young people had longer homestay than older people during the lockdown and fewer daily steps. Although there was no significant difference between the high and low BMI groups in time spent at home, the low BMI group walked more. Conclusions: RADAR-base, a freely deployable data collection platform leveraging data from wearables and mobile technologies, can be used to rapidly quantify and provide a holistic view of behavioral changes in response to public health interventions as a result of infectious outbreaks such as COVID-19. RADAR-base may be a viable approach to implementing an early warning system for passively assessing the local compliance to interventions in epidemics and pandemics, and could help countries ease out of lockdown.</text:p>
          </table:table-cell>
          <table:table-cell/>
          <table:table-cell table:style-name="ce5" office:value-type="string" calcext:value-type="string">
            <text:p>JMIR PUBLICATIONS, INC</text:p>
          </table:table-cell>
          <table:table-cell table:style-name="ce5" office:value-type="string" calcext:value-type="string">
            <text:p>TORONTO</text:p>
          </table:table-cell>
          <table:table-cell table:style-name="ce5" office:value-type="string" calcext:value-type="string">
            <text:p>J MED INTERNET RES</text:p>
          </table:table-cell>
          <table:table-cell table:style-name="ce5" office:value-type="float" office:value="2020" calcext:value-type="float">
            <text:p>2020</text:p>
          </table:table-cell>
          <table:table-cell table:style-name="ce5" office:value-type="string" calcext:value-type="string">
            <text:p>Health Care Sciences &amp; Services; Medical Informatics</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 relaxamento significativo das intervenções não farmacêuticas direcionadas à SARS-CoV-2 pode resultar em mortalidade profunda: um estudo de modelagem do estado de Nova York </text:p>
          </table:table-cell>
          <table:table-cell office:value-type="string" calcext:value-type="string">
            <text:p>A síndrome respiratória aguda grave - coronavírus 2 (SARS-CoV-2) é a crise de saúde global mais significativa do século 21. O objetivo deste estudo foi desenvolver um modelo para simular o efeito de infecções não documentadas, infecciosidade sazonal, imunidade e intervenções não farmacêuticas (NPIs) na transmissão, morbidade e mortalidade de SARS-CoV-2 no estado de Nova York ( NYS) com base em dados coletados entre 4 de março e 28 de abril de 2020. As simulações preveem que as infecções não documentadas contribuem significativamente para a infecciosidade, os NPIs são eficazes na redução da morbidade e mortalidade e o relaxamento&gt; 50% dos NPIs dos níveis iniciais de bloqueio pode resultar em dezenas de milhares de mortes. É provável que a infecção endêmica ocorra na ausência de imunidade sustentada. Como resultado, até que uma vacina eficaz ou outra intervenção farmacêutica eficaz seja desenvolvida, os riscos de redução significativa de INP devem ser cuidadosamente considerados. Este estudo emprega modelagem para simular características fundamentais da transmissão do SARS-CoV-2, o que pode ajudar os formuladores de políticas a navegar no combate a esse vírus nos próximos anos. </text:p>
          </table:table-cell>
          <table:table-cell table:style-name="ce5" office:value-type="string" calcext:value-type="string">
            <text:p>Hoffman, BU</text:p>
          </table:table-cell>
          <table:table-cell table:style-name="ce5" office:value-type="string" calcext:value-type="string">
            <text:p>Significant relaxation of SARS-CoV-2-targeted non-pharmaceutical interventions may result in profound mortality: A New York state modelling study</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Severe acute respiratory syndrome-coronavirus 2 (SARS-CoV-2) is the most significant global health crisis of the 21(st)century. The aim of this study was to develop a model to simulate the effect of undocumented infections, seasonal infectivity, immunity, and non-pharmaceutical interventions (NPIs) on the transmission, morbidity, and mortality of SARS-CoV-2 in New York State (NYS) based on data collected between March 4 and April 28, 2020. Simulations predict that undocumented infections significantly contribute to infectivity, NPIs are effective in reducing morbidity and mortality, and relaxation &gt;50% of NPIs from initial lock-down levels may result in tens-of-thousands more deaths. Endemic infection is likely to occur in the absence of sustained immunity. As a result, until an effective vaccine or other effective pharmaceutical intervention is developed, the risks of significantly reducing NPIs should be carefully considered. This study employs modelling to simulate fundamental characteristics of SARS-CoV-2 transmission, which can help policymakers navigate combating this virus in the coming year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impacto do distanciamento social e das mudanças de comportamento público na dinâmica de transmissão do COVID-19 na República da Coréia </text:p>
          </table:table-cell>
          <table:table-cell office:value-type="string" calcext:value-type="string">
            <text:p>Antecedentes Na República da Coreia (ROK), o distanciamento social e as mudanças no comportamento público mitigaram a propagação do COVID-19. No entanto, uma segunda onda da epidemia é esperada no outono, se nem a vacina nem os medicamentos antivirais estiverem disponíveis. Este estudo investigou o impacto de medidas não farmacêuticas na dinâmica de surtos de curto e longo prazo. Métodos Um modelo matemático baseado no modelo Susceptível-Exposto-Infeccioso-Recuperado é desenvolvido considerando grupos isolados e com mudança de comportamento. Usando o método de ajuste de mínimos quadrados, as taxas de mudança de transmissão e comportamento foram estimadas usando casos relatados de 16 de fevereiro a 20 de abril de 2020. Descobertas A taxa de transmissão estimada de COVID-19 foi 4 ponto central 6180 e taxa de mudança de comportamento foi 2 ponto central 6044 . O modelo previu que o número de novos casos diminuiria continuamente, com menos de um caso esperado após 6 de maio de 2020. Ao mesmo tempo, uma redução de 25% nas mudanças comportamentais durante o surto aumentaria a contagem de casos em 60.000, resultando em 4.000 casos em máximo, excedendo a capacidade do sistema médico. À medida que as restrições comportamentais forem atenuadas, a transmissão local provavelmente aumentará, com previsão de pico da segunda onda em outubro de 2020. Interpretação O distanciamento social e as mudanças de comportamento do público limitaram a disseminação de COVID-19 na ROK. A modelagem matemática demonstra a importância dessas medidas na redução e retardamento de surtos. No entanto, as intervenções não farmacêuticas não podem eliminar a doença. No futuro, vacinas e tratamentos antivirais combinados com distanciamento social e mudanças de comportamento público serão fundamentais para acabar com a epidemia de COVID-19. </text:p>
          </table:table-cell>
          <table:table-cell table:style-name="ce5" office:value-type="string" calcext:value-type="string">
            <text:p>Kim, S; Ko, Y; Kim, YJ; Jung, E</text:p>
          </table:table-cell>
          <table:table-cell table:style-name="ce5" office:value-type="string" calcext:value-type="string">
            <text:p>The impact of social distancing and public behavior changes on COVID-19 transmission dynamics in the Republic of Korea</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In the Republic of Korea (ROK), social distancing and public behavior changes mitigated COVID-19 spread. However, a second wave of the epidemic is expected in the fall if neither vaccine nor antiviral drugs become available. This study investigated the impact of non-pharmaceutical measures on short- and long-term outbreak dynamics. Methods A mathematical model based on Susceptible-Exposed-Infectious-Recovered model is developed considering isolated and behavior-changed groups. Using the least-squares fitting method, transmission and behavior change rates were estimated using cases reported from February 16 to April 20, 2020. Findings The estimated transmission rate of COVID-19 was 4 center dot 6180 and behavior change rate was 2 center dot 6044. The model predicted the number of new cases to continuously decrease, with less than one case expected after May 6, 2020. Concurrently, a 25% reduction in behavioral changes during the outbreak would increase the case count by 60,000, resulting in 4,000 cases at maximum, exceeding the medical system's capacity. As behavioral restrictions are eased, local transmission will likely increase, with forecasted second wave peak in October 2020. Interpretation Social distancing and public behavior changes have curbed the spread of COVID-19 in the ROK. Mathematical modeling demonstrates the importance of these measures in reducing and delaying outbreaks. Nevertheless, non-pharmaceutical interventions cannot eliminate the disease. In the future, vaccines and antiviral treatments combined with social distancing and public behavior changes will be paramount to ending COVID-19 epidemic.</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Vestindo um para a equipe: visões e atitudes face à cobertura na Nova Zelândia / Aotearoa durante o bloqueio de Alerta de Nível 4 COVID-19 </text:p>
          </table:table-cell>
          <table:table-cell office:value-type="string" calcext:value-type="string">
            <text:p>INTRODUÇÃO: O mascaramento em massa está emergindo como uma intervenção não farmacêutica chave para reduzir a disseminação do COVID-19 na comunidade. No entanto, embora a lavagem das mãos, o distanciamento social e a vida na bolha tenham sido amplamente adotados pela "equipe de 5 milhões", o mascaramento em massa não foi socializado para a população em geral. OBJETIVO: Identificar os fatores associados ao mascaramento facial na Nova Zelândia durante o bloqueio do Alerta COVID-19 de Nível 4 para informar estratégias para socializar e apoiar o mascaramento em massa. MÉTODOS: Uma pesquisa quantitativa online conduzida na Nova Zelândia em abril de 2020 convidou residentes com idade&gt; = 18 anos para preencher um questionário. Perguntas sobre mascaramento facial foram incluídas na pesquisa. A amostra foi retirada de uma pesquisa de painel de pesquisa comissionada, com amostragem reforçada para participantes Maori e do Pacífico. As respostas foram ponderadas para refletir a população da Nova Zelândia para todas as análises. RESULTADOS: Participaram 1.015 indivíduos. As crenças autorreferidas foram fortemente relacionadas aos comportamentos, com os entrevistados vendo as medidas de mascaramento facial como 'um pouco' ou 'muito' eficazes na prevenção de contrair COVID-19, mais propensos a relatar ter usado uma máscara facial do que os entrevistados que as consideraram 'não em tudo 'eficaz. As barreiras mais fortes para o uso da máscara facial incluíam crenças de que havia uma falta de máscara e que as necessidades dos outros eram maiores do que as suas. DISCUSSÃO: Destacar a eficácia e dissipar mitos sobre a eficácia relativa dos tipos de máscara e socializar as pessoas com o propósito de mascaramento em massa contribuirá para ações de proteção da comunidade de uso de máscara na resposta da Nova Zelândia ao COVID-19. </text:p>
          </table:table-cell>
          <table:table-cell table:style-name="ce5" office:value-type="string" calcext:value-type="string">
            <text:p>Gray, L; MacDonald, C; Tassell-Matamua, N; Stanley, J; Kvalsvig, A; Zhang, J; Murton, S; Wiles, S; Puloka, V; Becker, J; Johnston, D; Baker, MG</text:p>
          </table:table-cell>
          <table:table-cell table:style-name="ce5" office:value-type="string" calcext:value-type="string">
            <text:p>Wearing one for the team: views and attitudes to face covering in New Zealand/Aotearoa during COVID-19 Alert Level 4 lockdown</text:p>
          </table:table-cell>
          <table:table-cell table:style-name="ce5" office:value-type="string" calcext:value-type="string">
            <text:p>JOURNAL OF PRIMARY HEALTH CARE</text:p>
          </table:table-cell>
          <table:table-cell table:style-name="ce5" office:value-type="string" calcext:value-type="string">
            <text:p>Article</text:p>
          </table:table-cell>
          <table:table-cell table:style-name="ce5" office:value-type="string" calcext:value-type="string">
            <text:p>Infectious diseases; population health; risk management; self-care</text:p>
          </table:table-cell>
          <table:table-cell table:style-name="ce5" office:value-type="string" calcext:value-type="string">
            <text:p>INTRODUCTION: Mass masking is emerging as a key non-pharmaceutical intervention for reducing community spread of COVID-19. However, although hand washing, social distancing and bubble living have been widely adopted by the 'team of 5 million', mass masking has not been socialised to the general population. AIM: To identify factors associated with face masking in New Zealand during COVID-19 Alert Level 4 lockdown to inform strategies to socialise and support mass masking. METHODS: A quantitative online survey conducted in New Zealand during April 2020 invited residents aged &gt;= 18 years to complete a questionnaire. Questions about face masking were included in the survey. The sample was drawn from a commissioned research panel survey, with boosted sampling for Maori and Pacific participants. Responses were weighted to reflect the New Zealand population for all analyses. RESULTS: A total of 1015 individuals participated. Self-reported beliefs were strongly related to behaviours, with respondents viewing face masking measures as 'somewhat' or 'very' effective in preventing them from contracting COVID-19 more likely to report having worn a face mask than respondents who viewed them as 'not at all' effective. The strongest barriers to face mask use included beliefs that there was a mask shortage and that the needs of others were greater than their own. DISCUSSION: Highlighting the efficacy of and dispelling myths about the relative efficacy of mask types and socialising people to the purpose of mass masking will contribute to community protective actions of mask wearing in the New Zealand response to COVID-19.</text:p>
          </table:table-cell>
          <table:table-cell/>
          <table:table-cell table:style-name="ce5" office:value-type="string" calcext:value-type="string">
            <text:p>CSIRO PUBLISHING</text:p>
          </table:table-cell>
          <table:table-cell table:style-name="ce5" office:value-type="string" calcext:value-type="string">
            <text:p>CLAYTON</text:p>
          </table:table-cell>
          <table:table-cell table:style-name="ce5" office:value-type="string" calcext:value-type="string">
            <text:p>J PRIM HEALTH CARE</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valiação do impacto das estratégias de saída COVID-19 coordenadas em toda a Europa </text:p>
          </table:table-cell>
          <table:table-cell office:value-type="string" calcext:value-type="string">
            <text:p>À medida que as taxas de novos casos de doença coronavírus em 2019 (COVID-19) diminuem em toda a Europa devido a intervenções não farmacêuticas, como políticas de distanciamento social e medidas de bloqueio, os países exigem orientação sobre como aliviar as restrições e, ao mesmo tempo, minimizar o risco de surtos ressurgentes. Usamos dados de mobilidade e casos para quantificar como as estratégias de saída coordenadas poderiam atrasar o ressurgimento continental e limitar a transmissão comunitária de COVID-19. Descobrimos que uma epidemia continental ressurgente pode ocorrer até 5 semanas antes, quando países bem conectados com intervenções rigorosas existentes encerram suas intervenções prematuramente. Além disso, descobrimos que a coordenação adequada pode melhorar muito a probabilidade de eliminação da transmissão comunitária em toda a Europa. Em particular, sincronizar bloqueios intermitentes em toda a Europa significa que metade dos períodos de bloqueio seriam necessários para encerrar a transmissão comunitária em todo o continente. </text:p>
          </table:table-cell>
          <table:table-cell table:style-name="ce5" office:value-type="string" calcext:value-type="string">
            <text:p>Ruktanonchai, NW; Floyd, JR; Lai, S; Ruktanonchai, CW; Sadilek, A; Rente-Lourenco, P; Ben, X; Carioli, A; Gwinn, J; Steele, JE; Prosper, O; Schneider, A; Oplinger, A; Eastham, P; Tatem, AJ</text:p>
          </table:table-cell>
          <table:table-cell table:style-name="ce5" office:value-type="string" calcext:value-type="string">
            <text:p>Assessing the impact of coordinated COVID-19 exit strategies across Europe</text:p>
          </table:table-cell>
          <table:table-cell table:style-name="ce5" office:value-type="string" calcext:value-type="string">
            <text:p>SCIENCE</text:p>
          </table:table-cell>
          <table:table-cell table:style-name="ce5" office:value-type="string" calcext:value-type="string">
            <text:p>Article</text:p>
          </table:table-cell>
          <table:table-cell/>
          <table:table-cell table:style-name="ce5" office:value-type="string" calcext:value-type="string">
            <text:p>As rates of new coronavirus disease 2019 (COVID-19) cases decline across Europe owing to nonpharmaceutical interventions such as social distancing policies and lockdown measures, countries require guidance on how to ease restrictions while minimizing the risk of resurgent outbreaks. We use mobility and case data to quantify how coordinated exit strategies could delay continental resurgence and limit community transmission of COVID-19. We find that a resurgent continental epidemic could occur as many as 5 weeks earlier when well-connected countries with stringent existing interventions end their interventions prematurely. Further, we find that appropriate coordination can greatly improve the likelihood of eliminating community transmission throughout Europe. In particular, synchronizing intermittent lockdowns across Europe means that half as many lockdown periods would be required to end continent-wide community transmission.</text:p>
          </table:table-cell>
          <table:table-cell/>
          <table:table-cell table:style-name="ce5" office:value-type="string" calcext:value-type="string">
            <text:p>AMER ASSOC ADVANCEMENT SCIENCE</text:p>
          </table:table-cell>
          <table:table-cell table:style-name="ce5" office:value-type="string" calcext:value-type="string">
            <text:p>WASHINGTON</text:p>
          </table:table-cell>
          <table:table-cell table:style-name="ce5" office:value-type="string" calcext:value-type="string">
            <text:p>SCIENC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nhecimento e prática preventiva para COVID-19 entre chefes de família na metrópole de Enugu, sudeste da Nigéria </text:p>
          </table:table-cell>
          <table:table-cell office:value-type="string" calcext:value-type="string">
            <text:p>Introdução: a pandemia da doença coronavírus COVID-19 afetou a maneira como vivemos. O uso de intervenções não farmacêuticas (NPI) foi relatado como eficaz no controle de surtos de doenças respiratórias semelhantes no passado e está sendo usado como um dos pilares do controle da pandemia. Assim, avaliou-se o conhecimento e a prática de medidas preventivas contra COVID-19 entre adultos na metrópole de Enugu durante o surto no Estado. Métodos: foi realizado um estudo transversal descritivo com 320 adultos recrutados por meio de uma técnica de amostragem em múltiplos estágios. Utilizamos questionário semiestruturado administrado por entrevistador para coletar informações sobre o conhecimento e as práticas preventivas contra o COVID-19. Os dados foram analisados ​​no IBM-SPSS versão 25. Resultados: a média de idade dos participantes foi de 41,6 +/- 12,5 anos. Havia 168 (52,5%) homens, 69,7% com ensino superior e 57,8% autônomo. No geral, 256 (80,0%) dos entrevistados tinham bons conhecimentos sobre o COVID-19. Apenas 133 (41,6%) tinham boas práticas de medidas preventivas entre os entrevistados. Os INP mais praticados pelos entrevistados foram uso de álcool desinfetante para as mãos (86,6%), distanciamento físico (85,6%), lavagem das mãos com água e sabão (81,6%) e desinfecção de superfícies freqüentemente tocadas (80,9%). Os NPIs que os entrevistados praticaram mal foram o uso de máscara facial (33,8%) e a evitação de áreas lotadas (47,2%). Ter bons conhecimentos (aOR: 3,2; IC95%: 1,65 - 6,05) e ter concluído o ensino médio ou menos (aOR: 2; IC 95%: 10-3,13) foram os únicos preditores de boas práticas de medidas preventivas. Conclusão: o segmento de alta escolaridade da população precisa ser direcionado com mensagens apropriadas para melhorar a adoção das medidas preventivas corretas contra COVID-19. </text:p>
          </table:table-cell>
          <table:table-cell table:style-name="ce5" office:value-type="string" calcext:value-type="string">
            <text:p>Nwonwu, EU; Ossai, EN; Umeokonkwo, CD; Ituma, IB</text:p>
          </table:table-cell>
          <table:table-cell table:style-name="ce5" office:value-type="string" calcext:value-type="string">
            <text:p>Knowledge and preventive practice to COVID-19 among household heads in Enugu metropolis, South-East Nigeria</text:p>
          </table:table-cell>
          <table:table-cell table:style-name="ce5" office:value-type="string" calcext:value-type="string">
            <text:p>PAN AFRICAN MEDICAL JOURNAL</text:p>
          </table:table-cell>
          <table:table-cell table:style-name="ce5" office:value-type="string" calcext:value-type="string">
            <text:p>Article</text:p>
          </table:table-cell>
          <table:table-cell table:style-name="ce5" office:value-type="string" calcext:value-type="string">
            <text:p>COVID-19; knowledge; preventive practices; non-pharmaceutical interventions; Enugu metropolis</text:p>
          </table:table-cell>
          <table:table-cell table:style-name="ce5" office:value-type="string" calcext:value-type="string">
            <text:p>Introduction: the coronavirus disease COVID-19 pandemic has affected the way we live. The use of non-pharmaceutical interventions (NPI) has been reported to be effective in controlling similar respiratory diseases outbreak in the past and is being used as one of the mainstays of control of the pandemic. We therefore assessed the knowledge and practice of preventive measures against COVID-19 among adults in Enugu metropolis during the outbreak in the State. Methods: we conducted a descriptive cross-sectional study among 320 adults who were recruited through a multistage sampling technique. We used semi-structured interviewer-administered questionnaire to collect information on the knowledge and preventive practices against COVID-19. The data were analyzed using the IBM-SPSS version 25. Results: the mean age of the participants was 41.6 +/- 12.5 years. There were 168 (52.5%) male, 69.7% had attained tertiary education and 57.8% were self-employed. Overall, 256 (80.0%) of the respondents had good knowledge about COVID-19. Only 133 (41.6%) had good practice of preventive measures among respondents. The more commonly practiced NPIs among the respondents were use of alcohol hand sanitizer (86.6%), physical distancing (85.6%), washing of hands with soap and water (81.6%) and disinfecting frequently touched surfaces (80.9%). The NPIs the respondents practiced poorly were use of face mask (33.8%) and avoidance of crowded areas (47.2%). Having good knowledge (aOR: 3.2; 95% CI: 1.65 - 6.05) and attaining secondary education or less (aOR: 2; 95%CI: 10-3.13) were the only predictors of good practice of preventive measures. Conclusion: the highly educated segment of the population needs to be targeted with appropriate messages to improve their adoption of the right preventive measures against COVID-19.</text:p>
          </table:table-cell>
          <table:table-cell/>
          <table:table-cell table:style-name="ce5" office:value-type="string" calcext:value-type="string">
            <text:p>AFRICAN FIELD EPIDEMIOLOGY NETWORK-AFENET</text:p>
          </table:table-cell>
          <table:table-cell table:style-name="ce5" office:value-type="string" calcext:value-type="string">
            <text:p>KAMPALA</text:p>
          </table:table-cell>
          <table:table-cell table:style-name="ce5" office:value-type="string" calcext:value-type="string">
            <text:p>PAN AFR MED J</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 efeito das medidas de controle na transmissão de COVID-19 na Itália: comparação com a província de Guangdong na China </text:p>
          </table:table-cell>
          <table:table-cell office:value-type="string" calcext:value-type="string">
            <text:p>Histórico O COVID-19 se espalhou por todo o mundo. A Itália é um dos países mais afetados da Europa. Embora haja tendência de alívio, a situação epidêmica ainda não se estabilizou. Este estudo tem como objetivo investigar a dinâmica da propagação da doença na Itália e fornecer algumas sugestões para conter a epidemia. Métodos Comparamos a situação da Itália na fase de surto e as medidas de controle com a da Província de Guangdong na China por meio de observação e análise de dados. Um modelo SEIR autônomo modificado foi usado para estudar a epidemia de COVID-19 e o potencial de transmissão durante o estágio inicial do surto na Itália. Também utilizamos um modelo dinâmico dependente do tempo para estudar a futura dinâmica da doença na Itália. O impacto de várias medidas de controle não farmacêuticas sobre a epidemia foi investigado por meio de análises de incerteza e sensibilidade. Resultados A comparação das medidas específicas implementadas nos dois locais e o momento em que as medidas foram iniciadas mostra que as ações iniciais de prevenção e controle na Itália não foram suficientemente oportunas e eficazes. Estimamos os valores dos parâmetros com base nos dados cumulativos disponíveis e calculamos o número de reprodução básico como sendo 4,32 antes do bloqueio nacional na Itália. Com base nos valores dos parâmetros estimados, realizamos simulações numéricas para prever a tendência da epidemia e avaliar o impacto da limitação de contato, detecção e diagnóstico e mudança de comportamento individual devido à cobertura da mídia sobre a epidemia. Conclusões A Itália estava em um estado de epidemia grave e as medidas de controle não foram suficientemente oportunas e eficazes no início. As intervenções não farmacêuticas, incluindo restrições de contato e melhoria do reconhecimento de casos, desempenham um papel importante na contenção da epidemia de COVID-19. O efeito das mudanças de comportamento individuais devido à atualização da mídia sobre o surto não pode ser ignorado. Para os formuladores de políticas, medidas de bloqueio precoces e estritas, detecção rápida e melhoria da publicidade na mídia são fundamentais para conter a epidemia. </text:p>
          </table:table-cell>
          <table:table-cell table:style-name="ce5" office:value-type="string" calcext:value-type="string">
            <text:p>Liu, PY; He, S; Rong, LB; Tang, SY</text:p>
          </table:table-cell>
          <table:table-cell table:style-name="ce5" office:value-type="string" calcext:value-type="string">
            <text:p>The effect of control measures on COVID-19 transmission in Italy: Comparison with Guangdong province in China</text:p>
          </table:table-cell>
          <table:table-cell table:style-name="ce5" office:value-type="string" calcext:value-type="string">
            <text:p>INFECTIOUS DISEASES OF POVERTY</text:p>
          </table:table-cell>
          <table:table-cell table:style-name="ce5" office:value-type="string" calcext:value-type="string">
            <text:p>Article</text:p>
          </table:table-cell>
          <table:table-cell table:style-name="ce5" office:value-type="string" calcext:value-type="string">
            <text:p>COVID-19; Cumulative cases; Control measures; Model prediction</text:p>
          </table:table-cell>
          <table:table-cell table:style-name="ce5" office:value-type="string" calcext:value-type="string">
            <text:p>Background COVID-19 has spread all around the world. Italy is one of the worst affected countries in Europe. Although there is a trend of relief, the epidemic situation hasn't stabilized yet. This study aims to investigate the dynamics of the disease spread in Italy and provide some suggestions on containing the epidemic. Methods We compared Italy's status at the outbreak stage and control measures with Guangdong Province in China by data observation and analysis. A modified autonomous SEIR model was used to study the COVID-19 epidemic and transmission potential during the early stage of the outbreak in Italy. We also utilized a time-dependent dynamic model to study the future disease dynamics in Italy. The impact of various non-pharmaceutical control measures on epidemic was investigated through uncertainty and sensitivity analyses. Results The comparison of specific measures implemented in the two places and the time when the measures were initiated shows that the initial prevention and control actions in Italy were not sufficiently timely and effective. We estimated parameter values based on available cumulative data and calculated the basic reproduction number to be 4.32 before the national lockdown in Italy. Based on the estimated parameter values, we performed numerical simulations to predict the epidemic trend and evaluate the impact of contact limitation, detection and diagnosis, and individual behavior change due to media coverage on the epidemic. Conclusions Italy was in a severe epidemic status and the control measures were not sufficiently timely and effective in the beginning. Non-pharmaceutical interventions, including contact restrictions and improvement of case recognition, play an important role in containing the COVID-19 epidemic. The effect of individual behavior changes due to media update of the outbreak cannot be ignored. For policy-makers, early and strict blockade measures, fast detection and improving media publicity are key to containing the epidemic.</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INFECT DIS POVERTY</text:p>
          </table:table-cell>
          <table:table-cell table:style-name="ce5" office:value-type="float" office:value="2020" calcext:value-type="float">
            <text:p>2020</text:p>
          </table:table-cell>
          <table:table-cell table:style-name="ce5" office:value-type="string" calcext:value-type="string">
            <text:p>Infectious Diseases; Parasitology; Tropical Medicine</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Bloqueio conteve a propagação da nova doença coronavírus de 2019 na cidade de Huangshi, China: primeiros achados epidemiológicos </text:p>
          </table:table-cell>
          <table:table-cell office:value-type="string" calcext:value-type="string">
            <text:p>Antecedentes Para controlar a disseminação da nova doença coronavírus em 2019 (COVID-19), a China selou Wuhan em 23 de janeiro de 2020 e logo expandiu o bloqueio para 12 outras cidades na província de Hubei. Objetivamos descrever as características epidemiológicas em uma das cidades e destacar o efeito do bloqueio e das intervenções não farmacêuticas atualmente implementadas. Métodos Recuperamos dados de casos relatados em Huangshi e Wuhan de bancos de dados de doenças disponíveis publicamente. Dados epidemiológicos locais sobre casos suspeitos ou confirmados em Huangshi foram coletados por meio de investigação de campo. Curvas epidêmicas foram construídas com dados de casos notificados e observados. Resultados Os casos COVID-19 confirmados acumulados e fatalidade em Huangshi foram relatados como 1.015 e 3,74%, respectivamente, em comparação com 5.0006 e 5,08% em Wuhan até 27 de março de 2020. Logo após 24 de janeiro, a curva epidêmica com base nos casos observados em Huangshi ficou achatado. E o dia 1º de fevereiro de 2020 foi identificado como o ponto de inflexão, pois a epidemia em Huangshi desapareceu logo depois. A epidemia de COVID-19 foi caracterizada por casos leves em Huangshi, representando 82,66% do total de casos. Além disso, foram identificadas 50 infecções assintomáticas em adultos e crianças. Além disso, encontramos casos confirmados em 19 agrupamentos familiares e 21 profissionais de saúde, apoiando a transmissão inter-humana. Conclusões Nosso estudo relatou a dinâmica temporal e as características da epidemia de COVID-19 na cidade de Huangshi, China, em uma intervenção sem precedentes. Essa nova inferência epidemiológica pode fornecer orientação adicional sobre as medidas atuais de bloqueio em cidades de alto risco e, subsequentemente, ajudar a melhorar as estratégias de intervenção de saúde pública contra a pandemia em nível nacional e global. A escala epidêmica de COVID-19 aumentou rapidamente em todo o mundo. Intervenções de bloqueio e não farmacêuticas contiveram efetivamente a progressão de COVID-19 na cidade de Huangshi, China. E 1 ° de fevereiro (dia 9 de bloqueio) foi identificado como o ponto de inflexão, pois a epidemia logo desapareceu. </text:p>
          </table:table-cell>
          <table:table-cell table:style-name="ce5" office:value-type="string" calcext:value-type="string">
            <text:p>Ji, T; Chen, HL; Xu, J; Wu, LN; Li, JJ; Chen, K; Qin, G</text:p>
          </table:table-cell>
          <table:table-cell table:style-name="ce5" office:value-type="string" calcext:value-type="string">
            <text:p>Lockdown Contained the Spread of 2019 Novel Coronavirus Disease in Huangshi City, China: Early Epidemiological Findings</text:p>
          </table:table-cell>
          <table:table-cell table:style-name="ce5" office:value-type="string" calcext:value-type="string">
            <text:p>CLINICAL INFECTIOUS DISEASES</text:p>
          </table:table-cell>
          <table:table-cell table:style-name="ce5" office:value-type="string" calcext:value-type="string">
            <text:p>Article</text:p>
          </table:table-cell>
          <table:table-cell table:style-name="ce5" office:value-type="string" calcext:value-type="string">
            <text:p>2019 novel coronavirus disease; epidemiology; lockdown</text:p>
          </table:table-cell>
          <table:table-cell table:style-name="ce5" office:value-type="string" calcext:value-type="string">
            <text:p>Background To control the spread of 2019 novel coronavirus disease (COVID-19), China sealed Wuhan on 23 January 2020 and soon expanded lockdown to 12 other cities in Hubei province. We aimed to describe the epidemiological characteristics in one of the cities and highlight the effect of current implemented lockdown and nonpharmaceutical interventions. Methods We retrieved data of reported cases in Huangshi and Wuhan from publicly available disease databases. Local epidemiological data on suspected or confirmed cases in Huangshi were collected through field investigation. Epidemic curves were constructed with data on reported and observed cases. Results The accumulated confirmed COVID-19 cases and fatality in Huangshi were reported to be 1015 and 3.74%, respectively, compared with 50006 and 5.08% in Wuhan until 27 March 2020. Right after 24 January, the epidemic curve based on observed cases in Huangshi became flattened. And 1 February 2020 was identified as the turning point as the epidemic in Huangshi faded soon afterward. COVID-19 epidemic was characterized by mild cases in Huangshi, accounting for 82.66% of total cases. Moreover, 50 asymptomatic infections were identified in adults and children. In addition, we found confirmed cases in 19 familial clusters and 21 healthcare workers, supporting interhuman transmission. Conclusions Our study reported the temporal dynamics and characteristics of the COVID-19 epidemic in Huangshi city, China, across the unprecedented intervention. Such new epidemiological inference might provide further guidance on current lockdown measures in high-risk cities and, subsequently, help improve public health intervention strategies against the pandemic on the country and global levels. The epidemic scale of COVID-19 has increased rapidly worldwide. Lockdown and nonpharmaceutical interventions effectively contained the progression of COVID-19 in Huangshi city, China. And 1 February (day 9 of lockdown) was identified as the turning point as the epidemic faded soon.</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CLIN INFECT DIS</text:p>
          </table:table-cell>
          <table:table-cell table:style-name="ce5" office:value-type="float" office:value="2020" calcext:value-type="float">
            <text:p>2020</text:p>
          </table:table-cell>
          <table:table-cell table:style-name="ce5" office:value-type="string" calcext:value-type="string">
            <text:p>Immunology; Infectious Diseases; Microbiology</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a explicação baseada na rede de porque a maioria das curvas de infecção COVID-19 são lineares </text:p>
          </table:table-cell>
          <table:table-cell office:value-type="string" calcext:value-type="string">
            <text:p>Muitos países ultrapassaram seu primeiro pico epidêmico de COVID-19. Os modelos epidemiológicos tradicionais descrevem isso como resultado de intervenções não farmacêuticas empurrando a taxa de crescimento abaixo da taxa de recuperação. Nesta fase da pandemia, muitos países mostraram um crescimento quase linear de casos confirmados por longos períodos. Este novo regime de contenção é difícil de explicar por modelos tradicionais, onde o número de infecções cresce explosivamente até que a imunidade do rebanho seja alcançada ou a epidemia seja completamente suprimida. Aqui, oferecemos uma explicação dessa observação intrigante com base na estrutura das redes de contato. Mostramos que, para qualquer taxa de transmissão, existe um número crítico de contatos sociais, D-c, abaixo do qual deve ocorrer crescimento linear e baixa prevalência de infecção. Acima de D-c, a dinâmica epidemiológica tradicional ocorre, por exemplo, como em modelos de recuperação de infecção suscetível (SIR). Ao calibrar nosso modelo para estimativas empíricas da taxa de transmissão e do número de dias contagiosos, encontramos D-c semelhante a 7,2. Assumindo redes de contato realistas com um grau de cerca de 5, e assumindo que as medidas de bloqueio reduziriam isso ao tamanho da família (cerca de 2,5), reproduzimos as curvas de infecção reais com notável precisão, sem ajuste ou ajuste fino de parâmetros. Em particular, comparamos os Estados Unidos e a Áustria, como exemplos de um país que inicialmente não impôs medidas e outro que respondeu com um bloqueio severo desde o início. Nossos resultados questionam a aplicabilidade de modelos compartimentais padrão para descrever a fase de contenção COVID-19. A probabilidade de observar crescimento linear nestes é praticamente zero. </text:p>
          </table:table-cell>
          <table:table-cell table:style-name="ce5" office:value-type="string" calcext:value-type="string">
            <text:p>Thurner, S; Klimek, P; Hanel, R</text:p>
          </table:table-cell>
          <table:table-cell table:style-name="ce5" office:value-type="string" calcext:value-type="string">
            <text:p>A network-based explanation of why most COVID-19 infection curves are linear</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style-name="ce5" office:value-type="string" calcext:value-type="string">
            <text:p>compartmental epidemiological model; mean-field (well mixed) approximation; social contact networks; network theory; COVID-19</text:p>
          </table:table-cell>
          <table:table-cell table:style-name="ce5" office:value-type="string" calcext:value-type="string">
            <text:p>Many countries have passed their first COVID-19 epidemic peak. Traditional epidemiological models describe this as a result of nonpharmaceutical interventions pushing the growth rate below the recovery rate. In this phase of the pandemic many countries showed an almost linear growth of confirmed cases for extended time periods. This new containment regime is hard to explain by traditional models where either infection numbers grow explosively until herd immunity is reached or the epidemic is completely suppressed. Here we offer an explanation of this puzzling observation based on the structure of contact networks. We show that for any given transmission rate there exists a critical number of social contacts, D-c, below which linear growth and low infection prevalence must occur. Above D-c traditional epidemiological dynamics take place, e.g., as in susceptible-infected-recovered (SIR) models. When calibrating our model to empirical estimates of the transmission rate and the number of days being contagious, we find D-c similar to 7.2. Assuming realistic contact networks with a degree of about 5, and assuming that lockdown measures would reduce that to household size (about 2.5), we reproduce actual infection curves with remarkable precision, without fitting or fine-tuning of parameters. In particular, we compare the United States and Austria, as examples for one country that initially did not impose measures and one that responded with a severe lockdown early on. Our findings question the applicability of standard compartmental models to describe the COVID-19 containment phase. The probability to observe linear growth in these is practically zero.</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s primeiras intervenções do COVID-19 não conseguiram replicar os resultados de 1918 em St. Louis vs. Filadélfia nos Estados Unidos </text:p>
          </table:table-cell>
          <table:table-cell office:value-type="string" calcext:value-type="string">
            <text:p>A pandemia de doença coronavírus 2019 (COVID-19) provocou uma pausa abrupta nos Estados Unidos em vários setores do comércio e da atividade social. Enquanto os EUA enfrentam essa crise de saúde, a magnitude e o rigor de sua resposta inicial de saúde pública foram sem precedentes. Como resposta, todo o país fechou em nível estadual por um período semelhante a 1-3 meses. Essas intervenções de saúde pública, no entanto, não foram decididas arbitrariamente, mas sim implementadas como resultado de práticas baseadas em evidências. Essas práticas foram resultado das lições aprendidas durante a pandemia de influenza de 1918 e das intervenções não farmacêuticas (NPIs) em nível municipal realizadas nos Estados Unidos. Durante a pandemia de 1918, duas cidades modelo, St. Louis, MO e Filadélfia, PA, realizaram duas abordagens diferentes para lidar com a propagação da doença, que resultou em dois resultados distintos. Nosso grupo avaliou a resposta de saúde pública em nível estadual adotada por estados nos Estados Unidos, com foco em Nova York, Califórnia, Flórida e Texas, e comparou a eficácia da redução da disseminação do COVID-19. Nossas avaliações mostram que, embora os estados mencionados acima tenham se beneficiado da implementação de medidas preventivas precoces, eles reproduziram de forma inadequada os resultados desejados observados em St. Louis durante a crise de 1918. Nosso estudo indica que existem outros fatores, incluindo disparidades de saúde que podem influenciar a eficácia das intervenções de saúde pública aplicadas. Identificar determinantes de saúde mais específicos pode ajudar a implementar intervenções direcionadas destinadas a prevenir a disseminação de COVID-19 e melhorar a equidade em saúde. </text:p>
          </table:table-cell>
          <table:table-cell table:style-name="ce5" office:value-type="string" calcext:value-type="string">
            <text:p>Jalali, AM; Peterson, BM; Galbadage, T</text:p>
          </table:table-cell>
          <table:table-cell table:style-name="ce5" office:value-type="string" calcext:value-type="string">
            <text:p>Early COVID-19 Interventions Failed to Replicate 1918 St. Louis vs. Philadelphia Outcomes in the United States</text:p>
          </table:table-cell>
          <table:table-cell table:style-name="ce5" office:value-type="string" calcext:value-type="string">
            <text:p>FRONTIERS IN PUBLIC HEALTH</text:p>
          </table:table-cell>
          <table:table-cell table:style-name="ce5" office:value-type="string" calcext:value-type="string">
            <text:p>Article</text:p>
          </table:table-cell>
          <table:table-cell table:style-name="ce5" office:value-type="string" calcext:value-type="string">
            <text:p>evidence-based practice; health disparities; coronavirus; spread; intervention; prevention; outcomes; influenza virus</text:p>
          </table:table-cell>
          <table:table-cell table:style-name="ce5" office:value-type="string" calcext:value-type="string">
            <text:p>The Coronavirus disease 2019 (COVID-19) pandemic has elicited an abrupt pause in the United States in multiple sectors of commerce and social activity. As the US faces this health crisis, the magnitude and rigor of their initial public health response was unprecedented. As a response, the entire nation shutdown at the state-level for the duration of a similar to 1-3 months. These public health interventions, however, were not arbitrarily decided, but rather, implemented as a result of evidence-based practices. These practices were a result of lessons learned during the 1918 influenza pandemic and the city-level non-pharmaceutical interventions (NPIs) taken across the US. During the 1918 pandemic, two model cities, St. Louis, MO, and Philadelphia, PA, carried out two different approaches to address the spreading disease, which resulted in two distinctly different outcomes. Our group has evaluated the state-level public health response adopted by states across the US, with a focus on New York, California, Florida, and Texas, and compared the effectiveness of reducing the spread of COVID-19. Our assessments show that while the states mentioned above benefited from the implementations of early preventative measures, they inadequately replicated the desired outcomes observed in St. Louis during the 1918 crisis. Our study indicates that there are other factors, including health disparities that may influence the effectiveness of public health interventions applied. Identifying more specific health determinants may help implement targeted interventions aimed at preventing the spread of COVID-19 and improving health equity.</text:p>
          </table:table-cell>
          <table:table-cell/>
          <table:table-cell table:style-name="ce5" office:value-type="string" calcext:value-type="string">
            <text:p>FRONTIERS MEDIA SA</text:p>
          </table:table-cell>
          <table:table-cell table:style-name="ce5" office:value-type="string" calcext:value-type="string">
            <text:p>LAUSANNE</text:p>
          </table:table-cell>
          <table:table-cell table:style-name="ce5" office:value-type="string" calcext:value-type="string">
            <text:p>FRONT 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ão de Terapia de Apoio em Odontopediatria: Uma Intervenção de Bem-Estar Social para Reduzir a Ansiedade Antecipatória e o Medo Situacional em Crianças </text:p>
          </table:table-cell>
          <table:table-cell office:value-type="string" calcext:value-type="string">
            <text:p>As crianças freqüentemente experimentam ansiedade antecipatória e medo situacional (AA&amp;SF) como uma reação comum às ameaças ambientais percebidas. As intervenções assistidas por animais (AAI) com cães de terapia certificados têm aumentado em semelhança no trabalho social e na prática médica como uma intervenção não farmacêutica para aumentar o relaxamento. Este estudo piloto explorou o impacto de cães de terapia certificados sobre os jovens em uma experiência de acionamento AA&amp;SF conhecida - o consultório odontológico. O Apoio Canino em Odontopediatria foi desenhado e avaliado como uma estratégia inovadora de gestão de comportamento não farmacológico para apoiar crianças de 8 a 12 anos com AA&amp;SF do dentista. Um projeto de série temporal utilizou uma amostra de conveniência (n = 18) para pacientes atuais com AA&amp;SF conhecidos. Medidas de pesquisa, observação e análise de analito salivar avaliaram as mudanças biopsicossociais, incluindo uma metodologia refinada para a oxitocina. A intervenção foi considerada aceitabilidade pelos responsáveis ​​à taxa de 83%. Os responsáveis ​​também apoiaram a intervenção com 100% afirmando que gostavam da presença do cão de terapia para seus filhos. Nenhum problema de segurança foi observado. A oxitocina apresentou tendência positiva desde a linha de base na maioria da amostra; embora não seja estatisticamente significativo. O cortisol tendeu a diminuir ao longo dos três pontos de tempo, enquanto a alfa-amilase pareceu seguir a tendência da oxitocina mais do que o cortisol. Os resultados apóiam que o Suporte Canino em Odontopediatria é uma AAI viável na clínica odontológica pediátrica, o que fornece um modelo generalizável para outros ambientes médicos e experiências que podem provocar AA&amp;SF em crianças. A coleta e medição da análise salivar é um método viável e prático para explorar a mudança biopsicossocial na pesquisa de bem-estar social. </text:p>
          </table:table-cell>
          <table:table-cell table:style-name="ce5" office:value-type="string" calcext:value-type="string">
            <text:p>Vincent, A; Heima, M; Farkas, KJ</text:p>
          </table:table-cell>
          <table:table-cell table:style-name="ce5" office:value-type="string" calcext:value-type="string">
            <text:p>Therapy Dog Support in Pediatric Dentistry: A Social Welfare Intervention for Reducing Anticipatory Anxiety and Situational Fear in Children</text:p>
          </table:table-cell>
          <table:table-cell table:style-name="ce5" office:value-type="string" calcext:value-type="string">
            <text:p>CHILD AND ADOLESCENT SOCIAL WORK JOURNAL</text:p>
          </table:table-cell>
          <table:table-cell table:style-name="ce5" office:value-type="string" calcext:value-type="string">
            <text:p>Article</text:p>
          </table:table-cell>
          <table:table-cell table:style-name="ce5" office:value-type="string" calcext:value-type="string">
            <text:p>Veterinary social work; Human-animal interaction; Pediatric dentistry; Oxytocin; Anticipatory anxiety; Dental fear</text:p>
          </table:table-cell>
          <table:table-cell table:style-name="ce5" office:value-type="string" calcext:value-type="string">
            <text:p>Children often experience anticipatory anxiety and situational fear (AA&amp;SF) as a common reaction to perceived environmental threats. Animal-assisted interventions (AAI) with certified therapy dogs have been increasing in commonality within social work and medical practice as a non-pharmaceutical intervention to increase relaxation. This pilot study explored the impact of certified therapy dogs on youth in a known AA&amp;SF triggering experience - the dental office. Canine Support in Pediatric Dentistry was designed and evaluated as an innovative, non-pharmacological behavior management strategy to support children, ages 8-12, with known AA&amp;SF of the dentist. A time-series design utilized a convenience sample (n = 18) for current patients with known AA&amp;SF. Measures of survey, observation, and salivary analyte analysis assessed biopsychosocial changes, including a refined methodology for oxytocin. The intervention as deemed acceptability by guardians at a rate of 83%. Guardians further supported the intervention with 100% stating that the liked the therapy dog's presence for their child. No safety issues were observed. Oxytocin trended positively from baseline across majority of sample; though not statistically significant. Cortisol tended to decreased over the three time points, while alpha-amylase appeared to follow the trend of oxytocin more than cortisol. The findings support that Canine Support in Pediatric Dentistry is a feasible AAI in the pediatric dental clinic, which provides a model generalizable to other medical environments and experiences that may provoke AA&amp;SF in children. Collection and measurement of salivary analysis is a feasible and practical method to explore biopsychosocial change in social welfare research.</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CHILD ADOLESC SOC WO</text:p>
          </table:table-cell>
          <table:table-cell table:style-name="ce5" office:value-type="float" office:value="2020" calcext:value-type="float">
            <text:p>2020</text:p>
          </table:table-cell>
          <table:table-cell table:style-name="ce5" office:value-type="string" calcext:value-type="string">
            <text:p>Social Work</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Estimando o impacto dos padrões de mobilidade nas taxas de infecção de COVID-19 em 11 países europeus </text:p>
          </table:table-cell>
          <table:table-cell office:value-type="string" calcext:value-type="string">
            <text:p>Contexto: À medida que os governos em toda a Europa emitiram intervenções não farmacêuticas (INP), como distanciamento social e fechamento de escolas, os padrões de mobilidade nesses países mudaram. A maioria dos estados implementou NPIs semelhantes em momentos semelhantes. No entanto, é provável que diferentes países e populações respondam de forma diferente aos INP e que essas diferenças causem mudanças nos padrões de mobilidade e, portanto, no desenvolvimento da epidemia. Métodos: Construímos um modelo bayesiano que estima o número de mortes em um determinado dia dependente de mudanças no número reprodutivo básico, R-0, devido a diferenças nos padrões de mobilidade. Utilizamos dados de mobilidade dos relatórios de mobilidade do Google em cinco categorias diferentes: varejo e recreação, supermercado e farmácia, estações de transporte público, local de trabalho e residencial. A importância de cada categoria de mobilidade para prever mudanças em R-0 é estimada por meio do modelo. Resultados: As mudanças na mobilidade têm uma sobreposição considerável com a introdução de INP governamentais, destacando a importância da ação governamental para a mudança de comportamento da população. A mudança na mobilidade em todas as categorias mostra altas correlações com as taxas de mortalidade 1 mês depois. Estima-se que a redução do movimento dentro do setor de mercearia e farmácia seja responsável pela maior parte da redução em R-0. Interpretação: Nosso modelo prevê previsões de epidemia de 3 semanas, usando observações em tempo real de mudanças nos padrões de mobilidade, o que pode fornecer aos governos um feedback direto sobre os efeitos de seus NPIs. O modelo prevê as mudanças na maioria dos países com precisão, mas superestima o impacto dos INP na Suécia e Dinamarca e os subestima na França e na Bélgica. Observamos também que a natureza exponencial de todos os modelos epidemiológicos baseados no número reprodutivo básico, R-0, causa pequenos erros que têm efeitos extensos no resultado previsto. </text:p>
          </table:table-cell>
          <table:table-cell table:style-name="ce5" office:value-type="string" calcext:value-type="string">
            <text:p>Bryant, P; Elofsson, A</text:p>
          </table:table-cell>
          <table:table-cell table:style-name="ce5" office:value-type="string" calcext:value-type="string">
            <text:p>Estimating the impact of mobility patterns on COVID-19 infection rates in 11 European countries</text:p>
          </table:table-cell>
          <table:table-cell table:style-name="ce5" office:value-type="string" calcext:value-type="string">
            <text:p>PEERJ</text:p>
          </table:table-cell>
          <table:table-cell table:style-name="ce5" office:value-type="string" calcext:value-type="string">
            <text:p>Article</text:p>
          </table:table-cell>
          <table:table-cell table:style-name="ce5" office:value-type="string" calcext:value-type="string">
            <text:p>COVID-19; Infection rate; Mobility patterns; Non-pharmaceutical interventions; Bayesian model; MCMC simulations</text:p>
          </table:table-cell>
          <table:table-cell table:style-name="ce5" office:value-type="string" calcext:value-type="string">
            <text:p>Background: As governments across Europe have issued non-pharmaceutical interventions (NPIs) such as social distancing and school closing, the mobility patterns in these countries have changed. Most states have implemented similar NPIs at similar time points. However, it is likely different countries and populations respond differently to the NPIs and that these differences cause mobility patterns and thereby the epidemic development to change. Methods: We build a Bayesian model that estimates the number of deaths on a given day dependent on changes in the basic reproductive number, R-0, due to differences in mobility patterns. We utilise mobility data from Google mobility reports using five different categories: retail and recreation, grocery and pharmacy, transit stations, workplace and residential. The importance of each mobility category for predicting changes in R-0 is estimated through the model. Findings: The changes in mobility have a considerable overlap with the introduction of governmental NPIs, highlighting the importance of government action for population behavioural change. The shift in mobility in all categories shows high correlations with the death rates 1 month later. Reduction of movement within the grocery and pharmacy sector is estimated to account for most of the decrease in R-0. Interpretation: Our model predicts 3-week epidemic forecasts, using real-time observations of changes in mobility patterns, which can provide governments with direct feedback on the effects of their NPIs. The model predicts the changes in a majority of the countries accurately but overestimates the impact of NPIs in Sweden and Denmark and underestimates them in France and Belgium. We also note that the exponential nature of all epidemiological models based on the basic reproductive number, R-0 cause small errors to have extensive effects on the predicted outcome.</text:p>
          </table:table-cell>
          <table:table-cell/>
          <table:table-cell table:style-name="ce5" office:value-type="string" calcext:value-type="string">
            <text:p>PEERJ INC</text:p>
          </table:table-cell>
          <table:table-cell table:style-name="ce5" office:value-type="string" calcext:value-type="string">
            <text:p>LONDON</text:p>
          </table:table-cell>
          <table:table-cell table:style-name="ce5" office:value-type="string" calcext:value-type="string">
            <text:p>PEERJ</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s projetados de intervenções não farmacêuticas de saúde pública para prevenir o ressurgimento da transmissão da SARS-CoV-2 no Canadá </text:p>
          </table:table-cell>
          <table:table-cell office:value-type="string" calcext:value-type="string">
            <text:p>FUNDAMENTO: Esforços contínuos para eliminar a transmissão na comunidade da síndrome respiratória aguda grave coronavírus 2 (SARS-CoV-2) serão necessários para prevenir ondas adicionais de infecção. Exploramos o impacto das intervenções não farmacêuticas na transmissão projetada do SARS-CoV-2 no Canadá. MÉTODOS: Desenvolvemos um modelo baseado em agentes estruturados por idade da população canadense, simulando o impacto dos níveis atuais e projetados de intervenções de saúde pública na transmissão do SARS-CoV-2. As intervenções incluíram detecção e isolamento de casos, rastreamento de contato e quarentena, distanciamento físico e fechamento de comunidades, avaliados isoladamente e em combinação. RESULTADOS: Sem quaisquer intervenções, 64,6% (intervalo de credibilidade de 95% [CrI] 63,9% -65,0%) dos canadenses serão infectados com SARS-CoV-2 (taxa de ataque total) e 3,6% (95% CrI 2,4% -3,8% ) daqueles infectados e sintomáticos morrerão. Se a detecção de casos e o rastreamento de contato continuassem nos níveis basais sem manter o distanciamento físico e a reimplementação de medidas restritivas, esta combinação trouxe a taxa de ataque total para 56,1% (95% CrI 0,05% -57,1%), mas caiu para 0,4% (95% CrI 0,03% -23,5%) com detecção de casos aprimorada e rastreamento de contato. A combinação do último cenário com a manutenção do distanciamento físico reduziu a taxa de ataque total para 0,2% (95% CrI 0,03% -1,7%) e foi o único cenário que manteve o uso de leitos em hospitais e unidades de terapia intensiva de forma consistente abaixo da capacidade, evitou quase todas as mortes e eliminou a epidemia. Prolongar o fechamento de escolas teve efeitos mínimos, mas reduziu a transmissão nas escolas; no entanto, estender o fechamento de locais de trabalho e locais de diferentes idades reduziu significativamente as taxas de ataque e geralmente ou sempre eliminou a epidemia em qualquer cenário. INTERPRETAÇÃO: O controle da transmissão do SARS-CoV-2 dependerá do aprimoramento e da manutenção das intervenções em nível comunitário e individual. Sem essas intervenções, ocorrerá um ressurgimento da epidemia, com o risco de sobrecarregar nossos sistemas de saúde. </text:p>
          </table:table-cell>
          <table:table-cell table:style-name="ce5" office:value-type="string" calcext:value-type="string">
            <text:p>Ng, V; Fazil, A; Waddell, LA; Bancej, C; Turgeon, P; Otten, A; Atchessi, N; Ogden, NH</text:p>
          </table:table-cell>
          <table:table-cell table:style-name="ce5" office:value-type="string" calcext:value-type="string">
            <text:p>Projected effects of nonpharmaceutical public health interventions to prevent resurgence of SARS-CoV-2 transmission in Canada</text:p>
          </table:table-cell>
          <table:table-cell table:style-name="ce5" office:value-type="string" calcext:value-type="string">
            <text:p>CANADIAN MEDICAL ASSOCIATION JOURNAL</text:p>
          </table:table-cell>
          <table:table-cell table:style-name="ce5" office:value-type="string" calcext:value-type="string">
            <text:p>Article</text:p>
          </table:table-cell>
          <table:table-cell/>
          <table:table-cell table:style-name="ce5" office:value-type="string" calcext:value-type="string">
            <text:p>BACKGROUND: Continual efforts to eliminate community transmission of severe acute respiratory syndrome coronavirus 2 (SARS-CoV-2) will be needed to prevent additional waves of infection. We explored the impact of nonpharmaceutical interventions on projected SARS-CoV-2 transmission in Canada. METHODS: We developed an age-structured agent-based model of the Canadian population simulating the impact of current and projected levels of public health interventions on SARS-CoV-2 transmission. Interventions included case detection and isolation, contact tracing and quarantine, physical distancing and community closures, evaluated alone and in combination. RESULTS: Without any interventions, 64.6% (95% credible interval [CrI] 63.9%-65.0%) of Canadians will be infected with SARS-CoV-2 (total attack rate) and 3.6% (95% CrI 2.4%-3.8%) of those infected and symptomatic will die. If case detection and contact tracing continued at baseline levels without maintained physical distancing and reimplementation of restrictive measures, this combination brought the total attack rate to 56.1% (95% CrI 0.05%-57.1%), but it dropped to 0.4% (95% CrI 0.03%-23.5%) with enhanced case detection and contact tracing. Combining the latter scenario with maintained physical distancing reduced the total attack rate to 0.2% (95% CrI 0.03%-1.7%) and was the only scenario that consistently kept hospital and intensive care unit bed use under capacity, prevented nearly all deaths and eliminated the epidemic. Extending school closures had minimal effects but did reduce transmission in schools; however, extending closures of workplaces and mixed-age venues markedly reduced attack rates and usually or always eliminated the epidemic under any scenario. INTERPRETATION: Controlling SARS-CoV-2 transmission will depend on enhancing and maintaining interventions at both the community and individual levels. Without such interventions, a resurgent epidemic will occur, with the risk of overwhelming our health care systems.</text:p>
          </table:table-cell>
          <table:table-cell/>
          <table:table-cell table:style-name="ce5" office:value-type="string" calcext:value-type="string">
            <text:p>CMA-CANADIAN MEDICAL ASSOC</text:p>
          </table:table-cell>
          <table:table-cell table:style-name="ce5" office:value-type="string" calcext:value-type="string">
            <text:p>OTTAWA</text:p>
          </table:table-cell>
          <table:table-cell table:style-name="ce5" office:value-type="string" calcext:value-type="string">
            <text:p>CAN MED ASSOC J</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geoespacial na propagação e dinâmica do surto de 154 dias da nova pandemia de coronavírus (COVID-19) em Bangladesh para zoneamento de vulnerabilidade e abordagens de gerenciamento </text:p>
          </table:table-cell>
          <table:table-cell office:value-type="string" calcext:value-type="string">
            <text:p>O romance COVID-19 é uma pandemia de transmissão mundial e tem recebido atenção global. Como ainda não existe um medicamento eficaz, para minimizar e controlar a transmissão do COVID-19, as intervenções não farmacêuticas (INP) são seguidas globalmente. No entanto, para a implementação de NPIs necessários por meio de estratégias e planejamento de gestão eficazes, são importantes as informações baseadas no espaço-tempo sobre a natureza, magnitude, padrão de transmissão, pontos críticos, fatores de risco potenciais, vulnerabilidade e nível de risco da pandemia. Portanto, este estudo foi uma tentativa de avaliar e analisar em profundidade o surto de COVID-19 e a dinâmica de transmissão através do espaço e do tempo em Bangladesh usando séries de dados epidemiológicos em tempo real de 154 dias. Os dados de nível distrital foram analisados ​​para a análise geoespacial e modelagem usando SIG. A estatística Getis-Ord Gi * foi aplicada para a análise do hotspot e, por outro lado, o método de soma ponderada baseada no processo de hierarquia analítica (AHP-WSM) foi usado para a modelagem do zoneamento de vulnerabilidade do COVID-19. Em Bangladesh, o status da pandemia COVID-19 ainda está em nível de exposição. A doença transmitiu em alta taxa (20,37%), e o tempo de duplicação dos casos foi de 11 dias (última semana do período de estudo). A taxa de fatalidade foi comparativamente baixa (1,3%), e a taxa de recuperação foi de cerca de 57,50%. A análise geoespacial mostra que a doença se propaga das partes centrais, e Dhaka foi o distrito mais exposto, seguido por Chattograma, Narayanganj, Cumilla e Bogra. Um único padrão de aglomeração forte na parte central, que se espalhou principalmente para a parte sudeste, foi identificado como um ponto quente principal tanto na distribuição de casos quanto de mortes. Além disso, foram identificadas ligações potenciais entre a transmissão da doença e os fatores selecionados que aceleram a propagação da doença. As partes central, leste e sudeste foram reconhecidas como zona de alta vulnerabilidade e, inversamente, as partes oeste, sudoeste, noroeste e nordeste como zona de vulnerabilidade média. O exercício de zoneamento vulnerável possibilitou a identificação de áreas vulneráveis ​​com diferentes magnitudes que requerem intervenção urgente por meio de gestão adequada e plano de ação e, consequentemente, estratégias de gestão abrangentes foram previstas. Assim, este estudo será um guia útil para a compreensão das investigações baseadas no espaço-tempo e delineamento de áreas vulneráveis ​​do COVID-19 e ajudará a formular um plano de ação de gestão eficaz para reduzir e controlar a propagação e os impactos da doença. Por meio do ajuste apropriado de alguns fatores com relevância local, o zoneamento de vulnerabilidade COVID-19 derivado aqui pode ser aplicado a outras regiões e geralmente pode ser usado para qualquer outra doença infecciosa. Este método foi aplicado em escala regional, mas a disponibilidade de dados em maior escala dos fatores determinantes poderia ser aplicada também em pequenas áreas e, consequentemente, estratégias de manejo podem ser formuladas. </text:p>
          </table:table-cell>
          <table:table-cell table:style-name="ce5" office:value-type="string" calcext:value-type="string">
            <text:p>Rahman, MR; Islam, AHMH; Islam, MN</text:p>
          </table:table-cell>
          <table:table-cell table:style-name="ce5" office:value-type="string" calcext:value-type="string">
            <text:p>Geospatial modelling on the spread and dynamics of 154 day outbreak of the novel coronavirus (COVID-19) pandemic in Bangladesh towards vulnerability zoning and management approaches</text:p>
          </table:table-cell>
          <table:table-cell table:style-name="ce5" office:value-type="string" calcext:value-type="string">
            <text:p>MODELING EARTH SYSTEMS AND ENVIRONMENT</text:p>
          </table:table-cell>
          <table:table-cell table:style-name="ce5" office:value-type="string" calcext:value-type="string">
            <text:p>Article; Early Access</text:p>
          </table:table-cell>
          <table:table-cell table:style-name="ce5" office:value-type="string" calcext:value-type="string">
            <text:p>COVID-19; Geospatial modelling; GIS and hotspots; Vulnerability zoning; Management strategies; Bangladesh</text:p>
          </table:table-cell>
          <table:table-cell table:style-name="ce5" office:value-type="string" calcext:value-type="string">
            <text:p>The novel COVID-19 is a worldwide transmitted pandemic and has received global attention. Since there is no effective medication yet, to minimize and control the transmission of the COVID-19, non-pharmaceutical interventions (NPIs) are followed globally. However, for the implementation of needful NPIs through effective management strategies and planning, space-time-based information on the nature, magnitude, pattern of transmission, hotspots, the potential risk factors, vulnerability, and risk level of the pandemic are important. Hence, this study was an attempt to in-depth assess and analyze the COVID-19 outbreak and transmission dynamics through space and time in Bangladesh using 154 day real-time epidemiological data series. District-level data were analyzed for the geospatial analysis and modelling using GIS. Getis-Ord Gi* statistics was applied for the hotspot analysis, and on the other hand, the analytical hierarchy process-based weighted sum method (AHP-WSM) was used for the modelling of vulnerability zoning of COVID-19. In Bangladesh, the status of the pandemic COVID-19 still is in exposure level. Disease transmitted at a high rate (20.37%), and doubling time of the cases were 11 days (latest week of the study period). The fatality rate was comparatively low (1.3%), and the recovery rate was about 57.50%. Geospatial analysis exhibitsthe disease propagates from the central parts, and Dhaka was the most exposed district followed by Chattogram, Narayanganj, Cumilla, and Bogra. A single strong clustering pattern in the central part, which spread out mainly to the south-eastern part, was identified as a prime hotspot in both the cases and deaths distributions. Additionally, potential linkages between the transmission of disease and the selected factors that gear up the spreading of the disease were identified. The central, eastern, and south-eastern parts were recognized as high vulnerable zone, and conversely, the western, south-western, north-western, and north-eastern parts as medium vulnerable zone. The vulnerable zoning exercise made it possible to identify vulnerable areas with the different magnitude that require urgent intervention through proper management and action plan, and accordingly, comprehensive management strategies were anticipated. Thus, this study will be a useful guide towards understanding the space-time-based investigations and vulnerable area delineation of the COVID-19 and assist to formulate an effective management action plan to reduce and control the disease propagation and impacts. By appropriate adjustment of some factors with local relevance, COVID-19 vulnerability zoning derived here can be applied to other regions, and generally can be used for any other infectious disease. This method was applied at a regional scale, but the availability of larger scale data of the determining factors could be applied in small areas too, and accordingly, management strategies can be formulated.</text:p>
          </table:table-cell>
          <table:table-cell/>
          <table:table-cell table:style-name="ce5" office:value-type="string" calcext:value-type="string">
            <text:p>SPRINGER HEIDELBERG</text:p>
          </table:table-cell>
          <table:table-cell table:style-name="ce5" office:value-type="string" calcext:value-type="string">
            <text:p>HEIDELBERG</text:p>
          </table:table-cell>
          <table:table-cell table:style-name="ce5" office:value-type="string" calcext:value-type="string">
            <text:p>MODEL EARTH SYST ENV</text:p>
          </table:table-cell>
          <table:table-cell/>
          <table:table-cell table:style-name="ce5" office:value-type="string" calcext:value-type="string">
            <text:p>Environmental Sciences &amp; Ecology</text:p>
          </table:table-cell>
          <table:table-cell table:style-name="ce5" office:value-type="string" calcext:value-type="string">
            <text:p>Green Published, 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stimativa de infecções não observadas por SARS-CoV-2 nos Estados Unidos </text:p>
          </table:table-cell>
          <table:table-cell office:value-type="string" calcext:value-type="string">
            <text:p>Em março de 2020, COVID-19 causou milhares de mortes e interrompeu a atividade econômica em todo o mundo. Como resultado de definições de caso estreitas e capacidade limitada para teste, o número de infecções não observadas de síndrome respiratória aguda grave por coronavírus 2 (SARS-CoV-2) durante sua invasão inicial dos Estados Unidos permanece desconhecido. Desenvolvemos uma abordagem para estimar o número de infecções não observadas com base em dados que estão comumente disponíveis logo após o surgimento de uma nova doença infecciosa. A lógica de nossa abordagem é, em essência, que há limites na quantidade de crescimento exponencial de novas infecções que podem ocorrer durante as primeiras semanas após o início do aparecimento de casos importados. Aplicando essa lógica aos dados sobre casos importados e mortes locais nos Estados Unidos até 12 de março, estimamos que 108.689 (intervalo preditivo posterior de 95% [95% PPI]: 1.023 a 14.182.310) infecções ocorreram nos Estados Unidos até esta data. Ao comparar as previsões do modelo de infecções sintomáticas com os casos locais relatados ao longo do tempo, obtivemos estimativas diárias da proporção de infecções sintomáticas detectadas pela vigilância. Isso revelou que a detecção de infecções sintomáticas diminuiu ao longo de fevereiro, à medida que o crescimento exponencial de infecções ultrapassou os aumentos nos testes. Entre 24 de fevereiro e 12 de março, estimamos um aumento na detecção de infecções sintomáticas, que foi fortemente correlacionada (mediana: 0,98; 95% PPI: 0,66 a 0,98) com aumentos nos testes. Esses resultados sugerem que o teste foi o principal fator limitante na avaliação da extensão da transmissão da SARS-CoV-2 durante a invasão inicial dos Estados Unidos. </text:p>
          </table:table-cell>
          <table:table-cell table:style-name="ce5" office:value-type="string" calcext:value-type="string">
            <text:p>Perkins, TA; Cavany, SM; Moore, SM; Oidtman, RJ; Lerch, A; Poterek, M</text:p>
          </table:table-cell>
          <table:table-cell table:style-name="ce5" office:value-type="string" calcext:value-type="string">
            <text:p>Estimating unobserved SARS-CoV-2 infections in the United States</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style-name="ce5" office:value-type="string" calcext:value-type="string">
            <text:p>coronavirus; emerging infectious disease; mathematical modeling; public health surveillance; silent transmission</text:p>
          </table:table-cell>
          <table:table-cell table:style-name="ce5" office:value-type="string" calcext:value-type="string">
            <text:p>By March 2020, COVID-19 led to thousands of deaths and disrupted economic activity worldwide. As a result of narrow case definitions and limited capacity for testing, the number of unobserved severe acute respiratory syndrome coronavirus 2 (SARS-CoV-2) infections during its initial invasion of the United States remains unknown. We developed an approach for estimating the number of unobserved infections based on data that are commonly available shortly after the emergence of a new infectious disease. The logic of our approach is, in essence, that there are bounds on the amount of exponential growth of new infections that can occur during the first few weeks after imported cases start appearing. Applying that logic to data on imported cases and local deaths in the United States through 12 March, we estimated that 108,689 (95% posterior predictive interval [95% PPI]: 1,023 to 14,182,310) infections occurred in the United States by this date. By comparing the model's predictions of symptomatic infections with local cases reported over time, we obtained daily estimates of the proportion of symptomatic infections detected by surveillance. This revealed that detection of symptomatic infections decreased throughout February as exponential growth of infections outpaced increases in testing. Between 24 February and 12 March, we estimated an increase in detection of symptomatic infections, which was strongly correlated (median: 0.98; 95% PPI: 0.66 to 0.98) with increases in testing. These results suggest that testing was a major limiting factor in assessing the extent of SARS-CoV-2 transmission during its initial invasion of the United States.</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stimando a eficácia de intervenções não farmacêuticas no controle COVID-19 na Coréia </text:p>
          </table:table-cell>
          <table:table-cell office:value-type="string" calcext:value-type="string">
            <text:p>Antecedentes: A pandemia da doença coronavírus 2019 (COVID-19) apresentou desafios significativos à saúde pública global e criou um fardo econômico substancial. A Coréia experimentou um grande surto, que foi relacionado a um evento de super-propagação relacionado à religião. No entanto, a implementação de várias intervenções não farmacêuticas (INP), incluindo distanciamento social, adiamento do semestre da primavera e testes extensivos e rastreamento de contato controlou a epidemia. Aqui, estimamos a eficácia de cada NPI usando um modelo de simulação. Métodos: Foi utilizado um modelo de compartimento com estrutura suscetível-exposto-infeccioso-quarentena-hospitalizado. Usando o algoritmo Monte-Carlo-Markov-Chain com o método de amostragem de Gibbs, estimamos a taxa de contato efetiva variável no tempo para calibrar o modelo com os novos casos confirmados diários relatados de 12 de fevereiro a 31 de março (7 semanas). Além disso, conduzimos análises de cenário ajustando os parâmetros para estimar a eficácia do NPI. Resultados: O distanciamento social relaxado entre adultos teria aumentado o número de casos 27,4 vezes até o final de março. O não adiamento do semestre da primavera teria aumentado o número de casos em 1,7 vezes entre os indivíduos de 0 a 19 anos, enquanto as taxas de quarentena e detecção mais baixas teriam aumentado o número de casos em 1,4 vezes. Conclusão: Entre as três medidas do NPI, o distanciamento social em adultos apresentou a maior eficácia. O efeito substancial do distanciamento social deve ser considerado na preparação para a 2ª onda do COVID-19. </text:p>
          </table:table-cell>
          <table:table-cell table:style-name="ce5" office:value-type="string" calcext:value-type="string">
            <text:p>Min, KD; Kang, H; Lee, JY; Jeon, S; Cho, SI</text:p>
          </table:table-cell>
          <table:table-cell table:style-name="ce5" office:value-type="string" calcext:value-type="string">
            <text:p>Estimating the Effectiveness of Non-Pharmaceutical Interventions on COVID-19 Control in Korea</text:p>
          </table:table-cell>
          <table:table-cell table:style-name="ce5" office:value-type="string" calcext:value-type="string">
            <text:p>JOURNAL OF KOREAN MEDICAL SCIENCE</text:p>
          </table:table-cell>
          <table:table-cell table:style-name="ce5" office:value-type="string" calcext:value-type="string">
            <text:p>Article</text:p>
          </table:table-cell>
          <table:table-cell table:style-name="ce5" office:value-type="string" calcext:value-type="string">
            <text:p>COVID-19; Mathematical Model; Non-pharmaceutical Interventions; Gibbs' Sampling</text:p>
          </table:table-cell>
          <table:table-cell table:style-name="ce5" office:value-type="string" calcext:value-type="string">
            <text:p>Background: The coronavirus disease 2019 (COVID-19) pandemic has posed significant global public health challenges and created a substantial economic burden. Korea has experienced an extensive outbreak, which was linked to a religion-related super-spreading event. However, the implementation of various non-pharmaceutical interventions (NPIs), including social distancing, spring semester postponing, and extensive testing and contact tracing controlled the epidemic. Herein, we estimated the effectiveness of each NPI using a simulation model. Methods: A compartment model with a susceptible-exposed-infectious-quarantined-hospitalized structure was employed. Using the Monte-Carlo-Markov-Chain algorithm with Gibbs' sampling method, we estimated the time-varying effective contact rate to calibrate the model with the reported daily new confirmed cases from February 12th to March 31st (7 weeks). Moreover, we conducted scenario analyses by adjusting the parameters to estimate the effectiveness of NPI. Results: Relaxed social distancing among adults would have increased the number of cases 27.4-fold until the end of March. Spring semester non-postponement would have increased the number of cases 1.7-fold among individuals aged 0-19, while lower quarantine and detection rates would have increased the number of cases 1.4-fold. Conclusion: Among the three NPI measures, social distancing in adults showed the highest effectiveness. The substantial effect of social distancing should be considered when preparing for the 2nd wave of COVID-19.</text:p>
          </table:table-cell>
          <table:table-cell/>
          <table:table-cell table:style-name="ce5" office:value-type="string" calcext:value-type="string">
            <text:p>KOREAN ACAD MEDICAL SCIENCES</text:p>
          </table:table-cell>
          <table:table-cell table:style-name="ce5" office:value-type="string" calcext:value-type="string">
            <text:p>SEOUL</text:p>
          </table:table-cell>
          <table:table-cell table:style-name="ce5" office:value-type="string" calcext:value-type="string">
            <text:p>J KOREAN MED SCI</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ndo a propagação do COVID-19 na Alemanha: avaliação inicial e cenários possíveis </text:p>
          </table:table-cell>
          <table:table-cell office:value-type="string" calcext:value-type="string">
            <text:p>O novo coronavírus (SARS-CoV-2), identificado na China no final de dezembro de 2019 e causando a doença COVID-19, entretanto, causou surtos em todo o mundo, com cerca de 2,2 milhões de casos confirmados e mais de 150.000 mortes até 17 de abril de 2020. Neste trabalho, modelos matemáticos são usados ​​para reproduzir dados da evolução inicial do surto de COVID-19 na Alemanha, levando em consideração o efeito de intervenções não farmacêuticas reais e hipotéticas. Os sistemas de equações diferenciais do tipo SEIR são estendidos para levar em conta infecções não detectadas, estágios de infecção e grupos de idade. Os modelos são calibrados com dados até 5 de abril. Dados de 6 a 14 de abril são usados ​​para validação do modelo. Simulamos diferentes estratégias possíveis para a mitigação do surto atual, desacelerando a disseminação do vírus e, assim, reduzindo o pico de casos diagnosticados diariamente, a demanda por internações ou internações em unidades de terapia intensiva e, eventualmente, o número de mortes. Nossos resultados sugerem que um levantamento parcial (e gradual) das medidas de controle introduzidas pode ser possível em breve, se for acompanhado por um maior aumento da atividade de teste, isolamento estrito dos casos detectados e contato reduzido com grupos de risco. </text:p>
          </table:table-cell>
          <table:table-cell table:style-name="ce5" office:value-type="string" calcext:value-type="string">
            <text:p>Barbarossa, MV; Fuhrmann, J; Meinke, JH; Krieg, S; Varma, HV; Castelletti, N; Lippert, T</text:p>
          </table:table-cell>
          <table:table-cell table:style-name="ce5" office:value-type="string" calcext:value-type="string">
            <text:p>Modeling the spread of COVID-19 in Germany: Early assessment and possible scenarios</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The novel coronavirus (SARS-CoV-2), identified in China at the end of December 2019 and causing the disease COVID-19, has meanwhile led to outbreaks all over the globe with about 2.2 million confirmed cases and more than 150,000 deaths as of April 17, 2020. In this work, mathematical models are used to reproduce data of the early evolution of the COVID-19 outbreak in Germany, taking into account the effect of actual and hypothetical non-pharmaceutical interventions. Systems of differential equations of SEIR type are extended to account for undetected infections, stages of infection, and age groups. The models are calibrated on data until April 5. Data from April 6 to 14 are used for model validation. We simulate different possible strategies for the mitigation of the current outbreak, slowing down the spread of the virus and thus reducing the peak in daily diagnosed cases, the demand for hospitalization or intensive care units admissions, and eventually the number of fatalities. Our results suggest that a partial (and gradual) lifting of introduced control measures could soon be possible if accompanied by further increased testing activity, strict isolation of detected cases, and reduced contact to risk group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ntrole ideal da pandemia de COVID-19 com intervenções não farmacêuticas </text:p>
          </table:table-cell>
          <table:table-cell office:value-type="string" calcext:value-type="string">
            <text:p>A pandemia COVID-19 forçou sociedades em todo o mundo a recorrer ao distanciamento social para diminuir a propagação do vírus SARS-CoV-2. Devido aos impactos econômicos do distanciamento social, há um desejo crescente de flexibilizar essas medidas. Para caracterizar uma gama de possíveis estratégias de controle e entender suas consequências, realizamos uma análise de controle ideal de um modelo matemático de transmissão SARS-CoV-2. Dado que a pandemia já está em andamento e os controles já foram iniciados, calibramos nosso modelo com dados dos EUA e focamos nossa análise em controles ideais de maio de 2020 a dezembro de 2021. Descobrimos que é um fator importante que diferencia as estratégias que priorizam vidas salvas versus tempo reduzido sob controle é a rapidez com que o controle é relaxado uma vez que as restrições de distanciamento social expiram em maio de 2020. Estratégias que mantêm o controle em um nível alto até pelo menos o verão de 2020 permitem a redução do controle depois disso e mortes mínimas, enquanto as estratégias que relaxam o controle no o curto prazo leva a menos opções de controle posterior e a uma maior probabilidade de exceder a capacidade do hospital. Nossos resultados também destacam que o escopo potencial para o controle de COVID-19 até que uma vacina esteja disponível depende de parâmetros epidemiológicos sobre os quais ainda há considerável incerteza, incluindo o número básico de reprodução e a eficácia do distanciamento social. À luz dessas incertezas, nossos resultados não constituem uma previsão quantitativa e, em vez disso, fornecem um retrato qualitativo de possíveis resultados de abordagens alternativas de controle. </text:p>
          </table:table-cell>
          <table:table-cell table:style-name="ce5" office:value-type="string" calcext:value-type="string">
            <text:p>Perkins, TA; Espana, G</text:p>
          </table:table-cell>
          <table:table-cell table:style-name="ce5" office:value-type="string" calcext:value-type="string">
            <text:p>Optimal Control of the COVID-19 Pandemic with Non-pharmaceutical Interventions</text:p>
          </table:table-cell>
          <table:table-cell table:style-name="ce5" office:value-type="string" calcext:value-type="string">
            <text:p>BULLETIN OF MATHEMATICAL BIOLOGY</text:p>
          </table:table-cell>
          <table:table-cell table:style-name="ce5" office:value-type="string" calcext:value-type="string">
            <text:p>Article</text:p>
          </table:table-cell>
          <table:table-cell table:style-name="ce5" office:value-type="string" calcext:value-type="string">
            <text:p>Coronavirus; Epidemic; Infectious disease dynamics; Ordinary differential equations; Pontryagin's Maximum Principle</text:p>
          </table:table-cell>
          <table:table-cell table:style-name="ce5" office:value-type="string" calcext:value-type="string">
            <text:p>The COVID-19 pandemic has forced societies across the world to resort to social distancing to slow the spread of the SARS-CoV-2 virus. Due to the economic impacts of social distancing, there is growing desire to relax these measures. To characterize a range of possible strategies for control and to understand their consequences, we performed an optimal control analysis of a mathematical model of SARS-CoV-2 transmission. Given that the pandemic is already underway and controls have already been initiated, we calibrated our model to data from the USA and focused our analysis on optimal controls from May 2020 through December 2021. We found that a major factor that differentiates strategies that prioritize lives saved versus reduced time under control is how quickly control is relaxed once social distancing restrictions expire in May 2020. Strategies that maintain control at a high level until at least summer 2020 allow for tapering of control thereafter and minimal deaths, whereas strategies that relax control in the short term lead to fewer options for control later and a higher likelihood of exceeding hospital capacity. Our results also highlight that the potential scope for controlling COVID-19 until a vaccine is available depends on epidemiological parameters about which there is still considerable uncertainty, including the basic reproduction number and the effectiveness of social distancing. In light of those uncertainties, our results do not constitute a quantitative forecast and instead provide a qualitative portrayal of possible outcomes from alternative approaches to control.</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B MATH BIOL</text:p>
          </table:table-cell>
          <table:table-cell table:style-name="ce5" office:value-type="float" office:value="2020" calcext:value-type="float">
            <text:p>2020</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volução e disseminação epidêmica do SARS-CoV-2 no Brasil </text:p>
          </table:table-cell>
          <table:table-cell office:value-type="string" calcext:value-type="string">
            <text:p>Atualmente, o Brasil tem uma das epidemias de síndrome respiratória aguda grave de coronavírus 2 (SARS-CoV-2) de crescimento mais rápido no mundo. Devido aos dados limitados disponíveis, as avaliações do impacto das intervenções não farmacêuticas (NPIs) sobre a propagação do vírus permanecem desafiadoras. Usando um modelo de transmissão baseado em mobilidade, mostramos que os NPIs reduziram o número de reprodução de&gt; 3 para 1 para 1,6 em São Paulo e no Rio de Janeiro. Sequenciamento de 427 novos genomas e análise de um conjunto de dados genômicos geograficamente representativos identificou mais de 100 introduções internacionais de vírus no Brasil. Estimamos que a maioria (76%) das cepas brasileiras caiu em três clados que foram introduzidos da Europa entre 22 de fevereiro e 11 de março de 2020. Durante a fase inicial da epidemia, descobrimos que o SARS-CoV-2 se espalhou principalmente localmente e dentro das fronteiras estaduais . Após esse período, apesar da queda acentuada nas viagens aéreas, estimamos exportações múltiplas de grandes centros urbanos que coincidiram com um aumento de 25% nas distâncias médias percorridas em voos nacionais. Este estudo lança uma nova luz sobre a transmissão epidêmica e as trajetórias evolutivas das linhagens SARS-CoV-2 no Brasil e fornece evidências de que as intervenções atuais ainda são insuficientes para manter a transmissão do vírus sob controle no país. </text:p>
          </table:table-cell>
          <table:table-cell table:style-name="ce5" office:value-type="string" calcext:value-type="string">
            <text:p>Candido, DS; Claro, IM; de Jesus, JG; Souza, WM; Moreira, FRR; Dellicour, S; Mellan, TA; du Plessis, L; Pereira, RHM; Sales, FCS; Manuli, ER; Theze, J; Almeida, L; Menezes, MT; Voloch, CM; Fumagalli, MJ; Coletti, TM; Silva, CAM; Ramundo, MS; Amorim, MR; Hoeltgebaum, HH; Mishra, S; Gill, MS; Carvalho, LM; Buss, LF; Prete, CA; Ashworth, J; Nakaya, HI; Peixoto, PS; Brady, OJ; Nicholls, SM; Tanuri, A; Rossi, TD; Braga, CKV; Gerber, AL; Guimaraes, APD; Gaburo, N; Alencar, CS; Ferreira, ACS; Lima, CX; Levi, JE; Granato, C; Ferreira, GM; Francisco, RS; Granja, F; Garcia, MT; Moretti, ML; Perroud, MW; Castineiras, TMPP; Lazari, CS; Hill, SC; Santos, AAD; Simeoni, CL; Forato, J; Sposito, AC; Schreiber, AZ; Santos, MNN; de Sa, CZ; Souza, RP; Resende-Moreira, LC; Teixeira, MM; Hubner, J; Leme, PAF; Moreira, RG; Nogueira, ML; Ferguson, NM; Costa, SF; Proenca-Modena, JL; Vasconcelos, ATR; Bhatt, S; Lemey, P; Wu, CH; Rambaut, A; Loman, NJ; Aguiar, RS; Pybus, OG; Sabino, EC; Faria, NR</text:p>
          </table:table-cell>
          <table:table-cell table:style-name="ce5" office:value-type="string" calcext:value-type="string">
            <text:p>Evolution and epidemic spread of SARS-CoV-2 in Brazil</text:p>
          </table:table-cell>
          <table:table-cell table:style-name="ce5" office:value-type="string" calcext:value-type="string">
            <text:p>SCIENCE</text:p>
          </table:table-cell>
          <table:table-cell table:style-name="ce5" office:value-type="string" calcext:value-type="string">
            <text:p>Article</text:p>
          </table:table-cell>
          <table:table-cell/>
          <table:table-cell table:style-name="ce5" office:value-type="string" calcext:value-type="string">
            <text:p>Brazil currently has one of the fastest-growing severe acute respiratory syndrome coronavirus 2 (SARS-CoV-2) epidemics in the world. Because of limited available data, assessments of the impact of nonpharmaceutical interventions (NPIs) on this virus spread remain challenging. Using a mobility-driven transmission model, we show that NPIs reduced the reproduction number from &gt;3 to 1 to 1.6 in Sao Paulo and Rio de Janeiro. Sequencing of 427 new genomes and analysis of a geographically representative genomic dataset identified &gt;100 international virus introductions in Brazil. We estimate that most (76%) of the Brazilian strains fell in three clades that were introduced from Europe between 22 February and 11 March 2020. During the early epidemic phase, we found that SARS-CoV-2 spread mostly locally and within state borders. After this period, despite sharp decreases in air travel, we estimated multiple exportations from large urban centers that coincided with a 25% increase in average traveled distances in national flights. This study sheds new light on the epidemic transmission and evolutionary trajectories of SARS-CoV-2 lineages in Brazil and provides evidence that current interventions remain insufficient to keep virus transmission under control in this country.</text:p>
          </table:table-cell>
          <table:table-cell/>
          <table:table-cell table:style-name="ce5" office:value-type="string" calcext:value-type="string">
            <text:p>AMER ASSOC ADVANCEMENT SCIENCE</text:p>
          </table:table-cell>
          <table:table-cell table:style-name="ce5" office:value-type="string" calcext:value-type="string">
            <text:p>WASHINGTON</text:p>
          </table:table-cell>
          <table:table-cell table:style-name="ce5" office:value-type="string" calcext:value-type="string">
            <text:p>SCIENC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Accepte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ntecipando a pandemia da nova doença do coronavírus (COVID-19) </text:p>
          </table:table-cell>
          <table:table-cell office:value-type="string" calcext:value-type="string">
            <text:p>O surto de COVID-19 foi declarado como saúde pública internacional e, mais tarde, considerado uma pandemia. Na maioria dos países, a curva de incidência COVID-19 aumenta acentuadamente em um curto período de tempo, sugerindo uma transição de um estado de equilíbrio livre de doença (ou doença de baixa carga) para um estado de infecção sustentada (ou doença de alta carga). Essa transição é frequentemente conhecida por exibir características de desaceleração crítica. A desaceleração crítica pode ser, em geral, detectada com sucesso usando muitas medidas estatísticas, como variância, autocorrelação lag-1, razão de densidade e assimetria. Aqui, relatamos um teste empírico desse fenômeno nos conjuntos de dados COVID-19 de nove países, incluindo Índia, China e Estados Unidos. Para a maioria dos conjuntos de dados, aumentos na variância e autocorrelação prevêem o início de uma transição crítica. Nossa análise sugere duas características principais na previsão da curva de incidência COVID-19 para um país específico: (a) o momento do distanciamento social estrito e / ou intervenções de bloqueio implementadas e (b) a fração da população de uma nação sendo afetada pelo COVID-19 naquela hora. Além disso, usando dados de satélite de dióxido de nitrogênio como um indicador da eficácia do bloqueio, descobrimos que os países onde o bloqueio foi implementado cedo e firmemente tiveram sucesso na redução da propagação do COVID-19. Esses resultados são essenciais para a concepção de estratégias eficazes para controlar a propagação / ressurgimento de pandemias infecciosas. </text:p>
          </table:table-cell>
          <table:table-cell table:style-name="ce5" office:value-type="string" calcext:value-type="string">
            <text:p>Kaur, T; Sarkar, S; Chowdhury, S; Sinha, SK; Jolly, MK; Dutta, PS</text:p>
          </table:table-cell>
          <table:table-cell table:style-name="ce5" office:value-type="string" calcext:value-type="string">
            <text:p>Anticipating the Novel Coronavirus Disease (COVID-19) Pandemic</text:p>
          </table:table-cell>
          <table:table-cell table:style-name="ce5" office:value-type="string" calcext:value-type="string">
            <text:p>FRONTIERS IN PUBLIC HEALTH</text:p>
          </table:table-cell>
          <table:table-cell table:style-name="ce5" office:value-type="string" calcext:value-type="string">
            <text:p>Article</text:p>
          </table:table-cell>
          <table:table-cell table:style-name="ce5" office:value-type="string" calcext:value-type="string">
            <text:p>COVID-19; critical transitions; indicators of critical slowing down; social distancing policies; non-pharmaceutical interventions</text:p>
          </table:table-cell>
          <table:table-cell table:style-name="ce5" office:value-type="string" calcext:value-type="string">
            <text:p>The COVID-19 outbreak was first declared an international public health, and it was later deemed a pandemic. In most countries, the COVID-19 incidence curve rises sharply over a short period of time, suggesting a transition from a disease-free (or low-burden disease) equilibrium state to a sustained infected (or high-burden disease) state. Such a transition is often known to exhibit characteristics of critical slowing down. Critical slowing down can be, in general, successfully detected using many statistical measures, such as variance, lag-1 autocorrelation, density ratio, and skewness. Here, we report an empirical test of this phenomena on the COVID-19 datasets of nine countries, including India, China, and the United States. For most of the datasets, increases in variance and autocorrelation predict the onset of a critical transition. Our analysis suggests two key features in predicting the COVID-19 incidence curve for a specific country: (a) the timing of strict social distancing and/or lockdown interventions implemented and (b) the fraction of a nation's population being affected by COVID-19 at that time. Furthermore, using satellite data of nitrogen dioxide as an indicator of lockdown efficacy, we found that countries where lockdown was implemented early and firmly have been successful in reducing COVID-19 spread. These results are essential for designing effective strategies to control the spread/resurgence of infectious pandemics.</text:p>
          </table:table-cell>
          <table:table-cell/>
          <table:table-cell table:style-name="ce5" office:value-type="string" calcext:value-type="string">
            <text:p>FRONTIERS MEDIA SA</text:p>
          </table:table-cell>
          <table:table-cell table:style-name="ce5" office:value-type="string" calcext:value-type="string">
            <text:p>LAUSANNE</text:p>
          </table:table-cell>
          <table:table-cell table:style-name="ce5" office:value-type="string" calcext:value-type="string">
            <text:p>FRONT 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DOAJ Gold, Green Publishe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ercepções e atitudes públicas em relação às intervenções não farmacêuticas do COVID-19 em seis países: uma análise de modelagem de tópicos de dados do Twitter </text:p>
          </table:table-cell>
          <table:table-cell office:value-type="string" calcext:value-type="string">
            <text:p>Contexto: Intervenções não farmacêuticas (INP) (como uso de máscaras e distanciamento social) foram implementadas por governos em todo o mundo para retardar a disseminação do COVID-19. Para promover a adesão do público a esses regimes, os governos precisam entender as percepções e atitudes do público em relação aos regimes de NPI e os fatores que os influenciam. Os dados do Twitter oferecem um meio de capturar esses insights. Objetivo: o objetivo deste estudo é identificar tweets sobre INP do COVID-19 em seis países e comparar as tendências nas percepções e atitudes do público em relação aos INP nesses países. O objetivo é identificar os fatores que influenciaram as percepções e atitudes do público sobre os regimes de NPI durante as fases iniciais da pandemia COVID-19. Métodos: Analisamos 777.869 tweets em inglês sobre NPIs do COVID-19 em seis países (Austrália, Canadá, Nova Zelândia, Irlanda, Reino Unido e Estados Unidos). A relação entre frequências de tweet e números de casos foi avaliada usando uma análise de correlação de Pearson. A modelagem de tópicos foi usada para isolar tweets sobre NPIs. Foi realizada uma análise comparativa dos INP entre os países. Resultados: a proporção de tópicos relacionados a NPI, em relação a todos os tópicos, variou entre os países. O conjunto de dados da Nova Zelândia mostrou a maior atenção aos NPIs, e o conjunto de dados dos EUA mostrou o menor. A relação entre as frequências de tweet e o número de casos foi estatisticamente significativa apenas para a Austrália (r = 0,837, P &lt;0,001) e Nova Zelândia (r = 0,747, P &lt;0,001). A modelagem de tópicos produziu 131 tópicos relacionados a um dos 22 NPIs, agrupados em sete categorias de NPI: Proteção Pessoal (n = 15), Distanciamento Social (n = 9), Teste e Rastreamento (n = 10), Restrições de Coleta (n = 18) , Bloqueio (n = 42), Restrições de viagens (n ​​= 14) e Fechamentos de locais de trabalho (n = 23). Enquanto os NPIs menos restritivos ganharam amplo apoio, os NPIs mais restritivos foram percebidos de forma diferente entre os países. Quatro características desses regimes influenciam a adesão do público aos NPIs: oportunidade de implementação, estratégias de campanha de NPI, informações inconsistentes e estratégias de fiscalização. Conclusões: o Twitter oferece um meio de obter feedback oportuno sobre a resposta do público aos regimes de NPI do COVID-19. As percepções obtidas com essa análise podem apoiar a tomada de decisões, a implementação e as estratégias de comunicação do governo sobre os regimes de NPI, bem como incentivar uma discussão mais aprofundada sobre a gestão de programas de NPI para eventos globais de saúde, como a pandemia COVID-19. </text:p>
          </table:table-cell>
          <table:table-cell table:style-name="ce5" office:value-type="string" calcext:value-type="string">
            <text:p>Doogan, C; Buntine, W; Linger, H; Brunt, S</text:p>
          </table:table-cell>
          <table:table-cell table:style-name="ce5" office:value-type="string" calcext:value-type="string">
            <text:p>Public Perceptions and Attitudes Toward COVID-19 Nonpharmaceutical Interventions Across Six Countries: A Topic Modeling Analysis of Twitter Data</text:p>
          </table:table-cell>
          <table:table-cell table:style-name="ce5" office:value-type="string" calcext:value-type="string">
            <text:p>JOURNAL OF MEDICAL INTERNET RESEARCH</text:p>
          </table:table-cell>
          <table:table-cell table:style-name="ce5" office:value-type="string" calcext:value-type="string">
            <text:p>Article</text:p>
          </table:table-cell>
          <table:table-cell table:style-name="ce5" office:value-type="string" calcext:value-type="string">
            <text:p>COVID-19; SARS-CoV-2; topic modeling; nonpharmaceutical interventions; social media; public health; machine learning; social distancing; lockdown; face masks; infodemiology</text:p>
          </table:table-cell>
          <table:table-cell table:style-name="ce5" office:value-type="string" calcext:value-type="string">
            <text:p>Background: Nonpharmaceutical interventions (NPIs) (such as wearing masks and social distancing) have been implemented by governments around the world to slow the spread of COVID-19. To promote public adherence to these regimes, governments need to understand the public perceptions and attitudes toward NPI regimes and the factors that influence them. Twitter data offer a means to capture these insights. Objective: The objective of this study is to identify tweets about COVID-19 NPIs in six countries and compare the trends in public perceptions and attitudes toward NPIs across these countries. The aim is to identify factors that influenced public perceptions and attitudes about NPI regimes during the early phases of the COVID-19 pandemic. Methods: We analyzed 777,869 English language tweets about COVID-19 NPIs in six countries (Australia, Canada, New Zealand, Ireland, the United Kingdom, and the United States). The relationship between tweet frequencies and case numbers was assessed using a Pearson correlation analysis. Topic modeling was used to isolate tweets about NPIs. A comparative analysis of NPIs between countries was conducted. Results: The proportion of NPI-related topics, relative to all topics, varied between countries. The New Zealand data set displayed the greatest attention to NPIs, and the US data set showed the lowest. The relationship between tweet frequencies and case numbers was statistically significant only for Australia (r=0.837, P&lt;.001) and New Zealand (r=0.747, P&lt;.001). Topic modeling produced 131 topics related to one of 22 NPIs, grouped into seven NPI categories: Personal Protection (n=15), Social Distancing (n=9), Testing and Tracing (n=10), Gathering Restrictions (n=18), Lockdown (n=42), Travel Restrictions (n=14), and Workplace Closures (n=23). While less restrictive NPIs gained widespread support, more restrictive NPIs were perceived differently across countries. Four characteristics of these regimes were seen to influence public adherence to NPIs: timeliness of implementation, NPI campaign strategies, inconsistent information, and enforcement strategies. Conclusions: Twitter offers a means to obtain timely feedback about the public response to COVID-19 NPI regimes. Insights gained from this analysis can support government decision making, implementation, and communication strategies about NPI regimes, as well as encourage further discussion about the management of NPI programs for global health events, such as the COVID-19 pandemic.</text:p>
          </table:table-cell>
          <table:table-cell/>
          <table:table-cell table:style-name="ce5" office:value-type="string" calcext:value-type="string">
            <text:p>JMIR PUBLICATIONS, INC</text:p>
          </table:table-cell>
          <table:table-cell table:style-name="ce5" office:value-type="string" calcext:value-type="string">
            <text:p>TORONTO</text:p>
          </table:table-cell>
          <table:table-cell table:style-name="ce5" office:value-type="string" calcext:value-type="string">
            <text:p>J MED INTERNET RES</text:p>
          </table:table-cell>
          <table:table-cell table:style-name="ce5" office:value-type="float" office:value="2020" calcext:value-type="float">
            <text:p>2020</text:p>
          </table:table-cell>
          <table:table-cell table:style-name="ce5" office:value-type="string" calcext:value-type="string">
            <text:p>Health Care Sciences &amp; Services; Medical Informatic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table-cell office:value-type="string" calcext:value-type="string">
            <text:p>Quantificando o impacto das intervenções não farmacêuticas durante o surto de COVID-19: o caso da Suécia </text:p>
          </table:table-cell>
          <table:table-cell office:value-type="string" calcext:value-type="string">
            <text:p>Este artigo estima o efeito das políticas de intervenção não farmacêutica na saúde pública durante o surto de COVID-19, considerando um caso contrafactual para a Suécia. Usando uma abordagem de controle sintético. Acho que medidas de bloqueio iniciais rígidas desempenham um papel importante na limitação da disseminação da infecção COVID-19, já que os casos de infecção na Suécia teriam sido reduzidos em quase 75 por cento se seus legisladores tivessem seguido políticas de contenção mais rígidas. Conforme as pessoas ajustam dinamicamente seu comportamento em resposta às informações e políticas, o impacto das intervenções não farmacêuticas torna-se visível, com um intervalo de tempo de cerca de 5 semanas. Verificações de robustez suplementares e uma análise alternativa da estrutura de diferenças em diferenças não alteram fundamentalmente as conclusões principais. Por fim, estendendo a análise para a mortalidade excessiva, descobri que as medidas de bloqueio teriam sido associadas a uma taxa de mortalidade excessiva mais baixa na Suécia em 25 pontos percentuais, com um gradiente íngreme de idade de 29 pontos percentuais para a coorte de idosos mais vulneráveis. O resultado deste estudo pode ajudar os formuladores de políticas a traçar diretrizes futuras para proteger ainda mais a saúde pública, bem como facilitar os planos de recuperação econômica. </text:p>
          </table:table-cell>
          <table:table-cell table:style-name="ce5" office:value-type="string" calcext:value-type="string">
            <text:p>Cho, SW</text:p>
          </table:table-cell>
          <table:table-cell table:style-name="ce5" office:value-type="string" calcext:value-type="string">
            <text:p>Quantifying the impact of nonpharmaceutical interventions during the COVID-19 outbreak: the case of Sweden</text:p>
          </table:table-cell>
          <table:table-cell table:style-name="ce5" office:value-type="string" calcext:value-type="string">
            <text:p>ECONOMETRICS JOURNAL</text:p>
          </table:table-cell>
          <table:table-cell table:style-name="ce5" office:value-type="string" calcext:value-type="string">
            <text:p>Article</text:p>
          </table:table-cell>
          <table:table-cell table:style-name="ce5" office:value-type="string" calcext:value-type="string">
            <text:p>COVID-19; causal impact; synthetic control method; public health policies; Sweden</text:p>
          </table:table-cell>
          <table:table-cell table:style-name="ce5" office:value-type="string" calcext:value-type="string">
            <text:p>This paper estimates the effect of nonpharmaceutical intervention policies on public health during the COVID-19 outbreak by considering a counterfactual case for Sweden. Using a synthetic control approach. I find that strict initial lockdown measures play an important role in limiting the spread of the COVID-19 infection, as the infection cases in Sweden would have been reduced by almost 75 percent had its policymakers followed stricter containment policies. As people dynamically adjust their behaviour in response to information and policies, the impact of nonpharmaceutical interventions becomes visible, with a time lag of around 5 weeks. Supplementary robustness checks and an alternative difference-in-differences framework analysis do not fundamentally alter the main conclusions. Finally, extending the analysis to excess mortality, I find that the lockdown measures would have been associated with a lower excess mortality rate in Sweden by 25 percentage points, with a steep age gradient of 29 percentage points for the most vulnerable elderly cohort. The outcome of this study can assist policymakers in laying out future guidelines to further protect public health, as well as facilitate plans for economic recovery.</text:p>
          </table:table-cell>
          <table:table-cell/>
          <table:table-cell table:style-name="ce5" office:value-type="string" calcext:value-type="string">
            <text:p>OXFORD UNIV PRESS</text:p>
          </table:table-cell>
          <table:table-cell table:style-name="ce5" office:value-type="string" calcext:value-type="string">
            <text:p>OXFORD</text:p>
          </table:table-cell>
          <table:table-cell table:style-name="ce5" office:value-type="string" calcext:value-type="string">
            <text:p>ECONOMET J</text:p>
          </table:table-cell>
          <table:table-cell table:style-name="ce5" office:value-type="float" office:value="2020" calcext:value-type="float">
            <text:p>2020</text:p>
          </table:table-cell>
          <table:table-cell table:style-name="ce5" office:value-type="string" calcext:value-type="string">
            <text:p>Business &amp; Economics; Mathematics; Mathematical Methods In Social Sciences</text:p>
          </table:table-cell>
          <table:table-cell table:style-name="ce5" office:value-type="string" calcext:value-type="string">
            <text:p>Bronze</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Ações governamentais contra o novo coronavírus: evidências dos estados brasileiros </text:p>
          </table:table-cell>
          <table:table-cell office:value-type="string" calcext:value-type="string">
            <text:p>Desde a declaração da pandemia global devido ao novo coronavírus (Sars-CoV-2) pela Organização Mundial da Saúde (OMS), em 11 de março de 2020, várias medidas têm sido tomadas por governos em todo o mundo em relação ao distanciamento social. No Brasil, os governos estaduais tomaram a iniciativa de decretar medidas para fechar escolas, suspender eventos públicos e restringir negócios. Este artigo tem como objetivo analisar as diferenças entre os governos estaduais brasileiros na implementação de intervenções não farmacêuticas (INP) de combate ao coronavírus, a partir do cálculo de um índice de ação governamental. A análise de 367 decretos de 25 executivos estaduais foi realizada nos primeiros dois meses da pandemia no país. Os resultados preliminares desta análise sugerem diferentes níveis de rigor nas medidas para enfrentar o COVID-19 pelos governos brasileiros. Alguns estados se destacaram pela adoção proativa de políticas de distanciamento social mais rígidas, antes mesmo da confirmação do primeiro caso da doença. </text:p>
          </table:table-cell>
          <table:table-cell table:style-name="ce5" office:value-type="string" calcext:value-type="string">
            <text:p>Schaefer, BM; Resende, RC; Epitacio, SDF; Aleixo, MT</text:p>
          </table:table-cell>
          <table:table-cell table:style-name="ce5" office:value-type="string" calcext:value-type="string">
            <text:p>Government actions against the new coronavirus: evidence from the Brazilian states</text:p>
          </table:table-cell>
          <table:table-cell table:style-name="ce5" office:value-type="string" calcext:value-type="string">
            <text:p>REVISTA DE ADMINISTRACAO PUBLICA</text:p>
          </table:table-cell>
          <table:table-cell table:style-name="ce5" office:value-type="string" calcext:value-type="string">
            <text:p>Article</text:p>
          </table:table-cell>
          <table:table-cell table:style-name="ce5" office:value-type="string" calcext:value-type="string">
            <text:p>COVID-19; coronavirus; federalism; social distancing</text:p>
          </table:table-cell>
          <table:table-cell table:style-name="ce5" office:value-type="string" calcext:value-type="string">
            <text:p>Since the declaration of the global pandemic due to the new coronavirus (Sars-CoV-2) by the World Health Organization (WHO), on March 11, 2020, several measures have been taken by governments around the world regarding social distancing. In Brazil, state governments took the lead in decreeing measures to close schools, suspend public events, and restrict businesses. This article aims to analyze the differences between the Brazilian state governments regarding implementing non-pharmaceutical interventions (NPIs) to combat the coronavirus, based on the calculation of a government action index. Analysis of 367 decrees of 25 state executives was conducted in the first two months of the pandemic in the country. The preliminary results of this analysis suggest different levels of rigor in measures to confront COVID-19 by Brazilian governments. Some states stood out for their proactive adoption of stricter social distancing policies, even before confirming the first case of the disease.</text:p>
          </table:table-cell>
          <table:table-cell/>
          <table:table-cell table:style-name="ce5" office:value-type="string" calcext:value-type="string">
            <text:p>FUNDACAO GETULIO VARGAS, EDITORA</text:p>
          </table:table-cell>
          <table:table-cell table:style-name="ce5" office:value-type="string" calcext:value-type="string">
            <text:p>RIO DE JANEIRO RJ</text:p>
          </table:table-cell>
          <table:table-cell table:style-name="ce5" office:value-type="string" calcext:value-type="string">
            <text:p>REV ADM PUBL-RIO JAN</text:p>
          </table:table-cell>
          <table:table-cell table:style-name="ce5" office:value-type="float" office:value="2020" calcext:value-type="float">
            <text:p>2020</text:p>
          </table:table-cell>
          <table:table-cell table:style-name="ce5" office:value-type="string" calcext:value-type="string">
            <text:p>Public Administration</text:p>
          </table:table-cell>
          <table:table-cell table:style-name="ce5" office:value-type="string" calcext:value-type="string">
            <text:p>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 efeito de medidas estritas do estado sobre a curva epidemiológica da infecção por COVID-19 no contexto de um país em desenvolvimento: uma simulação da Jordânia </text:p>
          </table:table-cell>
          <table:table-cell office:value-type="string" calcext:value-type="string">
            <text:p>COVID-19 representou uma ameaça sem precedentes à saúde pública global e causou um número significativo de casos graves que necessitaram de longa hospitalização e sobrecarregaram os serviços de saúde nos países mais afetados. Em resposta, os governos iniciaram uma série de intervenções não farmacêuticas (INP) que levaram a graves impactos econômicos e sociais. O efeito dessas medidas de intervenção na propagação da pandemia COVID-19 não é bem investigado nos países em desenvolvimento. Este estudo simulou as trajetórias da curva pandêmica de COVID-19 na Jordânia entre fevereiro e maio e avaliou o efeito das medidas de NPI estritas de Jordan na disseminação de COVID-19. Foi utilizado um modelo de epidemia modificado suscetível, exposto, infectado e recuperado (SEIR). Os compartimentos no modelo proposto categorizaram a população jordaniana em seis compartimentos determinísticos: suspeito, exposto, infeccioso pré-sintomático, infeccioso com sintomas leves, infeccioso com sintomas moderados a graves e recuperado. O simulador de cliente GLEAMviz foi usado para rodar o modelo de simulação. Curvas epidêmicas foram traçadas para casos COVID-19 estimados no modelo de simulação e comparadas com os casos relatados. O modelo de simulação estimou o maior número total de novos casos diários de COVID-19, no estado compartimental pré-sintomático, em 65 casos, com uma curva epidêmica crescendo até seu pico em 49 dias e terminando em uma duração de 83 dias, e uma contagem total de casos cumulativos simulados de 1.048 casos. A curva que representa o número de casos reais relatados na Jordânia mostrou um bom padrão de compatibilidade com aquele nos estados compartimentais leve e moderado a grave. O número de reprodução sob os NPIs foi reduzido de 5,6 para menos de um. Os NPIs na Jordânia parecem ser eficazes no controle da epidemia de COVID-19 e na redução da taxa de reprodução. Medidas de intervenção precoce estritas mostraram evidências de conter e suprimir a doença. </text:p>
          </table:table-cell>
          <table:table-cell table:style-name="ce5" office:value-type="string" calcext:value-type="string">
            <text:p>Kheirallah, KA; Alsinglawi, B; Alzoubi, A; Saidan, MN; Mubin, O; Alorjani, MS; Mzayek, F</text:p>
          </table:table-cell>
          <table:table-cell table:style-name="ce5" office:value-type="string" calcext:value-type="string">
            <text:p>The Effect of Strict State Measures on the Epidemiologic Curve of COVID-19 Infection in the Context of a Developing Country: A Simulation from Jordan</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COVID-19; simulation; SEIR; SARS-CoV-2; Jordan; SIR; pandemic; epidemic</text:p>
          </table:table-cell>
          <table:table-cell table:style-name="ce5" office:value-type="string" calcext:value-type="string">
            <text:p>COVID-19 has posed an unprecedented global public health threat and caused a significant number of severe cases that necessitated long hospitalization and overwhelmed health services in the most affected countries. In response, governments initiated a series of non-pharmaceutical interventions (NPIs) that led to severe economic and social impacts. The effect of these intervention measures on the spread of the COVID-19 pandemic are not well investigated within developing country settings. This study simulated the trajectories of the COVID-19 pandemic curve in Jordan between February and May and assessed the effect of Jordan's strict NPI measures on the spread of COVID-19. A modified susceptible, exposed, infected, and recovered (SEIR) epidemic model was utilized. The compartments in the proposed model categorized the Jordanian population into six deterministic compartments: suspected, exposed, infectious pre-symptomatic, infectious with mild symptoms, infectious with moderate to severe symptoms, and recovered. The GLEAMviz client simulator was used to run the simulation model. Epidemic curves were plotted for estimated COVID-19 cases in the simulation model, and compared against the reported cases. The simulation model estimated the highest number of total daily new COVID-19 cases, in the pre-symptomatic compartmental state, to be 65 cases, with an epidemic curve growing to its peak in 49 days and terminating in a duration of 83 days, and a total simulated cumulative case count of 1048 cases. The curve representing the number of actual reported cases in Jordan showed a good pattern compatibility to that in the mild and moderate to severe compartmental states. The reproduction number under the NPIs was reduced from 5.6 to less than one. NPIs in Jordan seem to be effective in controlling the COVID-19 epidemic and reducing the reproduction rate. Early strict intervention measures showed evidence of containing and suppressing the disease.</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20" calcext:value-type="float">
            <text:p>2020</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ercepções e atitudes públicas em relação às intervenções não farmacêuticas do COVID-19 em seis países: uma análise de modelagem de tópicos de dados do Twitter </text:p>
          </table:table-cell>
          <table:table-cell office:value-type="string" calcext:value-type="string">
            <text:p>Contexto: Intervenções não farmacêuticas (INP) (como uso de máscaras e distanciamento social) foram implementadas por governos em todo o mundo para retardar a disseminação do COVID-19. Para promover a adesão do público a esses regimes, os governos precisam entender as percepções e atitudes do público em relação aos regimes de NPI e os fatores que os influenciam. Os dados do Twitter oferecem um meio de capturar esses insights. Objetivo: o objetivo deste estudo é identificar tweets sobre INP do COVID-19 em seis países e comparar as tendências nas percepções e atitudes do público em relação aos INP nesses países. O objetivo é identificar os fatores que influenciaram as percepções e atitudes do público sobre os regimes de NPI durante as fases iniciais da pandemia COVID-19. Métodos: Analisamos 777.869 tweets em inglês sobre NPIs do COVID-19 em seis países (Austrália, Canadá, Nova Zelândia, Irlanda, Reino Unido e Estados Unidos). A relação entre frequências de tweet e números de casos foi avaliada usando uma análise de correlação de Pearson. A modelagem de tópicos foi usada para isolar tweets sobre NPIs. Foi realizada uma análise comparativa dos INP entre os países. Resultados: a proporção de tópicos relacionados a NPI, em relação a todos os tópicos, variou entre os países. O conjunto de dados da Nova Zelândia mostrou a maior atenção aos NPIs, e o conjunto de dados dos EUA mostrou o menor. A relação entre as frequências de tweet e o número de casos foi estatisticamente significativa apenas para a Austrália (r = 0,837, P &lt;0,001) e Nova Zelândia (r = 0,747, P &lt;0,001). A modelagem de tópicos produziu 131 tópicos relacionados a um dos 22 NPIs, agrupados em sete categorias de NPI: Proteção Pessoal (n = 15), Distanciamento Social (n = 9), Teste e Rastreamento (n = 10), Restrições de Coleta (n = 18) , Bloqueio (n = 42), Restrições de viagens (n ​​= 14) e Fechamentos de locais de trabalho (n = 23). Enquanto os NPIs menos restritivos ganharam amplo apoio, os NPIs mais restritivos foram percebidos de forma diferente entre os países. Quatro características desses regimes influenciam a adesão do público aos NPIs: oportunidade de implementação, estratégias de campanha de NPI, informações inconsistentes e estratégias de fiscalização. Conclusões: o Twitter oferece um meio de obter feedback oportuno sobre a resposta do público aos regimes de NPI do COVID-19. As percepções obtidas com essa análise podem apoiar a tomada de decisões, a implementação e as estratégias de comunicação do governo sobre os regimes de NPI, bem como incentivar uma discussão mais aprofundada sobre a gestão de programas de NPI para eventos globais de saúde, como a pandemia COVID-19. </text:p>
          </table:table-cell>
          <table:table-cell table:style-name="ce5" office:value-type="string" calcext:value-type="string">
            <text:p>Doogan, C; Buntine, W; Linger, H; Brunt, S</text:p>
          </table:table-cell>
          <table:table-cell table:style-name="ce5" office:value-type="string" calcext:value-type="string">
            <text:p>Public Perceptions and Attitudes Toward COVID-19 Nonpharmaceutical Interventions Across Six Countries: A Topic Modeling Analysis of Twitter Data</text:p>
          </table:table-cell>
          <table:table-cell table:style-name="ce5" office:value-type="string" calcext:value-type="string">
            <text:p>JOURNAL OF MEDICAL INTERNET RESEARCH</text:p>
          </table:table-cell>
          <table:table-cell table:style-name="ce5" office:value-type="string" calcext:value-type="string">
            <text:p>Article</text:p>
          </table:table-cell>
          <table:table-cell table:style-name="ce5" office:value-type="string" calcext:value-type="string">
            <text:p>COVID-19; SARS-CoV-2; topic modeling; nonpharmaceutical interventions; social media; public health; machine learning; social distancing; lockdown; face masks; infodemiology</text:p>
          </table:table-cell>
          <table:table-cell table:style-name="ce5" office:value-type="string" calcext:value-type="string">
            <text:p>Background: Nonpharmaceutical interventions (NPIs) (such as wearing masks and social distancing) have been implemented by governments around the world to slow the spread of COVID-19. To promote public adherence to these regimes, governments need to understand the public perceptions and attitudes toward NPI regimes and the factors that influence them. Twitter data offer a means to capture these insights. Objective: The objective of this study is to identify tweets about COVID-19 NPIs in six countries and compare the trends in public perceptions and attitudes toward NPIs across these countries. The aim is to identify factors that influenced public perceptions and attitudes about NPI regimes during the early phases of the COVID-19 pandemic. Methods: We analyzed 777,869 English language tweets about COVID-19 NPIs in six countries (Australia, Canada, New Zealand, Ireland, the United Kingdom, and the United States). The relationship between tweet frequencies and case numbers was assessed using a Pearson correlation analysis. Topic modeling was used to isolate tweets about NPIs. A comparative analysis of NPIs between countries was conducted. Results: The proportion of NPI-related topics, relative to all topics, varied between countries. The New Zealand data set displayed the greatest attention to NPIs, and the US data set showed the lowest. The relationship between tweet frequencies and case numbers was statistically significant only for Australia (r=0.837, P&lt;.001) and New Zealand (r=0.747, P&lt;.001). Topic modeling produced 131 topics related to one of 22 NPIs, grouped into seven NPI categories: Personal Protection (n=15), Social Distancing (n=9), Testing and Tracing (n=10), Gathering Restrictions (n=18), Lockdown (n=42), Travel Restrictions (n=14), and Workplace Closures (n=23). While less restrictive NPIs gained widespread support, more restrictive NPIs were perceived differently across countries. Four characteristics of these regimes were seen to influence public adherence to NPIs: timeliness of implementation, NPI campaign strategies, inconsistent information, and enforcement strategies. Conclusions: Twitter offers a means to obtain timely feedback about the public response to COVID-19 NPI regimes. Insights gained from this analysis can support government decision making, implementation, and communication strategies about NPI regimes, as well as encourage further discussion about the management of NPI programs for global health events, such as the COVID-19 pandemic.</text:p>
          </table:table-cell>
          <table:table-cell/>
          <table:table-cell table:style-name="ce5" office:value-type="string" calcext:value-type="string">
            <text:p>JMIR PUBLICATIONS, INC</text:p>
          </table:table-cell>
          <table:table-cell table:style-name="ce5" office:value-type="string" calcext:value-type="string">
            <text:p>TORONTO</text:p>
          </table:table-cell>
          <table:table-cell table:style-name="ce5" office:value-type="string" calcext:value-type="string">
            <text:p>J MED INTERNET RES</text:p>
          </table:table-cell>
          <table:table-cell table:style-name="ce5" office:value-type="float" office:value="2020" calcext:value-type="float">
            <text:p>2020</text:p>
          </table:table-cell>
          <table:table-cell table:style-name="ce5" office:value-type="string" calcext:value-type="string">
            <text:p>Health Care Sciences &amp; Services; Medical Informat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s das férias escolares na gripe sazonal na Coreia do Sul, 2014-2016 </text:p>
          </table:table-cell>
          <table:table-cell office:value-type="string" calcext:value-type="string">
            <text:p>O fechamento de escolas é considerado uma potencial intervenção não farmacêutica para mitigar epidemias e pandemias graves de influenza. Neste estudo, avaliamos os efeitos do fechamento programado da escola na transmissão da influenza usando dados de vigilância da influenza antes, durante e após as férias de primavera na Coreia do Sul, 2014-2016. Durante as férias de primavera, a transmissão da gripe foi reduzida em 27% -39%, enquanto a redução geral na transmissibilidade foi estimada em 6% -23%, com efeitos maiores observados entre crianças em idade escolar. </text:p>
          </table:table-cell>
          <table:table-cell table:style-name="ce5" office:value-type="string" calcext:value-type="string">
            <text:p>Ryu, S; Ali, ST; Cowling, BJ; Lau, EHY</text:p>
          </table:table-cell>
          <table:table-cell table:style-name="ce5" office:value-type="string" calcext:value-type="string">
            <text:p>Effects of School Holidays on Seasonal Influenza in South Korea, 2014-2016</text:p>
          </table:table-cell>
          <table:table-cell table:style-name="ce5" office:value-type="string" calcext:value-type="string">
            <text:p>JOURNAL OF INFECTIOUS DISEASES</text:p>
          </table:table-cell>
          <table:table-cell table:style-name="ce5" office:value-type="string" calcext:value-type="string">
            <text:p>Article</text:p>
          </table:table-cell>
          <table:table-cell table:style-name="ce5" office:value-type="string" calcext:value-type="string">
            <text:p>influenza; school closures; public health</text:p>
          </table:table-cell>
          <table:table-cell table:style-name="ce5" office:value-type="string" calcext:value-type="string">
            <text:p>School closures are considered as a potential nonpharmaceutical intervention to mitigate severe influenza epidemics and pandemics. In this study, we assessed the effects of scheduled school closure on influenza transmission using influenza surveillance data before, during, and after spring breaks in South Korea, 2014-2016. During the spring breaks, influenza transmission was reduced by 27%-39%, while the overall reduction in transmissibility was estimated to be 6%-23%, with greater effects observed among school-aged children.</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J INFECT DIS</text:p>
          </table:table-cell>
          <table:table-cell table:style-name="ce5" office:value-type="float" office:value="2020" calcext:value-type="float">
            <text:p>2020</text:p>
          </table:table-cell>
          <table:table-cell table:style-name="ce5" office:value-type="string" calcext:value-type="string">
            <text:p>Immunology; Infectious Diseases; Microbiology</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Desembaraçando os efeitos das políticas usando dados de proxy: quais políticas de desligamento afetaram o desemprego durante a pandemia COVID-19? </text:p>
          </table:table-cell>
          <table:table-cell office:value-type="string" calcext:value-type="string">
            <text:p>Usamos dados de pesquisa de alta frequência do Google, combinados com dados sobre as datas de anúncio de intervenções não farmacêuticas (NPIs) durante a pandemia de COVID-19 nos estados dos EUA, para separar os impactos diretos de curto prazo de vários NPIs em nível de estado diferentes em um estrutura de estudo de eventos. Explorando o tempo diferencial nos anúncios de limitações de restaurantes e bares, fechamentos de negócios não essenciais, pedidos para ficar em casa, proibições de grandes reuniões, fechamentos de escolas e declarações de emergência, aproveitamos os dados de pesquisa de alta frequência para identificar separadamente os efeitos de vários NPIs que foram introduzidos na mesma época. Em seguida, descrevemos um conjunto de premissas sob as quais os resultados proxy podem ser usados ​​para estimar um parâmetro causal de interesse quando os dados sobre o resultado de interesse são limitados. Usando esse método, quantificamos a parcela do crescimento geral do desemprego durante a pandemia COVID-19 que se deveu diretamente a cada um desses NPIs em nível estadual. Descobrimos que entre 14 e 28 de março, as limitações de restaurantes e bares e fechamentos de negócios não essenciais podem explicar 6,0% e 6,4% das reivindicações de SD, respectivamente, enquanto os outros NPIs não aumentaram diretamente as reivindicações de SD no próprio estado. Isso sugere que a maior parte do aumento de curto prazo nas reivindicações de SD durante a pandemia foi provavelmente devido a outros fatores, incluindo declínios na demanda do consumidor, políticas locais e políticas implementadas por empresas e instituições privadas. (c) 2020 Elsevier B.V. Todos os direitos reservados. </text:p>
          </table:table-cell>
          <table:table-cell table:style-name="ce5" office:value-type="string" calcext:value-type="string">
            <text:p>Kong, E; Prinz, D</text:p>
          </table:table-cell>
          <table:table-cell table:style-name="ce5" office:value-type="string" calcext:value-type="string">
            <text:p>Disentangling policy effects using proxy data: Which shutdown policies affected unemployment during the COVID-19 pandemic?</text:p>
          </table:table-cell>
          <table:table-cell table:style-name="ce5" office:value-type="string" calcext:value-type="string">
            <text:p>JOURNAL OF PUBLIC ECONOMICS</text:p>
          </table:table-cell>
          <table:table-cell table:style-name="ce5" office:value-type="string" calcext:value-type="string">
            <text:p>Article</text:p>
          </table:table-cell>
          <table:table-cell table:style-name="ce5" office:value-type="string" calcext:value-type="string">
            <text:p>Unemployment; Unemployment insurance; Public health; Non-pharmaceutical interventions; COVID-19</text:p>
          </table:table-cell>
          <table:table-cell table:style-name="ce5" office:value-type="string" calcext:value-type="string">
            <text:p>We use high-frequency Google search data, combined with data on the announcement dates of non pharmaceutical interventions (NPIs) during the COVID-19 pandemic in U.S. states, to disentangle the short-run direct impacts of multiple different state-level NPIs in an event study framework. Exploiting differential timing in the announcements of restaurant and bar limitations, non-essential business closures, stay-at-home orders, large-gatherings bans, school closures, and emergency declarations, we leverage the high-frequency search data to separately identify the effects of multiple NPIs that were introduced around the same time. We then describe a set of assumptions under which proxy outcomes can be used to estimate a causal parameter of interest when data on the outcome of interest are limited. Using this method, we quantify the share of overall growth in unemployment during the COVID-19 pandemic that was directly due to each of these state-level NPIs. We find that between March 14 and 28, restaurant and bar limitations and non-essential business closures can explain 6.0% and 6.4% of UI claims respectively, while the other NPIs did not directly increase own-state UI claims. This suggests that most of the short-run increase in UI claims during the pandemic was likely due to other factors, including declines in consumer demand, local policies, and policies implemented by private firms and institutions. (c) 2020 Elsevier B.V. All rights reserved.</text:p>
          </table:table-cell>
          <table:table-cell/>
          <table:table-cell table:style-name="ce5" office:value-type="string" calcext:value-type="string">
            <text:p>ELSEVIER SCIENCE SA</text:p>
          </table:table-cell>
          <table:table-cell table:style-name="ce5" office:value-type="string" calcext:value-type="string">
            <text:p>LAUSANNE</text:p>
          </table:table-cell>
          <table:table-cell table:style-name="ce5" office:value-type="string" calcext:value-type="string">
            <text:p>J PUBLIC ECON</text:p>
          </table:table-cell>
          <table:table-cell table:style-name="ce5" office:value-type="float" office:value="2020" calcext:value-type="float">
            <text:p>2020</text:p>
          </table:table-cell>
          <table:table-cell table:style-name="ce5" office:value-type="string" calcext:value-type="string">
            <text:p>Business &amp; Econom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Um modelo híbrido em escala múltipla da dinâmica de transmissão de COVID-19 para avaliar o potencial de intervenções não farmacêuticas </text:p>
          </table:table-cell>
          <table:table-cell office:value-type="string" calcext:value-type="string">
            <text:p>Síndrome respiratória aguda grave coronavírus 2 (SARS-CoV-2) é um novo coronavírus que surgiu em Wuhan, China, em dezembro de 2019. Ele causou um surto global que representa uma grande ameaça à saúde global. A saúde pública recorreu a intervenções não farmacêuticas, como o distanciamento social e o bloqueio, para retardar a propagação da pandemia. No entanto, o efeito de cada uma dessas medidas continua difícil de quantificar. Projetamos um modelo multi-escala que simula a dinâmica de transmissão do COVID-19. Descrevemos o movimento de agentes individuais usando um modelo de força social. Cada agente pode ser suscetível, infectado, colocado em quarentena, imunizado ou morto. O modelo considera os mecanismos de transmissão direta e indireta. Parametrizamos o modelo para reproduzir a dinâmica inicial da propagação da doença na Itália. Mostramos que situações de pânico aumentam o risco de transmissão de infecção em multidões, apesar das medidas de distanciamento social. A seguir, revelamos que a transmissão pré-sintomática acelera o início do crescimento exponencial dos casos. Em seguida, demonstramos que a persistência do SARS-CoV-2 em superfícies duras determina o número de casos atingidos durante o pico da epidemia. A seguir, mostramos que o movimento restrito dos indivíduos achatam a curva epidêmica. Finalmente, as previsões do modelo sugerem que medidas mais rigorosas do que o distanciamento social e o bloqueio foram usadas para controlar a epidemia em Wuhan, China. (c) 2020 Elsevier Ltd. Todos os direitos reservados. </text:p>
          </table:table-cell>
          <table:table-cell table:style-name="ce5" office:value-type="string" calcext:value-type="string">
            <text:p>Bouchnita, A; Jebrane, A</text:p>
          </table:table-cell>
          <table:table-cell table:style-name="ce5" office:value-type="string" calcext:value-type="string">
            <text:p>A hybrid multi-scale model of COVID-19 transmission dynamics to assess the potential of non-pharmaceutical interventions</text:p>
          </table:table-cell>
          <table:table-cell table:style-name="ce5" office:value-type="string" calcext:value-type="string">
            <text:p>CHAOS SOLITONS &amp; FRACTALS</text:p>
          </table:table-cell>
          <table:table-cell table:style-name="ce5" office:value-type="string" calcext:value-type="string">
            <text:p>Article</text:p>
          </table:table-cell>
          <table:table-cell table:style-name="ce5" office:value-type="string" calcext:value-type="string">
            <text:p>COVID-19; SARS-CoV-2; Transmission dynamics; Multi-scale modelling; Agent-based models; Non-pharmaceutical interventions</text:p>
          </table:table-cell>
          <table:table-cell table:style-name="ce5" office:value-type="string" calcext:value-type="string">
            <text:p>Severe acute respiratory syndrome coronavirus 2 (SARS-CoV-2) is a novel coronavirus that emerged in Wuhan, China in December 2019. It has caused a global outbreak which represents a major threat to global health. Public health resorted to non-pharmaceutical interventions such as social distancing and lockdown to slow down the spread of the pandemic. However, the effect of each of these measures remains hard to quantify. We design a multi-scale model that simulates the transmission dynamics of COVID-19. We describe the motion of individual agents using a social force model. Each agent can be either susceptible, infected, quarantined, immunized or deceased. The model considers both mechanisms of direct and indirect transmission. We parameterize the model to reproduce the early dynamics of dis-ease spread in Italy. We show that panic situations increase the risk of infection transmission in crowds despite social distancing measures. Next, we reveal that pre-symptomatic transmission accelerates the on-set of the exponential growth of cases. After that, we demonstrate that the persistence of SARS-CoV-2 on hard surfaces determines the number of cases reached during the peak of the epidemic. Then, we show that the restricted movement of the individuals flattens the epidemic curve. Finally, model predictions suggest that measures stricter than social distancing and lockdown were used to control the epidemic in Wuhan, China. (c) 2020 Elsevier Ltd. All rights reserved.</text:p>
          </table:table-cell>
          <table:table-cell/>
          <table:table-cell table:style-name="ce5" office:value-type="string" calcext:value-type="string">
            <text:p>PERGAMON-ELSEVIER SCIENCE LTD</text:p>
          </table:table-cell>
          <table:table-cell table:style-name="ce5" office:value-type="string" calcext:value-type="string">
            <text:p>OXFORD</text:p>
          </table:table-cell>
          <table:table-cell table:style-name="ce5" office:value-type="string" calcext:value-type="string">
            <text:p>CHAOS SOLITON FRACT</text:p>
          </table:table-cell>
          <table:table-cell table:style-name="ce5" office:value-type="float" office:value="2020" calcext:value-type="float">
            <text:p>2020</text:p>
          </table:table-cell>
          <table:table-cell table:style-name="ce5" office:value-type="string" calcext:value-type="string">
            <text:p>Mathematics; Physic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ssociação entre o fechamento de escolas em todo o estado e a incidência e mortalidade de COVID-19 nos EUA </text:p>
          </table:table-cell>
          <table:table-cell office:value-type="string" calcext:value-type="string">
            <text:p>Este estudo epidemiológico populacional estima associações de fechamentos de escolas nos EUA e o momento desses fechamentos em março de 2020 com a mudança na incidência diária da doença coronavírus de 2019 (COVID-19) e mortalidade durante a primeira semana de maio, sendo responsável por outras intervenções contemporâneas de saúde pública . Importância Nos EUA, os estados promulgaram intervenções não farmacêuticas, incluindo o fechamento de escolas, para reduzir a disseminação da doença coronavírus em 2019 (COVID-19). Todos os 50 estados fecharam escolas em março de 2020, apesar da incerteza se o fechamento das escolas seria eficaz. Objetivo Determinar se o fechamento da escola e seu horário foram associados à redução da incidência e mortalidade de COVID-19. Desenho, ambiente e participantes Estudo observacional de base populacional dos EUA realizado entre 9 de março de 2020 e 7 de maio de 2020, usando análises de séries temporais interrompidas que incorporam um período de latência para permitir a ocorrência de possíveis mudanças associadas à política. Para isolar a associação do fechamento da escola com os resultados, intervenções e atributos não farmacêuticos em nível estadual foram incluídos em modelos de regressão binomial negativos. Os estados foram examinados em quartis com base na incidência cumulativa de COVID-19 em nível estadual por 100.000 residentes no momento do fechamento da escola. Os modelos foram usados ​​para derivar as diferenças absolutas estimadas entre escolas que fecharam e escolas que permaneceram abertas, bem como o número de casos e mortes se os estados tivessem escolas fechadas quando a incidência cumulativa de COVID-19 estava no quartil mais baixo em comparação com o quartil mais alto . Encerramento de exposições de escolas primárias e secundárias. Principais resultados e medidas COVID-19 incidência diária e mortalidade por 100.000 residentes. Resultados A incidência cumulativa de COVID-19 nos estados no momento do fechamento da escola variou de 0 a 14,75 casos por 100.000 habitantes. O fechamento da escola foi associado a um declínio significativo na incidência de COVID-19 (mudança relativa ajustada por semana, -62% [IC de 95%, -71% a -49%]) e mortalidade (mudança relativa ajustada por semana, -58 % [IC de 95%, -68% a -46%]). Ambas as associações foram maiores em estados com baixa incidência cumulativa de COVID-19 no momento do fechamento da escola. Por exemplo, os estados com a menor incidência de COVID-19 tiveram uma mudança relativa de -72% (IC 95%, -79% a -62%) em comparação com -49% (IC 95%, -62% a -33 %) para os estados com a maior incidência cumulativa. Em um modelo derivado desta análise, estimou-se que o fechamento de escolas quando a incidência cumulativa de COVID-19 estava no quartil mais baixo em comparação com o quartil mais alto estava associado a 128,7 menos casos por 100.000 habitantes em 26 dias e com 1,5 menos mortes por 100.000 habitantes em 16 dias. Conclusões e relevância Entre 9 de março de 2020 e 7 de maio de 2020, o fechamento de escolas nos Estados Unidos foi temporariamente associado à redução da incidência e mortalidade de COVID-19; afirma que as escolas fechadas mais cedo, quando a incidência cumulativa de COVID-19 era baixa, tiveram a maior redução relativa na incidência e mortalidade. No entanto, ainda é possível que parte da redução possa estar relacionada a outras intervenções não farmacêuticas concomitantes. Pergunta O fechamento de escolas em todo o estado foi associado à diminuição da incidência e mortalidade por doença coronavírus em 2019 (COVID-19)? Descobertas Nesta análise de série temporal com base na população dos EUA realizada entre 9 de março de 2020 e 7 de maio de 2020, o fechamento da escola foi associado a um declínio significativo na incidência de COVID-19 (mudança relativa ajustada por semana, -62%) e mortalidade (mudança relativa ajustada por semana, -58%). Em um modelo derivado desta análise, estimou-se que o fechamento de escolas quando a incidência cumulativa de COVID-19 estava no quartil mais baixo em comparação com o quartil mais alto estava associado a 128,7 menos casos por 100.000 habitantes em 26 dias e com 1,5 menos mortes por 100.000 habitantes em 16 dias. Significado Houve uma associação temporal entre o fechamento de escolas em todo o estado e menor incidência e mortalidade de COVID-19, embora algumas das reduções possam estar relacionadas a outras intervenções não farmacêuticas concorrentes. </text:p>
          </table:table-cell>
          <table:table-cell table:style-name="ce5" office:value-type="string" calcext:value-type="string">
            <text:p>Auger, KA; Shah, SS; Richardson, T; Hartley, D; Hall, M; Warniment, A; Timmons, K; Bosse, D; Ferris, SA; Brady, PW; Schondelmeyer, AC; Thomson, JE</text:p>
          </table:table-cell>
          <table:table-cell table:style-name="ce5" office:value-type="string" calcext:value-type="string">
            <text:p>Association Between Statewide School Closure and COVID-19 Incidence and Mortality in the US</text:p>
          </table:table-cell>
          <table:table-cell table:style-name="ce5" office:value-type="string" calcext:value-type="string">
            <text:p>JAMA-JOURNAL OF THE AMERICAN MEDICAL ASSOCIATION</text:p>
          </table:table-cell>
          <table:table-cell table:style-name="ce5" office:value-type="string" calcext:value-type="string">
            <text:p>Article</text:p>
          </table:table-cell>
          <table:table-cell/>
          <table:table-cell table:style-name="ce5" office:value-type="string" calcext:value-type="string">
            <text:p>This population epidemiology study estimates associations of school closures in the US and the timing of those closures in March 2020 with change in daily coronavirus disease 2019 (COVID-19) incidence and mortality through the first week of May, accounting for other contemporaneous public health interventions. Importance In the US, states enacted nonpharmaceutical interventions, including school closure, to reduce the spread of coronavirus disease 2019 (COVID-19). All 50 states closed schools in March 2020 despite uncertainty if school closure would be effective. Objective To determine if school closure and its timing were associated with decreased COVID-19 incidence and mortality. Design, Setting, and Participants US population-based observational study conducted between March 9, 2020, and May 7, 2020, using interrupted time series analyses incorporating a lag period to allow for potential policy-associated changes to occur. To isolate the association of school closure with outcomes, state-level nonpharmaceutical interventions and attributes were included in negative binomial regression models. States were examined in quartiles based on state-level COVID-19 cumulative incidence per 100000 residents at the time of school closure. Models were used to derive the estimated absolute differences between schools that closed and schools that remained open as well as the number of cases and deaths if states had closed schools when the cumulative incidence of COVID-19 was in the lowest quartile compared with the highest quartile. Exposures Closure of primary and secondary schools. Main Outcomes and Measures COVID-19 daily incidence and mortality per 100000 residents. Results COVID-19 cumulative incidence in states at the time of school closure ranged from 0 to 14.75 cases per 100000 population. School closure was associated with a significant decline in the incidence of COVID-19 (adjusted relative change per week, -62% [95% CI, -71% to -49%]) and mortality (adjusted relative change per week, -58% [95% CI, -68% to -46%]). Both of these associations were largest in states with low cumulative incidence of COVID-19 at the time of school closure. For example, states with the lowest incidence of COVID-19 had a -72% (95% CI, -79% to -62%) relative change in incidence compared with -49% (95% CI, -62% to -33%) for those states with the highest cumulative incidence. In a model derived from this analysis, it was estimated that closing schools when the cumulative incidence of COVID-19 was in the lowest quartile compared with the highest quartile was associated with 128.7 fewer cases per 100000 population over 26 days and with 1.5 fewer deaths per 100000 population over 16 days. Conclusions and Relevance Between March 9, 2020, and May 7, 2020, school closure in the US was temporally associated with decreased COVID-19 incidence and mortality; states that closed schools earlier, when cumulative incidence of COVID-19 was low, had the largest relative reduction in incidence and mortality. However, it remains possible that some of the reduction may have been related to other concurrent nonpharmaceutical interventions. Question Was statewide school closure associated with decreased incidence and mortality for coronavirus disease 2019 (COVID-19)? Findings In this US population-based time series analysis conducted between March 9, 2020, and May 7, 2020, school closure was associated with a significant decline in both incidence of COVID-19 (adjusted relative change per week, -62%) and mortality (adjusted relative change per week, -58%). In a model derived from this analysis, it was estimated that closing schools when the cumulative incidence of COVID-19 was in the lowest quartile compared with the highest quartile was associated with 128.7 fewer cases per 100000 population over 26 days and with 1.5 fewer deaths per 100000 population over 16 days. Meaning There was a temporal association between statewide school closure and lower COVID-19 incidence and mortality, although some of the reductions may have been related to other concurrent nonpharmaceutical interventions.</text:p>
          </table:table-cell>
          <table:table-cell/>
          <table:table-cell table:style-name="ce5" office:value-type="string" calcext:value-type="string">
            <text:p>AMER MEDICAL ASSOC</text:p>
          </table:table-cell>
          <table:table-cell table:style-name="ce5" office:value-type="string" calcext:value-type="string">
            <text:p>CHICAGO</text:p>
          </table:table-cell>
          <table:table-cell table:style-name="ce5" office:value-type="string" calcext:value-type="string">
            <text:p>JAMA-J AM MED ASSOC</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intervalo serial de SARS-CoV-2 foi reduzido ao longo do tempo por intervenções não farmacêuticas </text:p>
          </table:table-cell>
          <table:table-cell office:value-type="string" calcext:value-type="string">
            <text:p>Estudos de nova doença coronavírus 2019 (COVID-19), que é causada pela síndrome respiratória aguda grave coronavírus 2 (SARS-CoV-2), relataram estimativas variáveis ​​de parâmetros epidemiológicos, incluindo distribuições de intervalo em série, ou seja, o tempo entre o início da doença casos sucessivos em uma cadeia de transmissão e números de reprodução. Ao compilar um banco de dados de lista de linhas de pares de transmissão na China continental, mostramos que os intervalos seriais médios de COVID-19 encurtaram substancialmente de 7,8 para 2,6 dias em um mês (9 de janeiro a 13 de fevereiro de 2020). Essa mudança foi impulsionada por intervenções não farmacêuticas aprimoradas, particularmente o isolamento de casos. Também mostramos que o uso de estimativa em tempo real de intervalos seriais, permitindo variação ao longo do tempo, fornece estimativas mais precisas dos números de reprodução do que o uso de distribuições de intervalos seriais convencionalmente fixas. Essas descobertas podem melhorar nossa capacidade de avaliar a dinâmica da transmissão, prever a incidência futura e estimar o impacto das medidas de controle. </text:p>
          </table:table-cell>
          <table:table-cell table:style-name="ce5" office:value-type="string" calcext:value-type="string">
            <text:p>Ali, ST; Wang, L; Lau, EHY; Xu, XK; Du, ZW; Wu, Y; Leung, GM; Cowling, BJ</text:p>
          </table:table-cell>
          <table:table-cell table:style-name="ce5" office:value-type="string" calcext:value-type="string">
            <text:p>Serial interval of SARS-CoV-2 was shortened over time by nonpharmaceutical interventions</text:p>
          </table:table-cell>
          <table:table-cell table:style-name="ce5" office:value-type="string" calcext:value-type="string">
            <text:p>SCIENCE</text:p>
          </table:table-cell>
          <table:table-cell table:style-name="ce5" office:value-type="string" calcext:value-type="string">
            <text:p>Article</text:p>
          </table:table-cell>
          <table:table-cell/>
          <table:table-cell table:style-name="ce5" office:value-type="string" calcext:value-type="string">
            <text:p>Studies of novel coronavirus disease 2019 (COVID-19), which is caused by severe acute respiratory syndrome coronavirus 2 (SARS-CoV-2), have reported varying estimates of epidemiological parameters, including serial interval distributions i.e., the time between illness onset in successive cases in a transmission chain and reproduction numbers. By compiling a line-list database of transmission pairs in mainland China, we show that mean serial intervals of COVID-19 shortened substantially from 7.8 to 2.6 days within a month (9 January to 13 February 2020). This change was driven by enhanced nonpharmaceutical interventions, particularly case isolation. We also show that using real-time estimation of serial intervals allowing for variation over time provides more accurate estimates of reproduction numbers than using conventionally fixed serial interval distributions. These findings could improve our ability to assess transmission dynamics, forecast future incidence, and estimate the impact of control measures.</text:p>
          </table:table-cell>
          <table:table-cell/>
          <table:table-cell table:style-name="ce5" office:value-type="string" calcext:value-type="string">
            <text:p>AMER ASSOC ADVANCEMENT SCIENCE</text:p>
          </table:table-cell>
          <table:table-cell table:style-name="ce5" office:value-type="string" calcext:value-type="string">
            <text:p>WASHINGTON</text:p>
          </table:table-cell>
          <table:table-cell table:style-name="ce5" office:value-type="string" calcext:value-type="string">
            <text:p>SCIENC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 conjunto de dados aberto estruturado de intervenções governamentais em resposta ao COVID-19 </text:p>
          </table:table-cell>
          <table:table-cell office:value-type="string" calcext:value-type="string">
            <text:p>Em resposta à pandemia COVID-19, os governos implementaram uma ampla gama de intervenções não farmacêuticas (INP). Monitorar e documentar as estratégias do governo durante a crise do COVID-19 é crucial para entender a progressão da epidemia. Seguindo uma estratégia de análise de conteúdo de fontes de informação públicas existentes, desenvolvemos um esquema de codificação hierárquico específico para NPIs. Geramos um conjunto de dados estruturado abrangente de intervenções governamentais e seus respectivos cronogramas de implementação. Para melhorar a transparência e motivar o processo de validação colaborativa, as fontes de informação são compartilhadas por meio de uma biblioteca aberta. Também fornecemos códigos que permitem aos usuários visualizar o conjunto de dados. A padronização e a estrutura do conjunto de dados facilitam a comparação entre os países e a avaliação dos impactos de diferentes categorias de INP nos parâmetros da epidemia, indicadores de saúde da população, economia e direitos humanos, entre outros. Este conjunto de dados fornece uma visão aprofundada das estratégias do governo e pode ser uma ferramenta valiosa para o desenvolvimento de planos de preparação relevantes para a pandemia. Pretendemos desenvolver e atualizar esse conjunto de dados até o final de dezembro de 2020. </text:p>
          </table:table-cell>
          <table:table-cell table:style-name="ce5" office:value-type="string" calcext:value-type="string">
            <text:p>Desvars-Larrive, A; Dervic, E; Haug, N; Niederkrotenthaler, T; Chen, JY; Di Natale, A; Lasser, J; Gliga, DS; Roux, A; Sorger, J; Chakraborty, A; Ten, A; Dervic, A; Pacheco, A; Jurczak, A; Cserjan, D; Lederhilger, D; Bulska, D; Berishaj, D; Tames, EF; Alvarez, FS; Takriti, H; Korbel, J; Reddish, J; Grzymala-Moszczynska, J; Stangl, J; Hadziavdic, L; Stoeger, L; Gooriah, L; Geyrhofer, L; Ferreira, MR; Bartoszek, M; Vierlinger, R; Holder, S; Haberfellner, S; Ahne, V; Reisch, V; Servedio, VDP; Chen, X; Pocasangre-Orellana, XM; Garncarek, Z; Garcia, D; Thurner, S</text:p>
          </table:table-cell>
          <table:table-cell table:style-name="ce5" office:value-type="string" calcext:value-type="string">
            <text:p>A structured open dataset of government interventions in response to COVID-19</text:p>
          </table:table-cell>
          <table:table-cell table:style-name="ce5" office:value-type="string" calcext:value-type="string">
            <text:p>SCIENTIFIC DATA</text:p>
          </table:table-cell>
          <table:table-cell table:style-name="ce5" office:value-type="string" calcext:value-type="string">
            <text:p>Article; Data Paper</text:p>
          </table:table-cell>
          <table:table-cell/>
          <table:table-cell table:style-name="ce5" office:value-type="string" calcext:value-type="string">
            <text:p>In response to the COVID-19 pandemic, governments have implemented a wide range of non-pharmaceutical interventions (NPIs). Monitoring and documenting government strategies during the COVID-19 crisis is crucial to understand the progression of the epidemic. Following a content analysis strategy of existing public information sources, we developed a specific hierarchical coding scheme for NPIs. We generated a comprehensive structured dataset of government interventions and their respective timelines of implementation. To improve transparency and motivate collaborative validation process, information sources are shared via an open library. We also provide codes that enable users to visualise the dataset. Standardization and structure of the dataset facilitate inter-country comparison and the assessment of the impacts of different NPI categories on the epidemic parameters, population health indicators, the economy, and human rights, among others. This dataset provides an in-depth insight of the government strategies and can be a valuable tool for developing relevant preparedness plans for pandemic. We intend to further develop and update this dataset until the end of December 2020.</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SCI DATA</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 Green Accept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Modelagem baseada em agente para previsão de epidemia SARS-CoV-2 e avaliação de intervenção: uma avaliação metodológica </text:p>
          </table:table-cell>
          <table:table-cell office:value-type="string" calcext:value-type="string">
            <text:p>Antecedentes Nosso objetivo é avaliar metodologicamente modelos baseados em agentes epidemiológicos - ou ABMs - da pandemia de SARS-CoV-2. A rápida propagação do surto requer tomadas de decisão em ritmo acelerado em relação às medidas de mitigação. No entanto, as evidências da eficácia de intervenções não farmacêuticas, como o distanciamento social imposto e o fechamento de escolas ou locais de trabalho, são escassas: poucos estudos observacionais usam desenhos de pesquisa quase-experimental e a realização de ensaios controlados randomizados parece inviável. Além disso, as evidências de surtos de coronavírus anteriores de SARS e MERS carecem de validade externa, dadas as diferenças significativas na contagiosidade desses patógenos em relação ao SARS-CoV-2. Para abordar as questões políticas urgentes que surgiram como resultado do COVID-19, os epidemiologistas produziram vários modelos que variam de modelos compartimentados simples a modelos baseados em agentes altamente avançados. Esses modelos têm sido criticados por envolver simplificações e carecer de suporte empírico para seus pressupostos. Métodos Para abordar essas vozes e avaliar metodologicamente ABMs epidemiológicos, consideramos AceMod (o modelo da epidemia de COVID-19 na Austrália) como um estudo de caso da prática de modelagem. Resultados Nosso exemplo mostra que, embora ABMs epidemiológicos envolvam simplificações de vários tipos, as principais características das interações sociais e da disseminação do SARS-CoV-2 são representadas com suficiente precisão. Isso ocorre porque esses modeladores tratam os resultados empíricos como entradas para a construção de suposições e regras de modelagem que os agentes seguem; e eles usam a calibração para afirmar a adequação às variáveis ​​de referência. Conclusões Diante disso, afirmamos que os melhores ABMs epidemiológicos são modelos de mecanismos reais e fornecem evidências tanto mecanísticas quanto diferenciadoras. Consequentemente, eles também podem descrever adequadamente os efeitos de possíveis intervenções. Finalmente, discutimos as limitações dos ABMs e apresentamos recomendações de políticas. </text:p>
          </table:table-cell>
          <table:table-cell table:style-name="ce5" office:value-type="string" calcext:value-type="string">
            <text:p>Maziarz, M; Zach, M</text:p>
          </table:table-cell>
          <table:table-cell table:style-name="ce5" office:value-type="string" calcext:value-type="string">
            <text:p>Agent-based modelling forSARS-CoV-2 epidemic prediction and intervention assessment: A methodological appraisal</text:p>
          </table:table-cell>
          <table:table-cell table:style-name="ce5" office:value-type="string" calcext:value-type="string">
            <text:p>JOURNAL OF EVALUATION IN CLINICAL PRACTICE</text:p>
          </table:table-cell>
          <table:table-cell table:style-name="ce5" office:value-type="string" calcext:value-type="string">
            <text:p>Article</text:p>
          </table:table-cell>
          <table:table-cell table:style-name="ce5" office:value-type="string" calcext:value-type="string">
            <text:p>agent-based modelling; causal inference; difference-making evidence; mechanism; mechanistic evidence; SARS-CoV-2</text:p>
          </table:table-cell>
          <table:table-cell table:style-name="ce5" office:value-type="string" calcext:value-type="string">
            <text:p>Background Our purpose is to assess epidemiological agent-based models-or ABMs-of the SARS-CoV-2 pandemic methodologically. The rapid spread of the outbreak requires fast-paced decision-making regarding mitigation measures. However, the evidence for the efficacy of non-pharmaceutical interventions such as imposed social distancing and school or workplace closures is scarce: few observational studies use quasi-experimental research designs, and conducting randomized controlled trials seems infeasible. Additionally, evidence from the previous coronavirus outbreaks of SARS and MERS lacks external validity, given the significant differences in contagiousness of those pathogens relative to SARS-CoV-2. To address the pressing policy questions that have emerged as a result of COVID-19, epidemiologists have produced numerous models that range from simple compartmental models to highly advanced agent-based models. These models have been criticized for involving simplifications and lacking empirical support for their assumptions. Methods To address these voices and methodologically appraise epidemiological ABMs, we consider AceMod (the model of the COVID-19 epidemic in Australia) as a case study of the modelling practice. Results Our example shows that, although epidemiological ABMs involve simplifications of various sorts, the key characteristics of social interactions and the spread of SARS-CoV-2 are represented sufficiently accurately. This is the case because these modellers treat empirical results as inputs for constructing modelling assumptions and rules that the agents follow; and they use calibration to assert the adequacy to benchmark variables. Conclusions Given this, we claim that the best epidemiological ABMs are models of actual mechanisms and deliver both mechanistic and difference-making evidence. Consequently, they may also adequately describe the effects of possible interventions. Finally, we discuss the limitations of ABMs and put forward policy recommendation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EVAL CLIN PRACT</text:p>
          </table:table-cell>
          <table:table-cell table:style-name="ce5" office:value-type="float" office:value="2020" calcext:value-type="float">
            <text:p>2020</text:p>
          </table:table-cell>
          <table:table-cell table:style-name="ce5" office:value-type="string" calcext:value-type="string">
            <text:p>Health Care Sciences &amp; Services; Medical Informatics; General &amp; Internal Medicine</text:p>
          </table:table-cell>
          <table:table-cell table:style-name="ce5" office:value-type="string" calcext:value-type="string">
            <text:p>Green Published, 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Reconstrução da dinâmica de transmissão completa de COVID-19 em Wuhan </text:p>
          </table:table-cell>
          <table:table-cell office:value-type="string" calcext:value-type="string">
            <text:p>Como os países no mundo revisam as intervenções para conter a pandemia da doença coronavírus 2019 (COVID-19), lições importantes podem ser tiradas do estudo da dinâmica de transmissão completa de seu agente causador - síndrome respiratória aguda grave coronavírus 2 (SARS-CoV- 2) - em Wuhan (China), onde vigorosas intervenções não farmacêuticas suprimiram o surto local desta doença (1). Aqui, usamos uma abordagem de modelagem para reconstruir a dinâmica de espectro total de COVID-19 em Wuhan entre 1 de janeiro e 8 de março de 2020 em 5 períodos definidos por eventos e intervenções, com base em 32.583 casos confirmados em laboratório (1). Levando em conta a infecciosidade pré-sintomática (2), taxas de apuração variáveis ​​no tempo, taxas de transmissão e movimentos populacionais (3), identificamos duas características principais do surto: alta ocultação e alta transmissibilidade. Estimamos que 87% (limite inferior, 53%) das infecções antes de 8 de março de 2020 não foram confirmadas (potencialmente incluindo indivíduos assintomáticos e levemente sintomáticos); e um número de reprodução básico (R-0) de 3,54 (intervalo de credibilidade de 95% 3,40-3,67) no surto inicial, muito maior do que a síndrome respiratória aguda grave (SARS) e a síndrome respiratória do Oriente Médio (MERS) (4,5 ) Observamos que as intervenções multifacetadas tiveram efeitos positivos consideráveis ​​no controle do surto, diminuindo o número de reprodução para 0,28 (intervalo de credibilidade de 95% 0,23-0,33) e, por projeção, reduzindo o total de infecções em Wuhan em 96,0% em 8 de março de 2020. Nós também explorar a probabilidade de ressurgimento após o levantamento de todas as intervenções após 14 dias consecutivos sem infecções confirmadas; estimamos essa probabilidade em 0,32 e 0,06 com base em modelos com 87% e 53% de casos não confirmados, respectivamente - destacando o risco representado por infecções ocultas substanciais ao alterar as medidas de controle. Esses resultados têm implicações importantes ao se considerar estratégias de vigilância contínua e intervenções para eventualmente conter surtos de COVID-19. </text:p>
          </table:table-cell>
          <table:table-cell table:style-name="ce5" office:value-type="string" calcext:value-type="string">
            <text:p>Hao, XJ; Cheng, SS; Wu, DG; Wu, TC; Lin, XH; Wang, CL</text:p>
          </table:table-cell>
          <table:table-cell table:style-name="ce5" office:value-type="string" calcext:value-type="string">
            <text:p>Reconstruction of the full transmission dynamics of COVID-19 in Wuhan</text:p>
          </table:table-cell>
          <table:table-cell table:style-name="ce5" office:value-type="string" calcext:value-type="string">
            <text:p>NATURE</text:p>
          </table:table-cell>
          <table:table-cell table:style-name="ce5" office:value-type="string" calcext:value-type="string">
            <text:p>Article</text:p>
          </table:table-cell>
          <table:table-cell/>
          <table:table-cell table:style-name="ce5" office:value-type="string" calcext:value-type="string">
            <text:p>As countries in the world review interventions for containing the pandemic of coronavirus disease 2019 (COVID-19), important lessons can be drawn from the study of the full transmission dynamics of its causative agent-severe acute respiratory syndrome coronavirus 2 (SARS-CoV-2)- in Wuhan (China), where vigorous non-pharmaceutical interventions have suppressed the local outbreak of this disease(1). Here we use a modelling approach to reconstruct the full-spectrum dynamics of COVID-19 in Wuhan between 1 January and 8 March 2020 across 5 periods defined by events and interventions, on the basis of 32,583 laboratory-confirmed cases(1). Accounting for presymptomatic infectiousness(2), time-varying ascertainment rates, transmission rates and population movements(3), we identify two key features of the outbreak: high covertness and high transmissibility. We estimate 87% (lower bound, 53%) of the infections before 8 March 2020 were unascertained (potentially including asymptomatic and mildly symptomatic individuals); and a basic reproduction number (R-0) of 3.54 (95% credible interval 3.40-3.67) in the early outbreak, much higher than that of severe acute respiratory syndrome (SARS) and Middle East respiratory syndrome (MERS)(4,5). We observe that multipronged interventions had considerable positive effects on controlling the outbreak, decreasing the reproduction number to 0.28 (95% credible interval 0.23-0.33) and-by projection-reducing the total infections in Wuhan by 96.0% as of 8 March 2020. We also explore the probability of resurgence following the lifting of all interventions after 14 consecutive days of no ascertained infections; we estimate this probability at 0.32 and 0.06 on the basis of models with 87% and 53% unascertained cases, respectively-highlighting the risk posed by substantial covert infections when changing control measures. These results have important implications when considering strategies of continuing surveillance and interventions to eventually contain outbreaks of COVID-19.</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NATUR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efeito das restrições de viagens na distribuição geográfica de COVID-19 entre grandes cidades na China: um estudo de modelagem </text:p>
          </table:table-cell>
          <table:table-cell office:value-type="string" calcext:value-type="string">
            <text:p>Antecedentes Para conter a propagação de COVID-19, o acordon sanitair foi posto em prática em Wuhan antes do Ano Novo Lunar, em 23 de janeiro de 2020. Avaliamos a eficácia do cordon sanitair para atrasar a introdução e o início da transmissão local de COVID-19 em principais cidades da China continental. Métodos Nós estimamos o número de viajantes infectados de Wuhan para outras grandes cidades na China continental de novembro de 2019 a fevereiro de 2020 usando prevalência de COVID-19 estimada anteriormente em Wuhan e dados de mobilidade disponíveis publicamente. Nós nos concentramos em Pequim, Chongqing, Hangzhou e Shenzhen como as quatro principais cidades representativas para identificar a contribuição independente potencial do serviço de saúde pública e das viagens de férias. Para fazer isso, simulamos surtos gerados por chegadas infectadas nessas cidades de destino usando processos de ramificação estocásticos. Também modelamos o efeito da combinação do cordon sanitairein com cenários de transmissibilidade reduzida para simular o efeito de intervenções locais não farmacêuticas. Resultados Descobrimos que nas quatro cidades, dada a prevalência potencialmente alta de COVID-19 em Wuhan entre dezembro de 2019 e início de janeiro de 2020, a transmissão local pode ter sido semeada já em 1-8 de janeiro de 2020. Na época em que o cordon sanitair foi imposto, infecções estavam provavelmente na casa dos milhares. O cordon sanitairealone não afetou substancialmente a progressão da epidemia nessas cidades, embora possa ter surtido algum efeito em cidades menores. A redução da transmissibilidade resultou em uma diminuição notável na incidência da infecção nas quatro cidades estudadas. Conclusões Nossos resultados indicam que a transmissão sustentada provavelmente estava ocorrendo várias semanas antes da implementação doordon sanitaire em quatro grandes cidades da China continental e que a diminuição observada na incidência era provavelmente atribuível a outras intervenções não farmacêuticas para redução da transmissão. </text:p>
          </table:table-cell>
          <table:table-cell table:style-name="ce5" office:value-type="string" calcext:value-type="string">
            <text:p>Quilty, BJ; Diamond, C; Liu, Y; Gibbs, H; Russell, TW; Jarvis, CI; Prem, K; Pearson, CAB; Clifford, S; Flasche, S; Klepac, P; Eggo, RM; Jit, M</text:p>
          </table:table-cell>
          <table:table-cell table:style-name="ce5" office:value-type="string" calcext:value-type="string">
            <text:p>The effect of travel restrictions on the geographical spread of COVID-19 between large cities in China: a modelling study</text:p>
          </table:table-cell>
          <table:table-cell table:style-name="ce5" office:value-type="string" calcext:value-type="string">
            <text:p>BMC MEDICINE</text:p>
          </table:table-cell>
          <table:table-cell table:style-name="ce5" office:value-type="string" calcext:value-type="string">
            <text:p>Article</text:p>
          </table:table-cell>
          <table:table-cell table:style-name="ce5" office:value-type="string" calcext:value-type="string">
            <text:p>Travel restrictions; COVID-19; Wuhan; China; Modelling; Outbreaks; Delay; SARS-CoV-2; Mobility; Cordon sanitaire</text:p>
          </table:table-cell>
          <table:table-cell table:style-name="ce5" office:value-type="string" calcext:value-type="string">
            <text:p>Background To contain the spread of COVID-19, acordon sanitairewas put in place in Wuhan prior to the Lunar New Year, on 23 January 2020. We assess the efficacy of thecordon sanitaireto delay the introduction and onset of local transmission of COVID-19 in other major cities in mainland China. Methods We estimated the number of infected travellers from Wuhan to other major cities in mainland China from November 2019 to February 2020 using previously estimated COVID-19 prevalence in Wuhan and publicly available mobility data. We focused on Beijing, Chongqing, Hangzhou, and Shenzhen as four representative major cities to identify the potential independent contribution of thecordon sanitaireand holiday travel. To do this, we simulated outbreaks generated by infected arrivals in these destination cities using stochastic branching processes. We also modelled the effect of thecordon sanitairein combination with reduced transmissibility scenarios to simulate the effect of local non-pharmaceutical interventions. Results We find that in the four cities, given the potentially high prevalence of COVID-19 in Wuhan between December 2019 and early January 2020, local transmission may have been seeded as early as 1-8 January 2020. By the time thecordon sanitairewas imposed, infections were likely in the thousands. Thecordon sanitairealone did not substantially affect the epidemic progression in these cities, although it may have had some effect in smaller cities. Reduced transmissibility resulted in a notable decrease in the incidence of infection in the four studied cities. Conclusions Our results indicate that sustained transmission was likely occurring several weeks prior to the implementation of thecordon sanitairein four major cities of mainland China and that the observed decrease in incidence was likely attributable to other non-pharmaceutical, transmission-reducing intervention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MED</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elhorando o impacto das intervenções não farmacêuticas durante o COVID-19: examinando os fatores que influenciam o engajamento e o impacto nos indivíduos </text:p>
          </table:table-cell>
          <table:table-cell office:value-type="string" calcext:value-type="string">
            <text:p>Histórico Durante um surto ou pandemia em evolução, as intervenções não farmacêuticas (NPIs), incluindo distanciamento físico, isolamento e uso de máscara, podem reduzir o pico nas comunidades. No entanto, essas estratégias dependem do entendimento e da motivação da comunidade para se engajar e garantir conformidade e impacto adequados. Para apoiar as atividades atuais do COVID-19, os objetivos desta revisão narrativa foram identificar os principais determinantes que impactam no engajamento. MétodosUma revisão integrativa da literatura narrativa com foco em NPIs. Nosso objetivo foi identificar artigos publicados revisados ​​por pares com foco na comunidade em geral (excluindo profissionais de saúde), NPIs (incluindo fechamento de escolas, quarentena, isolamento, distanciamento físico e comportamentos de higiene) e fatores / características (incluindo sociais, físicos, psicológicos, capacidade, motivação, econômica e demográfica) que impactam no engajamento. Resultados Os resultados revelaram que há uma série de fatores demográficos, sociais e psicológicos que sustentam o engajamento com quarentena, fechamento de escolas e comportamentos de proteção pessoal. Além dos fatores que afetam a aceitação e a conformidade, existem várias preocupações importantes da comunidade sobre seu uso que precisam ser abordadas, incluindo o potencial para consequências econômicas. Conclusão É importante reconhecer que essas estratégias terão um impacto sobre o indivíduo e a comunidade . Ao compreender as barreiras, podemos identificar quais estratégias precisam ser adotadas para motivar os indivíduos e melhorar a conformidade da comunidade. O uso de uma estrutura comportamental para planejar intervenções com base nessas barreiras-chave também garantirá que os países implementem respostas adequadas e direcionadas. </text:p>
          </table:table-cell>
          <table:table-cell table:style-name="ce5" office:value-type="string" calcext:value-type="string">
            <text:p>Seale, H; Dyer, CEF; Abdi, I; Rahman, KM; Sun, YN; Qureshi, MO; Dowell-Day, A; Sward, J; Islam, MS</text:p>
          </table:table-cell>
          <table:table-cell table:style-name="ce5" office:value-type="string" calcext:value-type="string">
            <text:p>Improving the impact of non-pharmaceutical interventions during COVID-19: examining the factors that influence engagement and the impact on individuals</text:p>
          </table:table-cell>
          <table:table-cell table:style-name="ce5" office:value-type="string" calcext:value-type="string">
            <text:p>BMC INFECTIOUS DISEASES</text:p>
          </table:table-cell>
          <table:table-cell table:style-name="ce5" office:value-type="string" calcext:value-type="string">
            <text:p>Article</text:p>
          </table:table-cell>
          <table:table-cell table:style-name="ce5" office:value-type="string" calcext:value-type="string">
            <text:p>Pandemic; COVID-19; Community; Non-pharmaceutical interventions; Acceptance; Masks; Behaviour quarantine</text:p>
          </table:table-cell>
          <table:table-cell table:style-name="ce5" office:value-type="string" calcext:value-type="string">
            <text:p>BackgroundDuring an evolving outbreak or pandemic, non-pharmaceutical interventions (NPIs) including physical distancing, isolation, and mask use may flatten the peak in communities. However, these strategies rely on community understanding and motivation to engage to ensure appropriate compliance and impact. To support current activities for COVID-19, the objectives of this narrative review was to identify the key determinants impacting on engagement.MethodsAn integrative narrative literature review focused on NPIs. We aimed to identify published peer-reviewed articles that focused on the general community (excluding healthcare workers), NPIs (including school closure, quarantine, isolation, physical distancing and hygiene behaviours), and factors/characteristics (including social, physical, psychological, capacity, motivation, economic and demographic) that impact on engagement.ResultsThe results revealed that there are a range of demographic, social and psychological factors underpinning engagement with quarantine, school closures, and personal protective behaviours. Aside from the factors impacting on acceptance and compliance, there are several key community concerns about their use that need to be addressed including the potential for economic consequences.ConclusionIt is important that we acknowledge that these strategies will have an impact on an individual and the community. By understanding the barriers, we can identify what strategies need to be adopted to motivate individuals and improve community compliance. Using a behavioural framework to plan interventions based on these key barriers, will also ensure countries implement appropriate and targeted response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20" calcext:value-type="float">
            <text:p>2020</text:p>
          </table:table-cell>
          <table:table-cell table:style-name="ce5" office:value-type="string" calcext:value-type="string">
            <text:p>Infectious Diseases</text:p>
          </table:table-cell>
          <table:table-cell table:style-name="ce5" office:value-type="string" calcext:value-type="string">
            <text:p>Green Accepted, 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Máscara ou sem máscara para COVID-19: Um estudo de mercado e saúde pública </text:p>
          </table:table-cell>
          <table:table-cell office:value-type="string" calcext:value-type="string">
            <text:p>Estratégias eficientes para conter a pandemia da doença coronavírus 2019 (COVID-19) são peremptórias para aliviar o impacto negativo da saúde pública e da economia global, com todo o escopo ainda a ser revelado. Na ausência de medicamentos altamente eficazes, vacinas e recursos médicos abundantes, muitas medidas são usadas para controlar a taxa de infecção e evitar o esgotamento dos recursos hospitalares limitados. O uso de máscaras está entre as medidas de intervenção não farmacêutica (NPI) que podem ser implementadas com eficácia a um custo mínimo e sem perturbar drasticamente as práticas sociais. As diretrizes de uso da máscara variam significativamente entre os países. Apesar dos debates na comunidade médica e da escassez global de produção de máscaras, mais países e regiões estão avançando com recomendações ou mandatos para usar máscaras em público. Nosso estudo combina modelagem matemática e evidências científicas existentes para avaliar o impacto potencial da utilização de máscaras médicas normais em público para combater a pandemia COVID-19. Consideramos três fatores principais que contribuem para a eficácia do uso de uma máscara de qualidade na redução do risco de transmissão, incluindo a taxa de redução do aerossol da máscara, a cobertura da população da máscara e a disponibilidade da máscara. Primeiro, simulamos o impacto desses três fatores no número de reprodução do vírus e na taxa de ataque de infecção em uma população em geral. Usando a rota de transmissão viral intervencionada usando uma máscara, modelamos ainda mais o impacto do uso da máscara na curva da epidemia com o aumento da conscientização e disponibilidade da máscara. Nosso estudo indica que o uso de máscara facial pode ser efetivamente combinado com o distanciamento social para achatar a curva epidêmica. Usar uma máscara apresenta uma maneira racional de implementar como um NPI para combater COVID-19. Reconhecemos que nosso estudo fornece uma projeção baseada apenas nos dados disponíveis atualmente e estima as probabilidades potenciais. Como tal, nosso modelo justifica mais estudos de validação. </text:p>
          </table:table-cell>
          <table:table-cell table:style-name="ce5" office:value-type="string" calcext:value-type="string">
            <text:p>Li, T; Liu, Y; Li, M; Qian, XN; Dai, SY</text:p>
          </table:table-cell>
          <table:table-cell table:style-name="ce5" office:value-type="string" calcext:value-type="string">
            <text:p>Mask or no mask for COVID-19: A public health and market study</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Efficient strategies to contain the coronavirus disease 2019 (COVID-19) pandemic are peremptory to relieve the negatively impacted public health and global economy, with the full scope yet to unfold. In the absence of highly effective drugs, vaccines, and abundant medical resources, many measures are used to manage the infection rate and avoid exhausting limited hospital resources. Wearing masks is among the non-pharmaceutical intervention (NPI) measures that could be effectively implemented at a minimum cost and without dramatically disrupting social practices. The mask-wearing guidelines vary significantly across countries. Regardless of the debates in the medical community and the global mask production shortage, more countries and regions are moving forward with recommendations or mandates to wear masks in public. Our study combines mathematical modeling and existing scientific evidence to evaluate the potential impact of the utilization of normal medical masks in public to combat the COVID-19 pandemic. We consider three key factors that contribute to the effectiveness of wearing a quality mask in reducing the transmission risk, including the mask aerosol reduction rate, mask population coverage, and mask availability. We first simulate the impact of these three factors on the virus reproduction number and infection attack rate in a general population. Using the intervened viral transmission route by wearing a mask, we further model the impact of mask-wearing on the epidemic curve with increasing mask awareness and availability. Our study indicates that wearing a face mask can be effectively combined with social distancing to flatten the epidemic curve. Wearing a mask presents a rational way to implement as an NPI to combat COVID-19. We recognize our study provides a projection based only on currently available data and estimates potential probabilities. As such, our model warrants further validation studie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Tempo, espaço e interações sociais: mecanismos de saída para a epidemia de Covid-19 </text:p>
          </table:table-cell>
          <table:table-cell office:value-type="string" calcext:value-type="string">
            <text:p>Desenvolvemos um modelo compartimental minimalista para estudar o impacto das restrições de mobilidade na Itália durante o surto de Covid-19. Mostramos que, embora um bloqueio precoce desloque o contágio no tempo, além de um valor crítico de força do bloqueio, a epidemia tende a reiniciar após o levantamento das restrições. Nós caracterizamos a importância relativa de diferentes esquemas de levantamento de bloqueio considerando duas fontes fundamentais de heterogeneidade, ou seja, geografia e demografia. Em primeiro lugar, consideramos as regiões italianas como entidades administrativas separadas, nas quais ocorrem interações sociais entre as classes de idade. Mostramos que, devido à esparsidade da matriz de mobilidade inter-regional, uma vez iniciada, a propagação da epidemia tende a desenvolver-se de forma independente entre as áreas, o que justifica a adoção de restrições de mobilidade direccionadas para regiões individuais ou agregados de regiões. Em segundo lugar, mostramos que os contactos sociais entre membros de diferentes classes etárias desempenham um papel fundamental e que intervenções que visem os comportamentos locais e tenham em conta a estrutura etária da população podem dar um contributo significativo para mitigar o alastramento da epidemia. Nosso modelo visa fornecer um quadro geral e destaca a relevância de alguns parâmetros-chave em intervenções não farmacêuticas para conter o contágio. </text:p>
          </table:table-cell>
          <table:table-cell table:style-name="ce5" office:value-type="string" calcext:value-type="string">
            <text:p>Scala, A; Flori, A; Spelta, A; Brugnoli, E; Cinelli, M; Quattrociocchi, W; Pammolli, F</text:p>
          </table:table-cell>
          <table:table-cell table:style-name="ce5" office:value-type="string" calcext:value-type="string">
            <text:p>Time, space and social interactions: exit mechanisms for the Covid-19 epidemics</text:p>
          </table:table-cell>
          <table:table-cell table:style-name="ce5" office:value-type="string" calcext:value-type="string">
            <text:p>SCIENTIFIC REPORTS</text:p>
          </table:table-cell>
          <table:table-cell table:style-name="ce5" office:value-type="string" calcext:value-type="string">
            <text:p>Article</text:p>
          </table:table-cell>
          <table:table-cell/>
          <table:table-cell table:style-name="ce5" office:value-type="string" calcext:value-type="string">
            <text:p>We develop a minimalist compartmental model to study the impact of mobility restrictions in Italy during the Covid-19 outbreak. We show that, while an early lockdown shifts the contagion in time, beyond a critical value of lockdown strength the epidemic tends to restart after lifting the restrictions. We characterize the relative importance of different lockdown lifting schemes by accounting for two fundamental sources of heterogeneity, i.e. geography and demography. First, we consider Italian Regions as separate administrative entities, in which social interactions between age classes occur. We show that, due to the sparsity of the inter-Regional mobility matrix, once started, the epidemic spreading tends to develop independently across areas, justifying the adoption of mobility restrictions targeted to individual Regions or clusters of Regions. Second, we show that social contacts between members of different age classes play a fundamental role and that interventions which target local behaviours and take into account the age structure of the population can provide a significant contribution to mitigate the epidemic spreading. Our model aims to provide a general framework, and it highlights the relevance of some key parameters on non-pharmaceutical interventions to contain the contagion.</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SCI REP-UK</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incipais questões para modelar estratégias de saída COVID-19 </text:p>
          </table:table-cell>
          <table:table-cell office:value-type="string" calcext:value-type="string">
            <text:p>Combinações de intensas intervenções não farmacêuticas (lockdowns) foram introduzidas em todo o mundo para reduzir a transmissão da SARS-CoV-2. Muitos governos começaram a implementar estratégias de saída que relaxam as restrições enquanto tentam controlar o risco de aumento de casos. A modelagem matemática tem desempenhado um papel central na orientação das intervenções, mas o desafio de projetar estratégias de saída ideais em face da transmissão contínua não tem precedentes. Aqui, relatamos as discussões do workshop 'Modelos para uma estratégia de saída' do Instituto Isaac Newton (11-15 de maio de 2020). Uma comunidade diversa de modeladores que estão fornecendo evidências para governos em todo o mundo foi solicitada a identificar as principais questões que, se respondidas, permitiriam previsões mais precisas dos efeitos de diferentes estratégias de saída. Com base nessas questões, propomos um roteiro para facilitar o desenvolvimento de modelos confiáveis ​​para orientar as estratégias de saída. Este roteiro requer um esforço global de colaboração da comunidade científica e dos formuladores de políticas e tem três partes: (i) melhorar a estimativa dos principais parâmetros epidemiológicos; (ii) compreender as fontes de heterogeneidade nas populações; e (iii) foco nos requisitos para coleta de dados, especialmente em países de renda baixa a média. Isso fornecerá informações importantes para o planejamento de estratégias de saída que equilibrem os benefícios socioeconômicos com a saúde pública. </text:p>
          </table:table-cell>
          <table:table-cell table:style-name="ce5" office:value-type="string" calcext:value-type="string">
            <text:p>Thompson, RN; Hollingsworth, TD; Isham, V; Arribas-Bel, D; Ashby, B; Britton, T; Challenor, P; Chappell, LHK; Clapham, H; Cunniffe, NJ; Dawid, AP; Donnelly, CA; Eggo, RM; Funk, S; Gilbert, N; Glendinning, P; Gog, JR; Hart, WS; Heesterbeek, H; House, T; Keeling, M; Kiss, IZ; Kretzschmar, ME; Lloyd, AL; McBryde, ES; McCaw, JM; McKinley, TJ; Miller, JC; Morris, M; O'Neill, PD; Parag, KV; Pearson, CAB; Pellis, L; Pulliam, JRC; Ross, JV; Tomba, GS; Silverman, BW; Struchiner, CJ; Tildesley, MJ; Trapman, P; Webb, CR; Mollison, D; Restif, O</text:p>
          </table:table-cell>
          <table:table-cell table:style-name="ce5" office:value-type="string" calcext:value-type="string">
            <text:p>Key questions for modelling COVID-19 exit strategies</text:p>
          </table:table-cell>
          <table:table-cell table:style-name="ce5" office:value-type="string" calcext:value-type="string">
            <text:p>PROCEEDINGS OF THE ROYAL SOCIETY B-BIOLOGICAL SCIENCES</text:p>
          </table:table-cell>
          <table:table-cell table:style-name="ce5" office:value-type="string" calcext:value-type="string">
            <text:p>Article</text:p>
          </table:table-cell>
          <table:table-cell table:style-name="ce5" office:value-type="string" calcext:value-type="string">
            <text:p>COVID-19; SARS-CoV-2; exit strategy; mathematical modelling; epidemic control; uncertainty</text:p>
          </table:table-cell>
          <table:table-cell table:style-name="ce5" office:value-type="string" calcext:value-type="string">
            <text:p>Combinations of intense non-pharmaceutical interventions (lockdowns) were introduced worldwide to reduce SARS-CoV-2 transmission. Many governments have begun to implement exit strategies that relax restrictions while attempting to control the risk of a surge in cases. Mathematical modelling has played a central role in guiding interventions, but the challenge of designing optimal exit strategies in the face of ongoing transmission is unprecedented. Here, we report discussions from the Isaac Newton Institute 'Models for an exit strategy' workshop (11-15 May 2020). A diverse community of modellers who are providing evidence to governments worldwide were asked to identify the main questions that, if answered, would allow for more accurate predictions of the effects of different exit strategies. Based on these questions, we propose a roadmap to facilitate the development of reliable models to guide exit strategies. This roadmap requires a global collaborative effort from the scientific community and policymakers, and has three parts: (i) improve estimation of key epidemiological parameters; (ii) understand sources of heterogeneity in populations; and (iii) focus on requirements for data collection, particularly in low-to-middle-income countries. This will provide important information for planning exit strategies that balance socio-economic benefits with public health.</text:p>
          </table:table-cell>
          <table:table-cell/>
          <table:table-cell table:style-name="ce5" office:value-type="string" calcext:value-type="string">
            <text:p>ROYAL SOC</text:p>
          </table:table-cell>
          <table:table-cell table:style-name="ce5" office:value-type="string" calcext:value-type="string">
            <text:p>LONDON</text:p>
          </table:table-cell>
          <table:table-cell table:style-name="ce5" office:value-type="string" calcext:value-type="string">
            <text:p>P ROY SOC B-BIOL SCI</text:p>
          </table:table-cell>
          <table:table-cell table:style-name="ce5" office:value-type="float" office:value="2020" calcext:value-type="float">
            <text:p>2020</text:p>
          </table:table-cell>
          <table:table-cell table:style-name="ce5" office:value-type="string" calcext:value-type="string">
            <text:p>Life Sciences &amp; Biomedicine - Other Topics; Environmental Sciences &amp; Ecology; Evolutionary Biology</text:p>
          </table:table-cell>
          <table:table-cell table:style-name="ce5" office:value-type="string" calcext:value-type="string">
            <text:p>Green Published, Other Gol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VID-19 Formulação de políticas em um país dividido: o ensino social católico como um caminho para a unidade </text:p>
          </table:table-cell>
          <table:table-cell office:value-type="string" calcext:value-type="string">
            <text:p>Como não há vacinas ou tratamentos específicos disponíveis, os governos em todo o mundo responderam à pandemia do Coronavirus Virus Disease 2019 (COVID-19) com uma variedade de intervenções não farmacêuticas (NPIs) que incluem pedidos de abrigo no local, distanciamento social e escola e fechamentos de negócios. Embora o dano real e potencial devido ao COVID-19 seja muito mais grave do que a influenza, os danos causados ​​pelos INP - que reduziram claramente a mortalidade devido ao COVID-19 - também são significativos. Com os bloqueios ordenados pelo governo em todo o mundo, muitos argumentos a favor e contra o retorno à atividade social e econômica normal foram relatados e, de fato, os americanos estão divididos sobre como e quando se abrir. Esses argumentos parecem se enquadrar em duas categorias principais. O utilitarismo sugere que a suspensão das liberdades civis e dos direitos constitucionais é uma resposta necessária, enquanto o libertarianismo apóia a tomada de decisão individual e reduz consideravelmente os mandatos do governo. Os manifestantes em todo o país têm falado sobre um ou outro ponto de vista. Primeiro, consideramos em detalhes os danos potenciais da síndrome respiratória aguda grave do vírus-2 se não for controlada por NPIs. Em segundo lugar, examinamos os danos causados ​​pela restrição da atividade social e econômica sobre a morbidade e mortalidade humana. Finalmente, oferecemos uma estrutura baseada nos pilares da Doutrina Social Católica e no princípio do duplo efeito que oferece uma solução mais humana do que os princípios utilitaristas ou libertários apenas. </text:p>
          </table:table-cell>
          <table:table-cell table:style-name="ce5" office:value-type="string" calcext:value-type="string">
            <text:p>McGovern, TW; Flood, AT; Carson, PJ</text:p>
          </table:table-cell>
          <table:table-cell table:style-name="ce5" office:value-type="string" calcext:value-type="string">
            <text:p>COVID-19 Policy-Making in a Country Divided: Catholic Social Teaching as a Path to Unity</text:p>
          </table:table-cell>
          <table:table-cell table:style-name="ce5" office:value-type="string" calcext:value-type="string">
            <text:p>LINACRE QUARTERLY</text:p>
          </table:table-cell>
          <table:table-cell table:style-name="ce5" office:value-type="string" calcext:value-type="string">
            <text:p>Article</text:p>
          </table:table-cell>
          <table:table-cell table:style-name="ce5" office:value-type="string" calcext:value-type="string">
            <text:p>Catholic social teaching; COVID-19; Influenza; Nonpharmaceutical interventions; Principle of double effect; Public health; Public policy; SARS-CoV-2</text:p>
          </table:table-cell>
          <table:table-cell table:style-name="ce5" office:value-type="string" calcext:value-type="string">
            <text:p>Because no vaccines or specific treatments are available, governments around the globe have responded to the Coronavirus Virus Disease 2019 (COVID-19) pandemic with a variety of nonpharmaceutical interventions (NPIs) that include sheltering-in-place orders, social distancing, and school and business closures. While the actual and potential harm due to COVID-19 is far more severe than influenza, the harms due to the NPIs-that have clearly reduced mortality due to COVID-19-are also significant. With government-ordered lockdowns across the globe, many arguments for and against returning to normal social and economic activity have been reported, and in fact, Americans are divided about how and when to open up. These arguments seem to fall into two major categories. Utilitarianism suggests that suspension of civil liberties and constitutional rights is a necessary response, while Libertarianism supports individual decision-making and greatly reduced government mandates. Protesters around the country have been vocal about one or the other points of view. First, we consider in detail the potential harms of severe acute respiratory syndrome virus-2 if left unchecked by NPIs. Second, we look at harms due to restricted social and economic activity on human morbidity and mortality. Finally, we offer a framework based on the pillars of Catholic Social Teaching and the principle of double effect that offers a more humane solution than Utilitarian or Libertarian principles alone.</text:p>
          </table:table-cell>
          <table:table-cell/>
          <table:table-cell table:style-name="ce5" office:value-type="string" calcext:value-type="string">
            <text:p>SAGE PUBLICATIONS LTD</text:p>
          </table:table-cell>
          <table:table-cell table:style-name="ce5" office:value-type="string" calcext:value-type="string">
            <text:p>LONDON</text:p>
          </table:table-cell>
          <table:table-cell table:style-name="ce5" office:value-type="string" calcext:value-type="string">
            <text:p>LINACRE Q</text:p>
          </table:table-cell>
          <table:table-cell table:style-name="ce5" office:value-type="float" office:value="2020" calcext:value-type="float">
            <text:p>2020</text:p>
          </table:table-cell>
          <table:table-cell table:style-name="ce5" office:value-type="string" calcext:value-type="string">
            <text:p>Medical Ethics</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 pandemia de COVID-19: avaliação baseada em modelo de intervenções e prognósticos não farmacêuticos </text:p>
          </table:table-cell>
          <table:table-cell office:value-type="string" calcext:value-type="string">
            <text:p>Um modelo epidemiológico para COVID-19 foi desenvolvido e implementado no MATLAB / GNU Octave para uso por profissionais de saúde pública, legisladores e público em geral. O modelo distingue quatro estágios da doença: infectado, doente, gravemente doente e melhor. O modelo foi parametrizado preliminarmente com base em observações da disseminação da doença. O modelo assume uma taxa de mortalidade de casos de 1,5%. Simulações preliminares com o modelo indicam que conceitos como imunidade de rebanho e contenção (achatamento da curva) são altamente enganosos no contexto desse vírus. Políticas públicas baseadas nesses conceitos são inadequadas para proteger a população. Apenas reduzir o R ​​(0) do vírus abaixo de 1 é uma estratégia eficaz para manter a carga de mortalidade de COVID-19 dentro da faixa normal da gripe sazonal. O modelo é ilustrado com os casos da Itália, França e Irã e é capaz de descrever o número de mortes em função do tempo em todos esses casos, embora as projeções futuras tendam a superestimar ligeiramente o número de mortes quando a análise é feita no início . O modelo também pode ser usado para descrever reaberturas da economia após um bloqueio. A taxa de mortalidade de casos ainda está sujeita a grande incerteza, mas a modelagem combinada com uma investigação de doações de sangue na Holanda impõe um limite inferior de 1%. </text:p>
          </table:table-cell>
          <table:table-cell table:style-name="ce5" office:value-type="string" calcext:value-type="string">
            <text:p>De Visscher, A</text:p>
          </table:table-cell>
          <table:table-cell table:style-name="ce5" office:value-type="string" calcext:value-type="string">
            <text:p>The COVID-19 pandemic: model-based evaluation of non-pharmaceutical interventions and prognoses</text:p>
          </table:table-cell>
          <table:table-cell table:style-name="ce5" office:value-type="string" calcext:value-type="string">
            <text:p>NONLINEAR DYNAMICS</text:p>
          </table:table-cell>
          <table:table-cell table:style-name="ce5" office:value-type="string" calcext:value-type="string">
            <text:p>Article</text:p>
          </table:table-cell>
          <table:table-cell table:style-name="ce5" office:value-type="string" calcext:value-type="string">
            <text:p>SARS-CoV-2; Herd immunity; Social distancing; R-0; Doubling time; Case mortality rate</text:p>
          </table:table-cell>
          <table:table-cell table:style-name="ce5" office:value-type="string" calcext:value-type="string">
            <text:p>An epidemiological model for COVID-19 was developed and implemented in MATLAB/GNU Octave for use by public health practitioners, policy makers, and the general public. The model distinguishes four stages in the disease: infected, sick, seriously sick, and better. The model was preliminarily parameterized based on observations of the spread of the disease. The model assumes a case mortality rate of 1.5%. Preliminary simulations with the model indicate that concepts such as herd immunity and containment (flattening the curve) are highly misleading in the context of this virus. Public policies based on these concepts are inadequate to protect the population. Only reducing theR(0)of the virus below 1 is an effective strategy for maintaining the death burden of COVID-19 within the normal range of seasonal flu. The model is illustrated with the cases of Italy, France, and Iran and is able to describe the number of deaths as a function of time in all these cases although future projections tend to slightly overestimate the number of deaths when the analysis is made early on. The model can also be used to describe reopenings of the economy after a lockdown. The case mortality rate is still prone to large uncertainty, but modeling combined with an investigation of blood donations in The Netherlands imposes a lower limit of 1%.</text:p>
          </table:table-cell>
          <table:table-cell/>
          <table:table-cell table:style-name="ce5" office:value-type="string" calcext:value-type="string">
            <text:p>SPRINGER</text:p>
          </table:table-cell>
          <table:table-cell table:style-name="ce5" office:value-type="string" calcext:value-type="string">
            <text:p>DORDRECHT</text:p>
          </table:table-cell>
          <table:table-cell table:style-name="ce5" office:value-type="string" calcext:value-type="string">
            <text:p>NONLINEAR DYNAM</text:p>
          </table:table-cell>
          <table:table-cell table:style-name="ce5" office:value-type="float" office:value="2020" calcext:value-type="float">
            <text:p>2020</text:p>
          </table:table-cell>
          <table:table-cell table:style-name="ce5" office:value-type="string" calcext:value-type="string">
            <text:p>Engineering; Mechanics</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Distanciamento social para desacelerar a epidemia de COVID-19 nos EUA: estudo de grupo de comparação pré-teste-pós-teste longitudinal </text:p>
          </table:table-cell>
          <table:table-cell office:value-type="string" calcext:value-type="string">
            <text:p>Antecedentes As medidas de distanciamento social para enfrentar a epidemia de doença coronavírus dos EUA 2019 (COVID-19) podem ter impactos sociais e de saúde notáveis. Métodos e resultados: Conduzimos um estudo longitudinal pré-teste e pós-teste em grupo para estimar a mudança no crescimento de casos COVID-19 antes e depois da implementação de medidas de distanciamento social em todo o estado nos EUA. A exposição primária foi antes (14 dias antes e até 3 dias depois) versus depois (começando 4 dias depois, até 21 dias depois) da implementação das primeiras medidas de distanciamento social em todo o estado. As restrições estaduais ao movimento interno foram examinadas como uma exposição secundária. O desfecho primário foi a taxa de crescimento do caso COVID-19. O desfecho secundário foi a taxa de crescimento da mortalidade atribuída a COVID-19. Todos os estados iniciaram medidas de distanciamento social entre 10 e 25 de março de 2020. A taxa média diária de crescimento de casos COVID-19 diminuiu a partir de 4 dias após a implementação das primeiras medidas de distanciamento social em todo o estado, em 0,9% por dia (IC 95% -1,4% a -0,4%; P &lt;0,001). Não observamos uma diferença estatisticamente significativa na taxa média de crescimento de casos diários antes e depois da implementação de restrições estaduais sobre movimento interno (0,1% por dia; IC de 95% -0,04% a 0,3%; P = 0,14), mas há dificuldade em separar as associações únicas com restrições estaduais ao movimento interno das associações únicas com as primeiras medidas de distanciamento social. Começando 7 dias após o distanciamento social, a taxa de crescimento da mortalidade atribuída a COVID-19 diminuiu 2,0% por dia (IC 95% -3,0% a -0,9%; P &lt;0,001). Nossa análise é suscetível a viés potencial resultante da natureza agregada dos dados ecológicos, confusão potencial por mudanças contemporâneas (por exemplo, aumentos nos testes) e subestimação potencial de distanciamento social devido a efeitos colaterais de estados vizinhos. Conclusões As medidas de distanciamento social em todo o estado foram associadas a uma diminuição na taxa de crescimento de casos COVID-19 que foi estatisticamente significativa. As medidas de distanciamento social em todo o estado também foram associadas a uma diminuição na taxa de crescimento da mortalidade atribuída ao COVID-19, começando 7 dias após a implementação, embora essa diminuição não fosse mais estatisticamente significativa em 10 dias. Resumo do autor Por que este estudo foi feito? Existem poucos dados empíricos sobre os benefícios para a saúde da população com a imposição de medidas de distanciamento social em todo o estado para reduzir a transmissão da síndrome respiratória aguda grave coronavírus 2, que causa a doença coronavírus 2019 (COVID-19). O que os pesquisadores fizeram e encontraram? Comparamos os dados de cada estado antes e depois da implementação de medidas de distanciamento social em todo o estado para estimar as mudanças na taxa média diária de crescimento de casos COVID-19. A taxa de crescimento de casos diminuiu aproximadamente 1% por dia começando 4 dias (aproximadamente 1 período de incubação) depois que medidas de distanciamento social em todo o estado foram implementadas. Nosso modelo implica que o distanciamento social reduziu o número total de casos COVID-19 em aproximadamente 1.600 casos notificados em 7 dias após a implementação, em aproximadamente 55.000 casos notificados em 14 dias após a implementação e em aproximadamente 600.000 casos notificados em 21 dias após a implementação. O que essas descobertas significam? As medidas de distanciamento social em todo o estado foram associadas a uma redução na taxa de crescimento de casos COVID-19 nos EUA. Nossa análise é suscetível a viés potencial resultante da natureza agregada dos dados, confusão potencial por outras mudanças que ocorreram durante o período de estudo (por exemplo, aumentos nos testes) e subestimação potencial de distanciamento social devido aos efeitos colaterais dos estados vizinhos. </text:p>
          </table:table-cell>
          <table:table-cell table:style-name="ce5" office:value-type="string" calcext:value-type="string">
            <text:p>Siedner, MJ; Harling, G; Reynolds, Z; Gilbert, RF; Haneuse, S; Venkataramani, AS; Tsai, AC</text:p>
          </table:table-cell>
          <table:table-cell table:style-name="ce5" office:value-type="string" calcext:value-type="string">
            <text:p>Social distancing to slow the US COVID-19 epidemic: Longitudinal pretest-posttest comparison group study</text:p>
          </table:table-cell>
          <table:table-cell table:style-name="ce5" office:value-type="string" calcext:value-type="string">
            <text:p>PLOS MEDICINE</text:p>
          </table:table-cell>
          <table:table-cell table:style-name="ce5" office:value-type="string" calcext:value-type="string">
            <text:p>Article</text:p>
          </table:table-cell>
          <table:table-cell/>
          <table:table-cell table:style-name="ce5" office:value-type="string" calcext:value-type="string">
            <text:p>Background Social distancing measures to address the US coronavirus disease 2019 (COVID-19) epidemic may have notable health and social impacts. Methods and findings We conducted a longitudinal pretest-posttest comparison group study to estimate the change in COVID-19 case growth before versus after implementation of statewide social distancing measures in the US. The primary exposure was time before (14 days prior to, and through 3 days after) versus after (beginning 4 days after, to up to 21 days after) implementation of the first statewide social distancing measures. Statewide restrictions on internal movement were examined as a secondary exposure. The primary outcome was the COVID-19 case growth rate. The secondary outcome was the COVID-19-attributed mortality growth rate. All states initiated social distancing measures between March 10 and March 25, 2020. The mean daily COVID-19 case growth rate decreased beginning 4 days after implementation of the first statewide social distancing measures, by 0.9% per day (95% CI -1.4% to -0.4%;P&lt; 0.001). We did not observe a statistically significant difference in the mean daily case growth rate before versus after implementation of statewide restrictions on internal movement (0.1% per day; 95% CI -0.04% to 0.3%;P =0.14), but there is substantial difficulty in disentangling the unique associations with statewide restrictions on internal movement from the unique associations with the first social distancing measures. Beginning 7 days after social distancing, the COVID-19-attributed mortality growth rate decreased by 2.0% per day (95% CI -3.0% to -0.9%;P&lt; 0.001). Our analysis is susceptible to potential bias resulting from the aggregate nature of the ecological data, potential confounding by contemporaneous changes (e.g., increases in testing), and potential underestimation of social distancing due to spillover effects from neighboring states. Conclusions Statewide social distancing measures were associated with a decrease in the COVID-19 case growth rate that was statistically significant. Statewide social distancing measures were also associated with a decrease in the COVID-19-attributed mortality growth rate beginning 7 days after implementation, although this decrease was no longer statistically significant by 10 days. Author summaryWhy was this study done? There are few empirical data about the population health benefits of imposing statewide social distancing measures to reduce transmission of severe acute respiratory syndrome coronavirus 2, which causes coronavirus disease 2019 (COVID-19). What did the researchers do and find? We compared data from each state before versus after implementation of statewide social distancing measures to estimate changes in the mean daily COVID-19 case growth rate. The case growth rate declined by approximately 1% per day beginning 4 days (approximately 1 incubation period) after statewide social distancing measures were implemented. Our model implies that social distancing reduced the total number of COVID-19 cases by approximately 1,600 reported cases at 7 days after implementation, by approximately 55,000 reported cases at 14 days after implementation, and by approximately 600,000 reported cases at 21 days after implementation. What do these findings mean? Statewide social distancing measures were associated with a reduction in the growth rate of COVID-19 cases in the US. Our analysis is susceptible to potential bias resulting from the aggregate nature of the data, potential confounding by other changes that occurred during the study period (e.g., increases in testing), and potential underestimation of social distancing due to spillover effects from neighboring state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MED</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office:value-type="string" calcext:value-type="string">
            <text:p>b</text:p>
          </table:table-cell>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table:number-columns-repeated="44"/>
        </table:table-row>
        <table:table-row table:style-name="ro1" table:visibility="filter">
          <table:table-cell office:value-type="string" calcext:value-type="string">
            <text:p>Modelando SARS-COV2 Spread em Londres: Abordagens para suspender o bloqueio </text:p>
          </table:table-cell>
          <table:table-cell office:value-type="string" calcext:value-type="string">
            <text:p>Objetivo: Usar modelos matemáticos para prever o impacto epidemiológico do levantamento do bloqueio em Londres, Reino Unido, e estratégias alternativas para ajudar a informar a política no Reino Unido. Métodos: Um modelo matemático para a transmissão do SARS-CoV2 em Londres. O modelo foi parametrizado usando dados de casos notificados, óbitos, contatos e mobilidade para analisar a epidemia na capital do Reino Unido. Nós investigamos o impacto de múltiplas intervenções não farmacêuticas (INP) e combinações dessas medidas na futura incidência de COVID-19. Resultados: A ação imediata nos estágios iniciais de uma epidemia nos distritos afetados teria combatido a propagação. Embora um bloqueio estendido seja altamente eficaz, outras medidas, como proteção de populações mais velhas, testes universais e máscaras faciais, podem contribuir potencialmente para a redução de infecções e mortes. No entanto, com base nas evidências atuais, parece improvável que sejam tão eficazes quanto o bloqueio contínuo. Para obter a eliminação e o bloqueio de levantamento em 5 meses, a melhor estratégia parece ser uma combinação de testes universais semanais, rastreamento de contato e uso de máscaras faciais, com bloqueio simultâneo. Essa abordagem poderia reduzir potencialmente as mortes em 48% em comparação com o bloqueio contínuo sozinho. Conclusões: Uma combinação de NPIs, como teste universal, rastreamento de contato e uso de máscara enquanto sob bloqueio estaria associada a menos mortes e infecções. Esta abordagem exigiria alta aceitação e esforço local sustentado, mas é potencialmente viável, pois pode levar à eliminação em uma escala de tempo relativamente curta. (C) 2020 The British Infection Association. Publicado pela Elsevier Ltd. Todos os direitos reservados. </text:p>
          </table:table-cell>
          <table:table-cell table:style-name="ce5" office:value-type="string" calcext:value-type="string">
            <text:p>Gosce, L; Phillips, A; Spinola, P; Gupta, RK; Abubakar, I</text:p>
          </table:table-cell>
          <table:table-cell table:style-name="ce5" office:value-type="string" calcext:value-type="string">
            <text:p>Modelling SARS-COV2 Spread in London: Approaches to Lift the Lockdown</text:p>
          </table:table-cell>
          <table:table-cell table:style-name="ce5" office:value-type="string" calcext:value-type="string">
            <text:p>JOURNAL OF INFECTION</text:p>
          </table:table-cell>
          <table:table-cell table:style-name="ce5" office:value-type="string" calcext:value-type="string">
            <text:p>Article</text:p>
          </table:table-cell>
          <table:table-cell/>
          <table:table-cell table:style-name="ce5" office:value-type="string" calcext:value-type="string">
            <text:p>Objective: To use mathematical models to predict the epidemiological impact of lifting the lockdown in London, UK, and alternative strategies to help inform policy in the UK. Methods: A mathematical model for the transmission of SARS-CoV2 in London. The model was parametrised using data on notified cases, deaths, contacts, and mobility to analyse the epidemic in the UK capital. We investigated the impact of multiple non pharmaceutical interventions (NPIs) and combinations of these measures on future incidence of COVID-19. Results: Immediate action at the early stages of an epidemic in the affected districts would have tackled spread. While an extended lockdown is highly effective, other measures such as shielding older populations, universal testing and facemasks can all potentially contribute to a reduction of infections and deaths. However, based on current evidence it seems unlikely they will be as effective as continued lockdown. In order to achieve elimination and lift lockdown within 5 months, the best strategy seems to be a combination of weekly universal testing, contact tracing and use of facemasks, with concurrent lockdown. This approach could potentially reduce deaths by 48% compared with continued lockdown alone. Conclusions: A combination of NPIs such as universal testing, contact tracing and mask use while under lockdown would be associated with least deaths and infections. This approach would require high uptake and sustained local effort but it is potentially feasible as may lead to elimination in a relatively short time scale. (C) 2020 The British Infection Association. Published by Elsevier Ltd. All rights reserved.</text:p>
          </table:table-cell>
          <table:table-cell/>
          <table:table-cell table:style-name="ce5" office:value-type="string" calcext:value-type="string">
            <text:p>W B SAUNDERS CO LTD</text:p>
          </table:table-cell>
          <table:table-cell table:style-name="ce5" office:value-type="string" calcext:value-type="string">
            <text:p>LONDON</text:p>
          </table:table-cell>
          <table:table-cell table:style-name="ce5" office:value-type="string" calcext:value-type="string">
            <text:p>J INFECTION</text:p>
          </table:table-cell>
          <table:table-cell table:style-name="ce5" office:value-type="float" office:value="2020" calcext:value-type="float">
            <text:p>2020</text:p>
          </table:table-cell>
          <table:table-cell table:style-name="ce5" office:value-type="string" calcext:value-type="string">
            <text:p>Infectious Diseases</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efeito dos pedidos de permanência em casa em nível estadual nas taxas de infecção de COVID-19 </text:p>
          </table:table-cell>
          <table:table-cell office:value-type="string" calcext:value-type="string">
            <text:p>Os pedidos de permanência em casa em nível estadual foram monitorados para determinar seu efeito na taxa de diagnósticos COVID-19 confirmados. Casos confirmados foram rastreados antes e depois que os pedidos estaduais de permanência em casa foram colocados em prática. Técnicas de regressão linear foram usadas para determinar inclinações para dados de contagem de log de casos, e meta-análises foram conduzidas para combinar dados entre estados. Os resultados foram notavelmente consistentes em todos os estados e apóiam a utilidade das ordens de permanência em casa na redução das taxas de infecção de COVID-19. (C) Associação 2020 para Profissionais em Controle de Infecção e Epidemiologia, Inc. Publicado pela Elsevier Inc. Todos os direitos reservados. </text:p>
          </table:table-cell>
          <table:table-cell table:style-name="ce5" office:value-type="string" calcext:value-type="string">
            <text:p>Castillo, RC; Staguhn, ED; Weston-Farber, E</text:p>
          </table:table-cell>
          <table:table-cell table:style-name="ce5" office:value-type="string" calcext:value-type="string">
            <text:p>The effect of state-level stay-at-home orders on COVID-19 infection rates</text:p>
          </table:table-cell>
          <table:table-cell table:style-name="ce5" office:value-type="string" calcext:value-type="string">
            <text:p>AMERICAN JOURNAL OF INFECTION CONTROL</text:p>
          </table:table-cell>
          <table:table-cell table:style-name="ce5" office:value-type="string" calcext:value-type="string">
            <text:p>Article</text:p>
          </table:table-cell>
          <table:table-cell table:style-name="ce5" office:value-type="string" calcext:value-type="string">
            <text:p>Coronavirus; Nonpharmaceutical intervention; Epidemiology</text:p>
          </table:table-cell>
          <table:table-cell table:style-name="ce5" office:value-type="string" calcext:value-type="string">
            <text:p>State-level stay-at-home orders were monitored to determine their effect on the rate of confirmed COVID-19 diagnoses. Confirmed cases were tracked before and after state-level stay-at-home orders were put in place. Linear regression techniques were used to determine slopes for log case count data, and meta analyses were conducted to combine data across states. The results were remarkably consistent across states and support the usefulness of stay-at-home orders in reducing COVID-19 infection rates. (C) 2020 Association for Professionals in Infection Control and Epidemiology, Inc. Published by Elsevier Inc. All rights reserved.</text:p>
          </table:table-cell>
          <table:table-cell/>
          <table:table-cell table:style-name="ce5" office:value-type="string" calcext:value-type="string">
            <text:p>MOSBY-ELSEVIER</text:p>
          </table:table-cell>
          <table:table-cell table:style-name="ce5" office:value-type="string" calcext:value-type="string">
            <text:p>NEW YORK</text:p>
          </table:table-cell>
          <table:table-cell table:style-name="ce5" office:value-type="string" calcext:value-type="string">
            <text:p>AM J INFECT CONTROL</text:p>
          </table:table-cell>
          <table:table-cell table:style-name="ce5" office:value-type="float" office:value="2020" calcext:value-type="float">
            <text:p>2020</text:p>
          </table:table-cell>
          <table:table-cell table:style-name="ce5" office:value-type="string" calcext:value-type="string">
            <text:p>Public, Environmental &amp; Occupational Health; Infectious Diseases</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Sobre os benefícios de achatar a curva: uma perspectiva </text:p>
          </table:table-cell>
          <table:table-cell office:value-type="string" calcext:value-type="string">
            <text:p>As muitas variações em um gráfico que ilustra o impacto de medidas não farmacêuticas para mitigar a pandemia de influenza que apareceram em reportagens recentes sobre COVID-19 sugerem a necessidade de explicar melhor o mecanismo pelo qual o distanciamento social reduz a propagação de doenças infecciosas. E alguns relatórios subestimam um benefício de reduzir a frequência ou proximidade de encontros interpessoais, uma redução no número total de infecções. Na esperança de que a compreensão aumentará a conformidade, descrevemos como o distanciamento social (a) reduz o pico de incidência de infecções, (b) retarda a ocorrência desse pico e (c) reduz o número total de infecções durante as epidemias. Em vista dos esforços extraordinários em andamento para identificar medicamentos existentes que são ativos contra SARS-COV-2 e para desenvolver novos medicamentos antivirais, vacinas e terapias de anticorpos, qualquer um dos quais pode ter efeitos em nível comunitário, também descrevemos como as intervenções farmacêuticas afetam a transmissão . </text:p>
          </table:table-cell>
          <table:table-cell table:style-name="ce5" office:value-type="string" calcext:value-type="string">
            <text:p>Feng, ZL; Glasser, JW; Hill, AN</text:p>
          </table:table-cell>
          <table:table-cell table:style-name="ce5" office:value-type="string" calcext:value-type="string">
            <text:p>On the benefits of flattening the curve: A perspective</text:p>
          </table:table-cell>
          <table:table-cell table:style-name="ce5" office:value-type="string" calcext:value-type="string">
            <text:p>MATHEMATICAL BIOSCIENCES</text:p>
          </table:table-cell>
          <table:table-cell table:style-name="ce5" office:value-type="string" calcext:value-type="string">
            <text:p>Article</text:p>
          </table:table-cell>
          <table:table-cell table:style-name="ce5" office:value-type="string" calcext:value-type="string">
            <text:p>Epidemic curves; Peak magnitude and timing; Total infections; Impact of mitigation measures</text:p>
          </table:table-cell>
          <table:table-cell table:style-name="ce5" office:value-type="string" calcext:value-type="string">
            <text:p>The many variations on a graphic illustrating the impact of non-pharmaceutical measures to mitigate pandemic influenza that have appeared in recent news reports about COVID-19 suggest a need to better explain the mechanism by which social distancing reduces the spread of infectious diseases. And some reports understate one benefit of reducing the frequency or proximity of interpersonal encounters, a reduction in the total number of infections. In hopes that understanding will increase compliance, we describe how social distancing (a) reduces the peak incidence of infections, (b) delays the occurrence of this peak, and (c) reduces the total number of infections during epidemics. In view of the extraordinary efforts underway to identify existing medications that are active against SARS-COV-2 and to develop new antiviral drugs, vaccines and antibody therapies, any of which may have community-level effects, we also describe how pharmaceutical interventions affect transmission.</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MATH BIOSCI</text:p>
          </table:table-cell>
          <table:table-cell table:style-name="ce5" office:value-type="float" office:value="2020" calcext:value-type="float">
            <text:p>2020</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Impacto do bloqueio na epidemia de COVID-19 em ile-de-France e possíveis estratégias de saída </text:p>
          </table:table-cell>
          <table:table-cell office:value-type="string" calcext:value-type="string">
            <text:p>Antecedentes Mais da metade da população global está sob formas estritas de distanciamento social. Estimar o impacto esperado das estratégias de bloqueio e saída é fundamental para informar os tomadores de decisão sobre a gestão da crise de saúde COVID-19. Métodos Usamos um modelo de transmissão estocástico estruturado por idade integrando dados sobre o perfil de idade e contatos sociais em ile-de-France para (i) avaliar a epidemia na região, (ii) avaliar o impacto do bloqueio, e (iii) propor possíveis estratégias de saída e estimar sua eficácia. O modelo é calibrado para dados de admissão hospitalar antes do bloqueio. As intervenções são modeladas reconstruindo as mudanças associadas nas matrizes de contato e informadas pelas reduções de mobilidade durante o bloqueio avaliadas a partir dos dados do telefone móvel. Diferentes tipos e durações de distanciamento social são simulados, incluindo estratégias progressivas e direcionadas, com testes em larga escala. Resultados Estimamos o número reprodutivo em 3,18 [3,09, 3,24] (intervalo de confiança de 95%) antes do bloqueio e em 0,68 [0,66, 0,69] durante o bloqueio, graças a uma redução de 81% do número médio de contatos. As previsões do modelo capturam a dinâmica da doença durante o bloqueio, mostrando a curva epidêmica atingindo a capacidade do sistema de UTI, amplamente fortalecida durante a emergência e diminuindo lentamente. Os resultados sugerem que os contatos físicos fora das famílias foram amplamente evitados durante o bloqueio. Retirar o bloqueio sem estratégia de saída levaria a uma segunda onda sobrecarregando o sistema de saúde, se as condições voltassem ao normal. Detecção extensiva de casos e isolamento são necessários para estratégias de distanciamento social para relaxar gradualmente as restrições de bloqueio. Conclusões Enquanto a França experimenta a primeira onda de pandemia COVID-19 no bloqueio, formas intensivas de distanciamento social são necessárias nos próximos meses devido à baixa imunidade populacional atualmente. A extensa busca e isolamento de casos permitiria a liberação parcial da pressão socioeconômica causada por medidas extremas, evitando que a demanda de saúde excedesse a capacidade. O planejamento de resposta precisa priorizar com urgência a logística e a capacidade dessas intervenções. </text:p>
          </table:table-cell>
          <table:table-cell table:style-name="ce5" office:value-type="string" calcext:value-type="string">
            <text:p>Di Domenico, L; Pullano, G; Sabbatini, CE; Boelle, PY; Colizza, V</text:p>
          </table:table-cell>
          <table:table-cell table:style-name="ce5" office:value-type="string" calcext:value-type="string">
            <text:p>Impact of lockdown on COVID-19 epidemic in ile-de-France and possible exit strategies</text:p>
          </table:table-cell>
          <table:table-cell table:style-name="ce5" office:value-type="string" calcext:value-type="string">
            <text:p>BMC MEDICINE</text:p>
          </table:table-cell>
          <table:table-cell table:style-name="ce5" office:value-type="string" calcext:value-type="string">
            <text:p>Article</text:p>
          </table:table-cell>
          <table:table-cell table:style-name="ce5" office:value-type="string" calcext:value-type="string">
            <text:p>COVID-19; Mathematical modeling; Lockdown; Exit strategies; Non-pharmaceutical interventions; Social distancing; Reproductive number</text:p>
          </table:table-cell>
          <table:table-cell table:style-name="ce5" office:value-type="string" calcext:value-type="string">
            <text:p>Background More than half of the global population is under strict forms of social distancing. Estimating the expected impact of lockdown and exit strategies is critical to inform decision makers on the management of the COVID-19 health crisis. Methods We use a stochastic age-structured transmission model integrating data on age profile and social contacts in ile-de-France to (i) assess the epidemic in the region, (ii) evaluate the impact of lockdown, and (iii) propose possible exit strategies and estimate their effectiveness. The model is calibrated to hospital admission data before lockdown. Interventions are modeled by reconstructing the associated changes in the contact matrices and informed by mobility reductions during lockdown evaluated from mobile phone data. Different types and durations of social distancing are simulated, including progressive and targeted strategies, with large-scale testing. Results We estimate the reproductive number at 3.18 [3.09, 3.24] (95% confidence interval) prior to lockdown and at 0.68 [0.66, 0.69] during lockdown, thanks to an 81% reduction of the average number of contacts. Model predictions capture the disease dynamics during lockdown, showing the epidemic curve reaching ICU system capacity, largely strengthened during the emergency, and slowly decreasing. Results suggest that physical contacts outside households were largely avoided during lockdown. Lifting the lockdown with no exit strategy would lead to a second wave overwhelming the healthcare system, if conditions return to normal. Extensive case finding and isolation are required for social distancing strategies to gradually relax lockdown constraints. Conclusions As France experiences the first wave of COVID-19 pandemic in lockdown, intensive forms of social distancing are required in the upcoming months due to the currently low population immunity. Extensive case finding and isolation would allow the partial release of the socio-economic pressure caused by extreme measures, while avoiding healthcare demand exceeding capacity. Response planning needs to urgently prioritize the logistics and capacity for these intervention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MED</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Vontade e crenças associadas ao relato do histórico de viagens para regiões epidêmicas de alto risco da doença coronavírus de 2019 entre o público chinês: um estudo transversal </text:p>
          </table:table-cell>
          <table:table-cell office:value-type="string" calcext:value-type="string">
            <text:p>AntecedentesA doença do Coronavírus 2019 (COVID-19) que ocorreu pela primeira vez em Wuhan, China, está atualmente se espalhando por toda a China. A maioria dos pacientes infectados viajou para Wuhan ou entrou em contato com uma pessoa infectada de Wuhan. A investigação de membros do público com histórico de viagens a Wuhan tornou-se o foco principal das medidas de prevenção e controle de epidemias do governo chinês, mas vários casos de histórias retidas foram descobertos à medida que surgem grupos localizados de infecções. Este estudo investigou a vontade e as crenças do público associadas ao relato do histórico de viagens para regiões epidêmicas de alto risco, para fornecer sugestões e medidas eficazes para encorajar o relato de viagens. MétodosUm estudo transversal foi conduzido online entre 12 e 19 de fevereiro de 2020. Análise descritiva, o teste qui-quadrado e o teste exato de Fisher foram usados ​​para identificar fatores sociodemográficos e crenças associadas ao relato, bem como seu impacto na disposição de relatar o histórico de viagens para regiões epidêmicas de alto risco. Resultados Dos 1.344 entrevistados, 91 ( 6,77%) expressaram uma inclinação para reter deliberadamente o histórico de viagens. Aqueles que compreenderam os benefícios de relatar e as consequências legais por reter informações deliberadamente, mostraram maior disposição para relatar sua história (P &lt;0,05); por outro lado, aqueles que acreditavam que o relato os estigmatizaria e temiam ficar em quarentena após o relato mostraram menos disposição para relatar (P &lt;0,05) .ConclusõesComo qualquer incidente de história retida pode ter resultados imprevisíveis, a proporção de pessoas que deliberadamente retêm informações merece atenção. Devem ser implementadas estratégias de comunicação e defesa públicas de risco adequadas para fortalecer o entendimento de que relatar o histórico de viagens facilita a triagem de infecções e o tratamento imediato, e para diminuir o medo de ficar potencialmente em quarentena após a notificação. Além disso, apoio social e políticas devem ser estabelecidas e medidas devem ser tomadas para aliviar a estigmatização e a discriminação contra pacientes em potencial e repórteres de história de viagens. Reforçar a responsabilidade legal de reter o histórico de viagens e fortalecer o monitoramento sistemático da comunidade são as medidas que a China está tomando atualmente para encorajar a divulgação do histórico de viagens em regiões epidêmicas de alto risco. Essas intervenções não farmacêuticas são relevantes para países que atualmente enfrentam a propagação da epidemia e aqueles em risco de sua propagação potencial. </text:p>
          </table:table-cell>
          <table:table-cell table:style-name="ce5" office:value-type="string" calcext:value-type="string">
            <text:p>Wei, LF; Sha, ZW; Wang, Y; Zhang, GY; Jia, HN; Zhou, S; Li, YH; Wang, YM; Liu, C; Jiao, ML; Sun, SF; Wu, QH</text:p>
          </table:table-cell>
          <table:table-cell table:style-name="ce5" office:value-type="string" calcext:value-type="string">
            <text:p>Willingness and beliefs associated with reporting travel history to high-risk coronavirus disease 2019 epidemic regions among the Chinese public: a cross-sectional study</text:p>
          </table:table-cell>
          <table:table-cell table:style-name="ce5" office:value-type="string" calcext:value-type="string">
            <text:p>BMC PUBLIC HEALTH</text:p>
          </table:table-cell>
          <table:table-cell table:style-name="ce5" office:value-type="string" calcext:value-type="string">
            <text:p>Article</text:p>
          </table:table-cell>
          <table:table-cell table:style-name="ce5" office:value-type="string" calcext:value-type="string">
            <text:p>Coronavirus disease 2019 (COVID-19); Travel history report; Withholding</text:p>
          </table:table-cell>
          <table:table-cell table:style-name="ce5" office:value-type="string" calcext:value-type="string">
            <text:p>BackgroundThe Coronavirus Disease 2019 (COVID-19) that first occurred in Wuhan, China, is currently spreading throughout China. The majority of infected patients either traveled to Wuhan or came into contact with an infected person from Wuhan. Investigating members of the public with a travel history to Wuhan became the primary focus of the Chinese government's epidemic prevention and control measures, but several instances of withheld histories were uncovered as localized clusters of infections broke out. This study investigated the public's willingness and beliefs associated with reporting travel history to high-risk epidemic regions, to provide effective suggestions and measures for encouraging travel reporting.MethodsA cross-sectional study was conducted online between February 12 and 19, 2020. Descriptive analysis, chi-squared test, and Fisher's exact test were used to identify socio-demographic factors and beliefs associated with reporting, as well as their impact on the willingness to report on travel history to high-risk epidemic regions.ResultsOf the 1344 respondents, 91 (6.77%) expressed an inclination to deliberately withhold travel history. Those who understood the benefits of reporting and the legal consequences for deliberately withholding information, showed greater willingness to report their history (P&lt;0.05); conversely, those who believed reporting would stigmatize them and feared being quarantined after reporting showed less willingness to report (P&lt;0.05).ConclusionsAs any incident of withheld history can have unpredictable outcomes, the proportion of people who deliberately withhold information deserves attention. Appropriate public risk communication and public advocacy strategies should be implemented to strengthen the understanding that reporting on travel history facilitates infection screening and prompt treatment, and to decrease the fear of potentially becoming quarantined after reporting. Additionally, social support and policies should be established, and measures should be taken to alleviate stigmatization and discrimination against potential patients and reporters of travel history. Reinforcing the legal accountability of withholding travel history and strengthening systematic community monitoring are the measures that China is currently taking to encourage reporting on travel history to high-risk epidemic regions. These non-pharmaceutical interventions are relevant for countries that are currently facing the spread of the epidemic and those at risk of its potential spread.</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ferência baseada em dados do número de reprodução para COVID-19 antes e depois das intervenções em 51 países europeus </text:p>
          </table:table-cell>
          <table:table-cell office:value-type="string" calcext:value-type="string">
            <text:p>O número de reprodução é amplamente considerado como um indicador chave para a propagação da pandemia COVID-19. Seu valor estimado é uma medida da necessidade e, eventualmente, da eficácia das intervenções impostas nos diversos países. Apresentamos aqui uma ferramenta online para a inferência baseada em dados e quantificação de incertezas para o número de reprodução, bem como os pontos temporais de intervenções para 51 países europeus. O estudo baseou-se na calibração bayesiana do modelo SIR com dados de infecções diárias relatadas desses países. O modelo ajustou os dados, para a maioria dos países, sem ajuste individual de parâmetros. Também comparamos os resultados dos modelos SIR e SEIR, que fornecem estimativas diferentes do número de reprodução, e fornecemos uma relação analítica entre os respectivos números. Implementamos uma estrutura de inferência Bayesiana com algoritmos de amostragem eficientes, para apresentar uma interface de usuário gráfica disponível publicamente (https://cse-lab.ethz.ch/coronavirus) que permite ao usuário avaliar e comparar previsões para pares de países europeus. Os resultados quantificaram a taxa de propagação da doença antes e depois das intervenções e forneceram uma métrica para a eficácia das intervenções não farmacêuticas em diferentes países. Eles também indicaram como a proximidade geográfica e os tempos de intervenção afetaram a progressão da epidemia. </text:p>
          </table:table-cell>
          <table:table-cell table:style-name="ce5" office:value-type="string" calcext:value-type="string">
            <text:p>Petr, K; Georgios, A; Ivica, K; Fabian, W; Daniel, W; Costas, P; Petros, K</text:p>
          </table:table-cell>
          <table:table-cell table:style-name="ce5" office:value-type="string" calcext:value-type="string">
            <text:p>Data-driven inference of the reproduction number for COVID-19 before and after interventions for 51 European countries</text:p>
          </table:table-cell>
          <table:table-cell table:style-name="ce5" office:value-type="string" calcext:value-type="string">
            <text:p>SWISS MEDICAL WEEKLY</text:p>
          </table:table-cell>
          <table:table-cell table:style-name="ce5" office:value-type="string" calcext:value-type="string">
            <text:p>Article</text:p>
          </table:table-cell>
          <table:table-cell table:style-name="ce5" office:value-type="string" calcext:value-type="string">
            <text:p>COVID-19; Bayesian inference; SIR model; interventions</text:p>
          </table:table-cell>
          <table:table-cell table:style-name="ce5" office:value-type="string" calcext:value-type="string">
            <text:p>The reproduction number is broadly considered as a key indicator for the spreading of the COVID-19 pandemic. Its estimated value is a measure of the necessity and, eventually, effectiveness of interventions imposed in various countries. Here we present an online tool for the data-driven inference and quantification of uncertainties for the reproduction number, as well as the time points of interventions for 51 European countries. The study relied on the Bayesian calibration of the SIR model with data from reported daily infections from these countries. The model fitted the data, for most countries, without individual tuning of parameters. We also compared the results of SIR and SEIR models, which give different estimates of the reproduction number, and provided an analytical relationship between the respective numbers. We deployed a Bayesian inference framework with efficient sampling algorithms, to present a publicly available graphical user interface (https://cse-lab.ethz.ch/coronavirus) that allows the user to assess and compare predictions for pairs of European countries. The results quantified the rate of the disease's spread before and after interventions, and provided a metric for the effectiveness of non-pharmaceutical interventions in different countries. They also indicated how geographic proximity and the times of interventions affected the progression of the epidemic.</text:p>
          </table:table-cell>
          <table:table-cell/>
          <table:table-cell table:style-name="ce5" office:value-type="string" calcext:value-type="string">
            <text:p>E M H SWISS MEDICAL PUBLISHERS LTD</text:p>
          </table:table-cell>
          <table:table-cell table:style-name="ce5" office:value-type="string" calcext:value-type="string">
            <text:p>MUTTENZ</text:p>
          </table:table-cell>
          <table:table-cell table:style-name="ce5" office:value-type="string" calcext:value-type="string">
            <text:p>SWISS MED WKLY</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Reconstrução da dinâmica de transmissão completa de COVID-19 em Wuhan </text:p>
          </table:table-cell>
          <table:table-cell office:value-type="string" calcext:value-type="string">
            <text:p>Como os países no mundo revisam as intervenções para conter a pandemia da doença coronavírus 2019 (COVID-19), lições importantes podem ser tiradas do estudo da dinâmica de transmissão completa de seu agente causador - síndrome respiratória aguda grave coronavírus 2 (SARS-CoV- 2) - em Wuhan (China), onde vigorosas intervenções não farmacêuticas suprimiram o surto local desta doença (1). Aqui, usamos uma abordagem de modelagem para reconstruir a dinâmica de espectro total de COVID-19 em Wuhan entre 1 de janeiro e 8 de março de 2020 em 5 períodos definidos por eventos e intervenções, com base em 32.583 casos confirmados em laboratório (1). Levando em conta a infecciosidade pré-sintomática (2), taxas de apuração variáveis ​​no tempo, taxas de transmissão e movimentos populacionais (3), identificamos duas características principais do surto: alta ocultação e alta transmissibilidade. Estimamos que 87% (limite inferior, 53%) das infecções antes de 8 de março de 2020 não foram confirmadas (potencialmente incluindo indivíduos assintomáticos e levemente sintomáticos); e um número de reprodução básico (R-0) de 3,54 (intervalo de credibilidade de 95% 3,40-3,67) no surto inicial, muito maior do que a síndrome respiratória aguda grave (SARS) e a síndrome respiratória do Oriente Médio (MERS) (4,5 ) Observamos que as intervenções multifacetadas tiveram efeitos positivos consideráveis ​​no controle do surto, diminuindo o número de reprodução para 0,28 (intervalo de credibilidade de 95% 0,23-0,33) e, por projeção, reduzindo o total de infecções em Wuhan em 96,0% em 8 de março de 2020. Nós também explorar a probabilidade de ressurgimento após o levantamento de todas as intervenções após 14 dias consecutivos sem infecções confirmadas; estimamos essa probabilidade em 0,32 e 0,06 com base em modelos com 87% e 53% de casos não confirmados, respectivamente - destacando o risco representado por infecções ocultas substanciais ao alterar as medidas de controle. Esses resultados têm implicações importantes ao se considerar estratégias de vigilância contínua e intervenções para eventualmente conter surtos de COVID-19. A análise da dinâmica de transmissão de espectro total do COVID-19 em Wuhan revela que as intervenções não farmacêuticas multifacetadas foram eficazes no controle do surto e destaca que as infecções encobertas podem representar riscos de ressurgimento ao reabrir sem medidas de intervenção. </text:p>
          </table:table-cell>
          <table:table-cell table:style-name="ce5" office:value-type="string" calcext:value-type="string">
            <text:p>Hao, XJ; Cheng, SS; Wu, DG; Wu, TC; Lin, XH; Wang, CL</text:p>
          </table:table-cell>
          <table:table-cell table:style-name="ce5" office:value-type="string" calcext:value-type="string">
            <text:p>Reconstruction of the full transmission dynamics of COVID-19 in Wuhan</text:p>
          </table:table-cell>
          <table:table-cell table:style-name="ce5" office:value-type="string" calcext:value-type="string">
            <text:p>NATURE</text:p>
          </table:table-cell>
          <table:table-cell table:style-name="ce5" office:value-type="string" calcext:value-type="string">
            <text:p>Article; Early Access</text:p>
          </table:table-cell>
          <table:table-cell/>
          <table:table-cell table:style-name="ce5" office:value-type="string" calcext:value-type="string">
            <text:p>As countries in the world review interventions for containing the pandemic of coronavirus disease 2019 (COVID-19), important lessons can be drawn from the study of the full transmission dynamics of its causative agent-severe acute respiratory syndrome coronavirus 2 (SARS-CoV-2)- in Wuhan (China), where vigorous non-pharmaceutical interventions have suppressed the local outbreak of this disease(1). Here we use a modelling approach to reconstruct the full-spectrum dynamics of COVID-19 in Wuhan between 1 January and 8 March 2020 across 5 periods defined by events and interventions, on the basis of 32,583 laboratory-confirmed cases(1). Accounting for presymptomatic infectiousness(2), time-varying ascertainment rates, transmission rates and population movements(3), we identify two key features of the outbreak: high covertness and high transmissibility. We estimate 87% (lower bound, 53%) of the infections before 8 March 2020 were unascertained (potentially including asymptomatic and mildly symptomatic individuals); and a basic reproduction number (R-0) of 3.54 (95% credible interval 3.40-3.67) in the early outbreak, much higher than that of severe acute respiratory syndrome (SARS) and Middle East respiratory syndrome (MERS)(4,5). We observe that multipronged interventions had considerable positive effects on controlling the outbreak, decreasing the reproduction number to 0.28 (95% credible interval 0.23-0.33) and-by projection-reducing the total infections in Wuhan by 96.0% as of 8 March 2020. We also explore the probability of resurgence following the lifting of all interventions after 14 consecutive days of no ascertained infections; we estimate this probability at 0.32 and 0.06 on the basis of models with 87% and 53% unascertained cases, respectively-highlighting the risk posed by substantial covert infections when changing control measures. These results have important implications when considering strategies of continuing surveillance and interventions to eventually contain outbreaks of COVID-19. Analysis of the full-spectrum transmission dynamics of COVID-19 in Wuhan reveals that multipronged non-pharmaceutical interventions were effective in controlling the outbreak, and highlights that covert infections may pose risks of resurgence when reopening without intervention measures.</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NATURE</text:p>
          </table:table-cell>
          <table:table-cell/>
          <table:table-cell table:style-name="ce5" office:value-type="string" calcext:value-type="string">
            <text:p>Science &amp; Technology - Other Topics</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table-cell office:value-type="string" calcext:value-type="string">
            <text:p>Intervenções de distanciamento físico e incidência de doença coronavírus 2019: experimento natural em 149 países </text:p>
          </table:table-cell>
          <table:table-cell office:value-type="string" calcext:value-type="string">
            <text:p>OBJETIVO Avaliar a associação entre intervenções de distanciamento físico e incidência de doença coronavírus 2019 (covid-19) globalmente. DESIGN Experimento natural usando análise de séries temporais interrompidas, com resultados sintetizados usando meta-análise. CONFIGURAÇÃO 149 países ou regiões, com dados sobre casos relatados diariamente de covid-19 do Centro Europeu para Prevenção e Controle de Doenças e dados sobre as políticas de distanciamento físico do Oxford covid-19 Government Response Tracker. PARTICIPANTES Cada país ou região que implementou uma das cinco intervenções de distanciamento físico (fechamento de escolas, locais de trabalho e transporte público, restrições a reuniões em massa e eventos públicos e restrições ao movimento (lockdowns)) entre 1 de janeiro e 30 de maio de 2020. PRINCIPAL MEDIDA DO RESULTADO Razões da taxa de incidência (IRRs) de covid-19 antes e depois da implementação das intervenções de distanciamento físico, estimadas usando dados até 30 de maio de 2020 ou 30 dias pós-intervenção, o que ocorrer primeiro. Os IRRs foram sintetizados entre os países usando meta-análise de efeitos aleatórios. RESULTADOS Em média, a implementação de qualquer intervenção de distanciamento físico foi associada a uma redução geral na incidência de covid-19 de 13% (IRR 0,87, intervalo de confiança de 95% 0,85 a 0,89; n = 149 países). O fechamento do transporte público não foi associado a qualquer redução adicional na incidência de covid-19 quando as outras quatro intervenções de distanciamento físico estavam em vigor (a TIR combinada com e sem o fechamento do transporte público foi de 0,85, 0,82 a 0,88; n = 72 e 0,87, 0,84 a 0,91; n = 32, respectivamente). Dados de 11 países também sugeriram eficácia geral semelhante (IRR 0,85, 0,81 a 0,89 combinados) quando o fechamento de escolas, locais de trabalho e restrições a reuniões em massa estavam em vigor. Em termos de sequência de intervenções, a implementação anterior do bloqueio foi associada a uma redução maior na incidência de covid-19 (TIR agrupada de 0,86, 0,84 a 0,89; n = 105) em comparação com uma implementação atrasada do bloqueio após outras intervenções de distanciamento físico estarem em vigor (IRR combinado 0,90, 0,87 a 0,94; n = 41). CONCLUSÕES As intervenções de distanciamento físico foram associadas a reduções na incidência de covid-19 globalmente. Nenhuma evidência foi encontrada de um efeito adicional do fechamento do transporte público quando as outras quatro medidas de distanciamento físico estavam em vigor. A implementação anterior do bloqueio foi associada a uma redução maior na incidência de covid-19. Essas descobertas podem apoiar decisões políticas enquanto os países se preparam para impor ou suspender medidas de distanciamento físico em ondas epidêmicas atuais ou futuras. </text:p>
          </table:table-cell>
          <table:table-cell table:style-name="ce5" office:value-type="string" calcext:value-type="string">
            <text:p>Islam, N; Sharp, SJ; Chowell, G; Shabnam, S; Kawachi, I; Lacey, B; Massaro, JM; D'Agostino, RB; White, M</text:p>
          </table:table-cell>
          <table:table-cell table:style-name="ce5" office:value-type="string" calcext:value-type="string">
            <text:p>Physical distancing interventions and incidence of coronavirus disease 2019: natural experiment in 149 countries</text:p>
          </table:table-cell>
          <table:table-cell table:style-name="ce5" office:value-type="string" calcext:value-type="string">
            <text:p>BMJ-BRITISH MEDICAL JOURNAL</text:p>
          </table:table-cell>
          <table:table-cell table:style-name="ce5" office:value-type="string" calcext:value-type="string">
            <text:p>Article</text:p>
          </table:table-cell>
          <table:table-cell/>
          <table:table-cell table:style-name="ce5" office:value-type="string" calcext:value-type="string">
            <text:p>OBJECTIVE To evaluate the association between physical distancing interventions and incidence of coronavirus disease 2019 (covid-19) globally. DESIGN Natural experiment using interrupted time series analysis, with results synthesised using metaanalysis. SETTING 149 countries or regions, with data on daily reported cases of covid-19 from the European Centre for Disease Prevention and Control and data on the physical distancing policies from the Oxford covid-19 Government Response Tracker. PARTICIPANTS Individual countries or regions that implemented one of the five physical distancing interventions (closures of schools, workplaces, and public transport, restrictions on mass gatherings and public events, and restrictions on movement (lockdowns)) between 1 January and 30 May 2020. MAIN OUTCOME MEASURE Incidence rate ratios (IRRs) of covid-19 before and after implementation of physical distancing interventions, estimated using data to 30 May 2020 or 30 days post-intervention, whichever occurred first. IRRs were synthesised across countries using random effects meta-analysis. RESULTS On average, implementation of any physical distancing intervention was associated with an overall reduction in covid-19 incidence of 13% (IRR 0.87, 95% confidence interval 0.85 to 0.89; n=149 countries). Closure of public transport was not associated with any additional reduction in covid-19 incidence when the other four physical distancing interventions were in place (pooled IRR with and without public transport closure was 0.85, 0.82 to 0.88; n=72, and 0.87, 0.84 to 0.91; n=32, respectively). Data from 11 countries also suggested similar overall effectiveness (pooled IRR 0.85, 0.81 to 0.89) when school closures, workplace closures, and restrictions on mass gatherings were in place. In terms of sequence of interventions, earlier implementation of lockdown was associated with a larger reduction in covid-19 incidence (pooled IRR 0.86, 0.84 to 0.89; n=105) compared with a delayed implementation of lockdown after other physical distancing interventions were in place (pooled IRR 0.90, 0.87 to 0.94; n=41). CONCLUSIONS Physical distancing interventions were associated with reductions in the incidence of covid-19 globally. No evidence was found of an additional effect of public transport closure when the other four physical distancing measures were in place. Earlier implementation of lockdown was associated with a larger reduction in the incidence of covid-19. These findings might support policy decisions as countries prepare to impose or lift physical distancing measures in current or future epidemic waves.</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BRIT MED J</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Green Published, Other Gol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Contabilização de subnotificação em modelagem matemática de transmissão e controle de COVID-19 no Irã </text:p>
          </table:table-cell>
          <table:table-cell office:value-type="string" calcext:value-type="string">
            <text:p>O Irã foi o país mais afetado pelo surto de SARS-CoV-2 no Oriente Médio. Com uma taxa de letalidade relativamente alta e capacidade de teste limitada, o número de casos confirmados relatados é suspeito de sofrer de subnotificação significativa. Portanto, compreender a dinâmica de transmissão do COVID-19 e avaliar a eficácia das intervenções que ocorreram no Irã, levando em consideração o nível incerto de subnotificação, é de importância crítica. Neste artigo, desenvolvemos um modelo de transmissão compartimental para estimar o número de reprodução efetiva dependente do tempo desde o início do surto no Irã. Associamos as variações no número de reprodução efetiva com um cronograma de intervenções e eventos nacionais. O método de estimativa leva em conta a subnotificação devido à baixa apuração de caso. Nossas estimativas do número de reprodução efetiva variaram de 0,66 a 1,73 entre fevereiro e abril de 2020, com mediana de 1,16. Estimamos uma redução no número de reprodução efetiva durante este período, de 1,73 (IC 95% 1,60-1,87) em 1 de março de 2020 para 0,69 (IC 95% 0,68-0,70) em 15 de abril de 2020, devido a várias intervenções não farmacêuticas. A série de intervenções não farmacêuticas e o cumprimento público que ocorreu no Irã foram considerados eficazes para desacelerar a velocidade de disseminação do COVID-19. No entanto, argumentamos que se o impacto da subnotificação for esquecido, a transmissão estimada e a dinâmica de controle podem enganar as decisões de saúde pública, os formuladores de políticas e o público em geral. </text:p>
          </table:table-cell>
          <table:table-cell table:style-name="ce5" office:value-type="string" calcext:value-type="string">
            <text:p>Saberi, M; Hamedmoghadam, H; Madani, K; Dolk, HM; Morgan, AS; Morris, JK; Khoshnood, K; Khoshnood, B</text:p>
          </table:table-cell>
          <table:table-cell table:style-name="ce5" office:value-type="string" calcext:value-type="string">
            <text:p>Accounting for Underreporting in Mathematical Modeling of Transmission and Control of COVID-19 in Iran</text:p>
          </table:table-cell>
          <table:table-cell table:style-name="ce5" office:value-type="string" calcext:value-type="string">
            <text:p>FRONTIERS IN PHYSICS</text:p>
          </table:table-cell>
          <table:table-cell table:style-name="ce5" office:value-type="string" calcext:value-type="string">
            <text:p>Article</text:p>
          </table:table-cell>
          <table:table-cell table:style-name="ce5" office:value-type="string" calcext:value-type="string">
            <text:p>COVID-19; Iran; mathematical modeling; underreporting; effective reproduction number</text:p>
          </table:table-cell>
          <table:table-cell table:style-name="ce5" office:value-type="string" calcext:value-type="string">
            <text:p>Iran has been the country most affected by the outbreak of SARS-CoV-2 in the Middle East. With a relatively high case fatality ratio and limited testing capacity, the number of confirmed cases reported is suspected to suffer from significant underreporting. Therefore, understanding the transmission dynamics of COVID-19 and assessing the effectiveness of the interventions that have taken place in Iran while accounting for the uncertain level of underreporting is of critical importance. In this paper, we developed a compartmental transmission model to estimate the time-dependent effective reproduction number since the beginning of the outbreak in Iran. We associate the variations in the effective reproduction number with a timeline of interventions and national events. The estimation method accounts for the underreporting due to low case ascertainment. Our estimates of the effective reproduction number ranged from 0.66 to 1.73 between February and April 2020, with a median of 1.16. We estimate a reduction in the effective reproduction number during this period, from 1.73 (95% CI 1.60-1.87) on 1 March 2020 to 0.69 (95% CI 0.68-0.70) on 15 April 2020, due to various non-pharmaceutical interventions. The series of non-pharmaceutical interventions and the public compliance that took place in Iran are found to be effective in slowing down the speed of the spread of COVID-19. However, we argue that if the impact of underreporting is overlooked, the estimated transmission and control dynamics could mislead public health decisions, policy makers, and the general public.</text:p>
          </table:table-cell>
          <table:table-cell/>
          <table:table-cell table:style-name="ce5" office:value-type="string" calcext:value-type="string">
            <text:p>FRONTIERS MEDIA SA</text:p>
          </table:table-cell>
          <table:table-cell table:style-name="ce5" office:value-type="string" calcext:value-type="string">
            <text:p>LAUSANNE</text:p>
          </table:table-cell>
          <table:table-cell table:style-name="ce5" office:value-type="string" calcext:value-type="string">
            <text:p>FRONT PHYS-LAUSANNE</text:p>
          </table:table-cell>
          <table:table-cell table:style-name="ce5" office:value-type="float" office:value="2020" calcext:value-type="float">
            <text:p>2020</text:p>
          </table:table-cell>
          <table:table-cell table:style-name="ce5" office:value-type="string" calcext:value-type="string">
            <text:p>Physics</text:p>
          </table:table-cell>
          <table:table-cell table:style-name="ce5" office:value-type="string" calcext:value-type="string">
            <text:p>DOAJ Gold, Green Publishe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Intervenções não farmacêuticas e controles de vacinação em um modelo estocástico de epidemia de SIVR </text:p>
          </table:table-cell>
          <table:table-cell office:value-type="string" calcext:value-type="string">
            <text:p>Neste artigo, estudamos um problema de controle ótimo para um modelo SIVR estocástico generalizado, bem como para o modelo determinístico correspondente. Consideramos duas estratégias de controle no modelo de controle ideal, a saber: a prática bem-sucedida de intervenções não farmacêuticas e vacinação para estratégias suscetíveis. A existência de controle ótimo no caso determinístico é provada e é resolvida usando o Princípio do Máximo de Pontryagins. Além disso, o problema de controle ótimo estocástico é discutido usando a abordagem de programação dinâmica e os resultados são obtidos numericamente por meio de simulação usando uma aproximação baseada na solução do modelo determinístico. Os resultados das simulações mostram que nossas estratégias de controle desempenham um papel importante na minimização da população infecciosa com custo mínimo. </text:p>
          </table:table-cell>
          <table:table-cell table:style-name="ce5" office:value-type="string" calcext:value-type="string">
            <text:p>Mahrouf, M; Lotfi, E; Hattaf, K; Yousfi, N</text:p>
          </table:table-cell>
          <table:table-cell table:style-name="ce5" office:value-type="string" calcext:value-type="string">
            <text:p>Non-Pharmaceutical Interventions and Vaccination Controls in a Stochastic SIVR Epidemic Model</text:p>
          </table:table-cell>
          <table:table-cell table:style-name="ce5" office:value-type="string" calcext:value-type="string">
            <text:p>DIFFERENTIAL EQUATIONS AND DYNAMICAL SYSTEMS</text:p>
          </table:table-cell>
          <table:table-cell table:style-name="ce5" office:value-type="string" calcext:value-type="string">
            <text:p>Article; Early Access</text:p>
          </table:table-cell>
          <table:table-cell table:style-name="ce5" office:value-type="string" calcext:value-type="string">
            <text:p>Epidemic models; Stochastic differential equations (SDEs); Optimal control theory; Pontryagin's Maximum Principle; HJB equation</text:p>
          </table:table-cell>
          <table:table-cell table:style-name="ce5" office:value-type="string" calcext:value-type="string">
            <text:p>In this paper, we study an optimal control problem for a generalized stochastic SIVR model as well as for the corresponding deterministic model. We consider two control strategies in the optimal control model, namely: the successful practice of non-pharmaceutical interventions and vaccination for susceptible strategies. The existence of optimal control in the deterministic case is proved and it is solved by using Pontryagins Maximum Principle. Moreover, the stochastic optimal control problem is discussed by using Dynamic programming approach and the results are obtained numerically through simulation using an approximation based on the solution of the deterministic model. Outputs of the simulations show that our control strategies play important role in the minimization of infectious population with minimum cost.</text:p>
          </table:table-cell>
          <table:table-cell/>
          <table:table-cell table:style-name="ce5" office:value-type="string" calcext:value-type="string">
            <text:p>SPRINGER INDIA</text:p>
          </table:table-cell>
          <table:table-cell table:style-name="ce5" office:value-type="string" calcext:value-type="string">
            <text:p>NEW DELHI</text:p>
          </table:table-cell>
          <table:table-cell table:style-name="ce5" office:value-type="string" calcext:value-type="string">
            <text:p>DIFFER EQUAT DYN SYS</text:p>
          </table:table-cell>
          <table:table-cell/>
          <table:table-cell table:style-name="ce5" office:value-type="string" calcext:value-type="string">
            <text:p>Mathemat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Modelagem de cenário COVID-19 para a mitigação de mortes dependentes de capacidade em terapia intensiva </text:p>
          </table:table-cell>
          <table:table-cell office:value-type="string" calcext:value-type="string">
            <text:p>Gerenciar a demanda e a capacidade de saúde é especialmente difícil no contexto da pandemia COVID-19, onde os recursos limitados de terapia intensiva podem ser sobrecarregados por um grande número de casos que requerem internação em um curto espaço de tempo. Se os pacientes não conseguirem acessar esse recurso especializado, a morte é um resultado provável. Ao avaliar essas mortes 'dependentes de capacidade', este artigo relata o desenvolvimento conduzido clinicamente de um modelo de simulação de eventos discretos estocásticos projetado para capturar a dinâmica chave do processo de admissão em terapia intensiva para pacientes com COVID-19. Com aplicação em um grande hospital público na Inglaterra durante um estágio inicial da pandemia, o objetivo deste estudo foi estimar até que ponto tais mortes dependentes de capacidade podem ser mitigadas por meio de iniciativas do lado da demanda envolvendo intervenções não farmacêuticas e fornecimento medidas laterais para aumentar a capacidade de surto. Com base nas informações disponíveis na época, os resultados sugerem que as mortes dependentes da capacidade total podem ser reduzidas em 75% por meio de uma combinação de aumento da capacidade de 45 para 100 leitos, redução do tempo de internação em 25% e redução do pico de demanda para 26 admissões por dia. A contabilização das mortes adicionais 'independentes da capacidade', que ocorrem mesmo quando o cuidado apropriado está disponível no ambiente de terapia intensiva, resulta em uma redução agregada no total de mortes de 30%. A ferramenta de modelagem, que está disponível gratuitamente e de código aberto, desde então tem sido usada para apoiar o planejamento de resposta COVID-19 em vários sistemas de saúde dentro do Serviço Nacional de Saúde do Reino Unido. </text:p>
          </table:table-cell>
          <table:table-cell table:style-name="ce5" office:value-type="string" calcext:value-type="string">
            <text:p>Wood, RM; McWilliams, CJ; Thomas, MJ; Bourdeaux, CP; Vasilakis, C</text:p>
          </table:table-cell>
          <table:table-cell table:style-name="ce5" office:value-type="string" calcext:value-type="string">
            <text:p>COVID-19 scenario modelling for the mitigation of capacity-dependent deaths in intensive care</text:p>
          </table:table-cell>
          <table:table-cell table:style-name="ce5" office:value-type="string" calcext:value-type="string">
            <text:p>HEALTH CARE MANAGEMENT SCIENCE</text:p>
          </table:table-cell>
          <table:table-cell table:style-name="ce5" office:value-type="string" calcext:value-type="string">
            <text:p>Article</text:p>
          </table:table-cell>
          <table:table-cell table:style-name="ce5" office:value-type="string" calcext:value-type="string">
            <text:p>Operations research; Capacity management; Intensive care; Simulation; Coronavirus; COVID-19</text:p>
          </table:table-cell>
          <table:table-cell table:style-name="ce5" office:value-type="string" calcext:value-type="string">
            <text:p>Managing healthcare demand and capacity is especially difficult in the context of the COVID-19 pandemic, where limited intensive care resources can be overwhelmed by a large number of cases requiring admission in a short space of time. If patients are unable to access this specialist resource, then death is a likely outcome. In appreciating these 'capacity-dependent' deaths, this paper reports on the clinically-led development of a stochastic discrete event simulation model designed to capture the key dynamics of the intensive care admissions process for COVID-19 patients. With application to a large public hospital in England during an early stage of the pandemic, the purpose of this study was to estimate the extent to which such capacity-dependent deaths can be mitigated through demand-side initiatives involving non-pharmaceutical interventions and supply-side measures to increase surge capacity. Based on information available at the time, results suggest that total capacity-dependent deaths can be reduced by 75% through a combination of increasing capacity from 45 to 100 beds, reducing length of stay by 25%, and flattening the peak demand to 26 admissions per day. Accounting for the additional 'capacity-independent' deaths, which occur even when appropriate care is available within the intensive care setting, yields an aggregate reduction in total deaths of 30%. The modelling tool, which is freely available and open source, has since been used to support COVID-19 response planning at a number of healthcare systems within the UK National Health Service.</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HEALTH CARE MANAG SC</text:p>
          </table:table-cell>
          <table:table-cell table:style-name="ce5" office:value-type="float" office:value="2020" calcext:value-type="float">
            <text:p>2020</text:p>
          </table:table-cell>
          <table:table-cell table:style-name="ce5" office:value-type="string" calcext:value-type="string">
            <text:p>Health Care Sciences &amp; Services</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 eficácia da proibição total e parcial de viagens contra COVID-19 se espalhou na Austrália para viajantes da China durante e após o pico epidêmico na China </text:p>
          </table:table-cell>
          <table:table-cell office:value-type="string" calcext:value-type="string">
            <text:p>Histórico: A Austrália implementou uma proibição de viagens na China em 1º de fevereiro de 2020, enquanto o COVID-19 foi em grande parte localizado na China. Modelamos três cenários para testar o impacto da proibição de viagens no controle da epidemia. O cenário um não era proibição; os cenários dois e três foram a proibição atual seguida por um levantamento total ou parcial (permitir que mais de 100.000 estudantes universitários entrem na Austrália, mas não turistas) a partir de 8 de março de 2020. Métodos: Usamos dados de incidência de doenças da China e passageiros de viagens aéreas movimentos entre a China e a Austrália durante e após o pico epidêmico na China, derivados de cartões de chegada de passageiros. Usamos a incidência estimada da doença na China, usando dados sobre a proporção esperada de subavaliação de casos e um modelo determinístico específico para a idade para modelar a epidemia em cada cenário. Resultados: A epidemia modelada com a proibição total ajustou-se bem à incidência observada de casos, prevendo 57 casos em 6 de março na Austrália, em comparação com 66 observados nesta data; entretanto, não contabilizamos casos importados de outros países. O impacto modelado sem a proibição de viagens resulta em mais de 2.000 casos e cerca de 400 mortes, se a epidemia permanecer localizada na China e não ocorrer nenhuma importação de outros países. A proibição total de viagens reduziu os casos em cerca de 86%, enquanto o impacto de um levantamento parcial da proibição é mínimo e pode ser uma opção política. Conclusões: as restrições de viagens foram altamente eficazes para conter a epidemia de COVID-19 na Austrália durante o pico epidêmico na China e evitaram uma epidemia muito maior em um momento em que o COVID-19 estava amplamente localizado na China. Esta pesquisa demonstra a eficácia das proibições de viagens aplicadas a países com alta incidência de doenças. Esta pesquisa pode informar as decisões sobre colocar ou suspender as proibições de viagens como uma medida de controle para a epidemia de COVID-19. </text:p>
          </table:table-cell>
          <table:table-cell table:style-name="ce5" office:value-type="string" calcext:value-type="string">
            <text:p>Costantino, V; Heslop, DJ; MacIntyre, CR</text:p>
          </table:table-cell>
          <table:table-cell table:style-name="ce5" office:value-type="string" calcext:value-type="string">
            <text:p>The effectiveness of full and partial travel bans against COVID-19 spread in Australia for travellers from China during and after the epidemic peak in China</text:p>
          </table:table-cell>
          <table:table-cell table:style-name="ce5" office:value-type="string" calcext:value-type="string">
            <text:p>JOURNAL OF TRAVEL MEDICINE</text:p>
          </table:table-cell>
          <table:table-cell table:style-name="ce5" office:value-type="string" calcext:value-type="string">
            <text:p>Article</text:p>
          </table:table-cell>
          <table:table-cell table:style-name="ce5" office:value-type="string" calcext:value-type="string">
            <text:p>Pandemic; outbreak response; non-pharmaceutical interventions; modelling; boarder closure; epidemic control; coronavirus; SARS-CoV-2; travel restrictions; border quarantine; immunity password</text:p>
          </table:table-cell>
          <table:table-cell table:style-name="ce5" office:value-type="string" calcext:value-type="string">
            <text:p>Background: Australia implemented a travel ban on China on 1 February 2020, while COVID-19 was largely localized to China. We modelled three scenarios to test the impact of travel bans on epidemic control. Scenario one was no ban; scenario two and three were the current ban followed by a full or partial lifting (allow over 100 000 university students to enter Australia, but not tourists) from the 8th of March 2020. Methods: We used disease incidence data from China and air travel passenger movements between China and Australia during and after the epidemic peak in China, derived from incoming passenger arrival cards. We used the estimated incidence of disease in China, using data on expected proportion of under-ascertainment of cases and an age-specific deterministic model to model the epidemic in each scenario. Results: The modelled epidemic with the full ban fitted the observed incidence of cases well, predicting 57 cases on March 6th in Australia, compared to 66 observed on this date; however, we did not account for imported cases from other countries. The modelled impact without a travel ban results in more than 2000 cases and about 400 deaths, if the epidemic remained localized to China and no importations from other countries occurred. The full travel ban reduced cases by about 86%, while the impact of a partial lifting of the ban is minimal and may be a policy option. Conclusions: Travel restrictions were highly effective for containing the COVID-19 epidemic in Australia during the epidemic peak in China and averted a much larger epidemic at a time when COVID-19 was largely localized to China. This research demonstrates the effectiveness of travel bans applied to countries with high disease incidence. This research can inform decisions on placing or lifting travel bans as a control measure for the COVID-19 epidemic.</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J TRAVEL MED</text:p>
          </table:table-cell>
          <table:table-cell table:style-name="ce5" office:value-type="float" office:value="2020" calcext:value-type="float">
            <text:p>2020</text:p>
          </table:table-cell>
          <table:table-cell table:style-name="ce5" office:value-type="string" calcext:value-type="string">
            <text:p>Public, Environmental &amp; Occupational Health; Infectious Diseases; General &amp; Internal Medicine</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Flutuação de interesse público em COVID-19 nos Estados Unidos: análise retrospectiva dos dados de pesquisa do Google Trends </text:p>
          </table:table-cell>
          <table:table-cell office:value-type="string" calcext:value-type="string">
            <text:p>Introdução: Na ausência de vacinas e tratamentos estabelecidos, as intervenções não farmacêuticas (INP) são ferramentas fundamentais para controlar a transmissão da doença coronavírus (COVID-19). NPIs requerem interesse público para serem bem sucedidos. Nos Estados Unidos, há uma falta de pesquisas publicadas sobre os fatores que influenciam o interesse público pela COVID-19. Usando o Google Trends, examinamos o nível de interesse público dos EUA no COVID-19 e como ele se correlaciona com os testes e com outros países. Objetivo: O objetivo deste estudo foi determinar como o interesse público no COVID-19 nos Estados Unidos mudou ao longo do tempo e os principais fatores que levaram a essa mudança, como os testes. O interesse público dos EUA no COVID-19 foi comparado ao de países que tiveram mais sucesso em suas estratégias de contenção e mitigação. Métodos: neste estudo retrospectivo, o Google Trends foi usado para analisar o volume de pesquisas na Internet nos Estados Unidos relacionadas ao COVID-19, com foco em datas entre 31 de dezembro de 2019 e 24 de março de 2020. O volume de pesquisas na Internet relacionadas a O COVID-19 foi comparado ao de outros países. Resultados: durante janeiro e fevereiro de 2020, houve um interesse de pesquisa limitado em COVID-19 nos Estados Unidos. Os juros diminuíram nos primeiros 21 dias de fevereiro. Um declínio semelhante foi visto em regiões geográficas que mais tarde foram diagnosticadas com transmissão não detectada na comunidade em fevereiro. Entre 9 e 12 de março de 2020, houve um rápido aumento no interesse de pesquisa. Este aumento no interesse de pesquisa foi positivamente correlacionado com o aumento de testes positivos para SARS-CoV-2 (6,3, IC 95% -2,9 a 9,7; P &lt;0,001). Nos Estados Unidos, levou 52 dias para que o interesse de pesquisa aumentasse substancialmente após o primeiro caso positivo; em países com controle de surto mais bem-sucedido, o interesse de pesquisa aumentou em menos de 15 dias. Conclusões: Estratégias de contenção e mitigação requerem interesse público para serem bem sucedidas. O nível inicial de interesse público de COVID-19 nos Estados Unidos foi limitado e até mesmo diminuiu durante um período em que estratégias de contenção e mitigação estavam sendo estabelecidas. Uma falta de interesse público no COVID-19 existia nos Estados Unidos quando as políticas de contenção e mitigação estavam em vigor. Com base em nossa análise, está claro que os formuladores de políticas dos EUA precisam desenvolver novos métodos de comunicação das iniciativas de saúde pública COVID-19. </text:p>
          </table:table-cell>
          <table:table-cell table:style-name="ce5" office:value-type="string" calcext:value-type="string">
            <text:p>Husain, I; Briggs, B; Lefebvre, C; Cline, DM; Stopyra, JP; O'Brien, MC; Vaithi, R; Gilmore, S; Countryman, C</text:p>
          </table:table-cell>
          <table:table-cell table:style-name="ce5" office:value-type="string" calcext:value-type="string">
            <text:p>Fluctuation of Public Interest in COVID-19 in the United States: Retrospective Analysis of Google Trends Search Data</text:p>
          </table:table-cell>
          <table:table-cell table:style-name="ce5" office:value-type="string" calcext:value-type="string">
            <text:p>JMIR PUBLIC HEALTH AND SURVEILLANCE</text:p>
          </table:table-cell>
          <table:table-cell table:style-name="ce5" office:value-type="string" calcext:value-type="string">
            <text:p>Article</text:p>
          </table:table-cell>
          <table:table-cell table:style-name="ce5" office:value-type="string" calcext:value-type="string">
            <text:p>Infodemiology; COVID-19; SARS-CoV-2; digital health; Google Trends; trend; internet; public health</text:p>
          </table:table-cell>
          <table:table-cell table:style-name="ce5" office:value-type="string" calcext:value-type="string">
            <text:p>Background: In the absence of vaccines and established treatments, nonpharmaceutical interventions (NPIs) are fundamental tools to control coronavirus disease (COVID-19) transmission. NPIs require public interest to be successful. In the United States, there is a lack of published research on the factors that influence public interest in COVID-19. Using Google Trends, we examined the US level of public interest in COVID-19 and how it correlated to testing and with other countries. Objective: The aim of this study was to determine how public interest in COVID-19 in the United States changed over time and the key factors that drove this change, such as testing. US public interest in COVID-19 was compared to that in countries that have been more successful in their containment and mitigation strategies. Methods: In this retrospective study, Google Trends was used to analyze the volume of internet searches within the United States relating to COVID-19, focusing on dates between December 31, 2019, and March 24, 2020. The volume of internet searches related to COVID-19 was compared to that in other countries. Results: Throughout January and February 2020, there was limited search interest in COVID-19 within the United States. Interest declined for the first 21 days of February. A similar decline was seen in geographical regions that were later found to be experiencing undetected community transmission in February. Between March 9 and March 12, 2020, there was a rapid rise in search interest. This rise in search interest was positively correlated with the rise of positive tests for SARS-CoV-2 (6.3, 95% CI -2.9 to 9.7; P&lt;.001). Within the United States, it took 52 days for search interest to rise substantially after the first positive case; in countries with more successful outbreak control, search interest rose in less than 15 days. Conclusions: Containment and mitigation strategies require public interest to be successful. The initial level of COVID-19 public interest in the United States was limited and even decreased during a time when containment and mitigation strategies were being established. A lack of public interest in COVID-19 existed in the United States when containment and mitigation policies were in place. Based on our analysis, it is clear that US policy makers need to develop novel methods of communicating COVID-19 public health initiatives.</text:p>
          </table:table-cell>
          <table:table-cell/>
          <table:table-cell table:style-name="ce5" office:value-type="string" calcext:value-type="string">
            <text:p>JMIR PUBLICATIONS, INC</text:p>
          </table:table-cell>
          <table:table-cell table:style-name="ce5" office:value-type="string" calcext:value-type="string">
            <text:p>TORONTO</text:p>
          </table:table-cell>
          <table:table-cell table:style-name="ce5" office:value-type="string" calcext:value-type="string">
            <text:p>JMIR PUBLIC HLTH SUR</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feitos de intervenções não farmacêuticas em casos de COVID-19, mortes e demanda por serviços hospitalares no Reino Unido: um estudo de modelagem </text:p>
          </table:table-cell>
          <table:table-cell office:value-type="string" calcext:value-type="string">
            <text:p>Antecedentes As intervenções não farmacêuticas foram implementadas para reduzir a transmissão da síndrome respiratória aguda grave coronavírus 2 (SARS-CoV-2) no Reino Unido. Projetar o tamanho de uma epidemia não mitigada e o efeito potencial de diferentes medidas de controle tem sido crucial para apoiar a formulação de políticas baseadas em evidências durante os estágios iniciais da epidemia. Este estudo avalia o impacto potencial de diferentes medidas de controle para mitigar a carga de COVID-19 no Reino Unido. Métodos Usamos um modelo de transmissão estocástico estruturado por idade para explorar uma variedade de cenários de intervenção, rastreando 66,4 milhões de pessoas agregadas a 186 unidades administrativas em nível de condado na Inglaterra, País de Gales, Escócia e Irlanda do Norte. As quatro intervenções básicas modeladas foram fechamentos de escolas, distanciamento físico, proteção de pessoas com 70 anos ou mais e auto-isolamento de casos sintomáticos. Também modelamos a combinação dessas intervenções, bem como um programa de intervenções intensivas com restrições do tipo bloqueio em fases que limitaram substancialmente os contatos fora de casa por períodos repetidos. Simulamos diferentes gatilhos para a introdução de intervenções e estimamos o impacto da adesão variável às intervenções nos condados. Para cada cenário, projetamos novos casos estimados ao longo do tempo, pacientes que requerem internação e tratamento intensivo (ou seja, admissão em unidades de terapia intensiva [UTI]) e óbitos, e comparamos o efeito de cada intervenção sobre o número de reprodução básico, R -0. Achados: Projetamos uma carga média não mitigada de 23 milhões (intervalo de predição de 95% 13-30) casos clínicos e 350.000 mortes (170.000-480.000) devido ao COVID-19 no Reino Unido em dezembro de 2021. Descobrimos que os quatro as intervenções de base provavelmente diminuiriam R-0, mas não o suficiente para evitar que a demanda da UTI excedesse a capacidade do serviço de saúde. A intervenção combinada foi mais eficaz na redução de R-0, mas apenas os períodos de bloqueio foram suficientes para trazer R-0 próximo ou abaixo de 1; o cenário de bloqueio mais rigoroso resultou em uma projeção de 120.000 casos (46.000-700.000) e 50.000 mortes (9300-160.000). Intervenções intensivas com períodos de bloqueio precisariam ser implementadas durante grande parte do próximo ano para evitar que a demanda por cuidados de saúde exceda a disponibilidade. Interpretação As características do SARS-CoV-2 significam que provavelmente são necessárias medidas extremas para controlar a epidemia e evitar um grande número de mortes e um excesso de procura de leitos hospitalares, especialmente em UCI. Copyright (C) 2020 O (s) autor (es). Publicado por Elsevier Ltd. </text:p>
          </table:table-cell>
          <table:table-cell table:style-name="ce5" office:value-type="string" calcext:value-type="string">
            <text:p>Davies, NG; Kucharski, AJ; Eggo, RM; Gimma, A; Edmunds, WJ</text:p>
          </table:table-cell>
          <table:table-cell table:style-name="ce5" office:value-type="string" calcext:value-type="string">
            <text:p>Effects of non-pharmaceutical interventions on COVID-19 cases, deaths, and demand for hospital services in the UK: a modelling study</text:p>
          </table:table-cell>
          <table:table-cell table:style-name="ce5" office:value-type="string" calcext:value-type="string">
            <text:p>LANCET PUBLIC HEALTH</text:p>
          </table:table-cell>
          <table:table-cell table:style-name="ce5" office:value-type="string" calcext:value-type="string">
            <text:p>Article</text:p>
          </table:table-cell>
          <table:table-cell/>
          <table:table-cell table:style-name="ce5" office:value-type="string" calcext:value-type="string">
            <text:p>Background Non-pharmaceutical interventions have been implemented to reduce transmission of severe acute respiratory syndrome coronavirus 2 (SARS-CoV-2) in the UK. Projecting the size of an unmitigated epidemic and the potential effect of different control measures has been crucial to support evidence-based policy making during the early stages of the epidemic. This study assesses the potential impact of different control measures for mitigating the burden of COVID-19 in the UK. Methods We used a stochastic age-structured transmission model to explore a range of intervention scenarios, tracking 66.4 million people aggregated to 186 county-level administrative units in England, Wales, Scotland, and Northern Ireland. The four base interventions modelled were school closures, physical distancing, shielding of people aged 70 years or older, and self-isolation of symptomatic cases. We also modelled the combination of these interventions, as well as a programme of intensive interventions with phased lockdown-type restrictions that substantially limited contacts outside of the home for repeated periods. We simulated different triggers for the introduction of interventions, and estimated the impact of varying adherence to interventions across counties. For each scenario, we projected estimated new cases over time, patients requiring inpatient and critical care (ie, admission to the intensive care units [ICU]) treatment, and deaths, and compared the effect of each intervention on the basic reproduction number, R-0. Findings We projected a median unmitigated burden of 23 million (95% prediction interval 13-30) clinical cases and 350 000 deaths (170 000-480 000) due to COVID-19 in the UK by December, 2021. We found that the four base interventions were each likely to decrease R-0, but not sufficiently to prevent ICU demand from exceeding health service capacity. The combined intervention was more effective at reducing R-0, but only lockdown periods were sufficient to bring R-0 near or below 1; the most stringent lockdown scenario resulted in a projected 120 000 cases (46 000-700 000) and 50 000 deaths (9300-160 000). Intensive interventions with lockdown periods would need to be in place for a large proportion of the coming year to prevent health-care demand exceeding availability. Interpretation The characteristics of SARS-CoV-2 mean that extreme measures are probably required to bring the epidemic under control and to prevent very large numbers of deaths and an excess of demand on hospital beds, especially those in ICUs. Copyright (C) 2020 The Author(s). Published by Elsevier Ltd.</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LANCET 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Other Gold, Green Publishe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Fase inicial do surto de COVID-19 na Hungria e cenários pós-bloqueio </text:p>
          </table:table-cell>
          <table:table-cell office:value-type="string" calcext:value-type="string">
            <text:p>A epidemia de COVID-19 foi suprimida na Hungria devido a intervenções não farmacêuticas oportunas, levando a uma redução considerável no número de contatos e transmissão do vírus. Essa estratégia foi eficaz na prevenção do crescimento epidêmico e na redução da incidência de COVID-19 para níveis baixos. Neste relatório, apresentamos a primeira análise epidemiológica e estatística da fase inicial do surto de COVID-19 na Hungria. Em seguida, estabelecemos um modelo compartimental estruturado por idade para explorar cenários alternativos pós-bloqueio. Nós incorporamos vários fatores, como medidas específicas por idade, efeitos sazonais e heterogeneidade espacial para projetar o possível tamanho do pico e a carga de doença de uma onda epidêmica de COVID-19 após as medidas atuais serem relaxadas. </text:p>
          </table:table-cell>
          <table:table-cell table:style-name="ce5" office:value-type="string" calcext:value-type="string">
            <text:p>Rost, G; Bartha, FA; Bogya, N; Boldog, P; Denes, A; Ferenci, T; Horvath, KJ; Juhasz, A; Nagy, C; Tekeli, T; Vizi, Z; Oroszi, B</text:p>
          </table:table-cell>
          <table:table-cell table:style-name="ce5" office:value-type="string" calcext:value-type="string">
            <text:p>Early Phase of the COVID-19 Outbreak in Hungary and Post-Lockdown Scenarios</text:p>
          </table:table-cell>
          <table:table-cell table:style-name="ce5" office:value-type="string" calcext:value-type="string">
            <text:p>VIRUSES-BASEL</text:p>
          </table:table-cell>
          <table:table-cell table:style-name="ce5" office:value-type="string" calcext:value-type="string">
            <text:p>Article</text:p>
          </table:table-cell>
          <table:table-cell table:style-name="ce5" office:value-type="string" calcext:value-type="string">
            <text:p>COVID-19; epidemic; Hungary; under-ascertainment; SARS-CoV-2; compartmental model; reproduction number; intervention; case fatality rate</text:p>
          </table:table-cell>
          <table:table-cell table:style-name="ce5" office:value-type="string" calcext:value-type="string">
            <text:p>COVID-19 epidemic has been suppressed in Hungary due to timely non-pharmaceutical interventions, prompting a considerable reduction in the number of contacts and transmission of the virus. This strategy was effective in preventing epidemic growth and reducing the incidence of COVID-19 to low levels. In this report, we present the first epidemiological and statistical analysis of the early phase of the COVID-19 outbreak in Hungary. Then, we establish an age-structured compartmental model to explore alternative post-lockdown scenarios. We incorporate various factors, such as age-specific measures, seasonal effects, and spatial heterogeneity to project the possible peak size and disease burden of a COVID-19 epidemic wave after the current measures are relaxed.</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VIRUSES-BASEL</text:p>
          </table:table-cell>
          <table:table-cell table:style-name="ce5" office:value-type="float" office:value="2020" calcext:value-type="float">
            <text:p>2020</text:p>
          </table:table-cell>
          <table:table-cell table:style-name="ce5" office:value-type="string" calcext:value-type="string">
            <text:p>Virology</text:p>
          </table:table-cell>
          <table:table-cell table:style-name="ce5" office:value-type="string" calcext:value-type="string">
            <text:p>Green Accepted, 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Covid-19 Trajetórias de transmissão - Monitorando a pandemia no contexto mundial </text:p>
          </table:table-cell>
          <table:table-cell office:value-type="string" calcext:value-type="string">
            <text:p>A pandemia Covid-19 está se desenvolvendo em todo o mundo com uma dinâmica comum, mas também com diferenças marcantes entre regiões e países. Eles não são completamente compreendidos, mas presumivelmente fornecem uma pista para encontrar maneiras de mitigar as epidemias até que as estratégias que levem à sua erradicação estejam disponíveis. Descrevemos uma ferramenta de monitoramento iterativa disponível na internet. Ele permite a inspeção do estado dinâmico da epidemia em 187 países usando trajetórias que visualizam as taxas de transmissão e remoção da epidemia e, dessa forma, conectam o rastreamento da epi-curva com abordagens de modelagem. Foram fornecidos exemplos que caracterizam o estado da epidemia em diferentes regiões do mundo em termos de regimes de crescimento e decadência rápidos e lentos e estimam os fatores de taxa associados. A propagação básica da doença está associada à transmissão entre dois indivíduos a cada dois ou três dias, em média. As intervenções não farmacêuticas diminuem esse valor para até dez dias, enquanto as medidas de 'bloqueio completo' são necessárias para interromper a epidemia. A comparação das trajetórias revelou diferenças marcantes entre os países quanto à eficácia das medidas tomadas contra a epidemia. As trajetórias também revelam uma recuperação específica de cada país e uma dinâmica da taxa de mortalidade. Os resultados apresentados referem-se ao estado de pandemia de maio a julho de 2020 e podem servir como 'instrução de trabalho' para monitoramento oportuno usando a ferramenta de monitoramento interativo como uma espécie de 'sismômetro' para a avaliação do estado da epidemia, por exemplo, o possível efeito de medidas tomadas em ambas as direções, bloqueio e bloqueio. A comparação de trajetórias entre países e regiões apoiará o desenvolvimento de hipóteses e modelos para entender melhor as diferenças regionais de dinâmica da Covid-19. </text:p>
          </table:table-cell>
          <table:table-cell table:style-name="ce5" office:value-type="string" calcext:value-type="string">
            <text:p>Loeffler-Wirth, H; Schmidt, M; Binder, H</text:p>
          </table:table-cell>
          <table:table-cell table:style-name="ce5" office:value-type="string" calcext:value-type="string">
            <text:p>Covid-19 Transmission Trajectories-Monitoring the Pandemic in the Worldwide Context</text:p>
          </table:table-cell>
          <table:table-cell table:style-name="ce5" office:value-type="string" calcext:value-type="string">
            <text:p>VIRUSES-BASEL</text:p>
          </table:table-cell>
          <table:table-cell table:style-name="ce5" office:value-type="string" calcext:value-type="string">
            <text:p>Article</text:p>
          </table:table-cell>
          <table:table-cell table:style-name="ce5" office:value-type="string" calcext:value-type="string">
            <text:p>pandemic dynamics; transmission rates; death toll; non-pharmaceutical interventions; epidemic mitigation; regional differences</text:p>
          </table:table-cell>
          <table:table-cell table:style-name="ce5" office:value-type="string" calcext:value-type="string">
            <text:p>The Covid-19 pandemic is developing worldwide with common dynamics but also with marked differences between regions and countries. These are not completely understood, but presumably, provide a clue to find ways to mitigate epidemics until strategies leading to its eradication become available. We describe an iteractive monitoring tool available in the internet. It enables inspection of the dynamic state of the epidemic in 187 countries using trajectories that visualize the transmission and removal rates of the epidemic and in this way bridge epi-curve tracking with modelling approaches. Examples were provided which characterize state of epidemic in different regions of the world in terms of fast and slow growing and decaying regimes and estimate associated rate factors. The basic spread of the disease is associated with transmission between two individuals every two-three days on the average. Non-pharmaceutical interventions decrease this value to up to ten days, whereas 'complete lock down' measures are required to stop the epidemic. Comparison of trajectories revealed marked differences between the countries regarding efficiency of measures taken against the epidemic. Trajectories also reveal marked country-specific recovery and death rate dynamics. The results presented refer to the pandemic state in May to July 2020 and can serve as 'working instruction' for timely monitoring using the interactive monitoring tool as a sort of 'seismometer' for the evaluation of the state of epidemic, e.g., the possible effect of measures taken in both, lock-down and lock-up directions. Comparison of trajectories between countries and regions will support developing hypotheses and models to better understand regional differences of dynamics of Covid-19.</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VIRUSES-BASEL</text:p>
          </table:table-cell>
          <table:table-cell table:style-name="ce5" office:value-type="float" office:value="2020" calcext:value-type="float">
            <text:p>2020</text:p>
          </table:table-cell>
          <table:table-cell table:style-name="ce5" office:value-type="string" calcext:value-type="string">
            <text:p>Virology</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Resultado e implicações das medidas de precaução públicas em casos de doenças respiratórias em declínio em Taiwan na pandemia de COVID-19 </text:p>
          </table:table-cell>
          <table:table-cell office:value-type="string" calcext:value-type="string">
            <text:p>Com o rápido desenvolvimento da pandemia COVID-19, os países estão tentando lidar com a crescente demanda médica e, ao mesmo tempo, reduzir o aumento do número de infectados por meio da implementação de uma série de medidas de saúde pública, nomeadamente intervenções não farmacêuticas ( NPIs). Essas medidas de saúde pública podem incluir distanciamento social, lavagem frequente das mãos e equipamento de proteção individual (EPI) no nível pessoal; no nível da comunidade e do governo, essas medidas podem variar desde o cancelamento de atividades, evitar reuniões em massa, fechar instalações e, no extremo, decretar bloqueios nacionais ou provinciais. Em vez de interromper completamente a doença infecciosa, o principal objetivo desses NPIs ao enfrentar uma doença infecciosa emergente é reduzir a taxa de contato dentro da população e reduzir a disseminação do vírus até o momento em que uma vacina ou medicamentos confiáveis ​​estejam disponíveis. A ideia é evitar um surto de pacientes com sintomas graves além da capacidade dos recursos médicos dos hospitais, o que levaria a mais mortalidade e morbidade. Embora muitos países tenham experimentado curvas acentuadas em novos casos, alguns, incluindo Hong Kong, Vietnã, Coreia do Sul, Nova Zelândia e Taiwan, parecem ter controlado ou mesmo eliminado a infecção localmente. Desde seu primeiro caso de COVID-19 em 21 de janeiro até 12 de maio, Taiwan teve 440 casos, incluindo apenas 55 infecções locais e sete mortes no total, representando 1,85 casos por 100.000 habitantes e uma taxa de mortalidade de 1,5% (com base no Estatísticas do Worldometer 2020 da população de Taiwan de 23,8 milhões). Este artigo apresenta evidências de que a disseminação da prevenção envolvendo mascaramento em massa e higiene universal no estágio inicial da pandemia COVID-19 resultou em um declínio de 50% das doenças respiratórias infecciosas, com base em dados históricos durante a temporada de influenza em Taiwan. Esses resultados fornecem suporte potencial para a eficácia da ampla implementação de medidas de precaução de saúde pública no controle de COVID-19 sem uma política de bloqueio. </text:p>
          </table:table-cell>
          <table:table-cell table:style-name="ce5" office:value-type="string" calcext:value-type="string">
            <text:p>Hsieh, CC; Lin, CH; Wang, WYC; Pauleen, DJ; Chen, JV</text:p>
          </table:table-cell>
          <table:table-cell table:style-name="ce5" office:value-type="string" calcext:value-type="string">
            <text:p>The Outcome and Implications of Public Precautionary Measures in Taiwan-Declining Respiratory Disease Cases in the COVID-19 Pandemic</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COVID-19; public precautionary measures; universal hygiene; mass making</text:p>
          </table:table-cell>
          <table:table-cell table:style-name="ce5" office:value-type="string" calcext:value-type="string">
            <text:p>With the rapid development of the COVID-19 pandemic, countries are trying to cope with increasing medical demands, and, at the same time, to reduce the increase of infected numbers by implementing a number of public health measures, namely non-pharmaceutical interventions (NPIs). These public health measures can include social distancing, frequent handwashing, and personal protective equipment (PPE) at the personal level; at the community and the government level, these measures can range from canceling activities, avoiding mass gatherings, closing facilities, and, at the extreme, enacting national or provincial lockdowns. Rather than completely stopping the infectious disease, the major purpose of these NPIs in facing an emerging infectious disease is to reduce the contact rate within the population, and reduce the spread of the virus until the time a vaccine or reliable medications become available. The idea is to avoid a surge of patients with severe symptoms beyond the capacity of the hospitals' medical resources, which would lead to more mortality and morbidity. While many countries have experienced steep curves in new cases, some, including Hong Kong, Vietnam, South Korea, New Zealand, and Taiwan, seem to have controlled or even eliminated the infection locally. From its first case of COVID-19 on the 21 January until the 12 May, Taiwan had 440 cases, including just 55 local infections, and seven deaths in total, representing 1.85 cases per 100,000 population and a 1.5% death rate (based on the Worldometer 2020 statistics of Taiwan's population of 23.8 million). This paper presents evidence that spread prevention involving mass masking and universal hygiene at the early stage of the COVID-19 pandemic resulted in a 50% decline of infectious respiratory diseases, based on historical data during the influenza season in Taiwan. These outcomes provide potential support for the effectiveness of widely implementing public health precaution measures in controlling COVID-19 without a lockdown policy.</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20" calcext:value-type="float">
            <text:p>2020</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DOAJ Gold, Green Published</text:p>
          </table:table-cell>
          <table:table-cell office:value-type="string" calcext:value-type="string">
            <text:p>b</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4"/>
        </table:table-row>
        <table:table-row table:style-name="ro1" table:visibility="filter">
          <table:table-cell office:value-type="string" calcext:value-type="string">
            <text:p>Falta de quarentena domiciliar eficaz: a causa da prevalência contínua de doenças das mãos, pés e boca na China? </text:p>
          </table:table-cell>
          <table:table-cell office:value-type="string" calcext:value-type="string">
            <text:p>Antecedentes: A quarentena domiciliar como medida não farmacêutica é uma estratégia chave para prevenir a propagação de doenças das mãos, pés e boca (HFMD) e herpangina (HA). No entanto, o status da quarentena doméstica permanece obscuro. Este estudo teve como objetivo fornecer uma base teórica para a prevenção e controle da HFMD e HA, investigando a situação e determinando os fatores que influenciam a quarentena domiciliar em crianças com HFMD ou HA. Métodos: O método de amostragem de conveniência foi usado neste estudo transversal envolvendo pais cujos filhos sofriam de HFMD ou HA em 2019. Uma ferramenta de questionário online foi usada para coletar informações demográficas, condições socioeconômicas, fatores clínicos, fontes de aconselhamento e detalhes de quarentena em casa. A análise de regressão logística foi usada para explorar os fatores que influenciam a quarentena domiciliar. Resultados: Um total de 3145 pais responderam ao questionário eletrônico; entre eles, 317 tinham filhos com diagnóstico de HFMD ou HA em 2019. Após controle de qualidade, 298 questionários foram incluídos na análise. A taxa total de conformidade da quarentena domiciliar para HFMD e HA foi de 59,1%. Os resultados da análise de regressão logística multivariada indicaram que ter avós como cuidador principal (OR = 2,53, IC 95%: 1,20-5,43) foi um fator de risco de abandono da quarentena domiciliar, enquanto a notificação do médico (OR = 0,35, IC 95%: 0,18 -0,67) e o conselho dos pais de outras crianças infectadas (OR = 0,53, IC 95%: 0,31-0,91) pode aumentar a conformidade com a quarentena doméstica. Conclusões: As medidas de quarentena domiciliar para HFMD e HA não foram bem implementadas. Os cuidadores, a notificação do médico e o conselho dos pais de outras crianças infectadas foram associados ao cumprimento da quarentena em casa. As medidas correspondentes devem ser tomadas para regular a quarentena domiciliar. (C) 2020 O (s) autor (es). Publicado por Elsevier Ltd em nome da King Saud Bin Abdulaziz University for Health Sciences. Este é um artigo de acesso aberto sob a licença CC BY-NC-ND (http://creativecommons.org/licenses/by-nc-nd/4.0/). </text:p>
          </table:table-cell>
          <table:table-cell table:style-name="ce5" office:value-type="string" calcext:value-type="string">
            <text:p>Hu, PP; Liu, JD; Gan, L; Chen, Y; Su, KY; Chen, YX; Zhang, DM</text:p>
          </table:table-cell>
          <table:table-cell table:style-name="ce5" office:value-type="string" calcext:value-type="string">
            <text:p>Lack of effective home quarantine: The cause of the continuing prevalence of hand, foot, and mouth disease in China?</text:p>
          </table:table-cell>
          <table:table-cell table:style-name="ce5" office:value-type="string" calcext:value-type="string">
            <text:p>JOURNAL OF INFECTION AND PUBLIC HEALTH</text:p>
          </table:table-cell>
          <table:table-cell table:style-name="ce5" office:value-type="string" calcext:value-type="string">
            <text:p>Article</text:p>
          </table:table-cell>
          <table:table-cell table:style-name="ce5" office:value-type="string" calcext:value-type="string">
            <text:p>Hand, foot, and mouth disease; Herpangina; Home quarantine</text:p>
          </table:table-cell>
          <table:table-cell table:style-name="ce5" office:value-type="string" calcext:value-type="string">
            <text:p>Background: Home quarantine as a non-pharmaceutical measure is a key strategy for preventing the spread of hand, foot, and mouth disease (HFMD) and herpangina (HA). However, the status of home quarantine remains unclear. This study aimed to provide a theoretical basis for the prevention and control of the HFMD and HA by investigating the situation and determining the factors influencing home quarantine in children with HFMD or HA. Methods: The convenience sampling method was used in this cross-sectional study involving parents whose children suffered from HFMD or HA in 2019. An online questionnaire tool was used to collect demographic information, socioeconomic status, clinical factors, sources of advice, and details of home quarantine. Logistic regression analysis was used to explore the factors influencing of home quarantine. Results: A total of 3145 parents answered the electronic questionnaire; among them, 317 had children diagnosed with HFMD or HA in 2019. After quality control, 298 questionnaires were included in the analysis. The whole compliance rate of home quarantine for HFMD and HA was 59.1%. Results of multivariate logistic regression analysis indicated that having grandparents as the primary caregiver (OR = 2.53, 95% CI: 1.20-5.43) was a risk factor of home-quarantine noncompliance, whereas doctor's notification (OR = 0.35, 95% CI: 0.18-0.67) and advice from parents of other infected children (OR = 0.53, 95% CI: 0.31-0.91) can increase the compliance with home quarantine. Conclusions: Home-quarantine measures for HFMD and HA were not well implemented. The caregivers, doctor's notification, and advice from parents of other infected children were associated with home-quarantine compliance. Corresponding measures should be taken to regulate home quarantine. (C) 2020 The Author(s). Published by Elsevier Ltd on behalf of King Saud Bin Abdulaziz University for Health Sciences. This is an open access article under the CC BY-NC-ND license (http://creativecommons.org/licenses/by-nc-nd/4.0/).</text:p>
          </table:table-cell>
          <table:table-cell/>
          <table:table-cell table:style-name="ce5" office:value-type="string" calcext:value-type="string">
            <text:p>ELSEVIER SCIENCE LONDON</text:p>
          </table:table-cell>
          <table:table-cell table:style-name="ce5" office:value-type="string" calcext:value-type="string">
            <text:p>LONDON</text:p>
          </table:table-cell>
          <table:table-cell table:style-name="ce5" office:value-type="string" calcext:value-type="string">
            <text:p>J INFECT PUBLIC HEAL</text:p>
          </table:table-cell>
          <table:table-cell table:style-name="ce5" office:value-type="float" office:value="2020" calcext:value-type="float">
            <text:p>2020</text:p>
          </table:table-cell>
          <table:table-cell table:style-name="ce5" office:value-type="string" calcext:value-type="string">
            <text:p>Public, Environmental &amp; Occupational Health; Infectious Disease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bordagem de toda a sociedade para o epicentro da pandemia de influenza Exercício de contenção na Indonésia </text:p>
          </table:table-cell>
          <table:table-cell office:value-type="string" calcext:value-type="string">
            <text:p>Contexto: Desde 2003, 200 casos de gripe aviária (H5N1) foram relatados com 168 mortes (taxa de letalidade: 84%) na Indonésia. As pandemias são imprevisíveis, mas a ameaça é iminente. Portanto, a preparação para uma pandemia, que inclui exercícios completos de simulação, é a chave para reduzir essa ameaça. Em resposta aos desafios, o Ministério da Saúde (MoH) da Indonésia adotou a diretriz de gestão de risco de pandemia da OMS, desenvolveu um plano de contingência e conduziu uma simulação de pandemia de gripe epicentro em escala real. Método: O exercício descreve os planos operacionais do Governo da Indonésia para o controle da Influenza Aviária (AI) a partir da detecção de casos de AI (de aves para transmissão humana) e contenção da transmissão humana para humana do novo vírus da influenza no epicentro da pandemia de influenza na aldeia Setu Sul Tangerang. A simulação cobre vários locais na comunidade, hospitais, ponto de entrada e mercado de aves vivas. 25 avaliadores e cerca de 800 observadores envolvidos no exercício. Resultados: O exercício de contenção do epicentro pandêmico em escala real demonstrou a capacidade da Indonésia em toda a sociedade abordar a gestão do risco de pandemia no quadro geral de resposta a emergências nacional, abrangendo comando e coordenação, vigilância de resposta à saúde animal, resposta médica, laboratório, comunicação de risco, controle de perímetro, intervenções farmacêuticas, intervenções não farmacêuticas e interoperabilidade civil-militar. É um impulso para melhorar o compromisso multissetorial na preparação para uma pandemia. O resultado deste exercício contribuiu para a identificação de lacunas que requerem maior fortalecimento das capacidades básicas do RSI no país para reduzir a ameaça da próxima pandemia de influenza. Conclusão: Há também uma necessidade crítica de mais estratégias baseadas em evidências e formulação de políticas para fortalecer a preparação para uma pandemia. (C) 2020 os autores. Publicado por Elsevier Ltd em nome da King Saud Bin Abdulaziz University for Health Sciences. Este é um artigo de acesso aberto sob a licença CC BY-NC-ND (http://creativecommons.org/licenses/by-nc-nd/4.0/). </text:p>
          </table:table-cell>
          <table:table-cell table:style-name="ce5" office:value-type="string" calcext:value-type="string">
            <text:p>Wignjadiputro, I; Widaningrum, C; Setiawaty, V; Wulandari, EW; Sihombing, S; Prasetyo, WA; Azhar, M; Rim, KI; Junxiong, VP; Waworuntu, W; Subuh, M</text:p>
          </table:table-cell>
          <table:table-cell table:style-name="ce5" office:value-type="string" calcext:value-type="string">
            <text:p>Whole-of-society approach for influenza pandemic epicenter Containment exercise in Indonesia</text:p>
          </table:table-cell>
          <table:table-cell table:style-name="ce5" office:value-type="string" calcext:value-type="string">
            <text:p>JOURNAL OF INFECTION AND PUBLIC HEALTH</text:p>
          </table:table-cell>
          <table:table-cell table:style-name="ce5" office:value-type="string" calcext:value-type="string">
            <text:p>Article</text:p>
          </table:table-cell>
          <table:table-cell table:style-name="ce5" office:value-type="string" calcext:value-type="string">
            <text:p>Influenza; Pandemic preparedness; Simulation exercise; Indonesia</text:p>
          </table:table-cell>
          <table:table-cell table:style-name="ce5" office:value-type="string" calcext:value-type="string">
            <text:p>Background: Since 2003, 200 cases of bird flu (H5N1) cases have been reported with 168 death (case fatality rate: 84%) in Indonesia. Pandemics are unpredictable, but the threat is imminent. Therefore, pandemic preparedness, which includes full simulation exercises, is a key to reduce this threat. Responding to the challenges, Ministry of Health (MoH) Indonesia adopted WHO pandemic risk management guideline, developed contingency plan and conducted full scale epicenter influenza pandemic simulation. Method: The exercise outlines the Government of Indonesia operational plans for Avian Influenza (AI) control from the detection of AI cases (from poultry to human transmission) and containment of human to human transmission of novel influenza virus in influenza pandemic epicenter at Setu village South Tangerang. The simulation covers multiple locations in community, hospitals, point of entry and live bird market. 25 evaluators and around 800 observers involved in the exercise. Results: The full scale pandemic epicenter containment exercise has demonstrated Indonesia capacity in whole of society approach pandemic risk management in the overall national emergency response framework, covering command and coordination, animal health response surveillance, medical response, laboratory, risk communication, perimeter control, pharmaceutical interventions, non-pharmaceutical interventions and civil-military interoperability. It is served as a momentum to improve multisector commitment on pandemic preparedness. The outcome of this exercise has contributed to identification of gaps that require further strengthening of IHR core capacities in the country to reduce the threat of the next influenza pandemic. Conclusion: There is also a critical need for more evidence-based strategies and policy formulation to strengthen pandemic preparedness. (C) 2020 The Authors. Published by Elsevier Ltd on behalf of King Saud Bin Abdulaziz University for Health Sciences. This is an open access article under the CC BY-NC-ND license (http://creativecommons.org/licenses/by-nc-nd/4.0/).</text:p>
          </table:table-cell>
          <table:table-cell/>
          <table:table-cell table:style-name="ce5" office:value-type="string" calcext:value-type="string">
            <text:p>ELSEVIER SCIENCE LONDON</text:p>
          </table:table-cell>
          <table:table-cell table:style-name="ce5" office:value-type="string" calcext:value-type="string">
            <text:p>LONDON</text:p>
          </table:table-cell>
          <table:table-cell table:style-name="ce5" office:value-type="string" calcext:value-type="string">
            <text:p>J INFECT PUBLIC HEAL</text:p>
          </table:table-cell>
          <table:table-cell table:style-name="ce5" office:value-type="float" office:value="2020" calcext:value-type="float">
            <text:p>2020</text:p>
          </table:table-cell>
          <table:table-cell table:style-name="ce5" office:value-type="string" calcext:value-type="string">
            <text:p>Public, Environmental &amp; Occupational Health; Infectious Diseases</text:p>
          </table:table-cell>
          <table:table-cell table:style-name="ce5" office:value-type="string" calcext:value-type="string">
            <text:p>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Mercados infectados: Coronavírus novo, intervenções governamentais e volatilidade de retorno de ações ao redor do mundo </text:p>
          </table:table-cell>
          <table:table-cell office:value-type="string" calcext:value-type="string">
            <text:p>As intervenções do governo destinadas a conter a propagação da COVID-19 afetam a volatilidade do mercado de ações? Para responder a essa pergunta, exploramos o rigor das respostas políticas à nova pandemia de coronavírus em 67 países ao redor do mundo. Demonstramos que as intervenções não farmacêuticas aumentam significativamente a volatilidade do mercado de ações. O efeito é independente do papel da própria pandemia de coronavírus e é robusto a muitas considerações. Além disso, dois tipos de ações que geralmente são aplicadas cronologicamente, em particular as campanhas de informação antecipada e cancelamentos de eventos públicos, são os principais contribuintes para o crescimento da volatilidade. </text:p>
          </table:table-cell>
          <table:table-cell table:style-name="ce5" office:value-type="string" calcext:value-type="string">
            <text:p>Zaremba, A; Kizys, R; Aharon, DY; Demir, E</text:p>
          </table:table-cell>
          <table:table-cell table:style-name="ce5" office:value-type="string" calcext:value-type="string">
            <text:p>Infected Markets: Novel Coronavirus, Government Interventions, and Stock Return Volatility around the Globe</text:p>
          </table:table-cell>
          <table:table-cell table:style-name="ce5" office:value-type="string" calcext:value-type="string">
            <text:p>FINANCE RESEARCH LETTERS</text:p>
          </table:table-cell>
          <table:table-cell table:style-name="ce5" office:value-type="string" calcext:value-type="string">
            <text:p>Article</text:p>
          </table:table-cell>
          <table:table-cell table:style-name="ce5" office:value-type="string" calcext:value-type="string">
            <text:p>novel coronavirus; COVID-19; stock market volatility; non-pharmaceutical interventions; government policy responses; international financial market; containment and closure</text:p>
          </table:table-cell>
          <table:table-cell table:style-name="ce5" office:value-type="string" calcext:value-type="string">
            <text:p>Do government interventions aimed at curbing the spread of COVID-19 affect stock market volatility? To answer this question, we explore the stringency of policy responses to the novel coronavirus pandemic in 67 countries around the world. We demonstrate that non-pharmaceutical interventions significantly increase equity market volatility. The effect is independent from the role of the coronavirus pandemic itself and is robust to many considerations. Furthermore, two types of actions that are usually applied chronologically particularly early-information campaigns and public event cancellations-are the major contributors to the growth of volatility.</text:p>
          </table:table-cell>
          <table:table-cell/>
          <table:table-cell table:style-name="ce5" office:value-type="string" calcext:value-type="string">
            <text:p>ACADEMIC PRESS INC ELSEVIER SCIENCE</text:p>
          </table:table-cell>
          <table:table-cell table:style-name="ce5" office:value-type="string" calcext:value-type="string">
            <text:p>SAN DIEGO</text:p>
          </table:table-cell>
          <table:table-cell table:style-name="ce5" office:value-type="string" calcext:value-type="string">
            <text:p>FINANC RES LETT</text:p>
          </table:table-cell>
          <table:table-cell table:style-name="ce5" office:value-type="float" office:value="2020" calcext:value-type="float">
            <text:p>2020</text:p>
          </table:table-cell>
          <table:table-cell table:style-name="ce5" office:value-type="string" calcext:value-type="string">
            <text:p>Business &amp; Economics</text:p>
          </table:table-cell>
          <table:table-cell table:style-name="ce5" office:value-type="string" calcext:value-type="string">
            <text:p>Other Gold, Green Publishe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do impacto da vacinação em massa contra influenza e intervenções de saúde pública em epidemias COVID-19 com capacidade de detecção limitada </text:p>
          </table:table-cell>
          <table:table-cell office:value-type="string" calcext:value-type="string">
            <text:p>O coronavírus emergente SARS-CoV-2 causou uma pandemia de COVID-19. A SARS-CoV-2 causa uma infecção geralmente leve, mas às vezes grave e até com risco de vida, conhecida como COVID-19. Atualmente, não existem vacinas ou medicamentos eficazes e, como tal, as autoridades públicas globais têm até agora confiado em intervenções não farmacêuticas (INP). Uma vez que os sintomas de COVID-19 são inespecíficos e podem se assemelhar a um resfriado comum, se ele voltar com um padrão sazonal e coincidir com a temporada de influenza, isso seria particularmente desafiador, opressor e sobrecarregar os sistemas de saúde, particularmente em contextos de recursos limitados e aumentaria a probabilidade de transmissão nosocomial. No presente estudo, desenvolvemos um modelo matemático com foco no tratamento de pessoas com queixas de sintomas de doença semelhante à influenza (ILI), potencialmente em risco de contrair COVID-19 ou outros agentes infecciosos respiratórios emergentes / reemergentes durante sua admissão em o ambiente de saúde, que ocupará os kits de detecção, causando uma grave escassez de recursos de teste. O modelo é usado para avaliar o efeito da vacinação em massa contra influenza na disseminação de COVID-19 e outros patógenos respiratórios no caso de uma coincidência do surto com a temporada de influenza. Aqui, mostramos que aumentar a absorção da vacina contra a gripe ou melhorar as intervenções de saúde pública facilitaria o gerenciamento de surtos respiratórios que coincidem com o pico da temporada de gripe, especialmente para compensar a escassez de recursos de detecção. No entanto, como aumentar a taxa de cobertura de vacinação contra influenza permanece um desafio. Os formuladores de políticas e decisões de saúde pública devem adotar estratégias baseadas em evidências para melhorar a absorção da vacina contra influenza. </text:p>
          </table:table-cell>
          <table:table-cell table:style-name="ce5" office:value-type="string" calcext:value-type="string">
            <text:p>Li, Q; Tang, B; Bragazzi, NL; Xiao, YN; Wu, JH</text:p>
          </table:table-cell>
          <table:table-cell table:style-name="ce5" office:value-type="string" calcext:value-type="string">
            <text:p>Modeling the impact of mass influenza vaccination and public health interventions on COVID-19 epidemics with limited detection capability</text:p>
          </table:table-cell>
          <table:table-cell table:style-name="ce5" office:value-type="string" calcext:value-type="string">
            <text:p>MATHEMATICAL BIOSCIENCES</text:p>
          </table:table-cell>
          <table:table-cell table:style-name="ce5" office:value-type="string" calcext:value-type="string">
            <text:p>Article</text:p>
          </table:table-cell>
          <table:table-cell table:style-name="ce5" office:value-type="string" calcext:value-type="string">
            <text:p>Coronavirus; Pandemic outbreak; Limited resources; Influenza season; Influenza vaccination</text:p>
          </table:table-cell>
          <table:table-cell table:style-name="ce5" office:value-type="string" calcext:value-type="string">
            <text:p>The emerging coronavirus SARS-CoV-2 has caused a COVID-19 pandemic. SARS-CoV-2 causes a generally mild, but sometimes severe and even life-threatening infection, known as COVID-19. Currently, there exist no effective vaccines or drugs and, as such, global public authorities have so far relied upon non pharmaceutical interventions (NPIs). Since COVID-19 symptoms are aspecific and may resemble a common cold, if it should come back with a seasonal pattern and coincide with the influenza season, this would be particularly challenging, overwhelming and straining the healthcare systems, particularly in resource-limited contexts, and would increase the likelihood of nosocomial transmission. In the present study, we devised a mathematical model focusing on the treatment of people complaining of influenza-like-illness (ILI) symptoms, potentially at risk of contracting COVID-19 or other emerging/re-emerging respiratory infectious agents during their admission at the health-care setting, who will occupy the detection kits causing a severe shortage of testing resources. The model is used to assess the effect of mass influenza vaccination on the spread of COVID-19 and other respiratory pathogens in the case of a coincidence of the outbreak with the influenza season. Here, we show that increasing influenza vaccine uptake or enhancing the public health interventions would facilitate the management of respiratory outbreaks coinciding with the peak flu season, especially, compensate the shortage of the detection resources. However, how to increase influenza vaccination coverage rate remains challenging. Public health decision- and policy-makers should adopt evidence-informed strategies to improve influenza vaccine uptake.</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MATH BIOSCI</text:p>
          </table:table-cell>
          <table:table-cell table:style-name="ce5" office:value-type="float" office:value="2020" calcext:value-type="float">
            <text:p>2020</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matemática do impacto de intervenções não farmacêuticas na redução do novo Coronavírus de 2019 </text:p>
          </table:table-cell>
          <table:table-cell office:value-type="string" calcext:value-type="string">
            <text:p>Uma pandemia de um novo Coronavírus surgiu em dezembro de 2019 (COVID-19), causando um impacto devastador na saúde pública em todo o mundo. Na ausência de uma vacina segura e eficaz ou antivirais, as estratégias para controlar e mitigar o fardo da pandemia se concentram em intervenções não farmacêuticas, como distanciamento social, rastreamento de contato, quarentena, isolamento e uso de máscaras em público. Desenvolvemos um novo modelo matemático para avaliar o impacto em nível populacional das estratégias de controle e mitigação mencionadas. A análise rigorosa do modelo mostra que o equilíbrio livre de doença é localmente assintoticamente estável se um certo limiar epidemiológico, conhecido como número de reprodução (denotado por R-c), for menor que a unidade. Simulações do modelo, usando dados relevantes para a dinâmica de transmissão do COVID-19 no estado americano de Nova York e em todos os Estados Unidos, mostram que a carga pandêmica atingirá o pico em meados e no final de abril, respectivamente. As projeções do pior cenário para a mortalidade cumulativa (com base nos níveis basais de intervenções não farmacêuticas anti-COVID consideradas no estudo) diminuem drasticamente em 80% e 64%, respectivamente, se as medidas de distanciamento social estritas implementadas forem mantidas até final de maio ou junho de 2020. A duração e o momento do relaxamento ou término das medidas estritas de distanciamento social são de importância crucial para determinar a trajetória futura da pandemia COVID-19. Este estudo mostra que o término precoce das medidas estritas de distanciamento social poderia desencadear uma segunda onda devastadora com carga semelhante àquelas projetadas antes do início das medidas estritas de distanciamento social serem implementadas. O uso de máscaras faciais eficazes (como máscaras cirúrgicas, com eficácia estimada&gt; = 70%) em público pode levar à eliminação da pandemia se pelo menos 70% dos residentes do estado de Nova York usarem tais máscaras em público de forma consistente ( a nível nacional, será exigida uma conformidade de pelo menos 80% com o uso dessas máscaras). O uso de máscaras de baixa eficácia, como máscaras de pano (com eficácia estimada inferior a 30%), também pode levar a uma redução significativa da carga de COVID-19 (embora não sejam capazes de levar à eliminação). A combinação de máscaras de baixa eficácia com níveis melhorados de outras estratégias de intervenção anti-COVID-19 pode levar à eliminação da pandemia. Este estudo enfatiza o importante papel que o distanciamento social desempenha na redução da carga de COVID19. Aumentos no nível de adesão dos protocolos de distanciamento social resultam na redução dramática da carga da pandemia, e a implementação oportuna de medidas de distanciamento social em vários estados dos EUA pode ter evitado um resultado catastrófico com relação à carga de COVID- 19 O uso de máscaras faciais em público (incluindo as máscaras de pano de baixa eficácia) é muito útil para minimizar a transmissão da comunidade e a carga de COVID-19, desde que seu nível de cobertura seja alto. A cobertura de máscaras necessária para eliminar COVID-19 diminui se a intervenção baseada em máscaras for combinada com a estrita estratégia de distanciamento social. </text:p>
          </table:table-cell>
          <table:table-cell table:style-name="ce5" office:value-type="string" calcext:value-type="string">
            <text:p>Ngonghala, CN; Iboi, E; Eikenberry, S; Scotch, M; MacIntyre, CR; Bonds, MH; Gumel, AB</text:p>
          </table:table-cell>
          <table:table-cell table:style-name="ce5" office:value-type="string" calcext:value-type="string">
            <text:p>Mathematical assessment of the impact of non-pharmaceutical interventions on curtailing the 2019 novel Coronavirus</text:p>
          </table:table-cell>
          <table:table-cell table:style-name="ce5" office:value-type="string" calcext:value-type="string">
            <text:p>MATHEMATICAL BIOSCIENCES</text:p>
          </table:table-cell>
          <table:table-cell table:style-name="ce5" office:value-type="string" calcext:value-type="string">
            <text:p>Article</text:p>
          </table:table-cell>
          <table:table-cell table:style-name="ce5" office:value-type="string" calcext:value-type="string">
            <text:p>Mathematical model; COVID-19; SARS-CoV-2; Social-distancing; Quarantine; Isolation; Contact-tracing; Face-mask; Non-pharmaceutical intervention</text:p>
          </table:table-cell>
          <table:table-cell table:style-name="ce5" office:value-type="string" calcext:value-type="string">
            <text:p>A pandemic of a novel Coronavirus emerged in December of 2019 (COVID-19), causing devastating public health impact across the world. In the absence of a safe and effective vaccine or antivirals, strategies for controlling and mitigating the burden of the pandemic are focused on non-pharmaceutical interventions, such as social-distancing, contact-tracing, quarantine, isolation, and the use of face-masks in public. We develop a new mathematical model for assessing the population-level impact of the aforementioned control and mitigation strategies. Rigorous analysis of the model shows that the disease-free equilibrium is locally-asymptotically stable if a certain epidemiological threshold, known as the reproduction number (denoted by R-c), is less than unity. Simulations of the model, using data relevant to COVID-19 transmission dynamics in the US state of New York and the entire US, show that the pandemic burden will peak in mid and late April, respectively. The worst-case scenario projections for cumulative mortality (based on the baseline levels of anti-COVID non-pharmaceutical interventions considered in the study) decrease dramatically by 80% and 64%, respectively, if the strict social-distancing measures implemented are maintained until the end of May or June, 2020. The duration and timing of the relaxation or termination of the strict social-distancing measures are crucially-important in determining the future trajectory of the COVID-19 pandemic. This study shows that early termination of the strict social-distancing measures could trigger a devastating second wave with burden similar to those projected before the onset of the strict social-distancing measures were implemented. The use of efficacious face-masks (such as surgical masks, with estimated efficacy &gt;= 70%) in public could lead to the elimination of the pandemic if at least 70% of the residents of New York state use such masks in public consistently (nationwide, a compliance of at least 80% will be required using such masks). The use of low efficacy masks, such as cloth masks (of estimated efficacy less than 30%), could also lead to significant reduction of COVID-19 burden (albeit, they are not able to lead to elimination). Combining low efficacy masks with improved levels of the other anti-COVID-19 intervention strategies can lead to the elimination of the pandemic. This study emphasizes the important role social-distancing plays in curtailing the burden of COVID19. Increases in the adherence level of social-distancing protocols result in dramatic reduction of the burden of the pandemic, and the timely implementation of social-distancing measures in numerous states of the US may have averted a catastrophic outcome with respect to the burden of COVID-19. Using face-masks in public (including the low efficacy cloth masks) is very useful in minimizing community transmission and burden of COVID-19, provided their coverage level is high. The masks coverage needed to eliminate COVID-19 decreases if the masks-based intervention is combined with the strict social-distancing strategy.</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MATH BIOSCI</text:p>
          </table:table-cell>
          <table:table-cell table:style-name="ce5" office:value-type="float" office:value="2020" calcext:value-type="float">
            <text:p>2020</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udanças nos padrões de contato moldam a dinâmica do surto de COVID-19 na China </text:p>
          </table:table-cell>
          <table:table-cell office:value-type="string" calcext:value-type="string">
            <text:p>Intervenções não farmacêuticas intensas foram implementadas na China para interromper a transmissão da nova doença coronavírus em 2019 (COVID-19). À medida que a transmissão se intensifica em outros países, a interação entre idade, padrões de contato, distanciamento social, susceptibilidade à infecção e dinâmica do COVID-19 permanece obscura. Para responder a essas perguntas, analisamos os dados da pesquisa de contato para Wuhan e Xangai antes e durante o surto e as informações de rastreamento de contato da província de Hunan. Os contatos diários foram reduzidos de sete a oito vezes durante o período de distanciamento social do COVID-19, com a maioria das interações restritas ao domicílio. Descobrimos que crianças de 0 a 14 anos de idade são menos suscetíveis à infecção por síndrome respiratória aguda grave por coronavírus 2 (SARS-CoV-2) do que adultos de 15 a 64 anos de idade (odds ratio 0,34, intervalo de confiança de 95% 0,24 a 0,49), enquanto indivíduos com mais de 65 anos de idade são mais suscetíveis à infecção (odds ratio 1,47, intervalo de confiança de 95% 1,12 a 1,92). Com base nesses dados, construímos um modelo de transmissão para estudar o impacto do distanciamento social e do fechamento de escolas na transmissão. Descobrimos que apenas o distanciamento social, conforme implementado na China durante o surto, é suficiente para controlar o COVID-19. Embora o fechamento proativo de escolas não possa interromper a transmissão por conta própria, eles podem reduzir o pico de incidência em 40 a 60% e retardar a epidemia. </text:p>
          </table:table-cell>
          <table:table-cell table:style-name="ce5" office:value-type="string" calcext:value-type="string">
            <text:p>Zhang, JJ; Litvinova, M; Liang, YX; Wang, Y; Wang, W; Zhao, SL; Wu, QH; Merler, S; Viboud, C; Vespignani, A; Ajelli, M; Yu, HJ</text:p>
          </table:table-cell>
          <table:table-cell table:style-name="ce5" office:value-type="string" calcext:value-type="string">
            <text:p>Changes incontact patterns shape the dynamics of the COVID-19 outbreak in China</text:p>
          </table:table-cell>
          <table:table-cell table:style-name="ce5" office:value-type="string" calcext:value-type="string">
            <text:p>SCIENCE</text:p>
          </table:table-cell>
          <table:table-cell table:style-name="ce5" office:value-type="string" calcext:value-type="string">
            <text:p>Article</text:p>
          </table:table-cell>
          <table:table-cell/>
          <table:table-cell table:style-name="ce5" office:value-type="string" calcext:value-type="string">
            <text:p>Intense nonpharmaceutical interventions were put in place in China to stop transmission of the novel coronavirus disease 2019 (COVID-19). As transmission intensifies in other countries, the interplay between age, contact patterns, social distancing, susceptibility to infection, and COVID-19 dynamics remains unclear. To answer these questions, we analyze contact survey data for Wuhan and Shanghai before and during the outbreak and contact-tracing information from Hunan province. Daily contacts were reduced seven- to eightfold during the COVID-19 social distancing period, with most interactions restricted to the household. We find that children 0 to 14 years of age are less susceptible to severe acute respiratory syndrome coronavirus 2 (SARS-CoV-2) infection than adults 15 to 64 years of age (odds ratio 0.34, 95% confidence interval 0.24 to 0.49), whereas individuals more than 65 years of age are more susceptible to infection (odds ratio 1.47, 95% confidence interval 1.12 to 1.92). Based on these data, we built a transmission model to study the impact of social distancing and school closure on transmission. We find that social distancing alone, as implemented in China during the outbreak, is sufficient to control COVID-19. Although proactive school closures cannot interrupt transmission on their own, they can reduce peak incidence by 40 to 60% and delay the epidemic.</text:p>
          </table:table-cell>
          <table:table-cell/>
          <table:table-cell table:style-name="ce5" office:value-type="string" calcext:value-type="string">
            <text:p>AMER ASSOC ADVANCEMENT SCIENCE</text:p>
          </table:table-cell>
          <table:table-cell table:style-name="ce5" office:value-type="string" calcext:value-type="string">
            <text:p>WASHINGTON</text:p>
          </table:table-cell>
          <table:table-cell table:style-name="ce5" office:value-type="string" calcext:value-type="string">
            <text:p>SCIENC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a estrutura de modelagem para avaliar a eficácia provável das máscaras faciais em combinação com o 'bloqueio' na gestão da pandemia COVID-19 </text:p>
          </table:table-cell>
          <table:table-cell office:value-type="string" calcext:value-type="string">
            <text:p>COVID-19 é caracterizado por um período pré-sintomático infeccioso, quando indivíduos recém-infectados podem infectar outros involuntariamente. Estamos interessados ​​em quais benefícios as máscaras podem oferecer como uma intervenção não farmacêutica, especialmente em ambientes onde intervenções de alta tecnologia, como rastreamento de contato usando aplicativos móveis ou detecção rápida de casos por meio de testes moleculares, não são sustentáveis. Aqui, relatamos os resultados de dois modelos matemáticos e mostramos que o uso da máscara facial pelo público pode dar uma grande contribuição para reduzir o impacto da pandemia COVID-19. Nossa intenção é fornecer uma estrutura de modelagem simples para examinar a dinâmica das epidemias COVID-19 quando as máscaras são usadas pelo público, com ou sem períodos de 'lock-down' impostos. Nossos resultados são ilustrados por uma série de valores plausíveis para faixas de parâmetros que descrevem processos epidemiológicos e propriedades mecanísticas de máscaras faciais, na ausência de medições atuais para esses valores. Mostramos que, quando as máscaras são usadas pelo público o tempo todo (não apenas a partir do momento em que os primeiros sintomas aparecem), o número de reprodução efetiva, R-e, pode ser reduzido para menos de 1, levando à mitigação da propagação da epidemia. Sob certas condições, quando os períodos de bloqueio são implementados em combinação com o uso de máscara 100% facial, há muito menos disseminação da doença, as ondas secundárias e terciárias são achatadas e a epidemia é controlada. O efeito ocorre mesmo quando se assume que as máscaras faciais são apenas 50% eficazes na captura do inóculo do vírus exalado com uma eficiência igual ou inferior na inalação. O uso de máscaras faciais pelo público foi sugerido como ineficaz porque os usuários podem tocar seus rostos com mais frequência, aumentando assim a probabilidade de contrair COVID-19. Para completar, nossos modelos mostram que a adoção de máscaras faciais oferece benefícios em nível de população, mesmo em circunstâncias em que os usuários correm maior risco. No momento em que este artigo foi escrito, o uso de máscara facial pelo público não era recomendado em muitos países, mas uma recomendação para o uso de coberturas faciais acaba de ser anunciada para a Escócia. Mesmo que o uso da máscara facial tenha começado após o início do primeiro período de bloqueio, nossos resultados mostram que os benefícios ainda podem ser gerados, reduzindo o risco de ocorrência de novas ondas COVID-19. Examinamos os efeitos de diferentes taxas de adoção de máscara facial sem períodos de bloqueio e mostramos que, mesmo em níveis mais baixos de adoção, os benefícios são acumulados para os usuários de máscara facial. Essas análises podem explicar por que alguns países, onde a adoção do uso de máscaras faciais pelo público é de cerca de 100%, experimentaram taxas significativamente mais baixas de disseminação de COVID-19 e mortes associadas. Concluímos que o uso de máscara facial pelo público, quando usado em combinação com distanciamento físico ou períodos de bloqueio, pode fornecer uma maneira aceitável de gerenciar a pandemia COVID-19 e reabrir a atividade econômica. Esses resultados são relevantes tanto para o mundo desenvolvido quanto para o em desenvolvimento, onde um grande número de pessoas tem poucos recursos, mas a fabricação de máscaras faciais eficazes e caseiras é possível. Uma mensagem importante de nossas análises para ajudar na adoção generalizada de máscaras faciais seria: 'minha máscara protege você, sua máscara me protege'. </text:p>
          </table:table-cell>
          <table:table-cell table:style-name="ce5" office:value-type="string" calcext:value-type="string">
            <text:p>Stutt, ROJH; Retkute, R; Bradley, M; Gilligan, CA; Colvin, J</text:p>
          </table:table-cell>
          <table:table-cell table:style-name="ce5" office:value-type="string" calcext:value-type="string">
            <text:p>A modelling framework to assess the likely effectiveness of facemasks in combination with 'lock-down' in managing the COVID-19 pandemic</text:p>
          </table:table-cell>
          <table:table-cell table:style-name="ce5" office:value-type="string" calcext:value-type="string">
            <text:p>PROCEEDINGS OF THE ROYAL SOCIETY A-MATHEMATICAL PHYSICAL AND ENGINEERING SCIENCES</text:p>
          </table:table-cell>
          <table:table-cell table:style-name="ce5" office:value-type="string" calcext:value-type="string">
            <text:p>Article</text:p>
          </table:table-cell>
          <table:table-cell table:style-name="ce5" office:value-type="string" calcext:value-type="string">
            <text:p>COVID-19; modelling; facemask</text:p>
          </table:table-cell>
          <table:table-cell table:style-name="ce5" office:value-type="string" calcext:value-type="string">
            <text:p>COVID-19 is characterized by an infectious pre-symptomatic period, when newly infected individuals can unwittingly infect others. We are interested in what benefits facemasks could offer as a non-pharmaceutical intervention, especially in the settings where high-technology interventions, such as contact tracing using mobile apps or rapid case detection via molecular tests, are not sustainable. Here, we report the results of two mathematical models and show that facemask use by the public could make a major contribution to reducing the impact of the COVID-19 pandemic. Our intention is to provide a simple modelling framework to examine the dynamics of COVID-19 epidemics when facemasks are worn by the public, with or without imposed 'lock-down' periods. Our results are illustrated for a number of plausible values for parameter ranges describing epidemiological processes and mechanistic properties of facemasks, in the absence of current measurements for these values. We show that, when facemasks are used by the public all the time (not just from when symptoms first appear), the effective reproduction number, R-e, can be decreased below 1, leading to the mitigation of epidemic spread. Under certain conditions, when lock-down periods are implemented in combination with 100% facemask use, there is vastly less disease spread, secondary and tertiary waves are flattened and the epidemic is brought under control. The effect occurs even when it is assumed that facemasks are only 50% effective at capturing exhaled virus inoculum with an equal or lower efficiency on inhalation. Facemask use by the public has been suggested to be ineffective because wearers may touch their faces more often, thus increasing the probability of contracting COVID-19. For completeness, our models show that facemask adoption provides population-level benefits, even in circumstances where wearers are placed at increased risk. At the time of writing, facemask use by the public has not been recommended in many countries, but a recommendation for wearing face-coverings has just been announced for Scotland. Even if facemask use began after the start of the first lock-down period, our results show that benefits could still accrue by reducing the risk of the occurrence of further COVID-19 waves. We examine the effects of different rates of facemask adoption without lock-down periods and show that, even at lower levels of adoption, benefits accrue to the facemask wearers. These analyses may explain why some countries, where adoption of facemask use by the public is around 100%, have experienced significantly lower rates of COVID-19 spread and associated deaths. We conclude that facemask use by the public, when used in combination with physical distancing or periods of lock-down, may provide an acceptable way of managing the COVID-19 pandemic and re-opening economic activity. These results are relevant to the developed as well as the developing world, where large numbers of people are resource poor, but fabrication of home-made, effective facemasks is possible. A key message from our analyses to aid the widespread adoption of facemasks would be: 'my mask protects you, your mask protects me'.</text:p>
          </table:table-cell>
          <table:table-cell/>
          <table:table-cell table:style-name="ce5" office:value-type="string" calcext:value-type="string">
            <text:p>ROYAL SOC</text:p>
          </table:table-cell>
          <table:table-cell table:style-name="ce5" office:value-type="string" calcext:value-type="string">
            <text:p>LONDON</text:p>
          </table:table-cell>
          <table:table-cell table:style-name="ce5" office:value-type="string" calcext:value-type="string">
            <text:p>P ROY SOC A-MATH PHY</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Other Gold, Green Accepte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s de intervenção na transmissão de COVID-19 dependendo da taxa de detecção e extensão do isolamento </text:p>
          </table:table-cell>
          <table:table-cell office:value-type="string" calcext:value-type="string">
            <text:p>OBJETIVOS: Em 2020, a infecção respiratória por doença coronavírus 2019 (COVID-19) está se espalhando na Coréia. Para prevenir a propagação de uma doença infecciosa, as pessoas infectadas devem ser rapidamente identificadas e isoladas, e o contato com as infectadas deve ser bloqueado precocemente. Este estudo procurou verificar os efeitos da intervenção na disseminação de uma doença infecciosa, usando essas medidas em um modelo matemático. MÉTODOS: Usamos o modelo de recuperação infecciosa suscetível (SIR) para um grupo populacional virtual conectado por uma rede estruturada especial. No modelo, o estado de infecção (I) foi dividido em I em que a infecção não é detectada e I-x em que a infecção é detectada. A probabilidade de transição de um estado I para I-x pode ser vista como a taxa em que uma pessoa infectada é encontrada. Presumimos que apenas aqueles conectados entre si na rede podem causar infecção. Além disso, este estudo tentou avaliar os efeitos do isolamento removendo temporariamente a conexão entre essas pessoas. RESULTADOS: No Cenário 1, apenas os infectados são isolados; no Cenário 2, aqueles que estão conectados a uma pessoa infectada e que também estão infectados são isolados também. No Cenário 3, todas as pessoas conectadas a uma pessoa infectada são isoladas. No Cenário 3, foi possível suprimir efetivamente a doença infecciosa, mesmo com uma taxa relativamente lenta de diagnóstico e uma taxa de infecção relativamente alta. CONCLUSÕES: Durante a epidemia, a rápida identificação dos infectados é útil. Além disso, foi possível mostrar quantitativamente, por meio de uma simulação de avaliação, que o manejo de indivíduos infectados, bem como daqueles que estão conectados, ajudou muito a suprimir a disseminação de doenças infecciosas. </text:p>
          </table:table-cell>
          <table:table-cell table:style-name="ce5" office:value-type="string" calcext:value-type="string">
            <text:p>Kwon, O; Son, WS; Kim, JY; Kim, JH</text:p>
          </table:table-cell>
          <table:table-cell table:style-name="ce5" office:value-type="string" calcext:value-type="string">
            <text:p>Intervention effects in the transmission of COVID-19 depending on the detection rate and extent of isolation</text:p>
          </table:table-cell>
          <table:table-cell table:style-name="ce5" office:value-type="string" calcext:value-type="string">
            <text:p>EPIDEMIOLOGY AND HEALTH</text:p>
          </table:table-cell>
          <table:table-cell table:style-name="ce5" office:value-type="string" calcext:value-type="string">
            <text:p>Article</text:p>
          </table:table-cell>
          <table:table-cell table:style-name="ce5" office:value-type="string" calcext:value-type="string">
            <text:p>COVID-19; Agent-based model; Non-pharmaceutical intervention; Social network; Isolation</text:p>
          </table:table-cell>
          <table:table-cell table:style-name="ce5" office:value-type="string" calcext:value-type="string">
            <text:p>OBJECTIVES: In 2020, the coronavirus disease 2019 (COVID-19) respiratory infection is spreading in Korea. In order to prevent the spread of an infectious disease, infected people must be quickly identified and isolated, and contact with the infected must be blocked early. This study attempted to verify the intervention effects on the spread of an infectious disease by using these measures in a mathematical model. METHODS: We used the susceptible-infectious-recovery (SIR) model for a virtual population group connected by a special structured network. In the model, the infected state (I) was divided into I in which the infection is undetected and I-x in which the infection is detected. The probability of transitioning from an I state to I-x can be viewed as the rate at which an infected person is found. We assumed that only those connected to each other in the network can cause infection. In addition, this study attempted to evaluate the effects of isolation by temporarily removing the connection among these people. RESULTS: In Scenario 1, only the infected are isolated; in Scenario 2, those who are connected to an infected person and are also found to be infected are isolated as well. In Scenario 3, everyone connected to an infected person are isolated. In Scenario 3, it was possible to effectively suppress the infectious disease even with a relatively slow rate of diagnosis and relatively high infection rate. CONCLUSIONS: During the epidemic, quick identification of the infected is helpful. In addition, it was possible to quantitatively show through a simulation evaluation that the management of infected individuals as well as those who are connected greatly helped to suppress the spread of infectious diseases.</text:p>
          </table:table-cell>
          <table:table-cell/>
          <table:table-cell table:style-name="ce5" office:value-type="string" calcext:value-type="string">
            <text:p>KOREAN SOC EPIDEMIOLOGY</text:p>
          </table:table-cell>
          <table:table-cell table:style-name="ce5" office:value-type="string" calcext:value-type="string">
            <text:p>SUWON</text:p>
          </table:table-cell>
          <table:table-cell table:style-name="ce5" office:value-type="string" calcext:value-type="string">
            <text:p>EPIDEMIOL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or que as comunidades devem estar no centro da resposta à doença por coronavírus em 2019: lições do Ebola e do vírus da imunodeficiência humana na África </text:p>
          </table:table-cell>
          <table:table-cell office:value-type="string" calcext:value-type="string">
            <text:p>Como a pandemia da doença coronavírus 2019 (COVID-19) se espalhou globalmente, sem nenhum tratamento ou vacina eficaz ainda disponível, os governos de muitos países implementaram intervenções sociais para controlar o surto. As várias medidas de bloqueio podem ter impactos devastadores nas economias e nos meios de subsistência. Esta abordagem corre o risco de minar a confiança pública nas respostas do governo e, portanto, prejudicar os esforços para promover a mudança de comportamento, que é a chave para o sucesso das intervenções sociais. Lições importantes podem ser extraídas de surtos anteriores de Ebola e da pandemia do vírus da imunodeficiência humana sobre como as comunidades devem ser centrais nas respostas do COVID-19. As comunidades são complexas e apenas seus membros podem informar os especialistas em saúde pública sobre suas realidades vividas, a compreensão da comunidade sobre o surto e o que funcionará localmente para reduzir a transmissão. O público deve ser incentivado a realizar ações positivas para garantir sua própria saúde e bem-estar, em vez de se sentir impotente. As comunidades devem ser apoiadas para desenvolver seus próprios planos de resposta, os líderes comunitários devem ser reconhecidos como ativos vitais, os representantes da comunidade devem ter igual inclusão nas reuniões estratégicas e maior empatia deve ser construída nos processos de tomada de decisão. </text:p>
          </table:table-cell>
          <table:table-cell table:style-name="ce5" office:value-type="string" calcext:value-type="string">
            <text:p>Johnson, O; Goronga, T</text:p>
          </table:table-cell>
          <table:table-cell table:style-name="ce5" office:value-type="string" calcext:value-type="string">
            <text:p>Why communities must be at the centre of the Coronavirus disease 2019 response: Lessons from Ebola and human immunodeficiency virus in Africa</text:p>
          </table:table-cell>
          <table:table-cell table:style-name="ce5" office:value-type="string" calcext:value-type="string">
            <text:p>AFRICAN JOURNAL OF PRIMARY HEALTH CARE &amp; FAMILY MEDICINE</text:p>
          </table:table-cell>
          <table:table-cell table:style-name="ce5" office:value-type="string" calcext:value-type="string">
            <text:p>Article</text:p>
          </table:table-cell>
          <table:table-cell table:style-name="ce5" office:value-type="string" calcext:value-type="string">
            <text:p>COVID-19; coronavirus; outbreak; non-pharmaceutical intervention; community; community engagement; empathy; behaviour change</text:p>
          </table:table-cell>
          <table:table-cell table:style-name="ce5" office:value-type="string" calcext:value-type="string">
            <text:p>As the Coronavirus disease 2019 (COVID-19) pandemic has spread globally, with no effective treatment or vaccine yet available, governments in many countries have put in place social interventions to control the outbreak. The various lockdown measures may have devastating impacts on economies and livelihoods. This approach risks undermining public trust in government responses and therefore undermines efforts to promote behaviour change, which is key to the success of social interventions. Important lessons can be drawn from past Ebola outbreaks and the human immunodeficiency virus pandemic on how communities should be central to COVID-19 responses. Communities are complex and only their members can inform public health experts about their lived realities, the community's understanding of the outbreak and what will work locally to reduce transmission. The public should be encouraged to take positive actions to ensure their own health and well-being, rather than made to feel powerless. Communities should be supported to develop their own response plans, community leaders should be recognised as vital assets, community representatives should have equal inclusion in strategic meetings and greater empathy should be built into decision-making processes.</text:p>
          </table:table-cell>
          <table:table-cell/>
          <table:table-cell table:style-name="ce5" office:value-type="string" calcext:value-type="string">
            <text:p>AOSIS</text:p>
          </table:table-cell>
          <table:table-cell table:style-name="ce5" office:value-type="string" calcext:value-type="string">
            <text:p>CAPE TOWN</text:p>
          </table:table-cell>
          <table:table-cell table:style-name="ce5" office:value-type="string" calcext:value-type="string">
            <text:p>AFR J PRIM HEALTH CA</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fim do confinamento social e risco de reemergência de COVID-19 </text:p>
          </table:table-cell>
          <table:table-cell office:value-type="string" calcext:value-type="string">
            <text:p>A falta de intervenções farmacêuticas eficazes para SARS-CoV-2 aumenta a possibilidade de recorrência de COVID-19. Exploramos diferentes cenários de pós-confinamento usando um modelo SEIR (suscetível-exposto-infeccioso-recuperado) modificado estocástico que é responsável pela disseminação da infecção durante o período latente e também incorpora efeitos de diminuição do tempo devido à potencial perda de imunidade adquirida, aumentar a consciência do distanciamento social e o uso de intervenções não farmacêuticas. Nossos resultados sugerem que os bloqueios devem permanecer em vigor por pelo menos 60 dias para evitar o crescimento epidêmico, bem como uma segunda onda potencialmente maior de casos de SARS-CoV-2 ocorrendo dentro de meses. O melhor cenário também deve incorporar gradualmente os trabalhadores em uma proporção diária no máximo 50% maior do que durante o período de confinamento. Nós mostramos que a imunidade decadente e particularmente a consciência e o comportamento têm 99% de efeitos significativos na onda atual de infecção e na prevenção do ressurgimento de COVID-19. O distanciamento social e as intervenções não farmacêuticas individuais podem potencialmente eliminar a necessidade de bloqueios. Lopez e Rodo exploram cenários pós-bloqueio usando um modelo SEIR estocástico modificado, mostrando que os bloqueios devem durar pelo menos 60 dias para evitar uma segunda onda de infecção. Distanciamento social, aumento da consciência e comportamentos de proteção pessoal podem substituir os bloqueios. </text:p>
          </table:table-cell>
          <table:table-cell table:style-name="ce5" office:value-type="string" calcext:value-type="string">
            <text:p>Lopez, L; Rodo, X</text:p>
          </table:table-cell>
          <table:table-cell table:style-name="ce5" office:value-type="string" calcext:value-type="string">
            <text:p>The end of social confinement and COVID-19 re-emergence risk</text:p>
          </table:table-cell>
          <table:table-cell table:style-name="ce5" office:value-type="string" calcext:value-type="string">
            <text:p>NATURE HUMAN BEHAVIOUR</text:p>
          </table:table-cell>
          <table:table-cell table:style-name="ce5" office:value-type="string" calcext:value-type="string">
            <text:p>Article</text:p>
          </table:table-cell>
          <table:table-cell/>
          <table:table-cell table:style-name="ce5" office:value-type="string" calcext:value-type="string">
            <text:p>The lack of effective pharmaceutical interventions for SARS-CoV-2 raises the possibility of COVID-19 recurrence. We explore different post-confinement scenarios by using a stochastic modified SEIR (susceptible-exposed-infectious-recovered) model that accounts for the spread of infection during the latent period and also incorporates time-decaying effects due to potential loss of acquired immunity, people's increasing awareness of social distancing and the use of non-pharmaceutical interventions. Our results suggest that lockdowns should remain in place for at least 60 days to prevent epidemic growth, as well as a potentially larger second wave of SARS-CoV-2 cases occurring within months. The best-case scenario should also gradually incorporate workers in a daily proportion at most 50% higher than during the confinement period. We show that decaying immunity and particularly awareness and behaviour have 99% significant effects on both the current wave of infection and on preventing COVID-19 re-emergence. Social distancing and individual non-pharmaceutical interventions could potentially remove the need for lockdowns. Lopez and Rodo explore post-lockdown scenarios by using a stochastic modified SEIR model, showing that lockdowns should last at least 60 days to avoid a second wave of infection. Social distancing, increasing awareness and personal protective behaviours could replace lockdowns.</text:p>
          </table:table-cell>
          <table:table-cell/>
          <table:table-cell table:style-name="ce5" office:value-type="string" calcext:value-type="string">
            <text:p>NATURE PUBLISHING GROUP</text:p>
          </table:table-cell>
          <table:table-cell table:style-name="ce5" office:value-type="string" calcext:value-type="string">
            <text:p>NEW YORK</text:p>
          </table:table-cell>
          <table:table-cell table:style-name="ce5" office:value-type="string" calcext:value-type="string">
            <text:p>NAT HUM BEHAV</text:p>
          </table:table-cell>
          <table:table-cell table:style-name="ce5" office:value-type="float" office:value="2020" calcext:value-type="float">
            <text:p>2020</text:p>
          </table:table-cell>
          <table:table-cell table:style-name="ce5" office:value-type="string" calcext:value-type="string">
            <text:p>Psychology; Science &amp; Technology - Other Topics; Neurosciences &amp; Neurology</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stimando os efeitos de intervenções não farmacêuticas em COVID-19 na Europa </text:p>
          </table:table-cell>
          <table:table-cell office:value-type="string" calcext:value-type="string">
            <text:p>A modelagem com base em dados agrupados de 11 países europeus indica que as intervenções não farmacêuticas - particularmente bloqueios - tiveram um efeito marcante na transmissão do SARS-CoV-2, levando o número de reprodução da infecção abaixo de 1. Após a detecção do novo coronavírus ( 1) síndrome respiratória aguda grave coronavírus 2 (SARS-CoV-2) e sua disseminação fora da China, a Europa experimentou grandes epidemias de doença coronavírus em 2019 (COVID-19). Em resposta, muitos países europeus implementaram intervenções não farmacêuticas, como o fechamento de escolas e bloqueios nacionais. Aqui, estudamos o efeito das principais intervenções em 11 países europeus no período desde o início da epidemia de COVID-19 em fevereiro de 2020 até 4 de maio de 2020, quando os bloqueios começaram a ser suspensos. Nosso modelo calcula retroativamente a partir das mortes observadas para estimar a transmissão ocorrida várias semanas antes, considerando o intervalo de tempo entre a infecção e a morte. Usamos o agrupamento parcial de informações entre países, com efeitos individuais e compartilhados sobre o número de reprodução variável no tempo (R-t). O agrupamento permite que mais informações sejam usadas, ajuda a superar idiossincrasias nos dados e permite estimativas mais oportunas. Nosso modelo se baseia em estimativas fixas de alguns parâmetros epidemiológicos (como a taxa de mortalidade por infecção), não inclui importação ou variação subnacional e assume que as mudanças em R (t) são uma resposta imediata às intervenções ao invés de mudanças graduais no comportamento. Em meio à pandemia em andamento, contamos com dados de mortalidade que estão incompletos, mostram vieses sistemáticos nos relatórios e estão sujeitos a consolidação futura. Estimamos que - para todos os países que consideramos aqui - as intervenções atuais foram suficientes para conduzir R (t) abaixo de 1 (probabilidade R (t) &lt;1,0 é maior que 99%) e alcançar o controle da epidemia. Estimamos que em todos os 11 países combinados, entre 12 e 15 milhões de indivíduos foram infectados com SARS-CoV-2 até 4 de maio de 2020, representando entre 3,2% e 4,0% da população. Nossos resultados mostram que as principais intervenções não farmacêuticas - e bloqueios em particular - tiveram um grande efeito na redução da transmissão. A intervenção contínua deve ser considerada para manter a transmissão do SARS-CoV-2 sob controle. </text:p>
          </table:table-cell>
          <table:table-cell table:style-name="ce5" office:value-type="string" calcext:value-type="string">
            <text:p>Flaxman, S; Mishra, S; Gandy, A; Unwin, HJT; Mellan, TA; Coupland, H; Whittaker, C; Zhu, H; Berah, T; Eaton, JW; Monod, M; Ghani, AC; Donnelly, CA; Riley, S; Vollmer, MAC; Ferguson, NM; Okell, LC; Bhatt, S</text:p>
          </table:table-cell>
          <table:table-cell table:style-name="ce5" office:value-type="string" calcext:value-type="string">
            <text:p>Estimating the effects of non-pharmaceutical interventions on COVID-19 in Europe</text:p>
          </table:table-cell>
          <table:table-cell table:style-name="ce5" office:value-type="string" calcext:value-type="string">
            <text:p>NATURE</text:p>
          </table:table-cell>
          <table:table-cell table:style-name="ce5" office:value-type="string" calcext:value-type="string">
            <text:p>Article</text:p>
          </table:table-cell>
          <table:table-cell/>
          <table:table-cell table:style-name="ce5" office:value-type="string" calcext:value-type="string">
            <text:p>Modelling based on pooled data from 11 European countries indicates that non-pharmaceutical interventions-particularly lockdowns-have had a marked effect on SARS-CoV-2 transmission, driving the reproduction number of the infection below 1. Following the detection of the new coronavirus(1)severe acute respiratory syndrome coronavirus 2 (SARS-CoV-2) and its spread outside of China, Europe has experienced large epidemics of coronavirus disease 2019 (COVID-19). In response, many European countries have implemented non-pharmaceutical interventions, such as the closure of schools and national lockdowns. Here we study the effect of major interventions across 11 European countries for the period from the start of the COVID-19 epidemics in February 2020 until 4 May 2020, when lockdowns started to be lifted. Our model calculates backwards from observed deaths to estimate transmission that occurred several weeks previously, allowing for the time lag between infection and death. We use partial pooling of information between countries, with both individual and shared effects on the time-varying reproduction number (R-t). Pooling allows for more information to be used, helps to overcome idiosyncrasies in the data and enables more-timely estimates. Our model relies on fixed estimates of some epidemiological parameters (such as the infection fatality rate), does not include importation or subnational variation and assumes that changes inR(t)are an immediate response to interventions rather than gradual changes in behaviour. Amidst the ongoing pandemic, we rely on death data that are incomplete, show systematic biases in reporting and are subject to future consolidation. We estimate that-for all of the countries we consider here-current interventions have been sufficient to driveR(t)below 1 (probabilityR(t) &lt; 1.0 is greater than 99%) and achieve control of the epidemic. We estimate that across all 11 countries combined, between 12 and 15 million individuals were infected with SARS-CoV-2 up to 4 May 2020, representing between 3.2% and 4.0% of the population. Our results show that major non-pharmaceutical interventions-and lockdowns in particular-have had a large effect on reducing transmission. Continued intervention should be considered to keep transmission of SARS-CoV-2 under control.</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NATUR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O efeito das políticas anti-contágio em larga escala na pandemia COVID-19 </text:p>
          </table:table-cell>
          <table:table-cell office:value-type="string" calcext:value-type="string">
            <text:p>As análises das taxas de infecção de COVID-19 mostram que as intervenções não farmacêuticas alcançaram resultados de saúde amplos, benéficos e mensuráveis ​​na China, Coreia do Sul, Itália, Irã, França e Estados Unidos; esses resultados podem informar as decisões sobre se ou quando essas intervenções devem ser implantadas, intensificadas ou suspensas. Governos em todo o mundo estão respondendo à pandemia de doença coronavírus 2019 (COVID-19) (1), causada pela síndrome respiratória aguda grave coronavírus 2 (SARS-CoV-2), com políticas sem precedentes projetadas para diminuir a taxa de crescimento de infecções. Muitas políticas, como o fechamento de escolas e a restrição das populações às suas casas, impõem custos grandes e visíveis à sociedade; entretanto, seus benefícios não podem ser observados diretamente e atualmente são compreendidos apenas por meio de simulações baseadas em processos (2-4). Aqui, compilamos dados sobre 1.700 intervenções não farmacêuticas locais, regionais e nacionais que foram implantadas na pandemia em andamento em localidades na China, Coréia do Sul, Itália, Irã, França e Estados Unidos. Em seguida, aplicamos métodos econométricos de forma reduzida, comumente usados ​​para medir o efeito de políticas sobre o crescimento econômico (5,6), para avaliar empiricamente o efeito que essas políticas anti-contágio tiveram na taxa de crescimento de infecções. Na ausência de ações políticas, estimamos que as infecções precoces de COVID-19 exibem taxas de crescimento exponencial de aproximadamente 38% por dia. Descobrimos que as políticas anti-contágio reduziram significativa e substancialmente esse crescimento. Algumas políticas têm efeitos diferentes em diferentes populações, mas obtemos evidências consistentes de que os pacotes de políticas que foram implantados para reduzir a taxa de transmissão alcançaram resultados de saúde amplos, benéficos e mensuráveis. Estimamos que, nesses 6 países, as intervenções preveniram ou atrasaram na ordem de 61 milhões de casos confirmados, correspondendo a uma redução de aproximadamente 495 milhões de infecções totais. Esses achados podem ajudar a informar as decisões sobre se ou quando essas políticas devem ser implantadas, intensificadas ou suspensas, e podem apoiar a formulação de políticas em mais de 180 outros países nos quais COVID-19 foi relatado (7). </text:p>
          </table:table-cell>
          <table:table-cell table:style-name="ce5" office:value-type="string" calcext:value-type="string">
            <text:p>Hsiang, S; Allen, D; Annan-Phan, S; Bell, K; Bolliger, I; Chong, T; Druckenmiller, H; Huang, LNY; Hultgren, A; Krasovich, E; Lau, P; Lee, J; Rolf, E; Tseng, J; Wu, T</text:p>
          </table:table-cell>
          <table:table-cell table:style-name="ce5" office:value-type="string" calcext:value-type="string">
            <text:p>The effect of large-scale anti-contagion policies on the COVID-19 pandemic</text:p>
          </table:table-cell>
          <table:table-cell table:style-name="ce5" office:value-type="string" calcext:value-type="string">
            <text:p>NATURE</text:p>
          </table:table-cell>
          <table:table-cell table:style-name="ce5" office:value-type="string" calcext:value-type="string">
            <text:p>Article</text:p>
          </table:table-cell>
          <table:table-cell/>
          <table:table-cell table:style-name="ce5" office:value-type="string" calcext:value-type="string">
            <text:p>Analyses of COVID-19 infection rates show that non-pharmaceutical interventions achieved large, beneficial and measurable health outcomes in China, South Korea, Italy, Iran, France and the United States; these results may inform decisions on whether or when these interventions should be deployed, intensified or lifted. Governments around the world are responding to the coronavirus disease 2019 (COVID-19) pandemic(1), caused by severe acute respiratory syndrome coronavirus 2 (SARS-CoV-2), with unprecedented policies designed to slow the growth rate of infections. Many policies, such as closing schools and restricting populations to their homes, impose large and visible costs on society; however, their benefits cannot be directly observed and are currently understood only through process-based simulations(2-4). Here we compile data on 1,700 local, regional and national non-pharmaceutical interventions that were deployed in the ongoing pandemic across localities in China, South Korea, Italy, Iran, France and the United States. We then apply reduced-form econometric methods, commonly used to measure the effect of policies on economic growth(5,6), to empirically evaluate the effect that these anti-contagion policies have had on the growth rate of infections. In the absence of policy actions, we estimate that early infections of COVID-19 exhibit exponential growth rates of approximately 38% per day. We find that anti-contagion policies have significantly and substantially slowed this growth. Some policies have different effects on different populations, but we obtain consistent evidence that the policy packages that were deployed to reduce the rate of transmission achieved large, beneficial and measurable health outcomes. We estimate that across these 6 countries, interventions prevented or delayed on the order of 61 million confirmed cases, corresponding to averting approximately 495 million total infections. These findings may help to inform decisions regarding whether or when these policies should be deployed, intensified or lifted, and they can support policy-making in the more than 180 other countries in which COVID-19 has been reported(7).</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NATUR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Preparação e comportamentos preventivos para um desastre pandêmico causado por COVID-19 na Sérvia </text:p>
          </table:table-cell>
          <table:table-cell office:value-type="string" calcext:value-type="string">
            <text:p>A doença coronavírus 2019 (COVID-19) é uma doença infecciosa causada pela síndrome respiratória aguda grave coronavírus 2. A doença foi detectada pela primeira vez em Wuhan, capital da província chinesa de Hubei, em dezembro de 2019 e desde então se espalhou globalmente, especialmente para a Europa e Norte América, resultando no desastre global em curso da pandemia de coronavírus de 2019-2020. Embora a maioria dos casos tenha sintomas leves, há alguma progressão para pneumonia viral e falência de múltiplos órgãos e morte. Mais de 4,6 milhões de casos foram registrados em 216 países e territórios até 19 de abril de 2020, resultando em mais de 311.000 mortes. O risco para as comunidades com transmissão contínua e generalizada de doenças depende das características do vírus, incluindo como ele se espalha entre as pessoas; a gravidade da doença resultante; e as medidas médicas ou outras disponíveis para controlar o impacto do vírus (por exemplo, vacinas ou medicamentos que podem tratar a doença) e o sucesso relativo destes. Na ausência de vacinas ou medicamentos, as intervenções não farmacêuticas foram a estratégia de resposta mais importante com base em intervenções comunitárias, como distanciamento pessoa a pessoa, uso de máscara, isolamento e boa higiene pessoal (lavagem das mãos) - todas as quais têm foi demonstrado que pode reduzir o impacto deste desastre natural de propagação global aparentemente imparável. Este artigo apresenta os resultados de uma pesquisa quantitativa sobre o nível de preparação dos cidadãos para desastres causados ​​pela doença do coronavírus (COVID-19) na Sérvia. A pesquisa foi realizada usando um questionário que foi solicitado e coletado online entre 975 entrevistados durante o desastre em abril de 2020. O questionário examinou as características socioeconômicas e demográficas básicas dos cidadãos, seu conhecimento, preparação, percepção de risco e medidas preventivas tomadas individualmente e como uma comunidade para prevenir a morte e a transmissão generalizada de novos casos de coronavírus 2019 na República da Sérvia. Com base nas descobertas de que há grandes diferenças na percepção do público dos riscos apresentados por ameaças de doenças transmissíveis, como apresentadas pelo COVID-19, as agências de gestão de emergência devem usar essas diferenças para desenvolver estratégias direcionadas para melhorar a preparação da comunidade e nacional, promovendo a mudança de comportamento e melhorando a tomada de decisão de gerenciamento de risco. </text:p>
          </table:table-cell>
          <table:table-cell table:style-name="ce5" office:value-type="string" calcext:value-type="string">
            <text:p>Cvetkovic, VM; Nikolic, N; Nenadic, UR; Ocal, A; Noji, EK; Zecevic, M</text:p>
          </table:table-cell>
          <table:table-cell table:style-name="ce5" office:value-type="string" calcext:value-type="string">
            <text:p>Preparedness and Preventive Behaviors for a Pandemic Disaster Caused by COVID-19 in Serbia</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disaster; epidemic risk; pandemic; citizen preparedness; coronavirus; COVID-19; Serbia</text:p>
          </table:table-cell>
          <table:table-cell table:style-name="ce5" office:value-type="string" calcext:value-type="string">
            <text:p>Coronavirus disease 2019 (COVID-19) is an infectious disease caused by severe acute respiratory syndrome coronavirus 2. The disease was first detected in Wuhan, the capital of China's Hubei province, in December 2019 and has since spread globally, especially to Europe and North America, resulting in the ongoing global coronavirus pandemic disaster of 2019-2020. Although most cases have mild symptoms, there is some progression to viral pneumonia and multi-organ failure and death. More than 4.6 million cases have been registered across 216 countries and territories as of 19 April 2020, resulting in more than 311,000 deaths. Risk to communities with continued widespread disease transmission depends on characteristics of the virus, including how well it spreads between people; the severity of resulting illness; and the medical or other measures available to control the impact of the virus (for example, vaccines or medications that can treat the illness) and the relative success of these. In the absence of vaccines or medications, non-pharmaceutical interventions were the most important response strategy based on community interventions such as person-to-person distancing, mask-wearing, isolation and good personal hygiene (hand-washing)-all of which have been demonstrated can reduce the impact of this seemingly unstoppable globally spreading natural disaster. This paper presents the results of quantitative research regarding the level of citizen preparedness for disasters caused by coronavirus disease (COVID-19) in Serbia. The survey was conducted using a questionnaire that was requested and then collected online among 975 respondents during disaster in April 2020. The questionnaire examined citizens' basic socio-economic and demographic characteristics, their knowledge, preparedness, risk perception and preventive measures taken individually and as a community to prevent the death and widespread transmission of novel coronavirus disease 2019 in the Republic of Serbia. Based on the findings that there are major differences in the public's perception of risks posed by communicable disease threats such as presented by COVID-19, emergency management agencies should use these differences to develop targeted strategies to enhance community and national preparedness by promoting behavioral change and improving risk management decision-making.</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20" calcext:value-type="float">
            <text:p>2020</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dentificação e interrupção de eventos de superespalhamento - implicações para o controle da síndrome respiratória aguda grave Coronavírus 2 </text:p>
          </table:table-cell>
          <table:table-cell office:value-type="string" calcext:value-type="string">
            <text:p>Parece inevitável que a síndrome respiratória aguda grave do coronavírus 2 continue a se espalhar. Embora ainda tenhamos informações limitadas sobre a epidemiologia desse vírus, houve vários relatos de eventos de superespalhamento (SSEs), que estão associados ao crescimento explosivo no início de um surto e à transmissão sustentada em estágios posteriores. Embora as ESSs pareçam difíceis de prever e, portanto, difíceis de prevenir, as principais ações de saúde pública podem prevenir e reduzir o número e o impacto das ESS. Para prevenir e controlar os SSEs, a velocidade é essencial. A prevenção e a mitigação das ESSs dependem, antes de mais nada, do rápido reconhecimento e compreensão desses eventos, especialmente nos ambientes de saúde. Melhor compreensão da dinâmica de transmissão associada a SSEs, identificação e mitigação de ambientes de alto risco, adesão estrita às medidas de prevenção e controle de infecções de saúde e implementação oportuna de intervenções não farmacêuticas podem ajudar a prevenir e controlar a síndrome respiratória aguda grave coronavírus 2, bem como doenças infecciosas futuras surtos. </text:p>
          </table:table-cell>
          <table:table-cell table:style-name="ce5" office:value-type="string" calcext:value-type="string">
            <text:p>Frieden, TR; Lee, CT</text:p>
          </table:table-cell>
          <table:table-cell table:style-name="ce5" office:value-type="string" calcext:value-type="string">
            <text:p>Identifying and Interrupting Superspreading Events-Implications for Control of Severe Acute Respiratory Syndrome Coronavirus 2</text:p>
          </table:table-cell>
          <table:table-cell table:style-name="ce5" office:value-type="string" calcext:value-type="string">
            <text:p>EMERGING INFECTIOUS DISEASES</text:p>
          </table:table-cell>
          <table:table-cell table:style-name="ce5" office:value-type="string" calcext:value-type="string">
            <text:p>Article</text:p>
          </table:table-cell>
          <table:table-cell/>
          <table:table-cell table:style-name="ce5" office:value-type="string" calcext:value-type="string">
            <text:p>It appears inevitable that severe acute respiratory syndrome coronavirus 2 will continue to spread. Although we still have limited information on the epidemiology of this virus, there have been multiple reports of superspreading events (SSEs), which are associated with both explosive growth early in an outbreak and sustained transmission in later stages. Although SSEs appear to be difficult to predict and therefore difficult to prevent, core public health actions can prevent and reduce the number and impact of SSEs. To prevent and control of SSEs, speed is essential. Prevention and mitigation of SSEs depends, first and foremost, on quickly recognizing and understanding these events, particularly within healthcare settings. Better understanding transmission dynamics associated with SSEs, identifying and mitigating high-risk settings, strict adherence to healthcare infection prevention and control measures, and timely implementation of nonpharmaceutical interventions can help prevent and control severe acute respiratory syndrome coronavirus 2, as well as future infectious disease outbreaks.</text:p>
          </table:table-cell>
          <table:table-cell/>
          <table:table-cell table:style-name="ce5" office:value-type="string" calcext:value-type="string">
            <text:p>CENTERS <text:s/>DISEASE CONTROL &amp; PREVENTION</text:p>
          </table:table-cell>
          <table:table-cell table:style-name="ce5" office:value-type="string" calcext:value-type="string">
            <text:p>ATLANTA</text:p>
          </table:table-cell>
          <table:table-cell table:style-name="ce5" office:value-type="string" calcext:value-type="string">
            <text:p>EMERG INFECT DIS</text:p>
          </table:table-cell>
          <table:table-cell table:style-name="ce5" office:value-type="float" office:value="2020" calcext:value-type="float">
            <text:p>2020</text:p>
          </table:table-cell>
          <table:table-cell table:style-name="ce5" office:value-type="string" calcext:value-type="string">
            <text:p>Immunology; Infectious Diseases</text:p>
          </table:table-cell>
          <table:table-cell table:style-name="ce5" office:value-type="string" calcext:value-type="string">
            <text:p>Green Published, Bronze,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stimativa de excesso de mortalidade durante a pandemia de COVID-19: dados preliminares de Portugal </text:p>
          </table:table-cell>
          <table:table-cell office:value-type="string" calcext:value-type="string">
            <text:p>Introdução: Portugal está a sofrer os efeitos da pandemia de COVID-19 desde março de 2020. A mortalidade por todas as causas em Portugal aumentou durante março e abril de 2020 em comparação com anos anteriores, mas este aumento não é explicado pelas mortes notificadas de COVID-19. O objetivo deste estudo foi analisar e considerar outros critérios para estimar a mortalidade excessiva por todas as causas durante o início do período pandêmico do COVID-19. Material e Métodos: Dados públicos foram usados ​​para estimar o excesso de mortalidade por idade e região entre 1º de março e 22 de abril, propondo linhas de base ajustadas para o período de bloqueio. Resultados: Apesar da incerteza inerente, é seguro assumir uma mortalidade excessiva observada de 2.400 a 4.000 mortes. O excesso de mortalidade foi associado a grupos de idade mais avançada (acima de 65 anos). Discussão: Os dados sugerem uma explicação ternária para a sobremortalidade precoce: COVID-19, COVID-19 não identificado e diminuição do acesso aos cuidados de saúde. As estimativas têm implicações em termos de comunicação de ações não farmacêuticas, para a investigação e para os profissionais de saúde. Conclusão: O excesso de mortalidade ocorrido entre 1º de março e 22 de abril foi 3,5 a 5 vezes maior do que o que pode ser explicado pelas mortes oficiais do COVID-19. </text:p>
          </table:table-cell>
          <table:table-cell table:style-name="ce5" office:value-type="string" calcext:value-type="string">
            <text:p>Nogueira, PJ; Nobre, MD; Nicola, PJ; Furtado, C; Carneiro, AV</text:p>
          </table:table-cell>
          <table:table-cell table:style-name="ce5" office:value-type="string" calcext:value-type="string">
            <text:p>Excess Mortality Estimation During the COVID-19 Pandemic: Preliminary Data from Portugal</text:p>
          </table:table-cell>
          <table:table-cell table:style-name="ce5" office:value-type="string" calcext:value-type="string">
            <text:p>ACTA MEDICA PORTUGUESA</text:p>
          </table:table-cell>
          <table:table-cell table:style-name="ce5" office:value-type="string" calcext:value-type="string">
            <text:p>Article</text:p>
          </table:table-cell>
          <table:table-cell table:style-name="ce5" office:value-type="string" calcext:value-type="string">
            <text:p>Coronavirus; Coronavirus Infections; Disease Outbreaks; Mortality; Pandemics; Portugal</text:p>
          </table:table-cell>
          <table:table-cell table:style-name="ce5" office:value-type="string" calcext:value-type="string">
            <text:p>Introduction: Portugal is experiencing the effects of the COVID-19 pandemic since March 2020. All-causes mortality in Portugal increased during March and April 2020 compared to previous years, but this increase is not explained by COVID-19 reported deaths. The aim of this study was to analyze and consider other criteria for estimating excessive all-causes mortality during the early COVID-19 pandemic period. Material and Methods: Public data was used to estimate excess mortality by age and region between March 1 and April 22, proposing baselines adjusted for the lockdown period. Results: Despite the inherent uncertainty, it is safe to assume an observed excess mortality of 2400 to 4000 deaths. Excess mortality was associated with older age groups (over age 65). Discussion: The data suggests a ternary explanation for early excess mortality: COVID-19, non-identified COVID-19 and decrease in access to healthcare. The estimates have implications in terms of communication of non-pharmaceutical actions, for research, and to healthcare professionals. Conclusion: The excess mortality occurred between March 1 and April 22 was 3.5- to 5-fold higher than what can be explained by the official COVID-19 deaths.</text:p>
          </table:table-cell>
          <table:table-cell/>
          <table:table-cell table:style-name="ce5" office:value-type="string" calcext:value-type="string">
            <text:p>ORDEM MEDICOS</text:p>
          </table:table-cell>
          <table:table-cell table:style-name="ce5" office:value-type="string" calcext:value-type="string">
            <text:p>LISBON</text:p>
          </table:table-cell>
          <table:table-cell table:style-name="ce5" office:value-type="string" calcext:value-type="string">
            <text:p>ACTA MEDICA PORT</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DOAJ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 efeito da balneoterapia e da terapia peloid nas mudanças no estado funcional de pacientes com osteoartrite da articulação do joelho: um estudo piloto randomizado, controlado e simples-cego </text:p>
          </table:table-cell>
          <table:table-cell office:value-type="string" calcext:value-type="string">
            <text:p>O tratamento da OA por meio de medidas farmacêuticas e não farmacêuticas permanece um assunto atual. O objetivo deste estudo é avaliar o efeito de fatores naturais (água mineral e lama) nas alterações do estado funcional de pacientes com OA da articulação do joelho. Noventa e dois adultos com OA grau I-III da articulação do joelho de acordo com o sistema de pontuação de Kellgren e Lawrence participaram do estudo. Os indivíduos receberam 10 banhos de água mineral mais fisioterapia ou procedimentos de aplicação de lama mais fisioterapia ou fisioterapia apenas em dias alternados. A eficácia do tratamento foi avaliada com base nas alterações antropométricas dos dados, VAS, SF-36, indicadores do questionário KOOS. Velocidade de caminhada significativamente maior, teste de 5 sentar / levantar, circunferência da articulação do joelho, amplitude de flexão e extensão, força flexora e extensora após tratamento com duração de 1 mês foram obtidos no grupo de intervenção. Após 1 mês após o tratamento, os escores de intensidade da dor durante o mês anterior e ao mudar de posição foram significativamente maiores no grupo de controle. As mudanças positivas no SF-36 foram identificadas após 1 mês após o tratamento: aumento da atividade física e diminuição da dor nos grupos de intervenção. Não houve diferença significativa entre as médias de qualquer subescala KOOS nos grupos. No entanto, as porcentagens médias de sintomas, rigidez e dor nos grupos de intervenção foram significativamente melhores após o tratamento e duraram 1 mês após o tratamento. A balneoterapia e a terapia peloid reduzem efetivamente a dor e melhoram o estado funcional de pacientes com OA de uma articulação do joelho. </text:p>
          </table:table-cell>
          <table:table-cell table:style-name="ce5" office:value-type="string" calcext:value-type="string">
            <text:p>Varzaityte, L; Kubilius, R; Rapoliene, L; Bartuseviciute, R; Balcius, A; Ramanauskas, K; Nedzelskiene, I</text:p>
          </table:table-cell>
          <table:table-cell table:style-name="ce5" office:value-type="string" calcext:value-type="string">
            <text:p>The effect of balneotherapy and peloid therapy on changes in the functional state of patients with knee joint osteoarthritis: a randomized, controlled, single-blind pilot study</text:p>
          </table:table-cell>
          <table:table-cell table:style-name="ce5" office:value-type="string" calcext:value-type="string">
            <text:p>INTERNATIONAL JOURNAL OF BIOMETEOROLOGY</text:p>
          </table:table-cell>
          <table:table-cell table:style-name="ce5" office:value-type="string" calcext:value-type="string">
            <text:p>Article</text:p>
          </table:table-cell>
          <table:table-cell table:style-name="ce5" office:value-type="string" calcext:value-type="string">
            <text:p>Knee joint osteoarthritis; Balneotherapy; Peloid therapy; Rehabilitation</text:p>
          </table:table-cell>
          <table:table-cell table:style-name="ce5" office:value-type="string" calcext:value-type="string">
            <text:p>The treatment of OA using pharmaceutical and non-pharmaceutical measures remains a topical subject. The purpose of this study is to assess the effect of natural factors (mineral water and mud) on changes in the functional state of patients with knee joint OA. Ninety-two adult people with grade I-III knee joint OA according to the Kellgren and Lawrence scoring system participated in the study. The subjects received 10 mineral water bath plus physical therapy or mud application procedures plus physical therapy or physical therapy alone every other day. The effectiveness of the treatment was assessed on the basis of anthropometric changes of data, VAS, SF-36, KOOS questionnaire indicators. Significantly greater walking speed, test of 5 sit downs/stand ups, circumference of a knee joint, flexion and extension range, flexor and extensor strength after treatment lasting 1 month were obtained in the intervention group. After 1 month after treatment pain intensity scores over the past month and when changing position were significantly higher in the control group. The positive changes in SF-36 were identified after 1 month after treatment: physical activity increased and pain decreased in the intervention groups. There was no significant difference between the averages of any KOOS subscale in groups. However, average percentages of symptoms, stiffness, and pain in the intervention groups were significantly better after treatment and lasting 1 month after treatment. Balneotherapy and peloid therapy effectively reduce pain and improve the functional state of patients with OA of a knee joint.</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INT J BIOMETEOROL</text:p>
          </table:table-cell>
          <table:table-cell table:style-name="ce5" office:value-type="float" office:value="2020" calcext:value-type="float">
            <text:p>2020</text:p>
          </table:table-cell>
          <table:table-cell table:style-name="ce5" office:value-type="string" calcext:value-type="string">
            <text:p>Biophysics; Environmental Sciences &amp; Ecology; Meteorology &amp; Atmospheric Sciences; Physiology</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do impacto de intervenções não farmacêuticas na transmissão de SARS-CoV-2 na Suíça </text:p>
          </table:table-cell>
          <table:table-cell office:value-type="string" calcext:value-type="string">
            <text:p>Após a rápida disseminação dos casos de COVID-19 na Suíça, intervenções não farmacêuticas em grande escala (INP) foram implementadas pelos cantões e pelo governo federal entre 28 de fevereiro e 20 de março de 2020. Estimativas do impacto dessas intervenções no SARS-CoV A transmissão -2 é crítica para a tomada de decisão neste e no futuro surto. Nosso objetivo aqui é avaliar o impacto desses NPIs na transmissão de doenças, estimando mudanças no número de reprodução básico (R-0) nos níveis nacional e cantonal em relação ao tempo desses NPIs. Estimamos o R-0 com variação de tempo nacionalmente e em onze cantões, ajustando um modelo de transmissão estocástica simulando explicitamente a dinâmica dentro do hospital. Usamos dados de nível individual de mais de 1000 pacientes hospitalizados na Suíça e relatórios públicos diários de hospitalizações e mortes. Estimamos o R-0 nacional em 2,8 (intervalo de confiança de 95% 2,1-3,8) no início da epidemia. A partir de cerca de 7 de março, encontramos uma forte redução no R-0 variável no tempo com uma diminuição da mediana de 86% (intervalo de quantis de 95% [QR] 79-90%) para um valor de 0,40 (QR de 95% 0,3-0,58) no período de 29 de março a 5 de abril. No nível cantonal, o R-0 diminuiu ao longo da epidemia entre 53% e 92%. As reduções no R-0 com variação no tempo foram sincronizadas com as mudanças nos padrões de mobilidade estimados por meio da atividade do smartphone, que começou antes da implementação oficial dos NPIs. Inferimos que a maior parte da redução da transmissão é atribuível a mudanças comportamentais em oposição à imunidade natural, esta última respondendo por apenas cerca de 4% da redução total na transmissão efetiva. Como a Suíça considera relaxar algumas das restrições da mistura social, as estimativas atuais de R-0 com variação no tempo bem abaixo de um são promissoras. No entanto, em 24 de abril de 2020, pelo menos 96% (95% QR 95,7-96,4%) da população suíça permanece suscetível ao SARS-CoV-2. Esses resultados justificam um relaxamento cauteloso das práticas de distância social e monitoramento próximo das mudanças nos números de reprodução básicos e efetivos. </text:p>
          </table:table-cell>
          <table:table-cell table:style-name="ce5" office:value-type="string" calcext:value-type="string">
            <text:p>Joseph, CL; Javier, PS; Andrew, SA; Andrea, R; Jacques, F</text:p>
          </table:table-cell>
          <table:table-cell table:style-name="ce5" office:value-type="string" calcext:value-type="string">
            <text:p>Assessing the impact of non-pharmaceutical interventions on SARS-CoV-2 transmission in Switzerland</text:p>
          </table:table-cell>
          <table:table-cell table:style-name="ce5" office:value-type="string" calcext:value-type="string">
            <text:p>SWISS MEDICAL WEEKLY</text:p>
          </table:table-cell>
          <table:table-cell table:style-name="ce5" office:value-type="string" calcext:value-type="string">
            <text:p>Article</text:p>
          </table:table-cell>
          <table:table-cell table:style-name="ce5" office:value-type="string" calcext:value-type="string">
            <text:p>COVID-19; SARS-CoV-2; epidemiology; non-pharmaceutical interventions; reproduction number; Switzerland</text:p>
          </table:table-cell>
          <table:table-cell table:style-name="ce5" office:value-type="string" calcext:value-type="string">
            <text:p>Following the rapid dissemination of COVID-19 cases in Switzerland, large-scale non-pharmaceutical interventions (NPIs) were implemented by the cantons and the federal government between 28 February and 20 March 2020. Estimates of the impact of these interventions on SARS-CoV-2 transmission are critical for decision making in this and future outbreaks. We here aim to assess the impact of these NPIs on disease transmission by estimating changes in the basic reproduction number (R-0) at national and cantonal levels in relation to the timing of these NPIs. We estimated the time-varying R-0 nationally and in eleven cantons by fitting a stochastic transmission model explicitly simulating within-hospital dynamics. We used individual-level data from more than 1000 hospitalised patients in Switzerland and public daily reports of hospitalisations and deaths. We estimated the national R-0 to be 2.8 (95% confidence interval 2.1-3.8) at the beginning of the epidemic. Starting from around 7 March, we found a strong reduction in time-varying R-0 with a 86% median decrease (95% quantile range [QR] 79-90%) to a value of 0.40 (95% QR 0.3-0.58) in the period of 29 March to 5 April. At the cantonal level, R-0 decreased over the course of the epidemic between 53% and 92%. Reductions in time-varying R-0 were synchronous with changes in mobility patterns as estimated through smartphone activity, which started before the official implementation of NPIs. We inferred that most of the reduction of transmission is attributable to behavioural changes as opposed to natural immunity, the latter accounting for only about 4% of the total reduction in effective transmission. As Switzerland considers relaxing some of the restrictions of social mixing, current estimates of time-varying R-0 well below one are promising. However, as of 24 April 2020, at least 96% (95% QR 95.7-96.4%) of the Swiss population remains susceptible to SARS-CoV-2. These results warrant a cautious relaxation of social distance practices and close monitoring of changes in both the basic and effective reproduction numbers.</text:p>
          </table:table-cell>
          <table:table-cell/>
          <table:table-cell table:style-name="ce5" office:value-type="string" calcext:value-type="string">
            <text:p>E M H SWISS MEDICAL PUBLISHERS LTD</text:p>
          </table:table-cell>
          <table:table-cell table:style-name="ce5" office:value-type="string" calcext:value-type="string">
            <text:p>MUTTENZ</text:p>
          </table:table-cell>
          <table:table-cell table:style-name="ce5" office:value-type="string" calcext:value-type="string">
            <text:p>SWISS MED WKLY</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DOAJ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 modelo multi-escala quantifica o impacto da limitação de movimento da população e o uso obrigatório de máscaras faciais na contenção da epidemia de COVID-19 em Marrocos </text:p>
          </table:table-cell>
          <table:table-cell office:value-type="string" calcext:value-type="string">
            <text:p>A pandemia da doença coronavírus (COVID-19) surgiu em Wuhan, China, em dezembro de 2019 e causou uma séria ameaça à saúde pública global. No Marrocos, o primeiro caso COVID-19 confirmado foi notificado em 2 de março de 2020. Desde então, várias intervenções não farmacêuticas foram usadas para retardar a propagação da doença. Neste trabalho, usamos um modelo multi-escala desenvolvido anteriormente da dinâmica de transmissão do COVID-19 para quantificar os efeitos da restrição do movimento da população e do uso de máscaras faciais na disseminação da doença em Marrocos. Nesse modelo, os indivíduos são representados como agentes que se movem, se infectam, transmitem a doença, desenvolvem sintomas, entram em quarentena, morrem pela doença ou se imunizam. Descrevemos o movimento dos agentes usando um modelo de força social e consideramos ambos os modos de transmissão direta e indireta. Usamos o modelo para simular o impacto de restringir o movimento do movimento da população e obrigar o uso de máscaras na disseminação do COVID-19. O modelo prevê que a adoção dessas duas medidas reduziria o número total de casos em 64%. Além disso, a incidência relativa de transmissão indireta aumenta quando medidas de controle são adotadas. </text:p>
          </table:table-cell>
          <table:table-cell table:style-name="ce5" office:value-type="string" calcext:value-type="string">
            <text:p>Bouchnita, A; Jebrane, A</text:p>
          </table:table-cell>
          <table:table-cell table:style-name="ce5" office:value-type="string" calcext:value-type="string">
            <text:p>A multi-scale model quantifies the impact of limited movement of the population and mandatory wearing of face masks in containing the COVID-19 epidemic in Morocco</text:p>
          </table:table-cell>
          <table:table-cell table:style-name="ce5" office:value-type="string" calcext:value-type="string">
            <text:p>MATHEMATICAL MODELLING OF NATURAL PHENOMENA</text:p>
          </table:table-cell>
          <table:table-cell table:style-name="ce5" office:value-type="string" calcext:value-type="string">
            <text:p>Article</text:p>
          </table:table-cell>
          <table:table-cell table:style-name="ce5" office:value-type="string" calcext:value-type="string">
            <text:p>SARS-CoV-2; COVID-19; non-pharmaceutical interventions; multi-scale modelling</text:p>
          </table:table-cell>
          <table:table-cell table:style-name="ce5" office:value-type="string" calcext:value-type="string">
            <text:p>The coronavirus disease (COVID-19) pandemic emerged in Wuhan, China, in December 2019 and caused a serious threat to global public health. In Morocco, the first confirmed COVID-19 case was reported on March 2, 2020. Since then, several non-pharmaceutical interventions were used to slow down the spread of the disease. In this work, we use a previously developed multi-scale model of COVID-19 transmission dynamics to quantify the effects of restricting population movement and wearing face masks on disease spread in Morocco. In this model, individuals are represented as agents that move, become infected, transmit the disease, develop symptoms, go into quarantine, die by the disease, or become immunized. We describe the movement of agents using a social force model and we consider both modes of direct and indirect transmission. We use the model to simulate the impact of restricting the movement of the population movement and mandating the wearing of masks on the spread of COVID-19. The model predicts that adopting these two measures would reduce the total number of cases by 64%. Furthermore, the relative incidence of indirect transmission increases when control measures are adopted.</text:p>
          </table:table-cell>
          <table:table-cell/>
          <table:table-cell table:style-name="ce5" office:value-type="string" calcext:value-type="string">
            <text:p>EDP SCIENCES S A</text:p>
          </table:table-cell>
          <table:table-cell table:style-name="ce5" office:value-type="string" calcext:value-type="string">
            <text:p>LES ULIS CEDEX A</text:p>
          </table:table-cell>
          <table:table-cell table:style-name="ce5" office:value-type="string" calcext:value-type="string">
            <text:p>MATH MODEL NAT PHENO</text:p>
          </table:table-cell>
          <table:table-cell table:style-name="ce5" office:value-type="float" office:value="2020" calcext:value-type="float">
            <text:p>2020</text:p>
          </table:table-cell>
          <table:table-cell table:style-name="ce5" office:value-type="string" calcext:value-type="string">
            <text:p>Mathematical &amp; Computational Biology; Mathematic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Saúde mental, fatores de risco e uso de mídia social durante a epidemia de COVID-19 e o Cordon Sanitaire entre a comunidade e os profissionais de saúde em Wuhan, China: pesquisa transversal </text:p>
          </table:table-cell>
          <table:table-cell office:value-type="string" calcext:value-type="string">
            <text:p>Contexto: As consequências para a saúde mental da pandemia da doença coronavírus (COVID-19), intervenções em toda a comunidade e uso de mídia social durante uma pandemia não são claras. As primeiras e mais draconianas intervenções foram implementadas em Wuhan, China, e essas contramedidas têm sido cada vez mais implementadas por países ao redor do mundo. Objetivo: O objetivo deste estudo foi examinar os fatores de risco, incluindo o uso de mídia social, para provável ansiedade e depressão na comunidade e entre profissionais de saúde no epicentro, Wuhan, China. Métodos: conduzimos uma pesquisa online por meio do WeChat, a plataforma de mídia social mais amplamente usada na China, que foi administrada a 1577 adultos baseados na comunidade e 214 profissionais de saúde em Wuhan. Provável ansiedade e provável depressão foram avaliadas pelo Transtorno de Ansiedade Generalizada-2 validado (ponto de corte&gt; = 3) e o Questionário de Saúde do Paciente-2 (ponto de corte&gt; = 3), respectivamente. Uma análise de regressão logística multivariada foi usada para examinar os fatores associados à provável ansiedade e provável depressão. Resultados: Dos 1.577 adultos baseados na comunidade, cerca de um quinto dos entrevistados relataram ansiedade provável (n = 376, 23,84%, IC de 95% 21,8-26,0) e depressão provável (n = 303, 19,21%, IC de 95% 17,3- 21,2). Da mesma forma, dos 214 profissionais de saúde, cerca de um quinto dos profissionais de saúde pesquisados ​​relataram provável ansiedade (n = 47, 22,0%, IC 95% 16,6-28,1) ou depressão provável (n = 41, 19,2%, IC 95% 14,1- 25,1). Cerca de um terço dos adultos da comunidade e profissionais de saúde gastaram&gt; = 2 horas por dia em notícias COVID-19 através das redes sociais. O contato próximo com indivíduos com COVID-19 e gastos&gt; = 2 horas diárias em notícias sobre o COVID-19 via mídia social foram associados a prováveis ​​ansiedade e depressão em adultos baseados na comunidade. O apoio social foi associado a ansiedade e depressão menos prováveis ​​em profissionais de saúde e adultos comunitários. Conclusões: A Internet pode ser aproveitada para a telemedicina e restaurar as rotinas diárias, mas é necessário ter cuidado ao gastar tempo excessivo procurando notícias do COVID-19 nas redes sociais, devido ao contágio infodêmico e emocional nas redes sociais online. As plataformas online podem ser usadas para monitorar o número de vítimas da pandemia na saúde mental. </text:p>
          </table:table-cell>
          <table:table-cell table:style-name="ce5" office:value-type="string" calcext:value-type="string">
            <text:p>Ni, MY; Yang, L; Leung, CMC; Li, N; Yao, XI; Wang, YS; Leung, GM; Cowling, BJ; Liao, QY</text:p>
          </table:table-cell>
          <table:table-cell table:style-name="ce5" office:value-type="string" calcext:value-type="string">
            <text:p>Mental Health, Risk Factors, and Social Media Use During the COVID-19 Epidemic and Cordon Sanitaire Among the Community and Health Professionals in Wuhan, China: Cross-Sectional Survey</text:p>
          </table:table-cell>
          <table:table-cell table:style-name="ce5" office:value-type="string" calcext:value-type="string">
            <text:p>JMIR MENTAL HEALTH</text:p>
          </table:table-cell>
          <table:table-cell table:style-name="ce5" office:value-type="string" calcext:value-type="string">
            <text:p>Article</text:p>
          </table:table-cell>
          <table:table-cell table:style-name="ce5" office:value-type="string" calcext:value-type="string">
            <text:p>COVID-19; nonpharmaceutical interventions; population mental health; depression; anxiety; community; health professionals; social media; WeChat; pandemic; outbreak; public health; mental health; intervention</text:p>
          </table:table-cell>
          <table:table-cell table:style-name="ce5" office:value-type="string" calcext:value-type="string">
            <text:p>Background: The mental health consequences of the coronavirus disease (COVID-19) pandemic, community-wide interventions, and social media use during a pandemic are unclear. The first and most draconian interventions have been implemented in Wuhan, China, and these countermeasures have been increasingly deployed by countries around the world. Objective: The aim of this study was to examine risk factors, including the use of social media, for probable anxiety and depression in the community and among health professionals in the epicenter, Wuhan, China. Methods: We conducted an online survey via WeChat, the most widely used social media platform in China, which was administered to 1577 community-based adults and 214 health professionals in Wuhan. Probable anxiety and probable depression were assessed by the validated Generalized Anxiety Disorder-2 (cutoff &gt;= 3) and Patient Health Questionnaire-2 (cutoff &gt;= 3), respectively. A multivariable logistic regression analysis was used to examine factors associated with probable anxiety and probable depression. Results: Of the 1577 community-based adults, about one-fifth of respondents reported probable anxiety (n=376, 23.84%, 95% CI 21.8-26.0) and probable depression (n=303, 19.21%, 95% CI 17.3-21.2). Similarly, of the 214 health professionals, about one-fifth of surveyed health professionals reported probable anxiety (n=47, 22.0%, 95% CI 16.6-28.1) or probable depression (n=41, 19.2%, 95% CI 14.1-25.1). Around one-third of community-based adults and health professionals spent &gt;= 2 hours daily on COVID-19 news via social media. Close contact with individuals with COVID-19 and spending &gt;= 2 hours daily on COVID-19 news via social media were associated with probable anxiety and depression in community-based adults. Social support was associated with less probable anxiety and depression in both health professionals and community-based adults. Conclusions: The internet could be harnessed for telemedicine and restoring daily routines, yet caution is warranted toward spending excessive time searching for COVID-19 news on social media given the infodemic and emotional contagion through online social networks. Online platforms may be used to monitor the toll of the pandemic on mental health.</text:p>
          </table:table-cell>
          <table:table-cell/>
          <table:table-cell table:style-name="ce5" office:value-type="string" calcext:value-type="string">
            <text:p>JMIR PUBLICATIONS, INC</text:p>
          </table:table-cell>
          <table:table-cell table:style-name="ce5" office:value-type="string" calcext:value-type="string">
            <text:p>TORONTO</text:p>
          </table:table-cell>
          <table:table-cell table:style-name="ce5" office:value-type="string" calcext:value-type="string">
            <text:p>JMIR MENT HEALTH</text:p>
          </table:table-cell>
          <table:table-cell table:style-name="ce5" office:value-type="float" office:value="2020" calcext:value-type="float">
            <text:p>2020</text:p>
          </table:table-cell>
          <table:table-cell table:style-name="ce5" office:value-type="string" calcext:value-type="string">
            <text:p>Psychiatry</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Modelagem matemática das estratégias de transmissão e mitigação de COVID-19 na população de Ontário, Canadá </text:p>
          </table:table-cell>
          <table:table-cell office:value-type="string" calcext:value-type="string">
            <text:p>FUNDAMENTO: As intervenções de distanciamento físico estão sendo usadas no Canadá para retardar a disseminação da síndrome respiratória aguda grave do coronavírus 2, mas não está claro quão eficazes serão. Avaliamos como diferentes intervenções não farmacêuticas poderiam ser usadas para controlar a pandemia da doença coronavírus 2019 (COVID-19) e reduzir a carga sobre o sistema de saúde. MÉTODOS: Usamos um modelo compartimental de transmissão de COVID-19 estruturado por idade na população de Ontário, Canadá. Comparamos um caso base com teste limitado, isolamento e quarentena a cenários com o seguinte: detecção de caso aprimorada, medidas restritivas de distanciamento físico ou uma combinação de detecção de caso aprimorada e distanciamento físico menos restritivo. As intervenções foram implementadas para durações fixas ou ativadas e desativadas dinamicamente, com base na ocupação projetada dos leitos da unidade de terapia intensiva (UTI). Apresentamos medianas e intervalos confiáveis ​​de 100 repetições por cenário, usando um horizonte de tempo de 2 anos. RESULTADOS: Estimamos que 56% (intervalo de credibilidade de 95% 42% -63%) da população de Ontário seria infectada durante o curso da epidemia no caso base. No pico da epidemia, projetamos 107.000 (intervalo de credibilidade de 95% 60.760-149.000) casos no hospital (não-UTI) e 55.500 (intervalo de credibilidade de 95% 32.700-75.200) casos na UTI. Para cenários de duração fixa, todas as intervenções foram projetadas para atrasar e reduzir a altura do pico da epidemia em relação ao caso base, com o distanciamento físico restritivo estimado para ter o maior efeito. Intervenções de maior duração foram mais eficazes. As intervenções dinâmicas foram projetadas para reduzir a proporção da população infectada no final do período de 2 anos e poderiam reduzir o número médio de casos na UTI abaixo das estimativas atuais da capacidade da UTI de Ontário. INTERPRETAÇÃO: Sem um distanciamento físico substancial ou uma combinação de distanciamento físico moderado com melhor localização de casos, projetamos que os recursos da UTI seriam sobrecarregados. O distanciamento físico dinâmico pode manter a capacidade do sistema de saúde e também permitir uma pausa psicológica e econômica periódica para as populações. </text:p>
          </table:table-cell>
          <table:table-cell table:style-name="ce5" office:value-type="string" calcext:value-type="string">
            <text:p>Tuite, AR; Fisman, DN; Greer, AL</text:p>
          </table:table-cell>
          <table:table-cell table:style-name="ce5" office:value-type="string" calcext:value-type="string">
            <text:p>Mathematical modelling of COVID-19 transmission and mitigation strategies in the population of Ontario, Canada</text:p>
          </table:table-cell>
          <table:table-cell table:style-name="ce5" office:value-type="string" calcext:value-type="string">
            <text:p>CANADIAN MEDICAL ASSOCIATION JOURNAL</text:p>
          </table:table-cell>
          <table:table-cell table:style-name="ce5" office:value-type="string" calcext:value-type="string">
            <text:p>Article</text:p>
          </table:table-cell>
          <table:table-cell/>
          <table:table-cell table:style-name="ce5" office:value-type="string" calcext:value-type="string">
            <text:p>BACKGROUND: Physical-distancing interventions are being used in Canada to slow the spread of severe acute respiratory syndrome coronavirus 2, but it is not clear how effective they will be. We evaluated how different nonpharmaceutical interventions could be used to control the coronavirus disease 2019 (COVID-19) pandemic and reduce the burden on the health care system. METHODS: We used an age-structured compartmental model of COVID-19 transmission in the population of Ontario, Canada. We compared a base case with limited testing, isolation and quarantine to scenarios with the following: enhanced case finding, restrictive physical-distancing measures, or a combination of enhanced case finding and less restrictive physical distancing. Interventions were either implemented for fixed durations or dynamically cycled on and off, based on projected occupancy of intensive care unit (ICU) beds. We present medians and credible intervals from 100 replicates per scenario using a 2-year time horizon. RESULTS: We estimated that 56% (95% credible interval 42%-63%) of the Ontario population would be infected over the course of the epidemic in the base case. At the epidemic peak, we projected 107 000 (95% credible interval 60 760-149 000) cases in hospital (non-ICU) and 55 500 (95% credible interval 32 700-75 200) cases in ICU. For fixed-duration scenarios, all interventions were projected to delay and reduce the height of the epidemic peak relative to the base case, with restrictive physical distancing estimated to have the greatest effect. Longer duration interventions were more effective. Dynamic interventions were projected to reduce the proportion of the population infected at the end of the 2-year period and could reduce the median number of cases in ICU below current estimates of Ontario's ICU capacity. INTERPRETATION: Without substantial physical distancing or a combination of moderate physical distancing with enhanced case finding, we project that ICU resources would be overwhelmed. Dynamic physical distancing could maintain health-system capacity and also allow periodic psychological and economic respite for populations.</text:p>
          </table:table-cell>
          <table:table-cell/>
          <table:table-cell table:style-name="ce5" office:value-type="string" calcext:value-type="string">
            <text:p>CMA-CANADIAN MEDICAL ASSOC</text:p>
          </table:table-cell>
          <table:table-cell table:style-name="ce5" office:value-type="string" calcext:value-type="string">
            <text:p>OTTAWA</text:p>
          </table:table-cell>
          <table:table-cell table:style-name="ce5" office:value-type="string" calcext:value-type="string">
            <text:p>CAN MED ASSOC J</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 de intervenções não farmacêuticas para conter COVID-19 na China </text:p>
          </table:table-cell>
          <table:table-cell office:value-type="string" calcext:value-type="string">
            <text:p>Em 11 de março de 2020, a Organização Mundial da Saúde (OMS) declarou a doença coronavírus 2019 (COVID-19) uma pandemia (1). As estratégias baseadas em intervenções não farmacêuticas que foram usadas para conter o surto na China parecem ser eficazes (2), mas a pesquisa quantitativa ainda é necessária para avaliar a eficácia das intervenções não farmacêuticas e seus tempos (3). Aqui, usando dados epidemiológicos no COVID-19 e dados anônimos sobre o movimento humano (4,5), desenvolvemos uma estrutura de modelagem que usa redes de viagens diárias para simular diferentes cenários de surto e intervenção em toda a China. Estimamos que houve um total de 114.325 casos de COVID-19 (intervalo interquartil 76.776-164.576) na China continental em 29 de fevereiro de 2020. Sem intervenções não farmacêuticas, prevemos que o número de casos teria sido 67 vezes maior (intervalo interquartil 44-94 vezes) em 29 de fevereiro de 2020, e descobrimos que a eficácia das diferentes intervenções variou. Estimamos que a detecção precoce e o isolamento de casos preveniram mais infecções do que as restrições de viagens e reduções de contato, mas que uma combinação de intervenções não farmacêuticas obteve o efeito mais forte e rápido. De acordo com nosso modelo, o levantamento das restrições de viagem a partir de 17 de fevereiro de 2020 não leva a um aumento de casos em toda a China se as intervenções de distanciamento social puderem ser mantidas, mesmo a um nível limitado de uma redução média de 25% no contato entre indivíduos que continua até o final de abril. Essas descobertas melhoram nossa compreensão dos efeitos das intervenções não farmacêuticas no COVID-19 e informarão os esforços de resposta em todo o mundo. Um modelo dos efeitos de diferentes intervenções não farmacêuticas na disseminação de COVID-19 na China sugere que uma estratégia envolvendo a implementação rápida de uma combinação de intervenções é mais eficaz. </text:p>
          </table:table-cell>
          <table:table-cell table:style-name="ce5" office:value-type="string" calcext:value-type="string">
            <text:p>Lai, SJ; Ruktanonchai, NW; Zhou, LC; Prosper, O; Luo, W; Floyd, JR; Wesolowski, A; Santillana, M; Zhang, C; Du, XJ; Yu, HJ; Tatem, AJ</text:p>
          </table:table-cell>
          <table:table-cell table:style-name="ce5" office:value-type="string" calcext:value-type="string">
            <text:p>Effect of non-pharmaceutical interventions to contain COVID-19 in China</text:p>
          </table:table-cell>
          <table:table-cell table:style-name="ce5" office:value-type="string" calcext:value-type="string">
            <text:p>NATURE</text:p>
          </table:table-cell>
          <table:table-cell table:style-name="ce5" office:value-type="string" calcext:value-type="string">
            <text:p>Article</text:p>
          </table:table-cell>
          <table:table-cell/>
          <table:table-cell table:style-name="ce5" office:value-type="string" calcext:value-type="string">
            <text:p>On 11 March 2020, the World Health Organization (WHO) declared coronavirus disease 2019 (COVID-19) a pandemic(1). The strategies based on non-pharmaceutical interventions that were used to contain the outbreak in China appear to be effective(2), but quantitative research is still needed to assess the efficacy of non-pharmaceutical interventions and their timings(3). Here, using epidemiological data on COVID-19 and anonymized data on human movement(4,5), we develop a modelling framework that uses daily travel networks to simulate different outbreak and intervention scenarios across China. We estimate that there were a total of 114,325 cases of COVID-19 (interquartile range 76,776-164,576) in mainland China as of 29 February 2020. Without non-pharmaceutical interventions, we predict that the number of cases would have been 67-fold higher (interquartile range 44-94-fold) by 29 February 2020, and we find that the effectiveness of different interventions varied. We estimate that early detection and isolation of cases prevented more infections than did travel restrictions and contact reductions, but that a combination of non-pharmaceutical interventions achieved the strongest and most rapid effect. According to our model, the lifting of travel restrictions from 17 February 2020 does not lead to an increase in cases across China if social distancing interventions can be maintained, even at a limited level of an on average 25% reduction in contact between individuals that continues until late April. These findings improve our understanding of the effects of non-pharmaceutical interventions on COVID-19, and will inform response efforts across the world. A model of the effects of different non-pharmaceutical interventions on the spread of COVID-19 in China suggests that a strategy involving the rapid implementation of a combination of interventions is most effective.</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NATURE</text:p>
          </table:table-cell>
          <table:table-cell table:style-name="ce5" office:value-type="float" office:value="2020" calcext:value-type="float">
            <text:p>2020</text:p>
          </table:table-cell>
          <table:table-cell table:style-name="ce5" office:value-type="string" calcext:value-type="string">
            <text:p>Science &amp; Technology - Other Topics</text:p>
          </table:table-cell>
          <table:table-cell table:style-name="ce5" office:value-type="string" calcext:value-type="string">
            <text:p>Green Accept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evisão da propagação de COVID-19 no Kuwait usando modelos de regressão logística e compartimental </text:p>
          </table:table-cell>
          <table:table-cell office:value-type="string" calcext:value-type="string">
            <text:p>O estado do Kuwait está enfrentando um desafio substancial na resposta à disseminação do novo coronavírus 2019 (COVID-19). A decisão do governo de repatriar cidadãos retidos de volta ao Kuwait de vários epicentros do COVID-19 gerou grande preocupação. Isso aumentou a necessidade de modelos de previsão para estimar o tamanho da epidemia. A modelagem matemática desempenha um papel fundamental na previsão da propagação de doenças infecciosas para permitir que os legisladores implementem várias medidas de saúde e segurança para conter a propagação. Esta pesquisa apresenta uma previsão do tamanho da epidemia de COVID-19 no Kuwait com base nos dados confirmados. Abordagens de modelagem determinística e estocástica foram usadas para estimar o tamanho do spread COVID-19 no Kuwait e determinar sua fase final. Além disso, vários cenários de simulação foram conduzidos para demonstrar a eficácia das medidas de intervenção não farmacêutica, particularmente com taxas de infecção variáveis ​​no tempo e números de contato individuais. Os resultados indicam que, com dados até 19 de abril de 2020 e antes do plano de repatriação, o número de reprodução estimado no Kuwait é de 2,2. Também confirma a eficácia das medidas de contenção do estado do Kuwait para controlar a propagação mesmo após o plano de repatriação. Os resultados mostram que uma alta taxa de contato da população implica que o pico da epidemia ainda não foi atingido e que medidas de intervenção mais rígidas devem ser incorporadas. </text:p>
          </table:table-cell>
          <table:table-cell table:style-name="ce5" office:value-type="string" calcext:value-type="string">
            <text:p>Almeshal, AM; Almazrouee, AI; Alenizi, MR; Alhajeri, SN</text:p>
          </table:table-cell>
          <table:table-cell table:style-name="ce5" office:value-type="string" calcext:value-type="string">
            <text:p>Forecasting the Spread of COVID-19 in Kuwait Using Compartmental and Logistic Regression Models</text:p>
          </table:table-cell>
          <table:table-cell table:style-name="ce5" office:value-type="string" calcext:value-type="string">
            <text:p>APPLIED SCIENCES-BASEL</text:p>
          </table:table-cell>
          <table:table-cell table:style-name="ce5" office:value-type="string" calcext:value-type="string">
            <text:p>Article</text:p>
          </table:table-cell>
          <table:table-cell table:style-name="ce5" office:value-type="string" calcext:value-type="string">
            <text:p>COVID-19; forecasting; stochastic SIR; mathematical modeling; compartmental models</text:p>
          </table:table-cell>
          <table:table-cell table:style-name="ce5" office:value-type="string" calcext:value-type="string">
            <text:p>The state of Kuwait is facing a substantial challenge in responding to the spread of the novel coronavirus 2019 (COVID-19). The government's decision to repatriate stranded citizens back to Kuwait from various COVID-19 epicenters has generated a great concern. It has heightened the need for prediction models to estimate the epidemic size. Mathematical modeling plays a pivotal role in predicting the spread of infectious diseases to enable policymakers to implement various health and safety measures to contain the spread. This research presents a forecast of the COVID-19 epidemic size in Kuwait based on the confirmed data. Deterministic and stochastic modeling approaches were used to estimate the size of COVID-19 spread in Kuwait and determine its ending phase. In addition, various simulation scenarios were conducted to demonstrate the effectiveness of nonpharmaceutical intervention measures, particularly with time-varying infection rates and individual contact numbers. Results indicate that, with data until 19 April 2020 and before the repatriation plan, the estimated reproduction number in Kuwait is 2.2. It also confirms the efficiency of the containment measures of the state of Kuwait to control the spread even after the repatriation plan. The results show that a high contact rate among the population implies that the epidemic peak value is yet to be reached and that more strict intervention measures must be incorporated</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APPL SCI-BASEL</text:p>
          </table:table-cell>
          <table:table-cell table:style-name="ce5" office:value-type="float" office:value="2020" calcext:value-type="float">
            <text:p>2020</text:p>
          </table:table-cell>
          <table:table-cell table:style-name="ce5" office:value-type="string" calcext:value-type="string">
            <text:p>Chemistry; Engineering; Materials Science; Physic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do impacto das intervenções não farmacêuticas contra a doença coronavírus 2019 e influenza em Hong Kong: um estudo observacional </text:p>
          </table:table-cell>
          <table:table-cell office:value-type="string" calcext:value-type="string">
            <text:p>Antecedentes Uma série de medidas de saúde pública foram implementadas para suprimir a transmissão local da doença coronavírus 2019 (COVID-19) em Hong Kong. Examinamos o efeito dessas intervenções e mudanças comportamentais do público na incidência de COVID-19, bem como nas infecções pelo vírus da influenza, que podem compartilhar alguns aspectos da dinâmica de transmissão com COVID-19. Métodos Analisamos dados de casos COVID-19 confirmados em laboratório, dados de vigilância de influenza em pacientes ambulatoriais de todas as idades e hospitalizações por influenza em crianças. Estimamos o número de reprodução efetiva diária (R-t) para COVID-19 e influenza A H1N1 para estimar as mudanças na transmissibilidade ao longo do tempo. As atitudes em relação ao COVID-19 e as mudanças nos comportamentos da população foram revisadas por meio de três pesquisas telefônicas realizadas em 20 a 23 de janeiro, 11 a 14 de fevereiro e 10 a 13 de março de 2020. Resultados A transmissibilidade do COVID-19 medida por Rt permaneceu em aproximadamente 1 para 8 semanas em Hong Kong. A transmissão da gripe diminuiu substancialmente após a implementação de medidas de distanciamento social e mudanças no comportamento da população no final de janeiro, com uma redução de 44% (IC 95% 34-53%) na transmissibilidade na comunidade, de um Rt estimado de 1,28 (IC 95% 1,26-1,30) antes do início do fechamento da escola para 0,72 (0,70-0,74) durante as semanas de fechamento. Da mesma forma, uma redução de 33% (24-43%) na transmissibilidade foi observada com base nas taxas de hospitalização pediátrica, de um R-t de 1,10 (1,06-1,12) antes do início do fechamento das escolas para 0,73 (0,68-0,77) após o fechamento das escolas. Entre os entrevistados nas pesquisas, 74,5%, 97,5% e 98,8% relataram usar máscaras ao sair, e 61,3%, 90,2% e 85,1% relataram evitar locais lotados nas pesquisas 1 (n = 1008), 2 (n = 1000 ) e 3 (n = 1005), respectivamente. Interpretação Nosso estudo mostra que as intervenções não farmacêuticas (incluindo restrições de fronteira, quarentena e isolamento, distanciamento e mudanças no comportamento da população) foram associadas à transmissão reduzida de COVID-19 em Hong Kong, e também são susceptíveis de reduzir substancialmente a transmissão da gripe em início de fevereiro de 2020. Copyright (C) 2020 The Author (s). Publicado por Elsevier Ltd. </text:p>
          </table:table-cell>
          <table:table-cell table:style-name="ce5" office:value-type="string" calcext:value-type="string">
            <text:p>Cowling, BJ; Ali, ST; Ng, TWY; Tsang, TK; Li, JCM; Fong, MW; Liao, QY; Kwan, MYW; Lee, SL; Chiu, SS; Wu, JT; Wu, P; Leung, GM</text:p>
          </table:table-cell>
          <table:table-cell table:style-name="ce5" office:value-type="string" calcext:value-type="string">
            <text:p>Impact assessment of non-pharmaceutical interventions against coronavirus disease 2019 and influenza in Hong Kong: an observational study</text:p>
          </table:table-cell>
          <table:table-cell table:style-name="ce5" office:value-type="string" calcext:value-type="string">
            <text:p>LANCET PUBLIC HEALTH</text:p>
          </table:table-cell>
          <table:table-cell table:style-name="ce5" office:value-type="string" calcext:value-type="string">
            <text:p>Article</text:p>
          </table:table-cell>
          <table:table-cell/>
          <table:table-cell table:style-name="ce5" office:value-type="string" calcext:value-type="string">
            <text:p>Background A range of public health measures have been implemented to suppress local transmission of coronavirus disease 2019 (COVID-19) in Hong Kong. We examined the effect of these interventions and behavioural changes of the public on the incidence of COVID-19, as well as on influenza virus infections, which might share some aspects of transmission dynamics with COVID-19. Methods We analysed data on laboratory-confirmed COVID-19 cases, influenza surveillance data in outpatients of all ages, and influenza hospitalisations in children. We estimated the daily effective reproduction number (R-t) for COVID-19 and influenza A H1N1 to estimate changes in transmissibility over time. Attitudes towards COVID-19 and changes in population behaviours were reviewed through three telephone surveys done on Jan 20-23, Feb 11-14, and March 10-13, 2020. Findings COVID-19 transmissibility measured by R-t has remained at approximately 1 for 8 weeks in Hong Kong. Influenza transmission declined substantially after the implementation of social distancing measures and changes in population behaviours in late January, with a 44% (95% CI 34-53%) reduction in transmissibility in the community, from an estimated R-t of 1.28 (95% CI 1.26-1.30) before the start of the school closures to 0.72 (0.70-0.74) during the closure weeks. Similarly, a 33% (24-43%) reduction in transmissibility was seen based on paediatric hospitalisation rates, from an R-t of 1.10 (1.06-1.12) before the start of the school closures to 0.73 (0.68-0.77) after school closures. Among respondents to the surveys, 74.5%, 97.5%, and 98.8% reported wearing masks when going out, and 61.3%, 90.2%, and 85.1% reported avoiding crowded places in surveys 1 (n=1008), 2 (n=1000), and 3 (n=1005), respectively. Interpretation Our study shows that non-pharmaceutical interventions (including border restrictions, quarantine and isolation, distancing, and changes in population behaviour) were associated with reduced transmission of COVID-19 in Hong Kong, and are also likely to have substantially reduced influenza transmission in early February, 2020. Copyright (C) 2020 The Author(s). Published by Elsevier Ltd.</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LANCET PUBLIC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andemias, turismo e mudanças globais: uma avaliação rápida do COVID-19 </text:p>
          </table:table-cell>
          <table:table-cell office:value-type="string" calcext:value-type="string">
            <text:p>O novo coronavírus (COVID-19) está desafiando o mundo. Sem vacina e com capacidade médica limitada para tratar a doença, as intervenções não farmacêuticas (NPI) são a principal estratégia para conter a pandemia. Restrições globais de viagens e pedidos de estadia em casa sem precedentes estão causando a interrupção mais severa da economia global desde a Segunda Guerra Mundial. Com a proibição de viagens internacionais afetando mais de 90% da população mundial e as restrições generalizadas a reuniões públicas e mobilidade da comunidade, o turismo cessou em grande parte em março de 2020. As primeiras evidências sobre os impactos em viagens aéreas, cruzeiros e acomodações foram devastadoras. Embora altamente incertas, as primeiras projeções da OMT para 2020 sugerem que as chegadas internacionais podem diminuir em 20 a 30% em relação a 2019. O turismo é especialmente suscetível a medidas para combater pandemias devido à mobilidade restrita e ao distanciamento social. O documento compara os impactos do COVID-19 a epidemias / pandemias anteriores e outros tipos de crises globais e explora como a pandemia pode mudar a sociedade, a economia e o turismo. Ele discute por que COVID-19 é um análogo à crise climática em curso e por que é necessário questionar o modelo de turismo de crescimento de volume defendido pela OMT, ICAO, CLIA, WTTC e outras organizações de turismo. </text:p>
          </table:table-cell>
          <table:table-cell table:style-name="ce5" office:value-type="string" calcext:value-type="string">
            <text:p>Gossling, S; Scott, D; Hall, CM</text:p>
          </table:table-cell>
          <table:table-cell table:style-name="ce5" office:value-type="string" calcext:value-type="string">
            <text:p>Pandemics, tourism and global change: a rapid assessment of COVID-19</text:p>
          </table:table-cell>
          <table:table-cell table:style-name="ce5" office:value-type="string" calcext:value-type="string">
            <text:p>JOURNAL OF SUSTAINABLE TOURISM</text:p>
          </table:table-cell>
          <table:table-cell table:style-name="ce5" office:value-type="string" calcext:value-type="string">
            <text:p>Article</text:p>
          </table:table-cell>
          <table:table-cell table:style-name="ce5" office:value-type="string" calcext:value-type="string">
            <text:p>Global change; COVID-19; pandemic; crisis; travel restrictions; tourism demand; resilience</text:p>
          </table:table-cell>
          <table:table-cell table:style-name="ce5" office:value-type="string" calcext:value-type="string">
            <text:p>The novel coronavirus (COVID-19) is challenging the world. With no vaccine and limited medical capacity to treat the disease, nonpharmaceutical interventions (NPI) are the main strategy to contain the pandemic. Unprecedented global travel restrictions and stay-at-home orders are causing the most severe disruption of the global economy since World War II. With international travel bans affecting over 90% of the world population and wide-spread restrictions on public gatherings and community mobility, tourism largely ceased in March 2020. Early evidence on impacts on air travel, cruises, and accommodations have been devastating. While highly uncertain, early projections from UNWTO for 2020 suggest international arrivals could decline by 20 to 30% relative to 2019. Tourism is especially susceptible to measures to counteract pandemics because of restricted mobility and social distancing. The paper compares the impacts of COVID-19 to previous epidemic/pandemics and other types of global crises and explores how the pandemic may change society, the economy, and tourism. It discusses why COVID-19 is an analogue to the ongoing climate crisis, and why there is a need to question the volume growth tourism model advocated by UNWTO, ICAO, CLIA, WTTC and other tourism organizations.</text:p>
          </table:table-cell>
          <table:table-cell/>
          <table:table-cell table:style-name="ce5" office:value-type="string" calcext:value-type="string">
            <text:p>ROUTLEDGE JOURNALS, TAYLOR &amp; FRANCIS LTD</text:p>
          </table:table-cell>
          <table:table-cell table:style-name="ce5" office:value-type="string" calcext:value-type="string">
            <text:p>ABINGDON</text:p>
          </table:table-cell>
          <table:table-cell table:style-name="ce5" office:value-type="string" calcext:value-type="string">
            <text:p>J SUSTAIN TOUR</text:p>
          </table:table-cell>
          <table:table-cell table:style-name="ce5" office:value-type="float" office:value="2020" calcext:value-type="float">
            <text:p>2020</text:p>
          </table:table-cell>
          <table:table-cell table:style-name="ce5" office:value-type="string" calcext:value-type="string">
            <text:p>Science &amp; Technology - Other Topics; Social Sciences - Other Topic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Transmissibilidade e severidade de COVID-19 da primeira onda na China fora de Hubei após medidas de controle e planejamento de cenário de segunda onda: uma avaliação de impacto de modelagem </text:p>
          </table:table-cell>
          <table:table-cell office:value-type="string" calcext:value-type="string">
            <text:p>Histórico Em 18 de março de 2020, 13.415 casos confirmados e 120 mortes relacionadas à doença coronavírus 2019 (COVID-19) na China continental, fora da província de Hubei - o epicentro do surto - foram relatados. Desde o final de janeiro, intervenções massivas de saúde pública foram implementadas em todo o país para conter o surto. Nós fornecemos uma avaliação de impacto da transmissibilidade e severidade de COVID-19 durante a primeira onda em locais da China continental fora de Hubei. Métodos Estimamos o número de reprodução instantânea (R-t) de COVID-19 em Pequim, Xangai, Shenzhen, Wenzhou e as dez províncias chinesas que tiveram o maior número de casos confirmados de COVID-19; e o risco de fatalidade confirmada (cCFR) em Pequim, Xangai, Shenzhen e Wenzhou, e todas as 31 províncias chinesas. Usamos um modelo de recuperação infecciosa suscetível para mostrar os efeitos potenciais das medidas de contenção relaxantes após a primeira onda de infecção, na expectativa de uma possível segunda onda. Resultados Em todas as cidades e províncias selecionadas, o Rt diminuiu substancialmente desde 23 de janeiro, quando as medidas de controle foram implementadas, e desde então permaneceu abaixo de 1. O cCFR fora de Hubei foi de 0,98% (IC de 95% 0,82-1,16), que foi quase cinco vezes menor do que em Hubei (5,91%, 5,73-6,09). Relaxar as intervenções (resultando em R-t&gt; 1) quando o tamanho da epidemia ainda era pequeno aumentaria a contagem de casos cumulativos exponencialmente em função da duração do relaxamento, mesmo se intervenções agressivas pudessem subsequentemente empurrar a prevalência da doença de volta ao nível basal. Interpretação A primeira onda de COVID-19 fora de Hubei diminuiu devido a intervenções não farmacêuticas agressivas. No entanto, dado o risco substancial de reintrodução viral, particularmente da importação no exterior, o monitoramento próximo de R-t e cCFR é necessário para informar as estratégias contra uma segunda onda potencial para alcançar um equilíbrio ideal entre a proteção econômica e a saúde. </text:p>
          </table:table-cell>
          <table:table-cell table:style-name="ce5" office:value-type="string" calcext:value-type="string">
            <text:p>Leung, K; Wu, JT; Liu, D; Leung, GM</text:p>
          </table:table-cell>
          <table:table-cell table:style-name="ce5" office:value-type="string" calcext:value-type="string">
            <text:p>First-wave COVID-19 transmissibility and severity in China outside Hubei after control measures, and second-wave scenario planning: a modelling impact assessment</text:p>
          </table:table-cell>
          <table:table-cell table:style-name="ce5" office:value-type="string" calcext:value-type="string">
            <text:p>LANCET</text:p>
          </table:table-cell>
          <table:table-cell table:style-name="ce5" office:value-type="string" calcext:value-type="string">
            <text:p>Article</text:p>
          </table:table-cell>
          <table:table-cell/>
          <table:table-cell table:style-name="ce5" office:value-type="string" calcext:value-type="string">
            <text:p>Background As of March 18, 2020, 13 415 confirmed cases and 120 deaths related to coronavirus disease 2019 (COVID-19) in mainland China, outside Hubei province-the epicentre of the outbreak-had been reported. Since late January, massive public health interventions have been implemented nationwide to contain the outbreak. We provide an impact assessment of the transmissibility and severity of COVID-19 during the first wave in mainland Chinese locations outside Hubei. Methods We estimated the instantaneous reproduction number (R-t) of COVID-19 in Beijing, Shanghai, Shenzhen, Wenzhou, and the ten Chinese provinces that had the highest number of confirmed COVID-19 cases; and the confirmed case-fatality risk (cCFR) in Beijing, Shanghai, Shenzhen, and Wenzhou, and all 31 Chinese provinces. We used a susceptible-infectious-recovered model to show the potential effects of relaxing containment measures after the first wave of infection, in anticipation of a possible second wave. Findings In all selected cities and provinces, the R-t decreased substantially since Jan 23, when control measures were implemented, and have since remained below 1. The cCFR outside Hubei was 0.98% (95% CI 0.82-1.16), which was almost five times lower than that in Hubei (5.91%, 5.73-6.09). Relaxing the interventions (resulting in R-t&gt;1) when the epidemic size was still small would increase the cumulative case count exponentially as a function of relaxation duration, even if aggressive interventions could subsequently push disease prevalence back to the baseline level. Interpretation The first wave of COVID-19 outside of Hubei has abated because of aggressive non-pharmaceutical interventions. However, given the substantial risk of viral reintroduction, particularly from overseas importation, close monitoring of R-t and cCFR is needed to inform strategies against a potential second wave to achieve an optimal balance between health and economic protection.</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LANCET</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nfrentando COVID-19 no Departamento de Oftalmologia </text:p>
          </table:table-cell>
          <table:table-cell office:value-type="string" calcext:value-type="string">
            <text:p>Objetivo: Fornecer diretrizes úteis, direcionadas a profissionais de oftalmologia, para minimizar a infecção por COVID-19 em profissionais de saúde e pacientes. Métodos: Nesta revisão, apresentamos literatura atualizada combinada com nossa experiência de hospitais em Bergamo, o epicentro do surto europeu COVID-19. Resultados: Intervenções não farmacêuticas, recomendações higiênicas e equipamentos de proteção individual para conter a disseminação viral, bem como uma avaliação de risco sugerida para adiamento de casos não urgentes, devem ser aplicados na atividade oftalmologista. É obrigatória a triagem para ambulatório de oftalmologia. Conclusão: A prática da oftalmologia deve ser reorganizada para o enfrentamento do COVID-19. </text:p>
          </table:table-cell>
          <table:table-cell table:style-name="ce5" office:value-type="string" calcext:value-type="string">
            <text:p>Romano, MR; Montericcio, A; Montalbano, C; Raimondi, R; Allegrini, D; Ricciardelli, G; Angi, M; Pagano, L; Romano, V</text:p>
          </table:table-cell>
          <table:table-cell table:style-name="ce5" office:value-type="string" calcext:value-type="string">
            <text:p>Facing COVID-19 in Ophthalmology Department</text:p>
          </table:table-cell>
          <table:table-cell table:style-name="ce5" office:value-type="string" calcext:value-type="string">
            <text:p>CURRENT EYE RESEARCH</text:p>
          </table:table-cell>
          <table:table-cell table:style-name="ce5" office:value-type="string" calcext:value-type="string">
            <text:p>Article</text:p>
          </table:table-cell>
          <table:table-cell table:style-name="ce5" office:value-type="string" calcext:value-type="string">
            <text:p>Coronavirus disease 2019; COVID-19; transmission; ophthalmology; NPI; guidelines</text:p>
          </table:table-cell>
          <table:table-cell table:style-name="ce5" office:value-type="string" calcext:value-type="string">
            <text:p>Purpose: To provide useful guidelines, targeted at ophthalmology professionals, to minimize COVID-19 infection of both health-care workers and patients. Methods: In this review we present updated literature merged with our experience from hospitals in Bergamo, the epicenter of the COVID-19 European outbreak. Results: Non-pharmaceutical interventions, hygienic recommendations and personal protective equipment to contain viral spread as well as a suggested risk assessment for postponement of non-urgent cases should be applied in ophthalmologist activity. A triage for ophthalmic outpatient clinic is mandatory. Conclusion: Ophthalmology practice should be reorganized in order to face COVID-19.</text:p>
          </table:table-cell>
          <table:table-cell/>
          <table:table-cell table:style-name="ce5" office:value-type="string" calcext:value-type="string">
            <text:p>TAYLOR &amp; FRANCIS INC</text:p>
          </table:table-cell>
          <table:table-cell table:style-name="ce5" office:value-type="string" calcext:value-type="string">
            <text:p>PHILADELPHIA</text:p>
          </table:table-cell>
          <table:table-cell table:style-name="ce5" office:value-type="string" calcext:value-type="string">
            <text:p>CURR EYE RES</text:p>
          </table:table-cell>
          <table:table-cell table:style-name="ce5" office:value-type="float" office:value="2020" calcext:value-type="float">
            <text:p>2020</text:p>
          </table:table-cell>
          <table:table-cell table:style-name="ce5" office:value-type="string" calcext:value-type="string">
            <text:p>Ophthalmology</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evisão da dinâmica de transmissão do COVID-19 usando um modelo matemático considerando mudanças de comportamento na Coréia </text:p>
          </table:table-cell>
          <table:table-cell office:value-type="string" calcext:value-type="string">
            <text:p>OBJETIVOS: Desde o relato do primeiro caso confirmado em Daegu em 18 de fevereiro de 2020, a transmissão local da doença coronavírus 2019 (COVID-19) na Coréia continuou. Neste estudo, objetivamos identificar o padrão de transmissão local do COVID-19 por meio de modelagem matemática e prever o tamanho da epidemia e o momento do fim da propagação. MÉTODOS: Modelamos o surto de COVID-19 na Coréia, aplicando um modelo matemático de transmissão que leva em consideração as mudanças comportamentais. Usamos os dados do Centro de Controle e Prevenção de Doenças da Coréia de casos confirmados diariamente no país para estimar as taxas de transmissão específicas da área de Daegu / Gyeongbuk em todo o país, bem como parâmetros de mudança comportamental usando um método de mínimos quadrados. RESULTADOS: O número de transmissões por paciente infectado foi estimado em cerca de 10 vezes maior na área de Daegu / Gyeongbuk do que a média nacional. Usando esses parâmetros estimados, nossos modelos prevêem que cerca de 13.800 casos ocorrerão em todo o país e 11.400 casos na área de Daegu / Gyeongbuk até meados de junho. CONCLUSÕES: Demonstramos matematicamente que a taxa de transmissão per capita relativamente alta e a baixa taxa de mudanças no comportamento causaram uma transmissão em larga escala de COVID-19 na área de Daegu / Gyeongbuk na Coréia. Como o surto deve continuar até maio, são necessárias intervenções não farmacêuticas que possam ser sustentadas por um longo prazo. </text:p>
          </table:table-cell>
          <table:table-cell table:style-name="ce5" office:value-type="string" calcext:value-type="string">
            <text:p>Kim, S; Seo, YB; Jung, E</text:p>
          </table:table-cell>
          <table:table-cell table:style-name="ce5" office:value-type="string" calcext:value-type="string">
            <text:p>Prediction of COVID-19 transmission dynamics using a mathematical model considering behavior changes in Korea</text:p>
          </table:table-cell>
          <table:table-cell table:style-name="ce5" office:value-type="string" calcext:value-type="string">
            <text:p>EPIDEMIOLOGY AND HEALTH</text:p>
          </table:table-cell>
          <table:table-cell table:style-name="ce5" office:value-type="string" calcext:value-type="string">
            <text:p>Article</text:p>
          </table:table-cell>
          <table:table-cell table:style-name="ce5" office:value-type="string" calcext:value-type="string">
            <text:p>COVID-19; Mathematical model; Behavior changes; Parameter estimation; Model prediction</text:p>
          </table:table-cell>
          <table:table-cell table:style-name="ce5" office:value-type="string" calcext:value-type="string">
            <text:p>OBJECTIVES: Since the report of the first confirmed case in Daegu on February 18, 2020, local transmission of coronavirus disease 2019 (COVID-19) in Korea has continued. In this study, we aimed to identify the pattern of local transmission of COVID-19 using mathematical modeling and predict the epidemic size and the timing of the end of the spread. METHODS: We modeled the COVID-19 outbreak in Korea by applying a mathematical model of transmission that factors in behavioral changes. We used the Korea Centers for Disease Control and Prevention data of daily confirmed cases in the country to estimate the nationwide and Daegu/Gyeongbuk area-specific transmission rates as well as behavioral change parameters using a least-squares method. RESULTS: The number of transmissions per infected patient was estimated to be about 10 times higher in the Daegu/Gyeongbuk area than the average of nationwide. Using these estimated parameters, our models predicts that about 13,800 cases will occur nationwide and 11,400 cases in the Daegu/Gyeongbuk area until mid-June. CONCLUSIONS: We mathematically demonstrate that the relatively high per-capita rate of transmission and the low rate of changes in behavior have caused a large-scale transmission of COVID-19 in the Daegu/Gyeongbuk area in Korea. Since the outbreak is expected to continue until May, non-pharmaceutical interventions that can be sustained over the long term are required.</text:p>
          </table:table-cell>
          <table:table-cell/>
          <table:table-cell table:style-name="ce5" office:value-type="string" calcext:value-type="string">
            <text:p>KOREAN SOC EPIDEMIOLOGY</text:p>
          </table:table-cell>
          <table:table-cell table:style-name="ce5" office:value-type="string" calcext:value-type="string">
            <text:p>SUWON</text:p>
          </table:table-cell>
          <table:table-cell table:style-name="ce5" office:value-type="string" calcext:value-type="string">
            <text:p>EPIDEMIOL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mentário sobre Ferguson, et al., Impacto de Intervenções Não Farmacêuticas (NPIs) para Reduzir COVID-19 Mortality and Healthcare Demand </text:p>
          </table:table-cell>
          <table:table-cell office:value-type="string" calcext:value-type="string">
            <text:p>Um manuscrito recente (Ferguson et al. Em Impacto de intervenções não farmacêuticas (NPIs) para reduzir a mortalidade de COVID-19 e a demanda de saúde, Imperial College COVID-19 Response Team, Londres, 2020. https://www.imperial.ac. uk / media / imperial-college / medicine / sph / ide / gida-fellowships / Imperial-College-COVID19-NPI-modelando-16-03-2020.pdf) de modeladores do Imperial College examinando maneiras de mitigar e controlar a disseminação de COVID -19 atraiu muita atenção. Neste artigo, discutiremos uma taxonomia grosseira de modelos e exploraremos o contexto e a importância do Imperial College e de outros modelos na contribuição para a análise do COVID-19. </text:p>
          </table:table-cell>
          <table:table-cell table:style-name="ce5" office:value-type="string" calcext:value-type="string">
            <text:p>Eubank, S; Eckstrand, I; Lewis, B; Venkatramanan, S; Marathe, M; Barrett, CL</text:p>
          </table:table-cell>
          <table:table-cell table:style-name="ce5" office:value-type="string" calcext:value-type="string">
            <text:p>Commentary on Ferguson, et al., Impact of Non-pharmaceutical Interventions (NPIs) to Reduce COVID-19 Mortality and Healthcare Demand</text:p>
          </table:table-cell>
          <table:table-cell table:style-name="ce5" office:value-type="string" calcext:value-type="string">
            <text:p>BULLETIN OF MATHEMATICAL BIOLOGY</text:p>
          </table:table-cell>
          <table:table-cell table:style-name="ce5" office:value-type="string" calcext:value-type="string">
            <text:p>Article</text:p>
          </table:table-cell>
          <table:table-cell table:style-name="ce5" office:value-type="string" calcext:value-type="string">
            <text:p>Epidemiology; COVID-19; Non-pharmaceutical intervention; Compartmental model</text:p>
          </table:table-cell>
          <table:table-cell table:style-name="ce5" office:value-type="string" calcext:value-type="string">
            <text:p>A recent manuscript (Ferguson et al. in Impact of non-pharmaceutical interventions (NPIs) to reduce COVID-19 mortality and healthcare demand, Imperial College COVID-19 Response Team, London, 2020. https://www.imperial.ac.uk/media/imperial-college/medicine/sph/ide/gida-fellowships/Imperial-College-COVID19-NPI-modelling-16-03-2020.pdf) from Imperial College modelers examining ways to mitigate and control the spread of COVID-19 has attracted much attention. In this paper, we will discuss a coarse taxonomy of models and explore the context and significance of the Imperial College and other models in contributing to the analysis of COVID-19.</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B MATH BIOL</text:p>
          </table:table-cell>
          <table:table-cell table:style-name="ce5" office:value-type="float" office:value="2020" calcext:value-type="float">
            <text:p>2020</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feito do atraso na abertura da escola na dinâmica de transmissão da doença por coronavírus 2019 na Coréia: com base em modelagem matemática e estudo de simulação </text:p>
          </table:table-cell>
          <table:table-cell office:value-type="string" calcext:value-type="string">
            <text:p>Introdução: A estratégia de intervenção não farmacêutica é significativamente importante para mitigar a disseminação da doença coronavírus em 2019 (COVID-19). Uma das intervenções implementadas pelo governo é o fechamento de escolas. O Ministério da Educação decidiu adiar a abertura da escola de 2 de março para 6 de abril para minimizar o tamanho da epidemia. Nosso objetivo foi quantificar o efeito do fechamento de escolas na epidemia de COVID-19. Métodos: Os efeitos potenciais da abertura escolar foram medidos por meio de um modelo matemático considerando duas faixas etárias: crianças (com 19 anos ou menos) e adultos (com mais de 19 anos). Com base no modelo suscetível-exposto-infeccioso-recuperado, o isolamento e os indivíduos suscetíveis com mudança de comportamento também são considerados. Os parâmetros de transmissão foram estimados a partir dos dados confirmados de laboratório relatados pelos Centros para Controle e Prevenção de Doenças da Coreia de 16 de fevereiro a 22 de março. O modelo foi estendido com parâmetros estimados e estimou o número esperado de casos confirmados conforme a taxa de transmissão aumentou após a abertura da escola . Resultados: Supondo que a taxa de transmissão entre o grupo de crianças aumentaria 10 vezes após a abertura das escolas, aproximadamente 60 casos adicionais são esperados de 2 a 9 de março, e aproximadamente 100 casos adicionais de crianças são esperados de 9 a 23 de março. 23 de março, o número de casos esperados para crianças é de 28,4 por 7 dias e 33,6 por 14 dias. Conclusão: Os resultados da simulação mostram que o governo conseguiu reduzir pelo menos 200 casos, com dois editais do Ministério da Educação. A partir de 23 de março, embora a possibilidade de transmissão massiva na faixa etária das crianças seja menor, é possível que ocorra a transmissão em grupo. </text:p>
          </table:table-cell>
          <table:table-cell table:style-name="ce5" office:value-type="string" calcext:value-type="string">
            <text:p>Kim, S; Kim, YJ; Peck, KR; Jung, E</text:p>
          </table:table-cell>
          <table:table-cell table:style-name="ce5" office:value-type="string" calcext:value-type="string">
            <text:p>School Opening Delay Effect on Transmission Dynamics of Coronavirus Disease 2019 in Korea: Based on Mathematical Modeling and Simulation Study</text:p>
          </table:table-cell>
          <table:table-cell table:style-name="ce5" office:value-type="string" calcext:value-type="string">
            <text:p>JOURNAL OF KOREAN MEDICAL SCIENCE</text:p>
          </table:table-cell>
          <table:table-cell table:style-name="ce5" office:value-type="string" calcext:value-type="string">
            <text:p>Article</text:p>
          </table:table-cell>
          <table:table-cell table:style-name="ce5" office:value-type="string" calcext:value-type="string">
            <text:p>COVID-19; Mathematical Modeling; Behavior Changes; School Opening Delay; School Closures</text:p>
          </table:table-cell>
          <table:table-cell table:style-name="ce5" office:value-type="string" calcext:value-type="string">
            <text:p>Background: Nonpharmaceutical intervention strategy is significantly important to mitigate the coronavirus disease 2019 (COVID-19) spread. One of the interventions implemented by the government is a school closure. The Ministry of Education decided to postpone the school opening from March 2 to April 6 to minimize epidemic size. We aimed to quantify the school closure effect on the COVID-19 epidemic. Methods: The potential effects of school opening were measured using a mathematical model considering two age groups: children (aged 19 years and younger) and adults (aged over 19). Based on susceptible-exposed-infectious-recovered model, isolation and behavior-changed susceptible individuals are additionally considered. The transmission parameters were estimated from the laboratory confirmed data reported by the Korea Centers for Disease Control and Prevention from February 16 to March 22. The model was extended with estimated parameters and estimated the expected number of confirmed cases as the transmission rate increased after school opening. Results: Assuming the transmission rate between children group would be increasing 10 fold after the schools open, approximately additional 60 cases are expected to occur from March 2 to March 9, and approximately additional 100 children cases are expected from March 9 to March 23. After March 23, the number of expected cases for children is 28.4 for 7 days and 33.6 for 14 days. Conclusion: The simulation results show that the government could reduce at least 200 cases, with two announcements by the Ministry of education. After March 23, although the possibility of massive transmission in the children's age group is lower, group transmission is possible to occur.</text:p>
          </table:table-cell>
          <table:table-cell/>
          <table:table-cell table:style-name="ce5" office:value-type="string" calcext:value-type="string">
            <text:p>KOREAN ACAD MEDICAL SCIENCES</text:p>
          </table:table-cell>
          <table:table-cell table:style-name="ce5" office:value-type="string" calcext:value-type="string">
            <text:p>SEOUL</text:p>
          </table:table-cell>
          <table:table-cell table:style-name="ce5" office:value-type="string" calcext:value-type="string">
            <text:p>J KOREAN MED SCI</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Terapia CAR-T e tendências históricas na eficácia e custo-efetividade dos tratamentos oncológicos </text:p>
          </table:table-cell>
          <table:table-cell office:value-type="string" calcext:value-type="string">
            <text:p>Objetivo: Este estudo examina como a eficácia incremental e o perfil de custo-efetividade da terapia de células T receptoras de antígenos quiméricos (CAR-T) se encaixa na história recente de tratamentos anticâncer. Materiais e métodos: conduzimos análises gráficas e multivariadas usando dados do Registro de Análise de Custo-Efetividade do Tufts Medical Center e da análise de terapias CAR-T do Instituto de Revisão Clínica e Econômica. Coletamos informações adicionais, incluindo os anos de aprovação do FDA dos EUA para inovações farmacológicas. Resultados: CAR-T forneceu 5,03 (IC 95%: 3,88-6,18) mais anos de vida ajustados pela qualidade incremental do que a intervenção farmacêutica média e 4,61 (IC 95%: 1,67-7,56) mais do que a intervenção não farmacêutica média, mantendo similar relação custo-benefício. Houve evidência de piora do custo-efetividade no ano de aprovação para intervenções farmacêuticas. Limitações: A análise é limitada a tratamentos anticâncer estudados em análises de custo-utilidade, estimadas para cobrir aproximadamente 60% dos agentes antineoplásicos aprovados pela FDA. Conclusão: A terapia CAR-T quebra um padrão de crescimento estagnado da eficácia na inovação farmacêutica e demonstra uma eficácia incremental significativamente maior e uma relação custo-eficácia semelhante às inovações anteriores. </text:p>
          </table:table-cell>
          <table:table-cell table:style-name="ce5" office:value-type="string" calcext:value-type="string">
            <text:p>Baumgardner, JR; Brauer, MS; Zhang, J; Hao, YN; Liu, ZM; Lakdawalla, DN</text:p>
          </table:table-cell>
          <table:table-cell table:style-name="ce5" office:value-type="string" calcext:value-type="string">
            <text:p>CAR-T therapy and historical trends in effectiveness and cost-effectiveness of oncology treatments</text:p>
          </table:table-cell>
          <table:table-cell table:style-name="ce5" office:value-type="string" calcext:value-type="string">
            <text:p>JOURNAL OF COMPARATIVE EFFECTIVENESS RESEARCH</text:p>
          </table:table-cell>
          <table:table-cell table:style-name="ce5" office:value-type="string" calcext:value-type="string">
            <text:p>Article</text:p>
          </table:table-cell>
          <table:table-cell table:style-name="ce5" office:value-type="string" calcext:value-type="string">
            <text:p>CAR-T therapy; cost-effectiveness analysis; cost-utility analysis; economics of medical technology; history of medical innovation; innovation; oncology; value of healthcare</text:p>
          </table:table-cell>
          <table:table-cell table:style-name="ce5" office:value-type="string" calcext:value-type="string">
            <text:p>Aim: This study examines how chimeric antigen receptor T-cell (CAR-T) therapy's incremental effectiveness and cost-effectiveness profile fits into the recent history of anticancer treatments. Materials &amp; methods: We conducted graphical and multivariable analyses using data from the Cost-Effectiveness Analysis Registry of the Tufts Medical Center and the Institute for Clinical and Economic Review's analysis of CAR-T therapies. We collected additional information including the US FDA approval years for pharmacologic innovations. Results: CAR-T provided 5.03 (95% CI: 3.88-6.18) more incremental quality-adjusted life-years than the average pharmaceutical intervention and 4.61 (95% CI: 1.67-7.56) more than the average nonpharmaceutical intervention, while retaining similar cost-effectiveness. There was evidence of worsening cost-effectiveness by approval year for pharmaceutical interventions. Limitations: Analysis is limited to anticancer treatments studied in cost-utility analyses, estimated to cover approximately 60% of FDA-approved antineoplastic agents. Conclusion: CAR-T therapy breaks a pattern of stagnant efficacy growth in pharmaceutical innovation and demonstrates significantly greater incremental effectiveness and similar cost-effectiveness to prior innovations.</text:p>
          </table:table-cell>
          <table:table-cell/>
          <table:table-cell table:style-name="ce5" office:value-type="string" calcext:value-type="string">
            <text:p>FUTURE MEDICINE LTD</text:p>
          </table:table-cell>
          <table:table-cell table:style-name="ce5" office:value-type="string" calcext:value-type="string">
            <text:p>LONDON</text:p>
          </table:table-cell>
          <table:table-cell table:style-name="ce5" office:value-type="string" calcext:value-type="string">
            <text:p>J COMP EFFECT RES</text:p>
          </table:table-cell>
          <table:table-cell table:style-name="ce5" office:value-type="float" office:value="2020" calcext:value-type="float">
            <text:p>2020</text:p>
          </table:table-cell>
          <table:table-cell table:style-name="ce5" office:value-type="string" calcext:value-type="string">
            <text:p>Health Care Sciences &amp; Service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Eficácia do exercício sobre a fadiga em pacientes em hemodiálise: um ensaio clínico randomizado </text:p>
          </table:table-cell>
          <table:table-cell office:value-type="string" calcext:value-type="string">
            <text:p>Introdução: A hemodiálise é uma das terapias comuns em pacientes com doença renal em estágio terminal. Mesmo os pacientes que recebem tratamento regular sofrem de fadiga, que é um dos principais fatores que levam à má qualidade de vida. Este estudo teve como objetivo determinar a eficácia do exercício em mini-bicicletas sobre a fadiga em pacientes em hemodiálise. Métodos: Este estudo é um ensaio clínico controlado randomizado. Participaram do estudo 37 pacientes em hemodiálise. Os pacientes foram alocados aleatoriamente no grupo de intervenção (n = 20) ou no grupo controle (n = 17). Os participantes do grupo de intervenção exercitaram-se em mini-bicicletas por 20 minutos, duas vezes por semana, durante 3 meses. A fadiga dos pacientes foi medida quatro vezes durante e após a intervenção. O Inventário de Fadiga Multidimensional foi usado para medir o nível de fadiga. O escore total no MFI é de 4 a 20 para cada domínio, com o escore total de fadiga resultante variando de 20 a 100; assim, quanto maior a pontuação, maior o nível de fadiga. Os dados foram analisados ​​pelo SPSS 18. A ANOVA de medidas repetidas foi usada para comparar os escores de fadiga dentro de cada grupo e entre os grupos em momentos diferentes. Resultados: A pontuação média de fadiga no grupo de intervenção no início foi 58,80 +/- 15,29, que diminuiu continuamente para 58,78 +/- 13,54, 58,75 +/- 14,73, 54,20 +/- 15,16 e 54,23 +/- 13,60 para os 3 meses de intervenção e 1 mês pós-intervenção, respectivamente. Em contraste, no grupo de controle, essa pontuação foi de 62,53 +/- 16,32 no início, aumentando para 64,03 +/- 13,91, 64,22 +/- 13,07, 69,53 +/- 9,22, para os 3 meses de intervenção e 70,34 + / - 7,69 um mês pós-intervenção. Houve diferenças significativas entre o grupo de intervenção e o grupo controle no terceiro mês (P = 0,001) e 1 mês após a intervenção (P &lt;0,001). Conclusões: Os resultados mostraram que a reabilitação por meio de exercícios com mini-bicicletas teve um impacto significativo na prevenção do aumento da fadiga em pacientes em hemodiálise, tornando a mini-bicicleta uma intervenção não farmacêutica eficaz na prevenção do aumento da fadiga experimentada por pacientes em hemodiálise. </text:p>
          </table:table-cell>
          <table:table-cell table:style-name="ce5" office:value-type="string" calcext:value-type="string">
            <text:p>Salehi, F; Dehghan, M; Shahrbabaki, PM; Ebadzadeh, MR</text:p>
          </table:table-cell>
          <table:table-cell table:style-name="ce5" office:value-type="string" calcext:value-type="string">
            <text:p>Effectiveness of exercise on fatigue in hemodialysis patients: a randomized controlled trial</text:p>
          </table:table-cell>
          <table:table-cell table:style-name="ce5" office:value-type="string" calcext:value-type="string">
            <text:p>BMC SPORTS SCIENCE MEDICINE AND REHABILITATION</text:p>
          </table:table-cell>
          <table:table-cell table:style-name="ce5" office:value-type="string" calcext:value-type="string">
            <text:p>Article</text:p>
          </table:table-cell>
          <table:table-cell table:style-name="ce5" office:value-type="string" calcext:value-type="string">
            <text:p>Fatigue; Hemodialysis; Exercise; Cycling</text:p>
          </table:table-cell>
          <table:table-cell table:style-name="ce5" office:value-type="string" calcext:value-type="string">
            <text:p>Background: Hemodialysis is one of the common therapies in patients with end-stage renal disease. Even patients who receive regular treatment suffer from fatigue, which is one of the main factors leading to poor quality of life. This study aimed to determine the effectiveness of exercising on mini-bikes on fatigue in hemodialysis patients. Methods: This study is a randomized controlled clinical trial. Thirty-seven hemodialysis patients participated in the study. The patients were randomly allocated to either the intervention group (n = 20) or the control group (n = 17). The participants in the intervention group exercised on mini-bikes for 20 min twice a week for 3 months. The patients' fatigue was measured four times during and after the intervention. Multidimensional Fatigue Inventory was used to measure the fatigue level. The total score in the MFI is 4 to 20 for each domain, with the resulting total fatigue score ranging from 20 to 100; thus, the higher the score, the higher the level of fatigue. Data were analyzed by SPSS 18. The repeated measures ANOVA was used to compare the fatigue scores within each group and between the groups at different times. Results: The mean score of fatigue in the intervention group at the beginning was 58.80 +/- 15.29, which steadily decreased to 58.78 +/- 13.54, 58.75 +/- 14.73, 54.20 +/- 15.16, and 54.23 +/- 13.60 for the 3 months of intervention and 1 month post-intervention, respectively. In contrast, in the control group, this score was 62.53 +/- 16.32 in the beginning, increasing to 64.03 +/- 13.91, 64.22 +/- 13.07, 69.53 +/- 9.22, for the 3 months of intervention and 70.34 +/- 7.69 one-month post-intervention. There were significant differences between the intervention group and the control group in the third month (P = 0.001) and 1 month after the intervention (P &lt; 0.001). Conclusions: The results showed that rehabilitation through exercising using mini-bikes had a significant impact on preventing further fatigue build-up in hemodialysis patients, making the mini-bike an effective non-pharmaceutical intervention preventing the increase in fatigue experienced by patients undergoing hemodialysi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SPORTS SCI MED R</text:p>
          </table:table-cell>
          <table:table-cell table:style-name="ce5" office:value-type="float" office:value="2020" calcext:value-type="float">
            <text:p>2020</text:p>
          </table:table-cell>
          <table:table-cell table:style-name="ce5" office:value-type="string" calcext:value-type="string">
            <text:p>Rehabilitation; Sport Science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 cone da vergonha: implicações de bem-estar do uso da coleira elisabetana em cães e gatos, conforme relatado por seus proprietários </text:p>
          </table:table-cell>
          <table:table-cell office:value-type="string" calcext:value-type="string">
            <text:p>Resumo Simples As coleiras elizabetanas são usadas rotineiramente na medicina veterinária como uma medida não farmacêutica para prevenir o autotrauma e proteger certos locais do corpo, membros e cabeça de cães e gatos, e estados de bem-estar negativos associados. Apesar de seu uso regular, muito pouco se sabe sobre as implicações dessas coleiras para o bem-estar. Uma pesquisa online, destinada a proprietários cujos animais de estimação usaram uma coleira elizabetana durante os últimos 12 meses, foi utilizada para investigar o impacto que essas coleiras tiveram na qualidade de vida de seus animais. Descobrimos que a maioria dos 434 participantes (77,4%) relatou uma pior qualidade de vida em seus animais de companhia enquanto a coleira era usada, com base nos efeitos em uma variedade de domínios de bem-estar, incluindo nutrição, meio ambiente, saúde, comportamento e estado mental. Uma pontuação de qualidade de vida percebida pelo proprietário pior era mais provável quando a coleira elizabetana interferia na capacidade do animal de beber, brincar ou causar irritação. Nossas descobertas caracterizam os impactos de bem-estar específicos do uso do colar elizabetano e levam a uma recomendação para aumentar a conscientização do proprietário sobre os possíveis danos e o uso de alternativas sempre que possível. As coleiras elizabetanas são usadas em animais de companhia principalmente para prevenir autotrauma e estados de bem-estar negativos associados em animais. No entanto, eles foram anedoticamente associados a impactos negativos na saúde e no bem-estar dos animais, incluindo sofrimento, pele esfolada / ulcerada e desventuras. Este estudo teve como objetivo caracterizar os impactos no bem-estar do uso da coleira elizabetana em cães e gatos de companhia, conforme relatado pelos proprietários. Proprietários de animais de estimação que usaram uma coleira elizabetana durante os últimos 12 meses foram pesquisados ​​sobre os impactos que o uso de coleiras elizabetanas teve nas atividades dos animais, em particular sono, alimentação, bebida, exercícios, interações com outros animais, bem como a qualidade geral de vida (QOL). A maioria dos 434 entrevistados (77,4%) relatou um pior escore de QV quando seu animal de companhia estava usando a coleira, significativamente quando a coleira elizabetana irritou seu animal de estimação ou afetou sua capacidade de beber ou brincar. Embora outros fatores possam afetar o bem-estar animal durante o tratamento veterinário que exige o uso de coleiras elizabetanas, este estudo sugere que as próprias coleiras elisabetanas podem ter impactos negativos no bem-estar em uma variedade de domínios, incluindo nutrição, meio ambiente, saúde, comportamento e estado mental. Recomendamos que os proprietários dos animais sejam informados sobre os impactos negativos potenciais das coleiras elizabetanas e estratégias de minimização de danos. Sempre que possível, métodos alternativos de prevenção do autotrauma devem ser explorados. </text:p>
          </table:table-cell>
          <table:table-cell table:style-name="ce5" office:value-type="string" calcext:value-type="string">
            <text:p>Shenoda, Y; Ward, MP; McKeegan, D; Fawcett, A</text:p>
          </table:table-cell>
          <table:table-cell table:style-name="ce5" office:value-type="string" calcext:value-type="string">
            <text:p>The Cone of Shame: Welfare Implications of Elizabethan Collar Use on Dogs and Cats as Reported by their Owners</text:p>
          </table:table-cell>
          <table:table-cell table:style-name="ce5" office:value-type="string" calcext:value-type="string">
            <text:p>ANIMALS</text:p>
          </table:table-cell>
          <table:table-cell table:style-name="ce5" office:value-type="string" calcext:value-type="string">
            <text:p>Article</text:p>
          </table:table-cell>
          <table:table-cell table:style-name="ce5" office:value-type="string" calcext:value-type="string">
            <text:p>Elizabethan collar; quality of life (QOL); animal behaviour; animal welfare</text:p>
          </table:table-cell>
          <table:table-cell table:style-name="ce5" office:value-type="string" calcext:value-type="string">
            <text:p>Simple Summary Elizabethan collars are routinely used in veterinary medicine as a non-pharmaceutical measure to prevent self-trauma and protect certain sites on the body, limbs and head of dogs and cats, and associated negative welfare states. Despite their regular use, very little is known about the welfare implications of these collars. An online survey, aimed at owners whose pets wore an Elizabethan collar during the past 12 months, was utilised to investigate the impact that these collars had on their animal's quality of life. We found that the majority of the 434 participants (77.4%) reported a poorer quality of life in their companion animals while the collar was worn, based on effects in a range of welfare domains including nutrition, environment, health, behaviour and mental state. A poorer owner-perceived quality of life score was more likely when the Elizabethan collar interfered with the animal's ability to drink, play or caused irritation. Our findings characterise the specific welfare impacts of Elizabethan collar use, and lead to a recommendation for improved owner awareness of possible harms and the use of alternatives where possible. Elizabethan collars are used in companion animals primarily to prevent self-trauma and associated negative welfare states in animals. However, they have been anecdotally associated with negative impacts on animal health and welfare including distress, abraded/ulcerated skin and misadventure. This study aimed to characterise the welfare impacts of Elizabethan collar use on companion dogs and cats, as reported by owners. Owners of pets who wore an Elizabethan collar during the past 12 months were surveyed about the impacts that the use of Elizabethan collars had on animal activities, in particular sleep, eating, drinking, exercise, interactions with other animals, as well as overall quality of life (QOL). The majority of 434 respondents (77.4%) reported a worse QOL score when their companion animal was wearing the collar, significantly so when the Elizabethan collar irritated their pet or impacted on their ability to drink or play. While other factors are likely to impact animal welfare during veterinary treatment that necessitates the use of Elizabethan collars, this study suggests that Elizabethan collars themselves might have negative welfare impacts in a range of domains including nutrition, environment, health, behaviour and mental state. We recommend that animal owners are informed about potential negative impacts of Elizabethan collars and harm minimisation strategies. Where possible, alternative methods of preventing self-trauma should be explored.</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ANIMALS-BASEL</text:p>
          </table:table-cell>
          <table:table-cell table:style-name="ce5" office:value-type="float" office:value="2020" calcext:value-type="float">
            <text:p>2020</text:p>
          </table:table-cell>
          <table:table-cell table:style-name="ce5" office:value-type="string" calcext:value-type="string">
            <text:p>Agriculture; Veterinary Sciences</text:p>
          </table:table-cell>
          <table:table-cell table:style-name="ce5" office:value-type="string" calcext:value-type="string">
            <text:p>Other Gold, Green Published, Green Accept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Modelando a pandemia COVID-19 no contexto: uma abordagem participativa internacional </text:p>
          </table:table-cell>
          <table:table-cell office:value-type="string" calcext:value-type="string">
            <text:p>A pandemia SARS-CoV-2 teve um impacto sem precedentes em vários níveis da sociedade. A pandemia não apenas sobrecarregou completamente alguns sistemas de saúde, mas também mudou a forma como as evidências científicas são compartilhadas e aumentou o ritmo em que tais evidências são publicadas e consumidas por cientistas, legisladores e o público em geral. Mais significativamente, a pandemia criou enormes desafios para os tomadores de decisão, que tiveram que implementar medidas de contenção altamente perturbadoras com muito pouca evidência científica empírica para apoiar seu processo de tomada de decisão. Dada essa falta de dados, os modelos matemáticos preditivos têm desempenhado um papel cada vez mais proeminente. Em países de alta renda, há uma longa história de grupos de pesquisa estabelecidos aconselhando formuladores de políticas, ao passo que uma falta geral de capacidade de tradução significa que os modelos matemáticos freqüentemente permanecem inacessíveis aos formuladores de políticas em países de baixa e média renda. Aqui, descrevemos uma abordagem participativa de modelagem que visa contornar essa lacuna. Nossa abordagem envolveu a criação de um grupo internacional de modeladores de doenças infecciosas e outros especialistas em saúde pública, que culminou com o estabelecimento do Consórcio COVID-19 Modeling (CoMo). Aqui, descrevemos como o consórcio foi formado, a forma como funciona, o modelo matemático usado e, principalmente, o alto grau de envolvimento promovido entre os membros do Consórcio CoMo e seus respectivos formuladores de políticas locais e ministérios da saúde. </text:p>
          </table:table-cell>
          <table:table-cell table:style-name="ce5" office:value-type="string" calcext:value-type="string">
            <text:p>Aguas, R; White, L; Hupert, N; Shretta, R; Pan-Ngum, W; Celhay, O; Moldokmatova, A; Arifi, F; Mirzazadeh, A; Sharifi, H; Adib, K; Sahak, MN; Franco, C; Coutinho, R</text:p>
          </table:table-cell>
          <table:table-cell table:style-name="ce5" office:value-type="string" calcext:value-type="string">
            <text:p>Modelling the COVID-19 pandemic in context: an international participatory approach</text:p>
          </table:table-cell>
          <table:table-cell table:style-name="ce5" office:value-type="string" calcext:value-type="string">
            <text:p>BMJ GLOBAL HEALTH</text:p>
          </table:table-cell>
          <table:table-cell table:style-name="ce5" office:value-type="string" calcext:value-type="string">
            <text:p>Article</text:p>
          </table:table-cell>
          <table:table-cell table:style-name="ce5" office:value-type="string" calcext:value-type="string">
            <text:p>health policy; respiratory infections; control strategies; SARS</text:p>
          </table:table-cell>
          <table:table-cell table:style-name="ce5" office:value-type="string" calcext:value-type="string">
            <text:p>The SARS-CoV-2 pandemic has had an unprecedented impact on multiple levels of society. Not only has the pandemic completely overwhelmed some health systems but it has also changed how scientific evidence is shared and increased the pace at which such evidence is published and consumed, by scientists, policymakers and the wider public. More significantly, the pandemic has created tremendous challenges for decision-makers, who have had to implement highly disruptive containment measures with very little empirical scientific evidence to support their decision-making process. Given this lack of data, predictive mathematical models have played an increasingly prominent role. In high-income countries, there is a long-standing history of established research groups advising policymakers, whereas a general lack of translational capacity has meant that mathematical models frequently remain inaccessible to policymakers in low-income and middle-income countries. Here, we describe a participatory approach to modelling that aims to circumvent this gap. Our approach involved the creation of an international group of infectious disease modellers and other public health experts, which culminated in the establishment of the COVID-19 Modelling (CoMo) Consortium. Here, we describe how the consortium was formed, the way it functions, the mathematical model used and, crucially, the high degree of engagement fostered between CoMo Consortium members and their respective local policymakers and ministries of health.</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 GLOB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Soroprevalência populacional de SARS-CoV-2 e o limiar de imunidade de rebanho no Maranhão </text:p>
          </table:table-cell>
          <table:table-cell office:value-type="string" calcext:value-type="string">
            <text:p>OBJETIVO: Estimar a soroprevalência do SARS-CoV-2 no estado do Maranhão, Brasil. MÉTODOS: Foi realizado inquérito domiciliar de base populacional, de 27 de julho de 2020 a 8 de agosto de 2020. As estimativas consideraram agrupamento, estratificação e não resposta. A detecção qualitativa de anticorpos IgM e IgG foi realizada em um imunoensaio de eletroquimioluminescência Elecsys (R) Anti-SARS-CoV-2 totalmente automatizado no analisador Cobas (R) e601 (Roche Diagnostics). RESULTADOS: No total, foram entrevistados 3.156 indivíduos. A soroprevalência de anticorpos totais contra SARS-CoV-2 foi de 40,4% (IC 95% 35,6-45,3). A adesão da população a intervenções não farmacêuticas foi maior no início da pandemia do que no mês anterior. As taxas de infecção por SARS-CoV-2 foram significativamente menores entre usuários de máscara e entre aqueles que mantiveram distanciamento social e físico no último mês em comparação com seus colegas. Entre os infectados, 26,0% eram assintomáticos. A taxa de letalidade por infecção (IFR) foi de 0,14%, maior para homens e idosos. O IFR com base no excesso de mortes foi de 0,28%. A proporção de infecções estimadas para casos notificados foi de 22,2. CONCLUSÕES: Até onde sabemos, a soroprevalência de SARS-CoV-2 estimada nesta pesquisa de base populacional é uma das mais altas relatadas. O limite de imunidade do rebanho local pode ter sido atingido ou pode ser alcançado em breve. </text:p>
          </table:table-cell>
          <table:table-cell table:style-name="ce5" office:value-type="string" calcext:value-type="string">
            <text:p>da Silva, AAM; Lima-Neto, LG; de Azevedo, CDPES; da Costa, LMM; Braganca, MLBM; Barros, AKD; Wittlin, BB; de Souza, BF; de Oliveira, BLCA; de Carvalho, CA; Thomaz, EBAF; Simoes-Neto, EA; Leite, JF; Cosme, LMSS; Campos, MAG; Queiroz, RCD; Costa, SS; de Carvalho, VA; Simoes, VMF; Alves, MTSSDE; dos Santos, AM</text:p>
          </table:table-cell>
          <table:table-cell table:style-name="ce5" office:value-type="string" calcext:value-type="string">
            <text:p>Population-based seroprevalence of SARS-CoV-2 and the herd immunity threshold in Maranhao</text:p>
          </table:table-cell>
          <table:table-cell table:style-name="ce5" office:value-type="string" calcext:value-type="string">
            <text:p>REVISTA DE SAUDE PUBLICA</text:p>
          </table:table-cell>
          <table:table-cell table:style-name="ce5" office:value-type="string" calcext:value-type="string">
            <text:p>Article</text:p>
          </table:table-cell>
          <table:table-cell table:style-name="ce5" office:value-type="string" calcext:value-type="string">
            <text:p>Seroepidemiologic Studies; Coronavirus Infections; Immunity, Herd; Mortality</text:p>
          </table:table-cell>
          <table:table-cell table:style-name="ce5" office:value-type="string" calcext:value-type="string">
            <text:p>OBJECTIVE: To estimate the seroprevalence of SARS-CoV-2 in the state of Maranhao, Brazil. METHODS: A population-based household survey was performed, from July 27, 2020 to August 8, 2020. The estimates considered clustering, stratification and non-response. Qualitative detection of IgM and IgG antibodies was performed in a fully-automated Elecsys (R) Anti-SARS-CoV-2 electrochemiluminescence immunoassay on the Cobas (R) e601 analyzer (Roche Diagnostics). RESULTS: In total, 3,156 individuals were interviewed. Seroprevalence of total antibodies against SARS-CoV-2 was 40.4% (95%CI 35.6-45.3). Population adherence to non-pharmaceutical interventions was higher at the beginning of the pandemic than in the last month. SARS-CoV-2 infection rates were significantly lower among mask wearers and among those who maintained social and physical distancing in the last month compared to their counterparts. Among the infected, 26.0% were asymptomatic. The infection fatality rate (IFR) was 0.14%, higher for men and older adults. The IFR based on excess deaths was 0.28%. The ratio of estimated infections to reported cases was 22.2. CONCLUSIONS: To the best of our knowledge, the seroprevalence of SARS-CoV-2 estimated in this population-based survey is one of the highest reported. The local herd immunity threshold may have been reached or might be reached soon.</text:p>
          </table:table-cell>
          <table:table-cell/>
          <table:table-cell table:style-name="ce5" office:value-type="string" calcext:value-type="string">
            <text:p>REVISTA DE SAUDE PUBLICA</text:p>
          </table:table-cell>
          <table:table-cell table:style-name="ce5" office:value-type="string" calcext:value-type="string">
            <text:p>SAO PAULO</text:p>
          </table:table-cell>
          <table:table-cell table:style-name="ce5" office:value-type="string" calcext:value-type="string">
            <text:p>REV SAUDE PUBL</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Modelagem de intervenções para controlar surtos de COVID-19 em um campo de refugiados </text:p>
          </table:table-cell>
          <table:table-cell office:value-type="string" calcext:value-type="string">
            <text:p>Antecedentes Na ausência de vacinas ou tratamentos eficazes, as intervenções não farmacêuticas são a base do controle da pandemia de COVID-19. As populações de refugiados em campos de deslocados vivem em condições adversas que provavelmente favorecem a propagação de doenças. Até o momento, apenas alguns casos de COVID-19 apareceram em campos de refugiados, e se as intervenções não farmacêuticas viáveis ​​podem prevenir a propagação do vírus SARS-CoV-2 em tais locais ainda não foi testado. Métodos Construímos o primeiro modelo baseado em agente espacialmente explícito de um surto de COVID-19 em um campo de refugiados e o aplicamos para avaliar intervenções não farmacêuticas viáveis. Parametrizamos o modelo usando dados publicados sobre as taxas de transmissão e dinâmica de progressão do COVID-19, e dados demográficos e espaciais do maior campo de refugiados da Europa, o campo de deslocamento de Moria em Lesbos, Grécia. Simulamos epidemias COVID-19 com e sem quatro intervenções viáveis. Resultados A subdivisão espacial do acampamento ('setorização') foi capaz de 'achatar a curva', reduzindo o pico de infecção em até 70% e atrasando o pico de infecção em vários meses. O uso de máscaras faciais juntamente com o isolamento eficiente de indivíduos infectados reduziu a incidência geral de infecção e, às vezes, evitou totalmente as epidemias. Essas intervenções devem ser implementadas rapidamente para serem eficazes ao máximo. Os bloqueios tiveram apenas pequenos efeitos na dinâmica do COVID-19. Conclusões Modelos baseados em agentes são ferramentas poderosas para prever a propagação de doenças em populações espacialmente estruturadas e heterogêneas. Nossas descobertas sugerem que intervenções viáveis ​​podem retardar a disseminação de COVID-19 em um cenário de campo de refugiados e fornecer uma base de evidências para os gerentes de campos planejando estratégias de intervenção. Nosso modelo pode ser modificado para estudar outras populações fechadas em risco de COVID-19 ou epidemias futuras. </text:p>
          </table:table-cell>
          <table:table-cell table:style-name="ce5" office:value-type="string" calcext:value-type="string">
            <text:p>Gilman, RT; Mahroof-Shaffi, S; Harkensee, C; Chamberlain, AT</text:p>
          </table:table-cell>
          <table:table-cell table:style-name="ce5" office:value-type="string" calcext:value-type="string">
            <text:p>Modelling interventions to control COVID-19 outbreaks in a refugee camp</text:p>
          </table:table-cell>
          <table:table-cell table:style-name="ce5" office:value-type="string" calcext:value-type="string">
            <text:p>BMJ GLOBAL HEALTH</text:p>
          </table:table-cell>
          <table:table-cell table:style-name="ce5" office:value-type="string" calcext:value-type="string">
            <text:p>Article</text:p>
          </table:table-cell>
          <table:table-cell table:style-name="ce5" office:value-type="string" calcext:value-type="string">
            <text:p>public health; epidemiology; respiratory infections; other study design; control strategies</text:p>
          </table:table-cell>
          <table:table-cell table:style-name="ce5" office:value-type="string" calcext:value-type="string">
            <text:p>Background In the absence of effective treatments or vaccines, non-pharmaceutical interventions are the mainstay of control in the COVID-19 pandemic. Refugee populations in displacement camps live under adverse conditions that are likely to favour the spread of disease. To date, only a few cases of COVID-19 have appeared in refugee camps, and whether feasible non-pharmaceutical interventions can prevent the spread of the SARS-CoV-2 virus in such settings remains untested. Methods We constructed the first spatially explicit agent-based model of a COVID-19 outbreak in a refugee camp, and applied it to evaluate feasible non-pharmaceutical interventions. We parameterised the model using published data on the transmission rates and progression dynamics of COVID-19, and demographic and spatial data from Europe's largest refugee camp, the Moria displacement camp on Lesbos, Greece. We simulated COVID-19 epidemics with and without four feasible interventions. Results Spatial subdivision of the camp ('sectoring') was able to 'flatten the curve', reducing peak infection by up to 70% and delaying peak infection by up to several months. The use of face masks coupled with the efficient isolation of infected individuals reduced the overall incidence of infection, and sometimes averted epidemics altogether. These interventions must be implemented quickly in order to be maximally effective. Lockdowns had only small effects on COVID-19 dynamics. Conclusions Agent-based models are powerful tools for forecasting the spread of disease in spatially structured and heterogeneous populations. Our findings suggest that feasible interventions can slow the spread of COVID-19 in a refugee camp setting, and provide an evidence base for camp managers planning intervention strategies. Our model can be modified to study other closed populations at risk from COVID-19 or future epidemics.</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 GLOB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abrangente de saúde pública do bloqueio como uma intervenção não farmacêutica na disseminação do COVID-19 na Índia: tendências nacionais mascarando variações em nível estadual </text:p>
          </table:table-cell>
          <table:table-cell office:value-type="string" calcext:value-type="string">
            <text:p>Objetivos Avaliar o efeito do bloqueio nacional de quatro fases de 25 de março a 31 de maio em resposta à pandemia COVID-19 na Índia e desmascarar as variações em termos de estado em termos de múltiplas métricas de saúde pública. Estudo de coorte de projeto (séries temporais diárias de contagens de casos). Definição baseada na observação e na população. Os participantes confirmaram os casos de COVID-19 nacionalmente e em 20 estados que representaram&gt; 99% das contagens cumulativas atuais de casos na Índia até 31 de maio de 2020. Bloqueio de exposição (intervenção não médica). Principais resultados e medidas Ilustramos o mascaramento das tendências estaduais e destacamos as variações entre os estados, apresentando evidências avaliativas sobre alguns aspectos do surto COVID-19: taxas de letalidade, tempos de duplicação dos casos, números de reprodução efetiva e a escala dos testes . Resultados O número R de reprodução efetiva estimado para a Índia foi de 3,36 (IC 95% 3,03 a 3,71) em 24 de março, enquanto a média das estimativas de 25 de maio a 31 de maio era de 1,27 (IC 95% 1,26 a 1,28). Da mesma forma, o tempo estimado de duplicação na Índia foi de 3,56 dias em 24 de março, e a média dos últimos 7 dias para o mesmo em 31 de maio foi de 14,37 dias. O número médio diário de testes aumentou de 1.717 (19-25 de março) para 113.372 (25-31 de maio), enquanto a taxa de positividade do teste aumentou de 2,1% para 4,2%, respectivamente. No entanto, vários estados apresentam desvios substanciais desses padrões nacionais. Conclusões Os padrões de mudança durante os períodos de bloqueio indicam que o bloqueio foi parcialmente eficaz em desacelerar a disseminação do vírus em todo o país. No entanto, existem grandes variações em nível de estado e a identificação dessas variações pode ajudar tanto na compreensão da dinâmica da pandemia quanto na formulação de intervenções eficazes de saúde pública. Nossa estrutura oferece uma avaliação holística da pandemia nos estados indianos e territórios da união, juntamente com um conjunto de ferramentas de visualização interativas que são atualizadas diariamente em covind19.org. </text:p>
          </table:table-cell>
          <table:table-cell table:style-name="ce5" office:value-type="string" calcext:value-type="string">
            <text:p>Salvatore, M; Basu, D; Ray, D; Kleinsasser, M; Purkayastha, S; Bhattacharyya, R; Mukherjee, B</text:p>
          </table:table-cell>
          <table:table-cell table:style-name="ce5" office:value-type="string" calcext:value-type="string">
            <text:p>Comprehensive public health evaluation of lockdown as a non-pharmaceutical intervention on COVID-19 spread in India: national trends masking state-level variations</text:p>
          </table:table-cell>
          <table:table-cell table:style-name="ce5" office:value-type="string" calcext:value-type="string">
            <text:p>BMJ OPEN</text:p>
          </table:table-cell>
          <table:table-cell table:style-name="ce5" office:value-type="string" calcext:value-type="string">
            <text:p>Article</text:p>
          </table:table-cell>
          <table:table-cell table:style-name="ce5" office:value-type="string" calcext:value-type="string">
            <text:p>public health; epidemiology; statistics &amp;amp; research methods; public health</text:p>
          </table:table-cell>
          <table:table-cell table:style-name="ce5" office:value-type="string" calcext:value-type="string">
            <text:p>Objectives To evaluate the effect of four-phase national lockdown from March 25 to May 31 in response to the COVID-19 pandemic in India and unmask the state-wise variations in terms of multiple public health metrics. Design Cohort study (daily time series of case counts). Setting Observational and population based. Participants Confirmed COVID-19 cases nationally and across 20 states that accounted for &gt;99% of the current cumulative case counts in India until 31 May 2020. Exposure Lockdown (non-medical intervention). Main outcomes and measures We illustrate the masking of state-level trends and highlight the variations across states by presenting evaluative evidence on some aspects of the COVID-19 outbreak: case fatality rates, doubling times of cases, effective reproduction numbers and the scale of testing. Results The estimated effective reproduction number R for India was 3.36 (95% CI 3.03 to 3.71) on 24 March, whereas the average of estimates from 25 May to 31 May stands at 1.27 (95% CI 1.26 to 1.28). Similarly, the estimated doubling time across India was at 3.56 days on 24 March, and the past 7-day average for the same on 31 May is 14.37 days. The average daily number of tests increased from 1717 (19-25 March) to 113 372 (25-31 May) while the test positivity rate increased from 2.1% to 4.2%, respectively. However, various states exhibit substantial departures from these national patterns. Conclusions Patterns of change over lockdown periods indicate the lockdown has been partly effective in slowing the spread of the virus nationally. However, there exist large state-level variations and identifying these variations can help in both understanding the dynamics of the pandemic and formulating effective public health interventions. Our framework offers a holistic assessment of the pandemic across Indian states and union territories along with a set of interactive visualisation tools that are daily updated at covind19.org.</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 OPEN</text:p>
          </table:table-cell>
          <table:table-cell table:style-name="ce5" office:value-type="float" office:value="2020" calcext:value-type="float">
            <text:p>2020</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 ensaio clínico randomizado de azeite de oliva extra virgem de colheita precoce de alto fenólico grego em comprometimento cognitivo moderado: o estudo piloto MICOIL </text:p>
          </table:table-cell>
          <table:table-cell office:value-type="string" calcext:value-type="string">
            <text:p>Antecedentes: O azeite de oliva extra virgem (EVOO) constitui um composto natural com alta proteção sobre a função cognitiva. Objetivo: Investigar pela primeira vez o efeito do azeite de oliva extra virgem grego de alto fenólico de colheita precoce (HP-EHE-VOO) versus fenólica moderada (MP-EVOO) e dieta mediterrânea (MeDi) em pessoas com deficiência cognitiva leve (MCI) . Métodos: Conduzimos um estudo prospectivo randomizado para examinar o HP-EH-EVOO e MP-EVOO versus MeDi no MCI. A predisposição genética (APOE épsilon 4) para a doença de Alzheimer (DA) foi testada e uma extensa bateria neuropsicológica foi administrada no início e após 12 meses. Cada participante foi randomizado e designado a um de três grupos: 1) Grupo 1 recebeu o HP-EH-EVOO (50 mL / dia); 2) Grupo 2 recebeu MP-EVOO (50 mL / dia), e 3) Grupo 3 recebeu apenas instruções MeDi. Resultados: Melhor desempenho de acompanhamento foi encontrado no Grupo 1 em comparação ao Grupo 2 e Grupo 3 em quase todos os domínios cognitivos. Além disso, o Grupo 2 também mostrou melhora significativa em comparação com o Grupo 3 no ADAS-cog (p = 0,001) e MMSE (p = 0,05), enquanto o Grupo 3 exibiu pior ou semelhante ao desempenho inicial em quase todos os domínios. Em particular, o Grupo 1 e o Grupo 2 tiveram melhores resultados em relação ao ADAS-cog (p = 0,003), Span de Dígitos (p = 0,006) e Fluência de Letras (p = 0,003). Além disso, houve uma diferença significativa (p = 0,001) na presença de APOE epsilon 4 entre os Grupos 1 e 2 versus Grupo 3. Conclusão: A intervenção de longo prazo com HP-EH-EVOO ou MP-EVOO foi associada a melhora significativa na função cognitiva em relação ao MeDi, independente da presença de APOE épsilon 4. </text:p>
          </table:table-cell>
          <table:table-cell table:style-name="ce5" office:value-type="string" calcext:value-type="string">
            <text:p>Tsolaki, M; Lazarou, E; Kozori, M; Petridou, N; Tabakis, I; Lazarou, I; Karakota, M; Saoulidis, I; Melliou, E; Magiatis, P</text:p>
          </table:table-cell>
          <table:table-cell table:style-name="ce5" office:value-type="string" calcext:value-type="string">
            <text:p>A Randomized Clinical Trial of Greek High Phenolic Early Harvest Extra Virgin Olive Oil in Mild Cognitive Impairment: The MICOIL Pilot Study</text:p>
          </table:table-cell>
          <table:table-cell table:style-name="ce5" office:value-type="string" calcext:value-type="string">
            <text:p>JOURNAL OF ALZHEIMERS DISEASE</text:p>
          </table:table-cell>
          <table:table-cell table:style-name="ce5" office:value-type="string" calcext:value-type="string">
            <text:p>Article</text:p>
          </table:table-cell>
          <table:table-cell table:style-name="ce5" office:value-type="string" calcext:value-type="string">
            <text:p>Alzheimer's disease; APOE; extra virgin olive oil; Mediterranean Diet; mild cognitive impairment; natural compounds; non-pharmaceutical interventions</text:p>
          </table:table-cell>
          <table:table-cell table:style-name="ce5" office:value-type="string" calcext:value-type="string">
            <text:p>Background: Extra virgin olive oil (EVOO) constitutes a natural compound with high protection over cognitive function. Objective: To investigate for the first time the effect of Greek High Phenolic Early Harvest Extra Virgin Olive Oil (HP-EHE-VOO) versus Moderate Phenolic (MP-EVOO) and Mediterranean Diet (MeDi) in people with mild cognitive impairment (MCI). Methods: We conducted a randomized prospective study so as to examine the HP-EH-EVOO and MP-EVOO versus MeDi in MCI. Genetic predisposition (APOE epsilon 4) to Alzheimer's disease (AD) was tested and an extensive neuropsychological battery was administered at baseline and after 12 months. Each participant was randomized and assigned one of three groups: 1) Group 1 received the HP-EH-EVOO (50 mL/day); 2) Group 2 received the MP-EVOO (50 mL/day), and 3) Group 3 received only the MeDi instructions. Results: Better follow-up performance was found in Group 1 compared to Group 2 and Group 3 in the almost all cognitive domains. Moreover, Group 2 showed also significant improvement compared to Group 3 in ADAS-cog (p = 0 .001) and MMSE (p = 0.05), whereas Group 3 exhibited worse or similar to baseline performance in almost all domains. In particular, Group 1 and Group 2 had better outcomes with regards to ADAS-cog (p = 0.003), Digit Span (p = 0.006), and Letter fluency (p = 0.003). Moreover, there was a significant difference (p = 0.001) in the presence of APOE epsilon 4 between the Groups 1 and 2 versus Group 3. Conclusion: Long-term intervention with HP-EH-EVOO or MP-EVOO was associated with significant improvement in cognitive function compared to MeDi, independent of the presence of APOE epsilon 4.</text:p>
          </table:table-cell>
          <table:table-cell/>
          <table:table-cell table:style-name="ce5" office:value-type="string" calcext:value-type="string">
            <text:p>IOS PRESS</text:p>
          </table:table-cell>
          <table:table-cell table:style-name="ce5" office:value-type="string" calcext:value-type="string">
            <text:p>AMSTERDAM</text:p>
          </table:table-cell>
          <table:table-cell table:style-name="ce5" office:value-type="string" calcext:value-type="string">
            <text:p>J ALZHEIMERS DIS</text:p>
          </table:table-cell>
          <table:table-cell table:style-name="ce5" office:value-type="float" office:value="2020" calcext:value-type="float">
            <text:p>2020</text:p>
          </table:table-cell>
          <table:table-cell table:style-name="ce5" office:value-type="string" calcext:value-type="string">
            <text:p>Neurosciences &amp; Neurology</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Exercício e Demência </text:p>
          </table:table-cell>
          <table:table-cell office:value-type="string" calcext:value-type="string">
            <text:p>Vários estudos experimentais e humanos documentaram os efeitos preventivos e terapêuticos do exercício em várias doenças, bem como a função fisiológica normal de diferentes sistemas durante o envelhecimento. As descobertas de vários estudos básicos em animais e investigações clínicas identificaram os efeitos vantajosos do exercício como uma intervenção não farmacêutica na demência e na doença de Alzheimer (DA). Os principais efeitos positivos sugeridos para exercícios são menos comprometimento ou declínio cognitivo e comportamental, desenvolvimento de condições associadas à saúde (estresse, sono), redução dos fatores de risco de demência, incluindo doenças crônicas não transmissíveis (diabetes, doenças cardiovasculares), aumento de neurotrofinas, aumento do fluxo sanguíneo cerebral, angiogênese, neurogênese, sinaptogênese e plasticidade sináptica na região relacionada à memória do cérebro (por exemplo, hipocampo) e redução da neuroinflamação e apoptose. No entanto, em relação às evidências controversas na literatura, a concepção de estudos clínicos e experimentais padrão para revelar a correlação entre atividade física e sinal e sintoma de demência, incluindo alternância de biomarcadores, alterações cerebrais supramoleculares e moleculares e manifestação neuropsicológica é necessária para a preparação de diretrizes e recomendações eficazes. </text:p>
          </table:table-cell>
          <table:table-cell table:style-name="ce5" office:value-type="string" calcext:value-type="string">
            <text:p>Gholamnezhad, Z; Boskabady, MH; Jahangiri, Z</text:p>
          </table:table-cell>
          <table:table-cell table:style-name="ce5" office:value-type="string" calcext:value-type="string">
            <text:p>Exercise and Dementia</text:p>
          </table:table-cell>
          <table:table-cell table:style-name="ce5" office:value-type="string" calcext:value-type="string">
            <text:p>PHYSICAL EXERCISE FOR HUMAN HEALTH</text:p>
          </table:table-cell>
          <table:table-cell table:style-name="ce5" office:value-type="string" calcext:value-type="string">
            <text:p>Article; Book Chapter</text:p>
          </table:table-cell>
          <table:table-cell table:style-name="ce5" office:value-type="string" calcext:value-type="string">
            <text:p>Exercise; Physical activity; Dementia; Alzheimer; Prevention; Treatment</text:p>
          </table:table-cell>
          <table:table-cell table:style-name="ce5" office:value-type="string" calcext:value-type="string">
            <text:p>Several experimental and human studies documented the preventive and therapeutic effects of exercise on various diseases as well as the normal physiological function of different systems during aging. The findings of several basic animal studies and clinical investigations identified the advantageous effects of exercise as non-pharmaceutical intervention on dementia and Alzheimer's disease (AD). The main positive effects suggested for exercise are less cognitive and behavioral impairment or decline, development of health-associated conditions (stress, sleep), reduction of dementia risk factors including chronic non-communicable disease (diabetes, cardiovascular disease), increase in neurotrophins, enhancement of brain blood flow, angiogenesis, neurogenesis, synaptogenesis and synaptic plasticity in the brain memory-related region (e.g., hippocampus), and reduction of neuroinflammation and apoptosis. However, regarding the controversial evidence in literature, designing standard clinical and experimental studies to reveal the correlation between physical activity and dementia sign and symptom including biomarker alternation, brain supramolecular and molecular changes, and neuropsychological manifestation is necessary for preparation of effective guidelines and recommendations.</text:p>
          </table:table-cell>
          <table:table-cell/>
          <table:table-cell table:style-name="ce5" office:value-type="string" calcext:value-type="string">
            <text:p>SPRINGER-VERLAG SINGAPORE PTE LTD</text:p>
          </table:table-cell>
          <table:table-cell table:style-name="ce5" office:value-type="string" calcext:value-type="string">
            <text:p>SINGAPORE</text:p>
          </table:table-cell>
          <table:table-cell table:style-name="ce5" office:value-type="string" calcext:value-type="string">
            <text:p>ADV EXP MED BIOL</text:p>
          </table:table-cell>
          <table:table-cell table:style-name="ce5" office:value-type="float" office:value="2020" calcext:value-type="float">
            <text:p>2020</text:p>
          </table:table-cell>
          <table:table-cell table:style-name="ce5" office:value-type="string" calcext:value-type="string">
            <text:p>Research &amp; Experimental Medicine; Physiology; Sport Science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Quantificando os efeitos do intervalo de tempo da mobilidade humana na transmissão COVID-19: um estudo multicidades na China </text:p>
          </table:table-cell>
          <table:table-cell office:value-type="string" calcext:value-type="string">
            <text:p>A primeira onda da nova epidemia de coronavírus (COVID-19) em 2019 na China mostrou que havia uma defasagem entre a redução na mobilidade humana e o declínio na transmissão de COVID-19 e essa defasagem era diferente nas cidades. Um atraso prolongado causaria pânico público e refletiria a ineficiência das medidas de controle. Este estudo tem como objetivo quantificar esse efeito de intervalo de tempo e revelar sua influência em fatores sociodemográficos e ambientais, o que é útil para a formulação de políticas no controle de COVID-19 e outras doenças infecciosas potenciais no futuro. Combinamos o índice de mobilidade no nível da cidade e a série temporal de novos casos para 80 cidades mais afetadas na China de 17 de janeiro a 29 de fevereiro de 2020. A análise de correlação cruzada e o modelo autorregressivo espacial foram usados ​​para estimar a duração da defasagem e determinar os fatores de influência por trás dela, respectivamente . Os resultados mostram que a mobilidade está fortemente correlacionada com a transmissão do COVID-19 na maioria das cidades com defasagens de 10 dias (intervalo interquartil 8 - 11 dias) e coeficientes de correlação de 0,68 +/- 0,12. Este intervalo de tempo é consistente com o período de incubação mais o tempo para relatórios. As cidades com uma defasagem mais curta parecem ter uma duração epidêmica mais curta. Esse atraso é menor em cidades com maior volume de fluxo populacional de Wuhan, maior densidade de hospitais designados e densidade de estradas urbanas, enquanto cidades economicamente favorecidas tendem a ter atrasos de tempo mais longos. Essas descobertas sugerem que cidades com estrutura urbana compacta devem aderir estritamente às restrições de mobilidade humana, enquanto cidades economicamente prósperas também devem fortalecer outras intervenções não farmacêuticas para controlar a propagação do vírus. </text:p>
          </table:table-cell>
          <table:table-cell table:style-name="ce5" office:value-type="string" calcext:value-type="string">
            <text:p>Xi, W; Pei, T; Liu, QY; Song, C; Liu, YX; Chen, X; Ma, J; Zhang, ZX</text:p>
          </table:table-cell>
          <table:table-cell table:style-name="ce5" office:value-type="string" calcext:value-type="string">
            <text:p>Quantifying the Time-Lag Effects of Human Mobility on the COVID-19 Transmission: A Multi-City Study in China</text:p>
          </table:table-cell>
          <table:table-cell table:style-name="ce5" office:value-type="string" calcext:value-type="string">
            <text:p>IEEE ACCESS</text:p>
          </table:table-cell>
          <table:table-cell table:style-name="ce5" office:value-type="string" calcext:value-type="string">
            <text:p>Article</text:p>
          </table:table-cell>
          <table:table-cell table:style-name="ce5" office:value-type="string" calcext:value-type="string">
            <text:p>Urban areas; COVID-19; Indexes; Web and internet services; Time series analysis; Correlation; Sociology; COVID-19; control measures; cross correlation; human mobility; influencing factors</text:p>
          </table:table-cell>
          <table:table-cell table:style-name="ce5" office:value-type="string" calcext:value-type="string">
            <text:p>The first wave of the 2019 novel coronavirus (COVID-19) epidemic in China showed there was a lag between the reduction in human mobility and the decline in COVID-19 transmission and this lag was different in cities. A prolonged lag would cause public panic and reflect the inefficiency of control measures. This study aims to quantify this time-lag effect and reveal its influencing socio-demographic and environmental factors, which is helpful to policymaking in controlling COVID-19 and other potential infectious diseases in the future. We combined city-level mobility index and new case time series for 80 most affected cities in China from Jan 17 to Feb 29, 2020. Cross correlation analysis and spatial autoregressive model were used to estimate the lag length and determine influencing factors behind it, respectively. The results show that mobility is strongly correlated with COVID-19 transmission in most cities with lags of 10 days (interquartile range 8 - 11 days) and correlation coefficients of 0.68 +/- 0.12. This time-lag is consistent with the incubation period plus time for reporting. Cities with a shorter lag appear to have a shorter epidemic duration. This lag is shorter in cities with larger volume of population flow from Wuhan, higher designated hospitals density and urban road density while economically advantaged cities tend to have longer time lags. These findings suggest that cities with compact urban structure should strictly adhere to human mobility restrictions, while economically prosperous cities should also strengthen other non-pharmaceutical interventions to control the spread of the virus.</text:p>
          </table:table-cell>
          <table:table-cell/>
          <table:table-cell table:style-name="ce5" office:value-type="string" calcext:value-type="string">
            <text:p>IEEE-INST ELECTRICAL ELECTRONICS ENGINEERS INC</text:p>
          </table:table-cell>
          <table:table-cell table:style-name="ce5" office:value-type="string" calcext:value-type="string">
            <text:p>PISCATAWAY</text:p>
          </table:table-cell>
          <table:table-cell table:style-name="ce5" office:value-type="string" calcext:value-type="string">
            <text:p>IEEE ACCESS</text:p>
          </table:table-cell>
          <table:table-cell table:style-name="ce5" office:value-type="float" office:value="2020" calcext:value-type="float">
            <text:p>2020</text:p>
          </table:table-cell>
          <table:table-cell table:style-name="ce5" office:value-type="string" calcext:value-type="string">
            <text:p>Computer Science; Engineering; Telecommunication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 se o bloqueio for removido? Previsões ao nível do distrito para Maharashtra e Gujarat </text:p>
          </table:table-cell>
          <table:table-cell office:value-type="string" calcext:value-type="string">
            <text:p>Em todo o mundo, todos os dias, milhares de pessoas estão sendo infectadas e centenas estão morrendo em cada país devido a uma pandemia causada pelo surto de COVID-19. Começando em Wuhan, esse vírus quase viajou em todos os países infectando milhões de pessoas. Na ausência de qualquer vacina até o momento e nenhuma confirmação de imunidade de rebanho (D'Souza e Dowdy (2020)), se houver, o mundo está dependendo de algumas intervenções não farmacêuticas (INP) para conter a disseminação de COVID-19. A Índia não é exceção. Após três períodos de bloqueio consecutivos, a Índia entrou no bloqueio 4.0 a partir de 18 de maio de 2020, com alguns relaxamentos. O bloqueio tem um enorme impacto negativo na economia. Este estudo visa prever o futuro em alguns distritos de dois estados selecionados (Maharashtra e Gujarat) da Índia se o bloqueio for removido ou parcialmente implementado. Um modelo estatístico baseado no processo de renovação foi usado para a previsão. Um método Bayesiano hierárquico foi usado para esses dados. As previsões foram feitas até 30 de junho de 2020, para cada distrito dos dois estados (Maharashtra e Gujarat) sob este estudo. </text:p>
          </table:table-cell>
          <table:table-cell table:style-name="ce5" office:value-type="string" calcext:value-type="string">
            <text:p>Dutta, S; Das, K; Chatterjee, K; Chakraborty, A</text:p>
          </table:table-cell>
          <table:table-cell table:style-name="ce5" office:value-type="string" calcext:value-type="string">
            <text:p>What if Lockdown is Removed? District Level Predictions for Maharashtra and Gujarat</text:p>
          </table:table-cell>
          <table:table-cell table:style-name="ce5" office:value-type="string" calcext:value-type="string">
            <text:p>STATISTICS AND APPLICATIONS</text:p>
          </table:table-cell>
          <table:table-cell table:style-name="ce5" office:value-type="string" calcext:value-type="string">
            <text:p>Article</text:p>
          </table:table-cell>
          <table:table-cell table:style-name="ce5" office:value-type="string" calcext:value-type="string">
            <text:p>Average reproduction number; Renewal process; Hierarchical Bayes; Infections</text:p>
          </table:table-cell>
          <table:table-cell table:style-name="ce5" office:value-type="string" calcext:value-type="string">
            <text:p>Throughout the world everyday, thousands of people are getting infected and hundreds are dying in each country due to an pandemic caused by the outbreak of COVID-19. Starting from Wuhan, this virus has almost travelled each and every country infecting millions of people. In the absence of any vaccine till date and no confirmation of herd immunity (D'Souza and Dowdy (2020) ), if any, the world is depending on some non-pharmaceutical interventions (NPIs) to curb the spread of COVID-19. India is no exception. After three consecutive lockdown spells, India has entered into lockdown 4.0 from May 18, 2020, with some relaxations. Lockdown has a huge negative impact on the economy. This study aims to predict the future in few districts of two selected states (Maharashtra and Gujarat) of India if lockdown is removed or partially implemented. A statistical model based on renewal process has been used for prediction. A hierarchical Bayesian method has been used for this data. Predictions have been made till June 30, 2020, for each district of the two states (Maharashtra and Gujarat) under this study.</text:p>
          </table:table-cell>
          <table:table-cell/>
          <table:table-cell table:style-name="ce5" office:value-type="string" calcext:value-type="string">
            <text:p>SOC STATISTICS COMPUTER &amp; APPLICATIONS</text:p>
          </table:table-cell>
          <table:table-cell table:style-name="ce5" office:value-type="string" calcext:value-type="string">
            <text:p>NEW DELHI</text:p>
          </table:table-cell>
          <table:table-cell table:style-name="ce5" office:value-type="string" calcext:value-type="string">
            <text:p>STAT APPL</text:p>
          </table:table-cell>
          <table:table-cell table:style-name="ce5" office:value-type="float" office:value="2020" calcext:value-type="float">
            <text:p>2020</text:p>
          </table:table-cell>
          <table:table-cell table:style-name="ce5" office:value-type="string" calcext:value-type="string">
            <text:p>Mathematic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Controle de segurança crítica de intervenções ativas para mitigação de COVID-19 </text:p>
          </table:table-cell>
          <table:table-cell office:value-type="string" calcext:value-type="string">
            <text:p>O mundo passou recentemente pelo esforço de mitigação mais ambicioso em um século, consistindo em quarentenas generalizadas destinadas a prevenir a disseminação de COVID-19. O uso de modelos epidemiológicos influentes de COVID-19 ajudou a encorajar os tomadores de decisão a realizar intervenções não farmacêuticas drásticas. No entanto, inerentes a esses modelos são muitas vezes suposições de que as intervenções ativas são estáticas, por exemplo, que o distanciamento social é imposto até que as infecções sejam minimizadas, o que pode levar a previsões imprecisas que estão sempre evoluindo conforme novos dados são assimilados. Apresentamos uma metodologia para orientar dinamicamente a intervenção ativa, mudando o foco da visão de modelos epidemiológicos como sistemas que evoluem de forma autônoma para sistemas de controle com um x201C; inputx201D; que pode ser variado no tempo para mudar a evolução do sistema. Mostramos que uma abordagem de controle crítico de segurança para mitigação de COVID-19 fornece políticas de intervenção ativas que garantem formalmente a evolução segura dos modelos epidemiológicos compartimentados. Essa perspectiva é aplicada aos dados atuais dos EUA sobre casos, levando em consideração a redução da mobilidade, e descobrimos que ela descreve com precisão as tendências atuais quando os atrasos associados à incubação e aos testes são incorporados. Políticas de intervenção ativa ideais são sintetizadas para determinar as mitigações futuras necessárias para limitar infecções, hospitalizações e morte, tanto em nível nacional quanto estadual. Portanto, fornecemos meios para modelar e modular intervenções ativas com vistas às reaberturas em fases que estão atualmente começando nos Estados Unidos e no mundo de forma descentralizada. Essa estrutura pode ser convertida em políticas públicas, levando em consideração a paisagem fragmentada da mitigação COVID-19 de maneira crítica para a segurança. </text:p>
          </table:table-cell>
          <table:table-cell table:style-name="ce5" office:value-type="string" calcext:value-type="string">
            <text:p>Ames, AD; Molnar, TG; Singletary, AW; Orosz, G</text:p>
          </table:table-cell>
          <table:table-cell table:style-name="ce5" office:value-type="string" calcext:value-type="string">
            <text:p>Safety-Critical Control of Active Interventions for COVID-19 Mitigation</text:p>
          </table:table-cell>
          <table:table-cell table:style-name="ce5" office:value-type="string" calcext:value-type="string">
            <text:p>IEEE ACCESS</text:p>
          </table:table-cell>
          <table:table-cell table:style-name="ce5" office:value-type="string" calcext:value-type="string">
            <text:p>Article</text:p>
          </table:table-cell>
          <table:table-cell table:style-name="ce5" office:value-type="string" calcext:value-type="string">
            <text:p>Sociology; Statistics; Control systems; Safety; Data models; Delay effects; Mathematical model; Safety-critical control; epidemiology; non-pharmaceutical intervention; COVID-19</text:p>
          </table:table-cell>
          <table:table-cell table:style-name="ce5" office:value-type="string" calcext:value-type="string">
            <text:p>The world has recently undergone the most ambitious mitigation effort in a century, consisting of wide-spread quarantines aimed at preventing the spread of COVID-19. The use of influential epidemiological models of COVID-19 helped to encourage decision makers to take drastic non-pharmaceutical interventions. Yet, inherent in these models are often assumptions that the active interventions are static, e.g., that social distancing is enforced until infections are minimized, which can lead to inaccurate predictions that are ever evolving as new data is assimilated. We present a methodology to dynamically guide the active intervention by shifting the focus from viewing epidemiological models as systems that evolve in autonomous fashion to control systems with an x201C;inputx201D; that can be varied in time in order to change the evolution of the system. We show that a safety-critical control approach to COVID-19 mitigation gives active intervention policies that formally guarantee the safe evolution of compartmental epidemiological models. This perspective is applied to current US data on cases while taking into account reduction of mobility, and we find that it accurately describes the current trends when time delays associated with incubation and testing are incorporated. Optimal active intervention policies are synthesized to determine future mitigations necessary to bound infections, hospitalizations, and death, both at national and state levels. We therefore provide means in which to model and modulate active interventions with a view toward the phased reopenings that are currently beginning across the US and the world in a decentralized fashion. This framework can be converted into public policies, accounting for the fractured landscape of COVID-19 mitigation in a safety-critical fashion.</text:p>
          </table:table-cell>
          <table:table-cell/>
          <table:table-cell table:style-name="ce5" office:value-type="string" calcext:value-type="string">
            <text:p>IEEE-INST ELECTRICAL ELECTRONICS ENGINEERS INC</text:p>
          </table:table-cell>
          <table:table-cell table:style-name="ce5" office:value-type="string" calcext:value-type="string">
            <text:p>PISCATAWAY</text:p>
          </table:table-cell>
          <table:table-cell table:style-name="ce5" office:value-type="string" calcext:value-type="string">
            <text:p>IEEE ACCESS</text:p>
          </table:table-cell>
          <table:table-cell table:style-name="ce5" office:value-type="float" office:value="2020" calcext:value-type="float">
            <text:p>2020</text:p>
          </table:table-cell>
          <table:table-cell table:style-name="ce5" office:value-type="string" calcext:value-type="string">
            <text:p>Computer Science; Engineering; Telecommunications</text:p>
          </table:table-cell>
          <table:table-cell table:style-name="ce5" office:value-type="string" calcext:value-type="string">
            <text:p>DOAJ Gold, Green Accept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Medidas de contenção rigorosas sem bloqueio completo da cidade para atingir baixa incidência e mortalidade em duas ondas de COVID-19 em Hong Kong </text:p>
          </table:table-cell>
          <table:table-cell office:value-type="string" calcext:value-type="string">
            <text:p>Introdução Uma cidade internacional, Hong Kong, próxima ao primeiro epicentro da COVID-19, experimentou duas ondas epidêmicas com diferentes pressões de importação. Comparamos as características epidemiológicas de pacientes com COVID-19 no contexto de políticas de contenção entre a primeira e a segunda ondas. Métodos Recuperamos informações sobre os primeiros 1.038 casos detectados em Hong Kong (23 de janeiro a 25 de abril de 2020) para analisar as características epidemiológicas, incluindo incidência específica por idade / sexo, agrupamento, número de reprodução (R-t) e retardo de contenção; em relação às medidas de contenção implementadas. Fatores associados ao retardo de contenção foram avaliados por análise de regressão linear múltipla com idade, sexo, onda epidêmica e fonte de infecção como covariáveis. Uma série temporal de média móvel de 5 dias foi traçada para examinar as mudanças nas duas ondas epidêmicas. Resultados A incidência e mortalidade (135,5 e 0,5 por 1 milhão de habitantes) estavam entre as mais baixas do mundo. A escalada agressiva do controle de fronteira se correlacionou com reduções em R (t) de 1,35 para 0,57 e 0,92 para 0,18, e aversões de 450 e 1650 infecções locais durante a primeira e segunda ondas, respectivamente. A implementação de testes COVID-19 para retornantes internacionais correlacionou-se com um aumento da detecção de casos assintomáticos e retardo de contenção reduzido na segunda onda. Os eventos de cluster de médio porte na primeira onda foram reuniões familiares, enquanto os da segunda onda foram atividades de lazer entre os jovens. Atraso de contenção foi associado à idade avançada (OR ajustado (AOR) = 1,01, IC 95% 1,00 a 1,02, p = 0,040), sexo masculino (AOR = 1,41, IC 95% 1,02 a 1,96, p = 0,039) e casos locais ( AOR = 11,18, IC 95% 7,43 a 16,83, p &lt;0,001), e com melhora significativa na segunda onda em comparação com a primeira onda (média: 6,8 vs 3,7 dias). Uma maior taxa de incidência foi observada para o sexo masculino, aumentando a possibilidade de predileção por sexo na susceptibilidade de desenvolver sintomas. Conclusão Estratégias imediatas e rigorosas de contenção geral representam medidas de sucesso no controle da pandemia. Essas descobertas podem informar a formulação e implementação de estratégias de mitigação da pandemia. </text:p>
          </table:table-cell>
          <table:table-cell table:style-name="ce5" office:value-type="string" calcext:value-type="string">
            <text:p>Wong, MCS; Ng, RWY; Chong, KC; Lai, CKC; Huang, JJ; Chen, ZG; Boon, SS; Chan, PKS</text:p>
          </table:table-cell>
          <table:table-cell table:style-name="ce5" office:value-type="string" calcext:value-type="string">
            <text:p>Stringent containment measures without complete city lockdown to achieve low incidence and mortality across two waves of COVID-19 in Hong Kong</text:p>
          </table:table-cell>
          <table:table-cell table:style-name="ce5" office:value-type="string" calcext:value-type="string">
            <text:p>BMJ GLOBAL HEALTH</text:p>
          </table:table-cell>
          <table:table-cell table:style-name="ce5" office:value-type="string" calcext:value-type="string">
            <text:p>Article</text:p>
          </table:table-cell>
          <table:table-cell table:style-name="ce5" office:value-type="string" calcext:value-type="string">
            <text:p>epidemiology; public health; respiratory infections; SARS</text:p>
          </table:table-cell>
          <table:table-cell table:style-name="ce5" office:value-type="string" calcext:value-type="string">
            <text:p>Introduction An international city, Hong Kong, in proximity to the first epicentre of COVID- 19, experienced two epidemic waves with different importation pressure. We compared the epidemiological features of patients with COVID-19 in the context of containment policies between the first and second waves. Methods We retrieved information on the first 1038 cases detected in Hong Kong (23 January to 25 April 2020) to analyse the epidemiological characteristics including age/gender-specific incidence, clustering, reproduction number (R-t) and containment delay; in relation to the containment measures implemented. Factors associated with containment delay were evaluated by multiple linear regression analysis with age, gender, epidemic wave and infection source as covariates. A time series of 5-day moving average was plotted to examine the changes across the two epidemic waves. Results The incidence and mortality (135.5 and 0.5 per 1 000 000 population) was among the lowest in the world. Aggressive escalation of border control correlated with reductions inR(t)from 1.35 to 0.57 and 0.92 to 0.18, and aversions of 450 and 1650 local infections during the first and second waves, respectively. Implementing COVID-19 tests for overseas returners correlated with an upsurge of asymptomatic case detection, and shortened containment delay in the second wave. Medium-sized cluster events in the first wave were family gatherings, whereas those in the second wave were leisure activities among youngsters. Containment delay was associated with older age (adjusted OR (AOR)=1.01, 95% CI 1.00 to 1.02, p=0.040), male gender (AOR=1.41, 95% CI 1.02 to 1.96, p=0.039) and local cases (AOR=11.18, 95% CI 7.43 to 16.83, p&lt;0.001), and with significant improvement in the second wave compared with the first wave (average: 6.8 vs 3.7 days). A higher incidence rate was observed for males, raising possibility of gender predilection in susceptibility of developing symptoms. Conclusion Prompt and stringent all-round containment strategies represent successful measures in pandemic control. These findings could inform formulation and implementation of pandemic mitigation strategies.</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 GLOB HEALTH</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Caracterizando o Impacto da Desigualdade Social na Propagação do COVID-19 em Países em Desenvolvimento </text:p>
          </table:table-cell>
          <table:table-cell office:value-type="string" calcext:value-type="string">
            <text:p>O mundo enfrenta uma pandemia nunca antes experimentada nos tempos modernos. O mecanismo interno do SARS-Cov-2 não é bem conhecido e não há intervenções farmacêuticas disponíveis. Para conter a propagação do vírus, medidas de etiqueta respiratória, distanciamento social e higiene das mãos têm sido recomendadas. Com base nessas medidas, alguns países já conseguiram controlar a propagação do COVID-19, embora na ausência de intervenções farmacêuticas esse controle não seja definitivo. No entanto, vimos que a heterogeneidade social entre as populações torna os efeitos do COVID-19 também diferentes. A desigualdade social afeta a população dos países em desenvolvimento não apenas do ponto de vista econômico. A relação entre a desigualdade social e o estado de saúde não é nova, mas torna-se ainda mais evidente em tempos de crise, como o que o mundo vem enfrentando com o COVID-19. Como a desigualdade social afeta a propagação do COVID-19 em países em desenvolvimento é o objeto deste estudo. Propomos um novo modelo SEIR epidêmico baseado em indicadores sociais para prever o surto e mortalidade de COVID-19. O número estimado de infectados e fatalidades são comparados com diferentes níveis de intervenções não farmacêuticas. Apresentamos um estudo de caso para o Deep Brazil. Os resultados mostraram que a desigualdade social tem forte efeito na propagação do COVID-19, aumentando seus danos e acelerando o colapso da infraestrutura de saúde. </text:p>
          </table:table-cell>
          <table:table-cell table:style-name="ce5" office:value-type="string" calcext:value-type="string">
            <text:p>Cardoso, EHS; Da Silva, MS; Felix, FED; De Carvalho, SV; De Carvalho, ACPDF; Vijaykumar, N; Frances, CRL</text:p>
          </table:table-cell>
          <table:table-cell table:style-name="ce5" office:value-type="string" calcext:value-type="string">
            <text:p>Characterizing the Impact of Social Inequality on COVID-19 Propagation in Developing Countries</text:p>
          </table:table-cell>
          <table:table-cell table:style-name="ce5" office:value-type="string" calcext:value-type="string">
            <text:p>IEEE ACCESS</text:p>
          </table:table-cell>
          <table:table-cell table:style-name="ce5" office:value-type="string" calcext:value-type="string">
            <text:p>Article</text:p>
          </table:table-cell>
          <table:table-cell table:style-name="ce5" office:value-type="string" calcext:value-type="string">
            <text:p>Sociology; Statistics; Indexes; Diseases; Faces; Pharmaceuticals; COVID-19~propagation; social inequality; non-pharmaceutical interventions; developing countries</text:p>
          </table:table-cell>
          <table:table-cell table:style-name="ce5" office:value-type="string" calcext:value-type="string">
            <text:p>The world faces a pandemic not previously experienced in modern times. The internal mechanism of SARS-Cov-2 is not well known and there are no Pharmaceutical Interventions available. To stem the spread of the virus, measures of respiratory etiquette, social distancing and hand hygiene have been recommended. Based on these measures, some countries have already managed to control the COVID-19 propagation, although in the absence of pharmaceutical interventions, this control is not definitive. However, we have seen that social heterogeneity across populations makes the effects of COVID-19 also different. Social inequality affects the population of developing countries not only from an economic point of view. The relationship between social inequality and the health condition is not new, but it becomes even more evident in times of crisis, such as the one the world has been facing with COVID-19. How does social inequality affect the COVID-19 propagation in developing countries is the object of this study. We propose a new epidemic SEIR model based on social indicators to predict outbreak and mortality of COVID-19. The estimated number of infected and fatalities are compared with different levels of Non-Pharmaceutical Interventions. We present a case study for the Deep Brazil. The results showed that social inequality has a strong effect on the propagation of COVID-19, increasing its damage and accelerating the collapse of health infrastructure.</text:p>
          </table:table-cell>
          <table:table-cell/>
          <table:table-cell table:style-name="ce5" office:value-type="string" calcext:value-type="string">
            <text:p>IEEE-INST ELECTRICAL ELECTRONICS ENGINEERS INC</text:p>
          </table:table-cell>
          <table:table-cell table:style-name="ce5" office:value-type="string" calcext:value-type="string">
            <text:p>PISCATAWAY</text:p>
          </table:table-cell>
          <table:table-cell table:style-name="ce5" office:value-type="string" calcext:value-type="string">
            <text:p>IEEE ACCESS</text:p>
          </table:table-cell>
          <table:table-cell table:style-name="ce5" office:value-type="float" office:value="2020" calcext:value-type="float">
            <text:p>2020</text:p>
          </table:table-cell>
          <table:table-cell table:style-name="ce5" office:value-type="string" calcext:value-type="string">
            <text:p>Computer Science; Engineering; Telecommunications</text:p>
          </table:table-cell>
          <table:table-cell table:style-name="ce5" office:value-type="string" calcext:value-type="string">
            <text:p>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Previsões de curto prazo e avaliações de mitigação de longo prazo para a epidemia de COVID-19 na província de Hubei, China </text:p>
          </table:table-cell>
          <table:table-cell office:value-type="string" calcext:value-type="string">
            <text:p>Como uma doença infecciosa emergente, a doença coronavírus 2019 (COVID-19) tornou-se uma pandemia global. Durante a disseminação inicial do vírus na China, demonstramos que o filtro de Kalman ensemble teve um bom desempenho como um preditor de curto prazo dos casos diários relatados na cidade de Wuhan. Em segundo lugar, usamos um modelo baseado em rede em nível individual para reconstruir a dinâmica da epidemia na província de Hubei e examinar a eficácia das intervenções não farmacêuticas na propagação da epidemia em vários cenários. Nossos resultados de simulação mostram que, sem medidas de controle contínuas, a epidemia na província de Hubei poderia ter se tornado persistente. Somente continuando a diminuir a taxa de infecção por meio de 1) medidas de proteção e 2) distanciamento social a trajetória epidêmica real que aconteceu na província de Hubei pode ser reconstruída em simulação. Por fim, simulamos a transmissão de COVID-19 com processos não Markovianos e mostramos como esses modelos produzem trajetórias epidêmicas diferentes, em comparação com aqueles obtidos com processos de Markov. Uma vez que estudos recentes mostram que os parâmetros epidemiológicos do COVID-19 não seguem distribuições exponenciais que levam aos processos de Markov, trabalhos futuros precisam se concentrar em modelos não-markovianos para capturar melhor as trajetórias de disseminação do COVID-19. Além disso, a redução do período infeccioso por meio da identificação precoce de casos e do isolamento pode retardar a propagação da epidemia significativamente. (C) 2020 os autores. Produção e hospedagem pela Elsevier B.V. em nome da KeAi Communications Co., Ltd. </text:p>
          </table:table-cell>
          <table:table-cell table:style-name="ce5" office:value-type="string" calcext:value-type="string">
            <text:p>Yang, QH; Yi, CL; Vajdi, A; Cohnstaedt, LW; Wu, HY; Guo, XL; Scoglio, CM</text:p>
          </table:table-cell>
          <table:table-cell table:style-name="ce5" office:value-type="string" calcext:value-type="string">
            <text:p>Short-term forecasts and long-term mitigation evaluations for the COVID-19 epidemic in Hubei Province, China</text:p>
          </table:table-cell>
          <table:table-cell table:style-name="ce5" office:value-type="string" calcext:value-type="string">
            <text:p>INFECTIOUS DISEASE MODELLING</text:p>
          </table:table-cell>
          <table:table-cell table:style-name="ce5" office:value-type="string" calcext:value-type="string">
            <text:p>Article</text:p>
          </table:table-cell>
          <table:table-cell table:style-name="ce5" office:value-type="string" calcext:value-type="string">
            <text:p>COVID-19; Kalman filtering; Network-based model; Non-Markovian process</text:p>
          </table:table-cell>
          <table:table-cell table:style-name="ce5" office:value-type="string" calcext:value-type="string">
            <text:p>As an emerging infectious disease, the 2019 coronavirus disease (COVID- 19) has developed into a global pandemic. During the initial spreading of the virus in China, we demonstrated the ensemble Kalman filter performed well as a short-term predictor of the daily cases reported in Wuhan City. Second, we used an individual-level network-based model to reconstruct the epidemic dynamics in Hubei Province and examine the effectiveness of non-pharmaceutical interventions on the epidemic spreading with various scenarios. Our simulation results show that without continued control measures, the epidemic in Hubei Province could have become persistent. Only by continuing to decrease the infection rate through 1) protective measures and 2) social distancing can the actual epidemic trajectory that happened in Hubei Province be reconstructed in simulation. Finally, we simulate the COVID- 19 transmission with non-Markovian processes and show how these models produce different epidemic trajectories, compared to those obtained with Markov processes. Since recent studies show that COVID-19 epidemiological parameters do not follow exponential distributions leading to Markov processes, future works need to focus on non-Markovian models to better capture the COVID-19 spreading trajectories. In addition, shortening the infectious period via early case identification and isolation can slow the epidemic spreading significantly. (C) 2020 The Authors. Production and hosting by Elsevier B.V. on behalf of KeAi Communications Co., Ltd.</text:p>
          </table:table-cell>
          <table:table-cell/>
          <table:table-cell table:style-name="ce5" office:value-type="string" calcext:value-type="string">
            <text:p>KEAI PUBLISHING LTD</text:p>
          </table:table-cell>
          <table:table-cell table:style-name="ce5" office:value-type="string" calcext:value-type="string">
            <text:p>BEIJING</text:p>
          </table:table-cell>
          <table:table-cell table:style-name="ce5" office:value-type="string" calcext:value-type="string">
            <text:p>INFECT DIS MODEL</text:p>
          </table:table-cell>
          <table:table-cell table:style-name="ce5" office:value-type="float" office:value="2020" calcext:value-type="float">
            <text:p>2020</text:p>
          </table:table-cell>
          <table:table-cell table:style-name="ce5" office:value-type="string" calcext:value-type="string">
            <text:p>Mathematical &amp; Computational Biology; Infectious Disease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a vacina imperfeita reduzirá a pandemia de COVID-19 nos EUA? </text:p>
          </table:table-cell>
          <table:table-cell office:value-type="string" calcext:value-type="string">
            <text:p>O novo coronavírus (COVID-19) que emergiu da cidade de Wuhan, na China, no final de dezembro de 2019, continua a representar devastadores desafios econômicos e de saúde pública em todo o mundo. Embora a implementação em toda a comunidade de medidas básicas de intervenção não farmacêutica, como distanciamento social, quarentena de casos suspeitos de COVID-19, isolamento de casos confirmados, uso de máscaras faciais em público, rastreamento e teste de contato, tenham sido bastante eficazes na redução e mitigando o fardo da pandemia, acredita-se universalmente que o uso de uma vacina pode ser necessário para efetivamente reduzir e eliminar COVID-19 em populações humanas. Este estudo é baseado no uso de um modelo matemático para avaliar o impacto de uma vacina anti-COVID-19 imperfeita hipotética no controle de COVID-19 nos Estados Unidos. É derivada uma expressão analítica para a porcentagem mínima de indivíduos suscetíveis não vacinados que precisam ser vacinados a fim de obter imunidade de rebanho comunitária induzida por vacina. A consequência epidemiológica do limiar de imunidade do rebanho é que a doença pode ser efetivamente controlada ou eliminada se o limiar mínimo de imunidade do rebanho for alcançado na comunidade. Simulações do modelo, usando valores de parâmetro de linha de base obtidos a partir do ajuste do modelo com dados de mortalidade COVID-19 para os EUA, mostram que, para uma vacina anti-COVID-19 com uma suposta eficácia protetora de 80%, pelo menos 82% do população americana suscetível precisa ser vacinada para atingir o limite de imunidade do rebanho. A perspectiva de eliminação do COVID-19 nos Estados Unidos, com o uso da vacina hipotética, aumenta muito se o programa de vacinação for combinado com outras intervenções, como uso de máscara facial e / ou distanciamento social. Essa combinação de estratégias reduz significativamente o nível do limiar de imunidade do rebanho induzido pela vacina, necessário para eliminar a pandemia nos Estados Unidos. Por exemplo, o limite de imunidade de rebanho diminui para 72% se metade da população dos EUA usa máscaras faciais regularmente em público (o limite diminui para 46% se todos usarem máscara). (C) 2020 os autores. Produção e hospedagem pela Elsevier B.V. em nome da KeAi Communications Co., Ltd. </text:p>
          </table:table-cell>
          <table:table-cell table:style-name="ce5" office:value-type="string" calcext:value-type="string">
            <text:p>Iboi, EA; Ngonghala, CN; Gumel, AB</text:p>
          </table:table-cell>
          <table:table-cell table:style-name="ce5" office:value-type="string" calcext:value-type="string">
            <text:p>Will an imperfect vaccine curtail the COVID-19 pandemic in the U.S.?</text:p>
          </table:table-cell>
          <table:table-cell table:style-name="ce5" office:value-type="string" calcext:value-type="string">
            <text:p>INFECTIOUS DISEASE MODELLING</text:p>
          </table:table-cell>
          <table:table-cell table:style-name="ce5" office:value-type="string" calcext:value-type="string">
            <text:p>Article</text:p>
          </table:table-cell>
          <table:table-cell table:style-name="ce5" office:value-type="string" calcext:value-type="string">
            <text:p>COVID-19; SARS-CoV-2; Vaccination; Social distancing; Non-pharmaceutical intervention</text:p>
          </table:table-cell>
          <table:table-cell table:style-name="ce5" office:value-type="string" calcext:value-type="string">
            <text:p>The novel coronavirus (COVID-19) that emerged from Wuhan city of China in late December 2019 continue to pose devastating public health and economic challenges across the world. Although the community-wide implementation of basic non-pharmaceutical intervention measures, such as social distancing, quarantine of suspected COVID-19 cases, isolation of confirmed cases, use of face masks in public, contact tracing and testing, have been quite effective in curtailing and mitigating the burden of the pandemic, it is universally believed that the use of a vaccine may be necessary to effectively curtail and eliminating COVID-19 in human populations. This study is based on the use of a mathematical model for assessing the impact of a hypothetical imperfect anti-COVID-19 vaccine on the control of COVID-19 in the United States. An analytical expression for the minimum percentage of unvaccinated susceptible individuals needed to be vaccinated in order to achieve vaccine-induced community herd immunity is derived. The epidemiological consequence of the herd immunity threshold is that the disease can be effectively controlled or eliminated if the minimum herd immunity threshold is achieved in the community. Simulations of the model, using baseline parameter values obtained from fitting the model with COVID-19 mortality data for the U.S., show that, for an anti-COVID-19 vaccine with an assumed protective efficacy of 80%, at least 82% of the susceptible US population need to be vaccinated to achieve the herd immunity threshold. The prospect of COVID-19 elimination in the US, using the hypothetical vaccine, is greatly enhanced if the vaccination program is combined with other interventions, such as face mask usage and/or social distancing. Such combination of strategies significantly reduces the level of the vaccine-induced herd immunity threshold needed to eliminate the pandemic in the US. For instance, the herd immunity threshold decreases to 72% if half of the US population regularly wears face masks in public (the threshold decreases to 46% if everyone wears a face mask). (C) 2020 The Authors. Production and hosting by Elsevier B.V. on behalf of KeAi Communications Co., Ltd.</text:p>
          </table:table-cell>
          <table:table-cell/>
          <table:table-cell table:style-name="ce5" office:value-type="string" calcext:value-type="string">
            <text:p>KEAI PUBLISHING LTD</text:p>
          </table:table-cell>
          <table:table-cell table:style-name="ce5" office:value-type="string" calcext:value-type="string">
            <text:p>BEIJING</text:p>
          </table:table-cell>
          <table:table-cell table:style-name="ce5" office:value-type="string" calcext:value-type="string">
            <text:p>INFECT DIS MODEL</text:p>
          </table:table-cell>
          <table:table-cell table:style-name="ce5" office:value-type="float" office:value="2020" calcext:value-type="float">
            <text:p>2020</text:p>
          </table:table-cell>
          <table:table-cell table:style-name="ce5" office:value-type="string" calcext:value-type="string">
            <text:p>Mathematical &amp; Computational Biology; Infectious Disease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sando estatísticas e modelagem matemática para entender surtos de doenças infecciosas: COVID-19 como um exemplo </text:p>
          </table:table-cell>
          <table:table-cell office:value-type="string" calcext:value-type="string">
            <text:p>Durante o surto de uma doença infecciosa, os desvios nos dados e as complexidades da dinâmica subjacente representam desafios significativos na modelagem matemática do surto e na formulação de políticas. Motivados pela resposta contínua ao COVID-19, fornecemos um conjunto de ferramentas de modelos estatísticos e matemáticos além dos modelos de equação diferencial do tipo SIR para analisar os estágios iniciais de um surto e avaliar intervenções. Em particular, nos concentramos na estimativa de parâmetros na presença de vieses conhecidos nos dados e no efeito de intervenções não farmacêuticas em subpopulações fechadas, como domicílios e lares de idosos. Ilustramos esses métodos aplicando-os à pandemia COVID19. (c) 2020 Os Autores. Produção e hospedagem pela Elsevier B.V. em nome da KeAi Communications Co., Ltd. Este é um artigo de acesso aberto sob a licença CC BY (http://creativecommons.org/licenses/by/4.0/). </text:p>
          </table:table-cell>
          <table:table-cell table:style-name="ce5" office:value-type="string" calcext:value-type="string">
            <text:p>Overton, CE; Stage, HB; Ahmad, S; Curran-Sebastian, J; Dark, P; Das, R; Fearon, E; Felton, T; Fyles, M; Gent, N; Hall, I; House, T; Lewkowicz, H; Pang, X; Pellis, L; Sawko, R; Ustianowski, A; Vekaria, B; Webb, L</text:p>
          </table:table-cell>
          <table:table-cell table:style-name="ce5" office:value-type="string" calcext:value-type="string">
            <text:p>Using statistics and mathematical modelling to understand infectious disease outbreaks: COVID-19 as an example</text:p>
          </table:table-cell>
          <table:table-cell table:style-name="ce5" office:value-type="string" calcext:value-type="string">
            <text:p>INFECTIOUS DISEASE MODELLING</text:p>
          </table:table-cell>
          <table:table-cell table:style-name="ce5" office:value-type="string" calcext:value-type="string">
            <text:p>Article</text:p>
          </table:table-cell>
          <table:table-cell table:style-name="ce5" office:value-type="string" calcext:value-type="string">
            <text:p>COVID-19; Epidemic modelling; Parameter estimation; Outbreak; Bias; Intervention</text:p>
          </table:table-cell>
          <table:table-cell table:style-name="ce5" office:value-type="string" calcext:value-type="string">
            <text:p>During an infectious disease outbreak, biases in the data and complexities of the underlying dynamics pose significant challenges in mathematically modelling the outbreak and designing policy. Motivated by the ongoing response to COVID-19, we provide a toolkit of statistical and mathematical models beyond the simple SIR-type differential equation models for analysing the early stages of an outbreak and assessing interventions. In particular, we focus on parameter estimation in the presence of known biases in the data, and the effect of non-pharmaceutical interventions in enclosed subpopulations, such as households and care homes. We illustrate these methods by applying them to the COVID19 pandemic. (c) 2020 The Authors. Production and hosting by Elsevier B.V. on behalf of KeAi Communications Co., Ltd. This is an open access article under the CC BY license (http://creativecommons.org/licenses/by/4.0/).</text:p>
          </table:table-cell>
          <table:table-cell/>
          <table:table-cell table:style-name="ce5" office:value-type="string" calcext:value-type="string">
            <text:p>KEAI PUBLISHING LTD</text:p>
          </table:table-cell>
          <table:table-cell table:style-name="ce5" office:value-type="string" calcext:value-type="string">
            <text:p>BEIJING</text:p>
          </table:table-cell>
          <table:table-cell table:style-name="ce5" office:value-type="string" calcext:value-type="string">
            <text:p>INFECT DIS MODEL</text:p>
          </table:table-cell>
          <table:table-cell table:style-name="ce5" office:value-type="float" office:value="2020" calcext:value-type="float">
            <text:p>2020</text:p>
          </table:table-cell>
          <table:table-cell table:style-name="ce5" office:value-type="string" calcext:value-type="string">
            <text:p>Mathematical &amp; Computational Biology; Infectious Disease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sando Diferença em Diferenças para Identificar Efeitos Causais de Políticas COVID-19 </text:p>
          </table:table-cell>
          <table:table-cell office:value-type="string" calcext:value-type="string">
            <text:p>Os formuladores de políticas implementaram uma ampla gama de intervenções não farmacêuticas para combater a propagação do COVID-19. A variação nas políticas entre as jurisdições e ao longo do tempo sugere fortemente um projeto de pesquisa de diferenças em diferenças (DD) para estimar os efeitos causais das medidas contra COVID. Discutimos as ameaças à validade desses designs DD e fazemos recomendações sobre como os pesquisadores podem evitar preconceitos, interpretar os resultados com precisão e fornecer uma orientação sólida para os legisladores que buscam proteger a saúde pública e facilitar uma eventual recuperação econômica. </text:p>
          </table:table-cell>
          <table:table-cell table:style-name="ce5" office:value-type="string" calcext:value-type="string">
            <text:p>Goodman-Bacon, A; Marcus, J</text:p>
          </table:table-cell>
          <table:table-cell table:style-name="ce5" office:value-type="string" calcext:value-type="string">
            <text:p>Using Difference-in-Differences to Identify Causal Effects of COVID-19 Policies</text:p>
          </table:table-cell>
          <table:table-cell table:style-name="ce5" office:value-type="string" calcext:value-type="string">
            <text:p>SURVEY RESEARCH METHODS</text:p>
          </table:table-cell>
          <table:table-cell table:style-name="ce5" office:value-type="string" calcext:value-type="string">
            <text:p>Article</text:p>
          </table:table-cell>
          <table:table-cell table:style-name="ce5" office:value-type="string" calcext:value-type="string">
            <text:p>COVID-19; difference-in-differences; non-pharmaceutical interventions; causal inference</text:p>
          </table:table-cell>
          <table:table-cell table:style-name="ce5" office:value-type="string" calcext:value-type="string">
            <text:p>Policymakers have implemented a wide range of non-pharmaceutical interventions to fight the spread of COVID-19. Variation in policies across jurisdictions and over time strongly suggests a difference-in-differences (DD) research design to estimate causal effects of counter-COVID measures. We discuss threats to the validity of these DD designs and make recommendations about how researchers can avoid bias, interpret results accurately, and provide sound guidance to policymakers seeking to protect public health and facilitate an eventual economic recovery.</text:p>
          </table:table-cell>
          <table:table-cell/>
          <table:table-cell table:style-name="ce5" office:value-type="string" calcext:value-type="string">
            <text:p>EUROPEAN SURVEY RESEARCH ASSOCIATION</text:p>
          </table:table-cell>
          <table:table-cell table:style-name="ce5" office:value-type="string" calcext:value-type="string">
            <text:p>DUISBURG</text:p>
          </table:table-cell>
          <table:table-cell table:style-name="ce5" office:value-type="string" calcext:value-type="string">
            <text:p>SURV RES METHODS-GER</text:p>
          </table:table-cell>
          <table:table-cell table:style-name="ce5" office:value-type="float" office:value="2020" calcext:value-type="float">
            <text:p>2020</text:p>
          </table:table-cell>
          <table:table-cell table:style-name="ce5" office:value-type="string" calcext:value-type="string">
            <text:p>Mathematical Methods In Social Science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Para mascarar ou não: Modelagem do potencial de uso de máscara facial pelo público em geral para reduzir a pandemia COVID-19 </text:p>
          </table:table-cell>
          <table:table-cell office:value-type="string" calcext:value-type="string">
            <text:p>O uso de máscara facial pelo público em geral para limitar a propagação da pandemia COVID-19 é controverso, embora cada vez mais recomendado, e o potencial desta intervenção não é bem compreendido. Desenvolvemos um modelo compartimental para avaliar o impacto em toda a comunidade do uso de máscaras pelo público geral assintomático, uma parte do qual pode ser assintomática infecciosa. Simulações de modelo, usando dados relevantes para a dinâmica do COVID-19 nos estados americanos de Nova York e Washington, sugerem que a ampla adoção de máscaras faciais mesmo relativamente ineficazes pode reduzir significativamente a transmissão do COVID-19 na comunidade e diminuir o pico de hospitalizações e mortes. Além disso, o uso da máscara diminui a taxa de transmissão efetiva em proporção quase linear ao produto da eficácia da máscara (como uma fração de contatos potencialmente infecciosos bloqueados) e a taxa de cobertura (como uma fração da população em geral), enquanto o impacto nos resultados epidemiológicos (morte , hospitalizações) é altamente não linear, indicando que as máscaras podem sinergizar com outras medidas não farmacêuticas. Notavelmente, as máscaras são úteis para prevenir doenças em pessoas saudáveis ​​e prevenir a transmissão assintomática. Cenários hipotéticos de adoção de máscara, para os estados de Washington e Nova York, sugerem que a adoção imediata quase universal (80%) de máscaras moderadamente eficazes (50%) poderia prevenir cerca de 17-45% das mortes projetadas em dois meses em Nova York, enquanto diminui o pico da taxa de mortalidade diária em 34-58%, na ausência de outras mudanças na dinâmica da epidemia. Mesmo máscaras muito fracas (20% eficazes) ainda podem ser úteis se a taxa de transmissão subjacente for relativamente baixa ou decrescente: Em Washington, onde a transmissão inicial é muito menos intensa, 80% da adoção de tais máscaras pode reduzir a mortalidade em 24-65% ( e pico de mortalidade 15-69%), em comparação com redução de mortalidade de 2-9% em Nova York (pico de redução de mortalidade 9-18%). Nossos resultados sugerem que o uso de máscaras faciais pelo público em geral é potencialmente de alto valor para reduzir a transmissão na comunidade e o fardo da pandemia. Os benefícios para toda a comunidade são provavelmente maiores quando as máscaras são usadas em conjunto com outras práticas não farmacêuticas (como o distanciamento social) e quando a adoção é quase universal (em todo o país) e a adesão é alta. (c) 2020 Os Autores. Produção e hospedagem pela Elsevier B.V. em nome da KeAi Communications Co., Ltd. Este é um artigo de acesso aberto sob a licença CC BY (http://creativecommons.org/licenses/by/4.0/). </text:p>
          </table:table-cell>
          <table:table-cell table:style-name="ce5" office:value-type="string" calcext:value-type="string">
            <text:p>Eikenberry, SE; Mancuso, M; Iboi, E; Phan, T; Eikenberry, K; Kuang, Y; Kostelich, E; Gumel, AB</text:p>
          </table:table-cell>
          <table:table-cell table:style-name="ce5" office:value-type="string" calcext:value-type="string">
            <text:p>To mask or not to mask: Modeling the potential for face mask use by the general public to curtail the COVID-19 pandemic</text:p>
          </table:table-cell>
          <table:table-cell table:style-name="ce5" office:value-type="string" calcext:value-type="string">
            <text:p>INFECTIOUS DISEASE MODELLING</text:p>
          </table:table-cell>
          <table:table-cell table:style-name="ce5" office:value-type="string" calcext:value-type="string">
            <text:p>Article</text:p>
          </table:table-cell>
          <table:table-cell table:style-name="ce5" office:value-type="string" calcext:value-type="string">
            <text:p>Face mask; Non-pharmaceutical intervention; Cloth mask; N95 respirator; Surgical mask; SARS-CoV-2; COVID-19</text:p>
          </table:table-cell>
          <table:table-cell table:style-name="ce5" office:value-type="string" calcext:value-type="string">
            <text:p>Face mask use by the general public for limiting the spread of the COVID-19 pandemic is controversial, though increasingly recommended, and the potential of this intervention is not well understood. We develop a compartmental model for assessing the community-wide impact of mask use by the general, asymptomatic public, a portion of which may be asymptomatically infectious. Model simulations, using data relevant to COVID-19 dynamics in the US states of New York and Washington, suggest that broad adoption of even relatively ineffective face masks may meaningfully reduce community transmission of COVID-19 and decrease peak hospitalizations and deaths. Moreover, mask use decreases the effective transmission rate in nearly linear proportion to the product of mask effectiveness (as a fraction of potentially infectious contacts blocked) and coverage rate (as a fraction of the general population), while the impact on epidemiologic outcomes (death, hospitalizations) is highly nonlinear, indicating masks could synergize with other non-pharmaceutical measures. Notably, masks are found to be useful with respect to both preventing illness in healthy persons and preventing asymptomatic transmission. Hypothetical mask adoption scenarios, for Washington and New York state, suggest that immediate near universal (80%) adoption of moderately (50%) effective masks could prevent on the order of 17-45% of projected deaths over two months in New York, while decreasing the peak daily death rate by 34-58%, absent other changes in epidemic dynamics. Even very weak masks (20% effective) can still be useful if the underlying transmission rate is relatively low or decreasing: In Washington, where baseline transmission is much less intense, 80% adoption of such masks could reduce mortality by 24-65% (and peak deaths 15-69%), compared to 2-9% mortality reduction in New York (peak death reduction 9-18%). Our results suggest use of face masks by the general public is potentially of high value in curtailing community transmission and the burden of the pandemic. The community-wide benefits are likely to be greatest when face masks are used in conjunction with other non-pharmaceutical practices (such as social-distancing), and when adoption is nearly universal (nation-wide) and compliance is high. (c) 2020 The Authors. Production and hosting by Elsevier B.V. on behalf of KeAi Communications Co., Ltd. This is an open access article under the CC BY license (http://creativecommons.org/licenses/by/4.0/).</text:p>
          </table:table-cell>
          <table:table-cell/>
          <table:table-cell table:style-name="ce5" office:value-type="string" calcext:value-type="string">
            <text:p>KEAI PUBLISHING LTD</text:p>
          </table:table-cell>
          <table:table-cell table:style-name="ce5" office:value-type="string" calcext:value-type="string">
            <text:p>BEIJING</text:p>
          </table:table-cell>
          <table:table-cell table:style-name="ce5" office:value-type="string" calcext:value-type="string">
            <text:p>INFECT DIS MODEL</text:p>
          </table:table-cell>
          <table:table-cell table:style-name="ce5" office:value-type="float" office:value="2020" calcext:value-type="float">
            <text:p>2020</text:p>
          </table:table-cell>
          <table:table-cell table:style-name="ce5" office:value-type="string" calcext:value-type="string">
            <text:p>Mathematical &amp; Computational Biology; Infectious Disease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Disposição para se isolar ao enfrentar um risco de pandemia: modelo, teste empírico e recomendações de políticas </text:p>
          </table:table-cell>
          <table:table-cell office:value-type="string" calcext:value-type="string">
            <text:p>Pessoas infectadas são isoladas para minimizar a propagação de doenças pandêmicas. Portanto, os fatores relacionados ao auto-isolamento (SI) não devem ser negligenciados, e é importante investigar os fatores que levam as pessoas infectadas (ou possivelmente infectadas) a optar pelo auto-isolamento. Neste artigo, tentamos mostrar que a teoria do comportamento planejado fornece uma estrutura conceitual útil para SI ao enfrentar um risco de pandemia, e um método de regressão com dados provinciais chineses (província de Guangdong) foi aplicado para investigar como atitude (ATT), subjetiva as normas (SN) e o controle comportamental percebido (PBC) influenciam a SI ao enfrentar uma emergência pandêmica. Os resultados e os testes de robustez confirmam que ATT, SN e PBC têm uma influência positiva significativa no SI ao enfrentar uma emergência pandêmica. ATT desempenha o papel mais importante, seguido por SN e PBC. Com base nos fatores de IS, encontramos, por meio de análises teóricas e empíricas, pelo menos três aspectos importantes que os governos locais precisam considerar para incentivar os cidadãos a se isolarem diante de uma pandemia. </text:p>
          </table:table-cell>
          <table:table-cell table:style-name="ce5" office:value-type="string" calcext:value-type="string">
            <text:p>Zhang, XJ; Wang, FF; Zhu, CW; Wang, ZQ</text:p>
          </table:table-cell>
          <table:table-cell table:style-name="ce5" office:value-type="string" calcext:value-type="string">
            <text:p>Willingness to Self-Isolate When Facing a Pandemic Risk: Model, Empirical Test, and Policy Recommendations</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pandemic risk; self-isolation; planned behavior</text:p>
          </table:table-cell>
          <table:table-cell table:style-name="ce5" office:value-type="string" calcext:value-type="string">
            <text:p>Infected people are isolated to minimize the spread of pandemic diseases. Therefore, the factors related to self-isolation (SI) should not be neglected, and it is important to investigate the factors leading the infected (or possibly infected) people to choose to self-isolate. In this paper, we tried to show that the theory of planned behavior provides a useful conceptual framework for SI when facing a pandemic risk, and a regression method with Chinese provincial (Guangdong Province) data was applied to investigate how attitude (ATT), subjective norms (SN), and perceived behavioral control (PBC) influence SI when facing a pandemic emergency. The results and the robustness tests confirm that ATT, SN, and PBC have a significant positive influence on SI when facing a pandemic emergency. ATT plays the most important role, followed by SN and then PBC. Based on the factors of SI, we found, through theoretical and empirical analyses, at least three important aspects that local governments need to consider to encourage citizens to self-isolate when facing a pandemic.</text:p>
          </table:table-cell>
          <table:table-cell/>
          <table:table-cell table:style-name="ce5" office:value-type="string" calcext:value-type="string">
            <text:p>MDPI</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20" calcext:value-type="float">
            <text:p>2020</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 conjunto de dados mínimo da escala de comportamento agitado e reativo: medindo comportamentos em residentes de lares de idosos com demência </text:p>
          </table:table-cell>
          <table:table-cell office:value-type="string" calcext:value-type="string">
            <text:p>Objetivos: Intervenções destinadas a controlar comportamentos agitados e agressivos na demência sem o uso de antipsicóticos estão sendo testadas em lares de idosos (NHs). Pesquisadores e médicos exigem uma medida que possa capturar a gravidade dos comportamentos dos residentes. Testamos a consistência interna e a validade de construto da Escala de Comportamento Agitado e Reativo (ARBS), uma medida criada a partir de dados de avaliações obrigatórias de NH. Desenho: transversal. Cenário e participantes: A amostra nacional de 2016 de 15.326 NHs certificados pelos Centros de Serviços do Medicare e Medicaid. A amostra analítica incluiu 489.854 novas admissões e 765.367 residentes de longa permanência (pelo menos 90 dias no NH). Todos os participantes têm diagnóstico de demência. Métodos: Minimum Data Set (MDS), versão 3.0. O ARBS é uma medida composta de (1) sintomas comportamentais físicos direcionados a outras pessoas; (2) sintomas comportamentais verbais dirigidos a outras pessoas; (3) outros sintomas comportamentais não direcionados a outras pessoas; e (4) rejeição de cuidados. As variáveis ​​usadas para estabelecer a validade do construto incluíram o grau de comprometimento cognitivo, o uso de medicamentos para controlar a agitação e a agressão e as condições concomitantes associadas a comportamentos agitados e agressivos (por exemplo, esquizofrenia, depressão ou delírio). Resultados: Este relatório tem 3 achados importantes: (1) o escore ARBS tem consistência interna limítrofe-adequada (alfa = 0,64 -0,71) na população nacional de residentes de NH com demência; (2) apenas 18% das novas admissões e 21% dos residentes de longa permanência com demência evidenciam algum comportamento agitado ou agressivo na última semana, conforme avaliado na avaliação do MDS; e (3) o ARBS demonstra boa validade de construto; aumenta com comprometimento cognitivo, tratamento com medicamentos relevantes e condições e sintomas psiquiátricos concomitantes. Discussão: Os dados MDS disponíveis nacionalmente podem subestimar significativamente a prevalência de comportamentos agitados e agressivos entre residentes do NH com demência. Conclusões e implicações: Os pesquisadores que conduzem ensaios pragmáticos de intervenções não farmacêuticas para gerenciar comportamentos em residentes do NH com demência devem considerar a provável subdetecção desses comportamentos nos dados de MDS disponíveis. (C) 2019 AMDA - The Society for Post-Agute and Long-Term Care Medicine. </text:p>
          </table:table-cell>
          <table:table-cell table:style-name="ce5" office:value-type="string" calcext:value-type="string">
            <text:p>McCreedy, E; Ogarek, JA; Thomas, KS; Mor, V</text:p>
          </table:table-cell>
          <table:table-cell table:style-name="ce5" office:value-type="string" calcext:value-type="string">
            <text:p>The Minimum Data Set Agitated and Reactive Behavior Scale: Measuring Behaviors in Nursing Home Residents With Dementia</text:p>
          </table:table-cell>
          <table:table-cell table:style-name="ce5" office:value-type="string" calcext:value-type="string">
            <text:p>JOURNAL OF THE AMERICAN MEDICAL DIRECTORS ASSOCIATION</text:p>
          </table:table-cell>
          <table:table-cell table:style-name="ce5" office:value-type="string" calcext:value-type="string">
            <text:p>Article</text:p>
          </table:table-cell>
          <table:table-cell table:style-name="ce5" office:value-type="string" calcext:value-type="string">
            <text:p>Dementia; nursing home; behaviors; measurement</text:p>
          </table:table-cell>
          <table:table-cell table:style-name="ce5" office:value-type="string" calcext:value-type="string">
            <text:p>Objectives: Interventions aimed at managing agitated and aggressive behaviors in dementia without the use of antipsychotics are currently being tested in nursing homes (NHs). Researchers and clinicians require a measure that can capture the severity of residents' behaviors. We test the internal consistency and construct validity of the Agitated and Reactive Behavior Scale (ARBS), a measure created using data from mandatory NH assessments. Design: Cross-sectional. Setting and Participants: The 2016 national sample of 15,326 Centers for Medicare and Medicaid Servicescertified NHs. The analytic sample included 489,854 new admissions and 765,367 long-stay residents (at least 90 days in NH). All participants have a dementia diagnosis. Methods: Minimum Data Set (MDS), version 3.0. The ARBS is a composite measure of (1) physical behavioral symptoms directed at other people; (2) verbal behavioral symptoms directed at other people; (3) other behavioral symptoms not directed at other people; and (4) rejection of care. Variables used to establish construct validity included degree of cognitive impairment, use of medications for managing agitation and aggression, and co-occurring conditions associated with agitated and aggressive behaviors (eg, schizophrenia, depression, or delirium). Results: This report has 3 important findings: (1) the ARBS score has borderline-adequate internal consistency (alpha = .64-.71) in the national population NH residents with dementia; (2) only 18% of new admissions and 21% of long-stay residents with dementia evidence any agitated or aggressive behaviors in the last week, as rated in the MDS assessment; and (3) the ARBS demonstrates good construct validity; it increases with cognitive impairment, treatment with relevant medications, and co-occurring psychiatric conditions and symptoms. Discussion: Nationally available MDS data may significantly underestimate the prevalence of agitated and aggressive behaviors among NH residents with dementia. Conclusions and Implications: Researchers conducting pragmatic trials of non-pharmaceutical interventions to manage behaviors in NH residents with dementia should consider the likely underdetection of these behaviors in the available MDS data. (C) 2019 AMDA - The Society for Post-Acute and Long-Term Care Medicine.</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J AM MED DIR ASSOC</text:p>
          </table:table-cell>
          <table:table-cell table:style-name="ce5" office:value-type="float" office:value="2019" calcext:value-type="float">
            <text:p>2019</text:p>
          </table:table-cell>
          <table:table-cell table:style-name="ce5" office:value-type="string" calcext:value-type="string">
            <text:p>Geriatrics &amp; Gerontology</text:p>
          </table:table-cell>
          <table:table-cell table:style-name="ce5" office:value-type="string" calcext:value-type="string">
            <text:p>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ercepções públicas de intervenções não farmacêuticas para influenza e doenças transmitidas por mosquitos - uma pesquisa estadual no Arizona </text:p>
          </table:table-cell>
          <table:table-cell office:value-type="string" calcext:value-type="string">
            <text:p>Objetivos: conduzimos uma pesquisa online em todo o estado para entender o conhecimento, atitudes e práticas (KAP) do público relacionadas a intervenções não farmacêuticas (NPIs) para doenças transmitidas por mosquitos e influenza no Arizona. Método: A pesquisa incluiu conhecimento de doenças, principais questões de saúde e fontes de informações de saúde e KAP de NPIs para influenza e doenças transmitidas por mosquitos. Nossa equipe trabalhou com a Qualtrics (R), uma empresa de pesquisa online, para recrutar uma amostra representativa de 1.500 adultos no Arizona. Resultados: Dos 1.531 entrevistados que completaram a pesquisa, a maioria indicou que as condições crônicas eram sua principal preocupação de saúde (48%), com a outra metade dividida entre doenças infecciosas (25%) e efeitos das condições ambientais na saúde (26%). A maioria (88%) dos entrevistados indicou que usa a Internet para obter informações sobre sua saúde. Aproximadamente uma em cada oito pessoas relatou não esvaziar a água parada e reduzir os habitats de mosquitos em potencial, embora os entrevistados os mencionem como sendo os fatores mais eficazes na redução de mosquitos. Em relação a doenças específicas, cerca de metade dos entrevistados estava preocupada com o vírus do Nilo Ocidental e / ou o vírus Zika. A maioria (85%) das pessoas conhecia os sinais e sintomas da gripe e 63% das pessoas relataram ter probabilidade de tomar a vacina contra a gripe. Os que não vacinaram (n = 285) relataram preocupações de que a vacina os deixasse doentes (41%), fosse ineficaz (37%) ou outros indicaram 'Não quero' (37%). Conclusão: No geral, os entrevistados estavam mais preocupados com as condições crônicas e receberam suas informações da Internet. O conhecimento sobre doenças transmitidas por mosquitos era baixo. Houve altos níveis de aceitação e auto-relato de consumo da vacina contra influenza. </text:p>
          </table:table-cell>
          <table:table-cell table:style-name="ce5" office:value-type="string" calcext:value-type="string">
            <text:p>Pogreba-Brown, K; Austhof, E; Okello, A; Weiss, J; Lira, R; Ernst, K</text:p>
          </table:table-cell>
          <table:table-cell table:style-name="ce5" office:value-type="string" calcext:value-type="string">
            <text:p>Public perceptions of non-pharmaceutical interventions for influenza and mosquito-borne illnesses - a statewide survey in Arizona</text:p>
          </table:table-cell>
          <table:table-cell table:style-name="ce5" office:value-type="string" calcext:value-type="string">
            <text:p>PERSPECTIVES IN PUBLIC HEALTH</text:p>
          </table:table-cell>
          <table:table-cell table:style-name="ce5" office:value-type="string" calcext:value-type="string">
            <text:p>Article</text:p>
          </table:table-cell>
          <table:table-cell table:style-name="ce5" office:value-type="string" calcext:value-type="string">
            <text:p>emergency preparedness and response; influenza; pandemic influenza; vector-borne disease</text:p>
          </table:table-cell>
          <table:table-cell table:style-name="ce5" office:value-type="string" calcext:value-type="string">
            <text:p>Aims: We conducted a statewide online survey to understand public knowledge, attitudes, and practices (KAP) related to non-pharmaceutical interventions (NPIs) for mosquito-borne diseases and influenza in Arizona. Method: The survey included knowledge of diseases, major health concerns, and sources of health information and KAP of NPIs for influenza and mosquito-borne diseases. Our team worked with Qualtrics (R), an online survey company, to recruit a representative sample of 1500 adults in Arizona. Results: Of the 1531 respondents who completed the survey, most indicated that chronic conditions were their primary health concern (48%), with the other half split between infectious diseases (25%) and health effects of environmental conditions (26%). The majority (88%) of respondents indicated that they use the Internet to get their health information. Approximately one in eight people reported not emptying standing water and reducing potential mosquito habitats, despite respondents citing them as being the most effective factors in reducing mosquitoes. Regarding specific diseases, about half of the respondents were concerned about West Nile virus and/or Zika virus. Most (85%) people knew the signs and symptoms of influenza and 63% of people reported being likely to get the influenza shot. Those who did not vaccinate (n = 285) reported concerns that the vaccine would make them sick (41%), was ineffective (37%), or others indicated, 'I don't want to' (37%). Conclusion: Overall, respondents were most concerned with chronic conditions and received their information from the Internet. Knowledge about mosquito-borne diseases was low. There were high levels of acceptance and self-reported uptake of the influenza vaccine.</text:p>
          </table:table-cell>
          <table:table-cell/>
          <table:table-cell table:style-name="ce5" office:value-type="string" calcext:value-type="string">
            <text:p>SAGE PUBLICATIONS LTD</text:p>
          </table:table-cell>
          <table:table-cell table:style-name="ce5" office:value-type="string" calcext:value-type="string">
            <text:p>LONDON</text:p>
          </table:table-cell>
          <table:table-cell table:style-name="ce5" office:value-type="string" calcext:value-type="string">
            <text:p>PERSPECT PUBLIC HEAL</text:p>
          </table:table-cell>
          <table:table-cell table:style-name="ce5" office:value-type="float" office:value="2020" calcext:value-type="float">
            <text:p>2020</text:p>
          </table:table-cell>
          <table:table-cell table:style-name="ce5" office:value-type="string" calcext:value-type="string">
            <text:p>Public, Environmental &amp; Occupational Health</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valiação dos efeitos das intervenções não medicamentosas nos comportamentos: estudo piloto de música e memória </text:p>
          </table:table-cell>
          <table:table-cell office:value-type="string" calcext:value-type="string">
            <text:p>JUSTIFICATIVA / OBJETIVOS A maioria das pessoas com doença de Alzheimer e demências relacionadas apresentarão comportamentos agitados e / ou agressivos durante os estágios finais da doença. Esses comportamentos causam estresse significativo para pessoas que vivem com demência e seus cuidadores, incluindo a equipe do lar de idosos (NH). Lidar com esses comportamentos sem o uso de restrições químicas é um foco crescente de formuladores de políticas e organizações profissionais. Infelizmente, faltam evidências para estratégias não farmacológicas para lidar com comportamentos relacionados à demência. DESENHO Estudo piloto pré-intervenção-pós-intervenção de seis meses. DEFININDO US NHs (n = 4). PARTICIPANTES Residentes com demência avançada (n = 45). INTERVENÇÃO Music &amp; Memory, um programa musical individualizado em que a música preferida de um residente quando jovem é entregue aos primeiros sinais de agitação, através de um leitor de música pessoal. MEDIÇÕES Os comportamentos relacionados à demência para os mesmos residentes foram medidos de três maneiras: (1) observacionalmente usando o Agitation Behavior Mapping Instrument (ABMI); (2) relatório da equipe usando o Inventário de Agitação de Cohen-Mansfield (CMAI); e (3) administrativamente usando a escala de comportamento agressivo de conjunto de dados mínimo (MDS-ABS). RESULTADOS A pontuação ABMI foi de 4,1 (DP = 3,0) pré-intervenção enquanto não ouve música, 4,4 (DP = 2,3) pós-intervenção enquanto não ouve música e 1,6 (DP = 1,5) pós-intervenção enquanto ouve música (P &lt;0,01) . A pontuação CMAI foi de 61,2 (DP = 16,3) pré-intervenção e 51,2 (DP = 16,1) pós-intervenção (P &lt;0,01). A pontuação de MDS-ABS foi de 0,8 (DP = 1,6) pré-intervenção e 0,7 (DP = 1,4) pós-intervenção (P = 0,59). CONCLUSÃO As observações diretas tiveram maior probabilidade de captar respostas comportamentais, seguidas por entrevistas com a equipe. Ensaios pragmáticos baseados em lares de idosos que dependem apenas de dados administrativos disponíveis podem falhar em detectar os efeitos das intervenções não farmacêuticas sobre os comportamentos. As descobertas são relevantes para as avaliações de estratégias não farmacêuticas para abordar comportamentos em NHs e informarão um grande ensaio pragmático financiado pelo National Institute on Aging a partir da primavera de 2019. </text:p>
          </table:table-cell>
          <table:table-cell table:style-name="ce5" office:value-type="string" calcext:value-type="string">
            <text:p>McCreedy, EM; Yang, XF; Baier, RR; Rudolph, JL; Thomas, KS; Mor, V</text:p>
          </table:table-cell>
          <table:table-cell table:style-name="ce5" office:value-type="string" calcext:value-type="string">
            <text:p>Measuring Effects of Nondrug Interventions on Behaviors: Music &amp; Memory Pilot Study</text:p>
          </table:table-cell>
          <table:table-cell table:style-name="ce5" office:value-type="string" calcext:value-type="string">
            <text:p>JOURNAL OF THE AMERICAN GERIATRICS SOCIETY</text:p>
          </table:table-cell>
          <table:table-cell table:style-name="ce5" office:value-type="string" calcext:value-type="string">
            <text:p>Article</text:p>
          </table:table-cell>
          <table:table-cell table:style-name="ce5" office:value-type="string" calcext:value-type="string">
            <text:p>behavior; dementia; music; nursing homes; pragmatic clinical trials as topic</text:p>
          </table:table-cell>
          <table:table-cell table:style-name="ce5" office:value-type="string" calcext:value-type="string">
            <text:p>BACKGROUND/OBJECTIVES Most people with Alzheimer disease and related dementias will experience agitated and/or aggressive behaviors during the later stages of the disease. These behaviors cause significant stress for people living with dementia and their caregivers, including nursing home (NH) staff. Addressing these behaviors without the use of chemical restraints is a growing focus of policy makers and professional organizations. Unfortunately, evidence for nonpharmacological strategies for addressing dementia-related behaviors is lacking. DESIGN Six-month, preintervention-postintervention pilot study. SETTING US NHs (n = 4). PARTICIPANTS Residents with advanced dementia (n = 45). INTERVENTION Music &amp; Memory, an individualized music program in which the music a resident preferred when she/he was young is delivered at early signs of agitation, using a personal music player. MEASUREMENTS Dementia-related behaviors for the same residents were measured three ways: (1) observationally using the Agitation Behavior Mapping Instrument (ABMI); (2) staff report using the Cohen-Mansfield Agitation Inventory (CMAI); and (3) administratively using the Minimum Data Set-Aggressive Behavior Scale (MDS-ABS). RESULTS ABMI score was 4.1 (SD = 3.0) preintervention while not listening to the music, 4.4 (SD = 2.3) postintervention while not listening to the music, and 1.6 (SD = 1.5) postintervention while listening to music (P &lt; .01). CMAI score was 61.2 (SD = 16.3) preintervention and 51.2 (SD = 16.1) postintervention (P &lt; .01). MDS-ABS score was 0.8 (SD = 1.6) preintervention and 0.7 (SD = 1.4) postintervention (P = .59). CONCLUSION Direct observations were most likely to capture behavioral responses, followed by staff interviews. Nursing-home based, pragmatic trials that rely solely on available administrative data may fail to detect effects of nonpharmaceutical interventions on behaviors. Findings are relevant to evaluations of nonpharmaceutical strategies for addressing behaviors in NHs, and will inform a large, National Institute on Aging-funded pragmatic trial beginning spring 2019.</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AM GERIATR SOC</text:p>
          </table:table-cell>
          <table:table-cell table:style-name="ce5" office:value-type="float" office:value="2019" calcext:value-type="float">
            <text:p>2019</text:p>
          </table:table-cell>
          <table:table-cell table:style-name="ce5" office:value-type="string" calcext:value-type="string">
            <text:p>Geriatrics &amp; Gerontology</text:p>
          </table:table-cell>
          <table:table-cell table:style-name="ce5" office:value-type="string" calcext:value-type="string">
            <text:p>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fechamento reativo de escolas enfraquece a rede de interações sociais e reduz a propagação da gripe </text:p>
          </table:table-cell>
          <table:table-cell office:value-type="string" calcext:value-type="string">
            <text:p>As políticas de fechamento de escolas são consideradas uma das intervenções não farmacêuticas mais promissoras para mitigar a influenza sazonal e pandêmica. No entanto, sua eficácia ainda é debatida, principalmente pela falta de evidências empíricas sobre o comportamento da população durante a implementação da política. Ao longo da temporada de influenza de 2015 a 2016 na Rússia, realizamos uma pesquisa de contato baseada em diário para estimar os padrões de interações sociais antes e durante a implementação de estratégias reativas de fechamento de escolas. Desenvolvemos uma estrutura de modelagem de pesquisa híbrida inovadora para estimar a rede variável no tempo das interações sociais humanas. Ao integrar esta rede com um modelo de transmissão de infecção, reduzimos a incerteza em torno do impacto das políticas de fechamento de escolas na mitigação da propagação da gripe. Quando a política de fechamento de escolas está em vigor, medimos uma redução significativa no número de contatos feitos por alunos (14,2 vs. 6,5 contatos por dia) e trabalhadores (11,2 vs. 8,7 contatos por dia). Essa redução não é compensada pelo aumento medido no número de contatos entre estudantes e parentes não domiciliares. As simulações do modelo sugerem que as políticas reativas graduais de fechamento de escolas baseadas no monitoramento das taxas de absenteísmo dos alunos são capazes de mitigar a propagação da influenza. Estimamos que, sem as estratégias reativas implementadas, a taxa de ataque da temporada de influenza de 2015 a 2016 teria sido 33% maior. Nosso estudo lança luz sobre os padrões de mistura social da população durante a implementação do fechamento reativo de escolas e fornece instrumentos-chave para futuras análises de custo-efetividade das políticas de fechamento de escolas. </text:p>
          </table:table-cell>
          <table:table-cell table:style-name="ce5" office:value-type="string" calcext:value-type="string">
            <text:p>Litvinova, M; Liu, QH; Kulikov, ES; Ajelli, M</text:p>
          </table:table-cell>
          <table:table-cell table:style-name="ce5" office:value-type="string" calcext:value-type="string">
            <text:p>Reactive school closure weakens the network of social interactions and reduces the spread of influenza</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style-name="ce5" office:value-type="string" calcext:value-type="string">
            <text:p>mixing patterns; school-closure strategies; influenza; network science</text:p>
          </table:table-cell>
          <table:table-cell table:style-name="ce5" office:value-type="string" calcext:value-type="string">
            <text:p>School-closure policies are considered one of the most promising nonpharmaceutical interventions for mitigating seasonal and pandemic influenza. However, their effectiveness is still debated, primarily due to the lack of empirical evidence about the behavior of the population during the implementation of the policy. Over the course of the 2015 to 2016 influenza season in Russia, we performed a diary-based contact survey to estimate the patterns of social interactions before and during the implementation of reactive school-closure strategies. We develop an innovative hybrid survey-modeling framework to estimate the time-varying network of human social interactions. By integrating this network with an infection transmission model, we reduce the uncertainty surrounding the impact of school-closure policies in mitigating the spread of influenza. When the school-closure policy is in place, we measure a significant reduction in the number of contacts made by students (14.2 vs. 6.5 contacts per day) and workers (11.2 vs. 8.7 contacts per day). This reduction is not offset by the measured increase in the number of contacts between students and nonhousehold relatives. Model simulations suggest that gradual reactive school-closure policies based on monitoring student absenteeism rates are capable of mitigating influenza spread. We estimate that without the implemented reactive strategies the attack rate of the 2015 to 2016 influenza season would have been 33% larger. Our study sheds light on the social mixing patterns of the population during the implementation of reactive school closures and provides key instruments for future cost-effectiveness analyses of school-closure policies.</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19" calcext:value-type="float">
            <text:p>2019</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Dor associada à imunização: levando a pesquisa para o leito </text:p>
          </table:table-cell>
          <table:table-cell office:value-type="string" calcext:value-type="string">
            <text:p>Introdução: A dor associada à imunização é a causa número um de dor em ambientes pediátricos. A dor não tratada tem muitos efeitos prejudiciais a curto e longo prazo. O objetivo deste projeto era implementar um programa não farmacêutico de prevenção da dor associada à imunização. Método: Este projeto foi implementado em uma clínica pediátrica de atenção primária. A equipe foi educada sobre a dor associada à imunização e técnicas para diminuir / prevenir a dor As famílias foram educadas sobre o controle da dor e o médico e os pais / filhos escolheram intervenções para diminuir a dor. Dados de pré e pós-implementação foram coletados usando escalas de dor e satisfação previamente validadas. Resultados: As intervenções de prevenção da dor diminuíram a dor em crianças entre 2 meses e 7 anos de idade em 4,7 pontos em uma escala de Faces, Pernas, Atividade, Choro, Consolabilidade (ou seja, FLACC). Para crianças de 7 anos ou mais, a dor durante a imunização diminuiu em média 1,76 pontos na escala visual analógica. Conclusão: As intervenções não farmacêuticas são eficazes na redução da dor associada à imunização. </text:p>
          </table:table-cell>
          <table:table-cell table:style-name="ce5" office:value-type="string" calcext:value-type="string">
            <text:p>Cwynar, CM; Osborne, K</text:p>
          </table:table-cell>
          <table:table-cell table:style-name="ce5" office:value-type="string" calcext:value-type="string">
            <text:p>Immunization-Associated Pain: Taking Research to the Bedside</text:p>
          </table:table-cell>
          <table:table-cell table:style-name="ce5" office:value-type="string" calcext:value-type="string">
            <text:p>JOURNAL OF PEDIATRIC HEALTH CARE</text:p>
          </table:table-cell>
          <table:table-cell table:style-name="ce5" office:value-type="string" calcext:value-type="string">
            <text:p>Article</text:p>
          </table:table-cell>
          <table:table-cell table:style-name="ce5" office:value-type="string" calcext:value-type="string">
            <text:p>Bundle theory; immunization; nonpharmaceutical; pain</text:p>
          </table:table-cell>
          <table:table-cell table:style-name="ce5" office:value-type="string" calcext:value-type="string">
            <text:p>Background: Immunization-associated pain is the number one cause of pain in pediatric settings. Untreated pain has many short-and long-term detrimental effects. The purpose of this project was to implement a nonpharmaceutical immunization-associated-pain prevention program. Method: This project was implemented at a pediatric primary care clinic. Staff were educated about immunization-associated pain and techniques for decreasing/preventing pain Families were educated about pain control, and the practitioner and parent/child picked interventions to decrease pain. Preimplementation and postimplementation data were collected using previously validated pain and satisfaction scales. Results: Pain prevention interventions decreased pain for children between 2 months and 7 years of age by 4.7 points on a Faces, Legs, Activity, Cry, Consolability (i.e., FLACC) scale. For children 7 years and older, pain during immunization decreased on average by 1.76 points on the visual analog scale. Conclusion: Non-pharmaceutical interventions are effective in decreasing immunization-associated pain.</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J PEDIATR HEALTH CAR</text:p>
          </table:table-cell>
          <table:table-cell table:style-name="ce5" office:value-type="float" office:value="2019" calcext:value-type="float">
            <text:p>2019</text:p>
          </table:table-cell>
          <table:table-cell table:style-name="ce5" office:value-type="string" calcext:value-type="string">
            <text:p>Health Care Sciences &amp; Services; Nursing; Pediatr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Comunicação Relacionada à Influenza e Estratégias de Mitigação Comunitária: Resultados da Avaliação de Prontidão para Influenza Pandêmica de 2015 </text:p>
          </table:table-cell>
          <table:table-cell office:value-type="string" calcext:value-type="string">
            <text:p>O surgimento de uma nova doença infecciosa, como a pandemia de gripe, é a crise global com maior probabilidade de afetar o maior número de pessoas em todo o mundo. Devido à natureza potencialmente grave e contagiosa da influenza, uma resposta pandêmica multifacetada rápida, que inclui intervenções não farmacêuticas (NPIs) e estratégias eficazes de comunicação com o público, são essenciais para uma resposta oportuna e mitigação da propagação da doença. Um questionário baseado na web foi administrado por e-mail em julho de 2015 para 62 diretores de Preparação para Emergências de Saúde Pública (PHEP) em jurisdições que recebem financiamento por meio do acordo cooperativo do Centro para Controle e Prevenção de Doenças do PHEP. Este relatório concentra-se em dois módulos: Informação Pública e Comunicação e Mitigação Comunitária. Uma comunicação consistente e direcionada é crítica para a aceitabilidade e o sucesso dos NPIs. Todas as 62 jurisdições desenvolveram ou estão em processo de desenvolvimento de um plano de comunicações. NPIs no nível da comunidade, como isolamento domiciliar, fechamento de escolas e etiqueta respiratória desempenham um papel fundamental na mitigação da propagação de doenças. A comunicação efetiva e contínua com o público é essencial para garantir uma ampla conformidade com os NPI, especialmente entre as populações que não falam inglês. O planejamento também deve incluir alcançar as populações vulneráveis ​​e identificar as autoridades legais corretas para o fechamento de escolas e o cancelamento de reuniões em massa. </text:p>
          </table:table-cell>
          <table:table-cell table:style-name="ce5" office:value-type="string" calcext:value-type="string">
            <text:p>Naik, RI; Vagi, SJ; Uzicanin, A; Dopson, SA</text:p>
          </table:table-cell>
          <table:table-cell table:style-name="ce5" office:value-type="string" calcext:value-type="string">
            <text:p>Influenza-Related Communication and Community Mitigation Strategies: Results From the 2015 Pandemic Influenza Readiness Assessment</text:p>
          </table:table-cell>
          <table:table-cell table:style-name="ce5" office:value-type="string" calcext:value-type="string">
            <text:p>HEALTH PROMOTION PRACTICE</text:p>
          </table:table-cell>
          <table:table-cell table:style-name="ce5" office:value-type="string" calcext:value-type="string">
            <text:p>Article</text:p>
          </table:table-cell>
          <table:table-cell table:style-name="ce5" office:value-type="string" calcext:value-type="string">
            <text:p>community intervention; crisis and emergency risk communication for pandemic influenza; disaster and emergency preparedness; program planning and evaluation</text:p>
          </table:table-cell>
          <table:table-cell table:style-name="ce5" office:value-type="string" calcext:value-type="string">
            <text:p>Emergence of a novel infectious disease, such as pandemic influenza, is the one global crisis most likely to affect the greatest number of people worldwide. Because of the potentially severe and contagious nature of influenza, a rapid multifaceted pandemic response, which includes nonpharmaceutical interventions (NPIs) and effective strategies for communication with the public are essential for a timely response and mitigating the spread of disease. A web-based questionnaire was administered via email in July 2015 to 62 Public Health Emergency Preparedness (PHEP) directors across jurisdictions that receive funding through the Centers for Disease Control and Prevention PHEP cooperative agreement. This report focuses on two modules: Public Information and Communication and Community Mitigation. Consistent and targeted communication are critical for the acceptability and success of NPIs. All 62 jurisdictions have developed or are in the process of developing a communications plan. Community-level NPIs such as home isolation, school closures, and respiratory etiquette play a critical role in mitigating the spread of disease. Effective, ongoing communication with the public is essential to ensuring wide spread compliance of NPI's, especially among non-English-speaking populations. Planning should also include reaching vulnerable populations and identifying the correct legal authorities for closing schools and canceling mass gatherings.</text:p>
          </table:table-cell>
          <table:table-cell/>
          <table:table-cell table:style-name="ce5" office:value-type="string" calcext:value-type="string">
            <text:p>SAGE PUBLICATIONS INC</text:p>
          </table:table-cell>
          <table:table-cell table:style-name="ce5" office:value-type="string" calcext:value-type="string">
            <text:p>THOUSAND OAKS</text:p>
          </table:table-cell>
          <table:table-cell table:style-name="ce5" office:value-type="string" calcext:value-type="string">
            <text:p>HEALTH PROMOT PRACT</text:p>
          </table:table-cell>
          <table:table-cell table:style-name="ce5" office:value-type="float" office:value="2019" calcext:value-type="float">
            <text:p>2019</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 narração de histórias contribui para a resiliência em adultos mais velhos </text:p>
          </table:table-cell>
          <table:table-cell office:value-type="string" calcext:value-type="string">
            <text:p>Este estudo sugere que a narração de histórias proporciona um efeito protetor em adultos mais velhos, a partir dos sintomas de exclusão narrativa, que é a noção de que não há mais nada a acrescentar à sua história de vida. A narração de histórias em pequenos grupos é proposta como uma forma simples e útil para o desenvolvimento da resiliência em adultos mais velhos. Este estudo exploratório foi estruturado como um estudo de caso de pequeno grupo com métodos mistos de coleta de dados. O caso fornece um exemplo de intervenção não farmacêutica que demonstra a implementação de um grupo de contação de histórias para aumentar a felicidade e o bem-estar em idosos. As implicações sugerem o uso em gerontologia, transição de aposentadoria e terapias holísticas e alternativas. </text:p>
          </table:table-cell>
          <table:table-cell table:style-name="ce5" office:value-type="string" calcext:value-type="string">
            <text:p>Mager, B</text:p>
          </table:table-cell>
          <table:table-cell table:style-name="ce5" office:value-type="string" calcext:value-type="string">
            <text:p>Storytelling contributes to resilience in older adults</text:p>
          </table:table-cell>
          <table:table-cell table:style-name="ce5" office:value-type="string" calcext:value-type="string">
            <text:p>ACTIVITIES ADAPTATION &amp; AGING</text:p>
          </table:table-cell>
          <table:table-cell table:style-name="ce5" office:value-type="string" calcext:value-type="string">
            <text:p>Article</text:p>
          </table:table-cell>
          <table:table-cell table:style-name="ce5" office:value-type="string" calcext:value-type="string">
            <text:p>Narrative foreclosure; resilience; happiness; storytelling; older adults; holistic health</text:p>
          </table:table-cell>
          <table:table-cell table:style-name="ce5" office:value-type="string" calcext:value-type="string">
            <text:p>This study suggests that storytelling provides a protective effect in older adults, from the symptoms of narrative foreclosure, which is the notion that one has nothing left to add to their life story. Small group storytelling is proposed as a simple and helpful way to the development of resilience in older adults. This exploratory study was structured as a small group case study with mixed methods of data collection. The case provides an example of a non-pharmaceutical intervention that demonstrates implementation of a storytelling group to increase happiness and well-being in older adults. Implications suggest use in gerontology, retirement transition, and holistic and alternative therapies.</text:p>
          </table:table-cell>
          <table:table-cell/>
          <table:table-cell table:style-name="ce5" office:value-type="string" calcext:value-type="string">
            <text:p>ROUTLEDGE JOURNALS, TAYLOR &amp; FRANCIS LTD</text:p>
          </table:table-cell>
          <table:table-cell table:style-name="ce5" office:value-type="string" calcext:value-type="string">
            <text:p>ABINGDON</text:p>
          </table:table-cell>
          <table:table-cell table:style-name="ce5" office:value-type="string" calcext:value-type="string">
            <text:p>ACT ADAPT AGING</text:p>
          </table:table-cell>
          <table:table-cell table:style-name="ce5" office:value-type="float" office:value="2019" calcext:value-type="float">
            <text:p>2019</text:p>
          </table:table-cell>
          <table:table-cell table:style-name="ce5" office:value-type="string" calcext:value-type="string">
            <text:p>Geriatrics &amp; Gerontology</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Umidade como uma intervenção não farmacêutica para influenza A </text:p>
          </table:table-cell>
          <table:table-cell office:value-type="string" calcext:value-type="string">
            <text:p>A gripe é um problema global que infecta 5 a 10% dos adultos e 20 a 30% das crianças anualmente. As intervenções não farmacêuticas (INP) são abordagens atrativas para complementar a vacinação na prevenção e redução da influenza. A forte redução cíclica da umidade absoluta foi associada a surtos de influenza em climas temperados. Este estudo testou a hipótese de que o aumento da umidade absoluta acima das mínimas sazonais impactaria a sobrevivência e transmissão do vírus influenza em uma importante fonte de distribuição do vírus influenza, uma escola comunitária. Amostras de ar e objetos manipulados pelos alunos (por exemplo, blocos e marcadores) foram coletados em salas de aula da pré-escola. Todas as amostras foram processadas e PCR utilizada para determinar a presença do vírus influenza e sua quantidade. Além disso, as amostras foram testadas quanto à sua capacidade de infectar células em culturas. Observamos uma redução significativa (p &lt;0,05) no número total de amostras positivas para o vírus influenza A (ar e fômites) e cópias do genoma viral após a umidificação, em comparação com as salas de controle. Isso sugere o futuro potencial da umidificação artificial como uma possível estratégia para controlar surtos de influenza em climas temperados. Houve 2,3 vezes mais casos de ILI nas salas de controle em comparação com as salas umidificadas, e não se sabe se existe uma relação causal e sua direção entre o número de casos e os níveis do vírus da gripe nas salas. Pesquisas adicionais são necessárias, mas este é o primeiro estudo prospectivo sugerindo que a umidificação exógena poderia servir como um NPI escalonável para influenza ou outros surtos virais. </text:p>
          </table:table-cell>
          <table:table-cell table:style-name="ce5" office:value-type="string" calcext:value-type="string">
            <text:p>Reiman, JM; Das, B; Sindberg, GM; Urban, MD; Hammerlund, MEM; Lee, HB; Spring, KM; Lyman-Gingerich, J; Generous, AR; Koep, TH; Ewing, K; Lilja, P; Enders, FT; Ekker, SC; Huskins, WC; Fadel, HJ; Pierret, C</text:p>
          </table:table-cell>
          <table:table-cell table:style-name="ce5" office:value-type="string" calcext:value-type="string">
            <text:p>Humidity as a non-pharmaceutical intervention for influenza A</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Influenza is a global problem infecting 5-10% of adults and 20-30% of children annually. Non-pharmaceutical interventions (NPIs) are attractive approaches to complement vaccination in the prevention and reduction of influenza. Strong cyclical reduction of absolute humidity has been associated with influenza outbreaks in temperate climates. This study tested the hypothesis that raising absolute humidity above seasonal lows would impact influenza virus survival and transmission in a key source of influenza virus distribution, a community school. Air samples and objects handled by students (e.g. blocks and markers) were collected from preschool classrooms. All samples were processed and PCR used to determine the presence of influenza virus and its amount. Additionally samples were tested for their ability to infect cells in cultures. We observed a significant reduction (p &lt; 0.05) in the total number of influenza A virus positive samples (air and fomite) and viral genome copies upon humidification as compared to control rooms. This suggests the future potential of artificial humidification as a possible strategy to control influenza outbreaks in temperate climates. There were 2.3 times as many ILI cases in the control rooms compared to the humidified rooms, and whether there is a causal relationship, and its direction between the number of cases and levels of influenza virus in the rooms is not known. Additional research is required, but this is the first prospective study suggesting that exogenous humidification could serve as a scalable NPI for influenza or other viral outbreak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8" calcext:value-type="float">
            <text:p>2018</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Tratamento da dor na população pediátrica em cuidados paliativos </text:p>
          </table:table-cell>
          <table:table-cell office:value-type="string" calcext:value-type="string">
            <text:p>ObjetivoO objetivo desta revisão integrativa foi identificar, revisar, sintetizar e analisar a literatura atual relacionada ao manejo da dor na população pediátrica em cuidados paliativos desde a infância até a adolescência. Métodos Foram pesquisados ​​na literatura os termos paliativo, pediátrico e dor no PubMed, PsycINFO, Cumulative Index to Nursing and Allied HeALTH LITERATUre (CINAHL) Complete e Google Scholar. A busca foi limitada a artigos em inglês publicados de 1º de janeiro de 2005 a 31 de dezembro de 2016. Resultados Essas buscas resultaram em 918 artigos, dos quais 29 atenderam aos critérios de inclusão. Esses 29 artigos foram revisados ​​e relatados. Quatro grandes temas emergiram: experiência do paciente e da família, avaliação da dor, manejo farmacológico da dor e intervenções não farmacêuticas. Conclusões Foram identificadas lacunas nas pesquisas atuais, como a investigação de escalas de dor pediátrica para a população de cuidados paliativos e novas terapias médicas complementares e alternativas e outras intervenções. Mais pesquisas são necessárias para trazer intervenções inovadoras para o controle da dor aos cuidadores pediátricos. Relevância clínica Uma melhor compreensão das pesquisas atuais sobre dor na população pediátrica em cuidados paliativos pode melhorar o atendimento ao paciente e levar a melhores pesquisas neste campo de especialidade. </text:p>
          </table:table-cell>
          <table:table-cell table:style-name="ce5" office:value-type="string" calcext:value-type="string">
            <text:p>Thomas, R; Phillips, M; Hamilton, RJ</text:p>
          </table:table-cell>
          <table:table-cell table:style-name="ce5" office:value-type="string" calcext:value-type="string">
            <text:p>Pain Management in the Pediatric Palliative Care Population</text:p>
          </table:table-cell>
          <table:table-cell table:style-name="ce5" office:value-type="string" calcext:value-type="string">
            <text:p>JOURNAL OF NURSING SCHOLARSHIP</text:p>
          </table:table-cell>
          <table:table-cell table:style-name="ce5" office:value-type="string" calcext:value-type="string">
            <text:p>Article</text:p>
          </table:table-cell>
          <table:table-cell table:style-name="ce5" office:value-type="string" calcext:value-type="string">
            <text:p>Adolescent; pain management; palliative care; pediatric; treatment</text:p>
          </table:table-cell>
          <table:table-cell table:style-name="ce5" office:value-type="string" calcext:value-type="string">
            <text:p>PurposeThe purpose of this integrative review was to identify, review, synthesize, and analyze the current literature related to pain management in the pediatric palliative care population from infancy through adolescence. MethodsThe literature was searched for the terms palliative, pediatric, and pain in PubMed, PsycINFO, Cumulative Index to Nursing and Allied HeALTH LITERATUre (CINAHL) Complete, and Google Scholar. The search was limited to papers in English that had been published from January 1, 2005, to December 31, 2016. ResultsThese searches resulted in 918 articles, of which 29 met inclusion criteria. These 29 articles were reviewed and reported. Four broad themes emerged: patient and family experience, pain assessment, pharmacological pain management, and nonpharmaceutical interventions. ConclusionsGaps in current research have been identified, such as investigating pediatric pain scales for the palliative care population and new complementary and alternative medical therapy and other interventions. More research is needed to bring innovative pain management interventions to the attention of pediatric caregivers. Clinical RelevanceA better understanding of current research on pain in the pediatric palliative care population can improve patient care and lead to better research in this specialty field.</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NURS SCHOLARSHIP</text:p>
          </table:table-cell>
          <table:table-cell table:style-name="ce5" office:value-type="float" office:value="2018" calcext:value-type="float">
            <text:p>2018</text:p>
          </table:table-cell>
          <table:table-cell table:style-name="ce5" office:value-type="string" calcext:value-type="string">
            <text:p>Nursing</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Conformidade com as ações de proteção recomendadas durante uma emergência H7N9: uma perspectiva de percepção de risco </text:p>
          </table:table-cell>
          <table:table-cell office:value-type="string" calcext:value-type="string">
            <text:p>Este estudo investiga os fatores que determinam a resposta de um indivíduo às medidas de proteção oficialmente recomendadas, com base no Modelo de Crenças de Saúde e no Modelo de Decisão de Ação de Proteção, para compreender a adoção de comportamento protetor durante uma emergência de H7N9 (Influenza A Aviária). Uma pesquisa pública envolvendo 1.375 entrevistados foi realizada na província de Anhui, China, durante o surto de H7N9 de 2013 para testar o modelo de pesquisa e as hipóteses. Os resultados indicam que as percepções de proteção, das partes interessadas e de risco influenciam positivamente a disposição de um indivíduo em realizar as ações recomendadas. As percepções de proteção e das partes interessadas também têm uma influência positiva nas percepções de risco dos leigos. A percepção das partes interessadas é um determinante vital de uma percepção protetora. Mais importante ainda, os efeitos das percepções de proteção e das partes interessadas sobre as respostas comportamentais às recomendações são mediados em parte pela percepção de risco. Essas descobertas podem ajudar as autoridades de saúde pública a desenvolver mensagens para encorajar os membros da população a se protegerem efetivamente durante uma crise de influenza. </text:p>
          </table:table-cell>
          <table:table-cell table:style-name="ce5" office:value-type="string" calcext:value-type="string">
            <text:p>Wang, F; Wei, JC; Shi, X</text:p>
          </table:table-cell>
          <table:table-cell table:style-name="ce5" office:value-type="string" calcext:value-type="string">
            <text:p>Compliance with recommended protective actions during an H7N9 emergency: a risk perception perspective</text:p>
          </table:table-cell>
          <table:table-cell table:style-name="ce5" office:value-type="string" calcext:value-type="string">
            <text:p>DISASTERS</text:p>
          </table:table-cell>
          <table:table-cell table:style-name="ce5" office:value-type="string" calcext:value-type="string">
            <text:p>Article</text:p>
          </table:table-cell>
          <table:table-cell table:style-name="ce5" office:value-type="string" calcext:value-type="string">
            <text:p>Avian Influenza A; behavioural response; H7N9 emergency; protective perception; recommended preventive action; risk perception; stakeholder perception</text:p>
          </table:table-cell>
          <table:table-cell table:style-name="ce5" office:value-type="string" calcext:value-type="string">
            <text:p>This study investigates the factors determining an individual's response to official recommended protective measures, based on the Health Belief Model and the Protective Action Decision Model, to understand the adoption of protective behaviour during an H7N9 (Avian Influenza A) emergency. A public survey involving 1,375 respondents was conducted in Anhui Province, China, during the 2013 H7N9 outbreak to test the research model and hypotheses. The results indicate that protective, stakeholder, and risk perceptions influence positively an individual's willingness to take recommended actions. Protective and stakeholder perceptions also have a positive bearing on lay people's risk perceptions. A stakeholder perception is a vital determinant of a protective perception. More importantly, the effects of protective and stakeholder perceptions on behavioural responses to recommendations are mediated in part by risk perception. These findings can help public health officials to develop messages to encourage members of the population to protect themselves effectively during an influenza crisi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DISASTERS</text:p>
          </table:table-cell>
          <table:table-cell table:style-name="ce5" office:value-type="float" office:value="2018" calcext:value-type="float">
            <text:p>2018</text:p>
          </table:table-cell>
          <table:table-cell table:style-name="ce5" office:value-type="string" calcext:value-type="string">
            <text:p>Environmental Sciences &amp; Ecology; Social Sciences - Other Topic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MODELAGEM ESPACIALMENTE IMPLÍCITA DE INTERAÇÕES DOENÇA-COMPORTAMENTO NO CONTEXTO DE INTERVENÇÕES NÃO FARMACÊUTICAS </text:p>
          </table:table-cell>
          <table:table-cell office:value-type="string" calcext:value-type="string">
            <text:p>Modelos de aproximação de pares têm sido usados ​​para estudar a propagação de doenças infecciosas em populações de hospedeiros espacialmente distribuídas e para explorar estratégias de controle de doenças, como vacinação e isolamento de casos. Aqui, apresentamos um modelo de aproximação de par de captação individual de intervenções não farmacêuticas (NPIs) para uma infecção autolimitada aguda, onde indivíduos suscetíveis podem aprender os NPIs de outros indivíduos suscetíveis que já estão praticando NPIs (aprendizagem social), ou seus a absorção de NPIs pode ser estimulada por serem vizinhos de uma pessoa infecciosa (aprendizado por exposição). NPIs incluem medidas individuais, como lavagem das mãos e etiqueta respiratória. Os indivíduos também podem abandonar o hábito de usar NPIs em uma determinada taxa. Derivamos uma expressão espacialmente definida do número de reprodução básico R-0 e também simulamos numericamente as equações do modelo. Descobrimos que a aprendizagem por exposição é geralmente mais eficiente do que a aprendizagem social, uma vez que a aprendizagem por exposição gera captação de NPI nos indivíduos com risco imediato de infecção. No entanto, se o aprendizado social for preventivo, começando um período de tempo suficiente antes da epidemia, pode ser mais eficaz do que o aprendizado por exposição. Curiosamente, a variação do número inicial de indivíduos que praticam INP não afeta significativamente o tamanho final da epidemia. Além disso, se as infecções de origem inicial estão rodeadas por indivíduos protetores, existem regimes de parâmetros em que o aumento do número inicial de infecções de origem na verdade diminui o pico de infecção (em vez de aumentá-lo) e faz com que ocorra mais cedo. O pico de prevalência aumenta com a taxa em que os indivíduos abandonam o hábito de usar NPIs, mas a resposta do pico de prevalência às mudanças na taxa de esquecimento são qualitativamente diferentes para as duas formas de aprendizagem. A metodologia de aproximação de pares desenvolvida aqui ilustra como as abordagens analíticas para estudar as interações entre os processos sociais e a dinâmica da doença em uma população espacialmente estruturada devem ser mais desenvolvidas. </text:p>
          </table:table-cell>
          <table:table-cell table:style-name="ce5" office:value-type="string" calcext:value-type="string">
            <text:p>Ringa, N; Bauch, CT</text:p>
          </table:table-cell>
          <table:table-cell table:style-name="ce5" office:value-type="string" calcext:value-type="string">
            <text:p>SPATIALLY-IMPLICIT MODELLING OF DISEASE-BEHAVIOUR INTERACTIONS IN THE CONTEXT OF NON-PHARMACEUTICAL INTERVENTIONS</text:p>
          </table:table-cell>
          <table:table-cell table:style-name="ce5" office:value-type="string" calcext:value-type="string">
            <text:p>MATHEMATICAL BIOSCIENCES AND ENGINEERING</text:p>
          </table:table-cell>
          <table:table-cell table:style-name="ce5" office:value-type="string" calcext:value-type="string">
            <text:p>Article</text:p>
          </table:table-cell>
          <table:table-cell table:style-name="ce5" office:value-type="string" calcext:value-type="string">
            <text:p>Pair approximation; network model; social distancing; non pharmaceutical interventions; transmission model</text:p>
          </table:table-cell>
          <table:table-cell table:style-name="ce5" office:value-type="string" calcext:value-type="string">
            <text:p>Pair approximation models have been used to study the spread of infectious diseases in spatially distributed host populations, and to explore disease control strategies such as vaccination and case isolation. Here we introduce a pair approximation model of individual uptake of non-pharmaceutical interventions (NPIs) for an acute self-limiting infection, where susceptible individuals can learn the NPIs either from other susceptible individuals who are already practicing NPIs (social learning), or their uptake of NPIs can be stimulated by being neighbours of an infectious person (exposure learning). NPIs include individual measures such as hand-washing and respiratory etiquette. Individuals can also drop the habit of using NPIs at a certain rate. We derive a spatially defined expression of the basic reproduction number R-0 and we also numerically simulate the model equations. We find that exposure learning is generally more efficient than social learning, since exposure learning generates NPI uptake in the individuals at immediate risk of infection. However, if social learning is pre-emptive, beginning a sufficient amount of time before the epidemic, then it can be more effective than exposure learning. Interestingly, varying the initial number of individuals practicing NPIs does not significantly impact the epidemic final size. Also, if initial source infections are surrounded by protective individuals, there are parameter regimes where increasing the initial number of source infections actually decreases the infection peak (instead of increasing it) and makes it occur sooner. The peak prevalence increases with the rate at which individuals drop the habit of using NPIs, but the response of peak prevalence to changes in the forgetting rate are qualitatively different for the two forms of learning. The pair approximation methodology developed here illustrates how analytical approaches for studying interactions between social processes and disease dynamics in a spatially structured population should be further pursued.</text:p>
          </table:table-cell>
          <table:table-cell/>
          <table:table-cell table:style-name="ce5" office:value-type="string" calcext:value-type="string">
            <text:p>AMER INST MATHEMATICAL SCIENCES-AIMS</text:p>
          </table:table-cell>
          <table:table-cell table:style-name="ce5" office:value-type="string" calcext:value-type="string">
            <text:p>SPRINGFIELD</text:p>
          </table:table-cell>
          <table:table-cell table:style-name="ce5" office:value-type="string" calcext:value-type="string">
            <text:p>MATH BIOSCI ENG</text:p>
          </table:table-cell>
          <table:table-cell table:style-name="ce5" office:value-type="float" office:value="2018" calcext:value-type="float">
            <text:p>2018</text:p>
          </table:table-cell>
          <table:table-cell table:style-name="ce5" office:value-type="string" calcext:value-type="string">
            <text:p>Mathematical &amp; Computational Biology</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nfrentando uma ameaça à saúde em um ambiente de informação complexo: uma pesquisa representativa nacional examinando as respostas comportamentais de adultos americanos à pandemia A (H1N1) de 2009/2010 </text:p>
          </table:table-cell>
          <table:table-cell office:value-type="string" calcext:value-type="string">
            <text:p>Fundo. Estudos recentes de A (H1N1) sugerem que fatores intrapessoais e interpessoais podem exercer influência sobre os comportamentos preventivos das pessoas para evitar a gripe durante as pandemias. Aims. Intervenções não farmacêuticas (NPIs) e vacinações desempenham papéis importantes na contenção da transmissão de doenças durante uma pandemia. Examinamos como os fatores intrapessoais e interpessoais influenciaram a adoção de NPIs e a absorção da vacina durante a pandemia A (H1N1) de 2009. Método. Os dados vêm de uma pesquisa de amostra nacionalmente representativa de 1.569 adultos americanos. A regressão logística multivariável hierárquica foi conduzida para investigar a associação entre posição socioeconômica, preocupação e conhecimento sobre a ameaça, redes sociais para aconselhamento de saúde ou busca de cuidados de saúde, consultas de saúde com médicos e NPIs (incluindo comportamentos de distanciamento social individual e práticas de higiene) e vacina aceitação. Resultados. Pessoas com pontuações mais altas em redes sociais relacionadas à saúde, mais conhecimento ou preocupação com A (H1N1) e aqueles que consultaram seu médico foram mais propensos do que outros a adotar NPIs. Houve associação significativa entre preocupação com A (H1N1), consultar médico e buscar vacina. Conclusões. Esses resultados sugerem que fatores de comunicação interpessoal, como redes sociais relacionadas à saúde e consultas com médicos, e fatores intrapessoais, como preocupação e conhecimento, desempenham um papel crítico em NPIs e na absorção de vacinas durante pandemias e oferecem caminhos para intervenção. </text:p>
          </table:table-cell>
          <table:table-cell table:style-name="ce5" office:value-type="string" calcext:value-type="string">
            <text:p>Lin, L; McCloud, RF; Jung, M; Viswanath, K</text:p>
          </table:table-cell>
          <table:table-cell table:style-name="ce5" office:value-type="string" calcext:value-type="string">
            <text:p>Facing a Health Threat in a Complex Information Environment: A National Representative Survey Examining American Adults' Behavioral Responses to the 2009/2010 A(H1N1) Pandemic</text:p>
          </table:table-cell>
          <table:table-cell table:style-name="ce5" office:value-type="string" calcext:value-type="string">
            <text:p>HEALTH EDUCATION &amp; BEHAVIOR</text:p>
          </table:table-cell>
          <table:table-cell table:style-name="ce5" office:value-type="string" calcext:value-type="string">
            <text:p>Article</text:p>
          </table:table-cell>
          <table:table-cell table:style-name="ce5" office:value-type="string" calcext:value-type="string">
            <text:p>emergency risk communication; H1N1; health behavior; nonpharmaceutical interventions; pandemic; vaccination</text:p>
          </table:table-cell>
          <table:table-cell table:style-name="ce5" office:value-type="string" calcext:value-type="string">
            <text:p>Background. Recent A(H1N1) studies suggest that intrapersonal and interpersonal factors may exert influence on people's preventive behaviors for avoiding the flu during pandemics. Aims. Nonpharmaceutical interventions (NPIs) and vaccinations play key roles in containing disease transmission during a pandemic. We examined how intrapersonal and interpersonal factors influenced adoption of NPIs and vaccine uptake during the A(H1N1) pandemic of 2009. Method. The data come from a nationally representative sample survey of 1,569 American adults. Hierarchical multivariable logistic regression was conducted to investigate the association between socioeconomic position, concern and knowledge about the threat, social networks for health advice or health care seeking, health consultations with doctors, and NPIs (including individual's social distancing behaviors and hygiene practices) and vaccine acceptance. Results. People with higher scores on health-related social networks, more knowledge or concern about A(H1N1), and those who have consulted their doctor were more likely than others to adopt NPIs. There was a significant association between being concerned about A(H1N1), having consulted a doctor, and seeking a vaccine. Conclusions. These findings suggest that interpersonal communication factors, such as health-related social networks and consultations with doctors, and intrapersonal factors, such as concern and knowledge, play a critical role in NPIs and vaccine uptake during pandemics and offer avenues for intervention.</text:p>
          </table:table-cell>
          <table:table-cell/>
          <table:table-cell table:style-name="ce5" office:value-type="string" calcext:value-type="string">
            <text:p>SAGE PUBLICATIONS INC</text:p>
          </table:table-cell>
          <table:table-cell table:style-name="ce5" office:value-type="string" calcext:value-type="string">
            <text:p>THOUSAND OAKS</text:p>
          </table:table-cell>
          <table:table-cell table:style-name="ce5" office:value-type="string" calcext:value-type="string">
            <text:p>HEALTH EDUC BEHAV</text:p>
          </table:table-cell>
          <table:table-cell table:style-name="ce5" office:value-type="float" office:value="2018" calcext:value-type="float">
            <text:p>2018</text:p>
          </table:table-cell>
          <table:table-cell table:style-name="ce5" office:value-type="string" calcext:value-type="string">
            <text:p>Public, Environmental &amp; Occupational Health</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The Magic Wand: Um estudo de caso de dor crônica no pescoço </text:p>
          </table:table-cell>
          <table:table-cell office:value-type="string" calcext:value-type="string">
            <text:p>Os medicamentos usados ​​para controlar a dor crônica têm efeitos colaterais documentados, incluindo dependência de drogas, interação medicamentosa e reações adversas sistêmicas. Este estudo de caso usou a Análise Fenomenológica Interpretativa para entender como um indivíduo experimentou dor cervical crônica, incluindo intervenções farmacêuticas e não farmacêuticas. A amostragem de conveniência identificou a Sra. P, um indivíduo com um histórico de dor crônica de 10 anos. As questões de pesquisa foram: Como um indivíduo com dor cervical crônica descreve sua experiência de viver com dor cervical? e Como um indivíduo com dor de garganta crônica lida com sua dor? Surgiram três temas superordenados: a dor invade tudo, encontrar alívio e recuperação. Os resultados sugerem que viver com dor crônica é emoldurado tanto pela experiência de dor intensa quanto pela busca pela cura. Medo, pânico e desespero acompanham a dor contínua. Inicialmente, o médico do participante prescreveu medicamentos incluindo narcóticos, que são descritos como uma ladeira escorregadia. Em desespero, o participante procurou tratamentos alternativos. </text:p>
          </table:table-cell>
          <table:table-cell table:style-name="ce5" office:value-type="string" calcext:value-type="string">
            <text:p>Winkler, S</text:p>
          </table:table-cell>
          <table:table-cell table:style-name="ce5" office:value-type="string" calcext:value-type="string">
            <text:p>The Magic Wand: A Case Study of Chronic Neck Pain</text:p>
          </table:table-cell>
          <table:table-cell table:style-name="ce5" office:value-type="string" calcext:value-type="string">
            <text:p>QUALITATIVE REPORT</text:p>
          </table:table-cell>
          <table:table-cell table:style-name="ce5" office:value-type="string" calcext:value-type="string">
            <text:p>Article</text:p>
          </table:table-cell>
          <table:table-cell table:style-name="ce5" office:value-type="string" calcext:value-type="string">
            <text:p>Pain; Phenomenology; Interpretative Phenomenology Analysis Chronic Pain; Neck Pain; Acupuncture; Laser Therapy; Massage; Ultrasound; Complementary and Alternative Medicine</text:p>
          </table:table-cell>
          <table:table-cell table:style-name="ce5" office:value-type="string" calcext:value-type="string">
            <text:p>Medications used to manage chronic pain have documented side effects including drug dependency, drug interaction, and adverse systemic reactions. This case study used Interpretative Phenomenological Analysis to understand how one individual experienced chronic neck pain including pharmaceutical and non pharmaceutical interventions. Convenience sampling identified Ms. P, an individual with a 10-year history of chronic pain. The research questions were: How does one individual with chronic neck pain describe their experience living with neck pain? and How does one individual with chronic neck pain manage their pain? Three super-ordinate themes emerged: pain pervades everything, finding relief, and recovery. Findings suggest that living with chronic pain is framed by both the experience of severe pain and the search for a cure. Fear, panic, and despair accompany ongoing pain. Initially, the participant's physician prescribed medications including narcotics, which are described as a slippery slope. In desperation, the participant sought alternative treatments.</text:p>
          </table:table-cell>
          <table:table-cell/>
          <table:table-cell table:style-name="ce5" office:value-type="string" calcext:value-type="string">
            <text:p>NOVA SOUTHEASTERN UNIV</text:p>
          </table:table-cell>
          <table:table-cell table:style-name="ce5" office:value-type="string" calcext:value-type="string">
            <text:p>FORT LAUDERDALE-DAVIE</text:p>
          </table:table-cell>
          <table:table-cell table:style-name="ce5" office:value-type="string" calcext:value-type="string">
            <text:p>QUAL REP</text:p>
          </table:table-cell>
          <table:table-cell table:style-name="ce5" office:value-type="float" office:value="2018" calcext:value-type="float">
            <text:p>2018</text:p>
          </table:table-cell>
          <table:table-cell table:style-name="ce5" office:value-type="string" calcext:value-type="string">
            <text:p>Social Sciences - Other Topic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Efeito de proteção de rebanho de respiradores N95 em profissionais de saúde </text:p>
          </table:table-cell>
          <table:table-cell office:value-type="string" calcext:value-type="string">
            <text:p>Objetivo: determinar se havia proteção de rebanho conferida a profissionais de saúde desprotegidos (HCWs) por respiradores N95 usados ​​por colegas. Métodos: Os dados foram analisados ​​a partir de um ensaio clínico randomizado de cluster prospectivo conduzido em Pequim, China entre 1 de dezembro de 2008 e 15 de janeiro de 2009. Um nível mínimo de conformidade (MCL) de respiradores N95 para prevenção de doença respiratória clínica (CRI) foi definido com base em vários limites de conformidade. As taxas de CRI foram comparadas entre portadores de N95 em conformidade (&gt; = MCL) e não aderentes (&lt;MCL), por enfermaria, e entre portadores não aderentes e indivíduos de controle que não usavam máscaras. Resultados: Foram analisados ​​dados de 949 profissionais de saúde que usavam respiradores N95 e 125 profissionais de saúde que não usavam máscara. Com 50% de MCL, não houve diferenças significativas nas taxas de CRI entre usuários compatíveis e não compatíveis com N95 por enfermaria. Na análise multivariada, a taxa de CRI em profissionais de saúde não aderentes foi significativamente menor em comparação com os controles (risco relativo 0,26; intervalo de confiança de 95% 0,08, 0,82). Conclusão: Este estudo sugere a proteção do rebanho contra o uso de respiradores N95 por colegas em uma enfermaria de hospital. </text:p>
          </table:table-cell>
          <table:table-cell table:style-name="ce5" office:value-type="string" calcext:value-type="string">
            <text:p>Chen, X; Chughtai, AA; MacIntyre, CR</text:p>
          </table:table-cell>
          <table:table-cell table:style-name="ce5" office:value-type="string" calcext:value-type="string">
            <text:p>Herd protection effect of N95 respirators in healthcare workers</text:p>
          </table:table-cell>
          <table:table-cell table:style-name="ce5" office:value-type="string" calcext:value-type="string">
            <text:p>JOURNAL OF INTERNATIONAL MEDICAL RESEARCH</text:p>
          </table:table-cell>
          <table:table-cell table:style-name="ce5" office:value-type="string" calcext:value-type="string">
            <text:p>Article</text:p>
          </table:table-cell>
          <table:table-cell table:style-name="ce5" office:value-type="string" calcext:value-type="string">
            <text:p>Herd protection; N95 respirator; healthcare workers</text:p>
          </table:table-cell>
          <table:table-cell table:style-name="ce5" office:value-type="string" calcext:value-type="string">
            <text:p>Objective: To determine if there was herd protection conferred to unprotected healthcare workers (HCWs) by N95 respirators worn by colleagues. Methods: Data were analysed from a prospective cluster randomized clinical trial conducted in Beijing, China between 1 December 2008 and 15 January 2009. A minimum compliance level (MCL) of N95 respirators for prevention of clinical respiratory illness (CRI) was set based on various compliance cut-offs. The CRI rates were compared between compliant (&gt;= MCL) and noncompliant (&lt;MCL) N95 wearers by ward, and between non-compliant wearers and control subjects who did not wear masks. Results: Datawere analysed from 949 HCWs who wore N95 respirators and 125 HCWs who did not wear masks. At 50% MCL there were no significant differences in the CRI rates between compliant and non-compliant N95 wearers by ward. In multivariate analysis, the CRI rate in noncompliant HCWs was significantly lower compared with controls (relative risk 0.26; 95% confidence interval 0.08, 0.82). Conclusion: This study suggests herd protection from use of N95 respirators by colleagues within a hospital ward.</text:p>
          </table:table-cell>
          <table:table-cell/>
          <table:table-cell table:style-name="ce5" office:value-type="string" calcext:value-type="string">
            <text:p>SAGE PUBLICATIONS LTD</text:p>
          </table:table-cell>
          <table:table-cell table:style-name="ce5" office:value-type="string" calcext:value-type="string">
            <text:p>LONDON</text:p>
          </table:table-cell>
          <table:table-cell table:style-name="ce5" office:value-type="string" calcext:value-type="string">
            <text:p>J INT MED RES</text:p>
          </table:table-cell>
          <table:table-cell table:style-name="ce5" office:value-type="float" office:value="2017" calcext:value-type="float">
            <text:p>2017</text:p>
          </table:table-cell>
          <table:table-cell table:style-name="ce5" office:value-type="string" calcext:value-type="string">
            <text:p>Research &amp; Experimental Medicine; Pharmacology &amp; Pharmacy</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stimativa da carga de doença de um possível surto de pandemia de influenza A (H7N9) nos Estados Unidos </text:p>
          </table:table-cell>
          <table:table-cell office:value-type="string" calcext:value-type="string">
            <text:p>Contexto: Desde a primavera de 2013, o surgimento periódico do vírus da influenza aviária A (H7N9) na China aumentou a preocupação por um possível surto de pandemia entre humanos, embora se acredite que o vírus ainda não seja transmissível de humano para humano. Até junho de 2017, A (H7N9) resultou em 1533 casos confirmados por laboratório de infecções humanas causando 592 mortes. O objetivo deste artigo é apresentar estimativas de carga de doença (medidas pelas taxas de ataque de infecção (IAR) e número de mortes) no caso de um possível surto de pandemia causado pela capacidade de transmissão humano a humano adquirida pelo vírus A (H7N9). Mesmo que essa pandemia provavelmente se espalhe pelo mundo todo, nosso foco neste artigo é estimar o impacto apenas nos Estados Unidos. Método: O método primeiro usa uma técnica de agrupamento de dados para dividir 50 estados nos EUA em um pequeno número de clusters. Depois disso, para alguns estados selecionados em cada cluster, o método emprega um modelo baseado em agente (AB) para simular surtos de pandemia de influenza A (H7N9) em humanos. O modelo usa dados demográficos e epidemiológicos. Algumas medidas selecionadas de intervenção não farmacêutica (NPI) são aplicadas para mitigar os surtos. O peso da doença para os EUA é estimado combinando os resultados dos agrupamentos aplicando um método usado na amostragem estratificada. Resultados: Dois cenários de pandemia possíveis com R-0 = 1,5 e 1,8 são examinados. Taxas de ataque de infecção com 95% C.I. (Intervalo de confiança) para R-0 = 1,5 e 1,8 são estimados em 18,78% (17,3-20,27) e 25,05% (23,11-26,99), respectivamente. O número correspondente de mortes (95% C.I.), por 100.000, é 7252,3 (6598,45-7907,33) e 9670,99 (8953,66-10,389,95). Conclusões: Os resultados refletem um possível cenário de pior caso, em que o surto se estende por todos os estados dos EUA e os antivirais e vacinas não são administrados. Nossas estimativas de carga de doença também são provavelmente um pouco altas devido ao fato de que apenas regiões urbanas densas cobrindo aproximadamente 3% da área geográfica e 81% da população são usadas para simular surtos de amostra. Os resultados dessas simulações são extrapolados para os 19% restantes da população, espalhados esparsamente por 97% da área. Além disso, a extensão total de possíveis NPIs, se implantados, também poderia ter reduzido as estimativas de carga de doença. </text:p>
          </table:table-cell>
          <table:table-cell table:style-name="ce5" office:value-type="string" calcext:value-type="string">
            <text:p>Silva, W; Das, TK; Izurieta, R</text:p>
          </table:table-cell>
          <table:table-cell table:style-name="ce5" office:value-type="string" calcext:value-type="string">
            <text:p>Estimating disease burden of a potential A(H7N9) pandemic influenza outbreak in the United States</text:p>
          </table:table-cell>
          <table:table-cell table:style-name="ce5" office:value-type="string" calcext:value-type="string">
            <text:p>BMC PUBLIC HEALTH</text:p>
          </table:table-cell>
          <table:table-cell table:style-name="ce5" office:value-type="string" calcext:value-type="string">
            <text:p>Article</text:p>
          </table:table-cell>
          <table:table-cell table:style-name="ce5" office:value-type="string" calcext:value-type="string">
            <text:p>Influenza; Influenza a virus-H7N9 subtype; Agent-based simulation model; Cluster analysis; Sampling studies</text:p>
          </table:table-cell>
          <table:table-cell table:style-name="ce5" office:value-type="string" calcext:value-type="string">
            <text:p>Background: Since spring 2013, periodic emergence of avian influenza A(H7N9) virus in China has heightened the concern for a possible pandemic outbreak among humans, though it is believed that the virus is not yet human-to-human transmittable. Till June 2017, A(H7N9) has resulted in 1533 laboratory-confirmed cases of human infections causing 592 deaths. The aim of this paper is to present disease burden estimates (measured by infection attack rates (IAR)and number of deaths) in the event of a possible pandemic outbreak caused by human-to-human transmission capability acquired by A(H7N9) virus. Even though such a pandemic will likely spread worldwide, our focus in this paper is to estimate the impact on the United States alone. Method: The method first uses a data clustering technique to divide 50 states in the U.S. into a small number of clusters. Thereafter, for a few selected states in each cluster, the method employs an agent-based (AB) model to simulate human A(H7N9) influenza pandemic outbreaks. The model uses demographic and epidemiological data. A few selected non-pharmaceutical intervention (NPI) measures are applied to mitigate the outbreaks. Disease burden for the U.S. is estimated by combining results from the clusters applying a method used in stratified sampling. Results: Two possible pandemic scenarios with R-0 = 1.5 and 1.8 are examined. Infection attack rates with 95% C.I. (Confidence Interval) for R-0 = 1.5 and 1.8 are estimated to be 18.78% (17.3-20.27) and 25.05% (23.11-26.99), respectively. The corresponding number of deaths (95% C.I.), per 100,000, are 7252.3 (6598.45-7907.33) and 9670.99 (8953.66-10,389.95). Conclusions: The results reflect a possible worst-case scenario where the outbreak extends over all states of the U.S. and antivirals and vaccines are not administered. Our disease burden estimations are also likely to be somewhat high due to the fact that only dense urban regions covering approximately 3% of the geographic area and 81% of the population are used for simulating sample outbreaks. Outcomes from these simulations are extrapolated over the remaining 19% of the population spread sparsely over 97% of the area. Furthermore, the full extent of possible NPIs, if deployed, could also have lowered the disease burden estimate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7" calcext:value-type="float">
            <text:p>2017</text:p>
          </table:table-cell>
          <table:table-cell table:style-name="ce5" office:value-type="string" calcext:value-type="string">
            <text:p>Public, Environmental &amp; Occupational Health</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 ativação do potencial receptor transitório de melastatina subtipo 8 atenua a hipertensão induzida pelo frio por meio da melhora da disfunção mitocondrial vascular </text:p>
          </table:table-cell>
          <table:table-cell office:value-type="string" calcext:value-type="string">
            <text:p>A hipertensão induzida pelo frio ambiental é comum, mas como tratar a hipertensão induzida pelo frio continua sendo um obstáculo. O potencial receptor transitório do subtipo 8 da melastatina (TRPM8) é um canal catiônico não seletivo, com detecção de frio moderado que é ativado pelo mentol. Pouco se sabe sobre o efeito da ativação do TRPM8 pelo mentol na homeostase mitocondrial do Ca2 + e na função vascular na hipertensão induzida pelo frio. Métodos e resultados - células de músculo liso vascular primário de camundongos do tipo selvagem ou Trpm8 (- / -) foram cultivadas. In vitro, confirmamos que o TRPM8 residente no retículo sarcoplasmático participou da regulação da homeostase celular e mitocondrial do Ca2 + nas células do músculo liso vascular. A ativação do TRPM8 por angiotensina II antagonizada por mentol induziu disfunção respiratória mitocondrial e geração de espécies reativas de oxigênio em excesso pela preservação da atividade da piruvato desidrogenase, que impediu o influxo de Ca2 + desencadeado por espécies reativas de oxigênio e a ativação da via RhoA / Rho quinase. In vivo, a estimulação nociva pelo frio de longo prazo aumentou dramaticamente a vasoconstrição e a pressão arterial. A ativação do TRPM8 pelo mentol dietético inibiu a geração de espécies reativas vasculares de oxigênio, vasoconstrição e reduziu a pressão arterial por meio da atenuação de espécies reativas mitocondriais excessivas de oxigênio, mediando a ativação de RhoA / Rho quinase de uma forma dependente de TRPM8. Esses efeitos do mentol foram posteriormente validados em camundongos hipertensos induzidos por angiotensina II. Conclusões - O tratamento com mentol dietético de longo prazo visando e preservando a função mitocondrial pode representar uma medida não farmacêutica para a hipertensão ambiental nociva induzida pelo frio. </text:p>
          </table:table-cell>
          <table:table-cell table:style-name="ce5" office:value-type="string" calcext:value-type="string">
            <text:p>Xiong, SQ; Wang, B; Lin, SY; Zhang, HX; Li, YS; Wei, X; Cui, YT; Wei, X; Lu, ZS; Gao, P; Li, L; Zhao, ZG; Liu, DY; Zhu, ZM</text:p>
          </table:table-cell>
          <table:table-cell table:style-name="ce5" office:value-type="string" calcext:value-type="string">
            <text:p>Activation of Transient Receptor Potential Melastatin Subtype 8 Attenuates Cold-Induced Hypertension Through Ameliorating Vascular Mitochondrial Dysfunction</text:p>
          </table:table-cell>
          <table:table-cell table:style-name="ce5" office:value-type="string" calcext:value-type="string">
            <text:p>JOURNAL OF THE AMERICAN HEART ASSOCIATION</text:p>
          </table:table-cell>
          <table:table-cell table:style-name="ce5" office:value-type="string" calcext:value-type="string">
            <text:p>Article</text:p>
          </table:table-cell>
          <table:table-cell table:style-name="ce5" office:value-type="string" calcext:value-type="string">
            <text:p>calcium; hypertension; mitochondria; mouse; reactive oxygen species; sarcoplasmic reticulum; TRPM8 protein</text:p>
          </table:table-cell>
          <table:table-cell table:style-name="ce5" office:value-type="string" calcext:value-type="string">
            <text:p>Background-Environmental cold-induced hypertension is common, but how to treat cold-induced hypertension remains an obstacle. Transient receptor potential melastatin subtype 8 (TRPM8) is a mild cold-sensing nonselective cation channel that is activated by menthol. Little is known about the effect of TRPM8 activation by menthol on mitochondrial Ca2+ homeostasis and the vascular function in cold-induced hypertension. Methods and Results-Primary vascular smooth muscle cells from wild-type or Trpm8(-/-) mice were cultured. In vitro, we confirmed that sarcoplasmic reticulum-resident TRPM8 participated in the regulation of cellular and mitochondrial Ca2+ homeostasis in the vascular smooth muscle cells. TRPM8 activation by menthol antagonized angiotensin II induced mitochondrial respiratory dysfunction and excess reactive oxygen species generation by preserving pyruvate dehydrogenase activity, which hindered reactive oxygen species-triggered Ca2+ influx and the activation of RhoA/Rho kinase pathway. In vivo, long-term noxious cold stimulation dramatically increased vasoconstriction and blood pressure. The activation of TRPM8 by dietary menthol inhibited vascular reactive oxygen species generation, vasoconstriction, and lowered blood pressure through attenuating excessive mitochondrial reactive oxygen species mediated the activation of RhoA/Rho kinase in a TRPM8-dependent manner. These effects of menthol were further validated in angiotensin II-induced hypertensive mice. Conclusions-Long-term dietary menthol treatment targeting and preserving mitochondrial function may represent a nonpharmaceutical measure for environmental noxious cold-induced hypertension.</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AM HEART ASSOC</text:p>
          </table:table-cell>
          <table:table-cell table:style-name="ce5" office:value-type="float" office:value="2017" calcext:value-type="float">
            <text:p>2017</text:p>
          </table:table-cell>
          <table:table-cell table:style-name="ce5" office:value-type="string" calcext:value-type="string">
            <text:p>Cardiovascular System &amp; Cardiology</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feitos do distanciamento social reativo na pandemia de influenza de 1918 </text:p>
          </table:table-cell>
          <table:table-cell office:value-type="string" calcext:value-type="string">
            <text:p>A pandemia de influenza de 1918 foi caracterizada por múltiplas ondas epidêmicas. Nós investigamos o distanciamento social reativo, uma forma de resposta comportamental em que os indivíduos evitam contatos potencialmente infecciosos em resposta a informações disponíveis sobre uma epidemia ou pandemia em andamento. Modelamos seus efeitos nas três ondas de influenza no Reino Unido. Em estudos anteriores, a resposta comportamental humana foi modelada por uma função de potência da proporção de mortalidade recente por influenza em uma população e por uma função de Hill, que é uma função do número de mortalidade recente por influenza. Usando um modelo epidêmico simples com uma função Power e um conjunto comum de parâmetros, fornecemos um bom modelo para as ondas epidêmicas múltiplas observadas nos bairros de Londres, Birmingham e Liverpool. Além disso, aplicamos os parâmetros do modelo dessas três cidades a todas as 334 unidades administrativas na Inglaterra e no País de Gales, incluindo o tamanho da população de unidades administrativas individuais. Calculamos a correlação de Pearson entre o observado e o simulado para cada unidade administrativa. Encontramos uma correlação mediana de 0,636, indicando que nossas previsões de modelo estão funcionando razoavelmente bem. Nossa abordagem de modelagem é uma melhoria em relação aos estudos anteriores, onde modelos separados são ajustados para cada cidade. Com o número reduzido de parâmetros do modelo usados, alcançamos ganho de eficiência computacional sem sobreajuste do modelo. Também mostramos a importância do distanciamento comportamental reativo como uma potencial intervenção não farmacêutica durante uma pandemia de influenza. Nosso trabalho tem significado científico e de saúde pública. </text:p>
          </table:table-cell>
          <table:table-cell table:style-name="ce5" office:value-type="string" calcext:value-type="string">
            <text:p>Yu, D; Lin, QY; Chiu, APY; He, DH</text:p>
          </table:table-cell>
          <table:table-cell table:style-name="ce5" office:value-type="string" calcext:value-type="string">
            <text:p>Effects of reactive social distancing on the 1918 influenza pandemic</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The 1918 influenza pandemic was characterized by multiple epidemic waves. We investigated reactive social distancing, a form of behavioral response where individuals avoid potentially infectious contacts in response to available information on an ongoing epidemic or pandemic. We modelled its effects on the three influenza waves in the United Kingdom. In previous studies, human behavioral response was modelled by a Power function of the proportion of recent influenza mortality in a population, and by a Hill function, which is a function of the number of recent influenza mortality. Using a simple epidemic model with a Power function and one common set of parameters, we provided a good model fit for the observed multiple epidemic waves in London boroughs, Birmingham and Liverpool. We further applied the model parameters from these three cities to all 334 administrative units in England and Wales and including the population sizes of individual administrative units. We computed the Pearson's correlation between the observed and simulated for each administrative unit. We found a median correlation of 0.636, indicating that our model predictions are performing reasonably well. Our modelling approach is an improvement from previous studies where separate models are fitted to each city. With the reduced number of model parameters used, we achieved computational efficiency gain without over-fitting the model. We also showed the importance of reactive behavioral distancing as a potential non-pharmaceutical intervention during an influenza pandemic. Our work has both scientific and public health significance.</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7" calcext:value-type="float">
            <text:p>2017</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de estratégias de controle comunitário para proteger os recursos do hospital durante uma pandemia de influenza em Ottawa, Canadá </text:p>
          </table:table-cell>
          <table:table-cell office:value-type="string" calcext:value-type="string">
            <text:p>Antecedentes Um novo vírus da gripe surgiu para produzir uma pandemia global quatro vezes nos últimos cem anos, resultando em milhões de infecções, hospitalizações e mortes. Há uma incerteza substancial sobre quando, onde e como a próxima pandemia de influenza ocorrerá. Métodos Desenvolvemos um novo modelo matemático para mapear a evolução de uma pandemia de influenza. Estimamos a carga provável de futuras pandemias de influenza por meio de desfechos de saúde e econômicos. Um componente importante disso é a adequação da capacidade existente de recursos hospitalares. Usando uma população simulada reflexiva de Ottawa, Canadá, modelamos o impacto potencial de uma futura pandemia de influenza sob diferentes combinações de intervenções farmacêuticas e não farmacêuticas. Resultados Houve variação substancial no impacto da pandemia projetada e nos resultados entre os cenários de intervenção. Em uma população de 1,2 milhão, a taxa de ataque da doença variou de 8,4% (todas as intervenções) a 54,5% (nenhuma intervenção); a capacidade máxima do hospital para cuidados agudos variou de 0,2% (todas as intervenções) a 13,8% (sem intervenções); a capacidade máxima da UTI variou de 1,1% (todas as intervenções) a 90,2% (nenhuma intervenção); e a mortalidade variou de 11 (todas as intervenções) a 363 mortes (sem intervenções). Estimativas associadas de carga econômica variaram de CAD $ 115 milhões a mais de $ 2 bilhões quando o fechamento em massa das escolas foi implementado. Discussão As crianças foram responsáveis ​​por um número desproporcional de infecções pandêmicas, particularmente em ambientes domésticos. As intervenções farmacêuticas reduziram efetivamente o pico e a carga pandêmica total sem afetar o tempo, enquanto as medidas não farmacêuticas atrasaram e atenuaram a progressão da onda pandêmica. A implementação oportuna de um pacote de intervenção em camadas parecia provavelmente proteger a adequação de recursos hospitalares em Ottawa. A natureza adaptável deste modelo fornece valor ao informar o planejamento da política de preparação para pandemias em situações de incerteza, pois os cenários podem ser atualizados em tempo real à medida que mais dados se tornam disponíveis. No entanto, D, dadas as incertezas inerentes às premissas do modelo D, os resultados devem ser interpretados com cautela. </text:p>
          </table:table-cell>
          <table:table-cell table:style-name="ce5" office:value-type="string" calcext:value-type="string">
            <text:p>Saunders-Hastings, P; Hayes, BQ; Smith, R; Krewski, D</text:p>
          </table:table-cell>
          <table:table-cell table:style-name="ce5" office:value-type="string" calcext:value-type="string">
            <text:p>Modelling community-control strategies to protect hospital resources during an influenza pandemic in Ottawa, Canada</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A novel influenza virus has emerged to produce a global pandemic four times in the past one hundred years, resulting in millions of infections, hospitalizations and deaths. There is substantial uncertainty about when, where and how the next influenza pandemic will occur. Methods We developed a novel mathematical model to chart the evolution of an influenza pandemic. We estimate the likely burden of future influenza pandemics through health and economic endpoints. An important component of this is the adequacy of existing hospital-resource capacity. Using a simulated population reflective of Ottawa, Canada, we model the potential impact of a future influenza pandemic under different combinations of pharmaceutical and non-pharmaceutical interventions. Results There was substantial variation in projected pandemic impact and outcomes across intervention scenarios. In a population of 1.2 million, the illness attack rate ranged from 8.4% (all interventions) to 54.5% (no interventions); peak acute care hospital capacity ranged from 0.2% (all interventions) to 13.8% (no interventions); peak ICU capacity ranged from 1.1% (all interventions) to 90.2% (no interventions); and mortality ranged from 11 (all interventions) to 363 deaths (no interventions). Associated estimates of economic burden ranged from CAD $ 115 million to over $ 2 billion when extended mass school closure was implemented. Discussion Children accounted for a disproportionate number of pandemic infections, particularly in household settings. Pharmaceutical interventions effectively reduced peak and total pandemic burden without affecting timing, while non-pharmaceutical measures delayed and attenuated pandemic wave progression. The timely implementation of a layered intervention bundle appeared likely to protect hospital resource adequacy in Ottawa. The adaptable nature of this model provides value in informing pandemic preparedness policy planning in situations of uncertainty, as scenarios can be updated in real time as more data become available. However D given the inherent uncertainties of model assumptions D results should be interpreted with caution.</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7" calcext:value-type="float">
            <text:p>2017</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icácia da massagem chinesa nas mãos na ansiedade entre pacientes que aguardam angiografia coronária Um ensaio clínico randomizado </text:p>
          </table:table-cell>
          <table:table-cell office:value-type="string" calcext:value-type="string">
            <text:p>Introdução: A ansiedade é a emoção negativa mais comum entre os pacientes que aguardam a angiografia coronária. O aumento da ansiedade pode exacerbar os sintomas da doença cardíaca coronária e possivelmente contribuir para complicações durante o procedimento. A massagem de mãos chinesa é uma intervenção não farmacêutica que tem sido usada em várias situações clínicas na China e pode ter efeitos benéficos na redução da ansiedade antes da angiografia coronária. Objetivo: O objetivo deste estudo foi avaliar a eficácia e segurança da massagem das mãos chinesa no tratamento da ansiedade em pacientes que aguardam a angiografia coronária. Métodos: Cento e oitenta e cinco indivíduos aguardando angiografia coronária em um único hospital em Fuzhou, China, entre maio de 2012 e setembro de 2012 foram selecionados. Cem participantes elegíveis foram recrutados e designados aleatoriamente para o grupo controle ou grupo chinês de massagem das mãos. O grupo de controle recebeu as terapias convencionais e cuidados de acordo com as diretrizes, e os do grupo chinês de massagem das mãos receberam cuidados adicionais da massagem chinesa com as mesmas terapias convencionais e cuidados do grupo de controle. Os escores de ansiedade (avaliados usando a Escala de Avaliação de Ansiedade de Hamilton), frequência cardíaca, pressão arterial, qualidade de vida (Short-Form Health Survey) e os eventos adversos foram registrados na linha de base e após a angiografia coronária, respectivamente. Resultados: As pontuações da Escala de Avaliação de Ansiedade de Hamilton no grupo chinês de massagem das mãos (11,78 [DP, 2,9]) tiveram uma diminuição estatisticamente significativa em comparação com aqueles no grupo de controle (15,96 [DP, 3,4]) no pós-procedimento (P &lt; .01). Não houve diferença estatisticamente significativa na pressão arterial, frequência cardíaca e no Short-Form Health Survey na pós-angiografia entre o grupo chinês de massagem das mãos e o grupo controle. Nenhum evento adverso foi relatado durante o período de intervenção. Conclusões A massagem chinesa nas mãos efetivamente aliviou a ansiedade sem quaisquer efeitos adversos entre os pacientes que aguardavam a angiografia coronária. Portanto, pode ser recomendado como uma intervenção de enfermagem não farmacológica. No entanto, estudos futuros com um tamanho de amostra maior são necessários para confirmar a eficácia da intervenção da massagem das mãos chinesa. </text:p>
          </table:table-cell>
          <table:table-cell table:style-name="ce5" office:value-type="string" calcext:value-type="string">
            <text:p>Mei, LJ; Miao, X; Chen, HY; Huang, XF; Zheng, GH</text:p>
          </table:table-cell>
          <table:table-cell table:style-name="ce5" office:value-type="string" calcext:value-type="string">
            <text:p>Effectiveness of Chinese Hand Massage on Anxiety Among Patients Awaiting Coronary Angiography A Randomized Controlled Trial</text:p>
          </table:table-cell>
          <table:table-cell table:style-name="ce5" office:value-type="string" calcext:value-type="string">
            <text:p>JOURNAL OF CARDIOVASCULAR NURSING</text:p>
          </table:table-cell>
          <table:table-cell table:style-name="ce5" office:value-type="string" calcext:value-type="string">
            <text:p>Article</text:p>
          </table:table-cell>
          <table:table-cell table:style-name="ce5" office:value-type="string" calcext:value-type="string">
            <text:p>anxiety; Chinese hand massage; complimentary/alternative therapy; coronary angiography; effectiveness and safety; randomized controlled trial</text:p>
          </table:table-cell>
          <table:table-cell table:style-name="ce5" office:value-type="string" calcext:value-type="string">
            <text:p>Background: Anxiety is the most common negative emotion among the patients awaiting coronary angiography. The increased anxiety may exacerbate coronary heart disease symptoms and possibly contribute to complications during the procedure. Chinese hand massage is a nonpharmaceutical intervention that has been used in several clinical situations in China and might have beneficial effects on reducing anxiety before coronary angiography. Objective: The aim of this study was to evaluate the effectiveness and safety of Chinese hand massage care on anxiety among patients awaiting coronary angiography. Methods: One hundred eighty-five subjects awaiting coronary angiography in a single hospital in Fuzhou, China, between May 2012 and September 2012 were screened. One hundred eligible participants were recruited and randomly assigned into the control or Chinese hand massage group. The control group received the conventional therapies and care according to the guidelines, and those in the Chinese hand massage group received additional Chinese hand massage care in conjunction with the same conventional therapies and care as the control group. The anxiety scores (evaluated by using the Hamilton Anxiety Rating Scale), heart rate, blood pressure, quality of life (Short-Form Health Survey), and the adverse events were recorded at the baseline and after coronary angiography, respectively. Results: The scores of Hamilton Anxiety Rating Scale in the Chinese hand massage group (11.78 [SD, 2.9]) had a statistically significant decrease compared with those in the control group (15.96 [SD, 3.4]) at post-procedure (P &lt;.01). There was no statistically significant difference on blood pressure, heart rate, and Short-Form Health Survey at postangiography between the Chinese hand massage group and the control group. No adverse event was reported during the intervention period. Conclusions Chinese hand massage effectively alleviated anxiety without any adverse effects among patients awaiting coronary angiography. Therefore, it might be recommended as a nonpharmacological nursing intervention. However, future study with a larger sample size is needed to further confirm the efficacy of Chinese hand massage intervention.</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J CARDIOVASC NURS</text:p>
          </table:table-cell>
          <table:table-cell table:style-name="ce5" office:value-type="float" office:value="2017" calcext:value-type="float">
            <text:p>2017</text:p>
          </table:table-cell>
          <table:table-cell table:style-name="ce5" office:value-type="string" calcext:value-type="string">
            <text:p>Cardiovascular System &amp; Cardiology; Nursing</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Modelando o papel da informação e do tratamento otimizado limitado na prevalência da doença </text:p>
          </table:table-cell>
          <table:table-cell office:value-type="string" calcext:value-type="string">
            <text:p>Surtos de doenças induzem mudanças comportamentais em indivíduos saudáveis ​​para evitar o contágio de infecções. Em primeiro lugar, propomos um modelo compartimental que considera o efeito da resposta comportamental do indivíduo devido à informação da prevalência da doença. Supõe-se que a informação está crescendo em função da densidade populacional infectante que satura na densidade populacional infectante maior e depende de programas educacionais e sociais ativos. A análise do modelo foi realizada e a estabilidade global dos pontos de equilíbrio foi estabelecida. Além disso, escolhendo o tratamento (uma intervenção farmacêutica) e o efeito da informação (uma intervenção não farmacêutica) como controles, um problema de controle ideal é formulado para minimizar o custo e a fatalidade da doença. No funcional de custo, o efeito não linear dos controles é contabilizado. A caracterização analítica dos caminhos de controle ideais é feita com a ajuda do Princípio Máximo de Pontryagin. Achados numéricos sugerem que, se apenas o controle via informação for usado, ele é eficaz e econômico para a fase inicial da propagação da doença, enquanto o tratamento funciona bem para o controle de longo prazo, exceto para a fase inicial. Além disso, observamos que o efeito da resposta comportamental induzida por informação desempenha um papel crucial na ausência de controle farmacêutico. Além disso, o uso abrangente de ambas as intervenções de controle é mais eficaz do que qualquer política de controle única aplicada e reduz o número de indivíduos infectantes e minimiza o custo econômico gerado pela carga de doenças e controles aplicados. Assim, o efeito combinado de ambas as políticas de controle é considerado mais econômico durante todo o período epidêmico, enquanto a implementação de uma única política não se mostra economicamente viável. </text:p>
          </table:table-cell>
          <table:table-cell table:style-name="ce5" office:value-type="string" calcext:value-type="string">
            <text:p>Kumar, A; Srivastava, PK; Takeuchi, Y</text:p>
          </table:table-cell>
          <table:table-cell table:style-name="ce5" office:value-type="string" calcext:value-type="string">
            <text:p>Modeling the role of information and limited optimal treatment on disease prevalence</text:p>
          </table:table-cell>
          <table:table-cell table:style-name="ce5" office:value-type="string" calcext:value-type="string">
            <text:p>JOURNAL OF THEORETICAL BIOLOGY</text:p>
          </table:table-cell>
          <table:table-cell table:style-name="ce5" office:value-type="string" calcext:value-type="string">
            <text:p>Article</text:p>
          </table:table-cell>
          <table:table-cell table:style-name="ce5" office:value-type="string" calcext:value-type="string">
            <text:p>Lyapunov function; Information; Behavioural response; Limited treatment; Optimal control</text:p>
          </table:table-cell>
          <table:table-cell table:style-name="ce5" office:value-type="string" calcext:value-type="string">
            <text:p>Disease outbreaks induce behavioural changes in healthy individuals to avoid contracting infection. We first propose a compartmental model which accounts for the effect of individual's behavioural response due to information of the disease prevalence. It is assumed that the information is growing as a function of infective population density that saturates at higher density of infective population and depends on active educational and social programmes. Model analysis has been performed and the global stability of equilibrium points is established. Further, choosing the treatment (a pharmaceutical intervention) and the effect of information (a non-pharmaceutical intervention) as controls, an optimal control problem is formulated to minimize the cost and disease fatality. In the cost functional, the nonlinear effect of controls is accounted. Analytical characterization of optimal control paths is done with the help of Pontryagin's Maximum Principle. Numerical findings suggest that if only control via information is used, it is effective and economical for early phase of disease spread whereas treatment works well for long term control except for initial phase. Furthermore, we observe that the effect of information induced behavioural response plays a crucial role in the absence of pharmaceutical control. Moreover, comprehensive use of both the control interventions is more effective than any single applied control policy and it reduces the number of infective individuals and minimizes the economic cost generated from disease burden and applied controls. Thus, the combined effect of both the control policies is found more economical during the entire epidemic period whereas the implementation of a single policy is not found economically viable.</text:p>
          </table:table-cell>
          <table:table-cell/>
          <table:table-cell table:style-name="ce5" office:value-type="string" calcext:value-type="string">
            <text:p>ACADEMIC PRESS LTD- ELSEVIER SCIENCE LTD</text:p>
          </table:table-cell>
          <table:table-cell table:style-name="ce5" office:value-type="string" calcext:value-type="string">
            <text:p>LONDON</text:p>
          </table:table-cell>
          <table:table-cell table:style-name="ce5" office:value-type="string" calcext:value-type="string">
            <text:p>J THEOR BIOL</text:p>
          </table:table-cell>
          <table:table-cell table:style-name="ce5" office:value-type="float" office:value="2017" calcext:value-type="float">
            <text:p>2017</text:p>
          </table:table-cell>
          <table:table-cell table:style-name="ce5" office:value-type="string" calcext:value-type="string">
            <text:p>Life Sciences &amp; Biomedicine - Other Topics; Mathematical &amp; Computational Biology</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Efeitos do Gargling de Chá Verde na Prevenção da Influenza: Uma Análise Usando Abordagens Bayesianas </text:p>
          </table:table-cell>
          <table:table-cell office:value-type="string" calcext:value-type="string">
            <text:p>Objetivos: O objetivo deste estudo é analisar os dados obtidos em um ensaio randomizado sobre a prevenção da influenza por gargarejo com chá verde, que apresentou resultados não significativos com base em abordagens frequentistas, por meio de abordagens bayesianas. Métodos: Foi calculada a proporção posterior, com intervalo de credibilidade de 95% (CrI), da influenza em cada grupo. O índice bayesiano teta é a probabilidade de que uma hipótese seja verdadeira. Nesse caso, teta é a probabilidade de que a hipótese de que o gargarejo com chá verde reduziu a gripe em comparação com o gargarejo com água seja verdadeira. Análises de regressão logística univariada e multivariada também foram realizadas pelo método de Monte Carlo por cadeia de Markov. Resultados: O conjunto de análise completo incluiu 747 participantes. Durante o período do estudo, a gripe ocorreu em 44 participantes (5,9%). A diferença entre as duas proporções binominais independentes foi de -0,019 (95% CrI, -0,054 a 0,015; teta = 0,87). Os coeficientes de regressão parcial na análise univariada foram -0,35 (95% CrI, -1,00 a 0,24) com o uso de um uniforme anterior e -0,34 (95% CrI, -0,96 a 0,27) com o uso de um Jeffreys anterior. Na análise multivariada, os valores foram -0,37 (95% CrI, -0,96 a 0,30) e -0,36 (95% CrI, -1,03 a 0,21), respectivamente. Conclusões: A diferença entre as duas proporções binominais independentes foi menor que 0 e teta maior que 0,85. Portanto, o gargarejo com chá verde pode reduzir ligeiramente a gripe em comparação com o gargarejo com água. Esta análise sugere que o gargarejo com chá verde pode ser uma medida preventiva adicional para uso com outras medidas farmacêuticas e não farmacêuticas e indica a necessidade de estudos adicionais para confirmar o efeito do gargarejo com chá verde. </text:p>
          </table:table-cell>
          <table:table-cell table:style-name="ce5" office:value-type="string" calcext:value-type="string">
            <text:p>Ide, K; Kawasaki, Y; Akutagawa, M; Yamada, H</text:p>
          </table:table-cell>
          <table:table-cell table:style-name="ce5" office:value-type="string" calcext:value-type="string">
            <text:p>Effects of Green Tea Gargling on the Prevention of Influenza Infection: An Analysis Using Bayesian Approaches</text:p>
          </table:table-cell>
          <table:table-cell table:style-name="ce5" office:value-type="string" calcext:value-type="string">
            <text:p>JOURNAL OF ALTERNATIVE AND COMPLEMENTARY MEDICINE</text:p>
          </table:table-cell>
          <table:table-cell table:style-name="ce5" office:value-type="string" calcext:value-type="string">
            <text:p>Article</text:p>
          </table:table-cell>
          <table:table-cell table:style-name="ce5" office:value-type="string" calcext:value-type="string">
            <text:p>green tea; gargling; influenza; prevention; Bayesian approaches; probabilities; Monte Carlo method</text:p>
          </table:table-cell>
          <table:table-cell table:style-name="ce5" office:value-type="string" calcext:value-type="string">
            <text:p>Objectives: The aim of this study is to analyze the data obtained from a randomized trial on the prevention of influenza by gargling with green tea, which gave nonsignificant results based on frequentist approaches, by using Bayesian approaches. Methods: The posterior proportion, with 95% credible interval (CrI), of influenza in each group was calculated. The Bayesian index theta is the probability that a hypothesis is true. In this case, theta is the probability that the hypothesis that green tea gargling reduced influenza compared with water gargling is true. Univariate and multivariate logistic regression analyses were also performed by using the Markov chain Monte Carlo method. Results: The full analysis set included 747 participants. During the study period, influenza occurred in 44 participants (5.9%). The difference between the two independent binominal proportions was -0.019 (95% CrI, -0.054 to 0.015; theta = 0.87). The partial regression coefficients in the univariate analysis were -0.35 (95% CrI, -1.00 to 0.24) with use of a uniformprior and -0.34 (95% CrI, -0.96 to 0.27) with use of a Jeffreys prior. In the multivariate analysis, the values were -0.37 (95% CrI, -0.96 to 0.30) and -0.36 (95% CrI, -1.03 to 0.21), respectively. Conclusions: The difference between the two independent binominal proportions was less than 0, and theta was greater than 0.85. Therefore, green tea gargling may slightly reduce influenza compared with water gargling. This analysis suggests that green tea gargling can be an additional preventive measure for use with other pharmaceutical and nonpharmaceutical measures and indicates the need for additional studies to confirm the effect of green tea gargling.</text:p>
          </table:table-cell>
          <table:table-cell/>
          <table:table-cell table:style-name="ce5" office:value-type="string" calcext:value-type="string">
            <text:p>MARY ANN LIEBERT, INC</text:p>
          </table:table-cell>
          <table:table-cell table:style-name="ce5" office:value-type="string" calcext:value-type="string">
            <text:p>NEW ROCHELLE</text:p>
          </table:table-cell>
          <table:table-cell table:style-name="ce5" office:value-type="string" calcext:value-type="string">
            <text:p>J ALTERN COMPLEM MED</text:p>
          </table:table-cell>
          <table:table-cell table:style-name="ce5" office:value-type="float" office:value="2017" calcext:value-type="float">
            <text:p>2017</text:p>
          </table:table-cell>
          <table:table-cell table:style-name="ce5" office:value-type="string" calcext:value-type="string">
            <text:p>Integrative &amp; Complementary Medicine</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Impacto de uma vacina em declínio e comportamento alterado na propagação da gripe </text:p>
          </table:table-cell>
          <table:table-cell office:value-type="string" calcext:value-type="string">
            <text:p>A gripe continua sendo uma das principais doenças infecciosas que atinge a humanidade. Compreender a dinâmica do vírus dentro do hospedeiro e como isso se traduz na disseminação da doença em nível populacional pode nos ajudar a obter previsões mais precisas de surtos de doenças. Criamos um modelo de equação diferencial comum com estimativas de parâmetros com base nos dados de pontuação de sintomas da doença para determinar vários estágios da doença e parâmetros associados à infecciosidade e progressão da doença. Ter vários estágios com diferentes intensidades de sintomas nos permite incorporar a mudança espontânea de comportamento devido ao início / fim dos sintomas da doença. Além disso, incorporamos o efeito de uma vacina em declínio ao atrasar o tempo e diminuir o tamanho de um pico epidêmico. Nossos resultados mostraram que o pico da epidemia no modelo foi reduzido significativamente quando a vacinação pública foi realizada até dois meses após o início da epidemia. Além disso, a mudança de comportamento nos estágios iniciais da epidemia diminui e atrasa o pico epidêmico. Este estudo fornece mais informações sobre o impacto potencial das intervenções farmacêuticas e não farmacêuticas durante uma epidemia de influenza. </text:p>
          </table:table-cell>
          <table:table-cell table:style-name="ce5" office:value-type="string" calcext:value-type="string">
            <text:p>Pawelek, KA; Tobin, S; Griffin, C; Ochocinski, D; Schwartz, EJ; Del Valle, SY</text:p>
          </table:table-cell>
          <table:table-cell table:style-name="ce5" office:value-type="string" calcext:value-type="string">
            <text:p>Impact of A Waning Vaccine and Altered Behavior on the Spread of Influenza</text:p>
          </table:table-cell>
          <table:table-cell table:style-name="ce5" office:value-type="string" calcext:value-type="string">
            <text:p>AIMS MEDICAL SCIENCE</text:p>
          </table:table-cell>
          <table:table-cell table:style-name="ce5" office:value-type="string" calcext:value-type="string">
            <text:p>Article</text:p>
          </table:table-cell>
          <table:table-cell table:style-name="ce5" office:value-type="string" calcext:value-type="string">
            <text:p>influenza; mathematical modeling; vaccination; waning vaccine; behavior change</text:p>
          </table:table-cell>
          <table:table-cell table:style-name="ce5" office:value-type="string" calcext:value-type="string">
            <text:p>Influenza remains one of the major infectious diseases that targets humankind. Understanding within-host dynamics of the virus and how it translates into the spread of the disease at a population level can help us obtain more accurate disease outbreak predictions. We created an ordinary differential equation model with parameter estimates based on the disease symptoms score data to determine various disease stages and parameters associated with infectiousness and disease progression. Having various stages with different intensities of symptoms enables us to incorporate spontaneous behavior change due to the onset/offset of disease symptoms. Additionally, we incorporate the effect of a waning vaccine on delaying the time and decreasing the size of an epidemic peak. Our results showed that the epidemic peak in the model was significantly lowered when public vaccination was performed up to two months past the onset of an epidemic. Also, behavior change in the earliest stages of the epidemic lowers and delays the epidemic peak. This study further provides information on the potential impact of pharmaceutical and non-pharmaceutical interventions during an influenza epidemic.</text:p>
          </table:table-cell>
          <table:table-cell/>
          <table:table-cell table:style-name="ce5" office:value-type="string" calcext:value-type="string">
            <text:p>AMER INST MATHEMATICAL SCIENCES-AIMS</text:p>
          </table:table-cell>
          <table:table-cell table:style-name="ce5" office:value-type="string" calcext:value-type="string">
            <text:p>SPRINGFIELD</text:p>
          </table:table-cell>
          <table:table-cell table:style-name="ce5" office:value-type="string" calcext:value-type="string">
            <text:p>AIMS MED SCI</text:p>
          </table:table-cell>
          <table:table-cell table:style-name="ce5" office:value-type="float" office:value="2017" calcext:value-type="float">
            <text:p>2017</text:p>
          </table:table-cell>
          <table:table-cell table:style-name="ce5" office:value-type="string" calcext:value-type="string">
            <text:p>Research &amp; Experimental Medicine</text:p>
          </table:table-cell>
          <table:table-cell table:style-name="ce5" office:value-type="string" calcext:value-type="string">
            <text:p>DOAJ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Comportamentos preventivos e percepções da vacinação contra influenza entre uma população de estudantes universitários </text:p>
          </table:table-cell>
          <table:table-cell office:value-type="string" calcext:value-type="string">
            <text:p>Antecedentes Todos os anos, durante a temporada de influenza, doenças evitáveis ​​ocorrem devido à falta de vacinação e à não adoção de comportamentos preventivos conhecidos como intervenções não farmacêuticas (INP). Em um esforço para estudar o impacto das estratégias e políticas preventivas nas mudanças comportamentais durante a propagação da pandemia de H1N1 em 2009, examinamos uma amostra de estudantes de graduação, pós-graduação e administração do Massachusetts Institute of Technology (MIT). Métodos Uma pesquisa online foi completada por 653 estudantes para avaliar o uso de NPI, percepções de vacinações contra influenza e eficácia de estratégias de política de saúde preventiva durante o surto de H1N1 de 2009. As estratégias incluíram e-mails e mensagens de texto, cartazes em corredores e banheiros e vídeos. Essas estratégias foram implementadas durante a primeira e a segunda ondas da pandemia de H1N1 de 2009. Resultados Apesar da campanha amplamente difundida, menos da metade dos entrevistados relatou modificar seus comportamentos. Descobrimos que,70% dos entrevistados não praticavam nenhum NPI, e mais da metade mostrou falta de conhecimento sobre as vacinas contra a gripe. Conclusões Os resultados do nosso estudo indicam a necessidade de estratégias mais eficazes para encorajar as práticas de NPI em populações de estudantes durante surtos de infecção. </text:p>
          </table:table-cell>
          <table:table-cell table:style-name="ce5" office:value-type="string" calcext:value-type="string">
            <text:p>Hashmi, S; D'Ambrosio, L; Diamond, DV; Jalali, MS; Finkelstein, SN; Larson, RC</text:p>
          </table:table-cell>
          <table:table-cell table:style-name="ce5" office:value-type="string" calcext:value-type="string">
            <text:p>Preventive behaviors and perceptions of influenza vaccination among a university student population</text:p>
          </table:table-cell>
          <table:table-cell table:style-name="ce5" office:value-type="string" calcext:value-type="string">
            <text:p>JOURNAL OF PUBLIC HEALTH</text:p>
          </table:table-cell>
          <table:table-cell table:style-name="ce5" office:value-type="string" calcext:value-type="string">
            <text:p>Article</text:p>
          </table:table-cell>
          <table:table-cell table:style-name="ce5" office:value-type="string" calcext:value-type="string">
            <text:p>communicable diseases; management and policy; population-based and preventive services</text:p>
          </table:table-cell>
          <table:table-cell table:style-name="ce5" office:value-type="string" calcext:value-type="string">
            <text:p>Background Every year during influenza season, preventable illnesses occur due to lack of vaccination and failure to adopt the preventive behaviors known as non- pharmaceutical interventions (NPIs). In an effort to study the impact of preventive strategies and policies on behavioral changes during the spread of the H1N1 pandemic in 2009, we examined a sample of undergraduate, graduate and business students at the Massachusetts Institute of Technology (MIT). Methods An online survey was completed by 653 students to assess NPI use, perceptions of influenza vaccinations and effectiveness of preventive health policy strategies during the 2009 H1N1 outbreak. Strategies included e- mails and text messages, posters in corridors and restrooms, and videos. These strategies were implemented during both the first and second waves of the 2009 H1N1 pandemic. Results Despite the widespread campaign, fewer than half of the respondents reported modifying their behaviors. We discovered that.70% of the respondents did not practice any NPIs, and more than half showed lack of knowledge of flu vaccinations. Conclusions Our study results indicate a need for more effective strategies to encourage NPI practices in student populations during outbreaks of infection.</text:p>
          </table:table-cell>
          <table:table-cell/>
          <table:table-cell table:style-name="ce5" office:value-type="string" calcext:value-type="string">
            <text:p>OXFORD UNIV PRESS</text:p>
          </table:table-cell>
          <table:table-cell table:style-name="ce5" office:value-type="string" calcext:value-type="string">
            <text:p>OXFORD</text:p>
          </table:table-cell>
          <table:table-cell table:style-name="ce5" office:value-type="string" calcext:value-type="string">
            <text:p>J PUBLIC HEALTH-UK</text:p>
          </table:table-cell>
          <table:table-cell table:style-name="ce5" office:value-type="float" office:value="2016" calcext:value-type="float">
            <text:p>2016</text:p>
          </table:table-cell>
          <table:table-cell table:style-name="ce5" office:value-type="string" calcext:value-type="string">
            <text:p>Public, Environmental &amp; Occupational Health</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tualização de broncoconstrição induzida por exercício-2016 </text:p>
          </table:table-cell>
          <table:table-cell office:value-type="string" calcext:value-type="string">
            <text:p>O primeiro parâmetro de prática sobre broncoconstrição induzida por exercício (BIE) foi publicado em 2010. Este parâmetro de prática atualizado foi preparado 5 anos depois. Nos anos seguintes, houve um aumento da compreensão da patogênese do BIE e um melhor diagnóstico desse distúrbio por meio de testes objetivos. No momento desta publicação, as observações incluíam o seguinte: pó seco de manitol para inalação como um teste de provocação brônquica aprovado pela FDA, porém não está atualmente disponível nos Estados Unidos; se os resultados do teste de função pulmonar basal forem normais a quase normais (antes e depois do broncodilatador) em uma pessoa com suspeita de BIE, então mais testes devem ser realizados usando desafio de exercício padronizado ou hiperpneia voluntária eucápnica (HVE); e a eficácia das intervenções não farmacêuticas (ácidos graxos ômega-3) foi desafiada. O grupo de trabalho que prepara este parâmetro de prática atualizou as diretrizes da prática contemporânea com base em uma revisão sistemática da literatura atual. O grupo obteve literatura suplementar e opiniões de especialistas consensuais quando a literatura publicada era insuficiente. Foi realizada uma busca na literatura médica no PubMed e os termos de busca incluíram patogênese, diagnóstico, diagnóstico diferencial e terapia (farmacêutica e não farmacêutica) de broncoconstrição induzida por exercício ou asma induzida por exercício (que não é mais um termo preferido); asma; e exercício e asma. As referências avaliadas como relevantes para o tópico foram avaliadas para buscar referências adicionais relevantes. Os estudos clínicos publicados foram avaliados por categoria de evidência e usados ​​para documentar a força da recomendação. O parâmetro foi então avaliado por revisores da Força-Tarefa Conjunta e, em seguida, por revisores designados pelas organizações principais, bem como pelos membros em geral. A partir desse processo, o parâmetro pode ser caracterizado como um documento baseado em evidências e consenso. </text:p>
          </table:table-cell>
          <table:table-cell table:style-name="ce5" office:value-type="string" calcext:value-type="string">
            <text:p>Weiler, JM; Brannan, JD; Randolph, CC; Hallstrand, TS; Parsons, J; Silvers, W; Storms, W; Zeiger, J; Bernstein, DI; Blessing-Moore, J; Greenhawt, M; Khan, D; Lang, D; Nicklas, RA; Oppenheimer, J; Portnoy, JM; Schuller, DE; Tilles, SA; Wallace, D</text:p>
          </table:table-cell>
          <table:table-cell table:style-name="ce5" office:value-type="string" calcext:value-type="string">
            <text:p>Exercise-induced bronchoconstriction update-2016</text:p>
          </table:table-cell>
          <table:table-cell table:style-name="ce5" office:value-type="string" calcext:value-type="string">
            <text:p>JOURNAL OF ALLERGY AND CLINICAL IMMUNOLOGY</text:p>
          </table:table-cell>
          <table:table-cell table:style-name="ce5" office:value-type="string" calcext:value-type="string">
            <text:p>Article</text:p>
          </table:table-cell>
          <table:table-cell table:style-name="ce5" office:value-type="string" calcext:value-type="string">
            <text:p>Exercise-induced bronchoconstriction; exercise-induced bronchospasm; exercise-induced asthma; exercise-induced bronchoconstriction pathogenesis; diagnosis; differential diagnosis and therapy; nonpharmacologic; pharmacologic</text:p>
          </table:table-cell>
          <table:table-cell table:style-name="ce5" office:value-type="string" calcext:value-type="string">
            <text:p>The first practice parameter on exercise-induced bronchoconstriction (EIB) was published in 2010. This updated practice parameter was prepared 5 years later. In the ensuing years, there has been increased understanding of the pathogenesis of EIB and improved diagnosis of this disorder by using objective testing. At the time of this publication, observations included the following: dry powder mannitol for inhalation as a bronchial provocation test is FDA approved however not currently available in the United States; if baseline pulmonary function test results are normal to near normal (before and after bronchodilator) in a person with suspected EIB, then further testing should be performed by using standardized exercise challenge or eucapnic voluntary hyperpnea (EVH); and the efficacy of nonpharmaceutical interventions (omega-3 fatty acids) has been challenged. The workgroup preparing this practice parameter updated contemporary practice guidelines based on a current systematic literature review. The group obtained supplementary literature and consensus expert opinions when the published literature was insufficient. A search of the medical literature on PubMed was conducted, and search terms included pathogenesis, diagnosis, differential diagnosis, and therapy (both pharmaceutical and nonpharmaceutical) of exercise-induced bronchoconstriction or exercise-induced asthma (which is no longer a preferred term); asthma; and exercise and asthma. References assessed as relevant to the topic were evaluated to search for additional relevant references. Published clinical studies were appraised by category of evidence and used to document the strength of the recommendation. The parameter was then evaluated by Joint Task Force reviewers and then by reviewers assigned by the parent organizations, as well as the general membership. Based on this process, the parameter can be characterized as an evidence-and consensus-based document.</text:p>
          </table:table-cell>
          <table:table-cell/>
          <table:table-cell table:style-name="ce5" office:value-type="string" calcext:value-type="string">
            <text:p>MOSBY-ELSEVIER</text:p>
          </table:table-cell>
          <table:table-cell table:style-name="ce5" office:value-type="string" calcext:value-type="string">
            <text:p>NEW YORK</text:p>
          </table:table-cell>
          <table:table-cell table:style-name="ce5" office:value-type="string" calcext:value-type="string">
            <text:p>J ALLERGY CLIN IMMUN</text:p>
          </table:table-cell>
          <table:table-cell table:style-name="ce5" office:value-type="float" office:value="2016" calcext:value-type="float">
            <text:p>2016</text:p>
          </table:table-cell>
          <table:table-cell table:style-name="ce5" office:value-type="string" calcext:value-type="string">
            <text:p>Allergy; Immunology</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mpacto potencial de uma intervenção de ventilação para influenza no contexto de uma densa rede de contatos internos em Hong Kong </text:p>
          </table:table-cell>
          <table:table-cell office:value-type="string" calcext:value-type="string">
            <text:p>As doenças emergentes podem se espalhar rapidamente através de redes de contato urbanas densas e grandes. Construímos um modelo de rede de contato duplo simples, mas inovador, para levar em conta o contato aéreo e o contato próximo de indivíduos na cidade densamente povoada de Hong Kong. O modelo foi então integrado com um modelo epidemiológico suscetível-exposto-infeccioso recuperado (SEIR) existente, e usamos um modelo de Wells-Riley revisado para estimar os riscos de infecção por via aérea e um modelo exponencial de dose-resposta para riscos pelo contato e rotas de gota. Um surto potencial de influenza parcialmente aerotransportado foi examinado, assumindo diferentes proporções de transmissão através da rota aerotransportada. Nossos resultados mostram que a ventilação predial pode ter efeitos significativos em condições dominadas pela transmissão aérea. Além disso, mesmo quando a via aérea contribui com apenas 20% para o risco total de infecção, o aumento da taxa de ventilação tem forte influência na dinâmica de transmissão, podendo também atingir efeitos de controle semelhantes ao uso de máscaras para pacientes, isolamento e vacinação. (C) 2016 Elsevier B.V. Todos os direitos reservados. </text:p>
          </table:table-cell>
          <table:table-cell table:style-name="ce5" office:value-type="string" calcext:value-type="string">
            <text:p>Gao, XL; Wei, JJ; Cowling, BJ; Li, YG</text:p>
          </table:table-cell>
          <table:table-cell table:style-name="ce5" office:value-type="string" calcext:value-type="string">
            <text:p>Potential impact of a ventilation intervention for influenza in the context of a dense indoor contact network in Hong Kong</text:p>
          </table:table-cell>
          <table:table-cell table:style-name="ce5" office:value-type="string" calcext:value-type="string">
            <text:p>SCIENCE OF THE TOTAL ENVIRONMENT</text:p>
          </table:table-cell>
          <table:table-cell table:style-name="ce5" office:value-type="string" calcext:value-type="string">
            <text:p>Article</text:p>
          </table:table-cell>
          <table:table-cell table:style-name="ce5" office:value-type="string" calcext:value-type="string">
            <text:p>Building ventilation; Urban contact network; Influenza; Partially airborne route</text:p>
          </table:table-cell>
          <table:table-cell table:style-name="ce5" office:value-type="string" calcext:value-type="string">
            <text:p>Emerging diseases may spread rapidly through dense and large urban contact networks. We constructed a simple but novel dual-contact network model to account for both airborne contact and close contact of individuals in the densely populated city of Hong Kong. The model was then integrated with an existing epidemiological susceptible-exposed-infectious-recovered (SEIR) model, and we used a revised Wells-Riley model to estimate infection risks by the airborne route and an exponential dose-response model for risks by the contact and droplet routes. A potential outbreak of partially airborne influenza was examined, assuming different proportions of transmission through the airborne route. Our results show that building ventilation can have significant effects in airborne transmission-dominated conditions. Moreover, even when the airborne route only contributes 20% to the total infection risk, increasing the ventilation rate has a strong influence on transmission dynamics, and it also can achieve control effects similar to those of wearing masks for patients, isolation and vaccination. (C) 2016 Elsevier B.V. All rights reserved.</text:p>
          </table:table-cell>
          <table:table-cell/>
          <table:table-cell table:style-name="ce5" office:value-type="string" calcext:value-type="string">
            <text:p>ELSEVIER</text:p>
          </table:table-cell>
          <table:table-cell table:style-name="ce5" office:value-type="string" calcext:value-type="string">
            <text:p>AMSTERDAM</text:p>
          </table:table-cell>
          <table:table-cell table:style-name="ce5" office:value-type="string" calcext:value-type="string">
            <text:p>SCI TOTAL ENVIRON</text:p>
          </table:table-cell>
          <table:table-cell table:style-name="ce5" office:value-type="float" office:value="2016" calcext:value-type="float">
            <text:p>2016</text:p>
          </table:table-cell>
          <table:table-cell table:style-name="ce5" office:value-type="string" calcext:value-type="string">
            <text:p>Environmental Sciences &amp; Ecology</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Consulta de quinze minutos: diagnóstico e tratamento de CMV congênito </text:p>
          </table:table-cell>
          <table:table-cell office:value-type="string" calcext:value-type="string">
            <text:p>A infecção congênita por citomegalovírus (cCMV) pode resultar em problemas neurológicos permanentes e é uma causa potencialmente evitável de perda auditiva neurossensorial no Reino Unido. É urgente diagnosticar e avaliar o cCMV como tratamento antiviral e só se mostrou eficaz se iniciado nas primeiras 4 semanas de vida. Um recente ensaio clínico randomizado de 6 meses de tratamento com valganciclovir oral demonstrou benefício modesto na prevenção da deterioração da audição e na melhora de alguns resultados do desenvolvimento neurológico. Os pais e médicos precisam fazer uma escolha oportuna e informada sobre o tratamento antiviral e garantir que as intervenções não farmacêuticas relevantes sejam consideradas. Este artigo reúne as evidências atuais sobre o diagnóstico e tratamento do cCMV, consenso de dois centros de doenças infecciosas pediátricas e traça as prioridades de pesquisa. </text:p>
          </table:table-cell>
          <table:table-cell table:style-name="ce5" office:value-type="string" calcext:value-type="string">
            <text:p>Shah, T; Luck, S; Sharland, M; Kadambari, S; Heath, P; Lyall, H</text:p>
          </table:table-cell>
          <table:table-cell table:style-name="ce5" office:value-type="string" calcext:value-type="string">
            <text:p>Fifteen-minute consultation: diagnosis and management of congenital CMV</text:p>
          </table:table-cell>
          <table:table-cell table:style-name="ce5" office:value-type="string" calcext:value-type="string">
            <text:p>ARCHIVES OF DISEASE IN CHILDHOOD-EDUCATION AND PRACTICE EDITION</text:p>
          </table:table-cell>
          <table:table-cell table:style-name="ce5" office:value-type="string" calcext:value-type="string">
            <text:p>Article</text:p>
          </table:table-cell>
          <table:table-cell table:style-name="ce5" office:value-type="string" calcext:value-type="string">
            <text:p>Infectious Diseases; Paediatric Practice; Virology</text:p>
          </table:table-cell>
          <table:table-cell table:style-name="ce5" office:value-type="string" calcext:value-type="string">
            <text:p>Congenital cytomegalovirus (cCMV) infection can result in permanent neurological problems and is a potentially preventable cause of sensorineural hearing loss in the UK. There is an urgency to diagnose and assess cCMV as antiviral treatment and has only been shown to be effective if started in the first 4weeks of life. A recent randomised controlled trial of 6months of treatment using oral valganciclovir has shown modest benefit in preventing hearing deterioration and in improving some neurodevelopmental outcomes. Parents and clinicians need to make a timely and informed choice regarding antiviral treatment and ensure that relevant non-pharmaceutical interventions are considered. This paper brings together the current evidence regarding the diagnosis and treatment of cCMV, consensus from two paediatric infectious diseases centres and outlines research priorities.</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ARCH DIS CHILDHOOD-E</text:p>
          </table:table-cell>
          <table:table-cell table:style-name="ce5" office:value-type="float" office:value="2016" calcext:value-type="float">
            <text:p>2016</text:p>
          </table:table-cell>
          <table:table-cell table:style-name="ce5" office:value-type="string" calcext:value-type="string">
            <text:p>Pediatrics</text:p>
          </table:table-cell>
          <table:table-cell table:style-name="ce5" office:value-type="string" calcext:value-type="string">
            <text:p>Green Accept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 associação entre amamentação e tempo de internação hospitalar entre bebês com diagnóstico de síndrome de abstinência neonatal: um estudo populacional de nascimentos hospitalares </text:p>
          </table:table-cell>
          <table:table-cell office:value-type="string" calcext:value-type="string">
            <text:p>Objetivo: A incidência da síndrome de abstinência neonatal (NAS), uma síndrome de abstinência de drogas associada principalmente à exposição intrauterina a opioides, aumentou consideravelmente nos Estados Unidos desde 2000. Opções não farmacológicas, incluindo amamentação, podem ser eficazes para melhorar os resultados nesta população. O objetivo deste estudo de base populacional foi examinar a associação entre amamentação e tempo de internação em bebês com diagnóstico de NAS. Métodos: Este foi um estudo de coorte retrospectivo de partos únicos em hospitais de mães residentes na Pensilvânia. Os dados de alta hospitalar de nascimentos ocorridos entre 2012 e 2014 foram associados aos dados da certidão de nascimento correspondentes. Os códigos de diagnóstico de alta da Classificação Internacional de Doenças, Nona Revisão, Modificação Clínica foram usados ​​para identificar neonatos NAS (N = 3.725). A amamentação na alta foi usada para determinar o status da amamentação. As características da criança e da mãe foram comparadas pelo estado de amamentação e foi avaliada a associação entre a amamentação e o tempo de hospitalização do bebê. Resultados: Menos da metade dos bebês com diagnóstico de NAS foram amamentados na alta. Diferenças significativas no peso do bebê ao nascer e idade gestacional, e educação materna, estado civil, cuidado pré-natal, tabagismo e status de seguro foram encontradas por status de amamentação. Uma relação inversa significativa existia entre a amamentação e o tempo de internação hospitalar para bebês com diagnóstico de NAS. Especificamente, o tempo de hospitalização foi reduzido em 9,4% no grupo amamentado em comparação ao grupo não amamentado. Conclusão: A amamentação pode ser benéfica para bebês com diagnóstico de NAS por encurtar o tempo de internação hospitalar. Estudos prospectivos futuros são necessários para examinar mais detalhadamente os benefícios da amamentação e outras intervenções não farmacêuticas em populações NAS. </text:p>
          </table:table-cell>
          <table:table-cell table:style-name="ce5" office:value-type="string" calcext:value-type="string">
            <text:p>Short, VL; Gannon, M; Abatemarco, DJ</text:p>
          </table:table-cell>
          <table:table-cell table:style-name="ce5" office:value-type="string" calcext:value-type="string">
            <text:p>The Association Between Breastfeeding and Length of Hospital Stay Among Infants Diagnosed with Neonatal Abstinence Syndrome: A Population-Based Study of In-Hospital Births</text:p>
          </table:table-cell>
          <table:table-cell table:style-name="ce5" office:value-type="string" calcext:value-type="string">
            <text:p>BREASTFEEDING MEDICINE</text:p>
          </table:table-cell>
          <table:table-cell table:style-name="ce5" office:value-type="string" calcext:value-type="string">
            <text:p>Article</text:p>
          </table:table-cell>
          <table:table-cell/>
          <table:table-cell table:style-name="ce5" office:value-type="string" calcext:value-type="string">
            <text:p>Objective: The incidence of neonatal abstinence syndrome (NAS), a drug withdraw syndrome mainly associated with intrauterine opioid exposure, has increased considerably in the United States since 2000. Nonpharmacological options, including breastfeeding, may be effective at improving outcomes in this population. The objective of this population-based study was to examine the association between breastfeeding and length of hospital stay among infants diagnosed with NAS. Methods: This was a retrospective cohort study of singleton in-hospital births to resident mothers in Pennsylvania. Hospital discharge data from births occurring between 2012 through 2014 were linked with corresponding birth certificate data. International Classification of Diseases, Ninth Revision, Clinical Modification discharge diagnosis codes were used to identify NAS neonates (N = 3,725). Breastfeeding at discharge was used to determine breastfeeding status. Infant and maternal characteristics were compared by breastfeeding status and the association between breastfeeding and infant length of hospitalization was assessed. Results: Less than one-half of infants diagnosed with NAS were breastfed at discharge. Significant differences in infant birth weight and gestational age, and maternal education, marital status, prenatal care, smoking, and insurance status were found by breastfeeding status. A significant inverse relationship existed between breastfeeding and hospital length of stay for infants diagnosed with NAS. Specifically, length of hospitalization was reduced by 9.4% in the breastfed group compared to the nonbreastfed group. Conclusion: Breastfeeding may be beneficial for infants diagnosed with NAS by shortening the length of hospital stay. Future prospective studies are warranted to further examine the benefits of breastfeeding and other nonpharmaceutical interventions in NAS populations.</text:p>
          </table:table-cell>
          <table:table-cell/>
          <table:table-cell table:style-name="ce5" office:value-type="string" calcext:value-type="string">
            <text:p>MARY ANN LIEBERT, INC</text:p>
          </table:table-cell>
          <table:table-cell table:style-name="ce5" office:value-type="string" calcext:value-type="string">
            <text:p>NEW ROCHELLE</text:p>
          </table:table-cell>
          <table:table-cell table:style-name="ce5" office:value-type="string" calcext:value-type="string">
            <text:p>BREASTFEED MED</text:p>
          </table:table-cell>
          <table:table-cell table:style-name="ce5" office:value-type="float" office:value="2016" calcext:value-type="float">
            <text:p>2016</text:p>
          </table:table-cell>
          <table:table-cell table:style-name="ce5" office:value-type="string" calcext:value-type="string">
            <text:p>Obstetrics &amp; Gynecology; Pediatric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Padronizar e monitorar a aplicação de intervenções cirúrgicas em ensaios clínicos randomizados </text:p>
          </table:table-cell>
          <table:table-cell office:value-type="string" calcext:value-type="string">
            <text:p>AntecedentesA complexidade das intervenções cirúrgicas tem implicações importantes para o desenho de RCTs. Os ensaios precisam considerar como e se padronizar as intervenções para que, se bem-sucedidas, possam ser implementadas na prática. Embora exista orientação para padronizar as intervenções não farmacêuticas em ECRs, sua aplicação à cirurgia não é clara. Este estudo relata novos métodos para padronizar a entrega de intervenções cirúrgicas em RCTs. Métodos Descrições de 160 intervenções cirúrgicas em relatórios de ensaios e protocolos existentes foram identificados. Inicialmente, dez relatórios foram examinados em detalhes usando uma abordagem de estrutura modificada para a análise de dados qualitativos, que informou o desenvolvimento de uma tipologia preliminar. A tipologia foi alterada com aplicação sequencial iterativa para todas as intervenções. Testes adicionais foram realizados em ECRs multicêntricos em andamento. ResultadosA tipologia tem três partes. Inicialmente, descreve-se o objetivo técnico geral da intervenção (exploração, ressecção e / ou reconstrução) de modo a estabelecer seus componentes e etapas constituintes. Essa descrição detalhada da intervenção é então usada para estabelecer se e como cada componente e etapa devem ser padronizados, e os padrões documentados no protocolo do ensaio. Finalmente, a tipologia fornece uma estrutura para monitorar os padrões de intervenção acordados durante o RCT. O teste piloto dentro de RCTs em andamento permitiu a padronização das intervenções a serem acordadas e os formulários de relato de caso desenvolvidos para capturar desvios desses padrões. Conclusão A tipologia fornece uma estrutura para uso durante o desenho do estudo para padronizar a entrega de intervenções cirúrgicas e documentar esses detalhes dentro de protocolos. A aplicação desta tipologia a futuros ECRs pode esclarecer detalhes das intervenções sob avaliação e ajudar a implementar intervenções bem-sucedidas. </text:p>
          </table:table-cell>
          <table:table-cell table:style-name="ce5" office:value-type="string" calcext:value-type="string">
            <text:p>Blencowe, NS; Mills, N; Cook, JA; Donovan, JL; Rogers, CA; Whiting, P; Blazeby, JM</text:p>
          </table:table-cell>
          <table:table-cell table:style-name="ce5" office:value-type="string" calcext:value-type="string">
            <text:p>Standardizing and monitoring the delivery of surgical interventions in randomized clinical trials</text:p>
          </table:table-cell>
          <table:table-cell table:style-name="ce5" office:value-type="string" calcext:value-type="string">
            <text:p>BRITISH JOURNAL OF SURGERY</text:p>
          </table:table-cell>
          <table:table-cell table:style-name="ce5" office:value-type="string" calcext:value-type="string">
            <text:p>Article</text:p>
          </table:table-cell>
          <table:table-cell/>
          <table:table-cell table:style-name="ce5" office:value-type="string" calcext:value-type="string">
            <text:p>BackgroundThe complexity of surgical interventions has major implications for the design of RCTs. Trials need to consider how and whether to standardize interventions so that, if successful, they can be implemented in practice. Although guidance exists for standardizing non-pharmaceutical interventions in RCTs, their application to surgery is unclear. This study reports new methods for standardizing the delivery of surgical interventions in RCTs. MethodsDescriptions of 160 surgical interventions in existing trial reports and protocols were identified. Initially, ten reports were scrutinized in detail using a modified framework approach for the analysis of qualitative data, which informed the development of a preliminary typology. The typology was amended with iterative sequential application to all interventions. Further testing was undertaken within ongoing multicentre RCTs. ResultsThe typology has three parts. Initially, the overall technical purpose of the intervention is described (exploration, resection and/or reconstruction) in order to establish its constituent components and steps. This detailed description of the intervention is then used to establish whether and how each component and step should be standardized, and the standards documented within the trial protocol. Finally, the typology provides a framework for monitoring the agreed intervention standards during the RCT. Pilot testing within ongoing RCTs enabled standardization of the interventions to be agreed, and case report forms developed to capture deviations from these standards. ConclusionThe typology provides a framework for use during trial design to standardize the delivery of surgical interventions and document these details within protocols. Application of this typology to future RCTs may clarify details of the interventions under evaluation and help successful interventions to be implemented.</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BRIT J SURG</text:p>
          </table:table-cell>
          <table:table-cell table:style-name="ce5" office:value-type="float" office:value="2016" calcext:value-type="float">
            <text:p>2016</text:p>
          </table:table-cell>
          <table:table-cell table:style-name="ce5" office:value-type="string" calcext:value-type="string">
            <text:p>Surgery</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Fatores que influenciam a adoção da vacinação contra influenza sazonal em trabalhadores de serviços médicos de emergência: uma abordagem de mapeamento de conceitos </text:p>
          </table:table-cell>
          <table:table-cell office:value-type="string" calcext:value-type="string">
            <text:p>A influenza sazonal tem sérios impactos sobre a morbidade e mortalidade e tem um impacto econômico significativo devido à perda de tempo da força de trabalho e tensões no sistema de saúde. Os profissionais de saúde, em particular os trabalhadores de serviços médicos de emergência (EMS), têm o potencial de transmitir influenza àqueles sob seus cuidados, mas pouco se sabe sobre os fatores que influenciam as decisões dos trabalhadores de EMS em relação à vacinação contra influenza sazonal (SIV), um fator chave na redução potencial de transmissão de doenças. Este estudo utiliza um modelo modificado da Teoria do Comportamento Planejado (TPB) como uma estrutura de orientação para explorar os fatores que influenciam a absorção de SIV em trabalhadores de EMS. O mapeamento de conceitos, que consiste em seis etapas (preparação, geração, estruturação, representação, interpretação e utilização) que usam abordagens quantitativas e qualitativas, foi usado para identificar as perspectivas dos participantes em relação ao SIV. Este estudo identificou nove fatores conceitualizados com EMS que influenciam a intenção e o comportamento de vacinação dos trabalhadores de EMS. Os fatores conceitualizados de EMS se alinham com o modelo TPB modificado e sugerem a necessidade de considerar abordagens de toda a comunidade que não foram inicialmente conceituadas no modelo. Além disso, a expansão de medidas não farmacêuticas foi além da conceituação original. No geral, este estudo demonstra a necessidade de desenvolver intervenções personalizadas, como mensagens destacando a importância dos trabalhadores de EMS receberem o SIV como a solução ideal. Os trabalhadores EMS que não pretendem receber o SIV devem receber informações precisas sobre o SIV para dissipar equívocos. Por fim, os trabalhadores do SME também devem receber intervenções que promovam a vacinação voluntária, estimulando-os a serem proativos nas decisões de saúde que tomam por si próprios. </text:p>
          </table:table-cell>
          <table:table-cell table:style-name="ce5" office:value-type="string" calcext:value-type="string">
            <text:p>Subramaniam, DP; Baker, EA; Zelicoff, AP; Elliott, MB</text:p>
          </table:table-cell>
          <table:table-cell table:style-name="ce5" office:value-type="string" calcext:value-type="string">
            <text:p>Factors Influencing Seasonal Influenza Vaccination Uptake in Emergency Medical Services Workers: A Concept Mapping Approach</text:p>
          </table:table-cell>
          <table:table-cell table:style-name="ce5" office:value-type="string" calcext:value-type="string">
            <text:p>JOURNAL OF COMMUNITY HEALTH</text:p>
          </table:table-cell>
          <table:table-cell table:style-name="ce5" office:value-type="string" calcext:value-type="string">
            <text:p>Article</text:p>
          </table:table-cell>
          <table:table-cell table:style-name="ce5" office:value-type="string" calcext:value-type="string">
            <text:p>Health promotion; Health behavior; Health services; Occupational health; Immunization; Seasonal influenza vaccination; Emergency medical services; Concept mapping</text:p>
          </table:table-cell>
          <table:table-cell table:style-name="ce5" office:value-type="string" calcext:value-type="string">
            <text:p>Seasonal influenza has serious impacts on morbidity and mortality and has a significant economic toll through lost workforce time and strains on the health system. Health workers, particularly emergency medical services (EMS) workers have the potential to transmit influenza to those in their care, yet little is known of the factors that influence EMS workers' decisions regarding seasonal influenza vaccination (SIV) uptake, a key factor in reducing potential for transmitting disease. This study utilizes a modified Theory of Planned Behavior (TPB) model as a guiding framework to explore the factors that influence SIV uptake in EMS workers. Concept mapping, which consists of six-stages (preparation, generation, structuring, representation, interpretation, and utilization) that use quantitative and qualitative approaches, was used to identify participants' perspectives towards SIV. This study identified nine EMS-conceptualized factors that influence EMS workers' vaccination intent and behavior. The EMS-conceptualized factors align with the modified TPB model and suggest the need to consider community-wide approaches that were not initially conceptualized in the model. Additionally, the expansion of non-pharmaceutical measures went above and beyond original conceptualization. Overall, this study demonstrates the need to develop customized interventions such as messages highlighting the importance of EMS workers receiving SIV as the optimum solution. EMS workers who do not intend to receive the SIV should be provided with accurate information on the SIV to dispel misconceptions. Finally, EMS workers should also receive interventions which promote voluntary vaccination, encouraging them to be proactive in the health decisions they make for themselves.</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J COMMUN HEALTH</text:p>
          </table:table-cell>
          <table:table-cell table:style-name="ce5" office:value-type="float" office:value="2016" calcext:value-type="float">
            <text:p>2016</text:p>
          </table:table-cell>
          <table:table-cell table:style-name="ce5" office:value-type="string" calcext:value-type="string">
            <text:p>Health Care Sciences &amp; Services; Public, Environmental &amp; Occupational Health</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Adoção de medidas preventivas e atitudes em relação à pandemia de gripe H1N1 nas escolas </text:p>
          </table:table-cell>
          <table:table-cell office:value-type="string" calcext:value-type="string">
            <text:p>FUNDAMENTO: Este estudo descreve a percepção do impacto da influenza H1N1 e a adoção das medidas recomendadas para enfrentar a pandemia nas escolas. MÉTODOS: Uma pesquisa transversal autorrelatada foi conduzida em 433 escolas em Barcelona, ​​dirigida ao diretor da escola ou à pessoa designada para influenza H1N1. Realizou-se análise descritiva, estratificando por nível de escolaridade e tipo de escola. Uma análise de regressão logística também foi realizada. RESULTADOS: Cerca de 70% dos entrevistados relataram que houve casos de influenza H1N1 entre os alunos, sendo esse percentual significativamente maior nas escolas com ensino fundamental (74,4%) (p &lt;0,05). As principais medidas (toalhas de papel descartáveis, disponibilidade de soluções desinfetantes e ventilação de 15 minutos por dia nos espaços fechados) foram implantadas na maioria dos centros. Porém, a adoção correta das principais medidas ocorreu em cerca de 30% das escolas, sendo o percentual menor nas que ofereciam apenas o ensino médio (Odds ratio [OR]: 0,518; intervalo de confiança de 95% [IC]: 0,272-0,986) e aqueles localizados em distritos médios (OR: 0,438, IC 95%: 0,234-0,811) ou de baixo nível socioeconômico (SES) (OR: 0,321, IC 95%: 0,159-0,649). CONCLUSÕES: Apesar do clima de alarme social, o impacto percebido da influenza H1N1 na maioria das escolas foi moderado. Em futuras ameaças potenciais, o nível educacional e o SES da escola devem ser considerados, especialmente quando as medidas que exigem a compra de qualquer produto são recomendadas, mas não fornecidas. </text:p>
          </table:table-cell>
          <table:table-cell table:style-name="ce5" office:value-type="string" calcext:value-type="string">
            <text:p>Perez, A; Rodriguez, T; Lopez, MJ; Continente, X; Nebot, M</text:p>
          </table:table-cell>
          <table:table-cell table:style-name="ce5" office:value-type="string" calcext:value-type="string">
            <text:p>Adoption of Preventive Measures and Attitudes Toward the H1N1 Influenza Pandemic in Schools</text:p>
          </table:table-cell>
          <table:table-cell table:style-name="ce5" office:value-type="string" calcext:value-type="string">
            <text:p>JOURNAL OF SCHOOL HEALTH</text:p>
          </table:table-cell>
          <table:table-cell table:style-name="ce5" office:value-type="string" calcext:value-type="string">
            <text:p>Article</text:p>
          </table:table-cell>
          <table:table-cell table:style-name="ce5" office:value-type="string" calcext:value-type="string">
            <text:p>H1N1 influenza; infectious disease control; pandemic</text:p>
          </table:table-cell>
          <table:table-cell table:style-name="ce5" office:value-type="string" calcext:value-type="string">
            <text:p>BACKGROUND: This study describes the perceived impact of H1N1 influenza and the adoption of the recommended measures to address the pandemic in schools. METHODS: A cross-sectional self-reported survey was conducted in 433 schools in Barcelona addressed to the school principal or the H1N1 influenza designated person. A descriptive analysis was performed, stratifying by educational level and type of school. A logistic regression analysis also was conducted. RESULTS: Around 70% of the respondents reported that there had been H1N1 influenza cases among students, being this percentage significantly higher among those schools offering primary education (74.4%) (p&lt;.05). The main measures (single-use paper towels, availability of sanitizer solutions and 15 minutes ventilation per day of enclosed spaces) were implemented in most of the centers. However, the correct adoption of the main measures took place in around 30% of the schools, being the percentage lower in those offering only secondary education (Odds ratio [OR]: 0.518; 95% confidence interval [CI]: 0.272-0.986) and those located in medium (OR: 0.438, 95% CI: 0.234-0.811) or low socioeconomic status (SES) districts (OR: 0.321, 95% CI: 0.159-0.649). CONCLUSIONS: Despite the climate of social alarm, the perceived impact of H1N1 influenza in most schools was moderate. In future potential threats, the educational level and the SES of the school should be considered, especially when measures requiring purchasing any product are recommended but not provided.</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SCHOOL HEALTH</text:p>
          </table:table-cell>
          <table:table-cell table:style-name="ce5" office:value-type="float" office:value="2016" calcext:value-type="float">
            <text:p>2016</text:p>
          </table:table-cell>
          <table:table-cell table:style-name="ce5" office:value-type="string" calcext:value-type="string">
            <text:p>Education &amp; Educational Research; Health Care Sciences &amp; Services; 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A deposição ambiental de vírus influenza de pacientes infectados com influenza A (H1N1) pdm09: Implicações para prevenção e controle de infecção </text:p>
          </table:table-cell>
          <table:table-cell office:value-type="string" calcext:value-type="string">
            <text:p>Em um estudo multicêntrico, prospectivo e observacional ao longo de duas temporadas de influenza, procuramos quantificar e correlacionar a quantidade de vírus recuperada das narinas de indivíduos infectados com aquela recuperada de seu ambiente imediato em ambientes comunitários e hospitalares. Registramos os sintomas de adultos e crianças com infecção A (H1N1) pdm09, coletamos swabs nasais e amostramos superfícies tocadas e ar ambiente. Quarenta e dois indivíduos infectados foram acompanhados. A duração média da eliminação do vírus foi de 6,2 dias por PCR (Polymerase Chain Reaction) e 4,2 dias por cultura. Swabs de superfície foram coletados em 39 ambientes; 16 (41%) locais dos sujeitos estavam contaminados com vírus. No geral, 33 dos 671 (4,9%) esfregaços de superfície foram PCR positivos para influenza, dos quais dois (0,3%) produziram vírus viáveis. No Dia 3 da doença, os indivíduos que produziram amostras de superfície positivas tiveram cargas virais nasais significativamente maiores (razão média geométrica 25,7; IC 95% 1,75, 376,0, p = 0,021) e uma correlação positiva (r = 0,47, p = 0,006) foi observada entre os indivíduos cargas virais nasais e cargas virais recuperadas das superfícies ao seu redor. O ar ambiente foi coletado na vizinhança de 12 indivíduos, e amostras positivas para PCR foram obtidas para cinco (42%) amostras. O vírus da gripe liberado por indivíduos infectados não contaminou de forma detectável a grande maioria das superfícies amostradas. Questionamos a importância relativa da transmissão por contato indireto da gripe via superfícies, embora nossos dados apóiem ​​a existência de super-propagadores por meio dessa rota. Os resultados da amostragem de ar aumentam a evidência acumulada que apóia o potencial de transmissão de núcleos de gotículas (aerossol) da gripe. (C) 2015 King Saud Bin Abdulaziz University for Health Sciences. Publicado pela Elsevier Limited. Todos os direitos reservados. </text:p>
          </table:table-cell>
          <table:table-cell table:style-name="ce5" office:value-type="string" calcext:value-type="string">
            <text:p>Killingley, B; Greatorex, J; Digard, P; Wise, H; Garcia, F; Varsani, H; Cauchemez, S; Enstone, JE; Hayward, A; Curran, MD; Read, RC; Lim, WS; Nicholson, KG; Nguyen-Van-Tam, JS</text:p>
          </table:table-cell>
          <table:table-cell table:style-name="ce5" office:value-type="string" calcext:value-type="string">
            <text:p>The environmental deposition of influenza virus from patients infected with influenza A(H1N1)pdm09: Implications for infection prevention and control</text:p>
          </table:table-cell>
          <table:table-cell table:style-name="ce5" office:value-type="string" calcext:value-type="string">
            <text:p>JOURNAL OF INFECTION AND PUBLIC HEALTH</text:p>
          </table:table-cell>
          <table:table-cell table:style-name="ce5" office:value-type="string" calcext:value-type="string">
            <text:p>Article; Proceedings Paper</text:p>
          </table:table-cell>
          <table:table-cell table:style-name="ce5" office:value-type="string" calcext:value-type="string">
            <text:p>Influenza; Environmental; Deposition; Infection; Control</text:p>
          </table:table-cell>
          <table:table-cell table:style-name="ce5" office:value-type="string" calcext:value-type="string">
            <text:p>In a multi-center, prospective, observational study over two influenza seasons, we sought to quantify and correlate the amount of virus recovered from the nares of infected subjects with that recovered from their immediate environment in community and hospital settings. We recorded the symptoms of adults and children with A(H1N1)pdm09 infection, took nasal swabs, and sampled touched surfaces and room air. Forty-two infected subjects were followed up. The mean duration of virus shedding was 6.2 days by PCR (Polymerase Chain Reaction) and 4.2 days by culture. Surface swabs were collected from 39 settings; 16 (41%) subject locations were contaminated with virus. Overall, 33 of the 671 (4.9%) surface swabs were PCR positive for influenza, of which two (0.3%) yielded viable virus. On illness Day 3, subjects yielding positive surface samples had significantly higher nasal viral loads (geometric mean ratio 25.7; 95% CI 1.75, 376.0, p= 0.021) and a positive correlation (r= 0.47, p = 0.006) was observed between subject nasal viral loads and viral loads recovered from the surfaces around them. Room air was sampled in the vicinity of 12 subjects, and PCR positive samples were obtained for five (42%) samples. Influenza virus shed by infected subjects did not detectably contaminate the vast majority of surfaces sampled. We question the relative importance of the indirect contact transmission of influenza via surfaces, though our data support the existence of super-spreaders via this route. The air sampling results add to the accumulating evidence that supports the potential for droplet nuclei (aerosol) transmission of influenza. (C) 2015 King Saud Bin Abdulaziz University for Health Sciences. Published by Elsevier Limited. All rights reserved.</text:p>
          </table:table-cell>
          <table:table-cell/>
          <table:table-cell table:style-name="ce5" office:value-type="string" calcext:value-type="string">
            <text:p>ELSEVIER SCIENCE LONDON</text:p>
          </table:table-cell>
          <table:table-cell table:style-name="ce5" office:value-type="string" calcext:value-type="string">
            <text:p>LONDON</text:p>
          </table:table-cell>
          <table:table-cell table:style-name="ce5" office:value-type="string" calcext:value-type="string">
            <text:p>J INFECT PUBLIC HEAL</text:p>
          </table:table-cell>
          <table:table-cell table:style-name="ce5" office:value-type="float" office:value="2016" calcext:value-type="float">
            <text:p>2016</text:p>
          </table:table-cell>
          <table:table-cell table:style-name="ce5" office:value-type="string" calcext:value-type="string">
            <text:p>Public, Environmental &amp; Occupational Health; Infectious Diseases</text:p>
          </table:table-cell>
          <table:table-cell table:style-name="ce5" office:value-type="string" calcext:value-type="string">
            <text:p>Bronze, Green Accept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Os impactos das decisões de intervenção simultânea na doença sobre os resultados da epidemia </text:p>
          </table:table-cell>
          <table:table-cell office:value-type="string" calcext:value-type="string">
            <text:p>Modelos matemáticos da interação entre a dinâmica da doença e a dinâmica do comportamento humano podem melhorar nossa compreensão de como as doenças se propagam quando os indivíduos adaptam seu comportamento em resposta a uma epidemia. Levar em conta os mecanismos comportamentais que determinam a absorção de intervenções de doenças infecciosas, como vacinação e intervenções não farmacêuticas (NPIs), pode alterar significativamente os resultados de saúde previstos em uma população. No entanto, a maioria das abordagens anteriores que modelam as interações entre o comportamento humano e a dinâmica da doença modelaram o comportamento dessas duas intervenções separadamente. Aqui, desenvolvemos e analisamos um modelo de rede baseado em agente para obter insights sobre como o comportamento em relação a ambas as intervenções interage de forma adaptativa com a dinâmica da doença (e, portanto, indiretamente, uma com a outra) durante o curso de uma única epidemia em que uma infecção por SIRV se espalha através de um contato rede. No modelo, os indivíduos decidem se vacinar e / ou praticar INP com base na prevalência de infecção percebida (local ou globalmente) e no que outros indivíduos da rede estão fazendo. Descobrimos que a introdução do comportamento NPI adaptativo reduz a absorção da vacina devido a feedbacks comportamentais e também diminui o tamanho final da epidemia. Quando as taxas de transmissão são baixas, os NPIs sozinhos são tão eficazes na redução do tamanho final da epidemia quanto os NPIs e a vacinação combinados. Além disso, os NPIs podem compensar os atrasos na disponibilidade da vacina, impedindo a disseminação precoce da doença, diminuindo o tamanho da epidemia significativamente em comparação com o caso em que o comportamento do NPI não se adapta para mitigar os surtos iniciais na prevalência da infecção. Também descobrimos que a inclusão do comportamento NPI adaptativo mitiga fortemente os feedbacks comportamentais da vacina que, de outra forma, resultariam em maior absorção da vacina com menor eficácia da vacina, conforme previsto pela maioria dos modelos anteriores, e os mesmos feedbacks fazem com que o tamanho final da epidemia permaneça aproximadamente constante em uma ampla faixa de valores para a eficácia da vacina. Finalmente, quando os indivíduos usam informações locais sobre o comportamento de outros e a prevalência de infecção, em vez de informações em nível de população, a infecção é controlada de forma mais eficiente por meio da vacinação em anel, e isso se reflete na evolução temporal das correlações de pares na rede. Este modelo mostra que levar em conta o comportamento adaptativo de NPI e o comportamento de vacinação adaptativa em relação aos efeitos sociais e prevalência de infecção pode resultar em previsões qualitativamente diferentes do que se apenas um tipo de comportamento adaptativo fosse modelado. (C) 2016 Elsevier Ltd. Todos os direitos reservados. </text:p>
          </table:table-cell>
          <table:table-cell table:style-name="ce5" office:value-type="string" calcext:value-type="string">
            <text:p>Andrews, MA; Bauch, CT</text:p>
          </table:table-cell>
          <table:table-cell table:style-name="ce5" office:value-type="string" calcext:value-type="string">
            <text:p>The impacts of simultaneous disease intervention decisions on epidemic outcomes</text:p>
          </table:table-cell>
          <table:table-cell table:style-name="ce5" office:value-type="string" calcext:value-type="string">
            <text:p>JOURNAL OF THEORETICAL BIOLOGY</text:p>
          </table:table-cell>
          <table:table-cell table:style-name="ce5" office:value-type="string" calcext:value-type="string">
            <text:p>Article</text:p>
          </table:table-cell>
          <table:table-cell table:style-name="ce5" office:value-type="string" calcext:value-type="string">
            <text:p>Epidemic modelling; Vaccinating behaviour; Nonpharmaceutical interventions; Adaptive networks; Econophysics</text:p>
          </table:table-cell>
          <table:table-cell table:style-name="ce5" office:value-type="string" calcext:value-type="string">
            <text:p>Mathematical models of the interplay between disease dynamics and human behavioural dynamics can improve our understanding of how diseases spread when individuals adapt their behaviour in response to an epidemic. Accounting for behavioural mechanisms that determine uptake of infectious disease interventions such as vaccination and non-pharmaceutical interventions (NPIs) can significantly alter predicted health outcomes in a population. However, most previous approaches that model interactions between human behaviour and disease dynamics have modelled behaviour of these two interventions separately. Here, we develop and analyze an agent based network model to gain insights into how behaviour toward both interventions interact adaptively with disease dynamics (and therefore, indirectly, with one another) during the course of a single epidemic where an SIRV infection spreads through a contact network. In the model, individuals decide to become vaccinated and/or practice NPIs based on perceived infection prevalence (locally or globally) and on what other individuals in the network are doing. We find that introducing adaptive NPI behaviour lowers vaccine uptake on account of behavioural feedbacks, and also decreases epidemic final size. When transmission rates are low, NPIs alone are as effective in reducing epidemic final size as NPIs and vaccination combined. Also, NPIs can compensate for delays in vaccine availability by hindering early disease spread, decreasing epidemic size significantly compared to the case where NPI behaviour does not adapt to mitigate early surges in infection prevalence. We also find that including adaptive NPI behaviour strongly mitigates the vaccine behavioural feedbacks that would otherwise result in higher vaccine uptake at lower vaccine efficacy as predicted by most previous models, and the same feedbacks cause epidemic final size to remain approximately constant across a broad range of values for vaccine efficacy. Finally, when individuals use local information about others' behaviour and infection prevalence, instead of population-level information, infection is controlled more efficiently through ring vaccination, and this is reflected in the time evolution of pair correlations on the network. This model shows that accounting for both adaptive NPI behaviour and adaptive vaccinating behaviour regarding social effects and infection prevalence can result in qualitatively different predictions than if only one type of adaptive behaviour is modelled. (C) 2016 Elsevier Ltd. All rights reserved.</text:p>
          </table:table-cell>
          <table:table-cell/>
          <table:table-cell table:style-name="ce5" office:value-type="string" calcext:value-type="string">
            <text:p>ACADEMIC PRESS LTD- ELSEVIER SCIENCE LTD</text:p>
          </table:table-cell>
          <table:table-cell table:style-name="ce5" office:value-type="string" calcext:value-type="string">
            <text:p>LONDON</text:p>
          </table:table-cell>
          <table:table-cell table:style-name="ce5" office:value-type="string" calcext:value-type="string">
            <text:p>J THEOR BIOL</text:p>
          </table:table-cell>
          <table:table-cell table:style-name="ce5" office:value-type="float" office:value="2016" calcext:value-type="float">
            <text:p>2016</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 protetor da lavagem das mãos e bons hábitos higiênicos contra a influenza sazonal Estudo de caso-controle </text:p>
          </table:table-cell>
          <table:table-cell office:value-type="string" calcext:value-type="string">
            <text:p>Estudos observacionais anteriores relataram efeitos protetores da lavagem das mãos na redução de infecções respiratórias superiores, pouco se sabe sobre as associações entre lavar as mãos e bons hábitos de higiene e infecção por influenza sazonal. Conduzimos um estudo de caso-controle para testar se o risco de transmissão da gripe está associado à autorrelato de lavagem das mãos e hábitos higiênicos não saudáveis ​​entre residentes na província de Fujian, sudeste da China. Os casos de influenza sazonal confirmados em laboratório foram incluídos consecutivamente no estudo como pacientes-caso (n = 100). Para cada caso, selecionamos 1 pessoa de controle pareada por idade e cidade de residência. Entrevista telefônica foi utilizada para coletar informações sobre lavagem das mãos e hábitos de higiene. As associações foram analisadas por meio de regressão logística condicional. Em comparação com a pontuação de lavagem das mãos mais pobre de 0 a 3, as razões de probabilidade de infecção por influenza diminuíram progressivamente de 0,26 para 0,029 conforme a pontuação de lavagem das mãos aumentou de 4 para o máximo de 9 (P &lt;0,001). Comparado com o pior escore de hábitos de higiene de 0 a 2, as razões de chance de infecção por influenza diminuíram de 0,10 para 0,015 com a melhora da pontuação de hábitos de higiene (P &lt;0,001). Os fatores de proteção independentes contra a infecção por influenza incluíram bons hábitos de higiene, maior pontuação de lavagem das mãos, fornecimento de sabonete ou limpador de mãos ao lado da bacia de lavagem das mãos e recebimento da vacina contra influenza. Lavar as mãos regularmente e bons hábitos de higiene foram associados a um risco reduzido de infecção por influenza. Esses achados apoiam a recomendação geral para intervenções não farmacêuticas contra a influenza. </text:p>
          </table:table-cell>
          <table:table-cell table:style-name="ce5" office:value-type="string" calcext:value-type="string">
            <text:p>Liu, MB; Ou, JM; Zhang, LJ; Shen, XN; Hong, RT; Ma, HL; Zhu, BP; Fontaine, RE</text:p>
          </table:table-cell>
          <table:table-cell table:style-name="ce5" office:value-type="string" calcext:value-type="string">
            <text:p>Protective Effect of Hand-Washing and Good Hygienic Habits Against Seasonal Influenza A Case-Control Study</text:p>
          </table:table-cell>
          <table:table-cell table:style-name="ce5" office:value-type="string" calcext:value-type="string">
            <text:p>MEDICINE</text:p>
          </table:table-cell>
          <table:table-cell table:style-name="ce5" office:value-type="string" calcext:value-type="string">
            <text:p>Article</text:p>
          </table:table-cell>
          <table:table-cell/>
          <table:table-cell table:style-name="ce5" office:value-type="string" calcext:value-type="string">
            <text:p>Previous observational studies have reported protective effects of hand-washing in reducing upper respiratory infections, little is known about the associations between hand-washing and good hygienic habits and seasonal influenza infection. We conducted a case-control study to test whether the risk of influenza transmission associated with self-reported hand-washing and unhealthy hygienic habits among residents in Fujian Province, southeastern China. Laboratory confirmed seasonal influenza cases were consecutively included in the study as case-patients (n = 100). For each case, we selected 1 control person matched for age and city of residence. Telephone interview was used to collect information on hand-washing and hygienic habits. The associations were analyzed using conditional logistic regression. Compared with the poorest hand-washing score of 0 to 3, odds ratios of influenza infection decreased progressively from 0.26 to 0.029 as hand-washing score increased from 4 to the maximum of 9 (P&lt; 0.001). Compared with the poorest hygienic habit score of 0 to 2, odds ratios of influenza infection decreased from 0.10 to 0.015 with improving score of hygienic habits (P&lt; 0.001). Independent protective factors against influenza infection included good hygienic habits, higher hand-washing score, providing soap or hand cleaner beside the hand-washing basin, and receiving influenza vaccine. Regular hand-washing and good hygienic habits were associated with a reduced risk of influenza infection. These findings support the general recommendation for nonpharmaceutical interventions against influenza.</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MEDICINE</text:p>
          </table:table-cell>
          <table:table-cell table:style-name="ce5" office:value-type="float" office:value="2016" calcext:value-type="float">
            <text:p>2016</text:p>
          </table:table-cell>
          <table:table-cell table:style-name="ce5" office:value-type="string" calcext:value-type="string">
            <text:p>General &amp; Internal Medicine</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table-cell office:value-type="string" calcext:value-type="string">
            <text:p>Ensaio controlado randomizado de cluster para examinar o uso de máscara médica como controle de origem para pessoas com doenças respiratórias </text:p>
          </table:table-cell>
          <table:table-cell office:value-type="string" calcext:value-type="string">
            <text:p>Justificativa: Máscaras médicas são comumente usadas por indivíduos doentes com doenças semelhantes à influenza (ILI) para prevenir a disseminação de infecções para outras pessoas, mas os dados de eficácia clínica estão ausentes. Objetivo: determinar se o uso de máscara médica por indivíduos doentes com ILI protege os contatos saudáveis ​​de infecções respiratórias relacionadas. Localização: 6 hospitais importantes em 2 distritos de Pequim, China. Desenho: Ensaio controlado randomizado de cluster. Participantes: 245 casos-índice com ILI. Intervenção: os casos-índice com ILI foram alocados aleatoriamente para máscara médica (n = 123) e braços de controle (n = 122). Uma vez que 43 casos-índice no braço de controle também usaram uma máscara durante o período de estudo, uma análise post hoc conforme tratada foi realizada comparando os resultados entre os membros da família de casos-índice que usaram uma máscara (grupo de máscara) com membros da família de casos-índice que não usou máscara (grupo sem máscara). Desfecho principal: os desfechos primários medidos em membros da família foram doença respiratória clínica, ILI e infecção respiratória viral confirmada por laboratório. Resultados: Em uma análise de intenção de tratar, as taxas de doenças respiratórias clínicas (risco relativo (RR) 0,61, IC 95% 0,18 a 2,13), ILI (RR 0,32, IC 95% 0,03 a 3,13) e infecções virais confirmadas em laboratório (RR 0,97, IC 95% 0,06 a 15,54) foram consistentemente menores no braço da máscara em comparação com o controle, embora não estatisticamente significativo. Uma comparação post hoc entre os grupos com máscara e sem máscara mostrou um efeito protetor contra doenças respiratórias clínicas, mas não contra ILI e infecções respiratórias virais confirmadas em laboratório. Conclusões: O estudo indica um benefício potencial das máscaras médicas para controle de origem, mas é limitado pelo pequeno tamanho da amostra e baixas taxas de ataque secundário. Estudos maiores são necessários para confirmar a eficácia das máscaras médicas como controle de origem. </text:p>
          </table:table-cell>
          <table:table-cell table:style-name="ce5" office:value-type="string" calcext:value-type="string">
            <text:p>MacIntyre, CR; Zhang, Y; Chughtai, AA; Seale, H; Zhang, DT; Chu, YH; Zhang, HY; Rahman, B; Wang, QY</text:p>
          </table:table-cell>
          <table:table-cell table:style-name="ce5" office:value-type="string" calcext:value-type="string">
            <text:p>Cluster randomised controlled trial to examine medical mask use as source control for people with respiratory illness</text:p>
          </table:table-cell>
          <table:table-cell table:style-name="ce5" office:value-type="string" calcext:value-type="string">
            <text:p>BMJ OPEN</text:p>
          </table:table-cell>
          <table:table-cell table:style-name="ce5" office:value-type="string" calcext:value-type="string">
            <text:p>Article</text:p>
          </table:table-cell>
          <table:table-cell/>
          <table:table-cell table:style-name="ce5" office:value-type="string" calcext:value-type="string">
            <text:p>Rationale: Medical masks are commonly used by sick individuals with influenza-like illness (ILI) to prevent spread of infections to others, but clinical efficacy data are absent. Objective: Determine whether medical mask use by sick individuals with ILI protects well contacts from related respiratory infections. Setting: 6 major hospitals in 2 districts of Beijing, China. Design: Cluster randomised controlled trial. Participants: 245 index cases with ILI. Intervention: Index cases with ILI were randomly allocated to medical mask (n=123) and control arms (n=122). Since 43 index cases in the control arm also used a mask during the study period, an as-treated post hoc analysis was performed by comparing outcomes among household members of index cases who used a mask (mask group) with household members of index cases who did not use a mask (no-mask group). Main outcome measure: Primary outcomes measured in household members were clinical respiratory illness, ILI and laboratory-confirmed viral respiratory infection. Results: In an intention-to-treat analysis, rates of clinical respiratory illness (relative risk (RR) 0.61, 95% CI 0.18 to 2.13), ILI (RR 0.32, 95% CI 0.03 to 3.13) and laboratory-confirmed viral infections (RR 0.97, 95% CI 0.06 to 15.54) were consistently lower in the mask arm compared with control, although not statistically significant. A post hoc comparison between the mask versus no-mask groups showed a protective effect against clinical respiratory illness, but not against ILI and laboratory-confirmed viral respiratory infections. Conclusions: The study indicates a potential benefit of medical masks for source control, but is limited by small sample size and low secondary attack rates. Larger trials are needed to confirm efficacy of medical masks as source control.</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 OPEN</text:p>
          </table:table-cell>
          <table:table-cell table:style-name="ce5" office:value-type="float" office:value="2016" calcext:value-type="float">
            <text:p>2016</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Efeitos de um programa de nutrição e exercícios na função física em idosos obesos sarcopênicos: protocolo de estudo para um ensaio clínico randomizado </text:p>
          </table:table-cell>
          <table:table-cell office:value-type="string" calcext:value-type="string">
            <text:p>Introdução: Com uma população que envelhece rapidamente, a obesidade sarcopênica, definida como diminuição da massa e função muscular combinada com aumento da gordura corporal, é um problema de saúde complexo. Embora a obesidade sarcopênica contribua para um declínio na função física e exacerbe a fragilidade em adultos mais velhos, faltam evidências de ensaios clínicos sobre o efeito do exercício e da nutrição nesta complexa síndrome em idosos chineses. Métodos e análise: Elaboramos um protocolo de estudo para um ensaio clínico randomizado simples-cego. A sarcopenia é descrita como um declínio da massa muscular relacionado à idade associado à baixa força muscular e / ou baixo desempenho físico. A obesidade é definida como uma porcentagem de gordura corporal acima do percentil 60. Noventa e dois participantes elegíveis serão designados aleatoriamente a um grupo de controle, grupo de nutrição, grupo de exercício e grupo de nutrição mais exercício para receber uma intervenção de 8 semanas e 12 semanas de acompanhamento. Os resultados principais serão a mudança nas pontuações da bateria de desempenho físico curto, força de preensão e velocidade de marcha usual de 6 m. Os resultados secundários incluirão escores de atividades básicas de vida diária, escores de atividade instrumental de vida diária, composição corporal e índices antropométricos corporais. Para todas as análises principais, o princípio da intenção de tratar será usado. Ética e divulgação: Este estudo foi aprovado pelo comitê de ética médica do Hospital Zhejiang em 25 de novembro de 2015. O estudo apresentará dados direcionados aos efeitos clínicos da nutrição e dos exercícios sobre a função física e a composição corporal em uma população chinesa idosa com obesidade sarcopênica. Os resultados ajudarão a fornecer evidências clínicas importantes do papel de intervenções não farmacêuticas complexas para idosos obesos sarcopênicos. As descobertas deste estudo serão submetidas a revistas médicas revisadas por pares para publicação e apresentadas em conferências acadêmicas relevantes. </text:p>
          </table:table-cell>
          <table:table-cell table:style-name="ce5" office:value-type="string" calcext:value-type="string">
            <text:p>Shen, SS; Chu, JJ; Cheng, L; Zeng, XK; He, T; Xu, LY; Li, JR; Chen, XJ</text:p>
          </table:table-cell>
          <table:table-cell table:style-name="ce5" office:value-type="string" calcext:value-type="string">
            <text:p>Effects of a nutrition plus exercise programme on physical function in sarcopenic obese elderly people: study protocol for a randomised controlled trial</text:p>
          </table:table-cell>
          <table:table-cell table:style-name="ce5" office:value-type="string" calcext:value-type="string">
            <text:p>BMJ OPEN</text:p>
          </table:table-cell>
          <table:table-cell table:style-name="ce5" office:value-type="string" calcext:value-type="string">
            <text:p>Article</text:p>
          </table:table-cell>
          <table:table-cell/>
          <table:table-cell table:style-name="ce5" office:value-type="string" calcext:value-type="string">
            <text:p>Introduction: With a rapidly ageing population, sarcopenic obesity, defined as decreased muscle mass and function combined with increased body fat, is a complex health problem. Although sarcopenic obesity contributes to a decline in physical function and exacerbates frailty in older adults, evidence from clinical trials about the effect of exercise and nutrition on this complex syndrome in Chinese older adults is lacking. Methods and analysis: We devised a study protocol for a single-blind randomised controlled trial. Sarcopenia is described as age-related decline in muscle mass plus low muscle strength and/or low physical performance. Obesity is defined as a percentage of body fat above the 60th centile. Ninety-two eligible participants will be randomly assigned to a control group, nutrition group, exercise group and nutrition plus exercise group to receive an 8-week intervention and 12-week follow-up. The primary outcomes will be the change in short physical performance battery scores, grip strength and 6 m usual gait speed. The secondary outcomes will include basic activities of daily living scores, instrumental activity daily living scores, body composition and body anthropometric indexes. For all main analyses, the principle of intention-to-treat will be used. Ethics and dissemination: This study was approved by the medical ethics committee of Zhejiang Hospital on 25 November 2015. The study will present data targeting the clinical effects of nutrition and exercise on physical function and body composition in a Chinese older population with sarcopenic obesity. The results will help to provide important clinical evidence of the role of complex non-pharmaceutical interventions for sarcopenic obese older people. The findings of this study will be submitted to peer-reviewed medical journals for publication and presented at relevant academic conferences.</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BMJ OPEN</text:p>
          </table:table-cell>
          <table:table-cell table:style-name="ce5" office:value-type="float" office:value="2016" calcext:value-type="float">
            <text:p>2016</text:p>
          </table:table-cell>
          <table:table-cell table:style-name="ce5" office:value-type="string" calcext:value-type="string">
            <text:p>General &amp; Internal Medicine</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 integrador da arte e da musicoterapia na depressão em adolescentes </text:p>
          </table:table-cell>
          <table:table-cell office:value-type="string" calcext:value-type="string">
            <text:p>O presente artigo relata uma investigação sobre o efeito integrador da arte e da musicoterapia para melhorar a depressão em adolescentes. Devido aos potenciais efeitos colaterais de uma variedade de medicamentos antidepressivos em clientes, especialmente crianças e adolescentes, muita atenção tem sido dada aos efeitos positivos das intervenções não farmacêuticas para reduzir os sintomas da depressão. Um ensaio clínico controlado foi realizado com uma amostra de 24 adolescentes deprimidos. O Inventário de Depressão de Beck (BDI) e o Inventário de Depressão Infantil (CDI) foram adotados para fins de seleção e avaliação. Os adolescentes foram divididos aleatoriamente em dois grupos, ou seja, controle (n = 12) que não recebeu nenhuma intervenção no curso do estudo e música e terapia artística (n = 12) que recebeu sete sessões de arte e musicoterapia de 2 horas. A arte-terapia foi realizada por meio de tarefas de pintura. As sessões de musicoterapia foram realizadas simultaneamente à arteterapia. Os sujeitos foram expostos a três temas musicais, ou seja, estimulante, triste e fortalecedor. Os resultados revelaram que a integração da arte e da musicoterapia pode diminuir significativamente a depressão em adolescentes. </text:p>
          </table:table-cell>
          <table:table-cell table:style-name="ce5" office:value-type="string" calcext:value-type="string">
            <text:p>Rahmani, M; Saeed, BB; Aghili, M</text:p>
          </table:table-cell>
          <table:table-cell table:style-name="ce5" office:value-type="string" calcext:value-type="string">
            <text:p>Integrating effect of art and music therapy on depression in adolescents</text:p>
          </table:table-cell>
          <table:table-cell table:style-name="ce5" office:value-type="string" calcext:value-type="string">
            <text:p>JOURNAL OF EDUCATIONAL SCIENCES &amp; PSYCHOLOGY</text:p>
          </table:table-cell>
          <table:table-cell table:style-name="ce5" office:value-type="string" calcext:value-type="string">
            <text:p>Article</text:p>
          </table:table-cell>
          <table:table-cell table:style-name="ce5" office:value-type="string" calcext:value-type="string">
            <text:p>adolescents; art therapy; depression; music therapy</text:p>
          </table:table-cell>
          <table:table-cell table:style-name="ce5" office:value-type="string" calcext:value-type="string">
            <text:p>The present paper reports an investigation on integrating effect of art and music therapy in order to ameliorate depression in adolescents. Due to potential side effects of variety of anti-depressant medications on clients, especially children and adolescent, a great deal of attention has been paid to positive effects of non-pharmaceutical interventions to reduce symptoms of depression. A controlled clinical trial was performed with a sample of 24 depressed adolescents. The Beck Depression Inventory (BDI) and the Children's Depression Inventory (CDI) were adopted for selection and assessment purposes. The adolescents were randomly assigned to two groups, i.e. control (n = 12) who received no intervention in the course of the study and music and art therapy (n = 12) who received seven 2-h sessions of art and music therapy. Art-therapy was performed by using painting tasks. Music therapy sessions were performed simultaneously with art therapy. The subjects were exposed to three music themes, i.e. exhilarating, sad, and strengthening. The results revealed that integrating art and music therapy could significantly decrease depression in the adolescents.</text:p>
          </table:table-cell>
          <table:table-cell/>
          <table:table-cell table:style-name="ce5" office:value-type="string" calcext:value-type="string">
            <text:p>PETROLEUM-GAS UNIV PLOIESTI</text:p>
          </table:table-cell>
          <table:table-cell table:style-name="ce5" office:value-type="string" calcext:value-type="string">
            <text:p>PLOIESTI</text:p>
          </table:table-cell>
          <table:table-cell table:style-name="ce5" office:value-type="string" calcext:value-type="string">
            <text:p>J EDUC SCI PSYCHOL</text:p>
          </table:table-cell>
          <table:table-cell table:style-name="ce5" office:value-type="float" office:value="2016" calcext:value-type="float">
            <text:p>2016</text:p>
          </table:table-cell>
          <table:table-cell table:style-name="ce5" office:value-type="string" calcext:value-type="string">
            <text:p>Education &amp; Educational Research</text:p>
          </table:table-cell>
          <table:table-cell table:style-name="ce5" office:value-type="string" calcext:value-type="string">
            <text:p>DOAJ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ficácia das intervenções de higiene das mãos na redução da ausência de doença entre crianças em ambientes educacionais: uma revisão sistemática e meta-análise </text:p>
          </table:table-cell>
          <table:table-cell office:value-type="string" calcext:value-type="string">
            <text:p>Objetivo Realizar uma revisão sistemática e meta-análise para estabelecer a eficácia da lavagem das mãos na redução da ausência e / ou disseminação do trato respiratório (TR) e / ou infecção gastrointestinal (GI) entre crianças em idade escolar e / ou funcionários em ambientes educacionais. Projeto de ensaios clínicos randomizados (RCTs). Configuração de escolas e outros ambientes com um componente educacional formal em qualquer país. Pacientes Crianças de 3 a 11 anos e / ou equipe que trabalha com eles. Intervenções de intervenção com um componente de higiene das mãos. Principais medidas de desfecho Incidência de infecções por RT ou GI ou sintomas relacionados a tais infecções; absentismo; resultados laboratoriais de infecções por RT e / ou GI. Resultados Dezoito ECRs de cluster foram identificados; 13 com base na escola, 5 em creches ou pré-escolas. Os estudos eram heterogêneos e tinham problemas de qualidade significativos, incluindo pequeno número de grupos e participantes e randomização inadequada. Os resultados de estudos individuais sugerem que as intervenções podem reduzir a ausência das crianças, a incidência e os sintomas de infecção por RT e doenças semelhantes à influenza confirmadas em laboratório. A evidência do impacto na infecção GI ou sintomas foi ambígua. Conclusões Os estudos geralmente não são bem executados ou relatados. Apesar de atualizar as revisões sistemáticas existentes e identificar novos estudos, as evidências do efeito das intervenções de higiene das mãos sobre a incidência de infecção em ambientes educacionais são geralmente equívocas, mas podem diminuir a infecção por RT entre crianças. Esses resultados atualizam e aumentam o conhecimento sobre esta questão crucial de saúde pública em ambientes-chave com uma população vulnerável. São necessários RCTs de cluster mais robustos e bem relatados que aprendem com os estudos existentes. </text:p>
          </table:table-cell>
          <table:table-cell table:style-name="ce5" office:value-type="string" calcext:value-type="string">
            <text:p>Willmott, M; Nicholson, A; Busse, H; MacArthur, GJ; Brookes, S; Campbell, R</text:p>
          </table:table-cell>
          <table:table-cell table:style-name="ce5" office:value-type="string" calcext:value-type="string">
            <text:p>Effectiveness of hand hygiene interventions in reducing illness absence among children in educational settings: a systematic review and meta-analysis</text:p>
          </table:table-cell>
          <table:table-cell table:style-name="ce5" office:value-type="string" calcext:value-type="string">
            <text:p>ARCHIVES OF DISEASE IN CHILDHOOD</text:p>
          </table:table-cell>
          <table:table-cell table:style-name="ce5" office:value-type="string" calcext:value-type="string">
            <text:p>Article</text:p>
          </table:table-cell>
          <table:table-cell/>
          <table:table-cell table:style-name="ce5" office:value-type="string" calcext:value-type="string">
            <text:p>Objective To undertake a systematic review and metaanalysis to establish the effectiveness of handwashing in reducing absence and/or the spread of respiratory tract (RT) and/or gastrointestinal (GI) infection among schoolaged children and/or staff in educational settings. Design Randomised-controlled trials (RCTs). Setting Schools and other settings with a formal educational component in any country. Patients Children aged 3-11 years, and/or staff working with them. Intervention Interventions with a hand hygiene component. Main outcome measures Incidence of RT or GI infections or symptoms related to such infections; absenteeism; laboratory results of RT and/or GI infections. Results Eighteen cluster RCTs were identified; 13 school-based, 5 in child day care facilities or preschools. Studies were heterogeneous and had significant quality issues including small numbers of clusters and participants and inadequate randomisation. Individual study results suggest interventions may reduce children's absence, RT infection incidence and symptoms, and laboratory confirmed influenza-like illness. Evidence of impact on GI infection or symptoms was equivocal. Conclusions Studies are generally not well executed or reported. Despite updating existing systematic reviews and identifying new studies, evidence of the effect of hand hygiene interventions on infection incidence in educational settings is mostly equivocal but they may decrease RT infection among children. These results update and add to knowledge about this crucial public health issue in key settings with a vulnerable population. More robust, well reported cluster RCTs which learn from existing studies, are required.</text:p>
          </table:table-cell>
          <table:table-cell/>
          <table:table-cell table:style-name="ce5" office:value-type="string" calcext:value-type="string">
            <text:p>BMJ PUBLISHING GROUP</text:p>
          </table:table-cell>
          <table:table-cell table:style-name="ce5" office:value-type="string" calcext:value-type="string">
            <text:p>LONDON</text:p>
          </table:table-cell>
          <table:table-cell table:style-name="ce5" office:value-type="string" calcext:value-type="string">
            <text:p>ARCH DIS CHILD</text:p>
          </table:table-cell>
          <table:table-cell table:style-name="ce5" office:value-type="float" office:value="2016" calcext:value-type="float">
            <text:p>2016</text:p>
          </table:table-cell>
          <table:table-cell table:style-name="ce5" office:value-type="string" calcext:value-type="string">
            <text:p>Pediatrics</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nálise abrangente baseada em modelos de políticas de fechamento de escolas para mitigar epidemias de influenza e pandemias </text:p>
          </table:table-cell>
          <table:table-cell office:value-type="string" calcext:value-type="string">
            <text:p>Políticas de fechamento de escolas estão entre as medidas não farmacêuticas levadas em consideração para mitigar a propagação de epidemias de influenza e pandemias. No entanto, uma revisão sistemática da eficácia das políticas alternativas de fechamento ainda não foi feita. Aqui, realizamos uma análise baseada em modelo de quatro tipos de fechamento de escolas, desde o fechamento nacional de todas as escolas ao mesmo tempo até o fechamento gradual reativo, começando aula por aula, em seguida, notas e finalmente a escola inteira. Consideramos políticas baseadas em fatores viáveis ​​de monitorar, como absenteísmo escolar e sistema nacional de vigilância de ILI. Descobrimos que, sob restrições específicas no número médio de semanas perdidas por aluno, o fechamento reativo escola por escola, gradual e em todo o condado dá resultados comparáveis ​​em termos de redução da taxa de ataque de infecção ideal, redução de incidência de pico ou atraso de pico. Implementações ideais geralmente requerem fechamentos curtos de uma semana cada; esta duração é longa o suficiente para quebrar a cadeia de transmissão sem levar a períodos desnecessariamente longos de interrupção das aulas. Além disso, descobrimos que os encerramentos graduais e de condado podem ser ligeiramente mais facilmente aplicáveis ​​na prática, pois são menos sensíveis ao valor do limiar de excesso de absentismo que desencadeia o início da intervenção. Essas descobertas sugerem que os formuladores de políticas poderiam considerar as políticas de fechamento de escolas de forma mais difusa como estratégia de resposta a epidemias e pandemias de influenza, e o fato de que alguns países já têm alguma experiência de fechamentos graduais ou regionais para surtos de influenza sazonal demonstra que os desafios logísticos e de viabilidade do fechamento de escolas estratégias podem ser superadas em certa medida. </text:p>
          </table:table-cell>
          <table:table-cell table:style-name="ce5" office:value-type="string" calcext:value-type="string">
            <text:p>Fumanellil, L; Ajelli, M; Merler, S; Ferguson, NM; Cauchemez, S</text:p>
          </table:table-cell>
          <table:table-cell table:style-name="ce5" office:value-type="string" calcext:value-type="string">
            <text:p>Model-Based Comprehensive Analysis of School Closure Policies for Mitigating Influenza Epidemics and Pandemics</text:p>
          </table:table-cell>
          <table:table-cell table:style-name="ce5" office:value-type="string" calcext:value-type="string">
            <text:p>PLOS COMPUTATIONAL BIOLOGY</text:p>
          </table:table-cell>
          <table:table-cell table:style-name="ce5" office:value-type="string" calcext:value-type="string">
            <text:p>Article</text:p>
          </table:table-cell>
          <table:table-cell/>
          <table:table-cell table:style-name="ce5" office:value-type="string" calcext:value-type="string">
            <text:p>School closure policies are among the non-pharmaceutical measures taken into consideration to mitigate influenza epidemics and pandemics spread. However, a systematic review of the effectiveness of alternative closure policies has yet to emerge. Here we perform a model-based analysis of four types of school closure, ranging from the nationwide closure of all schools at the same time to reactive gradual closure, starting from class-by-class, then grades and finally the whole school. We consider policies based on triggers that are feasible to monitor, such as school absenteeism and national ILI surveillance system. We found that, under specific constraints on the average number of weeks lost per student, reactive school-by-school, gradual, and county-wide closure give comparable outcomes in terms of optimal infection attack rate reduction, peak incidence reduction or peak delay. Optimal implementations generally require short closures of one week each; this duration is long enough to break the transmission chain without leading to unnecessarily long periods of class interruption. Moreover, we found that gradual and county closures may be slightly more easily applicable in practice as they are less sensitive to the value of the excess absenteeism threshold triggering the start of the intervention. These findings suggest that policy makers could consider school closure policies more diffusely as response strategy to influenza epidemics and pandemics, and the fact that some countries already have some experience of gradual or regional closures for seasonal influenza outbreaks demonstrates that logistic and feasibility challenges of school closure strategies can be to some extent overcome.</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COMPUT BIOL</text:p>
          </table:table-cell>
          <table:table-cell table:style-name="ce5" office:value-type="float" office:value="2016" calcext:value-type="float">
            <text:p>2016</text:p>
          </table:table-cell>
          <table:table-cell table:style-name="ce5" office:value-type="string" calcext:value-type="string">
            <text:p>Biochemistry &amp; Molecular Biology; Mathematical &amp; Computational Biology</text:p>
          </table:table-cell>
          <table:table-cell table:style-name="ce5" office:value-type="string" calcext:value-type="string">
            <text:p>DOAJ Gold, Green Published</text:p>
          </table:table-cell>
          <table:table-cell/>
          <table:table-cell office:value-type="string" calcext:value-type="string">
            <text:p>e4</text:p>
          </table:table-cell>
          <table:table-cell table:number-columns-repeated="47"/>
        </table:table-row>
        <table:table-row table:style-name="ro1" table:visibility="filter">
          <table:table-cell office:value-type="string" calcext:value-type="string">
            <text:p>Mediu o comportamento de evitação voluntária durante a epidemia de A / H1N1 de 2009 </text:p>
          </table:table-cell>
          <table:table-cell office:value-type="string" calcext:value-type="string">
            <text:p>O gerenciamento de doenças infecciosas está entre os principais desafios da política de saúde pública. Os contatos interpessoais desempenham um papel crítico na transmissão de doenças infecciosas, e avanços recentes na teoria epidemiológica sugerem um papel central para o comportamento humano adaptativo com relação à mudança dos padrões de contato. No entanto, os estudos teóricos não podem responder à seguinte questão: as respostas individuais às doenças são de magnitude suficiente para moldar a dinâmica epidemiológica e o risco de doenças infecciosas? Fornecemos evidências empíricas de que os americanos reduziram voluntariamente o tempo gasto em locais públicos durante a gripe suína A / H1N1 de 2009 e que essas mudanças comportamentais foram de magnitude capaz de reduzir o número total de casos. Simulamos 10 anos de epidemias (2003-2012) com base em padrões de mistura derivados de dados individuais de uso do tempo para mostrar que os padrões de mistura em 2009 geram o menor número de infecções totais em relação a se a epidemia tivesse ocorrido em qualquer um dos outros nove anos. A Organização Mundial da Saúde e outros órgãos de saúde pública enfatizaram um papel importante para o 'distanciamento' ou intervenções não farmacêuticas. Nossos resultados empíricos sugerem que a negligência para o comportamento de evitação voluntária em modelos de epidemia pode superestimar os benefícios de saúde pública das políticas públicas de distanciamento social. </text:p>
          </table:table-cell>
          <table:table-cell table:style-name="ce5" office:value-type="string" calcext:value-type="string">
            <text:p>Bayham, J; Kuminoff, NV; Gunn, Q; Fenichel, EP</text:p>
          </table:table-cell>
          <table:table-cell table:style-name="ce5" office:value-type="string" calcext:value-type="string">
            <text:p>Measured voluntary avoidance behaviour during the 2009 A/H1N1 epidemic</text:p>
          </table:table-cell>
          <table:table-cell table:style-name="ce5" office:value-type="string" calcext:value-type="string">
            <text:p>PROCEEDINGS OF THE ROYAL SOCIETY B-BIOLOGICAL SCIENCES</text:p>
          </table:table-cell>
          <table:table-cell table:style-name="ce5" office:value-type="string" calcext:value-type="string">
            <text:p>Article</text:p>
          </table:table-cell>
          <table:table-cell table:style-name="ce5" office:value-type="string" calcext:value-type="string">
            <text:p>avoidance behaviour; A/H1N1; social distancing</text:p>
          </table:table-cell>
          <table:table-cell table:style-name="ce5" office:value-type="string" calcext:value-type="string">
            <text:p>Managing infectious disease is among the foremost challenges for public health policy. Interpersonal contacts play a critical role in infectious disease transmission, and recent advances in epidemiological theory suggest a central role for adaptive human behaviour with respect to changing contact patterns. However, theoretical studies cannot answer the following question: are individual responses to disease of sufficient magnitude to shape epidemiological dynamics and infectious disease risk? We provide empirical evidence that Americans voluntarily reduced their time spent in public places during the 2009 A/H1N1 swine flu, and that these behavioural shifts were of a magnitude capable of reducing the total number of cases. We simulate 10 years of epidemics (2003-2012) based on mixing patterns derived from individual time-use data to show that the mixing patterns in 2009 yield the lowest number of total infections relative to if the epidemic had occurred in any of the other nine years. The World Health Organization and other public health bodies have emphasized an important role for 'distancing' or non-pharmaceutical interventions. Our empirical results suggest that neglect for voluntary avoidance behaviour in epidemic models may overestimate the public health benefits of public social distancing policies.</text:p>
          </table:table-cell>
          <table:table-cell/>
          <table:table-cell table:style-name="ce5" office:value-type="string" calcext:value-type="string">
            <text:p>ROYAL SOC</text:p>
          </table:table-cell>
          <table:table-cell table:style-name="ce5" office:value-type="string" calcext:value-type="string">
            <text:p>LONDON</text:p>
          </table:table-cell>
          <table:table-cell table:style-name="ce5" office:value-type="string" calcext:value-type="string">
            <text:p>P ROY SOC B-BIOL SCI</text:p>
          </table:table-cell>
          <table:table-cell table:style-name="ce5" office:value-type="float" office:value="2015" calcext:value-type="float">
            <text:p>2015</text:p>
          </table:table-cell>
          <table:table-cell table:style-name="ce5" office:value-type="string" calcext:value-type="string">
            <text:p>Life Sciences &amp; Biomedicine - Other Topics; Environmental Sciences &amp; Ecology; Evolutionary Biology</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Derramamento e infecção do vírus da influenza A em famílias </text:p>
          </table:table-cell>
          <table:table-cell office:value-type="string" calcext:value-type="string">
            <text:p>Fundo. A eliminação viral costuma ser considerada uma correlação com a infecciosidade da influenza, mas a evidência disso é limitada. Métodos. Em um estudo detalhado da transmissão do vírus da gripe dentro das famílias em 2008-2012, os pacientes do caso índice com influenza confirmada foram identificados em ambulatórios e coletamos amostras de esfregaço de nariz e garganta para teste por reação em cadeia da polimerase de transcrição reversa de todos os membros da família, independentemente de doença. Usamos modelos de risco baseados em indivíduos para caracterizar a relação entre a carga viral (V) e a infectividade. Resultados. Assumindo que a infecciosidade era proporcional à carga viral, V deu o pior ajuste, porque superestimou fortemente a proporção de transmissão que ocorre no início dos sintomas. Modelos alternativos assumindo que a infecciosidade era proporcional a várias funções de V forneceram melhores ajustes, embora todos tenham superestimado a proporção de transmissão ocorrendo&gt; 3 dias após o início dos sintomas. O modelo de melhor ajuste assumiu que a infectividade era proporcional à V-gama, com estimativas de gama = 0,136 e gama = 0,156 para influenza sazonal A (H1N1) e A (H3N2), respectivamente. Conclusões. Todos os modelos que consideramos que usavam cargas virais para aproximar a infectividade de um caso explicaram de forma imperfeita o momento das infecções secundárias de influenza em domicílios. A identificação de correlatos mais precisos de infectividade será importante para informar as políticas de controle e modelagem de doenças. </text:p>
          </table:table-cell>
          <table:table-cell table:style-name="ce5" office:value-type="string" calcext:value-type="string">
            <text:p>Tsang, TK; Cowling, BJ; Fang, VJ; Chan, KH; Ip, DKM; Leung, GM; Peiris, JSM; Cauchemez, S</text:p>
          </table:table-cell>
          <table:table-cell table:style-name="ce5" office:value-type="string" calcext:value-type="string">
            <text:p>Influenza A Virus Shedding and Infectivity in Households</text:p>
          </table:table-cell>
          <table:table-cell table:style-name="ce5" office:value-type="string" calcext:value-type="string">
            <text:p>JOURNAL OF INFECTIOUS DISEASES</text:p>
          </table:table-cell>
          <table:table-cell table:style-name="ce5" office:value-type="string" calcext:value-type="string">
            <text:p>Article</text:p>
          </table:table-cell>
          <table:table-cell table:style-name="ce5" office:value-type="string" calcext:value-type="string">
            <text:p>influenza; infectiousness; public health; isolation</text:p>
          </table:table-cell>
          <table:table-cell table:style-name="ce5" office:value-type="string" calcext:value-type="string">
            <text:p>Background. Viral shedding is often considered to correlate with the infectivity of influenza, but the evidence for this is limited. Methods. In a detailed study of influenza virus transmission within households in 2008-2012, index case patients with confirmed influenza were identified in outpatient clinics, and we collected nose and throat swab specimens for testing by reverse-transcription polymerase chain reaction from all household members regardless of illness. We used individual-based hazard models to characterize the relationship between viral load (V) and infectivity. Results. Assuming that infectivity was proportional to viral load V gave the worst fit, because it strongly overestimated the proportion of transmission occurring at symptom onset. Alternative models assuming that infectivity was proportional to a various functions of V provided better fits, although they all overestimated the proportion of transmission occurring &gt; 3 days after symptom onset. The best fitting model assumed that infectivity was proportion to V-gamma, with estimates of gamma = 0.136 and gamma = 0.156 for seasonal influenza A(H1N1) and A(H3N2) respectively. Conclusions. All the models we considered that used viral loads to approximate infectivity of a case imperfectly explained the timing of influenza secondary infections in households. Identification of more accurate correlates of infectivity will be important to inform control policies and disease modeling.</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J INFECT DIS</text:p>
          </table:table-cell>
          <table:table-cell table:style-name="ce5" office:value-type="float" office:value="2015" calcext:value-type="float">
            <text:p>2015</text:p>
          </table:table-cell>
          <table:table-cell table:style-name="ce5" office:value-type="string" calcext:value-type="string">
            <text:p>Immunology; Infectious Diseases; Microbiology</text:p>
          </table:table-cell>
          <table:table-cell table:style-name="ce5" office:value-type="string" calcext:value-type="string">
            <text:p>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Teoria da motivação de proteção e comportamento de distanciamento social em resposta a uma simulação de epidemia de doenças infecciosas </text:p>
          </table:table-cell>
          <table:table-cell office:value-type="string" calcext:value-type="string">
            <text:p>As epidemias de doenças respiratórias infecciosas continuam a ser um dos riscos mais graves para a saúde da população. Intervenções não farmacêuticas (por exemplo, lavar as mãos ou usar máscaras faciais) podem ter um impacto significativo no curso de uma epidemia de doenças infecciosas. O presente estudo investigou se a teoria da motivação de proteção (PMT) é uma estrutura útil para a compreensão do comportamento de distanciamento social (ou seja, a tendência de reduzir os contatos sociais) em resposta a uma epidemia de doença infecciosa simulada. Havia 230 participantes (109 homens, 121 mulheres, idade média de 32,4 anos) da população em geral que completaram as medidas de autorrelato avaliando os componentes da PMT. Além disso, os participantes completaram um jogo de computador que simulou uma epidemia de doenças infecciosas a fim de fornecer uma medida do comportamento de distanciamento social. As análises de regressão revelaram que nenhuma das variáveis ​​PMT foram preditores significativos de comportamento de distanciamento social durante a tarefa de simulação. No entanto, medo (beta = .218, p &lt;.001), eficácia de resposta (beta = .175, p &lt;.01) e autoeficácia (beta = .251, p &lt;.001) foram todos preditores significativos de intenção de envolver-se em comportamentos de distanciamento social. No geral, as variáveis ​​PMT (e fatores demográficos) explicam 21,2% da variância na intenção. Os resultados demonstraram que a PMT foi uma estrutura útil para compreender a intenção de se envolver em comportamento de distanciamento social, mas não o comportamento real durante a epidemia simulada. Esses achados podem refletir uma lacuna intenção-comportamento em relação ao comportamento de distanciamento social. </text:p>
          </table:table-cell>
          <table:table-cell table:style-name="ce5" office:value-type="string" calcext:value-type="string">
            <text:p>Williams, L; Rasmussen, S; Kleczkowski, A; Maharaj, S; Cairns, N</text:p>
          </table:table-cell>
          <table:table-cell table:style-name="ce5" office:value-type="string" calcext:value-type="string">
            <text:p>Protection motivation theory and social distancing behaviour in response to a simulated infectious disease epidemic</text:p>
          </table:table-cell>
          <table:table-cell table:style-name="ce5" office:value-type="string" calcext:value-type="string">
            <text:p>PSYCHOLOGY HEALTH &amp; MEDICINE</text:p>
          </table:table-cell>
          <table:table-cell table:style-name="ce5" office:value-type="string" calcext:value-type="string">
            <text:p>Article</text:p>
          </table:table-cell>
          <table:table-cell table:style-name="ce5" office:value-type="string" calcext:value-type="string">
            <text:p>infectious disease; social distancing; protection motivation</text:p>
          </table:table-cell>
          <table:table-cell table:style-name="ce5" office:value-type="string" calcext:value-type="string">
            <text:p>Epidemics of respiratory infectious disease remain one of the most serious health risks facing the population. Non-pharmaceutical interventions (e.g. hand-washing or wearing face masks) can have a significant impact on the course of an infectious disease epidemic. The current study investigated whether protection motivation theory (PMT) is a useful framework for understanding social distancing behaviour (i.e. the tendency to reduce social contacts) in response to a simulated infectious disease epidemic. There were 230 participants (109 males, 121 females, mean age 32.4years) from the general population who completed self-report measures assessing the components of PMT. In addition, participants completed a computer game which simulated an infectious disease epidemic in order to provide a measure of social distancing behaviour. The regression analyses revealed that none of the PMT variables were significant predictors of social distancing behaviour during the simulation task. However, fear (beta=.218, p&lt;.001), response efficacy (beta=.175, p&lt;.01) and self-efficacy (beta=.251, p&lt;.001) were all significant predictors of intention to engage in social distancing behaviour. Overall, the PMT variables (and demographic factors) explain 21.2% of the variance in intention. The findings demonstrated that PMT was a useful framework for understanding intention to engage in social distancing behaviour, but not actual behaviour during the simulated epidemic. These findings may reflect an intention-behaviour gap in relation to social distancing behaviour.</text:p>
          </table:table-cell>
          <table:table-cell/>
          <table:table-cell table:style-name="ce5" office:value-type="string" calcext:value-type="string">
            <text:p>ROUTLEDGE JOURNALS, TAYLOR &amp; FRANCIS LTD</text:p>
          </table:table-cell>
          <table:table-cell table:style-name="ce5" office:value-type="string" calcext:value-type="string">
            <text:p>ABINGDON</text:p>
          </table:table-cell>
          <table:table-cell table:style-name="ce5" office:value-type="string" calcext:value-type="string">
            <text:p>PSYCHOL HEALTH MED</text:p>
          </table:table-cell>
          <table:table-cell table:style-name="ce5" office:value-type="float" office:value="2015" calcext:value-type="float">
            <text:p>2015</text:p>
          </table:table-cell>
          <table:table-cell table:style-name="ce5" office:value-type="string" calcext:value-type="string">
            <text:p>Public, Environmental &amp; Occupational Health</text:p>
          </table:table-cell>
          <table:table-cell table:style-name="ce5" office:value-type="string" calcext:value-type="string">
            <text:p>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nálise da transmissão da influenza nas famílias de alunos do ensino fundamental e médio durante a temporada de influenza de 2012-13 em Odate, Japão </text:p>
          </table:table-cell>
          <table:table-cell office:value-type="string" calcext:value-type="string">
            <text:p>Antecedentes: As famílias são um dos principais cenários de transmissão da gripe na comunidade e a transmissão é frequentemente iniciada por crianças em idade escolar. Nós pesquisamos famílias com crianças do ensino fundamental (PS) e / ou do ensino médio (JH) para a temporada de influenza de 2012-13 em Odate, Japão, e caracterizamos a epidemiologia da transmissão familiar da influenza, bem como estimamos os intervalos seriados. Métodos: Entregamos uma pesquisa por questionário de autorrelato a famílias com crianças em idade escolar com PS e / ou JH em Odate City, Japão. O vírus da influenza A (H3N2) circulou predominantemente durante a temporada de influenza de 2012-13. Investigamos as características epidemiológicas da transmissão intradomiciliar e calculamos os intervalos seriados (SI). Os SIs foram desenhados por um modelo não paramétrico e comparados com modelos paramétricos pelo Akaike Information Criterion. As contribuições das covariáveis ​​foram investigadas pelo modelo de falha acelerada. Resultados: A transmissão domiciliar da influenza foi identificada em 255 de 363 domicílios entrevistados. As crianças da escola primária (PS) representaram 45,1% dos casos primários, e a transmissão da doença foi mais comumente observada entre as crianças com PS e os pais, seguida pela transmissão de crianças com PS para irmãos. Em casos primários de crianças com PS ou JH, idade mais jovem e maior ausência da escola foram significativamente associados a eventos de transmissão domiciliar. O SI médio foi estimado em 2,8 dias (intervalo de confiança de 95% 2,6-3,0 dias) no modelo lognormal. Os fatores de aceleração estimados revelaram que, embora a idade da escola secundária e a duração da ausência&gt; 7 dias estivessem associadas a ISs mais curtos e mais longos, respectivamente, as prescrições de antivirais para casos primários não contribuíram. Conclusões: Foram encontradas altas frequências de transmissão domiciliar da escola primária com IS mais curto. Essas descobertas contribuem para o desenvolvimento de futuras estratégias de mitigação contra a transmissão da influenza no Japão. </text:p>
          </table:table-cell>
          <table:table-cell table:style-name="ce5" office:value-type="string" calcext:value-type="string">
            <text:p>Kamigaki, T; Mimura, S; Takahashi, Y; Oshitani, H</text:p>
          </table:table-cell>
          <table:table-cell table:style-name="ce5" office:value-type="string" calcext:value-type="string">
            <text:p>Analysis of influenza transmission in the households of primary and junior high school students during the 2012-13 influenza season in Odate, Japan</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Households are one of the major settings of influenza transmission in the community and transmission is frequently initiated by school-aged children. We surveyed households with primary school (PS) and/or junior high school (JH) children for the 2012-13 influenza season in Odate, Japan then characterized the epidemiology of influenza household transmission as well as estimated the serial intervals. Methods: We delivered a self-reported questionnaire survey to households with PS and/or JH school children in Odate City, Japan. Influenza A (H3N2) virus predominantly circulated during the 2012-13 influenza season. We investigated the epidemiological characteristics of within-household transmission and calculated the serial intervals (SI). SIs were drew by a non-parametric model and compared with parametric models by the Akaike Information Criterion. The covariable contributions were investigated by the accelerated failure model. Results: Household influenza transmission was identified in 255 out of 363 household respondents. Primary school (PS) children accounted for 45.1 % of primary cases, and disease transmission was most commonly observed between PS children and parents, followed by transmission from PS children to siblings. In primary cases of PS or JH children, younger age and longer absence from school were significantly associated with household transmission events. The mean SI was estimated as 2.8 days (95 % confidence interval 2.6-3.0 days) in the lognormal model. The estimated acceleration factors revealed that while secondary school age and the absence duration &gt; 7 days were associated with shorter and longer SIs, respectively, antiviral prescriptions for primary cases made no contribution. Conclusions: High frequencies of household transmission from primary school with shorter SI were found. These findings contribute to the development of future mitigation strategies against influenza transmission in Japan.</text:p>
          </table:table-cell>
          <table:table-cell/>
          <table:table-cell table:style-name="ce5" office:value-type="string" calcext:value-type="string">
            <text:p>BIOMED CENTRAL LTD</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5" calcext:value-type="float">
            <text:p>2015</text:p>
          </table:table-cell>
          <table:table-cell table:style-name="ce5" office:value-type="string" calcext:value-type="string">
            <text:p>Infectious Disease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ferindo a dinâmica e o controle da influenza nas famílias </text:p>
          </table:table-cell>
          <table:table-cell office:value-type="string" calcext:value-type="string">
            <text:p>As intervenções domiciliares são o pilar da política de saúde pública contra patógenos respiratórios epidêmicos quando a vacinação não está disponível. Embora a eficácia dessas intervenções tenha sido tradicionalmente medida por sua capacidade de reduzir a proporção de contatos domiciliares que apresentam sintomas [taxa de ataque secundário domiciliar (hSAR)], esta métrica é difícil de interpretar e faz uso apenas parcial dos dados coletados pelo campo moderno estudos. Aqui, usamos a inferência do modelo de transmissão bayesiana para analisar em conjunto os dados de relato de sintomas e de eliminação viral de um estudo de três braços de intervenções de influenza. A redução no risco de infecção no braço de intervenção de higiene das mãos aumentada foi de 37,0% [8,3%, 57,8%], enquanto a redução equivalente no outro braço de intervenção foi de 27,2% [- 0,46%, 52,3%] (higiene das mãos e rosto aumentados máscaras). Ao imputar a presença e o momento da infecção não observada, estimamos que apenas 61,7% [43,1%, 76,9%] das infecções preencheram os critérios de caso e foram, portanto, detectadas pelo desenho do estudo. Uma avaliação das intervenções usando infecções inferidas produziu taxas de ataque mais intuitivamente consistentes quando as famílias foram estratificadas pela velocidade da intervenção, em comparação com o hSAR bruto. Em comparação com os adultos, as crianças foram 2,29 [1,66, 3,23] vezes mais infecciosas e 3,36 [2,31, 4,82] vezes mais suscetíveis. O tempo médio de geração foi de 3,39 d [3,06, 3,70]. A confirmação laboratorial das infecções por RT-PCR foi capaz de detectar apenas 79,6% [76,5%, 83,0%] das infecções sintomáticas, mesmo no pico da eliminação. Nossos resultados destacam o uso potencial de inferência robusta com modelos de transmissão mecanísticos bem projetados para melhorar o projeto de estudos de intervenção. </text:p>
          </table:table-cell>
          <table:table-cell table:style-name="ce5" office:value-type="string" calcext:value-type="string">
            <text:p>Lau, MSY; Cowling, BJ; Cook, AR; Riley, S</text:p>
          </table:table-cell>
          <table:table-cell table:style-name="ce5" office:value-type="string" calcext:value-type="string">
            <text:p>Inferring influenza dynamics and control in households</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style-name="ce5" office:value-type="string" calcext:value-type="string">
            <text:p>influenza dynamics; nonpharmaceutical interventions; household transmission; Bayesian inference; Markov chain Monte Carlo</text:p>
          </table:table-cell>
          <table:table-cell table:style-name="ce5" office:value-type="string" calcext:value-type="string">
            <text:p>Household-based interventions are the mainstay of public health policy against epidemic respiratory pathogens when vaccination is not available. Although the efficacy of these interventions has traditionally been measured by their ability to reduce the proportion of household contacts who exhibit symptoms [household secondary attack rate (hSAR)], this metric is difficult to interpret and makes only partial use of data collected by modern field studies. Here, we use Bayesian transmission model inference to analyze jointly both symptom reporting and viral shedding data from a three-armed study of influenza interventions. The reduction in hazard of infection in the increased hand hygiene intervention arm was 37.0% [8.3%, 57.8%], whereas the equivalent reduction in the other intervention arm was 27.2%[-0.46%, 52.3%] (increased hand hygiene and face masks). By imputing the presence and timing of unobserved infection, we estimated that only 61.7% [43.1%, 76.9%] of infections met the case criteria and were thus detected by the study design. An assessment of interventions using inferred infections produced more intuitively consistent attack rates when households were stratified by the speed of intervention, compared with the crude hSAR. Compared with adults, children were 2.29 [1.66, 3.23] times as infectious and 3.36 [2.31, 4.82] times as susceptible. The mean generation time was 3.39 d [3.06, 3.70]. Laboratory confirmation of infections by RT-PCR was only able to detect 79.6% [76.5%, 83.0%] of symptomatic infections, even at the peak of shedding. Our results highlight the potential use of robust inference with well-designed mechanistic transmission models to improve the design of intervention studies.</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15" calcext:value-type="float">
            <text:p>2015</text:p>
          </table:table-cell>
          <table:table-cell table:style-name="ce5" office:value-type="string" calcext:value-type="string">
            <text:p>Science &amp; Technology - Other Topics</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efeito do fechamento reativo de escolas nas contagens de doenças semelhantes à influenza na comunidade no estado de Michigan durante a pandemia de H1N1 de 2009 </text:p>
          </table:table-cell>
          <table:table-cell office:value-type="string" calcext:value-type="string">
            <text:p>Fundo. Em suma, 559 escolas de Michigan foram fechadas como uma intervenção não farmacêutica durante a pandemia de influenza A 2009 (H1N1). Métodos. Ao vincular a proporção de escolas fechadas em um distrito aos dados de vigilância estaduais de doenças semelhantes à influenza (ILI), medimos seu efeito nos níveis de ILI da comunidade. Esta análise foi centrada na semana de pico de ILI para cada distrito escolar, e um modelo binomial negativo comparou três níveis de fechamento de escolas: 0%, 1% -50% e 51% -100% das escolas fechadas nas três semanas anteriores ao pico de ILI a quatro semanas após a taxa de pico de ILI. Resultados. Observamos que o fechamento de escolas foi reativo e não houve diferença estatisticamente significativa entre as taxas de ILI no período do estudo. Houve uma taxa de taxa elevada para ILI no fechamento de 51% -100% e uma redução na taxa de taxa de 1% -50% em comparação com o nível de fechamento de 0%. Conclusões. Essas descobertas sugerem que o fechamento reativo de escolas em nível distrital foi ineficaz. </text:p>
          </table:table-cell>
          <table:table-cell table:style-name="ce5" office:value-type="string" calcext:value-type="string">
            <text:p>Davis, BM; Markel, H; Navarro, A; Wells, E; Monto, AS; Aiello, AE</text:p>
          </table:table-cell>
          <table:table-cell table:style-name="ce5" office:value-type="string" calcext:value-type="string">
            <text:p>The Effect of Reactive School Closure on Community Influenza-Like Illness Counts in the State of Michigan During the 2009 H1N1 Pandemic</text:p>
          </table:table-cell>
          <table:table-cell table:style-name="ce5" office:value-type="string" calcext:value-type="string">
            <text:p>CLINICAL INFECTIOUS DISEASES</text:p>
          </table:table-cell>
          <table:table-cell table:style-name="ce5" office:value-type="string" calcext:value-type="string">
            <text:p>Article</text:p>
          </table:table-cell>
          <table:table-cell table:style-name="ce5" office:value-type="string" calcext:value-type="string">
            <text:p>influenza; influenza-like illness; school closure; nonpharmaceutical interventions</text:p>
          </table:table-cell>
          <table:table-cell table:style-name="ce5" office:value-type="string" calcext:value-type="string">
            <text:p>Background. In sum, 559 Michigan schools were closed as a nonpharmaceutical intervention during the influenza A 2009 (H1N1) pandemic. Methods. By linking the proportion of schools closed within a district to state influenza-like illness (ILI) surveillance data, we measured its effect on community levels of ILI. This analysis was centered by the peak week of ILI for each school district, and a negative binomial model compared three levels of school closure: 0%, 1%-50%, and 51%-100% of schools closed from three weeks leading up to ILI peak to four weeks following ILI peak rate. Results. We observed that school closures were reactive, and there was no statistically significant difference between ILI rates over the study period. There was an elevated rate ratio for ILI at 51%-100% closure, and a reduction in the rate ratio at the 1%-50% compared to the 0% closure level. Conclusions. These findings suggest that district level reactive school closures were ineffective.</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CLIN INFECT DIS</text:p>
          </table:table-cell>
          <table:table-cell table:style-name="ce5" office:value-type="float" office:value="2015" calcext:value-type="float">
            <text:p>2015</text:p>
          </table:table-cell>
          <table:table-cell table:style-name="ce5" office:value-type="string" calcext:value-type="string">
            <text:p>Immunology; Infectious Diseases; Microbiology</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table-cell office:value-type="string" calcext:value-type="string">
            <text:p>Impacto da promoção da lavagem intensiva das mãos em doenças domésticas secundárias semelhantes à influenza na zona rural de Bangladesh: resultados de um ensaio clínico randomizado </text:p>
          </table:table-cell>
          <table:table-cell office:value-type="string" calcext:value-type="string">
            <text:p>Fundamentação Existem poucas evidências da eficácia da lavagem das mãos para a prevenção da transmissão da influenza em locais com poucos recursos. Testamos o impacto da promoção da lavagem intensiva das mãos na transmissão domiciliar de doenças semelhantes à influenza e influenza na zona rural de Bangladesh. Métodos Em 2009-10, identificamos casos-índice de pacientes com doença semelhante à influenza (febre com tosse ou dor de garganta) que eram a única pessoa sintomática em sua casa. Compostos domiciliares de pacientes-caso-índice foram randomizados para controle ou intervenção (sabonete e promoção de lavagem diária das mãos). Realizamos vigilância diária e coletamos espécimes orofaríngeos. Razões de ataque secundário (SAR) foram calculadas para influenza e ILI em cada braço. Entre os controles, investigamos os fatores de risco individuais para ILI entre contatos domiciliares de pacientes-caso-índice. Resultados Entre 377 casos-índice de pacientes, o número médio de dias entre o início da febre e a inscrição no estudo foi de 2,1 (DP 1,7) entre os 184 controles e 2,6 (DP 2,9) entre 193 casos-pacientes de intervenção. A infecção por influenza foi confirmada em 20% dos controles e 12% dos casos-índice de intervenção. O SAR para doenças semelhantes à influenza entre os contatos domiciliares foi de 9,5% entre a intervenção (158/1661) e 7,7% entre os domicílios controle (115/1498), proporção de SAR 1,24, IC 95% 0,92-1,65). A proporção SAR para influenza foi de 2,40 (IC 95% 0,68-8,47). No braço de controle, contatos suscetíveis &lt;2 anos de idade (RRadj 5,51, IC 95% 3,43-8,85), aqueles que vivem com um caso-paciente índice inscrito &lt;= 24 horas após o início dos sintomas (RRadj 1,91, IC 95% 1,18-3,10) , e aqueles que relataram múltiplas interações diárias com o paciente-caso índice (RRadj 1,94, IC 95% 1,71-3,26) estavam em risco aumentado de doença semelhante à influenza. Discussão A promoção da lavagem das mãos iniciada após o início da doença em um membro da família não protegeu contra doenças semelhantes à influenza ou influenza. O comportamento pode não ter mudado com rapidez suficiente para conter a transmissão entre os membros da família. Uma abordagem reativa para reduzir a transmissão domiciliar da influenza por meio da promoção da lavagem das mãos pode ser ineficaz no contexto da área rural de Bangladesh. </text:p>
          </table:table-cell>
          <table:table-cell table:style-name="ce5" office:value-type="string" calcext:value-type="string">
            <text:p>Ram, PK; DiVita, MA; Khatun-e-Jannat, K; Islam, M; Krytus, K; Cercone, E; Sohel, BM; Ahmed, M; Rahman, AMQ; Rahman, M; Yu, J; Brooks, WA; Azziz-Baumgartner, E; Fry, AM; Luby, SP</text:p>
          </table:table-cell>
          <table:table-cell table:style-name="ce5" office:value-type="string" calcext:value-type="string">
            <text:p>Impact of Intensive Handwashing Promotion on Secondary Household Influenza-Like Illness in Rural Bangladesh: Findings from a Randomized Controlled Trial</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Rationale There is little evidence for the efficacy of handwashing for prevention of influenza transmission in resource-poor settings. We tested the impact of intensive handwashing promotion on household transmission of influenza-like illness and influenza in rural Bangladesh. Methods In 2009-10, we identified index case-patients with influenza-like illness (fever with cough or sore throat) who were the only symptomatic person in their household. Household compounds of index case-patients were randomized to control or intervention (soap and daily handwashing promotion). We conducted daily surveillance and collected oropharyngeal specimens. Secondary attack ratios (SAR) were calculated for influenza and ILI in each arm. Among controls, we investigated individual risk factors for ILI among household contacts of index case-patients. Results Among 377 index case-patients, the mean number of days between fever onset and study enrollment was 2.1 (SD 1.7) among the 184 controls and 2.6 (SD 2.9) among 193 intervention case-patients. Influenza infection was confirmed in 20% of controls and 12% of intervention index case-patients. The SAR for influenza-like illness among household contacts was 9.5% among intervention (158/1661) and 7.7% among control households (115/1498) SAR ratio 1.24, 95% CI 0.92-1.65). The SAR ratio for influenza was 2.40 (95% CI 0.68-8.47). In the control arm, susceptible contacts &lt; 2 years old (RRadj 5.51, 95% CI 3.43-8.85), those living with an index case-patient enrolled &lt;= 24 hours after symptom onset (RRadj 1.91, 95% CI 1.18-3.10), and those who reported multiple daily interactions with the index case-patient (RRadj 1.94, 95% CI 1.71-3.26) were at increased risk of influenza-like illness. Discussion Handwashing promotion initiated after illness onset in a household member did not protect against influenza-like illness or influenza. Behavior may not have changed rapidly enough to curb transmission between household members. A reactive approach to reduce household influenza transmission through handwashing promotion may be ineffective in the context of rural Bangladesh.</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5" calcext:value-type="float">
            <text:p>2015</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Eficácia de medidas não farmacêuticas na prevenção da influenza pediátrica: um estudo caso-controle </text:p>
          </table:table-cell>
          <table:table-cell office:value-type="string" calcext:value-type="string">
            <text:p>Introdução: O comportamento higiênico desempenha um papel relevante na transmissão de doenças infecciosas. O objetivo deste estudo foi avaliar as intervenções não farmacêuticas (NPI) na prevenção de infecções pediátricas por influenza. Métodos: Casos de influenza confirmados em laboratório ocorreram durante as temporadas de 2009-10 e 2010-11, pareados por idade e data de consulta. NPI (frequência de lavagem das mãos, uso de desinfetante à base de álcool e lavagem das mãos após tocar em superfícies contaminadas) durante sete dias antes do início dos sintomas foram obtidos de pais de casos e controles. Resultados: Os casos apresentaram maior prevalência de doenças de base, como pneumonia [OR = 3,23; IC 95%: 1,38-7,58 p = 0,007], asma [OR = 2,45; IC 95%: 1,17-5,14 p = 0,02] e ter mais de 1 fator de risco [OR = 1,67; IC de 95%: 0,99-2,82 p = 0,05]. Lavar as mãos mais de 5 vezes por dia [aOR = 0,62; IC 95%: 0,39-0,99 p = 0,04] ​​foi o único fator de proteção estatisticamente significativo. Ao considerar duas faixas etárias (idade pré-escolar 0-4 anos e idade escolar 5-17) anos, apenas a faixa etária escolar mostrou uma associação negativa para infecção por influenza para ambos lavando mais de 5 vezes por dia [aOR = 0,47; IC 95%: 0,22-0,99 p = 0,04] ​​e lavagem das mãos após tocar em superfícies contaminadas [aOR = 0,19; IC de 95%: 0,04-0,86 p = 0,03]. Conclusão: A lavagem frequente das mãos deve ser recomendada para prevenir a infecção por influenza no ambiente comunitário e em especial na faixa etária escolar. </text:p>
          </table:table-cell>
          <table:table-cell table:style-name="ce5" office:value-type="string" calcext:value-type="string">
            <text:p>Torner, N; Soldevila, N; Garcia, JJ; Launes, C; Godoy, P; Castilla, J; Dominguez, A</text:p>
          </table:table-cell>
          <table:table-cell table:style-name="ce5" office:value-type="string" calcext:value-type="string">
            <text:p>Effectiveness of non-pharmaceutical measures in preventing pediatric influenza: a case-control study</text:p>
          </table:table-cell>
          <table:table-cell table:style-name="ce5" office:value-type="string" calcext:value-type="string">
            <text:p>BMC PUBLIC HEALTH</text:p>
          </table:table-cell>
          <table:table-cell table:style-name="ce5" office:value-type="string" calcext:value-type="string">
            <text:p>Article</text:p>
          </table:table-cell>
          <table:table-cell table:style-name="ce5" office:value-type="string" calcext:value-type="string">
            <text:p>Influenza; Child; Non-pharmaceutical measures; Hand hygiene; Community setting; Prevention; Case control study</text:p>
          </table:table-cell>
          <table:table-cell table:style-name="ce5" office:value-type="string" calcext:value-type="string">
            <text:p>Background: Hygiene behavior plays a relevant role in infectious disease transmission. The aim of this study was to evaluate non-pharmaceutical interventions (NPI) in preventing pediatric influenza infections. Methods: Laboratory confirmed influenza cases occurred during 2009-10 and 2010-11 seasons matched by age and date of consultation. NPI (frequency of hand washing, alcohol-based hand sanitizer use and hand washing after touching contaminated surfaces) during seven days prior to onset of symptoms were obtained from parents of cases and controls. Results: Cases presented higher prevalence of underlying conditions such as pneumonia [OR = 3.23; 95 % CI: 1.38-7.58 p = 0.007], asthma [OR = 2.45; 95 % CI: 1.17-5.14 p = 0.02] and having more than 1 risk factor [OR = 1.67; 95 % CI: 0.99-2.82 p = 0.05]. Hand washing more than 5 times per day [aOR = 0.62; 95 % CI: 0.39-0.99 p = 0.04] was the only statistically significant protective factor. When considering two age groups (pre-school age 0-4 yrs and school age 5-17) yrs, only the school age group showed a negative association for influenza infection for both washing more than 5 times per day [aOR = 0.47; 95 % CI: 0.22-0.99 p = 0.04] and hand washing after touching contaminated surfaces [aOR = 0.19; 95 % CI: 0.04-0.86 p = 0.03]. Conclusion: Frequent hand washing should be recommended to prevent influenza infection in the community setting and in special in the school age group.</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5" calcext:value-type="float">
            <text:p>2015</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Respostas eficazes de engenharia para surtos de gripe </text:p>
          </table:table-cell>
          <table:table-cell office:value-type="string" calcext:value-type="string">
            <text:p>Apresentamos um resumo orientado para as políticas de nossa pesquisa de seis anos com foco em sistemas de serviços sobre a pandemia de gripe. Cobrimos três tópicos: (1) R-0, o número reprodutivo básico para a gripe; (2) NPIs, invenções não farmacêuticas para reduzir a chance de infecção; e (3) distribuição de vacinas contra a gripe. Usamos um enquadramento de sistemas de serviços e abordagem de modelagem matemática que incorpora teorias e dados sobre a propagação e controle da gripe. Examinamos como ações comportamentais e políticas governamentais, cuidadosamente derivadas, podem minimizar o impacto social da influenza. Existe uma interpretação errônea generalizada de que R-0 é uma constante numérica de um determinado vírus. Argumentamos que não, mas sim que seu valor é amplamente determinado pelas condições e ações locais, muitas delas sob nosso controle individual e coletivo. Esse controle é, na ausência de vacina, o uso inteligente de NPIs - altamente eficaz na redução da propagação da influenza. Nossa análise de vacina depende de dados do governo que descrevem casos semelhantes à gripe e vacinas administradas durante o surto de H1N1 de 2009. Durante esse surto, apenas metade de todos os estados receberam doses de vacina a tempo de proteger qualquer cidadão. O método de implantação da vacina - em proporção à população do censo - ignorou a progressão temporalmente desigual da onda de gripe nos Estados Unidos. </text:p>
          </table:table-cell>
          <table:table-cell table:style-name="ce5" office:value-type="string" calcext:value-type="string">
            <text:p>Finkelstein, SN; Larson, RC; Nigmatulina, K; Teytelman, A</text:p>
          </table:table-cell>
          <table:table-cell table:style-name="ce5" office:value-type="string" calcext:value-type="string">
            <text:p>Engineering Effective Responses to Influenza Outbreaks</text:p>
          </table:table-cell>
          <table:table-cell table:style-name="ce5" office:value-type="string" calcext:value-type="string">
            <text:p>SERVICE SCIENCE</text:p>
          </table:table-cell>
          <table:table-cell table:style-name="ce5" office:value-type="string" calcext:value-type="string">
            <text:p>Article</text:p>
          </table:table-cell>
          <table:table-cell table:style-name="ce5" office:value-type="string" calcext:value-type="string">
            <text:p>healthcare; influenza; non-pharmaceutical interventions; health service systems; health policy</text:p>
          </table:table-cell>
          <table:table-cell table:style-name="ce5" office:value-type="string" calcext:value-type="string">
            <text:p>We present a policy-oriented summary of our six-year service-systems-focused research into pandemic influenza. We cover three topics: (1) R-0, the basic reproductive number for the flu; (2) NPIs, non-pharmaceutical inventions to reduce the chance of becoming infected; and (3) flu vaccine allocations. We use a service-systems framing and mathematical modeling approach incorporating theories and data on the spread and control of influenza. We examine how behavioral actions and governmental policies, thoughtfully derived, can minimize influenza's societal impact. There is widespread misinterpretation that R-0 is a numerical constant of a given virus. We argue that it is not, but rather that its value is largely determined by local conditions and actions, many under our individual and collective control. This control is, in the absence of vaccine, intelligent use of NPIs-highly effective in reducing the spread of influenza. Our vaccine analysis relies on government data depicting flu-like cases and vaccines administered during the 2009 H1N1 outbreak. During that outbreak, barely half of all states received allotments of vaccine in time to protect any citizens. The method of vaccine deployment-in proportion to census population-ignored the temporally uneven flu wave progression across the United States.</text:p>
          </table:table-cell>
          <table:table-cell/>
          <table:table-cell table:style-name="ce5" office:value-type="string" calcext:value-type="string">
            <text:p>INFORMS</text:p>
          </table:table-cell>
          <table:table-cell table:style-name="ce5" office:value-type="string" calcext:value-type="string">
            <text:p>CATONSVILLE</text:p>
          </table:table-cell>
          <table:table-cell table:style-name="ce5" office:value-type="string" calcext:value-type="string">
            <text:p>SERV SCI</text:p>
          </table:table-cell>
          <table:table-cell table:style-name="ce5" office:value-type="float" office:value="2015" calcext:value-type="float">
            <text:p>2015</text:p>
          </table:table-cell>
          <table:table-cell table:style-name="ce5" office:value-type="string" calcext:value-type="string">
            <text:p>Business &amp; Economics</text:p>
          </table:table-cell>
          <table:table-cell table:style-name="ce5" office:value-type="string" calcext:value-type="string">
            <text:p>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s intervenções de doença podem interferir umas nas outras por meio de interações doença-comportamento </text:p>
          </table:table-cell>
          <table:table-cell office:value-type="string" calcext:value-type="string">
            <text:p>Os modelos teóricos da dinâmica das doenças em redes podem ajudar na compreensão de como as doenças infecciosas se propagam pela população. Os modelos que incorporam mecanismos de tomada de decisão podem, além disso, capturar como os aspectos da transmissão conduzidos pelo comportamento, como as escolhas de vacinação e o uso de intervenções não farmacêuticas (INP), interagem com a dinâmica da doença. No entanto, essas duas intervenções geralmente são modeladas separadamente. Aqui, construímos um modelo de simulação da transmissão da influenza por meio de uma rede de contato, onde os indivíduos podem escolher se desejam se vacinar e / ou praticar INP. Essas decisões são baseadas na experiência anterior com a doença, no estado atual de infecção entre os contatos e nos impactos pessoais e sociais das escolhas que fazem. Descobrimos que as intervenções interferem umas nas outras: por causa do feedback negativo entre a aceitação da intervenção e a prevalência de infecção, é difícil aumentar simultaneamente a absorção de todas as intervenções mudando os serviços ou riscos percebidos. No entanto, por conta da eficácia da vacina ser maior do que a eficácia do NPI, as medidas para expandir a prática do NPI têm apenas um pequeno impacto líquido na incidência da influenza devido ao feedback de forte mitigação do comportamento de vacinação, enquanto a expansão da absorção da vacina causa uma redução líquida significativa na incidência da influenza, apesar a redução da prática de NPI em resposta. Como resultado, as medidas que apoiam a expansão apenas da vacinação (como a redução do custo da vacina) ou medidas que apoiam simultaneamente a vacinação e NPIs (como enfatizar os danos da infecção por influenza ou a satisfação de prevenir a infecção em outras pessoas por meio de ambas as intervenções) podem reduzir significativamente a incidência de influenza, enquanto as medidas que apenas apóiam a expansão da prática de NPI (como disponibilizar higienizadores para as mãos) têm pouco impacto líquido sobre a incidência de influenza. (No entanto, as medidas que melhoram a eficácia do NPI podem se sair melhor.) Concluímos que o impacto da interferência em programas que dependem de múltiplas intervenções deve ser estudado com mais cuidado, tanto para influenza quanto para outras doenças infecciosas. </text:p>
          </table:table-cell>
          <table:table-cell table:style-name="ce5" office:value-type="string" calcext:value-type="string">
            <text:p>Andrews, MA; Bauch, CT</text:p>
          </table:table-cell>
          <table:table-cell table:style-name="ce5" office:value-type="string" calcext:value-type="string">
            <text:p>Disease Interventions Can Interfere with One Another through Disease-Behaviour Interactions</text:p>
          </table:table-cell>
          <table:table-cell table:style-name="ce5" office:value-type="string" calcext:value-type="string">
            <text:p>PLOS COMPUTATIONAL BIOLOGY</text:p>
          </table:table-cell>
          <table:table-cell table:style-name="ce5" office:value-type="string" calcext:value-type="string">
            <text:p>Article</text:p>
          </table:table-cell>
          <table:table-cell/>
          <table:table-cell table:style-name="ce5" office:value-type="string" calcext:value-type="string">
            <text:p>Theoretical models of disease dynamics on networks can aid our understanding of how infectious diseases spread through a population. Models that incorporate decision-making mechanisms can furthermore capture how behaviour-driven aspects of transmission such as vaccination choices and the use of non-pharmaceutical interventions (NPIs) interact with disease dynamics. However, these two interventions are usually modelled separately. Here, we construct a simulation model of influenza transmission through a contact network, where individuals can choose whether to become vaccinated and/or practice NPIs. These decisions are based on previous experience with the disease, the current state of infection amongst one's contacts, and the personal and social impacts of the choices they make. We find that the interventions interfere with one another: because of negative feedback between intervention uptake and infection prevalence, it is difficult to simultaneously increase uptake of all interventions by changing utilities or perceived risks. However, on account of vaccine efficacy being higher than NPI efficacy, measures to expand NPI practice have only a small net impact on influenza incidence due to strongly mitigating feedback from vaccinating behaviour, whereas expanding vaccine uptake causes a significant net reduction in influenza incidence, despite the reduction of NPI practice in response. As a result, measures that support expansion of only vaccination (such as reducing vaccine cost), or measures that simultaneously support vaccination and NPIs (such as emphasizing harms of influenza infection, or satisfaction from preventing infection in others through both interventions) can significantly reduce influenza incidence, whereas measures that only support expansion of NPI practice (such as making hand sanitizers more available) have little net impact on influenza incidence. (However, measures that improve NPI efficacy may fare better.) We conclude that the impact of interference on programs relying on multiple interventions should be more carefully studied, for both influenza and other infectious disease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COMPUT BIOL</text:p>
          </table:table-cell>
          <table:table-cell table:style-name="ce5" office:value-type="float" office:value="2015" calcext:value-type="float">
            <text:p>2015</text:p>
          </table:table-cell>
          <table:table-cell table:style-name="ce5" office:value-type="string" calcext:value-type="string">
            <text:p>Biochemistry &amp; Molecular Biology; Mathematical &amp; Computational Biology</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matemática do efeito de crenças e costumes tradicionais na dinâmica de transmissão dos surtos de Ebola de 2014 </text:p>
          </table:table-cell>
          <table:table-cell office:value-type="string" calcext:value-type="string">
            <text:p>Antecedentes: O ebola é uma das doenças virulentas humanas mais virulentas, com uma taxa de letalidade entre 25% e 90%. Os surtos de 2014 na África Ocidental são os maiores e os piores da história. Não existe um tratamento específico ou vacina eficaz / segura contra a doença. Assim, os esforços de controle ficam restritos a medidas preventivas básicas de saúde pública (não farmacêuticas). Esses esforços são minados por sistemas de crenças e costumes tradicionais / culturais, caracterizados por desconfiança geral e ceticismo em relação aos esforços do governo para combater a doença. Este estudo avalia o papel dos costumes tradicionais e dos sistemas públicos de saúde na disseminação da doença. Métodos: um modelo matemático é projetado e usado para avaliar o impacto em nível populacional de medidas básicas de controle não farmacêutico sobre os surtos de Ebola em 2014. O modelo incorpora os efeitos dos sistemas de crenças e costumes tradicionais, juntamente com a transmissão de doenças em ambientes de saúde e por indivíduos falecidos pelo Ebola. Uma análise de sensibilidade é realizada para determinar os parâmetros do modelo que mais afetam a transmissão da doença. O modelo é parametrizado com dados da Guiné, um dos três países afetados pelo Ebola. Simulações numéricas são realizadas e os parâmetros que impulsionam a transmissão da doença, com ou sem medidas básicas de controle de saúde pública, determinados. Três níveis de eficácia de tais medidas básicas são considerados. Resultados: A distribuição do número de reprodução básico (R-0) para a Guiné (na ausência de medidas básicas de controle) é tal que R-0 é um elemento de [0,77, 1,35], para o caso em que os sistemas de crenças não resultar em mais casos de ebola não relatados. Quando tais sistemas inibem os esforços de controle, a distribuição aumenta para R-0 é um elemento de [1.15, 2.05]. O total de casos de Ebola são contribuídos por indivíduos falecidos por Ebola (22%), indivíduos sintomáticos nos estágios iniciais (33%) e posteriores (45%) da infecção. Uma redução significativa de novos casos de Ebola pode ser alcançada aumentando as jornadas diárias dos profissionais de saúde de 8 para 24 horas, limitando a visitação ao hospital a 1 hora e educando a população a abandonar sistemas de crenças tradicionais / culturais prejudiciais. Conclusões: Os surtos de 2014 são controláveis ​​usando apenas uma estratégia de intervenção de saúde pública básica moderadamente eficaz. Uma carga de doença muito maior (&gt; 50%) teria sido registrada na ausência de tal intervenção. </text:p>
          </table:table-cell>
          <table:table-cell table:style-name="ce5" office:value-type="string" calcext:value-type="string">
            <text:p>Agusto, FB; Teboh-Ewungkem, MI; Gumel, AB</text:p>
          </table:table-cell>
          <table:table-cell table:style-name="ce5" office:value-type="string" calcext:value-type="string">
            <text:p>Mathematical assessment of the effect of traditional beliefs and customs on the transmission dynamics of the 2014 Ebola outbreaks</text:p>
          </table:table-cell>
          <table:table-cell table:style-name="ce5" office:value-type="string" calcext:value-type="string">
            <text:p>BMC MEDICINE</text:p>
          </table:table-cell>
          <table:table-cell table:style-name="ce5" office:value-type="string" calcext:value-type="string">
            <text:p>Article</text:p>
          </table:table-cell>
          <table:table-cell table:style-name="ce5" office:value-type="string" calcext:value-type="string">
            <text:p>Ebola; Community; Hospital; Health-care workers; Quarantine</text:p>
          </table:table-cell>
          <table:table-cell table:style-name="ce5" office:value-type="string" calcext:value-type="string">
            <text:p>Background: Ebola is one of the most virulent human viral diseases, with a case fatality ratio between 25% to 90%. The 2014 West African outbreaks are the largest and worst in history. There is no specific treatment or effective/safe vaccine against the disease. Hence, control efforts are restricted to basic public health preventive (non-pharmaceutical) measures. Such efforts are undermined by traditional/cultural belief systems and customs, characterized by general mistrust and skepticism against government efforts to combat the disease. This study assesses the roles of traditional customs and public healthcare systems on the disease spread. Methods: A mathematical model is designed and used to assess population-level impact of basic non-pharmaceutical control measures on the 2014 Ebola outbreaks. The model incorporates the effects of traditional belief systems and customs, along with disease transmission within health-care settings and by Ebola-deceased individuals. A sensitivity analysis is performed to determine model parameters that most affect disease transmission. The model is parameterized using data from Guinea, one of the three Ebola-stricken countries. Numerical simulations are performed and the parameters that drive disease transmission, with or without basic public health control measures, determined. Three effectiveness levels of such basic measures are considered. Results: The distribution of the basic reproduction number (R-0) for Guinea (in the absence of basic control measures) is such that R-0 is an element of[0.77, 1.35], for the case when the belief systems do not result in more unreported Ebola cases. When such systems inhibit control efforts, the distribution increases to R-0 is an element of[1.15, 2.05]. The total Ebola cases are contributed by Ebola-deceased individuals (22%), symptomatic individuals in the early (33%) and latter (45%) infection stages. A significant reduction of new Ebola cases can be achieved by increasing health-care workers' daily shifts from 8 to 24 hours, limiting hospital visitation to 1 hour and educating the populace to abandon detrimental traditional/cultural belief systems. Conclusions: The 2014 outbreaks are controllable using a moderately-effective basic public health intervention strategy alone. A much higher (&gt; 50%) disease burden would have been recorded in the absence of such intervention.</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MED</text:p>
          </table:table-cell>
          <table:table-cell table:style-name="ce5" office:value-type="float" office:value="2015" calcext:value-type="float">
            <text:p>2015</text:p>
          </table:table-cell>
          <table:table-cell table:style-name="ce5" office:value-type="string" calcext:value-type="string">
            <text:p>General &amp; Internal Medicine</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opagação espaço-temporal do surto de doença do vírus Ebola em 2014 na Libéria e a eficácia das intervenções não farmacêuticas: uma análise de modelagem computacional </text:p>
          </table:table-cell>
          <table:table-cell office:value-type="string" calcext:value-type="string">
            <text:p>Antecedentes A epidemia de 2014 da doença do vírus Ebola em partes da África Ocidental define uma ameaça sem precedentes à saúde. Desenvolvemos um modelo de transmissão do vírus Ebola que integra dados geográficos e demográficos detalhados da Libéria para superar as limitações das abordagens não espaciais na projeção da dinâmica da doença e na avaliação de intervenções de controle não farmacêuticas. Métodos Modelamos os movimentos de indivíduos, incluindo pacientes não infectados com o vírus Ebola, que buscam atendimento em unidades de saúde, os movimentos de pessoas que cuidam de pacientes infectados com o vírus Ebola não internados em hospitais e o comparecimento a funerais. Os indivíduos foram agrupados em famílias designadas aleatoriamente (tamanho com base nos dados da Pesquisa Demográfica de Saúde) que foram geograficamente localizadas para coincidir com as estimativas de densidade populacional em uma grade de 3.157 células que cobrem o país. O modelo baseado em agente espacial foi calibrado com uma abordagem de Monte Carlo de cadeia de Markov. O modelo foi usado para estimar os parâmetros de transmissão do vírus Ebola e investigar a eficácia das intervenções, como disponibilidade de unidades de tratamento do Ebola, procedimentos seguros de sepultamento e kits de proteção doméstica. Resultados Até 16 de agosto de 2014, estimamos que 38,3% das infecções (IC95% 17,4-76,4) foram adquiridas em hospitais, 30,7% (14,1-46,4) em residências e 8,6% (3,2-11,8) durante a participação em funerais . Observamos que o movimento e a mistura, em hospitais no estágio inicial da epidemia, de pacientes infectados com o vírus Ebola e aqueles não infectados foi um fator suficiente para o padrão relatado de disseminação espacial. A diminuição subsequente da incidência em nível de país e condado é atribuível à crescente disponibilidade de unidades de tratamento de Ebola (que por sua vez contribuiu para a redução drástica da transmissão hospitalar), enterros seguros e distribuição de kits de proteção doméstica. Interpretação O modelo permite a avaliação das opções de intervenção e a compreensão do seu papel na diminuição da incidência relatada desde 7 de setembro de 2014. Dados de alta qualidade (por exemplo, para estimar a taxa de ataque secundário domiciliar, padrões de contato dentro dos hospitais e efeitos das intervenções em andamento) são necessários para reduzir a incerteza nas estimativas do modelo. </text:p>
          </table:table-cell>
          <table:table-cell table:style-name="ce5" office:value-type="string" calcext:value-type="string">
            <text:p>Merler, S; Ajelli, M; Fumanelli, L; Gomes, MFC; Piontti, APY; Rossi, L; Chao, DL; Longini, IM; Halloran, ME; Vespignani, A</text:p>
          </table:table-cell>
          <table:table-cell table:style-name="ce5" office:value-type="string" calcext:value-type="string">
            <text:p>Spatiotemporal spread of the 2014 outbreak of Ebola virus disease in Liberia and the effectiveness of non-pharmaceutical interventions: a computational modelling analysis</text:p>
          </table:table-cell>
          <table:table-cell table:style-name="ce5" office:value-type="string" calcext:value-type="string">
            <text:p>LANCET INFECTIOUS DISEASES</text:p>
          </table:table-cell>
          <table:table-cell table:style-name="ce5" office:value-type="string" calcext:value-type="string">
            <text:p>Article</text:p>
          </table:table-cell>
          <table:table-cell/>
          <table:table-cell table:style-name="ce5" office:value-type="string" calcext:value-type="string">
            <text:p>Background The 2014 epidemic of Ebola virus disease in parts of west Africa defines an unprecedented health threat. We developed a model of Ebola virus transmission that integrates detailed geographical and demographic data from Liberia to overcome the limitations of non-spatial approaches in projecting the disease dynamics and assessing non-pharmaceutical control interventions. Methods We modelled the movements of individuals, including patients not infected with Ebola virus, seeking assistance in health-care facilities, the movements of individuals taking care of patients infected with Ebola virus not admitted to hospital, and the attendance of funerals. Individuals were grouped into randomly assigned households (size based on Demographic Health Survey data) that were geographically placed to match population density estimates on a grid of 3157 cells covering the country. The spatial agent-based model was calibrated with a Markov chain Monte Carlo approach. The model was used to estimate Ebola virus transmission parameters and investigate the effectiveness of interventions such as availability of Ebola treatment units, safe burials procedures, and household protection kits. Findings Up to Aug 16,2014, we estimated that 38.3% of infections (95% CI 17.4-76.4) were acquired in hospitals, 30.7% (14.1-46.4) in households, and 8.6% (3.2-11.8) while participating in funerals. We noted that the movement and mixing, in hospitals at the early stage of the epidemic, of patients infected with Ebola virus and those not infected was a sufficient driver of the reported pattern of spatial spread. The subsequent decrease of incidence at country and county level is attributable to the increasing availability of Ebola treatment units (which in turn contributed to drastically decreased hospital transmission), safe burials, and distribution of household protection kits. Interpretation The model allows assessment of intervention options and the understanding of their role in the decrease in incidence reported since Sept 7,2014. High-quality data (eg, to estimate household secondary attack rate, contact patterns within hospitals, and effects of ongoing interventions) are needed to reduce uncertainty in model estimates.</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LANCET INFECT DIS</text:p>
          </table:table-cell>
          <table:table-cell table:style-name="ce5" office:value-type="float" office:value="2015" calcext:value-type="float">
            <text:p>2015</text:p>
          </table:table-cell>
          <table:table-cell table:style-name="ce5" office:value-type="string" calcext:value-type="string">
            <text:p>Infectious Diseases</text:p>
          </table:table-cell>
          <table:table-cell table:style-name="ce5" office:value-type="string" calcext:value-type="string">
            <text:p>Green Accept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Prevendo suporte para intervenções não farmacêuticas durante surtos infecciosos: uma análise de quatro regiões </text:p>
          </table:table-cell>
          <table:table-cell office:value-type="string" calcext:value-type="string">
            <text:p>As intervenções não farmacêuticas (INP) são uma importante ferramenta de saúde pública para responder a surtos de doenças infecciosas, incluindo pandemias. No entanto, pouco se sabe sobre as características individuais associadas ao suporte para NPIs, ou se elas são consistentes entre as regiões. Este estudo baseia-se em dados de pesquisa de quatro regiões, Hong Kong, Cingapura, Taiwan e Estados Unidos, coletados após o surto de Síndrome Respiratória Aguda Grave (SARS) de 2002-03, e emprega técnicas de regressão para estimar preditores de suporte de NPI. Ele descobre que as características associadas ao suporte a NPI variam amplamente por região, possivelmente devido à variação cultural e experiência anterior, e que grupos minoritários tendem a dar menos apoio a NPI quando a prisão é consequência do não cumprimento. A experiência anterior de uso de máscara facial também resulta em maior suporte para uso futuro, bem como outros NPIs. Os formuladores de políticas devem estar atentos às preferências locais e à aplicação de intervenções obrigatórias. Especula-se aqui que algumas intervenções de saúde pública podem servir como porta de exposição para futuras intervenções de saúde pública. </text:p>
          </table:table-cell>
          <table:table-cell table:style-name="ce5" office:value-type="string" calcext:value-type="string">
            <text:p>Pillemer, FM; Blendon, RJ; Zaslavsky, AM; Lee, BY</text:p>
          </table:table-cell>
          <table:table-cell table:style-name="ce5" office:value-type="string" calcext:value-type="string">
            <text:p>Predicting support for non-pharmaceutical interventions during infectious outbreaks: a four region analysis</text:p>
          </table:table-cell>
          <table:table-cell table:style-name="ce5" office:value-type="string" calcext:value-type="string">
            <text:p>DISASTERS</text:p>
          </table:table-cell>
          <table:table-cell table:style-name="ce5" office:value-type="string" calcext:value-type="string">
            <text:p>Article</text:p>
          </table:table-cell>
          <table:table-cell table:style-name="ce5" office:value-type="string" calcext:value-type="string">
            <text:p>compulsory; epidemic; non-pharmaceutical interventions; pandemic; public health tool; survey</text:p>
          </table:table-cell>
          <table:table-cell table:style-name="ce5" office:value-type="string" calcext:value-type="string">
            <text:p>Non-pharmaceutical interventions (NPIs) are an important public health tool for responding to infectious disease outbreaks, including pandemics. However, little is known about the individual characteristics associated with support for NPIs, or whether they are consistent across regions. This study draws on survey data from four regionsHong Kong, Singapore, Taiwan, and the United Statescollected following the Severe Acute Respiratory Syndrome (SARS) outbreak of 2002-03, and employs regression techniques to estimate predictors of NPI support. It finds that characteristics associated with NPI support vary widely by region, possibly because of cultural variation and prior experience, and that minority groups tend to be less supportive of NPIs when arrest is the consequence of noncompliance. Prior experience of face-mask usage also results in increased support for future usage, as well as other NPIs. Policymakers should be attentive to local preferences and to the application of compulsory interventions. It is speculated here that some public health interventions may serve as gateway' exposures to future public health intervention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DISASTERS</text:p>
          </table:table-cell>
          <table:table-cell table:style-name="ce5" office:value-type="float" office:value="2015" calcext:value-type="float">
            <text:p>2015</text:p>
          </table:table-cell>
          <table:table-cell table:style-name="ce5" office:value-type="string" calcext:value-type="string">
            <text:p>Environmental Sciences &amp; Ecology; Social Sciences - Other Topics</text:p>
          </table:table-cell>
          <table:table-cell table:style-name="ce5" office:value-type="string" calcext:value-type="string">
            <text:p>Green Accept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Uma atualização para o gerenciamento de casos de depressão por enfermeiras assistenciais na atenção primária: uma avaliação de serviço </text:p>
          </table:table-cell>
          <table:table-cell office:value-type="string" calcext:value-type="string">
            <text:p>É reconhecida a necessidade de melhorar as intervenções não farmacêuticas de uma forma que seja mais acessível à população de atenção primária. O cuidado colaborativo demonstrou ter um impacto positivo sobre os sintomas de depressão e um elemento central da abordagem do cuidado colaborativo é o gerente de caso. Este artigo é uma avaliação de serviço de uma intervenção de cuidado colaborativo que usa enfermeiras da atenção primária como o gerente de casos de depressão e é um acompanhamento para a auditoria de serviço realizada por Ekers e Wilson. Os resultados apoiam a noção de que os enfermeiros da atenção primária estão idealmente posicionados para prestar cuidados a pacientes deprimidos; especialmente nos casos em que o paciente também tem uma condição médica de longo prazo comórbida. É reconhecida a necessidade de melhorar as intervenções não farmacêuticas para a depressão na atenção primária. Esta avaliação de serviço de cuidado colaborativo para depressão por enfermeiras da prática de cuidados primários é uma atualização de Ekers e Wilson (2008), relatando resultados 5 anos após o treinamento inicial. De 13 enfermeiras treinadas inicialmente, três forneceram dados anônimos. A pontuação média do Questionário de Saúde do Paciente-9 (PHQ9) pós-tratamento foi 8 [desvio padrão (DP) 6,53, n = 185], indicando uma mudança positiva média no nível de sintomas de depressão de 8,9 [DP 7,01, intervalo de confiança de 95% (IC) 7,89-9,93, P &lt;0,001]. A análise de subgrupo para pacientes identificados com comorbidades de longo prazo (LTC), pontuação média pós-tratamento no PHQ9 foi de 9 (SD 7,72, n = 33), indicando uma mudança positiva média no nível de sintomas de depressão de 8,1 (SD 5,79, IC 95% 6,04-10,41, P &lt;0,001). Os enfermeiros forneceram feedback sobre a intervenção, mostrando áreas potenciais que se beneficiariam de uma revisão qualitativa mais detalhada. Concluiu-se que os enfermeiros da prática de cuidados primários estariam numa posição ideal para prestar cuidados colaborativos a pacientes com depressão com LTCs comórbidos. </text:p>
          </table:table-cell>
          <table:table-cell table:style-name="ce5" office:value-type="string" calcext:value-type="string">
            <text:p>Murphy, R; Ekers, D; Webster, L</text:p>
          </table:table-cell>
          <table:table-cell table:style-name="ce5" office:value-type="string" calcext:value-type="string">
            <text:p>An update to depression case management by practice nurses in primary care: a service evaluation</text:p>
          </table:table-cell>
          <table:table-cell table:style-name="ce5" office:value-type="string" calcext:value-type="string">
            <text:p>JOURNAL OF PSYCHIATRIC AND MENTAL HEALTH NURSING</text:p>
          </table:table-cell>
          <table:table-cell table:style-name="ce5" office:value-type="string" calcext:value-type="string">
            <text:p>Article</text:p>
          </table:table-cell>
          <table:table-cell table:style-name="ce5" office:value-type="string" calcext:value-type="string">
            <text:p>chronic health conditions; depression; long-term conditions; practice nurse; primary care nurse; primary care service evaluation</text:p>
          </table:table-cell>
          <table:table-cell table:style-name="ce5" office:value-type="string" calcext:value-type="string">
            <text:p>There is a recognized need to enhance non-pharmaceutical interventions in a way that is more accessible to the primary care population. Collaborative care has been shown to have a positive impact upon depression symptoms and a core element of the collaborative care approach is the case manager. This paper is a service evaluation of a collaborative care intervention that uses primary care nurses as the depression case manager and is a follow-up to the service audit carried out by Ekers and Wilson. The results support the notion that primary care nurses are ideally placed for delivering care to depressed patients; especially in cases were a patient also has a comorbid long-term medical condition. There is a recognized need to enhance non-pharmaceutical interventions for depression in the primary care. This service evaluation of collaborative care for depression by primary care practice nurses is an update of Ekers and Wilson (2008), reporting outcomes 5 years following initial training. From an initial 13 trained practice nurses, three provided anonymized data. Mean post-treatment Patient Health Questionnaire-9 (PHQ9) score was 8 [standard deviation (SD) 6.53, n = 185], indicating a mean positive change in depression symptom level of 8.9 [SD 7.01, 95% confidence interval (CI) 7.89-9.93, P &lt; 0.001]. Subgroup analysis for patients identified with a comorbid long-term conditions (LTC) mean post-treatment PHQ9 score was 9 (SD 7.72, n = 33), indicating a mean positive change in depression symptom level of 8.1 (SD 5.79, 95% CI 6.04-10.41, P &lt; 0.001). Nurses provided feedback on the intervention showing potential areas that would benefit from further detailed qualitative review. It was concluded that primary care practice nurses would be ideally placed to deliver collaborative care to depression patients with comorbid LTC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PSYCHIATR MENT HLT</text:p>
          </table:table-cell>
          <table:table-cell table:style-name="ce5" office:value-type="float" office:value="2014" calcext:value-type="float">
            <text:p>2014</text:p>
          </table:table-cell>
          <table:table-cell table:style-name="ce5" office:value-type="string" calcext:value-type="string">
            <text:p>Nursing; Psychiatry</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Uso da mídia e desigualdades de comunicação em uma emergência de saúde pública: um estudo de caso do subtipo H1N1 do vírus da influenza A pandêmica de 2009-2010 </text:p>
          </table:table-cell>
          <table:table-cell office:value-type="string" calcext:value-type="string">
            <text:p>Objetivos. Estudos têm mostrado que as diferenças entre indivíduos e grupos sociais no acesso e uso de informações sobre saúde e ameaças específicas têm impacto sobre seus conhecimentos e comportamentos. Essas diferenças, caracterizadas como desigualdades de comunicação, podem dificultar a força de resposta de uma sociedade a uma emergência de saúde pública. Essas desigualdades não apenas tornam as populações vulneráveis ​​sujeitas a uma carga desproporcional de adversidades, mas também comprometem os esforços do sistema de saúde pública para prevenir e responder aos surtos de influenza pandêmica. Nós investigamos o efeito do status socioeconômico (SES) e comportamentos de comunicação em saúde (incluindo barreiras) sobre o conhecimento e os equívocos das pessoas sobre a pandemia de influenza A (H1N1) (pH1N1) e a adoção de comportamentos de prevenção. Métodos. Os dados para este estudo vieram de uma pesquisa com 1.569 entrevistados retirados de uma amostra nacionalmente representativa de adultos americanos durante pH1N1. Realizamos análises de regressão logística quando apropriado. Resultados. Descobrimos que (1) o SES tem uma associação significativa com barreiras ao acesso e processamento de informações, níveis de conhecimento relacionado ao pH1N1 e equívocos; (2) níveis de conhecimento relacionados ao pH1N1 estão associados positivamente com a adoção de medidas de prevenção recomendadas e negativamente com a adoção de comportamentos de proteção incorretos; e (3) pessoas com maior SES, maior exposição às notícias e maiores níveis de conhecimento relacionado ao pH1N1, bem como aqueles que buscam ativamente por informações, têm menos probabilidade do que seus colegas de adotar comportamentos preventivos incorretos. Conclusão. Os esforços de comunicação estratégica de saúde pública na preparação para a saúde pública e durante emergências devem levar em consideração as potenciais desigualdades de comunicação e desenvolver campanhas que alcancem diferentes grupos sociais. </text:p>
          </table:table-cell>
          <table:table-cell table:style-name="ce5" office:value-type="string" calcext:value-type="string">
            <text:p>Lin, LS; Jung, M; Mgcloud, RF; Viswanath, K</text:p>
          </table:table-cell>
          <table:table-cell table:style-name="ce5" office:value-type="string" calcext:value-type="string">
            <text:p>Media Use and Communication Inequalities in a Public Health Emergency: A Case Study of 2009-2010 Pandemic Influenza A Virus Subtype H1N1</text:p>
          </table:table-cell>
          <table:table-cell table:style-name="ce5" office:value-type="string" calcext:value-type="string">
            <text:p>PUBLIC HEALTH REPORTS</text:p>
          </table:table-cell>
          <table:table-cell table:style-name="ce5" office:value-type="string" calcext:value-type="string">
            <text:p>Article</text:p>
          </table:table-cell>
          <table:table-cell/>
          <table:table-cell table:style-name="ce5" office:value-type="string" calcext:value-type="string">
            <text:p>Objectives. Studies have shown that differences among individuals and social groups in accessing and using information on health and specific threats have an impact on their knowledge and behaviors. These differences, characterized as communication inequalities, may hamper the strength of a society's response to a public health emergency. Such inequalities not only make vulnerable populations subject to a disproportionate burden of adversity, but also compromise the public health system's efforts to prevent and respond to pandemic influenza outbreaks. We investigated the effect of socioeconomic status (SES) and health communication behaviors (including barriers) on people's knowledge and misconceptions about pandemic influenza A(H1N1) (pH1N1) and adoption of prevention behaviors. Methods. The data for this study came from a survey of 1,569 respondents drawn from a nationally representative sample of American adults during pH1N1. We conducted logistic regression analyses when appropriate. Results. We found that (1) SES has a significant association with barriers to information access and processing, levels of pH1N1-related knowledge, and misconceptions; (2) levels of pH1N1-related knowledge are associated positively with the adoption of recommended prevention measures and negatively with the adoption of incorrect protective behaviors; and (3) people with higher SES, higher news exposure, and higher levels of pH1N1-related knowledge, as well as those who actively seek information, are less likely than their counterparts to adopt incorrect prevention behaviors. Conclusion. Strategic public health communication efforts in public health preparedness and during emergencies should take into account potential communication inequalities and develop campaigns that reach across different social groups.</text:p>
          </table:table-cell>
          <table:table-cell/>
          <table:table-cell table:style-name="ce5" office:value-type="string" calcext:value-type="string">
            <text:p>SAGE PUBLICATIONS INC</text:p>
          </table:table-cell>
          <table:table-cell table:style-name="ce5" office:value-type="string" calcext:value-type="string">
            <text:p>THOUSAND OAKS</text:p>
          </table:table-cell>
          <table:table-cell table:style-name="ce5" office:value-type="string" calcext:value-type="string">
            <text:p>PUBLIC HEALTH REP</text:p>
          </table:table-cell>
          <table:table-cell table:style-name="ce5" office:value-type="float" office:value="2014" calcext:value-type="float">
            <text:p>2014</text:p>
          </table:table-cell>
          <table:table-cell table:style-name="ce5" office:value-type="string" calcext:value-type="string">
            <text:p>Public, Environmental &amp; Occupational Health</text:p>
          </table:table-cell>
          <table:table-cell table:style-name="ce5" office:value-type="string" calcext:value-type="string">
            <text:p>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tervenções não farmacêuticas para a prevenção de infecções do trato respiratório durante a peregrinação Hajj </text:p>
          </table:table-cell>
          <table:table-cell office:value-type="string" calcext:value-type="string">
            <text:p>A superlotação durante as reuniões anuais em massa do Hajj está associada ao aumento do risco de propagação de doenças infecciosas, particularmente doenças respiratórias. Intervenções não farmacêuticas (por exemplo, higiene das mãos, uso de máscaras faciais, distanciamento social) são conhecidas por reduzir a propagação de vírus respiratórios de pessoa a pessoa e, portanto, são recomendadas aos peregrinos pelas agências de saúde pública. A implementação de políticas e recomendações de saúde pública eficazes envolve a avaliação da adesão e eficácia dessas medidas no contexto específico do Hajj. Esta revisão resume as evidências relacionadas à eficácia das intervenções não farmacêuticas na prevenção da propagação de doenças respiratórias infecciosas durante o Hajj. No geral, embora a adesão à higiene das mãos seja alta entre os peregrinos, o uso de máscara facial e o distanciamento social continuam sendo desafios difíceis. Os dados sobre a eficácia dessas medidas no Hajj são limitados e os resultados são contraditórios, destacando a necessidade de futuros estudos em larga escala. (C) 2014 Elsevier Ltd. Todos os direitos reservados. </text:p>
          </table:table-cell>
          <table:table-cell table:style-name="ce5" office:value-type="string" calcext:value-type="string">
            <text:p>Benkouiten, S; Brouqui, P; Gautret, P</text:p>
          </table:table-cell>
          <table:table-cell table:style-name="ce5" office:value-type="string" calcext:value-type="string">
            <text:p>Non-pharmaceutical interventions for the prevention of respiratory tract infections during Hajj pilgrimage</text:p>
          </table:table-cell>
          <table:table-cell table:style-name="ce5" office:value-type="string" calcext:value-type="string">
            <text:p>TRAVEL MEDICINE AND INFECTIOUS DISEASE</text:p>
          </table:table-cell>
          <table:table-cell table:style-name="ce5" office:value-type="string" calcext:value-type="string">
            <text:p>Article</text:p>
          </table:table-cell>
          <table:table-cell table:style-name="ce5" office:value-type="string" calcext:value-type="string">
            <text:p>Hajj; Prevention and control; Respiratory tract infections</text:p>
          </table:table-cell>
          <table:table-cell table:style-name="ce5" office:value-type="string" calcext:value-type="string">
            <text:p>Overcrowding during the yearly Hajj mass gatherings is associated with increased risk of spreading infectious diseases, particularly respiratory diseases. Non-pharmaceutical interventions (e.g., hand hygiene, wearing face masks, social distancing) are known to reduce the spread of respiratory viruses from person to person and are therefore recommended to pilgrims by public health agencies. The implementation of effective public health policies and recommendations involves evaluating the adherence to and effectiveness of these measures in the specific context of the Hajj. This review summarizes the evidence related to the effectiveness of non-pharmaceutical interventions in preventing the spread of respiratory infectious diseases during the Hajj. Overall, although hand hygiene compliance is high among pilgrims, face mask use and social distancing remain difficult challenges. Data about the effectiveness of these measures at the Hajj are limited, and results are contradictory, highlighting the need for future large-scale studies. (C) 2014 Elsevier Ltd. All rights reserved.</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TRAVEL MED INFECT DI</text:p>
          </table:table-cell>
          <table:table-cell table:style-name="ce5" office:value-type="float" office:value="2014" calcext:value-type="float">
            <text:p>2014</text:p>
          </table:table-cell>
          <table:table-cell table:style-name="ce5" office:value-type="string" calcext:value-type="string">
            <text:p>Public, Environmental &amp; Occupational Health; Infectious Disease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s efeitos da terapia do humor em residentes de lares de idosos medidos por meio de métodos observacionais: o estudo randomizado de cluster SMILE </text:p>
          </table:table-cell>
          <table:table-cell office:value-type="string" calcext:value-type="string">
            <text:p>Objetivos: Avaliar os efeitos da terapia do humor, avaliados por meio de métodos observacionais, na agitação, envolvimento, comportamentos positivos, afeto e contentamento. Projeto: ensaio clínico controlado randomizado de agrupamento simples-cego. Local: um total de 35 lares de idosos em Sydney. Participantes: Todos os residentes elegíveis dentro de áreas geograficamente definidas dentro de cada casa de repouso foram convidados a participar. Intervenção: Os ElderClowns profissionais forneceram de 9 a 12 sessões semanais de terapia de humor, aumentadas pelo envolvimento dos residentes por pessoal treinado LaughterBosses. Os controles receberam o cuidado usual. Medições: a ferramenta observacional do touchpad Behavior Engagement Affect Measure (BEAM) foi usada para capturar dados comportamentais em tempo real. A ferramenta avalia a duração em segundos de agitação, comportamento positivo em relação aos outros, envolvimento e afeto (zangado, ansioso, feliz, neutro, triste). Resultados: Dezessete lares de idosos (189 residentes) receberam a intervenção e 18 lares (209 residentes) receberam os cuidados habituais. Ao longo de 26 semanas, em comparação com os controles, o grupo de terapia de humor diminuiu na duração da alta agitação (tamanho do efeito = 0,168 e 0,129 em 13 e 26 semanas, respectivamente) e aumentou na duração da felicidade (tamanho do efeito = 0,4 e 0,236 em 13 e 26 semanas, respectivamente). Conclusão: Confirmamos que a terapia com humor diminui a agitação e também mostrou que aumenta a felicidade. Os pesquisadores podem considerar a avaliação dos impactos das intervenções não farmacêuticas sobre os resultados positivos. Medidas observacionais assistidas por computador devem ser consideradas, especialmente para residentes com demência e quando a confiabilidade da equipe é incerta. (C) 2014 AMDA - The Society for Post-Acute and Long-Term Care Medicine. </text:p>
          </table:table-cell>
          <table:table-cell table:style-name="ce5" office:value-type="string" calcext:value-type="string">
            <text:p>Low, LF; Goodenough, B; Fletcher, J; Xu, K; Casey, AN; Chenoweth, L; Fleming, R; Spitzer, P; Bell, JP; Brodaty, H</text:p>
          </table:table-cell>
          <table:table-cell table:style-name="ce5" office:value-type="string" calcext:value-type="string">
            <text:p>The Effects of Humor Therapy on Nursing Home Residents Measured Using Observational Methods: The SMILE Cluster Randomized Trial</text:p>
          </table:table-cell>
          <table:table-cell table:style-name="ce5" office:value-type="string" calcext:value-type="string">
            <text:p>JOURNAL OF THE AMERICAN MEDICAL DIRECTORS ASSOCIATION</text:p>
          </table:table-cell>
          <table:table-cell table:style-name="ce5" office:value-type="string" calcext:value-type="string">
            <text:p>Article</text:p>
          </table:table-cell>
          <table:table-cell table:style-name="ce5" office:value-type="string" calcext:value-type="string">
            <text:p>Dementia; behavior; long-term care; observational data</text:p>
          </table:table-cell>
          <table:table-cell table:style-name="ce5" office:value-type="string" calcext:value-type="string">
            <text:p>Objectives: To evaluate the effects of humor therapy assessed using observational methods on agitation, engagement, positive behaviors, affect, and contentment. Design: Single-blind cluster randomized controlled trial. Setting: A total of 35 Sydney nursing homes. Participants: All eligible residents within geographically defined areas within each nursing home were invited to participate. Intervention: Professional ElderClowns provided 9 to 12 weekly humor therapy sessions, augmented by resident engagement by trained staff LaughterBosses. Controls received usual care. Measurements: The Behavior Engagement Affect Measure (BEAM) touchpad observational tool was used to capture real-time behavioral data. The tool assesses the duration in seconds of agitation, positive behavior toward others, engagement, and affect (angry, anxious, happy, neutral, sad). Results: Seventeen nursing homes (189 residents) received the intervention and 18 homes (209 residents) received usual care. Over 26 weeks, in comparison with controls, the humor therapy group decreased in duration of high agitation (effect size = 0.168 and 0.129 at 13 and 26 weeks, respectively) and increased in duration of happiness (effect size = 0.4 and 0.236 at 13 and 26 weeks, respectively). Conclusion: We confirmed that humor therapy decreases agitation and also showed that it increases happiness. Researchers may consider evaluating impacts of nonpharmaceutical interventions on positive outcomes. Computer-assisted observational measures should be considered, particularly for residents with dementia and when the reliability of staff is uncertain. (C) 2014 AMDA - The Society for Post-Acute and Long-Term Care Medicine.</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J AM MED DIR ASSOC</text:p>
          </table:table-cell>
          <table:table-cell table:style-name="ce5" office:value-type="float" office:value="2014" calcext:value-type="float">
            <text:p>2014</text:p>
          </table:table-cell>
          <table:table-cell table:style-name="ce5" office:value-type="string" calcext:value-type="string">
            <text:p>Geriatrics &amp; Gerontology</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Deterioração das atividades básicas da vida diária e seu impacto na qualidade de vida em diferentes estágios cognitivos da demência: um estudo europeu </text:p>
          </table:table-cell>
          <table:table-cell office:value-type="string" calcext:value-type="string">
            <text:p>Introdução: A realização de atividades básicas de vida diária (AVDs) é uma das principais dificuldades encontradas na demência, que pode ter impactos negativos consideráveis ​​na qualidade de vida (QV) das pessoas com demência (PcD). No entanto, a extensão em que o desempenho básico nas AVD se deteriora na demência leve, moderada e grave é pouco examinada e seu impacto, junto com a depressão e o comportamento neuropsiquiátrico, na QV, é de considerável relevância nos países europeus. Métodos: Os dados foram retirados de pessoas que viviam na comunidade participantes de um estudo europeu de grande escala sobre a transição da vida na comunidade para lares de PcD. PcD completou medidas sobre o funcionamento cognitivo e QV, e cuidadores informais relataram QV, sintomatologia depressiva, psicopatologia e capacidade funcional da PcD. Resultados: o desempenho nas ADLs deteriorou-se de maneira diferente para cada atividade. Em particular, o uso do banheiro, a transferência e a alimentação permaneceram relativamente intactos durante todo o tempo, ao passo que o desempenho no banho e no curativo deteriorou-se em grande medida de demência leve a severa. Parece que a continência não foi afetada pelo estágio de demência com níveis semelhantes de deficiência. O desempenho básico em AVD impactou em diferentes graus na QV em todos os estágios de demência e países. Conclusões: As intervenções que visam manter a independência ou QV precisam ter como alvo diferentes AVDs em diferentes estágios de demência e talvez também adaptar as intervenções ao contexto de diferentes países. As descobertas contribuem para o desenvolvimento de intervenções não farmacêuticas e promessas governamentais de promoção da independência na demência. </text:p>
          </table:table-cell>
          <table:table-cell table:style-name="ce5" office:value-type="string" calcext:value-type="string">
            <text:p>Giebel, CM; Sutcliffe, C; Stolt, M; Karlsson, S; Renom-Guiteras, A; Soto, M; Verbeek, H; Zabalegui, A; Challis, D</text:p>
          </table:table-cell>
          <table:table-cell table:style-name="ce5" office:value-type="string" calcext:value-type="string">
            <text:p>Deterioration of basic activities of daily living and their impact on quality of life across different cognitive stages of dementia: a European study</text:p>
          </table:table-cell>
          <table:table-cell table:style-name="ce5" office:value-type="string" calcext:value-type="string">
            <text:p>INTERNATIONAL PSYCHOGERIATRICS</text:p>
          </table:table-cell>
          <table:table-cell table:style-name="ce5" office:value-type="string" calcext:value-type="string">
            <text:p>Article</text:p>
          </table:table-cell>
          <table:table-cell table:style-name="ce5" office:value-type="string" calcext:value-type="string">
            <text:p>activities of daily living; dementia; quality of life; carers; depression</text:p>
          </table:table-cell>
          <table:table-cell table:style-name="ce5" office:value-type="string" calcext:value-type="string">
            <text:p>Background: Performing basic activities of daily living (ADLs) is one of the major difficulties encountered in dementia, which can have considerable negative impacts on the quality of life (QoL) of people with dementia (PwD). However, the extent to which basic ADL performance deteriorates across mild, moderate, and severe dementia is little examined and its impact, together with depression and neuropsychiatric behavior, upon QoL, is of considerable relevance across European countries. Methods: Data were drawn from people living in the community who were participants in a large-scale European study on transition from community living to care homes of PwD. PwD completed measures on cognitive functioning and QoL, and informal carers reported upon QoL, depressive symptomatology, psychopathology, and functional ability of the PwD. Results: ADL performance deteriorated differently for each activity. In particular, toileting, transfer, and feeding remained relatively intact throughout, whereas performance on bathing and dressing deteriorated to a greater extent from mild to severe dementia. It appears that continence was not affected by the stage of dementia with similar levels of impairment. Basic ADL performance impacted to different degrees on QoL across dementia stages and countries. Conclusions: Interventions aimed at maintaining independence or QoL need to target different ADLs across different dementia stages and perhaps also tailor interventions to the context of different countries. Findings contribute to the development of non-pharmaceutical interventions and governmental pledges to promote independence in dementia.</text:p>
          </table:table-cell>
          <table:table-cell/>
          <table:table-cell table:style-name="ce5" office:value-type="string" calcext:value-type="string">
            <text:p>CAMBRIDGE UNIV PRESS</text:p>
          </table:table-cell>
          <table:table-cell table:style-name="ce5" office:value-type="string" calcext:value-type="string">
            <text:p>NEW YORK</text:p>
          </table:table-cell>
          <table:table-cell table:style-name="ce5" office:value-type="string" calcext:value-type="string">
            <text:p>INT PSYCHOGERIATR</text:p>
          </table:table-cell>
          <table:table-cell table:style-name="ce5" office:value-type="float" office:value="2014" calcext:value-type="float">
            <text:p>2014</text:p>
          </table:table-cell>
          <table:table-cell table:style-name="ce5" office:value-type="string" calcext:value-type="string">
            <text:p>Psychology; Geriatrics &amp; Gerontology; Psychiatry</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Preparação para pandemia: percepções de migrantes vulneráveis na Tailândia em relação às intervenções não farmacêuticas recomendadas pela OMS: um estudo transversal </text:p>
          </table:table-cell>
          <table:table-cell office:value-type="string" calcext:value-type="string">
            <text:p>Antecedentes: As intervenções não farmacêuticas (INP) constituíram a principal resposta de saúde pública à pandemia de influenza A (H1N1) anterior de 2009 e são uma área-chave de preparação contínua para futuras pandemias. A Tailândia é um importante ponto de foco em termos de preparação e resposta à pandemia global devido ao seu papel como o principal centro de transporte para o Sudeste Asiático, a presença endêmica de vários tipos de gripe e seu papel como principal país receptor de migrantes. Nosso objetivo era coletar informações sobre as percepções dos migrantes vulneráveis ​​e sua capacidade de implementar os NPIs propostos pela OMS. Esperamos que essas informações nos ajudem a avaliar a capacidade dessa população de se engajar nos esforços de preparação e resposta à pandemia, e a identificar as barreiras potenciais à eficácia do NPI. Métodos: Foi realizada uma pesquisa transversal. O estudo foi conduzido durante a pandemia de gripe H1N1 2009 e incluiu 801 participantes migrantes que viviam em áreas de fronteira consideradas de alto risco pelo Ministério de Saúde Pública da Tailândia. Os dados foram coletados por Trabalhadores Comunitários de Saúde Migrantes usando um questionário de 201 itens auxiliado por um entrevistador. Foram realizadas análises descritivas univariadas. Resultados: Com exceção das medidas de fronteira, às quais quase todos os participantes relataram que seriam aderentes, as atitudes em relação aos NPIs recomendados foram geralmente negativas ou incertas. Outras barreiras potenciais para a implementação de NPI incluem experiência limitada na aplicação dessas intervenções (por exemplo, usando um termômetro, usando uma máscara facial) e práticas inadequadas de lavagem das mãos e desinfecção doméstica. Conclusões: Atitudes negativas ou ambivalentes em relação a NPIs combinadas com outras barreiras identificadas sugerem que migrantes vulneráveis ​​na Tailândia têm uma capacidade limitada de participar dos esforços de preparação para uma pandemia. Essa capacidade limitada provavelmente coloca os migrantes em risco de propagação de um vírus pandêmico. A comunicação de risco coordenada e a educação pública são estratégias potenciais que podem reduzir as barreiras para a implementação individual de NPI. </text:p>
          </table:table-cell>
          <table:table-cell table:style-name="ce5" office:value-type="string" calcext:value-type="string">
            <text:p>Hickey, J; Gagnon, AJ; Jitthai, N</text:p>
          </table:table-cell>
          <table:table-cell table:style-name="ce5" office:value-type="string" calcext:value-type="string">
            <text:p>Pandemic preparedness: perceptions of vulnerable migrants in Thailand towards WHO-recommended non-pharmaceutical interventions: a cross-sectional study</text:p>
          </table:table-cell>
          <table:table-cell table:style-name="ce5" office:value-type="string" calcext:value-type="string">
            <text:p>BMC PUBLIC HEALTH</text:p>
          </table:table-cell>
          <table:table-cell table:style-name="ce5" office:value-type="string" calcext:value-type="string">
            <text:p>Article</text:p>
          </table:table-cell>
          <table:table-cell table:style-name="ce5" office:value-type="string" calcext:value-type="string">
            <text:p>Influenza; Pandemic preparedness; Disease prevention; Vulnerable migrants; Non-pharmaceutical interventions; Public health</text:p>
          </table:table-cell>
          <table:table-cell table:style-name="ce5" office:value-type="string" calcext:value-type="string">
            <text:p>Background: Non-pharmaceutical interventions (NPIs) constituted the principal public health response to the previous influenza A (H1N1) 2009 pandemic and are one key area of ongoing preparation for future pandemics. Thailand is an important point of focus in terms of global pandemic preparedness and response due to its role as the major transportation hub for Southeast Asia, the endemic presence of multiple types of influenza, and its role as a major receiving country for migrants. Our aim was to collect information about vulnerable migrants' perceptions of and ability to implement NPIs proposed by the WHO. We hope that this information will help us to gauge the capacity of this population to engage in pandemic preparedness and response efforts, and to identify potential barriers to NPI effectiveness. Methods: A cross-sectional survey was performed. The study was conducted during the influenza H1N1 2009 pandemic and included 801 migrant participants living in border areas thought to be high risk by the Thailand Ministry of Public Health. Data were collected by Migrant Community Health Workers using a 201-item interviewer-assisted questionnaire. Univariate descriptive analyses were conducted. Results: With the exception of border measures, to which nearly all participants reported they would be adherent, attitudes towards recommended NPIs were generally negative or uncertain. Other potential barriers to NPI implementation include limited experience applying these interventions (e.g., using a thermometer, wearing a face mask) and inadequate hand washing and household disinfection practices. Conclusions: Negative or ambivalent attitudes towards NPIs combined with other barriers identified suggest that vulnerable migrants in Thailand have a limited capacity to participate in pandemic preparedness efforts. This limited capacity likely puts migrants at risk of propagating the spread of a pandemic virus. Coordinated risk communication and public education are potential strategies that may reduce barriers to individual NPI implementation.</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4" calcext:value-type="float">
            <text:p>2014</text:p>
          </table:table-cell>
          <table:table-cell table:style-name="ce5" office:value-type="string" calcext:value-type="string">
            <text:p>Public, Environmental &amp; Occupational Health</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Percepções públicas de intervenções não farmacêuticas para reduzir a transmissão de infecção respiratória: revisão sistemática e síntese de estudos qualitativos </text:p>
          </table:table-cell>
          <table:table-cell office:value-type="string" calcext:value-type="string">
            <text:p>Antecedentes: As intervenções não farmacêuticas de saúde pública podem fornecer maneiras simples, de baixo custo e eficazes de minimizar a transmissão e o impacto das infecções respiratórias agudas em contextos de pandemia e não pandemia. Compreender o que influencia a adoção de intervenções não farmacêuticas, como higiene das mãos e respiratória, uso de máscaras e distanciamento social, pode ajudar a informar o desenvolvimento de mensagens de aconselhamento de saúde pública eficazes. O objetivo desta síntese foi explorar as percepções públicas sobre intervenções não farmacêuticas que visam reduzir a transmissão de infecções respiratórias agudas. Métodos: Cinco bases de dados online (MEDLINE, PsycINFO, CINAHL, EMBASE e Web of Science) foram sistematicamente pesquisadas. Listas de referências de artigos também foram examinadas. Selecionamos artigos que usaram um desenho de pesquisa qualitativa para explorar percepções e crenças sobre intervenções não farmacêuticas para reduzir a transmissão de infecções respiratórias agudas. Excluímos artigos que exploravam apenas como os profissionais de saúde ou crianças viam o controle de infecções respiratórias não farmacêuticas. Três autores realizaram extração de dados e avaliação da qualidade do estudo. A análise temática e os componentes da metaetnografia foram adotados para sintetizar os resultados. Resultados: Dezessete artigos de 16 estudos em 9 países foram identificados e revisados. Sete temas principais foram identificados: benefícios percebidos de intervenções não farmacêuticas, desvantagens percebidas de intervenções não farmacêuticas, crenças pessoais e culturais sobre a transmissão de infecções, incerteza diagnóstica em infecções respiratórias emergentes, vulnerabilidade percebida à infecção, ansiedade sobre infecções respiratórias emergentes e comunicações sobre infecções respiratórias emergentes. A síntese mostrou que alguns aspectos do controle não farmacêutico de infecções respiratórias (particularmente higiene das mãos e respiratória) foram vistos como ações familiares e socialmente responsáveis ​​a serem tomadas. Houve ambivalência quanto à adoção de comportamentos de isolamento e distanciamento pessoal em alguns contextos devido ao seu impacto adverso percebido e potencial para atrair estigma social. As barreiras percebidas comuns incluíam crenças sobre a transmissão da infecção, vulnerabilidade pessoal à infecção respiratória e preocupações sobre o autodiagnóstico em infecções respiratórias emergentes. Conclusões: As pessoas avaliam ativamente as intervenções não farmacêuticas em termos de sua percepção de necessidade, eficácia, aceitabilidade e viabilidade. Para aumentar a aceitação, será necessário abordar as principais barreiras, como crenças sobre a transmissão da infecção, rejeição do risco pessoal de infecção e preocupação com os custos potenciais e estigma associados a algumas intervenções. </text:p>
          </table:table-cell>
          <table:table-cell table:style-name="ce5" office:value-type="string" calcext:value-type="string">
            <text:p>Teasdale, E; Santer, M; Geraghty, AWA; Little, P; Yardley, L</text:p>
          </table:table-cell>
          <table:table-cell table:style-name="ce5" office:value-type="string" calcext:value-type="string">
            <text:p>Public perceptions of non-pharmaceutical interventions for reducing transmission of respiratory infection: systematic review and synthesis of qualitative studies</text:p>
          </table:table-cell>
          <table:table-cell table:style-name="ce5" office:value-type="string" calcext:value-type="string">
            <text:p>BMC PUBLIC HEALTH</text:p>
          </table:table-cell>
          <table:table-cell table:style-name="ce5" office:value-type="string" calcext:value-type="string">
            <text:p>Article</text:p>
          </table:table-cell>
          <table:table-cell table:style-name="ce5" office:value-type="string" calcext:value-type="string">
            <text:p>Qualitative; Thematic synthesis; Systematic review; Respiratory infection; Non-pharmaceutical intervention</text:p>
          </table:table-cell>
          <table:table-cell table:style-name="ce5" office:value-type="string" calcext:value-type="string">
            <text:p>Background: Non-pharmaceutical public health interventions may provide simple, low-cost, effective ways of minimising the transmission and impact of acute respiratory infections in pandemic and non-pandemic contexts. Understanding what influences the uptake of non-pharmaceutical interventions such as hand and respiratory hygiene, mask wearing and social distancing could help to inform the development of effective public health advice messages. The aim of this synthesis was to explore public perceptions of non-pharmaceutical interventions that aim to reduce the transmission of acute respiratory infections. Methods: Five online databases (MEDLINE, PsycINFO, CINAHL, EMBASE and Web of Science) were systematically searched. Reference lists of articles were also examined. We selected papers that used a qualitative research design to explore perceptions and beliefs about non-pharmaceutical interventions to reduce transmission of acute respiratory infections. We excluded papers that only explored how health professionals or children viewed non-pharmaceutical respiratory infection control. Three authors performed data extraction and assessment of study quality. Thematic analysis and components of meta-ethnography were adopted to synthesise findings. Results: Seventeen articles from 16 studies in 9 countries were identified and reviewed. Seven key themes were identified: perceived benefits of non-pharmaceutical interventions, perceived disadvantages of non-pharmaceutical interventions, personal and cultural beliefs about infection transmission, diagnostic uncertainty in emerging respiratory infections, perceived vulnerability to infection, anxiety about emerging respiratory infections and communications about emerging respiratory infections. The synthesis showed that some aspects of non-pharmaceutical respiratory infection control ( particularly hand and respiratory hygiene) were viewed as familiar and socially responsible actions to take. There was ambivalence about adopting isolation and personal distancing behaviours in some contexts due to their perceived adverse impact and potential to attract social stigma. Common perceived barriers included beliefs about infection transmission, personal vulnerability to respiratory infection and concerns about self-diagnosis in emerging respiratory infections. Conclusions: People actively evaluate non-pharmaceutical interventions in terms of their perceived necessity, efficacy, acceptability, and feasibility. To enhance uptake, it will be necessary to address key barriers, such as beliefs about infection transmission, rejection of personal risk of infection and concern about the potential costs and stigma associated with some intervention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4" calcext:value-type="float">
            <text:p>2014</text:p>
          </table:table-cell>
          <table:table-cell table:style-name="ce5" office:value-type="string" calcext:value-type="string">
            <text:p>Public, Environmental &amp; Occupational Health</text:p>
          </table:table-cell>
          <table:table-cell table:style-name="ce5" office:value-type="string" calcext:value-type="string">
            <text:p>Green Accepted, 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ficácia do controle da influenza usando intervenções não farmacêuticas em escolas primárias na província de Nakhon Phanom, nordeste da Tailândia </text:p>
          </table:table-cell>
          <table:table-cell office:value-type="string" calcext:value-type="string">
            <text:p>Contexto: O mundo está entrando no período pós-surto da cepa 2009 A H1N1 do vírus da gripe. Espera-se que a cepa continue se espalhando, como os vírus da gripe sazonal fazem a cada ano. A maioria das crianças tem imunidade relativamente baixa e participa de atividades na escola onde há muitas oportunidades de exposição e disseminação de doenças. Objetivos: Comparamos a eficácia da prevenção da influenza usando medidas não farmacêuticas em escolas primárias. Métodos: Este estudo foi conduzido em duas escolas primárias de médio porte na província de Nakhon Phanom, Tailândia. A amostragem em vários estágios foi usada para selecionar alunos da 4ª à 6ª série. O grupo de estudo consistia em 230 alunos das 2 escolas e o grupo de controle 224 alunos das 2 escolas. A pesquisa incluiu (a) 8 horas de instrução sobre doenças semelhantes à influenza e sua prevenção integrada às aulas de promoção da saúde e educação física e (b) construção de compreensão entre os pais e a comunidade. Os dados foram analisados ​​por frequências, porcentagens e regressão logística múltipla. Resultados: As intervenções não farmacêuticas da influenza reduziram a taxa de doenças semelhantes à influenza em 77% (AOR = 023, IC 95%: 0,15 '' .36). Os alunos que não receberam o treinamento de prevenção e controle do tipo influenza tiveram uma morbidade de 54,9%; enquanto os que receberam o treinamento tiveram morbidade de 23,5%. No geral, o grupo que recebeu o modelo educacional viu uma redução de 57% em sua morbidade em comparação com o grupo de controle. Os alunos do grupo de intervenção que lavavam as mãos por 20 segundos três ou mais vezes ao dia apresentaram morbidade de 38,9%, o que resultou em redução geral da morbidade de 36,4%. A taxa de morbidade dos alunos que faltaram às aulas por estarem doentes foi de 39,5%. Ao comparar os métodos de treinamento, o grupo que lavou as mãos viu a morbidade reduzida em 34,7%, enquanto o simples recebimento de notícias e informações de funcionários de saúde pública resultou em uma redução de apenas 29,2% na morbidade. No geral, o grupo que recebeu o treinamento de prevenção e controle de doenças foi capaz de reduzir a morbidade em 58,7%. Conclusão: A educação para a prevenção da influenza entre os alunos foi integrada ao currículo de educação em saúde. As crianças foram ensinadas a lavar as mãos e a etiqueta respiratória (ou seja, cobrir o nariz e o rosto ao espirrar, tossir e assoar o nariz). A mídia de desenho animado foi usada como material didático visual. Os resultados deste programa ajudaram a diminuir o número de casos de doenças semelhantes à influenza e morbidade entre estudantes e famílias. </text:p>
          </table:table-cell>
          <table:table-cell table:style-name="ce5" office:value-type="string" calcext:value-type="string">
            <text:p>Mangklakeree, N; Pinitsoontorn, S; Srisaenpang, S</text:p>
          </table:table-cell>
          <table:table-cell table:style-name="ce5" office:value-type="string" calcext:value-type="string">
            <text:p>Effectiveness of influenza control using non-pharmaceutical interventions at primary schools in Nakhon Phanom Province, Northeast Thailand</text:p>
          </table:table-cell>
          <table:table-cell table:style-name="ce5" office:value-type="string" calcext:value-type="string">
            <text:p>ASIAN BIOMEDICINE</text:p>
          </table:table-cell>
          <table:table-cell table:style-name="ce5" office:value-type="string" calcext:value-type="string">
            <text:p>Article</text:p>
          </table:table-cell>
          <table:table-cell table:style-name="ce5" office:value-type="string" calcext:value-type="string">
            <text:p>Influenza; non-pharmaceutical; prevention program; primary schools</text:p>
          </table:table-cell>
          <table:table-cell table:style-name="ce5" office:value-type="string" calcext:value-type="string">
            <text:p>Background: The world is entering the post-outbreak period of the 2009 A H1N1 strain of the influenza virus. The strain is expected to continue spreading, as seasonal influenza viruses do each year. The majority of children have relatively low immunity and engage in activities at school where opportunities abound for exposure to and spreading of diseases. Objectives: We compared the effectiveness of influenza prevention by using non-pharmaceutical measures in primary schools. Methods: This study was conducted at two medium-sized primary schools in Nakhon Phanom province, Thailand. Multistage sampling was used to select students from Grades 4 to 6. The study group consisted of 230 students from the 2 schools and the control group 224 students from the 2 schools. The research included (a) 8 h of instruction on influenza-like illnesses and their prevention integrated into health promotion and physical education classes and (b) building understanding among parents and in the community. Data were analyzed for frequencies, percentages, and multiple logistic regression. Results: Non-pharmaceutical influenza interventions reduced the rate of influenza-like illnesses by 77% (AOR = 023, 95% CI: 0.15 ''.36). Students who did not receive the influenza-like prevention and control training had a morbidity of 54.9%; whereas those who received the training had a morbidity of 23.5%. Overall, the group receiving the educational model saw a 57% reduction in its morbidity compared with the control group. The students in the intervention group who washed their hands for 20 seconds three or more times per day had a morbidity of 38.9%, which resulted in an overall reduction in morbidity of 36.4%. The morbidity rate of students who missed school because they were ill was 39.5%. When comparing training methods, the hand-washing group saw morbidity reduced by 34.7%, while simply receiving news and information from public health officials resulted in only a 29.2% reduction in morbidity. Overall, the group receiving the disease prevention and control training was able to reduce morbidity by 58.7%. Conclusion: Influenza prevention education among students was integrated into the health education curriculum. Children were taught hand-washing and respiratory etiquette (i.e., covering the nose and face when sneezing, coughing, and nose-blowing). Cartoon media were used as visual teaching aids. The results from this program helped to decrease the number of cases of influenza-like illness and morbidity among students and families.</text:p>
          </table:table-cell>
          <table:table-cell/>
          <table:table-cell table:style-name="ce5" office:value-type="string" calcext:value-type="string">
            <text:p>CHULALONGKORN UNIV, FAC MED</text:p>
          </table:table-cell>
          <table:table-cell table:style-name="ce5" office:value-type="string" calcext:value-type="string">
            <text:p>BANGKOK</text:p>
          </table:table-cell>
          <table:table-cell table:style-name="ce5" office:value-type="string" calcext:value-type="string">
            <text:p>ASIAN BIOMED</text:p>
          </table:table-cell>
          <table:table-cell table:style-name="ce5" office:value-type="float" office:value="2014" calcext:value-type="float">
            <text:p>2014</text:p>
          </table:table-cell>
          <table:table-cell table:style-name="ce5" office:value-type="string" calcext:value-type="string">
            <text:p>Research &amp; Experimental Medicine</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Benefícios para a saúde e econômicos da vacinação precoce e intervenções não farmacêuticas para uma pandemia de influenza A humana (H7N9) </text:p>
          </table:table-cell>
          <table:table-cell office:value-type="string" calcext:value-type="string">
            <text:p>Antecedentes: A vacinação para a pandemia de 2009 não ocorreu até o final do surto, o que limitou seus benefícios. A influenza A (H7N9) está causando um aumento na morbidade e mortalidade na China, e os pesquisadores modificaram o vírus A (H5N1) para ser transmitido por aerossol, o que novamente aumenta as preocupações sobre a preparação para uma pandemia de influenza. Objetivo: determinar a rapidez com que a vacinação deve ser concluída para reduzir infecções, mortes e custos de saúde em uma pandemia com características semelhantes à influenza A (H7N9) e A (H5N1). Projeto: Modelo de transmissão dinâmica para estimar as consequências econômicas e de saúde de uma grave pandemia de influenza em uma grande cidade metropolitana. Fontes de dados: Literatura e opinião de especialistas. População-alvo: Residentes de uma cidade metropolitana dos EUA com características semelhantes à cidade de Nova York. Horizonte de tempo: vitalício. Perspectiva: Societal. Intervenção: Vacinação de 30% da população aos 4 ou 6 meses. Medidas de resultado: infecções e mortes evitadas e relação custo-eficácia. Resultados da análise do caso-base: Em 12 meses, 48 ​​254 pessoas morreriam. A vacinação aos 9 meses evitaria 2365 dessas mortes. A vacinação em 6 meses salvaria 5.775 vidas adicionais e US $ 51 milhões em nível municipal. Acelerar a entrega para 4 meses salvaria 5.633 vidas adicionais e US $ 50 milhões. Resultados da análise de sensibilidade: Se a vacinação fosse adiada por 9 meses, a redução de contatos em 8% por meio de intervenções não farmacêuticas produziria uma redução semelhante nas infecções e mortes como vacinação em 4 meses. Limitação: O modelo não foi projetado para avaliar programas voltados para populações específicas, como crianças ou pessoas com comorbidades. Conclusão: A vacinação em uma pandemia de influenza A (H7N9) precisaria ser concluída muito mais rápido do que em 2009 para reduzir substancialmente a morbidade, mortalidade e custos de saúde. A maximização das intervenções não farmacêuticas pode mitigar substancialmente a pandemia até que uma vacina compatível esteja disponível. </text:p>
          </table:table-cell>
          <table:table-cell table:style-name="ce5" office:value-type="string" calcext:value-type="string">
            <text:p>Khazeni, N; Hutton, DW; Collins, CIF; Garber, AM; Owens, DK</text:p>
          </table:table-cell>
          <table:table-cell table:style-name="ce5" office:value-type="string" calcext:value-type="string">
            <text:p>Health and Economic Benefits of Early Vaccination and Nonpharmaceutical Interventions for a Human Influenza A (H7N9) Pandemic</text:p>
          </table:table-cell>
          <table:table-cell table:style-name="ce5" office:value-type="string" calcext:value-type="string">
            <text:p>ANNALS OF INTERNAL MEDICINE</text:p>
          </table:table-cell>
          <table:table-cell table:style-name="ce5" office:value-type="string" calcext:value-type="string">
            <text:p>Article</text:p>
          </table:table-cell>
          <table:table-cell/>
          <table:table-cell table:style-name="ce5" office:value-type="string" calcext:value-type="string">
            <text:p>Background: Vaccination for the 2009 pandemic did not occur until late in the outbreak, which limited its benefits. Influenza A (H7N9) is causing increasing morbidity and mortality in China, and researchers have modified the A (H5N1) virus to transmit via aerosol, which again heightens concerns about pandemic influenza preparedness. Objective: To determine how quickly vaccination should be completed to reduce infections, deaths, and health care costs in a pandemic with characteristics similar to influenza A (H7N9) and A (H5N1). Design: Dynamic transmission model to estimate health and economic consequences of a severe influenza pandemic in a large metropolitan city. Data Sources: Literature and expert opinion. Target Population: Residents of a U. S. metropolitan city with characteristics similar to New York City. Time Horizon: Lifetime. Perspective: Societal. Intervention: Vaccination of 30% of the population at 4 or 6 months. Outcome Measures: Infections and deaths averted and cost-effectiveness. Results of Base-Case Analysis: In 12 months, 48 254 persons would die. Vaccinating at 9 months would avert 2365 of these deaths. Vaccinating at 6 months would save 5775 additional lives and $51 million at a city level. Accelerating delivery to 4 months would save an additional 5633 lives and $50 million. Results of Sensitivity Analysis: If vaccination were delayed for 9 months, reducing contacts by 8% through nonpharmaceutical interventions would yield a similar reduction in infections and deaths as vaccination at 4 months. Limitation: The model is not designed to evaluate programs targeting specific populations, such as children or persons with comorbid conditions. Conclusion: Vaccination in an influenza A (H7N9) pandemic would need to be completed much faster than in 2009 to substantially reduce morbidity, mortality, and health care costs. Maximizing nonpharmaceutical interventions can substantially mitigate the pandemic until a matched vaccine becomes available.</text:p>
          </table:table-cell>
          <table:table-cell/>
          <table:table-cell table:style-name="ce5" office:value-type="string" calcext:value-type="string">
            <text:p>AMER COLL PHYSICIANS</text:p>
          </table:table-cell>
          <table:table-cell table:style-name="ce5" office:value-type="string" calcext:value-type="string">
            <text:p>PHILADELPHIA</text:p>
          </table:table-cell>
          <table:table-cell table:style-name="ce5" office:value-type="string" calcext:value-type="string">
            <text:p>ANN INTERN MED</text:p>
          </table:table-cell>
          <table:table-cell table:style-name="ce5" office:value-type="float" office:value="2014" calcext:value-type="float">
            <text:p>2014</text:p>
          </table:table-cell>
          <table:table-cell table:style-name="ce5" office:value-type="string" calcext:value-type="string">
            <text:p>General &amp; Internal Medicine</text:p>
          </table:table-cell>
          <table:table-cell table:style-name="ce5" office:value-type="string" calcext:value-type="string">
            <text:p>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eitos do gargarejo de chá verde na prevenção da infecção por influenza em alunos do ensino médio: um estudo controlado randomizado </text:p>
          </table:table-cell>
          <table:table-cell office:value-type="string" calcext:value-type="string">
            <text:p>Antecedentes: A atividade do vírus da influenza das catequinas do chá verde foi demonstrada em estudos experimentais, mas a evidência clínica foi inconclusiva. As crianças em idade escolar desempenham um papel importante na infecção e propagação da gripe na forma de surtos escolares. A prevenção da infecção por influenza entre os estudantes é essencial para reduzir a frequência de epidemias e pandemias. Como uma intervenção não farmacêutica contra a infecção, o gargarejo também é comumente realizado em países asiáticos, mas ainda não foi amplamente estudado. Métodos e resultados: Um estudo randomizado, aberto, paralelo de 2 grupos de 757 estudantes do ensino médio (15 a 17 anos de idade) foi conduzido por 90 dias durante a temporada de epidemia de influenza de 1º de dezembro de 2011 a 28 de fevereiro de 2012, em 6 escolas secundárias na província de Shizuoka, Japão. O grupo do gargarejo de chá verde gargarejou 3 vezes ao dia com chá verde engarrafado e o grupo do gargarejo com água fez o mesmo com água da torneira. O grupo da água foi impedido de gargarejar com chá verde. O desfecho primário foi a incidência de influenza confirmada em laboratório usando ensaio imunocromatográfico para detecção de antígeno. 757 participantes foram inscritos e 747 participantes completaram o estudo (384 no grupo do chá verde e 363 no grupo da água). A regressão logística multivariada não indicou nenhuma diferença significativa na incidência de influenza confirmada em laboratório entre o grupo do chá verde (19 participantes; 4,9%) e o grupo da água (25 participantes; 6,9%) (OR ajustado, 0,69; IC 95%, 0,37 a 1,28; P = 0,24). A principal limitação do estudo é que a taxa de adesão entre os alunos do ensino médio ficou abaixo do esperado. Conclusões: Entre os alunos do ensino médio, gargarejar com chá verde três vezes ao dia não foi significativamente mais eficaz do que gargarejar com água para a prevenção da infecção por influenza. A fim de avaliar adequadamente a eficácia desse gargarejo, são necessários estudos adicionais randomizados em grande escala. </text:p>
          </table:table-cell>
          <table:table-cell table:style-name="ce5" office:value-type="string" calcext:value-type="string">
            <text:p>Ide, K; Yamada, H; Matsushita, K; Ito, M; Nojiri, K; Toyoizumi, K; Matsumoto, K; Sameshima, Y</text:p>
          </table:table-cell>
          <table:table-cell table:style-name="ce5" office:value-type="string" calcext:value-type="string">
            <text:p>Effects of Green Tea Gargling on the Prevention of Influenza Infection in High School Students: A Randomized Controlled Study</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The anti-influenza virus activity of green tea catechins has been demonstrated in experimental studies, but clinical evidence has been inconclusive. School-aged children play an important role in the infection and spread of influenza in the form of school-based outbreaks. Preventing influenza infection among students is essential for reducing the frequency of epidemics and pandemics. As a non-pharmaceutical intervention against infection, gargling is also commonly performed in Asian countries but has not yet been extensively studied. Methods and Findings: A randomized, open label, 2-group parallel study of 757 high school students (15 to 17 years of age) was conducted for 90 days during the influenza epidemic season from December 1st, 2011 to February 28th, 2012, in 6 high schools in Shizuoka Prefecture, Japan. The green tea gargling group gargled 3 times a day with bottled green tea, and the water gargling group did the same with tap water. The water group was restricted from gargling with green tea. The primary outcome measure was the incidence of laboratory-confirmed influenza using immunochromatographic assay for antigen detection. 757 participants were enrolled and 747 participants completed the study (384 in the green tea group and 363 in the water group). Multivariate logistic regression indicated no significant difference in the incidence of laboratory-confirmed influenza between the green tea group (19 participants; 4.9%) and the water group (25 participants; 6.9%) (adjusted OR, 0.69; 95% CI, 0.37 to 1.28; P = 0.24). The main limitation of the study is the adherence rate among high school students was lower than expected. Conclusions: Among high school students, gargling with green tea three times a day was not significantly more efficacious than gargling with water for the prevention of influenza infection. In order to adequately assess the effectiveness of such gargling, additional large-scale randomized studies are needed.</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4" calcext:value-type="float">
            <text:p>2014</text:p>
          </table:table-cell>
          <table:table-cell table:style-name="ce5" office:value-type="string" calcext:value-type="string">
            <text:p>Science &amp; Technology - Other Topics</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Gripe suína na faculdade: resposta precoce do campus a medidas de controle de surto </text:p>
          </table:table-cell>
          <table:table-cell office:value-type="string" calcext:value-type="string">
            <text:p>Objetivos: Descrever as atitudes dos alunos e professores em relação à adesão às medidas de controle não farmacêuticas durante o primeiro surto universitário conhecido de gripe pandêmica A de 2009 (H1N1). Métodos: Fontes de informação preferidas, adesão de medida de controle e probabilidade de adesão durante surtos futuros, e risco de doença percebido, foram exploradas por meio de grupos de foco e entrevistas com pacientes. Resultados: Realizamos 7 grupos focais (N = 48) e 9 entrevistas com pacientes. Medidas (por exemplo, higiene das mãos, auto-isolamento durante a doença) foram inicialmente atendidas. Informações limitadas sobre A (H1N1) pdm09, compreensão insuficiente das decisões da universidade e uso excessivo de alerta da universidade percebido levaram a relatos de que futuros surtos seriam considerados menos seriamente. Conclusões: A preocupação relatada e o compromisso com as recomendações diminuíram rapidamente. As mensagens e respostas iniciais da universidade foram essenciais para moldar as percepções posteriores dos participantes. </text:p>
          </table:table-cell>
          <table:table-cell table:style-name="ce5" office:value-type="string" calcext:value-type="string">
            <text:p>Mitchell, T; Massoudi, M; Swerdlow, DL; Dee, DL; Gould, LH; Kutty, PK; Prime, MS; Silverman, PR; Fishbein, DB</text:p>
          </table:table-cell>
          <table:table-cell table:style-name="ce5" office:value-type="string" calcext:value-type="string">
            <text:p>Swine Flu in College: Early Campus Response to Outbreak Control Measures</text:p>
          </table:table-cell>
          <table:table-cell table:style-name="ce5" office:value-type="string" calcext:value-type="string">
            <text:p>AMERICAN JOURNAL OF HEALTH BEHAVIOR</text:p>
          </table:table-cell>
          <table:table-cell table:style-name="ce5" office:value-type="string" calcext:value-type="string">
            <text:p>Article</text:p>
          </table:table-cell>
          <table:table-cell table:style-name="ce5" office:value-type="string" calcext:value-type="string">
            <text:p>pandemics; H1N1Virus; universities; prevention and control</text:p>
          </table:table-cell>
          <table:table-cell table:style-name="ce5" office:value-type="string" calcext:value-type="string">
            <text:p>Objectives: To describe student and faculty attitudes towards and adherence to nonpharmaceutical control measures during the first-known university outbreak of 2009 pandemic influenza A (H1N1). Methods: Preferred information sources, control measure adherence and likelihood of adherence during future outbreaks, and perceived illness risk, were explored through focus groups and patient interviews. Results: We conducted 7 focus groups (N=48) and 9 patient interviews. Measures (eg, hand hygiene, self-isolation while ill) were initially heeded. Limited information regarding A(H1N1) pdm09, insufficient understanding of university decisions, and perceived university alert overuse led to reports that future outbreaks would be regarded less seriously. Conclusions: Reported concern and commitment to recommendations decreased rapidly. Initial university messaging and response was critical in shaping participants' later perceptions.</text:p>
          </table:table-cell>
          <table:table-cell/>
          <table:table-cell table:style-name="ce5" office:value-type="string" calcext:value-type="string">
            <text:p>PNG PUBLICATIONS</text:p>
          </table:table-cell>
          <table:table-cell table:style-name="ce5" office:value-type="string" calcext:value-type="string">
            <text:p>OAK RIDGE</text:p>
          </table:table-cell>
          <table:table-cell table:style-name="ce5" office:value-type="string" calcext:value-type="string">
            <text:p>AM J HEALTH BEHAV</text:p>
          </table:table-cell>
          <table:table-cell table:style-name="ce5" office:value-type="float" office:value="2014" calcext:value-type="float">
            <text:p>2014</text:p>
          </table:table-cell>
          <table:table-cell table:style-name="ce5" office:value-type="string" calcext:value-type="string">
            <text:p>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Os efeitos do exercício físico com música na função cognitiva de pessoas idosas: Projeto Mihama-Kiho </text:p>
          </table:table-cell>
          <table:table-cell office:value-type="string" calcext:value-type="string">
            <text:p>Introdução: O exercício físico tem efeitos positivos na função cognitiva de idosos. Não se sabe, entretanto, se as combinações de intervenções não farmacêuticas podem produzir mais benefícios do que as únicas. Este estudo teve como objetivo identificar se o exercício físico associado à música melhora a função cognitiva em idosos normais mais do que o exercício isolado. Métodos: Foram incluídos 119 indivíduos (idades entre 65-84 anos). Quarenta sujeitos realizaram exercícios físicos (uma vez por semana durante uma hora com treinadores profissionais) com acompanhamento musical (grupo ExM), desenvolvido pela YAMAHA Music Foundation; 40 sujeitos realizaram o mesmo exercício sem música (grupo Ex); 39 sujeitos constituíram o grupo controle (grupo Cont). Antes e depois da intervenção de um ano, cada paciente foi avaliado por baterias neuropsicológicas. As ressonâncias magnéticas foram realizadas antes e após a intervenção; o sistema de análise regional específico baseado em Voxel para a doença de Alzheimer (VSRAD) foi usado para avaliar a atrofia do lobo temporal medial. Resultados: A análise de variância (ANOVA) foi significativa apenas na função visuoespacial. A comparação múltipla (ExM vs. Ex, ExM vs. Cont, Ex vs. Cont) foi significativa entre os grupos ExM e Cont. As análises intra-grupo antes e após a intervenção revelaram melhora significativa na função visuoespacial no grupo ExM e melhorias significativas em outras baterias em todos os três grupos. A pontuação VSRAD piorou significativamente nos grupos ExM e Ex. Conclusões: O exercício físico combinado com a música produziu efeitos mais positivos na função cognitiva em idosos do que o exercício sozinho. Atribuímos essa melhora à natureza multifacetada de combinar o exercício físico com a música, que pode atuar simultaneamente como treinamento cognitivo e físico. </text:p>
          </table:table-cell>
          <table:table-cell table:style-name="ce5" office:value-type="string" calcext:value-type="string">
            <text:p>Satoh, M; Ogawa, J; Tokita, T; Nakaguchi, N; Nakao, K; Kida, H; Tomimoto, H</text:p>
          </table:table-cell>
          <table:table-cell table:style-name="ce5" office:value-type="string" calcext:value-type="string">
            <text:p>The Effects of Physical Exercise with Music on Cognitive Function of Elderly People: Mihama-Kiho Project</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Physical exercise has positive effects on cognitive function in elderly people. It is unknown, however, if combinations of non-pharmaceutical interventions can produce more benefits than single ones. This study aimed to identify if physical exercise combined with music improves cognitive function in normal elderly people more than exercise alone. Methods: We enrolled 119 subjects (age 65-84 years old). Forty subjects performed physical exercise (once a week for an hour with professional trainers) with musical accompaniment (ExM group), developed by YAMAHA Music Foundation; 40 subjects performed the same exercise without music (Ex group); 39 subjects were the control group (Cont group). Before and after the year-long intervention, each patient was assessed by neuropsychological batteries. MRIs were performed before and after intervention; the Voxel-based Specific Regional analysis system for Alzheimer's Disease (VSRAD) was used to assess medial temporal lobe atrophy. Results: Analysis of variance (ANOVA) was significant only in visuospatial function. The multiple comparison (ExM vs. Ex, ExM vs. Cont, Ex vs. Cont) was significant between the ExM and Cont group. Intra-group analyses before and after intervention revealed significant improvement in visuospatial function in the ExM group, and significant improvements in other batteries in all three groups. The VSRAD score significantly worsened in the ExM and Ex groups. Conclusions: Physical exercise combined with music produced more positive effects on cognitive function in elderly people than exercise alone. We attributed this improvement to the multifaceted nature of combining physical exercise with music, which can act simultaneously as both cognitive and physical training.</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4" calcext:value-type="float">
            <text:p>2014</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Conhecimento, atitudes e práticas de intervenções não farmacêuticas após dispensas escolares durante a pandemia de influenza A H1N1 de 2009 em Michigan, Estados Unidos </text:p>
          </table:table-cell>
          <table:table-cell office:value-type="string" calcext:value-type="string">
            <text:p>Antecedentes: Muitas escolas nos Estados Unidos relataram um aumento nas dispensas devido à pandemia de influenza A H1N1 de 2009 (pH1N1). Durante os meses de outono de 2009, mais de 567 dispensas escolares foram relatadas no estado de Michigan. Em dezembro de 2009, o Departamento de Saúde Comunitária de Michigan, em colaboração com os Centros para Controle e Prevenção de Doenças dos Estados Unidos, realizou uma pesquisa para descrever o conhecimento, as atitudes e as práticas (KAPs) de famílias com crianças em idade escolar e professores em sala de aula com relação o uso recomendado de intervenções não farmacêuticas (INP) para retardar a propagação da influenza. Métodos: Uma amostra aleatória de oito escolas de ensino fundamental (jardim de infância até a 5ª série) foi selecionada de cada uma das oito regiões de preparação para a saúde pública no estado. Dentro de cada escola selecionada, uma única sala de aula foi identificada aleatoriamente em cada série (K-5), e os cuidadores domésticos dos alunos da classe e seus respectivos professores foram convidados a participar da pesquisa. Resultados: No total, 26% (2.188 / 8.280) dos cuidadores domiciliares e 45% (163/360) dos professores de 48 escolas (das 64 amostradas) responderam à pesquisa. Das 48 escolas participantes, 27% (13) sofreram dispensa escolar durante o semestre de outono de 2009. Oitenta e sete por cento (1.806 / 2.082) dos cuidadores e 80% (122/152) dos professores pensaram que a pandemia de influenza A H1N1 de 2009 foi grave e&gt; 90% de ambos os grupos indicaram que disseram a seus filhos / alunos para usarem NPIs , como lavar as mãos com mais frequência e cobrir a tosse com lenços, para prevenir a infecção pela gripe. Conclusões: O conhecimento e a instrução sobre o uso de NPIs pareceram elevados entre os cuidadores domésticos e os professores que responderam à pesquisa. No entanto, as autoridades de saúde pública devem continuar a explicar a justificativa de saúde pública para INP para reduzir a pandemia de influenza. Garantir que essas informações sejam comunicadas aos cuidadores domésticos e professores por meio de fontes confiáveis ​​é essencial. </text:p>
          </table:table-cell>
          <table:table-cell table:style-name="ce5" office:value-type="string" calcext:value-type="string">
            <text:p>Shi, JR; Njai, R; Wells, E; Collins, J; Wilkins, M; Dooyema, C; Sinclair, J; Gao, HJ; Rainey, JJ</text:p>
          </table:table-cell>
          <table:table-cell table:style-name="ce5" office:value-type="string" calcext:value-type="string">
            <text:p>Knowledge, Attitudes, and Practices of Nonpharmaceutical Interventions following School Dismissals during the 2009 Influenza A H1N1 Pandemic in Michigan, United States</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Many schools throughout the United States reported an increase in dismissals due to the 2009 influenza A H1N1 pandemic (pH1N1). During the fall months of 2009, more than 567 school dismissals were reported from the state of Michigan. In December 2009, the Michigan Department of Community Health, in collaboration with the United States Centers for Disease Control and Prevention, conducted a survey to describe the knowledge, attitudes, and practices (KAPs) of households with school-aged children and classroom teachers regarding the recommended use of nonpharmaceutical interventions (NPIs) to slow the spread of influenza. Methods: A random sample of eight elementary schools (kindergarten through 5th grade) was selected from each of the eight public health preparedness regions in the state. Within each selected school, a single classroom was randomly identified from each grade (K-5), and household caregivers of the classroom students and their respective teachers were asked to participate in the survey. Results: In total, 26% (2,188/8,280) of household caregivers and 45% (163/360) of teachers from 48 schools (of the 64 sampled) responded to the survey. Of the 48 participating schools, 27% (13) experienced a school dismissal during the 2009 fall term. Eighty-seven percent (1,806/2,082) of caregivers and 80% (122/152) of teachers thought that the 2009 influenza A H1N1 pandemic was severe, and &gt;90% of both groups indicated that they told their children/students to use NPIs, such as washing hands more often and covering coughs with tissues, to prevent infection with influenza. Conclusions: Knowledge and instruction on the use of NPIs appeared to be high among household caregivers and teachers responding to the survey. Nevertheless, public health officials should continue to explain the public health rationale for NPIs to reduce pandemic influenza. Ensuring this information is communicated to household caregivers and teachers through trusted sources is essential.</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4" calcext:value-type="float">
            <text:p>2014</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Fechamento de escolas durante a pandemia de influenza de 2009: experiências nacionais e locais </text:p>
          </table:table-cell>
          <table:table-cell office:value-type="string" calcext:value-type="string">
            <text:p>Contexto: O fechamento de escolas é uma intervenção não farmacêutica que foi considerada em muitos planos pandêmicos nacionais desenvolvidos antes do início da pandemia de influenza A (H1N1) pdm09 e recebeu atenção considerável durante o evento. Aqui, revisamos retrospectivamente e comparamos as experiências nacionais e locais com o fechamento de escolas em vários países durante a pandemia A (H1N1) pdm09. Nossa intenção não é fazer uma revisão sistemática das experiências dos países; em vez disso, é apresentar a diversidade de experiências de fechamento de escolas e fornecer exemplos de perspectivas nacionais e locais. Métodos: Os dados foram coletados durante e após uma reunião, organizada pelos Centros Europeus de Controle de Doenças, sobre o fechamento de escolas realizada em outubro de 2010 em Estocolmo, Suécia. Um formulário padrão de coleta de dados foi desenvolvido e enviado a todos os participantes. Os doze países e regiões administrativas participantes (Bulgária, China, França, Região Administrativa Especial (SAR) de Hong Kong, Itália, Japão, Nova Zelândia, Sérvia, África do Sul, Tailândia, Reino Unido e Estados Unidos) forneceram dados. Resultados: Nossa revisão destaca as experiências nacionais e locais muito diversas sobre o fechamento de escolas durante a pandemia A (H1N1) pdm09. Os processos, incluindo quem era responsável por fazer recomendações e quem era responsável por tomar a decisão de fechar, as estratégias de controle com base na escola, a extensão do fechamento de escolas, a tradição de saúde pública de respostas e expectativas sobre o fechamento de escolas variaram muito entre os países . A nossa revisão também discute os muitos desafios associados à implementação desta intervenção e faz recomendações para futuros trabalhos práticos nesta área. Conclusões: O fator mais importante para explicar as diferenças observadas entre os países pode ter sido as diferentes práticas de saúde pública e expectativas públicas em relação ao fechamento de escolas e à influenza nos países selecionados. </text:p>
          </table:table-cell>
          <table:table-cell table:style-name="ce5" office:value-type="string" calcext:value-type="string">
            <text:p>Cauchemez, S; Van Kerkhove, MD; Archer, BN; Cetron, M; Cowling, BJ; Grove, P; Hunt, D; Kojouharova, M; Kon, P; Ungchusak, K; Oshitani, H; Pugliese, A; Rizzo, C; Saour, G; Sunagawa, T; Uzicanin, A; Wachtel, C; Weisfuse, I; Yu, HJ; Nicoll, A</text:p>
          </table:table-cell>
          <table:table-cell table:style-name="ce5" office:value-type="string" calcext:value-type="string">
            <text:p>School closures during the 2009 influenza pandemic: national and local experiences</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School closure is a non-pharmaceutical intervention that was considered in many national pandemic plans developed prior to the start of the influenza A(H1N1)pdm09 pandemic, and received considerable attention during the event. Here, we retrospectively review and compare national and local experiences with school closures in several countries during the A(H1N1) pdm09 pandemic. Our intention is not to make a systematic review of country experiences; rather, it is to present the diversity of school closure experiences and provide examples from national and local perspectives. Methods: Data were gathered during and following a meeting, organized by the European Centres for Disease Control, on school closures held in October 2010 in Stockholm, Sweden. A standard data collection form was developed and sent to all participants. The twelve participating countries and administrative regions (Bulgaria, China, France, Hong Kong Special Administrative Region (SAR), Italy, Japan, New Zealand, Serbia, South Africa, Thailand, United Kingdom, and United States) provided data. Results: Our review highlights the very diverse national and local experiences on school closures during the A (H1N1) pdm09 pandemic. The processes including who was in charge of making recommendations and who was in charge of making the decision to close, the school-based control strategies, the extent of school closures, the public health tradition of responses and expectations on school closure varied greatly between countries. Our review also discusses the many challenges associated with the implementation of this intervention and makes recommendations for further practical work in this area. Conclusions: The single most important factor to explain differences observed between countries may have been the different public health practises and public expectations concerning school closures and influenza in the selected countrie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4" calcext:value-type="float">
            <text:p>2014</text:p>
          </table:table-cell>
          <table:table-cell table:style-name="ce5" office:value-type="string" calcext:value-type="string">
            <text:p>Infectious Diseases</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Um ensaio clínico randomizado dos efeitos de um programa de gerenciamento de estresse durante a gravidez </text:p>
          </table:table-cell>
          <table:table-cell office:value-type="string" calcext:value-type="string">
            <text:p>Contexto: O estresse materno pré-natal está associado a resultados adversos no parto. As técnicas de relaxamento podem ser eficazes na redução do estresse durante esse período. O objetivo deste estudo foi avaliar os efeitos do relaxamento aplicado na redução da ansiedade e do estresse em gestantes no segundo trimestre, bem como aumentar seu senso de controle. Também esperávamos ver uma diferença em alguns fatores de estilo de vida associados ao estresse. Um ensaio clínico randomizado com um projeto experimental pré-teste pós-teste prospectivo foi usado. Métodos: Sessenta mulheres primigestas no segundo trimestre foram distribuídas aleatoriamente para receber um programa de gerenciamento de estresse de 6 semanas (N = 31) (relaxamento respiratório e relaxamento muscular progressivo, RB-PMR, duas vezes ao dia) ou não (N = 29). Medidas validadas autorreferidas foram usadas para avaliar o estresse percebido, o locus de controle da saúde e a ansiedade no início e no final das 6 semanas de acompanhamento. Resultados: Os resultados do estudo demonstraram benefícios significativos do uso das técnicas no estado psicológico das gestantes. A implementação sistemática das técnicas de relaxamento propostas contribuiu na redução do estresse percebido (alteração média -3,23, 95% Cl: -4,29 a -0,29) e aumentou o senso de controle (alteração média 1,99, 95% Cl: 0,02-3,7) . Conclusão: Os resultados sugerem efeitos benéficos do relaxamento na redução do estresse percebido, bem como incremento do senso de controle em mulheres grávidas. Os resultados deste estudo apoiam a afirmação de que o treinamento nas técnicas de relaxamento propostas pode constituir uma intervenção ideal, não farmacêutica, que pode promover o bem-estar, pelo menos durante a gravidez. Estudos mais longos serão necessários no futuro, a fim de examinar os efeitos de longo prazo das técnicas de relaxamento. (C) 2014 Elsevier Ltd. Todos os direitos reservados. </text:p>
          </table:table-cell>
          <table:table-cell table:style-name="ce5" office:value-type="string" calcext:value-type="string">
            <text:p>Tragea, C; Chrousos, GP; Alexopoulos, EC; Darviri, C</text:p>
          </table:table-cell>
          <table:table-cell table:style-name="ce5" office:value-type="string" calcext:value-type="string">
            <text:p>A randomized controlled trial of the effects of a stress management programme during pregnancy</text:p>
          </table:table-cell>
          <table:table-cell table:style-name="ce5" office:value-type="string" calcext:value-type="string">
            <text:p>COMPLEMENTARY THERAPIES IN MEDICINE</text:p>
          </table:table-cell>
          <table:table-cell table:style-name="ce5" office:value-type="string" calcext:value-type="string">
            <text:p>Article</text:p>
          </table:table-cell>
          <table:table-cell table:style-name="ce5" office:value-type="string" calcext:value-type="string">
            <text:p>Anxiety; Stress; Pregnancy; Relaxation; Stress management</text:p>
          </table:table-cell>
          <table:table-cell table:style-name="ce5" office:value-type="string" calcext:value-type="string">
            <text:p>Background: Prenatal maternal stress is associated with adverse birth outcomes. Relaxation techniques might be effective in reducing stress during that period. The purpose of this study was to evaluate the effects of applied relaxation in reducing anxiety and stress in pregnant women in their second trimester, as well as raising their sense of control. Also we expected to see a difference in some lifestyle factors associated with stress. A randomized control trial with a prospective pretest-posttest experimental design was used. Methods: Sixty primigravida women in their second trimester were assigned randomly to receive a 6-week stress management programme (N = 31) (relaxation breathing and progressive muscle relaxation, RB-PMR, twice a day) or not (N = 29). Self-reported validated measures were used to evaluate perceived stress, health locus of control and anxiety at baseline and at the end of the 6-weeks follow-up. Results: The results of the study demonstrated significant benefits from the use of the techniques in the psychological state of the pregnant women. The systematic implementation of the proposed relaxation techniques contributed in the reduction of perceived stress (mean change -3.23, 95% Cl: -4.29 to -0.29) and increased the sense of control (mean change 1.99, 95% Cl: 0.02-3.7). Conclusion: The findings suggest beneficial effects of relaxation on reducing perceived stress as well as increment of sense of control in pregnant women. The results of this study support the claim that training in the proposed relaxation techniques may constitute an ideal, non-pharmaceutical, intervention that can promote well-being, at least during pregnancy. Longer studies will be necessary in the future, in order to examine the long-term effects of relaxation techniques. (C) 2014 Elsevier Ltd. All rights reserved.</text:p>
          </table:table-cell>
          <table:table-cell/>
          <table:table-cell table:style-name="ce5" office:value-type="string" calcext:value-type="string">
            <text:p>CHURCHILL LIVINGSTONE</text:p>
          </table:table-cell>
          <table:table-cell table:style-name="ce5" office:value-type="string" calcext:value-type="string">
            <text:p>EDINBURGH</text:p>
          </table:table-cell>
          <table:table-cell table:style-name="ce5" office:value-type="string" calcext:value-type="string">
            <text:p>COMPLEMENT THER MED</text:p>
          </table:table-cell>
          <table:table-cell table:style-name="ce5" office:value-type="float" office:value="2014" calcext:value-type="float">
            <text:p>2014</text:p>
          </table:table-cell>
          <table:table-cell table:style-name="ce5" office:value-type="string" calcext:value-type="string">
            <text:p>Integrative &amp; Complementary Medicine</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Intervenção Assistida por Eqüinos para Pessoas com Demência </text:p>
          </table:table-cell>
          <table:table-cell office:value-type="string" calcext:value-type="string">
            <text:p>O objetivo deste estudo exploratório foi determinar a viabilidade e eficácia do uso de interações guiadas com cavalos como uma intervenção não farmacêutica para melhorar os estados fisiológicos e comportamentais de pessoas com demência. Uma amostra de conveniência de pessoas com demência foi recrutada em um centro de saúde para adultos (n = 16). Uma intervenção multicomponente foi implementada compreendendo oportunidades para cuidar, pintar e conduzir cavalos. Usando um desenho cruzado pré-teste pós-teste randomizado, os pesquisadores compararam os participantes que receberam a intervenção assistida por equinos com os participantes que receberam o tratamento usual. Idosos com doença de Alzheimer e demências relacionadas se engajaram positivamente na terapia assistida por animais com cavalos. Uma redução nos problemas comportamentais foi encontrada após a intervenção em contraste com o grupo de comparação. As medidas pré-intervenção mostraram que os participantes exibiram níveis mais baixos de comportamentos perturbadores em comparação com o grupo de controle nos dias em que foram programados para trabalhar com os cavalos. Curiosamente, os níveis de cortisol, usados ​​como uma medida fisiológica de lidar com o estresse, foram elevados após a intervenção em participantes com pontuações mais altas no Mini Exame do Estado Mental. As intervenções assistidas por equinos são viáveis ​​e possivelmente benéficas para adultos com doença de Alzheimer ou um transtorno demencial relacionado, como aqueles inscritos em programas de saúde diária para adultos. Estudos futuros devem utilizar vários métodos de avaliação de impacto e incluir medidas de processo para delinear quais atividades específicas parecem fornecer o maior benefício. </text:p>
          </table:table-cell>
          <table:table-cell table:style-name="ce5" office:value-type="string" calcext:value-type="string">
            <text:p>Dabelko-Schoeny, H; Phillips, G; Darrough, E; DeAnna, S; Jarden, M; Johnson, D; Lorch, G</text:p>
          </table:table-cell>
          <table:table-cell table:style-name="ce5" office:value-type="string" calcext:value-type="string">
            <text:p>Equine-Assisted Intervention for People with Dementia</text:p>
          </table:table-cell>
          <table:table-cell table:style-name="ce5" office:value-type="string" calcext:value-type="string">
            <text:p>ANTHROZOOS</text:p>
          </table:table-cell>
          <table:table-cell table:style-name="ce5" office:value-type="string" calcext:value-type="string">
            <text:p>Article</text:p>
          </table:table-cell>
          <table:table-cell table:style-name="ce5" office:value-type="string" calcext:value-type="string">
            <text:p>adult day care; Alzheimer's disease; cortisol; dementia; elderly; equine-assisted therapy</text:p>
          </table:table-cell>
          <table:table-cell table:style-name="ce5" office:value-type="string" calcext:value-type="string">
            <text:p>The purpose of this exploratory study was to determine the feasibility and effectiveness of using guided interactions with horses as a nonpharmaceutical intervention to improve the physiological and behavioral states of persons with dementia. A convenience sample of persons with dementia was recruited from an adult day health center (n = 16). A multi-component intervention was implemented comprised of opportunities for grooming, painting, and leading horses. Using a randomized pretest-posttest crossover design, researchers compared participants receiving the equine-assisted intervention with participants receiving treatment as usual. Older persons with Alzheimer's disease and related dementias engaged positively in animal-assisted therapy with horses. A reduction in behavioral problems was found post intervention in contrast to the comparison group. Pre-intervention measures showed that participants exhibited lower levels of disruptive behaviors compared with the control group on the days they were scheduled to work with the horses. Interestingly, cortisol levels, used as a physiological measure of coping with stress, were elevated after the intervention in participants with higher Mini Mental State Examination scores. Equine-assisted interventions are feasible and possibly beneficial for adults with Alzheimer's disease or a related dementia disorder, such as those enrolled in adult day health programs. Future studies should utilize multiple methods of assessing impact and include process measures to delineate which specific activities seem to provide the most benefit.</text:p>
          </table:table-cell>
          <table:table-cell/>
          <table:table-cell table:style-name="ce5" office:value-type="string" calcext:value-type="string">
            <text:p>ROUTLEDGE JOURNALS, TAYLOR &amp; FRANCIS LTD</text:p>
          </table:table-cell>
          <table:table-cell table:style-name="ce5" office:value-type="string" calcext:value-type="string">
            <text:p>ABINGDON</text:p>
          </table:table-cell>
          <table:table-cell table:style-name="ce5" office:value-type="string" calcext:value-type="string">
            <text:p>ANTHROZOOS</text:p>
          </table:table-cell>
          <table:table-cell table:style-name="ce5" office:value-type="float" office:value="2014" calcext:value-type="float">
            <text:p>2014</text:p>
          </table:table-cell>
          <table:table-cell table:style-name="ce5" office:value-type="string" calcext:value-type="string">
            <text:p>Anthropology; Environmental Sciences &amp; Ecology; Sociology; Veterinary Science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Práticas de controle de surto de influenza e a eficácia das intervenções em instituições de longa permanência: uma revisão sistemática </text:p>
          </table:table-cell>
          <table:table-cell office:value-type="string" calcext:value-type="string">
            <text:p>Antecedentes A avaliação das medidas de controle da influenza freqüentemente se concentra na eficácia da quimioprofilaxia e vacinação, enquanto a eficácia das intervenções não farmacêuticas (NPI) recebe menos ênfase. Embora as medidas de controle da influenza sejam freqüentemente relatadas para surtos individuais, houve poucos esforços para caracterizar a eficácia no mundo real dessas intervenções em surtos. Objetivos Caracterizar as definições de casos e surtos de influenza e as medidas de controle relatadas por instituições de longa permanência (ILPI) de adultos idosos e estimar a redução nas taxas de ataque de doenças semelhantes à influenza (ILI) devido à quimioprofilaxia e NPI. Métodos Foi realizada uma pesquisa bibliográfica no PubMed, incluindo estudos em língua inglesa relatando surtos de influenza entre idosos em ILPI. Um modelo de regressão logística hierárquica bayesiana estimou os efeitos das medidas de controle nas taxas de ataque de ILI. Resultados De 654 artigos identificados na revisão da literatura, 37 artigos que descrevem 60 surtos de influenza preencheram os critérios de inclusão. Indivíduos em instalações onde a quimioprofilaxia foi usada foram significativamente menos propensos a desenvolver influenza A ou B do que aqueles em instalações sem intervenções [odds ratio (OR) 048, 95% CI: 028, 084]. Considerados por classe de drogas, os adamantanos reduziram significativamente o risco de infecção (OR 022, IC 95%: 012, 042), enquanto os inibidores da neuraminidase não mostraram um efeito significativo. Embora o NPI não tenha mostrado nenhum efeito significativo, os resultados sugerem que o equipamento de proteção individual pode produzir efeitos protetores modestos. Conclusões Nossos resultados indicam que as medidas de controle farmacêutico têm o efeito protetor mais claro relatado nas ILPI. As abordagens não farmacêuticas podem ser úteis; no entanto, a maioria dos dados foi de estudos observacionais e relatórios padronizados ou ensaios clínicos bem conduzidos de NPI são necessários para medir com mais precisão esses efeitos. </text:p>
          </table:table-cell>
          <table:table-cell table:style-name="ce5" office:value-type="string" calcext:value-type="string">
            <text:p>Rainwater-Lovett, K; Chun, K; Lessler, J</text:p>
          </table:table-cell>
          <table:table-cell table:style-name="ce5" office:value-type="string" calcext:value-type="string">
            <text:p>Influenza outbreak control practices and the effectiveness of interventions in long-term care facilities: a systematic review</text:p>
          </table:table-cell>
          <table:table-cell table:style-name="ce5" office:value-type="string" calcext:value-type="string">
            <text:p>INFLUENZA AND OTHER RESPIRATORY VIRUSES</text:p>
          </table:table-cell>
          <table:table-cell table:style-name="ce5" office:value-type="string" calcext:value-type="string">
            <text:p>Article</text:p>
          </table:table-cell>
          <table:table-cell table:style-name="ce5" office:value-type="string" calcext:value-type="string">
            <text:p>Attack rate; influenza; intervention; long-term care facility</text:p>
          </table:table-cell>
          <table:table-cell table:style-name="ce5" office:value-type="string" calcext:value-type="string">
            <text:p>Background Evaluation of influenza control measures frequently focuses on the efficacy of chemoprophylaxis and vaccination, while the effectiveness of non-pharmaceutical interventions (NPI) receives less emphasis. While influenza control measures are frequently reported for individual outbreaks, there have been few efforts to characterize the real-world effectiveness of these interventions across outbreaks. Objectives To characterize influenza case and outbreak definitions and control measures reported by long-term care facilities (LTCFs) of elderly adults and estimate the reduction in influenza-like illness (ILI) attack rates due to chemoprophylaxis and NPI. Methods We conducted a literature search in PubMed including English-language studies reporting influenza outbreaks among elderly individuals in LTCFs. A Bayesian hierarchical logistic regression model estimated the effects of control measures on ILI attack rates. Results Of 654 articles identified in the literature review, 37 articles describing 60 influenza outbreaks met the inclusion criteria. Individuals in facilities where chemoprophylaxis was used were significantly less likely to develop influenza A or B than those in facilities with no interventions [odds ratio (OR) 048, 95% CI: 028, 084]. Considered by drug class, adamantanes significantly reduced infection risk (OR 022, 95% CI: 012, 042), while neuraminidase inhibitors did not show a significant effect. Although NPI showed no significant effect, the results suggest that personal protective equipment may produce modest protective effects. Conclusions Our results indicate pharmaceutical control measures have the clearest reported protective effect in LTCFs. Non-pharmaceutical approaches may be useful; however, most data were from observational studies and standardized reporting or well-conducted clinical trials of NPI are needed to more precisely measure these effect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INFLUENZA OTHER RESP</text:p>
          </table:table-cell>
          <table:table-cell table:style-name="ce5" office:value-type="float" office:value="2014" calcext:value-type="float">
            <text:p>2014</text:p>
          </table:table-cell>
          <table:table-cell table:style-name="ce5" office:value-type="string" calcext:value-type="string">
            <text:p>Infectious Diseases; Virology</text:p>
          </table:table-cell>
          <table:table-cell table:style-name="ce5" office:value-type="string" calcext:value-type="string">
            <text:p>Green Published, Other Gold, Green Accepted</text:p>
          </table:table-cell>
          <table:table-cell/>
          <table:table-cell office:value-type="string" calcext:value-type="string">
            <text:p>e4</text:p>
          </table:table-cell>
          <table:table-cell table:number-columns-repeated="47"/>
        </table:table-row>
        <table:table-row table:style-name="ro1" table:visibility="filter">
          <table:table-cell office:value-type="string" calcext:value-type="string">
            <text:p>Transmissão domiciliar de influenza A e B em um estudo escolar de intervenções não farmacêuticas </text:p>
          </table:table-cell>
          <table:table-cell office:value-type="string" calcext:value-type="string">
            <text:p>O efeito das intervenções não farmacêuticas (INP) baseadas na escola na transmissão da influenza A e B nas famílias das crianças não foi estimado na literatura publicada. Usamos dados de um grande estudo randomizado de cluster baseado em escola de medidas de higiene respiratória e das mãos melhoradas para explorar a transmissão secundária de influenza A e B em domicílios de casos de influenza confirmados em laboratório. Os dados foram retirados do Projeto de Prevenção da Influenza de Pittsburgh, um ensaio clínico randomizado de NPIs realizado em dez escolas primárias de Pittsburgh, PA durante a temporada de influenza de 2007-2008. Estimamos duas medidas de transmissibilidade da influenza em domicílios; a probabilidade de transmissão infecciosa suscetível, usando variantes do modelo binomial de cadeia de Reed-Frost, e a taxa de ataque secundária. Identificamos preditores de ILI usando um modelo de equação de estimativa generalizada logística. Estimamos que as taxas de ataque secundário em famílias de intervenção sejam 0,26 (intervalo de confiança de 95% (CI) 0,19-0,34) em comparação com 0,30 (IC 95% 0,23-0,38) em famílias de controle. Raça e idade foram fatores de risco significativos para aquisição secundária de ILI neste estudo. Não encontramos diferenças significativas entre as probabilidades de transmissão para indivíduos infecciosos em intervenção (0,19, IC 95% 0,14-0,25) e domicílios de controle (0,22, IC 95% 0,16-0,29). Da mesma forma, as estimativas para as taxas de ataque secundário e probabilidades de transmissão para famílias com influenza A confirmada (0,31 e 0,22) não foram significativamente diferentes das estimativas de famílias com influenza B confirmada (0,25 e 0,20). Embora se acredite que as influenza A e B tenham características de transmissão diferentes, não encontramos diferenças significativas em sua transmissibilidade dentro das famílias. Embora nossos resultados sugiram um efeito potencial, não encontramos efeito estatisticamente significativo de intervenções não farmacêuticas em escolas sobre a transmissão em lares de crianças sintomáticas. (C) 2013 Elsevier B. V. Todos os direitos reservados. </text:p>
          </table:table-cell>
          <table:table-cell table:style-name="ce5" office:value-type="string" calcext:value-type="string">
            <text:p>Azman, AS; Stark, JH; Althouse, BM; Vukotich, CJ; Stebbins, S; Burke, DS; Cummings, DAT</text:p>
          </table:table-cell>
          <table:table-cell table:style-name="ce5" office:value-type="string" calcext:value-type="string">
            <text:p>Household transmission of influenza A and B in a school-based study of non-pharmaceutical interventions</text:p>
          </table:table-cell>
          <table:table-cell table:style-name="ce5" office:value-type="string" calcext:value-type="string">
            <text:p>EPIDEMICS</text:p>
          </table:table-cell>
          <table:table-cell table:style-name="ce5" office:value-type="string" calcext:value-type="string">
            <text:p>Article</text:p>
          </table:table-cell>
          <table:table-cell table:style-name="ce5" office:value-type="string" calcext:value-type="string">
            <text:p>Influenza; Transmission; Dynamics; Household; Intervention</text:p>
          </table:table-cell>
          <table:table-cell table:style-name="ce5" office:value-type="string" calcext:value-type="string">
            <text:p>The effect of school-based non-pharmaceutical interventions (NPIs) on influenza A and B transmission in children's households has not been estimated in published literature. We use data from a large school-based cluster randomized trial of improved hand and respiratory hygiene measures to explore the secondary transmission of influenza A and B in households of laboratory confirmed influenza cases. Data were taken from the Pittsburgh Influenza Prevention Project, a cluster-randomized trial of NPIs conducted in ten Pittsburgh, PA elementary schools during the 2007-2008 influenza season. We estimated two measures of influenza transmissibility in households; the susceptible infectious transmission probability, using variants of the Reed-Frost chain binomial model, and the secondary attack rate. We identified predictors of ILI using a logistic generalized estimating equation model. We estimate the secondary attack rates in intervention households to be 0.26 (95% confidence interval (CI) 0.19-0.34) compared to 0.30 (95% CI 0.23-0.38) in control households. Race and age were significant risk factors for secondary ILI acquisition in this study. We found no significant differences between the transmission probabilities for infectious individuals in intervention (0.19, 95% CI 0.14-0.25), and control households (0.22, 95% CI 0.16-0.29). Similarly, estimates for secondary attack rates and transmission probabilities for households with confirmed influenza A (0.31 and 0.22) were not significantly different from estimates from households with confirmed influenza B (0.25 and 0.20). While influenza A and B are thought to have different transmission characteristics, we find no significant differences in their transmissibility within households. Though our results suggest a potential effect, we found no statistically significant effect of school-based non-pharmaceutical interventions on transmission in symptomatic children's homes. (C) 2013 Elsevier B. V. All rights reserved.</text:p>
          </table:table-cell>
          <table:table-cell/>
          <table:table-cell table:style-name="ce5" office:value-type="string" calcext:value-type="string">
            <text:p>ELSEVIER</text:p>
          </table:table-cell>
          <table:table-cell table:style-name="ce5" office:value-type="string" calcext:value-type="string">
            <text:p>AMSTERDAM</text:p>
          </table:table-cell>
          <table:table-cell table:style-name="ce5" office:value-type="string" calcext:value-type="string">
            <text:p>EPIDEMICS-NETH</text:p>
          </table:table-cell>
          <table:table-cell table:style-name="ce5" office:value-type="float" office:value="2013" calcext:value-type="float">
            <text:p>2013</text:p>
          </table:table-cell>
          <table:table-cell table:style-name="ce5" office:value-type="string" calcext:value-type="string">
            <text:p>Infectious Diseases</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ntendo o escape laboratorial acidental de vírus influenza pandêmicos em potencial </text:p>
          </table:table-cell>
          <table:table-cell office:value-type="string" calcext:value-type="string">
            <text:p>Antecedentes: O trabalho recente sobre o H5N1 modificado gerou um intenso debate sobre o risco associado à liberação acidental do laboratório de biossegurança de potenciais patógenos pandêmicos. Aqui, avaliamos o risco de que o escape acidental de uma nova cepa de influenza transmissível não seja contido na comunidade local. Métodos: Desenvolvemos aqui um modelo baseado em agente detalhado que considera especificamente os trabalhadores de laboratório e seus contatos em micro-simulações do início da epidemia. Consideramos as seguintes intervenções não farmacêuticas: isolamento do laboratório, quarentena domiciliar dos trabalhadores do laboratório, rastreamento de casos por contato e quarentena domiciliar subsequente de casos secundários identificados e fechamento de escolas e locais de trabalho preventivos e reativos. Resultados: as simulações do modelo sugerem que há uma probabilidade não desprezível (5% a 15%), fortemente dependente do número de reprodução e da probabilidade de desenvolver sintomas clínicos, de que o evento de escape não seja detectado. Descobrimos que a contenção depende da implementação oportuna de intervenções não farmacêuticas e rastreamento de contato e pode ser eficaz (&gt; 90% de probabilidade por evento) apenas para patógenos com transmissibilidade moderada (número reprodutivo não maior que R-0 = 1,5). A contenção também depende da densidade e estrutura populacional, com probabilidade de dar origem a um evento global três a cinco vezes menor nas áreas rurais. Conclusões: Os resultados sugerem que a controlabilidade dos eventos de escape não é garantida e, dado o rápido aumento de laboratórios de biossegurança em todo o mundo, isso representa uma séria ameaça à saúde humana. Nossas descobertas podem ser relevantes para os formuladores de políticas ao projetar planos de preparação adequados e podem ter implicações importantes para determinar a localização de novos laboratórios de biossegurança em todo o mundo. </text:p>
          </table:table-cell>
          <table:table-cell table:style-name="ce5" office:value-type="string" calcext:value-type="string">
            <text:p>Merler, S; Ajelli, M; Fumanelli, L; Vespignani, A</text:p>
          </table:table-cell>
          <table:table-cell table:style-name="ce5" office:value-type="string" calcext:value-type="string">
            <text:p>Containing the accidental laboratory escape of potential pandemic influenza viruses</text:p>
          </table:table-cell>
          <table:table-cell table:style-name="ce5" office:value-type="string" calcext:value-type="string">
            <text:p>BMC MEDICINE</text:p>
          </table:table-cell>
          <table:table-cell table:style-name="ce5" office:value-type="string" calcext:value-type="string">
            <text:p>Article</text:p>
          </table:table-cell>
          <table:table-cell table:style-name="ce5" office:value-type="string" calcext:value-type="string">
            <text:p>BSL Laboratory; Influenza; Agent-based model; Outbreak containment; Contact tracing</text:p>
          </table:table-cell>
          <table:table-cell table:style-name="ce5" office:value-type="string" calcext:value-type="string">
            <text:p>Background: The recent work on the modified H5N1 has stirred an intense debate on the risk associated with the accidental release from biosafety laboratory of potential pandemic pathogens. Here, we assess the risk that the accidental escape of a novel transmissible influenza strain would not be contained in the local community. Methods: We develop here a detailed agent-based model that specifically considers laboratory workers and their contacts in microsimulations of the epidemic onset. We consider the following non-pharmaceutical interventions: isolation of the laboratory, laboratory workers' household quarantine, contact tracing of cases and subsequent household quarantine of identified secondary cases, and school and workplace closure both preventive and reactive. Results: Model simulations suggest that there is a non-negligible probability (5% to 15%), strongly dependent on reproduction number and probability of developing clinical symptoms, that the escape event is not detected at all. We find that the containment depends on the timely implementation of non-pharmaceutical interventions and contact tracing and it may be effective (&gt;90% probability per event) only for pathogens with moderate transmissibility (reproductive number no larger than R-0 = 1.5). Containment depends on population density and structure as well, with a probability of giving rise to a global event that is three to five times lower in rural areas. Conclusions: Results suggest that controllability of escape events is not guaranteed and, given the rapid increase of biosafety laboratories worldwide, this poses a serious threat to human health. Our findings may be relevant to policy makers when designing adequate preparedness plans and may have important implications for determining the location of new biosafety laboratories worldwide.</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MED</text:p>
          </table:table-cell>
          <table:table-cell table:style-name="ce5" office:value-type="float" office:value="2013" calcext:value-type="float">
            <text:p>2013</text:p>
          </table:table-cell>
          <table:table-cell table:style-name="ce5" office:value-type="string" calcext:value-type="string">
            <text:p>General &amp; Internal Medicine</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table-cell office:value-type="string" calcext:value-type="string">
            <text:p>A quarentena obrigatória era necessária na China para controlar a pandemia de H1N1 de 2009? </text:p>
          </table:table-cell>
          <table:table-cell office:value-type="string" calcext:value-type="string">
            <text:p>O governo chinês impôs a quarentena obrigatória por 60 dias (de 10 de maio a 8 de julho de 2009) como estratégia preventiva para controlar a propagação da pandemia de H1N1 de 2009. Essa estratégia de prevenção era mais rigorosa do que outras intervenções não farmacêuticas realizadas em muitos outros países. Avaliamos a eficácia da quarentena obrigatória e fornecemos sugestões para intervenções contra possíveis futuras pandemias de influenza. Selecionamos uma cidade, Pequim, como alvo de análise. Revisamos a dinâmica epidemiológica da pandemia de H1N1 de 2009 e a implementação de medidas de quarentena em Pequim. A população infecciosa foi simulada em dois cenários (em quarentena e não em quarentena) usando um modelo determinístico Susceptível-Exposto-Infeccioso-Recuperado (SEIR). O número de reprodução básico R-0 foi ajustado para coincidir com a onda epidêmica em Pequim. Descobrimos que a quarentena obrigatória serviu para adiar a propagação da pandemia de H1N1 de 2009 em Pequim por um mês e meio. Se a quarentena obrigatória não fosse aplicada em Pequim, a população infecciosa poderia ter atingido 1.553 até 21 de outubro, ou seja, 5,6 vezes maior do que o número observado. Quando o custo da quarentena é levado em consideração, a quarentena obrigatória não era uma abordagem de intervenção economicamente eficaz contra a pandemia de H1N1 de 2009. Sugerimos a adoção de métodos de mitigação para uma pandemia de influenza com baixa mortalidade e morbidade. </text:p>
          </table:table-cell>
          <table:table-cell table:style-name="ce5" office:value-type="string" calcext:value-type="string">
            <text:p>Li, XH; Geng, WJ; Tian, HD; Lai, DJ</text:p>
          </table:table-cell>
          <table:table-cell table:style-name="ce5" office:value-type="string" calcext:value-type="string">
            <text:p>Was Mandatory Quarantine Necessary in China for Controlling the 2009 H1N1 Pandemic?</text:p>
          </table:table-cell>
          <table:table-cell table:style-name="ce5" office:value-type="string" calcext:value-type="string">
            <text:p>INTERNATIONAL JOURNAL OF ENVIRONMENTAL RESEARCH AND PUBLIC HEALTH</text:p>
          </table:table-cell>
          <table:table-cell table:style-name="ce5" office:value-type="string" calcext:value-type="string">
            <text:p>Article</text:p>
          </table:table-cell>
          <table:table-cell table:style-name="ce5" office:value-type="string" calcext:value-type="string">
            <text:p>China; 2009 H1N1 pandemic; prevention policy; quarantine</text:p>
          </table:table-cell>
          <table:table-cell table:style-name="ce5" office:value-type="string" calcext:value-type="string">
            <text:p>The Chinese government enforced mandatory quarantine for 60 days (from 10 May to 8 July 2009) as a preventative strategy to control the spread of the 2009 H1N1 pandemic. Such a prevention strategy was stricter than other non-pharmaceutical interventions that were carried out in many other countries. We evaluated the effectiveness of the mandatory quarantine and provide suggestions for interventions against possible future influenza pandemics. We selected one city, Beijing, as the analysis target. We reviewed the epidemiologic dynamics of the 2009 H1N1 pandemic and the implementation of quarantine measures in Beijing. The infectious population was simulated under two scenarios (quarantined and not quarantined) using a deterministic Susceptible-Exposed-Infectious-Recovered (SEIR) model. The basic reproduction number R-0 was adjusted to match the epidemic wave in Beijing. We found that mandatory quarantine served to postpone the spread of the 2009 H1N1 pandemic in Beijing by one and a half months. If mandatory quarantine was not enforced in Beijing, the infectious population could have reached 1,553 by 21 October, i.e., 5.6 times higher than the observed number. When the cost of quarantine is taken into account, mandatory quarantine was not an economically effective intervention approach against the 2009 H1N1 pandemic. We suggest adopting mitigation methods for an influenza pandemic with low mortality and morbidity.</text:p>
          </table:table-cell>
          <table:table-cell/>
          <table:table-cell table:style-name="ce5" office:value-type="string" calcext:value-type="string">
            <text:p>MDPI AG</text:p>
          </table:table-cell>
          <table:table-cell table:style-name="ce5" office:value-type="string" calcext:value-type="string">
            <text:p>BASEL</text:p>
          </table:table-cell>
          <table:table-cell table:style-name="ce5" office:value-type="string" calcext:value-type="string">
            <text:p>INT J ENV RES PUB HE</text:p>
          </table:table-cell>
          <table:table-cell table:style-name="ce5" office:value-type="float" office:value="2013" calcext:value-type="float">
            <text:p>2013</text:p>
          </table:table-cell>
          <table:table-cell table:style-name="ce5" office:value-type="string" calcext:value-type="string">
            <text:p>Environmental Sciences &amp; Ecology; Public, Environmental &amp; Occupational Health</text:p>
          </table:table-cell>
          <table:table-cell table:style-name="ce5" office:value-type="string" calcext:value-type="string">
            <text:p>DOAJ Gold, Green Publishe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Avaliação da eficácia e viabilidade da implementação de medidas de mitigação para uma pandemia de influenza em comunidades remotas e isoladas das Primeiras Nações: uma abordagem qualitativa de pesquisa participativa baseada na comunidade </text:p>
          </table:table-cell>
          <table:table-cell office:value-type="string" calcext:value-type="string">
            <text:p>Introdução: A próxima pandemia de influenza está prevista para impactar desproporcionalmente as populações marginalizadas, como aquelas que vivem em comunidades aborígenes geograficamente remotas, e ainda há uma escassez de literatura científica sobre estratégias eficazes e viáveis ​​de mitigação da comunidade. No Canadá, os planos atuais de pandemia podem não ter sido desenvolvidos com a consulta adequada das Primeiras Nações e as medidas recomendadas podem não ser eficazes em comunidades remotas e isoladas das Primeiras Nações. Métodos: Este estudo empregou uma abordagem de pesquisa participativa baseada na comunidade. Opiniões retrospectivas foram obtidas por meio de questionários de entrevista com informantes-chave de saúde adultos (n = 9) sobre a eficácia e a viabilidade da implementação de 41 intervenções para mitigar uma pandemia de influenza em comunidades remotas e isoladas das Primeiras Nações do subártico Ontário, Canadá. Os dados qualitativos foram transcritos manualmente e codificados dedutivamente seguindo uma abordagem de organização de modelo. Resultados: Os resultados indicaram que a maioria das medidas de mitigação poderia ser potencialmente eficaz se modificada para abordar as características únicas dessas comunidades. Os participantes também ofereceram alternativas inovadoras para medidas de mitigação que eram específicas da comunidade e culturalmente sensíveis. As medidas de mitigação foram geralmente consideradas eficazes se pudessem ajudar a diminuir a transmissão do vírus, protegendo sua população imunocomprometida e aumentando a conscientização da comunidade sobre as pandemias de influenza. Os participantes relataram que a falta de recursos (por exemplo, suprimentos, dinheiro, pessoal treinado), pouca conscientização da comunidade, superlotação nas residências e infraestrutura de saúde inadequada representaram barreiras para a implementação de medidas de mitigação. Conclusões: Este estudo destaca a importância de envolver informantes-chave locais no planejamento da pandemia, a fim de obter uma visão específica da comunidade valiosa em relação ao desenho e implementação de estratégias de mitigação mais eficazes e viáveis. Como é eticamente importante atender às necessidades das populações marginalizadas, recomenda-se que essas descobertas sejam incorporadas em planos de pandemia futuros para melhorar a capacidade de resposta e os resultados de saúde de comunidades remotas e isoladas das Primeiras Nações durante a próxima emergência de saúde pública. </text:p>
          </table:table-cell>
          <table:table-cell table:style-name="ce5" office:value-type="string" calcext:value-type="string">
            <text:p>Charania, NA; Tsuji, LJS</text:p>
          </table:table-cell>
          <table:table-cell table:style-name="ce5" office:value-type="string" calcext:value-type="string">
            <text:p>Assessing the effectiveness and feasibility of implementing mitigation measures for an influenza pandemic in remote and isolated First Nations communities: a qualitative community-based participatory research approach</text:p>
          </table:table-cell>
          <table:table-cell table:style-name="ce5" office:value-type="string" calcext:value-type="string">
            <text:p>RURAL AND REMOTE HEALTH</text:p>
          </table:table-cell>
          <table:table-cell table:style-name="ce5" office:value-type="string" calcext:value-type="string">
            <text:p>Article</text:p>
          </table:table-cell>
          <table:table-cell table:style-name="ce5" office:value-type="string" calcext:value-type="string">
            <text:p>mitigation measures; Aboriginal; community-based participatory research; influenza pandemic; qualitative analyses; remote and isolated communities</text:p>
          </table:table-cell>
          <table:table-cell table:style-name="ce5" office:value-type="string" calcext:value-type="string">
            <text:p>Introduction: The next influenza pandemic is predicted to disproportionately impact marginalized populations, such as those living in geographically remote Aboriginal communities, and there remains a paucity of scientific literature regarding effective and feasible community mitigation strategies. In Canada, current pandemic plans may not have been developed with adequate First Nations consultation and recommended measures may not be effective in remote and isolated First Nations communities. Methods: This study employed a community-based participatory research approach. Retrospective opinions were elicited via interview questionnaires with adult key healthcare informants (n=9) regarding the effectiveness and feasibility of implementing 41 interventions to mitigate an influenza pandemic in remote and isolated First Nations communities of sub-Arctic Ontario, Canada. Qualitative data were manually transcribed and deductively coded following a template organizing approach. Results: The results indicated that most mitigation measures could potentially be effective if modified to address the unique characteristics of these communities. Participants also offered innovative alternatives to mitigation measures that were community specific and culturally sensitive. Mitigation measures were generally considered to be effective if the measure could aid in decreasing virus transmission, protecting their immunocompromised population, and increasing community awareness about influenza pandemics. Participants reported that lack of resources (eg supplies, monies, trained personnel), poor community awareness, overcrowding in homes, and inadequate healthcare infrastructure presented barriers to the implementation of mitigation measures. Conclusions: This study highlights the importance of engaging local key informants in pandemic planning in order to gain valuable community-specific insight regarding the design and implementation of more effective and feasible mitigation strategies. As it is ethically important to address the needs of marginalized populations, it is recommended that these findings be incorporated in future pandemic plans to improve the response capacity and health outcomes of remote and isolated First Nations communities during the next public health emergency.</text:p>
          </table:table-cell>
          <table:table-cell/>
          <table:table-cell table:style-name="ce5" office:value-type="string" calcext:value-type="string">
            <text:p>AUSTRALIAN RURAL HEALTH EDUC NETWORK</text:p>
          </table:table-cell>
          <table:table-cell table:style-name="ce5" office:value-type="string" calcext:value-type="string">
            <text:p>DEAKIN WEST</text:p>
          </table:table-cell>
          <table:table-cell table:style-name="ce5" office:value-type="string" calcext:value-type="string">
            <text:p>RURAL REMOTE HEALTH</text:p>
          </table:table-cell>
          <table:table-cell table:style-name="ce5" office:value-type="float" office:value="2013" calcext:value-type="float">
            <text:p>2013</text:p>
          </table:table-cell>
          <table:table-cell table:style-name="ce5" office:value-type="string" calcext:value-type="string">
            <text:p>Public, Environmental &amp; Occupational Health</text:p>
          </table:table-cell>
          <table:table-cell table:style-name="ce5" office:value-type="string" calcext:value-type="string">
            <text:p>DOAJ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Proteção por máscaras faciais contra o vírus da gripe A (H1N1) pdm09 em aeronaves de passageiros Transpacífico, 2009 </text:p>
          </table:table-cell>
          <table:table-cell office:value-type="string" calcext:value-type="string">
            <text:p>Em resposta a várias infecções por influenza A (H1N1) pdnn09 que se desenvolveram em passageiros após eles viajarem nos mesmos 2 voos de Nova York, Nova York, EUA, para Hong Kong, China, para Fuzhou, China, avaliamos a transmissão da influenza A ( H1N1) vírus pdm09 nesses voos. Definimos um caso de infecção como o aparecimento de febre e sintomas respiratórios e detecção de vírus por PCR em um passageiro ou membro da tripulação de qualquer um dos voos. A doença se desenvolveu apenas em passageiros que viajaram no voo de Nova York a Hong Kong. Comparamos as exposições de 9 passageiros-caso com as de 32 passageiros-controle assintomáticos. Nenhum dos 9 passageiros-caso, em comparação com 47% (15/32) dos passageiros-controle, usaram máscara facial durante todo o voo (odds ratio 0, IC 95% 0-0,71). O caso-passageiro de origem não foi identificado. O uso de máscara facial foi um fator protetor contra a infecção por influenza. Recomendamos um estudo de intervenção mais abrangente para estimar com precisão esse efeito. </text:p>
          </table:table-cell>
          <table:table-cell table:style-name="ce5" office:value-type="string" calcext:value-type="string">
            <text:p>Zhang, LJ; Peng, ZB; Ou, JM; Zeng, G; Fontaine, RE; Liu, MB; Cui, FQ; Hong, RT; Zhou, H; Huai, Y; Chuang, SK; Leung, YH; Feng, YX; Luo, Y; Shen, T; Zhu, BP; Widdowson, MA; Yu, HJ</text:p>
          </table:table-cell>
          <table:table-cell table:style-name="ce5" office:value-type="string" calcext:value-type="string">
            <text:p>Protection by Face Masks against Influenza A(H1N1)pdm09 Virus on Trans-Pacific Passenger Aircraft, 2009</text:p>
          </table:table-cell>
          <table:table-cell table:style-name="ce5" office:value-type="string" calcext:value-type="string">
            <text:p>EMERGING INFECTIOUS DISEASES</text:p>
          </table:table-cell>
          <table:table-cell table:style-name="ce5" office:value-type="string" calcext:value-type="string">
            <text:p>Article</text:p>
          </table:table-cell>
          <table:table-cell/>
          <table:table-cell table:style-name="ce5" office:value-type="string" calcext:value-type="string">
            <text:p>In response to several influenza A(H1N1)pdnn09 infections that developed in passengers after they traveled on the same 2 flights from New York, New York, USA, to Hong Kong, China, to Fuzhou, China, we assessed transmission of influenza A(H1N1)pdm09 virus on these flights. We defined a case of infection as onset of fever and respiratory symptoms and detection of virus by PCR in a passenger or crew member of either flight. Illness developed only in passengers who traveled on the New York to Hong Kong flight. We compared exposures of 9 case-passengers with those of 32 asymptomatic control-passengers. None of the 9 case-passengers, compared with 47% (15/32) of control-passengers, wore a face mask for the entire flight (odds ratio 0, 95% CI 0-0.71). The source case-passenger was not identified. Wearing a face mask was a protective factor against influenza infection. We recommend a more comprehensive intervention study to accurately estimate this effect.</text:p>
          </table:table-cell>
          <table:table-cell/>
          <table:table-cell table:style-name="ce5" office:value-type="string" calcext:value-type="string">
            <text:p>CENTERS <text:s/>DISEASE CONTROL</text:p>
          </table:table-cell>
          <table:table-cell table:style-name="ce5" office:value-type="string" calcext:value-type="string">
            <text:p>ATLANTA</text:p>
          </table:table-cell>
          <table:table-cell table:style-name="ce5" office:value-type="string" calcext:value-type="string">
            <text:p>EMERG INFECT DIS</text:p>
          </table:table-cell>
          <table:table-cell table:style-name="ce5" office:value-type="float" office:value="2013" calcext:value-type="float">
            <text:p>2013</text:p>
          </table:table-cell>
          <table:table-cell table:style-name="ce5" office:value-type="string" calcext:value-type="string">
            <text:p>Immunology; Infectious Diseases</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Selecionando Intervenções Não Farmacêuticas para Influenza </text:p>
          </table:table-cell>
          <table:table-cell office:value-type="string" calcext:value-type="string">
            <text:p>Os modelos de transmissão da influenza têm se concentrado na capacidade de vacinação, terapia antiviral e estratégias de distanciamento social para mitigar epidemias. A transmissão da gripe, no entanto, também pode ser interrompida por intervenções de higiene, como lavar as mãos com frequência e usar máscaras ou respiradores. Aplicamos um modelo de transmissão da doença influenza que incorpora intervenções de higiene e distanciamento social. O modelo descreve a mistura da população como um processo de Poisson, e a probabilidade de infecção no contato entre uma pessoa infecciosa e suscetível é parametrizada por p. Enquanto as intervenções de distanciamento social modificam as taxas de contato na população, as intervenções de higiene modificam p. A tomada de decisões de saúde pública envolve compensações e apresentamos uma função objetivo que considera os custos diretos de intervenções e novas infecções para determinar o tipo de intervenção ideal (distanciamento social versus intervenção de higiene) e adesão da população para mitigação de epidemia. Simplificações significativas foram feitas nesses modelos. No entanto, demonstramos que o método é viável, fornece resultados plausíveis e é sensível à seleção dos parâmetros do modelo. Especificamente, mostramos que a combinação ideal de intervenções não farmacêuticas depende da probabilidade de infecção, adesão à intervenção e duração da infecção. Os meios pelos quais o realismo pode ser aumentado no método são discutidos. </text:p>
          </table:table-cell>
          <table:table-cell table:style-name="ce5" office:value-type="string" calcext:value-type="string">
            <text:p>Jones, RM; Adida, E</text:p>
          </table:table-cell>
          <table:table-cell table:style-name="ce5" office:value-type="string" calcext:value-type="string">
            <text:p>Selecting Nonpharmaceutical Interventions for Influenza</text:p>
          </table:table-cell>
          <table:table-cell table:style-name="ce5" office:value-type="string" calcext:value-type="string">
            <text:p>RISK ANALYSIS</text:p>
          </table:table-cell>
          <table:table-cell table:style-name="ce5" office:value-type="string" calcext:value-type="string">
            <text:p>Article</text:p>
          </table:table-cell>
          <table:table-cell table:style-name="ce5" office:value-type="string" calcext:value-type="string">
            <text:p>Costbenefit; disease transmission model; hygiene interventions; intervention compliance; social distancing</text:p>
          </table:table-cell>
          <table:table-cell table:style-name="ce5" office:value-type="string" calcext:value-type="string">
            <text:p>Models of influenza transmission have focused on the ability of vaccination, antiviral therapy, and social distancing strategies to mitigate epidemics. Influenza transmission, however, may also be interrupted by hygiene interventions such as frequent hand washing and wearing masks or respirators. We apply a model of influenza disease transmission that incorporates hygiene and social distancing interventions. The model describes population mixing as a Poisson process, and the probability of infection upon contact between an infectious and susceptible person is parameterized by p. While social distancing interventions modify contact rates in the population, hygiene interventions modify p. Public health decision making involves tradeoffs, and we introduce an objective function that considers the direct costs of interventions and new infections to determine the optimum intervention type (social distancing versus hygiene intervention) and population compliance for epidemic mitigation. Significant simplifications have been made in these models. However, we demonstrate that the method is feasible, provides plausible results, and is sensitive to the selection of model parameters. Specifically, we show that the optimum combination of nonpharmaceutical interventions depends upon the probability of infection, intervention compliance, and duration of infectiousness. Means by which realism can be increased in the method are discussed.</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RISK ANAL</text:p>
          </table:table-cell>
          <table:table-cell table:style-name="ce5" office:value-type="float" office:value="2013" calcext:value-type="float">
            <text:p>2013</text:p>
          </table:table-cell>
          <table:table-cell table:style-name="ce5" office:value-type="string" calcext:value-type="string">
            <text:p>Public, Environmental &amp; Occupational Health; Mathematics; Mathematical Methods In Social Sciences</text:p>
          </table:table-cell>
          <table:table-cell/>
          <table:table-cell office:value-type="string" calcext:value-type="string">
            <text:p>b</text:p>
          </table:table-cell>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44"/>
        </table:table-row>
        <table:table-row table:style-name="ro1" table:visibility="filter">
          <table:table-cell office:value-type="string" calcext:value-type="string">
            <text:p>Os intervalos em série de vírus da gripe sazonal e pandêmica em residências em Bangkok, Tailândia </text:p>
          </table:table-cell>
          <table:table-cell office:value-type="string" calcext:value-type="string">
            <text:p>O intervalo serial (SI) de infecções humanas pelo vírus da influenza é frequentemente descrito por uma única distribuição. A compreensão das fontes de variação no SI pode fornecer informações valiosas para a compreensão da dinâmica da transmissão da influenza. Usando dados de um estudo doméstico randomizado de intervenções não farmacêuticas para prevenir a transmissão da influenza em Bangkok, Tailândia, ao longo de 34 meses entre 2008 e 2011, estimamos a influência do tipo / subtipo de vírus da influenza e outras características de 251 casos índices pediátricos e seus 315 domicílios infectados contatos sobre estimativas de SI das famílias. O SI médio para todos os domicílios foi de 3,3 dias. Em relação ao influenza A (H1N1) pdm09 (3,1 dias), o SI para influenza B (3,7 dias) foi 22 mais longo (intervalo de confiança de 95: 4, 43), ou cerca de meio dia. Os SIs para os vírus influenza A (H1N1) e A (H3N2) foram semelhantes aos de A (H1N1) pdm09. Os SIs eram mais curtos para casos de índice mais velhos (idade 1114 anos) e para contatos domiciliares infectados mais jovens (idade 15 anos). Maior tempo gasto na proximidade do filho índice foi associado a ISs mais curtos. As diferenças no SI podem refletir diferenças no período de incubação, disseminação viral, contato ou suscetibilidade. Esses achados podem melhorar a parametrização dos modelos matemáticos para prever melhor o impacto das estratégias de mitigação de influenza epidêmica ou pandêmica. </text:p>
          </table:table-cell>
          <table:table-cell table:style-name="ce5" office:value-type="string" calcext:value-type="string">
            <text:p>Levy, JW; Cowling, BJ; Simmerman, JM; Olsen, SJ; Fang, VJ; Suntarattiwong, P; Jarman, RG; Klick, B; Chotipitayasunondh, T</text:p>
          </table:table-cell>
          <table:table-cell table:style-name="ce5" office:value-type="string" calcext:value-type="string">
            <text:p>The Serial Intervals of Seasonal and Pandemic Influenza Viruses in Households in Bangkok, Thailand</text:p>
          </table:table-cell>
          <table:table-cell table:style-name="ce5" office:value-type="string" calcext:value-type="string">
            <text:p>AMERICAN JOURNAL OF EPIDEMIOLOGY</text:p>
          </table:table-cell>
          <table:table-cell table:style-name="ce5" office:value-type="string" calcext:value-type="string">
            <text:p>Article</text:p>
          </table:table-cell>
          <table:table-cell table:style-name="ce5" office:value-type="string" calcext:value-type="string">
            <text:p>human; influenza; Thailand</text:p>
          </table:table-cell>
          <table:table-cell table:style-name="ce5" office:value-type="string" calcext:value-type="string">
            <text:p>The serial interval (SI) of human influenza virus infections is often described by a single distribution. Understanding sources of variation in the SI could provide valuable information for understanding influenza transmission dynamics. Using data from a randomized household study of nonpharmaceutical interventions to prevent influenza transmission in Bangkok, Thailand, over 34 months between 2008 and 2011, we estimated the influence of influenza virus type/subtype and other characteristics of 251 pediatric index cases and their 315 infected household contacts on estimates of household SI. The mean SI for all households was 3.3 days. Relative to influenza A(H1N1)pdm09 (3.1 days), the SI for influenza B (3.7 days) was 22 longer (95 confidence interval: 4, 43), or about half a day. The SIs for influenza viruses A(H1N1) and A(H3N2) were similar to that for A(H1N1)pdm09. SIs were shortest for older index cases (age 1114 years) and for younger infected household contacts (age 15 years). Greater time spent in proximity to the index child was associated with shorter SIs. Differences in the SI might reflect differences in incubation period, viral shedding, contact, or susceptibility. These findings could improve parameterization of mathematical models to better predict the impact of epidemic or pandemic influenza mitigation strategies.</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AM J EPIDEMIOL</text:p>
          </table:table-cell>
          <table:table-cell table:style-name="ce5" office:value-type="float" office:value="2013" calcext:value-type="float">
            <text:p>2013</text:p>
          </table:table-cell>
          <table:table-cell table:style-name="ce5" office:value-type="string" calcext:value-type="string">
            <text:p>Public, Environmental &amp; Occupational Health</text:p>
          </table:table-cell>
          <table:table-cell table:style-name="ce5" office:value-type="string" calcext:value-type="string">
            <text:p>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Vacinas contra a gripe, hora de repensar </text:p>
          </table:table-cell>
          <table:table-cell office:value-type="string" calcext:value-type="string">
            <text:p>Funcionários e sociedades profissionais tratam a influenza como uma grande ameaça à saúde pública, para a qual a vacina anual oferece uma solução segura e eficaz. Neste artigo, eu desafio essas suposições básicas. Mostro que não há boas evidências de que as vacinas reduzam as complicações graves da gripe, os resultados que a política pretende abordar. Além disso, as mensagens promocionais confundem a influenza (doença causada pelos vírus influenza) com a gripe (uma síndrome com muitas causas, das quais os vírus influenza parecem ter uma contribuição menor). Essa falta de precisão faz com que médicos e potenciais recipientes de vacinas tenham suposições irreais sobre o benefício potencial da vacina e impede a disseminação de evidências sobre intervenções não farmacêuticas contra doenças respiratórias. Além disso, existem danos potenciais relacionados à vacina, pois ocorreram efeitos adversos inesperados e graves das vacinas contra a gripe. Eu argumento que as decisões em torno das vacinas contra influenza precisam incluir uma discussão sobre esses riscos e benefícios. </text:p>
          </table:table-cell>
          <table:table-cell table:style-name="ce5" office:value-type="string" calcext:value-type="string">
            <text:p>Doshi, P</text:p>
          </table:table-cell>
          <table:table-cell table:style-name="ce5" office:value-type="string" calcext:value-type="string">
            <text:p>Influenza Vaccines Time for a Rethink</text:p>
          </table:table-cell>
          <table:table-cell table:style-name="ce5" office:value-type="string" calcext:value-type="string">
            <text:p>JAMA INTERNAL MEDICINE</text:p>
          </table:table-cell>
          <table:table-cell table:style-name="ce5" office:value-type="string" calcext:value-type="string">
            <text:p>Article</text:p>
          </table:table-cell>
          <table:table-cell/>
          <table:table-cell table:style-name="ce5" office:value-type="string" calcext:value-type="string">
            <text:p>Officials and professional societies treat influenza as a major public health threat for which the annual vaccine offers a safe and effective solution. In this article, I challenge these basic assumptions. I show that there is no good evidence that vaccines reduce serious complications of influenza, the outcomes the policy is meant to address. Moreover, promotional messages conflate influenza (disease caused by influenza viruses) with flu (a syndrome with many causes, of which influenza viruses appear to be a minor contributor). This lack of precision causes physicians and potential vaccine recipients to have unrealistic assumptions about the vaccine's potential benefit, and impedes dissemination of the evidence on nonpharmaceutical interventions against respiratory diseases. In addition, there are potential vaccine-related harms, as unexpected and serious adverse effects of influenza vaccines have occurred. I argue that decisions surrounding influenza vaccines need to include a discussion of these risks and benefits.</text:p>
          </table:table-cell>
          <table:table-cell/>
          <table:table-cell table:style-name="ce5" office:value-type="string" calcext:value-type="string">
            <text:p>AMER MEDICAL ASSOC</text:p>
          </table:table-cell>
          <table:table-cell table:style-name="ce5" office:value-type="string" calcext:value-type="string">
            <text:p>CHICAGO</text:p>
          </table:table-cell>
          <table:table-cell table:style-name="ce5" office:value-type="string" calcext:value-type="string">
            <text:p>JAMA INTERN MED</text:p>
          </table:table-cell>
          <table:table-cell table:style-name="ce5" office:value-type="float" office:value="2013" calcext:value-type="float">
            <text:p>2013</text:p>
          </table:table-cell>
          <table:table-cell table:style-name="ce5" office:value-type="string" calcext:value-type="string">
            <text:p>General &amp; Internal Medicine</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Um ensaio clínico randomizado de três opções para respiradores N95 e máscaras médicas em profissionais de saúde </text:p>
          </table:table-cell>
          <table:table-cell office:value-type="string" calcext:value-type="string">
            <text:p>Justificativa Comparamos três opções de políticas para o uso de máscaras médicas e respiradores N95 em profissionais de saúde (HCWs). Objetivos: Um ensaio clínico randomizado de agrupamento de 1.669 profissionais de saúde em hospitais em Pequim, China, no inverno de 2009-2010. Métodos: Os participantes foram randomizados para máscaras médicas, respiradores N95 ou uso direcionado de respiradores N95 durante procedimentos de alto risco ou enfermagem de barreira. Os resultados incluíram doença respiratória clínica (CRI) e patógenos respiratórios confirmados por laboratório em indivíduos sintomáticos. Medidas e resultados principais: A taxa de CRI foi mais alta no braço da máscara médica (98 de 572; 17%), seguido pelo braço N95 direcionado (61 de 516; 11,8%) e o braço N95 (42 de 581; 7,2 %) (P &lt;0,05). A colonização bacteriana do trato respiratório em indivíduos com IRC foi alta. está no braço da máscara médica (14,7%; 84 de 572), seguido pelo braço N95 direcionado (10,1%; 52 de 516), e mais baixo no braço N95 (6,2%; 36 de 581) (P = 0,02). Após o ajuste para fatores de confusão, apenas o uso contínuo de N95 permaneceu significativo contra CRI e colonização bacteriana, e apenas para CRI em comparação com o uso de N95 direcionado. O uso direcionado do N95 não foi superior às máscaras médicas. Conclusões: O uso contínuo de respiradores N95 foi mais eficaz contra IRC do que o uso intermitente de N95 ou máscaras médicas. A maioria das políticas para profissionais de saúde recomenda o uso apenas de máscaras médicas ou o uso de respirador N95 direcionado. O uso contínuo de N95s resultou em taxas significativamente mais baixas de colonização bacteriana, uma nova descoberta que aponta para mais pesquisas sobre o significado clínico da infecção bacteriana em profissionais de saúde sintomáticos. Este estudo fornece mais dados para informar as opções de política ocupacional para os profissionais de saúde. </text:p>
          </table:table-cell>
          <table:table-cell table:style-name="ce5" office:value-type="string" calcext:value-type="string">
            <text:p>MacIntyre, CR; Wang, QY; Seale, H; Yang, P; Shi, WX; Gao, ZH; Rahman, B; Zhang, Y; Wang, XL; Newall, AT; Heywood, A; Dwyer, DE</text:p>
          </table:table-cell>
          <table:table-cell table:style-name="ce5" office:value-type="string" calcext:value-type="string">
            <text:p>A Randomized Clinical Trial of Three Options for N95 Respirators and Medical Masks in Health Workers</text:p>
          </table:table-cell>
          <table:table-cell table:style-name="ce5" office:value-type="string" calcext:value-type="string">
            <text:p>AMERICAN JOURNAL OF RESPIRATORY AND CRITICAL CARE MEDICINE</text:p>
          </table:table-cell>
          <table:table-cell table:style-name="ce5" office:value-type="string" calcext:value-type="string">
            <text:p>Article</text:p>
          </table:table-cell>
          <table:table-cell table:style-name="ce5" office:value-type="string" calcext:value-type="string">
            <text:p>randomized clinical trial; N95 respirator; medical mask; healthcare workers</text:p>
          </table:table-cell>
          <table:table-cell table:style-name="ce5" office:value-type="string" calcext:value-type="string">
            <text:p>Rationale We compared three policy options for the use of medical masks and N95 respirators in healthcare workers (HCWs). Objectives: A cluster randomized clinical trial of 1,669 hospital-based HCWs in Beijing, China in the winter of 2009-2010. Methods: Participants were randomized to medical masks, N95 respirators, or targeted use of N95 respirators while doing high-risk procedures or barrier nursing. Outcomes included clinical respiratory illness (CRI) and laboratory-confirmed respiratory pathogens in symptomatic subjects. Measurements and Main Results: The rate of CRI was highest in the medical mask arm (98 of 572; 17%), followed by the targeted N95 arm (61 of 516; 11.8%), and the N95 arm (42 of 581; 7.2%) (P&lt;0.05). Bacterial respiratory tract colonization in subjects with CRI was high. est in the medical mask arm (14.7%; 84 of 572), followed by the targeted N95 arm (10.1%; 52 of 516), and lowest in the N95 arm (6.2%; 36 of 581) (P=0.02). After adjusting for confounders, only continuous use of N95 remained significant against CRI and bacterial colonization, and for just CRI compared with targeted N95 use. Targeted N95 use was not superior to medical masks. Conclusions: Continuous use of N95 respirators was more efficacious against CRI than intermittent use of N95 or medical masks. Most policies for HCWs recommend use of medical masks alone or targeted N95 respirator use. Continuous use of N95s resulted in significantly lower rates of bacterial colonization, a novel finding that points to more research on the clinical significance of bacterial infection in symptomatic HCWs. This study provides further data to inform occupational policy options for HCWs.</text:p>
          </table:table-cell>
          <table:table-cell/>
          <table:table-cell table:style-name="ce5" office:value-type="string" calcext:value-type="string">
            <text:p>AMER THORACIC SOC</text:p>
          </table:table-cell>
          <table:table-cell table:style-name="ce5" office:value-type="string" calcext:value-type="string">
            <text:p>NEW YORK</text:p>
          </table:table-cell>
          <table:table-cell table:style-name="ce5" office:value-type="string" calcext:value-type="string">
            <text:p>AM J RESP CRIT CARE</text:p>
          </table:table-cell>
          <table:table-cell table:style-name="ce5" office:value-type="float" office:value="2013" calcext:value-type="float">
            <text:p>2013</text:p>
          </table:table-cell>
          <table:table-cell table:style-name="ce5" office:value-type="string" calcext:value-type="string">
            <text:p>General &amp; Internal Medicine; Respiratory System</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Uso de intervenções não farmacêuticas para reduzir a transmissão da pandemia de influenza A (pH1N1) nas escolas públicas da Pensilvânia </text:p>
          </table:table-cell>
          <table:table-cell office:value-type="string" calcext:value-type="string">
            <text:p>ANTECEDENTES Recomendações baseadas na escola para intervenções não farmacêuticas (NPIs) foram emitidas em resposta à ameaça da pandemia de influenza A de 2009 (pH1N1). A implementação e eficácia dessas recomendações não foram avaliadas. MÉTODOS Em novembro de 2009, uma pesquisa baseada na Web em todas as escolas públicas da Pensilvânia foi conduzida para avaliar o uso de NPIs recomendados. RESULTADOS No geral, 1.040 (31%) de 3.351 escolas participaram da pesquisa. No outono de 2009, 820 (84%) dos 979 entrevistados relataram que sua escola tinha um plano de influenza em vigor, uma proporção 44% maior do que na primavera de 2009 (p &lt;0,01). A maioria das escolas comunicou mensagens de saúde (por exemplo, ficar em casa quando doente), implementou os requisitos de retorno às aulas e disponibilizou desinfetante para as mãos. Escolas com um plano de influenza de primavera (N = 568) eram menos propensos a relatar doenças semelhantes à influenza (ILI) durante a onda de influenza de outono do que as 299 escolas sem um plano de influenza de primavera (63% vs 71%, p = 0,02 ) Essa associação persistiu após o controle de escolas com ILI substancial na primavera. CONCLUSÃO O uso relatado de NPIs nas escolas públicas participantes da Pensilvânia melhorou substancialmente da primavera ao outono e foi geralmente consistente com as recomendações emitidas. A implementação proativa de uma série de NPIs e a implementação precoce de iniciativas de comunicação e educação podem ter reduzido cumulativamente o impacto do pH1N1 em algumas escolas. </text:p>
          </table:table-cell>
          <table:table-cell table:style-name="ce5" office:value-type="string" calcext:value-type="string">
            <text:p>Miller, JR; Short, VL; Wu, HM; Waller, K; Mead, P; Kahn, E; Bahn, BA; Dale, JW; Nasrullah, M; Walton, SE; Urdaneta, V; Ostroff, S; Averhoff, F</text:p>
          </table:table-cell>
          <table:table-cell table:style-name="ce5" office:value-type="string" calcext:value-type="string">
            <text:p>Use of Nonpharmaceutical Interventions to Reduce Transmission of 2009 Pandemic Influenza A (pH1N1) in Pennsylvania Public Schools</text:p>
          </table:table-cell>
          <table:table-cell table:style-name="ce5" office:value-type="string" calcext:value-type="string">
            <text:p>JOURNAL OF SCHOOL HEALTH</text:p>
          </table:table-cell>
          <table:table-cell table:style-name="ce5" office:value-type="string" calcext:value-type="string">
            <text:p>Article</text:p>
          </table:table-cell>
          <table:table-cell table:style-name="ce5" office:value-type="string" calcext:value-type="string">
            <text:p>influenza; human; prevention and control; schools</text:p>
          </table:table-cell>
          <table:table-cell table:style-name="ce5" office:value-type="string" calcext:value-type="string">
            <text:p>BACKGROUND School-based recommendations for nonpharmaceutical interventions (NPIs) were issued in response to the threat of 2009 pandemic influenza A (pH1N1). The implementation and effectiveness of these recommendations has not been assessed. METHODS In November 2009, a Web-based survey of all Pennsylvania public schools was conducted to assess the use of recommended NPIs. RESULTS Overall, 1040 (31%) of 3351 schools participated in the survey. By fall 2009, 820 (84%) of 979 respondents reported that their school had an influenza plan in place, a 44% higher proportion than in the spring 2009 (p&lt;.01). Most schools communicated health messages (eg, staying home when sick), implemented return to school requirements, and made hand sanitizer available. Schools with a spring influenza plan (N=568) were less likely to report substantial influenza-like illness (ILI) during the fall wave of influenza than the 299 schools without a spring influenza plan (63% vs 71%, p=.02). This association persisted after controlling for schools with substantial ILI in the spring. CONCLUSION The reported use of NPIs in participating Pennsylvania public schools improved substantially from spring to fall and was generally consistent with issued recommendations. The proactive implementation of a number of NPIs and the early implementation of communication and education initiatives might have cumulatively reduced the impact of pH1N1 in some school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SCHOOL HEALTH</text:p>
          </table:table-cell>
          <table:table-cell table:style-name="ce5" office:value-type="float" office:value="2013" calcext:value-type="float">
            <text:p>2013</text:p>
          </table:table-cell>
          <table:table-cell table:style-name="ce5" office:value-type="string" calcext:value-type="string">
            <text:p>Education &amp; Educational Research; Health Care Sciences &amp; Services; Public, Environmental &amp; Occupational Health</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Atenuação de virulência durante uma pandemia de influenza A / H5N1 </text:p>
          </table:table-cell>
          <table:table-cell office:value-type="string" calcext:value-type="string">
            <text:p>Mais de 15 anos após os primeiros casos humanos de influenza A / H5N1 em Hong Kong, o mundo continua em risco de uma pandemia de H5N1. As atividades de preparação enfocaram o armazenamento e distribuição de antivirais, o desenvolvimento de uma vacina humana contra o H5N1, a operacionalização de políticas de rastreamento e distanciamento social e outras intervenções não farmacêuticas. O planejamento dessas intervenções tem sido feito na tentativa de diminuir a mortalidade cumulativa resultante de uma hipotética pandemia de H5N1. Neste estudo teórico, consideramos as limitações naturais da mortalidade de uma pandemia de H5N1 impostas pelas restrições epidemiológicas-evolutivas do vírus. A teoria da evolução determina que os patógenos devem evoluir para serem relativamente benignos, dependendo da magnitude da correlação entre a virulência de um patógeno e sua transmissibilidade. Como a letalidade das infecções pelo H5N1 em humanos é atualmente de 60 por cento, é duvidoso que os vírus atuais estejam próximos de seu ótimo evolutivo para transmissão entre humanos. Para descrever a dinâmica da evolução da virulência durante uma pandemia de H5N1, construímos um modelo matemático com base nos padrões de progressão clínica em casos anteriores de H5N1. Usando um modelo determinístico e uma simulação baseada em indivíduos estocásticos, descrevemos (i) os impulsionadores da dinâmica evolutiva durante uma pandemia de H5N1, (ii) a gama de casos fatais para os quais os vírus H5N1 podem causar surtos em humanos com sucesso, e (iii ) os efeitos de diferentes tipos de distanciamento social na evolução da virulência. Discutimos duas características evolutivas epidemiológicas principais deste sistema (i) o retardo ou desaceleração de uma epidemia que resulta na maioria dos hospedeiros experimentando um fenótipo de virulência atenuada e (ii) a forte pressão evolutiva para menor virulência experimentada pelo vírus durante um período de intenso distanciamento social. </text:p>
          </table:table-cell>
          <table:table-cell table:style-name="ce5" office:value-type="string" calcext:value-type="string">
            <text:p>Boni, MF; Nguyen, TD; de Jong, MD; van Doorn, HR</text:p>
          </table:table-cell>
          <table:table-cell table:style-name="ce5" office:value-type="string" calcext:value-type="string">
            <text:p>Virulence attenuation during an influenza A/H5N1 pandemic</text:p>
          </table:table-cell>
          <table:table-cell table:style-name="ce5" office:value-type="string" calcext:value-type="string">
            <text:p>PHILOSOPHICAL TRANSACTIONS OF THE ROYAL SOCIETY B-BIOLOGICAL SCIENCES</text:p>
          </table:table-cell>
          <table:table-cell table:style-name="ce5" office:value-type="string" calcext:value-type="string">
            <text:p>Article</text:p>
          </table:table-cell>
          <table:table-cell table:style-name="ce5" office:value-type="string" calcext:value-type="string">
            <text:p>influenza; H5N1; virulence evolution; mathematical modelling</text:p>
          </table:table-cell>
          <table:table-cell table:style-name="ce5" office:value-type="string" calcext:value-type="string">
            <text:p>More than 15 years after the first human cases of influenza A/H5N1 in Hong Kong, the world remains at risk for an H5N1 pandemic. Preparedness activities have focused on antiviral stockpiling and distribution, development of a human H5N1 vaccine, operationalizing screening and social distancing policies, and other non-pharmaceutical interventions. The planning of these interventions has been done in an attempt to lessen the cumulative mortality resulting from a hypothetical H5N1 pandemic. In this theoretical study, we consider the natural limitations on an H5N1 pandemic's mortality imposed by the virus' epidemiological-evolutionary constraints. Evolutionary theory dictates that pathogens should evolve to be relatively benign, depending on the magnitude of the correlation between a pathogen's virulence and its transmissibility. Because the case fatality of H5N1 infections in humans is currently 60 per cent, it is doubtful that the current viruses are close to their evolutionary optimum for transmission among humans. To describe the dynamics of virulence evolution during an H5N1 pandemic, we build a mathematical model based on the patterns of clinical progression in past H5N1 cases. Using both a deterministic model and a stochastic individual-based simulation, we describe (i) the drivers of evolutionary dynamics during an H5N1 pandemic, (ii) the range of case fatalities for which H5N1 viruses can successfully cause outbreaks in humans, and (iii) the effects of different kinds of social distancing on virulence evolution. We discuss two main epidemiological-evolutionary features of this system (i) the delaying or slowing of an epidemic which results in a majority of hosts experiencing an attenuated virulence phenotype and (ii) the strong evolutionary pressure for lower virulence experienced by the virus during a period of intense social distancing.</text:p>
          </table:table-cell>
          <table:table-cell/>
          <table:table-cell table:style-name="ce5" office:value-type="string" calcext:value-type="string">
            <text:p>ROYAL SOC</text:p>
          </table:table-cell>
          <table:table-cell table:style-name="ce5" office:value-type="string" calcext:value-type="string">
            <text:p>LONDON</text:p>
          </table:table-cell>
          <table:table-cell table:style-name="ce5" office:value-type="string" calcext:value-type="string">
            <text:p>PHILOS T R SOC B</text:p>
          </table:table-cell>
          <table:table-cell table:style-name="ce5" office:value-type="float" office:value="2013" calcext:value-type="float">
            <text:p>2013</text:p>
          </table:table-cell>
          <table:table-cell table:style-name="ce5" office:value-type="string" calcext:value-type="string">
            <text:p>Life Sciences &amp; Biomedicine - Other Topics</text:p>
          </table:table-cell>
          <table:table-cell table:style-name="ce5" office:value-type="string" calcext:value-type="string">
            <text:p>Other Gold, Green Published, Green Accepted</text:p>
          </table:table-cell>
          <table:table-cell/>
          <table:table-cell office:value-type="string" calcext:value-type="string">
            <text:p>e5</text:p>
          </table:table-cell>
          <table:table-cell table:number-columns-repeated="47"/>
        </table:table-row>
        <table:table-row table:style-name="ro1">
          <table:table-cell office:value-type="string" calcext:value-type="string">
            <text:p>Fatores de risco e eficácia das medidas preventivas contra a gripe na comunidade </text:p>
          </table:table-cell>
          <table:table-cell office:value-type="string" calcext:value-type="string">
            <text:p>Como citar este artigo: Castilla etal. (2013) Fatores de risco e eficácia das medidas preventivas contra a influenza na comunidade. Influenza e outros vírus respiratórios 7 (2) 177183. Antecedentes O papel de diferentes exposições a riscos e medidas preventivas contra influenza não foi bem estabelecido. Objetivo O objetivo deste estudo foi avaliar os fatores de risco e medidas para prevenir a infecção por influenza na comunidade. Métodos Conduzimos um estudo de controle de caso multicêntrico. Os casos foram 481 pacientes ambulatoriais com 18 anos ou mais com influenza A (H1N1) 09 confirmada em laboratório na temporada de 2009-2010 na Espanha. Um controle foi selecionado para cada caso de pacientes ambulatoriais da mesma área pareados por idade e data da consulta. As informações sobre as situações de risco, medidas preventivas e outras variáveis ​​foram obtidas por entrevista e revisão do prontuário. Resultados Na análise de regressão logística condicional multivariada, o risco de um diagnóstico de gripe aumentou com o número de coabitantes (em comparação com &lt;3 coabitantes, três coabitantes tiveram um OR = 1 ponto central 80, IC 95% 1 ponto central 122 ponto central 89 , e 5 coabitantes tiveram um OR = 2 centro ponto 66, IC 95% 1 centro ponto 315 centro ponto 41) e para profissionais de saúde (OR = 2 centro ponto 94, 95% CI 1 centro ponto 535 centro ponto 66). O uso de transporte público metropolitano foi associado a uma frequência mais baixa de diagnóstico de influenza (OR = 0 center dot 45, IC95% 0 center dot 300 center dot 68), mas não ao uso de táxis ou transporte de longa distância. A vacina contra influenza A (H1N1) 09 teve um efeito protetor (OR = 0 ponto central 13, IC 95% 0 ponto central 040 ponto central 48), ao contrário da lavagem das mãos após tocar em superfícies contaminadas ou o uso de desinfetantes à base de álcool. Conclusão O ambiente doméstico parece desempenhar um papel importante na disseminação da influenza em adultos, mas não o uso de transporte público. Os profissionais de saúde têm maior risco de contrair gripe. A vacinação foi a medida preventiva mais eficaz. </text:p>
          </table:table-cell>
          <table:table-cell table:style-name="ce5" office:value-type="string" calcext:value-type="string">
            <text:p>Castilla, J; Godoy, P; Dominguez, A; Martin, V; Delgado-Rodriguez, M; Martinez-Baz, I; Baricot, M; Soldevila, N; Mayoral, JM; Astray, J; Quintana, JM; Canton, R; Castro, A; Gonzalez-Candelas, F; Alonso, J; Saez, M; Tamames, S; Pumarola, T</text:p>
          </table:table-cell>
          <table:table-cell table:style-name="ce5" office:value-type="string" calcext:value-type="string">
            <text:p>Risk factors and effectiveness of preventive measures against influenza in the community</text:p>
          </table:table-cell>
          <table:table-cell table:style-name="ce5" office:value-type="string" calcext:value-type="string">
            <text:p>INFLUENZA AND OTHER RESPIRATORY VIRUSES</text:p>
          </table:table-cell>
          <table:table-cell table:style-name="ce5" office:value-type="string" calcext:value-type="string">
            <text:p>Article</text:p>
          </table:table-cell>
          <table:table-cell table:style-name="ce5" office:value-type="string" calcext:value-type="string">
            <text:p>Epidemiology; infection control; influenza; public health; transmission; vaccine</text:p>
          </table:table-cell>
          <table:table-cell table:style-name="ce5" office:value-type="string" calcext:value-type="string">
            <text:p>Please cite this paper as: Castilla etal. (2013) Risk factors and effectiveness of preventive measures against influenza in the community. Influenza and Other Respiratory Viruses 7(2) 177183. Background The role of different risk exposures and preventive measures against influenza has not been well established. Objective The aim of this study was to evaluate risk factors and measures to prevent influenza infection in the community. Methods We conducted a multicenter casecontrol study. Cases were 481 outpatients aged 18years or older with laboratory-confirmed influenza A(H1N1)09 in the 20092010 season in Spain. A control was selected for each case from outpatients from the same area matched by age and date of consultation. Information on risk situations, preventive measures and other variables was obtained by interview and review of the medical record. Results In the multivariate conditional logistic regression analysis, the risk of a diagnosis of influenza increased with the number of cohabitants (compared with &lt;3 cohabitants, three cohabitants had an OR=1 center dot 80, 95% CI 1 center dot 122 center dot 89, and 5 cohabitants had an OR=2 center dot 66, 95% CI 1 center dot 315 center dot 41) and for health care workers (OR=2 center dot 94, 95% CI 1 center dot 535 center dot 66). The use of metropolitan public transport was associated with a lower frequency of a diagnosis of influenza (OR=0 center dot 45, 95% CI 0 center dot 300 center dot 68) but not the use of taxis or long-distance transport. The influenza A(H1N1)09 vaccine had a protective effect (OR=0 center dot 13, 95% CI 0 center dot 040 center dot 48), unlike hand washing after touching contaminated surfaces or the use of alcohol-based hand sanitizers. Conclusion The home environment appears to play an important role in the spread of influenza in adults, but not the use of public transport. Health care workers have a higher risk of contracting influenza. Vaccination was the most effective preventive measure.</text:p>
          </table:table-cell>
          <table:table-cell/>
          <table:table-cell table:style-name="ce5" office:value-type="string" calcext:value-type="string">
            <text:p>WILEY-BLACKWELL</text:p>
          </table:table-cell>
          <table:table-cell table:style-name="ce5" office:value-type="string" calcext:value-type="string">
            <text:p>HOBOKEN</text:p>
          </table:table-cell>
          <table:table-cell table:style-name="ce5" office:value-type="string" calcext:value-type="string">
            <text:p>INFLUENZA OTHER RESP</text:p>
          </table:table-cell>
          <table:table-cell table:style-name="ce5" office:value-type="float" office:value="2013" calcext:value-type="float">
            <text:p>2013</text:p>
          </table:table-cell>
          <table:table-cell table:style-name="ce5" office:value-type="string" calcext:value-type="string">
            <text:p>Infectious Diseases; Virology</text:p>
          </table:table-cell>
          <table:table-cell table:style-name="ce5" office:value-type="string" calcext:value-type="string">
            <text:p>Bronze, Green Publishe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Eficácia do fechamento de um distrito escolar devido à pandemia de gripe A (H1N1) em doenças respiratórias agudas na comunidade: um experimento natural </text:p>
          </table:table-cell>
          <table:table-cell office:value-type="string" calcext:value-type="string">
            <text:p>Fundo. Após a detecção da pandemia de influenza A H1N1 (pH1N1) em Dallas / Fort Worth, Texas, um distrito escolar (comunidade de intervenção, [IC]) fechou todas as escolas públicas por 8 dias para reduzir a transmissão. Os distritos escolares próximos (comunidade de controle [CC]) permaneceram em sua maioria abertos. Métodos. Coletamos dados domésticos para medir doenças respiratórias agudas (IRA) autorreferidas antes, durante e depois do fechamento das escolas. Também coletamos visitas relacionadas à influenza a departamentos de emergência (EDflu). Resultados. Em ambas as comunidades, as visitas de IRA e EDflu autorreferidas aumentaram de antes para durante o fechamento da escola, mas o aumento nas taxas de IRA foi 45% menor no IC (0,6% antes para 1,2% durante) do que no CC (0,4% antes para 1,5% durante) (RRRDurante / Antes = 0,55, P &lt;0,001; ORDurante / Antes ajustado = 0,49, P &lt;0,03). Para famílias com crianças em idade escolar apenas (sem crianças de 0 a 5 anos), IC teve aumentos ainda mais baixos no IRA ajustado do que no CC (ORDurante / Antes ajustado = 0,28, P &lt;0,001). O aumento relativo do total de visitas de EDflu no IC foi 27% menor (2,8% antes para 4,4% durante) em comparação com o CC (2,9% antes para 6,2% durante). Entre as crianças de 6 a 18 anos, a porcentagem de EDflu em IC permaneceu constante (5,1% antes vs 5,2% durante), enquanto que no CC mais que dobrou (5,2% antes vs 10,9% durante). Depois que as escolas reabriram, as taxas de ARI e visitas de EDflu diminuíram em ambas as comunidades. Conclusões. Nosso estudo documenta uma redução nas visitas de ARI e EDflu na comunidade de intervenção. Nossos resultados podem ser usados ​​para avaliar o benefício potencial do fechamento de escolas durante pandemias. </text:p>
          </table:table-cell>
          <table:table-cell table:style-name="ce5" office:value-type="string" calcext:value-type="string">
            <text:p>Copeland, DL; Basurto-Davila, R; Chung, W; Kurian, A; Fishbein, DB; Szymanowski, P; Zipprich, J; Lipman, H; Cetron, MS; Meltzer, MI; Averhoff, F</text:p>
          </table:table-cell>
          <table:table-cell table:style-name="ce5" office:value-type="string" calcext:value-type="string">
            <text:p>Effectiveness of a School District Closure for Pandemic Influenza A (H1N1) on Acute Respiratory Illnesses in the Community: A Natural Experiment</text:p>
          </table:table-cell>
          <table:table-cell table:style-name="ce5" office:value-type="string" calcext:value-type="string">
            <text:p>CLINICAL INFECTIOUS DISEASES</text:p>
          </table:table-cell>
          <table:table-cell table:style-name="ce5" office:value-type="string" calcext:value-type="string">
            <text:p>Article</text:p>
          </table:table-cell>
          <table:table-cell table:style-name="ce5" office:value-type="string" calcext:value-type="string">
            <text:p>H1N1 virus; influenza; pandemics; schools; nonpharmaceutical interventions</text:p>
          </table:table-cell>
          <table:table-cell table:style-name="ce5" office:value-type="string" calcext:value-type="string">
            <text:p>Background. Following detection of pandemic influenza A H1N1 (pH1N1) in Dallas/Fort Worth, Texas, a school district (intervention community, [IC]) closed all public schools for 8 days to reduce transmission. Nearby school districts (control community [CC]) mostly remained open. Methods. We collected household data to measure self-reported acute respiratory illness (ARI), before, during, and after school closures. We also collected influenza-related visits to emergency departments (EDflu). Results. In both communities, self-reported ARIs and EDflu visits increased from before to during the school closure, but the increase in ARI rates was 45% lower in the IC (0.6% before to 1.2% during) than in the CC (0.4% before to 1.5% during) (RRRDuring/Before = 0.55, P &lt; .001; adjusted ORDuring/Before = 0.49, P &lt; .03). For households with school-aged children only (no children 0-5 years), IC had even lower increases in adjusted ARI than in the CC (adjusted ORDuring/Before = 0.28, P &lt; .001). The relative increase of total EDflu visits in the IC was 27% lower (2.8% before to 4.4% during) compared with the CC (2.9% before to 6.2% during). Among children aged 6-18 years, the percentage of EDflu in IC remained constant (5.1% before vs 5.2% during), whereas in the CC it more than doubled (5.2% before vs 10.9% during). After schools reopened, ARI rates and EDflu visits decreased in both communities. Conclusions. Our study documents a reduction in ARI and EDflu visits in the intervention community. Our findings can be used to assess the potential benefit of school closures during pandemics.</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CLIN INFECT DIS</text:p>
          </table:table-cell>
          <table:table-cell table:style-name="ce5" office:value-type="float" office:value="2013" calcext:value-type="float">
            <text:p>2013</text:p>
          </table:table-cell>
          <table:table-cell table:style-name="ce5" office:value-type="string" calcext:value-type="string">
            <text:p>Immunology; Infectious Diseases; Microbiology</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editores de umidade absoluta interna e efeitos estimados sobre a sobrevivência do vírus da gripe em escolas primárias </text:p>
          </table:table-cell>
          <table:table-cell office:value-type="string" calcext:value-type="string">
            <text:p>Antecedentes: A baixa umidade absoluta (AH) tem sido associada ao aumento da sobrevivência e transmissibilidade do vírus influenza e ao início de surtos sazonais de influenza. A umidificação de ambientes internos pode mitigar a transmissão viral e pode ser uma estratégia de controle importante, particularmente em escolas onde a transmissão viral é comum e contribui para a disseminação da influenza nas comunidades. No entanto, a variabilidade e os preditores de HA no ambiente escolar interno e a viabilidade da umidificação da sala de aula a níveis que poderiam diminuir a sobrevivência viral não foram estudados. Métodos: Sensores automatizados foram usados ​​para medir temperatura, umidade e níveis de CO2 em duas escolas de Minnesota sem umidificação central durante dois invernos sucessivos. As medições externas de AH foram derivadas do North American Land Data Assimilation System. A variabilidade na AH interna dentro das salas de aula, entre as salas da mesma escola e entre as escolas foi avaliada por meio de coeficientes de correlação de concordância (CCC). Os preditores de HA em ambientes fechados foram examinados usando modelos de heteroscedasticidade condicional autorregressiva de série temporal. Umidificadores de sala de aula foram usados ​​quando a escola não estava em sessão para avaliar a viabilidade de aumentar a HA em ambientes fechados para níveis associados com a diminuição da sobrevivência do vírus da gripe, conforme projetado a partir de experimentos com animais publicados anteriormente. Resultados: A HA variou pouco dentro das salas de aula (CCC&gt; 0,90), mas foi mais variável entre as salas de aula da mesma escola (CCC 0,81 para a Escola 1, 0,88 para a Escola 2) e entre as escolas (CCC 0,81). A AH interna variou amplamente durante o inverno (variação de 2,60 a 10,34 milibares [mb]) e foi fortemente associada a mudanças na AH externa (p &lt;0,001). Mudanças na HA interna em dias de semana na escola foram fortemente associadas aos níveis de CO2 (p &lt;0,001). Ao longo de 4 horas, os umidificadores de sala de aula aumentaram a AH interna em 4 mb, um aumento suficiente para diminuir a sobrevida do vírus projetada em 1 hora em um valor absoluto de 30% durante os meses de inverno. Conclusões: Durante o inverno, a HA em ambientes fechados em escolas primárias não umidificadas varia substancialmente e freqüentemente para níveis que são muito baixos. Os resultados internos são previstos pela AH externa ao longo de uma temporada e pelos níveis de CO2 (que provavelmente refletem a atividade humana) durante os dias escolares individuais. A umidificação da sala de aula pode ser uma abordagem viável para aumentar a HA interna a níveis que podem diminuir a sobrevivência e a transmissão do vírus influenza. </text:p>
          </table:table-cell>
          <table:table-cell table:style-name="ce5" office:value-type="string" calcext:value-type="string">
            <text:p>Koep, TH; Enders, FT; Pierret, C; Ekker, SC; Krageschmidt, D; Neff, KL; Lipsitch, M; Shaman, J; Huskins, WC</text:p>
          </table:table-cell>
          <table:table-cell table:style-name="ce5" office:value-type="string" calcext:value-type="string">
            <text:p>Predictors of indoor absolute humidity and estimated effects on influenza virus survival in grade schools</text:p>
          </table:table-cell>
          <table:table-cell table:style-name="ce5" office:value-type="string" calcext:value-type="string">
            <text:p>BMC INFECTIOUS DISEASES</text:p>
          </table:table-cell>
          <table:table-cell table:style-name="ce5" office:value-type="string" calcext:value-type="string">
            <text:p>Article</text:p>
          </table:table-cell>
          <table:table-cell table:style-name="ce5" office:value-type="string" calcext:value-type="string">
            <text:p>Influenza; Humidity; Schools; Climate</text:p>
          </table:table-cell>
          <table:table-cell table:style-name="ce5" office:value-type="string" calcext:value-type="string">
            <text:p>Background: Low absolute humidity (AH) has been associated with increased influenza virus survival and transmissibility and the onset of seasonal influenza outbreaks. Humidification of indoor environments may mitigate viral transmission and may be an important control strategy, particularly in schools where viral transmission is common and contributes to the spread of influenza in communities. However, the variability and predictors of AH in the indoor school environment and the feasibility of classroom humidification to levels that could decrease viral survival have not been studied. Methods: Automated sensors were used to measure temperature, humidity and CO2 levels in two Minnesota grade schools without central humidification during two successive winters. Outdoor AH measurements were derived from the North American Land Data Assimilation System. Variability in indoor AH within classrooms, between classrooms in the same school, and between schools was assessed using concordance correlation coefficients (CCC). Predictors of indoor AH were examined using time-series Auto-Regressive Conditional Heteroskedasticity models. Classroom humidifiers were used when school was not in session to assess the feasibility of increasing indoor AH to levels associated with decreased influenza virus survival, as projected from previously published animal experiments. Results: AH varied little within classrooms (CCC &gt; 0.90) but was more variable between classrooms in the same school (CCC 0.81 for School 1, 0.88 for School 2) and between schools (CCC 0.81). Indoor AH varied widely during the winter (range 2.60 to 10.34 millibars [mb]) and was strongly associated with changes in outdoor AH (p &lt; 0.001). Changes in indoor AH on school weekdays were strongly associated with CO2 levels (p &lt; 0.001). Over 4 hours, classroom humidifiers increased indoor AH by 4 mb, an increase sufficient to decrease projected 1-hour virus survival by an absolute value of 30% during winter months. Conclusions: During winter, indoor AH in non-humidified grade schools varies substantially and often to levels that are very low. Indoor results are predicted by outdoor AH over a season and CO2 levels (which likely reflects human activity) during individual school days. Classroom humidification may be a feasible approach to increase indoor AH to levels that may decrease influenza virus survival and transmission.</text:p>
          </table:table-cell>
          <table:table-cell/>
          <table:table-cell table:style-name="ce5" office:value-type="string" calcext:value-type="string">
            <text:p>BIOMED CENTRAL LTD</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3" calcext:value-type="float">
            <text:p>2013</text:p>
          </table:table-cell>
          <table:table-cell table:style-name="ce5" office:value-type="string" calcext:value-type="string">
            <text:p>Infectious Diseases</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mplementação de intervenções não farmacêuticas por escolas públicas da cidade de Nova York para prevenir a gripe A em 2009 </text:p>
          </table:table-cell>
          <table:table-cell office:value-type="string" calcext:value-type="string">
            <text:p>Introdução: As crianças são transmissores importantes de influenza na comunidade e uma série de intervenções não farmacêuticas (NPIs), incluindo lavagem das mãos e uso de desinfetante para as mãos, foram recomendadas para mitigar a transmissão da influenza, mas informações limitadas estão disponíveis sobre escolas capacidade de implementar esses NPIs durante um surto de influenza. Avaliamos a implementação de NPIs durante o outono de 2009 em resposta à pandemia de influenza H1N1 (pH1N1) pelas escolas públicas da cidade de Nova York (NYC). Métodos: De 25 de janeiro a 9 de fevereiro de 2010, uma pesquisa online foi enviada para todas as 1.632 escolas públicas de Nova York e os diretores foram convidados a participar da pesquisa ou designar uma enfermeira escolar ou outro funcionário da escola com conhecimento das políticas e características da escola para faça isso. Resultados: De 1.633 escolas, 376 (23%) acessaram e concluíram a pesquisa. Quase todos os entrevistados (99%) implementaram pelo menos dois NPIs. As escolas que tinham uma Equipe de Resposta à Gripe (FRT) como parte do plano de preparação para emergências escolares eram mais propensas a implementar as diretrizes de NPI recomendadas por funcionários de saúde pública de Nova York do que as escolas que não tinham um FRT. A designação de uma sala para isolar os alunos doentes, por exemplo, era mais comum em escolas com TRF (72%) do que naquelas sem (53%) (p &lt;0,001). Conclusões: A implementação de um programa NPI em um grande sistema escolar para mitigar os efeitos de um surto de influenza é viável, mas há uma necessidade potencial de recursos adicionais em algumas escolas para aumentar a capacidade e a adesão a todas as recomendações. Os planos de preparação para a influenza de saúde pública devem incluir o planejamento de preparação escolar e FRTs. </text:p>
          </table:table-cell>
          <table:table-cell table:style-name="ce5" office:value-type="string" calcext:value-type="string">
            <text:p>Agolory, SG; Barbot, O; Averhoff, F; Weiss, D; Wilson, E; Egger, J; Miller, J; Ogbuanu, I; Walton, S; Kahn, E</text:p>
          </table:table-cell>
          <table:table-cell table:style-name="ce5" office:value-type="string" calcext:value-type="string">
            <text:p>Implementation of Non-Pharmaceutical Interventions by New York City Public Schools to Prevent 2009 Influenza A</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Introduction: Children are important transmitters of influenza in the community and a number of non-pharmaceutical interventions (NPIs), including hand washing and use of hand sanitizer, have been recommended to mitigate the transmission of influenza, but limited information is available regarding schools' ability to implement these NPIs during an influenza outbreak. We evaluated implementation of NPIs during fall 2009 in response to H1N1 pandemic influenza (pH1N1) by New York City (NYC) public schools. Methods: From January 25 through February 9, 2010, an online survey was sent to all the 1,632 NYC public schools and principals were asked to participate in the survey or to designate a school nurse or other school official with knowledge of school policies and characteristics to do so. Results: Of 1,633 schools, 376(23%) accessed and completed the survey. Nearly all respondents (99%) implemented at least two NPIs. Schools that had a Flu Response Team (FRT) as a part of school emergency preparedness plan were more likely to implement the NPI guidelines recommended by NYC public health officials than schools that did not have a FRT. Designation of a room for isolating ill students, for example, was more common in schools with a FRT (72%) than those without (53%) (p &lt; 0.001). Conclusions: Implementing an NPI program in a large school system to mitigate the effects of an influenza outbreak is feasible, but there is potential need for additional resources in some schools to increase capacity and adherence to all recommendations. Public health influenza-preparedness plans should include school preparedness planning and FRT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3" calcext:value-type="float">
            <text:p>2013</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reparação para emergências de saúde pública: lições aprendidas sobre o monitoramento de intervenções da Pesquisa de Intervenções Não Farmacêuticas para a pandemia de H1N1 da Associação Nacional de Funcionários de Saúde do Município e da Cidade </text:p>
          </table:table-cell>
          <table:table-cell office:value-type="string" calcext:value-type="string">
            <text:p>Objetivos: Avaliamos a capacidade dos departamentos de saúde locais (LHDs) de fornecer dados sobre intervenções não farmacêuticas (NPIs) para a mitigação da influenza H1N1 de 2009 durante a resposta à pandemia. Projeto: Departamentos de saúde locais voluntariamente participaram semanalmente de uma pesquisa baseada na Web da Associação Nacional de Funcionários de Saúde Municipais e Municipais, projetada para fornecer consciência situacional aos parceiros federais sobre as recomendações e implementação de NPI durante a resposta e fornecer informações sobre o contexto epidemiológico em que as recomendações foram feito. Local: Departamentos de saúde locais durante a resposta à pandemia de H1N1 no outono de 2009. Participantes: Secretarias de saúde locais que participaram voluntariamente da Rede de Vigilância Sentinela da Associação Nacional de Oficiais de Saúde Municipais e Municipais. Principais medidas de resultado: Os departamentos de saúde locais foram solicitados a relatar dados sobre as recomendações e a implementação de INP de 7 setores da comunidade. Os dados também foram coletados sobre surtos de influenza; fechamentos, sejam eles recomendados pelo departamento de saúde local ou não; absenteísmo de alunos de K-12; o (s) tipo (s) de vírus influenza que circulam na jurisdição; e a capacidade do sistema de saúde. Resultados: Cento e trinta e nove LHDs participaram. A maioria dos LHDs emitiu recomendações NPI para sua comunidade durante o período de pesquisa de 10 semanas com 70% a 97% dos LHDs recomendando higiene das mãos e etiqueta para tosse e 51% a 78% isolamento voluntário de pacientes doentes. No entanto, 21% a 48% dos LHDs não tinham informações sobre fechamento, absenteísmo ou surtos nas escolas, e 28% a 50% não tinham informações sobre a capacidade do ambulatório. Conclusões: Muitos LHDs foram incapazes de monitorar a implementação do NPI (recomendado pelo LHD ou não) em sua comunidade durante a pandemia de influenza H1N1 de 2009. Essa lacuna torna difícil ajustar recomendações ou mensagens durante uma resposta de emergência de saúde pública. A preparação da saúde pública pode ser melhorada através do fortalecimento da capacidade de monitoramento de NPI. </text:p>
          </table:table-cell>
          <table:table-cell table:style-name="ce5" office:value-type="string" calcext:value-type="string">
            <text:p>Cantey, PT; Chuk, MG; Kohl, KS; Herrmann, J; Weiss, P; Graffunder, CM; Averhoff, F; Kahn, EB; Painter, J</text:p>
          </table:table-cell>
          <table:table-cell table:style-name="ce5" office:value-type="string" calcext:value-type="string">
            <text:p>Public Health Emergency Preparedness: Lessons Learned About Monitoring of Interventions From the National Association of County and City Health Official's Survey of Nonpharmaceutical Interventions for Pandemic H1N1</text:p>
          </table:table-cell>
          <table:table-cell table:style-name="ce5" office:value-type="string" calcext:value-type="string">
            <text:p>JOURNAL OF PUBLIC HEALTH MANAGEMENT AND PRACTICE</text:p>
          </table:table-cell>
          <table:table-cell table:style-name="ce5" office:value-type="string" calcext:value-type="string">
            <text:p>Article</text:p>
          </table:table-cell>
          <table:table-cell table:style-name="ce5" office:value-type="string" calcext:value-type="string">
            <text:p>local health departments; nonpharmaceutical interventions; pandemic H1N1; public health emergency preparedness</text:p>
          </table:table-cell>
          <table:table-cell table:style-name="ce5" office:value-type="string" calcext:value-type="string">
            <text:p>Objectives: We assessed local health departments' (LHDs') ability to provide data on nonpharmaceutical interventions (NPIs) for the mitigation of 2009 H1N1 influenza during the pandemic response. Design: Local health departments voluntarily participated weekly in a National Association of County and City Health Officials Web-based survey designed to provide situational awareness to federal partners about NPI recommendations and implementation during the response and to provide insight into the epidemiologic context in which recommendations were made. Setting: Local health departments during the fall 2009 H1N1 pandemic response. Participants: Local health departments that voluntarily participated in the National Association of County and City Health Officials Sentinel Surveillance Network. Main Outcome Measures: Local health departments were asked to report data on recommendations for and the implementation of NPIs from 7 community sectors. Data were also collected on influenza outbreaks; closures, whether recommended by the local health department or not; absenteeism of students in grades K-12; the type(s) of influenza viruses circulating in the jurisdiction; and the health care system capacity. Results: One hundred thirty-nine LHDs participated. Most LHDs issued NPI recommendations to their community over the 10-week survey period with 70% to 97% of LHDs recommending hand hygiene and cough etiquette and 51% to 78% voluntary isolation of ill patients. However, 21% to 48% of LHDs lacked information of closure, absenteeism, or outbreaks in schools, and 28% to 50% lacked information on outpatient clinic capacity. Conclusions: Many LHDs were unable to monitor implementation of NPI (recommended by LHD or not) within their community during the 2009 H1N1 influenza pandemic. This gap makes it difficult to adjust recommendations or messaging during a public health emergency response. Public health preparedness could be improved by strengthening NPI monitoring capacity.</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J PUBLIC HEALTH MAN</text:p>
          </table:table-cell>
          <table:table-cell table:style-name="ce5" office:value-type="float" office:value="2013" calcext:value-type="float">
            <text:p>2013</text:p>
          </table:table-cell>
          <table:table-cell table:style-name="ce5" office:value-type="string" calcext:value-type="string">
            <text:p>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Efeitos da Terapia Assistida por Animais nos Sintomas Comportamentais e / ou Psicológicos na Demência: Um Relato de Caso </text:p>
          </table:table-cell>
          <table:table-cell office:value-type="string" calcext:value-type="string">
            <text:p>Introdução: Recentemente, aumentou o interesse em intervenções não farmacêuticas no tratamento da demência. A terapia assistida por animais tem se mostrado uma intervenção promissora, mas é necessário mais conhecimento. O presente artigo relata um estudo piloto envolvendo uma mulher de 84 anos com demência vascular que foi sistematicamente treinada com uma equipe de terapia canina por 8 semanas. Métodos: Foi utilizado um desenho intervencionista longitudinal quase experimental com medidas pré-pós. Os dados foram coletados em 3 ocasiões. Estatísticas descritivas foram utilizadas para análise dos dados. Resultados: Foram identificados alguns efeitos na capacidade de andar e mover-se da mulher. Além disso, foram observados alguns efeitos no estado cognitivo da mulher. Conclusões: O treinamento físico, psicológico e / ou social com equipes de cães de terapia certificada pode ter efeitos sobre os sintomas comportamentais e psicológicos em pessoas que vivem com demência. Mais pesquisas são necessárias. </text:p>
          </table:table-cell>
          <table:table-cell table:style-name="ce5" office:value-type="string" calcext:value-type="string">
            <text:p>Nordgren, L; Engstrom, G</text:p>
          </table:table-cell>
          <table:table-cell table:style-name="ce5" office:value-type="string" calcext:value-type="string">
            <text:p>Effects of Animal-Assisted Therapy on Behavioral and/or Psychological Symptoms in Dementia: A Case Report</text:p>
          </table:table-cell>
          <table:table-cell table:style-name="ce5" office:value-type="string" calcext:value-type="string">
            <text:p>AMERICAN JOURNAL OF ALZHEIMERS DISEASE AND OTHER DEMENTIAS</text:p>
          </table:table-cell>
          <table:table-cell table:style-name="ce5" office:value-type="string" calcext:value-type="string">
            <text:p>Article</text:p>
          </table:table-cell>
          <table:table-cell table:style-name="ce5" office:value-type="string" calcext:value-type="string">
            <text:p>animal-assisted therapy; BPSD; dementia care; dog therapy; nonpharmaceutical interventions</text:p>
          </table:table-cell>
          <table:table-cell table:style-name="ce5" office:value-type="string" calcext:value-type="string">
            <text:p>Background: Recently, interest in nonpharmaceutical interventions in dementia care has increased. Animal-assisted therapy has been shown to be one promising intervention but more knowledge is needed. The present article reports on a pilot study involving an 84-year-old woman with vascular dementia who was systematically trained with a therapy dog team for 8 weeks. Methods: A quasi-experimental longitudinal interventional design with pre-post measures was used. Data were collected on 3 occasions. Descriptive statistics were used for data analysis. Results: Some effects on the woman's ability to walk and move were identified. In addition, some effects in the woman's cognitive state were observed. Conclusions: Physical, psychological, and/or social training with certified therapy dog teams can have effects on behavioral and psychological symptoms in people living with dementia. Further research is needed.</text:p>
          </table:table-cell>
          <table:table-cell/>
          <table:table-cell table:style-name="ce5" office:value-type="string" calcext:value-type="string">
            <text:p>SAGE PUBLICATIONS INC</text:p>
          </table:table-cell>
          <table:table-cell table:style-name="ce5" office:value-type="string" calcext:value-type="string">
            <text:p>THOUSAND OAKS</text:p>
          </table:table-cell>
          <table:table-cell table:style-name="ce5" office:value-type="string" calcext:value-type="string">
            <text:p>AM J ALZHEIMERS DIS</text:p>
          </table:table-cell>
          <table:table-cell table:style-name="ce5" office:value-type="float" office:value="2012" calcext:value-type="float">
            <text:p>2012</text:p>
          </table:table-cell>
          <table:table-cell table:style-name="ce5" office:value-type="string" calcext:value-type="string">
            <text:p>Geriatrics &amp; Gerontology; Neurosciences &amp; Neurology</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Fechamento de escola como estratégia de mitigação da gripe: como variações na autoridade legal e nos critérios do plano podem alterar o impacto </text:p>
          </table:table-cell>
          <table:table-cell office:value-type="string" calcext:value-type="string">
            <text:p>Contexto: Os planos estaduais de pandemia de gripe e os estatutos de fechamento de escolas têm como objetivo orientar as autoridades estaduais e locais, mas a maioria enfrentou grande incerteza durante a epidemia de gripe H1N1 de 2009. Permaneceram dúvidas sobre se, quando e por quanto tempo fechar escolas e sobre quais agências e funcionários tinham autoridade legal sobre o fechamento de escolas. Métodos: Este estudo começou com uma análise dos estatutos de fechamento de escolas e planos de pandemia de gripe para identificar as variações entre eles. Um modelo baseado em agente de um estado foi usado para representar como constantes a demografia de uma população, padrões de deslocamento, trabalho e frequência escolar e padrões de mistura da comunidade, enquanto simulações repetidas exploravam os efeitos das variações na autoridade de fechamento de escolas, duração, limites de fechamento e reabertura critério. Resultados: Os resultados não mostram nenhuma base para justificar o fechamento de escolas em todo o estado, em vez da autoridade específica da escola ou da comunidade. Nem essas simulações oferecem evidências para exigir o fechamento de escolas prontamente no estágio inicial de uma epidemia. Mais importantes são os critérios baseados no monitoramento da incidência local de casos e na autoridade para sustentar os períodos de fechamento o suficiente para alcançar a mitigação da epidemia. Conclusões: Esta simulação baseada em agente sugere várias maneiras de melhorar estatutos e planos para influenza. Em primeiro lugar, o fechamento de escolas deve permanecer disponível para as autoridades estaduais e locais como uma estratégia de mitigação da influenza. Em segundo lugar, os planos de influenza não precisam necessariamente especificar o limite para o fechamento de escolas, mas devem definir claramente as disposições para o monitoramento local precoce e contínuo. Finalmente, a autoridade de fechamento de escolas pode ser exercida em nível estadual ou local, desde que as decisões sejam informadas pelo monitoramento da incidência nas comunidades locais e escolas. </text:p>
          </table:table-cell>
          <table:table-cell table:style-name="ce5" office:value-type="string" calcext:value-type="string">
            <text:p>Potter, MA; Brown, ST; Cooley, PC; Sweeney, PM; Hershey, TB; Gleason, SM; Lee, BY; Keane, CR; Grefenstette, J; Burke, DS</text:p>
          </table:table-cell>
          <table:table-cell table:style-name="ce5" office:value-type="string" calcext:value-type="string">
            <text:p>School closure as an influenza mitigation strategy: how variations in legal authority and plan criteria can alter the impact</text:p>
          </table:table-cell>
          <table:table-cell table:style-name="ce5" office:value-type="string" calcext:value-type="string">
            <text:p>BMC PUBLIC HEALTH</text:p>
          </table:table-cell>
          <table:table-cell table:style-name="ce5" office:value-type="string" calcext:value-type="string">
            <text:p>Article</text:p>
          </table:table-cell>
          <table:table-cell/>
          <table:table-cell table:style-name="ce5" office:value-type="string" calcext:value-type="string">
            <text:p>Background: States' pandemic influenza plans and school closure statutes are intended to guide state and local officials, but most faced a great deal of uncertainty during the 2009 influenza H1N1 epidemic. Questions remained about whether, when, and for how long to close schools and about which agencies and officials had legal authority over school closures. Methods: This study began with analysis of states' school-closure statutes and pandemic influenza plans to identify the variations among them. An agent-based model of one state was used to represent as constants a population's demographics, commuting patterns, work and school attendance, and community mixing patterns while repeated simulations explored the effects of variations in school closure authority, duration, closure thresholds, and reopening criteria. Results: The results show no basis on which to justify statewide rather than school-specific or community-specific authority for school closures. Nor do these simulations offer evidence to require school closures promptly at the earliest stage of an epidemic. More important are criteria based on monitoring of local case incidence and on authority to sustain closure periods sufficiently to achieve epidemic mitigation. Conclusions: This agent-based simulation suggests several ways to improve statutes and influenza plans. First, school closure should remain available to state and local authorities as an influenza mitigation strategy. Second, influenza plans need not necessarily specify the threshold for school closures but should clearly define provisions for early and ongoing local monitoring. Finally, school closure authority may be exercised at the statewide or local level, so long as decisions are informed by monitoring incidence in local communities and school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2" calcext:value-type="float">
            <text:p>2012</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office:value-type="string" calcext:value-type="string">
            <text:p>b</text:p>
          </table:table-cell>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44"/>
        </table:table-row>
        <table:table-row table:style-name="ro1" table:visibility="filter">
          <table:table-cell office:value-type="string" calcext:value-type="string">
            <text:p>Adoção de intervenções não farmacêuticas por estudantes universitários durante a pandemia de influenza H1N1 de 2009: um estudo de duas universidades do Texas no outono de 2009 </text:p>
          </table:table-cell>
          <table:table-cell office:value-type="string" calcext:value-type="string">
            <text:p>Objetivo. Os estudantes universitários correm alto risco de contrair o vírus H1N1 de 2009. Muitas universidades implementaram campanhas para encorajar o uso de intervenções não farmacêuticas (INP) para reduzir a disseminação do vírus. O objetivo deste estudo foi determinar os fatores relacionados à adoção de NPIs pelos alunos. Métodos. Pesquisas online foram realizadas em duas universidades antes da disponibilidade da vacina H1N1. No total, participaram 909 alunos. Resultados. Mais de 80% dos alunos adotaram pelo menos uma ação para reduzir a probabilidade de contrair gripe. A percepção da ameaça à saúde pública foi associada ao uso de cada um dos NPIs. Suscetibilidade percebida, vacinação prévia contra a gripe sazonal e conhecimento dos sintomas foram associados a quatro dos cinco NPIs. Conclusão. Aumentar a compreensão dos estudantes universitários sobre a ameaça representada por uma pandemia, bem como sua suscetibilidade a essa ameaça, poderia encorajar o uso de NPIs antes da disponibilidade de uma vacina. (C) 2012 Elsevier Inc. Todos os direitos reservados. </text:p>
          </table:table-cell>
          <table:table-cell table:style-name="ce5" office:value-type="string" calcext:value-type="string">
            <text:p>Zottarelli, LK; Sunil, TS; Flott, P; Karbhari, S</text:p>
          </table:table-cell>
          <table:table-cell table:style-name="ce5" office:value-type="string" calcext:value-type="string">
            <text:p>College student adoption of non-pharmaceutical interventions during the 2009 H1N1 influenza pandemic: A study of two Texas universities in Fall 2009</text:p>
          </table:table-cell>
          <table:table-cell table:style-name="ce5" office:value-type="string" calcext:value-type="string">
            <text:p>PREVENTIVE MEDICINE</text:p>
          </table:table-cell>
          <table:table-cell table:style-name="ce5" office:value-type="string" calcext:value-type="string">
            <text:p>Article</text:p>
          </table:table-cell>
          <table:table-cell table:style-name="ce5" office:value-type="string" calcext:value-type="string">
            <text:p>Students; College; Influenza; Human; H1N1 virus; Prevention</text:p>
          </table:table-cell>
          <table:table-cell table:style-name="ce5" office:value-type="string" calcext:value-type="string">
            <text:p>Objective. College students were at high risk for contracting the 2009 H1N1 virus. Many universities implemented campaigns to encourage use of non-pharmaceutical interventions (NPIs) to reduce the spread of the virus. The purpose of this study was to determine factors related to student adoption of NPIs. Methods. Online surveys were conducted at two universities prior to the availability of the H1N1 vaccine. In total, 909 students participated. Results. More than 80% of students adopted at least one action to reduce the likelihood of contracting the flu. Perception of the public health threat was associated with use of each of the NPIs. Perceived susceptibility, previous seasonal flu vaccination, and symptom knowledge were associated with four of the five NPIs. Conclusion. Increasing college student understanding of the threat posed by a pandemic, as well as their susceptibility to that threat, could encourage the use of NPIs prior to availability of a vaccine. (C) 2012 Elsevier Inc. All rights reserved.</text:p>
          </table:table-cell>
          <table:table-cell/>
          <table:table-cell table:style-name="ce5" office:value-type="string" calcext:value-type="string">
            <text:p>ACADEMIC PRESS INC ELSEVIER SCIENCE</text:p>
          </table:table-cell>
          <table:table-cell table:style-name="ce5" office:value-type="string" calcext:value-type="string">
            <text:p>SAN DIEGO</text:p>
          </table:table-cell>
          <table:table-cell table:style-name="ce5" office:value-type="string" calcext:value-type="string">
            <text:p>PREV MED</text:p>
          </table:table-cell>
          <table:table-cell table:style-name="ce5" office:value-type="float" office:value="2012" calcext:value-type="float">
            <text:p>2012</text:p>
          </table:table-cell>
          <table:table-cell table:style-name="ce5" office:value-type="string" calcext:value-type="string">
            <text:p>Public, Environmental &amp; Occupational Health; General &amp; Internal Medicine</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Práticas de ginecologistas-obstetras em relação às recomendações de saúde pública não relacionadas a vacinas durante a pandemia de influenza H1N1 de 2009 </text:p>
          </table:table-cell>
          <table:table-cell office:value-type="string" calcext:value-type="string">
            <text:p>OBJETIVO: Nós examinamos as práticas de ginecologistas-obstetras em relação às recomendações de saúde pública não relacionadas a vacinas durante a pandemia de influenza H1N1 de 2009. FORMA DE ESTUDO: De fevereiro a maio de 2010, uma pesquisa foi enviada a uma amostra aleatória de membros do American College of Obstetricians and Gynecologists envolvidos em cuidados obstétricos. RESULTADOS: Obstetras-ginecologistas variaram em sua adesão às recomendações de saúde pública da influenza H1N1 de 2009. Quase todos relataram a prescrição de medicamentos antivirais para mulheres grávidas com suspeita de gripe. A maioria dos ginecologistas obstetras relatou o uso de práticas preventivas no ambiente ambulatorial para reduzir a exposição de pacientes saudáveis ​​aos enfermos. Uma ampla gama de respostas foi fornecida em relação às práticas de controle de infecção pós-parto, sugerindo falta de conhecimento, discordância ou dificuldade em aderir a essas recomendações. CONCLUSÃO: Obstetras-ginecologistas relataram que aderiram a algumas recomendações relacionadas à influenza H1N1 de 2009, mas não a outras. Esses dados fornecem uma visão sobre as estratégias de desenvolvimento e disseminação de recomendações em uma futura pandemia. </text:p>
          </table:table-cell>
          <table:table-cell table:style-name="ce5" office:value-type="string" calcext:value-type="string">
            <text:p>Rasmussen, SA; Power, ML; Jamieson, DJ; Williams, J; Schulkin, J; Kahn, EB; Zhang, YJ; MacFarlane, K; Kissin, DM</text:p>
          </table:table-cell>
          <table:table-cell table:style-name="ce5" office:value-type="string" calcext:value-type="string">
            <text:p>Practices of obstetrician-gynecologists regarding nonvaccine-related public health recommendations during the 2009 H1N1 influenza pandemic</text:p>
          </table:table-cell>
          <table:table-cell table:style-name="ce5" office:value-type="string" calcext:value-type="string">
            <text:p>AMERICAN JOURNAL OF OBSTETRICS AND GYNECOLOGY</text:p>
          </table:table-cell>
          <table:table-cell table:style-name="ce5" office:value-type="string" calcext:value-type="string">
            <text:p>Article</text:p>
          </table:table-cell>
          <table:table-cell table:style-name="ce5" office:value-type="string" calcext:value-type="string">
            <text:p>infection control; influenza; nonpharmaceutical interventions; pandemic; pregnancy; treatment; 2009 H1N1</text:p>
          </table:table-cell>
          <table:table-cell table:style-name="ce5" office:value-type="string" calcext:value-type="string">
            <text:p>OBJECTIVE: We examined practices of obstetrician-gynecologists regarding nonvaccine-related public health recommendations during the 2009 H1N1 influenza pandemic. STUDY DESIGN: From February to May 2010, a survey was sent to a random sample of members of the American College of Obstetricians and Gynecologists involved in obstetric care. RESULTS: Obstetrician-gynecologists varied in their adherence to 2009 H1N1 influenza public health recommendations. Nearly all reported prescribing antiviral medications to pregnant women with suspected influenza. Most obstetrician-gynecologists reported using preventive practices in the outpatient setting to reduce exposure of well patients to ill ones. A wide range of responses was provided regarding postpartum infection control practices, suggesting lack of awareness of, disagreement with, or difficulty adhering to these recommendations. CONCLUSION: Obstetrician-gynecologists reported that they adhered to some recommendations related to 2009 H1N1 influenza, but not to others. These data provide insight into strategies for development and dissemination of recommendations in a future pandemic.</text:p>
          </table:table-cell>
          <table:table-cell/>
          <table:table-cell table:style-name="ce5" office:value-type="string" calcext:value-type="string">
            <text:p>MOSBY-ELSEVIER</text:p>
          </table:table-cell>
          <table:table-cell table:style-name="ce5" office:value-type="string" calcext:value-type="string">
            <text:p>NEW YORK</text:p>
          </table:table-cell>
          <table:table-cell table:style-name="ce5" office:value-type="string" calcext:value-type="string">
            <text:p>AM J OBSTET GYNECOL</text:p>
          </table:table-cell>
          <table:table-cell table:style-name="ce5" office:value-type="float" office:value="2012" calcext:value-type="float">
            <text:p>2012</text:p>
          </table:table-cell>
          <table:table-cell table:style-name="ce5" office:value-type="string" calcext:value-type="string">
            <text:p>Obstetrics &amp; Gynecology</text:p>
          </table:table-cell>
          <table:table-cell table:style-name="ce5" office:value-type="string" calcext:value-type="string">
            <text:p>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IMPACTO DA CHEGADA DE VACINAS NO CONTROLE ÓTIMO DE UMA DOENÇA INFECCIOSA RECENTEMENTE EMERGENTE: UM ESTUDO TEÓRICO </text:p>
          </table:table-cell>
          <table:table-cell office:value-type="string" calcext:value-type="string">
            <text:p>Quando uma doença infecciosa humana emergente se espalha por uma população hospedeira, pode ser que as autoridades de saúde pública devam começar a enfrentar os surtos e planejar uma campanha de intervenção quando nem todas as ferramentas de intervenção estão prontamente disponíveis. Nesses casos, o problema de encontrar estratégias de intervenção ideais para minimizar a carga da doença e os custos de intervenção pode ser resolvido considerando vários regimes de intervenção. Neste artigo, consideramos o cenário em que as autoridades podem contar inicialmente apenas com intervenções não farmacêuticas no início da campanha, sabendo que uma vacina estará disponível posteriormente, em um momento de troca exógena e conhecida. Usamos um problema de controle ótimo de dois estágios sobre um horizonte de tempo finito para analisar as estratégias de intervenção ideais durante toda a campanha e para avaliar os efeitos da nova ferramenta de intervenção no estágio anterior da campanha. Obtemos os sistemas de otimalidade de dois problemas de controle ótimo conectados e mostramos os perfis de solução por meio de simulações numéricas. </text:p>
          </table:table-cell>
          <table:table-cell table:style-name="ce5" office:value-type="string" calcext:value-type="string">
            <text:p>Buonomo, B; Messina, E</text:p>
          </table:table-cell>
          <table:table-cell table:style-name="ce5" office:value-type="string" calcext:value-type="string">
            <text:p>IMPACT OF VACCINE ARRIVAL ON THE OPTIMAL CONTROL OF A NEWLY EMERGING INFECTIOUS DISEASE: A THEORETICAL STUDY</text:p>
          </table:table-cell>
          <table:table-cell table:style-name="ce5" office:value-type="string" calcext:value-type="string">
            <text:p>MATHEMATICAL BIOSCIENCES AND ENGINEERING</text:p>
          </table:table-cell>
          <table:table-cell table:style-name="ce5" office:value-type="string" calcext:value-type="string">
            <text:p>Article</text:p>
          </table:table-cell>
          <table:table-cell table:style-name="ce5" office:value-type="string" calcext:value-type="string">
            <text:p>Two-stage; optimal control; epidemic models; non-pharmaceutical intervention; vaccination</text:p>
          </table:table-cell>
          <table:table-cell table:style-name="ce5" office:value-type="string" calcext:value-type="string">
            <text:p>When a newly emerging human infectious disease spreads through a host population, it may be that public health authorities must begin facing the outbreaks and planning an intervention campaign when not all intervention tools are readily available. In such cases, the problem of finding optimal intervention strategies to minimize both the disease burden and the intervention costs may be addressed by considering multiple intervention regimes. In this paper, we consider the scenario in which authorities may rely initially only on non-pharmaceutical interventions at the beginning of the campaign, knowing that a vaccine will later be available, at an exogenous and known switching time. We use a two-stage optimal control problem over a finite time horizon to analyze the optimal intervention strategies during the whole campaign, and to assess the effects of the new intervention tool on the preceding stage of the campaign. We obtain the optimality systems of two connected optimal control problems, and show the solution profiles through numerical simulations.</text:p>
          </table:table-cell>
          <table:table-cell/>
          <table:table-cell table:style-name="ce5" office:value-type="string" calcext:value-type="string">
            <text:p>AMER INST MATHEMATICAL SCIENCES-AIMS</text:p>
          </table:table-cell>
          <table:table-cell table:style-name="ce5" office:value-type="string" calcext:value-type="string">
            <text:p>SPRINGFIELD</text:p>
          </table:table-cell>
          <table:table-cell table:style-name="ce5" office:value-type="string" calcext:value-type="string">
            <text:p>MATH BIOSCI ENG</text:p>
          </table:table-cell>
          <table:table-cell table:style-name="ce5" office:value-type="float" office:value="2012" calcext:value-type="float">
            <text:p>2012</text:p>
          </table:table-cell>
          <table:table-cell table:style-name="ce5" office:value-type="string" calcext:value-type="string">
            <text:p>Mathematical &amp; Computational Biology</text:p>
          </table:table-cell>
          <table:table-cell table:style-name="ce5" office:value-type="string" calcext:value-type="string">
            <text:p>Other Gold</text:p>
          </table:table-cell>
          <table:table-cell office:value-type="string" calcext:value-type="string">
            <text:p>b</text:p>
          </table:table-cell>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table:number-columns-repeated="44"/>
        </table:table-row>
        <table:table-row table:style-name="ro1" table:visibility="filter">
          <table:table-cell office:value-type="string" calcext:value-type="string">
            <text:p>Cognição de treinamento no TDAH: descobertas atuais, conceitos emprestados e direções futuras </text:p>
          </table:table-cell>
          <table:table-cell office:value-type="string" calcext:value-type="string">
            <text:p>Com sua alta prevalência e miríade de resultados negativos, o Transtorno de Déficit de Atenção / Hiperatividade (TDAH) exige uma consideração cuidadosa da eficácia de suas opções de tratamento. Embora os benefícios da medicação tenham uma base empírica robusta, as intervenções não farmacêuticas despertam um interesse particular, visto que muitas vezes são vistas de forma mais favorável pelos pais. Esta revisão dá atenção especial ao uso da memória de trabalho e às tentativas recentes de treinamento cognitivo no TDAH, descrevendo seus efeitos cognitivos, comportamentais e biológicos em relação à teoria neurológica atual do transtorno. Embora esses tratamentos tenham demonstrado efeitos positivos em algumas medidas, há limitações, pois os estudos não conseguiram demonstrar generalização para medidas críticas, como os comportamentos avaliados pelo professor em sala de aula, e forneceram evidências limitadas, mas crescentes, de melhorias funcionalmente significativas no comportamento. Também há uma clara falta de pesquisas sobre os efeitos do treinamento nos sistemas de recompensa e autocontrole. Essas limitações podem ser abordadas ampliando o escopo e os procedimentos do treinamento e incorporando conceitos de pesquisa de outros campos de estudo. Em primeiro lugar, é importante considerar as trajetórias de desenvolvimento das regiões cerebrais em indivíduos com o transtorno, pois podem estar relacionadas à eficácia do treinamento cognitivo. Noções de economia comportamental, incluindo desconto de atraso e manipulações de enquadramento (ou seja, contexto) que influenciam a orientação atual, também têm aplicações no estudo do treinamento cognitivo no TDAH. Ao considerar esses outros domínios, podemos encontrar novas maneiras de conceituar e aprimorar o treinamento cognitivo no TDAH e, por sua vez, abordar as limitações atuais das intervenções que se enquadram nesta categoria. </text:p>
          </table:table-cell>
          <table:table-cell table:style-name="ce5" office:value-type="string" calcext:value-type="string">
            <text:p>Rutledge, KJ; van den Bos, W; McClure, SM; Schweitzer, JB</text:p>
          </table:table-cell>
          <table:table-cell table:style-name="ce5" office:value-type="string" calcext:value-type="string">
            <text:p>Training Cognition in ADHD: Current Findings, Borrowed Concepts, and Future Directions</text:p>
          </table:table-cell>
          <table:table-cell table:style-name="ce5" office:value-type="string" calcext:value-type="string">
            <text:p>NEUROTHERAPEUTICS</text:p>
          </table:table-cell>
          <table:table-cell table:style-name="ce5" office:value-type="string" calcext:value-type="string">
            <text:p>Article</text:p>
          </table:table-cell>
          <table:table-cell table:style-name="ce5" office:value-type="string" calcext:value-type="string">
            <text:p>Attention deficit hyperactivity disorder; Treatment; Working memory training; Nonpharmacological; Delay discounting</text:p>
          </table:table-cell>
          <table:table-cell table:style-name="ce5" office:value-type="string" calcext:value-type="string">
            <text:p>With both its high prevalence and myriad of negative outcomes, Attention-Deficit/Hyperactivity Disorder (ADHD) demands a careful consideration of the efficacy of its treatment options. Although the benefits of medication have a robust empirical background, nonpharmaceutical interventions evoke particular interest, as they are often viewed more favorably by parents. This review pays special attention to the use of working memory and recent cognitive training attempts in ADHD, describing its cognitive, behavioral, and biological effects in relation to current neurological theory of the disorder. While these treatments have demonstrated positive effects on some measures, there are limitations, as studies have failed to demonstrate generalization to critical measures, such as teacher-rated classroom behaviors, and have provided limited but growing evidence of functionally significant improvements in behavior. There is also a clear lack of research on the effects of training on reward systems and self-control. These limitations may be addressed by broadening the scope and procedures of the training and incorporating research concepts from other fields of study. First, it is important to consider the developmental trajectories of brain regions in individuals with the disorder, as they may relate to the effectiveness of cognitive training. Notions from behavioral economics, including delay discounting and framing (i.e., context) manipulations that influence present orientation, also have applications in the study of cognitive training in ADHD. In considering these other domains, we may find new ways to conceptualize and enhance cognitive training in ADHD and, in turn, address current limitations of interventions that fall in this category.</text:p>
          </table:table-cell>
          <table:table-cell/>
          <table:table-cell table:style-name="ce5" office:value-type="string" calcext:value-type="string">
            <text:p>SPRINGER</text:p>
          </table:table-cell>
          <table:table-cell table:style-name="ce5" office:value-type="string" calcext:value-type="string">
            <text:p>NEW YORK</text:p>
          </table:table-cell>
          <table:table-cell table:style-name="ce5" office:value-type="string" calcext:value-type="string">
            <text:p>NEUROTHERAPEUTICS</text:p>
          </table:table-cell>
          <table:table-cell table:style-name="ce5" office:value-type="float" office:value="2012" calcext:value-type="float">
            <text:p>2012</text:p>
          </table:table-cell>
          <table:table-cell table:style-name="ce5" office:value-type="string" calcext:value-type="string">
            <text:p>Neurosciences &amp; Neurology; Pharmacology &amp; Pharmacy</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table-cell office:value-type="string" calcext:value-type="string">
            <text:p>Eficácia da higienização das mãos e fornecimento de informações na prevenção de casos de influenza que requerem hospitalização </text:p>
          </table:table-cell>
          <table:table-cell office:value-type="string" calcext:value-type="string">
            <text:p>Fundo. O objetivo do estudo foi investigar a eficácia das intervenções não farmacológicas na prevenção de casos de gripe que requerem hospitalização. Métodos. Realizamos um estudo caso-controle multicêntrico em 36 hospitais, em 2010 na Espanha. Casos de gripe hospitalizados confirmados por reação em cadeia da polimerase de transcrição reversa e três controles pareados (dois hospital e um controle comunitário) por caso foram selecionados. Coletou-se o uso de medidas não farmacológicas sete dias antes do início dos sintomas (frequência de higienização das mãos, uso de desinfetante à base de álcool e lavagem das mãos após contato com superfícies contaminadas). Resultados. Foram estudados 813 casos hospitalizados por influenza e 2274 controles. A frequência de lavagem das mãos 5-10 vezes (odds ratio ajustada [aOR] = 0,65) e&gt; 10 vezes (aOR = 0,59) e lavagem das mãos após contato com superfícies contaminadas (aOR = 0,65) foram fatores de proteção e foram responsivos à dose (p &lt;0,001). Desinfetantes para as mãos à base de álcool foram associados a benefícios marginais (aOR = 0,82). Conclusões. A lavagem frequente das mãos deve ser recomendada para prevenir casos de influenza que requerem hospitalização. (C) 2012 Elsevier Inc. Todos os direitos reservados. </text:p>
          </table:table-cell>
          <table:table-cell table:style-name="ce5" office:value-type="string" calcext:value-type="string">
            <text:p>Godoy, P; Castilla, J; Delgado-Rodriguez, M; Martin, V; Soldevila, N; Alonso, J; Astray, J; Baricot, M; Canton, R; Castro, A; Gonzalez-Candelas, F; Mayoral, JM; Quintana, JM; Pumarola, T; Tamames, S; Dominguez, A</text:p>
          </table:table-cell>
          <table:table-cell table:style-name="ce5" office:value-type="string" calcext:value-type="string">
            <text:p>Effectiveness of hand hygiene and provision of information in preventing influenza cases requiring hospitalization</text:p>
          </table:table-cell>
          <table:table-cell table:style-name="ce5" office:value-type="string" calcext:value-type="string">
            <text:p>PREVENTIVE MEDICINE</text:p>
          </table:table-cell>
          <table:table-cell table:style-name="ce5" office:value-type="string" calcext:value-type="string">
            <text:p>Article; Proceedings Paper</text:p>
          </table:table-cell>
          <table:table-cell table:style-name="ce5" office:value-type="string" calcext:value-type="string">
            <text:p>Influenza; Non-pharmacological measures; Hand hygiene; Handwashing; Transmission; Hospitalization; Prevention; Case control study; Epidemiology</text:p>
          </table:table-cell>
          <table:table-cell table:style-name="ce5" office:value-type="string" calcext:value-type="string">
            <text:p>Background. The objective of the study was to investigate the effectiveness of non-pharmacological interventions in preventing cases of influenza requiring hospitalization. Methods. We performed a multicenter case-control study in 36 hospitals, in 2010 in Spain. Hospitalized influenza cases confirmed by reverse-transcription polymerase chain reaction and three matched controls (two hospital and one community control) per case Were selected. The use of non-pharmacological measures seven days before the onset of symptoms (frequency of hand washing, use of alcohol-based hand sanitizers and handwashing after touching contaminated surfaces) was collected. Results. We studied 813 cases hospitalized for influenza and 2274 controls. The frequency of hand washing 5-10 times (adjusted odds ratio [aOR] = 0.65) and &gt;10 times (aOR = 0.59) and handwashing after contact with contaminated surfaces (aOR = 0.65) were protective factors and were dose-responsive (p &lt; 0.001). Alcohol-based hand sanitizers were associated with marginal benefits (aOR = 0.82). Conclusions. Frequent handwashing should be recommended to prevent influenza cases requiring hospitalization. (C) 2012 Elsevier Inc. All rights reserved.</text:p>
          </table:table-cell>
          <table:table-cell/>
          <table:table-cell table:style-name="ce5" office:value-type="string" calcext:value-type="string">
            <text:p>ACADEMIC PRESS INC ELSEVIER SCIENCE</text:p>
          </table:table-cell>
          <table:table-cell table:style-name="ce5" office:value-type="string" calcext:value-type="string">
            <text:p>SAN DIEGO</text:p>
          </table:table-cell>
          <table:table-cell table:style-name="ce5" office:value-type="string" calcext:value-type="string">
            <text:p>PREV MED</text:p>
          </table:table-cell>
          <table:table-cell table:style-name="ce5" office:value-type="float" office:value="2012" calcext:value-type="float">
            <text:p>2012</text:p>
          </table:table-cell>
          <table:table-cell table:style-name="ce5" office:value-type="string" calcext:value-type="string">
            <text:p>Public, Environmental &amp; Occupational Health; General &amp; Internal Medicine</text:p>
          </table:table-cell>
          <table:table-cell table:style-name="ce5" office:value-type="string" calcext:value-type="string">
            <text:p>Green Publishe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Resposta à pandemia de influenza A H1N1 de 2009 entre escolas públicas da Geórgia, Estados Unidos - outono de 2009 </text:p>
          </table:table-cell>
          <table:table-cell office:value-type="string" calcext:value-type="string">
            <text:p>Antecedentes: Pouco se sabe sobre a extensão da implementação ou a eficácia das intervenções não farmacêuticas (NPIs) recomendadas pelos Centros de Controle e Prevenção de Doenças (CDC) nas escolas para controlar a propagação da pandemia de influenza A H1N1 de 2009 (pH1N1). Métodos: Uma pesquisa transversal baseada na web de todas as escolas públicas K-12 na Geórgia, EUA foi conduzida sobre preparação e resposta ao pH1N1 e absenteísmo e doenças respiratórias. As escolas que relataram absenteísmo&gt; 10% e pelo menos duas vezes o nível normal de doença respiratória na mesma semana foram designadas como tendo experimentado doença respiratória e absenteísmo (SRIA) significativos durante aquela semana. Resultados: Das 2.248 escolas pesquisadas, 704 (31,3%) forneceram dados suficientes para incluir em nossa análise. As escolas participantes estavam espalhadas pela Geórgia, EUA, e eram semelhantes às escolas não participantes. De 704 escolas, 160 (22,7%) relataram pelo menos 1 semana de SRIA. A maioria das escolas relatou a implementação das recomendações do CDC para o controle de pH1N1, e apenas duas escolas relataram cancelamento ou adiamento de atividades. As escolas que se comunicavam com os pais sobre a influenza no verão, tinham dias letivos mais curtos e estavam localizadas em áreas urbanas eram menos propensas a ter SRIA. Conclusões: A maioria das escolas da Geórgia nos Estados Unidos adotou as recomendações do CDC para a mitigação de pH1N1 e poucas interrupções das atividades escolares foram relatadas. A comunicação precoce e oportuna com os pais, bem como dias escolares mais curtos, pode ter sido eficaz na limitação do efeito do pH1N1 nas escolas. Publicado pela Elsevier Ltd em nome da International Society for Infectious Diseases. </text:p>
          </table:table-cell>
          <table:table-cell table:style-name="ce5" office:value-type="string" calcext:value-type="string">
            <text:p>Nasrullah, M; Breiding, MJ; Smith, W; McCullum, I; Soetebier, K; Liang, JL; Drenzek, C; Miller, JR; Copeland, D; Walton, S; Lance, S; Averhoff, F</text:p>
          </table:table-cell>
          <table:table-cell table:style-name="ce5" office:value-type="string" calcext:value-type="string">
            <text:p>Response to 2009 pandemic influenza A H1N1 among public schools of Georgia, United States-fall 2009</text:p>
          </table:table-cell>
          <table:table-cell table:style-name="ce5" office:value-type="string" calcext:value-type="string">
            <text:p>INTERNATIONAL JOURNAL OF INFECTIOUS DISEASES</text:p>
          </table:table-cell>
          <table:table-cell table:style-name="ce5" office:value-type="string" calcext:value-type="string">
            <text:p>Article</text:p>
          </table:table-cell>
          <table:table-cell table:style-name="ce5" office:value-type="string" calcext:value-type="string">
            <text:p>Pandemic influenza A H1N1; Non-pharmaceutical interventions (NPIs); Schools; Absenteeism; Respiratory illness</text:p>
          </table:table-cell>
          <table:table-cell table:style-name="ce5" office:value-type="string" calcext:value-type="string">
            <text:p>Background: Little is known about the extent of implementation or the effectiveness of the Centers for Disease Control and Prevention's (CDC) recommended non-pharmaceutical interventions (NPIs) in schools to control the spread of 2009 pandemic influenza A H1N1 (pH1N1). Methods: A web-based, cross-sectional survey of all public K-12 schools in Georgia, USA was conducted about preparedness and response to pH1N1, and absenteeism and respiratory illness. Schools that reported &gt;10% absenteeism and at least two times the normal level of respiratory illness in the same week were designated as having experienced significant respiratory illness and absenteeism (SRIA) during that week. Results: Of 2248 schools surveyed, 704 (31.3%) provided sufficient data to include in our analysis. Participating schools were spread throughout Georgia, USA and were similar to non-participating schools. Of 704 schools, 160 (22.7%) reported at least 1 week of SRIA. Most schools reported implementing the CDC recommendations for the control of pH1N1, and only two schools reported canceling or postponing activities. Schools that communicated with parents about influenza in the summer, had shorter school days, and were located in urban areas were less likely to experience SRIA. Conclusions: Most Georgia schools in the United States adopted the CDC recommendations for pH1N1 mitigation and few disruptions of school activities were reported. Early and timely communication with parents, as well as shorter school days, may have been effective in limiting the effect of pH1N1 on schools. Published by Elsevier Ltd on behalf of International Society for Infectious Diseases.</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INT J INFECT DIS</text:p>
          </table:table-cell>
          <table:table-cell table:style-name="ce5" office:value-type="float" office:value="2012" calcext:value-type="float">
            <text:p>2012</text:p>
          </table:table-cell>
          <table:table-cell table:style-name="ce5" office:value-type="string" calcext:value-type="string">
            <text:p>Infectious Diseases</text:p>
          </table:table-cell>
          <table:table-cell table:style-name="ce5" office:value-type="string" calcext:value-type="string">
            <text:p>DOAJ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xaminando o conhecimento, atitudes e práticas de estudantes universitários nacionais e internacionais em relação à influenza sazonal e pandêmica </text:p>
          </table:table-cell>
          <table:table-cell office:value-type="string" calcext:value-type="string">
            <text:p>Antecedentes: Antes da disponibilidade da vacina pandêmica específica, as estratégias para mitigar o impacto da doença normalmente envolviam tratamento antiviral e intervenções comunitárias não farmacêuticas. No entanto, a conformidade com essas estratégias está ligada às percepções de risco, gravidade percebida e eficácia percebida das estratégias. Em 2010, realizamos um estudo para examinar os conhecimentos, atitudes, percepções de risco, práticas e barreiras para a influenza e estratégias de controle de infecção entre estudantes universitários nacionais e internacionais. Métodos: Um estudo utilizando métodos qualitativos que incorporou 20 entrevistas semiestruturadas foi realizado com estudantes universitários nacionais e internacionais de graduação e pós-graduação em uma universidade em Sydney, Austrália. Os participantes foram convidados a discutir suas percepções sobre a influenza (sazonal x pandêmica) em termos de gravidade e impacto percebidos e atitudes em relação às medidas de controle de infecção, incluindo lavar as mãos e o uso de distanciamento social, isolamento ou etiqueta para tosse. Resultados: Embora os participantes estivessem geralmente bem informados sobre a transmissão da influenza, eles foram incapazes de definir com precisão o que significava 'influenza pandêmica'. Embora a gripe aviária ou a SARS tenham sido confundidos com exemplos de pandemias anteriores, quase todos os participantes foram capazes de associar a recente situação da gripe suína como um exemplo de evento pandêmico. Não surpreendentemente, era incomum que os participantes identificassem estudantes universitários em risco de contrair uma pandemia de gripe. Entre os entrevistados, sentiu-se que 'alunos' eram capazes de lutar contra qualquer doença. A lavagem das mãos indicada pelo participante como a mais viável e aceitável em comparação com o distanciamento social e uso de máscara. Conclusões: Dados os altos níveis de interação que ocorrem no ambiente universitário, é muito importante que os alunos sejam informados sobre a transmissão de doenças e sobre o risco de infecção. Pode ser necessário enfatizar que a pandemia de influenza pode representar uma ameaça real para eles, que é importante se proteger da infecção e que as medidas de controle da infecção podem ser eficazes. </text:p>
          </table:table-cell>
          <table:table-cell table:style-name="ce5" office:value-type="string" calcext:value-type="string">
            <text:p>Seale, H; Mak, JPI; Razee, H; MacIntyre, CR</text:p>
          </table:table-cell>
          <table:table-cell table:style-name="ce5" office:value-type="string" calcext:value-type="string">
            <text:p>Examining the knowledge, attitudes and practices of domestic and international university students towards seasonal and pandemic influenza</text:p>
          </table:table-cell>
          <table:table-cell table:style-name="ce5" office:value-type="string" calcext:value-type="string">
            <text:p>BMC PUBLIC HEALTH</text:p>
          </table:table-cell>
          <table:table-cell table:style-name="ce5" office:value-type="string" calcext:value-type="string">
            <text:p>Article</text:p>
          </table:table-cell>
          <table:table-cell/>
          <table:table-cell table:style-name="ce5" office:value-type="string" calcext:value-type="string">
            <text:p>Background: Prior to the availability of the specific pandemic vaccine, strategies to mitigate the impact of the disease typically involved antiviral treatment and non-pharmaceutical community interventions. However, compliance with these strategies is linked to risk perceptions, perceived severity and perceived effectiveness of the strategies. In 2010, we undertook a study to examine the knowledge, attitudes, risk perceptions, practices and barriers towards influenza and infection control strategies amongst domestic and international university students. Methods: A study using qualitative methods that incorporated 20 semi-structured interviews was undertaken with domestic and international undergraduate and postgraduate university students based at one university in Sydney, Australia. Participants were invited to discuss their perceptions of influenza (seasonal vs. pandemic) in terms of perceived severity and impact, and attitudes towards infection control measures including hand-washing and the use of social distancing, isolation or cough etiquette. Results: While participants were generally knowledgeable about influenza transmission, they were unable to accurately define what 'pandemic influenza' meant. While avian flu or SARS were mistaken as examples of past pandemics, almost all participants were able to associate the recent swine flu situation as an example of a pandemic event. Not surprisingly, it was uncommon for participants to identify university students as being at risk of catching pandemic influenza. Amongst those interviewed, it was felt that 'students' were capable of fighting off any illness. The participant's nominated hand washing as the most feasible and acceptable compared with social distancing and mask use. Conclusions: Given the high levels of interaction that occurs in a university setting, it is really important that students are informed about disease transmission and about risk of infection. It may be necessary to emphasize that pandemic influenza could pose a real threat to them, that it is important to protect oneself from infection and that infection control measures can be effective.</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2" calcext:value-type="float">
            <text:p>2012</text:p>
          </table:table-cell>
          <table:table-cell table:style-name="ce5" office:value-type="string" calcext:value-type="string">
            <text:p>Public, Environmental &amp; Occupational Health</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Desenho ideal de estudos de intervenção para prevenir a gripe em coortes saudáveis </text:p>
          </table:table-cell>
          <table:table-cell office:value-type="string" calcext:value-type="string">
            <text:p>Antecedentes: Os estudos de coorte de influenza, nos quais os participantes são monitorados quanto à infecção durante um período epidêmico, são inestimáveis ​​para avaliar a eficácia das medidas de controle, como vacinação, profilaxia antiviral e intervenções não farmacêuticas (INP). As infecções e doenças da gripe podem ser identificadas por meio de várias abordagens, com custos e requisitos logísticos diferentes. Metodologia e principais resultados: No contexto de um ensaio clínico randomizado de um NPI com um orçamento limitado, usamos uma abordagem de simulação para examinar quais abordagens para medir os resultados poderiam fornecer maior poder estatístico para identificar uma intervenção eficaz contra a influenza confirmada. Descobrimos que, para uma curta estação epidêmica, o desenho ideal era coletar amostras respiratórias em intervalos quinzenais, bem como após relato de doença respiratória aguda (IRA), para teste virológico por reação em cadeia da polimerase de transcrição reversa (RT-PCR). A coleta de amostras respiratórias apenas de indivíduos que relataram IRA também foi um projeto eficiente, particularmente para estudos em locais com períodos mais longos de atividade da gripe. A coleta de amostras apenas de indivíduos que relataram uma IRA febril foi menos eficiente. A coleta e o teste de soros antes e depois da atividade da gripe pareceram ser inferiores à coleta de amostras respiratórias para confirmação por RT-PCR de infecções agudas. O desempenho do RT-PCR foi robusto à incerteza nos custos e desempenho diagnóstico do RT-PCR e testes sorológicos. Conclusões e significância: Nossos resultados sugerem que, a menos que a sensibilidade ou especificidade da sorologia possa ser aumentada, o RTPCR permanecerá como a medida de desfecho preferível em estudos de NPI. A coleta de rotina de amostras para teste de RT-PCR, mesmo quando os participantes do estudo não relatam doença respiratória aguda, parece ser o projeto mais econômico na maioria dos cenários. </text:p>
          </table:table-cell>
          <table:table-cell table:style-name="ce5" office:value-type="string" calcext:value-type="string">
            <text:p>Klick, B; Nishiura, H; Cowling, BJ</text:p>
          </table:table-cell>
          <table:table-cell table:style-name="ce5" office:value-type="string" calcext:value-type="string">
            <text:p>Optimal Design of Intervention Studies to Prevent Influenza in Healthy Cohorts</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Influenza cohort studies, in which participants are monitored for infection over an epidemic period, are invaluable in assessing the effectiveness of control measures such as vaccination, antiviral prophylaxis and non-pharmaceutical interventions (NPIs). Influenza infections and illnesses can be identified through a number of approaches with different costs and logistical requirements. Methodology and Principal Findings: In the context of a randomized controlled trial of an NPI with a constrained budget, we used a simulation approach to examine which approaches to measuring outcomes could provide greater statistical power to identify an effective intervention against confirmed influenza. We found that for a short epidemic season, the optimal design was to collect respiratory specimens at biweekly intervals, as well as following report of acute respiratory illness (ARI), for virologic testing by reverse transcription polymerase chain reaction (RT-PCR). Collection of respiratory specimens only from individuals reporting ARI was also an efficient design particularly for studies in settings with longer periods of influenza activity. Collection of specimens only from individuals reporting a febrile ARI was less efficient. Collection and testing of sera before and after influenza activity appeared to be inferior to collection of respiratory specimens for RT-PCR confirmation of acute infections. The performance of RT-PCR was robust to uncertainty in the costs and diagnostic performance of RT-PCR and serological tests. Conclusions and Significance: Our results suggest that unless the sensitivity or specificity of serology can be increased RTPCR will remain as the preferable outcome measure in NPI studies. Routine collection of specimens for RT-PCR testing even when study participants do not report acute respiratory illness appears to be the most cost efficient design under most scenario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2" calcext:value-type="float">
            <text:p>2012</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Eficácia provável de intervenções farmacêuticas e não farmacêuticas para mitigar a transmissão do vírus da gripe na Mongólia </text:p>
          </table:table-cell>
          <table:table-cell office:value-type="string" calcext:value-type="string">
            <text:p>Objetivo Avaliar o benefício provável das intervenções em consideração para uso na Mongólia durante futuras pandemias de influenza. Métodos Um modelo estocástico e compartimentado de suscetibilidade, exposição, infecção e recuperação foi construído para capturar os principais efeitos de várias intervenções, restrições de viagens, fechamento de escolas, distanciamento social generalizado, quarentena de contatos próximos, tratamento de casos com antivirais e profilaxia de contatos em a dinâmica das epidemias de influenza. O benefício provável, o momento ideal e a duração de cada uma dessas intervenções foram avaliados usando técnicas de amostragem de hipercubo latino, calculando a média entre muitos parâmetros de transmissão e mistura social possíveis. Conclusões As intervenções oportunas podem alterar substancialmente o curso do tempo e reduzir a gravidade da pandemia de influenza na Mongólia. Em um cenário de pandemia moderada, as medidas iniciais de distanciamento social diminuíram a taxa média de ataque de cerca de 10% para 7-8%. Da mesma forma, em um cenário de pandemia grave, tais medidas cortam a taxa média de ataque de aproximadamente 23% para 21%. Em cenários de pandemia moderada e grave, um conjunto de intervenções não farmacêuticas provou ser tão eficaz quanto o uso direcionado de antivirais. As campanhas antivirais direcionadas geralmente pareceram mais eficazes em cenários de pandemia grave do que moderada. cenários de pandemia. Conclusão Um modelo matemático de transmissão da pandemia de influenza na Mongólia indicou que, para ter sucesso, as intervenções para prevenir a transmissão devem ser acionadas quando os primeiros casos são detectados nas regiões de fronteira. Se medidas de distanciamento social forem introduzidas nesta fase e implementadas ao longo de várias semanas, elas podem ter um impacto atenuante notável. Em regiões de baixa renda, como a Mongólia, o distanciamento social pode ser mais eficaz do que o uso em larga escala de antivirais. </text:p>
          </table:table-cell>
          <table:table-cell table:style-name="ce5" office:value-type="string" calcext:value-type="string">
            <text:p>Bolton, KJ; McCaw, JM; Moss, R; Morris, RS; Wang, S; Burma, A; Darma, B; Narangerel, D; Nymadawa, P; McVernon, J</text:p>
          </table:table-cell>
          <table:table-cell table:style-name="ce5" office:value-type="string" calcext:value-type="string">
            <text:p>Likely effectiveness of pharmaceutical and non-pharmaceutical interventions for mitigating influenza virus transmission in Mongolia</text:p>
          </table:table-cell>
          <table:table-cell table:style-name="ce5" office:value-type="string" calcext:value-type="string">
            <text:p>BULLETIN OF THE WORLD HEALTH ORGANIZATION</text:p>
          </table:table-cell>
          <table:table-cell table:style-name="ce5" office:value-type="string" calcext:value-type="string">
            <text:p>Article</text:p>
          </table:table-cell>
          <table:table-cell/>
          <table:table-cell table:style-name="ce5" office:value-type="string" calcext:value-type="string">
            <text:p>Objective To assess the likely benefit of the interventions under consideration for use in Mongolia during future influenza pandemics. Methods A stochastic, compartmental patch model of susceptibility, exposure, infection and recovery was constructed to capture the key effects of several interventions travel restrictions, school closure, generalized social distancing, quarantining of close contacts, treatment of cases with antivirals and prophylaxis of contacts on the dynamics of influenza epidemics. The likely benefit and optimal timing and duration of each of these interventions were assessed using Latin-hypercube sampling techniques, averaging across many possible transmission and social mixing parameters. Findings Timely interventions could substantially alter the time-course and reduce the severity of pandemic influenza in Mongolia. In a moderate pandemic scenario, early social distancing measures decreased the mean attack rate from around 10% to 7-8%. Similarly, in a severe pandemic scenario such measures cut the mean attack rate from approximately 23% to 21%. In both moderate and severe pandemic scenarios, a suite of non-pharmaceutical interventions proved as effective as the targeted use of antivirals. Targeted antiviral campaigns generally appeared more effective in severe pandemic scenarios than in moderate. pandemic scenarios. Conclusion A mathematical model of pandemic influenza transmission in Mongolia indicated that, to be successful, interventions to prevent transmission must be triggered when the first cases are detected in border regions. If social distancing measures are introduced at this stage and implemented over several weeks, they may have a notable mitigating impact. In low-income regions such as Mongolia, social distancing may be more effective than the large-scale use of antivirals.</text:p>
          </table:table-cell>
          <table:table-cell/>
          <table:table-cell table:style-name="ce5" office:value-type="string" calcext:value-type="string">
            <text:p>WORLD HEALTH ORGANIZATION</text:p>
          </table:table-cell>
          <table:table-cell table:style-name="ce5" office:value-type="string" calcext:value-type="string">
            <text:p>GENEVA 27</text:p>
          </table:table-cell>
          <table:table-cell table:style-name="ce5" office:value-type="string" calcext:value-type="string">
            <text:p>B WORLD HEALTH ORGAN</text:p>
          </table:table-cell>
          <table:table-cell table:style-name="ce5" office:value-type="float" office:value="2012" calcext:value-type="float">
            <text:p>2012</text:p>
          </table:table-cell>
          <table:table-cell table:style-name="ce5" office:value-type="string" calcext:value-type="string">
            <text:p>Public, Environmental &amp; Occupational Health</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de epidemia e intervenção - uma justificativa científica para decisões políticas? lições da pandemia de influenza de 2009 </text:p>
          </table:table-cell>
          <table:table-cell office:value-type="string" calcext:value-type="string">
            <text:p>A análise de surtos de problemas e a modelagem matemática são cruciais para o planejamento de respostas de saúde pública a surtos de doenças infecciosas, epidemias e pandemias. Este artigo descreve a análise de dados e a modelagem matemática realizada durante e após a pandemia de influenza de 2009, especialmente para informar o planejamento de saúde pública e a tomada de decisões. Abordagem Logo após o surgimento de A (H1N1) pdm09 na América do Norte em 2009, a Organização Mundial da Saúde reuniu uma rede informal de modelagem matemática de especialistas acadêmicos e de saúde pública e grupos de modelagem. Esta rede e outros grupos de modelagem trabalharam com formuladores de políticas para caracterizar a dinâmica e o impacto da pandemia e avaliar a eficácia das intervenções em diferentes cenários. Cenário A pandemia de influenza A (H1N1) de 2009. Mudanças relevantes Os modeladores forneceram uma estrutura quantitativa para analisar os dados de vigilância e para compreender a dinâmica da epidemia e o impacto das intervenções. No entanto, o que mais frequentemente informava as decisões políticas no dia-a-dia era, sem dúvida, não um modelo de simulação sofisticado, mas sim análises estatísticas em tempo real baseadas em modelos de transmissão mecanicistas baseados em dados epidemiológicos e virológicos disponíveis. Lições aprendidas Uma lição importante foi que a modelagem não pode substituir os dados; ele só pode usar os dados disponíveis e destacar quais dados adicionais podem informar melhor a política. As lacunas de dados em 2009, especialmente em países com poucos recursos, dificultaram a avaliação da gravidade, os efeitos da variação sazonal na transmissão e a eficácia das intervenções não farmacêuticas. É necessária uma melhor comunicação entre modeladores e profissionais de saúde pública para gerenciar as expectativas, facilitar o compartilhamento e a interpretação de dados e reduzir a inconsistência nos resultados. </text:p>
          </table:table-cell>
          <table:table-cell table:style-name="ce5" office:value-type="string" calcext:value-type="string">
            <text:p>Van Kerkhove, MD; Ferguson, NM</text:p>
          </table:table-cell>
          <table:table-cell table:style-name="ce5" office:value-type="string" calcext:value-type="string">
            <text:p>Epidemic and intervention modelling - a scientific rationale for policy decisions? lessons from the 2009 influenza pandemic</text:p>
          </table:table-cell>
          <table:table-cell table:style-name="ce5" office:value-type="string" calcext:value-type="string">
            <text:p>BULLETIN OF THE WORLD HEALTH ORGANIZATION</text:p>
          </table:table-cell>
          <table:table-cell table:style-name="ce5" office:value-type="string" calcext:value-type="string">
            <text:p>Article</text:p>
          </table:table-cell>
          <table:table-cell/>
          <table:table-cell table:style-name="ce5" office:value-type="string" calcext:value-type="string">
            <text:p>Problem Outbreak analysis and mathematical modelling are crucial for planning public health responses to infectious disease outbreaks, epidemics and pandemics. This paper describes the data analysis and mathematical modelling undertaken during and following the 2009 influenza pandemic, especially to inform public health planning and decision-making. Approach Soon after A(H1N1)pdm09 emerged in North America in 2009, the World Health Organization convened an informal mathematical modelling network of public health and academic experts and modelling groups. This network and other modelling groups worked with policy-makers to characterize the dynamics and impact of the pandemic and assess the effectiveness of interventions in different settings. Setting The 2009 A(H1N1) influenza pandemic. Relevant changes Modellers provided a quantitative framework for analysing surveillance data and for understanding the dynamics of the epidemic and the impact of interventions. However, what most often informed policy decisions on a day-to-day basis was arguably not sophisticated simulation modelling, but rather, real-time statistical analyses based on mechanistic transmission models relying on available epidemiologic and virologic data. Lessons learnt A key lesson was that modelling cannot substitute for data; it can only make use of available data and highlight what additional data might best inform policy. Data gaps in 2009, especially from low-resource countries, made it difficult to evaluate severity, the effects of seasonal variation on transmission and the effectiveness of non-pharmaceutical interventions. Better communication between modellers and public health practitioners is needed to manage expectations, facilitate data sharing and interpretation and reduce inconsistency in results.</text:p>
          </table:table-cell>
          <table:table-cell/>
          <table:table-cell table:style-name="ce5" office:value-type="string" calcext:value-type="string">
            <text:p>WORLD HEALTH ORGANIZATION</text:p>
          </table:table-cell>
          <table:table-cell table:style-name="ce5" office:value-type="string" calcext:value-type="string">
            <text:p>GENEVA 27</text:p>
          </table:table-cell>
          <table:table-cell table:style-name="ce5" office:value-type="string" calcext:value-type="string">
            <text:p>B WORLD HEALTH ORGAN</text:p>
          </table:table-cell>
          <table:table-cell table:style-name="ce5" office:value-type="float" office:value="2012" calcext:value-type="float">
            <text:p>2012</text:p>
          </table:table-cell>
          <table:table-cell table:style-name="ce5" office:value-type="string" calcext:value-type="string">
            <text:p>Public, Environmental &amp; Occupational Health</text:p>
          </table:table-cell>
          <table:table-cell table:style-name="ce5" office:value-type="string" calcext:value-type="string">
            <text:p>Green Published, 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da atividade antiviral de uma solução de chá verde como desinfetante para lavagem das mãos </text:p>
          </table:table-cell>
          <table:table-cell office:value-type="string" calcext:value-type="string">
            <text:p>Com base no efeito antiviral de amplo espectro das catequinas do chá verde, estabelecemos um modelo experimental de contato com a pele para a transmissão do vírus da influenza e avaliamos o uso de uma solução de chá verde como desinfetante de primeira mão. A infectividade do vírus na camada de células da pele tornou-se obsoleta quando lavada com a solução de chá verde. O modelo de contato com a pele pode ser aplicado para desenvolver medidas de intervenção não farmacêuticas para reduzir a transmissão humana do vírus influenza. </text:p>
          </table:table-cell>
          <table:table-cell table:style-name="ce5" office:value-type="string" calcext:value-type="string">
            <text:p>Shin, WJ; Kim, YK; Lee, KH; Seong, BL</text:p>
          </table:table-cell>
          <table:table-cell table:style-name="ce5" office:value-type="string" calcext:value-type="string">
            <text:p>Evaluation of the Antiviral Activity of a Green Tea Solution as a Hand-Wash Disinfectant</text:p>
          </table:table-cell>
          <table:table-cell table:style-name="ce5" office:value-type="string" calcext:value-type="string">
            <text:p>BIOSCIENCE BIOTECHNOLOGY AND BIOCHEMISTRY</text:p>
          </table:table-cell>
          <table:table-cell table:style-name="ce5" office:value-type="string" calcext:value-type="string">
            <text:p>Article</text:p>
          </table:table-cell>
          <table:table-cell table:style-name="ce5" office:value-type="string" calcext:value-type="string">
            <text:p>influenza virus; green tea; epigallocatechin gallate; antiviral; artificial skin</text:p>
          </table:table-cell>
          <table:table-cell table:style-name="ce5" office:value-type="string" calcext:value-type="string">
            <text:p>Based on the broad-spectrum antiviral effect of green tea catechins, we established an experimental skin contact model for influenza virus transmission and evaluated the use of a green tea solution as a first-hand disinfectant. The infectivity of the virus on the skin cell layer became obsolete when washed with the green tea solution. The skin contact model could be applied to develop non-pharmaceutical intervention measures for reducing human transmission of the influenza virus.</text:p>
          </table:table-cell>
          <table:table-cell/>
          <table:table-cell table:style-name="ce5" office:value-type="string" calcext:value-type="string">
            <text:p>TAYLOR &amp; FRANCIS LTD</text:p>
          </table:table-cell>
          <table:table-cell table:style-name="ce5" office:value-type="string" calcext:value-type="string">
            <text:p>ABINGDON</text:p>
          </table:table-cell>
          <table:table-cell table:style-name="ce5" office:value-type="string" calcext:value-type="string">
            <text:p>BIOSCI BIOTECH BIOCH</text:p>
          </table:table-cell>
          <table:table-cell table:style-name="ce5" office:value-type="float" office:value="2012" calcext:value-type="float">
            <text:p>2012</text:p>
          </table:table-cell>
          <table:table-cell table:style-name="ce5" office:value-type="string" calcext:value-type="string">
            <text:p>Biochemistry &amp; Molecular Biology; Biotechnology &amp; Applied Microbiology; Chemistry; Food Science &amp; Technology</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Um estudo de modelagem do fechamento de escolas para reduzir a transmissão da influenza: um estudo de caso de um surto de influenza A (H1N1) em uma escola particular tailandesa </text:p>
          </table:table-cell>
          <table:table-cell office:value-type="string" calcext:value-type="string">
            <text:p>A pandemia de influenza A / H1N1 está em destaque desde que o vírus foi detectado pela primeira vez no México, no início de 2009. Para evitar a repetição da pandemia de influenza de 1918, a resposta global a essa pandemia tem sido forte. Na Tailândia e em muitos outros países, as escolas têm sido a principal fonte de surtos, que depois se espalham para a população em geral. Compreender a dinâmica dos surtos escolares e o impacto da intervenção da doença em ambientes escolares é crucial para a mitigação eficaz de uma pandemia. Usando dados de surtos na Escola G, uma escola particular em Bangkok onde dados epidemiológicos detalhados foram coletados, estimamos o número de reprodução básico (R-0) em 3,58 [intervalo de confiança de 95%: 2,88 a 4,28]. Em seguida, modelamos surtos em ambientes escolares com equações Susceptível-Exposto-Infeccioso-Recuperado (SEIR) e testamos várias intervenções, como fechamento de escolas e exames de alunos. Descobrimos que fechar a escola na data com o número máximo de incidências diárias geralmente parecia ser eficaz na prevenção de novos surtos. No entanto, se a escola fosse fechada muito cedo, casos subsequentes apareceriam após a reabertura. Sem intervenção, o número total de casos chega a 83%. As triagens individuais de alunos pareceram reduzir o número total de casos em até 40%. Em uma situação em que o surto generalizado de uma doença leve é ​​inevitável e em que o objetivo é atingir lentamente imunidade de rebanho suficiente, minimizando o número de casos, fechando a escola na data prevista com o número máximo de incidências diárias e triagem para os sintomas respiratórios parecem ser os métodos de intervenção mais adequados. (C) 2011 Elsevier Ltd. Todos os direitos reservados. </text:p>
          </table:table-cell>
          <table:table-cell table:style-name="ce5" office:value-type="string" calcext:value-type="string">
            <text:p>Modchang, C; Iamsirithaworn, S; Auewarakul, P; Triampo, W</text:p>
          </table:table-cell>
          <table:table-cell table:style-name="ce5" office:value-type="string" calcext:value-type="string">
            <text:p>A modeling study of school closure to reduce influenza transmission: A case study of an influenza A (H1N1) outbreak in a private Thai school</text:p>
          </table:table-cell>
          <table:table-cell table:style-name="ce5" office:value-type="string" calcext:value-type="string">
            <text:p>MATHEMATICAL AND COMPUTER MODELLING</text:p>
          </table:table-cell>
          <table:table-cell table:style-name="ce5" office:value-type="string" calcext:value-type="string">
            <text:p>Article</text:p>
          </table:table-cell>
          <table:table-cell table:style-name="ce5" office:value-type="string" calcext:value-type="string">
            <text:p>Non-pharmaceutical intervention; SEIR model; Control measures; Bangkok</text:p>
          </table:table-cell>
          <table:table-cell table:style-name="ce5" office:value-type="string" calcext:value-type="string">
            <text:p>The A/H1N1 influenza pandemic has been in the spotlight since the virus was first detected in Mexico in early 2009. To prevent the repetition of the 1918 influenza pandemic, the global response to this pandemic has been strong. In Thailand and in many other countries, schools have been a major source of outbreaks, which then spreads to the general population. Understanding the dynamics of school outbreaks and the impact of disease intervention in school settings is crucial for the effective mitigation of a pandemic. Using data from outbreaks in School G, a private school in Bangkok where detailed epidemiological data were collected, we estimated the basic reproduction number (R-0) to be 3.58 [95% confidence interval: 2.88 to 4.28]. We then modeled outbreaks in school settings with Susceptible-Exposed-Infectious-Recovered (SEIR) equations and tested various interventions such as school closure and student screenings. We found that closing the school on the date with the peak number of daily incidences usually appeared to be effective in preventing further outbreaks. However, if the school was closed too early, subsequent cases would appear after reopening. With no intervention, the number of total cases reaches 83%. Individual student screenings appeared to reduce the number of total cases by up to 40%. In a situation in which the widespread outbreak of a mild disease is unavoidable and in which the goal is to slowly reach sufficient herd immunity while minimizing the number of cases, closing the school at the predicted date with the peak number of daily incidences and screening for respiratory symptoms appear to be the most appropriate intervention methods. (C) 2011 Elsevier Ltd. All rights reserved.</text:p>
          </table:table-cell>
          <table:table-cell/>
          <table:table-cell table:style-name="ce5" office:value-type="string" calcext:value-type="string">
            <text:p>PERGAMON-ELSEVIER SCIENCE LTD</text:p>
          </table:table-cell>
          <table:table-cell table:style-name="ce5" office:value-type="string" calcext:value-type="string">
            <text:p>OXFORD</text:p>
          </table:table-cell>
          <table:table-cell table:style-name="ce5" office:value-type="string" calcext:value-type="string">
            <text:p>MATH COMPUT MODEL</text:p>
          </table:table-cell>
          <table:table-cell table:style-name="ce5" office:value-type="float" office:value="2012" calcext:value-type="float">
            <text:p>2012</text:p>
          </table:table-cell>
          <table:table-cell table:style-name="ce5" office:value-type="string" calcext:value-type="string">
            <text:p>Computer Science; Mathematics</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impacto das intervenções não farmacêuticas para a gripe H1N1 de 2009 nas intenções de viagem: um modelo de comportamento direcionado a objetivos </text:p>
          </table:table-cell>
          <table:table-cell office:value-type="string" calcext:value-type="string">
            <text:p>Teoricamente, no contexto do turismo, este estudo introduziu um novo conceito de intervenção não farmacêutica (NPI) para influenza e testou o impacto do NPI na intenção comportamental de potenciais turistas internacionais. Este estudo também estendeu o modelo de comportamento direcionado a metas (MGB), incorporando os novos conceitos de NPI e a percepção de 2009 H1N1. O modelo descobriu que o desejo, o controle comportamental percebido, a frequência do comportamento anterior e as intervenções não farmacêuticas previram a intenção dos turistas, mas as percepções do H1N1 de 2009 não tiveram efeito sobre o desejo e a intenção. As intervenções pessoais não farmacêuticas foram teorizadas como um comportamento adaptativo de turistas que pretendem viajar durante uma pandemia, que deve ser apoiada por operadores de turismo em todo o sistema. Praticamente, este estudo tratou da questão da gripe 2009 H1N1 com os resultados e implicações do estudo, fornecendo às agências governamentais, profissionais de marketing de turismo, formuladores de políticas, sistemas de transporte e serviços de hospitalidade sugestões importantes para NPI e turismo internacional durante pandemias. (C) 2011 Elsevier Ltd. Todos os direitos reservados. </text:p>
          </table:table-cell>
          <table:table-cell table:style-name="ce5" office:value-type="string" calcext:value-type="string">
            <text:p>Lee, CK; Song, HJ; Bendle, LJ; Kim, MJ; Han, H</text:p>
          </table:table-cell>
          <table:table-cell table:style-name="ce5" office:value-type="string" calcext:value-type="string">
            <text:p>The impact of non-pharmaceutical interventions for 2009 H1N1 influenza on travel intentions: A model of goal-directed behavior</text:p>
          </table:table-cell>
          <table:table-cell table:style-name="ce5" office:value-type="string" calcext:value-type="string">
            <text:p>TOURISM MANAGEMENT</text:p>
          </table:table-cell>
          <table:table-cell table:style-name="ce5" office:value-type="string" calcext:value-type="string">
            <text:p>Article</text:p>
          </table:table-cell>
          <table:table-cell table:style-name="ce5" office:value-type="string" calcext:value-type="string">
            <text:p>2009 H1N1; Non-pharmaceutical intervention; Model of goal-directed behavior; Travel intention</text:p>
          </table:table-cell>
          <table:table-cell table:style-name="ce5" office:value-type="string" calcext:value-type="string">
            <text:p>Theoretically, in the tourism context this study introduced a new concept of non-pharmaceutical intervention (NPI) for influenza, and tested the impact of NPI on the behavioral intention of potential international tourists. This study also extended the model of goal-directed behavior (MGB) by incorporating the new concepts of NPI, and the perception of 2009 H1N1. The model found that desire, perceived behavioral control, frequency of past behavior, and non-pharmaceutical interventions predicted tourists' intention but perceptions of 2009 H1N1 had nil effect on desire and intention. Personal non-pharmaceutical interventions were theorized as adaptive behavior of tourists intending to travel during a pandemic which should be supported by tourism operators on a system-wide basis. Practically, this study dealt with the issue of influenza 2009 H1N1 with the study findings and implications providing government agencies, tourism marketers, policy-makers, transport systems, and hospitality services with important suggestions for NPI and international tourism during pandemics. (C) 2011 Elsevier Ltd. All rights reserved.</text:p>
          </table:table-cell>
          <table:table-cell/>
          <table:table-cell table:style-name="ce5" office:value-type="string" calcext:value-type="string">
            <text:p>ELSEVIER SCI LTD</text:p>
          </table:table-cell>
          <table:table-cell table:style-name="ce5" office:value-type="string" calcext:value-type="string">
            <text:p>OXFORD</text:p>
          </table:table-cell>
          <table:table-cell table:style-name="ce5" office:value-type="string" calcext:value-type="string">
            <text:p>TOURISM MANAGE</text:p>
          </table:table-cell>
          <table:table-cell table:style-name="ce5" office:value-type="float" office:value="2012" calcext:value-type="float">
            <text:p>2012</text:p>
          </table:table-cell>
          <table:table-cell table:style-name="ce5" office:value-type="string" calcext:value-type="string">
            <text:p>Environmental Sciences &amp; Ecology; Social Sciences - Other Topics; Business &amp; Economics</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papel das máscaras faciais e da higiene das mãos na prevenção da transmissão da influenza em residências: resultados de um ensaio clínico randomizado; Berlim, Alemanha, 2009-2011 </text:p>
          </table:table-cell>
          <table:table-cell office:value-type="string" calcext:value-type="string">
            <text:p>Antecedentes: Estudos prévios controlados sobre o efeito de intervenções não farmacêuticas (NPI) - nomeadamente o uso de máscaras faciais e intensificação da higiene das mãos - na prevenção da transmissão doméstica da gripe não produziram resultados definitivos. Nosso objetivo foi investigar a eficácia, aceitabilidade e tolerabilidade de NPI em famílias com pacientes com índice de influenza. Métodos: Conduzimos um ensaio clínico controlado randomizado por cluster durante a temporada de pandemia de 2009/10 e a temporada de influenza subsequente de 2010/11. Incluímos famílias com um caso índice positivo para influenza na ausência de outras doenças respiratórias nos 14 dias anteriores. Os braços do estudo estavam usando máscara e praticando higiene das mãos intensificada (grupo HM), usando máscaras apenas (grupo M) e nenhuma das duas (grupo controle). O desfecho principal foi infecção por influenza confirmada por laboratório em um contato domiciliar. Usamos questionários diários para examinar a adesão e tolerabilidade das intervenções. Resultados: Recrutamos 84 famílias (30 famílias de controle, 26 M e 28 famílias MH) com 82, 69 e 67 contatos domiciliares, respectivamente. Em 2009/10, todos os 41 casos-índice tiveram uma infecção por influenza A (H1N1) pdm09, em 2010/11 24 tiveram uma infecção A (H1N1) pdm09 e 20 tiveram uma infecção B. A taxa de ataque secundário total foi de 16% (35/218). Na análise de intenção de tratar, não houve efeito estatisticamente significativo das intervenções M e MH nas infecções secundárias. Ao analisar apenas as famílias onde a intervenção foi implementada dentro de 36 h após o início dos sintomas do caso índice, a infecção secundária nos grupos M e MH combinados foi significativamente menor em comparação com o grupo de controle (odds ratio ajustado 0,16, IC 95%, 0,03-0,92) . Em uma análise por protocolo, os odds ratios foram significativamente reduzidos entre os participantes do grupo M (odds ratio ajustado, 0,30, IC de 95%, 0,10-0,94). Com exceção dos casos-índice de HM em 2010/11, a adesão foi boa para adultos e crianças, contatos e casos-índice. Conclusões: Os resultados sugerem que a transmissão domiciliar da influenza pode ser reduzida pelo uso de NPI, como máscaras faciais e higienização intensificada das mãos, quando implementados precocemente e usados ​​diligentemente. A preocupação com a aceitabilidade e tolerabilidade das intervenções não deve ser um motivo contra sua recomendação. </text:p>
          </table:table-cell>
          <table:table-cell table:style-name="ce5" office:value-type="string" calcext:value-type="string">
            <text:p>Suess, T; Remschmidt, C; Schink, SB; Schweiger, B; Nitsche, A; Schroeder, K; Doellinger, J; Milde, J; Haas, W; Koehler, I; Krause, G; Buchholz, U</text:p>
          </table:table-cell>
          <table:table-cell table:style-name="ce5" office:value-type="string" calcext:value-type="string">
            <text:p>The role of facemasks and hand hygiene in the prevention of influenza transmission in households: results from a cluster randomised trial; Berlin, Germany, 2009-2011</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Previous controlled studies on the effect of non-pharmaceutical interventions (NPI) - namely the use of facemasks and intensified hand hygiene - in preventing household transmission of influenza have not produced definitive results. We aimed to investigate efficacy, acceptability, and tolerability of NPI in households with influenza index patients. Methods: We conducted a cluster randomized controlled trial during the pandemic season 2009/10 and the ensuing influenza season 2010/11. We included households with an influenza positive index case in the absence of further respiratory illness within the preceding 14 days. Study arms were wearing a facemask and practicing intensified hand hygiene (MH group), wearing facemasks only (M group) and none of the two (control group). Main outcome measure was laboratory confirmed influenza infection in a household contact. We used daily questionnaires to examine adherence and tolerability of the interventions. Results: We recruited 84 households (30 control, 26 M and 28 MH households) with 82, 69 and 67 household contacts, respectively. In 2009/10 all 41 index cases had a influenza A (H1N1) pdm09 infection, in 2010/11 24 had an A (H1N1) pdm09 and 20 had a B infection. The total secondary attack rate was 16% (35/218). In intention-to-treat analysis there was no statistically significant effect of the M and MH interventions on secondary infections. When analysing only households where intervention was implemented within 36 h after symptom onset of the index case, secondary infection in the pooled M and MH groups was significantly lower compared to the control group (adjusted odds ratio 0.16, 95% CI, 0.03-0.92). In a per-protocol analysis odds ratios were significantly reduced among participants of the M group (adjusted odds ratio, 0.30, 95% CI, 0.10-0.94). With the exception of MH index cases in 2010/11 adherence was good for adults and children, contacts and index cases. Conclusions: Results suggest that household transmission of influenza can be reduced by the use of NPI, such as facemasks and intensified hand hygiene, when implemented early and used diligently. Concerns about acceptability and tolerability of the interventions should not be a reason against their recommendation.</text:p>
          </table:table-cell>
          <table:table-cell/>
          <table:table-cell table:style-name="ce5" office:value-type="string" calcext:value-type="string">
            <text:p>BIOMED CENTRAL LTD</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2" calcext:value-type="float">
            <text:p>2012</text:p>
          </table:table-cell>
          <table:table-cell table:style-name="ce5" office:value-type="string" calcext:value-type="string">
            <text:p>Infectious Diseases</text:p>
          </table:table-cell>
          <table:table-cell table:style-name="ce5" office:value-type="string" calcext:value-type="string">
            <text:p>Other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áscaras faciais, higiene das mãos e gripe entre jovens adultos: um ensaio de intervenção randomizado </text:p>
          </table:table-cell>
          <table:table-cell office:value-type="string" calcext:value-type="string">
            <text:p>A disponibilidade limitada da vacina e o potencial de resistência aos medicamentos antivirais levaram a pedidos para o estabelecimento da eficácia de medidas não farmacêuticas para mitigar a pandemia de influenza. Nosso objetivo foi examinar se o uso de máscaras faciais e higiene das mãos reduziu as taxas de doença semelhante à influenza (ILI) e influenza confirmada em laboratório no ambiente natural. Um ensaio de intervenção randomizado por cluster foi desenhado envolvendo 1.178 adultos jovens que viviam em 37 residências em 5 residências universitárias durante a temporada de influenza de 2007-2008. Os participantes foram designados para máscara facial e higiene das mãos, máscara facial apenas ou grupo de controle durante o estudo. Modelos de sobrevida em tempo discreto usando equações de estimativa generalizadas para estimar os efeitos da intervenção sobre ILI e infecção confirmada de influenza A / B durante um período de estudo de 6 semanas. Uma redução significativa na taxa de ILI foi observada nas semanas 3 a 6 do estudo, com uma redução máxima de 75% durante a semana final do estudo (razão da taxa [RR] = 0,25, [IC 95%, 0,07 a 0,87]) . Ambos os grupos de intervenção comparados ao controle mostraram reduções cumulativas nas taxas de influenza durante o período do estudo, embora os resultados não tenham alcançado significância estatística. Generalizabilidade limitada a configurações e faixas etárias semelhantes. Máscaras faciais e higiene das mãos combinadas podem reduzir a taxa de ILI e influenza confirmada em ambientes comunitários. Essas medidas não farmacêuticas devem ser recomendadas em locais lotados no início de uma pandemia de influenza. </text:p>
          </table:table-cell>
          <table:table-cell table:style-name="ce5" office:value-type="string" calcext:value-type="string">
            <text:p>Aiello, AE; Perez, V; Coulborn, RM; Davis, BM; Uddin, M; Monto, AS</text:p>
          </table:table-cell>
          <table:table-cell table:style-name="ce5" office:value-type="string" calcext:value-type="string">
            <text:p>Facemasks, Hand Hygiene, and Influenza among Young Adults: A Randomized Intervention Trial</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Limited vaccine availability and the potential for resistance to antiviral medications have led to calls for establishing the efficacy of non-pharmaceutical measures formitigating pandemic influenza. Our objective was to examine if the use of face masks and hand hygiene reduced rates of influenza-like illness (ILI) and laboratory-confirmed influenza in the natural setting. A cluster-randomized intervention trial was designed involving 1,178 young adults living in 37 residence houses in 5 university residence halls during the 2007-2008 influenza season. Participants were assigned to face mask and hand hygiene, face mask only, or control group during the study. Discrete-time survival models using generalized estimating equations to estimate intervention effects on ILI and confirmed influenza A/B infection over a 6-week study period were examined. A significant reduction in the rate of ILI was observed in weeks 3 through 6 of the study, with a maximum reduction of 75% during the final study week (rate ratio [RR] = 0.25, [95% CI, 0.07 to 0.87]). Both intervention groups compared to the control showed cumulative reductions in rates of influenza over the study period, although results did not reach statistical significance. Generalizability limited to similar settings and age groups. Face masks and hand hygiene combined may reduce the rate of ILI and confirmed influenza in community settings. These non-pharmaceutical measures should be recommended in crowded settings at the start of an influenza pandemic.</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2" calcext:value-type="float">
            <text:p>2012</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xposição de co-ocupantes de gotículas expiratórias - Efeitos de coberturas bucais </text:p>
          </table:table-cell>
          <table:table-cell office:value-type="string" calcext:value-type="string">
            <text:p>A transmissão de doenças infecciosas em ambientes fechados tornou-se uma das principais preocupações do público desde o surgimento da síndrome respiratória aguda grave. A cobertura bucal, atuando como uma intervenção não farmacêutica, é uma medida viável para mitigar a infecção viral e tem sido amplamente estudada. No entanto, seu desempenho na redução de infecções transmitidas pelo ar em diferentes condições de ventilação raramente foi investigado. Neste artigo, os efeitos da cobertura bucal na exposição do co-ocupante são estudados numericamente em três sistemas de ventilação comumente empregados, e a dispersão de resíduos de gotículas exaladas em diferentes velocidades de fluxo de ar tossido também é avaliada em um sistema de ventilação mista. Os resultados mostram que o uso de cobertura bucal pode interromper o transporte horizontal do ar exalado para proteger o co-ocupante da exposição direta às gotículas tossidas para todos os sistemas, mas os efeitos na exposição indireta do estágio posterior do co-ocupante são muito diferente para os três sistemas de ventilação. O sistema de ventilação de deslocamento pode atingir a menor exposição para todas as gotículas investigadas quando a boca do poluidor está coberta. A dose total inalada pode ser reduzida em mais de 70% sob ventilação de deslocamento usando uma cobertura bucal e em cerca de 40% -60% sob ventilação mista e sistemas de distribuição de ar sob o piso. Enquanto isso, a pesquisa sobre as velocidades variáveis ​​da tosse indica que a velocidade expiratória só pode influenciar a exposição direta do co-ocupante, e a dose inalada no estágio posterior está principalmente associada ao método de ventilação específico. </text:p>
          </table:table-cell>
          <table:table-cell table:style-name="ce5" office:value-type="string" calcext:value-type="string">
            <text:p>Li, XP; Niu, JL; Gao, NP</text:p>
          </table:table-cell>
          <table:table-cell table:style-name="ce5" office:value-type="string" calcext:value-type="string">
            <text:p>Co-occupant's exposure of expiratory droplets-Effects of mouth coverings</text:p>
          </table:table-cell>
          <table:table-cell table:style-name="ce5" office:value-type="string" calcext:value-type="string">
            <text:p>HVAC&amp;R RESEARCH</text:p>
          </table:table-cell>
          <table:table-cell table:style-name="ce5" office:value-type="string" calcext:value-type="string">
            <text:p>Article</text:p>
          </table:table-cell>
          <table:table-cell/>
          <table:table-cell table:style-name="ce5" office:value-type="string" calcext:value-type="string">
            <text:p>Infectious disease transmission in enclosed environments has become one of the major public concerns since the outbreak of severe acute respiratory syndrome. Mouth covering, acting as a non-pharmaceutical intervention, is one feasible measure to mitigate viral infection and has been extensively studied. However, its performance in reducing airborne infections under different ventilation conditions was seldom investigated. In this article, the effects of mouth covering on the co-occupant's exposure are numerically studied under three commonly employed ventilation systems, and the dispersion of exhaled droplet residuals at different coughed airflow velocities is also evaluated under a mixing ventilation system. The results show that the use of mouth covering can interrupt the horizontal transportation of exhaled air to protect the co-occupant from direct exposure to the coughed droplets for all systems, but the effects on the later-stage indirect exposure of the co-occupant are very different for the three ventilation systems. The displacement ventilation system can achieve the lowest exposure for all droplets investigated when the mouth of the polluting person is covered. The total inhaled dose can be reduced by more than 70% under displacement ventilation by wearing a mouth covering and by about 40%-60% under mixing ventilation and under-floor air distribution systems. Meanwhile, the research on varying coughing velocities indicates that the expiratory velocity can only influence the co-occupant's direct exposure, and the inhaled dose at the later stage is primarily associated with the specific ventilation method.</text:p>
          </table:table-cell>
          <table:table-cell/>
          <table:table-cell table:style-name="ce5" office:value-type="string" calcext:value-type="string">
            <text:p>TAYLOR &amp; FRANCIS INC</text:p>
          </table:table-cell>
          <table:table-cell table:style-name="ce5" office:value-type="string" calcext:value-type="string">
            <text:p>PHILADELPHIA</text:p>
          </table:table-cell>
          <table:table-cell table:style-name="ce5" office:value-type="string" calcext:value-type="string">
            <text:p>HVAC&amp;R RES</text:p>
          </table:table-cell>
          <table:table-cell table:style-name="ce5" office:value-type="float" office:value="2012" calcext:value-type="float">
            <text:p>2012</text:p>
          </table:table-cell>
          <table:table-cell table:style-name="ce5" office:value-type="string" calcext:value-type="string">
            <text:p>Thermodynamics; Construction &amp; Building Technology; Engineering</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AVALIAÇÃO DO EFEITO DAS INTERVENÇÕES NÃO FARMACÊUTICAS NA CONTENÇÃO DE UMA DOENÇA EMERGENTE </text:p>
          </table:table-cell>
          <table:table-cell office:value-type="string" calcext:value-type="string">
            <text:p>As intervenções não farmacêuticas, como quarentena, isolamento e triagem de entrada, são geralmente as principais medidas de saúde pública para controlar a propagação de uma doença infecciosa emergente através da população humana. Este artigo propõe um modelo multirregional determinístico compartimental para avaliar a eficácia e as implicações das intervenções não farmacêuticas. O número de reprodução é determinado como o raio espectral de um produto de matriz não negativo. As comparações são feitas usando o número de reprodução, picos epidêmicos e número cumulativo de infecções e mortalidade como índices. Os resultados da simulação mostram que a quarentena de casos suspeitos e o isolamento de casos com sintomas são eficazes na redução da carga de doenças em várias regiões. O uso da estratégia de triagem inicial leva a um atraso moderado para os picos epidêmicos, mas não ajuda em nada para prevenir o início de uma epidemia. O estudo mostra ainda que a estratégia de isolamento é sempre a melhor escolha na presença ou ausência de cuidados de higiene rigorosos e deve ter prioridade no combate a uma epidemia emergente. </text:p>
          </table:table-cell>
          <table:table-cell table:style-name="ce5" office:value-type="string" calcext:value-type="string">
            <text:p>Sang, Z; Qiu, ZP; Yan, XF; Zou, Y</text:p>
          </table:table-cell>
          <table:table-cell table:style-name="ce5" office:value-type="string" calcext:value-type="string">
            <text:p>ASSESSING THE EFFECT OF NON-PHARMACEUTICAL INTERVENTIONS ON CONTAINING AN EMERGING DISEASE</text:p>
          </table:table-cell>
          <table:table-cell table:style-name="ce5" office:value-type="string" calcext:value-type="string">
            <text:p>MATHEMATICAL BIOSCIENCES AND ENGINEERING</text:p>
          </table:table-cell>
          <table:table-cell table:style-name="ce5" office:value-type="string" calcext:value-type="string">
            <text:p>Article</text:p>
          </table:table-cell>
          <table:table-cell table:style-name="ce5" office:value-type="string" calcext:value-type="string">
            <text:p>Quarantine; isolation; entry screening; metapopualtion epidemic model</text:p>
          </table:table-cell>
          <table:table-cell table:style-name="ce5" office:value-type="string" calcext:value-type="string">
            <text:p>Non-pharmaceutical interventions, such as quarantine, isolation and entry screening, are usually the primary public health measures to control the spread of an emerging infectious disease through a human population. This paper proposes a multi-regional deterministic compartmental model to assess the effectiveness and implications of non-pharmaceutical interventions. The reproduction number is determined as the spectral radius of a nonnegative matrix product. Comparisons are made using the reproduction number, epidemic peaks and cumulative number of infections and mortality as indexes. Simulation results show that quarantine of suspected cases and isolation of cases with symptom are effective in reducing disease burden for multiple regions. Using entry screening strategy leads to a moderate time delay for epidemic peaks, but is of no help for preventing an epidemic breaking out. The study further shows that isolation strategy is always the best choice in the presence or absence of stringent hygiene precautions and should be given priority in combating an emerging epidemic.</text:p>
          </table:table-cell>
          <table:table-cell/>
          <table:table-cell table:style-name="ce5" office:value-type="string" calcext:value-type="string">
            <text:p>AMER INST MATHEMATICAL SCIENCES</text:p>
          </table:table-cell>
          <table:table-cell table:style-name="ce5" office:value-type="string" calcext:value-type="string">
            <text:p>SPRINGFIELD</text:p>
          </table:table-cell>
          <table:table-cell table:style-name="ce5" office:value-type="string" calcext:value-type="string">
            <text:p>MATH BIOSCI ENG</text:p>
          </table:table-cell>
          <table:table-cell table:style-name="ce5" office:value-type="float" office:value="2012" calcext:value-type="float">
            <text:p>2012</text:p>
          </table:table-cell>
          <table:table-cell table:style-name="ce5" office:value-type="string" calcext:value-type="string">
            <text:p>Mathematical &amp; Computational Biology</text:p>
          </table:table-cell>
          <table:table-cell table:style-name="ce5" office:value-type="string" calcext:value-type="string">
            <text:p>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ntrolando a propagação de doenças nas escolas </text:p>
          </table:table-cell>
          <table:table-cell office:value-type="string" calcext:value-type="string">
            <text:p>As doenças infecciosas pandêmicas e sazonais, como a gripe, podem ter consequências negativas e econômicas graves para a saúde. Certas estratégias de intervenção não farmacêutica - incluindo o fechamento de escolas - podem ser implementadas rapidamente como uma primeira linha de defesa contra a propagação. Essas intervenções tentam reduzir o número efetivo de contatos entre indivíduos dentro de uma comunidade; ainda assim, a eficácia do fechamento de escolas para reduzir a transmissão de doenças não é clara, e o fechamento certamente resulta em impactos econômicos significativos para os cuidadores que precisam ficar em casa para cuidar de seus filhos. Usando modelos de simulação de computador com base individual para rastrear contatos entre crianças em idade escolar em um ambiente escolar estereotipado, mostramos como intervenções alternativas de doenças baseadas na escola têm grande potencial para ser tão eficazes quanto o fechamento de escolas tradicionais sem a correspondente perda de força de trabalho e impactos econômicos. </text:p>
          </table:table-cell>
          <table:table-cell table:style-name="ce5" office:value-type="string" calcext:value-type="string">
            <text:p>Ridenhour, BJ; Braun, A; Teyrasse, T; Goldsman, D</text:p>
          </table:table-cell>
          <table:table-cell table:style-name="ce5" office:value-type="string" calcext:value-type="string">
            <text:p>Controlling the Spread of Disease in Schools</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Pandemic and seasonal infectious diseases such as influenza may have serious negative health and economic consequences. Certain non-pharmaceutical intervention strategies - including school closures - can be implemented rapidly as a first line of defense against spread. Such interventions attempt to reduce the effective number of contacts between individuals within a community; yet the efficacy of closing schools to reduce disease transmission is unclear, and closures certainly result in significant economic impacts for caregivers who must stay at home to care for their children. Using individual-based computer simulation models to trace contacts among schoolchildren within a stereotypical school setting, we show how alternative school-based disease interventions have great potential to be as effective as traditional school closures without the corresponding loss of workforce and economic impact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11" calcext:value-type="float">
            <text:p>2011</text:p>
          </table:table-cell>
          <table:table-cell table:style-name="ce5" office:value-type="string" calcext:value-type="string">
            <text:p>Science &amp; Technology - Other Topic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mpreendendo as percepções da comunidade, as normas sociais e as práticas atuais relacionadas à infecção respiratória em Bangladesh durante 2009: um estudo formativo qualitativo </text:p>
          </table:table-cell>
          <table:table-cell office:value-type="string" calcext:value-type="string">
            <text:p>Contexto: As infecções respiratórias são a principal causa de mortes infantis em Bangladesh. Promover a higiene respiratória pode reduzir a transmissão da infecção. Esta pesquisa formativa explorou as percepções da comunidade sobre infecções respiratórias. Métodos: Conduzimos 34 entrevistas em profundidade e 16 discussões de grupos focais com membros da comunidade e crianças em idade escolar para explorar as percepções, práticas e normas sociais relacionadas à higiene respiratória em um ambiente urbano e rural. Realizamos observações não estruturadas sobre as práticas de higiene respiratória em mercados públicos. Resultados: os informantes não conheciam o termo infecção respiratória; a maioria denominou doenças que não tiveram relação com disfunção respiratória. Os informantes relataram que sua comunidade identificou uma série de 'bons comportamentos' relacionados à higiene respiratória, mas também notaram, e observamos, que muito poucas pessoas os praticavam. Todos os informantes citaram mudanças de clima quente / frio ou o uso de água fria como causas para o resfriado. Eles associavam a transmissão de infecções respiratórias ao contato próximo com o hálito, gotículas de tosse ou saliva de uma pessoa doente; compartilhar utensílios e alimentos de uma pessoa doente. Os informantes sugeriram que evitar esse contato era o método mais eficaz para prevenir infecções respiratórias. Embora os informantes tenham percebido que lavar as mãos depois de tossir ou espirrar pode prevenir doenças, eles sentiram que isso não era tipicamente viável ou prático. Conclusão: As percepções da comunidade sobre infecções respiratórias incluem tanto preocupações com desequilíbrios entre quente e frio, quanto com transmissão pessoa a pessoa. Muitas pessoas sabiam das medidas que poderiam prevenir as infecções respiratórias, mas não as praticavam. As intervenções que aumentam a compreensão da comunidade sobre a transmissão de pessoa para pessoa e que incentivam a prática de seus 'bons comportamentos' identificados relacionados à higiene respiratória podem reduzir a transmissão de doenças respiratórias. </text:p>
          </table:table-cell>
          <table:table-cell table:style-name="ce5" office:value-type="string" calcext:value-type="string">
            <text:p>Nizame, FA; Nasreen, S; Unicomb, L; Southern, D; Gurley, ES; Arman, S; Kadir, MA; Azziz-Baumgartner, E; Luby, SP; Winch, PJ</text:p>
          </table:table-cell>
          <table:table-cell table:style-name="ce5" office:value-type="string" calcext:value-type="string">
            <text:p>Understanding community perceptions, social norms and current practice related to respiratory infection in Bangladesh during 2009: a qualitative formative study</text:p>
          </table:table-cell>
          <table:table-cell table:style-name="ce5" office:value-type="string" calcext:value-type="string">
            <text:p>BMC PUBLIC HEALTH</text:p>
          </table:table-cell>
          <table:table-cell table:style-name="ce5" office:value-type="string" calcext:value-type="string">
            <text:p>Article</text:p>
          </table:table-cell>
          <table:table-cell table:style-name="ce5" office:value-type="string" calcext:value-type="string">
            <text:p>Non-pharmaceutical intervention; Pandemic; Influenza; Coughing; Sneezing; Respiratory hygiene</text:p>
          </table:table-cell>
          <table:table-cell table:style-name="ce5" office:value-type="string" calcext:value-type="string">
            <text:p>Background: Respiratory infections are the leading cause of childhood deaths in Bangladesh. Promoting respiratory hygiene may reduce infection transmission. This formative research explored community perceptions about respiratory infections. Methods: We conducted 34 in-depth interviews and 16 focus group discussions with community members and school children to explore respiratory hygiene related perceptions, practices, and social norms in an urban and a rural setting. We conducted unstructured observations on respiratory hygiene practices in public markets. Results: Informants were not familiar with the term respiratory infection; most named diseases that had no relation to respiratory dysfunction. Informants reported that their community identified a number of 'good behaviors' related to respiratory hygiene, but they also noted, and we observed, that very few people practiced these. All informants cited hot/cold weather changes or using cold water as causes for catching cold. They associated transmission of respiratory infections with close contact with a sick person's breath, cough droplets, or spit; sharing a sick person's utensils and food. Informants suggested that avoiding such contact was the most effective method to prevent respiratory infection. Although informants perceived that handwashing after coughing or sneezing might prevent illness, they felt this was not typically feasible or practical. Conclusion: Community perceptions of respiratory infections include both concerns with imbalances between hot and cold, and with person-to-person transmission. Many people were aware of measures that could prevent respiratory infection, but did not practice them. Interventions that leverage community understanding of person-to-person transmission and that encourage the practice of their identified 'good behaviors' related to respiratory hygiene may reduce respiratory disease transmission.</text:p>
          </table:table-cell>
          <table:table-cell/>
          <table:table-cell table:style-name="ce5" office:value-type="string" calcext:value-type="string">
            <text:p>BIOMED CENTRAL LTD</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1" calcext:value-type="float">
            <text:p>2011</text:p>
          </table:table-cell>
          <table:table-cell table:style-name="ce5" office:value-type="string" calcext:value-type="string">
            <text:p>Public, Environmental &amp; Occupational Health</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Fatores ecológicos associados às taxas de hospitalização por influenza A (H1N1) pandêmica na Califórnia, EUA: uma análise geoespacial </text:p>
          </table:table-cell>
          <table:table-cell office:value-type="string" calcext:value-type="string">
            <text:p>A pandemia do subtipo do vírus influenza A (H1N1) de 2009 teve um grande impacto nos Estados Unidos da América (EUA), causando cerca de 192.000 a 398.000 hospitalizações e 8.720 a 18.050 mortes entre abril de 2009 e meados de março de 2010. Pesquisas recentes sobre o A pandemia de H1N1 de 2009 se concentrou amplamente em caracterizações demográficas individuais e não espaciais (por exemplo, idade e raça / etnia) associadas a hospitalizações por H1N1. Fatores ecológicos mais amplos, como uso de transporte, uso da terra e outros fatores socioeconômicos são aspectos importantes dos estudos da influenza que não foram examinados empiricamente. Esta pesquisa explora e identifica fatores ecológicos associados às taxas de hospitalização da pandemia de H1N1 de 2009. Realizamos uma análise de regressão espacial das taxas de hospitalização em nível de condado de 3 de abril a 15 de setembro de 2009, obtidas através do Departamento de Saúde Pública da Califórnia. As taxas de hospitalização foram dependentes do espaço. As taxas de uso de transporte público e as proporções de uso de terras agrícolas foram fatores ambientais significativos relacionados positivamente às taxas de hospitalização. Consistente com as suposições do oficial de saúde pública e as evidências existentes, as porcentagens do condado de pessoas com menos de 18 anos de idade foram associadas positivamente à hospitalização. Esses achados ajudam a esclarecer o consenso limitado e as evidências duvidosas sobre o papel de fatores ecológicos mais amplos associados à pandemia de influenza. Uma melhor compreensão dos fatores de risco ecológicos associados às hospitalizações também deve beneficiar os funcionários de saúde pública no que diz respeito ao seu trabalho com o objetivo de melhorar a alocação de suprimentos de emergência e estratégias de intervenção não farmacêutica no contexto de uma pandemia de influenza. </text:p>
          </table:table-cell>
          <table:table-cell table:style-name="ce5" office:value-type="string" calcext:value-type="string">
            <text:p>Maliszewski, PJ; Wei, R</text:p>
          </table:table-cell>
          <table:table-cell table:style-name="ce5" office:value-type="string" calcext:value-type="string">
            <text:p>Ecological factors associated with pandemic influenza A (H1N1) hospitalization rates in California, USA: a geospatial analysis</text:p>
          </table:table-cell>
          <table:table-cell table:style-name="ce5" office:value-type="string" calcext:value-type="string">
            <text:p>GEOSPATIAL HEALTH</text:p>
          </table:table-cell>
          <table:table-cell table:style-name="ce5" office:value-type="string" calcext:value-type="string">
            <text:p>Article</text:p>
          </table:table-cell>
          <table:table-cell table:style-name="ce5" office:value-type="string" calcext:value-type="string">
            <text:p>disaster mitigation and response; H1N1; influenza; pandemic; USA</text:p>
          </table:table-cell>
          <table:table-cell table:style-name="ce5" office:value-type="string" calcext:value-type="string">
            <text:p>The 2009 H1N1 influenza A virus subtype (H1N1) pandemic had a large impact in the United States of America (USA), causing an estimated 192,000 to 398,000 hospitalizations and 8,720 to 18,050 deaths between April 2009 and mid-March 2010. Recent research on the 2009 H1N1 pandemic has largely focused on individual, non-spatial demographic characterizations (e.g. age and race/ethnicity) associated with H1N1 hospitalizations. Broader ecological factors such as transportation use, land use and other socioeconomic factors are important aspects of influenza studies that have not been empirically examined. This research explores and identifies ecological factors associated with 2009 H1N1 pandemic hospitalization rates. We conducted a spatial regression analysis of county level hospitalization rates from 3 April to 15 September, 2009 obtained via the California Department of Public Health. Hospitalization rates were found to be spatially dependent. Public transportation usage rates and agricultural land use proportions were significant environmental factors positively related to hospitalization rates. Consistent with public health official's assumptions and existing evidence, county percentages of persons less than 18 years of age were positively associated with hospitalization. These findings help to clarify the limited consensus and dubious evidence on the role of broader ecological factors associated with pandemic influenza. A better understanding of the ecological risk factors associated with hospitalizations should also benefit public health officials with respect to their work aiming at improving emergency supply allocation and non-pharmaceutical intervention strategies in the context of an influenza pandemic.</text:p>
          </table:table-cell>
          <table:table-cell/>
          <table:table-cell table:style-name="ce5" office:value-type="string" calcext:value-type="string">
            <text:p>UNIV NAPLES FEDERICO II</text:p>
          </table:table-cell>
          <table:table-cell table:style-name="ce5" office:value-type="string" calcext:value-type="string">
            <text:p>NAPLES</text:p>
          </table:table-cell>
          <table:table-cell table:style-name="ce5" office:value-type="string" calcext:value-type="string">
            <text:p>GEOSPATIAL HEALTH</text:p>
          </table:table-cell>
          <table:table-cell table:style-name="ce5" office:value-type="float" office:value="2011" calcext:value-type="float">
            <text:p>2011</text:p>
          </table:table-cell>
          <table:table-cell table:style-name="ce5" office:value-type="string" calcext:value-type="string">
            <text:p>Health Care Sciences &amp; Services; Public, Environmental &amp; Occupational Health</text:p>
          </table:table-cell>
          <table:table-cell table:style-name="ce5" office:value-type="string" calcext:value-type="string">
            <text:p>DOAJ Gold, Green Accepted</text:p>
          </table:table-cell>
          <table:table-cell/>
          <table:table-cell office:value-type="string" calcext:value-type="string">
            <text:p>a</text:p>
          </table:table-cell>
          <table:table-cell table:number-columns-repeated="47"/>
        </table:table-row>
        <table:table-row table:style-name="ro1">
          <table:table-cell office:value-type="string" calcext:value-type="string">
            <text:p>Redução da incidência de influenza A, mas não da influenza B associada ao uso de desinfetante para as mãos e higiene para tosse nas escolas Um ensaio clínico randomizado e controlado </text:p>
          </table:table-cell>
          <table:table-cell office:value-type="string" calcext:value-type="string">
            <text:p>Antecedentes: Faltam evidências laboratoriais sobre a eficácia das intervenções não farmacêuticas (INP), como desinfetante para as mãos à base de álcool e higiene respiratória para reduzir a propagação da gripe. Métodos: O Projeto de Prevenção da Influenza de Pittsburgh foi um ensaio clínico aleatório conduzido em 10 escolas primárias em Pittsburgh, PA, durante a temporada de influenza de 2007 a 2008. As crianças em 5 escolas de intervenção receberam treinamento em higiene das mãos e respiratória e foram fornecidas e incentivadas a usar desinfetante para as mãos regularmente. Crianças em 5 escolas atuaram como controles. Crianças com doenças semelhantes à influenza foram testadas para influenza A e B pela reação em cadeia da polimerase por transcriptase reversa. Resultados: Um total de 3360 crianças participaram deste estudo. Usando a reação em cadeia da polimerase por transcriptase reversa, 54 casos de influenza A e 50 casos de influenza B foram detectados. Não encontramos nenhum efeito significativo da intervenção sobre o resultado do estudo primário de todos os casos de influenza confirmados por laboratório (taxa de incidência [IRR]: 0,81; intervalo de confiança de 95% [IC]: 0,54, 1,23). No entanto, encontramos diferenças estatisticamente significativas nos resultados auxiliares especificados pelo protocolo. As crianças nas escolas de intervenção tiveram significativamente menos infecções de influenza A confirmadas em laboratório do que as crianças nas escolas de controle, com uma TIR ajustada de 0,48 (IC 95%: 0,26, 0,87). O total de episódios ausentes também foi significativamente menor entre o grupo de intervenção do que entre o grupo de controle; IRR ajustado 0,74 (IC 95%: 0,56, 0,97). Conclusões: NPIs (educação para higiene respiratória e uso regular de desinfetante para as mãos) não reduziram o total de influenza confirmada em laboratório. No entanto, as intervenções reduziram os episódios de absenteísmo escolar em 26% e as infecções por influenza A confirmadas em laboratório em 52%. Nossos resultados sugerem que os NPIs podem ser um complemento importante para programas de vacinação contra influenza para reduzir o número de infecções por influenza A entre crianças. </text:p>
          </table:table-cell>
          <table:table-cell table:style-name="ce5" office:value-type="string" calcext:value-type="string">
            <text:p>Stebbins, S; Cummings, DAT; Stark, JH; Vukotich, C; Mitruka, K; Thompson, W; Rinaldo, C; Roth, L; Wagner, M; Wisniewski, SR; Dato, V; Eng, H; Burke, DS</text:p>
          </table:table-cell>
          <table:table-cell table:style-name="ce5" office:value-type="string" calcext:value-type="string">
            <text:p>Reduction in the Incidence of Influenza A But Not Influenza B Associated With Use of Hand Sanitizer and Cough Hygiene in Schools A Randomized Controlled Trial</text:p>
          </table:table-cell>
          <table:table-cell table:style-name="ce5" office:value-type="string" calcext:value-type="string">
            <text:p>PEDIATRIC INFECTIOUS DISEASE JOURNAL</text:p>
          </table:table-cell>
          <table:table-cell table:style-name="ce5" office:value-type="string" calcext:value-type="string">
            <text:p>Article</text:p>
          </table:table-cell>
          <table:table-cell table:style-name="ce5" office:value-type="string" calcext:value-type="string">
            <text:p>influenza; nonpharmaceutical interventions; school-aged children; randomized controlled trial; hand sanitizer; absence surveillance; laboratory testing</text:p>
          </table:table-cell>
          <table:table-cell table:style-name="ce5" office:value-type="string" calcext:value-type="string">
            <text:p>Background: Laboratory-based evidence is lacking regarding the efficacy of nonpharmaceutical interventions (NPIs) such as alcohol-based hand sanitizer and respiratory hygiene to reduce the spread of influenza. Methods: The Pittsburgh Influenza Prevention Project was a cluster-randomized trial conducted in 10 elementary schools in Pittsburgh, PA, during the 2007 to 2008 influenza season. Children in 5 intervention schools received training in hand and respiratory hygiene, and were provided and encouraged to use hand sanitizer regularly. Children in 5 schools acted as controls. Children with influenza-like illness were tested for influenza A and B by reverse-transcriptase polymerase chain reaction. Results: A total of 3360 children participated in this study. Using reverse-transcriptase polymerase chain reaction, 54 cases of influenza A and 50 cases of influenza B were detected. We found no significant effect of the intervention on the primary study outcome of all laboratory-confirmed influenza cases (incidence rate ratio [IRR] : 0.81; 95% confidence interval [CI] : 0.54, 1.23). However, we did find statistically significant differences in protocol-specified ancillary outcomes. Children in intervention schools had significantly fewer laboratory-confirmed influenza A infections than children in control schools, with an adjusted IRR of 0.48 (95% CI: 0.26, 0.87). Total absent episodes were also significantly lower among the intervention group than among the control group; adjusted IRR 0.74 (95% CI: 0.56, 0.97). Conclusions: NPIs (respiratory hygiene education and the regular use of hand sanitizer) did not reduce total laboratory-confirmed influenza. However, the interventions did reduce school total absence episodes by 26% and laboratory-confirmed influenza A infections by 52%. Our results suggest that NPIs can be an important adjunct to influenza vaccination programs to reduce the number of influenza A infections among children.</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PEDIATR INFECT DIS J</text:p>
          </table:table-cell>
          <table:table-cell table:style-name="ce5" office:value-type="float" office:value="2011" calcext:value-type="float">
            <text:p>2011</text:p>
          </table:table-cell>
          <table:table-cell table:style-name="ce5" office:value-type="string" calcext:value-type="string">
            <text:p>Immunology; Infectious Diseases; Pediatrics</text:p>
          </table:table-cell>
          <table:table-cell table:style-name="ce5" office:value-type="string" calcext:value-type="string">
            <text:p>Green Accepte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Ausência de evidências de transmissão pré-sintomática do vírus pandêmico da influenza A (H1N1) de 2009 em um surto entre adolescentes; Alemanha, 2009 </text:p>
          </table:table-cell>
          <table:table-cell office:value-type="string" calcext:value-type="string">
            <text:p>Antecedentes As observações sobre o papel da transmissão pré-sintomática na propagação do vírus influenza são escassas. Em junho de 2009, um surto de infecção pandêmica A (H1N1) de 2009 ocorreu em uma festa de adolescente na Alemanha. O objetivo deste estudo foi identificar os fatores de risco para a infecção pandêmica A (H1N1) 2009. Métodos Realizamos um estudo de coorte retrospectivo entre os convidados da festa. Um caso foi definido como infecção pandêmica A (H1N1) 2009 confirmada por rRT-PCR que desenvolveu doença semelhante à influenza entre 1 e 5 de junho de 2009. Os padrões de contato entre os convidados da festa foram avaliados. Resultados Em oito (36%) dos 27 convidados da festa, o desfecho foi apurado. Um repatriado de viagem de um país com pandemia endêmica A (H1N1) 2009 que adoeceu no final da festa foi identificado como o caso fonte. Convidados da festa com infecção pandêmica A (H1N1) de 2009 conversaram significativamente mais com o caso fonte do que pessoas não infectadas (P-valor: 0,001). É importante ressaltar que nenhum (0/9) daqueles que haviam deixado a festa antes do início dos sintomas do caso fonte ficou infectado em comparação com 7 (41%) de 17 que pernoitaram (P = 0 06), e todas essas pessoas tiveram transmissão- contatos propensos ao caso de origem. Conclusões Neste surto com um caso índice, não houve evidência para apoiar a transmissão pré-sintomática da pandemia A (H1N1) 2009. São necessárias mais evidências, idealmente de estudos maiores com múltiplos casos-índice, para caracterizar com mais precisão o potencial de pré- transmissão sintomática do vírus influenza. </text:p>
          </table:table-cell>
          <table:table-cell table:style-name="ce5" office:value-type="string" calcext:value-type="string">
            <text:p>Hermes, J; Bernard, H; Buchholz, U; Spackova, M; Low, J; Loytved, G; Suess, T; Hautmann, W; Werber, D</text:p>
          </table:table-cell>
          <table:table-cell table:style-name="ce5" office:value-type="string" calcext:value-type="string">
            <text:p>Lack of evidence for pre-symptomatic transmission of pandemic influenza virus A(H1N1) 2009 in an outbreak among teenagers; Germany, 2009</text:p>
          </table:table-cell>
          <table:table-cell table:style-name="ce5" office:value-type="string" calcext:value-type="string">
            <text:p>INFLUENZA AND OTHER RESPIRATORY VIRUSES</text:p>
          </table:table-cell>
          <table:table-cell table:style-name="ce5" office:value-type="string" calcext:value-type="string">
            <text:p>Article</text:p>
          </table:table-cell>
          <table:table-cell table:style-name="ce5" office:value-type="string" calcext:value-type="string">
            <text:p>Cohort studies; epidemiology; H1N1 subtype; influenza A virus; diesease outbreaks; pre-symptomatic infectiousness; transmission</text:p>
          </table:table-cell>
          <table:table-cell table:style-name="ce5" office:value-type="string" calcext:value-type="string">
            <text:p>Background Observations on the role of pre-symptomatic transmission in the spread of influenza virus are scanty. In June 2009, an outbreak of pandemic A(H1N1) 2009 infection occurred at a teenager's party in Germany. The objective of this study was to identify risk factors for pandemic A(H1N1) 2009 infection. Methods We performed a retrospective cohort study among party guests. A case was defined as pandemic A(H1N1) 2009 infection confirmed by rRT-PCR who developed influenza-like illness between 1 and 5 June 2009. Contact patterns among party guests were evaluated. Results In eight (36%) of 27 party guests, the outcome was ascertained. A travel returnee from a country with endemic pandemic A(H1N1) 2009 who fell ill toward the end of the party was identified as the source case. Party guests with pandemic A(H1N1) 2009 infection had talked significantly longer to the source case than non-infected persons (P-value: 0.001). Importantly, none (0/9) of those who had left the party prior to the source case's symptom onset became infected compared to 7 (41%) of 17 who stayed overnight (P = 0 06), and these persons all had transmission-prone contacts to the source case. Conclusions In this outbreak with one index case, there was no evidence to support pre-symptomatic transmission of pandemic A(H1N1) 2009. Further evidence is required, ideally from larger studies with multiple index cases, to more accurately characterize the potential for pre-symptomatic transmission of influenza virus.</text:p>
          </table:table-cell>
          <table:table-cell/>
          <table:table-cell table:style-name="ce5" office:value-type="string" calcext:value-type="string">
            <text:p>WILEY-BLACKWELL</text:p>
          </table:table-cell>
          <table:table-cell table:style-name="ce5" office:value-type="string" calcext:value-type="string">
            <text:p>MALDEN</text:p>
          </table:table-cell>
          <table:table-cell table:style-name="ce5" office:value-type="string" calcext:value-type="string">
            <text:p>INFLUENZA OTHER RESP</text:p>
          </table:table-cell>
          <table:table-cell table:style-name="ce5" office:value-type="float" office:value="2011" calcext:value-type="float">
            <text:p>2011</text:p>
          </table:table-cell>
          <table:table-cell table:style-name="ce5" office:value-type="string" calcext:value-type="string">
            <text:p>Infectious Diseases; Virology</text:p>
          </table:table-cell>
          <table:table-cell table:style-name="ce5" office:value-type="string" calcext:value-type="string">
            <text:p>Green Published, 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nálise das medidas de controle social do CDC usando uma simulação baseada em agente de uma epidemia de influenza em uma cidade </text:p>
          </table:table-cell>
          <table:table-cell office:value-type="string" calcext:value-type="string">
            <text:p>Contexto: A transmissão de doenças infecciosas entre a população humana é um processo complexo que requer modelos avançados, muitas vezes baseados em indivíduos, para capturar os detalhes do espaço-tempo observados na realidade. Métodos: Um modelo individual baseado em atividades espaço-temporais (ISTAM) foi aplicado para simular a eficácia de medidas de controle não farmacêuticas, incluindo: (1) abstenção de atividades sociais, (2) fechamento de escolas e (3) quarentena doméstica, por um surto hipotético de influenza em uma área urbana. Resultados: Dentre o conjunto de medidas de controle testadas, abster-se de atividades sociais com diversos níveis de conformidade foi relativamente ineficaz. A quarentena doméstica foi muito eficaz, especialmente para o número máximo de casos e o número total de casos, com grandes diferenças entre os níveis de conformidade. A quarentena domiciliar resultou em uma diminuição no número de pico de casos de mais de 300 para cerca de 158 para um nível de conformidade de 100%, uma diminuição de cerca de 48,7%. O atraso no pico do surto foi de cerca de 3 a 17 dias. O número total de casos diminuiu para uma faixa de 3635-5403, ou seja, 63,7% -94,7% do valor basal. Ao combinar as medidas de controle, a quarentena domiciliar com o fechamento da escola foi a estratégia mais eficaz. A distribuição espaço-temporal resultante da infecção em diferentes classes de feixes de atividade (AB) sugere que o surto epidêmico se fortalece entre as crianças e, em seguida, se espalha para os adultos. Por análise de sensibilidade, este estudo demonstrou que a implementação precoce de medidas de controle leva a uma maior eficácia. Além disso, para doenças infecciosas com maior número de reprodução básica, a eficácia de medidas não farmacêuticas mostrou-se limitada. Conclusões: Os resultados simulados mostraram que a quarentena domiciliar foi a medida de controle mais eficaz, enquanto o fechamento da escola e a quarentena domiciliar implementadas juntas alcançaram o maior benefício. Modelos baseados em agentes devem ser aplicados no futuro para avaliar a eficácia das medidas de controle para uma variedade de surtos de doenças em uma variedade de configurações, dadas informações suficientes sobre o caso dado e conhecimento sobre os processos de transmissão em uma escala fina. </text:p>
          </table:table-cell>
          <table:table-cell table:style-name="ce5" office:value-type="string" calcext:value-type="string">
            <text:p>Yang, Y; Atkinson, PM; Ettema, D</text:p>
          </table:table-cell>
          <table:table-cell table:style-name="ce5" office:value-type="string" calcext:value-type="string">
            <text:p>Analysis of CDC social control measures using an agent-based simulation of an influenza epidemic in a city</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The transmission of infectious disease amongst the human population is a complex process which requires advanced, often individual-based, models to capture the space-time details observed in reality. Methods: An Individual Space-Time Activity-based Model (ISTAM) was applied to simulate the effectiveness of non-pharmaceutical control measures including: (1) refraining from social activities, (2) school closure and (3) household quarantine, for a hypothetical influenza outbreak in an urban area. Results: Amongst the set of control measures tested, refraining from social activities with various compliance levels was relatively ineffective. Household quarantine was very effective, especially for the peak number of cases and total number of cases, with large differences between compliance levels. Household quarantine resulted in a decrease in the peak number of cases from more than 300 to around 158 for a 100% compliance level, a decrease of about 48.7%. The delay in the outbreak peak was about 3 to 17 days. The total number of cases decreased to a range of 3635-5403, that is, 63.7%-94.7% of the baseline value. When coupling control measures, household quarantine together with school closure was the most effective strategy. The resulting space-time distribution of infection in different classes of activity bundles (AB) suggests that the epidemic outbreak is strengthened amongst children and then spread to adults. By sensitivity analysis, this study demonstrated that earlier implementation of control measures leads to greater efficacy. Also, for infectious diseases with larger basic reproduction number, the effectiveness of non-pharmaceutical measures was shown to be limited. Conclusions: Simulated results showed that household quarantine was the most effective control measure, while school closure and household quarantine implemented together achieved the greatest benefit. Agent-based models should be applied in the future to evaluate the efficacy of control measures for a range of disease outbreaks in a range of settings given sufficient information about the given case and knowledge about the transmission processes at a fine scale.</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1" calcext:value-type="float">
            <text:p>2011</text:p>
          </table:table-cell>
          <table:table-cell table:style-name="ce5" office:value-type="string" calcext:value-type="string">
            <text:p>Infectious Diseases</text:p>
          </table:table-cell>
          <table:table-cell table:style-name="ce5" office:value-type="string" calcext:value-type="string">
            <text:p>DOAJ Gold, Green Published, 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 iluminação da infecção e transmissão do vírus parainfluenza em animais vivos revela uma dicotomia tecido-específica </text:p>
          </table:table-cell>
          <table:table-cell office:value-type="string" calcext:value-type="string">
            <text:p>Os vírus parainfluenza (PIVs) são paramixovírus respiratórios altamente contagiosos e uma das principais causas de doenças do trato respiratório inferior (LRT). Como não existem vacinas ou antivirais, as intervenções não farmacêuticas são o único meio de controle para esses patógenos. Aqui, usamos imagens de bioluminescência para visualizar a progressão espacial e temporal da infecção murina PIV1 (vírus Sendai) em camundongos vivos após inoculação intranasal ou exposição por contato. Um vírus repórter de luciferase não atenuado (rSeV-luc (M-F *)) que expressou altos níveis de luciferase ainda era fenotipicamente semelhante ao vírus Sendai de tipo selvagem in vitro e in vivo foi gerado para permitir a visualização. Após inoculação intranasal direta, observamos inesperadamente que o trato respiratório superior (URT) e a traqueia suportaram infecção robusta em condições que resultaram em pouca infecção ou patologia nos pulmões, incluindo um baixo inóculo de vírus, um vírus atenuado e cepas de camundongos geneticamente resistentes a infecção pulmonar. A alta permissividade do URT e da traqueia à infecção resultou em 100% de transmissão para receptores de contato ingênuos, mesmo após inoculação de baixa dose (70 PFU) de camundongos doadores BALB / c geneticamente resistentes. O momento da transmissão foi consistente com o momento dos altos títulos virais na URT e na traqueia dos animais doadores, mas foi independente dos níveis de infecção nos pulmões dos doadores. Os dados, portanto, revelam uma desconexão entre a transmissibilidade, que está associada à infecção na URT, e a patogênese, que surge da infecção nos pulmões e a resposta imune. A infecção natural após a transmissão foi universalmente robusta na URT e traqueia, embora limitada nos pulmões, induzindo imunidade protetora sem perda de peso, mesmo em camundongos 129 / SvJ geneticamente suscetíveis. No geral, esses resultados revelam uma dicotomia entre a infecção PIV no URT e traquéia versus os pulmões e definem um novo modelo para estudos de patogênese, desenvolvimento de vacinas de vírus vivos e teste de terapias antivirais. </text:p>
          </table:table-cell>
          <table:table-cell table:style-name="ce5" office:value-type="string" calcext:value-type="string">
            <text:p>Burke, CW; Mason, JN; Surman, SL; Jones, BG; Dalloneau, E; Hurwitz, JL; Russell, CJ</text:p>
          </table:table-cell>
          <table:table-cell table:style-name="ce5" office:value-type="string" calcext:value-type="string">
            <text:p>Illumination of Parainfluenza Virus Infection and Transmission in Living Animals Reveals a Tissue-Specific Dichotomy</text:p>
          </table:table-cell>
          <table:table-cell table:style-name="ce5" office:value-type="string" calcext:value-type="string">
            <text:p>PLOS PATHOGENS</text:p>
          </table:table-cell>
          <table:table-cell table:style-name="ce5" office:value-type="string" calcext:value-type="string">
            <text:p>Article</text:p>
          </table:table-cell>
          <table:table-cell/>
          <table:table-cell table:style-name="ce5" office:value-type="string" calcext:value-type="string">
            <text:p>The parainfluenza viruses (PIVs) are highly contagious respiratory paramyxoviruses and a leading cause of lower respiratory tract (LRT) disease. Since no vaccines or antivirals exist, non-pharmaceutical interventions are the only means of control for these pathogens. Here we used bioluminescence imaging to visualize the spatial and temporal progression of murine PIV1 (Sendai virus) infection in living mice after intranasal inoculation or exposure by contact. A non-attenuated luciferase reporter virus (rSeV-luc(M-F*)) that expressed high levels of luciferase yet was phenotypically similar to wild-type Sendai virus in vitro and in vivo was generated to allow visualization. After direct intranasal inoculation, we unexpectedly observed that the upper respiratory tract (URT) and trachea supported robust infection under conditions that result in little infection or pathology in the lungs including a low inoculum of virus, an attenuated virus, and strains of mice genetically resistant to lung infection. The high permissivity of the URT and trachea to infection resulted in 100% transmission to naive contact recipients, even after low-dose (70 PFU) inoculation of genetically resistant BALB/c donor mice. The timing of transmission was consistent with the timing of high viral titers in the URT and trachea of donor animals but was independent of the levels of infection in the lungs of donors. The data therefore reveals a disconnect between transmissibility, which is associated with infection in the URT, and pathogenesis, which arises from infection in the lungs and the immune response. Natural infection after transmission was universally robust in the URT and trachea yet limited in the lungs, inducing protective immunity without weight loss even in genetically susceptible 129/SvJ mice. Overall, these results reveal a dichotomy between PIV infection in the URT and trachea versus the lungs and define a new model for studies of pathogenesis, development of live virus vaccines, and testing of antiviral therapie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PATHOG</text:p>
          </table:table-cell>
          <table:table-cell table:style-name="ce5" office:value-type="float" office:value="2011" calcext:value-type="float">
            <text:p>2011</text:p>
          </table:table-cell>
          <table:table-cell table:style-name="ce5" office:value-type="string" calcext:value-type="string">
            <text:p>Microbiology; Parasitology; Virology</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tervenções farmacêuticas para obesidade: uma perspectiva de saúde pública </text:p>
          </table:table-cell>
          <table:table-cell office:value-type="string" calcext:value-type="string">
            <text:p>A prevalência da obesidade, um importante fator de risco para muitas doenças crônicas, aumentou na maioria dos países desenvolvidos nas últimas décadas. O ônus econômico para os sistemas de saúde públicos e privados é substancial. Embora certas intervenções não farmacêuticas tenham se mostrado eficazes em populações específicas, a falta de escalabilidade fez com que muitos desses programas falhassem na redução sustentável da porcentagem de pacientes com sobrepeso ou obesos. Os benefícios de outras intervenções, como agentes farmacêuticos, dispositivos médicos e cirurgia, devem, portanto, ser considerados com cuidado: este artigo enfoca a primeira dessas estratégias. Vários produtos farmacêuticos têm sido afetados por questões de segurança ou não adesão do paciente por causa de efeitos colaterais desagradáveis. Portanto, a necessidade de drogas antiobesidade adicionais que sejam seguras e eficazes é considerável. Este artigo discute o cenário regulatório para o desenvolvimento de novos compostos antiobesidade nos Estados Unidos e na Europa e considera as ramificações de maiores ou menores encargos regulatórios. </text:p>
          </table:table-cell>
          <table:table-cell table:style-name="ce5" office:value-type="string" calcext:value-type="string">
            <text:p>Caveney, E; Caveney, BJ; Somaratne, R; Turner, JR; Gourgiotis, L</text:p>
          </table:table-cell>
          <table:table-cell table:style-name="ce5" office:value-type="string" calcext:value-type="string">
            <text:p>Pharmaceutical interventions for obesity: a public health perspective</text:p>
          </table:table-cell>
          <table:table-cell table:style-name="ce5" office:value-type="string" calcext:value-type="string">
            <text:p>DIABETES OBESITY &amp; METABOLISM</text:p>
          </table:table-cell>
          <table:table-cell table:style-name="ce5" office:value-type="string" calcext:value-type="string">
            <text:p>Article</text:p>
          </table:table-cell>
          <table:table-cell table:style-name="ce5" office:value-type="string" calcext:value-type="string">
            <text:p>antiobesity drug; behavioural factors; clinical trial; cost-effectiveness; medicines management; obesity; obesity therapy; pathophysiological sequelae of obesity; pharmaceutical interventions; public health; regulatory guidance</text:p>
          </table:table-cell>
          <table:table-cell table:style-name="ce5" office:value-type="string" calcext:value-type="string">
            <text:p>The prevalence of obesity, a major risk factor for many chronic diseases, has risen in most developed countries over the past several decades. The economic burden for both public and private health care systems is substantial. Although certain non-pharmaceutical interventions have been proven efficacious in specific populations, the lack of scalability has caused many of these programmes to fail in sustainably decreasing the percent of patients who are overweight or obese. The benefits of other interventions, such as pharmaceutical agents, medical devices and surgery, should therefore be carefully considered: this article focuses on the first of these strategies. Various pharmaceutical products have been plagued with safety concerns or patient non-adherence because of unpleasant side effects. Therefore, the need for additional antiobesity drugs that are both safe and effective is considerable. This article discusses the regulatory landscape for the development of new antiobesity compounds in the United States and Europe and considers the ramifications of greater or lesser regulatory burden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DIABETES OBES METAB</text:p>
          </table:table-cell>
          <table:table-cell table:style-name="ce5" office:value-type="float" office:value="2011" calcext:value-type="float">
            <text:p>2011</text:p>
          </table:table-cell>
          <table:table-cell table:style-name="ce5" office:value-type="string" calcext:value-type="string">
            <text:p>Endocrinology &amp; Metabolism</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Os impactos da retomada da escola na incidência da pandemia (H1N1) 2009 em alunos da escola </text:p>
          </table:table-cell>
          <table:table-cell/>
          <table:table-cell table:style-name="ce5" office:value-type="string" calcext:value-type="string">
            <text:p>Chau, CKL; Tian, LW; Lee, SS</text:p>
          </table:table-cell>
          <table:table-cell table:style-name="ce5" office:value-type="string" calcext:value-type="string">
            <text:p>The impacts of school resumption on the incidence of pandemic (H1N1) 2009 in school students</text:p>
          </table:table-cell>
          <table:table-cell table:style-name="ce5" office:value-type="string" calcext:value-type="string">
            <text:p>INFLUENZA AND OTHER RESPIRATORY VIRUSES</text:p>
          </table:table-cell>
          <table:table-cell table:style-name="ce5" office:value-type="string" calcext:value-type="string">
            <text:p>Article; Proceedings Paper</text:p>
          </table:table-cell>
          <table:table-cell table:style-name="ce5" office:value-type="string" calcext:value-type="string">
            <text:p>school closure; non-pharmaceutical intervention; social distancing</text:p>
          </table:table-cell>
          <table:table-cell table:number-columns-repeated="2"/>
          <table:table-cell table:style-name="ce5" office:value-type="string" calcext:value-type="string">
            <text:p>WILEY-BLACKWELL</text:p>
          </table:table-cell>
          <table:table-cell table:style-name="ce5" office:value-type="string" calcext:value-type="string">
            <text:p>MALDEN</text:p>
          </table:table-cell>
          <table:table-cell table:style-name="ce5" office:value-type="string" calcext:value-type="string">
            <text:p>INFLUENZA OTHER RESP</text:p>
          </table:table-cell>
          <table:table-cell table:style-name="ce5" office:value-type="float" office:value="2011" calcext:value-type="float">
            <text:p>2011</text:p>
          </table:table-cell>
          <table:table-cell table:style-name="ce5" office:value-type="string" calcext:value-type="string">
            <text:p>Infectious Diseases; Virology</text:p>
          </table:table-cell>
          <table:table-cell/>
          <table:table-cell office:value-type="string" calcext:value-type="string">
            <text:p>b</text:p>
          </table:table-cell>
          <table:table-cell/>
          <table:table-cell table:number-columns-repeated="3" office:value-type="float" office:value="0" calcext:value-type="float">
            <text:p>0</text:p>
          </table:table-cell>
          <table:table-cell table:number-columns-repeated="44"/>
        </table:table-row>
        <table:table-row table:style-name="ro1" table:visibility="filter">
          <table:table-cell office:value-type="string" calcext:value-type="string">
            <text:p>Um modelo de simulação para análise de decisão política: um caso de gripe pandêmica em um campus universitário </text:p>
          </table:table-cell>
          <table:table-cell office:value-type="string" calcext:value-type="string">
            <text:p>Os planos de preparação para a pandemia de influenza se concentram fortemente em estratégias eficientes de mitigação, incluindo distanciamento social, logística e resposta médica. Essas estratégias são formadas por vários tomadores de decisão antes de um surto de pandemia e durante a pandemia em comunidades locais, estados e em todo o país. Neste artigo, modelamos a disseminação da pandemia de influenza em uma comunidade local, uma universidade, e avaliamos as políticas de mitigação. Uma vez que o desenvolvimento de uma vacina apropriada requer uma quantidade significativa de tempo e as quantidades antivirais disponíveis podem cobrir apenas uma proporção relativamente pequena da população, os tomadores de decisão das universidades se concentrarão primeiro em intervenções não farmacêuticas. Essas intervenções incluem distanciamento e isolamento social. A propagação da doença é modelada como um modelo compartimental baseado em equações diferenciais. O sistema é simulado para várias intervenções não farmacêuticas, como distanciamento social, incluindo a suspensão das operações da universidade, evacuação de dormitórios e isolamento de indivíduos infectados no campus. Embora o modelo seja construído com base no plano de preparação de uma das maiores universidades do mundo, a Arizona State University, ele pode ser facilmente generalizado para outras faculdades e universidades. As políticas e as decisões são testadas por várias simulações e avaliações das estratégias de mitigação são apresentadas no artigo. </text:p>
          </table:table-cell>
          <table:table-cell table:style-name="ce5" office:value-type="string" calcext:value-type="string">
            <text:p>Araz, OM; Lant, T; Fowler, JW; Jehn, M</text:p>
          </table:table-cell>
          <table:table-cell table:style-name="ce5" office:value-type="string" calcext:value-type="string">
            <text:p>A simulation model for policy decision analysis: a case of pandemic influenza on a university campus</text:p>
          </table:table-cell>
          <table:table-cell table:style-name="ce5" office:value-type="string" calcext:value-type="string">
            <text:p>JOURNAL OF SIMULATION</text:p>
          </table:table-cell>
          <table:table-cell table:style-name="ce5" office:value-type="string" calcext:value-type="string">
            <text:p>Article</text:p>
          </table:table-cell>
          <table:table-cell table:style-name="ce5" office:value-type="string" calcext:value-type="string">
            <text:p>pandemic influenza; epidemiology; simulation; sensitivity analysis</text:p>
          </table:table-cell>
          <table:table-cell table:style-name="ce5" office:value-type="string" calcext:value-type="string">
            <text:p>Pandemic influenza preparedness plans strongly focus on efficient mitigation strategies including social distancing, logistics and medical response. These strategies are formed by multiple decision makers before a pandemic outbreak and during the pandemic in local communities, states and nation-wide. In this paper, we model the spread of pandemic influenza in a local community, a university, and evaluate the mitigation policies. Since the development of an appropriate vaccine requires a significant amount of time and available antiviral quantities can only cover a relatively small proportion of the population, university decision makers will first focus on non-pharmaceutical interventions. These interventions include social distancing and isolation. The disease spread is modelled as differential equations-based compartmental model. The system is simulated for multiple non-pharmaceutical interventions such as social distancing including suspending university operations, evacuating dorms and isolation of infected individuals on campus. Although the model is built based on the preparedness plan of one of the biggest universities in the world, Arizona State University, it can easily be generalized for other colleges and universities. The policies and the decisions are tested by several simulation runs and evaluations of the mitigation strategies are presented in the paper.</text:p>
          </table:table-cell>
          <table:table-cell/>
          <table:table-cell table:style-name="ce5" office:value-type="string" calcext:value-type="string">
            <text:p>TAYLOR &amp; FRANCIS LTD</text:p>
          </table:table-cell>
          <table:table-cell table:style-name="ce5" office:value-type="string" calcext:value-type="string">
            <text:p>ABINGDON</text:p>
          </table:table-cell>
          <table:table-cell table:style-name="ce5" office:value-type="string" calcext:value-type="string">
            <text:p>J SIMUL</text:p>
          </table:table-cell>
          <table:table-cell table:style-name="ce5" office:value-type="float" office:value="2011" calcext:value-type="float">
            <text:p>2011</text:p>
          </table:table-cell>
          <table:table-cell table:style-name="ce5" office:value-type="string" calcext:value-type="string">
            <text:p>Computer Science; Operations Research &amp; Management Science</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Variabilidade nas decisões de fechamento de escolas em resposta ao H1N1 de 2009: uma análise qualitativa de melhoria dos sistemas </text:p>
          </table:table-cell>
          <table:table-cell office:value-type="string" calcext:value-type="string">
            <text:p>Contexto: O fechamento de escolas foi empregado como uma intervenção não farmacêutica contra a pandemia de H1N1 de 2009, particularmente durante a primeira onda. Mais de 700 escolas nos Estados Unidos foram fechadas. No entanto, as decisões de fechamento refletiram variação significativa nos fundamentos, gatilhos de decisão e autoridade para o fechamento. Essa variabilidade apresenta a oportunidade de melhorar a eficiência e a tomada de decisões. Métodos: identificamos relatos da mídia relacionados ao fechamento de escolas como uma resposta ao H1N1 de 2009, monitorando fontes de alto perfil e pesquisando alertas de notícias do Lexis-Nexis e do Google, e revisamos relatórios para temas-chave. As notícias foram complementadas pela observação de teleconferências e reuniões com funcionários do departamento de saúde e escolas, e por discussões com tomadores de decisão e membros da comunidade. Resultados: Houve uma variação significativa na meta declarada de decisão de fechamento, incluindo limitar a disseminação do vírus na comunidade, proteger alunos particularmente vulneráveis ​​e responder à falta de funcionários ou absenteísmo de alunos. Como o objetivo do fechamento é relevante para o seu tempo, natureza e duração, os fundamentos não claros para o fechamento podem desafiar sua eficácia. Houve também variação significativa na autoridade de tomada de decisão para fechar escolas em diferentes jurisdições, o que, em alguns casos, se refletiu em desacordo aberto entre a escola e os funcionários de saúde pública. Por fim, os tomadores de decisão não pareciam esperar o nível de incerteza científica encontrada no início da pandemia e muitas vezes expressaram uma frustração significativa com a mudança das orientações do CDC. Conclusões: O uso do fechamento de escolas como uma resposta de saúde pública a doenças epidêmicas pode ser melhorado garantindo que as autoridades esclareçam as metas de fechamento e adaptem as decisões de fechamento a essas metas. Além disso, a autoridade para fechar escolas deve ser esclarecida com antecedência, e os tomadores de decisão devem esperar que as emergências de doenças se desdobrem e planejem adequadamente. </text:p>
          </table:table-cell>
          <table:table-cell table:style-name="ce5" office:value-type="string" calcext:value-type="string">
            <text:p>Klaiman, T; Kraemer, JD; Stoto, MA</text:p>
          </table:table-cell>
          <table:table-cell table:style-name="ce5" office:value-type="string" calcext:value-type="string">
            <text:p>Variability in school closure decisions in response to 2009 H1N1: a qualitative systems improvement analysis</text:p>
          </table:table-cell>
          <table:table-cell table:style-name="ce5" office:value-type="string" calcext:value-type="string">
            <text:p>BMC PUBLIC HEALTH</text:p>
          </table:table-cell>
          <table:table-cell table:style-name="ce5" office:value-type="string" calcext:value-type="string">
            <text:p>Article</text:p>
          </table:table-cell>
          <table:table-cell/>
          <table:table-cell table:style-name="ce5" office:value-type="string" calcext:value-type="string">
            <text:p>Background: School closure was employed as a non-pharmaceutical intervention against pandemic 2009 H1N1, particularly during the first wave. More than 700 schools in the United States were closed. However, closure decisions reflected significant variation in rationales, decision triggers, and authority for closure. This variability presents the opportunity for improved efficiency and decision-making. Methods: We identified media reports relating to school closure as a response to 2009 H1N1 by monitoring high-profile sources and searching Lexis-Nexis and Google news alerts, and reviewed reports for key themes. News stories were supplemented by observing conference calls and meetings with health department and school officials, and by discussions with decision-makers and community members. Results: There was significant variation in the stated goal of closure decision, including limiting community spread of the virus, protecting particularly vulnerable students, and responding to staff shortages or student absenteeism. Because the goal of closure is relevant to its timing, nature, and duration, unclear rationales for closure can challenge its effectiveness. There was also significant variation in the decision-making authority to close schools in different jurisdictions, which, in some instances, was reflected in open disagreement between school and public health officials. Finally, decision-makers did not appear to expect the level of scientific uncertainty encountered early in the pandemic, and they often expressed significant frustration over changing CDC guidance. Conclusions: The use of school closure as a public health response to epidemic disease can be improved by ensuring that officials clarify the goals of closure and tailor closure decisions to those goals. Additionally, authority to close schools should be clarified in advance, and decision-makers should expect to encounter uncertainty disease emergencies unfold and plan accordingly.</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11" calcext:value-type="float">
            <text:p>2011</text:p>
          </table:table-cell>
          <table:table-cell table:style-name="ce5" office:value-type="string" calcext:value-type="string">
            <text:p>Public, Environmental &amp; Occupational Health</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As estratégias de prevenção do público em resposta à pandemia de influenza A / H1N1 na França: Distribuição e determinantes </text:p>
          </table:table-cell>
          <table:table-cell office:value-type="string" calcext:value-type="string">
            <text:p>Objetivos. Desde o surgimento da pandemia de influenza A / H1N1, as pessoas foram encorajadas a adotar uma grande variedade de medidas farmacêuticas e não farmacêuticas para combater o risco de infecção. O objetivo deste artigo é identificar e explicar os diferentes tipos de estratégias preventivas adotadas pela população francesa. Métodos. Os dados são baseados em uma pesquisa por telefone realizada com uma amostra representativa da população francesa (N = 1.003) em dezembro de 2009 (taxa de cooperação = 45,9%). Regressões logísticas foram utilizadas para caracterizar os diferentes padrões de comportamento preventivo da influenza A / H1N1. Resultados. Quatro tipos de estratégias comportamentais foram identificados: 31,5% dos entrevistados combinaram a vacinação (intenção ou ação, independente da natureza da vacina) com medidas não farmacêuticas, 8,8% desejavam se vacinar exclusivamente, 42,0% realizaram ações não farmacêuticas apenas e 17,7% não se protegeram. Variáveis ​​sociais e cognitivas significativas foram encontradas para predizer a adesão de cada grupo. Conclusões. Esses resultados indicam que uma grande maioria dessa população é maioritariamente populacional, adotando uma estratégia seletiva em vez de cumulativa, como foi recomendado, escolha explicada principalmente pelo nível de percepção de risco. (C) 2010 Elsevier Inc. Todos os direitos reservados. </text:p>
          </table:table-cell>
          <table:table-cell table:style-name="ce5" office:value-type="string" calcext:value-type="string">
            <text:p>Setbon, M; Le Pape, MC; Letroublon, C; Caille-Brillet, AL; Raude, J</text:p>
          </table:table-cell>
          <table:table-cell table:style-name="ce5" office:value-type="string" calcext:value-type="string">
            <text:p>The public's preventive strategies in response to the pandemic influenza A/H1N1 in France: Distribution and determinants</text:p>
          </table:table-cell>
          <table:table-cell table:style-name="ce5" office:value-type="string" calcext:value-type="string">
            <text:p>PREVENTIVE MEDICINE</text:p>
          </table:table-cell>
          <table:table-cell table:style-name="ce5" office:value-type="string" calcext:value-type="string">
            <text:p>Article</text:p>
          </table:table-cell>
          <table:table-cell table:style-name="ce5" office:value-type="string" calcext:value-type="string">
            <text:p>Pandemic influenza A/H1N1; Preventive strategies; Risk perception; Pharmaceutical measures; Non-pharmaceutical measures</text:p>
          </table:table-cell>
          <table:table-cell table:style-name="ce5" office:value-type="string" calcext:value-type="string">
            <text:p>Objectives. Since the emergence of the pandemic influenza A/H1N1, people were encouraged to adopt a large range of pharmaceutical and non-pharmaceutical measures in order to counter the risk of infection. The aim of this article is to identify and to explain the different types of preventive strategies adopted by the French population. Methods. The data are based on a phone survey conducted with a representative sample of the French population (N = 1003) in December 2009 (cooperation rate = 45.9%). Logistic regressions were used in order to characterize the different preventive behavioral patterns towards the A/H1N1 influenza. Results. Four types of behavioral strategies have been identified: 31.5% of the respondents combined vaccination (intention or action, regardless of the nature of the vaccine) with non-pharmaceutical measures, 8.8% wanted to get exclusively vaccinated, 42.0% took non-pharmaceutical steps only and 17.7% didn't protect themselves at all. Significant social and cognitive variables were found to predict membership of each group. Conclusions. These results indicate that a large majority of that is mainly population adopted a selective strategy rather than a cumulative one as it was recommended, a choice mostly explained by the level of risk perception. (C) 2010 Elsevier Inc. All rights reserved.</text:p>
          </table:table-cell>
          <table:table-cell/>
          <table:table-cell table:style-name="ce5" office:value-type="string" calcext:value-type="string">
            <text:p>ACADEMIC PRESS INC ELSEVIER SCIENCE</text:p>
          </table:table-cell>
          <table:table-cell table:style-name="ce5" office:value-type="string" calcext:value-type="string">
            <text:p>SAN DIEGO</text:p>
          </table:table-cell>
          <table:table-cell table:style-name="ce5" office:value-type="string" calcext:value-type="string">
            <text:p>PREV MED</text:p>
          </table:table-cell>
          <table:table-cell table:style-name="ce5" office:value-type="float" office:value="2011" calcext:value-type="float">
            <text:p>2011</text:p>
          </table:table-cell>
          <table:table-cell table:style-name="ce5" office:value-type="string" calcext:value-type="string">
            <text:p>Public, Environmental &amp; Occupational Health; General &amp; Internal Medicine</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Fontes, utilidade percebida e compreensão das informações disseminadas às famílias que entraram em quarentena domiciliar durante a pandemia de H1N1 em Victoria, Austrália: um estudo transversal </text:p>
          </table:table-cell>
          <table:table-cell office:value-type="string" calcext:value-type="string">
            <text:p>Antecedentes: Quarentena domiciliar voluntária de casos e contatos próximos foi a principal intervenção não farmacêutica usada para limitar a transmissão da gripe pandêmica (H1N1) de 2009 (pH1N1) na resposta inicial ao surto da doença na Austrália. A eficácia da quarentena voluntária depende logicamente de as famílias afetadas terem uma compreensão clara do que lhes é pedido. As informações podem vir de muitas fontes, incluindo a mídia, autoridades de saúde, familiares e amigos, escolas e profissionais de saúde. Relatamos até que ponto as famílias que entraram em quarentena domiciliar receberam e usaram informações sobre o que deveriam fazer. Especificamente, destacamos suas fontes de informação; a utilidade percebida de cada fonte; e associações entre compreensão das recomendações e conformidade. Métodos: Pesquisa transversal administrada via internet e entrevista telefônica assistida por computador para famílias cujos filhos foram recomendados para quarentena domiciliar por terem sido diagnosticados com H1N1 ou por serem contato próximo de um caso. A amostra incluiu 314 de 1.157 famílias potencialmente elegíveis (taxa de resposta de 27%) de 33 escolas na região metropolitana de Melbourne. Ajustando para agrupamento dentro das escolas, descrevemos o auto-relato 'entendimento do que eles deveriam fazer durante o período de quarentena'; fonte de informação (por exemplo, departamento de saúde) e utilidade da informação. Usando a regressão logística, examinamos se a conformidade com as recomendações de quarentena foi associada à compreensão e ao tipo de fonte de informação usada. Resultados: Noventa por cento entenderam o que deveriam fazer durante o período de quarentena com níveis de compreensão mais elevados em domicílios com casos (98%, IC 95% 93% -99% vs 88%, IC 95% 84% -91%, P = 0,006). Mais de 87% dos pais receberam informações sobre a quarentena da escola, 63% do departamento de saúde e 44% da mídia. 53% dos agregados familiares cumpriram totalmente e houve um maior cumprimento nos agregados familiares que relataram compreender o que pretendiam fazer (Odds Ratio 2,27, IC 95% 1,35-3,80). Conclusões: É fundamental que os funcionários da saúde pública trabalhem em estreita colaboração com outros departamentos governamentais e a mídia para fornecer informações claras, consistentes e simples sobre o que fazer durante a quarentena, pois altos níveis de compreensão irão maximizar a conformidade da população em quarentena. </text:p>
          </table:table-cell>
          <table:table-cell table:style-name="ce5" office:value-type="string" calcext:value-type="string">
            <text:p>Kavanagh, AM; Bentley, RJ; Mason, KE; McVernon, J; Petrony, S; Fielding, J; LaMontagne, AD; Studdert, DM</text:p>
          </table:table-cell>
          <table:table-cell table:style-name="ce5" office:value-type="string" calcext:value-type="string">
            <text:p>Sources, perceived usefulness and understanding of information disseminated to families who entered home quarantine during the H1N1 pandemic in Victoria, Australia: a cross-sectional study</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Voluntary home quarantine of cases and close contacts was the main non-pharmaceutical intervention used to limit transmission of pandemic (H1N1) 2009 influenza (pH1N1) in the initial response to the outbreak of the disease in Australia. The effectiveness of voluntary quarantine logically depends on affected families having a clear understanding of what they are being asked to do. Information may come from many sources, including the media, health officials, family and friends, schools, and health professionals. We report the extent to which families who entered home quarantine received and used information on what they were supposed to do. Specifically, we outline their sources of information; the perceived usefulness of each source; and associations between understanding of recommendations and compliance. Methods: Cross-sectional survey administered via the internet and computer assisted telephone interview to families whose school children were recommended to go into home quarantine because they were diagnosed with H1N1 or were a close contact of a case. The sample included 314 of 1157 potentially eligible households (27% response rate) from 33 schools in metropolitan Melbourne. Adjusting for clustering within schools, we describe self-reported 'understanding of what they were meant to do during the quarantine period'; source of information (e. g. health department) and usefulness of information. Using logistic regression we examine whether compliance with quarantine recommendations was associated with understanding and the type of information source used. Results: Ninety per cent understood what they were meant to do during the quarantine period with levels of understanding higher in households with cases (98%, 95% CI 93%-99% vs 88%, 95% CI 84%-91%, P = 0.006). Over 87% of parents received information about quarantine from the school, 63% from the health department and 44% from the media. 53% of households were fully compliant and there was increased compliance in households that reported that they understood what they were meant to do (Odds Ratio 2.27, 95% CI 1.35-3.80). Conclusions: It is critical that public health officials work closely with other government departments and media to provide clear, consistent and simple information about what to do during quarantine as high levels of understanding will maximise compliance in the quarantined population.</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1" calcext:value-type="float">
            <text:p>2011</text:p>
          </table:table-cell>
          <table:table-cell table:style-name="ce5" office:value-type="string" calcext:value-type="string">
            <text:p>Infectious Disease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tervenções não farmacêuticas durante um surto de infecção pelo vírus da pandemia de influenza A (H1N1) em uma grande universidade pública, abril a maio de 2009 </text:p>
          </table:table-cell>
          <table:table-cell office:value-type="string" calcext:value-type="string">
            <text:p>As intervenções não farmacêuticas (INP), como isolamento domiciliar, distanciamento social e medidas de controle de infecção, são recomendadas por agências de saúde pública como estratégias para mitigar a transmissão durante pandemias de influenza. No entanto, a implementação de NPI raramente foi estudada em grandes populações. Durante um surto de infecção pelo vírus da pandemia de influenza A (H1N1) em uma grande universidade pública em abril de 2009, uma pesquisa online foi conduzida entre alunos, professores e funcionários para avaliar o conhecimento e a adesão ao NPI recomendado pela universidade. Embora 3.924 (65%) de 6.049 alunos entrevistados e 1.057 (74%) de 1.401 professores entrevistados tenham relatado aumento do uso de NPI de autoproteção, como lavar as mãos, apenas 27 (6,4%) de 423 alunos e 5 (8,6%) de 58 professores com infecção respiratória aguda (IRA) relataram ter ficado em casa enquanto estavam doentes. Quase metade (46%) dos alunos entrevistados, incluindo 44,7% daqueles com ARI, participaram de eventos sociais. Os resultados indicam a necessidade de esforços para aumentar a adesão às medidas de isolamento domiciliar e distanciamento social. </text:p>
          </table:table-cell>
          <table:table-cell table:style-name="ce5" office:value-type="string" calcext:value-type="string">
            <text:p>Mitchell, T; Dee, DL; Phares, CR; Lipman, HB; Gould, LH; Kutty, P; Desai, M; Guh, A; Iuliano, AD; Silverman, P; Siebold, J; Armstrong, GL; Swerdlow, DL; Massoudi, MS; Fishbein, DB</text:p>
          </table:table-cell>
          <table:table-cell table:style-name="ce5" office:value-type="string" calcext:value-type="string">
            <text:p>Non-Pharmaceutical Interventions during an Outbreak of 2009 Pandemic Influenza A (H1N1) Virus Infection at a Large Public University, April-May 2009</text:p>
          </table:table-cell>
          <table:table-cell table:style-name="ce5" office:value-type="string" calcext:value-type="string">
            <text:p>CLINICAL INFECTIOUS DISEASES</text:p>
          </table:table-cell>
          <table:table-cell table:style-name="ce5" office:value-type="string" calcext:value-type="string">
            <text:p>Article</text:p>
          </table:table-cell>
          <table:table-cell/>
          <table:table-cell table:style-name="ce5" office:value-type="string" calcext:value-type="string">
            <text:p>Nonpharmaceutical interventions (NPIs), such as home isolation, social distancing, and infection control measures, are recommended by public health agencies as strategies to mitigate transmission during influenza pandemics. However, NPI implementation has rarely been studied in large populations. During an outbreak of 2009 Pandemic Influenza A (H1N1) virus infection at a large public university in April 2009, an online survey was conducted among students, faculty, and staff to assess knowledge of and adherence to university-recommended NPI. Although 3924 (65%) of 6049 student respondents and 1057 (74%) of 1401 faculty respondents reported increased use of self-protective NPI, such as hand washing, only 27 (6.4%) of 423 students and 5 (8.6%) of 58 faculty with acute respiratory infection (ARI) reported staying home while ill. Nearly one-half (46%) of student respondents, including 44.7% of those with ARI, attended social events. Results indicate a need for efforts to increase compliance with home isolation and social distancing measures.</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CLIN INFECT DIS</text:p>
          </table:table-cell>
          <table:table-cell table:style-name="ce5" office:value-type="float" office:value="2011" calcext:value-type="float">
            <text:p>2011</text:p>
          </table:table-cell>
          <table:table-cell table:style-name="ce5" office:value-type="string" calcext:value-type="string">
            <text:p>Immunology; Infectious Diseases; Microbiology</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O efeito da nota sobre a conformidade usando intervenções não farmacêuticas para reduzir a gripe em um ambiente urbano de escola primária </text:p>
          </table:table-cell>
          <table:table-cell office:value-type="string" calcext:value-type="string">
            <text:p>Objetivos: O Projeto de Prevenção da Influenza de Pittsburgh (PIPP) mostrou anteriormente que crianças em idade escolar na 5ª série podem aprender intervenções higiênicas e não farmacêuticas (NPIs) e persistir nesses comportamentos durante a temporada de influenza. O objetivo deste estudo foi determinar se a idade (conforme estimada por série) desempenha algum papel nesta habilidade. Métodos: O Projeto de Prevenção da Influenza de Pittsburgh é um estudo prospectivo, controlado e randomizado da eficácia de um conjunto de NPIs em 10 escolas primárias. O projeto mediu a adoção de NPIs pelos alunos por meio de pesquisas com professores de sala de aula de intervenção antes, durante e depois da temporada de influenza e professores de sala de casa de controle após a temporada de influenza. Resultados: houve grandes melhorias estatisticamente significativas e persistência ao longo do tempo em todos os níveis de escolaridade, na preocupação dos alunos sobre a gripe e sua prática diária de NPIs que promovem comportamentos de saúde - lave ou higienize suas mãos com frequência e cubra suas tosses e espirros. As intervenções não farmacêuticas caracterizadas como a extinção de comportamentos não saudáveis, como evitar tocar os olhos, nariz e boca ou em casa onde você fica quando está doente, não apresentaram melhora confiável. Conclusões: O estudo fornece evidências de que as crianças em idade escolar, em todas as séries, podem compreender e implementar NPIs de proteção e manter essas atividades durante a temporada de influenza e além. As melhorias foram mais proeminentes ao ensinar os alunos a se envolverem em comportamentos de promoção da saúde. Comportamentos habituais (toque inconsciente) e mudança de comportamentos familiares (ficar em casa) parecem menos suscetíveis à intervenção. Esses resultados serão úteis para formuladores de políticas de saúde pública e profissionais de saúde, considerando métodos de prevenção de doenças infecciosas em ambientes escolares. </text:p>
          </table:table-cell>
          <table:table-cell table:style-name="ce5" office:value-type="string" calcext:value-type="string">
            <text:p>Stebbins, S; Downs, JS; Vukotich, CJ</text:p>
          </table:table-cell>
          <table:table-cell table:style-name="ce5" office:value-type="string" calcext:value-type="string">
            <text:p>The Effect of Grade on Compliance Using Nonpharmaceutical Interventions to Reduce Influenza in an Urban Elementary School Setting</text:p>
          </table:table-cell>
          <table:table-cell table:style-name="ce5" office:value-type="string" calcext:value-type="string">
            <text:p>JOURNAL OF PUBLIC HEALTH MANAGEMENT AND PRACTICE</text:p>
          </table:table-cell>
          <table:table-cell table:style-name="ce5" office:value-type="string" calcext:value-type="string">
            <text:p>Article</text:p>
          </table:table-cell>
          <table:table-cell table:style-name="ce5" office:value-type="string" calcext:value-type="string">
            <text:p>behavior change; elementary school; grade; influenza; urban; nonpharmaceutical intervention</text:p>
          </table:table-cell>
          <table:table-cell table:style-name="ce5" office:value-type="string" calcext:value-type="string">
            <text:p>Objectives: The Pittsburgh Influenza Prevention Project (PIPP) has previously shown that school-aged children in grades K-5 can learn hygiene-based, nonpharmaceutical interventions (NPIs) and persist in these behaviors over the duration of an influenza season. The purpose of this study was to determine whether age (as estimated by grade) plays any role in this ability. Methods: The Pittsburgh Influenza Prevention Project is a prospective, controlled, randomized trial of the effectiveness of a suite of NPIs in 10 elementary schools. The project measured adoption of NPIs by students through surveys of intervention homeroom teachers before, during, and after the influenza season and control home-room teachers after influenza season. Results: There were large, statistically significant improvements and persistence over time across all grade levels, in students' concern about influenza and their daily practice of NPIs that promote health behaviors-wash or sanitize your hands often and cover your coughs and sneezes. Nonpharmaceutical interventions characterized as extinguishing unhealthy behaviors, such as avoid touching your eyes, nose, and mouth or home is where you stay when you are sick, showed no reliable improvement. Conclusions: The study provides evidence that elementary school-aged children, across all grades, can understand and implement protective NPIs and maintain these activities throughout influenza season and beyond. Improvements were most prominent when teaching students to engage in health-promoting behaviors. Habitual behaviors (unconscious touching) and changing family behaviors (staying home) seem less susceptible to intervention. These results will be useful to public health policy makers and health care practitioners considering methods of infectious disease prevention in school-based settings.</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J PUBLIC HEALTH MAN</text:p>
          </table:table-cell>
          <table:table-cell table:style-name="ce5" office:value-type="float" office:value="2011" calcext:value-type="float">
            <text:p>2011</text:p>
          </table:table-cell>
          <table:table-cell table:style-name="ce5" office:value-type="string" calcext:value-type="string">
            <text:p>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Barreiras ao uso de máscaras para doenças semelhantes à gripe em residências hispânicas urbanas </text:p>
          </table:table-cell>
          <table:table-cell office:value-type="string" calcext:value-type="string">
            <text:p>Objetivos: Identificar barreiras ao uso de máscaras e examinar os fatores associados à disposição de usar máscaras entre as famílias. Desenho e amostra: usamos fontes de dados de um estudo que avaliou o impacto de 3 intervenções não farmacêuticas nas taxas de influenza: entrevistas de saída; visitas domiciliares com um subconjunto do grupo máscara; e um grupo de foco. Medidas: pontuação de percepção de risco, análise univariada e regressão logística foram realizadas para identificar as características e preditores do uso de máscara. Barreiras temáticas ao uso de máscara foram identificadas a partir de dados qualitativos obtidos em visitas domiciliares e grupos focais. Resultados: Os respondentes do grupo com máscara, quando comparados com o grupo sem máscara, demonstraram maiores escores de percepção de risco em relação à influenza (pontuação máxima: 60, médias: 37,6 e 30,2, p &lt;0,001) e maior percepção da eficácia do uso da máscara (pontuação máxima : 10, significa: 7,8 e 7,3, p = 0,043). Não houve associação significativa entre variáveis ​​demográficas, atitudinais ou de conhecimento e adesão ao uso de máscaras. Foram identificadas barreiras temáticas como aceitabilidade social do uso da máscara, conforto e ajuste e percepção do risco / necessidade de máscara. Conclusões: As máscaras faciais podem não ser uma intervenção eficaz para influenza sazonal ou pandêmica, a menos que a percepção de risco de influenza seja alta. A disseminação de informações culturalmente apropriadas sobre o uso de máscaras pelas autoridades e provedores de saúde deve ser enfatizada ao educar o público. </text:p>
          </table:table-cell>
          <table:table-cell table:style-name="ce5" office:value-type="string" calcext:value-type="string">
            <text:p>Ferng, YH; Wong-McLoughlin, J; Barrett, A; Currie, L; Larson, E</text:p>
          </table:table-cell>
          <table:table-cell table:style-name="ce5" office:value-type="string" calcext:value-type="string">
            <text:p>Barriers to Mask Wearing for Influenza-like Illnesses Among Urban Hispanic Households</text:p>
          </table:table-cell>
          <table:table-cell table:style-name="ce5" office:value-type="string" calcext:value-type="string">
            <text:p>PUBLIC HEALTH NURSING</text:p>
          </table:table-cell>
          <table:table-cell table:style-name="ce5" office:value-type="string" calcext:value-type="string">
            <text:p>Article</text:p>
          </table:table-cell>
          <table:table-cell table:style-name="ce5" office:value-type="string" calcext:value-type="string">
            <text:p>face mask; Hispanic; influenza-like illness</text:p>
          </table:table-cell>
          <table:table-cell table:style-name="ce5" office:value-type="string" calcext:value-type="string">
            <text:p>Objectives: To identify barriers to mask wearing and to examine the factors associated with the willingness to wear masks among households. Design and Sample: We used data sources from a study assessing the impact of 3 nonpharmaceutical interventions on the rates of influenza: exit interviews; home visits with a subset of the mask group; and a focus group. Measures: Risk perception score, univariate analysis, and logistic regression were conducted to identify the characteristics and predictors of mask use. Thematic barriers to mask wearing were identified from qualitative data obtained at home visits and focus group. Results: Respondents from the mask group, when compared with the nonmask group, demonstrated higher risk perception scores concerning influenza (maximum score: 60, means: 37.6 and 30.2, p &lt;.001) and increased perception of effectiveness of mask wearing (maximum score: 10, means: 7.8 and 7.3, p=.043). There was no significant association between demographic, attitudinal, or knowledge variables and adherence to wearing masks. Thematic barriers were identified such as social acceptability of mask use, comfort and fit, and perception of the risk/need for masks. Conclusions: Face masks may not be an effective intervention for seasonal or pandemic influenza unless the risk perception of influenza is high. Dissemination of culturally appropriate mask use information by health authorities and providers must be emphasized when educating the public.</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PUBLIC HEALTH NURS</text:p>
          </table:table-cell>
          <table:table-cell table:style-name="ce5" office:value-type="float" office:value="2011" calcext:value-type="float">
            <text:p>2011</text:p>
          </table:table-cell>
          <table:table-cell table:style-name="ce5" office:value-type="string" calcext:value-type="string">
            <text:p>Public, Environmental &amp; Occupational Health; Nursing</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Modelagem de patógenos infecciosos concorrentes de uma perspectiva bayesiana: aplicação a estudos de influenza com resultados laboratoriais incompletos </text:p>
          </table:table-cell>
          <table:table-cell office:value-type="string" calcext:value-type="string">
            <text:p>Em epidemias de influenza sazonal, patógenos como o vírus sincicial respiratório (RSV) freqüentemente co-circulam com a influenza e causam doenças semelhantes à influenza (ILL) em hospedeiros humanos. No entanto, muitas vezes é impraticável testar cada patógeno potencial ou coletar amostras para cada episódio de ILI observado, dificultando a inferência sobre a transmissão da influenza. No contexto das doenças infecciosas, os desfechos ausentes impõem um desafio particular devido à dependência entre os indivíduos. Nós propomos um modelo de risco competitivo bayesiano para patógenos cocirculantes múltiplos para inferência sobre transmissibilidade e eficácias de intervenção sob o pressuposto de que a falta na confirmação biológica do patógeno é ignorável. Os estudos de simulação indicam um desempenho razoável do modelo proposto, mesmo que o número de patógenos potenciais seja especificado incorretamente. Eles também mostram que uma quantidade moderada de resultados de testes de laboratório ausentes tem apenas um pequeno impacto na inferência sobre os parâmetros-chave na configuração de grupos de contato próximo. Usando o modelo proposto, descobrimos que uma intervenção não farmacêutica é marginalmente protetora contra a transmissão da influenza A em um estudo realizado em escolas primárias. </text:p>
          </table:table-cell>
          <table:table-cell table:style-name="ce5" office:value-type="string" calcext:value-type="string">
            <text:p>Yang, Y; Halloran, ME; Daniels, MJ; Longini, IM; Burke, DS; Cummings, DAT</text:p>
          </table:table-cell>
          <table:table-cell table:style-name="ce5" office:value-type="string" calcext:value-type="string">
            <text:p>Modeling Competing Infectious Pathogens From a Bayesian Perspective: Application to Influenza Studies With Incomplete Laboratory Results</text:p>
          </table:table-cell>
          <table:table-cell table:style-name="ce5" office:value-type="string" calcext:value-type="string">
            <text:p>JOURNAL OF THE AMERICAN STATISTICAL ASSOCIATION</text:p>
          </table:table-cell>
          <table:table-cell table:style-name="ce5" office:value-type="string" calcext:value-type="string">
            <text:p>Article</text:p>
          </table:table-cell>
          <table:table-cell table:style-name="ce5" office:value-type="string" calcext:value-type="string">
            <text:p>Competing risks; Infectious disease; Intervention efficacy; MCMC; Missing data</text:p>
          </table:table-cell>
          <table:table-cell table:style-name="ce5" office:value-type="string" calcext:value-type="string">
            <text:p>In seasonal influenza epidemics, pathogens such as respiratory syncytial virus (RSV) often cocirculate with influenza and cause influenza-like illness (ILL) in human hosts. However, it is often impractical to test for each potential pathogen or to collect specimens for each observed ILI episode, making inference about influenza transmission difficult. In the setting of infectious diseases, missing outcomes impose a particular challenge because of the dependence among individuals. We propose a Bayesian competing-risk model for multiple cocirculating pathogens for inference on transmissibility and intervention efficacies under the assumption that missingness in the biological confirmation of the pathogen is ignorable. Simulation studies indicate a reasonable performance of the proposed model even if the number of potential pathogens is misspecified. They also show that a moderate amount of missing laboratory test results has only a small impact on inference about key parameters in the setting of close contact groups. Using the proposed model, we found that a nonpharmaceutical intervention is marginally protective against transmission of influenza A in a study conducted in elementary schools.</text:p>
          </table:table-cell>
          <table:table-cell/>
          <table:table-cell table:style-name="ce5" office:value-type="string" calcext:value-type="string">
            <text:p>AMER STATISTICAL ASSOC</text:p>
          </table:table-cell>
          <table:table-cell table:style-name="ce5" office:value-type="string" calcext:value-type="string">
            <text:p>ALEXANDRIA</text:p>
          </table:table-cell>
          <table:table-cell table:style-name="ce5" office:value-type="string" calcext:value-type="string">
            <text:p>J AM STAT ASSOC</text:p>
          </table:table-cell>
          <table:table-cell table:style-name="ce5" office:value-type="float" office:value="2010" calcext:value-type="float">
            <text:p>2010</text:p>
          </table:table-cell>
          <table:table-cell table:style-name="ce5" office:value-type="string" calcext:value-type="string">
            <text:p>Mathematics</text:p>
          </table:table-cell>
          <table:table-cell table:style-name="ce5" office:value-type="string" calcext:value-type="string">
            <text:p>Green Accept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Contaminação pelo vírus da gripe das superfícies comuns das famílias durante a pandemia da gripe A (H1N1) de 2009 em Bangkok, Tailândia: implicações para a transmissão de contato </text:p>
          </table:table-cell>
          <table:table-cell office:value-type="string" calcext:value-type="string">
            <text:p>Fundo. A orientação racional de controle de infecção requer uma melhor compreensão da transmissão da influenza. Estudamos residências com uma criança infectada por influenza para medir a prevalência de contaminação por influenza, o efeito da lavagem das mãos e associações com umidade e temperatura. Metodologia. Identificamos crianças com gripe e designamos aleatoriamente suas famílias para lavar as mãos e controlar os braços. Seis superfícies domésticas comuns e as pontas dos dedos do paciente índice e membros da família sintomáticos foram esfregadas. As amostras foram testadas por reação em cadeia da polimerase de transcrição reversa em tempo real (rRT-PCR) e as amostras com resultados positivos foram colocadas em cultura de células. Um psicrômetro portátil mediu dados meteorológicos. Resultados. Dezesseis (17,8%) de 90 domicílios tiveram superfícies positivas para influenza A por rRT-PCR, mas nenhum vírus pôde ser cultivado. As pontas dos dedos de 15 (16,6%) dos pacientes índice tiveram resultados positivos para influenza A, e 1 vírus foi cultivado. Pacientes indexados com infecções de influenza sazonal espalharam mais vírus do que pacientes com infecção de influenza pandêmica. Os lares de controle tiveram uma prevalência mais alta de contaminação de superfície (11 [24,4%] de 45) do que os lares de lavagem das mãos (5 [11,1%] de 45); diferença de prevalência de risco (PRD), 13,3%; [Intervalo de confiança de 95% {IC}, -2,2% a 28,9%];). Famílias nas quais a idade P = 0,09 do paciente índice foi &lt;= 8 anos tiveram uma prevalência significativamente maior de contaminação (PRD, 19,1%; IC 95%, 5,3% -32,9%; P = 0,02). Dentro dos estratos de domicílios com infecções secundárias, um efeito de umidade absoluta mais baixa é sugerido (P = 0,07). Conclusões. Documentamos a contaminação de RNA do vírus da influenza em superfícies domésticas e nas pontas dos dedos de crianças doentes. Casas com crianças mais novas têm maior probabilidade do que casas com crianças mais velhas de ter superfícies contaminadas. A umidade absoluta mais baixa favorece a contaminação da superfície em residências com infecções múltiplas. O aumento da lavagem das mãos pode reduzir a contaminação por influenza em casa. </text:p>
          </table:table-cell>
          <table:table-cell table:style-name="ce5" office:value-type="string" calcext:value-type="string">
            <text:p>Simmerman, JM; Suntarattiwong, P; Levy, J; Gibbons, RV; Cruz, C; Shaman, J; Jarman, RG; Chotpitayasunondh, T</text:p>
          </table:table-cell>
          <table:table-cell table:style-name="ce5" office:value-type="string" calcext:value-type="string">
            <text:p>Influenza Virus Contamination of Common Household Surfaces during the 2009 Influenza A (H1N1) Pandemic in Bangkok, Thailand: Implications for Contact Transmission</text:p>
          </table:table-cell>
          <table:table-cell table:style-name="ce5" office:value-type="string" calcext:value-type="string">
            <text:p>CLINICAL INFECTIOUS DISEASES</text:p>
          </table:table-cell>
          <table:table-cell table:style-name="ce5" office:value-type="string" calcext:value-type="string">
            <text:p>Article</text:p>
          </table:table-cell>
          <table:table-cell/>
          <table:table-cell table:style-name="ce5" office:value-type="string" calcext:value-type="string">
            <text:p>Background. Rational infection control guidance requires an improved understanding of influenza transmission. We studied households with an influenza-infected child to measure the prevalence of influenza contamination, the effect of hand washing, and associations with humidity and temperature. Methodology. We identified children with influenza and randomly assigned their households to hand washing and control arms. Six common household surfaces and the fingertips of the index patient and symptomatic family members were swabbed. Specimens were tested by real-time reverse-transcription polymerase chain reaction (rRT-PCR), and specimens with positive results were placed on cell culture. A handheld psychrometer measured meteorological data. Results. Sixteen (17.8%) of 90 households had influenza A-positive surfaces by rRT-PCR, but no viruses could be cultured. The fingertips of 15 (16.6%) of the index patients had results positive for influenza A, and 1 virus was cultured. Index patients with seasonal influenza infections shed more virus than did patients with pandemic influenza infection. Control households had a higher prevalence of surface contamination (11 [24.4%] of 45) than did hand washing households (5 [11.1%] of 45); prevalence risk difference (PRD), 13.3%; [95% confidence interval {CI}, -2.2% to 28.9%];). Households in which the age P = .09 of the index patient was &lt;= 8 years had a significantly higher prevalence of contamination (PRD,19.1%; 95% CI, 5.3%-32.9%; P = .02). Within the strata of households with secondary infections, an effect of lower absolute humidity is suggested (P = .07). Conclusions. We documented influenza virus RNA contamination on household surfaces and on the fingertips of ill children. Homes with younger children were more likely than homes of older children to have contaminated surfaces. Lower absolute humidity favors surface contamination in households with multiple infections. Increased hand washing can reduce influenza contamination in the home.</text:p>
          </table:table-cell>
          <table:table-cell/>
          <table:table-cell table:style-name="ce5" office:value-type="string" calcext:value-type="string">
            <text:p>UNIV CHICAGO PRESS</text:p>
          </table:table-cell>
          <table:table-cell table:style-name="ce5" office:value-type="string" calcext:value-type="string">
            <text:p>CHICAGO</text:p>
          </table:table-cell>
          <table:table-cell table:style-name="ce5" office:value-type="string" calcext:value-type="string">
            <text:p>CLIN INFECT DIS</text:p>
          </table:table-cell>
          <table:table-cell table:style-name="ce5" office:value-type="float" office:value="2010" calcext:value-type="float">
            <text:p>2010</text:p>
          </table:table-cell>
          <table:table-cell table:style-name="ce5" office:value-type="string" calcext:value-type="string">
            <text:p>Immunology; Infectious Diseases; Microbiology</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Gripe H1N1 de 2009: uma pandemia do século XXI com raízes no início do século XX </text:p>
          </table:table-cell>
          <table:table-cell office:value-type="string" calcext:value-type="string">
            <text:p>Um vírus da gripe A H1N1 triplo-rearranjado de origem suína, parente distante do vírus da gripe espanhola de 1918, surgiu em abril de 2009 para dar origem à primeira pandemia de gripe do século XXI. Embora a doença fosse geralmente leve e semelhante à influenza sazonal, manifestações graves, incluindo insuficiência respiratória, foram observadas em alguns, particularmente aqueles com condições subjacentes, como asma, gravidez e imunossupressão. Crianças e adultos jovens foram responsáveis ​​pela maioria dos casos, hospitalizações e óbitos. Um ensaio de reação em cadeia da polimerase-transcriptase reversa foi superior aos testes rápidos para diagnóstico baseados em antígenos. Todas as cepas da pandemia de gripe H1N1 de 2009 foram suscetíveis a 1 ou mais inibidores da neuraminidase. As vacinas H1N1 de 2009 monovalentes e sem adjuvante foram licenciadas nos Estados Unidos em setembro de 2009 e inicialmente direcionadas a indivíduos mais jovens, mulheres grávidas, cuidadores de bebês e profissionais de saúde. A pandemia de H1N1 de 2009 destaca a necessidade de modernização das vacinas contra influenza, diagnósticos aprimorados e avaliação mais rigorosa das estratégias de mitigação. </text:p>
          </table:table-cell>
          <table:table-cell table:style-name="ce5" office:value-type="string" calcext:value-type="string">
            <text:p>Farley, MM</text:p>
          </table:table-cell>
          <table:table-cell table:style-name="ce5" office:value-type="string" calcext:value-type="string">
            <text:p>2009 H1N1 Influenza: A Twenty-First Century Pandemic With Roots in the Early Twentieth Century</text:p>
          </table:table-cell>
          <table:table-cell table:style-name="ce5" office:value-type="string" calcext:value-type="string">
            <text:p>AMERICAN JOURNAL OF THE MEDICAL SCIENCES</text:p>
          </table:table-cell>
          <table:table-cell table:style-name="ce5" office:value-type="string" calcext:value-type="string">
            <text:p>Article</text:p>
          </table:table-cell>
          <table:table-cell table:style-name="ce5" office:value-type="string" calcext:value-type="string">
            <text:p>Pandemic; Influenza; Swine-origin; H1N1; Hemagglutinin</text:p>
          </table:table-cell>
          <table:table-cell table:style-name="ce5" office:value-type="string" calcext:value-type="string">
            <text:p>A swine-origin H1N1 triple-reassortant influenza A virus found to be a distant relative of the 1918 Spanish flu virus emerged in April 2009 to give rise to the first influenza pandemic of the 21st century. Although disease was generally mild and similar to seasonal influenza, severe manifestations including respiratory failure were noted in some, particularly those with underlying conditions such as asthma, pregnancy and immunosuppression. Children and younger adults accounted for most cases, hospitalizations and deaths. A reverse transcriptase-polymerase chain reaction assay was superior to antigen-based rapid tests for diagnosis. All 2009 H1N1 pandemic influenza strains were susceptible to 1 or more neuraminidase inhibitors. Monovalent, unadjuvanted 2009 H1N1 vaccines were licensed in the United States in September 2009 and initially targeted to younger individuals, pregnant women, caretakers of infants and healthcare providers. The 2009 H1N1 pandemic highlights the need for modernization of influenza vaccines, improved diagnostics and more rigorous evaluation of mitigation strategies.</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AM J MED SCI</text:p>
          </table:table-cell>
          <table:table-cell table:style-name="ce5" office:value-type="float" office:value="2010" calcext:value-type="float">
            <text:p>2010</text:p>
          </table:table-cell>
          <table:table-cell table:style-name="ce5" office:value-type="string" calcext:value-type="string">
            <text:p>General &amp; Internal Medicine</text:p>
          </table:table-cell>
          <table:table-cell table:style-name="ce5" office:value-type="string" calcext:value-type="string">
            <text:p>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Determinantes demográficos e socioeconômicos das disparidades de vacinação contra a gripe entre estudantes universitários </text:p>
          </table:table-cell>
          <table:table-cell office:value-type="string" calcext:value-type="string">
            <text:p>Histórico O Comitê Consultivo em Práticas de Imunização incentiva os residentes dos dormitórios a receber a vacinação contra a gripe. Até onde sabemos, não há estudos que examinaram diretamente os fatores associados à aplicação da vacinação entre estudantes universitários que residem em dormitórios. Portanto, procuramos examinar a influência dos comportamentos demográficos, sociais e de saúde na cobertura de vacinação contra influenza entre estudantes universitários. Métodos Análise transversal dos dados do questionário de linha de base obtidos de 845 participantes elegíveis em um estudo de intervenção não farmacêutica para reduzir a influenza durante a temporada de influenza de 2007-2008. Preditores significativos foram identificados por meio de análise de regressão logística com equações de estimativa generalizadas para contabilizar o agrupamento de residentes. Resultados O aumento do nível de escolaridade dos pais foi significativamente associado a uma tendência de maior captação de vacinação entre os alunos: pós-graduação versus alguma faculdade ou menos (OR 3,48, IC 95% 1,33 a 9,12) e alguma educação de pós-graduação versus alguma faculdade ou menos (OR 5,89, 95 % CI 2,35 a 14,80) (teste de tendência p &lt;0,001). Ajustando para covariáveis, a vacinação contra influenza relatada para a temporada de influenza de 2007-2008 foi fortemente associada à vacinação contra influenza relatada para a temporada de influenza de 2006-2007 (OR 16,38, IC de 95% 9,28 a 28,91) e com falar com um profissional de saúde sobre os cuidados a serem tomados contra influenza (OR 2,95, IC 95% 1,42 a 6,13). Conclusões O efeito do status educacional dos pais sobre as taxas de vacinação pode ser transferido para os filhos, mesmo entre aqueles que atingem o status de estudante universitário. Programas voltados para alunos que trabalham no campus e que nunca foram vacinados podem ser uma forma especialmente eficaz de aumentar as taxas de vacinação, já que ambos os fatores foram significativamente relacionados ao status socioeconômico dos pais neste estudo. </text:p>
          </table:table-cell>
          <table:table-cell table:style-name="ce5" office:value-type="string" calcext:value-type="string">
            <text:p>Uddin, M; Cherkowski, GC; Liu, G; Zhang, J; Monto, AS; Aiello, AE</text:p>
          </table:table-cell>
          <table:table-cell table:style-name="ce5" office:value-type="string" calcext:value-type="string">
            <text:p>Demographic and socioeconomic determinants of influenza vaccination disparities among university students</text:p>
          </table:table-cell>
          <table:table-cell table:style-name="ce5" office:value-type="string" calcext:value-type="string">
            <text:p>JOURNAL OF EPIDEMIOLOGY AND COMMUNITY HEALTH</text:p>
          </table:table-cell>
          <table:table-cell table:style-name="ce5" office:value-type="string" calcext:value-type="string">
            <text:p>Article</text:p>
          </table:table-cell>
          <table:table-cell/>
          <table:table-cell table:style-name="ce5" office:value-type="string" calcext:value-type="string">
            <text:p>Background The Advisory Committee on Immunization Practices encourages dormitory residents to receive influenza vaccination. To our knowledge, there are no studies that have directly examined factors associated with vaccination uptake among university students residing in dormitories. We therefore sought to examine the influence of demographic, social and health behaviours on influenza vaccination coverage among college dormitory students. Methods Cross-sectional analysis of baseline questionnaire data obtained from 845 eligible participants in a non-pharmaceutical intervention study for reducing influenza during the 2007-2008 influenza season. Significant predictors were identified through logistic regression analysis with generalised estimating equations to account for resident clustering. Results Increasing parental educational attainment was significantly associated with a trend in higher vaccination uptake among students: college graduate versus some college or less (OR 3.48, 95% CI 1.33 to 9.12) and some postgraduate education versus some college or less (OR 5.89, 95% CI 2.35 to 14.80) (trend test p &lt; 0.001). Adjusting for covariates, reported influenza vaccination for the 2007-2008 influenza season was strongly associated with reported influenza vaccination for the 2006-2007 influenza season (OR 16.38, 95% CI 9.28 to 28.91) and with speaking to a health professional about precautions to take against influenza (OR 2.95, 95% CI 1.42 to 6.13). Conclusions The effect of parental educational status on vaccination rates can carry over to offspring, even among those who attain college student status. Programs targeting students who are employed on campus and who have never been vaccinated may be an especially effective way to increase vaccination rates, as both of these factors were significantly related to parental socioeconomic status in this study.</text:p>
          </table:table-cell>
          <table:table-cell/>
          <table:table-cell table:style-name="ce5" office:value-type="string" calcext:value-type="string">
            <text:p>B M J PUBLISHING GROUP</text:p>
          </table:table-cell>
          <table:table-cell table:style-name="ce5" office:value-type="string" calcext:value-type="string">
            <text:p>LONDON</text:p>
          </table:table-cell>
          <table:table-cell table:style-name="ce5" office:value-type="string" calcext:value-type="string">
            <text:p>J EPIDEMIOL COMMUN H</text:p>
          </table:table-cell>
          <table:table-cell table:style-name="ce5" office:value-type="float" office:value="2010" calcext:value-type="float">
            <text:p>2010</text:p>
          </table:table-cell>
          <table:table-cell table:style-name="ce5" office:value-type="string" calcext:value-type="string">
            <text:p>Public, Environmental &amp; Occupational Health</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Viabilidade do uso de gel para as mãos e máscaras faciais por crianças do ensino fundamental durante a temporada de gripe </text:p>
          </table:table-cell>
          <table:table-cell office:value-type="string" calcext:value-type="string">
            <text:p>Antecedentes A viabilidade de intervenções não farmacológicas para prevenir a propagação da influenza nas escolas não é bem conhecida. Objetivos Determinar a aceitabilidade, aderência e barreiras ao uso de gel para as mãos e máscaras faciais em escolas de ensino fundamental. Pacientes e Métodos Intervenção: Fornecemos gel para as mãos e máscaras faciais a 20 professores e seus alunos durante 4 semanas. O uso do gel foi promovido nas primeiras 2 semanas; o uso de máscara foi promovido pelas 2 semanas seguintes. Resultados: Aceitabilidade, aderência e barreiras foram medidas pelas respostas dos professores em pesquisas semanais. O uso da máscara também foi medido por observação. Resultados A taxa de resposta da pesquisa semanal variou de 70% a 100%. Em média ao longo de 2 semanas, 89% dos professores pensaram que o uso do gel não foi prejudicial (semana 1 - 17/20, semana 2 - 16/17), 95% usariam gel no próximo inverno (semana 1 - 19/20, semana 2 - 16 / 17), e 97% usariam gel em uma pandemia (semana 1 - 20/20, semana 2 - 16/17). Em média ao longo de 2 semanas, 39% pensaram que o uso da máscara não foi perturbador (semana 1 - 6/17, semana 2 - 6/14), 35% usariam máscaras no próximo inverno (semana 1 - 5/17, semana 2 - 6/14) ), e 97% usariam máscaras em uma pandemia (semana 1 - 16/17, semana 2 - 14/14). Cerca de 70% estimaram que seus alunos usaram gel para as mãos&gt; = 4x / dia em ambas as semanas (semana 1 - 14/20, semana 2 - 13/17). O uso da máscara pelos alunos diminuiu ao longo do tempo, com 59% dos professores (10/17) estimando o uso regular da máscara durante a semana 1 e 29% (4/14) durante a semana 2. Por observação, 30% dos alunos usavam máscaras na semana 1, enquanto 15% usaram máscaras na semana 2. Poucas barreiras ao uso de gel foram identificadas; as barreiras para o uso da máscara foram dificuldade de leitura das expressões faciais e desconforto físico. Conclusões O uso de gel para as mãos é uma estratégia viável em escolas de ensino fundamental. A aceitabilidade e a adesão às máscaras eram baixas, mas alguns alunos e professores usaram máscaras por 2 semanas, e a maioria dos professores usaria máscaras em sala de aula em uma pandemia. </text:p>
          </table:table-cell>
          <table:table-cell table:style-name="ce5" office:value-type="string" calcext:value-type="string">
            <text:p>Allison, MA; Guest-Warnick, G; Nelson, D; Pavia, AT; Srivastava, R; Gesteland, PH; Rolfs, RT; Andersen, S; Calame, L; Young, P; Byington, CL</text:p>
          </table:table-cell>
          <table:table-cell table:style-name="ce5" office:value-type="string" calcext:value-type="string">
            <text:p>Feasibility of elementary school children's use of hand gel and facemasks during influenza season</text:p>
          </table:table-cell>
          <table:table-cell table:style-name="ce5" office:value-type="string" calcext:value-type="string">
            <text:p>INFLUENZA AND OTHER RESPIRATORY VIRUSES</text:p>
          </table:table-cell>
          <table:table-cell table:style-name="ce5" office:value-type="string" calcext:value-type="string">
            <text:p>Article</text:p>
          </table:table-cell>
          <table:table-cell table:style-name="ce5" office:value-type="string" calcext:value-type="string">
            <text:p>Hygiene; influenza; masks; school health services</text:p>
          </table:table-cell>
          <table:table-cell table:style-name="ce5" office:value-type="string" calcext:value-type="string">
            <text:p>Background The feasibility of non-pharmacologic interventions to prevent influenza's spread in schools is not well known. Objectives To determine the acceptability of, adherence with, and barriers to the use of hand gel and facemasks in elementary schools. Patients and Methods Intervention: We provided hand gel and facemasks to 20 teachers and their students over 4 weeks. Gel use was promoted for the first 2 weeks; mask use was promoted for the second 2 weeks. Outcomes: Acceptability, adherence, and barriers were measured by teachers' responses on weekly surveys. Mask use was also measured by observation. Results The weekly survey response rate ranged from 70% to 100%. Averaged over 2 weeks, 89% of teachers thought gel use was not disruptive (week 1 - 17/20, week 2 - 16/17), 95% would use gel next winter (week 1 - 19/20, week 2 - 16/17), and 97% would use gel in a pandemic (week 1 - 20/20, week 2 - 16/17). Averaged over 2 weeks, 39% thought mask use was not disruptive (week 1 - 6/17, week 2 - 6/14), 35% would use masks next winter (week 1 - 5/17, week 2 - 6/14), and 97% would use masks in a pandemic (week 1 - 16/17, week 2 - 14/14). About 70% estimated that their students used hand gel &gt;= 4x/day for both weeks (week 1 - 14/20, week 2 - 13/17). Students' mask use declined over time with 59% of teachers (10/17) estimating regular mask use during week 1 and 29% (4/14) during week 2. By observation, 30% of students wore masks in week 1, while 15% wore masks in week 2. Few barriers to gel use were identified; barriers to mask use were difficulty reading facial expressions and physical discomfort. Conclusions Hand gel use is a feasible strategy in elementary schools. Acceptability and adherence with facemasks was low, but some students and teachers did use facemasks for 2 weeks, and most teachers would use masks in their classroom in a pandemic.</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INFLUENZA OTHER RESP</text:p>
          </table:table-cell>
          <table:table-cell table:style-name="ce5" office:value-type="float" office:value="2010" calcext:value-type="float">
            <text:p>2010</text:p>
          </table:table-cell>
          <table:table-cell table:style-name="ce5" office:value-type="string" calcext:value-type="string">
            <text:p>Infectious Diseases; Virology</text:p>
          </table:table-cell>
          <table:table-cell table:style-name="ce5" office:value-type="string" calcext:value-type="string">
            <text:p>Green Published, 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Conformidade com uma intervenção não farmacêutica de múltiplas camadas em um ambiente urbano de escola primária </text:p>
          </table:table-cell>
          <table:table-cell office:value-type="string" calcext:value-type="string">
            <text:p>Objetivos: O objetivo deste estudo foi determinar até que ponto as crianças em idade escolar podem aprender intervenções não farmacêuticas baseadas na higiene (INP) e persistir nessas mudanças comportamentais ao longo de uma temporada de influenza. Se isso puder ser feito com sucesso, pode ser uma estratégia de mitigação de pandemia preferível a estratégias muito mais disruptivas, como o fechamento de escolas em grande escala. Métodos: O Pittsburgh Influenza Prevention Project (PIPP) é um estudo prospectivo, controlado e randomizado da eficácia de um conjunto de NPIs baseados em higiene no controle da influenza e doenças relacionadas em escolas primárias na cidade de Pittsburgh. Durante o ano escolar de 2007-08, o projeto mediu a adoção de NPIs por alunos em cinco escolas de ensino fundamental por meio de pesquisas com professores que trabalham em casa antes, durante e depois da temporada de influenza. Resultados: os resultados mostraram uma melhora estatisticamente significativa na prática diária dos alunos de quase todos os NPIs, incluindo lavagem das mãos e uso de desinfetante e cobertura de tosses e espirros. Conclusões: o estudo fornece evidências de que as crianças podem aprender, implementar e persistir nos comportamentos de um conjunto de NPIs de várias camadas durante uma temporada de gripe típica. Esses resultados serão úteis para formuladores de políticas de saúde pública e profissionais, considerando métodos de prevenção de doenças infecciosas em ambientes escolares. </text:p>
          </table:table-cell>
          <table:table-cell table:style-name="ce5" office:value-type="string" calcext:value-type="string">
            <text:p>Stebbins, S; Stark, JH; Vukotich, CJ</text:p>
          </table:table-cell>
          <table:table-cell table:style-name="ce5" office:value-type="string" calcext:value-type="string">
            <text:p>Compliance With a Multilayered Nonpharmaceutical Intervention in an Urban Elementary School Setting</text:p>
          </table:table-cell>
          <table:table-cell table:style-name="ce5" office:value-type="string" calcext:value-type="string">
            <text:p>JOURNAL OF PUBLIC HEALTH MANAGEMENT AND PRACTICE</text:p>
          </table:table-cell>
          <table:table-cell table:style-name="ce5" office:value-type="string" calcext:value-type="string">
            <text:p>Article</text:p>
          </table:table-cell>
          <table:table-cell table:style-name="ce5" office:value-type="string" calcext:value-type="string">
            <text:p>behavior change; influenza; elementary school; nonpharmaceutical intervention</text:p>
          </table:table-cell>
          <table:table-cell table:style-name="ce5" office:value-type="string" calcext:value-type="string">
            <text:p>Objectives: The purpose of this study was to determine to what extent school-aged children can learn hygiene-based nonpharmaceutical interventions (NPIs) and persist in these behavioral changes over the duration of an influenza season. If this can be done successfully, it may be a preferable pandemic mitigation strategy to much more disruptive strategies such as whole-scale school closure. Methods: The Pittsburgh Influenza Prevention Project (PIPP) is a prospective, controlled, randomized trial of the effectiveness of a suite of hygiene-based NPIs in controlling influenza and related illnesses in elementary schools in the City of Pittsburgh. During the 2007-08 school year, the project measured adoption of NPIs by students in five elementary schools through surveys of home-room teachers before, during, and after influenza season. Results: Results showed highly statistically significant improvement in students' daily practice of nearly all of the NPIs, including hand washing and sanitizer use and covering coughs and sneezes. Conclusions: The study provides evidence that children can learn, implement, and persist in the behaviors of a multilayered suite of NPIs over a typical flu season. These results will be useful to public health policy makers and practitioners considering methods of infectious disease prevention in school-based settings.</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J PUBLIC HEALTH MAN</text:p>
          </table:table-cell>
          <table:table-cell table:style-name="ce5" office:value-type="float" office:value="2010" calcext:value-type="float">
            <text:p>2010</text:p>
          </table:table-cell>
          <table:table-cell table:style-name="ce5" office:value-type="string" calcext:value-type="string">
            <text:p>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Opiniões sobre prevenção primária de doenças cardiovasculares - um estudo de entrevista com GPs suecos </text:p>
          </table:table-cell>
          <table:table-cell office:value-type="string" calcext:value-type="string">
            <text:p>Antecedentes: Os médicos de clínica geral (GPs) tornaram-se gradualmente mais envolvidos na prevenção de doenças cardiovasculares (DCV), tanto através da prescrição mais frequente de produtos farmacêuticos como aconselhando sobre os factores de estilo de vida. A maioria dos clínicos gerais agora se depara com decisões sobre o tratamento farmacêutico ou não farmacêutico para prevenção primária todos os dias. O objetivo deste estudo foi explorar, estruturar e descrever os pontos de vista sobre a prevenção primária de doenças cardiovasculares na prática clínica entre os GPs suecos. Métodos: Entrevistas individuais foram realizadas com 21 GPs no sul da Suécia. As transcrições das entrevistas foram analisadas por meio de uma abordagem qualitativa, inspirada na fenomenografia. Resultados: Duas categorias principais de descrição emergiram durante a análise. Um deles era o grau de confiança nos dados de pesquisa sobre a previsibilidade do risco real e as oportunidades para prevenção primária de DCV. A outra era a atribuição de responsabilidades entre o paciente e o médico. Os GPs mostraram diferentes pontos de vista, desde estar convencidos de um risco real e previsível para o indivíduo até duvidar fortemente dele; de confiar firmemente na proteção contra doenças pelo tratamento farmacêutico a questionar fortemente sua eficácia em casos individuais; e da dependência da prevenção de doenças por meio de intervenções não farmacêuticas a uma total falta de confiança em tais medidas. Conclusões: Os diferentes pontos de vista dos GPs, em relação à justificativa e ao manejo prático da prevenção primária de DCV, podem ser interpretados como um reflexo da complexidade do aconselhamento ao paciente na prevenção primária na prática clínica. Os resultados têm implicações para o desenvolvimento e implementação de diretrizes de tratamento padrão, em relação ao tratamento preventivo primário de longo prazo. </text:p>
          </table:table-cell>
          <table:table-cell table:style-name="ce5" office:value-type="string" calcext:value-type="string">
            <text:p>Silwer, L; Wahlstrom, R; Lundborg, CS</text:p>
          </table:table-cell>
          <table:table-cell table:style-name="ce5" office:value-type="string" calcext:value-type="string">
            <text:p>Views on primary prevention of cardiovascular disease - an interview study with Swedish GPs</text:p>
          </table:table-cell>
          <table:table-cell table:style-name="ce5" office:value-type="string" calcext:value-type="string">
            <text:p>BMC FAMILY PRACTICE</text:p>
          </table:table-cell>
          <table:table-cell table:style-name="ce5" office:value-type="string" calcext:value-type="string">
            <text:p>Article</text:p>
          </table:table-cell>
          <table:table-cell/>
          <table:table-cell table:style-name="ce5" office:value-type="string" calcext:value-type="string">
            <text:p>Background: General practitioners (GPs) have gradually become more involved in the prevention of cardiovascular disease (CVD), both through more frequent prescribing of pharmaceuticals and by giving advice regarding lifestyle factors. Most general practitioners are now faced with decisions about pharmaceutical or non-pharmaceutical treatment for primary prevention every day. The aim of this study was to explore, structure and describe the views on primary prevention of cardiovascular disease in clinical practice among Swedish GPs. Methods: Individual interviews were conducted with 21 GPs in southern Sweden. The interview transcripts were analysed using a qualitative approach, inspired by phenomenography. Results: Two main categories of description emerged during the analysis. One was the degree of reliance on research data regarding the predictability of real risk and the opportunities for primary prevention of CVD. The other was the allocation of responsibility between the patient and the doctor. The GPs showed different views, from being convinced of an actual and predictable risk for the individual to strongly doubting it; from relying firmly on protection from disease by pharmaceutical treatment to strongly questioning its effectiveness in individual cases; and from reliance on prevention of disease by non-pharmaceutical interventions to a total lack of reliance on such measures. Conclusions: The GPs' different views, regarding the rationale for and practical management of primary prevention of CVD, can be interpreted as a reflection of the complexity of patient counselling in primary prevention in clinical practice. The findings have implications for development and implementation of standard treatment guidelines, regarding long-time primary preventive treatment.</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FAM PRACT</text:p>
          </table:table-cell>
          <table:table-cell table:style-name="ce5" office:value-type="float" office:value="2010" calcext:value-type="float">
            <text:p>2010</text:p>
          </table:table-cell>
          <table:table-cell table:style-name="ce5" office:value-type="string" calcext:value-type="string">
            <text:p>General &amp; Internal Medicine</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Práticas prevalentes de higiene respiratória de alto risco em Bangladesh urbana e rural </text:p>
          </table:table-cell>
          <table:table-cell office:value-type="string" calcext:value-type="string">
            <text:p>OBJETIVOS Identificar as práticas existentes de risco de higiene respiratória e orientar o desenvolvimento de intervenções para melhorar a higiene respiratória. MÉTODOS Selecionamos uma amostra de conveniência de 80 domicílios e 20 escolas em duas comunidades densamente povoadas em Bangladesh, uma urbana e outra rural. Observamos e registramos eventos de higiene respiratória com potencial para espalhar vírus, como tosse, espirro, cusparada e limpeza nasal usando uma ferramenta de avaliação padronizada. RESULTADOS Em 907 (81%) dos 1122 eventos observados, os participantes das famílias tossiram ou espirraram para o ar (ou seja, descobertos), 119 (11%) nas mãos e 83 (7%) nas roupas. Vinte e dois por cento das mulheres cobriram suas tosses e espirros em comparação com 13% dos homens (OR 2,6, IC 95% 1,6-4,3). Vinte e sete por cento das pessoas que vivem em famílias com uma renda mensal relatada de&gt; 72,6 US $ cobriram suas tosses ou espirros em comparação com 13% das pessoas que vivem em famílias com renda mais baixa (OR 3,2, IC 95% 1,6-6,2). Em 956 (85%) de 1126 eventos, os participantes da escola tossiram ou espirraram para o ar e 142 (13%) em suas mãos. Vinte e sete por cento das tosses / espirros nas escolas rurais foram cobertos em comparação com 10% das tosses / espirros nas escolas urbanas (OR 2,3, IC 95% 1,5-3,6). A lavagem das mãos nunca foi observada depois que os participantes tossiram ou espirraram em suas mãos. CONCLUSÃO Há uma necessidade urgente de desenvolver intervenções culturalmente apropriadas, econômicas e escalonáveis ​​para melhorar as práticas de higiene respiratória e avaliar sua eficácia na redução da transmissão de patógenos respiratórios. </text:p>
          </table:table-cell>
          <table:table-cell table:style-name="ce5" office:value-type="string" calcext:value-type="string">
            <text:p>Nasreen, S; Azziz-Baumgartner, E; Gurley, ES; Winch, PJ; Unicomb, L; Sharker, MAY; Southern, D; Luby, SP</text:p>
          </table:table-cell>
          <table:table-cell table:style-name="ce5" office:value-type="string" calcext:value-type="string">
            <text:p>Prevalent high-risk respiratory hygiene practices in urban and rural Bangladesh</text:p>
          </table:table-cell>
          <table:table-cell table:style-name="ce5" office:value-type="string" calcext:value-type="string">
            <text:p>TROPICAL MEDICINE &amp; INTERNATIONAL HEALTH</text:p>
          </table:table-cell>
          <table:table-cell table:style-name="ce5" office:value-type="string" calcext:value-type="string">
            <text:p>Article</text:p>
          </table:table-cell>
          <table:table-cell table:style-name="ce5" office:value-type="string" calcext:value-type="string">
            <text:p>non-pharmaceutical intervention; pandemic; influenza; coughing; sneezing; respiratory hygiene</text:p>
          </table:table-cell>
          <table:table-cell table:style-name="ce5" office:value-type="string" calcext:value-type="string">
            <text:p>OBJECTIVES To identify existing respiratory hygiene risk practices, and guide the development of interventions for improving respiratory hygiene. METHODS We selected a convenience sample of 80 households and 20 schools in two densely populated communities in Bangladesh, one urban and one rural. We observed and recorded respiratory hygiene events with potential to spread viruses such as coughing, sneezing, spitting and nasal cleaning using a standardized assessment tool. RESULTS In 907 (81%) of 1122 observed events, households' participants coughed or sneezed into the air (i.e. uncovered), 119 (11%) into their hands and 83 (7%) into their clothing. Twenty-two per cent of women covered their coughs and sneezes compared to 13% of men (OR 2.6, 95% CI 1.6-4.3). Twenty-seven per cent of persons living in households with a reported monthly income of &gt;72.6 US$ covered their coughs or sneezes compared to 13% of persons living in households with lower income (OR 3.2, 95% CI 1.6-6.2). In 956 (85%) of 1126 events, school participants coughed or sneezed into the air and 142 (13%) into their hands. Twenty-seven per cent of coughs/sneezes in rural schools were covered compared to 10% of coughs/sneezes in urban schools (OR 2.3, 95% CI 1.5-3.6). Hand washing was never observed after participants coughed or sneezed into their hands. CONCLUSION There is an urgent need to develop culturally appropriate, cost-effective and scalable interventions to improve respiratory hygiene practices and to assess their effectiveness in reducing respiratory pathogen transmission.</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TROP MED INT HEALTH</text:p>
          </table:table-cell>
          <table:table-cell table:style-name="ce5" office:value-type="float" office:value="2010" calcext:value-type="float">
            <text:p>2010</text:p>
          </table:table-cell>
          <table:table-cell table:style-name="ce5" office:value-type="string" calcext:value-type="string">
            <text:p>Public, Environmental &amp; Occupational Health; Tropical Medicine</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nitoramento das percepções de risco e correlatos do comportamento de precaução relacionado à influenza aviária humana durante 2006-2007 na Holanda: resultados de sete pesquisas consecutivas </text:p>
          </table:table-cell>
          <table:table-cell office:value-type="string" calcext:value-type="string">
            <text:p>Antecedentes: A influenza aviária (AI) é um desafio para a saúde pública devido à propagação contínua e ao potencial de pandemia. As medidas não farmacêuticas são importantes para prevenir a propagação da IA ​​e conter uma pandemia. A eficácia de tais medidas depende em grande parte do comportamento da população. A percepção de risco é um elemento central na mudança de comportamento. Este estudo teve como objetivo investigar a vulnerabilidade percebida, gravidade e comportamento de precaução relacionado à IA na Holanda durante sete pesquisas consecutivas em 2006 - 2007, bem como possíveis tendências na percepção de risco e comportamentos de precaução auto-relatados. Métodos: Sete pesquisas baseadas na web foram conduzidas incluindo 3.840 entrevistados durante um período de um ano. As tendências de tempo foram analisadas com análises de regressão linear. A análise multivariada foi usada para estudar os determinantes do comportamento de precaução. Resultados: Enquanto a infecção por IA foi considerada um problema de saúde muito grave com pontuação média de 4,57 (escala 1 - 5); a vulnerabilidade percebida foi bem menor, com pontuação média de 1,69. Embora a gravidade percebida permanecesse alta, a vulnerabilidade percebida diminuiu ligeiramente durante o período de um ano cobrindo parte de 2006 e 2007. Quase metade dos entrevistados (46%) relatou ter tomado uma ou mais medidas preventivas, com 36% relatando ter ficado longe de ( selvagens) aves ou aves domésticas. Na análise de regressão logística multivariada, os seguintes fatores foram significativamente associados à tomada de medidas preventivas: tempo da pesquisa, maior idade, menor nível de educação, etnia não holandesa, vacinado contra influenza, maior gravidade percebida, maior vulnerabilidade percebida, maior autoeficácia, menor nível de conhecimento, mais informações sobre IA e pensar mais sobre IA. A autoeficácia foi um preditor mais forte de comportamento de precaução para aqueles que nunca ou raramente pensam em IA (OR 2,3, IC 95% 1,9 - 2,7), em comparação com aqueles que pensam em IA com mais frequência (OR 1,5, IC 95% 1,2 - 1,9) . Conclusões: O fato de que a gravidade percebida da IA ​​parece ser alta e permanece assim com o tempo oferece um bom ponto de partida para comunicações de risco mais específicas para promover ações de precaução. Tais comunicações devem ter como objetivo melhorar o conhecimento sobre a doença e ações preventivas, e enfocar a vulnerabilidade pessoal percebida e a autoeficácia na tomada de medidas preventivas. </text:p>
          </table:table-cell>
          <table:table-cell table:style-name="ce5" office:value-type="string" calcext:value-type="string">
            <text:p>de Zwart, O; Veldhuijzen, IK; Richardus, JH; Brug, J</text:p>
          </table:table-cell>
          <table:table-cell table:style-name="ce5" office:value-type="string" calcext:value-type="string">
            <text:p>Monitoring of risk perceptions and correlates of precautionary behaviour related to human avian influenza during 2006-2007 in the Netherlands: results of seven consecutive surveys</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Avian influenza (AI) is a public health challenge because of ongoing spread and pandemic potential. Non-pharmaceutical measures are important to prevent the spread of AI and to contain a pandemic. The effectiveness of such measures is largely dependent on the behaviour of the population. Risk perception is a central element in changing behaviour. This study aimed to investigate perceived vulnerability, severity and precautionary behaviour related to AI in the Netherlands during seven consecutive surveys in 2006 - 2007 as well as possible trends in risk perception and self-reported precautionary behaviours. Methods: Seven web-based surveys were conducted including 3,840 respondents over a one-year period. Time trends were analyzed with linear regression analyses. Multivariate analysis was used to study determinants of precautionary behaviour. Results: While infection with AI was considered a very severe health problem with mean score of 4.57 (scale 1 - 5); perceived vulnerability was much lower, with a mean score of 1.69. While perceived severity remained high, perceived vulnerability decreased slightly during a one-year period covering part of 2006 and 2007. Almost half of the respondents (46%) reported taking one or more preventive measures, with 36% reporting to have stayed away from (wild) birds or poultry. In multivariate logistic regression analysis the following factors were significantly associated with taking preventive measures: time of the survey, higher age, lower level of education, non-Dutch ethnicity, vaccinated against influenza, higher perceived severity, higher perceived vulnerability, higher self efficacy, lower level of knowledge, more information about AI, and thinking more about AI. Self efficacy was a stronger predictor of precautionary behaviour for those who never or seldom think about AI (OR 2.3, 95% CI 1.9 - 2.7), compared to those who think about AI more often (OR 1.5, 95% CI 1.2 - 1.9). Conclusions: The fact that perceived severity of AI appears to be high and remains so over time offers a good point of departure for more specific risk communications to promote precautionary actions. Such communications should aim at improving knowledge about the disease and preventive actions, and focus on perceived personal vulnerability and self efficacy in taking preventive measures.</text:p>
          </table:table-cell>
          <table:table-cell/>
          <table:table-cell table:style-name="ce5" office:value-type="string" calcext:value-type="string">
            <text:p>BIOMED CENTRAL LTD</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0" calcext:value-type="float">
            <text:p>2010</text:p>
          </table:table-cell>
          <table:table-cell table:style-name="ce5" office:value-type="string" calcext:value-type="string">
            <text:p>Infectious Diseases</text:p>
          </table:table-cell>
          <table:table-cell table:style-name="ce5" office:value-type="string" calcext:value-type="string">
            <text:p>Other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Dinâmica e controle de doenças em redes com estrutura comunitária </text:p>
          </table:table-cell>
          <table:table-cell office:value-type="string" calcext:value-type="string">
            <text:p>A dinâmica das doenças infecciosas propagadas por meio da transmissão direta de pessoa para pessoa (como gripe, varíola, HIV / AIDS, etc.) depende da rede de contato do hospedeiro subjacente. As redes de contato humano apresentam uma forte estrutura comunitária. A compreensão de como essa estrutura comunitária afeta as epidemias pode fornecer informações para prevenir a disseminação de doenças entre as comunidades, alterando a estrutura da rede de contato por meio de intervenções farmacêuticas ou não farmacêuticas. Usamos redes empíricas e simuladas para investigar a propagação da doença em redes com estrutura comunitária. Descobrimos que a estrutura da comunidade tem um grande impacto na dinâmica da doença e mostramos que em redes com uma estrutura de comunidade forte, as intervenções de imunização direcionadas a indivíduos que fazem a ponte entre as comunidades são mais eficazes do que aquelas simplesmente direcionadas a indivíduos altamente conectados. Como a estrutura das redes de contato relevantes geralmente não é conhecida e o fornecimento da vacina é freqüentemente limitado, há grande necessidade de algoritmos de vacinação eficientes que não requeiram um conhecimento completo da rede. Desenvolvemos um algoritmo que atua apenas nas informações da rede disponíveis localmente e é capaz de identificar rapidamente os alvos para uma intervenção de imunização bem-sucedida. O algoritmo geralmente supera os algoritmos existentes quando o fornecimento de vacina é limitado, particularmente em redes com uma forte estrutura de comunidade. Compreender a propagação de doenças infecciosas e projetar estratégias de controle ideais é um dos principais objetivos da saúde pública. As redes sociais mostram padrões marcantes de estrutura da comunidade, e nossos resultados, baseados em dados empíricos e simulados, demonstram que a estrutura da comunidade afeta fortemente a dinâmica da doença. Esses resultados têm implicações para o desenho de estratégias de controle. </text:p>
          </table:table-cell>
          <table:table-cell table:style-name="ce5" office:value-type="string" calcext:value-type="string">
            <text:p>Salathe, M; Jones, JH</text:p>
          </table:table-cell>
          <table:table-cell table:style-name="ce5" office:value-type="string" calcext:value-type="string">
            <text:p>Dynamics and Control of Diseases in Networks with Community Structure</text:p>
          </table:table-cell>
          <table:table-cell table:style-name="ce5" office:value-type="string" calcext:value-type="string">
            <text:p>PLOS COMPUTATIONAL BIOLOGY</text:p>
          </table:table-cell>
          <table:table-cell table:style-name="ce5" office:value-type="string" calcext:value-type="string">
            <text:p>Article</text:p>
          </table:table-cell>
          <table:table-cell/>
          <table:table-cell table:style-name="ce5" office:value-type="string" calcext:value-type="string">
            <text:p>The dynamics of infectious diseases spread via direct person-to-person transmission (such as influenza, smallpox, HIV/AIDS, etc.) depends on the underlying host contact network. Human contact networks exhibit strong community structure. Understanding how such community structure affects epidemics may provide insights for preventing the spread of disease between communities by changing the structure of the contact network through pharmaceutical or non-pharmaceutical interventions. We use empirical and simulated networks to investigate the spread of disease in networks with community structure. We find that community structure has a major impact on disease dynamics, and we show that in networks with strong community structure, immunization interventions targeted at individuals bridging communities are more effective than those simply targeting highly connected individuals. Because the structure of relevant contact networks is generally not known, and vaccine supply is often limited, there is great need for efficient vaccination algorithms that do not require full knowledge of the network. We developed an algorithm that acts only on locally available network information and is able to quickly identify targets for successful immunization intervention. The algorithm generally outperforms existing algorithms when vaccine supply is limited, particularly in networks with strong community structure. Understanding the spread of infectious diseases and designing optimal control strategies is a major goal of public health. Social networks show marked patterns of community structure, and our results, based on empirical and simulated data, demonstrate that community structure strongly affects disease dynamics. These results have implications for the design of control strategies.</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COMPUT BIOL</text:p>
          </table:table-cell>
          <table:table-cell table:style-name="ce5" office:value-type="float" office:value="2010" calcext:value-type="float">
            <text:p>2010</text:p>
          </table:table-cell>
          <table:table-cell table:style-name="ce5" office:value-type="string" calcext:value-type="string">
            <text:p>Biochemistry &amp; Molecular Biology; Mathematical &amp; Computational Biology</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Fechamento de escolas e mitigação de pandemia (H1N1) 2009, Hong Kong </text:p>
          </table:table-cell>
          <table:table-cell office:value-type="string" calcext:value-type="string">
            <text:p>Em Hong Kong, jardins de infância e escolas primárias foram fechados quando a transmissão local da pandemia (H1N1) de 2009 foi identificada. As escolas secundárias fecharam para as férias de verão logo depois. Ajustando um modelo de relatório e transmissão aos dados do caso, estimamos que a transmissão foi reduzida em aproximadamente 25% quando as escolas secundárias fecharam. </text:p>
          </table:table-cell>
          <table:table-cell table:style-name="ce5" office:value-type="string" calcext:value-type="string">
            <text:p>Wu, JT; Cowling, BJ; Lau, EHY; Ip, DKM; Ho, LM; Tsang, T; Chuang, SK; Leung, PY; Lo, SV; Liu, SH; Riley, S</text:p>
          </table:table-cell>
          <table:table-cell table:style-name="ce5" office:value-type="string" calcext:value-type="string">
            <text:p>School Closure and Mitigation of Pandemic (H1N1) 2009, Hong Kong</text:p>
          </table:table-cell>
          <table:table-cell table:style-name="ce5" office:value-type="string" calcext:value-type="string">
            <text:p>EMERGING INFECTIOUS DISEASES</text:p>
          </table:table-cell>
          <table:table-cell table:style-name="ce5" office:value-type="string" calcext:value-type="string">
            <text:p>Article</text:p>
          </table:table-cell>
          <table:table-cell/>
          <table:table-cell table:style-name="ce5" office:value-type="string" calcext:value-type="string">
            <text:p>In Hong Kong, kindergartens and primary schools were closed when local transmission of pandemic (H1N1) 2009 was identified. Secondary schools closed for summer vacation shortly afterwards. By fitting a model of reporting and transmission to case data, we estimated that transmission was reduced approximate to 25% when secondary schools closed.</text:p>
          </table:table-cell>
          <table:table-cell/>
          <table:table-cell table:style-name="ce5" office:value-type="string" calcext:value-type="string">
            <text:p>CENTERS <text:s/>DISEASE CONTROL</text:p>
          </table:table-cell>
          <table:table-cell table:style-name="ce5" office:value-type="string" calcext:value-type="string">
            <text:p>ATLANTA</text:p>
          </table:table-cell>
          <table:table-cell table:style-name="ce5" office:value-type="string" calcext:value-type="string">
            <text:p>EMERG INFECT DIS</text:p>
          </table:table-cell>
          <table:table-cell table:style-name="ce5" office:value-type="float" office:value="2010" calcext:value-type="float">
            <text:p>2010</text:p>
          </table:table-cell>
          <table:table-cell table:style-name="ce5" office:value-type="string" calcext:value-type="string">
            <text:p>Immunology; Infectious Diseases</text:p>
          </table:table-cell>
          <table:table-cell table:style-name="ce5" office:value-type="string" calcext:value-type="string">
            <text:p>Green Published, Other Gold</text:p>
          </table:table-cell>
          <table:table-cell office:value-type="string" calcext:value-type="string">
            <text:p>b</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4"/>
        </table:table-row>
        <table:table-row table:style-name="ro1" table:visibility="filter">
          <table:table-cell office:value-type="string" calcext:value-type="string">
            <text:p>Impacto de intervenções não farmacêuticas nas URIs e na gripe em domicílios urbanos aglomerados </text:p>
          </table:table-cell>
          <table:table-cell office:value-type="string" calcext:value-type="string">
            <text:p>Objetivos. Comparamos o impacto de três intervenções domiciliares - educação, educação com desinfetante para as mãos à base de álcool e educação com desinfetante para as mãos e máscaras faciais - na incidência e transmissão secundária de infecções respiratórias superiores (URIs) e influenza, conhecimento da transmissão de URIs e taxas de vacinação. Métodos. Um total de 509 famílias principalmente hispânicas participaram. Os participantes relataram sintomas duas vezes por semana, e swabs nasais foram coletados daqueles com uma doença semelhante à influenza (ILI). Os domicílios eram acompanhados por até 19 meses e as visitas domiciliares eram realizadas no mínimo a cada dois meses. Resultados. Registramos 5.034 URIs, dos quais 669 casos relataram ILIs e 78 foram casos de influenza confirmados em laboratório. Os fatores demográficos significativamente associados às taxas de infecção incluem idade, sexo, local de nascimento, educação e emprego. O grupo Hand Sanitizer foi significativamente mais propenso a relatar que nenhum membro da família tinha sintomas (p &lt;0,01), mas não houve diferenças significativas nas taxas de infecção por grupo de intervenção em análises multivariadas. O conhecimento melhorou significativamente mais no grupo de desinfetante para as mãos (p &lt;0,0001). A proporção de famílias que relataram&gt; = 50% dos membros que receberam a vacina contra influenza aumentou durante o estudo (p &lt;0,001). Apesar do fato de que a conformidade com o uso da máscara era pobre, o uso da máscara, bem como o aumento da aglomeração, níveis de educação mais baixos dos cuidadores e casos-índice de 0-5 anos de idade (em comparação com adultos) foram associados a taxas de transmissão secundária significativamente mais baixas (todos &lt;0,02). Conclusões. Nesta população, não houve benefício adicional detectável de desinfetante para as mãos ou máscaras faciais em relação à educação direcionada sobre as taxas gerais de URIs, mas o uso de máscara foi associado à transmissão secundária reduzida e deve ser incentivado durante situações de surto. Durante o período do estudo, a preocupação da comunidade com Staphylococcus aureus resistente à meticilina estava ocorrendo, talvez contribuindo para o uso de desinfetante para as mãos no grupo de controle de Educação e diluindo o impacto mensurável da intervenção. </text:p>
          </table:table-cell>
          <table:table-cell table:style-name="ce5" office:value-type="string" calcext:value-type="string">
            <text:p>Larson, EL; Ferng, YH; Wong-McLoughlin, J; Wang, SA; Haber, M; Morse, SS</text:p>
          </table:table-cell>
          <table:table-cell table:style-name="ce5" office:value-type="string" calcext:value-type="string">
            <text:p>Impact of Non-Pharmaceutical Interventions on URIs and Influenza in Crowded, Urban Households</text:p>
          </table:table-cell>
          <table:table-cell table:style-name="ce5" office:value-type="string" calcext:value-type="string">
            <text:p>PUBLIC HEALTH REPORTS</text:p>
          </table:table-cell>
          <table:table-cell table:style-name="ce5" office:value-type="string" calcext:value-type="string">
            <text:p>Article</text:p>
          </table:table-cell>
          <table:table-cell/>
          <table:table-cell table:style-name="ce5" office:value-type="string" calcext:value-type="string">
            <text:p>Objectives. We compared the impact of three household interventions-education, education with alcohol-based hand sanitizer, and education with hand sanitizer and face masks-on incidence and secondary transmission of upper respiratory infections (URIs) and influenza, knowledge of transmission of URIs, and vaccination rates. Methods. A total of 509 primarily Hispanic households participated. Participants reported symptoms twice weekly, and nasal swabs were collected from those with an influenza-like illness (ILI). Households were followed for up to 19 months and home visits were made at least every two months. Results. We recorded 5,034 URIs, of which 669 cases reported ILIs and 78 were laboratory-confirmed cases of influenza. Demographic factors significantly associated with infection rates included age, gender, birth location, education, and employment. The Hand Sanitizer group was significantly more likely to report that no household member had symptoms (p&lt;0.01), but there were no significant differences in rates of infection by intervention group in multivariate analyses. Knowledge improved significantly more in the Hand Sanitizer group (p&lt;0.0001). The proportion of households that reported &gt;= 50% of members receiving influenza vaccine increased during the study (p&lt;0.001). Despite the fact that compliance with mask wearing was poor, mask wearing as well as increased crowding, lower education levels of caretakers, and index cases 0-5 years of age (compared with adults) were associated with significantly lower secondary transmission rates (all p&lt;0.02). Conclusions. In this population, there was no detectable additional benefit of hand sanitizer or face masks over targeted education on overall rates of URIs, but mask wearing was associated with reduced secondary transmission and should be encouraged during outbreak situations. During the study period, community concern about methicillin-resistant Staphylococcus aureus was occurring, perhaps contributing to the use of hand sanitizer in the Education control group, and diluting the intervention's measurable impact.</text:p>
          </table:table-cell>
          <table:table-cell/>
          <table:table-cell table:style-name="ce5" office:value-type="string" calcext:value-type="string">
            <text:p>SAGE PUBLICATIONS INC</text:p>
          </table:table-cell>
          <table:table-cell table:style-name="ce5" office:value-type="string" calcext:value-type="string">
            <text:p>THOUSAND OAKS</text:p>
          </table:table-cell>
          <table:table-cell table:style-name="ce5" office:value-type="string" calcext:value-type="string">
            <text:p>PUBLIC HEALTH REP</text:p>
          </table:table-cell>
          <table:table-cell table:style-name="ce5" office:value-type="float" office:value="2010" calcext:value-type="float">
            <text:p>2010</text:p>
          </table:table-cell>
          <table:table-cell table:style-name="ce5" office:value-type="string" calcext:value-type="string">
            <text:p>Public, Environmental &amp; Occupational Health</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ma abordagem de teoria de controle ideal para intervenções não farmacêuticas </text:p>
          </table:table-cell>
          <table:table-cell office:value-type="string" calcext:value-type="string">
            <text:p>Antecedentes: As intervenções não farmacêuticas (NPI) são a primeira linha de defesa contra a gripe pandêmica. Essas intervenções reduzem a disseminação do vírus, reduzindo o contato entre pessoas infectadas e suscetíveis. Porque eles restringem atividades sociais essenciais, eles devem ser aplicados judiciosamente. A teoria de controle ideal é uma abordagem para modelar e equilibrar objetivos concorrentes, como a propagação da epidemia e o custo de NPI. Métodos: aplicamos o controle ideal em um modelo compartimental epidemiológico para desenvolver gatilhos para a implementação de NPI. O objetivo é minimizar a perda de dias-pessoa esperada por mortes relacionadas à influenza e implementações de NPI para o modelo. Realizamos uma análise de sensibilidade multivariada com base na Amostragem de Hipercubo Latino para estudar os efeitos dos parâmetros de entrada na política de controle ideal. Estudos adicionais investigaram os efeitos de desvios das premissas de modelagem, incluindo tempo terminal exponencial e custo de implementação NPI linear. Resultados: Uma política ótima é derivada para o modelo de controle usando um custo de implementação NPI linear. O custo linear leva a uma política bang-bang na qual NPIs são aplicados com força máxima quando certos critérios de estado são atendidos. São apresentadas análises de sensibilidade multivariadas que indicam que o custo do NPI, a taxa de mortalidade e a taxa de recuperação são influentes na determinação da estrutura da política. A taxa de mortalidade adicional, o número reprodutivo básico e a taxa de recuperação são os mais influentes na determinação da morte cumulativa esperada. Ao aplicar a política NPI, as mortes cumulativas sob os tempos terminais exponencial e gama são próximas, o que implica que o resultado da aplicação da política bang-bang é insensível à suposição exponencial. O custo quadrático leva a uma política de vários níveis em que NPIs são aplicados em vários níveis de força, novamente com base em certos critérios de estado. Os resultados indicam que o custo linear leva a uma implementação mais cara, resultando em menos mortes. Conclusões: A aplicação da teoria de controle ideal pode fornecer informações valiosas para o desenvolvimento de estratégias de controle eficazes para a pandemia. Nossos resultados destacam a importância de estabelecer um sistema de vigilância sensível e oportuno para a preparação para uma pandemia. </text:p>
          </table:table-cell>
          <table:table-cell table:style-name="ce5" office:value-type="string" calcext:value-type="string">
            <text:p>Lin, F; Muthuraman, K; Lawley, M</text:p>
          </table:table-cell>
          <table:table-cell table:style-name="ce5" office:value-type="string" calcext:value-type="string">
            <text:p>An optimal control theory approach to non-pharmaceutical interventions</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Non-pharmaceutical interventions (NPI) are the first line of defense against pandemic influenza. These interventions dampen virus spread by reducing contact between infected and susceptible persons. Because they curtail essential societal activities, they must be applied judiciously. Optimal control theory is an approach for modeling and balancing competing objectives such as epidemic spread and NPI cost. Methods: We apply optimal control on an epidemiologic compartmental model to develop triggers for NPI implementation. The objective is to minimize expected person-days lost from influenza related deaths and NPI implementations for the model. We perform a multivariate sensitivity analysis based on Latin Hypercube Sampling to study the effects of input parameters on the optimal control policy. Additional studies investigated the effects of departures from the modeling assumptions, including exponential terminal time and linear NPI implementation cost. Results: An optimal policy is derived for the control model using a linear NPI implementation cost. Linear cost leads to a bang-bang policy in which NPIs are applied at maximum strength when certain state criteria are met. Multivariate sensitivity analyses are presented which indicate that NPI cost, death rate, and recovery rate are influential in determining the policy structure. Further death rate, basic reproductive number and recovery rate are the most influential in determining the expected cumulative death. When applying the NPI policy, the cumulative deaths under exponential and gamma terminal times are close, which implies that the outcome of applying the bang-bang policy is insensitive to the exponential assumption. Quadratic cost leads to a multi-level policy in which NPIs are applied at varying strength levels, again based on certain state criteria. Results indicate that linear cost leads to more costly implementation resulting in fewer deaths. Conclusions: The application of optimal control theory can provide valuable insight to developing effective control strategies for pandemic. Our findings highlight the importance of establishing a sensitive and timely surveillance system for pandemic preparednes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10" calcext:value-type="float">
            <text:p>2010</text:p>
          </table:table-cell>
          <table:table-cell table:style-name="ce5" office:value-type="string" calcext:value-type="string">
            <text:p>Infectious Disease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Uso de máscara, higiene das mãos e doenças semelhantes à gripe sazonal entre jovens adultos: um ensaio de intervenção randomizado </text:p>
          </table:table-cell>
          <table:table-cell office:value-type="string" calcext:value-type="string">
            <text:p>Fundo. Durante a pandemia de influenza A (H1N1), a prescrição de antivirais foi limitada, as vacinas não estavam disponíveis no início e a eficácia das intervenções não farmacêuticas (INP) era incerta. Nosso estudo examinou se o uso de máscaras faciais e higiene das mãos reduziu a incidência de doenças semelhantes à influenza (ILI). Métodos. Um ensaio de intervenção randomizado envolvendo 1437 adultos jovens que viviam em residências universitárias durante a temporada de influenza de 2006-2007 foi projetado. As residências foram distribuídas aleatoriamente para 1 dos 3 grupos: uso de máscara facial, máscaras faciais com higiene das mãos ou controle por 6 semanas. Os modelos generalizados estimaram as taxas de taxas para ILI diagnosticado clinicamente ou relatado por pesquisa semanal e cumulativamente. Resultados. Observamos reduções significativas no ILI durante as semanas 4-6 no grupo de máscara e higiene das mãos, em comparação com o grupo de controle, variando de 35% (intervalo de confiança [IC], 9% -53%) a 51% (IC, 13% -73%), após ajuste para vacinação e outras covariáveis. O uso de máscara facial isoladamente mostrou uma redução semelhante no ILI em comparação com o grupo de controle, mas as estimativas ajustadas não foram estatisticamente significativas. Nem o uso de máscara facial e higiene das mãos, nem o uso de máscara facial isoladamente foram associados a uma redução significativa na taxa de ILI cumulativamente. Conclusões. Essas descobertas sugerem que as máscaras faciais e a higiene das mãos podem reduzir as doenças respiratórias em ambientes de moradia compartilhada e mitigar o impacto da pandemia de influenza A (H1N1). </text:p>
          </table:table-cell>
          <table:table-cell table:style-name="ce5" office:value-type="string" calcext:value-type="string">
            <text:p>Aiello, AE; Murray, GF; Perez, V; Coulborn, RM; Davis, BM; Uddin, M; Shay, DK; Waterman, SH; Monto, AS</text:p>
          </table:table-cell>
          <table:table-cell table:style-name="ce5" office:value-type="string" calcext:value-type="string">
            <text:p>Mask Use, Hand Hygiene, and Seasonal Influenza-Like Illness among Young Adults: A Randomized Intervention Trial</text:p>
          </table:table-cell>
          <table:table-cell table:style-name="ce5" office:value-type="string" calcext:value-type="string">
            <text:p>JOURNAL OF INFECTIOUS DISEASES</text:p>
          </table:table-cell>
          <table:table-cell table:style-name="ce5" office:value-type="string" calcext:value-type="string">
            <text:p>Article</text:p>
          </table:table-cell>
          <table:table-cell/>
          <table:table-cell table:style-name="ce5" office:value-type="string" calcext:value-type="string">
            <text:p>Background. During the influenza A(H1N1) pandemic, antiviral prescribing was limited, vaccines were not available early, and the effectiveness of nonpharmaceutical interventions (NPIs) was uncertain. Our study examined whether use of face masks and hand hygiene reduced the incidence of influenza-like illness (ILI). Methods. A randomized intervention trial involving 1437 young adults living in university residence halls during the 2006-2007 influenza season was designed. Residence halls were randomly assigned to 1 of 3 groups face mask use, face masks with hand hygiene, or control-for 6 weeks. Generalized models estimated rate ratios for clinically diagnosed or survey-reported ILI weekly and cumulatively. Results. We observed significant reductions in ILI during weeks 4-6 in the mask and hand hygiene group, compared with the control group, ranging from 35% (confidence interval [CI], 9%-53%) to 51% (CI, 13%-73%), after adjusting for vaccination and other covariates. Face mask use alone showed a similar reduction in ILI compared with the control group, but adjusted estimates were not statistically significant. Neither face mask use and hand hygiene nor face mask use alone was associated with a significant reduction in the rate of ILI cumulatively. Conclusions. These findings suggest that face masks and hand hygiene may reduce respiratory illnesses in shared living settings and mitigate the impact of the influenza A(H1N1) pandemic.</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J INFECT DIS</text:p>
          </table:table-cell>
          <table:table-cell table:style-name="ce5" office:value-type="float" office:value="2010" calcext:value-type="float">
            <text:p>2010</text:p>
          </table:table-cell>
          <table:table-cell table:style-name="ce5" office:value-type="string" calcext:value-type="string">
            <text:p>Immunology; Infectious Diseases; Microbiology</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Eficácia e custo-eficácia da vacinação contra a gripe pandêmica (H1N1) 2009 </text:p>
          </table:table-cell>
          <table:table-cell office:value-type="string" calcext:value-type="string">
            <text:p>Antecedentes: As decisões sobre o momento e a extensão da vacinação contra o vírus da pandemia (H1N1) de 2009 são complexas. Objetivo: Estimar a eficácia e o custo-benefício da vacinação contra a pandemia de influenza (H1N1) em diferentes cenários em outubro ou novembro de 2009. Desenho: Modelo de epidemia compartimental em conjunto com um modelo Markov de progressão da doença. Fontes de dados: Literatura e opinião de especialistas. População-alvo: Residentes de uma grande cidade metropolitana dos EUA com uma população de 8,3 milhões. Horizonte de tempo: vitalício. Perspectiva: Societal. Intervenções: Vacinação em meados de outubro ou meados de novembro de 2009. Medidas de desfecho: Infecções e mortes evitadas, custos, anos de vida ajustados pela qualidade (QALYs) e custo-efetividade incremental. Resultados da análise de caso-base: Supondo que cada infecção primária cause 1,5 infecções secundárias, vacinar 40% da população em outubro ou novembro economizaria. A vacinação em outubro evitaria 2.051 mortes, ganharia 69.679 QALYs e economizaria $ 469 milhões em comparação com nenhuma vacinação; a vacinação em novembro evitaria 1468 mortes, ganharia 49 422 QALYs e economizaria $ 302 milhões. Resultados da análise de sensibilidade: A vacinação é ainda mais econômica se os períodos de incubação mais longos, as taxas mais baixas de infecciosidade ou o aumento da implementação de intervenções não farmacêuticas atrasarem o tempo até o pico da pandemia. A vacinação salva menos vidas e é menos econômica se a epidemia atingir o pico antes de meados de outubro. Limitações: O modelo pressupõe uma mistura homogênea de casos-pacientes e contatos; a mistura heterogênea resultaria em uma propagação inicial mais rápida, seguida por uma propagação mais lenta. Custos e economias adicionais não incluídos no modelo tornariam a vacinação mais econômica. Conclusão: A vacinação anterior contra a pandemia (H1N1) de 2009 previne mais mortes e economiza mais. A cobertura populacional completa não é necessária para reduzir a taxa reprodutiva viral o suficiente para ajudar a diminuir a pandemia. </text:p>
          </table:table-cell>
          <table:table-cell table:style-name="ce5" office:value-type="string" calcext:value-type="string">
            <text:p>Khazeni, N; Hutton, DW; Garber, AM; Hupert, N; Owens, DK</text:p>
          </table:table-cell>
          <table:table-cell table:style-name="ce5" office:value-type="string" calcext:value-type="string">
            <text:p>Effectiveness and Cost-Effectiveness of Vaccination Against Pandemic Influenza (H1N1) 2009</text:p>
          </table:table-cell>
          <table:table-cell table:style-name="ce5" office:value-type="string" calcext:value-type="string">
            <text:p>ANNALS OF INTERNAL MEDICINE</text:p>
          </table:table-cell>
          <table:table-cell table:style-name="ce5" office:value-type="string" calcext:value-type="string">
            <text:p>Article</text:p>
          </table:table-cell>
          <table:table-cell/>
          <table:table-cell table:style-name="ce5" office:value-type="string" calcext:value-type="string">
            <text:p>Background: Decisions on the timing and extent of vaccination against pandemic (H1N1) 2009 virus are complex. Objective: To estimate the effectiveness and cost-effectiveness of pandemic influenza (H1N1) vaccination under different scenarios in October or November 2009. Design: Compartmental epidemic model in conjunction with a Markov model of disease progression. Data Sources: Literature and expert opinion. Target Population: Residents of a major U. S. metropolitan city with a population of 8.3 million. Time Horizon: Lifetime. Perspective: Societal. Interventions: Vaccination in mid-October or mid-November 2009. Outcome Measures: Infections and deaths averted, costs, quality-adjusted life-years (QALYs), and incremental cost-effectiveness. Results of Base-Case Analysis: Assuming each primary infection causes 1.5 secondary infections, vaccinating 40% of the population in October or November would be cost-saving. Vaccination in October would avert 2051 deaths, gain 69 679 QALYs, and save $469 million compared with no vaccination; vaccination in November would avert 1468 deaths, gain 49 422 QALYs, and save $302 million. Results of Sensitivity Analysis: Vaccination is even more cost-saving if longer incubation periods, lower rates of infectiousness, or increased implementation of nonpharmaceutical interventions delay time to the peak of the pandemic. Vaccination saves fewer lives and is less cost-effective if the epidemic peaks earlier than mid-October. Limitations: The model assumed homogenous mixing of case-patients and contacts; heterogeneous mixing would result in faster initial spread, followed by slower spread. Additional costs and savings not included in the model would make vaccination more cost-saving. Conclusion: Earlier vaccination against pandemic (H1N1) 2009 prevents more deaths and is more cost-saving. Complete population coverage is not necessary to reduce the viral reproductive rate sufficiently to help shorten the pandemic.</text:p>
          </table:table-cell>
          <table:table-cell/>
          <table:table-cell table:style-name="ce5" office:value-type="string" calcext:value-type="string">
            <text:p>AMER COLL PHYSICIANS</text:p>
          </table:table-cell>
          <table:table-cell table:style-name="ce5" office:value-type="string" calcext:value-type="string">
            <text:p>PHILADELPHIA</text:p>
          </table:table-cell>
          <table:table-cell table:style-name="ce5" office:value-type="string" calcext:value-type="string">
            <text:p>ANN INTERN MED</text:p>
          </table:table-cell>
          <table:table-cell table:style-name="ce5" office:value-type="float" office:value="2009" calcext:value-type="float">
            <text:p>2009</text:p>
          </table:table-cell>
          <table:table-cell table:style-name="ce5" office:value-type="string" calcext:value-type="string">
            <text:p>General &amp; Internal Medicine</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Eficácia e custo-eficácia da profilaxia antiviral expandida e estratégias de vacinação com adjuvante para uma pandemia de influenza A (H5N1) </text:p>
          </table:table-cell>
          <table:table-cell office:value-type="string" calcext:value-type="string">
            <text:p>Antecedentes: O potencial pandêmico do vírus influenza A (H5N1) é uma preocupação de saúde pública proeminente do século 21. Objetivo: Estimar a eficácia e custo-eficácia das estratégias alternativas de mitigação e resposta à pandemia (H5N1). Desenho: modelo de epidemia compartimental em conjunto com um modelo de Markov de progressão da doença. Fontes de dados: Literatura e opinião de especialistas. População-alvo: Residentes em uma cidade metropolitana dos EUA com uma população de 8,3 milhões. Horizonte de tempo: vitalício. Perspectiva: Societal. Intervenções: 3 cenários: 1) vacinação e farmacoterapia antiviral em quantidades semelhantes às atualmente disponíveis no estoque dos EUA (estratégia de estoque), 2) estratégia de estoque, mas com distribuição expandida de agentes antivirais (estratégia de profilaxia expandida), e 3) estratégia de estoque, mas com vacina com adjuvante (estratégia de vacinação expandida). Todos os cenários assumiram intervenções não farmacêuticas padrão. Medidas de resultado: Infecções e mortes evitadas, custos, anos de vida ajustados pela qualidade (QALYs) e custo-efetividade incremental. Resultados da Análise de Caso Base: A vacinação expandida foi a mais eficaz e econômica das 3 estratégias, evitando 68% das infecções e mortes e ganhando 404 030 QALYs a $ 10.844 por QALY ganho em relação à estratégia armazenada. Resultados da Análise de Sensibilidade: A vacinação expandida permaneceu incrivelmente econômica em uma ampla gama de suposições. Limitações: O modelo assumiu uma mistura homogênea de caixas e contatos; a mistura heterogênea resultaria em uma propagação inicial mais rápida, seguida por uma propagação mais lenta. Não modelamos intervenções para crianças ou adultos mais velhos; o modelo não foi projetado para direcionar intervenções a grupos específicos. Conclusão: A vacinação com adjuvante expandido é uma estratégia de mitigação eficaz e econômica para uma pandemia de influenza A (H5N1). A profilaxia antiviral expandida pode ajudar a retardar a pandemia enquanto estratégias adicionais são implementadas. </text:p>
          </table:table-cell>
          <table:table-cell table:style-name="ce5" office:value-type="string" calcext:value-type="string">
            <text:p>Khazeni, N; Hutton, DW; Garber, AM; Owens, DK</text:p>
          </table:table-cell>
          <table:table-cell table:style-name="ce5" office:value-type="string" calcext:value-type="string">
            <text:p>Effectiveness and Cost-Effectiveness of Expanded Antiviral Prophylaxis and Adjuvanted Vaccination Strategies for an Influenza A (H5N1) Pandemic</text:p>
          </table:table-cell>
          <table:table-cell table:style-name="ce5" office:value-type="string" calcext:value-type="string">
            <text:p>ANNALS OF INTERNAL MEDICINE</text:p>
          </table:table-cell>
          <table:table-cell table:style-name="ce5" office:value-type="string" calcext:value-type="string">
            <text:p>Article</text:p>
          </table:table-cell>
          <table:table-cell/>
          <table:table-cell table:style-name="ce5" office:value-type="string" calcext:value-type="string">
            <text:p>Background: The pandemic potential of influenza A (H5N1) virus is a prominent public health concern of the 21st century. Objective: To estimate the effectiveness and cost-effectiveness of alternative pandemic (H5N1) mitigation and response strategies. Design: Compartmental epidemic model in conjunction with a Markov model of disease progression. Data Sources: Literature and expert opinion. Target Population: Residents of a U. S. metropolitan city with a population of 8.3 million. Time Horizon: Lifetime. Perspective: Societal. Interventions: 3 scenarios: 1) vaccination and antiviral pharmacotherapy in quantities similar to those currently available in the U. S. stockpile (stockpiled strategy), 2) stockpiled strategy but with expanded distribution of antiviral agents (expanded prophylaxis strategy), and 3) stockpiled strategy but with adjuvanted vaccine (expanded vaccination strategy). All scenarios assumed standard nonpharmaceutical interventions. Outcome Measures: Infections and deaths averted, costs, quality-adjusted life-years (QALYs), and incremental cost-effectiveness. Results of Base-Case Analysis: Expanded vaccination was the most effective and cost-effective of the 3 strategies, averting 68% of infections and deaths and gaining 404 030 QALYs at $10 844 per QALY gained relative to the stockpiled strategy. Results of Sensitivity Analysis: Expanded vaccination remained incrementally cost-effective over a wide range of assumptions. Limitations: The model assumed homogenous mixing of cases and contacts; heterogeneous mixing would result in faster initial spread, followed by slower spread. We did not model interventions for children or older adults; the model is not designed to target interventions to specific groups. Conclusion: Expanded adjuvanted vaccination is an effective and cost-effective mitigation strategy for an influenza A (H5N1) pandemic. Expanded antiviral prophylaxis can help delay the pandemic while additional strategies are implemented.</text:p>
          </table:table-cell>
          <table:table-cell/>
          <table:table-cell table:style-name="ce5" office:value-type="string" calcext:value-type="string">
            <text:p>AMER COLL PHYSICIANS</text:p>
          </table:table-cell>
          <table:table-cell table:style-name="ce5" office:value-type="string" calcext:value-type="string">
            <text:p>PHILADELPHIA</text:p>
          </table:table-cell>
          <table:table-cell table:style-name="ce5" office:value-type="string" calcext:value-type="string">
            <text:p>ANN INTERN MED</text:p>
          </table:table-cell>
          <table:table-cell table:style-name="ce5" office:value-type="float" office:value="2009" calcext:value-type="float">
            <text:p>2009</text:p>
          </table:table-cell>
          <table:table-cell table:style-name="ce5" office:value-type="string" calcext:value-type="string">
            <text:p>General &amp; Internal Medicine</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Estratégias de combinação para a resposta à pandemia de influenza - uma revisão sistemática de estudos de modelagem matemática </text:p>
          </table:table-cell>
          <table:table-cell office:value-type="string" calcext:value-type="string">
            <text:p>Antecedentes: As estratégias individuais nos planos de preparação para uma pandemia podem não reduzir o impacto de uma pandemia de influenza. Métodos: Pesquisamos publicações de modelagem por meio do PubMed e referências associadas de 1990 a 30 de setembro de 2009. Os critérios de inclusão foram trabalhos de modelagem que quantificam a eficácia das estratégias de combinação, tanto farmacêuticas quanto não farmacêuticas. Resultados: Dezenove artigos de modelagem em estratégias de combinação foram selecionados. Quatro estudos examinaram estratégias de combinação em escala global, 14 em um único país e um em uma pequena comunidade. A modelagem estocástica baseada no indivíduo foi usada em nove estudos, a modelagem estocástica de metopopulação em cinco e a modelagem compartimental determinística em outros cinco. Como parte das estratégias de combinação, a vacinação foi explorada em oito estudos, profilaxia antiviral e / ou tratamento em 16, quarentena em área ou domiciliar em oito, isolamento de caso em seis, medidas de distanciamento social em 10 e restrição de viagens aéreas em seis estudos. Dois estudos sugeriram uma alta probabilidade de contenção bem-sucedida do epicentro da influenza com estratégias de combinação em condições favoráveis. Durante uma pandemia, as estratégias de combinação atrasaram a disseminação, reduziram o número geral de casos e atrasaram e reduziram a taxa de pico de ataque mais do que as estratégias individuais. As estratégias de combinação permaneceram eficazes em altos números reprodutivos em comparação com a estratégia única. Estratégias cooperativas globais, incluindo a redistribuição de medicamentos antivirais, foram eficazes na redução do impacto global e das taxas de ataque da pandemia de gripe. Conclusão: As estratégias de combinação aumentam a eficácia das estratégias individuais. Incluem intervenções farmacêuticas (antivirais, antibióticos e vacinas) e não farmacêuticas (isolamento de casos, quarentena, medidas de higiene pessoal, distanciamento social e restrição de viagens). Estudos epidemiológicos e de modelagem locais são necessários para validar a eficácia e a viabilidade. </text:p>
          </table:table-cell>
          <table:table-cell table:style-name="ce5" office:value-type="string" calcext:value-type="string">
            <text:p>Lee, VJ; Lye, DC; Wilder-Smith, A</text:p>
          </table:table-cell>
          <table:table-cell table:style-name="ce5" office:value-type="string" calcext:value-type="string">
            <text:p>Combination strategies for pandemic influenza response - a systematic review of mathematical modeling studies</text:p>
          </table:table-cell>
          <table:table-cell table:style-name="ce5" office:value-type="string" calcext:value-type="string">
            <text:p>BMC MEDICINE</text:p>
          </table:table-cell>
          <table:table-cell table:style-name="ce5" office:value-type="string" calcext:value-type="string">
            <text:p>Article</text:p>
          </table:table-cell>
          <table:table-cell/>
          <table:table-cell table:style-name="ce5" office:value-type="string" calcext:value-type="string">
            <text:p>Background: Individual strategies in pandemic preparedness plans may not reduce the impact of an influenza pandemic. Methods: We searched modeling publications through PubMed and associated references from 1990 to 30 September 2009. Inclusion criteria were modeling papers quantifying the effectiveness of combination strategies, both pharmaceutical and non-pharmaceutical. Results: Nineteen modeling papers on combination strategies were selected. Four studies examined combination strategies on a global scale, 14 on single countries, and one on a small community. Stochastic individual-based modeling was used in nine studies, stochastic meta-population modeling in five, and deterministic compartmental modeling in another five. As part of combination strategies, vaccination was explored in eight studies, antiviral prophylaxis and/or treatment in 16, area or household quarantine in eight, case isolation in six, social distancing measures in 10 and air travel restriction in six studies. Two studies suggested a high probability of successful influenza epicenter containment with combination strategies under favorable conditions. During a pandemic, combination strategies delayed spread, reduced overall number of cases, and delayed and reduced peak attack rate more than individual strategies. Combination strategies remained effective at high reproductive numbers compared with single strategy. Global cooperative strategies, including redistribution of antiviral drugs, were effective in reducing the global impact and attack rates of pandemic influenza. Conclusion: Combination strategies increase the effectiveness of individual strategies. They include pharmaceutical (antiviral agents, antibiotics and vaccines) and non-pharmaceutical interventions (case isolation, quarantine, personal hygiene measures, social distancing and travel restriction). Local epidemiological and modeling studies are needed to validate efficacy and feasibility.</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MED</text:p>
          </table:table-cell>
          <table:table-cell table:style-name="ce5" office:value-type="float" office:value="2009" calcext:value-type="float">
            <text:p>2009</text:p>
          </table:table-cell>
          <table:table-cell table:style-name="ce5" office:value-type="string" calcext:value-type="string">
            <text:p>General &amp; Internal Medicine</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Modelagem da gripe H1N1 no Irã </text:p>
          </table:table-cell>
          <table:table-cell office:value-type="string" calcext:value-type="string">
            <text:p>Histórico: A nova cepa da gripe H1N1 deste ano tornou-se rapidamente uma séria ameaça em todo o mundo. Esta pandemia exige preparação urgente para mitigar o seu impacto tanto quanto possível. Utilizando esse conhecimento, simulamos um modelo do surto de H1N1 em duas cidades do Irã (tamanho médio: Kerman e metropolitano: Teerã). Métodos: Desenvolvemos um modelo compartimental para prever o número esperado de pacientes que podem desenvolver doença grave (S), muito grave (SV) ou morrer (D). Assumimos que, no inverno, o Número Reprodutivo Básico (R-0w) alcançaria 1,6 em Kerman e 1,8 em Teerã, respectivamente. Os números correspondentes no verão variaram de 1,2 (R-0sMin) a 1,4 (R-0sMax) em Kerman e de 1,3 a 1,5 em Teerã. Além disso, verificamos o efeito do número de casos infecciosos importados no início do surto com base em previsões. Resultados: Observou-se um intervalo mínimo de seis meses entre a introdução do vírus (junho de 2009) e o início do surto (dezembro de 2009). A defasagem foi sensível ao número de casos infecciosos e ao R-0: um R-0 inferior adiou o pico. Em Kerman, com R-0sMax de 1,4, o número de S, VS e D eram 2.728, 546 e 468, respectivamente. Números correspondentes em Teerã com R-0sMax. de 1,5 foram 83.363, 16.673 e 14.291. Conclusão: Como o número de casos de S e VS aumentaria em um curto período de tempo, o sistema de saúde provavelmente não seria capaz de fornecer os serviços adequados, a menos que medidas especiais fossem tomadas com antecedência. Com a redução de R-0 e do número de casos infecciosos introduzidos, o pico do surto pode ser adiado para o final de 2010. Isso proporcionaria uma oportunidade de ouro para vacinar uma proporção considerável da população. </text:p>
          </table:table-cell>
          <table:table-cell table:style-name="ce5" office:value-type="string" calcext:value-type="string">
            <text:p>Haghdoost, AA; Gooya, MM; Baneshi, MR</text:p>
          </table:table-cell>
          <table:table-cell table:style-name="ce5" office:value-type="string" calcext:value-type="string">
            <text:p>Modelling of H1N1 Flu in Iran</text:p>
          </table:table-cell>
          <table:table-cell table:style-name="ce5" office:value-type="string" calcext:value-type="string">
            <text:p>ARCHIVES OF IRANIAN MEDICINE</text:p>
          </table:table-cell>
          <table:table-cell table:style-name="ce5" office:value-type="string" calcext:value-type="string">
            <text:p>Article</text:p>
          </table:table-cell>
          <table:table-cell table:style-name="ce5" office:value-type="string" calcext:value-type="string">
            <text:p>Compartmental models; flu; influenza; outbreak; pandemic; prediction</text:p>
          </table:table-cell>
          <table:table-cell table:style-name="ce5" office:value-type="string" calcext:value-type="string">
            <text:p>Background: This year's new H1N1 flu strain has rapidly become a serious threat worldwide. This pandemic calls for urgent preparedness to mitigate its impact as much as possible. Employing this knowledge, we simulated a model of the outbreak of H1N1 in two cities of Iran (middle size: Kerman and metropolitan: Tehran). Methods: We developed a compartmental model to predict the expected number of patients who might develop severe (S), very severe (VS) disease or die (D). We assumed that, in winter, the Basic Reproductive Number (R-0w) would reach 1.6 in Kerman and 1.8 in Tehran, respectively. Corresponding figures in summer varied from 1.2 (R-0sMin) to 1.4 (R-0sMax) in Kerman and from 1.3 to 1.5 in Tehran. Moreover, we checked the effect of the number of imported infectious cases at the beginning of the outbreak based on predictions. Results: A minimum lag of six months was observed between introduction of the virus (June 2009) and beginning of the outbreak (December 2009). The lag was sensitive to the number of infectious cases and the R-0: a lower R-0 postponed the peak. In Kerman, with R-0sMax of 1.4, the number of S, VS, and D were 2,728, 546 and 468 respectively. Corresponding numbers in Tehran with R-0sMax. of 1.5 were 83,363, 16,673, and 14,291. Conclusion: Since the number of S and VS cases would be crowded over a short period of time, the health care system most probably would not be able to provide appropriate services unless special measures are taken in advance. By reduction of R-0 and the number of introduced infectious cases the peak of the outbreak might be postponed to the end of 2010. This would provide a golden opportunity to vaccinate a considerable proportion of the population.</text:p>
          </table:table-cell>
          <table:table-cell/>
          <table:table-cell table:style-name="ce5" office:value-type="string" calcext:value-type="string">
            <text:p>ACAD MEDICAL SCIENCES I R IRAN</text:p>
          </table:table-cell>
          <table:table-cell table:style-name="ce5" office:value-type="string" calcext:value-type="string">
            <text:p>TEHRAN</text:p>
          </table:table-cell>
          <table:table-cell table:style-name="ce5" office:value-type="string" calcext:value-type="string">
            <text:p>ARCH IRAN MED</text:p>
          </table:table-cell>
          <table:table-cell table:style-name="ce5" office:value-type="float" office:value="2009" calcext:value-type="float">
            <text:p>2009</text:p>
          </table:table-cell>
          <table:table-cell table:style-name="ce5" office:value-type="string" calcext:value-type="string">
            <text:p>General &amp; Internal Medicine</text:p>
          </table:table-cell>
          <table:table-cell table:number-columns-repeated="2"/>
          <table:table-cell office:value-type="string" calcext:value-type="string">
            <text:p>a</text:p>
          </table:table-cell>
          <table:table-cell table:number-columns-repeated="47"/>
        </table:table-row>
        <table:table-row table:style-name="ro1">
          <table:table-cell office:value-type="string" calcext:value-type="string">
            <text:p>Associação entre o fechamento da escola e o absenteísmo subsequente durante uma epidemia de influenza sazonal </text:p>
          </table:table-cell>
          <table:table-cell office:value-type="string" calcext:value-type="string">
            <text:p>Contexto: Os modelos matemáticos sugerem que as medidas de distanciamento social, como o fechamento de escolas, podem mitigar a transmissão na comunidade durante uma pandemia de influenza. Como o fechamento é prejudicial às escolas e famílias, eles raramente são empregados durante os surtos de influenza sazonal. Uma rara circunstância nos permitiu examinar a associação entre o fechamento da escola e o absenteísmo durante um surto de gripe sazonal, quando metade das escolas públicas de King County, Washington, fecharam para o recesso de inverno de 19 a 23 de fevereiro de 2007, enquanto a outra metade permaneceu aberta durante toda ou parte da semana . Métodos: Usando o absenteísmo como um substituto para a atividade da influenza, testamos a hipótese de que as escolas em férias experimentariam taxas mais baixas de absenteísmo após as férias do que as escolas que permanecem abertas. Realizamos vigilância retrospectiva e prospectiva diária de 5 de fevereiro a 9 de março de 2007 nas escolas no intervalo (n = 256) e na sessão (n = 205). Usamos equações de estimativa generalizadas com distribuição de Poisson para avaliar se o absenteísmo médio após o intervalo diferia entre as escolas no intervalo e aquelas em sessão, ajustando para o absenteísmo basal e medições repetidas pelas escolas ao longo do tempo. Resultados: Os resultados indicam que não há diferença no absenteísmo pós-intervalo nas escolas no intervalo em comparação com as escolas que permaneceram no período letivo (risco relativo = 1,07 [intervalo de confiança de 95% = 0,96-1,20]). Este resultado ocorreu nas escolas primárias (1,00 [0,91-1,10]), onde os padrões de absenteísmo são considerados os mais representativos da atividade da influenza na comunidade. Conclusão: Não descobrimos que o fechamento da escola durante um surto de influenza sazonal reduziu o absenteísmo subsequente. No entanto, as limitações neste experimento natural prejudicaram nossa capacidade de detectar um benefício se um realmente estivesse presente. </text:p>
          </table:table-cell>
          <table:table-cell table:style-name="ce5" office:value-type="string" calcext:value-type="string">
            <text:p>Rodriguez, CV; Rietberg, K; Baer, A; Kwan-Gett, T; Duchin, J</text:p>
          </table:table-cell>
          <table:table-cell table:style-name="ce5" office:value-type="string" calcext:value-type="string">
            <text:p>Association Between School Closure and Subsequent Absenteeism During a Seasonal Influenza Epidemic</text:p>
          </table:table-cell>
          <table:table-cell table:style-name="ce5" office:value-type="string" calcext:value-type="string">
            <text:p>EPIDEMIOLOGY</text:p>
          </table:table-cell>
          <table:table-cell table:style-name="ce5" office:value-type="string" calcext:value-type="string">
            <text:p>Article</text:p>
          </table:table-cell>
          <table:table-cell/>
          <table:table-cell table:style-name="ce5" office:value-type="string" calcext:value-type="string">
            <text:p>Background: Mathematical models suggest that social distancing measures, such as school closures, may mitigate community transmission during an influenza pandemic. Because closures are disruptive to schools and families, they are rarely employed during seasonal influenza outbreaks. A rare circumstance enabled us to examine the association between school closure and absenteeism during a seasonal influenza outbreak when half of King County, Washington public schools closed for a winter recess 19-23 February 2007, while half remained open for all or part of the week. Methods: Using absenteeism as a proxy for influenza activity, we tested the hypothesis that schools on break would experience lower rates of post-break absenteeism than schools remaining open. We conducted daily retrospective and prospective surveillance from 5 February-9 March 2007 in schools on break (n = 256) and in session (n = 205). We use generalized estimating equations with Poisson distribution to evaluate whether mean absenteeism after the break differed between schools on break and those in session, adjusting for baseline absenteeism and repeated measurements by schools over time. Results: Results indicate no difference in post-break absenteeism in schools on break compared with schools that remained in session (relative risk =. 1.07 [95% confidence interval = 0.96-1.20]). This result held in elementary schools (1.00 [0.91-1.10]), where absenteeism patterns are thought to be most representative of community influenza activity. Conclusion: We did not find that school closure during a seasonal influenza outbreak reduced subsequent absenteeism. However, limitations in this natural experiment hampered our ability to detect a benefit if one truly was present.</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EPIDEMIOLOGY</text:p>
          </table:table-cell>
          <table:table-cell table:style-name="ce5" office:value-type="float" office:value="2009" calcext:value-type="float">
            <text:p>2009</text:p>
          </table:table-cell>
          <table:table-cell table:style-name="ce5" office:value-type="string" calcext:value-type="string">
            <text:p>Public, Environmental &amp; Occupational Health</text:p>
          </table:table-cell>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Máscaras faciais e higiene das mãos para prevenir a transmissão da gripe em residências Um estudo randomizado de cluster </text:p>
          </table:table-cell>
          <table:table-cell office:value-type="string" calcext:value-type="string">
            <text:p>Antecedentes: Existem poucos dados disponíveis sobre a eficácia das intervenções não farmacêuticas para prevenir a transmissão do vírus influenza. Objetivo: Investigar se a higiene das mãos e o uso de máscaras faciais evitam a transmissão domiciliar da influenza. Projeto: Ensaio controlado, randomizado por cluster. A randomização foi gerada por computador; a alocação foi ocultada do tratamento de médicos e clínicas e implementada por enfermeiras do estudo no momento da visita domiciliar inicial. Os participantes e o pessoal que administra as intervenções não foram cegados para a atribuição do grupo. (Número de registro Clinical-Trials.gov: NCT00425893) Local: Famílias em Hong Kong. Pacientes: 407 pessoas que comparecem a clínicas ambulatoriais com doenças semelhantes à influenza que foram positivas para o vírus influenza A ou B por teste rápido (pacientes índice) e 794 membros da família (contatos) em 259 famílias. Intervenção: Educação sobre estilo de vida (controle) (134 domicílios), higiene das mãos (136 domicílios) ou máscaras cirúrgicas mais higiene das mãos (137 domicílios) para todos os membros da família. Medições: Infecção pelo vírus da influenza em contatos, confirmada pela reação em cadeia da polimerase de transcrição reversa (RT-PCR) ou diagnosticada clinicamente após 7 dias. Resultados: Sessenta (8%) contatos em 259 domicílios tiveram infecção pelo vírus da influenza confirmada por RT-PCR nos 7 dias após a intervenção. A higiene das mãos com ou sem máscara facial pareceu reduzir a transmissão da gripe, mas as diferenças em comparação com o grupo de controle não foram significativas. Em 154 famílias nas quais as intervenções foram implementadas dentro de 36 horas do início dos sintomas no paciente índice, a transmissão da infecção confirmada por RT-PCR pareceu reduzida, um efeito atribuível a menos infecções entre os participantes que usaram máscaras faciais e higiene das mãos (odds ratio ajustada, 0,33 [ IC de 95%, 0,13 a 0,87]). A adesão às intervenções variou. Limitação: O atraso do início dos sintomas do paciente índice até a intervenção e a adesão variável podem ter atenuado a eficácia da intervenção. Conclusão: A higiene das mãos e máscaras faciais parecem prevenir a transmissão domiciliar do vírus influenza quando implementadas dentro de 36 horas do início dos sintomas do paciente índice. Esses achados sugerem que as intervenções não farmacêuticas são importantes para a mitigação da influenza pandêmica e interpandêmica. </text:p>
          </table:table-cell>
          <table:table-cell table:style-name="ce5" office:value-type="string" calcext:value-type="string">
            <text:p>Cowling, BJ; Chan, KH; Fang, VJ; Cheng, CKY; Fung, ROP; Wai, W; Sin, J; Seto, WH; Yung, R; Chu, DWS; Chiu, BCF; Lee, PWY; Chiu, MC; Lee, HC; Uyeki, TM; Houck, PM; Peiris, JSM; Leung, GM</text:p>
          </table:table-cell>
          <table:table-cell table:style-name="ce5" office:value-type="string" calcext:value-type="string">
            <text:p>Facemasks and Hand Hygiene to Prevent Influenza Transmission in Households A Cluster Randomized Trial</text:p>
          </table:table-cell>
          <table:table-cell table:style-name="ce5" office:value-type="string" calcext:value-type="string">
            <text:p>ANNALS OF INTERNAL MEDICINE</text:p>
          </table:table-cell>
          <table:table-cell table:style-name="ce5" office:value-type="string" calcext:value-type="string">
            <text:p>Article</text:p>
          </table:table-cell>
          <table:table-cell/>
          <table:table-cell table:style-name="ce5" office:value-type="string" calcext:value-type="string">
            <text:p>Background: Few data are available about the effectiveness of nonpharmaceutical interventions for preventing influenza virus transmission. Objective: To investigate whether hand hygiene and use of facemasks prevents household transmission of influenza. Design: Cluster randomized, controlled trial. Randomization was computer generated; allocation was concealed from treating physicians and clinics and implemented by study nurses at the time of the initial household visit. Participants and personnel administering the interventions were not blinded to group assignment. (Clinical-Trials.gov registration number: NCT00425893) Setting: Households in Hong Kong. Patients: 407 people presenting to outpatient clinics with influenza-like illness who were positive for influenza A or B virus by rapid testing (index patients) and 794 household members (contacts) in 259 households. Intervention: Lifestyle education (control) (134 households), hand hygiene (136 households), or surgical facemasks plus hand hygiene (137 households) for all household members. Measurements: Influenza virus infection in contacts, as confirmed by reverse-transcription polymerase chain reaction (RT-PCR) or diagnosed clinically after 7 days. Results: Sixty (8%) contacts in the 259 households had RT-PCR-confirmed influenza virus infection in the 7 days after intervention. Hand hygiene with or without facemasks seemed to reduce influenza transmission, but the differences compared with the control group were not significant. In 154 households in which interventions were implemented within 36 hours of symptom onset in the index patient, transmission of RT-PCR-confirmed infection seemed reduced, an effect attributable to fewer infections among participants using facemasks plus hand hygiene (adjusted odds ratio, 0.33 [95% CI, 0.13 to 0.87]). Adherence to interventions varied. Limitation: The delay from index patient symptom onset to intervention and variable adherence may have mitigated intervention effectiveness. Conclusion: Hand hygiene and facemasks seemed to prevent household transmission of influenza virus when implemented within 36 hours of index patient symptom onset. These findings suggest that nonpharmaceutical interventions are important for mitigation of pandemic and interpandemic influenza.</text:p>
          </table:table-cell>
          <table:table-cell/>
          <table:table-cell table:style-name="ce5" office:value-type="string" calcext:value-type="string">
            <text:p>AMER COLL PHYSICIANS</text:p>
          </table:table-cell>
          <table:table-cell table:style-name="ce5" office:value-type="string" calcext:value-type="string">
            <text:p>PHILADELPHIA</text:p>
          </table:table-cell>
          <table:table-cell table:style-name="ce5" office:value-type="string" calcext:value-type="string">
            <text:p>ANN INTERN MED</text:p>
          </table:table-cell>
          <table:table-cell table:style-name="ce5" office:value-type="float" office:value="2009" calcext:value-type="float">
            <text:p>2009</text:p>
          </table:table-cell>
          <table:table-cell table:style-name="ce5" office:value-type="string" calcext:value-type="string">
            <text:p>General &amp; Internal Medicine</text:p>
          </table:table-cell>
          <table:table-cell table:number-columns-repeated="2"/>
          <table:table-cell office:value-type="string" calcext:value-type="string">
            <text:p>e5</text:p>
          </table:table-cell>
          <table:table-cell table:number-columns-repeated="47"/>
        </table:table-row>
        <table:table-row table:style-name="ro1">
          <table:table-cell office:value-type="string" calcext:value-type="string">
            <text:p>Intervenção com um pacote de controle de infecção para reduzir a transmissão de doenças semelhantes à influenza em uma pré-escola tailandesa </text:p>
          </table:table-cell>
          <table:table-cell office:value-type="string" calcext:value-type="string">
            <text:p>FUNDO. Intervenções de controle de infecção são necessárias para minimizar a transmissão de doenças semelhantes à influenza (ILI) e outras infecções em locais onde as crianças estão nas proximidades. configuração. Um jardim de infância tailandês com 240 crianças. MÉTODOS. Um estudo quase experimental de três anos foi conduzido para avaliar a associação entre o uso de um pacote de 4 intervenções de controle de infecção e a incidência de ILI, doenças diarreicas e infecções mão-pé-boca entre crianças pré-escolares. Os números de infecções incidentes foram calculados para o ano pré-intervenção (período 1), o ano pós-intervenção imediato (período 2) e o ano pós-intervenção sustentada (período 3). RESULTADOS. A incidência mensal de ILI no período 1 (média de 124 episódios por mês) foi de 25,8 casos por 1.000 crianças-dia; no período 2, foi de 10,1 casos por 1.000 crianças-dia (uma redução de 60,8%; P = 0,008); e no período 3, foi de 8,2 casos por 1.000 crianças-dia (uma redução adicional de 19%; P = 0,002). A incidência mensal de doenças diarreicas no período 1 foi de 14 casos por 1.000 crianças-dia; no período 2, foi de 4 casos por 1.000 crianças-dia (P = 0,01); e no período 3, foi de 3 casos por 1.000 crianças-dia (P = 0,007). A incidência anual de infecção mão-pé-boca no período 1 foi de 10 casos por 1.000 crianças-dia; no período 2, foi de 1 caso por 1.000 crianças-dia (P = 0,01); e no período 3, foi de 0,5 casos por 1.000 crianças-dia por ano (P = 0,007). CONCLUSÃO. O uso do pacote de intervenção de controle de infecção foi associado à redução da incidência de ILI na pré-escola tailandesa. Infect Control Hosp Epidemiol 2009; 30: 817-822 </text:p>
          </table:table-cell>
          <table:table-cell table:style-name="ce5" office:value-type="string" calcext:value-type="string">
            <text:p>Apisarnthanarak, A; Apisarnthanarak, P; Cheevakumjorn, B; Mundy, LM</text:p>
          </table:table-cell>
          <table:table-cell table:style-name="ce5" office:value-type="string" calcext:value-type="string">
            <text:p>Intervention with an Infection Control Bundle to Reduce Transmission of Influenza-Like Illnesses in a Thai Preschool</text:p>
          </table:table-cell>
          <table:table-cell table:style-name="ce5" office:value-type="string" calcext:value-type="string">
            <text:p>INFECTION CONTROL AND HOSPITAL EPIDEMIOLOGY</text:p>
          </table:table-cell>
          <table:table-cell table:style-name="ce5" office:value-type="string" calcext:value-type="string">
            <text:p>Article</text:p>
          </table:table-cell>
          <table:table-cell/>
          <table:table-cell table:style-name="ce5" office:value-type="string" calcext:value-type="string">
            <text:p>BACKGROUND. Infection-control interventions are needed to minimize transmission of influenza-like illness (ILI) and other infections in settings where children are in close proximity. setting. A 240-children Thai kindergarten. METHODS. Three-year, quasi-experimental study was conducted to assess the association between the use of a bundle of 4 infection control interventions and the incidence of ILI, diarrheal illnesses, and hand-foot-mouth infections among preschool children. The numbers of incident infections were calculated for the preintervention year (period 1), the immediate postintervention year (period 2), and the sustained postintervention year (period 3). RESULTS. The monthly incidence of ILI in period 1 (mean, 124 episodes per month) was 25.8 cases per 1,000 child-days; in period 2, it was 10.1 cases per 1,000 child-days (a reduction of 60.8%; P = .008); and in period 3, it was 8.2 cases per 1,000 child-days (a further reduction of 19%; P = .002). The monthly incidence of diarrheal illnesses in period 1 was 14 cases per 1,000 child-days; in period 2, it was 4 cases per 1,000 child-days (P = .01); and in period 3, it was 3 cases per 1,000 child-days (P = .007). The yearly incidence of hand-foot-mouth infection in period 1 was 10 cases per 1,000 child-days; in period 2, it was 1 case per 1,000 child-days (P = .01); and in period 3, it was 0.5 cases per 1,000 child-days per year (P = .007). CONCLUSION. Use of the infection control intervention bundle was associated with reduced incidence of ILI at the Thai preschool. Infect Control Hosp Epidemiol 2009; 30: 817-822</text:p>
          </table:table-cell>
          <table:table-cell/>
          <table:table-cell table:style-name="ce5" office:value-type="string" calcext:value-type="string">
            <text:p>CAMBRIDGE UNIV PRESS</text:p>
          </table:table-cell>
          <table:table-cell table:style-name="ce5" office:value-type="string" calcext:value-type="string">
            <text:p>NEW YORK</text:p>
          </table:table-cell>
          <table:table-cell table:style-name="ce5" office:value-type="string" calcext:value-type="string">
            <text:p>INFECT CONT HOSP EP</text:p>
          </table:table-cell>
          <table:table-cell table:style-name="ce5" office:value-type="float" office:value="2009" calcext:value-type="float">
            <text:p>2009</text:p>
          </table:table-cell>
          <table:table-cell table:style-name="ce5" office:value-type="string" calcext:value-type="string">
            <text:p>Public, Environmental &amp; Occupational Health; Infectious Diseases</text:p>
          </table:table-cell>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Melhoria significativa no sono em pessoas com deficiência intelectual que vivem em ambientes residenciais por intervenções não farmacêuticas </text:p>
          </table:table-cell>
          <table:table-cell office:value-type="string" calcext:value-type="string">
            <text:p>Contexto Embora cerca de 15 a 50 por cento das pessoas com deficiência intelectual (DI) que vivem em ambientes residenciais sofram de problemas de sono, pouca atenção é dada a esses problemas. A maioria dos estudos disponíveis concentra-se em soluções farmacêuticas. Neste estudo, nos concentramos em melhorar o sono em pessoas com deficiência intelectual que vivem em ambientes residenciais por meio de intervenções não farmacêuticas. Método O projeto é um estudo de caso múltiplo usando actigrafia. Seguindo uma medição de linha de base de pessoas com DI, recomendamos uma intervenção, como agendamento da hora de dormir. Isso foi seguido por uma medição de efeito. Resultados A eficiência do sono, latência do sono e latência crescente melhoraram significativamente. O tempo gasto na cama também diminuiu significativamente e as horas de sono na cama aumentaram significativamente. Conclusão Para pessoas com DI, o sono pode ser melhorado por intervenções não farmacêuticas. Uma abordagem multidisciplinar é útil na seleção de uma intervenção adequada. </text:p>
          </table:table-cell>
          <table:table-cell table:style-name="ce5" office:value-type="string" calcext:value-type="string">
            <text:p>Hylkema, T; Vlaskamp, C</text:p>
          </table:table-cell>
          <table:table-cell table:style-name="ce5" office:value-type="string" calcext:value-type="string">
            <text:p>Significant improvement in sleep in people with intellectual disabilities living in residential settings by non-pharmaceutical interventions</text:p>
          </table:table-cell>
          <table:table-cell table:style-name="ce5" office:value-type="string" calcext:value-type="string">
            <text:p>JOURNAL OF INTELLECTUAL DISABILITY RESEARCH</text:p>
          </table:table-cell>
          <table:table-cell table:style-name="ce5" office:value-type="string" calcext:value-type="string">
            <text:p>Article</text:p>
          </table:table-cell>
          <table:table-cell table:style-name="ce5" office:value-type="string" calcext:value-type="string">
            <text:p>actigraphy; intellectual disabilities; interventions; non-pharmaceutical; sleep problems</text:p>
          </table:table-cell>
          <table:table-cell table:style-name="ce5" office:value-type="string" calcext:value-type="string">
            <text:p>Background Although about 15 to 50 percent of people with intellectual disabilities (ID) living in residential settings suffer from sleep problems, scant attention is paid to these problems. Most available studies focus on pharmaceutical solutions. In this study we focus on improving sleep in people with intellectual disabilities living in residential settings by non-pharmaceutical interventions. Method The design is a multiple case study using actigraphy. Following a baseline measurement of people with ID, we recommended an intervention such as bedtime scheduling. This was followed by an effect measurement. Results Sleep efficiency, sleep latency and rising latency improved significantly. The time spent in bed also decreased significantly and the hours of sleep while in bed increased significantly. Conclusion For people with ID, sleep can be improved by non-pharmaceutical interventions. A multidisciplinary approach is helpful in selecting an adequate intervention.</text:p>
          </table:table-cell>
          <table:table-cell/>
          <table:table-cell table:style-name="ce5" office:value-type="string" calcext:value-type="string">
            <text:p>WILEY-BLACKWELL PUBLISHING, INC</text:p>
          </table:table-cell>
          <table:table-cell table:style-name="ce5" office:value-type="string" calcext:value-type="string">
            <text:p>MALDEN</text:p>
          </table:table-cell>
          <table:table-cell table:style-name="ce5" office:value-type="string" calcext:value-type="string">
            <text:p>J INTELL DISABIL RES</text:p>
          </table:table-cell>
          <table:table-cell table:style-name="ce5" office:value-type="float" office:value="2009" calcext:value-type="float">
            <text:p>2009</text:p>
          </table:table-cell>
          <table:table-cell table:style-name="ce5" office:value-type="string" calcext:value-type="string">
            <text:p>Education &amp; Educational Research; Genetics &amp; Heredity; Neurosciences &amp; Neurology; Psychiatry; Rehabilitation</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Identificação oportuna de estratégias de controle ideais para doenças infecciosas emergentes </text:p>
          </table:table-cell>
          <table:table-cell office:value-type="string" calcext:value-type="string">
            <text:p>Antecedentes: As autoridades de saúde devem contar com quarentena, isolamento e outras intervenções não farmacêuticas para conter surtos de doenças humanas emergentes. Métodos: Modelamos uma doença genérica causada por um patógeno aparentemente transmitido por contato interpessoal próximo, mas sobre a qual pouco mais se sabe. Em nosso modelo, as pessoas podem ser infecciosas durante a incubação ou durante o pródromo ou doença aguda. Derivamos uma expressão para R, o número de reprodução, pegamos suas derivadas parciais em relação aos parâmetros de controle e codificamos esses resultados analíticos em um caderno Mathematica (TM) amigável. Com parâmetros biológicos para SARS estimados a partir da série inicial de casos em Hong Kong e taxas de infecção de hospitalizações em Cingapura, determinamos a sensibilidade de R aos parâmetros de controle. Resultados: As estimativas da taxa de infecção de estágio específico de casos hospitalizados antes do início da quarentena excedem as de todo o surto, mas são qualitativamente semelhantes: a infecciosidade era insignificante até o início dos sintomas e aumentou 10 vezes de pródromo para doença aguda. Dadas essas informações, as autoridades poderiam, em vez disso, ter enfatizado uma estratégia cuja eficiência mais do que compensa qualquer possível redução na eficácia. Conclusões: Em surtos futuros de novas doenças humanas transmitidas por contato interpessoal próximo, deve ser possível identificar a intervenção ideal com antecedência suficiente para facilitar a tomada de decisão eficaz. Publicado por Elsevier Ltd. </text:p>
          </table:table-cell>
          <table:table-cell table:style-name="ce5" office:value-type="string" calcext:value-type="string">
            <text:p>Feng, ZL; Yang, YD; Xu, DS; Zhang, P; McCauley, MM; Glasser, JW</text:p>
          </table:table-cell>
          <table:table-cell table:style-name="ce5" office:value-type="string" calcext:value-type="string">
            <text:p>Timely identification of optimal control strategies for emerging infectious diseases</text:p>
          </table:table-cell>
          <table:table-cell table:style-name="ce5" office:value-type="string" calcext:value-type="string">
            <text:p>JOURNAL OF THEORETICAL BIOLOGY</text:p>
          </table:table-cell>
          <table:table-cell table:style-name="ce5" office:value-type="string" calcext:value-type="string">
            <text:p>Article</text:p>
          </table:table-cell>
          <table:table-cell table:style-name="ce5" office:value-type="string" calcext:value-type="string">
            <text:p>Mathematical modeling; Emerging infections; Outbreak-control strategies; Social responses</text:p>
          </table:table-cell>
          <table:table-cell table:style-name="ce5" office:value-type="string" calcext:value-type="string">
            <text:p>Background: Health authorities must rely on quarantine, isolation, and other non-pharmaceutical interventions to contain Outbreaks of newly emerging human diseases. Methods: We modeled a generic disease caused by a pathogen apparently transmitted by close interpersonal contact, but about which little else is known. In our model, people may be infectious while incubating or during their prodrome or acute illness. We derived an expression for R, the reproduction number, took its partial derivatives with respect to control parameters, and encoded these analytical results in a user-friendly Mathematica (TM) notebook. With biological parameters for SARS estimated from the initial case series in Hong Kong and infection rates from hospitalizations in Singapore, we determined R's sensitivity to control parameters. Results: Stage-specific infection rate estimates from cases hospitalized before quarantine began exceed those from the entire outbreak, but are qualitatively similar: infectiousness was negligible until symptom onset, and increased 10-fold from prodrome to acute illness. Given such information, authorities might instead have emphasized a strategy whose efficiency more than compensates for any possible reduction in efficacy. Conclusions: In future outbreaks of new human diseases transmitted via close interpersonal contact, it should be possible to identify the optimal intervention early enough to facilitate effective decision-making. Published by Elsevier Ltd.</text:p>
          </table:table-cell>
          <table:table-cell/>
          <table:table-cell table:style-name="ce5" office:value-type="string" calcext:value-type="string">
            <text:p>ACADEMIC PRESS LTD- ELSEVIER SCIENCE LTD</text:p>
          </table:table-cell>
          <table:table-cell table:style-name="ce5" office:value-type="string" calcext:value-type="string">
            <text:p>LONDON</text:p>
          </table:table-cell>
          <table:table-cell table:style-name="ce5" office:value-type="string" calcext:value-type="string">
            <text:p>J THEOR BIOL</text:p>
          </table:table-cell>
          <table:table-cell table:style-name="ce5" office:value-type="float" office:value="2009" calcext:value-type="float">
            <text:p>2009</text:p>
          </table:table-cell>
          <table:table-cell table:style-name="ce5" office:value-type="string" calcext:value-type="string">
            <text:p>Life Sciences &amp; Biomedicine - Other Topics; Mathematical &amp; Computational Biology</text:p>
          </table:table-cell>
          <table:table-cell table:style-name="ce5" office:value-type="string" calcext:value-type="string">
            <text:p>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Iniciativa de tratamento de demência na prática primária - protocolo de estudo de um ensaio clínico randomizado de cluster sobre o manejo da demência em um ambiente de clínica geral </text:p>
          </table:table-cell>
          <table:table-cell office:value-type="string" calcext:value-type="string">
            <text:p>Antecedentes: As diretrizes atuais para o tratamento da demência recomendam a combinação de terapia medicamentosa com medidas não farmacêuticas, como aconselhamento e apoio social. No entanto, as evidências científicas sobre as intervenções não farmacêuticas para pacientes com demência e seus cuidadores informais permanecem inconclusivas. Os objetivos do tratamento moderno e abrangente da demência são permitir que os pacientes vivam em casa o mais tempo e independente possível e reduzir a sobrecarga dos cuidadores. O objetivo do estudo é comparar uma intervenção complexa, incluindo grupos de apoio a cuidadores e aconselhamento em relação aos cuidados habituais em termos de tempo para a colocação em lar de idosos. Neste artigo, o protocolo do estudo é descrito. Métodos / Desenho: O projeto IDA (Initiative Demenzversorgung in der Allgemeinmedizin) foi elaborado como um ensaio clínico randomizado de três grupos, onde pacientes com demência e seus cuidadores informais são recrutados por clínicos gerais. Pacientes na região de estudo da Francônia Média, Alemanha, são incluídos se tiverem demência leve ou moderada, tiverem pelo menos 65 anos de idade e forem membros da caixa de doença alemã AOK (Allgemeine Ortskrankenkasse). No grupo de controle, os pacientes recebem tratamento regular, enquanto nos dois grupos de intervenção os clínicos gerais participam de um curso de treinamento no tratamento da demência com base em evidências, recomendam grupos de apoio e oferecem aconselhamento aos cuidadores familiares, seja no início ou após 1 ano de seguimento acima. O recrutamento do estudo e o acompanhamento ocorreram de julho de 2005 a janeiro de 2009. 303 clínicos gerais foram randomizados, dos quais 129 recrutaram um total de 390 pacientes. O tempo para admissão em casa de repouso dentro do período de intervenção e acompanhamento de dois anos é o desfecho primário. Os desfechos secundários são o estado cognitivo, as atividades da vida diária, a carga de cuidados prestados, bem como os custos de saúde. Para uma análise econômica do ponto de vista social, os dados são coletados dos cuidadores, bem como pelo uso de dados de rotina do seguro saúde legal e do seguro de cuidados de longo prazo. Discussão: De uma perspectiva de saúde pública, espera-se que o ensaio IDA leve a resultados baseados em evidências sobre a eficácia da comunidade de medidas de suporte não farmacêutico para pacientes com demência e seus cuidadores no setor de atenção primária. Para os formuladores de políticas de saúde, é necessário tomar suas decisões sobre o financiamento de novos serviços com base em um forte conhecimento sobre a aceitação das medidas pela população e sua relação custo-benefício. </text:p>
          </table:table-cell>
          <table:table-cell table:style-name="ce5" office:value-type="string" calcext:value-type="string">
            <text:p>Holle, R; Grassel, E; Ruckdaschel, S; Wunder, S; Mehlig, H; Marx, P; Pirk, O; Butzlaff, M; Kunz, S; Lauterberg, J</text:p>
          </table:table-cell>
          <table:table-cell table:style-name="ce5" office:value-type="string" calcext:value-type="string">
            <text:p>Dementia care initiative in primary practice - study protocol of a cluster randomized trial on dementia management in a general practice setting</text:p>
          </table:table-cell>
          <table:table-cell table:style-name="ce5" office:value-type="string" calcext:value-type="string">
            <text:p>BMC HEALTH SERVICES RESEARCH</text:p>
          </table:table-cell>
          <table:table-cell table:style-name="ce5" office:value-type="string" calcext:value-type="string">
            <text:p>Article</text:p>
          </table:table-cell>
          <table:table-cell/>
          <table:table-cell table:style-name="ce5" office:value-type="string" calcext:value-type="string">
            <text:p>Background: Current guidelines for dementia care recommend the combination of drug therapy with non-pharmaceutical measures like counselling and social support. However, the scientific evidence concerning non-pharmaceutical interventions for dementia patients and their informal caregivers remains inconclusive. Targets of modern comprehensive dementia care are to enable patients to live at home as long and as independent as possible and to reduce the burden of caregivers. The objective of the study is to compare a complex intervention including caregiver support groups and counselling against usual care in terms of time to nursing home placement. In this paper the study protocol is described. Methods/Design: The IDA (Initiative Demenzversorgung in der Allgemeinmedizin) project is designed as a three armed cluster-randomized trial where dementia patients and their informal caregivers are recruited by general practitioners. Patients in the study region of Middle Franconia, Germany, are included if they have mild or moderate dementia, are at least 65 years old, and are members of the German AOK (Allgemeine Ortskrankenkasse) sickness fund. In the control group patients receive regular treatment, whereas in the two intervention groups general practitioners participate in a training course in evidence based dementia treatment, recommend support groups and offer counseling to the family caregivers either beginning at baseline or after the 1-year follow-up. The study recruitment and follow-up took place from July 2005 to January 2009. 303 general practitioners were randomized of which 129 recruited a total of 390 patients. Time to nursing home admission within the two year intervention and follow-up period is the primary endpoint. Secondary endpoints are cognitive status, activities of daily living, burden of care giving as well as healthcare costs. For an economic analysis from the societal perspective, data are collected from caregivers as well as by the use of routine data from statutory health insurance and long-term care insurance. Discussion: From a public health perspective, the IDA trial is expected to lead to evidence based results on the community effectiveness of non-pharmaceutical support measures for dementia patients and their caregivers in the primary care sector. For health policy makers it is necessary to make their decisions about financing new services based on strong knowledge about the acceptance of measures in the population and their cost-effectiveness.</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HEALTH SERV RES</text:p>
          </table:table-cell>
          <table:table-cell table:style-name="ce5" office:value-type="float" office:value="2009" calcext:value-type="float">
            <text:p>2009</text:p>
          </table:table-cell>
          <table:table-cell table:style-name="ce5" office:value-type="string" calcext:value-type="string">
            <text:p>Health Care Sciences &amp; Service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mpacto dos exercícios de mesa no conhecimento e na confiança dos participantes nas autoridades legais para emergências de doenças infecciosas </text:p>
          </table:table-cell>
          <table:table-cell office:value-type="string" calcext:value-type="string">
            <text:p>Objetivo: A preparação jurídica é um componente crítico da preparação abrangente da saúde pública para emergências de saúde pública. O escopo deste estudo foi avaliar a utilidade de combinar sessões didáticas com um exercício de mesa como ferramentas educacionais na preparação jurídica, para avaliar o impacto do exercício sobre o nível de confiança dos participantes sobre a preparação jurídica de um sistema de saúde público, e para identificar áreas de questões jurídicas que precisam de mais melhorias. Métodos: O cenário do exercício e a avaliação pré e pós-exercício foram projetados para avaliar o conhecimento adquirido e o nível de confiança na declaração de emergências, isolamento e quarentena, restrições (incluindo toque de recolher) ao movimento de pessoas, fechamento de locais públicos e profilaxia em massa e para identificar as áreas de preparação jurídica que mais precisam de melhorias adicionais no nível do sistema. O teste exato de Fisher e o teste t pareado foram realizados para comparar os resultados pré e pós-exercício. Resultados: Nossa análise mostra que uma combinação de ensino didático e aprendizagem experiencial por meio de um exercício de mesa em relação à preparação legal para emergências de doenças infecciosas pode ser eficaz tanto na transmissão de conhecimento percebido aos participantes quanto na coleta de informações sobre a suficiência das autoridades e a existência de lacunas. Conclusões: O exercício proporcionou um fórum valioso para julgar a adequação das autoridades legais, políticas e procedimentos para lidar com a pandemia de influenza nos níveis estadual e local em Massachusetts. Em geral, os participantes estavam mais confiantes quanto à disponibilidade e suficiência das autoridades legais do que quanto às políticas e procedimentos para implementá-las. Os participantes também eram mais propensos a relatar a necessidade de melhorias nas autoridades, políticas e procedimentos no setor privado e em nível local do que em nível estadual. (Disaster Med Public Health Preparedness. 2009; 3: 104-110) </text:p>
          </table:table-cell>
          <table:table-cell table:style-name="ce5" office:value-type="string" calcext:value-type="string">
            <text:p>Savoia, E; Biddinger, PD; Fox, P; Levin, DE; Stone, L; Stoto, MA</text:p>
          </table:table-cell>
          <table:table-cell table:style-name="ce5" office:value-type="string" calcext:value-type="string">
            <text:p>Impact of Tabletop Exercises on Participants' Knowledge of and Confidence in Legal Authorities for Infectious Disease Emergencies</text:p>
          </table:table-cell>
          <table:table-cell table:style-name="ce5" office:value-type="string" calcext:value-type="string">
            <text:p>DISASTER MEDICINE AND PUBLIC HEALTH PREPAREDNESS</text:p>
          </table:table-cell>
          <table:table-cell table:style-name="ce5" office:value-type="string" calcext:value-type="string">
            <text:p>Article</text:p>
          </table:table-cell>
          <table:table-cell table:style-name="ce5" office:value-type="string" calcext:value-type="string">
            <text:p>legal preparedness; emergency preparedness; public health system</text:p>
          </table:table-cell>
          <table:table-cell table:style-name="ce5" office:value-type="string" calcext:value-type="string">
            <text:p>Objective: Legal preparedness is a critical component of comprehensive public health preparedness for public health emergencies. The scope of this study was to assess the usefulness of combining didactic sessions with a tabletop exercise as educational tools in legal preparedness, to assess the impact of the exercise on the participants' level of confidence about the legal preparedness of a public health system, and to identify legal issue areas in need of further improvement. Methods: The exercise scenario and the pre- and postexercise evaluation were designed to assess knowledge gained and level of confidence in declaration of emergencies, isolation and quarantine, restrictions (including curfew) on the movement of people, closure of public places, and mass prophylaxis, and to identify legal preparedness areas most in need of further improvement at the system level. Fisher exact test and paired t test were performed to compare pre- and postexercise results. Results: Our analysis shows that a combination of didactic teaching and experiential learning through a tabletop exercise regarding legal preparedness for infectious disease emergencies can be effective in both imparting perceived knowledge to participants and gathering information about sufficiency of authorities and existence of gaps. Conclusions: The exercise provided a valuable forum to judge the adequacy of legal authorities, policies, and procedures for dealing with pandemic influenza at the state and local levels in Massachusetts. In general, participants were more confident about the availability and sufficiency of legal authorities than they were about policies and procedures for implementing them. Participants were also more likely to report the need for improvement in authorities, policies, and procedures in the private sector and at the local level than at the state level. (Disaster Med Public Health Preparedness. 2009; 3: 104-110)</text:p>
          </table:table-cell>
          <table:table-cell/>
          <table:table-cell table:style-name="ce5" office:value-type="string" calcext:value-type="string">
            <text:p>AMER MEDICAL ASSOC</text:p>
          </table:table-cell>
          <table:table-cell table:style-name="ce5" office:value-type="string" calcext:value-type="string">
            <text:p>CHICAGO</text:p>
          </table:table-cell>
          <table:table-cell table:style-name="ce5" office:value-type="string" calcext:value-type="string">
            <text:p>DISASTER MED PUBLIC</text:p>
          </table:table-cell>
          <table:table-cell table:style-name="ce5" office:value-type="float" office:value="2009" calcext:value-type="float">
            <text:p>2009</text:p>
          </table:table-cell>
          <table:table-cell table:style-name="ce5" office:value-type="string" calcext:value-type="string">
            <text:p>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Vivendo com a gripe: impactos das intervenções impostas pelo governo e selecionadas voluntariamente </text:p>
          </table:table-cell>
          <table:table-cell office:value-type="string" calcext:value-type="string">
            <text:p>Com foco nas estratégias de mitigação da pandemia de gripe global, usamos modelos matemáticos elementares para avaliar a implementação e o momento de estratégias de intervenção não farmacêuticas, como restrições de viagens, distanciamento social e melhoria da higiene. Um modelo de planilha de disseminação de infecção entre várias comunidades heterogêneas vinculadas é baseado em cálculos analíticos e simulações de Monte Carlo. Como o comportamento humano provavelmente mudará durante o curso de sua pandemia, alterando assim a dinâmica da doença, incorporamos um parâmetro de feedback em nosso modelo para refletir o comportamento alterado. Nossos resultados indicam que, embora uma pandemia de gripe possa ser devastadora; existem métodos de enfrentamento que, quando implementados de forma rápida e correta, reduzem significativamente a gravidade de um surto global. (C) 2008 Elsevier B.V. Todos os direitos reservados. </text:p>
          </table:table-cell>
          <table:table-cell table:style-name="ce5" office:value-type="string" calcext:value-type="string">
            <text:p>Nigmatulina, KR; Larson, RC</text:p>
          </table:table-cell>
          <table:table-cell table:style-name="ce5" office:value-type="string" calcext:value-type="string">
            <text:p>Living with influenza: Impacts of government imposed and voluntarily selected interventions</text:p>
          </table:table-cell>
          <table:table-cell table:style-name="ce5" office:value-type="string" calcext:value-type="string">
            <text:p>EUROPEAN JOURNAL OF OPERATIONAL RESEARCH</text:p>
          </table:table-cell>
          <table:table-cell table:style-name="ce5" office:value-type="string" calcext:value-type="string">
            <text:p>Article</text:p>
          </table:table-cell>
          <table:table-cell table:style-name="ce5" office:value-type="string" calcext:value-type="string">
            <text:p>Stochastic modeling; Pandemic flu; OR in health services; Heterogeneity; Behavior</text:p>
          </table:table-cell>
          <table:table-cell table:style-name="ce5" office:value-type="string" calcext:value-type="string">
            <text:p>Focusing on mitigation strategies for global pandemic influenza, we use elementary mathematical models to evaluate the implementation and timing of non-pharmaceutical intervention strategies such as travel restrictions, social distancing and improved hygiene. A spread-sheet model of infection spread between several linked heterogeneous communities is based on analytical calculations and Monte Carlo simulations. Since human behavior will likely change during the course of it pandemic, thereby altering the dynamics of the disease, we incorporate a feedback parameter into our model to reflect altered behavior. Our results indicate that while a flu pandemic could be devastating; there are coping methods that when implemented quickly and correctly call significantly mitigate the severity of a global outbreak. (C) 2008 Elsevier B.V. All rights reserved.</text:p>
          </table:table-cell>
          <table:table-cell/>
          <table:table-cell table:style-name="ce5" office:value-type="string" calcext:value-type="string">
            <text:p>ELSEVIER SCIENCE BV</text:p>
          </table:table-cell>
          <table:table-cell table:style-name="ce5" office:value-type="string" calcext:value-type="string">
            <text:p>AMSTERDAM</text:p>
          </table:table-cell>
          <table:table-cell table:style-name="ce5" office:value-type="string" calcext:value-type="string">
            <text:p>EUR J OPER RES</text:p>
          </table:table-cell>
          <table:table-cell table:style-name="ce5" office:value-type="float" office:value="2009" calcext:value-type="float">
            <text:p>2009</text:p>
          </table:table-cell>
          <table:table-cell table:style-name="ce5" office:value-type="string" calcext:value-type="string">
            <text:p>Business &amp; Economics; Operations Research &amp; Management Science</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O PAISAGEM LEGAL PARA O ENCERRAMENTO DAS ESCOLAS EM RESPOSTA À GRIPE PANDÊMICA OU OUTRAS AMEAÇAS À SAÚDE PÚBLICA </text:p>
          </table:table-cell>
          <table:table-cell office:value-type="string" calcext:value-type="string">
            <text:p>Juntamente com outras intervenções não farmacêuticas em resposta à pandemia de gripe ou outras emergências de saúde pública, o fechamento de escolas em toda a comunidade (séries K-12) por até várias semanas pode mitigar os impactos da pandemia de gripe ou outras ameaças à saúde pública nas populações. Embora discutível, a premissa de saúde pública é que o fechamento de escolas pode limitar a propagação da influenza (ou outras doenças transmissíveis), consistente com as teorias de distanciamento social. Isso presume que as leis apóiam o fechamento de escolas por longos períodos durante cada onda de uma pandemia de influenza. No entanto, agências governamentais e outros têm informações incompletas e inconsistentes sobre se as leis autorizam o fechamento de escolas de longo prazo para fins de saúde pública em circunstâncias de rotina e de emergência. Como resultado, os Centros de Lei e Saúde Pública: Uma Colaboração nas Universidades Johns Hopkins e Georgetown examinaram as leis que autorizam expressamente o fechamento de escolas devido à pandemia de gripe ou outras ameaças à saúde pública em 52 jurisdições dos Estados Unidos. Embora o fechamento da escola seja legalmente possível na maioria das jurisdições durante circunstâncias de rotina e de emergência, questões legais significativas permanecem. Quando as escolas podem ser fechadas para fins de saúde pública e sob quais padrões? Quais níveis e departamentos de governo são realmente responsáveis ​​pelo fechamento de escolas? Como uma declaração de emergência afeta a autoridade governamental para fechar escolas? Este artigo explica a metodologia de estudo do Centro, apresenta as principais conclusões sobre as leis expressas que permitem o fechamento de escolas e discute questões legais subjacentes ao fechamento de escolas durante as não emergências e emergências declaradas. </text:p>
          </table:table-cell>
          <table:table-cell table:style-name="ce5" office:value-type="string" calcext:value-type="string">
            <text:p>Hodge, JG</text:p>
          </table:table-cell>
          <table:table-cell table:style-name="ce5" office:value-type="string" calcext:value-type="string">
            <text:p>THE LEGAL LANDSCAPE FOR SCHOOL CLOSURES IN RESPONSE TO PANDEMIC FLU OR OTHER PUBLIC HEALTH THREATS</text:p>
          </table:table-cell>
          <table:table-cell table:style-name="ce5" office:value-type="string" calcext:value-type="string">
            <text:p>BIOSECURITY AND BIOTERRORISM-BIODEFENSE STRATEGY PRACTICE AND SCIENCE</text:p>
          </table:table-cell>
          <table:table-cell table:style-name="ce5" office:value-type="string" calcext:value-type="string">
            <text:p>Article</text:p>
          </table:table-cell>
          <table:table-cell/>
          <table:table-cell table:style-name="ce5" office:value-type="string" calcext:value-type="string">
            <text:p>Together with other nonpharmaceutical interventions in response to pandemic influenza or other public health emergencies, communitywide closure of schools (grades K-12) for up to several weeks may mitigate the impacts of pandemic flu or other public health threats across populations. Though debatable, the public health premise is that closing schools could limit the spread of influenza (or other communicable conditions), consistent with social distancing theories. This presumes that laws support school closures for extended time periods during each wave of an influenza pandemic. However, government agencies and others have incomplete and inconsistent information about whether laws authorize long-term school closure for public health purposes in routine and emergency circumstances. As a result, the Centers for Law and the Public's Health: A Collaborative at Johns Hopkins and Georgetown Universities examined laws that expressly authorize school closure due to pandemic flu or other public health threats in 52 U. S. jurisdictions. While school closure is legally possible in most jurisdictions during routine and emergency circumstances, significant legal issues remain. When can schools be closed for public health purposes, and under what standards? Which levels and departments of government are actually responsible for closing schools? How does an emergency declaration affect government authority to close schools? This article explains the Center's study methodology, presents major findings on express laws allowing for school closure, and discusses legal issues underlying school closures during nonemergencies and declared emergencies.</text:p>
          </table:table-cell>
          <table:table-cell/>
          <table:table-cell table:style-name="ce5" office:value-type="string" calcext:value-type="string">
            <text:p>MARY ANN LIEBERT INC</text:p>
          </table:table-cell>
          <table:table-cell table:style-name="ce5" office:value-type="string" calcext:value-type="string">
            <text:p>NEW ROCHELLE</text:p>
          </table:table-cell>
          <table:table-cell table:style-name="ce5" office:value-type="string" calcext:value-type="string">
            <text:p>BIOSECUR BIOTERROR</text:p>
          </table:table-cell>
          <table:table-cell table:style-name="ce5" office:value-type="float" office:value="2009" calcext:value-type="float">
            <text:p>2009</text:p>
          </table:table-cell>
          <table:table-cell table:style-name="ce5" office:value-type="string" calcext:value-type="string">
            <text:p>Public, Environmental &amp; Occupational Health; International Relation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Gerenciando crises de saúde pública: o papel dos modelos na preparação para uma pandemia </text:p>
          </table:table-cell>
          <table:table-cell office:value-type="string" calcext:value-type="string">
            <text:p>Antecedentes Dada a enormidade dos desafios envolvidos na preparação para uma pandemia, o desenho e a implementação de políticas de saúde pública eficazes e econômicas é uma tarefa importante que requer uma abordagem integrada por meio do envolvimento das comunidades científica, administrativa e política em todas as disciplinas. Há ampla evidência que sugere que a modelagem pode ser uma abordagem viável para realizar essa tarefa. Métodos Para demonstrar a importância da sinergia entre modeladores, especialistas em saúde pública e formuladores de políticas, a Universidade de Winnipeg organizou um workshop interdisciplinar sobre o papel dos modelos na preparação para pandemia em setembro de 2008. O workshop proporcionou uma excelente oportunidade para apresentar resultados de recentes investigações científicas que avaliem minuciosamente os méritos dos mecanismos preventivos, terapêuticos e de distanciamento social, onde as estruturas da comunidade, grupos prioritários, provedores de saúde e atendentes a situações de emergência recebem consideração específica. Resultados Este workshop interativo foi claramente bem-sucedido no fortalecimento dos laços entre várias disciplinas e na criação de locais para modeladores se comunicarem efetivamente com os formuladores de políticas. A importância da modelagem no planejamento de pandemia foi destacada e os principais parâmetros que afetam a tomada de decisões políticas foram identificados. As premissas centrais e atividades importantes nos planos de pandemia canadenses nos níveis provincial e nacional também foram discutidas. Conclusões Haverá pouco tempo para uma reflexão cuidadosa e rápida quando uma pandemia de gripe ocorrer e, portanto, a preparação é uma prioridade inevitável. Modelagem e simulações são recursos-chave no planejamento de pandemia para mapear interdependências e apoiar tomadas de decisão complexas. Os modelos são mais eficazes na formulação de estratégias para o gerenciamento de crises de saúde pública quando há sinergias entre modeladores, planejadores e formuladores de políticas. </text:p>
          </table:table-cell>
          <table:table-cell table:style-name="ce5" office:value-type="string" calcext:value-type="string">
            <text:p>Moghadas, SM; Pizzi, NJ; Wu, JH; Yan, P</text:p>
          </table:table-cell>
          <table:table-cell table:style-name="ce5" office:value-type="string" calcext:value-type="string">
            <text:p>Managing public health crises: the role of models in pandemic preparedness</text:p>
          </table:table-cell>
          <table:table-cell table:style-name="ce5" office:value-type="string" calcext:value-type="string">
            <text:p>INFLUENZA AND OTHER RESPIRATORY VIRUSES</text:p>
          </table:table-cell>
          <table:table-cell table:style-name="ce5" office:value-type="string" calcext:value-type="string">
            <text:p>Article</text:p>
          </table:table-cell>
          <table:table-cell table:style-name="ce5" office:value-type="string" calcext:value-type="string">
            <text:p>Influenza pandemic; mathematical models; public health policy; antiviral therapy; vaccination; non-pharmaceutical measures</text:p>
          </table:table-cell>
          <table:table-cell table:style-name="ce5" office:value-type="string" calcext:value-type="string">
            <text:p>Background Given the enormity of challenges involved in pandemic preparedness, design and implementation of effective and cost-effective public health policies is a major task that requires an integrated approach through engagement of scientific, administrative, and political communities across disciplines. There is ample evidence to suggest that modeling may be a viable approach to accomplish this task. Methods To demonstrate the importance of synergism between modelers, public health experts, and policymakers, the University of Winnipeg organized an interdisciplinary workshop on the role of models in pandemic preparedness in September 2008. The workshop provided an excellent opportunity to present outcomes of recent scientific investigations that thoroughly evaluate the merits of preventive, therapeutic, and social distancing mechanisms, where community structures, priority groups, healthcare providers, and responders to emergency situations are given specific consideration. Results This interactive workshop was clearly successful in strengthening ties between various disciplines and creating venues for modelers to effectively communicate with policymakers. The importance of modeling in pandemic planning was highlighted, and key parameters that affect policy decision-making were identified. Core assumptions and important activities in Canadian pandemic plans at the provincial and national levels were also discussed. Conclusions There will be little time for thoughtful and rapid reflection once an influenza pandemic strikes, and therefore preparedness is an unavoidable priority. Modeling and simulations are key resources in pandemic planning to map out interdependencies and support complex decision-making. Models are most effective in formulating strategies for managing public health crises when there are synergies between modelers, planners, and policymakers.</text:p>
          </table:table-cell>
          <table:table-cell/>
          <table:table-cell table:style-name="ce5" office:value-type="string" calcext:value-type="string">
            <text:p>WILEY-BLACKWELL PUBLISHING, INC</text:p>
          </table:table-cell>
          <table:table-cell table:style-name="ce5" office:value-type="string" calcext:value-type="string">
            <text:p>MALDEN</text:p>
          </table:table-cell>
          <table:table-cell table:style-name="ce5" office:value-type="string" calcext:value-type="string">
            <text:p>INFLUENZA OTHER RESP</text:p>
          </table:table-cell>
          <table:table-cell table:style-name="ce5" office:value-type="float" office:value="2009" calcext:value-type="float">
            <text:p>2009</text:p>
          </table:table-cell>
          <table:table-cell table:style-name="ce5" office:value-type="string" calcext:value-type="string">
            <text:p>Infectious Diseases; Virology</text:p>
          </table:table-cell>
          <table:table-cell table:style-name="ce5" office:value-type="string" calcext:value-type="string">
            <text:p>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Usando intervenções não farmacêuticas para prevenir a transmissão da gripe em crianças do ensino fundamental: perspectivas de pais e professores </text:p>
          </table:table-cell>
          <table:table-cell office:value-type="string" calcext:value-type="string">
            <text:p>Objetivos: As escolas atuam como locais amplificadores para a disseminação de doenças infecciosas, surtos e pandemias. Este projeto avaliou quais intervenções não farmacêuticas (NPIs) são mais aceitáveis ​​para pais e professores de crianças em idade escolar nas séries K-5 a K-8 em escolas públicas de Pittsburgh. Métodos: Durante a primavera de 2007, o Pittsburgh Influenza Prevention Project entrevistou 134 professores e 151 pais representando nove escolas primárias sobre as atitudes em relação aos NPIs e seu uso por adultos e crianças em idade escolar durante surtos de influenza sazonal. Resultados: as práticas gerais de etiqueta, como cobrir tosse, lavar as mãos e usar desinfetante para as mãos foram altamente aceitáveis ​​para ambos os grupos, enquanto máscaras e luvas não. Conclusões: O sucesso de um NPI ou conjunto de NPIs depende da sua eficácia e da viabilidade de implementá-lo com as populações relevantes. Se máscaras, luvas e outros NPIs mais intrusivos forem usados ​​em ambientes comunitários durante uma temporada de influenza severa ou pandemia, é claro que há um trabalho preparatório significativo necessário para aumentar a aceitabilidade por parte dos adultos. Sem essa aceitação, é altamente improvável que crianças e seus adultos supervisores participem. </text:p>
          </table:table-cell>
          <table:table-cell table:style-name="ce5" office:value-type="string" calcext:value-type="string">
            <text:p>Stebbins, S; Downs, JS; Vukotich, CJ</text:p>
          </table:table-cell>
          <table:table-cell table:style-name="ce5" office:value-type="string" calcext:value-type="string">
            <text:p>Using Nonpharmaceutical Interventions to Prevent Influenza Transmission in Elementary School Children: Parent and Teacher Perspectives</text:p>
          </table:table-cell>
          <table:table-cell table:style-name="ce5" office:value-type="string" calcext:value-type="string">
            <text:p>JOURNAL OF PUBLIC HEALTH MANAGEMENT AND PRACTICE</text:p>
          </table:table-cell>
          <table:table-cell table:style-name="ce5" office:value-type="string" calcext:value-type="string">
            <text:p>Article</text:p>
          </table:table-cell>
          <table:table-cell table:style-name="ce5" office:value-type="string" calcext:value-type="string">
            <text:p>elementary school; influenza; nonpharmaceutical intervention; parent; teacher</text:p>
          </table:table-cell>
          <table:table-cell table:style-name="ce5" office:value-type="string" calcext:value-type="string">
            <text:p>Objectives: Schools act as amplifying sites for the spread of infectious diseases, outbreaks, and pandemics. This project assessed which nonpharmaceutical interventions (NPIs) are most acceptable to parents and teachers of school children in grades K-5 to K-8 in Pittsburgh public schools. Methods: During the spring of 2007, the Pittsburgh Influenza Prevention Project surveyed 134 teachers and 151 parents representing nine elementary schools regarding attitudes toward NPIs and their usage by adults and school children during seasonal influenza outbreaks. Results: General etiquette practices such as covering coughs, handwashing, and using hand sanitizer were highly acceptable to both groups, while masks and gloves were not. Conclusions: The success of an NPI or a set of NPIs depends on both its efficacy and the feasibility of implementing it with relevant populations. If masks, gloves, and other more intrusive NPIs are to be used in community settings during a severe influenza season or pandemic, it is clear that there is significant preparatory work needed to increase acceptability on the part of the adults. Without such acceptance, it is highly unlikely that children and their supervising adults will participate.</text:p>
          </table:table-cell>
          <table:table-cell/>
          <table:table-cell table:style-name="ce5" office:value-type="string" calcext:value-type="string">
            <text:p>LIPPINCOTT WILLIAMS &amp; WILKINS</text:p>
          </table:table-cell>
          <table:table-cell table:style-name="ce5" office:value-type="string" calcext:value-type="string">
            <text:p>PHILADELPHIA</text:p>
          </table:table-cell>
          <table:table-cell table:style-name="ce5" office:value-type="string" calcext:value-type="string">
            <text:p>J PUBLIC HEALTH MAN</text:p>
          </table:table-cell>
          <table:table-cell table:style-name="ce5" office:value-type="float" office:value="2009" calcext:value-type="float">
            <text:p>2009</text:p>
          </table:table-cell>
          <table:table-cell table:style-name="ce5" office:value-type="string" calcext:value-type="string">
            <text:p>Public, Environmental &amp; Occupational Health</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Influenza pandêmica: ameaça iminente, prontidão e o globo dividido </text:p>
          </table:table-cell>
          <table:table-cell office:value-type="string" calcext:value-type="string">
            <text:p>Com o consenso genérico sobre a certeza de uma pandemia de influenza iminente, crescem as preocupações sobre seu impacto global devastador. A preparação e as abordagens preventivas adotadas pelos estados-nação são polarizadas entre países ricos em recursos e países com poucos recursos. A Índia, com razão, escolheu o caminho do meio. Parece que as intervenções não farmacêuticas seriam a única modalidade preventiva disponível em grande parte do mundo. A produção de qualquer vacina pandêmica levaria no mínimo 6 meses após o isolamento do novo vírus, e os antivirais podem não estar disponíveis onde são mais necessários. Os esforços para criar um pool universal de recursos e estoques de antivirais, antibióticos e vacinas para uso nos primeiros países afetados precisam ser intensificados com urgência. </text:p>
          </table:table-cell>
          <table:table-cell table:style-name="ce5" office:value-type="string" calcext:value-type="string">
            <text:p>Chaturvedi, S</text:p>
          </table:table-cell>
          <table:table-cell table:style-name="ce5" office:value-type="string" calcext:value-type="string">
            <text:p>Pandemic Influenza: Imminent Threat, Preparedness and the Divided Globe</text:p>
          </table:table-cell>
          <table:table-cell table:style-name="ce5" office:value-type="string" calcext:value-type="string">
            <text:p>INDIAN PEDIATRICS</text:p>
          </table:table-cell>
          <table:table-cell table:style-name="ce5" office:value-type="string" calcext:value-type="string">
            <text:p>Article</text:p>
          </table:table-cell>
          <table:table-cell table:style-name="ce5" office:value-type="string" calcext:value-type="string">
            <text:p>Bird-flu; Influenza; Pandemic</text:p>
          </table:table-cell>
          <table:table-cell table:style-name="ce5" office:value-type="string" calcext:value-type="string">
            <text:p>With generic consensus on certainty of an impending influenza pandemic, concerns are mounting about its devastating global impact. Preparedness and preventive approaches adopted by the nation states are polarised between resource rich and resource challenged countries. India has, rightly, taken a middle path. It seems that the non-pharmaceutical interventions would be the only preventive modality available in large parts of world. Production of any pandemic vaccine would take a minimum of 6 months after isolation of novel virus, and antivirals may not be available where they are required most. Efforts to create a universal pool of resources and stockpiles of antivirals, antibiotics and vaccines for use in first affected countries need to be strengthened with urgency.</text:p>
          </table:table-cell>
          <table:table-cell/>
          <table:table-cell table:style-name="ce5" office:value-type="string" calcext:value-type="string">
            <text:p>SPRINGER INDIA</text:p>
          </table:table-cell>
          <table:table-cell table:style-name="ce5" office:value-type="string" calcext:value-type="string">
            <text:p>NEW DELHI</text:p>
          </table:table-cell>
          <table:table-cell table:style-name="ce5" office:value-type="string" calcext:value-type="string">
            <text:p>INDIAN PEDIATR</text:p>
          </table:table-cell>
          <table:table-cell table:style-name="ce5" office:value-type="float" office:value="2009" calcext:value-type="float">
            <text:p>2009</text:p>
          </table:table-cell>
          <table:table-cell table:style-name="ce5" office:value-type="string" calcext:value-type="string">
            <text:p>Pediatrics</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O risco de influenza sazonal e pandêmica: perspectivas para o controle </text:p>
          </table:table-cell>
          <table:table-cell office:value-type="string" calcext:value-type="string">
            <text:p>\ A influenza sazonal é uma causa subestimada de morbidade e mortalidade nos Estados Unidos. A vacinação sazonal de indivíduos em grupos com alto risco de complicações é recomendada há muito tempo. No entanto, tem havido uma expansão gradual dos grupos recomendados para a imunização anual contra influenza, a fim de reduzir a incidência de infecção não complicada, para aliviar o impacto da influenza sazonal nos cuidados de saúde e para simplificar a aplicação das recomendações. A ameaça de uma pandemia de influenza, agravada por casos recentes de influenza aviária altamente patogênica em humanos, requer esforços contínuos de preparação. As estratégias para o controle da pandemia de influenza devem incluir vacinas, medicamentos antivirais e intervenções não farmacêuticas, como fechamento de escolas e quarentena voluntária em torno dos casos. A eficácia profilática dos inibidores da neuraminidase, previamente observada em estudos domésticos, sugere que eles serão um complemento útil para a quarentena voluntária. Estoques de medicamentos antivirais estão sendo estabelecidos para uso terapêutico e talvez preventivo para a pandemia de gripe. </text:p>
          </table:table-cell>
          <table:table-cell table:style-name="ce5" office:value-type="string" calcext:value-type="string">
            <text:p>Monto, AS</text:p>
          </table:table-cell>
          <table:table-cell table:style-name="ce5" office:value-type="string" calcext:value-type="string">
            <text:p>The Risk of Seasonal and Pandemic Influenza: Prospects for Control</text:p>
          </table:table-cell>
          <table:table-cell table:style-name="ce5" office:value-type="string" calcext:value-type="string">
            <text:p>CLINICAL INFECTIOUS DISEASES</text:p>
          </table:table-cell>
          <table:table-cell table:style-name="ce5" office:value-type="string" calcext:value-type="string">
            <text:p>Article</text:p>
          </table:table-cell>
          <table:table-cell/>
          <table:table-cell table:style-name="ce5" office:value-type="string" calcext:value-type="string">
            <text:p>\Seasonal influenza is an underappreciated cause of morbidity and mortality in the United States. Seasonal vaccination of individuals in groups at high risk of complications has long been recommended. However, there has been a gradual expansion of the recommended groups for annual influenza immunization in order to reduce the incidence of uncomplicated infection, to alleviate the impact of seasonal influenza on health care, and to simplify the application of recommendations. The threat of an influenza pandemic, heightened by recent cases of highly pathogenic avian influenza in humans, requires continued efforts in preparedness. Strategies for the control of pandemic influenza must include vaccines, antiviral drugs, and nonpharmaceutical interventions like school closure and voluntary quarantine around cases. The prophylactic efficacy of neuraminidase inhibitors, previously observed in household studies, suggests that they will be a useful adjunct to voluntary quarantine. Stockpiles of antiviral drugs are being established for therapeutic and perhaps preventive use for pandemic influenza.</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CLIN INFECT DIS</text:p>
          </table:table-cell>
          <table:table-cell table:style-name="ce5" office:value-type="float" office:value="2009" calcext:value-type="float">
            <text:p>2009</text:p>
          </table:table-cell>
          <table:table-cell table:style-name="ce5" office:value-type="string" calcext:value-type="string">
            <text:p>Immunology; Infectious Diseases; Microbiology</text:p>
          </table:table-cell>
          <table:table-cell table:style-name="ce5" office:value-type="string" calcext:value-type="string">
            <text:p>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30 anos de custo-utilidade farmacêutica analisa crescimento, diversidade e melhoria metodológica </text:p>
          </table:table-cell>
          <table:table-cell office:value-type="string" calcext:value-type="string">
            <text:p>Objetivo: revisar e avaliar criticamente as análises de custo-utilidade (CUAs) publicadas pertencentes a produtos farmacêuticos nas últimas 3 décadas. Métodos: examinamos os dados do Registro de Análise de Custo-Efetividade do Tufts Medical Center (www.cearegistry.org), que contém informações detalhadas sobre CUAs em inglês e suas proporções (em US $, valores do ano de 2008) publicados em periódicos revisados ​​por pares . Resumimos as características do estudo usando estatísticas descritivas para artigos publicados de 1976 a 2006. As mudanças na metodologia do estudo ao longo do tempo foram analisadas por teste de tendência. A análise das proporções foi restrita àquelas publicadas de 2000 a 2006 a partir de estudos que descontaram corretamente os custos e benefícios futuros. Fatores associados a ter um valor favorável (definido como sendo mais do que a mediana para todas as razões incluídas) foram identificados por regressão logística. Resultados: De 1.393 CUAs publicados até 2006, 640 (45,9%) pertenciam a produtos farmacêuticos. A proporção de CUAs com foco em produtos farmacêuticos aumentou de 34% no período 1990-5 para 47% no período 2001-5. As investigações com uma perspectiva dos EUA representaram 51% de todos os CUAs, embora essa proporção tenha diminuído ao longo do tempo. As investigações de perspectiva do Reino Unido foram responsáveis ​​por quase 16% de todos os estudos, e essa parcela aumentou com o tempo. Cerca de 24% de todos os CUAs foram patrocinados pela indústria, 48% foram patrocinados por fontes não industriais e 28% não divulgaram seus financiamentos. A adesão às boas práticas metodológicas é aproximadamente semelhante para estudos com patrocínio da indústria e não-indústria. A adesão a essas práticas aumentou com o tempo. Entre as proporções de 1969 que atendem aos nossos critérios de inclusão, o valor mediano foi de US $ 22.000 por QALY. A regressão logística revelou que, embora controlando a categoria de intervenção (por exemplo, produtos farmacêuticos, dispositivos médicos, triagem), as proporções eram mais prováveis ​​de serem favoráveis ​​se fossem de estudos patrocinados por um fabricante de produtos farmacêuticos ou de dispositivos (OR 1,53; IC 95% 1,07, 2,19 ) As proporções para CUAs farmacêuticos foram menos favoráveis ​​do que outras proporções durante o controle de patrocínio (OR 0,66; IC de 95% 0,44, 0,98). Conclusão: O número de CUAs farmacêuticos publicados tem crescido de forma constante e é responsável por quase metade de todos os CUAs publicados. A adesão às boas práticas metodológicas não parece diferir entre os patrocinadores do estudo. Os índices de estudos patrocinados pela indústria são mais favoráveis ​​do que outros índices. Os resultados evidenciam que existem muitas oportunidades para investimentos eficientes em saúde, entre intervenções farmacêuticas e não farmacêuticas, assim como existem muitos investimentos ineficientes. </text:p>
          </table:table-cell>
          <table:table-cell table:style-name="ce5" office:value-type="string" calcext:value-type="string">
            <text:p>Neumann, PJ; Fang, CH; Cohen, JT</text:p>
          </table:table-cell>
          <table:table-cell table:style-name="ce5" office:value-type="string" calcext:value-type="string">
            <text:p>30 Years of Pharmaceutical Cost-Utility Analyses Growth, Diversity and Methodological Improvement</text:p>
          </table:table-cell>
          <table:table-cell table:style-name="ce5" office:value-type="string" calcext:value-type="string">
            <text:p>PHARMACOECONOMICS</text:p>
          </table:table-cell>
          <table:table-cell table:style-name="ce5" office:value-type="string" calcext:value-type="string">
            <text:p>Article</text:p>
          </table:table-cell>
          <table:table-cell/>
          <table:table-cell table:style-name="ce5" office:value-type="string" calcext:value-type="string">
            <text:p>Objective: To review and critically evaluate published cost-utility analyses (CUAs) pertaining to pharmaceuticals for the past 3 decades. Methods: We examined data from the Tufts Medical Center Cost-Effectiveness Analysis Registry (www.cearegistry.org), which contains detailed information on English-language CUAs and their ratios (in $US, year 2008 values) published in peer-reviewed journals. We summarized study features using descriptive statistics for articles published from 1976 to 2006. Changes in study methodology over time were analysed by trend test. Analysis of ratios was restricted to those published from 2000 to 2006 from studies that correctly discounted future costs and benefits. Factors associated with having a favourable value (defined to be more than the median for all included ratios) were identified by logistic regression. Results: Of 1393 CUAs published through 2006, 640 (45.9%) pertained to pharmaceuticals. The proportion of CUAs that focussed on pharmaceuticals increased from 34% for the period 1990-5 to 47% for the period 2001-5. Investigations with a US perspective accounted for 51% of all CUAs, although this proportion has decreased over time. The UK perspective investigations accounted for nearly 16% of all studies, and this portion has increased over time. About 24% of all CUAs were sponsored by industry, 48% were sponsored by non-industry sources, and 28% did not disclose their funding. Adherence to good methodological practices is roughly similar for studies with industry and non-industry sponsorship. Adherence to these practices has increased over time. Among the 1969 ratios meeting our inclusion criteria, the median value was $US22 000 per QALY. Logistic regression revealed that, while controlling for the intervention category (e.g. pharmaceutical, medical device, screening), ratios were more likely to be favourable if they were from studies sponsored by a pharmaceutical or device manufacturer (OR 1.53; 95% CI 1.07, 2.19). Ratios for pharmaceutical CUAs were less favourable than other ratios while controlling for sponsorship (OR 0.66; 95% CI 0.44, 0.98). Conclusion: The number of published pharmaceutical CUAs has grown steadily and accounts for almost half of all published CUAs. Adherence to good methodological practices does not appear to differ by study sponsor. Ratios from industry-sponsored studies are more favourable than other ratios. The results highlight that there are many opportunities for efficient healthcare investment, among pharmaceutical and non-pharmaceutical interventions, just as there are many investments that are inefficient.</text:p>
          </table:table-cell>
          <table:table-cell/>
          <table:table-cell table:style-name="ce5" office:value-type="string" calcext:value-type="string">
            <text:p>ADIS INT LTD</text:p>
          </table:table-cell>
          <table:table-cell table:style-name="ce5" office:value-type="string" calcext:value-type="string">
            <text:p>NORTHCOTE</text:p>
          </table:table-cell>
          <table:table-cell table:style-name="ce5" office:value-type="string" calcext:value-type="string">
            <text:p>PHARMACOECONOMICS</text:p>
          </table:table-cell>
          <table:table-cell table:style-name="ce5" office:value-type="float" office:value="2009" calcext:value-type="float">
            <text:p>2009</text:p>
          </table:table-cell>
          <table:table-cell table:style-name="ce5" office:value-type="string" calcext:value-type="string">
            <text:p>Business &amp; Economics; Health Care Sciences &amp; Services; Pharmacology &amp; Pharmacy</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Proteção cruzada entre ondas sucessivas da pandemia de influenza de 1918-1919: evidências epidemiológicas dos acampamentos do exército dos EUA e da Grã-Bretanha </text:p>
          </table:table-cell>
          <table:table-cell office:value-type="string" calcext:value-type="string">
            <text:p>Fundo. O pior cenário atual para o planejamento de uma pandemia de influenza é baseado na catastrófica pandemia de 1918-1919. Neste artigo, examinamos a força da proteção cruzada entre ondas sucessivas da pandemia de 1918-1919, que tem permanecido uma questão de debate de longa data. Método. Estudamos as taxas de hospitalização e mortalidade mensais por doenças respiratórias em 37 acampamentos do exército, bem como as taxas de episódios repetidos de infecção por influenza durante janeiro-dezembro de 1918 em 8 ambientes militares e civis nos Estados Unidos e na Grã-Bretanha. Resultados. Uma primeira onda de doenças respiratórias ocorreu nos acampamentos do exército dos Estados Unidos durante março-maio ​​de 1918 e na Grã-Bretanha durante maio-junho, seguida por uma segunda onda letal no outono. A primeira onda foi caracterizada por alta morbidade, mas teve uma taxa de mortalidade mais baixa do que a segunda onda (1,1% vs. 4,7% entre soldados hospitalizados; P &lt;0,001). Com base em dados de doenças repetidas, a primeira onda forneceu proteção de 35% -94% contra doenças clínicas durante a segunda onda e proteção de 56% -89% contra morte (P &lt;0,001). Conclusão. A exposição à influenza na primavera e no verão de 1918 forneceu proteção contra mortalidade e morbidade durante a onda pandêmica do outono. A intensidade da primeira onda pode ter diferido entre as cidades e países dos EUA e pode explicar em parte a variação geográfica nas taxas de mortalidade por pandemia no outono. Os planos de preparação para a pandemia devem considerar que a proteção imunológica pode ser adquirida naturalmente durante uma primeira onda de doenças leves de influenza. </text:p>
          </table:table-cell>
          <table:table-cell table:style-name="ce5" office:value-type="string" calcext:value-type="string">
            <text:p>Barry, JM; Viboud, C; Simonsen, L</text:p>
          </table:table-cell>
          <table:table-cell table:style-name="ce5" office:value-type="string" calcext:value-type="string">
            <text:p>Cross-Protection between Successive Waves of the 1918-1919 Influenza Pandemic: Epidemiological Evidence from US Army Camps and from Britain</text:p>
          </table:table-cell>
          <table:table-cell table:style-name="ce5" office:value-type="string" calcext:value-type="string">
            <text:p>JOURNAL OF INFECTIOUS DISEASES</text:p>
          </table:table-cell>
          <table:table-cell table:style-name="ce5" office:value-type="string" calcext:value-type="string">
            <text:p>Article</text:p>
          </table:table-cell>
          <table:table-cell/>
          <table:table-cell table:style-name="ce5" office:value-type="string" calcext:value-type="string">
            <text:p>Background. The current worst-case scenario for pandemic influenza planning is based on the catastrophic 1918-1919 pandemic. In this article, we examine the strength of cross-protection between successive waves of the 1918-1919 pandemic, which has remained a long-standing issue of debate. Method. We studied monthly hospitalization and mortality rates for respiratory illness in 37 army camps, as well as the rates of repeated episodes of influenza infection during January-December 1918 in 8 military and civilian settings in the United States and Britain. Results. A first wave of respiratory illness occurred in US Army camps during March-May 1918 and in Britain during May-June, followed by a lethal second wave in the fall. The first wave was characterized by high morbidity but had a lower fatality rate than the second wave (1.1% vs. 4.7% among hospitalized soldiers; P &lt;.001). Based on repeated illness data, the first wave provided 35%-94% protection against clinical illness during the second wave and 56%-89% protection against death (P &lt;.001). Conclusion. Exposure to influenza in the spring and summer of 1918 provided mortality and morbidity protection during the fall pandemic wave. The intensity of the first wave may have differed across US cities and countries and may partly explain geographical variation in pandemic mortality rates in the fall. Pandemic preparedness plans should consider that immune protection could be naturally acquired during a first wave of mild influenza illnesses.</text:p>
          </table:table-cell>
          <table:table-cell/>
          <table:table-cell table:style-name="ce5" office:value-type="string" calcext:value-type="string">
            <text:p>OXFORD UNIV PRESS INC</text:p>
          </table:table-cell>
          <table:table-cell table:style-name="ce5" office:value-type="string" calcext:value-type="string">
            <text:p>CARY</text:p>
          </table:table-cell>
          <table:table-cell table:style-name="ce5" office:value-type="string" calcext:value-type="string">
            <text:p>J INFECT DIS</text:p>
          </table:table-cell>
          <table:table-cell table:style-name="ce5" office:value-type="float" office:value="2008" calcext:value-type="float">
            <text:p>2008</text:p>
          </table:table-cell>
          <table:table-cell table:style-name="ce5" office:value-type="string" calcext:value-type="string">
            <text:p>Immunology; Infectious Diseases; Microbiology</text:p>
          </table:table-cell>
          <table:table-cell table:style-name="ce5" office:value-type="string" calcext:value-type="string">
            <text:p>Green Accepted, Bronze</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Prontidão para parar de fumar: seus pacientes estão prontos para parar? </text:p>
          </table:table-cell>
          <table:table-cell office:value-type="string" calcext:value-type="string">
            <text:p>Objetivo: Explorar a avaliação da prontidão do paciente para receber intervenções para cessação do tabagismo usando o modelo transteórico (TTM) e os cinco estágios de mudança; e dar ao provedor de atenção primária um kit de ferramentas com base em evidências para auxiliar na avaliação da prontidão e apoiar o processo de cessação do tabagismo. Fontes de dados: Literatura baseada em evidências, estrutura teórica e artigos revisados por pares. Conclusões: A utilização do TTM junto com o treinamento e educação adequados do provedor e do paciente aumenta a probabilidade de que ocorra a cessação do tabagismo. As combinações de intervenções farmacêuticas e não farmacêuticas são as mais eficazes na cessação do tabagismo. Implicações para a prática: Os provedores podem ser preparados a cada visita do paciente para atender às necessidades de cessação do tabagismo de todos os pacientes. O kit de ferramentas fornecido neste artigo ajudará a facilitar a avaliação da prontidão e apoio para a cessação do tabagismo eficaz em longo prazo e reduzir eventuais morbidades relacionadas ao tabagismo. </text:p>
          </table:table-cell>
          <table:table-cell table:style-name="ce5" office:value-type="string" calcext:value-type="string">
            <text:p>Woody, D; DeCristofaro, C; Carlton, BG</text:p>
          </table:table-cell>
          <table:table-cell table:style-name="ce5" office:value-type="string" calcext:value-type="string">
            <text:p>Smoking cessation readiness: Are your patients ready to quit?</text:p>
          </table:table-cell>
          <table:table-cell table:style-name="ce5" office:value-type="string" calcext:value-type="string">
            <text:p>JOURNAL OF THE AMERICAN ACADEMY OF NURSE PRACTITIONERS</text:p>
          </table:table-cell>
          <table:table-cell table:style-name="ce5" office:value-type="string" calcext:value-type="string">
            <text:p>Article</text:p>
          </table:table-cell>
          <table:table-cell table:style-name="ce5" office:value-type="string" calcext:value-type="string">
            <text:p>smoking; smoking cessation; behavioral change; tobacco use; transtheoretical model; smoking cessation interventions</text:p>
          </table:table-cell>
          <table:table-cell table:style-name="ce5" office:value-type="string" calcext:value-type="string">
            <text:p>Purpose: To explore the assessment of patient readiness to receive smoking cessation interventions using the transtheoretical model (TTM) and the five stages of change; and to give the primary care provider an evidence-based toolkit to assist in evaluating for readiness and supporting the smoking cessation process. Data sources: Evidence-based literature, theoretical framework, and peer-reviewed articles. Conclusions: Utilizing the TTM along with proper training and education of the provider and patient increases the probability that smoking cessation will occur. Combinations of pharmaceutical and nonpharmaceutical interventions are the most effective in smoking cessation. Implications for practice: Providers can be prepared at every patient visit to address the smoking cessation needs of all patients. The toolkit provided in this article will help facilitate evaluation of readiness and support of effective, long-term smoking cessation and reduce eventual smoking-related morbiditie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AM ACAD NURSE PRAC</text:p>
          </table:table-cell>
          <table:table-cell table:style-name="ce5" office:value-type="float" office:value="2008" calcext:value-type="float">
            <text:p>2008</text:p>
          </table:table-cell>
          <table:table-cell table:style-name="ce5" office:value-type="string" calcext:value-type="string">
            <text:p>Health Care Sciences &amp; Services; Nursing</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Principais questões e desafios da preparação para uma pandemia de influenza nos países em desenvolvimento </text:p>
          </table:table-cell>
          <table:table-cell office:value-type="string" calcext:value-type="string">
            <text:p>Uma melhor preparação para uma pandemia de influenza atenua seu impacto. Muitos países começaram a desenvolver e implementar planos nacionais de preparação para uma pandemia de influenza. No entanto, o nível de preparação varia entre os países. Os países em desenvolvimento enfrentam problemas e desafios únicos e difíceis na preparação para uma pandemia. Mortes atribuíveis a uma pandemia de influenza podem ser substancialmente maiores nos países em desenvolvimento do que nos países industrializados. As intervenções farmacêuticas, como vacinas e agentes antivirais, têm menor probabilidade de estar disponíveis nos países em desenvolvimento. A saúde pública e a infraestrutura clínica dos países em desenvolvimento são freqüentemente inadequadas para lidar com uma crise de saúde generalizada, como uma pandemia de influenza. Tal evento terá inevitavelmente um efeito global. Portanto, é urgente melhorar a preparação para uma pandemia em todos os países, especialmente os em desenvolvimento. </text:p>
          </table:table-cell>
          <table:table-cell table:style-name="ce5" office:value-type="string" calcext:value-type="string">
            <text:p>Oshitani, H; Kamigaki, T; Suzuki, A</text:p>
          </table:table-cell>
          <table:table-cell table:style-name="ce5" office:value-type="string" calcext:value-type="string">
            <text:p>Major issues and challenges of influenza pandemic preparedness in developing countries</text:p>
          </table:table-cell>
          <table:table-cell table:style-name="ce5" office:value-type="string" calcext:value-type="string">
            <text:p>EMERGING INFECTIOUS DISEASES</text:p>
          </table:table-cell>
          <table:table-cell table:style-name="ce5" office:value-type="string" calcext:value-type="string">
            <text:p>Article</text:p>
          </table:table-cell>
          <table:table-cell/>
          <table:table-cell table:style-name="ce5" office:value-type="string" calcext:value-type="string">
            <text:p>Better preparedness for an influenza pandemic mitigates its impact. Many countries have started developing and implementing national influenza pandemic preparedness plans. However, the level of preparedness varies among countries. Developing countries encounter unique and difficult issues and challenges in preparing for a pandemic. Deaths attributable to an influenza pandemic could be substantially higher in developing countries than in industrialized countries. Pharmaceutical interventions such as vaccines and antiviral agents are less likely to be available in developing countries. The public health and clinical infrastructure of developing countries are often inadequate to deal with a widespread health crisis such as an influenza pandemic. Such an event will inevitably have a global effect. Therefore, improving pandemic preparedness in every country, particularly developing ones, is urgently needed.</text:p>
          </table:table-cell>
          <table:table-cell/>
          <table:table-cell table:style-name="ce5" office:value-type="string" calcext:value-type="string">
            <text:p>CENTERS <text:s/>DISEASE CONTROL</text:p>
          </table:table-cell>
          <table:table-cell table:style-name="ce5" office:value-type="string" calcext:value-type="string">
            <text:p>ATLANTA</text:p>
          </table:table-cell>
          <table:table-cell table:style-name="ce5" office:value-type="string" calcext:value-type="string">
            <text:p>EMERG INFECT DIS</text:p>
          </table:table-cell>
          <table:table-cell table:style-name="ce5" office:value-type="float" office:value="2008" calcext:value-type="float">
            <text:p>2008</text:p>
          </table:table-cell>
          <table:table-cell table:style-name="ce5" office:value-type="string" calcext:value-type="string">
            <text:p>Immunology; Infectious Disease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table-cell office:value-type="string" calcext:value-type="string">
            <text:p>Epidemia virtual em uma cidade virtual; simulando a propagação da gripe em uma área metropolitana dos EUA </text:p>
          </table:table-cell>
          <table:table-cell office:value-type="string" calcext:value-type="string">
            <text:p>Uma ampla variedade de fatores biológicos, fisiológicos, sociais, econômicos e geográficos podem afetar a transmissão, propagação e impacto da influenza. Preocupações recentes sobre uma epidemia de influenza iminente geraram a necessidade de modelos de simulação computacional preditivos para prever a propagação da influenza e a eficácia das estratégias de prevenção e controle. Projetamos uma simulação de computador baseada em agente de uma epidemia de influenza teórica em Norfolk, Va, que incluiu extensos detalhes no nível da cidade e representações de computador de cada cidadão de Norfolk, incluindo seu comportamento esperado e interações sociais. A simulação apresentou 200 casos infectados em 27 de novembro de 2002 (dia 87) e acompanhou o progresso da epidemia. Em média, a prevalência atingiu o pico no dia 178 (12,2% da população). Nosso modelo mostrou uma variação cíclica nos casos de influenza por dia da semana com menos pessoas sendo expostas nos fins de semana, diferenças no pronto-socorro e nas visitas clínicas por dia da semana, um pico mais precoce nos casos de influenza e alta prevalência persistente entre pessoas de 65 anos ou mais velhos e a prevalência diária de infecção entre os profissionais de saúde. O nível de detalhe incluído em nosso modelo de simulação tornou essas descobertas possíveis. Em comparação com outros modelos existentes, nosso modelo tem uma rede social muito extensa e detalhada, o que pode ser importante porque os indivíduos com mais interações sociais e redes sociais extensas podem ter maior probabilidade de espalhar a gripe. Nossa simulação pode servir como um laboratório virtual para entender melhor como diferentes fatores e intervenções afetam a propagação da influenza. </text:p>
          </table:table-cell>
          <table:table-cell table:style-name="ce5" office:value-type="string" calcext:value-type="string">
            <text:p>Lee, BY; Bedford, VL; Roberts, MS; Carley, KM</text:p>
          </table:table-cell>
          <table:table-cell table:style-name="ce5" office:value-type="string" calcext:value-type="string">
            <text:p>Virtual epidemic in a virtual city; simulating the spread of influenza in a US metropolitan area</text:p>
          </table:table-cell>
          <table:table-cell table:style-name="ce5" office:value-type="string" calcext:value-type="string">
            <text:p>TRANSLATIONAL RESEARCH</text:p>
          </table:table-cell>
          <table:table-cell table:style-name="ce5" office:value-type="string" calcext:value-type="string">
            <text:p>Article</text:p>
          </table:table-cell>
          <table:table-cell/>
          <table:table-cell table:style-name="ce5" office:value-type="string" calcext:value-type="string">
            <text:p>A wide variety of biologic, physiologic, social, economic, and geographic factors may affect the transmission, spread, and impact of influenza. Recent concerns about an impending influenza epidemic have generated a need for predictive computer simulation models to forecast the spread of influenza and the effectiveness of prevention and control strategies. We designed an agent-based computer simulation of a theoretical influenza epidemic in Norfolk, Va, that included extensive city-level details and computer representations of every Norfolk citizen, including their expected behavior and social interactions. The simulation introduced 200 infected cases on November 27, 2002 (day 87), and tracked the progress of the epidemic. On average, the prevalence peaked on day 178 (12.2% of the population). Our model showed a cyclical variation in influenza cases by day of the week with fewer people being exposed on weekends, differences in emergency room and clinic visits by day of the week, an earlier peak in influenza cases, and persistent high prevalence among people age 65 or older and the daily prevalence of infection among health-care workers. The level of detail included in our simulation model made these findings possible. Compared with other existing models, our model has a very extensive and detailed social network, which may be important because individuals with more social interactions and extensive social networks may be more likely to spread influenza. Our simulation may serve as a virtual laboratory to better understand the way different factors and interventions affect the spread of influenza.</text:p>
          </table:table-cell>
          <table:table-cell/>
          <table:table-cell table:style-name="ce5" office:value-type="string" calcext:value-type="string">
            <text:p>ELSEVIER SCIENCE INC</text:p>
          </table:table-cell>
          <table:table-cell table:style-name="ce5" office:value-type="string" calcext:value-type="string">
            <text:p>NEW YORK</text:p>
          </table:table-cell>
          <table:table-cell table:style-name="ce5" office:value-type="string" calcext:value-type="string">
            <text:p>TRANSL RES</text:p>
          </table:table-cell>
          <table:table-cell table:style-name="ce5" office:value-type="float" office:value="2008" calcext:value-type="float">
            <text:p>2008</text:p>
          </table:table-cell>
          <table:table-cell table:style-name="ce5" office:value-type="string" calcext:value-type="string">
            <text:p>Medical Laboratory Technology; General &amp; Internal Medicine; Research &amp; Experimental Medicine</text:p>
          </table:table-cell>
          <table:table-cell table:style-name="ce5" office:value-type="string" calcext:value-type="string">
            <text:p>Green Accepte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table-cell office:value-type="string" calcext:value-type="string">
            <text:p>Descobertas preliminares de um ensaio randomizado de intervenções não farmacêuticas para prevenir a transmissão da gripe em residências </text:p>
          </table:table-cell>
          <table:table-cell office:value-type="string" calcext:value-type="string">
            <text:p>Antecedentes: Existem poucos dados sobre se as intervenções não farmacêuticas podem reduzir a propagação da gripe. Implementamos um estudo de viabilidade e eficácia de máscaras faciais e higienização das mãos para reduzir a transmissão da influenza entre os membros da família de Hong Kong. Metodologia / Principais conclusões: Conduzimos um ensaio clínico controlado randomizado de agrupamento de domicílios (composto de pelo menos 3 membros), onde um sujeito índice apresentou doença semelhante à influenza com 48 horas de duração. Depois que a influenza foi confirmada em um caso índice pelo teste rápido QuickVue Influenza A + B, a família do sujeito índice foi randomizada para 1) controle ou 2) máscaras faciais cirúrgicas ou 3) higiene das mãos. Os domicílios foram visitados dentro de 36 horas e 3, 6 e 9 dias depois. Swabs de nariz e garganta foram coletados de indivíduos-índice e todos os contatos domiciliares em cada visita domiciliar e testados por cultura viral. O desfecho primário foi cultura laboratorial confirmada para influenza em um contato domiciliar; o desfecho secundário foi influenza diagnosticada clinicamente (por sintomas autorrelatados). Nós randomizamos 198 domicílios e completamos visitas domiciliares de acompanhamento em 128; os casos-índice em 122 dessas famílias tinham influenza confirmada por laboratório. Houve 21 contatos domiciliares com influenza confirmada em laboratório, correspondendo a uma taxa de ataque secundário de 6%. As taxas de ataque secundário clínico variaram de 5% a 18%, dependendo das definições de caso. As taxas de ataque secundário clínico ou laboratorial não diferiram significativamente entre os braços de intervenção. A adesão às intervenções foi variável. Conclusões / Significância: as taxas de ataque secundário foram menores do que o previsto e menores do que o relatado em outros países, talvez devido a diferentes padrões de suscetibilidade, falta de deriva antigênica significativa em cepas de vírus influenza circulantes recentemente e / ou problemas relacionados ao recrutamento sintomático Projeto. As lições aprendidas com este piloto informaram mudanças para o estudo principal em 2008. </text:p>
          </table:table-cell>
          <table:table-cell table:style-name="ce5" office:value-type="string" calcext:value-type="string">
            <text:p>Cowling, BJ; Fung, ROP; Cheng, CKY; Fang, VJ; Chan, KH; Seto, WH; Yung, R; Chiu, B; Lee, P; Uyeki, TM; Houck, PM; Peiris, JSM; Leung, GM</text:p>
          </table:table-cell>
          <table:table-cell table:style-name="ce5" office:value-type="string" calcext:value-type="string">
            <text:p>Preliminary Findings of a Randomized Trial of Non-Pharmaceutical Interventions to Prevent Influenza Transmission in Households</text:p>
          </table:table-cell>
          <table:table-cell table:style-name="ce5" office:value-type="string" calcext:value-type="string">
            <text:p>PLOS ONE</text:p>
          </table:table-cell>
          <table:table-cell table:style-name="ce5" office:value-type="string" calcext:value-type="string">
            <text:p>Article</text:p>
          </table:table-cell>
          <table:table-cell/>
          <table:table-cell table:style-name="ce5" office:value-type="string" calcext:value-type="string">
            <text:p>Background: There are sparse data on whether non-pharmaceutical interventions can reduce the spread of influenza. We implemented a study of the feasibility and efficacy of face masks and hand hygiene to reduce influenza transmission among Hong Kong household members. Methodology/Principal Findings: We conducted a cluster randomized controlled trial of households (composed of at least 3 members) where an index subject presented with influenza-like-illness of, 48 hours duration. After influenza was confirmed in an index case by the QuickVue Influenza A+ B rapid test, the household of the index subject was randomized to 1) control or 2) surgical face masks or 3) hand hygiene. Households were visited within 36 hours, and 3, 6 and 9 days later. Nose and throat swabs were collected from index subjects and all household contacts at each home visit and tested by viral culture. The primary outcome measure was laboratory culture confirmed influenza in a household contact; the secondary outcome was clinically diagnosed influenza (by self-reported symptoms). We randomized 198 households and completed follow up home visits in 128; the index cases in 122 of those households had laboratory-confirmed influenza. There were 21 household contacts with laboratory confirmed influenza corresponding to a secondary attack ratio of 6%. Clinical secondary attack ratios varied from 5% to 18% depending on case definitions. The laboratory-based or clinical secondary attack ratios did not significantly differ across the intervention arms. Adherence to interventions was variable. Conclusions/Significance: The secondary attack ratios were lower than anticipated, and lower than reported in other countries, perhaps due to differing patterns of susceptibility, lack of significant antigenic drift in circulating influenza virus strains recently, and/or issues related to the symptomatic recruitment design. Lessons learnt from this pilot have informed changes for the main study in 2008.</text:p>
          </table:table-cell>
          <table:table-cell/>
          <table:table-cell table:style-name="ce5" office:value-type="string" calcext:value-type="string">
            <text:p>PUBLIC LIBRARY SCIENCE</text:p>
          </table:table-cell>
          <table:table-cell table:style-name="ce5" office:value-type="string" calcext:value-type="string">
            <text:p>SAN FRANCISCO</text:p>
          </table:table-cell>
          <table:table-cell table:style-name="ce5" office:value-type="string" calcext:value-type="string">
            <text:p>PLOS ONE</text:p>
          </table:table-cell>
          <table:table-cell table:style-name="ce5" office:value-type="float" office:value="2008" calcext:value-type="float">
            <text:p>2008</text:p>
          </table:table-cell>
          <table:table-cell table:style-name="ce5" office:value-type="string" calcext:value-type="string">
            <text:p>Science &amp; Technology - Other Topics</text:p>
          </table:table-cell>
          <table:table-cell table:style-name="ce5" office:value-type="string" calcext:value-type="string">
            <text:p>Green Published, Other Gold</text:p>
          </table:table-cell>
          <table:table-cell office:value-type="string" calcext:value-type="string">
            <text:p>b</text:p>
          </table:table-cell>
          <table:table-cell/>
          <table:table-cell table:number-columns-repeated="3" office:value-type="float" office:value="1" calcext:value-type="float">
            <text:p>1</text:p>
          </table:table-cell>
          <table:table-cell table:number-columns-repeated="44"/>
        </table:table-row>
        <table:table-row table:style-name="ro1" table:visibility="filter">
          <table:table-cell office:value-type="string" calcext:value-type="string">
            <text:p>Estimando o impacto do fechamento da escola na transmissão da influenza a partir de dados do Sentinel </text:p>
          </table:table-cell>
          <table:table-cell office:value-type="string" calcext:value-type="string">
            <text:p>A ameaça representada pelo vírus influenza H5N1 altamente patogênico exige que as autoridades de saúde pública se preparem para uma pandemia humana. Embora as vacinas pré-pandêmicas e os medicamentos antivirais possam reduzir significativamente as taxas de doenças (1,2), seu armazenamento é muito caro para ser prático para muitos países. Consequentemente, estratégias de controle alternativas, baseadas em intervenções não farmacêuticas, são uma opção política potencialmente atraente. O fechamento de escolas é a medida mais frequentemente considerada. Os altos custos sociais e econômicos do fechamento de escolas por meses a tornam uma política cara e, portanto, controversa, e a atual ausência de dados quantitativos sobre o papel das escolas durante as epidemias de influenza significa que há pouco consenso sobre a provável eficácia do fechamento das escolas na redução da impacto de uma pandemia. Aqui, a partir da análise conjunta de dados de vigilância e período de férias na França, quantificamos o papel das escolas nas epidemias de influenza e prevemos o efeito do fechamento das escolas durante uma pandemia. Mostramos que os feriados levam a uma redução de 20 a 29% na taxa de transmissão da gripe às crianças, mas não têm nenhum efeito detectável nos padrões de contato dos adultos. As férias evitam de 16 a 18% dos casos de gripe sazonal (18 a 21% em crianças). Por extrapolação, descobrimos que o fechamento prolongado de escolas durante uma pandemia pode reduzir o número cumulativo de casos em 13-17% (18-23% em crianças) e as taxas de pico de ataque em até 39-45% (47-52% em crianças) ) O impacto do fechamento da escola seria reduzido se fosse difícil manter baixas taxas de contato entre as crianças por um período prolongado. </text:p>
          </table:table-cell>
          <table:table-cell table:style-name="ce5" office:value-type="string" calcext:value-type="string">
            <text:p>Cauchemez, S; Valleron, AJ; Boelle, PY; Flahault, A; Ferguson, NM</text:p>
          </table:table-cell>
          <table:table-cell table:style-name="ce5" office:value-type="string" calcext:value-type="string">
            <text:p>Estimating the impact of school closure on influenza transmission from Sentinel data</text:p>
          </table:table-cell>
          <table:table-cell table:style-name="ce5" office:value-type="string" calcext:value-type="string">
            <text:p>NATURE</text:p>
          </table:table-cell>
          <table:table-cell table:style-name="ce5" office:value-type="string" calcext:value-type="string">
            <text:p>Article</text:p>
          </table:table-cell>
          <table:table-cell/>
          <table:table-cell table:style-name="ce5" office:value-type="string" calcext:value-type="string">
            <text:p>The threat posed by the highly pathogenic H5N1 influenza virus requires public health authorities to prepare for a human pandemic. Although pre-pandemic vaccines and antiviral drugs might significantly reduce illness rates(1,2), their stockpiling is too expensive to be practical for many countries. Consequently, alternative control strategies, based on non-pharmaceutical interventions, are a potentially attractive policy option. School closure is the measure most often considered. The high social and economic costs of closing schools for months make it an expensive and therefore controversial policy, and the current absence of quantitative data on the role of schools during influenza epidemics means there is little consensus on the probable effectiveness of school closure in reducing the impact of a pandemic. Here, from the joint analysis of surveillance data and holiday timing in France, we quantify the role of schools in influenza epidemics and predict the effect of school closure during a pandemic. We show that holidays lead to a 20 - 29% reduction in the rate at which influenza is transmitted to children, but that they have no detectable effect on the contact patterns of adults. Holidays prevent 16 - 18% of seasonal influenza cases (18 - 21% in children). By extrapolation, we find that prolonged school closure during a pandemic might reduce the cumulative number of cases by 13 - 17% (18 - 23% in children) and peak attack rates by up to 39 - 45% (47 - 52% in children). The impact of school closure would be reduced if it proved difficult to maintain low contact rates among children for a prolonged period.</text:p>
          </table:table-cell>
          <table:table-cell/>
          <table:table-cell table:style-name="ce5" office:value-type="string" calcext:value-type="string">
            <text:p>NATURE PUBLISHING GROUP</text:p>
          </table:table-cell>
          <table:table-cell table:style-name="ce5" office:value-type="string" calcext:value-type="string">
            <text:p>LONDON</text:p>
          </table:table-cell>
          <table:table-cell table:style-name="ce5" office:value-type="string" calcext:value-type="string">
            <text:p>NATURE</text:p>
          </table:table-cell>
          <table:table-cell table:style-name="ce5" office:value-type="float" office:value="2008" calcext:value-type="float">
            <text:p>2008</text:p>
          </table:table-cell>
          <table:table-cell table:style-name="ce5" office:value-type="string" calcext:value-type="string">
            <text:p>Science &amp; Technology - Other Topics</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Modelagem de contenção em camadas direcionada de uma pandemia de influenza nos Estados Unidos </text:p>
          </table:table-cell>
          <table:table-cell office:value-type="string" calcext:value-type="string">
            <text:p>O planejamento de uma resposta a um surto de uma cepa pandêmica de influenza é uma alta prioridade de saúde pública. Três grupos de pesquisa usando diferentes modelos de simulação estocástica baseados em indivíduos examinaram as consequências das estratégias de intervenção escolhidas em consulta com trabalhadores de saúde pública dos EUA. O primeiro objetivo é simular a eficácia de um conjunto de estratégias de intervenção potencialmente viáveis. São consideradas combinações chamadas de contenção em camadas direcionada (TLC) de tratamento e profilaxia antiviral para influenza e intervenções não farmacêuticas de quarentena, isolamento, fechamento de escola, distanciamento social da comunidade e distanciamento social do local de trabalho. O segundo objetivo é examinar a robustez dos resultados para modelar as suposições. As comparações se concentram em um surto de pandemia em uma população semelhante à de Chicago, com aproximadamente 8,6 milhões de pessoas. As simulações sugerem que com a transmissibilidade esperada de uma cepa pandêmica, a implementação oportuna de uma combinação de profilaxia antiviral domiciliar direcionada e medidas de distanciamento social poderia reduzir substancialmente a taxa de ataque da doença antes que uma vacina altamente eficaz pudesse se tornar disponível. O início oportuno de medidas e o fechamento de escolas desempenham papéis importantes. Devido à atual falta de dados para basear esses modelos, pesquisas de campo adicionais são recomendadas para aprender mais sobre as fontes de transmissão e a eficácia das medidas de distanciamento social na redução da transmissão da influenza. </text:p>
          </table:table-cell>
          <table:table-cell table:style-name="ce5" office:value-type="string" calcext:value-type="string">
            <text:p>Halloran, ME; Ferguson, NM; Eubank, S; Longini, IM; Cummings, DAT; Lewis, B; Xu, SF; Fraser, C; Vullikanti, A; Germann, TC; Wagener, D; Beckman, R; Kadau, K; Barrett, C; Macken, CA; Burke, DS; Cooley, P</text:p>
          </table:table-cell>
          <table:table-cell table:style-name="ce5" office:value-type="string" calcext:value-type="string">
            <text:p>Modeling targeted layered containment of an influenza pandemic in the United States</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table-cell table:style-name="ce5" office:value-type="string" calcext:value-type="string">
            <text:p>Planning a response to an outbreak of a pandemic strain of influenza is a high public health priority. Three research groups using different individual-based, stochastic simulation models have examined the consequences of intervention strategies chosen in consultation with U.S. public health workers. The first goal is to simulate the effectiveness of a set of potentially feasible intervention strategies. Combinations called targeted layered containment (TLC) of influenza antiviral treatment and prophylaxis and nonpharmaceutical interventions of quarantine, isolation, school closure, community social distancing, and workplace social distancing are considered. The second goal is to examine the robustness of the results to model assumptions. The comparisons focus on a pandemic outbreak in a population similar to that of Chicago, with approximate to 8.6 million people. The simulations suggest that at the expected transmissibility of a pandemic strain, timely implementation of a combination of targeted household antiviral prophylaxis, and social distancing measures could substantially lower the illness attack rate before a highly efficacious vaccine could become available. Timely initiation of measures and school closure play important roles. Because of the current lack of data on which to base such models, further field research is recommended to learn more about the sources of transmission and the effectiveness of social distancing measures in reducing influenza transmission.</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08" calcext:value-type="float">
            <text:p>2008</text:p>
          </table:table-cell>
          <table:table-cell table:style-name="ce5" office:value-type="string" calcext:value-type="string">
            <text:p>Science &amp; Technology - Other Topics</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valiação matemática do plano de preparação para a pandemia de influenza do Canadá </text:p>
          </table:table-cell>
          <table:table-cell office:value-type="string" calcext:value-type="string">
            <text:p>OBJETIVO: A presença do vírus H5N1 aviário altamente patogênico em populações de aves selvagens em várias regiões do mundo, juntamente com casos recorrentes de influenza H5N1 decorrentes principalmente do contato direto com aves de criatório, destacaram a necessidade urgente de preparação e estratégias globais coordenadas para efetivamente combater uma potencial pandemia de gripe. O objetivo do presente estudo foi avaliar o plano de preparação canadense para a pandemia de influenza. PACIENTES E MÉTODOS: Um modelo matemático da dinâmica de transmissão da influenza foi utilizado para acompanhar a população de acordo com o risco de infecção (baixo ou alto) e o estado da infecção (suscetível, exposto ou infeccioso). O modelo foi parametrizado usando dados demográficos canadenses disponíveis. O modelo foi então usado para avaliar os componentes principais descritos no plano canadense. RESULTADOS: Os resultados indicaram que o número de casos, mortalidade e hospitalizações estimados no plano canadense podem ter sido subestimados; o uso de antivirais, administrados terapeuticamente, profilaticamente ou ambos, é a intervenção isolada mais eficaz, seguida do uso de vacina e medidas básicas de saúde pública; e o uso combinado de intervenções farmacêuticas (antivirais e vacinas) pode minimizar dramaticamente a carga da pandemia de influenza pendente no Canadá. Com base nas preocupações crescentes de resistência ao Oseltamivir (implementação em larga escala), juntamente com a indisponibilidade esperada de uma vacina adequada durante os estágios iniciais de uma pandemia, o presente estudo avaliou o impacto potencial das intervenções não farmacêuticas (INP) que não foram enfatizadas no plano canadense atual. Para esse fim, os resultados sugerem que o uso de NPIs pode reduzir drasticamente a carga de uma pandemia no Canadá. CONCLUSÕES: Um modelo determinístico foi projetado e usado para avaliar o plano de preparação para pandemia do Canadá. O estudo mostrou que as estimativas da carga da pandemia de influenza fornecidas no plano de preparação para pandemia do Canadá podem estar subestimadas e que o Canadá precisa adotar NPIs para complementar seu plano de preparação. </text:p>
          </table:table-cell>
          <table:table-cell table:style-name="ce5" office:value-type="string" calcext:value-type="string">
            <text:p>Gumel, AB; Nuno, M; Chowell, G</text:p>
          </table:table-cell>
          <table:table-cell table:style-name="ce5" office:value-type="string" calcext:value-type="string">
            <text:p>Mathematical assessment of Canada's pandemic influenza preparedness plan</text:p>
          </table:table-cell>
          <table:table-cell table:style-name="ce5" office:value-type="string" calcext:value-type="string">
            <text:p>CANADIAN JOURNAL OF INFECTIOUS DISEASES &amp; MEDICAL MICROBIOLOGY</text:p>
          </table:table-cell>
          <table:table-cell table:style-name="ce5" office:value-type="string" calcext:value-type="string">
            <text:p>Article</text:p>
          </table:table-cell>
          <table:table-cell table:style-name="ce5" office:value-type="string" calcext:value-type="string">
            <text:p>antivirals; control measures; influenza; pandemic; preparedness plan; vaccination</text:p>
          </table:table-cell>
          <table:table-cell table:style-name="ce5" office:value-type="string" calcext:value-type="string">
            <text:p>OBJECTIVE: The presence of the highly pathogenic avian H5N1 virus in wild bird populations in several regions of the world, together with recurrent cases of H5N1 influenza arising primarily from direct contact with poultry, have highlighted the urgent need for preparedness and coordinated global strategies to effectively combat a potential influenza pandemic. The purpose of the present study was to evaluate the Canadian pandemic influenza preparedness plan. PATIENTS AND METHODS: A mathematical model of the transmission dynamics of influenza was used to keep track of the population according to risk of infection (low or high) and infection status (susceptible, exposed or infectious). The model was parametrized using available Canadian demographic data. The model was then used to evaluate the key components outlined in the Canadian plan. RESULTS: The results indicated that the number of cases, mortalities and hospitalizations estimated in the Canadian plan may have been underestimated; the use of antivirals, administered therapeutically, prophylactically or both, is the most effective single intervention followed by the use of a vaccine and basic public health measures; and the combined use of pharmaceutical interventions (antivirals and vaccine) can dramatically minimize the burden of the pending influenza pandemic in Canada. Based on increasing concerns of Oseltamivir resistance (wide-scale implementation), coupled with the expected unavailability of a suitable vaccine during the early stages of a pandemic, the present study evaluated the potential impact of nonpharmaceutical interventions (NPIs) which were not emphasized in the current Canadian plan. To this end, the findings suggest that the use of NPIs can drastically reduce the burden of a pandemic in Canada. CONCLUSIONS: A deterministic model was designed and used to assess Canada's pandemic preparedness plan. The study showed that the estimates of pandemic influenza burden given in the Canada pandemic preparedness plan may be an underestimate, and that Canada needs to adopt NPIs to complement its preparedness plan.</text:p>
          </table:table-cell>
          <table:table-cell/>
          <table:table-cell table:style-name="ce5" office:value-type="string" calcext:value-type="string">
            <text:p>HINDAWI LTD</text:p>
          </table:table-cell>
          <table:table-cell table:style-name="ce5" office:value-type="string" calcext:value-type="string">
            <text:p>LONDON</text:p>
          </table:table-cell>
          <table:table-cell table:style-name="ce5" office:value-type="string" calcext:value-type="string">
            <text:p>CAN J INFECT DIS MED</text:p>
          </table:table-cell>
          <table:table-cell table:style-name="ce5" office:value-type="float" office:value="2008" calcext:value-type="float">
            <text:p>2008</text:p>
          </table:table-cell>
          <table:table-cell table:style-name="ce5" office:value-type="string" calcext:value-type="string">
            <text:p>Infectious Diseases; Microbiology</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O custo de doenças respiratórias virais gerenciadas pela comunidade em uma coorte de crianças saudáveis em idade pré-escolar </text:p>
          </table:table-cell>
          <table:table-cell office:value-type="string" calcext:value-type="string">
            <text:p>Antecedentes: As doenças respiratórias agudas (IRA) durante a infância são frequentemente causadas por vírus respiratórios, resultam em morbidade significativa e têm custos associados para as famílias e a sociedade. Apesar de sua onipresença, há uma falta de pesquisas epidemiológicas e econômicas interdisciplinares que coletaram dados de impacto primário, particularmente associados a custos indiretos, de famílias durante IRA em crianças. Métodos: Conduzimos um estudo de coorte de 12 meses em 234 crianças pré-escolares com registro diário de impacto e teste de PCR de swabs nariz-garganta para vírus durante uma IRA. Usamos valores aplicados para estimar um custo médio específico para vírus de IRA. Resultados: Os diários de impacto estavam disponíveis para 72% (523/725) das doenças administradas pela comunidade entre janeiro de 2003 e janeiro de 2004. O custo médio das ARIs foi de AU $ 309 (intervalo de confiança de 95% de $ 263 a $ 354). As doenças influenza tiveram um custo médio de $ 904, em comparação com RSV, $ 304, a segunda doença viral mais cara, embora os intervalos de confiança se sobrepusessem. O tempo médio do cuidador longe da atividade normal por dia foi de duas horas para IRA da influenza e entre 30 e 45 minutos para todas as outras categorias de IRA. Conclusão: Do ​​ponto de vista da sociedade, as IRA administradas pela comunidade representam um fardo de custos significativo para as famílias e a sociedade. A estimativa pontual do custo médio das doenças da influenza administradas pela comunidade em crianças saudáveis ​​em idade pré-escolar é três vezes maior do que as doenças causadas pelo VSR e outros vírus respiratórios. Os custos indiretos, especialmente o tempo do cuidador longe das atividades normais, são os principais geradores de custos para IRA em crianças. O uso de amostras coletadas pelos pais pode melhorar a vigilância de IRA e reduzir qualquer efeito potencial de Hawthorne causado pela conformidade com os procedimentos do estudo. Esses achados reforçam a necessidade de mais pesquisas epidemiológicas e econômicas integradas de IRA em crianças para permitir avaliações abrangentes de custo-efetividade das opções preventivas e terapêuticas. </text:p>
          </table:table-cell>
          <table:table-cell table:style-name="ce5" office:value-type="string" calcext:value-type="string">
            <text:p>Lambert, SB; Allen, KM; Carter, RC; Nolan, TM</text:p>
          </table:table-cell>
          <table:table-cell table:style-name="ce5" office:value-type="string" calcext:value-type="string">
            <text:p>The cost of community-managed viral respiratory illnesses in a cohort of healthy preschool-aged children</text:p>
          </table:table-cell>
          <table:table-cell table:style-name="ce5" office:value-type="string" calcext:value-type="string">
            <text:p>RESPIRATORY RESEARCH</text:p>
          </table:table-cell>
          <table:table-cell table:style-name="ce5" office:value-type="string" calcext:value-type="string">
            <text:p>Article</text:p>
          </table:table-cell>
          <table:table-cell/>
          <table:table-cell table:style-name="ce5" office:value-type="string" calcext:value-type="string">
            <text:p>Background: Acute respiratory illnesses (ARIs) during childhood are often caused by respiratory viruses, result in significant morbidity, and have associated costs for families and society. Despite their ubiquity, there is a lack of interdisciplinary epidemiologic and economic research that has collected primary impact data, particularly associated with indirect costs, from families during ARIs in children. Methods: We conducted a 12-month cohort study in 234 preschool children with impact diary recording and PCR testing of nose-throat swabs for viruses during an ARI. We used applied values to estimate a virus-specific mean cost of ARIs. Results: Impact diaries were available for 72% (523/725) of community-managed illnesses between January 2003 and January 2004. The mean cost of ARIs was AU$309 (95% confidence interval $263 to $354). Influenza illnesses had a mean cost of $904, compared with RSV, $304, the next most expensive single-virus illness, although confidence intervals overlapped. Mean carer time away from usual activity per day was two hours for influenza ARIs and between 30 and 45 minutes for all other ARI categories. Conclusion: From a societal perspective, community-managed ARIs are a significant cost burden on families and society. The point estimate of the mean cost of community-managed influenza illnesses in healthy preschool aged children is three times greater than those illnesses caused by RSV and other respiratory viruses. Indirect costs, particularly carer time away from usual activity, are the key cost drivers for ARIs in children. The use of parent-collected specimens may enhance ARI surveillance and reduce any potential Hawthorne effect caused by compliance with study procedures. These findings reinforce the need for further integrated epidemiologic and economic research of ARIs in children to allow for comprehensive cost-effectiveness assessments of preventive and therapeutic options.</text:p>
          </table:table-cell>
          <table:table-cell/>
          <table:table-cell table:style-name="ce5" office:value-type="string" calcext:value-type="string">
            <text:p>BIOMED CENTRAL LTD</text:p>
          </table:table-cell>
          <table:table-cell table:style-name="ce5" office:value-type="string" calcext:value-type="string">
            <text:p>LONDON</text:p>
          </table:table-cell>
          <table:table-cell table:style-name="ce5" office:value-type="string" calcext:value-type="string">
            <text:p>RESP RES</text:p>
          </table:table-cell>
          <table:table-cell table:style-name="ce5" office:value-type="float" office:value="2008" calcext:value-type="float">
            <text:p>2008</text:p>
          </table:table-cell>
          <table:table-cell table:style-name="ce5" office:value-type="string" calcext:value-type="string">
            <text:p>Respiratory System</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fluenza pandêmica e mulheres grávidas </text:p>
          </table:table-cell>
          <table:table-cell office:value-type="string" calcext:value-type="string">
            <text:p>O planejamento de uma futura pandemia de influenza deve incluir considerações específicas para mulheres grávidas. Em primeiro lugar, as mulheres grávidas correm maior risco de doenças associadas à influenza e morte. Os efeitos sobre o feto da infecção materna por influenza, febre associada e agentes usados para profilaxia e tratamento devem ser levados em consideração. As mulheres grávidas podem relutar em cumprir as recomendações de saúde pública durante uma pandemia devido a preocupações com os efeitos das vacinas ou medicamentos no feto. Diretrizes sobre intervenções não farmacêuticas (por exemplo, quarentena voluntária) também podem apresentar desafios especiais por causa de recomendações conflitantes sobre cuidados pré-natais de rotina e parto. Finalmente, as unidades de saúde precisam desenvolver planos para minimizar a exposição de mulheres grávidas a pessoas doentes, garantindo ao mesmo tempo que as mulheres recebam os cuidados necessários. </text:p>
          </table:table-cell>
          <table:table-cell table:style-name="ce5" office:value-type="string" calcext:value-type="string">
            <text:p>Rasmussen, SA; Jamieson, DJ; Bresee, JS</text:p>
          </table:table-cell>
          <table:table-cell table:style-name="ce5" office:value-type="string" calcext:value-type="string">
            <text:p>Pandemic influenza and pregnant women</text:p>
          </table:table-cell>
          <table:table-cell table:style-name="ce5" office:value-type="string" calcext:value-type="string">
            <text:p>EMERGING INFECTIOUS DISEASES</text:p>
          </table:table-cell>
          <table:table-cell table:style-name="ce5" office:value-type="string" calcext:value-type="string">
            <text:p>Article</text:p>
          </table:table-cell>
          <table:table-cell/>
          <table:table-cell table:style-name="ce5" office:value-type="string" calcext:value-type="string">
            <text:p>Planning for a future influenza pandemic should include considerations specific to pregnant women. First, pregnant women are at increased risk for influenza-associated illness and death. The effects on the fetus of maternal influenza infection, associated fever, and agents used for prophylaxis and treatment should be taken into account. Pregnant women might be reluctant to comply with public health recommendations during a pandemic because of concerns regarding effects of vaccines or medications on the fetus. Guidelines regarding nonpharmaceutical interventions (e.g., voluntary quarantine) also might present special challenges because of conflicting recommendations about routine prenatal care and delivery. Finally, healthcare facilities need to develop plans to minimize exposure of pregnant women to ill persons, while ensuring that women receive necessary care.</text:p>
          </table:table-cell>
          <table:table-cell/>
          <table:table-cell table:style-name="ce5" office:value-type="string" calcext:value-type="string">
            <text:p>CENTERS <text:s/>DISEASE CONTROL &amp; PREVENTION</text:p>
          </table:table-cell>
          <table:table-cell table:style-name="ce5" office:value-type="string" calcext:value-type="string">
            <text:p>ATLANTA</text:p>
          </table:table-cell>
          <table:table-cell table:style-name="ce5" office:value-type="string" calcext:value-type="string">
            <text:p>EMERG INFECT DIS</text:p>
          </table:table-cell>
          <table:table-cell table:style-name="ce5" office:value-type="float" office:value="2008" calcext:value-type="float">
            <text:p>2008</text:p>
          </table:table-cell>
          <table:table-cell table:style-name="ce5" office:value-type="string" calcext:value-type="string">
            <text:p>Immunology; Infectious Diseases</text:p>
          </table:table-cell>
          <table:table-cell table:style-name="ce5" office:value-type="string" calcext:value-type="string">
            <text:p>Green Published, Other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Desafios e escolha: Uma auditoria do manejo de náuseas, vômitos e obstrução intestinal no câncer de ovário metastático </text:p>
          </table:table-cell>
          <table:table-cell office:value-type="string" calcext:value-type="string">
            <text:p>Mulheres que vivem com câncer de ovário metastático apresentam muitos sintomas angustiantes, como vômitos e obstrução intestinal, que desafiam a expertise de enfermeiras que atuam em Cuidados Paliativos para promover qualidade de vida. Esses desafios clínicos nos levaram a auditar nossa gestão de náuseas / vômitos e obstrução intestinal em um serviço de cuidados paliativos da Nova Zelândia, com foco em intervenções farmacêuticas e não farmacêuticas (por exemplo, aconselhamento dietético, estratégias de relaxamento). A auditoria envolveu uma revisão retrospectiva de prontuários de 17 pacientes e identificou o gerenciamento clínico atual desses sintomas em comparação com as diretrizes de melhores práticas. Os resultados indicaram que muitas áreas de gerenciamento de sintomas estavam de acordo com a prática atual baseada em evidências; no entanto, o uso de intervenções não farmacêuticas foi limitado. As implicações para a prática clínica foram várias, nomeadamente o apoio à utilização de sistemas electrónicos integrados de gestão de doentes e uma maior utilização de intervenções não farmacêuticas (complementares). O processo de auditoria forneceu dados úteis para os autores analisarem a prática atual e promoverem um gerenciamento mais eficaz desses sintomas angustiantes. </text:p>
          </table:table-cell>
          <table:table-cell table:style-name="ce5" office:value-type="string" calcext:value-type="string">
            <text:p>Walker, J; Lane, P</text:p>
          </table:table-cell>
          <table:table-cell table:style-name="ce5" office:value-type="string" calcext:value-type="string">
            <text:p>Challenges and choice: An audit of the management of nausea, vomiting and bowel obstruction in metastatic ovarian cancer</text:p>
          </table:table-cell>
          <table:table-cell table:style-name="ce5" office:value-type="string" calcext:value-type="string">
            <text:p>CONTEMPORARY NURSE</text:p>
          </table:table-cell>
          <table:table-cell table:style-name="ce5" office:value-type="string" calcext:value-type="string">
            <text:p>Article</text:p>
          </table:table-cell>
          <table:table-cell table:style-name="ce5" office:value-type="string" calcext:value-type="string">
            <text:p>nursing; metastatic ovarian cancer; audit; nausea/vomiting; bowel obstruction</text:p>
          </table:table-cell>
          <table:table-cell table:style-name="ce5" office:value-type="string" calcext:value-type="string">
            <text:p>Women living with metastatic ovarian cancer experience many distressing symptoms, such as vomiting and bowel obstruction, which challenge the expertise of nurses working in Palliative Care to promote quality of life. These clinical challenges prompted us to audit our management of nausea/vomiting and bowel obstruction in a New Zealand Palliative Care service, with a focus on both pharmaceutical and non-pharmaceutical interventions (e.g. dietary advice, relaxation strategies). The audit involved a retrospective chart review Of 17 patients and identified the current clinical management of these symptoms in comparison with best practice guidelines. The results indicated many areas of symptom management were in line with current evidence-based practise; however the use of non-pharmaceutical interventions was limited. There were several implications for clinical Practice, specifically supporting the use of electronic integrated patient management systems and a greater use of non-pharmaceutical (complementary) interventions. The audit process provided useful data for the authors to analyse current practice and promote more effective management of these distressing symptoms.</text:p>
          </table:table-cell>
          <table:table-cell/>
          <table:table-cell table:style-name="ce5" office:value-type="string" calcext:value-type="string">
            <text:p>ROUTLEDGE JOURNALS, TAYLOR &amp; FRANCIS LTD</text:p>
          </table:table-cell>
          <table:table-cell table:style-name="ce5" office:value-type="string" calcext:value-type="string">
            <text:p>ABINGDON</text:p>
          </table:table-cell>
          <table:table-cell table:style-name="ce5" office:value-type="string" calcext:value-type="string">
            <text:p>CONTEMP NURSE</text:p>
          </table:table-cell>
          <table:table-cell table:style-name="ce5" office:value-type="float" office:value="2007" calcext:value-type="float">
            <text:p>2007</text:p>
          </table:table-cell>
          <table:table-cell table:style-name="ce5" office:value-type="string" calcext:value-type="string">
            <text:p>Nursing</text:p>
          </table:table-cell>
          <table:table-cell table:number-columns-repeated="2"/>
          <table:table-cell office:value-type="string" calcext:value-type="string">
            <text:p>a</text:p>
          </table:table-cell>
          <table:table-cell table:number-columns-repeated="47"/>
        </table:table-row>
        <table:table-row table:style-name="ro1" table:visibility="filter">
          <table:table-cell office:value-type="string" calcext:value-type="string">
            <text:p>Intervenções não farmacêuticas de saúde pública para a pandemia de influenza: uma avaliação da base de evidências </text:p>
          </table:table-cell>
          <table:table-cell office:value-type="string" calcext:value-type="string">
            <text:p>Antecedentes: Em uma pandemia de influenza, o benefício de vacinas e medicamentos antivirais será restringido por limitações de suprimentos e eficácia. As intervenções não farmacêuticas de saúde pública serão, portanto, vitais para reduzir a propagação de doenças. No entanto, as avaliações mais abrangentes da literatura até o momento reconhecem a qualidade geralmente baixa das evidências para basear as decisões não farmacêuticas de planejamento de pandemia. À luz da necessidade de se preparar para uma possível pandemia, apesar das preocupações sobre a má qualidade da literatura, combinar as evidências disponíveis com a opinião de especialistas sobre os méritos relativos de intervenções não farmacêuticas para a pandemia de influenza pode levar a um conjunto mais informado e amplamente aceito de recomendações. Avaliamos a base de evidências para intervenções de saúde pública não farmacêuticas. Em seguida, com base na evidência coletiva, identificamos um conjunto de recomendações a favor e contra as intervenções que são específicas tanto para o ambiente em que uma intervenção pode ser usada quanto para a fase pandêmica, e que podem ser usadas pelos formuladores de políticas para se preparar para uma pandemia até as evidências científicas podem responder definitivamente às necessidades dos planejadores. Métodos: Com base em revisões de pandemias anteriores e investigações históricas recentes, avaliamos os méritos relativos de intervenções não farmacêuticas, combinando as evidências disponíveis da literatura com a opinião qualitativa e quantitativa de especialistas. Especificamente, revisamos a literatura científica recente sobre a prevenção da transmissão humano-a-humano da pandemia de influenza, convocamos uma reunião de especialistas de várias disciplinas e obtivemos recomendações de especialistas sobre o uso de intervenções não farmacêuticas de saúde pública em uma variedade de ambientes (instalações de saúde; instituições baseadas na comunidade; famílias privadas) e fases da pandemia (sem pandemia; sem pandemia nos Estados Unidos; pandemia localizada nos Estados Unidos precoce; pandemia nos Estados Unidos avançada). Resultados: A literatura contém uma escassez de evidências sobre a eficácia ou efetividade da maioria das intervenções não farmacêuticas para influenza. Em um esforço para informar a tomada de decisão na ausência de fortes evidências científicas, os especialistas endossaram a higienização das mãos e etiqueta respiratória, vigilância e notificação de casos, e diagnóstico viral rápido em todos os ambientes e durante todas as fases da pandemia. Eles também incentivaram o uso de máscaras e outros equipamentos de proteção individual pelos pacientes e fornecedores, bem como o auto-isolamento voluntário dos pacientes durante todas as fases da pandemia. Outras intervenções não farmacêuticas, incluindo o uso de máscaras e outros equipamentos de proteção individual para o público em geral, fechamentos de escolas e locais de trabalho no início de uma epidemia e restrições de viagens obrigatórias foram rejeitadas como provavelmente ineficazes, inviáveis ​​ou inaceitáveis ​​para o público. Conclusão: A demanda por evidências científicas sobre intervenções não farmacêuticas de saúde pública para influenza é generalizada, e as recomendações de políticas atuais devem se basear fortemente na opinião de especialistas. Na ausência de uma base científica definitiva, nossa avaliação das evidências identificou áreas para investigação adicional, bem como intervenções não farmacêuticas de saúde pública que os especialistas acreditam serem benéficas, viáveis ​​e amplamente aceitáveis ​​em uma pandemia de influenza. </text:p>
          </table:table-cell>
          <table:table-cell table:style-name="ce5" office:value-type="string" calcext:value-type="string">
            <text:p>Aledort, JE; Lurie, N; Wasserman, J; Bozzette, SA</text:p>
          </table:table-cell>
          <table:table-cell table:style-name="ce5" office:value-type="string" calcext:value-type="string">
            <text:p>Non-pharmaceutical public health interventions for pandemic influenza: an evaluation of the evidence base</text:p>
          </table:table-cell>
          <table:table-cell table:style-name="ce5" office:value-type="string" calcext:value-type="string">
            <text:p>BMC PUBLIC HEALTH</text:p>
          </table:table-cell>
          <table:table-cell table:style-name="ce5" office:value-type="string" calcext:value-type="string">
            <text:p>Article</text:p>
          </table:table-cell>
          <table:table-cell/>
          <table:table-cell table:style-name="ce5" office:value-type="string" calcext:value-type="string">
            <text:p>Background: In an influenza pandemic, the benefit of vaccines and antiviral medications will be constrained by limitations on supplies and effectiveness. Non-pharmaceutical public health interventions will therefore be vital in curtailing disease spread. However, the most comprehensive assessments of the literature to date recognize the generally poor quality of evidence on which to base non-pharmaceutical pandemic planning decisions. In light of the need to prepare for a possible pandemic despite concerns about the poor quality of the literature, combining available evidence with expert opinion about the relative merits of non-pharmaceutical interventions for pandemic influenza may lead to a more informed and widely accepted set of recommendations. We evaluated the evidence base for non-pharmaceutical public health interventions. Then, based on the collective evidence, we identified a set of recommendations for and against interventions that are specific to both the setting in which an intervention may be used and the pandemic phase, and which can be used by policymakers to prepare for a pandemic until scientific evidence can definitively respond to planners' needs. Methods: Building on reviews of past pandemics and recent historical inquiries, we evaluated the relative merits of non-pharmaceutical interventions by combining available evidence from the literature with qualitative and quantitative expert opinion. Specifically, we reviewed the recent scientific literature regarding the prevention of human-to-human transmission of pandemic influenza, convened a meeting of experts from multiple disciplines, and elicited expert recommendation about the use of non-pharmaceutical public health interventions in a variety of settings (healthcare facilities; community-based institutions; private households) and pandemic phases (no pandemic; no US pandemic; early localized US pandemic; advanced US pandemic). Results: The literature contained a dearth of evidence on the efficacy or effectiveness of most non-pharmaceutical interventions for influenza. In an effort to inform decision-making in the absence of strong scientific evidence, the experts ultimately endorsed hand hygiene and respiratory etiquette, surveillance and case reporting, and rapid viral diagnosis in all settings and during all pandemic phases. They also encouraged patient and provider use of masks and other personal protective equipment as well as voluntary self-isolation of patients during all pandemic phases. Other non-pharmaceutical interventions including mask-use and other personal protective equipment for the general public, school and workplace closures early in an epidemic, and mandatory travel restrictions were rejected as likely to be ineffective, infeasible, or unacceptable to the public. Conclusion: The demand for scientific evidence on non-pharmaceutical public health interventions for influenza is pervasive, and present policy recommendations must rely heavily on expert judgment. In the absence of a definitive science base, our assessment of the evidence identified areas for further investigation as well as non-pharmaceutical public health interventions that experts believe are likely to be beneficial, feasible and widely acceptable in an influenza pandemic.</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PUBLIC HEALTH</text:p>
          </table:table-cell>
          <table:table-cell table:style-name="ce5" office:value-type="float" office:value="2007" calcext:value-type="float">
            <text:p>2007</text:p>
          </table:table-cell>
          <table:table-cell table:style-name="ce5" office:value-type="string" calcext:value-type="string">
            <text:p>Public, Environmental &amp; Occupational Health</text:p>
          </table:table-cell>
          <table:table-cell table:style-name="ce5" office:value-type="string" calcext:value-type="string">
            <text:p>Green Published, Other Gol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Intervenções não farmacêuticas implementadas por cidades dos EUA durante a pandemia de influenza de 1918-1919 </text:p>
          </table:table-cell>
          <table:table-cell office:value-type="string" calcext:value-type="string">
            <text:p>Contexto Uma questão crítica no planejamento da pandemia de influenza é o papel que as intervenções não farmacêuticas podem desempenhar em retardar os efeitos temporais de uma pandemia, reduzindo a taxa de ataque geral e de pico e reduzindo o número de mortes cumulativas. Essas medidas podem fornecer um tempo valioso para a produção e distribuição de vacinas contra cepas pandêmicas e medicamentos antivirais. Idealmente, a implementação apropriada de intervenções não farmacêuticas diminuiria a carga sobre os serviços de saúde e a infraestrutura crítica. Objetivos Examinar a implementação de intervenções não farmacêuticas para mitigação de epidemia em 43 cidades nos Estados Unidos continentais de 8 de setembro de 1918 a 22 de fevereiro de 1919 e determinar se a variação de cidade para cidade na mortalidade estava associada com o momento, a duração e combinação de intervenções não farmacêuticas; susceptibilidade da população alterada associada a ondas pandêmicas anteriores; distribuição por idade e sexo; e tamanho e densidade populacional. Desenho e configuração Pesquisa de arquivos históricos e análises estatísticas e epidemiológicas. As intervenções não farmacêuticas foram agrupadas em três categorias principais: fechamento de escolas; cancelamento de reuniões públicas; e isolamento e quarentena. Principais medidas de resultado Taxa de mortalidade excessiva semanal (EDR); tempo desde a ativação de intervenções não farmacêuticas até o primeiro pico de EDR; o primeiro EDR semanal de pico; e EDR cumulativo durante todo o período de estudo de 24 semanas. Resultados Houve 115 340 mortes em excesso por pneumonia e influenza (EDR, 500 / 100.000 habitantes) nas 43 cidades durante as 24 semanas analisadas. Cada cidade adotou pelo menos 1 das 3 categorias principais de intervenções não farmacêuticas. O fechamento de escolas e as proibições de coleta pública ativadas simultaneamente representaram a combinação mais comum implementada em 34 cidades (79%); esta combinação teve uma duração mediana de 4 semanas (variação, 1-10 semanas) e foi significativamente associada a reduções no EDR semanal. As cidades que implementaram intervenções não farmacêuticas anteriormente tiveram maiores atrasos em atingir o pico de mortalidade (Spearman r = - 0,74, P &lt;. 001), menores taxas de mortalidade de pico (Spearman r = 0,31, P =. 02) e menor mortalidade total (Spearman r = 0,37, P = 0,008). Houve uma associação estatisticamente significativa entre o aumento da duração das intervenções não farmacêuticas e uma redução da carga de mortalidade total (r Spearman = - 0,39, P = 0,005). Conclusões Esses achados demonstram uma forte associação entre a aplicação precoce, sustentada e em camadas de intervenções não farmacêuticas e a mitigação das consequências da pandemia de influenza de 1918-1919 nos Estados Unidos. No planejamento de futuras pandemias de influenza graves, as intervenções não farmacêuticas devem ser consideradas para inclusão como medidas complementares para o desenvolvimento de vacinas e medicamentos eficazes para profilaxia e tratamento. </text:p>
          </table:table-cell>
          <table:table-cell table:style-name="ce5" office:value-type="string" calcext:value-type="string">
            <text:p>Markel, H; Lipman, HB; Navarro, JA; Sloan, A; Michalsen, JR; Stern, AM; Cetron, MS</text:p>
          </table:table-cell>
          <table:table-cell table:style-name="ce5" office:value-type="string" calcext:value-type="string">
            <text:p>Nonpharmaceutical interventions implemented by US cities during the 1918-1919 influenza pandemic</text:p>
          </table:table-cell>
          <table:table-cell table:style-name="ce5" office:value-type="string" calcext:value-type="string">
            <text:p>JAMA-JOURNAL OF THE AMERICAN MEDICAL ASSOCIATION</text:p>
          </table:table-cell>
          <table:table-cell table:style-name="ce5" office:value-type="string" calcext:value-type="string">
            <text:p>Article</text:p>
          </table:table-cell>
          <table:table-cell/>
          <table:table-cell table:style-name="ce5" office:value-type="string" calcext:value-type="string">
            <text:p>Context A critical question in pandemic influenza planning is the role nonpharmaceutical interventions might play in delaying the temporal effects of a pandemic, reducing the overall and peak attack rate, and reducing the number of cumulative deaths. Such measures could potentially provide valuable time for pandemic-strain vaccine and antiviral medication production and distribution. Optimally, appropriate implementation of nonpharmaceutical interventions would decrease the burden on health care services and critical infrastructure. Objectives To examine the implementation of nonpharmaceutical interventions for epidemic mitigation in 43 cities in the continental United States from September 8, 1918, through February 22, 1919, and to determine whether city-to-city variation in mortality was associated with the timing, duration, and combination of nonpharmaceutical interventions; altered population susceptibility associated with prior pandemic waves; age and sex distribution; and population size and density. Design and Setting Historical archival research, and statistical and epidemiological analyses. Nonpharmaceutical interventions were grouped into 3 major categories: school closure; cancellation of public gatherings; and isolation and quarantine. Main Outcome Measures Weekly excess death rate (EDR); time from the activation of nonpharmaceutical interventions to the first peak EDR; the first peak weekly EDR; and cumulative EDR during the entire 24-week study period. Results There were 115 340 excess pneumonia and influenza deaths ( EDR, 500/ 100 000 population) in the 43 cities during the 24 weeks analyzed. Every city adopted at least 1 of the 3 major categories of nonpharmaceutical interventions. School closure and public gathering bans activated concurrently represented the most common combination implemented in 34 cities (79%); this combination had a median duration of 4 weeks ( range, 1-10 weeks) and was significantly associated with reductions in weekly EDR. The cities that implemented nonpharmaceutical interventions earlier had greater delays in reaching peak mortality ( Spearman r=- 0.74, P &lt;. 001), lower peak mortality rates ( Spearman r= 0.31, P=. 02), and lower total mortality ( Spearman r= 0.37, P=. 008). There was a statistically significant association between increased duration of nonpharmaceutical interventions and a reduced total mortality burden ( Spearman r=- 0.39, P=. 005). Conclusions These findings demonstrate a strong association between early, sustained, and layered application of nonpharmaceutical interventions and mitigating the consequences of the 1918-1919 influenza pandemic in the United States. In planning for future severe influenza pandemics, nonpharmaceutical interventions should be considered for inclusion as companion measures to developing effective vaccines and medications for prophylaxis and treatment.</text:p>
          </table:table-cell>
          <table:table-cell/>
          <table:table-cell table:style-name="ce5" office:value-type="string" calcext:value-type="string">
            <text:p>AMER MEDICAL ASSOC</text:p>
          </table:table-cell>
          <table:table-cell table:style-name="ce5" office:value-type="string" calcext:value-type="string">
            <text:p>CHICAGO</text:p>
          </table:table-cell>
          <table:table-cell table:style-name="ce5" office:value-type="string" calcext:value-type="string">
            <text:p>JAMA-J AM MED ASSOC</text:p>
          </table:table-cell>
          <table:table-cell table:style-name="ce5" office:value-type="float" office:value="2007" calcext:value-type="float">
            <text:p>2007</text:p>
          </table:table-cell>
          <table:table-cell table:style-name="ce5" office:value-type="string" calcext:value-type="string">
            <text:p>General &amp; Internal Medicine</text:p>
          </table:table-cell>
          <table:table-cell table:style-name="ce5" office:value-type="string" calcext:value-type="string">
            <text:p>Bronze</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Planejamento de intervenção de pandemia de influenza usando InfluSim: intervenções farmacêuticas e não farmacêuticas </text:p>
          </table:table-cell>
          <table:table-cell office:value-type="string" calcext:value-type="string">
            <text:p>Antecedentes: Os planos de preparação para uma pandemia de influenza são atualmente desenvolvidos e aprimorados em níveis nacional e internacional. Muita atenção tem sido dada à administração de medicamentos antivirais, mas a redução do contato também pode ser uma parte eficaz das estratégias de mitigação e tem a vantagem de não ser limitada per se. A eficácia dessas intervenções depende de vários fatores que devem ser explorados por análises de sensibilidade, baseadas em modelos matemáticos. Métodos: usamos a ferramenta de planejamento disponível gratuitamente Influ Sim para investigar como intervenções farmacêuticas e não farmacêuticas podem mitigar uma pandemia de influenza. Em particular, examinamos como os cronogramas de intervenção, estoques restritos e redução de contato (medidas de distanciamento social e isolamento de casos) determinam o curso de uma onda pandêmica e o sucesso das intervenções. Resultados: Uma aplicação oportuna de medicamentos antivirais combinada com uma implementação rápida de medidas de redução de contato é necessária para prolongar substancialmente o pico da epidemia e reduzir seu auge. Atrasos no início do tratamento antiviral (por exemplo, devido ao uso parcimonioso de um estoque limitado) resultam em resultados muito mais pessimistas e podem até levar ao efeito paradoxal de que o estoque é esgotado mais cedo em comparação com a distribuição precoce de drogas antivirais. Conclusão: Medidas farmacêuticas e não farmacêuticas não devem ser utilizadas exclusivamente. O prolongamento da onda pandêmica é essencial para ganhar tempo enquanto se espera o desenvolvimento e produção da vacina. No entanto, é o auge de uma epidemia que pode facilmente sobrecarregar clínicos gerais, hospitais ou até mesmo todo o sistema público de saúde, causando gargalos na assistência médica básica e de emergência. </text:p>
          </table:table-cell>
          <table:table-cell table:style-name="ce5" office:value-type="string" calcext:value-type="string">
            <text:p>Duerr, HP; Brockmann, SO; Piechotowski, I; Schwehm, M; Eichner, M</text:p>
          </table:table-cell>
          <table:table-cell table:style-name="ce5" office:value-type="string" calcext:value-type="string">
            <text:p>Influenza pandemic intervention planning using InfluSim: pharmaceutical and non-pharmaceutical interventions</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Influenza pandemic preparedness plans are currently developed and refined on national and international levels. Much attention has been given to the administration of antiviral drugs, but contact reduction can also be an effective part of mitigation strategies and has the advantage to be not limited per se. The effectiveness of these interventions depends on various factors which must be explored by sensitivity analyses, based on mathematical models. Methods: We use the freely available planning tool Influ Sim to investigate how pharmaceutical and non-pharmaceutical interventions can mitigate an influenza pandemic. In particular, we examine how intervention schedules, restricted stockpiles and contact reduction (social distancing measures and isolation of cases) determine the course of a pandemic wave and the success of interventions. Results: A timely application of antiviral drugs combined with a quick implementation of contact reduction measures is required to substantially protract the peak of the epidemic and reduce its height. Delays in the initiation of antiviral treatment (e.g. because of parsimonious use of a limited stockpile) result in much more pessimistic outcomes and can even lead to the paradoxical effect that the stockpile is depleted earlier compared to early distribution of antiviral drugs. Conclusion: Pharmaceutical and non-pharmaceutical measures should not be used exclusively. The protraction of the pandemic wave is essential to win time while waiting for vaccine development and production. However, it is the height of the peak of an epidemic which can easily overtax general practitioners, hospitals or even whole public health systems, causing bottlenecks in basic and emergency medical care.</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07" calcext:value-type="float">
            <text:p>2007</text:p>
          </table:table-cell>
          <table:table-cell table:style-name="ce5" office:value-type="string" calcext:value-type="string">
            <text:p>Infectious Diseases</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Intervenções de saúde pública e intensidade da epidemia durante a pandemia de influenza de 1918 </text:p>
          </table:table-cell>
          <table:table-cell office:value-type="string" calcext:value-type="string">
            <text:p>As intervenções não farmacêuticas (INP) destinadas a reduzir os contatos infecciosos entre as pessoas são parte integrante dos planos para mitigar o impacto da próxima pandemia de influenza. Embora os benefícios potenciais dos NPIs sejam suportados por modelos matemáticos, a evidência histórica do impacto de tais intervenções em pandemias anteriores não foi examinada sistematicamente. Obtivemos dados sobre o tempo de 19 classes de NPI em 17 cidades dos Estados Unidos durante a pandemia de 1918 e testamos a hipótese de que a implementação precoce de múltiplas intervenções estava associada à redução da transmissão da doença. Consistente com essa hipótese, cidades nas quais múltiplas intervenções foram implementadas em uma fase inicial da epidemia tiveram taxas de mortalidade de pico aproximadas de 50% menores do que aquelas que não o fizeram e tiveram curvas epidêmicas menos acentuadas. As cidades nas quais várias intervenções foram implementadas em uma fase inicial da epidemia também mostraram uma tendência de redução da mortalidade excedente cumulativa, mas a diferença foi menor (aproximadamente 20%) e menos estatisticamente significativa do que para as taxas de mortalidade de pico. Essa descoberta não foi inesperada, visto que poucas cidades mantiveram NPls por mais de 6 semanas em 1918. A implementação precoce de certas intervenções, incluindo o fechamento de escolas, igrejas e teatros, foi associada a taxas de mortalidade de pico mais baixas, mas nenhuma intervenção única mostrou uma associação com melhores resultados agregados para a fase de 1918 da pandemia. Esses achados apoiam a hipótese de que a implementação rápida de vários NPIs pode reduzir significativamente a transmissão da influenza, mas que a disseminação viral será renovada após o relaxamento de tais medidas. </text:p>
          </table:table-cell>
          <table:table-cell table:style-name="ce5" office:value-type="string" calcext:value-type="string">
            <text:p>Hatchett, RJ; Mecher, CE; Lipsitch, M</text:p>
          </table:table-cell>
          <table:table-cell table:style-name="ce5" office:value-type="string" calcext:value-type="string">
            <text:p>Public health interventions and epidemic intensity during the 1918 influenza pandemic</text:p>
          </table:table-cell>
          <table:table-cell table:style-name="ce5" office:value-type="string" calcext:value-type="string">
            <text:p>PROCEEDINGS OF THE NATIONAL ACADEMY OF SCIENCES OF THE UNITED STATES OF AMERICA</text:p>
          </table:table-cell>
          <table:table-cell table:style-name="ce5" office:value-type="string" calcext:value-type="string">
            <text:p>Article</text:p>
          </table:table-cell>
          <table:table-cell table:style-name="ce5" office:value-type="string" calcext:value-type="string">
            <text:p>mitigation; nonpharmaceutical interventions; closures</text:p>
          </table:table-cell>
          <table:table-cell table:style-name="ce5" office:value-type="string" calcext:value-type="string">
            <text:p>Nonpharmaceutical interventions (NPIs) intended to reduce infectious contacts between persons form an integral part of plans to mitigate the impact of the next influenza pandemic. Although the potential benefits of NPIs are supported by mathematical models, the historical evidence for the impact of such interventions in past pandemics has not been systematically examined. We obtained data on the timing of 19 classes of NPI in 17 U.S. cities during the 1918 pandemic and tested the hypothesis that early implementation of multiple interventions was associated with reduced disease transmission. Consistent with this hypothesis, cities in which multiple interventions were implemented at an early phase of the epidemic had peak death rates approximate to 50% lower than those that did not and had less-steep epidemic curves. Cities in which multiple interventions were implemented at an early phase of the epidemic also showed a trend toward lower cumulative excess mortality, but the difference was smaller (approximate to 20%) and less statistically significant than that for peak death rates. This finding was not unexpected, given that few cities maintained NPls longer than 6 weeks in 1918. Early implementation of certain interventions, including closure of schools, churches, and theaters, was associated with lower peak death rates, but no single intervention showed an association with improved aggregate outcomes for the 1918 phase of the pandemic. These findings support the hypothesis that rapid implementation of multiple NPIs can significantly reduce influenza transmission, but that viral spread will be renewed upon relaxation of such measures.</text:p>
          </table:table-cell>
          <table:table-cell/>
          <table:table-cell table:style-name="ce5" office:value-type="string" calcext:value-type="string">
            <text:p>NATL ACAD SCIENCES</text:p>
          </table:table-cell>
          <table:table-cell table:style-name="ce5" office:value-type="string" calcext:value-type="string">
            <text:p>WASHINGTON</text:p>
          </table:table-cell>
          <table:table-cell table:style-name="ce5" office:value-type="string" calcext:value-type="string">
            <text:p>P NATL ACAD SCI USA</text:p>
          </table:table-cell>
          <table:table-cell table:style-name="ce5" office:value-type="float" office:value="2007" calcext:value-type="float">
            <text:p>2007</text:p>
          </table:table-cell>
          <table:table-cell table:style-name="ce5" office:value-type="string" calcext:value-type="string">
            <text:p>Science &amp; Technology - Other Topics</text:p>
          </table:table-cell>
          <table:table-cell table:style-name="ce5" office:value-type="string" calcext:value-type="string">
            <text:p>Bronze,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A ferramenta de planejamento de preparação para uma pandemia de influenza InfluSim </text:p>
          </table:table-cell>
          <table:table-cell office:value-type="string" calcext:value-type="string">
            <text:p>Antecedentes: O planejamento de respostas de saúde pública contra a pandemia de influenza depende de modelos preditivos pelos quais o impacto de diferentes estratégias de intervenção pode ser avaliado. Até o momento, a pesquisa tem se concentrado mais na produção de previsões para certas localidades ou sob condições específicas, do que na concepção de uma ferramenta de planejamento disponível ao público que pode ser aplicada pelas administrações de saúde pública. Aqui, fornecemos essa ferramenta que é reproduzível por uma estrutura explicitamente formulada e projetada para operar com uma combinação ideal dos requisitos concorrentes de precisão, realismo e generalidade. Resultados: InfluSim é um modelo de compartimento determinístico baseado em um sistema de mais de 1.000 equações diferenciais que estendem o modelo SEIR clássico por parâmetros clínicos e demográficos relevantes para o planejamento de preparação para pandemia. Permite a produção de cronogramas e números cumulativos de casos de influenza, consultas ambulatoriais, doses de antivirais aplicadas, internações, óbitos e dias de trabalho perdidos por doença, podendo estar associados a aspectos econômicos. O software é programado em Java, opera independente de plataforma e pode ser executado em computadores desktop comuns. Conclusão: InfluSim é um software disponível online http: // www. influsim. informações que auxiliam de forma eficiente os planejadores de saúde pública na concepção de intervenções ideais contra a gripe pandêmica. Ele pode reproduzir a dinâmica da infecção da pandemia de influenza como simulações de computador complexas, ao mesmo tempo que oferece reprodutibilidade, maior desempenho computacional e melhor operabilidade. </text:p>
          </table:table-cell>
          <table:table-cell table:style-name="ce5" office:value-type="string" calcext:value-type="string">
            <text:p>Eichner, M; Schwehm, M; Duerr, HP; Brockmann, SO</text:p>
          </table:table-cell>
          <table:table-cell table:style-name="ce5" office:value-type="string" calcext:value-type="string">
            <text:p>The influenza pandemic preparedness planning tool InfluSim</text:p>
          </table:table-cell>
          <table:table-cell table:style-name="ce5" office:value-type="string" calcext:value-type="string">
            <text:p>BMC INFECTIOUS DISEASES</text:p>
          </table:table-cell>
          <table:table-cell table:style-name="ce5" office:value-type="string" calcext:value-type="string">
            <text:p>Article</text:p>
          </table:table-cell>
          <table:table-cell/>
          <table:table-cell table:style-name="ce5" office:value-type="string" calcext:value-type="string">
            <text:p>Background: Planning public health responses against pandemic influenza relies on predictive models by which the impact of different intervention strategies can be evaluated. Research has to date rather focused on producing predictions for certain localities or under specific conditions, than on designing a publicly available planning tool which can be applied by public health administrations. Here, we provide such a tool which is reproducible by an explicitly formulated structure and designed to operate with an optimal combination of the competing requirements of precision, realism and generality. Results: InfluSim is a deterministic compartment model based on a system of over 1,000 differential equations which extend the classic SEIR model by clinical and demographic parameters relevant for pandemic preparedness planning. It allows for producing time courses and cumulative numbers of influenza cases, outpatient visits, applied antiviral treatment doses, hospitalizations, deaths and work days lost due to sickness, all of which may be associated with economic aspects. The software is programmed in Java, operates platform independent and can be executed on regular desktop computers. Conclusion: InfluSim is an online available software http:// www. influsim. info which efficiently assists public health planners in designing optimal interventions against pandemic influenza. It can reproduce the infection dynamics of pandemic influenza like complex computer simulations while offering at the same time reproducibility, higher computational performance and better operability.</text:p>
          </table:table-cell>
          <table:table-cell/>
          <table:table-cell table:style-name="ce5" office:value-type="string" calcext:value-type="string">
            <text:p>BMC</text:p>
          </table:table-cell>
          <table:table-cell table:style-name="ce5" office:value-type="string" calcext:value-type="string">
            <text:p>LONDON</text:p>
          </table:table-cell>
          <table:table-cell table:style-name="ce5" office:value-type="string" calcext:value-type="string">
            <text:p>BMC INFECT DIS</text:p>
          </table:table-cell>
          <table:table-cell table:style-name="ce5" office:value-type="float" office:value="2007" calcext:value-type="float">
            <text:p>2007</text:p>
          </table:table-cell>
          <table:table-cell table:style-name="ce5" office:value-type="string" calcext:value-type="string">
            <text:p>Infectious Diseases</text:p>
          </table:table-cell>
          <table:table-cell table:style-name="ce5" office:value-type="string" calcext:value-type="string">
            <text:p>DOAJ Gold, Green Published</text:p>
          </table:table-cell>
          <table:table-cell/>
          <table:table-cell office:value-type="string" calcext:value-type="string">
            <text:p>a</text:p>
          </table:table-cell>
          <table:table-cell table:number-columns-repeated="47"/>
        </table:table-row>
        <table:table-row table:style-name="ro1" table:visibility="filter">
          <table:table-cell office:value-type="string" calcext:value-type="string">
            <text:p>Variações temporais na transmissibilidade da pandemia de influenza na Prússia, Alemanha, de 1918-19 </text:p>
          </table:table-cell>
          <table:table-cell office:value-type="string" calcext:value-type="string">
            <text:p>Antecedentes: As variações temporais no potencial de transmissão raramente foram examinadas em relação à pandemia de influenza. Este artigo reanalisa a distribuição temporal da pandemia de gripe na Prússia, Alemanha, de 1918-19, usando os números diários de mortes, que totalizaram 8.911 de 29 de setembro de 1918 a 1 de fevereiro de 1919, e a distribuição do atraso do início até a morte em ordem para estimar o número de reprodução efetiva, Rt, definido como o número médio real de casos secundários por caso primário em um determinado momento. Resultados: Um processo de ramificação em tempo discreto foi aplicado aos dados de incidência calculados de volta, assumindo três intervalos seriais diferentes (ou seja, 1, 3 e 5 dias). Os números de reprodução estimados exibiram uma associação clara entre as estimativas e a escolha do intervalo serial; isto é, quanto mais longo for o intervalo de série assumido, maior será o número de reprodução. Além disso, os números de reprodução estimados não diminuíram monotonicamente com o tempo, indicando que os padrões de transmissão secundária variaram com o tempo. Essas tendências são consistentes com as diferenças nas estimativas do número de reprodução da pandemia de influenza em estudos recentes; estimativas altas provavelmente se originam de um longo intervalo serial e de uma suposição de modelo sobre a taxa de transmissão que não leva em conta a variação do tempo e é aplicada a toda a curva epidêmica. Conclusão: Os presentes achados sugerem que, para oferecer avaliações robustas, é criticamente importante esclarecer em detalhes a história natural de uma doença (por exemplo, incluindo o intervalo serial), bem como padrões heterogêneos de transmissão. Além disso, dado que o comportamento de contato humano provavelmente influencia a transmissibilidade, contramedidas individuais (por exemplo, quarentena doméstica e uso de máscara) precisam ser exploradas para construir intervenções não farmacêuticas eficazes. </text:p>
          </table:table-cell>
          <table:table-cell table:style-name="ce5" office:value-type="string" calcext:value-type="string">
            <text:p>Nishiura, H</text:p>
          </table:table-cell>
          <table:table-cell table:style-name="ce5" office:value-type="string" calcext:value-type="string">
            <text:p>Time variations in the transmissibility of pandemic influenza in Prussia, Germany, from 1918-19</text:p>
          </table:table-cell>
          <table:table-cell table:style-name="ce5" office:value-type="string" calcext:value-type="string">
            <text:p>THEORETICAL BIOLOGY AND MEDICAL MODELLING</text:p>
          </table:table-cell>
          <table:table-cell table:style-name="ce5" office:value-type="string" calcext:value-type="string">
            <text:p>Article</text:p>
          </table:table-cell>
          <table:table-cell/>
          <table:table-cell table:style-name="ce5" office:value-type="string" calcext:value-type="string">
            <text:p>Background: Time variations in transmission potential have rarely been examined with regard to pandemic influenza. This paper reanalyzes the temporal distribution of pandemic influenza in Prussia, Germany, from 1918-19 using the daily numbers of deaths, which totaled 8911 from 29 September 1918 to 1 February 1919, and the distribution of the time delay from onset to death in order to estimate the effective reproduction number, Rt, defined as the actual average number of secondary cases per primary case at a given time. Results: A discrete-time branching process was applied to back-calculated incidence data, assuming three different serial intervals (i.e. 1, 3 and 5 days). The estimated reproduction numbers exhibited a clear association between the estimates and choice of serial interval; i.e. the longer the assumed serial interval, the higher the reproduction number. Moreover, the estimated reproduction numbers did not decline monotonically with time, indicating that the patterns of secondary transmission varied with time. These tendencies are consistent with the differences in estimates of the reproduction number of pandemic influenza in recent studies; high estimates probably originate from a long serial interval and a model assumption about transmission rate that takes no account of time variation and is applied to the entire epidemic curve. Conclusion: The present findings suggest that in order to offer robust assessments it is critically important to clarify in detail the natural history of a disease (e. g. including the serial interval) as well as heterogeneous patterns of transmission. In addition, given that human contact behavior probably influences transmissibility, individual countermeasures (e. g. household quarantine and mask-wearing) need to be explored to construct effective non-pharmaceutical interventions.</text:p>
          </table:table-cell>
          <table:table-cell/>
          <table:table-cell table:style-name="ce5" office:value-type="string" calcext:value-type="string">
            <text:p>BIOMED CENTRAL LTD</text:p>
          </table:table-cell>
          <table:table-cell table:style-name="ce5" office:value-type="string" calcext:value-type="string">
            <text:p>LONDON</text:p>
          </table:table-cell>
          <table:table-cell table:style-name="ce5" office:value-type="string" calcext:value-type="string">
            <text:p>THEOR BIOL MED MODEL</text:p>
          </table:table-cell>
          <table:table-cell table:style-name="ce5" office:value-type="float" office:value="2007" calcext:value-type="float">
            <text:p>2007</text:p>
          </table:table-cell>
          <table:table-cell table:style-name="ce5" office:value-type="string" calcext:value-type="string">
            <text:p>Mathematical &amp; Computational Biology</text:p>
          </table:table-cell>
          <table:table-cell table:style-name="ce5" office:value-type="string" calcext:value-type="string">
            <text:p>DOAJ Gold, Green Publishe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Intervenções não farmacêuticas para a pandemia de gripe, medidas internacionais </text:p>
          </table:table-cell>
          <table:table-cell office:value-type="string" calcext:value-type="string">
            <text:p>Como a disponibilidade global de vacinas e agentes antivirais contra a influenza causada por novos subtipos humanos é insuficiente, a Organização Mundial da Saúde (OMS) recomenda intervenções não farmacêuticas de saúde pública para conter a infecção, retardar a disseminação e reduzir o impacto da doença pandêmica. As características da transmissão do vírus não serão completamente conhecidas com antecedência, mas as dificuldades no controle da influenza geralmente incluem o pico de infectividade no início da doença, um curto intervalo entre os casos e, em menor extensão, a transmissão de pessoas com infecção em incubação ou assintomática. A triagem e a quarentena que entram em viajantes nas fronteiras internacionais não atrasaram substancialmente a introdução do vírus em pandemias anteriores, exceto em alguns países insulares, e provavelmente serão ainda menos eficazes na era moderna. Em vez disso, a OMS recomenda fornecer informações aos viajantes internacionais e possivelmente rastrear viajantes que partem de países com infecção humana transmissível. O foco principal das intervenções contra a propagação da pandemia de influenza deve ser nos níveis nacional e comunitário, e não nas fronteiras internacionais. </text:p>
          </table:table-cell>
          <table:table-cell table:style-name="ce5" office:value-type="string" calcext:value-type="string">
            <text:p>Bell, D; Nicoll, A; Fukuda, K; Horby, P; Monto, A</text:p>
          </table:table-cell>
          <table:table-cell table:style-name="ce5" office:value-type="string" calcext:value-type="string">
            <text:p>Nonpharmaceutical interventions for pandemic influenza, international measures</text:p>
          </table:table-cell>
          <table:table-cell table:style-name="ce5" office:value-type="string" calcext:value-type="string">
            <text:p>EMERGING INFECTIOUS DISEASES</text:p>
          </table:table-cell>
          <table:table-cell table:style-name="ce5" office:value-type="string" calcext:value-type="string">
            <text:p>Article</text:p>
          </table:table-cell>
          <table:table-cell/>
          <table:table-cell table:style-name="ce5" office:value-type="string" calcext:value-type="string">
            <text:p>Since global availability of vaccine and antiviral agents against influenza caused by novel human subtypes is insufficient, the World Health Organization (WHO) recommends nonpharmaceutical public health interventions to contain infection, delay spread, and reduce the impact of pandemic disease. Virus transmission characteristics will not be completely known in advance, but difficulties in influenza control typically include peak infectivity early in illness, a short interval between cases, and to a lesser extent, transmission from persons with incubating or asymptomatic infection. Screening and quarantining entering travelers at international borders did not substantially delay virus introduction in past pandemics, except in some island countries, and will likely be even less effective in the modern era. Instead, WHO recommends providing information to international travelers and possibly screening travelers departing countries with transmissible human infection. The principal focus of interventions against pandemic influenza spread should be at national and community levels rather than international borders.</text:p>
          </table:table-cell>
          <table:table-cell/>
          <table:table-cell table:style-name="ce5" office:value-type="string" calcext:value-type="string">
            <text:p>CENTERS <text:s/>DISEASE CONTROL</text:p>
          </table:table-cell>
          <table:table-cell table:style-name="ce5" office:value-type="string" calcext:value-type="string">
            <text:p>ATLANTA</text:p>
          </table:table-cell>
          <table:table-cell table:style-name="ce5" office:value-type="string" calcext:value-type="string">
            <text:p>EMERG INFECT DIS</text:p>
          </table:table-cell>
          <table:table-cell table:style-name="ce5" office:value-type="float" office:value="2006" calcext:value-type="float">
            <text:p>2006</text:p>
          </table:table-cell>
          <table:table-cell table:style-name="ce5" office:value-type="string" calcext:value-type="string">
            <text:p>Immunology; Infectious Diseases</text:p>
          </table:table-cell>
          <table:table-cell table:style-name="ce5" office:value-type="string" calcext:value-type="string">
            <text:p>DOAJ Gold</text:p>
          </table:table-cell>
          <table:table-cell/>
          <table:table-cell office:value-type="string" calcext:value-type="string">
            <text:p>e5</text:p>
          </table:table-cell>
          <table:table-cell table:number-columns-repeated="47"/>
        </table:table-row>
        <table:table-row table:style-name="ro1" table:visibility="filter">
          <table:table-cell office:value-type="string" calcext:value-type="string">
            <text:p>Desenvolvimento do questionário de mudança de medicação </text:p>
          </table:table-cell>
          <table:table-cell office:value-type="string" calcext:value-type="string">
            <text:p>Objetivo: Pessoas que buscam intervenções não farmacêuticas são freqüentemente motivadas pelo desejo de evitar ou reduzir a medicação ortodoxa. A pesquisa de eficácia nessas áreas precisa medir a mudança na medicação como resultado. Decidimos desenvolver uma ferramenta de coleta de dados sensível às mudanças no uso individual de drogas ao longo do tempo. Método: uma equipe multidisciplinar projetou, testou e revisou o Questionário de Mudança de Medicação (MCQ) em duas ocasiões e usou entrevistas qualitativas para entender a perspectiva do paciente e garantir que o produto final refletisse com precisão a medicação que os pacientes estavam tomando. Trinta pacientes em uma clínica geral responderam ao questionário em duas ocasiões e uma amostra intencional de 14 foi entrevistada. O projeto buscou permitir que os pacientes registrassem com precisão todos os medicamentos ingeridos, tanto os medicamentos prescritos quanto os de venda livre, durante um período de 7 dias. Ele foi projetado para ser administrado cara a cara na primeira ocasião e para ser preenchido automaticamente nas ocasiões subsequentes. Resultados: Ao considerar em detalhes qual medicação foi tomada a cada dia, os dados da entrevista se correlacionaram totalmente com os dados do MCQ em apenas uma das cinco pessoas que foram entrevistadas após completar o primeiro rascunho do questionário, mas em oito das nove pessoas que completaram o segundo esboço. Dessas oito pessoas, todas, exceto uma, fizeram alguma alteração em seus medicamentos, seja interrompendo ou iniciando um medicamento, variando a dose de um medicamento ou sempre tomando um ou mais medicamentos em doses variáveis. As entrevistas demonstraram as formas complexas e individuais com que as pessoas tomam os medicamentos e a disparidade entre o que foi prescrito e o que foi realmente tomado. Os dados qualitativos também foram úteis para refletir sobre as vantagens e desvantagens potenciais de outros métodos de coleta de dados, como perguntas sobre um único medicamento e contagem de comprimidos. Conclusão: Ao envolver pacientes em todos os níveis da pesquisa, desenvolvemos um questionário que permite às pessoas registrar o uso de seus medicamentos com precisão durante um período de 7 dias e demonstrar as mudanças na medicação ao longo do tempo. Mais trabalhos são necessários para avaliar sua aceitabilidade por diferentes populações de pacientes e sua viabilidade em termos de taxas de conclusão em períodos mais longos de uso repetido. Acreditamos que o MCQ seja uma melhoria em relação à variedade de ferramentas ad-hoc usadas no passado e está disponível gratuitamente com os autores. </text:p>
          </table:table-cell>
          <table:table-cell table:style-name="ce5" office:value-type="string" calcext:value-type="string">
            <text:p>Paterson, C; Symons, L; Britten, N; Bargh, J</text:p>
          </table:table-cell>
          <table:table-cell table:style-name="ce5" office:value-type="string" calcext:value-type="string">
            <text:p>Developing the medication change questionnaire</text:p>
          </table:table-cell>
          <table:table-cell table:style-name="ce5" office:value-type="string" calcext:value-type="string">
            <text:p>JOURNAL OF CLINICAL PHARMACY AND THERAPEUTICS</text:p>
          </table:table-cell>
          <table:table-cell table:style-name="ce5" office:value-type="string" calcext:value-type="string">
            <text:p>Article</text:p>
          </table:table-cell>
          <table:table-cell table:style-name="ce5" office:value-type="string" calcext:value-type="string">
            <text:p>alternative medicine; drug utilization; medication diary; outcome assessment; questionnaires; treatment outcome</text:p>
          </table:table-cell>
          <table:table-cell table:style-name="ce5" office:value-type="string" calcext:value-type="string">
            <text:p>Objective: People who seek non-pharmaceutical interventions are often motivated by a desire to avoid or reduce orthodox medication. Effectiveness research in these areas needs to measure change in medication as an outcome. We set out to develop a data collection tool that is sensitive to changes in individual drug use over time. Method: A multi-disciplinary team designed, piloted, and revised the Medication Change Questionnaire (MCQ) on two occasions, and used qualitative interviews to understand the patient's perspective and ensure that the final product accurately reflected the medication that patients were taking. Thirty patients in one general practice completed the questionnaire on two occasions and a purposive sample of 14 were interviewed. The design sought to enable patients to record all their ingested medication accurately, both prescription and over-the-counter drugs, over a period of 7 days. It was designed to be administered face-to face on the first occasion, and to be self-completed on subsequent occasions. Results: In considering in detail what medication was taken each day, the interview data fully correlated with the MCQ data in only one of the five people who were interviewed after completing the first draft of the questionnaire, but in eight of the nine people who completed the second draft. Of these eight people all but one had made some change to their medication, either by stopping or starting a drug, varying the dose of a drug or always taking one or more drugs in varying doses. The interviews demonstrated the complex and individual ways that people took their medicines, and the disparity between what was prescribed and what was actually taken. The qualitative data were also useful for reflecting on the potential advantages and disadvantages of other data collection methods, such as single medication questions and pill counts. Conclusion: By involving patients at every level of research, we have developed a questionnaire that enables people to record their medication use accurately over a 7-day period, and to demonstrate changes in medication over time. Further work is required to assess its acceptability by different patient populations and its feasibility in terms of completion rates over longer periods of repeated use. We believe the MCQ to be an improvement over the variety of ad-hoc tools used in the past and it is freely available from the authors.</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CLIN PHARM THER</text:p>
          </table:table-cell>
          <table:table-cell table:style-name="ce5" office:value-type="float" office:value="2004" calcext:value-type="float">
            <text:p>2004</text:p>
          </table:table-cell>
          <table:table-cell table:style-name="ce5" office:value-type="string" calcext:value-type="string">
            <text:p>Pharmacology &amp; Pharmacy</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Eficácia de uma intervenção multifacetada sobre quedas em residentes de lares de idosos </text:p>
          </table:table-cell>
          <table:table-cell office:value-type="string" calcext:value-type="string">
            <text:p>OBJETIVOS: Avaliar a eficácia de uma intervenção multifacetada não farmacêutica na incidência de quedas e quedas. PROJETO: Estudo prospectivo, randomizado por cluster, controlado de 12 meses. LOCAL: Seis casas de repouso comunitárias na Alemanha. PARTICIPANTES: Residentes de longa permanência (n = 981) com 60 anos ou mais; idade média de 85; 79% mulheres. INTERVENÇÕES: Educação de funcionários e residentes sobre prevenção de quedas, aconselhamento sobre adaptações ambientais, equilíbrio progressivo e treinamento de resistência e protetores de quadril. MEDIDAS: Quedas, quedas e fraturas. RESULTADOS: A taxa de densidade de incidência de quedas por 1.000 residentes anos (RY) foi 2.558 para o grupo controle (GC) e 1.399 para o grupo intervenção (GI) (risco relativo (RR) = 0,55, intervalo de confiança de 95% (IC) = 0,41-0,73). Duzentos e quarenta e sete (52,3%) caidores foram detectados no GC e 188 (36,9%) no GI (RR = 0,75, IC 95% = 0,57-0,98). A taxa de densidade de incidência de quedas frequentes (&gt; 2 / ano) foi de 115 (24,4%) para o GC e 66 (13,0%) para o GI (RR = 0,56, IC 95% = 0,35-0,89). A taxa de densidade de incidência de fraturas de quadril por 1.000 RY foi de 39 para o GC e 43 para o IG (RR = 1,11, IC 95% = 0,49-2,51). Outras fraturas foram diagnosticadas com uma taxa de densidade de incidência de 52 por 1.000 RY para CG e 41 por 1.000 RY para IG (RR = 0,78, IC 95% = 0,57-1,07). CONCLUSÃO: A taxa de densidade de incidência de quedas e quedas diferiu consideravelmente entre os grupos de controle e intervenção. O estudo foi insuficiente para demonstrar uma diferença significativa de fraturas de quadril ou nonhip. Por causa de uma baixa taxa de fratura em ambos os grupos, a investigação das taxas de fratura teria exigido um tamanho de amostra maior para detectar um efeito da intervenção. </text:p>
          </table:table-cell>
          <table:table-cell table:style-name="ce5" office:value-type="string" calcext:value-type="string">
            <text:p>Becker, C; Kron, M; Lindemann, U; Sturm, E; Eichner, B; Walter-Jung, B; Nikolaus, T</text:p>
          </table:table-cell>
          <table:table-cell table:style-name="ce5" office:value-type="string" calcext:value-type="string">
            <text:p>Effectiveness of a multifaceted intervention on falls in nursing home residents</text:p>
          </table:table-cell>
          <table:table-cell table:style-name="ce5" office:value-type="string" calcext:value-type="string">
            <text:p>JOURNAL OF THE AMERICAN GERIATRICS SOCIETY</text:p>
          </table:table-cell>
          <table:table-cell table:style-name="ce5" office:value-type="string" calcext:value-type="string">
            <text:p>Article</text:p>
          </table:table-cell>
          <table:table-cell table:style-name="ce5" office:value-type="string" calcext:value-type="string">
            <text:p>accidental falls; older people; prevention; hip protector; exercise</text:p>
          </table:table-cell>
          <table:table-cell table:style-name="ce5" office:value-type="string" calcext:value-type="string">
            <text:p>OBJECTIVES: To evaluate the effectiveness of a multifaceted, nonpharmaceutical intervention on incidence of falls and fallers. DESIGN: Prospective, cluster-randomized, controlled 12-month trial. SETTING: Six community nursing homes in Germany. PARTICIPANTS: Long-stay residents (n = 981) aged 60 and older; mean age 85; 79% female. INTERVENTIONS: Staff and resident education on fall prevention, advice on environmental adaptations, progressive balance and resistance training, and hip protectors. MEASUREMENTS: Falls, fallers, and fractures. RESULTS: The incidence density rate of falls per 1,000 resident years (RY) was 2,558 for the control group (CG) and 1,399 for the intervention group (IG) (relative risk (RR) = 0.55, 95% confidence interval (CI) = 0.41-0.73). Two hundred forty-seven (52.3%) fallers were detected in the CG and 188 (36.9%) in the IG (RR = 0.75, 95% CI = 0.57-0.98). The incidence density rate of frequent fallers (&gt;2/year) was 115 (24.4%) for the CG and 66 (13.0%) for the IG (RR = 0.56, 95% CI = 0.35-0.89). The incidence density rate of hip fractures per 1,000 RY was 39 for the CG and 43 for the IG (RR = 1.11, 95% CI = 0.49-2.51). Other fractures were diagnosed with an incidence density rate of 52 per 1,000 RY for CG and 41 per 1,000 RY for IG (RR = 0.78, 95% CI = 0.57-1.07). CONCLUSION: The incidence density rate of falls and fallers differed considerably between the control and intervention groups. The study was underpowered to demonstrate a significant difference of hip or nonhip fractures. Because of a low fracture rate in both groups, the investigation of fracture rates would have required a larger sample size to detect an effect of the intervention.</text:p>
          </table:table-cell>
          <table:table-cell/>
          <table:table-cell table:style-name="ce5" office:value-type="string" calcext:value-type="string">
            <text:p>WILEY</text:p>
          </table:table-cell>
          <table:table-cell table:style-name="ce5" office:value-type="string" calcext:value-type="string">
            <text:p>HOBOKEN</text:p>
          </table:table-cell>
          <table:table-cell table:style-name="ce5" office:value-type="string" calcext:value-type="string">
            <text:p>J AM GERIATR SOC</text:p>
          </table:table-cell>
          <table:table-cell table:style-name="ce5" office:value-type="float" office:value="2003" calcext:value-type="float">
            <text:p>2003</text:p>
          </table:table-cell>
          <table:table-cell table:style-name="ce5" office:value-type="string" calcext:value-type="string">
            <text:p>Geriatrics &amp; Gerontology</text:p>
          </table:table-cell>
          <table:table-cell table:number-columns-repeated="2"/>
          <table:table-cell office:value-type="string" calcext:value-type="string">
            <text:p>e5</text:p>
          </table:table-cell>
          <table:table-cell table:number-columns-repeated="47"/>
        </table:table-row>
        <table:table-row table:style-name="ro1" table:visibility="filter">
          <table:table-cell office:value-type="string" calcext:value-type="string">
            <text:p>Participação de mulheres em ensaios clínicos de terapias medicamentosas: um contexto para as controvérsias </text:p>
          </table:table-cell>
          <table:table-cell office:value-type="string" calcext:value-type="string">
            <text:p>A participação de mulheres em estudos clínicos, especialmente aqueles envolvendo drogas, foi mencionada. ser super-representado e sub-representado. Como isso pode ser? Estudos de participação são comparados e contrastados para elucidar algumas razões para essa contradição. A história da participação de mulheres em ensaios clínicos é narrada por meio de políticas e regulamentos repletos de restrições. Desde 1993, no entanto, o National Institutes of Health determinou, e a Food and Drug Administration enfatizou, a inclusão de mulheres em ensaios clínicos, apenas para ser frustrada por outros regulamentos que excluem muitas mulheres. As análises específicas de gênero são necessárias para detectar diferenças de gênero nos efeitos das intervenções farmacêuticas e não farmacêuticas, mas raramente são realizadas. A exclusão de mulheres dos ensaios clínicos significa que os cuidados de saúde das mulheres são comprometidos pela falta de informações específicas do sexo sobre a dosagem de drogas e o uso exclusivo de drogas. Um banco de dados, embora atualmente bastante limitado, rastreia a participação de mulheres em ensaios clínicos financiados por agências federais, indústrias e grupos sem fins lucrativos. Os regulamentos federais mudaram recentemente. Mudanças adicionais no acesso a todas as fases dos ensaios clínicos e monitoramento aprimorado dos ensaios clínicos são recomendadas. </text:p>
          </table:table-cell>
          <table:table-cell table:style-name="ce5" office:value-type="string" calcext:value-type="string">
            <text:p>Prout, MN; Fish, SS</text:p>
          </table:table-cell>
          <table:table-cell table:style-name="ce5" office:value-type="string" calcext:value-type="string">
            <text:p>Participation of women in clinical trials of drug therapies: A context for the controversies</text:p>
          </table:table-cell>
          <table:table-cell table:style-name="ce5" office:value-type="string" calcext:value-type="string">
            <text:p>MEDSCAPE WOMENS HEALTH</text:p>
          </table:table-cell>
          <table:table-cell table:style-name="ce5" office:value-type="string" calcext:value-type="string">
            <text:p>Article</text:p>
          </table:table-cell>
          <table:table-cell/>
          <table:table-cell table:style-name="ce5" office:value-type="string" calcext:value-type="string">
            <text:p>Women's participation in clinical trials, particularly those involving drugs, has been said. to be both overrepresented and underrepresented. How can this be? Studies of participation are compared and contrasted to elucidate some reasons for this contradiction. The history of women's participation in clinical trials is chronicled through policies and regulations filled with restrictions. Since 1993, however, the National Institutes of Health has mandated, and the Food and Drug Administration has emphasized, inclusion of women in clinical trials, only to be thwarted by other regulations excluding many women. Gender-specific analyses are required to detect gender differences in effects of pharmaceutical and nonpharmaceutical interventions, but they are seldom performed. The exclusion of women from clinical trials means that women's healthcare is compromised by lack of sex-specific information about dosing of drugs and unique uses of drugs. A database, although currently quite limited, tracks the participation of women in clinical trials funded by federal agencies, industries, and nonprofit groups. Federal regulations have recently changed. Additional changes in access to all phases of clinical trials and enhanced monitoring of clinical trials are recommended.</text:p>
          </table:table-cell>
          <table:table-cell/>
          <table:table-cell table:style-name="ce5" office:value-type="string" calcext:value-type="string">
            <text:p>MEDSCAPE INC</text:p>
          </table:table-cell>
          <table:table-cell table:style-name="ce5" office:value-type="string" calcext:value-type="string">
            <text:p>NEW YORK</text:p>
          </table:table-cell>
          <table:table-cell table:style-name="ce5" office:value-type="string" calcext:value-type="string">
            <text:p>MEDSCAPE WOMENS HEAL</text:p>
          </table:table-cell>
          <table:table-cell table:style-name="ce5" office:value-type="float" office:value="2001" calcext:value-type="float">
            <text:p>2001</text:p>
          </table:table-cell>
          <table:table-cell table:style-name="ce5" office:value-type="string" calcext:value-type="string">
            <text:p>Public, Environmental &amp; Occupational Health; General &amp; Internal Medicine</text:p>
          </table:table-cell>
          <table:table-cell table:number-columns-repeated="2"/>
          <table:table-cell office:value-type="string" calcext:value-type="string">
            <text:p>a</text:p>
          </table:table-cell>
          <table:table-cell table:number-columns-repeated="47"/>
        </table:table-row>
        <table:table-row table:style-name="ro1" table:number-rows-repeated="1048144">
          <table:table-cell table:number-columns-repeated="64"/>
        </table:table-row>
        <table:table-row table:style-name="ro2" table:number-rows-repeated="83">
          <table:table-cell table:number-columns-repeated="64"/>
        </table:table-row>
        <table:table-row table:style-name="ro2">
          <table:table-cell table:number-columns-repeated="64"/>
        </table:table-row>
      </table:table>
      <table:named-expressions/>
      <table:database-ranges>
        <table:database-range table:name="__Anonymous_Sheet_DB__0" table:target-range-address="savedrecs.A5:savedrecs.T348" table:display-filter-buttons="true">
          <table:filter>
            <table:filter-and>
              <table:filter-condition table:field-number="17" table:value="1" table:operator="="/>
              <table:filter-condition table:field-number="18" table:value="1" table:operator="="/>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3">00/00/0000</text:date>, <text:time style:data-style-name="N2" text:time-value="15:27:22.708946781">00:00:00</text:time></text:p>
        </style:region-right>
      </style:header>
      <style:header-left style:display="false"/>
      <style:footer>
        <text:p>Página <text:page-number>1</text:page-number><text:s/>/ <text:page-count>99</text:page-count></text:p>
      </style:footer>
      <style:footer-left style:display="false"/>
    </style:master-page>
    <style:master-page style:name="PageStyle_5f_savedrecs" style:display-name="PageStyle_savedrec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2-03T17:36:43.145322727</dc:date>
    <meta:editing-cycles>42</meta:editing-cycles>
    <meta:editing-duration>PT11H1M56S</meta:editing-duration>
    <meta:generator>LibreOffice/6.4.6.2$Linux_X86_64 LibreOffice_project/40$Build-2</meta:generator>
    <meta:document-statistic meta:table-count="1" meta:cell-count="5035" meta:object-count="0"/>
  </office:meta>
</office:document-meta>
</file>